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Pictures/2000000A000000DD000000DD7702FBD1.svm" manifest:media-type=""/>
  <manifest:file-entry manifest:full-path="Object 16/Pictures/2000000A000000DD000000DDA5B35DBF.svm" manifest:media-type="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Pictures/2000000A000000DD000000DD7702FBD1.svm" manifest:media-type=""/>
  <manifest:file-entry manifest:full-path="Object 18/Pictures/2000000A000000DD000000DDA5B35DBF.svm" manifest:media-type="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Pictures/2000000A000000DD000000DD7702FBD1.svm" manifest:media-type=""/>
  <manifest:file-entry manifest:full-path="Object 19/Pictures/2000000A000000DD000000DDA5B35DBF.svm" manifest:media-type="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62.48mm"/>
    </style:style>
    <style:style style:name="co3" style:family="table-column">
      <style:table-column-properties fo:break-before="auto" style:column-width="39.78mm"/>
    </style:style>
    <style:style style:name="co4" style:family="table-column">
      <style:table-column-properties fo:break-before="auto" style:column-width="37.64mm"/>
    </style:style>
    <style:style style:name="co5" style:family="table-column">
      <style:table-column-properties fo:break-before="auto" style:column-width="58.21mm"/>
    </style:style>
    <style:style style:name="co6" style:family="table-column">
      <style:table-column-properties fo:break-before="auto" style:column-width="47.92mm"/>
    </style:style>
    <style:style style:name="co7" style:family="table-column">
      <style:table-column-properties fo:break-before="auto" style:column-width="27.69mm"/>
    </style:style>
    <style:style style:name="co8" style:family="table-column">
      <style:table-column-properties fo:break-before="auto" style:column-width="22.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7.29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22.93mm" fo:break-before="auto" style:use-optimal-row-height="false"/>
    </style:style>
    <style:style style:name="ro6" style:family="table-row">
      <style:table-row-properties style:row-height="13.76mm" fo:break-before="auto" style:use-optimal-row-height="false"/>
    </style:style>
    <style:style style:name="ro7" style:family="table-row">
      <style:table-row-properties style:row-height="9.17mm" fo:break-before="auto" style:use-optimal-row-height="false"/>
    </style:style>
    <style:style style:name="ro8" style:family="table-row">
      <style:table-row-properties style:row-height="27.5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Gini_20_per_20_capita">
      <style:table-properties table:display="true" style:writing-mode="lr-tb"/>
    </style:style>
    <style:style style:name="ta2" style:family="table" style:master-page-name="PageStyle_5f_Gini_20_yearly">
      <style:table-properties table:display="true" style:writing-mode="lr-tb"/>
    </style:style>
    <style:style style:name="ta3" style:family="table" style:master-page-name="PageStyle_5f_Decile_20_ratio">
      <style:table-properties table:display="true" style:writing-mode="lr-tb"/>
    </style:style>
    <style:style style:name="ta4" style:family="table" style:master-page-name="PageStyle_5f_Decile_20_ratio_20_yearly">
      <style:table-properties table:display="true" style:writing-mode="lr-tb"/>
    </style:style>
    <style:style style:name="ta5" style:family="table" style:master-page-name="PageStyle_5f_Top_20_10_25__20_share">
      <style:table-properties table:display="true" style:writing-mode="lr-tb"/>
    </style:style>
    <style:style style:name="ta6" style:family="table" style:master-page-name="PageStyle_5f_Top_20_10_25__20_share_20_yearly">
      <style:table-properties table:display="true" style:writing-mode="lr-tb"/>
    </style:style>
    <style:style style:name="ta7" style:family="table" style:master-page-name="PageStyle_5f_Bottom_20_10_25__20_share">
      <style:table-properties table:display="true" style:writing-mode="lr-tb"/>
    </style:style>
    <style:style style:name="ta8" style:family="table" style:master-page-name="PageStyle_5f_Bottom_20_10_25__20_share_20_yearly">
      <style:table-properties table:display="true" style:writing-mode="lr-tb"/>
    </style:style>
    <style:style style:name="ta9" style:family="table" style:master-page-name="PageStyle_5f_redistribution_5f_low">
      <style:table-properties table:display="true" style:writing-mode="lr-tb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2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10" table:default-cell-style-name="ce3"/>
        <table:table-column table:style-name="co1" table:number-columns-repeated="100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1008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CENTRAL</text:p>
          </table:table-cell>
          <table:covered-table-cell table:number-columns-repeated="3" table:style-name="ce5"/>
          <table:table-cell table:style-name="ce6"/>
          <table:table-cell table:style-name="ce5" office:value-type="string" calcext:value-type="string" table:number-columns-spanned="4" table:number-rows-spanned="1">
            <text:p>LOW</text:p>
          </table:table-cell>
          <table:covered-table-cell table:number-columns-repeated="3" table:style-name="ce5"/>
          <table:table-cell table:style-name="Default"/>
          <table:table-cell table:style-name="ce5" office:value-type="string" calcext:value-type="string" table:number-columns-spanned="4" table:number-rows-spanned="1">
            <text:p>HIGH</text:p>
          </table:table-cell>
          <table:covered-table-cell table:number-columns-repeated="3" table:style-name="ce5"/>
          <table:table-cell table:number-columns-repeated="1008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Gini per capita, all income</text:p>
          </table:table-cell>
          <table:table-cell table:style-name="ce2" office:value-type="string" calcext:value-type="string">
            <text:p>Gini per capita, labour income</text:p>
          </table:table-cell>
          <table:table-cell table:style-name="ce2" office:value-type="string" calcext:value-type="string">
            <text:p>Gini per capita, labour and pension income</text:p>
          </table:table-cell>
          <table:table-cell table:style-name="ce2" office:value-type="string" calcext:value-type="string">
            <text:p>Gini per capita, labour and family benefits income</text:p>
          </table:table-cell>
          <table:table-cell/>
          <table:table-cell table:style-name="ce7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1009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3863343567" calcext:value-type="float">
            <text:p>0,3863343567</text:p>
          </table:table-cell>
          <table:table-cell table:style-name="ce4" office:value-type="float" office:value="0.4249406777" calcext:value-type="float">
            <text:p>0,4249406777</text:p>
          </table:table-cell>
          <table:table-cell table:style-name="ce4" office:value-type="float" office:value="0.3906811662" calcext:value-type="float">
            <text:p>0,3906811662</text:p>
          </table:table-cell>
          <table:table-cell table:style-name="ce4" office:value-type="float" office:value="0.4222738609" calcext:value-type="float">
            <text:p>0,4222738609</text:p>
          </table:table-cell>
          <table:table-cell/>
          <table:table-cell table:style-name="ce7"/>
          <table:table-cell table:style-name="Default" table:number-columns-repeated="3"/>
          <table:table-cell/>
          <table:table-cell table:style-name="Default" table:number-columns-repeated="4"/>
          <table:table-cell table:number-columns-repeated="1009"/>
        </table:table-row>
        <table:table-row table:style-name="ro3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central.B2]" office:value-type="float" office:value="0.394829149499279" calcext:value-type="float">
            <text:p>0,3948291495</text:p>
          </table:table-cell>
          <table:table-cell table:style-name="ce4" table:formula="of:=[$Redistribution_central.C2]" office:value-type="float" office:value="0.466282652786579" calcext:value-type="float">
            <text:p>0,4662826528</text:p>
          </table:table-cell>
          <table:table-cell table:style-name="ce4" table:formula="of:=[$Redistribution_central.D2]" office:value-type="float" office:value="0.412046768215565" calcext:value-type="float">
            <text:p>0,4120467682</text:p>
          </table:table-cell>
          <table:table-cell table:style-name="ce4" table:formula="of:=[$Redistribution_central.E2]" office:value-type="float" office:value="0.447665883522789" calcext:value-type="float">
            <text:p>0,4476658835</text:p>
          </table:table-cell>
          <table:table-cell/>
          <table:table-cell table:style-name="ce4" table:formula="of:=[$redistribution_low.B2]" office:value-type="float" office:value="0.394829149499279" calcext:value-type="float">
            <text:p>0,3948291495</text:p>
          </table:table-cell>
          <table:table-cell table:style-name="ce4" table:formula="of:=[$redistribution_low.C2]" office:value-type="float" office:value="0.466282652786579" calcext:value-type="float">
            <text:p>0,4662826528</text:p>
          </table:table-cell>
          <table:table-cell table:style-name="ce4" table:formula="of:=[$redistribution_low.D2]" office:value-type="float" office:value="0.412046768215565" calcext:value-type="float">
            <text:p>0,4120467682</text:p>
          </table:table-cell>
          <table:table-cell table:style-name="ce4" table:formula="of:=[$redistribution_low.E2]" office:value-type="float" office:value="0.447665883522789" calcext:value-type="float">
            <text:p>0,4476658835</text:p>
          </table:table-cell>
          <table:table-cell/>
          <table:table-cell table:style-name="ce4" table:formula="of:=[$Redistribution_high.B2]" office:value-type="float" office:value="0.394829149499279" calcext:value-type="float">
            <text:p>0,3948291495</text:p>
          </table:table-cell>
          <table:table-cell table:style-name="ce4" table:formula="of:=[$Redistribution_high.C2]" office:value-type="float" office:value="0.466282652786579" calcext:value-type="float">
            <text:p>0,4662826528</text:p>
          </table:table-cell>
          <table:table-cell table:style-name="ce4" table:formula="of:=[$Redistribution_high.D2]" office:value-type="float" office:value="0.412046768215565" calcext:value-type="float">
            <text:p>0,4120467682</text:p>
          </table:table-cell>
          <table:table-cell table:style-name="ce4" table:formula="of:=[$Redistribution_high.E2]" office:value-type="float" office:value="0.447665883522789" calcext:value-type="float">
            <text:p>0,4476658835</text:p>
          </table:table-cell>
          <table:table-cell table:number-columns-repeated="1009"/>
        </table:table-row>
        <table:table-row table:style-name="ro3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central.B3]" office:value-type="float" office:value="0.393157569038148" calcext:value-type="float">
            <text:p>0,393157569</text:p>
          </table:table-cell>
          <table:table-cell table:style-name="ce4" table:formula="of:=[$Redistribution_central.C3]" office:value-type="float" office:value="0.439887321730189" calcext:value-type="float">
            <text:p>0,4398873217</text:p>
          </table:table-cell>
          <table:table-cell table:style-name="ce4" table:formula="of:=[$Redistribution_central.D3]" office:value-type="float" office:value="0.405637610793011" calcext:value-type="float">
            <text:p>0,4056376108</text:p>
          </table:table-cell>
          <table:table-cell table:style-name="ce4" table:formula="of:=[$Redistribution_central.E3]" office:value-type="float" office:value="0.432382476944565" calcext:value-type="float">
            <text:p>0,4323824769</text:p>
          </table:table-cell>
          <table:table-cell/>
          <table:table-cell table:style-name="ce4" table:formula="of:=[$redistribution_low.B3]" office:value-type="float" office:value="0.393157569038148" calcext:value-type="float">
            <text:p>0,393157569</text:p>
          </table:table-cell>
          <table:table-cell table:style-name="ce4" table:formula="of:=[$redistribution_low.C3]" office:value-type="float" office:value="0.439887321730189" calcext:value-type="float">
            <text:p>0,4398873217</text:p>
          </table:table-cell>
          <table:table-cell table:style-name="ce4" table:formula="of:=[$redistribution_low.D3]" office:value-type="float" office:value="0.405637610793011" calcext:value-type="float">
            <text:p>0,4056376108</text:p>
          </table:table-cell>
          <table:table-cell table:style-name="ce4" table:formula="of:=[$redistribution_low.E3]" office:value-type="float" office:value="0.432382476944565" calcext:value-type="float">
            <text:p>0,4323824769</text:p>
          </table:table-cell>
          <table:table-cell/>
          <table:table-cell table:style-name="ce4" table:formula="of:=[$Redistribution_high.B3]" office:value-type="float" office:value="0.393157569038148" calcext:value-type="float">
            <text:p>0,393157569</text:p>
          </table:table-cell>
          <table:table-cell table:style-name="ce4" table:formula="of:=[$Redistribution_high.C3]" office:value-type="float" office:value="0.439887321730189" calcext:value-type="float">
            <text:p>0,4398873217</text:p>
          </table:table-cell>
          <table:table-cell table:style-name="ce4" table:formula="of:=[$Redistribution_high.D3]" office:value-type="float" office:value="0.405637610793011" calcext:value-type="float">
            <text:p>0,4056376108</text:p>
          </table:table-cell>
          <table:table-cell table:style-name="ce4" table:formula="of:=[$Redistribution_high.E3]" office:value-type="float" office:value="0.432382476944565" calcext:value-type="float">
            <text:p>0,4323824769</text:p>
          </table:table-cell>
          <table:table-cell table:number-columns-repeated="1009"/>
        </table:table-row>
        <table:table-row table:style-name="ro3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central.B4]" office:value-type="float" office:value="0.394529501220736" calcext:value-type="float">
            <text:p>0,3945295012</text:p>
          </table:table-cell>
          <table:table-cell table:style-name="ce4" table:formula="of:=[$Redistribution_central.C4]" office:value-type="float" office:value="0.440790510485428" calcext:value-type="float">
            <text:p>0,4407905105</text:p>
          </table:table-cell>
          <table:table-cell table:style-name="ce4" table:formula="of:=[$Redistribution_central.D4]" office:value-type="float" office:value="0.409770398483215" calcext:value-type="float">
            <text:p>0,4097703985</text:p>
          </table:table-cell>
          <table:table-cell table:style-name="ce4" table:formula="of:=[$Redistribution_central.E4]" office:value-type="float" office:value="0.428339853189208" calcext:value-type="float">
            <text:p>0,4283398532</text:p>
          </table:table-cell>
          <table:table-cell/>
          <table:table-cell table:style-name="ce4" table:formula="of:=[$redistribution_low.B4]" office:value-type="float" office:value="0.394529501220736" calcext:value-type="float">
            <text:p>0,3945295012</text:p>
          </table:table-cell>
          <table:table-cell table:style-name="ce4" table:formula="of:=[$redistribution_low.C4]" office:value-type="float" office:value="0.440790510485428" calcext:value-type="float">
            <text:p>0,4407905105</text:p>
          </table:table-cell>
          <table:table-cell table:style-name="ce4" table:formula="of:=[$redistribution_low.D4]" office:value-type="float" office:value="0.409770398483215" calcext:value-type="float">
            <text:p>0,4097703985</text:p>
          </table:table-cell>
          <table:table-cell table:style-name="ce4" table:formula="of:=[$redistribution_low.E4]" office:value-type="float" office:value="0.428339853189208" calcext:value-type="float">
            <text:p>0,4283398532</text:p>
          </table:table-cell>
          <table:table-cell/>
          <table:table-cell table:style-name="ce4" table:formula="of:=[$Redistribution_high.B4]" office:value-type="float" office:value="0.394529501220736" calcext:value-type="float">
            <text:p>0,3945295012</text:p>
          </table:table-cell>
          <table:table-cell table:style-name="ce4" table:formula="of:=[$Redistribution_high.C4]" office:value-type="float" office:value="0.440790510485428" calcext:value-type="float">
            <text:p>0,4407905105</text:p>
          </table:table-cell>
          <table:table-cell table:style-name="ce4" table:formula="of:=[$Redistribution_high.D4]" office:value-type="float" office:value="0.409770398483215" calcext:value-type="float">
            <text:p>0,4097703985</text:p>
          </table:table-cell>
          <table:table-cell table:style-name="ce4" table:formula="of:=[$Redistribution_high.E4]" office:value-type="float" office:value="0.428339853189208" calcext:value-type="float">
            <text:p>0,4283398532</text:p>
          </table:table-cell>
          <table:table-cell table:number-columns-repeated="1009"/>
        </table:table-row>
        <table:table-row table:style-name="ro3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central.B5]" office:value-type="float" office:value="0.397367420211988" calcext:value-type="float">
            <text:p>0,3973674202</text:p>
          </table:table-cell>
          <table:table-cell table:style-name="ce4" table:formula="of:=[$Redistribution_central.C5]" office:value-type="float" office:value="0.444477793559299" calcext:value-type="float">
            <text:p>0,4444777936</text:p>
          </table:table-cell>
          <table:table-cell table:style-name="ce4" table:formula="of:=[$Redistribution_central.D5]" office:value-type="float" office:value="0.411571910593429" calcext:value-type="float">
            <text:p>0,4115719106</text:p>
          </table:table-cell>
          <table:table-cell table:style-name="ce4" table:formula="of:=[$Redistribution_central.E5]" office:value-type="float" office:value="0.430039259328648" calcext:value-type="float">
            <text:p>0,4300392593</text:p>
          </table:table-cell>
          <table:table-cell/>
          <table:table-cell table:style-name="ce4" table:formula="of:=[$redistribution_low.B5]" office:value-type="float" office:value="0.397367420211988" calcext:value-type="float">
            <text:p>0,3973674202</text:p>
          </table:table-cell>
          <table:table-cell table:style-name="ce4" table:formula="of:=[$redistribution_low.C5]" office:value-type="float" office:value="0.444477793559299" calcext:value-type="float">
            <text:p>0,4444777936</text:p>
          </table:table-cell>
          <table:table-cell table:style-name="ce4" table:formula="of:=[$redistribution_low.D5]" office:value-type="float" office:value="0.411571910593429" calcext:value-type="float">
            <text:p>0,4115719106</text:p>
          </table:table-cell>
          <table:table-cell table:style-name="ce4" table:formula="of:=[$redistribution_low.E5]" office:value-type="float" office:value="0.430039259328648" calcext:value-type="float">
            <text:p>0,4300392593</text:p>
          </table:table-cell>
          <table:table-cell/>
          <table:table-cell table:style-name="ce4" table:formula="of:=[$Redistribution_high.B5]" office:value-type="float" office:value="0.397367420211988" calcext:value-type="float">
            <text:p>0,3973674202</text:p>
          </table:table-cell>
          <table:table-cell table:style-name="ce4" table:formula="of:=[$Redistribution_high.C5]" office:value-type="float" office:value="0.444477793559299" calcext:value-type="float">
            <text:p>0,4444777936</text:p>
          </table:table-cell>
          <table:table-cell table:style-name="ce4" table:formula="of:=[$Redistribution_high.D5]" office:value-type="float" office:value="0.411571910593429" calcext:value-type="float">
            <text:p>0,4115719106</text:p>
          </table:table-cell>
          <table:table-cell table:style-name="ce4" table:formula="of:=[$Redistribution_high.E5]" office:value-type="float" office:value="0.430039259328648" calcext:value-type="float">
            <text:p>0,4300392593</text:p>
          </table:table-cell>
          <table:table-cell table:number-columns-repeated="1009"/>
        </table:table-row>
        <table:table-row table:style-name="ro3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central.B6]" office:value-type="float" office:value="0.395846685031867" calcext:value-type="float">
            <text:p>0,395846685</text:p>
          </table:table-cell>
          <table:table-cell table:style-name="ce4" table:formula="of:=[$Redistribution_central.C6]" office:value-type="float" office:value="0.447780011039773" calcext:value-type="float">
            <text:p>0,447780011</text:p>
          </table:table-cell>
          <table:table-cell table:style-name="ce4" table:formula="of:=[$Redistribution_central.D6]" office:value-type="float" office:value="0.41123023519395" calcext:value-type="float">
            <text:p>0,4112302352</text:p>
          </table:table-cell>
          <table:table-cell table:style-name="ce4" table:formula="of:=[$Redistribution_central.E6]" office:value-type="float" office:value="0.432106918255695" calcext:value-type="float">
            <text:p>0,4321069183</text:p>
          </table:table-cell>
          <table:table-cell/>
          <table:table-cell table:style-name="ce4" table:formula="of:=[$redistribution_low.B6]" office:value-type="float" office:value="0.395846685031867" calcext:value-type="float">
            <text:p>0,395846685</text:p>
          </table:table-cell>
          <table:table-cell table:style-name="ce4" table:formula="of:=[$redistribution_low.C6]" office:value-type="float" office:value="0.447780011039773" calcext:value-type="float">
            <text:p>0,447780011</text:p>
          </table:table-cell>
          <table:table-cell table:style-name="ce4" table:formula="of:=[$redistribution_low.D6]" office:value-type="float" office:value="0.41123023519395" calcext:value-type="float">
            <text:p>0,4112302352</text:p>
          </table:table-cell>
          <table:table-cell table:style-name="ce4" table:formula="of:=[$redistribution_low.E6]" office:value-type="float" office:value="0.432106918255695" calcext:value-type="float">
            <text:p>0,4321069183</text:p>
          </table:table-cell>
          <table:table-cell/>
          <table:table-cell table:style-name="ce4" table:formula="of:=[$Redistribution_high.B6]" office:value-type="float" office:value="0.395846685031867" calcext:value-type="float">
            <text:p>0,395846685</text:p>
          </table:table-cell>
          <table:table-cell table:style-name="ce4" table:formula="of:=[$Redistribution_high.C6]" office:value-type="float" office:value="0.447780011039773" calcext:value-type="float">
            <text:p>0,447780011</text:p>
          </table:table-cell>
          <table:table-cell table:style-name="ce4" table:formula="of:=[$Redistribution_high.D6]" office:value-type="float" office:value="0.41123023519395" calcext:value-type="float">
            <text:p>0,4112302352</text:p>
          </table:table-cell>
          <table:table-cell table:style-name="ce4" table:formula="of:=[$Redistribution_high.E6]" office:value-type="float" office:value="0.432106918255695" calcext:value-type="float">
            <text:p>0,4321069183</text:p>
          </table:table-cell>
          <table:table-cell table:number-columns-repeated="1009"/>
        </table:table-row>
        <table:table-row table:style-name="ro3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central.B7]" office:value-type="float" office:value="0.396067902603128" calcext:value-type="float">
            <text:p>0,3960679026</text:p>
          </table:table-cell>
          <table:table-cell table:style-name="ce4" table:formula="of:=[$Redistribution_central.C7]" office:value-type="float" office:value="0.447665534865733" calcext:value-type="float">
            <text:p>0,4476655349</text:p>
          </table:table-cell>
          <table:table-cell table:style-name="ce4" table:formula="of:=[$Redistribution_central.D7]" office:value-type="float" office:value="0.411741865029978" calcext:value-type="float">
            <text:p>0,411741865</text:p>
          </table:table-cell>
          <table:table-cell table:style-name="ce4" table:formula="of:=[$Redistribution_central.E7]" office:value-type="float" office:value="0.432486802555759" calcext:value-type="float">
            <text:p>0,4324868026</text:p>
          </table:table-cell>
          <table:table-cell/>
          <table:table-cell table:style-name="ce4" table:formula="of:=[$redistribution_low.B7]" office:value-type="float" office:value="0.396067902603128" calcext:value-type="float">
            <text:p>0,3960679026</text:p>
          </table:table-cell>
          <table:table-cell table:style-name="ce4" table:formula="of:=[$redistribution_low.C7]" office:value-type="float" office:value="0.447665534865733" calcext:value-type="float">
            <text:p>0,4476655349</text:p>
          </table:table-cell>
          <table:table-cell table:style-name="ce4" table:formula="of:=[$redistribution_low.D7]" office:value-type="float" office:value="0.411741865029978" calcext:value-type="float">
            <text:p>0,411741865</text:p>
          </table:table-cell>
          <table:table-cell table:style-name="ce4" table:formula="of:=[$redistribution_low.E7]" office:value-type="float" office:value="0.432486802555759" calcext:value-type="float">
            <text:p>0,4324868026</text:p>
          </table:table-cell>
          <table:table-cell/>
          <table:table-cell table:style-name="ce4" table:formula="of:=[$Redistribution_high.B7]" office:value-type="float" office:value="0.396067902603128" calcext:value-type="float">
            <text:p>0,3960679026</text:p>
          </table:table-cell>
          <table:table-cell table:style-name="ce4" table:formula="of:=[$Redistribution_high.C7]" office:value-type="float" office:value="0.447665534865733" calcext:value-type="float">
            <text:p>0,4476655349</text:p>
          </table:table-cell>
          <table:table-cell table:style-name="ce4" table:formula="of:=[$Redistribution_high.D7]" office:value-type="float" office:value="0.411741865029978" calcext:value-type="float">
            <text:p>0,411741865</text:p>
          </table:table-cell>
          <table:table-cell table:style-name="ce4" table:formula="of:=[$Redistribution_high.E7]" office:value-type="float" office:value="0.432486802555759" calcext:value-type="float">
            <text:p>0,4324868026</text:p>
          </table:table-cell>
          <table:table-cell table:number-columns-repeated="1009"/>
        </table:table-row>
        <table:table-row table:style-name="ro3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central.B8]" office:value-type="float" office:value="0.398081773715666" calcext:value-type="float">
            <text:p>0,3980817737</text:p>
          </table:table-cell>
          <table:table-cell table:style-name="ce4" table:formula="of:=[$Redistribution_central.C8]" office:value-type="float" office:value="0.44576901458806" calcext:value-type="float">
            <text:p>0,4457690146</text:p>
          </table:table-cell>
          <table:table-cell table:style-name="ce4" table:formula="of:=[$Redistribution_central.D8]" office:value-type="float" office:value="0.412509768903501" calcext:value-type="float">
            <text:p>0,4125097689</text:p>
          </table:table-cell>
          <table:table-cell table:style-name="ce4" table:formula="of:=[$Redistribution_central.E8]" office:value-type="float" office:value="0.431384164642211" calcext:value-type="float">
            <text:p>0,4313841646</text:p>
          </table:table-cell>
          <table:table-cell/>
          <table:table-cell table:style-name="ce4" table:formula="of:=[$redistribution_low.B8]" office:value-type="float" office:value="0.398081773715666" calcext:value-type="float">
            <text:p>0,3980817737</text:p>
          </table:table-cell>
          <table:table-cell table:style-name="ce4" table:formula="of:=[$redistribution_low.C8]" office:value-type="float" office:value="0.44576901458806" calcext:value-type="float">
            <text:p>0,4457690146</text:p>
          </table:table-cell>
          <table:table-cell table:style-name="ce4" table:formula="of:=[$redistribution_low.D8]" office:value-type="float" office:value="0.412509768903501" calcext:value-type="float">
            <text:p>0,4125097689</text:p>
          </table:table-cell>
          <table:table-cell table:style-name="ce4" table:formula="of:=[$redistribution_low.E8]" office:value-type="float" office:value="0.431384164642211" calcext:value-type="float">
            <text:p>0,4313841646</text:p>
          </table:table-cell>
          <table:table-cell/>
          <table:table-cell table:style-name="ce4" table:formula="of:=[$Redistribution_high.B8]" office:value-type="float" office:value="0.398081773715666" calcext:value-type="float">
            <text:p>0,3980817737</text:p>
          </table:table-cell>
          <table:table-cell table:style-name="ce4" table:formula="of:=[$Redistribution_high.C8]" office:value-type="float" office:value="0.44576901458806" calcext:value-type="float">
            <text:p>0,4457690146</text:p>
          </table:table-cell>
          <table:table-cell table:style-name="ce4" table:formula="of:=[$Redistribution_high.D8]" office:value-type="float" office:value="0.412509768903501" calcext:value-type="float">
            <text:p>0,4125097689</text:p>
          </table:table-cell>
          <table:table-cell table:style-name="ce4" table:formula="of:=[$Redistribution_high.E8]" office:value-type="float" office:value="0.431384164642211" calcext:value-type="float">
            <text:p>0,4313841646</text:p>
          </table:table-cell>
          <table:table-cell table:number-columns-repeated="1009"/>
        </table:table-row>
        <table:table-row table:style-name="ro3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central.B9]" office:value-type="float" office:value="0.389247915488908" calcext:value-type="float">
            <text:p>0,3892479155</text:p>
          </table:table-cell>
          <table:table-cell table:style-name="ce4" table:formula="of:=[$Redistribution_central.C9]" office:value-type="float" office:value="0.444524072658265" calcext:value-type="float">
            <text:p>0,4445240727</text:p>
          </table:table-cell>
          <table:table-cell table:style-name="ce4" table:formula="of:=[$Redistribution_central.D9]" office:value-type="float" office:value="0.407064790983859" calcext:value-type="float">
            <text:p>0,407064791</text:p>
          </table:table-cell>
          <table:table-cell table:style-name="ce4" table:formula="of:=[$Redistribution_central.E9]" office:value-type="float" office:value="0.425383338196076" calcext:value-type="float">
            <text:p>0,4253833382</text:p>
          </table:table-cell>
          <table:table-cell/>
          <table:table-cell table:style-name="ce4" table:formula="of:=[$redistribution_low.B9]" office:value-type="float" office:value="0.389247915488908" calcext:value-type="float">
            <text:p>0,3892479155</text:p>
          </table:table-cell>
          <table:table-cell table:style-name="ce4" table:formula="of:=[$redistribution_low.C9]" office:value-type="float" office:value="0.444524072658265" calcext:value-type="float">
            <text:p>0,4445240727</text:p>
          </table:table-cell>
          <table:table-cell table:style-name="ce4" table:formula="of:=[$redistribution_low.D9]" office:value-type="float" office:value="0.407064790983859" calcext:value-type="float">
            <text:p>0,407064791</text:p>
          </table:table-cell>
          <table:table-cell table:style-name="ce4" table:formula="of:=[$redistribution_low.E9]" office:value-type="float" office:value="0.425383338196076" calcext:value-type="float">
            <text:p>0,4253833382</text:p>
          </table:table-cell>
          <table:table-cell/>
          <table:table-cell table:style-name="ce4" table:formula="of:=[$Redistribution_high.B9]" office:value-type="float" office:value="0.389247915488908" calcext:value-type="float">
            <text:p>0,3892479155</text:p>
          </table:table-cell>
          <table:table-cell table:style-name="ce4" table:formula="of:=[$Redistribution_high.C9]" office:value-type="float" office:value="0.444524072658265" calcext:value-type="float">
            <text:p>0,4445240727</text:p>
          </table:table-cell>
          <table:table-cell table:style-name="ce4" table:formula="of:=[$Redistribution_high.D9]" office:value-type="float" office:value="0.407064790983859" calcext:value-type="float">
            <text:p>0,407064791</text:p>
          </table:table-cell>
          <table:table-cell table:style-name="ce4" table:formula="of:=[$Redistribution_high.E9]" office:value-type="float" office:value="0.425383338196076" calcext:value-type="float">
            <text:p>0,4253833382</text:p>
          </table:table-cell>
          <table:table-cell table:number-columns-repeated="1009"/>
        </table:table-row>
        <table:table-row table:style-name="ro3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central.B10]" office:value-type="float" office:value="0.391644336337794" calcext:value-type="float">
            <text:p>0,3916443363</text:p>
          </table:table-cell>
          <table:table-cell table:style-name="ce4" table:formula="of:=[$Redistribution_central.C10]" office:value-type="float" office:value="0.449107433628061" calcext:value-type="float">
            <text:p>0,4491074336</text:p>
          </table:table-cell>
          <table:table-cell table:style-name="ce4" table:formula="of:=[$Redistribution_central.D10]" office:value-type="float" office:value="0.412213495382211" calcext:value-type="float">
            <text:p>0,4122134954</text:p>
          </table:table-cell>
          <table:table-cell table:style-name="ce4" table:formula="of:=[$Redistribution_central.E10]" office:value-type="float" office:value="0.427111975429666" calcext:value-type="float">
            <text:p>0,4271119754</text:p>
          </table:table-cell>
          <table:table-cell/>
          <table:table-cell table:style-name="ce4" table:formula="of:=[$redistribution_low.B10]" office:value-type="float" office:value="0.391644336337794" calcext:value-type="float">
            <text:p>0,3916443363</text:p>
          </table:table-cell>
          <table:table-cell table:style-name="ce4" table:formula="of:=[$redistribution_low.C10]" office:value-type="float" office:value="0.449107433628061" calcext:value-type="float">
            <text:p>0,4491074336</text:p>
          </table:table-cell>
          <table:table-cell table:style-name="ce4" table:formula="of:=[$redistribution_low.D10]" office:value-type="float" office:value="0.412213495382211" calcext:value-type="float">
            <text:p>0,4122134954</text:p>
          </table:table-cell>
          <table:table-cell table:style-name="ce4" table:formula="of:=[$redistribution_low.E10]" office:value-type="float" office:value="0.427111975429666" calcext:value-type="float">
            <text:p>0,4271119754</text:p>
          </table:table-cell>
          <table:table-cell/>
          <table:table-cell table:style-name="ce4" table:formula="of:=[$Redistribution_high.B10]" office:value-type="float" office:value="0.391644336337794" calcext:value-type="float">
            <text:p>0,3916443363</text:p>
          </table:table-cell>
          <table:table-cell table:style-name="ce4" table:formula="of:=[$Redistribution_high.C10]" office:value-type="float" office:value="0.449107433628061" calcext:value-type="float">
            <text:p>0,4491074336</text:p>
          </table:table-cell>
          <table:table-cell table:style-name="ce4" table:formula="of:=[$Redistribution_high.D10]" office:value-type="float" office:value="0.412213495382211" calcext:value-type="float">
            <text:p>0,4122134954</text:p>
          </table:table-cell>
          <table:table-cell table:style-name="ce4" table:formula="of:=[$Redistribution_high.E10]" office:value-type="float" office:value="0.427111975429666" calcext:value-type="float">
            <text:p>0,4271119754</text:p>
          </table:table-cell>
          <table:table-cell table:number-columns-repeated="1009"/>
        </table:table-row>
        <table:table-row table:style-name="ro3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central.B11]" office:value-type="float" office:value="0.389668118769454" calcext:value-type="float">
            <text:p>0,3896681188</text:p>
          </table:table-cell>
          <table:table-cell table:style-name="ce4" table:formula="of:=[$Redistribution_central.C11]" office:value-type="float" office:value="0.449902283746158" calcext:value-type="float">
            <text:p>0,4499022837</text:p>
          </table:table-cell>
          <table:table-cell table:style-name="ce4" table:formula="of:=[$Redistribution_central.D11]" office:value-type="float" office:value="0.408300765454686" calcext:value-type="float">
            <text:p>0,4083007655</text:p>
          </table:table-cell>
          <table:table-cell table:style-name="ce4" table:formula="of:=[$Redistribution_central.E11]" office:value-type="float" office:value="0.430055658720093" calcext:value-type="float">
            <text:p>0,4300556587</text:p>
          </table:table-cell>
          <table:table-cell/>
          <table:table-cell table:style-name="ce4" table:formula="of:=[$redistribution_low.B11]" office:value-type="float" office:value="0.389668118769454" calcext:value-type="float">
            <text:p>0,3896681188</text:p>
          </table:table-cell>
          <table:table-cell table:style-name="ce4" table:formula="of:=[$redistribution_low.C11]" office:value-type="float" office:value="0.449902283746158" calcext:value-type="float">
            <text:p>0,4499022837</text:p>
          </table:table-cell>
          <table:table-cell table:style-name="ce4" table:formula="of:=[$redistribution_low.D11]" office:value-type="float" office:value="0.408300765454686" calcext:value-type="float">
            <text:p>0,4083007655</text:p>
          </table:table-cell>
          <table:table-cell table:style-name="ce4" table:formula="of:=[$redistribution_low.E11]" office:value-type="float" office:value="0.430055658720093" calcext:value-type="float">
            <text:p>0,4300556587</text:p>
          </table:table-cell>
          <table:table-cell/>
          <table:table-cell table:style-name="ce4" table:formula="of:=[$Redistribution_high.B11]" office:value-type="float" office:value="0.389668118769454" calcext:value-type="float">
            <text:p>0,3896681188</text:p>
          </table:table-cell>
          <table:table-cell table:style-name="ce4" table:formula="of:=[$Redistribution_high.C11]" office:value-type="float" office:value="0.449902283746158" calcext:value-type="float">
            <text:p>0,4499022837</text:p>
          </table:table-cell>
          <table:table-cell table:style-name="ce4" table:formula="of:=[$Redistribution_high.D11]" office:value-type="float" office:value="0.408300765454686" calcext:value-type="float">
            <text:p>0,4083007655</text:p>
          </table:table-cell>
          <table:table-cell table:style-name="ce4" table:formula="of:=[$Redistribution_high.E11]" office:value-type="float" office:value="0.430055658720093" calcext:value-type="float">
            <text:p>0,4300556587</text:p>
          </table:table-cell>
          <table:table-cell table:number-columns-repeated="1009"/>
        </table:table-row>
        <table:table-row table:style-name="ro3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central.B12]" office:value-type="float" office:value="0.392668508823212" calcext:value-type="float">
            <text:p>0,3926685088</text:p>
          </table:table-cell>
          <table:table-cell table:style-name="ce4" table:formula="of:=[$Redistribution_central.C12]" office:value-type="float" office:value="0.449654289343474" calcext:value-type="float">
            <text:p>0,4496542893</text:p>
          </table:table-cell>
          <table:table-cell table:style-name="ce4" table:formula="of:=[$Redistribution_central.D12]" office:value-type="float" office:value="0.409367618681895" calcext:value-type="float">
            <text:p>0,4093676187</text:p>
          </table:table-cell>
          <table:table-cell table:style-name="ce4" table:formula="of:=[$Redistribution_central.E12]" office:value-type="float" office:value="0.431887742090315" calcext:value-type="float">
            <text:p>0,4318877421</text:p>
          </table:table-cell>
          <table:table-cell/>
          <table:table-cell table:style-name="ce4" table:formula="of:=[$redistribution_low.B12]" office:value-type="float" office:value="0.392668508823212" calcext:value-type="float">
            <text:p>0,3926685088</text:p>
          </table:table-cell>
          <table:table-cell table:style-name="ce4" table:formula="of:=[$redistribution_low.C12]" office:value-type="float" office:value="0.449654289343474" calcext:value-type="float">
            <text:p>0,4496542893</text:p>
          </table:table-cell>
          <table:table-cell table:style-name="ce4" table:formula="of:=[$redistribution_low.D12]" office:value-type="float" office:value="0.409367618681895" calcext:value-type="float">
            <text:p>0,4093676187</text:p>
          </table:table-cell>
          <table:table-cell table:style-name="ce4" table:formula="of:=[$redistribution_low.E12]" office:value-type="float" office:value="0.431887742090315" calcext:value-type="float">
            <text:p>0,4318877421</text:p>
          </table:table-cell>
          <table:table-cell/>
          <table:table-cell table:style-name="ce4" table:formula="of:=[$Redistribution_high.B12]" office:value-type="float" office:value="0.392668508823212" calcext:value-type="float">
            <text:p>0,3926685088</text:p>
          </table:table-cell>
          <table:table-cell table:style-name="ce4" table:formula="of:=[$Redistribution_high.C12]" office:value-type="float" office:value="0.449654289343474" calcext:value-type="float">
            <text:p>0,4496542893</text:p>
          </table:table-cell>
          <table:table-cell table:style-name="ce4" table:formula="of:=[$Redistribution_high.D12]" office:value-type="float" office:value="0.409367618681895" calcext:value-type="float">
            <text:p>0,4093676187</text:p>
          </table:table-cell>
          <table:table-cell table:style-name="ce4" table:formula="of:=[$Redistribution_high.E12]" office:value-type="float" office:value="0.431887742090315" calcext:value-type="float">
            <text:p>0,4318877421</text:p>
          </table:table-cell>
          <table:table-cell table:number-columns-repeated="1009"/>
        </table:table-row>
        <table:table-row table:style-name="ro3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central.B13]" office:value-type="float" office:value="0.385383773516262" calcext:value-type="float">
            <text:p>0,3853837735</text:p>
          </table:table-cell>
          <table:table-cell table:style-name="ce4" table:formula="of:=[$Redistribution_central.C13]" office:value-type="float" office:value="0.44426056398056" calcext:value-type="float">
            <text:p>0,444260564</text:p>
          </table:table-cell>
          <table:table-cell table:style-name="ce4" table:formula="of:=[$Redistribution_central.D13]" office:value-type="float" office:value="0.403571041125685" calcext:value-type="float">
            <text:p>0,4035710411</text:p>
          </table:table-cell>
          <table:table-cell table:style-name="ce4" table:formula="of:=[$Redistribution_central.E13]" office:value-type="float" office:value="0.424933117914491" calcext:value-type="float">
            <text:p>0,4249331179</text:p>
          </table:table-cell>
          <table:table-cell/>
          <table:table-cell table:style-name="ce4" table:formula="of:=[$redistribution_low.B13]" office:value-type="float" office:value="0.385383773516262" calcext:value-type="float">
            <text:p>0,3853837735</text:p>
          </table:table-cell>
          <table:table-cell table:style-name="ce4" table:formula="of:=[$redistribution_low.C13]" office:value-type="float" office:value="0.44426056398056" calcext:value-type="float">
            <text:p>0,444260564</text:p>
          </table:table-cell>
          <table:table-cell table:style-name="ce4" table:formula="of:=[$redistribution_low.D13]" office:value-type="float" office:value="0.403571041125685" calcext:value-type="float">
            <text:p>0,4035710411</text:p>
          </table:table-cell>
          <table:table-cell table:style-name="ce4" table:formula="of:=[$redistribution_low.E13]" office:value-type="float" office:value="0.424933117914491" calcext:value-type="float">
            <text:p>0,4249331179</text:p>
          </table:table-cell>
          <table:table-cell/>
          <table:table-cell table:style-name="ce4" table:formula="of:=[$Redistribution_high.B13]" office:value-type="float" office:value="0.385383773516262" calcext:value-type="float">
            <text:p>0,3853837735</text:p>
          </table:table-cell>
          <table:table-cell table:style-name="ce4" table:formula="of:=[$Redistribution_high.C13]" office:value-type="float" office:value="0.44426056398056" calcext:value-type="float">
            <text:p>0,444260564</text:p>
          </table:table-cell>
          <table:table-cell table:style-name="ce4" table:formula="of:=[$Redistribution_high.D13]" office:value-type="float" office:value="0.403571041125685" calcext:value-type="float">
            <text:p>0,4035710411</text:p>
          </table:table-cell>
          <table:table-cell table:style-name="ce4" table:formula="of:=[$Redistribution_high.E13]" office:value-type="float" office:value="0.424933117914491" calcext:value-type="float">
            <text:p>0,4249331179</text:p>
          </table:table-cell>
          <table:table-cell table:number-columns-repeated="1009"/>
        </table:table-row>
        <table:table-row table:style-name="ro3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central.B14]" office:value-type="float" office:value="0.387538995469167" calcext:value-type="float">
            <text:p>0,3875389955</text:p>
          </table:table-cell>
          <table:table-cell table:style-name="ce4" table:formula="of:=[$Redistribution_central.C14]" office:value-type="float" office:value="0.447967411994538" calcext:value-type="float">
            <text:p>0,447967412</text:p>
          </table:table-cell>
          <table:table-cell table:style-name="ce4" table:formula="of:=[$Redistribution_central.D14]" office:value-type="float" office:value="0.408053112354735" calcext:value-type="float">
            <text:p>0,4080531124</text:p>
          </table:table-cell>
          <table:table-cell table:style-name="ce4" table:formula="of:=[$Redistribution_central.E14]" office:value-type="float" office:value="0.423697664126009" calcext:value-type="float">
            <text:p>0,4236976641</text:p>
          </table:table-cell>
          <table:table-cell/>
          <table:table-cell table:style-name="ce4" table:formula="of:=[$redistribution_low.B14]" office:value-type="float" office:value="0.387538995469167" calcext:value-type="float">
            <text:p>0,3875389955</text:p>
          </table:table-cell>
          <table:table-cell table:style-name="ce4" table:formula="of:=[$redistribution_low.C14]" office:value-type="float" office:value="0.447967411994538" calcext:value-type="float">
            <text:p>0,447967412</text:p>
          </table:table-cell>
          <table:table-cell table:style-name="ce4" table:formula="of:=[$redistribution_low.D14]" office:value-type="float" office:value="0.408053112354735" calcext:value-type="float">
            <text:p>0,4080531124</text:p>
          </table:table-cell>
          <table:table-cell table:style-name="ce4" table:formula="of:=[$redistribution_low.E14]" office:value-type="float" office:value="0.423697664126009" calcext:value-type="float">
            <text:p>0,4236976641</text:p>
          </table:table-cell>
          <table:table-cell/>
          <table:table-cell table:style-name="ce4" table:formula="of:=[$Redistribution_high.B14]" office:value-type="float" office:value="0.387538995469167" calcext:value-type="float">
            <text:p>0,3875389955</text:p>
          </table:table-cell>
          <table:table-cell table:style-name="ce4" table:formula="of:=[$Redistribution_high.C14]" office:value-type="float" office:value="0.447967411994538" calcext:value-type="float">
            <text:p>0,447967412</text:p>
          </table:table-cell>
          <table:table-cell table:style-name="ce4" table:formula="of:=[$Redistribution_high.D14]" office:value-type="float" office:value="0.408053112354735" calcext:value-type="float">
            <text:p>0,4080531124</text:p>
          </table:table-cell>
          <table:table-cell table:style-name="ce4" table:formula="of:=[$Redistribution_high.E14]" office:value-type="float" office:value="0.423697664126009" calcext:value-type="float">
            <text:p>0,4236976641</text:p>
          </table:table-cell>
          <table:table-cell table:number-columns-repeated="1009"/>
        </table:table-row>
        <table:table-row table:style-name="ro3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central.B15]" office:value-type="float" office:value="0.386530666515906" calcext:value-type="float">
            <text:p>0,3865306665</text:p>
          </table:table-cell>
          <table:table-cell table:style-name="ce4" table:formula="of:=[$Redistribution_central.C15]" office:value-type="float" office:value="0.44597139394117" calcext:value-type="float">
            <text:p>0,4459713939</text:p>
          </table:table-cell>
          <table:table-cell table:style-name="ce4" table:formula="of:=[$Redistribution_central.D15]" office:value-type="float" office:value="0.405002152717547" calcext:value-type="float">
            <text:p>0,4050021527</text:p>
          </table:table-cell>
          <table:table-cell table:style-name="ce4" table:formula="of:=[$Redistribution_central.E15]" office:value-type="float" office:value="0.426530953530431" calcext:value-type="float">
            <text:p>0,4265309535</text:p>
          </table:table-cell>
          <table:table-cell/>
          <table:table-cell table:style-name="ce4" table:formula="of:=[$redistribution_low.B15]" office:value-type="float" office:value="0.386530666515906" calcext:value-type="float">
            <text:p>0,3865306665</text:p>
          </table:table-cell>
          <table:table-cell table:style-name="ce4" table:formula="of:=[$redistribution_low.C15]" office:value-type="float" office:value="0.44597139394117" calcext:value-type="float">
            <text:p>0,4459713939</text:p>
          </table:table-cell>
          <table:table-cell table:style-name="ce4" table:formula="of:=[$redistribution_low.D15]" office:value-type="float" office:value="0.405002152717547" calcext:value-type="float">
            <text:p>0,4050021527</text:p>
          </table:table-cell>
          <table:table-cell table:style-name="ce4" table:formula="of:=[$redistribution_low.E15]" office:value-type="float" office:value="0.426530953530431" calcext:value-type="float">
            <text:p>0,4265309535</text:p>
          </table:table-cell>
          <table:table-cell/>
          <table:table-cell table:style-name="ce4" table:formula="of:=[$Redistribution_high.B15]" office:value-type="float" office:value="0.386530666515906" calcext:value-type="float">
            <text:p>0,3865306665</text:p>
          </table:table-cell>
          <table:table-cell table:style-name="ce4" table:formula="of:=[$Redistribution_high.C15]" office:value-type="float" office:value="0.44597139394117" calcext:value-type="float">
            <text:p>0,4459713939</text:p>
          </table:table-cell>
          <table:table-cell table:style-name="ce4" table:formula="of:=[$Redistribution_high.D15]" office:value-type="float" office:value="0.405002152717547" calcext:value-type="float">
            <text:p>0,4050021527</text:p>
          </table:table-cell>
          <table:table-cell table:style-name="ce4" table:formula="of:=[$Redistribution_high.E15]" office:value-type="float" office:value="0.426530953530431" calcext:value-type="float">
            <text:p>0,4265309535</text:p>
          </table:table-cell>
          <table:table-cell table:number-columns-repeated="1009"/>
        </table:table-row>
        <table:table-row table:style-name="ro3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central.B16]" office:value-type="float" office:value="0.391826946353471" calcext:value-type="float">
            <text:p>0,3918269464</text:p>
          </table:table-cell>
          <table:table-cell table:style-name="ce4" table:formula="of:=[$Redistribution_central.C16]" office:value-type="float" office:value="0.450374310698588" calcext:value-type="float">
            <text:p>0,4503743107</text:p>
          </table:table-cell>
          <table:table-cell table:style-name="ce4" table:formula="of:=[$Redistribution_central.D16]" office:value-type="float" office:value="0.409235807688584" calcext:value-type="float">
            <text:p>0,4092358077</text:p>
          </table:table-cell>
          <table:table-cell table:style-name="ce4" table:formula="of:=[$Redistribution_central.E16]" office:value-type="float" office:value="0.430584842753871" calcext:value-type="float">
            <text:p>0,4305848428</text:p>
          </table:table-cell>
          <table:table-cell/>
          <table:table-cell table:style-name="ce4" table:formula="of:=[$redistribution_low.B16]" office:value-type="float" office:value="0.391826946353471" calcext:value-type="float">
            <text:p>0,3918269464</text:p>
          </table:table-cell>
          <table:table-cell table:style-name="ce4" table:formula="of:=[$redistribution_low.C16]" office:value-type="float" office:value="0.450374310698588" calcext:value-type="float">
            <text:p>0,4503743107</text:p>
          </table:table-cell>
          <table:table-cell table:style-name="ce4" table:formula="of:=[$redistribution_low.D16]" office:value-type="float" office:value="0.409235807688584" calcext:value-type="float">
            <text:p>0,4092358077</text:p>
          </table:table-cell>
          <table:table-cell table:style-name="ce4" table:formula="of:=[$redistribution_low.E16]" office:value-type="float" office:value="0.430584842753871" calcext:value-type="float">
            <text:p>0,4305848428</text:p>
          </table:table-cell>
          <table:table-cell/>
          <table:table-cell table:style-name="ce4" table:formula="of:=[$Redistribution_high.B16]" office:value-type="float" office:value="0.391826946353471" calcext:value-type="float">
            <text:p>0,3918269464</text:p>
          </table:table-cell>
          <table:table-cell table:style-name="ce4" table:formula="of:=[$Redistribution_high.C16]" office:value-type="float" office:value="0.450374310698588" calcext:value-type="float">
            <text:p>0,4503743107</text:p>
          </table:table-cell>
          <table:table-cell table:style-name="ce4" table:formula="of:=[$Redistribution_high.D16]" office:value-type="float" office:value="0.409235807688584" calcext:value-type="float">
            <text:p>0,4092358077</text:p>
          </table:table-cell>
          <table:table-cell table:style-name="ce4" table:formula="of:=[$Redistribution_high.E16]" office:value-type="float" office:value="0.430584842753871" calcext:value-type="float">
            <text:p>0,4305848428</text:p>
          </table:table-cell>
          <table:table-cell table:number-columns-repeated="1009"/>
        </table:table-row>
        <table:table-row table:style-name="ro3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central.B17]" office:value-type="float" office:value="0.39513728198073" calcext:value-type="float">
            <text:p>0,395137282</text:p>
          </table:table-cell>
          <table:table-cell table:style-name="ce4" table:formula="of:=[$Redistribution_central.C17]" office:value-type="float" office:value="0.449928069148251" calcext:value-type="float">
            <text:p>0,4499280691</text:p>
          </table:table-cell>
          <table:table-cell table:style-name="ce4" table:formula="of:=[$Redistribution_central.D17]" office:value-type="float" office:value="0.411898110875936" calcext:value-type="float">
            <text:p>0,4118981109</text:p>
          </table:table-cell>
          <table:table-cell table:style-name="ce4" table:formula="of:=[$Redistribution_central.E17]" office:value-type="float" office:value="0.431713971975781" calcext:value-type="float">
            <text:p>0,431713972</text:p>
          </table:table-cell>
          <table:table-cell/>
          <table:table-cell table:style-name="ce4" table:formula="of:=[$redistribution_low.B17]" office:value-type="float" office:value="0.39513728198073" calcext:value-type="float">
            <text:p>0,395137282</text:p>
          </table:table-cell>
          <table:table-cell table:style-name="ce4" table:formula="of:=[$redistribution_low.C17]" office:value-type="float" office:value="0.449928069148251" calcext:value-type="float">
            <text:p>0,4499280691</text:p>
          </table:table-cell>
          <table:table-cell table:style-name="ce4" table:formula="of:=[$redistribution_low.D17]" office:value-type="float" office:value="0.411898110875936" calcext:value-type="float">
            <text:p>0,4118981109</text:p>
          </table:table-cell>
          <table:table-cell table:style-name="ce4" table:formula="of:=[$redistribution_low.E17]" office:value-type="float" office:value="0.431713971975781" calcext:value-type="float">
            <text:p>0,431713972</text:p>
          </table:table-cell>
          <table:table-cell/>
          <table:table-cell table:style-name="ce4" table:formula="of:=[$Redistribution_high.B17]" office:value-type="float" office:value="0.39513728198073" calcext:value-type="float">
            <text:p>0,395137282</text:p>
          </table:table-cell>
          <table:table-cell table:style-name="ce4" table:formula="of:=[$Redistribution_high.C17]" office:value-type="float" office:value="0.449928069148251" calcext:value-type="float">
            <text:p>0,4499280691</text:p>
          </table:table-cell>
          <table:table-cell table:style-name="ce4" table:formula="of:=[$Redistribution_high.D17]" office:value-type="float" office:value="0.411898110875936" calcext:value-type="float">
            <text:p>0,4118981109</text:p>
          </table:table-cell>
          <table:table-cell table:style-name="ce4" table:formula="of:=[$Redistribution_high.E17]" office:value-type="float" office:value="0.431713971975781" calcext:value-type="float">
            <text:p>0,431713972</text:p>
          </table:table-cell>
          <table:table-cell table:number-columns-repeated="1009"/>
        </table:table-row>
        <table:table-row table:style-name="ro3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central.B18]" office:value-type="float" office:value="0.388577634007942" calcext:value-type="float">
            <text:p>0,388577634</text:p>
          </table:table-cell>
          <table:table-cell table:style-name="ce4" table:formula="of:=[$Redistribution_central.C18]" office:value-type="float" office:value="0.449323159441545" calcext:value-type="float">
            <text:p>0,4493231594</text:p>
          </table:table-cell>
          <table:table-cell table:style-name="ce4" table:formula="of:=[$Redistribution_central.D18]" office:value-type="float" office:value="0.408825843114314" calcext:value-type="float">
            <text:p>0,4088258431</text:p>
          </table:table-cell>
          <table:table-cell table:style-name="ce4" table:formula="of:=[$Redistribution_central.E18]" office:value-type="float" office:value="0.426551601373064" calcext:value-type="float">
            <text:p>0,4265516014</text:p>
          </table:table-cell>
          <table:table-cell/>
          <table:table-cell table:style-name="ce4" table:formula="of:=[$redistribution_low.B18]" office:value-type="float" office:value="0.388577634007942" calcext:value-type="float">
            <text:p>0,388577634</text:p>
          </table:table-cell>
          <table:table-cell table:style-name="ce4" table:formula="of:=[$redistribution_low.C18]" office:value-type="float" office:value="0.449323159441545" calcext:value-type="float">
            <text:p>0,4493231594</text:p>
          </table:table-cell>
          <table:table-cell table:style-name="ce4" table:formula="of:=[$redistribution_low.D18]" office:value-type="float" office:value="0.408825843114314" calcext:value-type="float">
            <text:p>0,4088258431</text:p>
          </table:table-cell>
          <table:table-cell table:style-name="ce4" table:formula="of:=[$redistribution_low.E18]" office:value-type="float" office:value="0.426551601373064" calcext:value-type="float">
            <text:p>0,4265516014</text:p>
          </table:table-cell>
          <table:table-cell/>
          <table:table-cell table:style-name="ce4" table:formula="of:=[$Redistribution_high.B18]" office:value-type="float" office:value="0.388577634007942" calcext:value-type="float">
            <text:p>0,388577634</text:p>
          </table:table-cell>
          <table:table-cell table:style-name="ce4" table:formula="of:=[$Redistribution_high.C18]" office:value-type="float" office:value="0.449323159441545" calcext:value-type="float">
            <text:p>0,4493231594</text:p>
          </table:table-cell>
          <table:table-cell table:style-name="ce4" table:formula="of:=[$Redistribution_high.D18]" office:value-type="float" office:value="0.408825843114314" calcext:value-type="float">
            <text:p>0,4088258431</text:p>
          </table:table-cell>
          <table:table-cell table:style-name="ce4" table:formula="of:=[$Redistribution_high.E18]" office:value-type="float" office:value="0.426551601373064" calcext:value-type="float">
            <text:p>0,4265516014</text:p>
          </table:table-cell>
          <table:table-cell table:number-columns-repeated="1009"/>
        </table:table-row>
        <table:table-row table:style-name="ro3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central.B19]" office:value-type="float" office:value="0.391043027962825" calcext:value-type="float">
            <text:p>0,391043028</text:p>
          </table:table-cell>
          <table:table-cell table:style-name="ce4" table:formula="of:=[$Redistribution_central.C19]" office:value-type="float" office:value="0.449220751585329" calcext:value-type="float">
            <text:p>0,4492207516</text:p>
          </table:table-cell>
          <table:table-cell table:style-name="ce4" table:formula="of:=[$Redistribution_central.D19]" office:value-type="float" office:value="0.410931164091992" calcext:value-type="float">
            <text:p>0,4109311641</text:p>
          </table:table-cell>
          <table:table-cell table:style-name="ce4" table:formula="of:=[$Redistribution_central.E19]" office:value-type="float" office:value="0.428212322223749" calcext:value-type="float">
            <text:p>0,4282123222</text:p>
          </table:table-cell>
          <table:table-cell/>
          <table:table-cell table:style-name="ce4" table:formula="of:=[$redistribution_low.B19]" office:value-type="float" office:value="0.391043027962825" calcext:value-type="float">
            <text:p>0,391043028</text:p>
          </table:table-cell>
          <table:table-cell table:style-name="ce4" table:formula="of:=[$redistribution_low.C19]" office:value-type="float" office:value="0.449220751585329" calcext:value-type="float">
            <text:p>0,4492207516</text:p>
          </table:table-cell>
          <table:table-cell table:style-name="ce4" table:formula="of:=[$redistribution_low.D19]" office:value-type="float" office:value="0.410931164091992" calcext:value-type="float">
            <text:p>0,4109311641</text:p>
          </table:table-cell>
          <table:table-cell table:style-name="ce4" table:formula="of:=[$redistribution_low.E19]" office:value-type="float" office:value="0.428212322223749" calcext:value-type="float">
            <text:p>0,4282123222</text:p>
          </table:table-cell>
          <table:table-cell/>
          <table:table-cell table:style-name="ce4" table:formula="of:=[$Redistribution_high.B19]" office:value-type="float" office:value="0.391043027962825" calcext:value-type="float">
            <text:p>0,391043028</text:p>
          </table:table-cell>
          <table:table-cell table:style-name="ce4" table:formula="of:=[$Redistribution_high.C19]" office:value-type="float" office:value="0.449220751585329" calcext:value-type="float">
            <text:p>0,4492207516</text:p>
          </table:table-cell>
          <table:table-cell table:style-name="ce4" table:formula="of:=[$Redistribution_high.D19]" office:value-type="float" office:value="0.410931164091992" calcext:value-type="float">
            <text:p>0,4109311641</text:p>
          </table:table-cell>
          <table:table-cell table:style-name="ce4" table:formula="of:=[$Redistribution_high.E19]" office:value-type="float" office:value="0.428212322223749" calcext:value-type="float">
            <text:p>0,4282123222</text:p>
          </table:table-cell>
          <table:table-cell table:number-columns-repeated="1009"/>
        </table:table-row>
        <table:table-row table:style-name="ro3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central.B20]" office:value-type="float" office:value="0.38622167294859" calcext:value-type="float">
            <text:p>0,3862216729</text:p>
          </table:table-cell>
          <table:table-cell table:style-name="ce4" table:formula="of:=[$Redistribution_central.C20]" office:value-type="float" office:value="0.448899608556009" calcext:value-type="float">
            <text:p>0,4488996086</text:p>
          </table:table-cell>
          <table:table-cell table:style-name="ce4" table:formula="of:=[$Redistribution_central.D20]" office:value-type="float" office:value="0.406011125365093" calcext:value-type="float">
            <text:p>0,4060111254</text:p>
          </table:table-cell>
          <table:table-cell table:style-name="ce4" table:formula="of:=[$Redistribution_central.E20]" office:value-type="float" office:value="0.427006671670346" calcext:value-type="float">
            <text:p>0,4270066717</text:p>
          </table:table-cell>
          <table:table-cell/>
          <table:table-cell table:style-name="ce4" table:formula="of:=[$redistribution_low.B20]" office:value-type="float" office:value="0.386260755274403" calcext:value-type="float">
            <text:p>0,3862607553</text:p>
          </table:table-cell>
          <table:table-cell table:style-name="ce4" table:formula="of:=[$redistribution_low.C20]" office:value-type="float" office:value="0.448899608556009" calcext:value-type="float">
            <text:p>0,4488996086</text:p>
          </table:table-cell>
          <table:table-cell table:style-name="ce4" table:formula="of:=[$redistribution_low.D20]" office:value-type="float" office:value="0.406052556271371" calcext:value-type="float">
            <text:p>0,4060525563</text:p>
          </table:table-cell>
          <table:table-cell table:style-name="ce4" table:formula="of:=[$redistribution_low.E20]" office:value-type="float" office:value="0.427006671670346" calcext:value-type="float">
            <text:p>0,4270066717</text:p>
          </table:table-cell>
          <table:table-cell/>
          <table:table-cell table:style-name="ce4" table:formula="of:=[$Redistribution_high.B20]" office:value-type="float" office:value="0.386260755274403" calcext:value-type="float">
            <text:p>0,3862607553</text:p>
          </table:table-cell>
          <table:table-cell table:style-name="ce4" table:formula="of:=[$Redistribution_high.C20]" office:value-type="float" office:value="0.448899608556009" calcext:value-type="float">
            <text:p>0,4488996086</text:p>
          </table:table-cell>
          <table:table-cell table:style-name="ce4" table:formula="of:=[$Redistribution_high.D20]" office:value-type="float" office:value="0.406052556271371" calcext:value-type="float">
            <text:p>0,4060525563</text:p>
          </table:table-cell>
          <table:table-cell table:style-name="ce4" table:formula="of:=[$Redistribution_high.E20]" office:value-type="float" office:value="0.427006671670346" calcext:value-type="float">
            <text:p>0,4270066717</text:p>
          </table:table-cell>
          <table:table-cell table:number-columns-repeated="1009"/>
        </table:table-row>
        <table:table-row table:style-name="ro3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central.B21]" office:value-type="float" office:value="0.385426320832225" calcext:value-type="float">
            <text:p>0,3854263208</text:p>
          </table:table-cell>
          <table:table-cell table:style-name="ce4" table:formula="of:=[$Redistribution_central.C21]" office:value-type="float" office:value="0.44924587100256" calcext:value-type="float">
            <text:p>0,449245871</text:p>
          </table:table-cell>
          <table:table-cell table:style-name="ce4" table:formula="of:=[$Redistribution_central.D21]" office:value-type="float" office:value="0.406570206517602" calcext:value-type="float">
            <text:p>0,4065702065</text:p>
          </table:table-cell>
          <table:table-cell table:style-name="ce4" table:formula="of:=[$Redistribution_central.E21]" office:value-type="float" office:value="0.424367453874629" calcext:value-type="float">
            <text:p>0,4243674539</text:p>
          </table:table-cell>
          <table:table-cell/>
          <table:table-cell table:style-name="ce4" table:formula="of:=[$redistribution_low.B21]" office:value-type="float" office:value="0.385401540927053" calcext:value-type="float">
            <text:p>0,3854015409</text:p>
          </table:table-cell>
          <table:table-cell table:style-name="ce4" table:formula="of:=[$redistribution_low.C21]" office:value-type="float" office:value="0.448925179265198" calcext:value-type="float">
            <text:p>0,4489251793</text:p>
          </table:table-cell>
          <table:table-cell table:style-name="ce4" table:formula="of:=[$redistribution_low.D21]" office:value-type="float" office:value="0.406553134341665" calcext:value-type="float">
            <text:p>0,4065531343</text:p>
          </table:table-cell>
          <table:table-cell table:style-name="ce4" table:formula="of:=[$redistribution_low.E21]" office:value-type="float" office:value="0.424036942452132" calcext:value-type="float">
            <text:p>0,4240369425</text:p>
          </table:table-cell>
          <table:table-cell/>
          <table:table-cell table:style-name="ce4" table:formula="of:=[$Redistribution_high.B21]" office:value-type="float" office:value="0.385401541166734" calcext:value-type="float">
            <text:p>0,3854015412</text:p>
          </table:table-cell>
          <table:table-cell table:style-name="ce4" table:formula="of:=[$Redistribution_high.C21]" office:value-type="float" office:value="0.448925179265198" calcext:value-type="float">
            <text:p>0,4489251793</text:p>
          </table:table-cell>
          <table:table-cell table:style-name="ce4" table:formula="of:=[$Redistribution_high.D21]" office:value-type="float" office:value="0.406553134578338" calcext:value-type="float">
            <text:p>0,4065531346</text:p>
          </table:table-cell>
          <table:table-cell table:style-name="ce4" table:formula="of:=[$Redistribution_high.E21]" office:value-type="float" office:value="0.424036942452132" calcext:value-type="float">
            <text:p>0,4240369425</text:p>
          </table:table-cell>
          <table:table-cell table:number-columns-repeated="1009"/>
        </table:table-row>
        <table:table-row table:style-name="ro3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central.B22]" office:value-type="float" office:value="0.365152039685308" calcext:value-type="float">
            <text:p>0,3651520397</text:p>
          </table:table-cell>
          <table:table-cell table:style-name="ce4" table:formula="of:=[$Redistribution_central.C22]" office:value-type="float" office:value="0.449929072796097" calcext:value-type="float">
            <text:p>0,4499290728</text:p>
          </table:table-cell>
          <table:table-cell table:style-name="ce4" table:formula="of:=[$Redistribution_central.D22]" office:value-type="float" office:value="0.389112045864912" calcext:value-type="float">
            <text:p>0,3891120459</text:p>
          </table:table-cell>
          <table:table-cell table:style-name="ce4" table:formula="of:=[$Redistribution_central.E22]" office:value-type="float" office:value="0.4207863544503" calcext:value-type="float">
            <text:p>0,4207863545</text:p>
          </table:table-cell>
          <table:table-cell/>
          <table:table-cell table:style-name="ce4" table:formula="of:=[$redistribution_low.B22]" office:value-type="float" office:value="0.365121999732938" calcext:value-type="float">
            <text:p>0,3651219997</text:p>
          </table:table-cell>
          <table:table-cell table:style-name="ce4" table:formula="of:=[$redistribution_low.C22]" office:value-type="float" office:value="0.449736667348808" calcext:value-type="float">
            <text:p>0,4497366673</text:p>
          </table:table-cell>
          <table:table-cell table:style-name="ce4" table:formula="of:=[$redistribution_low.D22]" office:value-type="float" office:value="0.389092841499784" calcext:value-type="float">
            <text:p>0,3890928415</text:p>
          </table:table-cell>
          <table:table-cell table:style-name="ce4" table:formula="of:=[$redistribution_low.E22]" office:value-type="float" office:value="0.420570678561667" calcext:value-type="float">
            <text:p>0,4205706786</text:p>
          </table:table-cell>
          <table:table-cell/>
          <table:table-cell table:style-name="ce4" table:formula="of:=[$Redistribution_high.B22]" office:value-type="float" office:value="0.365121999969614" calcext:value-type="float">
            <text:p>0,365122</text:p>
          </table:table-cell>
          <table:table-cell table:style-name="ce4" table:formula="of:=[$Redistribution_high.C22]" office:value-type="float" office:value="0.449736667348808" calcext:value-type="float">
            <text:p>0,4497366673</text:p>
          </table:table-cell>
          <table:table-cell table:style-name="ce4" table:formula="of:=[$Redistribution_high.D22]" office:value-type="float" office:value="0.3890928417334" calcext:value-type="float">
            <text:p>0,3890928417</text:p>
          </table:table-cell>
          <table:table-cell table:style-name="ce4" table:formula="of:=[$Redistribution_high.E22]" office:value-type="float" office:value="0.420570678561667" calcext:value-type="float">
            <text:p>0,4205706786</text:p>
          </table:table-cell>
          <table:table-cell table:number-columns-repeated="1009"/>
        </table:table-row>
        <table:table-row table:style-name="ro3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central.B23]" office:value-type="float" office:value="0.390274289864271" calcext:value-type="float">
            <text:p>0,3902742899</text:p>
          </table:table-cell>
          <table:table-cell table:style-name="ce4" table:formula="of:=[$Redistribution_central.C23]" office:value-type="float" office:value="0.461939906460504" calcext:value-type="float">
            <text:p>0,4619399065</text:p>
          </table:table-cell>
          <table:table-cell table:style-name="ce4" table:formula="of:=[$Redistribution_central.D23]" office:value-type="float" office:value="0.409471776087944" calcext:value-type="float">
            <text:p>0,4094717761</text:p>
          </table:table-cell>
          <table:table-cell table:style-name="ce4" table:formula="of:=[$Redistribution_central.E23]" office:value-type="float" office:value="0.43912000485065" calcext:value-type="float">
            <text:p>0,4391200049</text:p>
          </table:table-cell>
          <table:table-cell/>
          <table:table-cell table:style-name="ce4" table:formula="of:=[$redistribution_low.B23]" office:value-type="float" office:value="0.390090093531828" calcext:value-type="float">
            <text:p>0,3900900935</text:p>
          </table:table-cell>
          <table:table-cell table:style-name="ce4" table:formula="of:=[$redistribution_low.C23]" office:value-type="float" office:value="0.462081227770515" calcext:value-type="float">
            <text:p>0,4620812278</text:p>
          </table:table-cell>
          <table:table-cell table:style-name="ce4" table:formula="of:=[$redistribution_low.D23]" office:value-type="float" office:value="0.409349427307618" calcext:value-type="float">
            <text:p>0,4093494273</text:p>
          </table:table-cell>
          <table:table-cell table:style-name="ce4" table:formula="of:=[$redistribution_low.E23]" office:value-type="float" office:value="0.439170778707649" calcext:value-type="float">
            <text:p>0,4391707787</text:p>
          </table:table-cell>
          <table:table-cell/>
          <table:table-cell table:style-name="ce4" table:formula="of:=[$Redistribution_high.B23]" office:value-type="float" office:value="0.390274507047996" calcext:value-type="float">
            <text:p>0,390274507</text:p>
          </table:table-cell>
          <table:table-cell table:style-name="ce4" table:formula="of:=[$Redistribution_high.C23]" office:value-type="float" office:value="0.462081227770517" calcext:value-type="float">
            <text:p>0,4620812278</text:p>
          </table:table-cell>
          <table:table-cell table:style-name="ce4" table:formula="of:=[$Redistribution_high.D23]" office:value-type="float" office:value="0.409449453740932" calcext:value-type="float">
            <text:p>0,4094494537</text:p>
          </table:table-cell>
          <table:table-cell table:style-name="ce4" table:formula="of:=[$Redistribution_high.E23]" office:value-type="float" office:value="0.4393173033221" calcext:value-type="float">
            <text:p>0,4393173033</text:p>
          </table:table-cell>
          <table:table-cell table:number-columns-repeated="1009"/>
        </table:table-row>
        <table:table-row table:style-name="ro3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central.B24]" office:value-type="float" office:value="0.380173011040419" calcext:value-type="float">
            <text:p>0,380173011</text:p>
          </table:table-cell>
          <table:table-cell table:style-name="ce4" table:formula="of:=[$Redistribution_central.C24]" office:value-type="float" office:value="0.452452724417482" calcext:value-type="float">
            <text:p>0,4524527244</text:p>
          </table:table-cell>
          <table:table-cell table:style-name="ce4" table:formula="of:=[$Redistribution_central.D24]" office:value-type="float" office:value="0.399087202412731" calcext:value-type="float">
            <text:p>0,3990872024</text:p>
          </table:table-cell>
          <table:table-cell table:style-name="ce4" table:formula="of:=[$Redistribution_central.E24]" office:value-type="float" office:value="0.429971466827547" calcext:value-type="float">
            <text:p>0,4299714668</text:p>
          </table:table-cell>
          <table:table-cell/>
          <table:table-cell table:style-name="ce4" table:formula="of:=[$redistribution_low.B24]" office:value-type="float" office:value="0.380094132229081" calcext:value-type="float">
            <text:p>0,3800941322</text:p>
          </table:table-cell>
          <table:table-cell table:style-name="ce4" table:formula="of:=[$redistribution_low.C24]" office:value-type="float" office:value="0.452659513298586" calcext:value-type="float">
            <text:p>0,4526595133</text:p>
          </table:table-cell>
          <table:table-cell table:style-name="ce4" table:formula="of:=[$redistribution_low.D24]" office:value-type="float" office:value="0.398964838084694" calcext:value-type="float">
            <text:p>0,3989648381</text:p>
          </table:table-cell>
          <table:table-cell table:style-name="ce4" table:formula="of:=[$redistribution_low.E24]" office:value-type="float" office:value="0.430257653178631" calcext:value-type="float">
            <text:p>0,4302576532</text:p>
          </table:table-cell>
          <table:table-cell/>
          <table:table-cell table:style-name="ce4" table:formula="of:=[$Redistribution_high.B24]" office:value-type="float" office:value="0.379998289253663" calcext:value-type="float">
            <text:p>0,3799982893</text:p>
          </table:table-cell>
          <table:table-cell table:style-name="ce4" table:formula="of:=[$Redistribution_high.C24]" office:value-type="float" office:value="0.452659513298577" calcext:value-type="float">
            <text:p>0,4526595133</text:p>
          </table:table-cell>
          <table:table-cell table:style-name="ce4" table:formula="of:=[$Redistribution_high.D24]" office:value-type="float" office:value="0.398920488563383" calcext:value-type="float">
            <text:p>0,3989204886</text:p>
          </table:table-cell>
          <table:table-cell table:style-name="ce4" table:formula="of:=[$Redistribution_high.E24]" office:value-type="float" office:value="0.430171075509163" calcext:value-type="float">
            <text:p>0,4301710755</text:p>
          </table:table-cell>
          <table:table-cell table:number-columns-repeated="1009"/>
        </table:table-row>
        <table:table-row table:style-name="ro3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central.B25]" office:value-type="float" office:value="0.3787720170865" calcext:value-type="float">
            <text:p>0,3787720171</text:p>
          </table:table-cell>
          <table:table-cell table:style-name="ce4" table:formula="of:=[$Redistribution_central.C25]" office:value-type="float" office:value="0.454788104688026" calcext:value-type="float">
            <text:p>0,4547881047</text:p>
          </table:table-cell>
          <table:table-cell table:style-name="ce4" table:formula="of:=[$Redistribution_central.D25]" office:value-type="float" office:value="0.398811801379714" calcext:value-type="float">
            <text:p>0,3988118014</text:p>
          </table:table-cell>
          <table:table-cell table:style-name="ce4" table:formula="of:=[$Redistribution_central.E25]" office:value-type="float" office:value="0.429965048356399" calcext:value-type="float">
            <text:p>0,4299650484</text:p>
          </table:table-cell>
          <table:table-cell/>
          <table:table-cell table:style-name="ce4" table:formula="of:=[$redistribution_low.B25]" office:value-type="float" office:value="0.378288634646358" calcext:value-type="float">
            <text:p>0,3782886346</text:p>
          </table:table-cell>
          <table:table-cell table:style-name="ce4" table:formula="of:=[$redistribution_low.C25]" office:value-type="float" office:value="0.454913510755455" calcext:value-type="float">
            <text:p>0,4549135108</text:p>
          </table:table-cell>
          <table:table-cell table:style-name="ce4" table:formula="of:=[$redistribution_low.D25]" office:value-type="float" office:value="0.398576676622215" calcext:value-type="float">
            <text:p>0,3985766766</text:p>
          </table:table-cell>
          <table:table-cell table:style-name="ce4" table:formula="of:=[$redistribution_low.E25]" office:value-type="float" office:value="0.429678575671334" calcext:value-type="float">
            <text:p>0,4296785757</text:p>
          </table:table-cell>
          <table:table-cell/>
          <table:table-cell table:style-name="ce4" table:formula="of:=[$Redistribution_high.B25]" office:value-type="float" office:value="0.378678648125303" calcext:value-type="float">
            <text:p>0,3786786481</text:p>
          </table:table-cell>
          <table:table-cell table:style-name="ce4" table:formula="of:=[$Redistribution_high.C25]" office:value-type="float" office:value="0.45353693429097" calcext:value-type="float">
            <text:p>0,4535369343</text:p>
          </table:table-cell>
          <table:table-cell table:style-name="ce4" table:formula="of:=[$Redistribution_high.D25]" office:value-type="float" office:value="0.398338800418817" calcext:value-type="float">
            <text:p>0,3983388004</text:p>
          </table:table-cell>
          <table:table-cell table:style-name="ce4" table:formula="of:=[$Redistribution_high.E25]" office:value-type="float" office:value="0.429371196560902" calcext:value-type="float">
            <text:p>0,4293711966</text:p>
          </table:table-cell>
          <table:table-cell table:number-columns-repeated="1009"/>
        </table:table-row>
        <table:table-row table:style-name="ro3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central.B26]" office:value-type="float" office:value="0.372383255904586" calcext:value-type="float">
            <text:p>0,3723832559</text:p>
          </table:table-cell>
          <table:table-cell table:style-name="ce4" table:formula="of:=[$Redistribution_central.C26]" office:value-type="float" office:value="0.449145934199617" calcext:value-type="float">
            <text:p>0,4491459342</text:p>
          </table:table-cell>
          <table:table-cell table:style-name="ce4" table:formula="of:=[$Redistribution_central.D26]" office:value-type="float" office:value="0.395862687192177" calcext:value-type="float">
            <text:p>0,3958626872</text:p>
          </table:table-cell>
          <table:table-cell table:style-name="ce4" table:formula="of:=[$Redistribution_central.E26]" office:value-type="float" office:value="0.41935863809716" calcext:value-type="float">
            <text:p>0,4193586381</text:p>
          </table:table-cell>
          <table:table-cell/>
          <table:table-cell table:style-name="ce4" table:formula="of:=[$redistribution_low.B26]" office:value-type="float" office:value="0.372598472136141" calcext:value-type="float">
            <text:p>0,3725984721</text:p>
          </table:table-cell>
          <table:table-cell table:style-name="ce4" table:formula="of:=[$redistribution_low.C26]" office:value-type="float" office:value="0.450587900126815" calcext:value-type="float">
            <text:p>0,4505879001</text:p>
          </table:table-cell>
          <table:table-cell table:style-name="ce4" table:formula="of:=[$redistribution_low.D26]" office:value-type="float" office:value="0.396499223320247" calcext:value-type="float">
            <text:p>0,3964992233</text:p>
          </table:table-cell>
          <table:table-cell table:style-name="ce4" table:formula="of:=[$redistribution_low.E26]" office:value-type="float" office:value="0.420053603847153" calcext:value-type="float">
            <text:p>0,4200536038</text:p>
          </table:table-cell>
          <table:table-cell/>
          <table:table-cell table:style-name="ce4" table:formula="of:=[$Redistribution_high.B26]" office:value-type="float" office:value="0.374484794514886" calcext:value-type="float">
            <text:p>0,3744847945</text:p>
          </table:table-cell>
          <table:table-cell table:style-name="ce4" table:formula="of:=[$Redistribution_high.C26]" office:value-type="float" office:value="0.448455299220769" calcext:value-type="float">
            <text:p>0,4484552992</text:p>
          </table:table-cell>
          <table:table-cell table:style-name="ce4" table:formula="of:=[$Redistribution_high.D26]" office:value-type="float" office:value="0.397134231792293" calcext:value-type="float">
            <text:p>0,3971342318</text:p>
          </table:table-cell>
          <table:table-cell table:style-name="ce4" table:formula="of:=[$Redistribution_high.E26]" office:value-type="float" office:value="0.420650588972757" calcext:value-type="float">
            <text:p>0,420650589</text:p>
          </table:table-cell>
          <table:table-cell table:number-columns-repeated="1009"/>
        </table:table-row>
        <table:table-row table:style-name="ro3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central.B27]" office:value-type="float" office:value="0.379734383713005" calcext:value-type="float">
            <text:p>0,3797343837</text:p>
          </table:table-cell>
          <table:table-cell table:style-name="ce4" table:formula="of:=[$Redistribution_central.C27]" office:value-type="float" office:value="0.451992237096014" calcext:value-type="float">
            <text:p>0,4519922371</text:p>
          </table:table-cell>
          <table:table-cell table:style-name="ce4" table:formula="of:=[$Redistribution_central.D27]" office:value-type="float" office:value="0.397994178472145" calcext:value-type="float">
            <text:p>0,3979941785</text:p>
          </table:table-cell>
          <table:table-cell table:style-name="ce4" table:formula="of:=[$Redistribution_central.E27]" office:value-type="float" office:value="0.431103328070487" calcext:value-type="float">
            <text:p>0,4311033281</text:p>
          </table:table-cell>
          <table:table-cell/>
          <table:table-cell table:style-name="ce4" table:formula="of:=[$redistribution_low.B27]" office:value-type="float" office:value="0.378681463216737" calcext:value-type="float">
            <text:p>0,3786814632</text:p>
          </table:table-cell>
          <table:table-cell table:style-name="ce4" table:formula="of:=[$redistribution_low.C27]" office:value-type="float" office:value="0.452377552739532" calcext:value-type="float">
            <text:p>0,4523775527</text:p>
          </table:table-cell>
          <table:table-cell table:style-name="ce4" table:formula="of:=[$redistribution_low.D27]" office:value-type="float" office:value="0.397625808172015" calcext:value-type="float">
            <text:p>0,3976258082</text:p>
          </table:table-cell>
          <table:table-cell table:style-name="ce4" table:formula="of:=[$redistribution_low.E27]" office:value-type="float" office:value="0.430210272552746" calcext:value-type="float">
            <text:p>0,4302102726</text:p>
          </table:table-cell>
          <table:table-cell/>
          <table:table-cell table:style-name="ce4" table:formula="of:=[$Redistribution_high.B27]" office:value-type="float" office:value="0.380944382525768" calcext:value-type="float">
            <text:p>0,3809443825</text:p>
          </table:table-cell>
          <table:table-cell table:style-name="ce4" table:formula="of:=[$Redistribution_high.C27]" office:value-type="float" office:value="0.452521875761481" calcext:value-type="float">
            <text:p>0,4525218758</text:p>
          </table:table-cell>
          <table:table-cell table:style-name="ce4" table:formula="of:=[$Redistribution_high.D27]" office:value-type="float" office:value="0.398574810072969" calcext:value-type="float">
            <text:p>0,3985748101</text:p>
          </table:table-cell>
          <table:table-cell table:style-name="ce4" table:formula="of:=[$Redistribution_high.E27]" office:value-type="float" office:value="0.432338246986797" calcext:value-type="float">
            <text:p>0,432338247</text:p>
          </table:table-cell>
          <table:table-cell table:number-columns-repeated="1009"/>
        </table:table-row>
        <table:table-row table:style-name="ro3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central.B28]" office:value-type="float" office:value="0.380734734560036" calcext:value-type="float">
            <text:p>0,3807347346</text:p>
          </table:table-cell>
          <table:table-cell table:style-name="ce4" table:formula="of:=[$Redistribution_central.C28]" office:value-type="float" office:value="0.450520591247746" calcext:value-type="float">
            <text:p>0,4505205912</text:p>
          </table:table-cell>
          <table:table-cell table:style-name="ce4" table:formula="of:=[$Redistribution_central.D28]" office:value-type="float" office:value="0.397894863757971" calcext:value-type="float">
            <text:p>0,3978948638</text:p>
          </table:table-cell>
          <table:table-cell table:style-name="ce4" table:formula="of:=[$Redistribution_central.E28]" office:value-type="float" office:value="0.431161129534055" calcext:value-type="float">
            <text:p>0,4311611295</text:p>
          </table:table-cell>
          <table:table-cell/>
          <table:table-cell table:style-name="ce4" table:formula="of:=[$redistribution_low.B28]" office:value-type="float" office:value="0.378315806641754" calcext:value-type="float">
            <text:p>0,3783158066</text:p>
          </table:table-cell>
          <table:table-cell table:style-name="ce4" table:formula="of:=[$redistribution_low.C28]" office:value-type="float" office:value="0.449465972626779" calcext:value-type="float">
            <text:p>0,4494659726</text:p>
          </table:table-cell>
          <table:table-cell table:style-name="ce4" table:formula="of:=[$redistribution_low.D28]" office:value-type="float" office:value="0.396532989622757" calcext:value-type="float">
            <text:p>0,3965329896</text:p>
          </table:table-cell>
          <table:table-cell table:style-name="ce4" table:formula="of:=[$redistribution_low.E28]" office:value-type="float" office:value="0.428876602185632" calcext:value-type="float">
            <text:p>0,4288766022</text:p>
          </table:table-cell>
          <table:table-cell/>
          <table:table-cell table:style-name="ce4" table:formula="of:=[$Redistribution_high.B28]" office:value-type="float" office:value="0.382315741005297" calcext:value-type="float">
            <text:p>0,382315741</text:p>
          </table:table-cell>
          <table:table-cell table:style-name="ce4" table:formula="of:=[$Redistribution_high.C28]" office:value-type="float" office:value="0.448271767983274" calcext:value-type="float">
            <text:p>0,448271768</text:p>
          </table:table-cell>
          <table:table-cell table:style-name="ce4" table:formula="of:=[$Redistribution_high.D28]" office:value-type="float" office:value="0.398575425461837" calcext:value-type="float">
            <text:p>0,3985754255</text:p>
          </table:table-cell>
          <table:table-cell table:style-name="ce4" table:formula="of:=[$Redistribution_high.E28]" office:value-type="float" office:value="0.430003954960056" calcext:value-type="float">
            <text:p>0,430003955</text:p>
          </table:table-cell>
          <table:table-cell table:number-columns-repeated="1009"/>
        </table:table-row>
        <table:table-row table:style-name="ro3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central.B29]" office:value-type="float" office:value="0.381987591445541" calcext:value-type="float">
            <text:p>0,3819875914</text:p>
          </table:table-cell>
          <table:table-cell table:style-name="ce4" table:formula="of:=[$Redistribution_central.C29]" office:value-type="float" office:value="0.454594171827396" calcext:value-type="float">
            <text:p>0,4545941718</text:p>
          </table:table-cell>
          <table:table-cell table:style-name="ce4" table:formula="of:=[$Redistribution_central.D29]" office:value-type="float" office:value="0.399234219471221" calcext:value-type="float">
            <text:p>0,3992342195</text:p>
          </table:table-cell>
          <table:table-cell table:style-name="ce4" table:formula="of:=[$Redistribution_central.E29]" office:value-type="float" office:value="0.43374417196653" calcext:value-type="float">
            <text:p>0,433744172</text:p>
          </table:table-cell>
          <table:table-cell/>
          <table:table-cell table:style-name="ce4" table:formula="of:=[$redistribution_low.B29]" office:value-type="float" office:value="0.379957653456914" calcext:value-type="float">
            <text:p>0,3799576535</text:p>
          </table:table-cell>
          <table:table-cell table:style-name="ce4" table:formula="of:=[$redistribution_low.C29]" office:value-type="float" office:value="0.454436241375204" calcext:value-type="float">
            <text:p>0,4544362414</text:p>
          </table:table-cell>
          <table:table-cell table:style-name="ce4" table:formula="of:=[$redistribution_low.D29]" office:value-type="float" office:value="0.398554090675366" calcext:value-type="float">
            <text:p>0,3985540907</text:p>
          </table:table-cell>
          <table:table-cell table:style-name="ce4" table:formula="of:=[$redistribution_low.E29]" office:value-type="float" office:value="0.431766825162276" calcext:value-type="float">
            <text:p>0,4317668252</text:p>
          </table:table-cell>
          <table:table-cell/>
          <table:table-cell table:style-name="ce4" table:formula="of:=[$Redistribution_high.B29]" office:value-type="float" office:value="0.384067919120052" calcext:value-type="float">
            <text:p>0,3840679191</text:p>
          </table:table-cell>
          <table:table-cell table:style-name="ce4" table:formula="of:=[$Redistribution_high.C29]" office:value-type="float" office:value="0.451272884696459" calcext:value-type="float">
            <text:p>0,4512728847</text:p>
          </table:table-cell>
          <table:table-cell table:style-name="ce4" table:formula="of:=[$Redistribution_high.D29]" office:value-type="float" office:value="0.400172757068606" calcext:value-type="float">
            <text:p>0,4001727571</text:p>
          </table:table-cell>
          <table:table-cell table:style-name="ce4" table:formula="of:=[$Redistribution_high.E29]" office:value-type="float" office:value="0.431889410031805" calcext:value-type="float">
            <text:p>0,43188941</text:p>
          </table:table-cell>
          <table:table-cell table:number-columns-repeated="1009"/>
        </table:table-row>
        <table:table-row table:style-name="ro3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central.B30]" office:value-type="float" office:value="0.37418273267219" calcext:value-type="float">
            <text:p>0,3741827327</text:p>
          </table:table-cell>
          <table:table-cell table:style-name="ce4" table:formula="of:=[$Redistribution_central.C30]" office:value-type="float" office:value="0.452542804112034" calcext:value-type="float">
            <text:p>0,4525428041</text:p>
          </table:table-cell>
          <table:table-cell table:style-name="ce4" table:formula="of:=[$Redistribution_central.D30]" office:value-type="float" office:value="0.395647283079232" calcext:value-type="float">
            <text:p>0,3956472831</text:p>
          </table:table-cell>
          <table:table-cell table:style-name="ce4" table:formula="of:=[$Redistribution_central.E30]" office:value-type="float" office:value="0.425940522538431" calcext:value-type="float">
            <text:p>0,4259405225</text:p>
          </table:table-cell>
          <table:table-cell/>
          <table:table-cell table:style-name="ce4" table:formula="of:=[$redistribution_low.B30]" office:value-type="float" office:value="0.371514362224132" calcext:value-type="float">
            <text:p>0,3715143622</text:p>
          </table:table-cell>
          <table:table-cell table:style-name="ce4" table:formula="of:=[$redistribution_low.C30]" office:value-type="float" office:value="0.455347197489062" calcext:value-type="float">
            <text:p>0,4553471975</text:p>
          </table:table-cell>
          <table:table-cell table:style-name="ce4" table:formula="of:=[$redistribution_low.D30]" office:value-type="float" office:value="0.394562139626617" calcext:value-type="float">
            <text:p>0,3945621396</text:p>
          </table:table-cell>
          <table:table-cell table:style-name="ce4" table:formula="of:=[$redistribution_low.E30]" office:value-type="float" office:value="0.426350049537492" calcext:value-type="float">
            <text:p>0,4263500495</text:p>
          </table:table-cell>
          <table:table-cell/>
          <table:table-cell table:style-name="ce4" table:formula="of:=[$Redistribution_high.B30]" office:value-type="float" office:value="0.379893919892735" calcext:value-type="float">
            <text:p>0,3798939199</text:p>
          </table:table-cell>
          <table:table-cell table:style-name="ce4" table:formula="of:=[$Redistribution_high.C30]" office:value-type="float" office:value="0.453851422709382" calcext:value-type="float">
            <text:p>0,4538514227</text:p>
          </table:table-cell>
          <table:table-cell table:style-name="ce4" table:formula="of:=[$Redistribution_high.D30]" office:value-type="float" office:value="0.399772765008459" calcext:value-type="float">
            <text:p>0,399772765</text:p>
          </table:table-cell>
          <table:table-cell table:style-name="ce4" table:formula="of:=[$Redistribution_high.E30]" office:value-type="float" office:value="0.430067138928671" calcext:value-type="float">
            <text:p>0,4300671389</text:p>
          </table:table-cell>
          <table:table-cell table:number-columns-repeated="1009"/>
        </table:table-row>
        <table:table-row table:style-name="ro3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central.B31]" office:value-type="float" office:value="0.38528204312091" calcext:value-type="float">
            <text:p>0,3852820431</text:p>
          </table:table-cell>
          <table:table-cell table:style-name="ce4" table:formula="of:=[$Redistribution_central.C31]" office:value-type="float" office:value="0.460888550612722" calcext:value-type="float">
            <text:p>0,4608885506</text:p>
          </table:table-cell>
          <table:table-cell table:style-name="ce4" table:formula="of:=[$Redistribution_central.D31]" office:value-type="float" office:value="0.402555163756976" calcext:value-type="float">
            <text:p>0,4025551638</text:p>
          </table:table-cell>
          <table:table-cell table:style-name="ce4" table:formula="of:=[$Redistribution_central.E31]" office:value-type="float" office:value="0.438468706241229" calcext:value-type="float">
            <text:p>0,4384687062</text:p>
          </table:table-cell>
          <table:table-cell/>
          <table:table-cell table:style-name="ce4" table:formula="of:=[$redistribution_low.B31]" office:value-type="float" office:value="0.382661255939707" calcext:value-type="float">
            <text:p>0,3826612559</text:p>
          </table:table-cell>
          <table:table-cell table:style-name="ce4" table:formula="of:=[$redistribution_low.C31]" office:value-type="float" office:value="0.462693673063508" calcext:value-type="float">
            <text:p>0,4626936731</text:p>
          </table:table-cell>
          <table:table-cell table:style-name="ce4" table:formula="of:=[$redistribution_low.D31]" office:value-type="float" office:value="0.400823746778744" calcext:value-type="float">
            <text:p>0,4008237468</text:p>
          </table:table-cell>
          <table:table-cell table:style-name="ce4" table:formula="of:=[$redistribution_low.E31]" office:value-type="float" office:value="0.438402498754738" calcext:value-type="float">
            <text:p>0,4384024988</text:p>
          </table:table-cell>
          <table:table-cell/>
          <table:table-cell table:style-name="ce4" table:formula="of:=[$Redistribution_high.B31]" office:value-type="float" office:value="0.383343708641668" calcext:value-type="float">
            <text:p>0,3833437086</text:p>
          </table:table-cell>
          <table:table-cell table:style-name="ce4" table:formula="of:=[$Redistribution_high.C31]" office:value-type="float" office:value="0.453851296252266" calcext:value-type="float">
            <text:p>0,4538512963</text:p>
          </table:table-cell>
          <table:table-cell table:style-name="ce4" table:formula="of:=[$Redistribution_high.D31]" office:value-type="float" office:value="0.398765586583898" calcext:value-type="float">
            <text:p>0,3987655866</text:p>
          </table:table-cell>
          <table:table-cell table:style-name="ce4" table:formula="of:=[$Redistribution_high.E31]" office:value-type="float" office:value="0.436740291639639" calcext:value-type="float">
            <text:p>0,4367402916</text:p>
          </table:table-cell>
          <table:table-cell table:number-columns-repeated="1009"/>
        </table:table-row>
        <table:table-row table:style-name="ro3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central.B32]" office:value-type="float" office:value="0.379315405100114" calcext:value-type="float">
            <text:p>0,3793154051</text:p>
          </table:table-cell>
          <table:table-cell table:style-name="ce4" table:formula="of:=[$Redistribution_central.C32]" office:value-type="float" office:value="0.45182307372994" calcext:value-type="float">
            <text:p>0,4518230737</text:p>
          </table:table-cell>
          <table:table-cell table:style-name="ce4" table:formula="of:=[$Redistribution_central.D32]" office:value-type="float" office:value="0.396009757643245" calcext:value-type="float">
            <text:p>0,3960097576</text:p>
          </table:table-cell>
          <table:table-cell table:style-name="ce4" table:formula="of:=[$Redistribution_central.E32]" office:value-type="float" office:value="0.430877282459663" calcext:value-type="float">
            <text:p>0,4308772825</text:p>
          </table:table-cell>
          <table:table-cell/>
          <table:table-cell table:style-name="ce4" table:formula="of:=[$redistribution_low.B32]" office:value-type="float" office:value="0.377297141396931" calcext:value-type="float">
            <text:p>0,3772971414</text:p>
          </table:table-cell>
          <table:table-cell table:style-name="ce4" table:formula="of:=[$redistribution_low.C32]" office:value-type="float" office:value="0.452038748907097" calcext:value-type="float">
            <text:p>0,4520387489</text:p>
          </table:table-cell>
          <table:table-cell table:style-name="ce4" table:formula="of:=[$redistribution_low.D32]" office:value-type="float" office:value="0.39495664718715" calcext:value-type="float">
            <text:p>0,3949566472</text:p>
          </table:table-cell>
          <table:table-cell table:style-name="ce4" table:formula="of:=[$redistribution_low.E32]" office:value-type="float" office:value="0.429588534259459" calcext:value-type="float">
            <text:p>0,4295885343</text:p>
          </table:table-cell>
          <table:table-cell/>
          <table:table-cell table:style-name="ce4" table:formula="of:=[$Redistribution_high.B32]" office:value-type="float" office:value="0.381766032786292" calcext:value-type="float">
            <text:p>0,3817660328</text:p>
          </table:table-cell>
          <table:table-cell table:style-name="ce4" table:formula="of:=[$Redistribution_high.C32]" office:value-type="float" office:value="0.44882505602472" calcext:value-type="float">
            <text:p>0,448825056</text:p>
          </table:table-cell>
          <table:table-cell table:style-name="ce4" table:formula="of:=[$Redistribution_high.D32]" office:value-type="float" office:value="0.39660817367208" calcext:value-type="float">
            <text:p>0,3966081737</text:p>
          </table:table-cell>
          <table:table-cell table:style-name="ce4" table:formula="of:=[$Redistribution_high.E32]" office:value-type="float" office:value="0.43179255482791" calcext:value-type="float">
            <text:p>0,4317925548</text:p>
          </table:table-cell>
          <table:table-cell table:number-columns-repeated="1009"/>
        </table:table-row>
        <table:table-row table:style-name="ro3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central.B33]" office:value-type="float" office:value="0.376635752236396" calcext:value-type="float">
            <text:p>0,3766357522</text:p>
          </table:table-cell>
          <table:table-cell table:style-name="ce4" table:formula="of:=[$Redistribution_central.C33]" office:value-type="float" office:value="0.456472008534068" calcext:value-type="float">
            <text:p>0,4564720085</text:p>
          </table:table-cell>
          <table:table-cell table:style-name="ce4" table:formula="of:=[$Redistribution_central.D33]" office:value-type="float" office:value="0.393339142665873" calcext:value-type="float">
            <text:p>0,3933391427</text:p>
          </table:table-cell>
          <table:table-cell table:style-name="ce4" table:formula="of:=[$Redistribution_central.E33]" office:value-type="float" office:value="0.435842774209567" calcext:value-type="float">
            <text:p>0,4358427742</text:p>
          </table:table-cell>
          <table:table-cell/>
          <table:table-cell table:style-name="ce4" table:formula="of:=[$redistribution_low.B33]" office:value-type="float" office:value="0.382137302762646" calcext:value-type="float">
            <text:p>0,3821373028</text:p>
          </table:table-cell>
          <table:table-cell table:style-name="ce4" table:formula="of:=[$redistribution_low.C33]" office:value-type="float" office:value="0.462182440786557" calcext:value-type="float">
            <text:p>0,4621824408</text:p>
          </table:table-cell>
          <table:table-cell table:style-name="ce4" table:formula="of:=[$redistribution_low.D33]" office:value-type="float" office:value="0.400197357947064" calcext:value-type="float">
            <text:p>0,4001973579</text:p>
          </table:table-cell>
          <table:table-cell table:style-name="ce4" table:formula="of:=[$redistribution_low.E33]" office:value-type="float" office:value="0.439925673939075" calcext:value-type="float">
            <text:p>0,4399256739</text:p>
          </table:table-cell>
          <table:table-cell/>
          <table:table-cell table:style-name="ce4" table:formula="of:=[$Redistribution_high.B33]" office:value-type="float" office:value="0.385854398176246" calcext:value-type="float">
            <text:p>0,3858543982</text:p>
          </table:table-cell>
          <table:table-cell table:style-name="ce4" table:formula="of:=[$Redistribution_high.C33]" office:value-type="float" office:value="0.45494215060781" calcext:value-type="float">
            <text:p>0,4549421506</text:p>
          </table:table-cell>
          <table:table-cell table:style-name="ce4" table:formula="of:=[$Redistribution_high.D33]" office:value-type="float" office:value="0.401864675275604" calcext:value-type="float">
            <text:p>0,4018646753</text:p>
          </table:table-cell>
          <table:table-cell table:style-name="ce4" table:formula="of:=[$Redistribution_high.E33]" office:value-type="float" office:value="0.435531719307091" calcext:value-type="float">
            <text:p>0,4355317193</text:p>
          </table:table-cell>
          <table:table-cell table:number-columns-repeated="1009"/>
        </table:table-row>
        <table:table-row table:style-name="ro3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central.B34]" office:value-type="float" office:value="0.375562112292529" calcext:value-type="float">
            <text:p>0,3755621123</text:p>
          </table:table-cell>
          <table:table-cell table:style-name="ce4" table:formula="of:=[$Redistribution_central.C34]" office:value-type="float" office:value="0.45265018712394" calcext:value-type="float">
            <text:p>0,4526501871</text:p>
          </table:table-cell>
          <table:table-cell table:style-name="ce4" table:formula="of:=[$Redistribution_central.D34]" office:value-type="float" office:value="0.395788939235637" calcext:value-type="float">
            <text:p>0,3957889392</text:p>
          </table:table-cell>
          <table:table-cell table:style-name="ce4" table:formula="of:=[$Redistribution_central.E34]" office:value-type="float" office:value="0.428029627918928" calcext:value-type="float">
            <text:p>0,4280296279</text:p>
          </table:table-cell>
          <table:table-cell/>
          <table:table-cell table:style-name="ce4" table:formula="of:=[$redistribution_low.B34]" office:value-type="float" office:value="0.375957334671378" calcext:value-type="float">
            <text:p>0,3759573347</text:p>
          </table:table-cell>
          <table:table-cell table:style-name="ce4" table:formula="of:=[$redistribution_low.C34]" office:value-type="float" office:value="0.460915500409321" calcext:value-type="float">
            <text:p>0,4609155004</text:p>
          </table:table-cell>
          <table:table-cell table:style-name="ce4" table:formula="of:=[$redistribution_low.D34]" office:value-type="float" office:value="0.398708489766596" calcext:value-type="float">
            <text:p>0,3987084898</text:p>
          </table:table-cell>
          <table:table-cell table:style-name="ce4" table:formula="of:=[$redistribution_low.E34]" office:value-type="float" office:value="0.43039835063948" calcext:value-type="float">
            <text:p>0,4303983506</text:p>
          </table:table-cell>
          <table:table-cell/>
          <table:table-cell table:style-name="ce4" table:formula="of:=[$Redistribution_high.B34]" office:value-type="float" office:value="0.381744938389658" calcext:value-type="float">
            <text:p>0,3817449384</text:p>
          </table:table-cell>
          <table:table-cell table:style-name="ce4" table:formula="of:=[$Redistribution_high.C34]" office:value-type="float" office:value="0.455755529606227" calcext:value-type="float">
            <text:p>0,4557555296</text:p>
          </table:table-cell>
          <table:table-cell table:style-name="ce4" table:formula="of:=[$Redistribution_high.D34]" office:value-type="float" office:value="0.401433511955641" calcext:value-type="float">
            <text:p>0,401433512</text:p>
          </table:table-cell>
          <table:table-cell table:style-name="ce4" table:formula="of:=[$Redistribution_high.E34]" office:value-type="float" office:value="0.431136200473428" calcext:value-type="float">
            <text:p>0,4311362005</text:p>
          </table:table-cell>
          <table:table-cell table:number-columns-repeated="1009"/>
        </table:table-row>
        <table:table-row table:style-name="ro3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central.B35]" office:value-type="float" office:value="0.383428569173414" calcext:value-type="float">
            <text:p>0,3834285692</text:p>
          </table:table-cell>
          <table:table-cell table:style-name="ce4" table:formula="of:=[$Redistribution_central.C35]" office:value-type="float" office:value="0.459880908281476" calcext:value-type="float">
            <text:p>0,4598809083</text:p>
          </table:table-cell>
          <table:table-cell table:style-name="ce4" table:formula="of:=[$Redistribution_central.D35]" office:value-type="float" office:value="0.399531213162747" calcext:value-type="float">
            <text:p>0,3995312132</text:p>
          </table:table-cell>
          <table:table-cell table:style-name="ce4" table:formula="of:=[$Redistribution_central.E35]" office:value-type="float" office:value="0.438946645887765" calcext:value-type="float">
            <text:p>0,4389466459</text:p>
          </table:table-cell>
          <table:table-cell/>
          <table:table-cell table:style-name="ce4" table:formula="of:=[$redistribution_low.B35]" office:value-type="float" office:value="0.382167374859183" calcext:value-type="float">
            <text:p>0,3821673749</text:p>
          </table:table-cell>
          <table:table-cell table:style-name="ce4" table:formula="of:=[$redistribution_low.C35]" office:value-type="float" office:value="0.460183527132128" calcext:value-type="float">
            <text:p>0,4601835271</text:p>
          </table:table-cell>
          <table:table-cell table:style-name="ce4" table:formula="of:=[$redistribution_low.D35]" office:value-type="float" office:value="0.400228954551276" calcext:value-type="float">
            <text:p>0,4002289546</text:p>
          </table:table-cell>
          <table:table-cell table:style-name="ce4" table:formula="of:=[$redistribution_low.E35]" office:value-type="float" office:value="0.436298079681918" calcext:value-type="float">
            <text:p>0,4362980797</text:p>
          </table:table-cell>
          <table:table-cell/>
          <table:table-cell table:style-name="ce4" table:formula="of:=[$Redistribution_high.B35]" office:value-type="float" office:value="0.383715619918541" calcext:value-type="float">
            <text:p>0,3837156199</text:p>
          </table:table-cell>
          <table:table-cell table:style-name="ce4" table:formula="of:=[$Redistribution_high.C35]" office:value-type="float" office:value="0.456371399607322" calcext:value-type="float">
            <text:p>0,4563713996</text:p>
          </table:table-cell>
          <table:table-cell table:style-name="ce4" table:formula="of:=[$Redistribution_high.D35]" office:value-type="float" office:value="0.399100046507649" calcext:value-type="float">
            <text:p>0,3991000465</text:p>
          </table:table-cell>
          <table:table-cell table:style-name="ce4" table:formula="of:=[$Redistribution_high.E35]" office:value-type="float" office:value="0.436499401642395" calcext:value-type="float">
            <text:p>0,4364994016</text:p>
          </table:table-cell>
          <table:table-cell table:number-columns-repeated="1009"/>
        </table:table-row>
        <table:table-row table:style-name="ro3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central.B36]" office:value-type="float" office:value="0.378630893234234" calcext:value-type="float">
            <text:p>0,3786308932</text:p>
          </table:table-cell>
          <table:table-cell table:style-name="ce4" table:formula="of:=[$Redistribution_central.C36]" office:value-type="float" office:value="0.455100414820157" calcext:value-type="float">
            <text:p>0,4551004148</text:p>
          </table:table-cell>
          <table:table-cell table:style-name="ce4" table:formula="of:=[$Redistribution_central.D36]" office:value-type="float" office:value="0.39508205788259" calcext:value-type="float">
            <text:p>0,3950820579</text:p>
          </table:table-cell>
          <table:table-cell table:style-name="ce4" table:formula="of:=[$Redistribution_central.E36]" office:value-type="float" office:value="0.43394844503305" calcext:value-type="float">
            <text:p>0,433948445</text:p>
          </table:table-cell>
          <table:table-cell/>
          <table:table-cell table:style-name="ce4" table:formula="of:=[$redistribution_low.B36]" office:value-type="float" office:value="0.379887068009063" calcext:value-type="float">
            <text:p>0,379887068</text:p>
          </table:table-cell>
          <table:table-cell table:style-name="ce4" table:formula="of:=[$redistribution_low.C36]" office:value-type="float" office:value="0.460273263271547" calcext:value-type="float">
            <text:p>0,4602732633</text:p>
          </table:table-cell>
          <table:table-cell table:style-name="ce4" table:formula="of:=[$redistribution_low.D36]" office:value-type="float" office:value="0.397674761831401" calcext:value-type="float">
            <text:p>0,3976747618</text:p>
          </table:table-cell>
          <table:table-cell table:style-name="ce4" table:formula="of:=[$redistribution_low.E36]" office:value-type="float" office:value="0.438928619016153" calcext:value-type="float">
            <text:p>0,438928619</text:p>
          </table:table-cell>
          <table:table-cell/>
          <table:table-cell table:style-name="ce4" table:formula="of:=[$Redistribution_high.B36]" office:value-type="float" office:value="0.383207443227938" calcext:value-type="float">
            <text:p>0,3832074432</text:p>
          </table:table-cell>
          <table:table-cell table:style-name="ce4" table:formula="of:=[$Redistribution_high.C36]" office:value-type="float" office:value="0.454952175923125" calcext:value-type="float">
            <text:p>0,4549521759</text:p>
          </table:table-cell>
          <table:table-cell table:style-name="ce4" table:formula="of:=[$Redistribution_high.D36]" office:value-type="float" office:value="0.398324059710705" calcext:value-type="float">
            <text:p>0,3983240597</text:p>
          </table:table-cell>
          <table:table-cell table:style-name="ce4" table:formula="of:=[$Redistribution_high.E36]" office:value-type="float" office:value="0.437479973507778" calcext:value-type="float">
            <text:p>0,4374799735</text:p>
          </table:table-cell>
          <table:table-cell table:number-columns-repeated="1009"/>
        </table:table-row>
        <table:table-row table:style-name="ro3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central.B37]" office:value-type="float" office:value="0.37547780116624" calcext:value-type="float">
            <text:p>0,3754778012</text:p>
          </table:table-cell>
          <table:table-cell table:style-name="ce4" table:formula="of:=[$Redistribution_central.C37]" office:value-type="float" office:value="0.450232136339463" calcext:value-type="float">
            <text:p>0,4502321363</text:p>
          </table:table-cell>
          <table:table-cell table:style-name="ce4" table:formula="of:=[$Redistribution_central.D37]" office:value-type="float" office:value="0.390256629722788" calcext:value-type="float">
            <text:p>0,3902566297</text:p>
          </table:table-cell>
          <table:table-cell table:style-name="ce4" table:formula="of:=[$Redistribution_central.E37]" office:value-type="float" office:value="0.433507520879101" calcext:value-type="float">
            <text:p>0,4335075209</text:p>
          </table:table-cell>
          <table:table-cell/>
          <table:table-cell table:style-name="ce4" table:formula="of:=[$redistribution_low.B37]" office:value-type="float" office:value="0.375532459885931" calcext:value-type="float">
            <text:p>0,3755324599</text:p>
          </table:table-cell>
          <table:table-cell table:style-name="ce4" table:formula="of:=[$redistribution_low.C37]" office:value-type="float" office:value="0.455542934416602" calcext:value-type="float">
            <text:p>0,4555429344</text:p>
          </table:table-cell>
          <table:table-cell table:style-name="ce4" table:formula="of:=[$redistribution_low.D37]" office:value-type="float" office:value="0.392719549510812" calcext:value-type="float">
            <text:p>0,3927195495</text:p>
          </table:table-cell>
          <table:table-cell table:style-name="ce4" table:formula="of:=[$redistribution_low.E37]" office:value-type="float" office:value="0.435288951973495" calcext:value-type="float">
            <text:p>0,435288952</text:p>
          </table:table-cell>
          <table:table-cell/>
          <table:table-cell table:style-name="ce4" table:formula="of:=[$Redistribution_high.B37]" office:value-type="float" office:value="0.386728089161687" calcext:value-type="float">
            <text:p>0,3867280892</text:p>
          </table:table-cell>
          <table:table-cell table:style-name="ce4" table:formula="of:=[$Redistribution_high.C37]" office:value-type="float" office:value="0.45908063857838" calcext:value-type="float">
            <text:p>0,4590806386</text:p>
          </table:table-cell>
          <table:table-cell table:style-name="ce4" table:formula="of:=[$Redistribution_high.D37]" office:value-type="float" office:value="0.400217179482123" calcext:value-type="float">
            <text:p>0,4002171795</text:p>
          </table:table-cell>
          <table:table-cell table:style-name="ce4" table:formula="of:=[$Redistribution_high.E37]" office:value-type="float" office:value="0.442080244993988" calcext:value-type="float">
            <text:p>0,442080245</text:p>
          </table:table-cell>
          <table:table-cell table:number-columns-repeated="1009"/>
        </table:table-row>
        <table:table-row table:style-name="ro3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central.B38]" office:value-type="float" office:value="0.372997274826968" calcext:value-type="float">
            <text:p>0,3729972748</text:p>
          </table:table-cell>
          <table:table-cell table:style-name="ce4" table:formula="of:=[$Redistribution_central.C38]" office:value-type="float" office:value="0.457115983025292" calcext:value-type="float">
            <text:p>0,457115983</text:p>
          </table:table-cell>
          <table:table-cell table:style-name="ce4" table:formula="of:=[$Redistribution_central.D38]" office:value-type="float" office:value="0.392073438327511" calcext:value-type="float">
            <text:p>0,3920734383</text:p>
          </table:table-cell>
          <table:table-cell table:style-name="ce4" table:formula="of:=[$Redistribution_central.E38]" office:value-type="float" office:value="0.433470386820005" calcext:value-type="float">
            <text:p>0,4334703868</text:p>
          </table:table-cell>
          <table:table-cell/>
          <table:table-cell table:style-name="ce4" table:formula="of:=[$redistribution_low.B38]" office:value-type="float" office:value="0.371765022127908" calcext:value-type="float">
            <text:p>0,3717650221</text:p>
          </table:table-cell>
          <table:table-cell table:style-name="ce4" table:formula="of:=[$redistribution_low.C38]" office:value-type="float" office:value="0.455957299039819" calcext:value-type="float">
            <text:p>0,455957299</text:p>
          </table:table-cell>
          <table:table-cell table:style-name="ce4" table:formula="of:=[$redistribution_low.D38]" office:value-type="float" office:value="0.392825323953742" calcext:value-type="float">
            <text:p>0,392825324</text:p>
          </table:table-cell>
          <table:table-cell table:style-name="ce4" table:formula="of:=[$redistribution_low.E38]" office:value-type="float" office:value="0.428755551582744" calcext:value-type="float">
            <text:p>0,4287555516</text:p>
          </table:table-cell>
          <table:table-cell/>
          <table:table-cell table:style-name="ce4" table:formula="of:=[$Redistribution_high.B38]" office:value-type="float" office:value="0.37880354228086" calcext:value-type="float">
            <text:p>0,3788035423</text:p>
          </table:table-cell>
          <table:table-cell table:style-name="ce4" table:formula="of:=[$Redistribution_high.C38]" office:value-type="float" office:value="0.454695493044273" calcext:value-type="float">
            <text:p>0,454695493</text:p>
          </table:table-cell>
          <table:table-cell table:style-name="ce4" table:formula="of:=[$Redistribution_high.D38]" office:value-type="float" office:value="0.396789857176136" calcext:value-type="float">
            <text:p>0,3967898572</text:p>
          </table:table-cell>
          <table:table-cell table:style-name="ce4" table:formula="of:=[$Redistribution_high.E38]" office:value-type="float" office:value="0.432169837194183" calcext:value-type="float">
            <text:p>0,4321698372</text:p>
          </table:table-cell>
          <table:table-cell table:number-columns-repeated="1009"/>
        </table:table-row>
        <table:table-row table:style-name="ro3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central.B39]" office:value-type="float" office:value="0.379360379052467" calcext:value-type="float">
            <text:p>0,3793603791</text:p>
          </table:table-cell>
          <table:table-cell table:style-name="ce4" table:formula="of:=[$Redistribution_central.C39]" office:value-type="float" office:value="0.454725540619856" calcext:value-type="float">
            <text:p>0,4547255406</text:p>
          </table:table-cell>
          <table:table-cell table:style-name="ce4" table:formula="of:=[$Redistribution_central.D39]" office:value-type="float" office:value="0.393042802639144" calcext:value-type="float">
            <text:p>0,3930428026</text:p>
          </table:table-cell>
          <table:table-cell table:style-name="ce4" table:formula="of:=[$Redistribution_central.E39]" office:value-type="float" office:value="0.438099561155215" calcext:value-type="float">
            <text:p>0,4380995612</text:p>
          </table:table-cell>
          <table:table-cell/>
          <table:table-cell table:style-name="ce4" table:formula="of:=[$redistribution_low.B39]" office:value-type="float" office:value="0.377626529599787" calcext:value-type="float">
            <text:p>0,3776265296</text:p>
          </table:table-cell>
          <table:table-cell table:style-name="ce4" table:formula="of:=[$redistribution_low.C39]" office:value-type="float" office:value="0.455626372423684" calcext:value-type="float">
            <text:p>0,4556263724</text:p>
          </table:table-cell>
          <table:table-cell table:style-name="ce4" table:formula="of:=[$redistribution_low.D39]" office:value-type="float" office:value="0.393908731599084" calcext:value-type="float">
            <text:p>0,3939087316</text:p>
          </table:table-cell>
          <table:table-cell table:style-name="ce4" table:formula="of:=[$redistribution_low.E39]" office:value-type="float" office:value="0.437171607124652" calcext:value-type="float">
            <text:p>0,4371716071</text:p>
          </table:table-cell>
          <table:table-cell/>
          <table:table-cell table:style-name="ce4" table:formula="of:=[$Redistribution_high.B39]" office:value-type="float" office:value="0.384580118330772" calcext:value-type="float">
            <text:p>0,3845801183</text:p>
          </table:table-cell>
          <table:table-cell table:style-name="ce4" table:formula="of:=[$Redistribution_high.C39]" office:value-type="float" office:value="0.46060364338362" calcext:value-type="float">
            <text:p>0,4606036434</text:p>
          </table:table-cell>
          <table:table-cell table:style-name="ce4" table:formula="of:=[$Redistribution_high.D39]" office:value-type="float" office:value="0.397339513320294" calcext:value-type="float">
            <text:p>0,3973395133</text:p>
          </table:table-cell>
          <table:table-cell table:style-name="ce4" table:formula="of:=[$Redistribution_high.E39]" office:value-type="float" office:value="0.444639367087288" calcext:value-type="float">
            <text:p>0,4446393671</text:p>
          </table:table-cell>
          <table:table-cell table:number-columns-repeated="1009"/>
        </table:table-row>
        <table:table-row table:style-name="ro3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central.B40]" office:value-type="float" office:value="0.377150669690729" calcext:value-type="float">
            <text:p>0,3771506697</text:p>
          </table:table-cell>
          <table:table-cell table:style-name="ce4" table:formula="of:=[$Redistribution_central.C40]" office:value-type="float" office:value="0.456825101608715" calcext:value-type="float">
            <text:p>0,4568251016</text:p>
          </table:table-cell>
          <table:table-cell table:style-name="ce4" table:formula="of:=[$Redistribution_central.D40]" office:value-type="float" office:value="0.392044716959713" calcext:value-type="float">
            <text:p>0,392044717</text:p>
          </table:table-cell>
          <table:table-cell table:style-name="ce4" table:formula="of:=[$Redistribution_central.E40]" office:value-type="float" office:value="0.439027729975153" calcext:value-type="float">
            <text:p>0,43902773</text:p>
          </table:table-cell>
          <table:table-cell/>
          <table:table-cell table:style-name="ce4" table:formula="of:=[$redistribution_low.B40]" office:value-type="float" office:value="0.374521399235056" calcext:value-type="float">
            <text:p>0,3745213992</text:p>
          </table:table-cell>
          <table:table-cell table:style-name="ce4" table:formula="of:=[$redistribution_low.C40]" office:value-type="float" office:value="0.450046763170426" calcext:value-type="float">
            <text:p>0,4500467632</text:p>
          </table:table-cell>
          <table:table-cell table:style-name="ce4" table:formula="of:=[$redistribution_low.D40]" office:value-type="float" office:value="0.391042260305516" calcext:value-type="float">
            <text:p>0,3910422603</text:p>
          </table:table-cell>
          <table:table-cell table:style-name="ce4" table:formula="of:=[$redistribution_low.E40]" office:value-type="float" office:value="0.429189874869534" calcext:value-type="float">
            <text:p>0,4291898749</text:p>
          </table:table-cell>
          <table:table-cell/>
          <table:table-cell table:style-name="ce4" table:formula="of:=[$Redistribution_high.B40]" office:value-type="float" office:value="0.381875897971436" calcext:value-type="float">
            <text:p>0,381875898</text:p>
          </table:table-cell>
          <table:table-cell table:style-name="ce4" table:formula="of:=[$Redistribution_high.C40]" office:value-type="float" office:value="0.459842981893539" calcext:value-type="float">
            <text:p>0,4598429819</text:p>
          </table:table-cell>
          <table:table-cell table:style-name="ce4" table:formula="of:=[$Redistribution_high.D40]" office:value-type="float" office:value="0.394125336511204" calcext:value-type="float">
            <text:p>0,3941253365</text:p>
          </table:table-cell>
          <table:table-cell table:style-name="ce4" table:formula="of:=[$Redistribution_high.E40]" office:value-type="float" office:value="0.444978119286666" calcext:value-type="float">
            <text:p>0,4449781193</text:p>
          </table:table-cell>
          <table:table-cell table:number-columns-repeated="1009"/>
        </table:table-row>
        <table:table-row table:style-name="ro3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central.B41]" office:value-type="float" office:value="0.381885582131028" calcext:value-type="float">
            <text:p>0,3818855821</text:p>
          </table:table-cell>
          <table:table-cell table:style-name="ce4" table:formula="of:=[$Redistribution_central.C41]" office:value-type="float" office:value="0.460863216840572" calcext:value-type="float">
            <text:p>0,4608632168</text:p>
          </table:table-cell>
          <table:table-cell table:style-name="ce4" table:formula="of:=[$Redistribution_central.D41]" office:value-type="float" office:value="0.396790781733018" calcext:value-type="float">
            <text:p>0,3967907817</text:p>
          </table:table-cell>
          <table:table-cell table:style-name="ce4" table:formula="of:=[$Redistribution_central.E41]" office:value-type="float" office:value="0.442734056437269" calcext:value-type="float">
            <text:p>0,4427340564</text:p>
          </table:table-cell>
          <table:table-cell/>
          <table:table-cell table:style-name="ce4" table:formula="of:=[$redistribution_low.B41]" office:value-type="float" office:value="0.378712560878071" calcext:value-type="float">
            <text:p>0,3787125609</text:p>
          </table:table-cell>
          <table:table-cell table:style-name="ce4" table:formula="of:=[$redistribution_low.C41]" office:value-type="float" office:value="0.456313431764505" calcext:value-type="float">
            <text:p>0,4563134318</text:p>
          </table:table-cell>
          <table:table-cell table:style-name="ce4" table:formula="of:=[$redistribution_low.D41]" office:value-type="float" office:value="0.392987849396735" calcext:value-type="float">
            <text:p>0,3929878494</text:p>
          </table:table-cell>
          <table:table-cell table:style-name="ce4" table:formula="of:=[$redistribution_low.E41]" office:value-type="float" office:value="0.436329588512266" calcext:value-type="float">
            <text:p>0,4363295885</text:p>
          </table:table-cell>
          <table:table-cell/>
          <table:table-cell table:style-name="ce4" table:formula="of:=[$Redistribution_high.B41]" office:value-type="float" office:value="0.382890200344379" calcext:value-type="float">
            <text:p>0,3828902003</text:p>
          </table:table-cell>
          <table:table-cell table:style-name="ce4" table:formula="of:=[$Redistribution_high.C41]" office:value-type="float" office:value="0.453465369107605" calcext:value-type="float">
            <text:p>0,4534653691</text:p>
          </table:table-cell>
          <table:table-cell table:style-name="ce4" table:formula="of:=[$Redistribution_high.D41]" office:value-type="float" office:value="0.395333210110828" calcext:value-type="float">
            <text:p>0,3953332101</text:p>
          </table:table-cell>
          <table:table-cell table:style-name="ce4" table:formula="of:=[$Redistribution_high.E41]" office:value-type="float" office:value="0.438720588759836" calcext:value-type="float">
            <text:p>0,4387205888</text:p>
          </table:table-cell>
          <table:table-cell table:number-columns-repeated="1009"/>
        </table:table-row>
        <table:table-row table:style-name="ro3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central.B42]" office:value-type="float" office:value="0.380196098122254" calcext:value-type="float">
            <text:p>0,3801960981</text:p>
          </table:table-cell>
          <table:table-cell table:style-name="ce4" table:formula="of:=[$Redistribution_central.C42]" office:value-type="float" office:value="0.46545602493379" calcext:value-type="float">
            <text:p>0,4654560249</text:p>
          </table:table-cell>
          <table:table-cell table:style-name="ce4" table:formula="of:=[$Redistribution_central.D42]" office:value-type="float" office:value="0.400774329952861" calcext:value-type="float">
            <text:p>0,40077433</text:p>
          </table:table-cell>
          <table:table-cell table:style-name="ce4" table:formula="of:=[$Redistribution_central.E42]" office:value-type="float" office:value="0.439604224083254" calcext:value-type="float">
            <text:p>0,4396042241</text:p>
          </table:table-cell>
          <table:table-cell/>
          <table:table-cell table:style-name="ce4" table:formula="of:=[$redistribution_low.B42]" office:value-type="float" office:value="0.37742704365298" calcext:value-type="float">
            <text:p>0,3774270437</text:p>
          </table:table-cell>
          <table:table-cell table:style-name="ce4" table:formula="of:=[$redistribution_low.C42]" office:value-type="float" office:value="0.463325468445599" calcext:value-type="float">
            <text:p>0,4633254684</text:p>
          </table:table-cell>
          <table:table-cell table:style-name="ce4" table:formula="of:=[$redistribution_low.D42]" office:value-type="float" office:value="0.395972489099492" calcext:value-type="float">
            <text:p>0,3959724891</text:p>
          </table:table-cell>
          <table:table-cell table:style-name="ce4" table:formula="of:=[$redistribution_low.E42]" office:value-type="float" office:value="0.436711390858611" calcext:value-type="float">
            <text:p>0,4367113909</text:p>
          </table:table-cell>
          <table:table-cell/>
          <table:table-cell table:style-name="ce4" table:formula="of:=[$Redistribution_high.B42]" office:value-type="float" office:value="0.375878309066043" calcext:value-type="float">
            <text:p>0,3758783091</text:p>
          </table:table-cell>
          <table:table-cell table:style-name="ce4" table:formula="of:=[$Redistribution_high.C42]" office:value-type="float" office:value="0.454090241815919" calcext:value-type="float">
            <text:p>0,4540902418</text:p>
          </table:table-cell>
          <table:table-cell table:style-name="ce4" table:formula="of:=[$Redistribution_high.D42]" office:value-type="float" office:value="0.391358594171126" calcext:value-type="float">
            <text:p>0,3913585942</text:p>
          </table:table-cell>
          <table:table-cell table:style-name="ce4" table:formula="of:=[$Redistribution_high.E42]" office:value-type="float" office:value="0.433435263040528" calcext:value-type="float">
            <text:p>0,433435263</text:p>
          </table:table-cell>
          <table:table-cell table:number-columns-repeated="1009"/>
        </table:table-row>
        <table:table-row table:style-name="ro3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central.B43]" office:value-type="float" office:value="0.381066189435507" calcext:value-type="float">
            <text:p>0,3810661894</text:p>
          </table:table-cell>
          <table:table-cell table:style-name="ce4" table:formula="of:=[$Redistribution_central.C43]" office:value-type="float" office:value="0.459010319539455" calcext:value-type="float">
            <text:p>0,4590103195</text:p>
          </table:table-cell>
          <table:table-cell table:style-name="ce4" table:formula="of:=[$Redistribution_central.D43]" office:value-type="float" office:value="0.397225245344765" calcext:value-type="float">
            <text:p>0,3972252453</text:p>
          </table:table-cell>
          <table:table-cell table:style-name="ce4" table:formula="of:=[$Redistribution_central.E43]" office:value-type="float" office:value="0.438927175178273" calcext:value-type="float">
            <text:p>0,4389271752</text:p>
          </table:table-cell>
          <table:table-cell/>
          <table:table-cell table:style-name="ce4" table:formula="of:=[$redistribution_low.B43]" office:value-type="float" office:value="0.375994475068032" calcext:value-type="float">
            <text:p>0,3759944751</text:p>
          </table:table-cell>
          <table:table-cell table:style-name="ce4" table:formula="of:=[$redistribution_low.C43]" office:value-type="float" office:value="0.455620647380596" calcext:value-type="float">
            <text:p>0,4556206474</text:p>
          </table:table-cell>
          <table:table-cell table:style-name="ce4" table:formula="of:=[$redistribution_low.D43]" office:value-type="float" office:value="0.388663907614147" calcext:value-type="float">
            <text:p>0,3886639076</text:p>
          </table:table-cell>
          <table:table-cell table:style-name="ce4" table:formula="of:=[$redistribution_low.E43]" office:value-type="float" office:value="0.440067203062087" calcext:value-type="float">
            <text:p>0,4400672031</text:p>
          </table:table-cell>
          <table:table-cell/>
          <table:table-cell table:style-name="ce4" table:formula="of:=[$Redistribution_high.B43]" office:value-type="float" office:value="0.379932851127517" calcext:value-type="float">
            <text:p>0,3799328511</text:p>
          </table:table-cell>
          <table:table-cell table:style-name="ce4" table:formula="of:=[$Redistribution_high.C43]" office:value-type="float" office:value="0.453824981563144" calcext:value-type="float">
            <text:p>0,4538249816</text:p>
          </table:table-cell>
          <table:table-cell table:style-name="ce4" table:formula="of:=[$Redistribution_high.D43]" office:value-type="float" office:value="0.39176239722077" calcext:value-type="float">
            <text:p>0,3917623972</text:p>
          </table:table-cell>
          <table:table-cell table:style-name="ce4" table:formula="of:=[$Redistribution_high.E43]" office:value-type="float" office:value="0.439177504295533" calcext:value-type="float">
            <text:p>0,4391775043</text:p>
          </table:table-cell>
          <table:table-cell table:number-columns-repeated="1009"/>
        </table:table-row>
        <table:table-row table:style-name="ro3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central.B44]" office:value-type="float" office:value="0.383036056852292" calcext:value-type="float">
            <text:p>0,3830360569</text:p>
          </table:table-cell>
          <table:table-cell table:style-name="ce4" table:formula="of:=[$Redistribution_central.C44]" office:value-type="float" office:value="0.463359855172215" calcext:value-type="float">
            <text:p>0,4633598552</text:p>
          </table:table-cell>
          <table:table-cell table:style-name="ce4" table:formula="of:=[$Redistribution_central.D44]" office:value-type="float" office:value="0.398884195398467" calcext:value-type="float">
            <text:p>0,3988841954</text:p>
          </table:table-cell>
          <table:table-cell table:style-name="ce4" table:formula="of:=[$Redistribution_central.E44]" office:value-type="float" office:value="0.443155115056802" calcext:value-type="float">
            <text:p>0,4431551151</text:p>
          </table:table-cell>
          <table:table-cell/>
          <table:table-cell table:style-name="ce4" table:formula="of:=[$redistribution_low.B44]" office:value-type="float" office:value="0.377719781918461" calcext:value-type="float">
            <text:p>0,3777197819</text:p>
          </table:table-cell>
          <table:table-cell table:style-name="ce4" table:formula="of:=[$redistribution_low.C44]" office:value-type="float" office:value="0.457244116229102" calcext:value-type="float">
            <text:p>0,4572441162</text:p>
          </table:table-cell>
          <table:table-cell table:style-name="ce4" table:formula="of:=[$redistribution_low.D44]" office:value-type="float" office:value="0.391296875851698" calcext:value-type="float">
            <text:p>0,3912968759</text:p>
          </table:table-cell>
          <table:table-cell table:style-name="ce4" table:formula="of:=[$redistribution_low.E44]" office:value-type="float" office:value="0.441289902241616" calcext:value-type="float">
            <text:p>0,4412899022</text:p>
          </table:table-cell>
          <table:table-cell/>
          <table:table-cell table:style-name="ce4" table:formula="of:=[$Redistribution_high.B44]" office:value-type="float" office:value="0.383344459116374" calcext:value-type="float">
            <text:p>0,3833444591</text:p>
          </table:table-cell>
          <table:table-cell table:style-name="ce4" table:formula="of:=[$Redistribution_high.C44]" office:value-type="float" office:value="0.45499016993257" calcext:value-type="float">
            <text:p>0,4549901699</text:p>
          </table:table-cell>
          <table:table-cell table:style-name="ce4" table:formula="of:=[$Redistribution_high.D44]" office:value-type="float" office:value="0.394775966663452" calcext:value-type="float">
            <text:p>0,3947759667</text:p>
          </table:table-cell>
          <table:table-cell table:style-name="ce4" table:formula="of:=[$Redistribution_high.E44]" office:value-type="float" office:value="0.439637587551127" calcext:value-type="float">
            <text:p>0,4396375876</text:p>
          </table:table-cell>
          <table:table-cell table:number-columns-repeated="1009"/>
        </table:table-row>
        <table:table-row table:style-name="ro3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central.B45]" office:value-type="float" office:value="0.384190909551009" calcext:value-type="float">
            <text:p>0,3841909096</text:p>
          </table:table-cell>
          <table:table-cell table:style-name="ce4" table:formula="of:=[$Redistribution_central.C45]" office:value-type="float" office:value="0.465703933553326" calcext:value-type="float">
            <text:p>0,4657039336</text:p>
          </table:table-cell>
          <table:table-cell table:style-name="ce4" table:formula="of:=[$Redistribution_central.D45]" office:value-type="float" office:value="0.399048537005747" calcext:value-type="float">
            <text:p>0,399048537</text:p>
          </table:table-cell>
          <table:table-cell table:style-name="ce4" table:formula="of:=[$Redistribution_central.E45]" office:value-type="float" office:value="0.448543010700167" calcext:value-type="float">
            <text:p>0,4485430107</text:p>
          </table:table-cell>
          <table:table-cell/>
          <table:table-cell table:style-name="ce4" table:formula="of:=[$redistribution_low.B45]" office:value-type="float" office:value="0.376867194327311" calcext:value-type="float">
            <text:p>0,3768671943</text:p>
          </table:table-cell>
          <table:table-cell table:style-name="ce4" table:formula="of:=[$redistribution_low.C45]" office:value-type="float" office:value="0.45713104071418" calcext:value-type="float">
            <text:p>0,4571310407</text:p>
          </table:table-cell>
          <table:table-cell table:style-name="ce4" table:formula="of:=[$redistribution_low.D45]" office:value-type="float" office:value="0.39059173259569" calcext:value-type="float">
            <text:p>0,3905917326</text:p>
          </table:table-cell>
          <table:table-cell table:style-name="ce4" table:formula="of:=[$redistribution_low.E45]" office:value-type="float" office:value="0.440837658006804" calcext:value-type="float">
            <text:p>0,440837658</text:p>
          </table:table-cell>
          <table:table-cell/>
          <table:table-cell table:style-name="ce4" table:formula="of:=[$Redistribution_high.B45]" office:value-type="float" office:value="0.382305835797144" calcext:value-type="float">
            <text:p>0,3823058358</text:p>
          </table:table-cell>
          <table:table-cell table:style-name="ce4" table:formula="of:=[$Redistribution_high.C45]" office:value-type="float" office:value="0.451641433924604" calcext:value-type="float">
            <text:p>0,4516414339</text:p>
          </table:table-cell>
          <table:table-cell table:style-name="ce4" table:formula="of:=[$Redistribution_high.D45]" office:value-type="float" office:value="0.394444821153364" calcext:value-type="float">
            <text:p>0,3944448212</text:p>
          </table:table-cell>
          <table:table-cell table:style-name="ce4" table:formula="of:=[$Redistribution_high.E45]" office:value-type="float" office:value="0.434679294817492" calcext:value-type="float">
            <text:p>0,4346792948</text:p>
          </table:table-cell>
          <table:table-cell table:number-columns-repeated="1009"/>
        </table:table-row>
        <table:table-row table:style-name="ro3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central.B46]" office:value-type="float" office:value="0.380424577481852" calcext:value-type="float">
            <text:p>0,3804245775</text:p>
          </table:table-cell>
          <table:table-cell table:style-name="ce4" table:formula="of:=[$Redistribution_central.C46]" office:value-type="float" office:value="0.469175623995032" calcext:value-type="float">
            <text:p>0,469175624</text:p>
          </table:table-cell>
          <table:table-cell table:style-name="ce4" table:formula="of:=[$Redistribution_central.D46]" office:value-type="float" office:value="0.399955629699536" calcext:value-type="float">
            <text:p>0,3999556297</text:p>
          </table:table-cell>
          <table:table-cell table:style-name="ce4" table:formula="of:=[$Redistribution_central.E46]" office:value-type="float" office:value="0.444269974578347" calcext:value-type="float">
            <text:p>0,4442699746</text:p>
          </table:table-cell>
          <table:table-cell/>
          <table:table-cell table:style-name="ce4" table:formula="of:=[$redistribution_low.B46]" office:value-type="float" office:value="0.375684850344138" calcext:value-type="float">
            <text:p>0,3756848503</text:p>
          </table:table-cell>
          <table:table-cell table:style-name="ce4" table:formula="of:=[$redistribution_low.C46]" office:value-type="float" office:value="0.45981789435914" calcext:value-type="float">
            <text:p>0,4598178944</text:p>
          </table:table-cell>
          <table:table-cell table:style-name="ce4" table:formula="of:=[$redistribution_low.D46]" office:value-type="float" office:value="0.392726000906235" calcext:value-type="float">
            <text:p>0,3927260009</text:p>
          </table:table-cell>
          <table:table-cell table:style-name="ce4" table:formula="of:=[$redistribution_low.E46]" office:value-type="float" office:value="0.436895314309017" calcext:value-type="float">
            <text:p>0,4368953143</text:p>
          </table:table-cell>
          <table:table-cell/>
          <table:table-cell table:style-name="ce4" table:formula="of:=[$Redistribution_high.B46]" office:value-type="float" office:value="0.380898068691505" calcext:value-type="float">
            <text:p>0,3808980687</text:p>
          </table:table-cell>
          <table:table-cell table:style-name="ce4" table:formula="of:=[$Redistribution_high.C46]" office:value-type="float" office:value="0.459081068304498" calcext:value-type="float">
            <text:p>0,4590810683</text:p>
          </table:table-cell>
          <table:table-cell table:style-name="ce4" table:formula="of:=[$Redistribution_high.D46]" office:value-type="float" office:value="0.396056391382915" calcext:value-type="float">
            <text:p>0,3960563914</text:p>
          </table:table-cell>
          <table:table-cell table:style-name="ce4" table:formula="of:=[$Redistribution_high.E46]" office:value-type="float" office:value="0.438201100325911" calcext:value-type="float">
            <text:p>0,4382011003</text:p>
          </table:table-cell>
          <table:table-cell table:number-columns-repeated="1009"/>
        </table:table-row>
        <table:table-row table:style-name="ro3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central.B47]" office:value-type="float" office:value="0.38650559866253" calcext:value-type="float">
            <text:p>0,3865055987</text:p>
          </table:table-cell>
          <table:table-cell table:style-name="ce4" table:formula="of:=[$Redistribution_central.C47]" office:value-type="float" office:value="0.46461808498344" calcext:value-type="float">
            <text:p>0,464618085</text:p>
          </table:table-cell>
          <table:table-cell table:style-name="ce4" table:formula="of:=[$Redistribution_central.D47]" office:value-type="float" office:value="0.399832773552685" calcext:value-type="float">
            <text:p>0,3998327736</text:p>
          </table:table-cell>
          <table:table-cell table:style-name="ce4" table:formula="of:=[$Redistribution_central.E47]" office:value-type="float" office:value="0.449987119532236" calcext:value-type="float">
            <text:p>0,4499871195</text:p>
          </table:table-cell>
          <table:table-cell/>
          <table:table-cell table:style-name="ce4" table:formula="of:=[$redistribution_low.B47]" office:value-type="float" office:value="0.380484251606791" calcext:value-type="float">
            <text:p>0,3804842516</text:p>
          </table:table-cell>
          <table:table-cell table:style-name="ce4" table:formula="of:=[$redistribution_low.C47]" office:value-type="float" office:value="0.46023544742132" calcext:value-type="float">
            <text:p>0,4602354474</text:p>
          </table:table-cell>
          <table:table-cell table:style-name="ce4" table:formula="of:=[$redistribution_low.D47]" office:value-type="float" office:value="0.392889467356802" calcext:value-type="float">
            <text:p>0,3928894674</text:p>
          </table:table-cell>
          <table:table-cell table:style-name="ce4" table:formula="of:=[$redistribution_low.E47]" office:value-type="float" office:value="0.443359818448484" calcext:value-type="float">
            <text:p>0,4433598184</text:p>
          </table:table-cell>
          <table:table-cell/>
          <table:table-cell table:style-name="ce4" table:formula="of:=[$Redistribution_high.B47]" office:value-type="float" office:value="0.385029284721948" calcext:value-type="float">
            <text:p>0,3850292847</text:p>
          </table:table-cell>
          <table:table-cell table:style-name="ce4" table:formula="of:=[$Redistribution_high.C47]" office:value-type="float" office:value="0.459969923127776" calcext:value-type="float">
            <text:p>0,4599699231</text:p>
          </table:table-cell>
          <table:table-cell table:style-name="ce4" table:formula="of:=[$Redistribution_high.D47]" office:value-type="float" office:value="0.397419062497215" calcext:value-type="float">
            <text:p>0,3974190625</text:p>
          </table:table-cell>
          <table:table-cell table:style-name="ce4" table:formula="of:=[$Redistribution_high.E47]" office:value-type="float" office:value="0.443602944602616" calcext:value-type="float">
            <text:p>0,4436029446</text:p>
          </table:table-cell>
          <table:table-cell table:number-columns-repeated="1009"/>
        </table:table-row>
        <table:table-row table:style-name="ro3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central.B48]" office:value-type="float" office:value="0.379480749465319" calcext:value-type="float">
            <text:p>0,3794807495</text:p>
          </table:table-cell>
          <table:table-cell table:style-name="ce4" table:formula="of:=[$Redistribution_central.C48]" office:value-type="float" office:value="0.461379822232699" calcext:value-type="float">
            <text:p>0,4613798222</text:p>
          </table:table-cell>
          <table:table-cell table:style-name="ce4" table:formula="of:=[$Redistribution_central.D48]" office:value-type="float" office:value="0.393814189092123" calcext:value-type="float">
            <text:p>0,3938141891</text:p>
          </table:table-cell>
          <table:table-cell table:style-name="ce4" table:formula="of:=[$Redistribution_central.E48]" office:value-type="float" office:value="0.442941059529754" calcext:value-type="float">
            <text:p>0,4429410595</text:p>
          </table:table-cell>
          <table:table-cell/>
          <table:table-cell table:style-name="ce4" table:formula="of:=[$redistribution_low.B48]" office:value-type="float" office:value="0.379813015169669" calcext:value-type="float">
            <text:p>0,3798130152</text:p>
          </table:table-cell>
          <table:table-cell table:style-name="ce4" table:formula="of:=[$redistribution_low.C48]" office:value-type="float" office:value="0.461903394898678" calcext:value-type="float">
            <text:p>0,4619033949</text:p>
          </table:table-cell>
          <table:table-cell table:style-name="ce4" table:formula="of:=[$redistribution_low.D48]" office:value-type="float" office:value="0.39360541782602" calcext:value-type="float">
            <text:p>0,3936054178</text:p>
          </table:table-cell>
          <table:table-cell table:style-name="ce4" table:formula="of:=[$redistribution_low.E48]" office:value-type="float" office:value="0.443409518877497" calcext:value-type="float">
            <text:p>0,4434095189</text:p>
          </table:table-cell>
          <table:table-cell/>
          <table:table-cell table:style-name="ce4" table:formula="of:=[$Redistribution_high.B48]" office:value-type="float" office:value="0.38607619405148" calcext:value-type="float">
            <text:p>0,3860761941</text:p>
          </table:table-cell>
          <table:table-cell table:style-name="ce4" table:formula="of:=[$Redistribution_high.C48]" office:value-type="float" office:value="0.460845083719782" calcext:value-type="float">
            <text:p>0,4608450837</text:p>
          </table:table-cell>
          <table:table-cell table:style-name="ce4" table:formula="of:=[$Redistribution_high.D48]" office:value-type="float" office:value="0.397419756559276" calcext:value-type="float">
            <text:p>0,3974197566</text:p>
          </table:table-cell>
          <table:table-cell table:style-name="ce4" table:formula="of:=[$Redistribution_high.E48]" office:value-type="float" office:value="0.444297091744929" calcext:value-type="float">
            <text:p>0,4442970917</text:p>
          </table:table-cell>
          <table:table-cell table:number-columns-repeated="1009"/>
        </table:table-row>
        <table:table-row table:style-name="ro3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central.B49]" office:value-type="float" office:value="0.383773459890296" calcext:value-type="float">
            <text:p>0,3837734599</text:p>
          </table:table-cell>
          <table:table-cell table:style-name="ce4" table:formula="of:=[$Redistribution_central.C49]" office:value-type="float" office:value="0.47046193910628" calcext:value-type="float">
            <text:p>0,4704619391</text:p>
          </table:table-cell>
          <table:table-cell table:style-name="ce4" table:formula="of:=[$Redistribution_central.D49]" office:value-type="float" office:value="0.396917143657707" calcext:value-type="float">
            <text:p>0,3969171437</text:p>
          </table:table-cell>
          <table:table-cell table:style-name="ce4" table:formula="of:=[$Redistribution_central.E49]" office:value-type="float" office:value="0.454709855762779" calcext:value-type="float">
            <text:p>0,4547098558</text:p>
          </table:table-cell>
          <table:table-cell/>
          <table:table-cell table:style-name="ce4" table:formula="of:=[$redistribution_low.B49]" office:value-type="float" office:value="0.379339037230037" calcext:value-type="float">
            <text:p>0,3793390372</text:p>
          </table:table-cell>
          <table:table-cell table:style-name="ce4" table:formula="of:=[$redistribution_low.C49]" office:value-type="float" office:value="0.461842720672837" calcext:value-type="float">
            <text:p>0,4618427207</text:p>
          </table:table-cell>
          <table:table-cell table:style-name="ce4" table:formula="of:=[$redistribution_low.D49]" office:value-type="float" office:value="0.392896683193448" calcext:value-type="float">
            <text:p>0,3928966832</text:p>
          </table:table-cell>
          <table:table-cell table:style-name="ce4" table:formula="of:=[$redistribution_low.E49]" office:value-type="float" office:value="0.445680278497986" calcext:value-type="float">
            <text:p>0,4456802785</text:p>
          </table:table-cell>
          <table:table-cell/>
          <table:table-cell table:style-name="ce4" table:formula="of:=[$Redistribution_high.B49]" office:value-type="float" office:value="0.386566305944554" calcext:value-type="float">
            <text:p>0,3865663059</text:p>
          </table:table-cell>
          <table:table-cell table:style-name="ce4" table:formula="of:=[$Redistribution_high.C49]" office:value-type="float" office:value="0.46032835497388" calcext:value-type="float">
            <text:p>0,460328355</text:p>
          </table:table-cell>
          <table:table-cell table:style-name="ce4" table:formula="of:=[$Redistribution_high.D49]" office:value-type="float" office:value="0.398137304080942" calcext:value-type="float">
            <text:p>0,3981373041</text:p>
          </table:table-cell>
          <table:table-cell table:style-name="ce4" table:formula="of:=[$Redistribution_high.E49]" office:value-type="float" office:value="0.445370747350021" calcext:value-type="float">
            <text:p>0,4453707474</text:p>
          </table:table-cell>
          <table:table-cell table:number-columns-repeated="1009"/>
        </table:table-row>
        <table:table-row table:style-name="ro3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central.B50]" office:value-type="float" office:value="0.382020787111409" calcext:value-type="float">
            <text:p>0,3820207871</text:p>
          </table:table-cell>
          <table:table-cell table:style-name="ce4" table:formula="of:=[$Redistribution_central.C50]" office:value-type="float" office:value="0.473724859952152" calcext:value-type="float">
            <text:p>0,47372486</text:p>
          </table:table-cell>
          <table:table-cell table:style-name="ce4" table:formula="of:=[$Redistribution_central.D50]" office:value-type="float" office:value="0.398836717268699" calcext:value-type="float">
            <text:p>0,3988367173</text:p>
          </table:table-cell>
          <table:table-cell table:style-name="ce4" table:formula="of:=[$Redistribution_central.E50]" office:value-type="float" office:value="0.451747146361719" calcext:value-type="float">
            <text:p>0,4517471464</text:p>
          </table:table-cell>
          <table:table-cell/>
          <table:table-cell table:style-name="ce4" table:formula="of:=[$redistribution_low.B50]" office:value-type="float" office:value="0.377149000107599" calcext:value-type="float">
            <text:p>0,3771490001</text:p>
          </table:table-cell>
          <table:table-cell table:style-name="ce4" table:formula="of:=[$redistribution_low.C50]" office:value-type="float" office:value="0.467085978115471" calcext:value-type="float">
            <text:p>0,4670859781</text:p>
          </table:table-cell>
          <table:table-cell table:style-name="ce4" table:formula="of:=[$redistribution_low.D50]" office:value-type="float" office:value="0.394913046348418" calcext:value-type="float">
            <text:p>0,3949130463</text:p>
          </table:table-cell>
          <table:table-cell table:style-name="ce4" table:formula="of:=[$redistribution_low.E50]" office:value-type="float" office:value="0.443759159553693" calcext:value-type="float">
            <text:p>0,4437591596</text:p>
          </table:table-cell>
          <table:table-cell/>
          <table:table-cell table:style-name="ce4" table:formula="of:=[$Redistribution_high.B50]" office:value-type="float" office:value="0.384426413093284" calcext:value-type="float">
            <text:p>0,3844264131</text:p>
          </table:table-cell>
          <table:table-cell table:style-name="ce4" table:formula="of:=[$Redistribution_high.C50]" office:value-type="float" office:value="0.461491085127002" calcext:value-type="float">
            <text:p>0,4614910851</text:p>
          </table:table-cell>
          <table:table-cell table:style-name="ce4" table:formula="of:=[$Redistribution_high.D50]" office:value-type="float" office:value="0.398565172902243" calcext:value-type="float">
            <text:p>0,3985651729</text:p>
          </table:table-cell>
          <table:table-cell table:style-name="ce4" table:formula="of:=[$Redistribution_high.E50]" office:value-type="float" office:value="0.442113989829798" calcext:value-type="float">
            <text:p>0,4421139898</text:p>
          </table:table-cell>
          <table:table-cell table:number-columns-repeated="1009"/>
        </table:table-row>
        <table:table-row table:style-name="ro3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central.B51]" office:value-type="float" office:value="0.3904435999288" calcext:value-type="float">
            <text:p>0,3904435999</text:p>
          </table:table-cell>
          <table:table-cell table:style-name="ce4" table:formula="of:=[$Redistribution_central.C51]" office:value-type="float" office:value="0.475900961376701" calcext:value-type="float">
            <text:p>0,4759009614</text:p>
          </table:table-cell>
          <table:table-cell table:style-name="ce4" table:formula="of:=[$Redistribution_central.D51]" office:value-type="float" office:value="0.404315736974206" calcext:value-type="float">
            <text:p>0,404315737</text:p>
          </table:table-cell>
          <table:table-cell table:style-name="ce4" table:formula="of:=[$Redistribution_central.E51]" office:value-type="float" office:value="0.456801535311583" calcext:value-type="float">
            <text:p>0,4568015353</text:p>
          </table:table-cell>
          <table:table-cell/>
          <table:table-cell table:style-name="ce4" table:formula="of:=[$redistribution_low.B51]" office:value-type="float" office:value="0.380971236740486" calcext:value-type="float">
            <text:p>0,3809712367</text:p>
          </table:table-cell>
          <table:table-cell table:style-name="ce4" table:formula="of:=[$redistribution_low.C51]" office:value-type="float" office:value="0.46410142511899" calcext:value-type="float">
            <text:p>0,4641014251</text:p>
          </table:table-cell>
          <table:table-cell table:style-name="ce4" table:formula="of:=[$redistribution_low.D51]" office:value-type="float" office:value="0.393807492714429" calcext:value-type="float">
            <text:p>0,3938074927</text:p>
          </table:table-cell>
          <table:table-cell table:style-name="ce4" table:formula="of:=[$redistribution_low.E51]" office:value-type="float" office:value="0.448387368500442" calcext:value-type="float">
            <text:p>0,4483873685</text:p>
          </table:table-cell>
          <table:table-cell/>
          <table:table-cell table:style-name="ce4" table:formula="of:=[$Redistribution_high.B51]" office:value-type="float" office:value="0.383065039724308" calcext:value-type="float">
            <text:p>0,3830650397</text:p>
          </table:table-cell>
          <table:table-cell table:style-name="ce4" table:formula="of:=[$Redistribution_high.C51]" office:value-type="float" office:value="0.454399741325215" calcext:value-type="float">
            <text:p>0,4543997413</text:p>
          </table:table-cell>
          <table:table-cell table:style-name="ce4" table:formula="of:=[$Redistribution_high.D51]" office:value-type="float" office:value="0.393756050284776" calcext:value-type="float">
            <text:p>0,3937560503</text:p>
          </table:table-cell>
          <table:table-cell table:style-name="ce4" table:formula="of:=[$Redistribution_high.E51]" office:value-type="float" office:value="0.441667799272268" calcext:value-type="float">
            <text:p>0,4416677993</text:p>
          </table:table-cell>
          <table:table-cell table:number-columns-repeated="1009"/>
        </table:table-row>
        <table:table-row table:style-name="ro3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central.B52]" office:value-type="float" office:value="0.388664339586791" calcext:value-type="float">
            <text:p>0,3886643396</text:p>
          </table:table-cell>
          <table:table-cell table:style-name="ce4" table:formula="of:=[$Redistribution_central.C52]" office:value-type="float" office:value="0.472456508697694" calcext:value-type="float">
            <text:p>0,4724565087</text:p>
          </table:table-cell>
          <table:table-cell table:style-name="ce4" table:formula="of:=[$Redistribution_central.D52]" office:value-type="float" office:value="0.402660769762098" calcext:value-type="float">
            <text:p>0,4026607698</text:p>
          </table:table-cell>
          <table:table-cell table:style-name="ce4" table:formula="of:=[$Redistribution_central.E52]" office:value-type="float" office:value="0.454380257137799" calcext:value-type="float">
            <text:p>0,4543802571</text:p>
          </table:table-cell>
          <table:table-cell/>
          <table:table-cell table:style-name="ce4" table:formula="of:=[$redistribution_low.B52]" office:value-type="float" office:value="0.384021351093431" calcext:value-type="float">
            <text:p>0,3840213511</text:p>
          </table:table-cell>
          <table:table-cell table:style-name="ce4" table:formula="of:=[$redistribution_low.C52]" office:value-type="float" office:value="0.466185261282322" calcext:value-type="float">
            <text:p>0,4661852613</text:p>
          </table:table-cell>
          <table:table-cell table:style-name="ce4" table:formula="of:=[$redistribution_low.D52]" office:value-type="float" office:value="0.394607225727625" calcext:value-type="float">
            <text:p>0,3946072257</text:p>
          </table:table-cell>
          <table:table-cell table:style-name="ce4" table:formula="of:=[$redistribution_low.E52]" office:value-type="float" office:value="0.45244037092396" calcext:value-type="float">
            <text:p>0,4524403709</text:p>
          </table:table-cell>
          <table:table-cell/>
          <table:table-cell table:style-name="ce4" table:formula="of:=[$Redistribution_high.B52]" office:value-type="float" office:value="0.38309424616271" calcext:value-type="float">
            <text:p>0,3830942462</text:p>
          </table:table-cell>
          <table:table-cell table:style-name="ce4" table:formula="of:=[$Redistribution_high.C52]" office:value-type="float" office:value="0.452160948083637" calcext:value-type="float">
            <text:p>0,4521609481</text:p>
          </table:table-cell>
          <table:table-cell table:style-name="ce4" table:formula="of:=[$Redistribution_high.D52]" office:value-type="float" office:value="0.392546877320483" calcext:value-type="float">
            <text:p>0,3925468773</text:p>
          </table:table-cell>
          <table:table-cell table:style-name="ce4" table:formula="of:=[$Redistribution_high.E52]" office:value-type="float" office:value="0.441268735597842" calcext:value-type="float">
            <text:p>0,4412687356</text:p>
          </table:table-cell>
          <table:table-cell table:number-columns-repeated="1009"/>
        </table:table-row>
        <table:table-row table:style-name="ro3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central.B53]" office:value-type="float" office:value="0.386911432833867" calcext:value-type="float">
            <text:p>0,3869114328</text:p>
          </table:table-cell>
          <table:table-cell table:style-name="ce4" table:formula="of:=[$Redistribution_central.C53]" office:value-type="float" office:value="0.469833293605526" calcext:value-type="float">
            <text:p>0,4698332936</text:p>
          </table:table-cell>
          <table:table-cell table:style-name="ce4" table:formula="of:=[$Redistribution_central.D53]" office:value-type="float" office:value="0.398942402878014" calcext:value-type="float">
            <text:p>0,3989424029</text:p>
          </table:table-cell>
          <table:table-cell table:style-name="ce4" table:formula="of:=[$Redistribution_central.E53]" office:value-type="float" office:value="0.455314955438842" calcext:value-type="float">
            <text:p>0,4553149554</text:p>
          </table:table-cell>
          <table:table-cell/>
          <table:table-cell table:style-name="ce4" table:formula="of:=[$redistribution_low.B53]" office:value-type="float" office:value="0.381689444123179" calcext:value-type="float">
            <text:p>0,3816894441</text:p>
          </table:table-cell>
          <table:table-cell table:style-name="ce4" table:formula="of:=[$redistribution_low.C53]" office:value-type="float" office:value="0.466371512249928" calcext:value-type="float">
            <text:p>0,4663715122</text:p>
          </table:table-cell>
          <table:table-cell table:style-name="ce4" table:formula="of:=[$redistribution_low.D53]" office:value-type="float" office:value="0.394070507032611" calcext:value-type="float">
            <text:p>0,394070507</text:p>
          </table:table-cell>
          <table:table-cell table:style-name="ce4" table:formula="of:=[$redistribution_low.E53]" office:value-type="float" office:value="0.451340005544722" calcext:value-type="float">
            <text:p>0,4513400055</text:p>
          </table:table-cell>
          <table:table-cell/>
          <table:table-cell table:style-name="ce4" table:formula="of:=[$Redistribution_high.B53]" office:value-type="float" office:value="0.381755037719347" calcext:value-type="float">
            <text:p>0,3817550377</text:p>
          </table:table-cell>
          <table:table-cell table:style-name="ce4" table:formula="of:=[$Redistribution_high.C53]" office:value-type="float" office:value="0.452886085990193" calcext:value-type="float">
            <text:p>0,452886086</text:p>
          </table:table-cell>
          <table:table-cell table:style-name="ce4" table:formula="of:=[$Redistribution_high.D53]" office:value-type="float" office:value="0.392078311988886" calcext:value-type="float">
            <text:p>0,392078312</text:p>
          </table:table-cell>
          <table:table-cell table:style-name="ce4" table:formula="of:=[$Redistribution_high.E53]" office:value-type="float" office:value="0.442076878647176" calcext:value-type="float">
            <text:p>0,4420768786</text:p>
          </table:table-cell>
          <table:table-cell table:number-columns-repeated="1009"/>
        </table:table-row>
        <table:table-row table:style-name="ro3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central.B54]" office:value-type="float" office:value="0.379670743802455" calcext:value-type="float">
            <text:p>0,3796707438</text:p>
          </table:table-cell>
          <table:table-cell table:style-name="ce4" table:formula="of:=[$Redistribution_central.C54]" office:value-type="float" office:value="0.472015524759087" calcext:value-type="float">
            <text:p>0,4720155248</text:p>
          </table:table-cell>
          <table:table-cell table:style-name="ce4" table:formula="of:=[$Redistribution_central.D54]" office:value-type="float" office:value="0.397605605232665" calcext:value-type="float">
            <text:p>0,3976056052</text:p>
          </table:table-cell>
          <table:table-cell table:style-name="ce4" table:formula="of:=[$Redistribution_central.E54]" office:value-type="float" office:value="0.450049111456473" calcext:value-type="float">
            <text:p>0,4500491115</text:p>
          </table:table-cell>
          <table:table-cell/>
          <table:table-cell table:style-name="ce4" table:formula="of:=[$redistribution_low.B54]" office:value-type="float" office:value="0.382124440624895" calcext:value-type="float">
            <text:p>0,3821244406</text:p>
          </table:table-cell>
          <table:table-cell table:style-name="ce4" table:formula="of:=[$redistribution_low.C54]" office:value-type="float" office:value="0.469897737447851" calcext:value-type="float">
            <text:p>0,4698977374</text:p>
          </table:table-cell>
          <table:table-cell table:style-name="ce4" table:formula="of:=[$redistribution_low.D54]" office:value-type="float" office:value="0.397759863954527" calcext:value-type="float">
            <text:p>0,397759864</text:p>
          </table:table-cell>
          <table:table-cell table:style-name="ce4" table:formula="of:=[$redistribution_low.E54]" office:value-type="float" office:value="0.449603585067039" calcext:value-type="float">
            <text:p>0,4496035851</text:p>
          </table:table-cell>
          <table:table-cell/>
          <table:table-cell table:style-name="ce4" table:formula="of:=[$Redistribution_high.B54]" office:value-type="float" office:value="0.374938402057577" calcext:value-type="float">
            <text:p>0,3749384021</text:p>
          </table:table-cell>
          <table:table-cell table:style-name="ce4" table:formula="of:=[$Redistribution_high.C54]" office:value-type="float" office:value="0.448926078158207" calcext:value-type="float">
            <text:p>0,4489260782</text:p>
          </table:table-cell>
          <table:table-cell table:style-name="ce4" table:formula="of:=[$Redistribution_high.D54]" office:value-type="float" office:value="0.387515450980738" calcext:value-type="float">
            <text:p>0,387515451</text:p>
          </table:table-cell>
          <table:table-cell table:style-name="ce4" table:formula="of:=[$Redistribution_high.E54]" office:value-type="float" office:value="0.433831752480592" calcext:value-type="float">
            <text:p>0,4338317525</text:p>
          </table:table-cell>
          <table:table-cell table:number-columns-repeated="1009"/>
        </table:table-row>
        <table:table-row table:style-name="ro3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central.B55]" office:value-type="float" office:value="0.384907825601237" calcext:value-type="float">
            <text:p>0,3849078256</text:p>
          </table:table-cell>
          <table:table-cell table:style-name="ce4" table:formula="of:=[$Redistribution_central.C55]" office:value-type="float" office:value="0.465931992171608" calcext:value-type="float">
            <text:p>0,4659319922</text:p>
          </table:table-cell>
          <table:table-cell table:style-name="ce4" table:formula="of:=[$Redistribution_central.D55]" office:value-type="float" office:value="0.396166338827025" calcext:value-type="float">
            <text:p>0,3961663388</text:p>
          </table:table-cell>
          <table:table-cell table:style-name="ce4" table:formula="of:=[$Redistribution_central.E55]" office:value-type="float" office:value="0.450753952939176" calcext:value-type="float">
            <text:p>0,4507539529</text:p>
          </table:table-cell>
          <table:table-cell/>
          <table:table-cell table:style-name="ce4" table:formula="of:=[$redistribution_low.B55]" office:value-type="float" office:value="0.38748529350402" calcext:value-type="float">
            <text:p>0,3874852935</text:p>
          </table:table-cell>
          <table:table-cell table:style-name="ce4" table:formula="of:=[$redistribution_low.C55]" office:value-type="float" office:value="0.471826535082593" calcext:value-type="float">
            <text:p>0,4718265351</text:p>
          </table:table-cell>
          <table:table-cell table:style-name="ce4" table:formula="of:=[$redistribution_low.D55]" office:value-type="float" office:value="0.399307072627915" calcext:value-type="float">
            <text:p>0,3993070726</text:p>
          </table:table-cell>
          <table:table-cell table:style-name="ce4" table:formula="of:=[$redistribution_low.E55]" office:value-type="float" office:value="0.45646959051034" calcext:value-type="float">
            <text:p>0,4564695905</text:p>
          </table:table-cell>
          <table:table-cell/>
          <table:table-cell table:style-name="ce4" table:formula="of:=[$Redistribution_high.B55]" office:value-type="float" office:value="0.372637470302735" calcext:value-type="float">
            <text:p>0,3726374703</text:p>
          </table:table-cell>
          <table:table-cell table:style-name="ce4" table:formula="of:=[$Redistribution_high.C55]" office:value-type="float" office:value="0.440607808935024" calcext:value-type="float">
            <text:p>0,4406078089</text:p>
          </table:table-cell>
          <table:table-cell table:style-name="ce4" table:formula="of:=[$Redistribution_high.D55]" office:value-type="float" office:value="0.382835390356171" calcext:value-type="float">
            <text:p>0,3828353904</text:p>
          </table:table-cell>
          <table:table-cell table:style-name="ce4" table:formula="of:=[$Redistribution_high.E55]" office:value-type="float" office:value="0.42923255518765" calcext:value-type="float">
            <text:p>0,4292325552</text:p>
          </table:table-cell>
          <table:table-cell table:number-columns-repeated="1009"/>
        </table:table-row>
        <table:table-row table:style-name="ro3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central.B56]" office:value-type="float" office:value="0.385132480224229" calcext:value-type="float">
            <text:p>0,3851324802</text:p>
          </table:table-cell>
          <table:table-cell table:style-name="ce4" table:formula="of:=[$Redistribution_central.C56]" office:value-type="float" office:value="0.461305446618214" calcext:value-type="float">
            <text:p>0,4613054466</text:p>
          </table:table-cell>
          <table:table-cell table:style-name="ce4" table:formula="of:=[$Redistribution_central.D56]" office:value-type="float" office:value="0.395333701027459" calcext:value-type="float">
            <text:p>0,395333701</text:p>
          </table:table-cell>
          <table:table-cell table:style-name="ce4" table:formula="of:=[$Redistribution_central.E56]" office:value-type="float" office:value="0.448792096503031" calcext:value-type="float">
            <text:p>0,4487920965</text:p>
          </table:table-cell>
          <table:table-cell/>
          <table:table-cell table:style-name="ce4" table:formula="of:=[$redistribution_low.B56]" office:value-type="float" office:value="0.387668659028194" calcext:value-type="float">
            <text:p>0,387668659</text:p>
          </table:table-cell>
          <table:table-cell table:style-name="ce4" table:formula="of:=[$redistribution_low.C56]" office:value-type="float" office:value="0.472235583375811" calcext:value-type="float">
            <text:p>0,4722355834</text:p>
          </table:table-cell>
          <table:table-cell table:style-name="ce4" table:formula="of:=[$redistribution_low.D56]" office:value-type="float" office:value="0.398973637643359" calcext:value-type="float">
            <text:p>0,3989736376</text:p>
          </table:table-cell>
          <table:table-cell table:style-name="ce4" table:formula="of:=[$redistribution_low.E56]" office:value-type="float" office:value="0.458020735427981" calcext:value-type="float">
            <text:p>0,4580207354</text:p>
          </table:table-cell>
          <table:table-cell/>
          <table:table-cell table:style-name="ce4" table:formula="of:=[$Redistribution_high.B56]" office:value-type="float" office:value="0.377658174520466" calcext:value-type="float">
            <text:p>0,3776581745</text:p>
          </table:table-cell>
          <table:table-cell table:style-name="ce4" table:formula="of:=[$Redistribution_high.C56]" office:value-type="float" office:value="0.445675075850662" calcext:value-type="float">
            <text:p>0,4456750759</text:p>
          </table:table-cell>
          <table:table-cell table:style-name="ce4" table:formula="of:=[$Redistribution_high.D56]" office:value-type="float" office:value="0.386957115881165" calcext:value-type="float">
            <text:p>0,3869571159</text:p>
          </table:table-cell>
          <table:table-cell table:style-name="ce4" table:formula="of:=[$Redistribution_high.E56]" office:value-type="float" office:value="0.43444098233831" calcext:value-type="float">
            <text:p>0,4344409823</text:p>
          </table:table-cell>
          <table:table-cell table:number-columns-repeated="1009"/>
        </table:table-row>
        <table:table-row table:style-name="ro3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central.B57]" office:value-type="float" office:value="0.384047958019299" calcext:value-type="float">
            <text:p>0,384047958</text:p>
          </table:table-cell>
          <table:table-cell table:style-name="ce4" table:formula="of:=[$Redistribution_central.C57]" office:value-type="float" office:value="0.460336013415642" calcext:value-type="float">
            <text:p>0,4603360134</text:p>
          </table:table-cell>
          <table:table-cell table:style-name="ce4" table:formula="of:=[$Redistribution_central.D57]" office:value-type="float" office:value="0.394471391116251" calcext:value-type="float">
            <text:p>0,3944713911</text:p>
          </table:table-cell>
          <table:table-cell table:style-name="ce4" table:formula="of:=[$Redistribution_central.E57]" office:value-type="float" office:value="0.446653810721051" calcext:value-type="float">
            <text:p>0,4466538107</text:p>
          </table:table-cell>
          <table:table-cell/>
          <table:table-cell table:style-name="ce4" table:formula="of:=[$redistribution_low.B57]" office:value-type="float" office:value="0.383720776447275" calcext:value-type="float">
            <text:p>0,3837207764</text:p>
          </table:table-cell>
          <table:table-cell table:style-name="ce4" table:formula="of:=[$redistribution_low.C57]" office:value-type="float" office:value="0.464243890812198" calcext:value-type="float">
            <text:p>0,4642438908</text:p>
          </table:table-cell>
          <table:table-cell table:style-name="ce4" table:formula="of:=[$redistribution_low.D57]" office:value-type="float" office:value="0.395492181620214" calcext:value-type="float">
            <text:p>0,3954921816</text:p>
          </table:table-cell>
          <table:table-cell table:style-name="ce4" table:formula="of:=[$redistribution_low.E57]" office:value-type="float" office:value="0.449023534048775" calcext:value-type="float">
            <text:p>0,449023534</text:p>
          </table:table-cell>
          <table:table-cell/>
          <table:table-cell table:style-name="ce4" table:formula="of:=[$Redistribution_high.B57]" office:value-type="float" office:value="0.37316444372146" calcext:value-type="float">
            <text:p>0,3731644437</text:p>
          </table:table-cell>
          <table:table-cell table:style-name="ce4" table:formula="of:=[$Redistribution_high.C57]" office:value-type="float" office:value="0.44648778015955" calcext:value-type="float">
            <text:p>0,4464877802</text:p>
          </table:table-cell>
          <table:table-cell table:style-name="ce4" table:formula="of:=[$Redistribution_high.D57]" office:value-type="float" office:value="0.383267779418552" calcext:value-type="float">
            <text:p>0,3832677794</text:p>
          </table:table-cell>
          <table:table-cell table:style-name="ce4" table:formula="of:=[$Redistribution_high.E57]" office:value-type="float" office:value="0.435054649636507" calcext:value-type="float">
            <text:p>0,4350546496</text:p>
          </table:table-cell>
          <table:table-cell table:number-columns-repeated="1009"/>
        </table:table-row>
        <table:table-row table:style-name="ro3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central.B58]" office:value-type="float" office:value="0.382963890123966" calcext:value-type="float">
            <text:p>0,3829638901</text:p>
          </table:table-cell>
          <table:table-cell table:style-name="ce4" table:formula="of:=[$Redistribution_central.C58]" office:value-type="float" office:value="0.463086521736511" calcext:value-type="float">
            <text:p>0,4630865217</text:p>
          </table:table-cell>
          <table:table-cell table:style-name="ce4" table:formula="of:=[$Redistribution_central.D58]" office:value-type="float" office:value="0.396384768996302" calcext:value-type="float">
            <text:p>0,396384769</text:p>
          </table:table-cell>
          <table:table-cell table:style-name="ce4" table:formula="of:=[$Redistribution_central.E58]" office:value-type="float" office:value="0.444178163159964" calcext:value-type="float">
            <text:p>0,4441781632</text:p>
          </table:table-cell>
          <table:table-cell/>
          <table:table-cell table:style-name="ce4" table:formula="of:=[$redistribution_low.B58]" office:value-type="float" office:value="0.381721256570671" calcext:value-type="float">
            <text:p>0,3817212566</text:p>
          </table:table-cell>
          <table:table-cell table:style-name="ce4" table:formula="of:=[$redistribution_low.C58]" office:value-type="float" office:value="0.462189334552997" calcext:value-type="float">
            <text:p>0,4621893346</text:p>
          </table:table-cell>
          <table:table-cell table:style-name="ce4" table:formula="of:=[$redistribution_low.D58]" office:value-type="float" office:value="0.39460987453013" calcext:value-type="float">
            <text:p>0,3946098745</text:p>
          </table:table-cell>
          <table:table-cell table:style-name="ce4" table:formula="of:=[$redistribution_low.E58]" office:value-type="float" office:value="0.443944729002526" calcext:value-type="float">
            <text:p>0,443944729</text:p>
          </table:table-cell>
          <table:table-cell/>
          <table:table-cell table:style-name="ce4" table:formula="of:=[$Redistribution_high.B58]" office:value-type="float" office:value="0.37245803008724" calcext:value-type="float">
            <text:p>0,3724580301</text:p>
          </table:table-cell>
          <table:table-cell table:style-name="ce4" table:formula="of:=[$Redistribution_high.C58]" office:value-type="float" office:value="0.442853409739476" calcext:value-type="float">
            <text:p>0,4428534097</text:p>
          </table:table-cell>
          <table:table-cell table:style-name="ce4" table:formula="of:=[$Redistribution_high.D58]" office:value-type="float" office:value="0.384432669171899" calcext:value-type="float">
            <text:p>0,3844326692</text:p>
          </table:table-cell>
          <table:table-cell table:style-name="ce4" table:formula="of:=[$Redistribution_high.E58]" office:value-type="float" office:value="0.428849664474288" calcext:value-type="float">
            <text:p>0,4288496645</text:p>
          </table:table-cell>
          <table:table-cell table:number-columns-repeated="1009"/>
        </table:table-row>
        <table:table-row table:style-name="ro3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central.B59]" office:value-type="float" office:value="0.380699048099574" calcext:value-type="float">
            <text:p>0,3806990481</text:p>
          </table:table-cell>
          <table:table-cell table:style-name="ce4" table:formula="of:=[$Redistribution_central.C59]" office:value-type="float" office:value="0.461714404834788" calcext:value-type="float">
            <text:p>0,4617144048</text:p>
          </table:table-cell>
          <table:table-cell table:style-name="ce4" table:formula="of:=[$Redistribution_central.D59]" office:value-type="float" office:value="0.391574756056773" calcext:value-type="float">
            <text:p>0,3915747561</text:p>
          </table:table-cell>
          <table:table-cell table:style-name="ce4" table:formula="of:=[$Redistribution_central.E59]" office:value-type="float" office:value="0.445952192096007" calcext:value-type="float">
            <text:p>0,4459521921</text:p>
          </table:table-cell>
          <table:table-cell/>
          <table:table-cell table:style-name="ce4" table:formula="of:=[$redistribution_low.B59]" office:value-type="float" office:value="0.383226280222095" calcext:value-type="float">
            <text:p>0,3832262802</text:p>
          </table:table-cell>
          <table:table-cell table:style-name="ce4" table:formula="of:=[$redistribution_low.C59]" office:value-type="float" office:value="0.463388905165009" calcext:value-type="float">
            <text:p>0,4633889052</text:p>
          </table:table-cell>
          <table:table-cell table:style-name="ce4" table:formula="of:=[$redistribution_low.D59]" office:value-type="float" office:value="0.392577554517505" calcext:value-type="float">
            <text:p>0,3925775545</text:p>
          </table:table-cell>
          <table:table-cell table:style-name="ce4" table:formula="of:=[$redistribution_low.E59]" office:value-type="float" office:value="0.450106161946986" calcext:value-type="float">
            <text:p>0,4501061619</text:p>
          </table:table-cell>
          <table:table-cell/>
          <table:table-cell table:style-name="ce4" table:formula="of:=[$Redistribution_high.B59]" office:value-type="float" office:value="0.37731060705628" calcext:value-type="float">
            <text:p>0,3773106071</text:p>
          </table:table-cell>
          <table:table-cell table:style-name="ce4" table:formula="of:=[$Redistribution_high.C59]" office:value-type="float" office:value="0.438845135614479" calcext:value-type="float">
            <text:p>0,4388451356</text:p>
          </table:table-cell>
          <table:table-cell table:style-name="ce4" table:formula="of:=[$Redistribution_high.D59]" office:value-type="float" office:value="0.382593313026944" calcext:value-type="float">
            <text:p>0,382593313</text:p>
          </table:table-cell>
          <table:table-cell table:style-name="ce4" table:formula="of:=[$Redistribution_high.E59]" office:value-type="float" office:value="0.434513141115475" calcext:value-type="float">
            <text:p>0,4345131411</text:p>
          </table:table-cell>
          <table:table-cell table:number-columns-repeated="1009"/>
        </table:table-row>
        <table:table-row table:style-name="ro3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central.B60]" office:value-type="float" office:value="0.379240237674434" calcext:value-type="float">
            <text:p>0,3792402377</text:p>
          </table:table-cell>
          <table:table-cell table:style-name="ce4" table:formula="of:=[$Redistribution_central.C60]" office:value-type="float" office:value="0.460016182893149" calcext:value-type="float">
            <text:p>0,4600161829</text:p>
          </table:table-cell>
          <table:table-cell table:style-name="ce4" table:formula="of:=[$Redistribution_central.D60]" office:value-type="float" office:value="0.389175865111365" calcext:value-type="float">
            <text:p>0,3891758651</text:p>
          </table:table-cell>
          <table:table-cell table:style-name="ce4" table:formula="of:=[$Redistribution_central.E60]" office:value-type="float" office:value="0.446334980690575" calcext:value-type="float">
            <text:p>0,4463349807</text:p>
          </table:table-cell>
          <table:table-cell/>
          <table:table-cell table:style-name="ce4" table:formula="of:=[$redistribution_low.B60]" office:value-type="float" office:value="0.386181042824241" calcext:value-type="float">
            <text:p>0,3861810428</text:p>
          </table:table-cell>
          <table:table-cell table:style-name="ce4" table:formula="of:=[$redistribution_low.C60]" office:value-type="float" office:value="0.464157860939102" calcext:value-type="float">
            <text:p>0,4641578609</text:p>
          </table:table-cell>
          <table:table-cell table:style-name="ce4" table:formula="of:=[$redistribution_low.D60]" office:value-type="float" office:value="0.395738615020015" calcext:value-type="float">
            <text:p>0,395738615</text:p>
          </table:table-cell>
          <table:table-cell table:style-name="ce4" table:formula="of:=[$redistribution_low.E60]" office:value-type="float" office:value="0.452313117793821" calcext:value-type="float">
            <text:p>0,4523131178</text:p>
          </table:table-cell>
          <table:table-cell/>
          <table:table-cell table:style-name="ce4" table:formula="of:=[$Redistribution_high.B60]" office:value-type="float" office:value="0.373298958645927" calcext:value-type="float">
            <text:p>0,3732989586</text:p>
          </table:table-cell>
          <table:table-cell table:style-name="ce4" table:formula="of:=[$Redistribution_high.C60]" office:value-type="float" office:value="0.438491966540596" calcext:value-type="float">
            <text:p>0,4384919665</text:p>
          </table:table-cell>
          <table:table-cell table:style-name="ce4" table:formula="of:=[$Redistribution_high.D60]" office:value-type="float" office:value="0.38134538299508" calcext:value-type="float">
            <text:p>0,381345383</text:p>
          </table:table-cell>
          <table:table-cell table:style-name="ce4" table:formula="of:=[$Redistribution_high.E60]" office:value-type="float" office:value="0.42861968398758" calcext:value-type="float">
            <text:p>0,428619684</text:p>
          </table:table-cell>
          <table:table-cell table:number-columns-repeated="1009"/>
        </table:table-row>
        <table:table-row table:style-name="ro3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central.B61]" office:value-type="float" office:value="0.37658552198646" calcext:value-type="float">
            <text:p>0,376585522</text:p>
          </table:table-cell>
          <table:table-cell table:style-name="ce4" table:formula="of:=[$Redistribution_central.C61]" office:value-type="float" office:value="0.448700218979706" calcext:value-type="float">
            <text:p>0,448700219</text:p>
          </table:table-cell>
          <table:table-cell table:style-name="ce4" table:formula="of:=[$Redistribution_central.D61]" office:value-type="float" office:value="0.385031041684433" calcext:value-type="float">
            <text:p>0,3850310417</text:p>
          </table:table-cell>
          <table:table-cell table:style-name="ce4" table:formula="of:=[$Redistribution_central.E61]" office:value-type="float" office:value="0.437199870698544" calcext:value-type="float">
            <text:p>0,4371998707</text:p>
          </table:table-cell>
          <table:table-cell/>
          <table:table-cell table:style-name="ce4" table:formula="of:=[$redistribution_low.B61]" office:value-type="float" office:value="0.384245300365994" calcext:value-type="float">
            <text:p>0,3842453004</text:p>
          </table:table-cell>
          <table:table-cell table:style-name="ce4" table:formula="of:=[$redistribution_low.C61]" office:value-type="float" office:value="0.462270363672114" calcext:value-type="float">
            <text:p>0,4622703637</text:p>
          </table:table-cell>
          <table:table-cell table:style-name="ce4" table:formula="of:=[$redistribution_low.D61]" office:value-type="float" office:value="0.394452649082925" calcext:value-type="float">
            <text:p>0,3944526491</text:p>
          </table:table-cell>
          <table:table-cell table:style-name="ce4" table:formula="of:=[$redistribution_low.E61]" office:value-type="float" office:value="0.449478642724341" calcext:value-type="float">
            <text:p>0,4494786427</text:p>
          </table:table-cell>
          <table:table-cell/>
          <table:table-cell table:style-name="ce4" table:formula="of:=[$Redistribution_high.B61]" office:value-type="float" office:value="0.375373051985031" calcext:value-type="float">
            <text:p>0,375373052</text:p>
          </table:table-cell>
          <table:table-cell table:style-name="ce4" table:formula="of:=[$Redistribution_high.C61]" office:value-type="float" office:value="0.435680201329098" calcext:value-type="float">
            <text:p>0,4356802013</text:p>
          </table:table-cell>
          <table:table-cell table:style-name="ce4" table:formula="of:=[$Redistribution_high.D61]" office:value-type="float" office:value="0.381331547551367" calcext:value-type="float">
            <text:p>0,3813315476</text:p>
          </table:table-cell>
          <table:table-cell table:style-name="ce4" table:formula="of:=[$Redistribution_high.E61]" office:value-type="float" office:value="0.428941889090248" calcext:value-type="float">
            <text:p>0,4289418891</text:p>
          </table:table-cell>
          <table:table-cell table:number-columns-repeated="1009"/>
        </table:table-row>
        <table:table-row table:style-name="ro3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central.B62]" office:value-type="float" office:value="0.368008834924355" calcext:value-type="float">
            <text:p>0,3680088349</text:p>
          </table:table-cell>
          <table:table-cell table:style-name="ce4" table:formula="of:=[$Redistribution_central.C62]" office:value-type="float" office:value="0.446624548680651" calcext:value-type="float">
            <text:p>0,4466245487</text:p>
          </table:table-cell>
          <table:table-cell table:style-name="ce4" table:formula="of:=[$Redistribution_central.D62]" office:value-type="float" office:value="0.378248464819657" calcext:value-type="float">
            <text:p>0,3782484648</text:p>
          </table:table-cell>
          <table:table-cell table:style-name="ce4" table:formula="of:=[$Redistribution_central.E62]" office:value-type="float" office:value="0.432091211914464" calcext:value-type="float">
            <text:p>0,4320912119</text:p>
          </table:table-cell>
          <table:table-cell/>
          <table:table-cell table:style-name="ce4" table:formula="of:=[$redistribution_low.B62]" office:value-type="float" office:value="0.385292811148341" calcext:value-type="float">
            <text:p>0,3852928111</text:p>
          </table:table-cell>
          <table:table-cell table:style-name="ce4" table:formula="of:=[$redistribution_low.C62]" office:value-type="float" office:value="0.470032698832717" calcext:value-type="float">
            <text:p>0,4700326988</text:p>
          </table:table-cell>
          <table:table-cell table:style-name="ce4" table:formula="of:=[$redistribution_low.D62]" office:value-type="float" office:value="0.396392532328311" calcext:value-type="float">
            <text:p>0,3963925323</text:p>
          </table:table-cell>
          <table:table-cell table:style-name="ce4" table:formula="of:=[$redistribution_low.E62]" office:value-type="float" office:value="0.456583075375016" calcext:value-type="float">
            <text:p>0,4565830754</text:p>
          </table:table-cell>
          <table:table-cell/>
          <table:table-cell table:style-name="ce4" table:formula="of:=[$Redistribution_high.B62]" office:value-type="float" office:value="0.382117509438331" calcext:value-type="float">
            <text:p>0,3821175094</text:p>
          </table:table-cell>
          <table:table-cell table:style-name="ce4" table:formula="of:=[$Redistribution_high.C62]" office:value-type="float" office:value="0.443952402558582" calcext:value-type="float">
            <text:p>0,4439524026</text:p>
          </table:table-cell>
          <table:table-cell table:style-name="ce4" table:formula="of:=[$Redistribution_high.D62]" office:value-type="float" office:value="0.390318059019501" calcext:value-type="float">
            <text:p>0,390318059</text:p>
          </table:table-cell>
          <table:table-cell table:style-name="ce4" table:formula="of:=[$Redistribution_high.E62]" office:value-type="float" office:value="0.433677187007419" calcext:value-type="float">
            <text:p>0,433677187</text:p>
          </table:table-cell>
          <table:table-cell table:number-columns-repeated="1009"/>
        </table:table-row>
        <table:table-row table:style-name="ro3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central.B63]" office:value-type="float" office:value="0.374928674524846" calcext:value-type="float">
            <text:p>0,3749286745</text:p>
          </table:table-cell>
          <table:table-cell table:style-name="ce4" table:formula="of:=[$Redistribution_central.C63]" office:value-type="float" office:value="0.452447937460951" calcext:value-type="float">
            <text:p>0,4524479375</text:p>
          </table:table-cell>
          <table:table-cell table:style-name="ce4" table:formula="of:=[$Redistribution_central.D63]" office:value-type="float" office:value="0.382435522308923" calcext:value-type="float">
            <text:p>0,3824355223</text:p>
          </table:table-cell>
          <table:table-cell table:style-name="ce4" table:formula="of:=[$Redistribution_central.E63]" office:value-type="float" office:value="0.444394582608711" calcext:value-type="float">
            <text:p>0,4443945826</text:p>
          </table:table-cell>
          <table:table-cell/>
          <table:table-cell table:style-name="ce4" table:formula="of:=[$redistribution_low.B63]" office:value-type="float" office:value="0.389843900255301" calcext:value-type="float">
            <text:p>0,3898439003</text:p>
          </table:table-cell>
          <table:table-cell table:style-name="ce4" table:formula="of:=[$redistribution_low.C63]" office:value-type="float" office:value="0.469102699026663" calcext:value-type="float">
            <text:p>0,469102699</text:p>
          </table:table-cell>
          <table:table-cell table:style-name="ce4" table:formula="of:=[$redistribution_low.D63]" office:value-type="float" office:value="0.396362724198265" calcext:value-type="float">
            <text:p>0,3963627242</text:p>
          </table:table-cell>
          <table:table-cell table:style-name="ce4" table:formula="of:=[$redistribution_low.E63]" office:value-type="float" office:value="0.461269604305954" calcext:value-type="float">
            <text:p>0,4612696043</text:p>
          </table:table-cell>
          <table:table-cell/>
          <table:table-cell table:style-name="ce4" table:formula="of:=[$Redistribution_high.B63]" office:value-type="float" office:value="0.380173740324206" calcext:value-type="float">
            <text:p>0,3801737403</text:p>
          </table:table-cell>
          <table:table-cell table:style-name="ce4" table:formula="of:=[$Redistribution_high.C63]" office:value-type="float" office:value="0.443546361482676" calcext:value-type="float">
            <text:p>0,4435463615</text:p>
          </table:table-cell>
          <table:table-cell table:style-name="ce4" table:formula="of:=[$Redistribution_high.D63]" office:value-type="float" office:value="0.38684932403385" calcext:value-type="float">
            <text:p>0,386849324</text:p>
          </table:table-cell>
          <table:table-cell table:style-name="ce4" table:formula="of:=[$Redistribution_high.E63]" office:value-type="float" office:value="0.435540535104069" calcext:value-type="float">
            <text:p>0,4355405351</text:p>
          </table:table-cell>
          <table:table-cell table:number-columns-repeated="1009"/>
        </table:table-row>
        <table:table-row table:style-name="ro3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central.B64]" office:value-type="float" office:value="0.374167548339321" calcext:value-type="float">
            <text:p>0,3741675483</text:p>
          </table:table-cell>
          <table:table-cell table:style-name="ce4" table:formula="of:=[$Redistribution_central.C64]" office:value-type="float" office:value="0.450137610598382" calcext:value-type="float">
            <text:p>0,4501376106</text:p>
          </table:table-cell>
          <table:table-cell table:style-name="ce4" table:formula="of:=[$Redistribution_central.D64]" office:value-type="float" office:value="0.381476553789533" calcext:value-type="float">
            <text:p>0,3814765538</text:p>
          </table:table-cell>
          <table:table-cell table:style-name="ce4" table:formula="of:=[$Redistribution_central.E64]" office:value-type="float" office:value="0.440227251900391" calcext:value-type="float">
            <text:p>0,4402272519</text:p>
          </table:table-cell>
          <table:table-cell/>
          <table:table-cell table:style-name="ce4" table:formula="of:=[$redistribution_low.B64]" office:value-type="float" office:value="0.392124292070929" calcext:value-type="float">
            <text:p>0,3921242921</text:p>
          </table:table-cell>
          <table:table-cell table:style-name="ce4" table:formula="of:=[$redistribution_low.C64]" office:value-type="float" office:value="0.475029633763797" calcext:value-type="float">
            <text:p>0,4750296338</text:p>
          </table:table-cell>
          <table:table-cell table:style-name="ce4" table:formula="of:=[$redistribution_low.D64]" office:value-type="float" office:value="0.400246121912075" calcext:value-type="float">
            <text:p>0,4002461219</text:p>
          </table:table-cell>
          <table:table-cell table:style-name="ce4" table:formula="of:=[$redistribution_low.E64]" office:value-type="float" office:value="0.464859334584242" calcext:value-type="float">
            <text:p>0,4648593346</text:p>
          </table:table-cell>
          <table:table-cell/>
          <table:table-cell table:style-name="ce4" table:formula="of:=[$Redistribution_high.B64]" office:value-type="float" office:value="0.385113375909515" calcext:value-type="float">
            <text:p>0,3851133759</text:p>
          </table:table-cell>
          <table:table-cell table:style-name="ce4" table:formula="of:=[$Redistribution_high.C64]" office:value-type="float" office:value="0.443654768312402" calcext:value-type="float">
            <text:p>0,4436547683</text:p>
          </table:table-cell>
          <table:table-cell table:style-name="ce4" table:formula="of:=[$Redistribution_high.D64]" office:value-type="float" office:value="0.391323397175959" calcext:value-type="float">
            <text:p>0,3913233972</text:p>
          </table:table-cell>
          <table:table-cell table:style-name="ce4" table:formula="of:=[$Redistribution_high.E64]" office:value-type="float" office:value="0.436934949786294" calcext:value-type="float">
            <text:p>0,4369349498</text:p>
          </table:table-cell>
          <table:table-cell table:number-columns-repeated="1009"/>
        </table:table-row>
        <table:table-row table:style-name="ro3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central.B65]" office:value-type="float" office:value="0.378712047655709" calcext:value-type="float">
            <text:p>0,3787120477</text:p>
          </table:table-cell>
          <table:table-cell table:style-name="ce4" table:formula="of:=[$Redistribution_central.C65]" office:value-type="float" office:value="0.455852380257157" calcext:value-type="float">
            <text:p>0,4558523803</text:p>
          </table:table-cell>
          <table:table-cell table:style-name="ce4" table:formula="of:=[$Redistribution_central.D65]" office:value-type="float" office:value="0.385610750745815" calcext:value-type="float">
            <text:p>0,3856107507</text:p>
          </table:table-cell>
          <table:table-cell table:style-name="ce4" table:formula="of:=[$Redistribution_central.E65]" office:value-type="float" office:value="0.447344993262994" calcext:value-type="float">
            <text:p>0,4473449933</text:p>
          </table:table-cell>
          <table:table-cell/>
          <table:table-cell table:style-name="ce4" table:formula="of:=[$redistribution_low.B65]" office:value-type="float" office:value="0.39400992355946" calcext:value-type="float">
            <text:p>0,3940099236</text:p>
          </table:table-cell>
          <table:table-cell table:style-name="ce4" table:formula="of:=[$redistribution_low.C65]" office:value-type="float" office:value="0.476870863020598" calcext:value-type="float">
            <text:p>0,476870863</text:p>
          </table:table-cell>
          <table:table-cell table:style-name="ce4" table:formula="of:=[$redistribution_low.D65]" office:value-type="float" office:value="0.402791688434196" calcext:value-type="float">
            <text:p>0,4027916884</text:p>
          </table:table-cell>
          <table:table-cell table:style-name="ce4" table:formula="of:=[$redistribution_low.E65]" office:value-type="float" office:value="0.466908262888986" calcext:value-type="float">
            <text:p>0,4669082629</text:p>
          </table:table-cell>
          <table:table-cell/>
          <table:table-cell table:style-name="ce4" table:formula="of:=[$Redistribution_high.B65]" office:value-type="float" office:value="0.385927560181997" calcext:value-type="float">
            <text:p>0,3859275602</text:p>
          </table:table-cell>
          <table:table-cell table:style-name="ce4" table:formula="of:=[$Redistribution_high.C65]" office:value-type="float" office:value="0.452677493637051" calcext:value-type="float">
            <text:p>0,4526774936</text:p>
          </table:table-cell>
          <table:table-cell table:style-name="ce4" table:formula="of:=[$Redistribution_high.D65]" office:value-type="float" office:value="0.392608742706401" calcext:value-type="float">
            <text:p>0,3926087427</text:p>
          </table:table-cell>
          <table:table-cell table:style-name="ce4" table:formula="of:=[$Redistribution_high.E65]" office:value-type="float" office:value="0.444890496755175" calcext:value-type="float">
            <text:p>0,4448904968</text:p>
          </table:table-cell>
          <table:table-cell table:number-columns-repeated="1009"/>
        </table:table-row>
        <table:table-row table:style-name="ro3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central.B66]" office:value-type="float" office:value="0.371367270343441" calcext:value-type="float">
            <text:p>0,3713672703</text:p>
          </table:table-cell>
          <table:table-cell table:style-name="ce4" table:formula="of:=[$Redistribution_central.C66]" office:value-type="float" office:value="0.450293551161507" calcext:value-type="float">
            <text:p>0,4502935512</text:p>
          </table:table-cell>
          <table:table-cell table:style-name="ce4" table:formula="of:=[$Redistribution_central.D66]" office:value-type="float" office:value="0.381125395363288" calcext:value-type="float">
            <text:p>0,3811253954</text:p>
          </table:table-cell>
          <table:table-cell table:style-name="ce4" table:formula="of:=[$Redistribution_central.E66]" office:value-type="float" office:value="0.436218104393969" calcext:value-type="float">
            <text:p>0,4362181044</text:p>
          </table:table-cell>
          <table:table-cell/>
          <table:table-cell table:style-name="ce4" table:formula="of:=[$redistribution_low.B66]" office:value-type="float" office:value="0.387497975280926" calcext:value-type="float">
            <text:p>0,3874979753</text:p>
          </table:table-cell>
          <table:table-cell table:style-name="ce4" table:formula="of:=[$redistribution_low.C66]" office:value-type="float" office:value="0.466457936434663" calcext:value-type="float">
            <text:p>0,4664579364</text:p>
          </table:table-cell>
          <table:table-cell table:style-name="ce4" table:formula="of:=[$redistribution_low.D66]" office:value-type="float" office:value="0.39822870297558" calcext:value-type="float">
            <text:p>0,398228703</text:p>
          </table:table-cell>
          <table:table-cell table:style-name="ce4" table:formula="of:=[$redistribution_low.E66]" office:value-type="float" office:value="0.454525894427477" calcext:value-type="float">
            <text:p>0,4545258944</text:p>
          </table:table-cell>
          <table:table-cell/>
          <table:table-cell table:style-name="ce4" table:formula="of:=[$Redistribution_high.B66]" office:value-type="float" office:value="0.389662305251489" calcext:value-type="float">
            <text:p>0,3896623053</text:p>
          </table:table-cell>
          <table:table-cell table:style-name="ce4" table:formula="of:=[$Redistribution_high.C66]" office:value-type="float" office:value="0.448261002028925" calcext:value-type="float">
            <text:p>0,448261002</text:p>
          </table:table-cell>
          <table:table-cell table:style-name="ce4" table:formula="of:=[$Redistribution_high.D66]" office:value-type="float" office:value="0.394909486612185" calcext:value-type="float">
            <text:p>0,3949094866</text:p>
          </table:table-cell>
          <table:table-cell table:style-name="ce4" table:formula="of:=[$Redistribution_high.E66]" office:value-type="float" office:value="0.44206088987883" calcext:value-type="float">
            <text:p>0,4420608899</text:p>
          </table:table-cell>
          <table:table-cell table:number-columns-repeated="1009"/>
        </table:table-row>
        <table:table-row table:style-name="ro3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central.B67]" office:value-type="float" office:value="0.378355291648646" calcext:value-type="float">
            <text:p>0,3783552916</text:p>
          </table:table-cell>
          <table:table-cell table:style-name="ce4" table:formula="of:=[$Redistribution_central.C67]" office:value-type="float" office:value="0.451536738112688" calcext:value-type="float">
            <text:p>0,4515367381</text:p>
          </table:table-cell>
          <table:table-cell table:style-name="ce4" table:formula="of:=[$Redistribution_central.D67]" office:value-type="float" office:value="0.383694613064522" calcext:value-type="float">
            <text:p>0,3836946131</text:p>
          </table:table-cell>
          <table:table-cell table:style-name="ce4" table:formula="of:=[$Redistribution_central.E67]" office:value-type="float" office:value="0.443868460849385" calcext:value-type="float">
            <text:p>0,4438684608</text:p>
          </table:table-cell>
          <table:table-cell/>
          <table:table-cell table:style-name="ce4" table:formula="of:=[$redistribution_low.B67]" office:value-type="float" office:value="0.392292989057983" calcext:value-type="float">
            <text:p>0,3922929891</text:p>
          </table:table-cell>
          <table:table-cell table:style-name="ce4" table:formula="of:=[$redistribution_low.C67]" office:value-type="float" office:value="0.46996705713264" calcext:value-type="float">
            <text:p>0,4699670571</text:p>
          </table:table-cell>
          <table:table-cell table:style-name="ce4" table:formula="of:=[$redistribution_low.D67]" office:value-type="float" office:value="0.399460519920456" calcext:value-type="float">
            <text:p>0,3994605199</text:p>
          </table:table-cell>
          <table:table-cell table:style-name="ce4" table:formula="of:=[$redistribution_low.E67]" office:value-type="float" office:value="0.461071250626925" calcext:value-type="float">
            <text:p>0,4610712506</text:p>
          </table:table-cell>
          <table:table-cell/>
          <table:table-cell table:style-name="ce4" table:formula="of:=[$Redistribution_high.B67]" office:value-type="float" office:value="0.391698840294933" calcext:value-type="float">
            <text:p>0,3916988403</text:p>
          </table:table-cell>
          <table:table-cell table:style-name="ce4" table:formula="of:=[$Redistribution_high.C67]" office:value-type="float" office:value="0.449731561134837" calcext:value-type="float">
            <text:p>0,4497315611</text:p>
          </table:table-cell>
          <table:table-cell table:style-name="ce4" table:formula="of:=[$Redistribution_high.D67]" office:value-type="float" office:value="0.39522509007494" calcext:value-type="float">
            <text:p>0,3952250901</text:p>
          </table:table-cell>
          <table:table-cell table:style-name="ce4" table:formula="of:=[$Redistribution_high.E67]" office:value-type="float" office:value="0.445131329252707" calcext:value-type="float">
            <text:p>0,4451313293</text:p>
          </table:table-cell>
          <table:table-cell table:number-columns-repeated="1009"/>
        </table:table-row>
        <table:table-row table:style-name="ro3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central.B68]" office:value-type="float" office:value="0.373815968902199" calcext:value-type="float">
            <text:p>0,3738159689</text:p>
          </table:table-cell>
          <table:table-cell table:style-name="ce4" table:formula="of:=[$Redistribution_central.C68]" office:value-type="float" office:value="0.448807206124725" calcext:value-type="float">
            <text:p>0,4488072061</text:p>
          </table:table-cell>
          <table:table-cell table:style-name="ce4" table:formula="of:=[$Redistribution_central.D68]" office:value-type="float" office:value="0.380395277678203" calcext:value-type="float">
            <text:p>0,3803952777</text:p>
          </table:table-cell>
          <table:table-cell table:style-name="ce4" table:formula="of:=[$Redistribution_central.E68]" office:value-type="float" office:value="0.440827349912693" calcext:value-type="float">
            <text:p>0,4408273499</text:p>
          </table:table-cell>
          <table:table-cell/>
          <table:table-cell table:style-name="ce4" table:formula="of:=[$redistribution_low.B68]" office:value-type="float" office:value="0.393879828669291" calcext:value-type="float">
            <text:p>0,3938798287</text:p>
          </table:table-cell>
          <table:table-cell table:style-name="ce4" table:formula="of:=[$redistribution_low.C68]" office:value-type="float" office:value="0.474289753757279" calcext:value-type="float">
            <text:p>0,4742897538</text:p>
          </table:table-cell>
          <table:table-cell table:style-name="ce4" table:formula="of:=[$redistribution_low.D68]" office:value-type="float" office:value="0.39956845581743" calcext:value-type="float">
            <text:p>0,3995684558</text:p>
          </table:table-cell>
          <table:table-cell table:style-name="ce4" table:formula="of:=[$redistribution_low.E68]" office:value-type="float" office:value="0.468223172198827" calcext:value-type="float">
            <text:p>0,4682231722</text:p>
          </table:table-cell>
          <table:table-cell/>
          <table:table-cell table:style-name="ce4" table:formula="of:=[$Redistribution_high.B68]" office:value-type="float" office:value="0.393332629118707" calcext:value-type="float">
            <text:p>0,3933326291</text:p>
          </table:table-cell>
          <table:table-cell table:style-name="ce4" table:formula="of:=[$Redistribution_high.C68]" office:value-type="float" office:value="0.455055646551884" calcext:value-type="float">
            <text:p>0,4550556466</text:p>
          </table:table-cell>
          <table:table-cell table:style-name="ce4" table:formula="of:=[$Redistribution_high.D68]" office:value-type="float" office:value="0.397788136040788" calcext:value-type="float">
            <text:p>0,397788136</text:p>
          </table:table-cell>
          <table:table-cell table:style-name="ce4" table:formula="of:=[$Redistribution_high.E68]" office:value-type="float" office:value="0.448770931486052" calcext:value-type="float">
            <text:p>0,4487709315</text:p>
          </table:table-cell>
          <table:table-cell table:number-columns-repeated="1009"/>
        </table:table-row>
        <table:table-row table:style-name="ro3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central.B69]" office:value-type="float" office:value="0.377232262139314" calcext:value-type="float">
            <text:p>0,3772322621</text:p>
          </table:table-cell>
          <table:table-cell table:style-name="ce4" table:formula="of:=[$Redistribution_central.C69]" office:value-type="float" office:value="0.451746789140982" calcext:value-type="float">
            <text:p>0,4517467891</text:p>
          </table:table-cell>
          <table:table-cell table:style-name="ce4" table:formula="of:=[$Redistribution_central.D69]" office:value-type="float" office:value="0.383679803882218" calcext:value-type="float">
            <text:p>0,3836798039</text:p>
          </table:table-cell>
          <table:table-cell table:style-name="ce4" table:formula="of:=[$Redistribution_central.E69]" office:value-type="float" office:value="0.443768885850269" calcext:value-type="float">
            <text:p>0,4437688859</text:p>
          </table:table-cell>
          <table:table-cell/>
          <table:table-cell table:style-name="ce4" table:formula="of:=[$redistribution_low.B69]" office:value-type="float" office:value="0.391748011553616" calcext:value-type="float">
            <text:p>0,3917480116</text:p>
          </table:table-cell>
          <table:table-cell table:style-name="ce4" table:formula="of:=[$redistribution_low.C69]" office:value-type="float" office:value="0.470148614358145" calcext:value-type="float">
            <text:p>0,4701486144</text:p>
          </table:table-cell>
          <table:table-cell table:style-name="ce4" table:formula="of:=[$redistribution_low.D69]" office:value-type="float" office:value="0.396134844459262" calcext:value-type="float">
            <text:p>0,3961348445</text:p>
          </table:table-cell>
          <table:table-cell table:style-name="ce4" table:formula="of:=[$redistribution_low.E69]" office:value-type="float" office:value="0.465253189183607" calcext:value-type="float">
            <text:p>0,4652531892</text:p>
          </table:table-cell>
          <table:table-cell/>
          <table:table-cell table:style-name="ce4" table:formula="of:=[$Redistribution_high.B69]" office:value-type="float" office:value="0.394282273734276" calcext:value-type="float">
            <text:p>0,3942822737</text:p>
          </table:table-cell>
          <table:table-cell table:style-name="ce4" table:formula="of:=[$Redistribution_high.C69]" office:value-type="float" office:value="0.450303134645219" calcext:value-type="float">
            <text:p>0,4503031346</text:p>
          </table:table-cell>
          <table:table-cell table:style-name="ce4" table:formula="of:=[$Redistribution_high.D69]" office:value-type="float" office:value="0.398245477595056" calcext:value-type="float">
            <text:p>0,3982454776</text:p>
          </table:table-cell>
          <table:table-cell table:style-name="ce4" table:formula="of:=[$Redistribution_high.E69]" office:value-type="float" office:value="0.445047823405355" calcext:value-type="float">
            <text:p>0,4450478234</text:p>
          </table:table-cell>
          <table:table-cell table:number-columns-repeated="1009"/>
        </table:table-row>
        <table:table-row table:style-name="ro3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central.B70]" office:value-type="float" office:value="0.367885055946822" calcext:value-type="float">
            <text:p>0,3678850559</text:p>
          </table:table-cell>
          <table:table-cell table:style-name="ce4" table:formula="of:=[$Redistribution_central.C70]" office:value-type="float" office:value="0.44315661393624" calcext:value-type="float">
            <text:p>0,4431566139</text:p>
          </table:table-cell>
          <table:table-cell table:style-name="ce4" table:formula="of:=[$Redistribution_central.D70]" office:value-type="float" office:value="0.374169412421254" calcext:value-type="float">
            <text:p>0,3741694124</text:p>
          </table:table-cell>
          <table:table-cell table:style-name="ce4" table:formula="of:=[$Redistribution_central.E70]" office:value-type="float" office:value="0.435472039519518" calcext:value-type="float">
            <text:p>0,4354720395</text:p>
          </table:table-cell>
          <table:table-cell/>
          <table:table-cell table:style-name="ce4" table:formula="of:=[$redistribution_low.B70]" office:value-type="float" office:value="0.392439040817247" calcext:value-type="float">
            <text:p>0,3924390408</text:p>
          </table:table-cell>
          <table:table-cell table:style-name="ce4" table:formula="of:=[$redistribution_low.C70]" office:value-type="float" office:value="0.470845130634393" calcext:value-type="float">
            <text:p>0,4708451306</text:p>
          </table:table-cell>
          <table:table-cell table:style-name="ce4" table:formula="of:=[$redistribution_low.D70]" office:value-type="float" office:value="0.397331459364874" calcext:value-type="float">
            <text:p>0,3973314594</text:p>
          </table:table-cell>
          <table:table-cell table:style-name="ce4" table:formula="of:=[$redistribution_low.E70]" office:value-type="float" office:value="0.465476697452436" calcext:value-type="float">
            <text:p>0,4654766975</text:p>
          </table:table-cell>
          <table:table-cell/>
          <table:table-cell table:style-name="ce4" table:formula="of:=[$Redistribution_high.B70]" office:value-type="float" office:value="0.392642121220868" calcext:value-type="float">
            <text:p>0,3926421212</text:p>
          </table:table-cell>
          <table:table-cell table:style-name="ce4" table:formula="of:=[$Redistribution_high.C70]" office:value-type="float" office:value="0.452093769872877" calcext:value-type="float">
            <text:p>0,4520937699</text:p>
          </table:table-cell>
          <table:table-cell table:style-name="ce4" table:formula="of:=[$Redistribution_high.D70]" office:value-type="float" office:value="0.396825114832773" calcext:value-type="float">
            <text:p>0,3968251148</text:p>
          </table:table-cell>
          <table:table-cell table:style-name="ce4" table:formula="of:=[$Redistribution_high.E70]" office:value-type="float" office:value="0.445893117267982" calcext:value-type="float">
            <text:p>0,4458931173</text:p>
          </table:table-cell>
          <table:table-cell table:number-columns-repeated="1009"/>
        </table:table-row>
        <table:table-row table:style-name="ro3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central.B71]" office:value-type="float" office:value="0.373939545491735" calcext:value-type="float">
            <text:p>0,3739395455</text:p>
          </table:table-cell>
          <table:table-cell table:style-name="ce4" table:formula="of:=[$Redistribution_central.C71]" office:value-type="float" office:value="0.445181080101788" calcext:value-type="float">
            <text:p>0,4451810801</text:p>
          </table:table-cell>
          <table:table-cell table:style-name="ce4" table:formula="of:=[$Redistribution_central.D71]" office:value-type="float" office:value="0.378118312417539" calcext:value-type="float">
            <text:p>0,3781183124</text:p>
          </table:table-cell>
          <table:table-cell table:style-name="ce4" table:formula="of:=[$Redistribution_central.E71]" office:value-type="float" office:value="0.442615898771684" calcext:value-type="float">
            <text:p>0,4426158988</text:p>
          </table:table-cell>
          <table:table-cell/>
          <table:table-cell table:style-name="ce4" table:formula="of:=[$redistribution_low.B71]" office:value-type="float" office:value="0.39258129017065" calcext:value-type="float">
            <text:p>0,3925812902</text:p>
          </table:table-cell>
          <table:table-cell table:style-name="ce4" table:formula="of:=[$redistribution_low.C71]" office:value-type="float" office:value="0.471913877112969" calcext:value-type="float">
            <text:p>0,4719138771</text:p>
          </table:table-cell>
          <table:table-cell table:style-name="ce4" table:formula="of:=[$redistribution_low.D71]" office:value-type="float" office:value="0.396171258367111" calcext:value-type="float">
            <text:p>0,3961712584</text:p>
          </table:table-cell>
          <table:table-cell table:style-name="ce4" table:formula="of:=[$redistribution_low.E71]" office:value-type="float" office:value="0.469177279148302" calcext:value-type="float">
            <text:p>0,4691772791</text:p>
          </table:table-cell>
          <table:table-cell/>
          <table:table-cell table:style-name="ce4" table:formula="of:=[$Redistribution_high.B71]" office:value-type="float" office:value="0.39277481951616" calcext:value-type="float">
            <text:p>0,3927748195</text:p>
          </table:table-cell>
          <table:table-cell table:style-name="ce4" table:formula="of:=[$Redistribution_high.C71]" office:value-type="float" office:value="0.448079925685037" calcext:value-type="float">
            <text:p>0,4480799257</text:p>
          </table:table-cell>
          <table:table-cell table:style-name="ce4" table:formula="of:=[$Redistribution_high.D71]" office:value-type="float" office:value="0.395807483150045" calcext:value-type="float">
            <text:p>0,3958074832</text:p>
          </table:table-cell>
          <table:table-cell table:style-name="ce4" table:formula="of:=[$Redistribution_high.E71]" office:value-type="float" office:value="0.443549490819475" calcext:value-type="float">
            <text:p>0,4435494908</text:p>
          </table:table-cell>
          <table:table-cell table:number-columns-repeated="1009"/>
        </table:table-row>
        <table:table-row table:style-name="ro3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central.B72]" office:value-type="float" office:value="0.375691287975396" calcext:value-type="float">
            <text:p>0,375691288</text:p>
          </table:table-cell>
          <table:table-cell table:style-name="ce4" table:formula="of:=[$Redistribution_central.C72]" office:value-type="float" office:value="0.444857700738497" calcext:value-type="float">
            <text:p>0,4448577007</text:p>
          </table:table-cell>
          <table:table-cell table:style-name="ce4" table:formula="of:=[$Redistribution_central.D72]" office:value-type="float" office:value="0.378632466870046" calcext:value-type="float">
            <text:p>0,3786324669</text:p>
          </table:table-cell>
          <table:table-cell table:style-name="ce4" table:formula="of:=[$Redistribution_central.E72]" office:value-type="float" office:value="0.442654672677011" calcext:value-type="float">
            <text:p>0,4426546727</text:p>
          </table:table-cell>
          <table:table-cell/>
          <table:table-cell table:style-name="ce4" table:formula="of:=[$redistribution_low.B72]" office:value-type="float" office:value="0.38350793126421" calcext:value-type="float">
            <text:p>0,3835079313</text:p>
          </table:table-cell>
          <table:table-cell table:style-name="ce4" table:formula="of:=[$redistribution_low.C72]" office:value-type="float" office:value="0.453878318313802" calcext:value-type="float">
            <text:p>0,4538783183</text:p>
          </table:table-cell>
          <table:table-cell table:style-name="ce4" table:formula="of:=[$redistribution_low.D72]" office:value-type="float" office:value="0.3870749840747" calcext:value-type="float">
            <text:p>0,3870749841</text:p>
          </table:table-cell>
          <table:table-cell table:style-name="ce4" table:formula="of:=[$redistribution_low.E72]" office:value-type="float" office:value="0.45027861071765" calcext:value-type="float">
            <text:p>0,4502786107</text:p>
          </table:table-cell>
          <table:table-cell/>
          <table:table-cell table:style-name="ce4" table:formula="of:=[$Redistribution_high.B72]" office:value-type="float" office:value="0.393908705288902" calcext:value-type="float">
            <text:p>0,3939087053</text:p>
          </table:table-cell>
          <table:table-cell table:style-name="ce4" table:formula="of:=[$Redistribution_high.C72]" office:value-type="float" office:value="0.446099885112487" calcext:value-type="float">
            <text:p>0,4460998851</text:p>
          </table:table-cell>
          <table:table-cell table:style-name="ce4" table:formula="of:=[$Redistribution_high.D72]" office:value-type="float" office:value="0.3957918672778" calcext:value-type="float">
            <text:p>0,3957918673</text:p>
          </table:table-cell>
          <table:table-cell table:style-name="ce4" table:formula="of:=[$Redistribution_high.E72]" office:value-type="float" office:value="0.444879190480051" calcext:value-type="float">
            <text:p>0,4448791905</text:p>
          </table:table-cell>
          <table:table-cell table:number-columns-repeated="1009"/>
        </table:table-row>
        <table:table-row table:style-name="ro3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central.B73]" office:value-type="float" office:value="0.376724524097657" calcext:value-type="float">
            <text:p>0,3767245241</text:p>
          </table:table-cell>
          <table:table-cell table:style-name="ce4" table:formula="of:=[$Redistribution_central.C73]" office:value-type="float" office:value="0.448502211756826" calcext:value-type="float">
            <text:p>0,4485022118</text:p>
          </table:table-cell>
          <table:table-cell table:style-name="ce4" table:formula="of:=[$Redistribution_central.D73]" office:value-type="float" office:value="0.38030225036968" calcext:value-type="float">
            <text:p>0,3803022504</text:p>
          </table:table-cell>
          <table:table-cell table:style-name="ce4" table:formula="of:=[$Redistribution_central.E73]" office:value-type="float" office:value="0.445765995448019" calcext:value-type="float">
            <text:p>0,4457659954</text:p>
          </table:table-cell>
          <table:table-cell/>
          <table:table-cell table:style-name="ce4" table:formula="of:=[$redistribution_low.B73]" office:value-type="float" office:value="0.378342431410727" calcext:value-type="float">
            <text:p>0,3783424314</text:p>
          </table:table-cell>
          <table:table-cell table:style-name="ce4" table:formula="of:=[$redistribution_low.C73]" office:value-type="float" office:value="0.45036494282314" calcext:value-type="float">
            <text:p>0,4503649428</text:p>
          </table:table-cell>
          <table:table-cell table:style-name="ce4" table:formula="of:=[$redistribution_low.D73]" office:value-type="float" office:value="0.38134516467832" calcext:value-type="float">
            <text:p>0,3813451647</text:p>
          </table:table-cell>
          <table:table-cell table:style-name="ce4" table:formula="of:=[$redistribution_low.E73]" office:value-type="float" office:value="0.447597117019832" calcext:value-type="float">
            <text:p>0,447597117</text:p>
          </table:table-cell>
          <table:table-cell/>
          <table:table-cell table:style-name="ce4" table:formula="of:=[$Redistribution_high.B73]" office:value-type="float" office:value="0.393684172504376" calcext:value-type="float">
            <text:p>0,3936841725</text:p>
          </table:table-cell>
          <table:table-cell table:style-name="ce4" table:formula="of:=[$Redistribution_high.C73]" office:value-type="float" office:value="0.450536150094427" calcext:value-type="float">
            <text:p>0,4505361501</text:p>
          </table:table-cell>
          <table:table-cell table:style-name="ce4" table:formula="of:=[$Redistribution_high.D73]" office:value-type="float" office:value="0.395807972022924" calcext:value-type="float">
            <text:p>0,395807972</text:p>
          </table:table-cell>
          <table:table-cell table:style-name="ce4" table:formula="of:=[$Redistribution_high.E73]" office:value-type="float" office:value="0.448225294206099" calcext:value-type="float">
            <text:p>0,4482252942</text:p>
          </table:table-cell>
          <table:table-cell table:number-columns-repeated="1009"/>
        </table:table-row>
        <table:table-row table:style-name="ro3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central.B74]" office:value-type="float" office:value="0.383057038159843" calcext:value-type="float">
            <text:p>0,3830570382</text:p>
          </table:table-cell>
          <table:table-cell table:style-name="ce4" table:formula="of:=[$Redistribution_central.C74]" office:value-type="float" office:value="0.456614176138551" calcext:value-type="float">
            <text:p>0,4566141761</text:p>
          </table:table-cell>
          <table:table-cell table:style-name="ce4" table:formula="of:=[$Redistribution_central.D74]" office:value-type="float" office:value="0.387556102305823" calcext:value-type="float">
            <text:p>0,3875561023</text:p>
          </table:table-cell>
          <table:table-cell table:style-name="ce4" table:formula="of:=[$Redistribution_central.E74]" office:value-type="float" office:value="0.452846294856041" calcext:value-type="float">
            <text:p>0,4528462949</text:p>
          </table:table-cell>
          <table:table-cell/>
          <table:table-cell table:style-name="ce4" table:formula="of:=[$redistribution_low.B74]" office:value-type="float" office:value="0.38912238599735" calcext:value-type="float">
            <text:p>0,389122386</text:p>
          </table:table-cell>
          <table:table-cell table:style-name="ce4" table:formula="of:=[$redistribution_low.C74]" office:value-type="float" office:value="0.456997065854288" calcext:value-type="float">
            <text:p>0,4569970659</text:p>
          </table:table-cell>
          <table:table-cell table:style-name="ce4" table:formula="of:=[$redistribution_low.D74]" office:value-type="float" office:value="0.392544720787208" calcext:value-type="float">
            <text:p>0,3925447208</text:p>
          </table:table-cell>
          <table:table-cell table:style-name="ce4" table:formula="of:=[$redistribution_low.E74]" office:value-type="float" office:value="0.453586641782802" calcext:value-type="float">
            <text:p>0,4535866418</text:p>
          </table:table-cell>
          <table:table-cell/>
          <table:table-cell table:style-name="ce4" table:formula="of:=[$Redistribution_high.B74]" office:value-type="float" office:value="0.389753999560039" calcext:value-type="float">
            <text:p>0,3897539996</text:p>
          </table:table-cell>
          <table:table-cell table:style-name="ce4" table:formula="of:=[$Redistribution_high.C74]" office:value-type="float" office:value="0.439366838505465" calcext:value-type="float">
            <text:p>0,4393668385</text:p>
          </table:table-cell>
          <table:table-cell table:style-name="ce4" table:formula="of:=[$Redistribution_high.D74]" office:value-type="float" office:value="0.392027672613912" calcext:value-type="float">
            <text:p>0,3920276726</text:p>
          </table:table-cell>
          <table:table-cell table:style-name="ce4" table:formula="of:=[$Redistribution_high.E74]" office:value-type="float" office:value="0.435498220979612" calcext:value-type="float">
            <text:p>0,435498221</text:p>
          </table:table-cell>
          <table:table-cell table:number-columns-repeated="1009"/>
        </table:table-row>
        <table:table-row table:style-name="ro3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central.B75]" office:value-type="float" office:value="0.380336874564566" calcext:value-type="float">
            <text:p>0,3803368746</text:p>
          </table:table-cell>
          <table:table-cell table:style-name="ce4" table:formula="of:=[$Redistribution_central.C75]" office:value-type="float" office:value="0.447722650452415" calcext:value-type="float">
            <text:p>0,4477226505</text:p>
          </table:table-cell>
          <table:table-cell table:style-name="ce4" table:formula="of:=[$Redistribution_central.D75]" office:value-type="float" office:value="0.38289585618088" calcext:value-type="float">
            <text:p>0,3828958562</text:p>
          </table:table-cell>
          <table:table-cell table:style-name="ce4" table:formula="of:=[$Redistribution_central.E75]" office:value-type="float" office:value="0.445830627251611" calcext:value-type="float">
            <text:p>0,4458306273</text:p>
          </table:table-cell>
          <table:table-cell/>
          <table:table-cell table:style-name="ce4" table:formula="of:=[$redistribution_low.B75]" office:value-type="float" office:value="0.386240711132745" calcext:value-type="float">
            <text:p>0,3862407111</text:p>
          </table:table-cell>
          <table:table-cell table:style-name="ce4" table:formula="of:=[$redistribution_low.C75]" office:value-type="float" office:value="0.453402302463698" calcext:value-type="float">
            <text:p>0,4534023025</text:p>
          </table:table-cell>
          <table:table-cell table:style-name="ce4" table:formula="of:=[$redistribution_low.D75]" office:value-type="float" office:value="0.388991099950572" calcext:value-type="float">
            <text:p>0,3889911</text:p>
          </table:table-cell>
          <table:table-cell table:style-name="ce4" table:formula="of:=[$redistribution_low.E75]" office:value-type="float" office:value="0.45309136947625" calcext:value-type="float">
            <text:p>0,4530913695</text:p>
          </table:table-cell>
          <table:table-cell/>
          <table:table-cell table:style-name="ce4" table:formula="of:=[$Redistribution_high.B75]" office:value-type="float" office:value="0.392034148946404" calcext:value-type="float">
            <text:p>0,3920341489</text:p>
          </table:table-cell>
          <table:table-cell table:style-name="ce4" table:formula="of:=[$Redistribution_high.C75]" office:value-type="float" office:value="0.449141001935708" calcext:value-type="float">
            <text:p>0,4491410019</text:p>
          </table:table-cell>
          <table:table-cell table:style-name="ce4" table:formula="of:=[$Redistribution_high.D75]" office:value-type="float" office:value="0.394254781242203" calcext:value-type="float">
            <text:p>0,3942547812</text:p>
          </table:table-cell>
          <table:table-cell table:style-name="ce4" table:formula="of:=[$Redistribution_high.E75]" office:value-type="float" office:value="0.445403373735434" calcext:value-type="float">
            <text:p>0,4454033737</text:p>
          </table:table-cell>
          <table:table-cell table:number-columns-repeated="1009"/>
        </table:table-row>
        <table:table-row table:style-name="ro3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central.B76]" office:value-type="float" office:value="0.383700050062827" calcext:value-type="float">
            <text:p>0,3837000501</text:p>
          </table:table-cell>
          <table:table-cell table:style-name="ce4" table:formula="of:=[$Redistribution_central.C76]" office:value-type="float" office:value="0.451294830456031" calcext:value-type="float">
            <text:p>0,4512948305</text:p>
          </table:table-cell>
          <table:table-cell table:style-name="ce4" table:formula="of:=[$Redistribution_central.D76]" office:value-type="float" office:value="0.386865736921613" calcext:value-type="float">
            <text:p>0,3868657369</text:p>
          </table:table-cell>
          <table:table-cell table:style-name="ce4" table:formula="of:=[$Redistribution_central.E76]" office:value-type="float" office:value="0.450171966683848" calcext:value-type="float">
            <text:p>0,4501719667</text:p>
          </table:table-cell>
          <table:table-cell/>
          <table:table-cell table:style-name="ce4" table:formula="of:=[$redistribution_low.B76]" office:value-type="float" office:value="0.382509616906069" calcext:value-type="float">
            <text:p>0,3825096169</text:p>
          </table:table-cell>
          <table:table-cell table:style-name="ce4" table:formula="of:=[$redistribution_low.C76]" office:value-type="float" office:value="0.448890211560584" calcext:value-type="float">
            <text:p>0,4488902116</text:p>
          </table:table-cell>
          <table:table-cell table:style-name="ce4" table:formula="of:=[$redistribution_low.D76]" office:value-type="float" office:value="0.385746833477083" calcext:value-type="float">
            <text:p>0,3857468335</text:p>
          </table:table-cell>
          <table:table-cell table:style-name="ce4" table:formula="of:=[$redistribution_low.E76]" office:value-type="float" office:value="0.446651458882923" calcext:value-type="float">
            <text:p>0,4466514589</text:p>
          </table:table-cell>
          <table:table-cell/>
          <table:table-cell table:style-name="ce4" table:formula="of:=[$Redistribution_high.B76]" office:value-type="float" office:value="0.387283266647995" calcext:value-type="float">
            <text:p>0,3872832666</text:p>
          </table:table-cell>
          <table:table-cell table:style-name="ce4" table:formula="of:=[$Redistribution_high.C76]" office:value-type="float" office:value="0.438011821965103" calcext:value-type="float">
            <text:p>0,438011822</text:p>
          </table:table-cell>
          <table:table-cell table:style-name="ce4" table:formula="of:=[$Redistribution_high.D76]" office:value-type="float" office:value="0.389271485572774" calcext:value-type="float">
            <text:p>0,3892714856</text:p>
          </table:table-cell>
          <table:table-cell table:style-name="ce4" table:formula="of:=[$Redistribution_high.E76]" office:value-type="float" office:value="0.43467735694151" calcext:value-type="float">
            <text:p>0,4346773569</text:p>
          </table:table-cell>
          <table:table-cell table:number-columns-repeated="1009"/>
        </table:table-row>
        <table:table-row table:style-name="ro3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central.B77]" office:value-type="float" office:value="0.38309806009011" calcext:value-type="float">
            <text:p>0,3830980601</text:p>
          </table:table-cell>
          <table:table-cell table:style-name="ce4" table:formula="of:=[$Redistribution_central.C77]" office:value-type="float" office:value="0.446669411456201" calcext:value-type="float">
            <text:p>0,4466694115</text:p>
          </table:table-cell>
          <table:table-cell table:style-name="ce4" table:formula="of:=[$Redistribution_central.D77]" office:value-type="float" office:value="0.386292286969874" calcext:value-type="float">
            <text:p>0,386292287</text:p>
          </table:table-cell>
          <table:table-cell table:style-name="ce4" table:formula="of:=[$Redistribution_central.E77]" office:value-type="float" office:value="0.446553960804433" calcext:value-type="float">
            <text:p>0,4465539608</text:p>
          </table:table-cell>
          <table:table-cell/>
          <table:table-cell table:style-name="ce4" table:formula="of:=[$redistribution_low.B77]" office:value-type="float" office:value="0.385149837122956" calcext:value-type="float">
            <text:p>0,3851498371</text:p>
          </table:table-cell>
          <table:table-cell table:style-name="ce4" table:formula="of:=[$redistribution_low.C77]" office:value-type="float" office:value="0.452261578008151" calcext:value-type="float">
            <text:p>0,452261578</text:p>
          </table:table-cell>
          <table:table-cell table:style-name="ce4" table:formula="of:=[$redistribution_low.D77]" office:value-type="float" office:value="0.387654383117805" calcext:value-type="float">
            <text:p>0,3876543831</text:p>
          </table:table-cell>
          <table:table-cell table:style-name="ce4" table:formula="of:=[$redistribution_low.E77]" office:value-type="float" office:value="0.450029097335335" calcext:value-type="float">
            <text:p>0,4500290973</text:p>
          </table:table-cell>
          <table:table-cell/>
          <table:table-cell table:style-name="ce4" table:formula="of:=[$Redistribution_high.B77]" office:value-type="float" office:value="0.389105238816952" calcext:value-type="float">
            <text:p>0,3891052388</text:p>
          </table:table-cell>
          <table:table-cell table:style-name="ce4" table:formula="of:=[$Redistribution_high.C77]" office:value-type="float" office:value="0.438741571380095" calcext:value-type="float">
            <text:p>0,4387415714</text:p>
          </table:table-cell>
          <table:table-cell table:style-name="ce4" table:formula="of:=[$Redistribution_high.D77]" office:value-type="float" office:value="0.391055526972435" calcext:value-type="float">
            <text:p>0,391055527</text:p>
          </table:table-cell>
          <table:table-cell table:style-name="ce4" table:formula="of:=[$Redistribution_high.E77]" office:value-type="float" office:value="0.43533195421766" calcext:value-type="float">
            <text:p>0,4353319542</text:p>
          </table:table-cell>
          <table:table-cell table:number-columns-repeated="1009"/>
        </table:table-row>
        <table:table-row table:style-name="ro3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central.B78]" office:value-type="float" office:value="0.38253204750484" calcext:value-type="float">
            <text:p>0,3825320475</text:p>
          </table:table-cell>
          <table:table-cell table:style-name="ce4" table:formula="of:=[$Redistribution_central.C78]" office:value-type="float" office:value="0.446515244232508" calcext:value-type="float">
            <text:p>0,4465152442</text:p>
          </table:table-cell>
          <table:table-cell table:style-name="ce4" table:formula="of:=[$Redistribution_central.D78]" office:value-type="float" office:value="0.385920620025203" calcext:value-type="float">
            <text:p>0,38592062</text:p>
          </table:table-cell>
          <table:table-cell table:style-name="ce4" table:formula="of:=[$Redistribution_central.E78]" office:value-type="float" office:value="0.444443398297978" calcext:value-type="float">
            <text:p>0,4444433983</text:p>
          </table:table-cell>
          <table:table-cell/>
          <table:table-cell table:style-name="ce4" table:formula="of:=[$redistribution_low.B78]" office:value-type="float" office:value="0.381227960730832" calcext:value-type="float">
            <text:p>0,3812279607</text:p>
          </table:table-cell>
          <table:table-cell table:style-name="ce4" table:formula="of:=[$redistribution_low.C78]" office:value-type="float" office:value="0.450269337336635" calcext:value-type="float">
            <text:p>0,4502693373</text:p>
          </table:table-cell>
          <table:table-cell table:style-name="ce4" table:formula="of:=[$redistribution_low.D78]" office:value-type="float" office:value="0.384611388007242" calcext:value-type="float">
            <text:p>0,384611388</text:p>
          </table:table-cell>
          <table:table-cell table:style-name="ce4" table:formula="of:=[$redistribution_low.E78]" office:value-type="float" office:value="0.44700775582877" calcext:value-type="float">
            <text:p>0,4470077558</text:p>
          </table:table-cell>
          <table:table-cell/>
          <table:table-cell table:style-name="ce4" table:formula="of:=[$Redistribution_high.B78]" office:value-type="float" office:value="0.382149620003593" calcext:value-type="float">
            <text:p>0,38214962</text:p>
          </table:table-cell>
          <table:table-cell table:style-name="ce4" table:formula="of:=[$Redistribution_high.C78]" office:value-type="float" office:value="0.436306378744634" calcext:value-type="float">
            <text:p>0,4363063787</text:p>
          </table:table-cell>
          <table:table-cell table:style-name="ce4" table:formula="of:=[$Redistribution_high.D78]" office:value-type="float" office:value="0.384391201548946" calcext:value-type="float">
            <text:p>0,3843912015</text:p>
          </table:table-cell>
          <table:table-cell table:style-name="ce4" table:formula="of:=[$Redistribution_high.E78]" office:value-type="float" office:value="0.432542525155862" calcext:value-type="float">
            <text:p>0,4325425252</text:p>
          </table:table-cell>
          <table:table-cell table:number-columns-repeated="1009"/>
        </table:table-row>
        <table:table-row table:style-name="ro3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central.B79]" office:value-type="float" office:value="0.377822973980867" calcext:value-type="float">
            <text:p>0,377822974</text:p>
          </table:table-cell>
          <table:table-cell table:style-name="ce4" table:formula="of:=[$Redistribution_central.C79]" office:value-type="float" office:value="0.444430821734684" calcext:value-type="float">
            <text:p>0,4444308217</text:p>
          </table:table-cell>
          <table:table-cell table:style-name="ce4" table:formula="of:=[$Redistribution_central.D79]" office:value-type="float" office:value="0.380553603639849" calcext:value-type="float">
            <text:p>0,3805536036</text:p>
          </table:table-cell>
          <table:table-cell table:style-name="ce4" table:formula="of:=[$Redistribution_central.E79]" office:value-type="float" office:value="0.441527458332835" calcext:value-type="float">
            <text:p>0,4415274583</text:p>
          </table:table-cell>
          <table:table-cell/>
          <table:table-cell table:style-name="ce4" table:formula="of:=[$redistribution_low.B79]" office:value-type="float" office:value="0.379939524407338" calcext:value-type="float">
            <text:p>0,3799395244</text:p>
          </table:table-cell>
          <table:table-cell table:style-name="ce4" table:formula="of:=[$redistribution_low.C79]" office:value-type="float" office:value="0.449252673332969" calcext:value-type="float">
            <text:p>0,4492526733</text:p>
          </table:table-cell>
          <table:table-cell table:style-name="ce4" table:formula="of:=[$redistribution_low.D79]" office:value-type="float" office:value="0.382930736997208" calcext:value-type="float">
            <text:p>0,382930737</text:p>
          </table:table-cell>
          <table:table-cell table:style-name="ce4" table:formula="of:=[$redistribution_low.E79]" office:value-type="float" office:value="0.445290431666628" calcext:value-type="float">
            <text:p>0,4452904317</text:p>
          </table:table-cell>
          <table:table-cell/>
          <table:table-cell table:style-name="ce4" table:formula="of:=[$Redistribution_high.B79]" office:value-type="float" office:value="0.38889566370152" calcext:value-type="float">
            <text:p>0,3888956637</text:p>
          </table:table-cell>
          <table:table-cell table:style-name="ce4" table:formula="of:=[$Redistribution_high.C79]" office:value-type="float" office:value="0.44174208439717" calcext:value-type="float">
            <text:p>0,4417420844</text:p>
          </table:table-cell>
          <table:table-cell table:style-name="ce4" table:formula="of:=[$Redistribution_high.D79]" office:value-type="float" office:value="0.390993984754887" calcext:value-type="float">
            <text:p>0,3909939848</text:p>
          </table:table-cell>
          <table:table-cell table:style-name="ce4" table:formula="of:=[$Redistribution_high.E79]" office:value-type="float" office:value="0.439091896299561" calcext:value-type="float">
            <text:p>0,4390918963</text:p>
          </table:table-cell>
          <table:table-cell table:number-columns-repeated="1009"/>
        </table:table-row>
        <table:table-row table:style-name="ro3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central.B80]" office:value-type="float" office:value="0.378337265593967" calcext:value-type="float">
            <text:p>0,3783372656</text:p>
          </table:table-cell>
          <table:table-cell table:style-name="ce4" table:formula="of:=[$Redistribution_central.C80]" office:value-type="float" office:value="0.443129050973603" calcext:value-type="float">
            <text:p>0,443129051</text:p>
          </table:table-cell>
          <table:table-cell table:style-name="ce4" table:formula="of:=[$Redistribution_central.D80]" office:value-type="float" office:value="0.380302544919324" calcext:value-type="float">
            <text:p>0,3803025449</text:p>
          </table:table-cell>
          <table:table-cell table:style-name="ce4" table:formula="of:=[$Redistribution_central.E80]" office:value-type="float" office:value="0.442740763976145" calcext:value-type="float">
            <text:p>0,442740764</text:p>
          </table:table-cell>
          <table:table-cell/>
          <table:table-cell table:style-name="ce4" table:formula="of:=[$redistribution_low.B80]" office:value-type="float" office:value="0.379356896227632" calcext:value-type="float">
            <text:p>0,3793568962</text:p>
          </table:table-cell>
          <table:table-cell table:style-name="ce4" table:formula="of:=[$redistribution_low.C80]" office:value-type="float" office:value="0.447296788789119" calcext:value-type="float">
            <text:p>0,4472967888</text:p>
          </table:table-cell>
          <table:table-cell table:style-name="ce4" table:formula="of:=[$redistribution_low.D80]" office:value-type="float" office:value="0.381893837386716" calcext:value-type="float">
            <text:p>0,3818938374</text:p>
          </table:table-cell>
          <table:table-cell table:style-name="ce4" table:formula="of:=[$redistribution_low.E80]" office:value-type="float" office:value="0.444463711863234" calcext:value-type="float">
            <text:p>0,4444637119</text:p>
          </table:table-cell>
          <table:table-cell/>
          <table:table-cell table:style-name="ce4" table:formula="of:=[$Redistribution_high.B80]" office:value-type="float" office:value="0.387563214790631" calcext:value-type="float">
            <text:p>0,3875632148</text:p>
          </table:table-cell>
          <table:table-cell table:style-name="ce4" table:formula="of:=[$Redistribution_high.C80]" office:value-type="float" office:value="0.436994425220258" calcext:value-type="float">
            <text:p>0,4369944252</text:p>
          </table:table-cell>
          <table:table-cell table:style-name="ce4" table:formula="of:=[$Redistribution_high.D80]" office:value-type="float" office:value="0.389241272362764" calcext:value-type="float">
            <text:p>0,3892412724</text:p>
          </table:table-cell>
          <table:table-cell table:style-name="ce4" table:formula="of:=[$Redistribution_high.E80]" office:value-type="float" office:value="0.434625647648247" calcext:value-type="float">
            <text:p>0,4346256476</text:p>
          </table:table-cell>
          <table:table-cell table:number-columns-repeated="1009"/>
        </table:table-row>
        <table:table-row table:style-name="ro3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central.B81]" office:value-type="float" office:value="0.380786492502017" calcext:value-type="float">
            <text:p>0,3807864925</text:p>
          </table:table-cell>
          <table:table-cell table:style-name="ce4" table:formula="of:=[$Redistribution_central.C81]" office:value-type="float" office:value="0.4422162834095" calcext:value-type="float">
            <text:p>0,4422162834</text:p>
          </table:table-cell>
          <table:table-cell table:style-name="ce4" table:formula="of:=[$Redistribution_central.D81]" office:value-type="float" office:value="0.38272057959298" calcext:value-type="float">
            <text:p>0,3827205796</text:p>
          </table:table-cell>
          <table:table-cell table:style-name="ce4" table:formula="of:=[$Redistribution_central.E81]" office:value-type="float" office:value="0.440761224324439" calcext:value-type="float">
            <text:p>0,4407612243</text:p>
          </table:table-cell>
          <table:table-cell/>
          <table:table-cell table:style-name="ce4" table:formula="of:=[$redistribution_low.B81]" office:value-type="float" office:value="0.383511918426305" calcext:value-type="float">
            <text:p>0,3835119184</text:p>
          </table:table-cell>
          <table:table-cell table:style-name="ce4" table:formula="of:=[$redistribution_low.C81]" office:value-type="float" office:value="0.452712886851746" calcext:value-type="float">
            <text:p>0,4527128869</text:p>
          </table:table-cell>
          <table:table-cell table:style-name="ce4" table:formula="of:=[$redistribution_low.D81]" office:value-type="float" office:value="0.385839234564262" calcext:value-type="float">
            <text:p>0,3858392346</text:p>
          </table:table-cell>
          <table:table-cell table:style-name="ce4" table:formula="of:=[$redistribution_low.E81]" office:value-type="float" office:value="0.450239158504457" calcext:value-type="float">
            <text:p>0,4502391585</text:p>
          </table:table-cell>
          <table:table-cell/>
          <table:table-cell table:style-name="ce4" table:formula="of:=[$Redistribution_high.B81]" office:value-type="float" office:value="0.389280884751125" calcext:value-type="float">
            <text:p>0,3892808848</text:p>
          </table:table-cell>
          <table:table-cell table:style-name="ce4" table:formula="of:=[$Redistribution_high.C81]" office:value-type="float" office:value="0.436680321637357" calcext:value-type="float">
            <text:p>0,4366803216</text:p>
          </table:table-cell>
          <table:table-cell table:style-name="ce4" table:formula="of:=[$Redistribution_high.D81]" office:value-type="float" office:value="0.390882177813384" calcext:value-type="float">
            <text:p>0,3908821778</text:p>
          </table:table-cell>
          <table:table-cell table:style-name="ce4" table:formula="of:=[$Redistribution_high.E81]" office:value-type="float" office:value="0.434597517911204" calcext:value-type="float">
            <text:p>0,4345975179</text:p>
          </table:table-cell>
          <table:table-cell table:number-columns-repeated="1009"/>
        </table:table-row>
        <table:table-row table:style-name="ro3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central.B82]" office:value-type="float" office:value="0.378863006837128" calcext:value-type="float">
            <text:p>0,3788630068</text:p>
          </table:table-cell>
          <table:table-cell table:style-name="ce4" table:formula="of:=[$Redistribution_central.C82]" office:value-type="float" office:value="0.437929007717601" calcext:value-type="float">
            <text:p>0,4379290077</text:p>
          </table:table-cell>
          <table:table-cell table:style-name="ce4" table:formula="of:=[$Redistribution_central.D82]" office:value-type="float" office:value="0.3821654851354" calcext:value-type="float">
            <text:p>0,3821654851</text:p>
          </table:table-cell>
          <table:table-cell table:style-name="ce4" table:formula="of:=[$Redistribution_central.E82]" office:value-type="float" office:value="0.435619293962693" calcext:value-type="float">
            <text:p>0,435619294</text:p>
          </table:table-cell>
          <table:table-cell/>
          <table:table-cell table:style-name="ce4" table:formula="of:=[$redistribution_low.B82]" office:value-type="float" office:value="0.383731404203978" calcext:value-type="float">
            <text:p>0,3837314042</text:p>
          </table:table-cell>
          <table:table-cell table:style-name="ce4" table:formula="of:=[$redistribution_low.C82]" office:value-type="float" office:value="0.450329595488005" calcext:value-type="float">
            <text:p>0,4503295955</text:p>
          </table:table-cell>
          <table:table-cell table:style-name="ce4" table:formula="of:=[$redistribution_low.D82]" office:value-type="float" office:value="0.38631465774183" calcext:value-type="float">
            <text:p>0,3863146577</text:p>
          </table:table-cell>
          <table:table-cell table:style-name="ce4" table:formula="of:=[$redistribution_low.E82]" office:value-type="float" office:value="0.448779374775288" calcext:value-type="float">
            <text:p>0,4487793748</text:p>
          </table:table-cell>
          <table:table-cell/>
          <table:table-cell table:style-name="ce4" table:formula="of:=[$Redistribution_high.B82]" office:value-type="float" office:value="0.387379368079272" calcext:value-type="float">
            <text:p>0,3873793681</text:p>
          </table:table-cell>
          <table:table-cell table:style-name="ce4" table:formula="of:=[$Redistribution_high.C82]" office:value-type="float" office:value="0.435160014910561" calcext:value-type="float">
            <text:p>0,4351600149</text:p>
          </table:table-cell>
          <table:table-cell table:style-name="ce4" table:formula="of:=[$Redistribution_high.D82]" office:value-type="float" office:value="0.389078189616035" calcext:value-type="float">
            <text:p>0,3890781896</text:p>
          </table:table-cell>
          <table:table-cell table:style-name="ce4" table:formula="of:=[$Redistribution_high.E82]" office:value-type="float" office:value="0.432799708054216" calcext:value-type="float">
            <text:p>0,4327997081</text:p>
          </table:table-cell>
          <table:table-cell table:number-columns-repeated="1009"/>
        </table:table-row>
        <table:table-row table:style-name="ro3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central.B83]" office:value-type="float" office:value="0.37895679784127" calcext:value-type="float">
            <text:p>0,3789567978</text:p>
          </table:table-cell>
          <table:table-cell table:style-name="ce4" table:formula="of:=[$Redistribution_central.C83]" office:value-type="float" office:value="0.438823780933634" calcext:value-type="float">
            <text:p>0,4388237809</text:p>
          </table:table-cell>
          <table:table-cell table:style-name="ce4" table:formula="of:=[$Redistribution_central.D83]" office:value-type="float" office:value="0.381822383909418" calcext:value-type="float">
            <text:p>0,3818223839</text:p>
          </table:table-cell>
          <table:table-cell table:style-name="ce4" table:formula="of:=[$Redistribution_central.E83]" office:value-type="float" office:value="0.436650018898758" calcext:value-type="float">
            <text:p>0,4366500189</text:p>
          </table:table-cell>
          <table:table-cell/>
          <table:table-cell table:style-name="ce4" table:formula="of:=[$redistribution_low.B83]" office:value-type="float" office:value="0.376286075634997" calcext:value-type="float">
            <text:p>0,3762860756</text:p>
          </table:table-cell>
          <table:table-cell table:style-name="ce4" table:formula="of:=[$redistribution_low.C83]" office:value-type="float" office:value="0.443629860608313" calcext:value-type="float">
            <text:p>0,4436298606</text:p>
          </table:table-cell>
          <table:table-cell table:style-name="ce4" table:formula="of:=[$redistribution_low.D83]" office:value-type="float" office:value="0.378282784741216" calcext:value-type="float">
            <text:p>0,3782827847</text:p>
          </table:table-cell>
          <table:table-cell table:style-name="ce4" table:formula="of:=[$redistribution_low.E83]" office:value-type="float" office:value="0.44183673876732" calcext:value-type="float">
            <text:p>0,4418367388</text:p>
          </table:table-cell>
          <table:table-cell/>
          <table:table-cell table:style-name="ce4" table:formula="of:=[$Redistribution_high.B83]" office:value-type="float" office:value="0.386561069614439" calcext:value-type="float">
            <text:p>0,3865610696</text:p>
          </table:table-cell>
          <table:table-cell table:style-name="ce4" table:formula="of:=[$Redistribution_high.C83]" office:value-type="float" office:value="0.433115976674897" calcext:value-type="float">
            <text:p>0,4331159767</text:p>
          </table:table-cell>
          <table:table-cell table:style-name="ce4" table:formula="of:=[$Redistribution_high.D83]" office:value-type="float" office:value="0.388394477005213" calcext:value-type="float">
            <text:p>0,388394477</text:p>
          </table:table-cell>
          <table:table-cell table:style-name="ce4" table:formula="of:=[$Redistribution_high.E83]" office:value-type="float" office:value="0.431401583969632" calcext:value-type="float">
            <text:p>0,431401584</text:p>
          </table:table-cell>
          <table:table-cell table:number-columns-repeated="1009"/>
        </table:table-row>
        <table:table-row table:style-name="ro3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central.B84]" office:value-type="float" office:value="0.37465742591926" calcext:value-type="float">
            <text:p>0,3746574259</text:p>
          </table:table-cell>
          <table:table-cell table:style-name="ce4" table:formula="of:=[$Redistribution_central.C84]" office:value-type="float" office:value="0.434161374101978" calcext:value-type="float">
            <text:p>0,4341613741</text:p>
          </table:table-cell>
          <table:table-cell table:style-name="ce4" table:formula="of:=[$Redistribution_central.D84]" office:value-type="float" office:value="0.377412834901898" calcext:value-type="float">
            <text:p>0,3774128349</text:p>
          </table:table-cell>
          <table:table-cell table:style-name="ce4" table:formula="of:=[$Redistribution_central.E84]" office:value-type="float" office:value="0.432423643582375" calcext:value-type="float">
            <text:p>0,4324236436</text:p>
          </table:table-cell>
          <table:table-cell/>
          <table:table-cell table:style-name="ce4" table:formula="of:=[$redistribution_low.B84]" office:value-type="float" office:value="0.379456522226769" calcext:value-type="float">
            <text:p>0,3794565222</text:p>
          </table:table-cell>
          <table:table-cell table:style-name="ce4" table:formula="of:=[$redistribution_low.C84]" office:value-type="float" office:value="0.445832879381213" calcext:value-type="float">
            <text:p>0,4458328794</text:p>
          </table:table-cell>
          <table:table-cell table:style-name="ce4" table:formula="of:=[$redistribution_low.D84]" office:value-type="float" office:value="0.380658578205907" calcext:value-type="float">
            <text:p>0,3806585782</text:p>
          </table:table-cell>
          <table:table-cell table:style-name="ce4" table:formula="of:=[$redistribution_low.E84]" office:value-type="float" office:value="0.446807442364996" calcext:value-type="float">
            <text:p>0,4468074424</text:p>
          </table:table-cell>
          <table:table-cell/>
          <table:table-cell table:style-name="ce4" table:formula="of:=[$Redistribution_high.B84]" office:value-type="float" office:value="0.392172556400452" calcext:value-type="float">
            <text:p>0,3921725564</text:p>
          </table:table-cell>
          <table:table-cell table:style-name="ce4" table:formula="of:=[$Redistribution_high.C84]" office:value-type="float" office:value="0.441366461296059" calcext:value-type="float">
            <text:p>0,4413664613</text:p>
          </table:table-cell>
          <table:table-cell table:style-name="ce4" table:formula="of:=[$Redistribution_high.D84]" office:value-type="float" office:value="0.393730919189493" calcext:value-type="float">
            <text:p>0,3937309192</text:p>
          </table:table-cell>
          <table:table-cell table:style-name="ce4" table:formula="of:=[$Redistribution_high.E84]" office:value-type="float" office:value="0.438782041025474" calcext:value-type="float">
            <text:p>0,438782041</text:p>
          </table:table-cell>
          <table:table-cell table:number-columns-repeated="1009"/>
        </table:table-row>
        <table:table-row table:style-name="ro3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central.B85]" office:value-type="float" office:value="0.371931863352907" calcext:value-type="float">
            <text:p>0,3719318634</text:p>
          </table:table-cell>
          <table:table-cell table:style-name="ce4" table:formula="of:=[$Redistribution_central.C85]" office:value-type="float" office:value="0.425752179224483" calcext:value-type="float">
            <text:p>0,4257521792</text:p>
          </table:table-cell>
          <table:table-cell table:style-name="ce4" table:formula="of:=[$Redistribution_central.D85]" office:value-type="float" office:value="0.374529899149405" calcext:value-type="float">
            <text:p>0,3745298991</text:p>
          </table:table-cell>
          <table:table-cell table:style-name="ce4" table:formula="of:=[$Redistribution_central.E85]" office:value-type="float" office:value="0.424360139616694" calcext:value-type="float">
            <text:p>0,4243601396</text:p>
          </table:table-cell>
          <table:table-cell/>
          <table:table-cell table:style-name="ce4" table:formula="of:=[$redistribution_low.B85]" office:value-type="float" office:value="0.372478529299583" calcext:value-type="float">
            <text:p>0,3724785293</text:p>
          </table:table-cell>
          <table:table-cell table:style-name="ce4" table:formula="of:=[$redistribution_low.C85]" office:value-type="float" office:value="0.44103120621188" calcext:value-type="float">
            <text:p>0,4410312062</text:p>
          </table:table-cell>
          <table:table-cell table:style-name="ce4" table:formula="of:=[$redistribution_low.D85]" office:value-type="float" office:value="0.373498742155546" calcext:value-type="float">
            <text:p>0,3734987422</text:p>
          </table:table-cell>
          <table:table-cell table:style-name="ce4" table:formula="of:=[$redistribution_low.E85]" office:value-type="float" office:value="0.44310125497539" calcext:value-type="float">
            <text:p>0,443101255</text:p>
          </table:table-cell>
          <table:table-cell/>
          <table:table-cell table:style-name="ce4" table:formula="of:=[$Redistribution_high.B85]" office:value-type="float" office:value="0.385871351935483" calcext:value-type="float">
            <text:p>0,3858713519</text:p>
          </table:table-cell>
          <table:table-cell table:style-name="ce4" table:formula="of:=[$Redistribution_high.C85]" office:value-type="float" office:value="0.430632908336077" calcext:value-type="float">
            <text:p>0,4306329083</text:p>
          </table:table-cell>
          <table:table-cell table:style-name="ce4" table:formula="of:=[$Redistribution_high.D85]" office:value-type="float" office:value="0.387324017657833" calcext:value-type="float">
            <text:p>0,3873240177</text:p>
          </table:table-cell>
          <table:table-cell table:style-name="ce4" table:formula="of:=[$Redistribution_high.E85]" office:value-type="float" office:value="0.428147894658078" calcext:value-type="float">
            <text:p>0,4281478947</text:p>
          </table:table-cell>
          <table:table-cell table:number-columns-repeated="1009"/>
        </table:table-row>
        <table:table-row table:style-name="ro3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central.B86]" office:value-type="float" office:value="0.368688836063275" calcext:value-type="float">
            <text:p>0,3686888361</text:p>
          </table:table-cell>
          <table:table-cell table:style-name="ce4" table:formula="of:=[$Redistribution_central.C86]" office:value-type="float" office:value="0.424433837510977" calcext:value-type="float">
            <text:p>0,4244338375</text:p>
          </table:table-cell>
          <table:table-cell table:style-name="ce4" table:formula="of:=[$Redistribution_central.D86]" office:value-type="float" office:value="0.37251893066856" calcext:value-type="float">
            <text:p>0,3725189307</text:p>
          </table:table-cell>
          <table:table-cell table:style-name="ce4" table:formula="of:=[$Redistribution_central.E86]" office:value-type="float" office:value="0.421193301728876" calcext:value-type="float">
            <text:p>0,4211933017</text:p>
          </table:table-cell>
          <table:table-cell/>
          <table:table-cell table:style-name="ce4" table:formula="of:=[$redistribution_low.B86]" office:value-type="float" office:value="0.371441882623503" calcext:value-type="float">
            <text:p>0,3714418826</text:p>
          </table:table-cell>
          <table:table-cell table:style-name="ce4" table:formula="of:=[$redistribution_low.C86]" office:value-type="float" office:value="0.440137883551723" calcext:value-type="float">
            <text:p>0,4401378836</text:p>
          </table:table-cell>
          <table:table-cell table:style-name="ce4" table:formula="of:=[$redistribution_low.D86]" office:value-type="float" office:value="0.373334763746081" calcext:value-type="float">
            <text:p>0,3733347637</text:p>
          </table:table-cell>
          <table:table-cell table:style-name="ce4" table:formula="of:=[$redistribution_low.E86]" office:value-type="float" office:value="0.438971102587617" calcext:value-type="float">
            <text:p>0,4389711026</text:p>
          </table:table-cell>
          <table:table-cell/>
          <table:table-cell table:style-name="ce4" table:formula="of:=[$Redistribution_high.B86]" office:value-type="float" office:value="0.388564712792202" calcext:value-type="float">
            <text:p>0,3885647128</text:p>
          </table:table-cell>
          <table:table-cell table:style-name="ce4" table:formula="of:=[$Redistribution_high.C86]" office:value-type="float" office:value="0.431956961469467" calcext:value-type="float">
            <text:p>0,4319569615</text:p>
          </table:table-cell>
          <table:table-cell table:style-name="ce4" table:formula="of:=[$Redistribution_high.D86]" office:value-type="float" office:value="0.390102209735997" calcext:value-type="float">
            <text:p>0,3901022097</text:p>
          </table:table-cell>
          <table:table-cell table:style-name="ce4" table:formula="of:=[$Redistribution_high.E86]" office:value-type="float" office:value="0.429546098613224" calcext:value-type="float">
            <text:p>0,4295460986</text:p>
          </table:table-cell>
          <table:table-cell table:number-columns-repeated="1009"/>
        </table:table-row>
        <table:table-row table:style-name="ro3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central.B87]" office:value-type="float" office:value="0.374240392462758" calcext:value-type="float">
            <text:p>0,3742403925</text:p>
          </table:table-cell>
          <table:table-cell table:style-name="ce4" table:formula="of:=[$Redistribution_central.C87]" office:value-type="float" office:value="0.43136723921076" calcext:value-type="float">
            <text:p>0,4313672392</text:p>
          </table:table-cell>
          <table:table-cell table:style-name="ce4" table:formula="of:=[$Redistribution_central.D87]" office:value-type="float" office:value="0.378105480872516" calcext:value-type="float">
            <text:p>0,3781054809</text:p>
          </table:table-cell>
          <table:table-cell table:style-name="ce4" table:formula="of:=[$Redistribution_central.E87]" office:value-type="float" office:value="0.428059129174174" calcext:value-type="float">
            <text:p>0,4280591292</text:p>
          </table:table-cell>
          <table:table-cell/>
          <table:table-cell table:style-name="ce4" table:formula="of:=[$redistribution_low.B87]" office:value-type="float" office:value="0.369420879640715" calcext:value-type="float">
            <text:p>0,3694208796</text:p>
          </table:table-cell>
          <table:table-cell table:style-name="ce4" table:formula="of:=[$redistribution_low.C87]" office:value-type="float" office:value="0.432961001920215" calcext:value-type="float">
            <text:p>0,4329610019</text:p>
          </table:table-cell>
          <table:table-cell table:style-name="ce4" table:formula="of:=[$redistribution_low.D87]" office:value-type="float" office:value="0.371317899266584" calcext:value-type="float">
            <text:p>0,3713178993</text:p>
          </table:table-cell>
          <table:table-cell table:style-name="ce4" table:formula="of:=[$redistribution_low.E87]" office:value-type="float" office:value="0.432236131858779" calcext:value-type="float">
            <text:p>0,4322361319</text:p>
          </table:table-cell>
          <table:table-cell/>
          <table:table-cell table:style-name="ce4" table:formula="of:=[$Redistribution_high.B87]" office:value-type="float" office:value="0.39409274083705" calcext:value-type="float">
            <text:p>0,3940927408</text:p>
          </table:table-cell>
          <table:table-cell table:style-name="ce4" table:formula="of:=[$Redistribution_high.C87]" office:value-type="float" office:value="0.440961636998791" calcext:value-type="float">
            <text:p>0,440961637</text:p>
          </table:table-cell>
          <table:table-cell table:style-name="ce4" table:formula="of:=[$Redistribution_high.D87]" office:value-type="float" office:value="0.396145709490924" calcext:value-type="float">
            <text:p>0,3961457095</text:p>
          </table:table-cell>
          <table:table-cell table:style-name="ce4" table:formula="of:=[$Redistribution_high.E87]" office:value-type="float" office:value="0.437661668969086" calcext:value-type="float">
            <text:p>0,437661669</text:p>
          </table:table-cell>
          <table:table-cell table:number-columns-repeated="1009"/>
        </table:table-row>
        <table:table-row table:style-name="ro3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central.B88]" office:value-type="float" office:value="0.366333514798468" calcext:value-type="float">
            <text:p>0,3663335148</text:p>
          </table:table-cell>
          <table:table-cell table:style-name="ce4" table:formula="of:=[$Redistribution_central.C88]" office:value-type="float" office:value="0.417981949685722" calcext:value-type="float">
            <text:p>0,4179819497</text:p>
          </table:table-cell>
          <table:table-cell table:style-name="ce4" table:formula="of:=[$Redistribution_central.D88]" office:value-type="float" office:value="0.369242833908562" calcext:value-type="float">
            <text:p>0,3692428339</text:p>
          </table:table-cell>
          <table:table-cell table:style-name="ce4" table:formula="of:=[$Redistribution_central.E88]" office:value-type="float" office:value="0.416391976579718" calcext:value-type="float">
            <text:p>0,4163919766</text:p>
          </table:table-cell>
          <table:table-cell/>
          <table:table-cell table:style-name="ce4" table:formula="of:=[$redistribution_low.B88]" office:value-type="float" office:value="0.368285890210899" calcext:value-type="float">
            <text:p>0,3682858902</text:p>
          </table:table-cell>
          <table:table-cell table:style-name="ce4" table:formula="of:=[$redistribution_low.C88]" office:value-type="float" office:value="0.427228283808292" calcext:value-type="float">
            <text:p>0,4272282838</text:p>
          </table:table-cell>
          <table:table-cell table:style-name="ce4" table:formula="of:=[$redistribution_low.D88]" office:value-type="float" office:value="0.369439132482751" calcext:value-type="float">
            <text:p>0,3694391325</text:p>
          </table:table-cell>
          <table:table-cell table:style-name="ce4" table:formula="of:=[$redistribution_low.E88]" office:value-type="float" office:value="0.427909168670136" calcext:value-type="float">
            <text:p>0,4279091687</text:p>
          </table:table-cell>
          <table:table-cell/>
          <table:table-cell table:style-name="ce4" table:formula="of:=[$Redistribution_high.B88]" office:value-type="float" office:value="0.395050325394956" calcext:value-type="float">
            <text:p>0,3950503254</text:p>
          </table:table-cell>
          <table:table-cell table:style-name="ce4" table:formula="of:=[$Redistribution_high.C88]" office:value-type="float" office:value="0.43863292068382" calcext:value-type="float">
            <text:p>0,4386329207</text:p>
          </table:table-cell>
          <table:table-cell table:style-name="ce4" table:formula="of:=[$Redistribution_high.D88]" office:value-type="float" office:value="0.396971803840069" calcext:value-type="float">
            <text:p>0,3969718038</text:p>
          </table:table-cell>
          <table:table-cell table:style-name="ce4" table:formula="of:=[$Redistribution_high.E88]" office:value-type="float" office:value="0.435515377041307" calcext:value-type="float">
            <text:p>0,435515377</text:p>
          </table:table-cell>
          <table:table-cell table:number-columns-repeated="1009"/>
        </table:table-row>
        <table:table-row table:style-name="ro3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central.B89]" office:value-type="float" office:value="0.376102024011989" calcext:value-type="float">
            <text:p>0,376102024</text:p>
          </table:table-cell>
          <table:table-cell table:style-name="ce4" table:formula="of:=[$Redistribution_central.C89]" office:value-type="float" office:value="0.42842975660168" calcext:value-type="float">
            <text:p>0,4284297566</text:p>
          </table:table-cell>
          <table:table-cell table:style-name="ce4" table:formula="of:=[$Redistribution_central.D89]" office:value-type="float" office:value="0.37880442570271" calcext:value-type="float">
            <text:p>0,3788044257</text:p>
          </table:table-cell>
          <table:table-cell table:style-name="ce4" table:formula="of:=[$Redistribution_central.E89]" office:value-type="float" office:value="0.42727652814893" calcext:value-type="float">
            <text:p>0,4272765281</text:p>
          </table:table-cell>
          <table:table-cell/>
          <table:table-cell table:style-name="ce4" table:formula="of:=[$redistribution_low.B89]" office:value-type="float" office:value="0.377389829938782" calcext:value-type="float">
            <text:p>0,3773898299</text:p>
          </table:table-cell>
          <table:table-cell table:style-name="ce4" table:formula="of:=[$redistribution_low.C89]" office:value-type="float" office:value="0.433968717219566" calcext:value-type="float">
            <text:p>0,4339687172</text:p>
          </table:table-cell>
          <table:table-cell table:style-name="ce4" table:formula="of:=[$redistribution_low.D89]" office:value-type="float" office:value="0.37857376518234" calcext:value-type="float">
            <text:p>0,3785737652</text:p>
          </table:table-cell>
          <table:table-cell table:style-name="ce4" table:formula="of:=[$redistribution_low.E89]" office:value-type="float" office:value="0.434627321507405" calcext:value-type="float">
            <text:p>0,4346273215</text:p>
          </table:table-cell>
          <table:table-cell/>
          <table:table-cell table:style-name="ce4" table:formula="of:=[$Redistribution_high.B89]" office:value-type="float" office:value="0.39348051386704" calcext:value-type="float">
            <text:p>0,3934805139</text:p>
          </table:table-cell>
          <table:table-cell table:style-name="ce4" table:formula="of:=[$Redistribution_high.C89]" office:value-type="float" office:value="0.436147077250108" calcext:value-type="float">
            <text:p>0,4361470773</text:p>
          </table:table-cell>
          <table:table-cell table:style-name="ce4" table:formula="of:=[$Redistribution_high.D89]" office:value-type="float" office:value="0.395299484825016" calcext:value-type="float">
            <text:p>0,3952994848</text:p>
          </table:table-cell>
          <table:table-cell table:style-name="ce4" table:formula="of:=[$Redistribution_high.E89]" office:value-type="float" office:value="0.433061855549376" calcext:value-type="float">
            <text:p>0,4330618555</text:p>
          </table:table-cell>
          <table:table-cell table:number-columns-repeated="1009"/>
        </table:table-row>
        <table:table-row table:style-name="ro3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central.B90]" office:value-type="float" office:value="0.374020495088658" calcext:value-type="float">
            <text:p>0,3740204951</text:p>
          </table:table-cell>
          <table:table-cell table:style-name="ce4" table:formula="of:=[$Redistribution_central.C90]" office:value-type="float" office:value="0.425884370414917" calcext:value-type="float">
            <text:p>0,4258843704</text:p>
          </table:table-cell>
          <table:table-cell table:style-name="ce4" table:formula="of:=[$Redistribution_central.D90]" office:value-type="float" office:value="0.376366334013587" calcext:value-type="float">
            <text:p>0,376366334</text:p>
          </table:table-cell>
          <table:table-cell table:style-name="ce4" table:formula="of:=[$Redistribution_central.E90]" office:value-type="float" office:value="0.423819172104588" calcext:value-type="float">
            <text:p>0,4238191721</text:p>
          </table:table-cell>
          <table:table-cell/>
          <table:table-cell table:style-name="ce4" table:formula="of:=[$redistribution_low.B90]" office:value-type="float" office:value="0.379618372581188" calcext:value-type="float">
            <text:p>0,3796183726</text:p>
          </table:table-cell>
          <table:table-cell table:style-name="ce4" table:formula="of:=[$redistribution_low.C90]" office:value-type="float" office:value="0.443133992125932" calcext:value-type="float">
            <text:p>0,4431339921</text:p>
          </table:table-cell>
          <table:table-cell table:style-name="ce4" table:formula="of:=[$redistribution_low.D90]" office:value-type="float" office:value="0.381119602404991" calcext:value-type="float">
            <text:p>0,3811196024</text:p>
          </table:table-cell>
          <table:table-cell table:style-name="ce4" table:formula="of:=[$redistribution_low.E90]" office:value-type="float" office:value="0.443379637172789" calcext:value-type="float">
            <text:p>0,4433796372</text:p>
          </table:table-cell>
          <table:table-cell/>
          <table:table-cell table:style-name="ce4" table:formula="of:=[$Redistribution_high.B90]" office:value-type="float" office:value="0.384681139915228" calcext:value-type="float">
            <text:p>0,3846811399</text:p>
          </table:table-cell>
          <table:table-cell table:style-name="ce4" table:formula="of:=[$Redistribution_high.C90]" office:value-type="float" office:value="0.420907333565278" calcext:value-type="float">
            <text:p>0,4209073336</text:p>
          </table:table-cell>
          <table:table-cell table:style-name="ce4" table:formula="of:=[$Redistribution_high.D90]" office:value-type="float" office:value="0.386692022482661" calcext:value-type="float">
            <text:p>0,3866920225</text:p>
          </table:table-cell>
          <table:table-cell table:style-name="ce4" table:formula="of:=[$Redistribution_high.E90]" office:value-type="float" office:value="0.41748575730797" calcext:value-type="float">
            <text:p>0,4174857573</text:p>
          </table:table-cell>
          <table:table-cell table:number-columns-repeated="1009"/>
        </table:table-row>
        <table:table-row table:style-name="ro3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central.B91]" office:value-type="float" office:value="0.374463166186736" calcext:value-type="float">
            <text:p>0,3744631662</text:p>
          </table:table-cell>
          <table:table-cell table:style-name="ce4" table:formula="of:=[$Redistribution_central.C91]" office:value-type="float" office:value="0.430084371815267" calcext:value-type="float">
            <text:p>0,4300843718</text:p>
          </table:table-cell>
          <table:table-cell table:style-name="ce4" table:formula="of:=[$Redistribution_central.D91]" office:value-type="float" office:value="0.376907566834538" calcext:value-type="float">
            <text:p>0,3769075668</text:p>
          </table:table-cell>
          <table:table-cell table:style-name="ce4" table:formula="of:=[$Redistribution_central.E91]" office:value-type="float" office:value="0.427921952624684" calcext:value-type="float">
            <text:p>0,4279219526</text:p>
          </table:table-cell>
          <table:table-cell/>
          <table:table-cell table:style-name="ce4" table:formula="of:=[$redistribution_low.B91]" office:value-type="float" office:value="0.37618585514547" calcext:value-type="float">
            <text:p>0,3761858551</text:p>
          </table:table-cell>
          <table:table-cell table:style-name="ce4" table:formula="of:=[$redistribution_low.C91]" office:value-type="float" office:value="0.434488404394766" calcext:value-type="float">
            <text:p>0,4344884044</text:p>
          </table:table-cell>
          <table:table-cell table:style-name="ce4" table:formula="of:=[$redistribution_low.D91]" office:value-type="float" office:value="0.377613079162101" calcext:value-type="float">
            <text:p>0,3776130792</text:p>
          </table:table-cell>
          <table:table-cell table:style-name="ce4" table:formula="of:=[$redistribution_low.E91]" office:value-type="float" office:value="0.435518155939282" calcext:value-type="float">
            <text:p>0,4355181559</text:p>
          </table:table-cell>
          <table:table-cell/>
          <table:table-cell table:style-name="ce4" table:formula="of:=[$Redistribution_high.B91]" office:value-type="float" office:value="0.384637018641454" calcext:value-type="float">
            <text:p>0,3846370186</text:p>
          </table:table-cell>
          <table:table-cell table:style-name="ce4" table:formula="of:=[$Redistribution_high.C91]" office:value-type="float" office:value="0.415859848447249" calcext:value-type="float">
            <text:p>0,4158598484</text:p>
          </table:table-cell>
          <table:table-cell table:style-name="ce4" table:formula="of:=[$Redistribution_high.D91]" office:value-type="float" office:value="0.386346309986659" calcext:value-type="float">
            <text:p>0,38634631</text:p>
          </table:table-cell>
          <table:table-cell table:style-name="ce4" table:formula="of:=[$Redistribution_high.E91]" office:value-type="float" office:value="0.413034734101658" calcext:value-type="float">
            <text:p>0,4130347341</text:p>
          </table:table-cell>
          <table:table-cell table:number-columns-repeated="1009"/>
        </table:table-row>
        <table:table-row table:style-name="ro3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central.B92]" office:value-type="float" office:value="0.374648540871015" calcext:value-type="float">
            <text:p>0,3746485409</text:p>
          </table:table-cell>
          <table:table-cell table:style-name="ce4" table:formula="of:=[$Redistribution_central.C92]" office:value-type="float" office:value="0.424712532040598" calcext:value-type="float">
            <text:p>0,424712532</text:p>
          </table:table-cell>
          <table:table-cell table:style-name="ce4" table:formula="of:=[$Redistribution_central.D92]" office:value-type="float" office:value="0.376104208188094" calcext:value-type="float">
            <text:p>0,3761042082</text:p>
          </table:table-cell>
          <table:table-cell table:style-name="ce4" table:formula="of:=[$Redistribution_central.E92]" office:value-type="float" office:value="0.424625996337592" calcext:value-type="float">
            <text:p>0,4246259963</text:p>
          </table:table-cell>
          <table:table-cell/>
          <table:table-cell table:style-name="ce4" table:formula="of:=[$redistribution_low.B92]" office:value-type="float" office:value="0.379051544289916" calcext:value-type="float">
            <text:p>0,3790515443</text:p>
          </table:table-cell>
          <table:table-cell table:style-name="ce4" table:formula="of:=[$redistribution_low.C92]" office:value-type="float" office:value="0.441430044068882" calcext:value-type="float">
            <text:p>0,4414300441</text:p>
          </table:table-cell>
          <table:table-cell table:style-name="ce4" table:formula="of:=[$redistribution_low.D92]" office:value-type="float" office:value="0.379463327880176" calcext:value-type="float">
            <text:p>0,3794633279</text:p>
          </table:table-cell>
          <table:table-cell table:style-name="ce4" table:formula="of:=[$redistribution_low.E92]" office:value-type="float" office:value="0.443846547084946" calcext:value-type="float">
            <text:p>0,4438465471</text:p>
          </table:table-cell>
          <table:table-cell/>
          <table:table-cell table:style-name="ce4" table:formula="of:=[$Redistribution_high.B92]" office:value-type="float" office:value="0.380757813729879" calcext:value-type="float">
            <text:p>0,3807578137</text:p>
          </table:table-cell>
          <table:table-cell table:style-name="ce4" table:formula="of:=[$Redistribution_high.C92]" office:value-type="float" office:value="0.415218392166765" calcext:value-type="float">
            <text:p>0,4152183922</text:p>
          </table:table-cell>
          <table:table-cell table:style-name="ce4" table:formula="of:=[$Redistribution_high.D92]" office:value-type="float" office:value="0.382430404062579" calcext:value-type="float">
            <text:p>0,3824304041</text:p>
          </table:table-cell>
          <table:table-cell table:style-name="ce4" table:formula="of:=[$Redistribution_high.E92]" office:value-type="float" office:value="0.412597475157106" calcext:value-type="float">
            <text:p>0,4125974752</text:p>
          </table:table-cell>
          <table:table-cell table:number-columns-repeated="1009"/>
        </table:table-row>
        <table:table-row table:style-name="ro3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central.B93]" office:value-type="float" office:value="0.372943642385624" calcext:value-type="float">
            <text:p>0,3729436424</text:p>
          </table:table-cell>
          <table:table-cell table:style-name="ce4" table:formula="of:=[$Redistribution_central.C93]" office:value-type="float" office:value="0.42569431480852" calcext:value-type="float">
            <text:p>0,4256943148</text:p>
          </table:table-cell>
          <table:table-cell table:style-name="ce4" table:formula="of:=[$Redistribution_central.D93]" office:value-type="float" office:value="0.374967683460348" calcext:value-type="float">
            <text:p>0,3749676835</text:p>
          </table:table-cell>
          <table:table-cell table:style-name="ce4" table:formula="of:=[$Redistribution_central.E93]" office:value-type="float" office:value="0.424699539269806" calcext:value-type="float">
            <text:p>0,4246995393</text:p>
          </table:table-cell>
          <table:table-cell/>
          <table:table-cell table:style-name="ce4" table:formula="of:=[$redistribution_low.B93]" office:value-type="float" office:value="0.381055598405826" calcext:value-type="float">
            <text:p>0,3810555984</text:p>
          </table:table-cell>
          <table:table-cell table:style-name="ce4" table:formula="of:=[$redistribution_low.C93]" office:value-type="float" office:value="0.444749312324752" calcext:value-type="float">
            <text:p>0,4447493123</text:p>
          </table:table-cell>
          <table:table-cell table:style-name="ce4" table:formula="of:=[$redistribution_low.D93]" office:value-type="float" office:value="0.381134176275788" calcext:value-type="float">
            <text:p>0,3811341763</text:p>
          </table:table-cell>
          <table:table-cell table:style-name="ce4" table:formula="of:=[$redistribution_low.E93]" office:value-type="float" office:value="0.448570766877619" calcext:value-type="float">
            <text:p>0,4485707669</text:p>
          </table:table-cell>
          <table:table-cell/>
          <table:table-cell table:style-name="ce4" table:formula="of:=[$Redistribution_high.B93]" office:value-type="float" office:value="0.374618042039085" calcext:value-type="float">
            <text:p>0,374618042</text:p>
          </table:table-cell>
          <table:table-cell table:style-name="ce4" table:formula="of:=[$Redistribution_high.C93]" office:value-type="float" office:value="0.406964168903338" calcext:value-type="float">
            <text:p>0,4069641689</text:p>
          </table:table-cell>
          <table:table-cell table:style-name="ce4" table:formula="of:=[$Redistribution_high.D93]" office:value-type="float" office:value="0.375351364429373" calcext:value-type="float">
            <text:p>0,3753513644</text:p>
          </table:table-cell>
          <table:table-cell table:style-name="ce4" table:formula="of:=[$Redistribution_high.E93]" office:value-type="float" office:value="0.406758940136138" calcext:value-type="float">
            <text:p>0,4067589401</text:p>
          </table:table-cell>
          <table:table-cell table:number-columns-repeated="1009"/>
        </table:table-row>
        <table:table-row table:style-name="ro3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central.B94]" office:value-type="float" office:value="0.368693476087114" calcext:value-type="float">
            <text:p>0,3686934761</text:p>
          </table:table-cell>
          <table:table-cell table:style-name="ce4" table:formula="of:=[$Redistribution_central.C94]" office:value-type="float" office:value="0.414918431763685" calcext:value-type="float">
            <text:p>0,4149184318</text:p>
          </table:table-cell>
          <table:table-cell table:style-name="ce4" table:formula="of:=[$Redistribution_central.D94]" office:value-type="float" office:value="0.370823749503578" calcext:value-type="float">
            <text:p>0,3708237495</text:p>
          </table:table-cell>
          <table:table-cell table:style-name="ce4" table:formula="of:=[$Redistribution_central.E94]" office:value-type="float" office:value="0.413743822168597" calcext:value-type="float">
            <text:p>0,4137438222</text:p>
          </table:table-cell>
          <table:table-cell/>
          <table:table-cell table:style-name="ce4" table:formula="of:=[$redistribution_low.B94]" office:value-type="float" office:value="0.383112720296058" calcext:value-type="float">
            <text:p>0,3831127203</text:p>
          </table:table-cell>
          <table:table-cell table:style-name="ce4" table:formula="of:=[$redistribution_low.C94]" office:value-type="float" office:value="0.443930449636883" calcext:value-type="float">
            <text:p>0,4439304496</text:p>
          </table:table-cell>
          <table:table-cell table:style-name="ce4" table:formula="of:=[$redistribution_low.D94]" office:value-type="float" office:value="0.383811883615865" calcext:value-type="float">
            <text:p>0,3838118836</text:p>
          </table:table-cell>
          <table:table-cell table:style-name="ce4" table:formula="of:=[$redistribution_low.E94]" office:value-type="float" office:value="0.444964588781539" calcext:value-type="float">
            <text:p>0,4449645888</text:p>
          </table:table-cell>
          <table:table-cell/>
          <table:table-cell table:style-name="ce4" table:formula="of:=[$Redistribution_high.B94]" office:value-type="float" office:value="0.385407968753134" calcext:value-type="float">
            <text:p>0,3854079688</text:p>
          </table:table-cell>
          <table:table-cell table:style-name="ce4" table:formula="of:=[$Redistribution_high.C94]" office:value-type="float" office:value="0.415433375366279" calcext:value-type="float">
            <text:p>0,4154333754</text:p>
          </table:table-cell>
          <table:table-cell table:style-name="ce4" table:formula="of:=[$Redistribution_high.D94]" office:value-type="float" office:value="0.387029051897806" calcext:value-type="float">
            <text:p>0,3870290519</text:p>
          </table:table-cell>
          <table:table-cell table:style-name="ce4" table:formula="of:=[$Redistribution_high.E94]" office:value-type="float" office:value="0.41354688116415" calcext:value-type="float">
            <text:p>0,4135468812</text:p>
          </table:table-cell>
          <table:table-cell table:number-columns-repeated="1009"/>
        </table:table-row>
        <table:table-row table:style-name="ro3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central.B95]" office:value-type="float" office:value="0.372539193677453" calcext:value-type="float">
            <text:p>0,3725391937</text:p>
          </table:table-cell>
          <table:table-cell table:style-name="ce4" table:formula="of:=[$Redistribution_central.C95]" office:value-type="float" office:value="0.418454877642192" calcext:value-type="float">
            <text:p>0,4184548776</text:p>
          </table:table-cell>
          <table:table-cell table:style-name="ce4" table:formula="of:=[$Redistribution_central.D95]" office:value-type="float" office:value="0.374132796569821" calcext:value-type="float">
            <text:p>0,3741327966</text:p>
          </table:table-cell>
          <table:table-cell table:style-name="ce4" table:formula="of:=[$Redistribution_central.E95]" office:value-type="float" office:value="0.420040135160089" calcext:value-type="float">
            <text:p>0,4200401352</text:p>
          </table:table-cell>
          <table:table-cell/>
          <table:table-cell table:style-name="ce4" table:formula="of:=[$redistribution_low.B95]" office:value-type="float" office:value="0.374758256797217" calcext:value-type="float">
            <text:p>0,3747582568</text:p>
          </table:table-cell>
          <table:table-cell table:style-name="ce4" table:formula="of:=[$redistribution_low.C95]" office:value-type="float" office:value="0.443245551613848" calcext:value-type="float">
            <text:p>0,4432455516</text:p>
          </table:table-cell>
          <table:table-cell table:style-name="ce4" table:formula="of:=[$redistribution_low.D95]" office:value-type="float" office:value="0.375994599070111" calcext:value-type="float">
            <text:p>0,3759945991</text:p>
          </table:table-cell>
          <table:table-cell table:style-name="ce4" table:formula="of:=[$redistribution_low.E95]" office:value-type="float" office:value="0.442778062854414" calcext:value-type="float">
            <text:p>0,4427780629</text:p>
          </table:table-cell>
          <table:table-cell/>
          <table:table-cell table:style-name="ce4" table:formula="of:=[$Redistribution_high.B95]" office:value-type="float" office:value="0.38069326483197" calcext:value-type="float">
            <text:p>0,3806932648</text:p>
          </table:table-cell>
          <table:table-cell table:style-name="ce4" table:formula="of:=[$Redistribution_high.C95]" office:value-type="float" office:value="0.414827865462644" calcext:value-type="float">
            <text:p>0,4148278655</text:p>
          </table:table-cell>
          <table:table-cell table:style-name="ce4" table:formula="of:=[$Redistribution_high.D95]" office:value-type="float" office:value="0.381444298572596" calcext:value-type="float">
            <text:p>0,3814442986</text:p>
          </table:table-cell>
          <table:table-cell table:style-name="ce4" table:formula="of:=[$Redistribution_high.E95]" office:value-type="float" office:value="0.413636843463072" calcext:value-type="float">
            <text:p>0,4136368435</text:p>
          </table:table-cell>
          <table:table-cell table:number-columns-repeated="1009"/>
        </table:table-row>
        <table:table-row table:style-name="ro3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central.B96]" office:value-type="float" office:value="0.36630544636435" calcext:value-type="float">
            <text:p>0,3663054464</text:p>
          </table:table-cell>
          <table:table-cell table:style-name="ce4" table:formula="of:=[$Redistribution_central.C96]" office:value-type="float" office:value="0.413249304089661" calcext:value-type="float">
            <text:p>0,4132493041</text:p>
          </table:table-cell>
          <table:table-cell table:style-name="ce4" table:formula="of:=[$Redistribution_central.D96]" office:value-type="float" office:value="0.367795881837241" calcext:value-type="float">
            <text:p>0,3677958818</text:p>
          </table:table-cell>
          <table:table-cell table:style-name="ce4" table:formula="of:=[$Redistribution_central.E96]" office:value-type="float" office:value="0.413316227493292" calcext:value-type="float">
            <text:p>0,4133162275</text:p>
          </table:table-cell>
          <table:table-cell/>
          <table:table-cell table:style-name="ce4" table:formula="of:=[$redistribution_low.B96]" office:value-type="float" office:value="0.371326268194977" calcext:value-type="float">
            <text:p>0,3713262682</text:p>
          </table:table-cell>
          <table:table-cell table:style-name="ce4" table:formula="of:=[$redistribution_low.C96]" office:value-type="float" office:value="0.436820903846482" calcext:value-type="float">
            <text:p>0,4368209038</text:p>
          </table:table-cell>
          <table:table-cell table:style-name="ce4" table:formula="of:=[$redistribution_low.D96]" office:value-type="float" office:value="0.372497050164498" calcext:value-type="float">
            <text:p>0,3724970502</text:p>
          </table:table-cell>
          <table:table-cell table:style-name="ce4" table:formula="of:=[$redistribution_low.E96]" office:value-type="float" office:value="0.436201076461844" calcext:value-type="float">
            <text:p>0,4362010765</text:p>
          </table:table-cell>
          <table:table-cell/>
          <table:table-cell table:style-name="ce4" table:formula="of:=[$Redistribution_high.B96]" office:value-type="float" office:value="0.378664597286384" calcext:value-type="float">
            <text:p>0,3786645973</text:p>
          </table:table-cell>
          <table:table-cell table:style-name="ce4" table:formula="of:=[$Redistribution_high.C96]" office:value-type="float" office:value="0.41277454688121" calcext:value-type="float">
            <text:p>0,4127745469</text:p>
          </table:table-cell>
          <table:table-cell table:style-name="ce4" table:formula="of:=[$Redistribution_high.D96]" office:value-type="float" office:value="0.379994512054152" calcext:value-type="float">
            <text:p>0,3799945121</text:p>
          </table:table-cell>
          <table:table-cell table:style-name="ce4" table:formula="of:=[$Redistribution_high.E96]" office:value-type="float" office:value="0.411038616511052" calcext:value-type="float">
            <text:p>0,4110386165</text:p>
          </table:table-cell>
          <table:table-cell table:number-columns-repeated="1009"/>
        </table:table-row>
        <table:table-row table:style-name="ro3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central.B97]" office:value-type="float" office:value="0.364711398069292" calcext:value-type="float">
            <text:p>0,3647113981</text:p>
          </table:table-cell>
          <table:table-cell table:style-name="ce4" table:formula="of:=[$Redistribution_central.C97]" office:value-type="float" office:value="0.410271852024323" calcext:value-type="float">
            <text:p>0,410271852</text:p>
          </table:table-cell>
          <table:table-cell table:style-name="ce4" table:formula="of:=[$Redistribution_central.D97]" office:value-type="float" office:value="0.365746631574586" calcext:value-type="float">
            <text:p>0,3657466316</text:p>
          </table:table-cell>
          <table:table-cell table:style-name="ce4" table:formula="of:=[$Redistribution_central.E97]" office:value-type="float" office:value="0.410123860102263" calcext:value-type="float">
            <text:p>0,4101238601</text:p>
          </table:table-cell>
          <table:table-cell/>
          <table:table-cell table:style-name="ce4" table:formula="of:=[$redistribution_low.B97]" office:value-type="float" office:value="0.374695556304263" calcext:value-type="float">
            <text:p>0,3746955563</text:p>
          </table:table-cell>
          <table:table-cell table:style-name="ce4" table:formula="of:=[$redistribution_low.C97]" office:value-type="float" office:value="0.437576384866396" calcext:value-type="float">
            <text:p>0,4375763849</text:p>
          </table:table-cell>
          <table:table-cell table:style-name="ce4" table:formula="of:=[$redistribution_low.D97]" office:value-type="float" office:value="0.375861614806016" calcext:value-type="float">
            <text:p>0,3758616148</text:p>
          </table:table-cell>
          <table:table-cell table:style-name="ce4" table:formula="of:=[$redistribution_low.E97]" office:value-type="float" office:value="0.43706870419444" calcext:value-type="float">
            <text:p>0,4370687042</text:p>
          </table:table-cell>
          <table:table-cell/>
          <table:table-cell table:style-name="ce4" table:formula="of:=[$Redistribution_high.B97]" office:value-type="float" office:value="0.376753845923917" calcext:value-type="float">
            <text:p>0,3767538459</text:p>
          </table:table-cell>
          <table:table-cell table:style-name="ce4" table:formula="of:=[$Redistribution_high.C97]" office:value-type="float" office:value="0.407263498677524" calcext:value-type="float">
            <text:p>0,4072634987</text:p>
          </table:table-cell>
          <table:table-cell table:style-name="ce4" table:formula="of:=[$Redistribution_high.D97]" office:value-type="float" office:value="0.378510837267135" calcext:value-type="float">
            <text:p>0,3785108373</text:p>
          </table:table-cell>
          <table:table-cell table:style-name="ce4" table:formula="of:=[$Redistribution_high.E97]" office:value-type="float" office:value="0.404506993333506" calcext:value-type="float">
            <text:p>0,4045069933</text:p>
          </table:table-cell>
          <table:table-cell table:number-columns-repeated="1009"/>
        </table:table-row>
        <table:table-row table:style-name="ro3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central.B98]" office:value-type="float" office:value="0.36133816441669" calcext:value-type="float">
            <text:p>0,3613381644</text:p>
          </table:table-cell>
          <table:table-cell table:style-name="ce4" table:formula="of:=[$Redistribution_central.C98]" office:value-type="float" office:value="0.404715260927028" calcext:value-type="float">
            <text:p>0,4047152609</text:p>
          </table:table-cell>
          <table:table-cell table:style-name="ce4" table:formula="of:=[$Redistribution_central.D98]" office:value-type="float" office:value="0.362537265286357" calcext:value-type="float">
            <text:p>0,3625372653</text:p>
          </table:table-cell>
          <table:table-cell table:style-name="ce4" table:formula="of:=[$Redistribution_central.E98]" office:value-type="float" office:value="0.404364997614184" calcext:value-type="float">
            <text:p>0,4043649976</text:p>
          </table:table-cell>
          <table:table-cell/>
          <table:table-cell table:style-name="ce4" table:formula="of:=[$redistribution_low.B98]" office:value-type="float" office:value="0.370802178189998" calcext:value-type="float">
            <text:p>0,3708021782</text:p>
          </table:table-cell>
          <table:table-cell table:style-name="ce4" table:formula="of:=[$redistribution_low.C98]" office:value-type="float" office:value="0.435720653667347" calcext:value-type="float">
            <text:p>0,4357206537</text:p>
          </table:table-cell>
          <table:table-cell table:style-name="ce4" table:formula="of:=[$redistribution_low.D98]" office:value-type="float" office:value="0.372292383139893" calcext:value-type="float">
            <text:p>0,3722923831</text:p>
          </table:table-cell>
          <table:table-cell table:style-name="ce4" table:formula="of:=[$redistribution_low.E98]" office:value-type="float" office:value="0.434678719340511" calcext:value-type="float">
            <text:p>0,4346787193</text:p>
          </table:table-cell>
          <table:table-cell/>
          <table:table-cell table:style-name="ce4" table:formula="of:=[$Redistribution_high.B98]" office:value-type="float" office:value="0.376287458055923" calcext:value-type="float">
            <text:p>0,3762874581</text:p>
          </table:table-cell>
          <table:table-cell table:style-name="ce4" table:formula="of:=[$Redistribution_high.C98]" office:value-type="float" office:value="0.409168705584563" calcext:value-type="float">
            <text:p>0,4091687056</text:p>
          </table:table-cell>
          <table:table-cell table:style-name="ce4" table:formula="of:=[$Redistribution_high.D98]" office:value-type="float" office:value="0.378755552340026" calcext:value-type="float">
            <text:p>0,3787555523</text:p>
          </table:table-cell>
          <table:table-cell table:style-name="ce4" table:formula="of:=[$Redistribution_high.E98]" office:value-type="float" office:value="0.405937748240692" calcext:value-type="float">
            <text:p>0,4059377482</text:p>
          </table:table-cell>
          <table:table-cell table:number-columns-repeated="1009"/>
        </table:table-row>
        <table:table-row table:style-name="ro3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central.B99]" office:value-type="float" office:value="0.368022155876334" calcext:value-type="float">
            <text:p>0,3680221559</text:p>
          </table:table-cell>
          <table:table-cell table:style-name="ce4" table:formula="of:=[$Redistribution_central.C99]" office:value-type="float" office:value="0.411073813125799" calcext:value-type="float">
            <text:p>0,4110738131</text:p>
          </table:table-cell>
          <table:table-cell table:style-name="ce4" table:formula="of:=[$Redistribution_central.D99]" office:value-type="float" office:value="0.368591965999843" calcext:value-type="float">
            <text:p>0,368591966</text:p>
          </table:table-cell>
          <table:table-cell table:style-name="ce4" table:formula="of:=[$Redistribution_central.E99]" office:value-type="float" office:value="0.411654739173512" calcext:value-type="float">
            <text:p>0,4116547392</text:p>
          </table:table-cell>
          <table:table-cell/>
          <table:table-cell table:style-name="ce4" table:formula="of:=[$redistribution_low.B99]" office:value-type="float" office:value="0.375502843516212" calcext:value-type="float">
            <text:p>0,3755028435</text:p>
          </table:table-cell>
          <table:table-cell table:style-name="ce4" table:formula="of:=[$redistribution_low.C99]" office:value-type="float" office:value="0.438597444279303" calcext:value-type="float">
            <text:p>0,4385974443</text:p>
          </table:table-cell>
          <table:table-cell table:style-name="ce4" table:formula="of:=[$redistribution_low.D99]" office:value-type="float" office:value="0.377179393916486" calcext:value-type="float">
            <text:p>0,3771793939</text:p>
          </table:table-cell>
          <table:table-cell table:style-name="ce4" table:formula="of:=[$redistribution_low.E99]" office:value-type="float" office:value="0.43841825089084" calcext:value-type="float">
            <text:p>0,4384182509</text:p>
          </table:table-cell>
          <table:table-cell/>
          <table:table-cell table:style-name="ce4" table:formula="of:=[$Redistribution_high.B99]" office:value-type="float" office:value="0.375436269115903" calcext:value-type="float">
            <text:p>0,3754362691</text:p>
          </table:table-cell>
          <table:table-cell table:style-name="ce4" table:formula="of:=[$Redistribution_high.C99]" office:value-type="float" office:value="0.411015483000425" calcext:value-type="float">
            <text:p>0,411015483</text:p>
          </table:table-cell>
          <table:table-cell table:style-name="ce4" table:formula="of:=[$Redistribution_high.D99]" office:value-type="float" office:value="0.377193308164712" calcext:value-type="float">
            <text:p>0,3771933082</text:p>
          </table:table-cell>
          <table:table-cell table:style-name="ce4" table:formula="of:=[$Redistribution_high.E99]" office:value-type="float" office:value="0.410276504106223" calcext:value-type="float">
            <text:p>0,4102765041</text:p>
          </table:table-cell>
          <table:table-cell table:number-columns-repeated="1009"/>
        </table:table-row>
        <table:table-row table:style-name="ro3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central.B100]" office:value-type="float" office:value="0.37607707919734" calcext:value-type="float">
            <text:p>0,3760770792</text:p>
          </table:table-cell>
          <table:table-cell table:style-name="ce4" table:formula="of:=[$Redistribution_central.C100]" office:value-type="float" office:value="0.410261252512349" calcext:value-type="float">
            <text:p>0,4102612525</text:p>
          </table:table-cell>
          <table:table-cell table:style-name="ce4" table:formula="of:=[$Redistribution_central.D100]" office:value-type="float" office:value="0.376516105865656" calcext:value-type="float">
            <text:p>0,3765161059</text:p>
          </table:table-cell>
          <table:table-cell table:style-name="ce4" table:formula="of:=[$Redistribution_central.E100]" office:value-type="float" office:value="0.410837335633965" calcext:value-type="float">
            <text:p>0,4108373356</text:p>
          </table:table-cell>
          <table:table-cell/>
          <table:table-cell table:style-name="ce4" table:formula="of:=[$redistribution_low.B100]" office:value-type="float" office:value="0.37978630454027" calcext:value-type="float">
            <text:p>0,3797863045</text:p>
          </table:table-cell>
          <table:table-cell table:style-name="ce4" table:formula="of:=[$redistribution_low.C100]" office:value-type="float" office:value="0.43799840269742" calcext:value-type="float">
            <text:p>0,4379984027</text:p>
          </table:table-cell>
          <table:table-cell table:style-name="ce4" table:formula="of:=[$redistribution_low.D100]" office:value-type="float" office:value="0.381114137344613" calcext:value-type="float">
            <text:p>0,3811141373</text:p>
          </table:table-cell>
          <table:table-cell table:style-name="ce4" table:formula="of:=[$redistribution_low.E100]" office:value-type="float" office:value="0.438749748800348" calcext:value-type="float">
            <text:p>0,4387497488</text:p>
          </table:table-cell>
          <table:table-cell/>
          <table:table-cell table:style-name="ce4" table:formula="of:=[$Redistribution_high.B100]" office:value-type="float" office:value="0.381438008842272" calcext:value-type="float">
            <text:p>0,3814380088</text:p>
          </table:table-cell>
          <table:table-cell table:style-name="ce4" table:formula="of:=[$Redistribution_high.C100]" office:value-type="float" office:value="0.422769013115001" calcext:value-type="float">
            <text:p>0,4227690131</text:p>
          </table:table-cell>
          <table:table-cell table:style-name="ce4" table:formula="of:=[$Redistribution_high.D100]" office:value-type="float" office:value="0.383595942225372" calcext:value-type="float">
            <text:p>0,3835959422</text:p>
          </table:table-cell>
          <table:table-cell table:style-name="ce4" table:formula="of:=[$Redistribution_high.E100]" office:value-type="float" office:value="0.41957423280606" calcext:value-type="float">
            <text:p>0,4195742328</text:p>
          </table:table-cell>
          <table:table-cell table:number-columns-repeated="1009"/>
        </table:table-row>
        <table:table-row table:style-name="ro3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central.B101]" office:value-type="float" office:value="0.371702559250648" calcext:value-type="float">
            <text:p>0,3717025593</text:p>
          </table:table-cell>
          <table:table-cell table:style-name="ce4" table:formula="of:=[$Redistribution_central.C101]" office:value-type="float" office:value="0.410365320679207" calcext:value-type="float">
            <text:p>0,4103653207</text:p>
          </table:table-cell>
          <table:table-cell table:style-name="ce4" table:formula="of:=[$Redistribution_central.D101]" office:value-type="float" office:value="0.372693257976178" calcext:value-type="float">
            <text:p>0,372693258</text:p>
          </table:table-cell>
          <table:table-cell table:style-name="ce4" table:formula="of:=[$Redistribution_central.E101]" office:value-type="float" office:value="0.410417689819929" calcext:value-type="float">
            <text:p>0,4104176898</text:p>
          </table:table-cell>
          <table:table-cell/>
          <table:table-cell table:style-name="ce4" table:formula="of:=[$redistribution_low.B101]" office:value-type="float" office:value="0.378823838028212" calcext:value-type="float">
            <text:p>0,378823838</text:p>
          </table:table-cell>
          <table:table-cell table:style-name="ce4" table:formula="of:=[$redistribution_low.C101]" office:value-type="float" office:value="0.440781276905383" calcext:value-type="float">
            <text:p>0,4407812769</text:p>
          </table:table-cell>
          <table:table-cell table:style-name="ce4" table:formula="of:=[$redistribution_low.D101]" office:value-type="float" office:value="0.380203414870466" calcext:value-type="float">
            <text:p>0,3802034149</text:p>
          </table:table-cell>
          <table:table-cell table:style-name="ce4" table:formula="of:=[$redistribution_low.E101]" office:value-type="float" office:value="0.441596164146393" calcext:value-type="float">
            <text:p>0,4415961641</text:p>
          </table:table-cell>
          <table:table-cell/>
          <table:table-cell table:style-name="ce4" table:formula="of:=[$Redistribution_high.B101]" office:value-type="float" office:value="0.381278735355382" calcext:value-type="float">
            <text:p>0,3812787354</text:p>
          </table:table-cell>
          <table:table-cell table:style-name="ce4" table:formula="of:=[$Redistribution_high.C101]" office:value-type="float" office:value="0.416304667111408" calcext:value-type="float">
            <text:p>0,4163046671</text:p>
          </table:table-cell>
          <table:table-cell table:style-name="ce4" table:formula="of:=[$Redistribution_high.D101]" office:value-type="float" office:value="0.383749513405728" calcext:value-type="float">
            <text:p>0,3837495134</text:p>
          </table:table-cell>
          <table:table-cell table:style-name="ce4" table:formula="of:=[$Redistribution_high.E101]" office:value-type="float" office:value="0.412647375295735" calcext:value-type="float">
            <text:p>0,4126473753</text:p>
          </table:table-cell>
          <table:table-cell table:number-columns-repeated="1009"/>
        </table:table-row>
        <table:table-row table:style-name="ro3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central.B102]" office:value-type="float" office:value="0.370599213388677" calcext:value-type="float">
            <text:p>0,3705992134</text:p>
          </table:table-cell>
          <table:table-cell table:style-name="ce4" table:formula="of:=[$Redistribution_central.C102]" office:value-type="float" office:value="0.400587521848339" calcext:value-type="float">
            <text:p>0,4005875218</text:p>
          </table:table-cell>
          <table:table-cell table:style-name="ce4" table:formula="of:=[$Redistribution_central.D102]" office:value-type="float" office:value="0.371094979935411" calcext:value-type="float">
            <text:p>0,3710949799</text:p>
          </table:table-cell>
          <table:table-cell table:style-name="ce4" table:formula="of:=[$Redistribution_central.E102]" office:value-type="float" office:value="0.402409427491306" calcext:value-type="float">
            <text:p>0,4024094275</text:p>
          </table:table-cell>
          <table:table-cell/>
          <table:table-cell table:style-name="ce4" table:formula="of:=[$redistribution_low.B102]" office:value-type="float" office:value="0.378128043394193" calcext:value-type="float">
            <text:p>0,3781280434</text:p>
          </table:table-cell>
          <table:table-cell table:style-name="ce4" table:formula="of:=[$redistribution_low.C102]" office:value-type="float" office:value="0.439248258403286" calcext:value-type="float">
            <text:p>0,4392482584</text:p>
          </table:table-cell>
          <table:table-cell table:style-name="ce4" table:formula="of:=[$redistribution_low.D102]" office:value-type="float" office:value="0.379636641961935" calcext:value-type="float">
            <text:p>0,379636642</text:p>
          </table:table-cell>
          <table:table-cell table:style-name="ce4" table:formula="of:=[$redistribution_low.E102]" office:value-type="float" office:value="0.441011258178484" calcext:value-type="float">
            <text:p>0,4410112582</text:p>
          </table:table-cell>
          <table:table-cell/>
          <table:table-cell table:style-name="ce4" table:formula="of:=[$Redistribution_high.B102]" office:value-type="float" office:value="0.37992782784291" calcext:value-type="float">
            <text:p>0,3799278278</text:p>
          </table:table-cell>
          <table:table-cell table:style-name="ce4" table:formula="of:=[$Redistribution_high.C102]" office:value-type="float" office:value="0.41704745172723" calcext:value-type="float">
            <text:p>0,4170474517</text:p>
          </table:table-cell>
          <table:table-cell table:style-name="ce4" table:formula="of:=[$Redistribution_high.D102]" office:value-type="float" office:value="0.382150770482807" calcext:value-type="float">
            <text:p>0,3821507705</text:p>
          </table:table-cell>
          <table:table-cell table:style-name="ce4" table:formula="of:=[$Redistribution_high.E102]" office:value-type="float" office:value="0.414041433445455" calcext:value-type="float">
            <text:p>0,4140414334</text:p>
          </table:table-cell>
          <table:table-cell table:number-columns-repeated="1009"/>
        </table:table-row>
        <table:table-row table:style-name="ro3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central.B103]" office:value-type="float" office:value="0.36316603359757" calcext:value-type="float">
            <text:p>0,3631660336</text:p>
          </table:table-cell>
          <table:table-cell table:style-name="ce4" table:formula="of:=[$Redistribution_central.C103]" office:value-type="float" office:value="0.398948456209639" calcext:value-type="float">
            <text:p>0,3989484562</text:p>
          </table:table-cell>
          <table:table-cell table:style-name="ce4" table:formula="of:=[$Redistribution_central.D103]" office:value-type="float" office:value="0.363349088695841" calcext:value-type="float">
            <text:p>0,3633490887</text:p>
          </table:table-cell>
          <table:table-cell table:style-name="ce4" table:formula="of:=[$Redistribution_central.E103]" office:value-type="float" office:value="0.400661078239631" calcext:value-type="float">
            <text:p>0,4006610782</text:p>
          </table:table-cell>
          <table:table-cell/>
          <table:table-cell table:style-name="ce4" table:formula="of:=[$redistribution_low.B103]" office:value-type="float" office:value="0.383630018427288" calcext:value-type="float">
            <text:p>0,3836300184</text:p>
          </table:table-cell>
          <table:table-cell table:style-name="ce4" table:formula="of:=[$redistribution_low.C103]" office:value-type="float" office:value="0.451813469672605" calcext:value-type="float">
            <text:p>0,4518134697</text:p>
          </table:table-cell>
          <table:table-cell table:style-name="ce4" table:formula="of:=[$redistribution_low.D103]" office:value-type="float" office:value="0.385146732011729" calcext:value-type="float">
            <text:p>0,385146732</text:p>
          </table:table-cell>
          <table:table-cell table:style-name="ce4" table:formula="of:=[$redistribution_low.E103]" office:value-type="float" office:value="0.450722321211707" calcext:value-type="float">
            <text:p>0,4507223212</text:p>
          </table:table-cell>
          <table:table-cell/>
          <table:table-cell table:style-name="ce4" table:formula="of:=[$Redistribution_high.B103]" office:value-type="float" office:value="0.381732471996025" calcext:value-type="float">
            <text:p>0,381732472</text:p>
          </table:table-cell>
          <table:table-cell table:style-name="ce4" table:formula="of:=[$Redistribution_high.C103]" office:value-type="float" office:value="0.410505397034665" calcext:value-type="float">
            <text:p>0,410505397</text:p>
          </table:table-cell>
          <table:table-cell table:style-name="ce4" table:formula="of:=[$Redistribution_high.D103]" office:value-type="float" office:value="0.382727964596255" calcext:value-type="float">
            <text:p>0,3827279646</text:p>
          </table:table-cell>
          <table:table-cell table:style-name="ce4" table:formula="of:=[$Redistribution_high.E103]" office:value-type="float" office:value="0.412786903607631" calcext:value-type="float">
            <text:p>0,4127869036</text:p>
          </table:table-cell>
          <table:table-cell table:number-columns-repeated="1009"/>
        </table:table-row>
        <table:table-row table:style-name="ro3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central.B104]" office:value-type="float" office:value="0.367527276903578" calcext:value-type="float">
            <text:p>0,3675272769</text:p>
          </table:table-cell>
          <table:table-cell table:style-name="ce4" table:formula="of:=[$Redistribution_central.C104]" office:value-type="float" office:value="0.402672210680487" calcext:value-type="float">
            <text:p>0,4026722107</text:p>
          </table:table-cell>
          <table:table-cell table:style-name="ce4" table:formula="of:=[$Redistribution_central.D104]" office:value-type="float" office:value="0.368364132398518" calcext:value-type="float">
            <text:p>0,3683641324</text:p>
          </table:table-cell>
          <table:table-cell table:style-name="ce4" table:formula="of:=[$Redistribution_central.E104]" office:value-type="float" office:value="0.403478753808436" calcext:value-type="float">
            <text:p>0,4034787538</text:p>
          </table:table-cell>
          <table:table-cell/>
          <table:table-cell table:style-name="ce4" table:formula="of:=[$redistribution_low.B104]" office:value-type="float" office:value="0.380956792918635" calcext:value-type="float">
            <text:p>0,3809567929</text:p>
          </table:table-cell>
          <table:table-cell table:style-name="ce4" table:formula="of:=[$redistribution_low.C104]" office:value-type="float" office:value="0.443153043858929" calcext:value-type="float">
            <text:p>0,4431530439</text:p>
          </table:table-cell>
          <table:table-cell table:style-name="ce4" table:formula="of:=[$redistribution_low.D104]" office:value-type="float" office:value="0.381482905320484" calcext:value-type="float">
            <text:p>0,3814829053</text:p>
          </table:table-cell>
          <table:table-cell table:style-name="ce4" table:formula="of:=[$redistribution_low.E104]" office:value-type="float" office:value="0.442422680628437" calcext:value-type="float">
            <text:p>0,4424226806</text:p>
          </table:table-cell>
          <table:table-cell/>
          <table:table-cell table:style-name="ce4" table:formula="of:=[$Redistribution_high.B104]" office:value-type="float" office:value="0.384919534793158" calcext:value-type="float">
            <text:p>0,3849195348</text:p>
          </table:table-cell>
          <table:table-cell table:style-name="ce4" table:formula="of:=[$Redistribution_high.C104]" office:value-type="float" office:value="0.413642941360049" calcext:value-type="float">
            <text:p>0,4136429414</text:p>
          </table:table-cell>
          <table:table-cell table:style-name="ce4" table:formula="of:=[$Redistribution_high.D104]" office:value-type="float" office:value="0.386473745274759" calcext:value-type="float">
            <text:p>0,3864737453</text:p>
          </table:table-cell>
          <table:table-cell table:style-name="ce4" table:formula="of:=[$Redistribution_high.E104]" office:value-type="float" office:value="0.412462524021188" calcext:value-type="float">
            <text:p>0,412462524</text:p>
          </table:table-cell>
          <table:table-cell table:number-columns-repeated="1009"/>
        </table:table-row>
        <table:table-row table:style-name="ro3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central.B105]" office:value-type="float" office:value="0.367718314077791" calcext:value-type="float">
            <text:p>0,3677183141</text:p>
          </table:table-cell>
          <table:table-cell table:style-name="ce4" table:formula="of:=[$Redistribution_central.C105]" office:value-type="float" office:value="0.390006691426739" calcext:value-type="float">
            <text:p>0,3900066914</text:p>
          </table:table-cell>
          <table:table-cell table:style-name="ce4" table:formula="of:=[$Redistribution_central.D105]" office:value-type="float" office:value="0.368005424764138" calcext:value-type="float">
            <text:p>0,3680054248</text:p>
          </table:table-cell>
          <table:table-cell table:style-name="ce4" table:formula="of:=[$Redistribution_central.E105]" office:value-type="float" office:value="0.391666168922334" calcext:value-type="float">
            <text:p>0,3916661689</text:p>
          </table:table-cell>
          <table:table-cell/>
          <table:table-cell table:style-name="ce4" table:formula="of:=[$redistribution_low.B105]" office:value-type="float" office:value="0.380721124281559" calcext:value-type="float">
            <text:p>0,3807211243</text:p>
          </table:table-cell>
          <table:table-cell table:style-name="ce4" table:formula="of:=[$redistribution_low.C105]" office:value-type="float" office:value="0.432952066637803" calcext:value-type="float">
            <text:p>0,4329520666</text:p>
          </table:table-cell>
          <table:table-cell table:style-name="ce4" table:formula="of:=[$redistribution_low.D105]" office:value-type="float" office:value="0.381283096392599" calcext:value-type="float">
            <text:p>0,3812830964</text:p>
          </table:table-cell>
          <table:table-cell table:style-name="ce4" table:formula="of:=[$redistribution_low.E105]" office:value-type="float" office:value="0.432473638336235" calcext:value-type="float">
            <text:p>0,4324736383</text:p>
          </table:table-cell>
          <table:table-cell/>
          <table:table-cell table:style-name="ce4" table:formula="of:=[$Redistribution_high.B105]" office:value-type="float" office:value="0.382580105282159" calcext:value-type="float">
            <text:p>0,3825801053</text:p>
          </table:table-cell>
          <table:table-cell table:style-name="ce4" table:formula="of:=[$Redistribution_high.C105]" office:value-type="float" office:value="0.406608250626242" calcext:value-type="float">
            <text:p>0,4066082506</text:p>
          </table:table-cell>
          <table:table-cell table:style-name="ce4" table:formula="of:=[$Redistribution_high.D105]" office:value-type="float" office:value="0.383751483749969" calcext:value-type="float">
            <text:p>0,3837514837</text:p>
          </table:table-cell>
          <table:table-cell table:style-name="ce4" table:formula="of:=[$Redistribution_high.E105]" office:value-type="float" office:value="0.406519585869202" calcext:value-type="float">
            <text:p>0,4065195859</text:p>
          </table:table-cell>
          <table:table-cell table:number-columns-repeated="100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ni yearly" table:style-name="ta2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5" office:value-type="string" calcext:value-type="string" table:number-columns-spanned="4" table:number-rows-spanned="1">
            <text:p>CENTRAL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LOW</text:p>
          </table:table-cell>
          <table:covered-table-cell table:number-columns-repeated="3" table:style-name="ce5"/>
          <table:table-cell/>
          <table:table-cell table:style-name="ce5" office:value-type="string" calcext:value-type="string" table:number-columns-spanned="4" table:number-rows-spanned="1">
            <text:p>HIGH</text:p>
          </table:table-cell>
          <table:covered-table-cell table:number-columns-repeated="3" table:style-name="ce5"/>
          <table:table-cell table:number-columns-repeated="100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,4249406777</text:p>
          </table:table-cell>
          <table:table-cell table:formula="of:=[$'Gini per capita'.D4]" office:value-type="float" office:value="0.3906811662" calcext:value-type="float">
            <text:p>0,3906811662</text:p>
          </table:table-cell>
          <table:table-cell table:formula="of:=[$'Gini per capita'.E4]" office:value-type="float" office:value="0.4222738609" calcext:value-type="float">
            <text:p>0,4222738609</text:p>
          </table:table-cell>
          <table:table-cell table:formula="of:=[$'Gini per capita'.B4]" office:value-type="float" office:value="0.3863343567" calcext:value-type="float">
            <text:p>0,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0.4249406777" calcext:value-type="float">
            <text:p>0,4249406777</text:p>
          </table:table-cell>
          <table:table-cell table:style-name="ce3" table:formula="of:=[.C4]" office:value-type="float" office:value="0.3906811662" calcext:value-type="float">
            <text:p>0,3906811662</text:p>
          </table:table-cell>
          <table:table-cell table:style-name="ce3" table:formula="of:=[.D4]" office:value-type="float" office:value="0.4222738609" calcext:value-type="float">
            <text:p>0,4222738609</text:p>
          </table:table-cell>
          <table:table-cell table:style-name="ce3" table:formula="of:=[.E4]" office:value-type="float" office:value="0.3863343567" calcext:value-type="float">
            <text:p>0,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0.4249406777" calcext:value-type="float">
            <text:p>0,4249406777</text:p>
          </table:table-cell>
          <table:table-cell table:style-name="ce3" table:formula="of:=[.H4]" office:value-type="float" office:value="0.3906811662" calcext:value-type="float">
            <text:p>0,3906811662</text:p>
          </table:table-cell>
          <table:table-cell table:style-name="ce3" table:formula="of:=[.I4]" office:value-type="float" office:value="0.4222738609" calcext:value-type="float">
            <text:p>0,4222738609</text:p>
          </table:table-cell>
          <table:table-cell table:style-name="ce3" table:formula="of:=[.J4]" office:value-type="float" office:value="0.3863343567" calcext:value-type="float">
            <text:p>0,3863343567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,4478595696</text:p>
          </table:table-cell>
          <table:table-cell table:formula="of:=AVERAGE([$'Gini per capita'.D5:.D8])" office:value-type="float" office:value="0.409756672021305" calcext:value-type="float">
            <text:p>0,409756672</text:p>
          </table:table-cell>
          <table:table-cell table:formula="of:=AVERAGE([$'Gini per capita'.E5:.E8])" office:value-type="float" office:value="0.434606868246303" calcext:value-type="float">
            <text:p>0,4346068682</text:p>
          </table:table-cell>
          <table:table-cell table:formula="of:=AVERAGE([$'Gini per capita'.B5:.B8])" office:value-type="float" office:value="0.394970909992538" calcext:value-type="float">
            <text:p>0,39497091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Gini per capita'.H5:.H8])" office:value-type="float" office:value="0.447859569640374" calcext:value-type="float">
            <text:p>0,4478595696</text:p>
          </table:table-cell>
          <table:table-cell table:style-name="ce3" table:formula="of:=AVERAGE([$'Gini per capita'.I5:.I8])" office:value-type="float" office:value="0.409756672021305" calcext:value-type="float">
            <text:p>0,409756672</text:p>
          </table:table-cell>
          <table:table-cell table:style-name="ce3" table:formula="of:=AVERAGE([$'Gini per capita'.J5:.J8])" office:value-type="float" office:value="0.434606868246303" calcext:value-type="float">
            <text:p>0,4346068682</text:p>
          </table:table-cell>
          <table:table-cell table:style-name="ce3" table:formula="of:=AVERAGE([$'Gini per capita'.G5:.G8])" office:value-type="float" office:value="0.394970909992538" calcext:value-type="float">
            <text:p>0,39497091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Gini per capita'.M5:.M8])" office:value-type="float" office:value="0.447859569640374" calcext:value-type="float">
            <text:p>0,4478595696</text:p>
          </table:table-cell>
          <table:table-cell table:style-name="ce3" table:formula="of:=AVERAGE([$'Gini per capita'.N5:.N8])" office:value-type="float" office:value="0.409756672021305" calcext:value-type="float">
            <text:p>0,409756672</text:p>
          </table:table-cell>
          <table:table-cell table:style-name="ce3" table:formula="of:=AVERAGE([$'Gini per capita'.O5:.O8])" office:value-type="float" office:value="0.434606868246303" calcext:value-type="float">
            <text:p>0,4346068682</text:p>
          </table:table-cell>
          <table:table-cell table:style-name="ce3" table:formula="of:=AVERAGE([$'Gini per capita'.L5:.L8])" office:value-type="float" office:value="0.394970909992538" calcext:value-type="float">
            <text:p>0,39497091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,4464346583</text:p>
          </table:table-cell>
          <table:table-cell table:formula="of:=AVERAGE([$'Gini per capita'.D9:.D12])" office:value-type="float" office:value="0.410636665027822" calcext:value-type="float">
            <text:p>0,410636665</text:p>
          </table:table-cell>
          <table:table-cell table:formula="of:=AVERAGE([$'Gini per capita'.E9:.E12])" office:value-type="float" office:value="0.430340305912435" calcext:value-type="float">
            <text:p>0,4303403059</text:p>
          </table:table-cell>
          <table:table-cell table:formula="of:=AVERAGE([$'Gini per capita'.B9:.B12])" office:value-type="float" office:value="0.394811069209892" calcext:value-type="float">
            <text:p>0,3948110692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Gini per capita'.H9:.H12])" office:value-type="float" office:value="0.446434658287958" calcext:value-type="float">
            <text:p>0,4464346583</text:p>
          </table:table-cell>
          <table:table-cell table:style-name="ce3" table:formula="of:=AVERAGE([$'Gini per capita'.I9:.I12])" office:value-type="float" office:value="0.410636665027822" calcext:value-type="float">
            <text:p>0,410636665</text:p>
          </table:table-cell>
          <table:table-cell table:style-name="ce3" table:formula="of:=AVERAGE([$'Gini per capita'.J9:.J12])" office:value-type="float" office:value="0.430340305912435" calcext:value-type="float">
            <text:p>0,4303403059</text:p>
          </table:table-cell>
          <table:table-cell table:style-name="ce3" table:formula="of:=AVERAGE([$'Gini per capita'.G9:.G12])" office:value-type="float" office:value="0.394811069209892" calcext:value-type="float">
            <text:p>0,3948110692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Gini per capita'.M9:.M12])" office:value-type="float" office:value="0.446434658287958" calcext:value-type="float">
            <text:p>0,4464346583</text:p>
          </table:table-cell>
          <table:table-cell table:style-name="ce3" table:formula="of:=AVERAGE([$'Gini per capita'.N9:.N12])" office:value-type="float" office:value="0.410636665027822" calcext:value-type="float">
            <text:p>0,410636665</text:p>
          </table:table-cell>
          <table:table-cell table:style-name="ce3" table:formula="of:=AVERAGE([$'Gini per capita'.O9:.O12])" office:value-type="float" office:value="0.430340305912435" calcext:value-type="float">
            <text:p>0,4303403059</text:p>
          </table:table-cell>
          <table:table-cell table:style-name="ce3" table:formula="of:=AVERAGE([$'Gini per capita'.L9:.L12])" office:value-type="float" office:value="0.394811069209892" calcext:value-type="float">
            <text:p>0,3948110692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,4482311427</text:p>
          </table:table-cell>
          <table:table-cell table:formula="of:=AVERAGE([$'Gini per capita'.D13:.D16])" office:value-type="float" office:value="0.408363230161119" calcext:value-type="float">
            <text:p>0,4083632302</text:p>
          </table:table-cell>
          <table:table-cell table:formula="of:=AVERAGE([$'Gini per capita'.E13:.E16])" office:value-type="float" office:value="0.428497123538641" calcext:value-type="float">
            <text:p>0,4284971235</text:p>
          </table:table-cell>
          <table:table-cell table:formula="of:=AVERAGE([$'Gini per capita'.B13:.B16])" office:value-type="float" office:value="0.38984118436168" calcext:value-type="float">
            <text:p>0,3898411844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Gini per capita'.H13:.H16])" office:value-type="float" office:value="0.448231142674563" calcext:value-type="float">
            <text:p>0,4482311427</text:p>
          </table:table-cell>
          <table:table-cell table:style-name="ce3" table:formula="of:=AVERAGE([$'Gini per capita'.I13:.I16])" office:value-type="float" office:value="0.408363230161119" calcext:value-type="float">
            <text:p>0,4083632302</text:p>
          </table:table-cell>
          <table:table-cell table:style-name="ce3" table:formula="of:=AVERAGE([$'Gini per capita'.J13:.J16])" office:value-type="float" office:value="0.428497123538641" calcext:value-type="float">
            <text:p>0,4284971235</text:p>
          </table:table-cell>
          <table:table-cell table:style-name="ce3" table:formula="of:=AVERAGE([$'Gini per capita'.G13:.G16])" office:value-type="float" office:value="0.38984118436168" calcext:value-type="float">
            <text:p>0,3898411844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Gini per capita'.M13:.M16])" office:value-type="float" office:value="0.448231142674563" calcext:value-type="float">
            <text:p>0,4482311427</text:p>
          </table:table-cell>
          <table:table-cell table:style-name="ce3" table:formula="of:=AVERAGE([$'Gini per capita'.N13:.N16])" office:value-type="float" office:value="0.408363230161119" calcext:value-type="float">
            <text:p>0,4083632302</text:p>
          </table:table-cell>
          <table:table-cell table:style-name="ce3" table:formula="of:=AVERAGE([$'Gini per capita'.O13:.O16])" office:value-type="float" office:value="0.428497123538641" calcext:value-type="float">
            <text:p>0,4284971235</text:p>
          </table:table-cell>
          <table:table-cell table:style-name="ce3" table:formula="of:=AVERAGE([$'Gini per capita'.L13:.L16])" office:value-type="float" office:value="0.38984118436168" calcext:value-type="float">
            <text:p>0,3898411844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,4485602964</text:p>
          </table:table-cell>
          <table:table-cell table:formula="of:=AVERAGE([$'Gini per capita'.D17:.D20])" office:value-type="float" office:value="0.408547295909201" calcext:value-type="float">
            <text:p>0,4085472959</text:p>
          </table:table-cell>
          <table:table-cell table:formula="of:=AVERAGE([$'Gini per capita'.E17:.E20])" office:value-type="float" office:value="0.428131858096523" calcext:value-type="float">
            <text:p>0,4281318581</text:p>
          </table:table-cell>
          <table:table-cell table:formula="of:=AVERAGE([$'Gini per capita'.B17:.B20])" office:value-type="float" office:value="0.390258472579818" calcext:value-type="float">
            <text:p>0,3902584726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Gini per capita'.H17:.H20])" office:value-type="float" office:value="0.448560296445637" calcext:value-type="float">
            <text:p>0,4485602964</text:p>
          </table:table-cell>
          <table:table-cell table:style-name="ce3" table:formula="of:=AVERAGE([$'Gini per capita'.I17:.I20])" office:value-type="float" office:value="0.408547295909201" calcext:value-type="float">
            <text:p>0,4085472959</text:p>
          </table:table-cell>
          <table:table-cell table:style-name="ce3" table:formula="of:=AVERAGE([$'Gini per capita'.J17:.J20])" office:value-type="float" office:value="0.428131858096523" calcext:value-type="float">
            <text:p>0,4281318581</text:p>
          </table:table-cell>
          <table:table-cell table:style-name="ce3" table:formula="of:=AVERAGE([$'Gini per capita'.G17:.G20])" office:value-type="float" office:value="0.390258472579818" calcext:value-type="float">
            <text:p>0,3902584726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Gini per capita'.M17:.M20])" office:value-type="float" office:value="0.448560296445637" calcext:value-type="float">
            <text:p>0,4485602964</text:p>
          </table:table-cell>
          <table:table-cell table:style-name="ce3" table:formula="of:=AVERAGE([$'Gini per capita'.N17:.N20])" office:value-type="float" office:value="0.408547295909201" calcext:value-type="float">
            <text:p>0,4085472959</text:p>
          </table:table-cell>
          <table:table-cell table:style-name="ce3" table:formula="of:=AVERAGE([$'Gini per capita'.O17:.O20])" office:value-type="float" office:value="0.428131858096523" calcext:value-type="float">
            <text:p>0,4281318581</text:p>
          </table:table-cell>
          <table:table-cell table:style-name="ce3" table:formula="of:=AVERAGE([$'Gini per capita'.L17:.L20])" office:value-type="float" office:value="0.390258472579818" calcext:value-type="float">
            <text:p>0,3902584726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,4491723476</text:p>
          </table:table-cell>
          <table:table-cell table:formula="of:=AVERAGE([$'Gini per capita'.D21:.D24])" office:value-type="float" office:value="0.40808458477225" calcext:value-type="float">
            <text:p>0,4080845848</text:p>
          </table:table-cell>
          <table:table-cell table:formula="of:=AVERAGE([$'Gini per capita'.E21:.E24])" office:value-type="float" office:value="0.426534512285447" calcext:value-type="float">
            <text:p>0,4265345123</text:p>
          </table:table-cell>
          <table:table-cell table:formula="of:=AVERAGE([$'Gini per capita'.B21:.B24])" office:value-type="float" office:value="0.387817163937896" calcext:value-type="float">
            <text:p>0,3878171639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Gini per capita'.H21:.H24])" office:value-type="float" office:value="0.44909217471202" calcext:value-type="float">
            <text:p>0,4490921747</text:p>
          </table:table-cell>
          <table:table-cell table:style-name="ce3" table:formula="of:=AVERAGE([$'Gini per capita'.I21:.I24])" office:value-type="float" office:value="0.408090674454835" calcext:value-type="float">
            <text:p>0,4080906745</text:p>
          </table:table-cell>
          <table:table-cell table:style-name="ce3" table:formula="of:=AVERAGE([$'Gini per capita'.J21:.J24])" office:value-type="float" office:value="0.426451884429823" calcext:value-type="float">
            <text:p>0,4264518844</text:p>
          </table:table-cell>
          <table:table-cell table:style-name="ce3" table:formula="of:=AVERAGE([$'Gini per capita'.G21:.G24])" office:value-type="float" office:value="0.387820739543056" calcext:value-type="float">
            <text:p>0,3878207395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Gini per capita'.M21:.M24])" office:value-type="float" office:value="0.44909217471202" calcext:value-type="float">
            <text:p>0,4490921747</text:p>
          </table:table-cell>
          <table:table-cell table:style-name="ce3" table:formula="of:=AVERAGE([$'Gini per capita'.N21:.N24])" office:value-type="float" office:value="0.408090674514004" calcext:value-type="float">
            <text:p>0,4080906745</text:p>
          </table:table-cell>
          <table:table-cell table:style-name="ce3" table:formula="of:=AVERAGE([$'Gini per capita'.O21:.O24])" office:value-type="float" office:value="0.426451884429823" calcext:value-type="float">
            <text:p>0,4264518844</text:p>
          </table:table-cell>
          <table:table-cell table:style-name="ce3" table:formula="of:=AVERAGE([$'Gini per capita'.L21:.L24])" office:value-type="float" office:value="0.387820739602976" calcext:value-type="float">
            <text:p>0,3878207396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4777452090527" calcext:value-type="float">
            <text:p>0,4547774521</text:p>
          </table:table-cell>
          <table:table-cell table:formula="of:=AVERAGE([$'Gini per capita'.D25:.D28])" office:value-type="float" office:value="0.399120706436325" calcext:value-type="float">
            <text:p>0,3991207064</text:p>
          </table:table-cell>
          <table:table-cell table:formula="of:=AVERAGE([$'Gini per capita'.E25:.E28])" office:value-type="float" office:value="0.429960718621224" calcext:value-type="float">
            <text:p>0,4299607186</text:p>
          </table:table-cell>
          <table:table-cell table:formula="of:=AVERAGE([$'Gini per capita'.B25:.B28])" office:value-type="float" office:value="0.378592839419125" calcext:value-type="float">
            <text:p>0,3785928394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Gini per capita'.H25:.H28])" office:value-type="float" office:value="0.454847729793341" calcext:value-type="float">
            <text:p>0,4548477298</text:p>
          </table:table-cell>
          <table:table-cell table:style-name="ce3" table:formula="of:=AVERAGE([$'Gini per capita'.I25:.I28])" office:value-type="float" office:value="0.398995945878578" calcext:value-type="float">
            <text:p>0,3989959459</text:p>
          </table:table-cell>
          <table:table-cell table:style-name="ce3" table:formula="of:=AVERAGE([$'Gini per capita'.J25:.J28])" office:value-type="float" office:value="0.42991942152982" calcext:value-type="float">
            <text:p>0,4299194215</text:p>
          </table:table-cell>
          <table:table-cell table:style-name="ce3" table:formula="of:=AVERAGE([$'Gini per capita'.G25:.G28])" office:value-type="float" office:value="0.378398715035051" calcext:value-type="float">
            <text:p>0,378398715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Gini per capita'.M25:.M28])" office:value-type="float" office:value="0.454503585677218" calcext:value-type="float">
            <text:p>0,4545035857</text:p>
          </table:table-cell>
          <table:table-cell table:style-name="ce3" table:formula="of:=AVERAGE([$'Gini per capita'.N25:.N28])" office:value-type="float" office:value="0.398950396114133" calcext:value-type="float">
            <text:p>0,3989503961</text:p>
          </table:table-cell>
          <table:table-cell table:style-name="ce3" table:formula="of:=AVERAGE([$'Gini per capita'.O25:.O28])" office:value-type="float" office:value="0.429857563488458" calcext:value-type="float">
            <text:p>0,4298575635</text:p>
          </table:table-cell>
          <table:table-cell table:style-name="ce3" table:formula="of:=AVERAGE([$'Gini per capita'.L25:.L28])" office:value-type="float" office:value="0.378518361099144" calcext:value-type="float">
            <text:p>0,3785183611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51563233592693" calcext:value-type="float">
            <text:p>0,4515632336</text:p>
          </table:table-cell>
          <table:table-cell table:formula="of:=AVERAGE([$'Gini per capita'.D29:.D32])" office:value-type="float" office:value="0.397746487223379" calcext:value-type="float">
            <text:p>0,3977464872</text:p>
          </table:table-cell>
          <table:table-cell table:formula="of:=AVERAGE([$'Gini per capita'.E29:.E32])" office:value-type="float" office:value="0.428841816917058" calcext:value-type="float">
            <text:p>0,4288418169</text:p>
          </table:table-cell>
          <table:table-cell table:formula="of:=AVERAGE([$'Gini per capita'.B29:.B32])" office:value-type="float" office:value="0.378709991405792" calcext:value-type="float">
            <text:p>0,3787099914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Gini per capita'.H29:.H32])" office:value-type="float" office:value="0.451716916717083" calcext:value-type="float">
            <text:p>0,4517169167</text:p>
          </table:table-cell>
          <table:table-cell table:style-name="ce3" table:formula="of:=AVERAGE([$'Gini per capita'.I29:.I32])" office:value-type="float" office:value="0.397303027947596" calcext:value-type="float">
            <text:p>0,3973030279</text:p>
          </table:table-cell>
          <table:table-cell table:style-name="ce3" table:formula="of:=AVERAGE([$'Gini per capita'.J29:.J32])" office:value-type="float" office:value="0.427726825936952" calcext:value-type="float">
            <text:p>0,4277268259</text:p>
          </table:table-cell>
          <table:table-cell table:style-name="ce3" table:formula="of:=AVERAGE([$'Gini per capita'.G29:.G32])" office:value-type="float" office:value="0.377388348862886" calcext:value-type="float">
            <text:p>0,3773883489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Gini per capita'.M29:.M32])" office:value-type="float" office:value="0.450130456915496" calcext:value-type="float">
            <text:p>0,4501304569</text:p>
          </table:table-cell>
          <table:table-cell table:style-name="ce3" table:formula="of:=AVERAGE([$'Gini per capita'.N29:.N32])" office:value-type="float" office:value="0.398614306098926" calcext:value-type="float">
            <text:p>0,3986143061</text:p>
          </table:table-cell>
          <table:table-cell table:style-name="ce3" table:formula="of:=AVERAGE([$'Gini per capita'.O29:.O32])" office:value-type="float" office:value="0.428720550237854" calcext:value-type="float">
            <text:p>0,4287205502</text:p>
          </table:table-cell>
          <table:table-cell table:style-name="ce3" table:formula="of:=AVERAGE([$'Gini per capita'.L29:.L32])" office:value-type="float" office:value="0.380453209291501" calcext:value-type="float">
            <text:p>0,3804532093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55431609247191" calcext:value-type="float">
            <text:p>0,4554316092</text:p>
          </table:table-cell>
          <table:table-cell table:formula="of:=AVERAGE([$'Gini per capita'.D33:.D36])" office:value-type="float" office:value="0.396887836786332" calcext:value-type="float">
            <text:p>0,3968878368</text:p>
          </table:table-cell>
          <table:table-cell table:formula="of:=AVERAGE([$'Gini per capita'.E33:.E36])" office:value-type="float" office:value="0.432782321362222" calcext:value-type="float">
            <text:p>0,4327823214</text:p>
          </table:table-cell>
          <table:table-cell table:formula="of:=AVERAGE([$'Gini per capita'.B33:.B36])" office:value-type="float" office:value="0.378853983282403" calcext:value-type="float">
            <text:p>0,3788539833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Gini per capita'.H33:.H36])" office:value-type="float" office:value="0.458065515061556" calcext:value-type="float">
            <text:p>0,4580655151</text:p>
          </table:table-cell>
          <table:table-cell table:style-name="ce3" table:formula="of:=AVERAGE([$'Gini per capita'.I33:.I36])" office:value-type="float" office:value="0.397634972884894" calcext:value-type="float">
            <text:p>0,3976349729</text:p>
          </table:table-cell>
          <table:table-cell table:style-name="ce3" table:formula="of:=AVERAGE([$'Gini per capita'.J33:.J36])" office:value-type="float" office:value="0.433566689122691" calcext:value-type="float">
            <text:p>0,4335666891</text:p>
          </table:table-cell>
          <table:table-cell table:style-name="ce3" table:formula="of:=AVERAGE([$'Gini per capita'.G33:.G36])" office:value-type="float" office:value="0.378402515580854" calcext:value-type="float">
            <text:p>0,3784025156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Gini per capita'.M33:.M36])" office:value-type="float" office:value="0.452867481398545" calcext:value-type="float">
            <text:p>0,4528674814</text:p>
          </table:table-cell>
          <table:table-cell table:style-name="ce3" table:formula="of:=AVERAGE([$'Gini per capita'.N33:.N36])" office:value-type="float" office:value="0.39925280013501" calcext:value-type="float">
            <text:p>0,3992528001</text:p>
          </table:table-cell>
          <table:table-cell table:style-name="ce3" table:formula="of:=AVERAGE([$'Gini per capita'.O33:.O36])" office:value-type="float" office:value="0.433532926175828" calcext:value-type="float">
            <text:p>0,4335329262</text:p>
          </table:table-cell>
          <table:table-cell table:style-name="ce3" table:formula="of:=AVERAGE([$'Gini per capita'.L33:.L36])" office:value-type="float" office:value="0.382714514874235" calcext:value-type="float">
            <text:p>0,3827145149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54465911641259" calcext:value-type="float">
            <text:p>0,4544659116</text:p>
          </table:table-cell>
          <table:table-cell table:formula="of:=AVERAGE([$'Gini per capita'.D37:.D40])" office:value-type="float" office:value="0.395164710000941" calcext:value-type="float">
            <text:p>0,39516471</text:p>
          </table:table-cell>
          <table:table-cell table:formula="of:=AVERAGE([$'Gini per capita'.E37:.E40])" office:value-type="float" office:value="0.433608059929711" calcext:value-type="float">
            <text:p>0,4336080599</text:p>
          </table:table-cell>
          <table:table-cell table:formula="of:=AVERAGE([$'Gini per capita'.B37:.B40])" office:value-type="float" office:value="0.378274843966604" calcext:value-type="float">
            <text:p>0,378274844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Gini per capita'.H37:.H40])" office:value-type="float" office:value="0.4592288063074" calcext:value-type="float">
            <text:p>0,4592288063</text:p>
          </table:table-cell>
          <table:table-cell table:style-name="ce3" table:formula="of:=AVERAGE([$'Gini per capita'.I37:.I40])" office:value-type="float" office:value="0.397332938915021" calcext:value-type="float">
            <text:p>0,3973329389</text:p>
          </table:table-cell>
          <table:table-cell table:style-name="ce3" table:formula="of:=AVERAGE([$'Gini per capita'.J37:.J40])" office:value-type="float" office:value="0.435228500327762" calcext:value-type="float">
            <text:p>0,4352285003</text:p>
          </table:table-cell>
          <table:table-cell table:style-name="ce3" table:formula="of:=AVERAGE([$'Gini per capita'.G37:.G40])" office:value-type="float" office:value="0.378386059356389" calcext:value-type="float">
            <text:p>0,3783860594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Gini per capita'.M37:.M40])" office:value-type="float" office:value="0.456539935928763" calcext:value-type="float">
            <text:p>0,4565399359</text:p>
          </table:table-cell>
          <table:table-cell table:style-name="ce3" table:formula="of:=AVERAGE([$'Gini per capita'.N37:.N40])" office:value-type="float" office:value="0.399768699414029" calcext:value-type="float">
            <text:p>0,3997686994</text:p>
          </table:table-cell>
          <table:table-cell table:style-name="ce3" table:formula="of:=AVERAGE([$'Gini per capita'.O37:.O40])" office:value-type="float" office:value="0.436798955154397" calcext:value-type="float">
            <text:p>0,4367989552</text:p>
          </table:table-cell>
          <table:table-cell table:style-name="ce3" table:formula="of:=AVERAGE([$'Gini per capita'.L37:.L40])" office:value-type="float" office:value="0.383849022674456" calcext:value-type="float">
            <text:p>0,3838490227</text:p>
          </table:table-cell>
          <table:table-cell/>
          <table:table-cell>
            <draw:frame table:end-cell-address="'Gini yearly'.Z47" table:end-x="2.84mm" table:end-y="3.58mm" draw:z-index="2" draw:name="Chart 8" draw:style-name="gr1" draw:text-style-name="P1" svg:width="198.92mm" svg:height="178.44mm" svg:x="0.77mm" svg:y="5.06mm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57382460523609" calcext:value-type="float">
            <text:p>0,4573824605</text:p>
          </table:table-cell>
          <table:table-cell table:formula="of:=AVERAGE([$'Gini per capita'.D41:.D44])" office:value-type="float" office:value="0.393487934914847" calcext:value-type="float">
            <text:p>0,3934879349</text:p>
          </table:table-cell>
          <table:table-cell table:formula="of:=AVERAGE([$'Gini per capita'.E41:.E44])" office:value-type="float" office:value="0.438332933596911" calcext:value-type="float">
            <text:p>0,4383329336</text:p>
          </table:table-cell>
          <table:table-cell table:formula="of:=AVERAGE([$'Gini per capita'.B41:.B44])" office:value-type="float" office:value="0.377848476425298" calcext:value-type="float">
            <text:p>0,3778484764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Gini per capita'.H41:.H44])" office:value-type="float" office:value="0.454485966599609" calcext:value-type="float">
            <text:p>0,4544859666</text:p>
          </table:table-cell>
          <table:table-cell table:style-name="ce3" table:formula="of:=AVERAGE([$'Gini per capita'.I41:.I44])" office:value-type="float" office:value="0.392691041313769" calcext:value-type="float">
            <text:p>0,3926910413</text:p>
          </table:table-cell>
          <table:table-cell table:style-name="ce3" table:formula="of:=AVERAGE([$'Gini per capita'.J41:.J44])" office:value-type="float" office:value="0.432861655522299" calcext:value-type="float">
            <text:p>0,4328616555</text:p>
          </table:table-cell>
          <table:table-cell table:style-name="ce3" table:formula="of:=AVERAGE([$'Gini per capita'.G41:.G44])" office:value-type="float" office:value="0.375656377960205" calcext:value-type="float">
            <text:p>0,375656378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Gini per capita'.M41:.M44])" office:value-type="float" office:value="0.457151871857259" calcext:value-type="float">
            <text:p>0,4571518719</text:p>
          </table:table-cell>
          <table:table-cell table:style-name="ce3" table:formula="of:=AVERAGE([$'Gini per capita'.N41:.N44])" office:value-type="float" office:value="0.395896979279616" calcext:value-type="float">
            <text:p>0,3958969793</text:p>
          </table:table-cell>
          <table:table-cell table:style-name="ce3" table:formula="of:=AVERAGE([$'Gini per capita'.O41:.O44])" office:value-type="float" office:value="0.440126978081993" calcext:value-type="float">
            <text:p>0,4401269781</text:p>
          </table:table-cell>
          <table:table-cell table:style-name="ce3" table:formula="of:=AVERAGE([$'Gini per capita'.L41:.L44])" office:value-type="float" office:value="0.382037439731862" calcext:value-type="float">
            <text:p>0,3820374397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63382533299697" calcext:value-type="float">
            <text:p>0,4633825333</text:p>
          </table:table-cell>
          <table:table-cell table:formula="of:=AVERAGE([$'Gini per capita'.D45:.D48])" office:value-type="float" office:value="0.39898307692546" calcext:value-type="float">
            <text:p>0,3989830769</text:p>
          </table:table-cell>
          <table:table-cell table:formula="of:=AVERAGE([$'Gini per capita'.E45:.E48])" office:value-type="float" office:value="0.442557381254624" calcext:value-type="float">
            <text:p>0,4425573813</text:p>
          </table:table-cell>
          <table:table-cell table:formula="of:=AVERAGE([$'Gini per capita'.B45:.B48])" office:value-type="float" office:value="0.382122313490265" calcext:value-type="float">
            <text:p>0,3821223135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Gini per capita'.H45:.H48])" office:value-type="float" office:value="0.458330318192369" calcext:value-type="float">
            <text:p>0,4583303182</text:p>
          </table:table-cell>
          <table:table-cell table:style-name="ce3" table:formula="of:=AVERAGE([$'Gini per capita'.I45:.I48])" office:value-type="float" office:value="0.391631251290257" calcext:value-type="float">
            <text:p>0,3916312513</text:p>
          </table:table-cell>
          <table:table-cell table:style-name="ce3" table:formula="of:=AVERAGE([$'Gini per capita'.J45:.J48])" office:value-type="float" office:value="0.43972653854228" calcext:value-type="float">
            <text:p>0,4397265385</text:p>
          </table:table-cell>
          <table:table-cell table:style-name="ce3" table:formula="of:=AVERAGE([$'Gini per capita'.G45:.G48])" office:value-type="float" office:value="0.377002123741696" calcext:value-type="float">
            <text:p>0,3770021237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Gini per capita'.M45:.M48])" office:value-type="float" office:value="0.453636706809059" calcext:value-type="float">
            <text:p>0,4536367068</text:p>
          </table:table-cell>
          <table:table-cell table:style-name="ce3" table:formula="of:=AVERAGE([$'Gini per capita'.N45:.N48])" office:value-type="float" office:value="0.393085444802178" calcext:value-type="float">
            <text:p>0,3930854448</text:p>
          </table:table-cell>
          <table:table-cell table:style-name="ce3" table:formula="of:=AVERAGE([$'Gini per capita'.O45:.O48])" office:value-type="float" office:value="0.43673241242617" calcext:value-type="float">
            <text:p>0,4367324124</text:p>
          </table:table-cell>
          <table:table-cell table:style-name="ce3" table:formula="of:=AVERAGE([$'Gini per capita'.L45:.L48])" office:value-type="float" office:value="0.38036536377677" calcext:value-type="float">
            <text:p>0,3803653638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66408867579363" calcext:value-type="float">
            <text:p>0,4664088676</text:p>
          </table:table-cell>
          <table:table-cell table:formula="of:=AVERAGE([$'Gini per capita'.D49:.D52])" office:value-type="float" office:value="0.397629934000513" calcext:value-type="float">
            <text:p>0,397629934</text:p>
          </table:table-cell>
          <table:table-cell table:formula="of:=AVERAGE([$'Gini per capita'.E49:.E52])" office:value-type="float" office:value="0.447977002350779" calcext:value-type="float">
            <text:p>0,4479770024</text:p>
          </table:table-cell>
          <table:table-cell table:formula="of:=AVERAGE([$'Gini per capita'.B49:.B52])" office:value-type="float" office:value="0.382546096374999" calcext:value-type="float">
            <text:p>0,3825460964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Gini per capita'.H49:.H52])" office:value-type="float" office:value="0.460949864337994" calcext:value-type="float">
            <text:p>0,4609498643</text:p>
          </table:table-cell>
          <table:table-cell table:style-name="ce3" table:formula="of:=AVERAGE([$'Gini per capita'.I49:.I52])" office:value-type="float" office:value="0.393029392320626" calcext:value-type="float">
            <text:p>0,3930293923</text:p>
          </table:table-cell>
          <table:table-cell table:style-name="ce3" table:formula="of:=AVERAGE([$'Gini per capita'.J49:.J52])" office:value-type="float" office:value="0.442336232533246" calcext:value-type="float">
            <text:p>0,4423362325</text:p>
          </table:table-cell>
          <table:table-cell table:style-name="ce3" table:formula="of:=AVERAGE([$'Gini per capita'.G49:.G52])" office:value-type="float" office:value="0.378830288587659" calcext:value-type="float">
            <text:p>0,3788302886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Gini per capita'.M49:.M52])" office:value-type="float" office:value="0.460056107531484" calcext:value-type="float">
            <text:p>0,4600561075</text:p>
          </table:table-cell>
          <table:table-cell table:style-name="ce3" table:formula="of:=AVERAGE([$'Gini per capita'.N49:.N52])" office:value-type="float" office:value="0.397258128630087" calcext:value-type="float">
            <text:p>0,3972581286</text:p>
          </table:table-cell>
          <table:table-cell table:style-name="ce3" table:formula="of:=AVERAGE([$'Gini per capita'.O49:.O52])" office:value-type="float" office:value="0.442867971005869" calcext:value-type="float">
            <text:p>0,442867971</text:p>
          </table:table-cell>
          <table:table-cell table:style-name="ce3" table:formula="of:=AVERAGE([$'Gini per capita'.L49:.L52])" office:value-type="float" office:value="0.384642463352372" calcext:value-type="float">
            <text:p>0,3846424634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72978905908018" calcext:value-type="float">
            <text:p>0,4729789059</text:p>
          </table:table-cell>
          <table:table-cell table:formula="of:=AVERAGE([$'Gini per capita'.D53:.D56])" office:value-type="float" office:value="0.401188906720754" calcext:value-type="float">
            <text:p>0,4011889067</text:p>
          </table:table-cell>
          <table:table-cell table:formula="of:=AVERAGE([$'Gini per capita'.E53:.E56])" office:value-type="float" office:value="0.454560973562486" calcext:value-type="float">
            <text:p>0,4545609736</text:p>
          </table:table-cell>
          <table:table-cell table:formula="of:=AVERAGE([$'Gini per capita'.B53:.B56])" office:value-type="float" office:value="0.387010039865217" calcext:value-type="float">
            <text:p>0,3870100399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Gini per capita'.H53:.H56])" office:value-type="float" office:value="0.465936044191678" calcext:value-type="float">
            <text:p>0,4659360442</text:p>
          </table:table-cell>
          <table:table-cell table:style-name="ce3" table:formula="of:=AVERAGE([$'Gini per capita'.I53:.I56])" office:value-type="float" office:value="0.394349567955771" calcext:value-type="float">
            <text:p>0,394349568</text:p>
          </table:table-cell>
          <table:table-cell table:style-name="ce3" table:formula="of:=AVERAGE([$'Gini per capita'.J53:.J56])" office:value-type="float" office:value="0.448981726130704" calcext:value-type="float">
            <text:p>0,4489817261</text:p>
          </table:table-cell>
          <table:table-cell table:style-name="ce3" table:formula="of:=AVERAGE([$'Gini per capita'.G53:.G56])" office:value-type="float" office:value="0.380957758016174" calcext:value-type="float">
            <text:p>0,380957758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Gini per capita'.M53:.M56])" office:value-type="float" office:value="0.455234465131512" calcext:value-type="float">
            <text:p>0,4552344651</text:p>
          </table:table-cell>
          <table:table-cell table:style-name="ce3" table:formula="of:=AVERAGE([$'Gini per capita'.N53:.N56])" office:value-type="float" office:value="0.394236603124097" calcext:value-type="float">
            <text:p>0,3942366031</text:p>
          </table:table-cell>
          <table:table-cell table:style-name="ce3" table:formula="of:=AVERAGE([$'Gini per capita'.O53:.O56])" office:value-type="float" office:value="0.441781850836771" calcext:value-type="float">
            <text:p>0,4417818508</text:p>
          </table:table-cell>
          <table:table-cell table:style-name="ce3" table:formula="of:=AVERAGE([$'Gini per capita'.L53:.L56])" office:value-type="float" office:value="0.383085184174912" calcext:value-type="float">
            <text:p>0,3830851842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64897244241138" calcext:value-type="float">
            <text:p>0,4648972442</text:p>
          </table:table-cell>
          <table:table-cell table:formula="of:=AVERAGE([$'Gini per capita'.D57:.D60])" office:value-type="float" office:value="0.39589425905085" calcext:value-type="float">
            <text:p>0,3958942591</text:p>
          </table:table-cell>
          <table:table-cell table:formula="of:=AVERAGE([$'Gini per capita'.E57:.E60])" office:value-type="float" office:value="0.449062242904933" calcext:value-type="float">
            <text:p>0,4490622429</text:p>
          </table:table-cell>
          <table:table-cell table:formula="of:=AVERAGE([$'Gini per capita'.B57:.B60])" office:value-type="float" office:value="0.383439751911805" calcext:value-type="float">
            <text:p>0,3834397519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Gini per capita'.H57:.H60])" office:value-type="float" office:value="0.469550936679613" calcext:value-type="float">
            <text:p>0,4695509367</text:p>
          </table:table-cell>
          <table:table-cell table:style-name="ce3" table:formula="of:=AVERAGE([$'Gini per capita'.I57:.I60])" office:value-type="float" office:value="0.397883188961504" calcext:value-type="float">
            <text:p>0,397883189</text:p>
          </table:table-cell>
          <table:table-cell table:style-name="ce3" table:formula="of:=AVERAGE([$'Gini per capita'.J57:.J60])" office:value-type="float" office:value="0.453279361263534" calcext:value-type="float">
            <text:p>0,4532793613</text:p>
          </table:table-cell>
          <table:table-cell table:style-name="ce3" table:formula="of:=AVERAGE([$'Gini per capita'.G57:.G60])" office:value-type="float" office:value="0.385249792401096" calcext:value-type="float">
            <text:p>0,3852497924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Gini per capita'.M57:.M60])" office:value-type="float" office:value="0.445424185775861" calcext:value-type="float">
            <text:p>0,4454241858</text:p>
          </table:table-cell>
          <table:table-cell table:style-name="ce3" table:formula="of:=AVERAGE([$'Gini per capita'.N57:.N60])" office:value-type="float" office:value="0.385143934159157" calcext:value-type="float">
            <text:p>0,3851439342</text:p>
          </table:table-cell>
          <table:table-cell table:style-name="ce3" table:formula="of:=AVERAGE([$'Gini per capita'.O57:.O60])" office:value-type="float" office:value="0.433139984910765" calcext:value-type="float">
            <text:p>0,4331399849</text:p>
          </table:table-cell>
          <table:table-cell table:style-name="ce3" table:formula="of:=AVERAGE([$'Gini per capita'.L57:.L60])" office:value-type="float" office:value="0.374599622650559" calcext:value-type="float">
            <text:p>0,3745996227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58379332111039" calcext:value-type="float">
            <text:p>0,4583793321</text:p>
          </table:table-cell>
          <table:table-cell table:formula="of:=AVERAGE([$'Gini per capita'.D61:.D64])" office:value-type="float" office:value="0.390541607962218" calcext:value-type="float">
            <text:p>0,390541608</text:p>
          </table:table-cell>
          <table:table-cell table:formula="of:=AVERAGE([$'Gini per capita'.E61:.E64])" office:value-type="float" office:value="0.443416301661273" calcext:value-type="float">
            <text:p>0,4434163017</text:p>
          </table:table-cell>
          <table:table-cell table:formula="of:=AVERAGE([$'Gini per capita'.B61:.B64])" office:value-type="float" office:value="0.379872174471109" calcext:value-type="float">
            <text:p>0,3798721745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Gini per capita'.H61:.H64])" office:value-type="float" office:value="0.463001616082306" calcext:value-type="float">
            <text:p>0,4630016161</text:p>
          </table:table-cell>
          <table:table-cell table:style-name="ce3" table:formula="of:=AVERAGE([$'Gini per capita'.I61:.I64])" office:value-type="float" office:value="0.394344673287644" calcext:value-type="float">
            <text:p>0,3943446733</text:p>
          </table:table-cell>
          <table:table-cell table:style-name="ce3" table:formula="of:=AVERAGE([$'Gini per capita'.J61:.J64])" office:value-type="float" office:value="0.448960662866918" calcext:value-type="float">
            <text:p>0,4489606629</text:p>
          </table:table-cell>
          <table:table-cell table:style-name="ce3" table:formula="of:=AVERAGE([$'Gini per capita'.G61:.G64])" office:value-type="float" office:value="0.38384346999575" calcext:value-type="float">
            <text:p>0,38384347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Gini per capita'.M61:.M64])" office:value-type="float" office:value="0.438967678305912" calcext:value-type="float">
            <text:p>0,4389676783</text:p>
          </table:table-cell>
          <table:table-cell table:style-name="ce3" table:formula="of:=AVERAGE([$'Gini per capita'.N61:.N64])" office:value-type="float" office:value="0.382425728186322" calcext:value-type="float">
            <text:p>0,3824257282</text:p>
          </table:table-cell>
          <table:table-cell table:style-name="ce3" table:formula="of:=AVERAGE([$'Gini per capita'.O61:.O64])" office:value-type="float" office:value="0.430231094666898" calcext:value-type="float">
            <text:p>0,4302310947</text:p>
          </table:table-cell>
          <table:table-cell table:style-name="ce3" table:formula="of:=AVERAGE([$'Gini per capita'.L61:.L64])" office:value-type="float" office:value="0.37461016194362" calcext:value-type="float">
            <text:p>0,3746101619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51265619249285" calcext:value-type="float">
            <text:p>0,4512656192</text:p>
          </table:table-cell>
          <table:table-cell table:formula="of:=AVERAGE([$'Gini per capita'.D65:.D68])" office:value-type="float" office:value="0.381942822915982" calcext:value-type="float">
            <text:p>0,3819428229</text:p>
          </table:table-cell>
          <table:table-cell table:formula="of:=AVERAGE([$'Gini per capita'.E65:.E68])" office:value-type="float" office:value="0.44101450992164" calcext:value-type="float">
            <text:p>0,4410145099</text:p>
          </table:table-cell>
          <table:table-cell table:formula="of:=AVERAGE([$'Gini per capita'.B65:.B68])" office:value-type="float" office:value="0.373954276361058" calcext:value-type="float">
            <text:p>0,3739542764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Gini per capita'.H65:.H68])" office:value-type="float" office:value="0.472758973660944" calcext:value-type="float">
            <text:p>0,4727589737</text:p>
          </table:table-cell>
          <table:table-cell table:style-name="ce3" table:formula="of:=AVERAGE([$'Gini per capita'.I65:.I68])" office:value-type="float" office:value="0.398948266718212" calcext:value-type="float">
            <text:p>0,3989482667</text:p>
          </table:table-cell>
          <table:table-cell table:style-name="ce3" table:formula="of:=AVERAGE([$'Gini per capita'.J65:.J68])" office:value-type="float" office:value="0.46240506928855" calcext:value-type="float">
            <text:p>0,4624050693</text:p>
          </table:table-cell>
          <table:table-cell table:style-name="ce3" table:formula="of:=AVERAGE([$'Gini per capita'.G65:.G68])" office:value-type="float" office:value="0.390317731758508" calcext:value-type="float">
            <text:p>0,3903177318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Gini per capita'.M65:.M68])" office:value-type="float" office:value="0.445957756497678" calcext:value-type="float">
            <text:p>0,4459577565</text:p>
          </table:table-cell>
          <table:table-cell table:style-name="ce3" table:formula="of:=AVERAGE([$'Gini per capita'.N65:.N68])" office:value-type="float" office:value="0.390274880733928" calcext:value-type="float">
            <text:p>0,3902748807</text:p>
          </table:table-cell>
          <table:table-cell table:style-name="ce3" table:formula="of:=AVERAGE([$'Gini per capita'.O65:.O68])" office:value-type="float" office:value="0.437760792163239" calcext:value-type="float">
            <text:p>0,4377607922</text:p>
          </table:table-cell>
          <table:table-cell table:style-name="ce3" table:formula="of:=AVERAGE([$'Gini per capita'.L65:.L68])" office:value-type="float" office:value="0.383333046463512" calcext:value-type="float">
            <text:p>0,3833330465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50596071134976" calcext:value-type="float">
            <text:p>0,4505960711</text:p>
          </table:table-cell>
          <table:table-cell table:formula="of:=AVERAGE([$'Gini per capita'.D69:.D72])" office:value-type="float" office:value="0.382223772497058" calcext:value-type="float">
            <text:p>0,3822237725</text:p>
          </table:table-cell>
          <table:table-cell table:formula="of:=AVERAGE([$'Gini per capita'.E69:.E72])" office:value-type="float" office:value="0.441170700251579" calcext:value-type="float">
            <text:p>0,4411707003</text:p>
          </table:table-cell>
          <table:table-cell table:formula="of:=AVERAGE([$'Gini per capita'.B69:.B72])" office:value-type="float" office:value="0.3751926982584" calcext:value-type="float">
            <text:p>0,3751926983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Gini per capita'.H69:.H72])" office:value-type="float" office:value="0.470215840420682" calcext:value-type="float">
            <text:p>0,4702158404</text:p>
          </table:table-cell>
          <table:table-cell table:style-name="ce3" table:formula="of:=AVERAGE([$'Gini per capita'.I69:.I72])" office:value-type="float" office:value="0.398348130793182" calcext:value-type="float">
            <text:p>0,3983481308</text:p>
          </table:table-cell>
          <table:table-cell table:style-name="ce3" table:formula="of:=AVERAGE([$'Gini per capita'.J69:.J72])" office:value-type="float" office:value="0.462268376609209" calcext:value-type="float">
            <text:p>0,4622683766</text:p>
          </table:table-cell>
          <table:table-cell table:style-name="ce3" table:formula="of:=AVERAGE([$'Gini per capita'.G69:.G72])" office:value-type="float" office:value="0.391354701140454" calcext:value-type="float">
            <text:p>0,3913547011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Gini per capita'.M69:.M72])" office:value-type="float" office:value="0.450837836090216" calcext:value-type="float">
            <text:p>0,4508378361</text:p>
          </table:table-cell>
          <table:table-cell table:style-name="ce3" table:formula="of:=AVERAGE([$'Gini per capita'.N69:.N72])" office:value-type="float" office:value="0.396542047580742" calcext:value-type="float">
            <text:p>0,3965420476</text:p>
          </table:table-cell>
          <table:table-cell table:style-name="ce3" table:formula="of:=AVERAGE([$'Gini per capita'.O69:.O72])" office:value-type="float" office:value="0.445252743505736" calcext:value-type="float">
            <text:p>0,4452527435</text:p>
          </table:table-cell>
          <table:table-cell table:style-name="ce3" table:formula="of:=AVERAGE([$'Gini per capita'.L69:.L72])" office:value-type="float" office:value="0.392244012099851" calcext:value-type="float">
            <text:p>0,3922440121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45424401633338" calcext:value-type="float">
            <text:p>0,4454244016</text:p>
          </table:table-cell>
          <table:table-cell table:formula="of:=AVERAGE([$'Gini per capita'.D73:.D76])" office:value-type="float" office:value="0.37780561051963" calcext:value-type="float">
            <text:p>0,3778056105</text:p>
          </table:table-cell>
          <table:table-cell table:formula="of:=AVERAGE([$'Gini per capita'.E73:.E76])" office:value-type="float" office:value="0.441627151604058" calcext:value-type="float">
            <text:p>0,4416271516</text:p>
          </table:table-cell>
          <table:table-cell table:formula="of:=AVERAGE([$'Gini per capita'.B73:.B76])" office:value-type="float" office:value="0.373560103377903" calcext:value-type="float">
            <text:p>0,3735601034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Gini per capita'.H73:.H76])" office:value-type="float" office:value="0.461750567221076" calcext:value-type="float">
            <text:p>0,4617505672</text:p>
          </table:table-cell>
          <table:table-cell table:style-name="ce3" table:formula="of:=AVERAGE([$'Gini per capita'.I73:.I76])" office:value-type="float" office:value="0.390480716621251" calcext:value-type="float">
            <text:p>0,3904807166</text:p>
          </table:table-cell>
          <table:table-cell table:style-name="ce3" table:formula="of:=AVERAGE([$'Gini per capita'.J73:.J76])" office:value-type="float" office:value="0.458132426084555" calcext:value-type="float">
            <text:p>0,4581324261</text:p>
          </table:table-cell>
          <table:table-cell table:style-name="ce3" table:formula="of:=AVERAGE([$'Gini per capita'.G73:.G76])" office:value-type="float" office:value="0.386717673415708" calcext:value-type="float">
            <text:p>0,3867176734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Gini per capita'.M73:.M76])" office:value-type="float" office:value="0.449202432691207" calcext:value-type="float">
            <text:p>0,4492024327</text:p>
          </table:table-cell>
          <table:table-cell table:style-name="ce3" table:formula="of:=AVERAGE([$'Gini per capita'.N73:.N76])" office:value-type="float" office:value="0.396058109320886" calcext:value-type="float">
            <text:p>0,3960581093</text:p>
          </table:table-cell>
          <table:table-cell table:style-name="ce3" table:formula="of:=AVERAGE([$'Gini per capita'.O73:.O76])" office:value-type="float" office:value="0.445636773193402" calcext:value-type="float">
            <text:p>0,4456367732</text:p>
          </table:table-cell>
          <table:table-cell table:style-name="ce3" table:formula="of:=AVERAGE([$'Gini per capita'.L73:.L76])" office:value-type="float" office:value="0.393252454632576" calcext:value-type="float">
            <text:p>0,3932524546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505752671258" calcext:value-type="float">
            <text:p>0,4505752671</text:p>
          </table:table-cell>
          <table:table-cell table:formula="of:=AVERAGE([$'Gini per capita'.D77:.D80])" office:value-type="float" office:value="0.385902495594547" calcext:value-type="float">
            <text:p>0,3859024956</text:p>
          </table:table-cell>
          <table:table-cell table:formula="of:=AVERAGE([$'Gini per capita'.E77:.E80])" office:value-type="float" office:value="0.448850712398983" calcext:value-type="float">
            <text:p>0,4488507124</text:p>
          </table:table-cell>
          <table:table-cell table:formula="of:=AVERAGE([$'Gini per capita'.B77:.B80])" office:value-type="float" office:value="0.382548005719336" calcext:value-type="float">
            <text:p>0,3825480057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Gini per capita'.H77:.H80])" office:value-type="float" office:value="0.45288778947168" calcext:value-type="float">
            <text:p>0,4528877895</text:p>
          </table:table-cell>
          <table:table-cell table:style-name="ce3" table:formula="of:=AVERAGE([$'Gini per capita'.I77:.I80])" office:value-type="float" office:value="0.388734259333167" calcext:value-type="float">
            <text:p>0,3887342593</text:p>
          </table:table-cell>
          <table:table-cell table:style-name="ce3" table:formula="of:=AVERAGE([$'Gini per capita'.J77:.J80])" office:value-type="float" office:value="0.450839641869328" calcext:value-type="float">
            <text:p>0,4508396419</text:p>
          </table:table-cell>
          <table:table-cell table:style-name="ce3" table:formula="of:=AVERAGE([$'Gini per capita'.G77:.G80])" office:value-type="float" office:value="0.38575563778978" calcext:value-type="float">
            <text:p>0,3857556378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Gini per capita'.M77:.M80])" office:value-type="float" office:value="0.441315308446593" calcext:value-type="float">
            <text:p>0,4413153084</text:p>
          </table:table-cell>
          <table:table-cell table:style-name="ce3" table:formula="of:=AVERAGE([$'Gini per capita'.N77:.N80])" office:value-type="float" office:value="0.391652366600331" calcext:value-type="float">
            <text:p>0,3916523666</text:p>
          </table:table-cell>
          <table:table-cell table:style-name="ce3" table:formula="of:=AVERAGE([$'Gini per capita'.O77:.O80])" office:value-type="float" office:value="0.437727726468554" calcext:value-type="float">
            <text:p>0,4377277265</text:p>
          </table:table-cell>
          <table:table-cell table:style-name="ce3" table:formula="of:=AVERAGE([$'Gini per capita'.L77:.L80])" office:value-type="float" office:value="0.389544163492847" calcext:value-type="float">
            <text:p>0,3895441635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44072850087574" calcext:value-type="float">
            <text:p>0,4440728501</text:p>
          </table:table-cell>
          <table:table-cell table:formula="of:=AVERAGE([$'Gini per capita'.D81:.D84])" office:value-type="float" office:value="0.382374337044339" calcext:value-type="float">
            <text:p>0,382374337</text:p>
          </table:table-cell>
          <table:table-cell table:formula="of:=AVERAGE([$'Gini per capita'.E81:.E84])" office:value-type="float" office:value="0.442368211232849" calcext:value-type="float">
            <text:p>0,4423682112</text:p>
          </table:table-cell>
          <table:table-cell table:formula="of:=AVERAGE([$'Gini per capita'.B81:.B84])" office:value-type="float" office:value="0.379869694895423" calcext:value-type="float">
            <text:p>0,3798696949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Gini per capita'.H81:.H84])" office:value-type="float" office:value="0.449882921577617" calcext:value-type="float">
            <text:p>0,4498829216</text:p>
          </table:table-cell>
          <table:table-cell table:style-name="ce3" table:formula="of:=AVERAGE([$'Gini per capita'.I81:.I84])" office:value-type="float" office:value="0.383818799238857" calcext:value-type="float">
            <text:p>0,3838187992</text:p>
          </table:table-cell>
          <table:table-cell table:style-name="ce3" table:formula="of:=AVERAGE([$'Gini per capita'.J81:.J84])" office:value-type="float" office:value="0.446750264465772" calcext:value-type="float">
            <text:p>0,4467502645</text:p>
          </table:table-cell>
          <table:table-cell table:style-name="ce3" table:formula="of:=AVERAGE([$'Gini per capita'.G81:.G84])" office:value-type="float" office:value="0.381009074948027" calcext:value-type="float">
            <text:p>0,3810090749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Gini per capita'.M81:.M84])" office:value-type="float" office:value="0.437930802499855" calcext:value-type="float">
            <text:p>0,4379308025</text:p>
          </table:table-cell>
          <table:table-cell table:style-name="ce3" table:formula="of:=AVERAGE([$'Gini per capita'.N81:.N84])" office:value-type="float" office:value="0.388877159119995" calcext:value-type="float">
            <text:p>0,3888771591</text:p>
          </table:table-cell>
          <table:table-cell table:style-name="ce3" table:formula="of:=AVERAGE([$'Gini per capita'.O81:.O84])" office:value-type="float" office:value="0.435214396753719" calcext:value-type="float">
            <text:p>0,4352143968</text:p>
          </table:table-cell>
          <table:table-cell table:style-name="ce3" table:formula="of:=AVERAGE([$'Gini per capita'.L81:.L84])" office:value-type="float" office:value="0.386972345811717" calcext:value-type="float">
            <text:p>0,3869723458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34166585494424" calcext:value-type="float">
            <text:p>0,4341665855</text:p>
          </table:table-cell>
          <table:table-cell table:formula="of:=AVERAGE([$'Gini per capita'.D85:.D88])" office:value-type="float" office:value="0.37898265077403" calcext:value-type="float">
            <text:p>0,3789826508</text:p>
          </table:table-cell>
          <table:table-cell table:formula="of:=AVERAGE([$'Gini per capita'.E85:.E88])" office:value-type="float" office:value="0.43226327401513" calcext:value-type="float">
            <text:p>0,432263274</text:p>
          </table:table-cell>
          <table:table-cell table:formula="of:=AVERAGE([$'Gini per capita'.B85:.B88])" office:value-type="float" office:value="0.376102273487641" calcext:value-type="float">
            <text:p>0,3761022735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Gini per capita'.H85:.H88])" office:value-type="float" office:value="0.445205885422353" calcext:value-type="float">
            <text:p>0,4452058854</text:p>
          </table:table-cell>
          <table:table-cell table:style-name="ce3" table:formula="of:=AVERAGE([$'Gini per capita'.I85:.I88])" office:value-type="float" office:value="0.379688690711125" calcext:value-type="float">
            <text:p>0,3796886907</text:p>
          </table:table-cell>
          <table:table-cell table:style-name="ce3" table:formula="of:=AVERAGE([$'Gini per capita'.J85:.J88])" office:value-type="float" office:value="0.445131202720749" calcext:value-type="float">
            <text:p>0,4451312027</text:p>
          </table:table-cell>
          <table:table-cell table:style-name="ce3" table:formula="of:=AVERAGE([$'Gini per capita'.G85:.G88])" office:value-type="float" office:value="0.377988132841332" calcext:value-type="float">
            <text:p>0,3779881328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Gini per capita'.M85:.M88])" office:value-type="float" office:value="0.435068840304399" calcext:value-type="float">
            <text:p>0,4350688403</text:p>
          </table:table-cell>
          <table:table-cell table:style-name="ce3" table:formula="of:=AVERAGE([$'Gini per capita'.N85:.N88])" office:value-type="float" office:value="0.389631900867143" calcext:value-type="float">
            <text:p>0,3896319009</text:p>
          </table:table-cell>
          <table:table-cell table:style-name="ce3" table:formula="of:=AVERAGE([$'Gini per capita'.O85:.O88])" office:value-type="float" office:value="0.43278280692685" calcext:value-type="float">
            <text:p>0,4327828069</text:p>
          </table:table-cell>
          <table:table-cell table:style-name="ce3" table:formula="of:=AVERAGE([$'Gini per capita'.L85:.L88])" office:value-type="float" office:value="0.387996086507412" calcext:value-type="float">
            <text:p>0,3879960865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25553195752285" calcext:value-type="float">
            <text:p>0,4255531958</text:p>
          </table:table-cell>
          <table:table-cell table:formula="of:=AVERAGE([$'Gini per capita'.D89:.D92])" office:value-type="float" office:value="0.374667917788087" calcext:value-type="float">
            <text:p>0,3746679178</text:p>
          </table:table-cell>
          <table:table-cell table:formula="of:=AVERAGE([$'Gini per capita'.E89:.E92])" office:value-type="float" office:value="0.423230233907925" calcext:value-type="float">
            <text:p>0,4232302339</text:p>
          </table:table-cell>
          <table:table-cell table:formula="of:=AVERAGE([$'Gini per capita'.B89:.B92])" office:value-type="float" office:value="0.371341191834122" calcext:value-type="float">
            <text:p>0,3713411918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Gini per capita'.H89:.H92])" office:value-type="float" office:value="0.433573971624949" calcext:value-type="float">
            <text:p>0,4335739716</text:p>
          </table:table-cell>
          <table:table-cell table:style-name="ce3" table:formula="of:=AVERAGE([$'Gini per capita'.I89:.I92])" office:value-type="float" office:value="0.373166390169439" calcext:value-type="float">
            <text:p>0,3731663902</text:p>
          </table:table-cell>
          <table:table-cell table:style-name="ce3" table:formula="of:=AVERAGE([$'Gini per capita'.J89:.J92])" office:value-type="float" office:value="0.433435931155984" calcext:value-type="float">
            <text:p>0,4334359312</text:p>
          </table:table-cell>
          <table:table-cell table:style-name="ce3" table:formula="of:=AVERAGE([$'Gini per capita'.G89:.G92])" office:value-type="float" office:value="0.371634620603475" calcext:value-type="float">
            <text:p>0,3716346206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Gini per capita'.M89:.M92])" office:value-type="float" office:value="0.436924649100547" calcext:value-type="float">
            <text:p>0,4369246491</text:p>
          </table:table-cell>
          <table:table-cell table:style-name="ce3" table:formula="of:=AVERAGE([$'Gini per capita'.N89:.N92])" office:value-type="float" office:value="0.394629801973001" calcext:value-type="float">
            <text:p>0,394629802</text:p>
          </table:table-cell>
          <table:table-cell table:style-name="ce3" table:formula="of:=AVERAGE([$'Gini per capita'.O89:.O92])" office:value-type="float" office:value="0.433946250043248" calcext:value-type="float">
            <text:p>0,43394625</text:p>
          </table:table-cell>
          <table:table-cell table:style-name="ce3" table:formula="of:=AVERAGE([$'Gini per capita'.L89:.L92])" office:value-type="float" office:value="0.392797073222812" calcext:value-type="float">
            <text:p>0,3927970732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26593897269826" calcext:value-type="float">
            <text:p>0,4265938973</text:p>
          </table:table-cell>
          <table:table-cell table:formula="of:=AVERAGE([$'Gini per capita'.D93:.D96])" office:value-type="float" office:value="0.376086448124142" calcext:value-type="float">
            <text:p>0,3760864481</text:p>
          </table:table-cell>
          <table:table-cell table:formula="of:=AVERAGE([$'Gini per capita'.E93:.E96])" office:value-type="float" office:value="0.425266665084168" calcext:value-type="float">
            <text:p>0,4252666651</text:p>
          </table:table-cell>
          <table:table-cell table:formula="of:=AVERAGE([$'Gini per capita'.B93:.B96])" office:value-type="float" office:value="0.374018961133008" calcext:value-type="float">
            <text:p>0,3740189611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Gini per capita'.H93:.H96])" office:value-type="float" office:value="0.440950438228583" calcext:value-type="float">
            <text:p>0,4409504382</text:p>
          </table:table-cell>
          <table:table-cell table:style-name="ce3" table:formula="of:=AVERAGE([$'Gini per capita'.I93:.I96])" office:value-type="float" office:value="0.379832546430764" calcext:value-type="float">
            <text:p>0,3798325464</text:p>
          </table:table-cell>
          <table:table-cell table:style-name="ce3" table:formula="of:=AVERAGE([$'Gini per capita'.J93:.J96])" office:value-type="float" office:value="0.442828776768659" calcext:value-type="float">
            <text:p>0,4428287768</text:p>
          </table:table-cell>
          <table:table-cell table:style-name="ce3" table:formula="of:=AVERAGE([$'Gini per capita'.G93:.G96])" office:value-type="float" office:value="0.3789778426056" calcext:value-type="float">
            <text:p>0,3789778426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Gini per capita'.M93:.M96])" office:value-type="float" office:value="0.414737435770658" calcext:value-type="float">
            <text:p>0,4147374358</text:p>
          </table:table-cell>
          <table:table-cell table:style-name="ce3" table:formula="of:=AVERAGE([$'Gini per capita'.N93:.N96])" office:value-type="float" office:value="0.382705025240318" calcext:value-type="float">
            <text:p>0,3827050252</text:p>
          </table:table-cell>
          <table:table-cell table:style-name="ce3" table:formula="of:=AVERAGE([$'Gini per capita'.O93:.O96])" office:value-type="float" office:value="0.412469226675718" calcext:value-type="float">
            <text:p>0,4124692267</text:p>
          </table:table-cell>
          <table:table-cell table:style-name="ce3" table:formula="of:=AVERAGE([$'Gini per capita'.L93:.L96])" office:value-type="float" office:value="0.381173503581412" calcext:value-type="float">
            <text:p>0,3811735036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14223616379965" calcext:value-type="float">
            <text:p>0,4142236164</text:p>
          </table:table-cell>
          <table:table-cell table:formula="of:=AVERAGE([$'Gini per capita'.D97:.D100])" office:value-type="float" office:value="0.369624764871306" calcext:value-type="float">
            <text:p>0,3696247649</text:p>
          </table:table-cell>
          <table:table-cell table:formula="of:=AVERAGE([$'Gini per capita'.E97:.E100])" office:value-type="float" office:value="0.41430601123106" calcext:value-type="float">
            <text:p>0,4143060112</text:p>
          </table:table-cell>
          <table:table-cell table:formula="of:=AVERAGE([$'Gini per capita'.B97:.B100])" office:value-type="float" office:value="0.368062378549552" calcext:value-type="float">
            <text:p>0,3680623785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Gini per capita'.H97:.H100])" office:value-type="float" office:value="0.440393322490902" calcext:value-type="float">
            <text:p>0,4403933225</text:p>
          </table:table-cell>
          <table:table-cell table:style-name="ce3" table:formula="of:=AVERAGE([$'Gini per capita'.I97:.I100])" office:value-type="float" office:value="0.377041286914122" calcext:value-type="float">
            <text:p>0,3770412869</text:p>
          </table:table-cell>
          <table:table-cell table:style-name="ce3" table:formula="of:=AVERAGE([$'Gini per capita'.J97:.J100])" office:value-type="float" office:value="0.440253108073059" calcext:value-type="float">
            <text:p>0,4402531081</text:p>
          </table:table-cell>
          <table:table-cell table:style-name="ce3" table:formula="of:=AVERAGE([$'Gini per capita'.G97:.G100])" office:value-type="float" office:value="0.375973200398129" calcext:value-type="float">
            <text:p>0,3759732004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Gini per capita'.M97:.M100])" office:value-type="float" office:value="0.412574821596914" calcext:value-type="float">
            <text:p>0,4125748216</text:p>
          </table:table-cell>
          <table:table-cell table:style-name="ce3" table:formula="of:=AVERAGE([$'Gini per capita'.N97:.N100])" office:value-type="float" office:value="0.381744674947922" calcext:value-type="float">
            <text:p>0,3817446749</text:p>
          </table:table-cell>
          <table:table-cell table:style-name="ce3" table:formula="of:=AVERAGE([$'Gini per capita'.O97:.O100])" office:value-type="float" office:value="0.410682333617945" calcext:value-type="float">
            <text:p>0,4106823336</text:p>
          </table:table-cell>
          <table:table-cell table:style-name="ce3" table:formula="of:=AVERAGE([$'Gini per capita'.L97:.L100])" office:value-type="float" office:value="0.380379919198851" calcext:value-type="float">
            <text:p>0,3803799192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09103911811096" calcext:value-type="float">
            <text:p>0,4091039118</text:p>
          </table:table-cell>
          <table:table-cell table:formula="of:=AVERAGE([$'Gini per capita'.D101:.D104])" office:value-type="float" office:value="0.370084648782008" calcext:value-type="float">
            <text:p>0,3700846488</text:p>
          </table:table-cell>
          <table:table-cell table:formula="of:=AVERAGE([$'Gini per capita'.E101:.E104])" office:value-type="float" office:value="0.409318690560398" calcext:value-type="float">
            <text:p>0,4093186906</text:p>
          </table:table-cell>
          <table:table-cell table:formula="of:=AVERAGE([$'Gini per capita'.B101:.B104])" office:value-type="float" office:value="0.369284989685253" calcext:value-type="float">
            <text:p>0,3692849897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Gini per capita'.H101:.H104])" office:value-type="float" office:value="0.438274444387363" calcext:value-type="float">
            <text:p>0,4382744444</text:p>
          </table:table-cell>
          <table:table-cell table:style-name="ce3" table:formula="of:=AVERAGE([$'Gini per capita'.I101:.I104])" office:value-type="float" office:value="0.377697332317864" calcext:value-type="float">
            <text:p>0,3776973323</text:p>
          </table:table-cell>
          <table:table-cell table:style-name="ce3" table:formula="of:=AVERAGE([$'Gini per capita'.J101:.J104])" office:value-type="float" office:value="0.438360720794523" calcext:value-type="float">
            <text:p>0,4383607208</text:p>
          </table:table-cell>
          <table:table-cell table:style-name="ce3" table:formula="of:=AVERAGE([$'Gini per capita'.G101:.G104])" office:value-type="float" office:value="0.376228791068673" calcext:value-type="float">
            <text:p>0,3762287911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Gini per capita'.M101:.M104])" office:value-type="float" office:value="0.414814467202849" calcext:value-type="float">
            <text:p>0,4148144672</text:p>
          </table:table-cell>
          <table:table-cell table:style-name="ce3" table:formula="of:=AVERAGE([$'Gini per capita'.N101:.N104])" office:value-type="float" office:value="0.38082357903396" calcext:value-type="float">
            <text:p>0,380823579</text:p>
          </table:table-cell>
          <table:table-cell table:style-name="ce3" table:formula="of:=AVERAGE([$'Gini per capita'.O101:.O104])" office:value-type="float" office:value="0.412108965112178" calcext:value-type="float">
            <text:p>0,4121089651</text:p>
          </table:table-cell>
          <table:table-cell table:style-name="ce3" table:formula="of:=AVERAGE([$'Gini per capita'.L101:.L104])" office:value-type="float" office:value="0.37861011784237" calcext:value-type="float">
            <text:p>0,3786101178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398053720041301" calcext:value-type="float">
            <text:p>0,39805372</text:p>
          </table:table-cell>
          <table:table-cell table:formula="of:=AVERAGE([$'Gini per capita'.D105:.D108])" office:value-type="float" office:value="0.367703406448477" calcext:value-type="float">
            <text:p>0,3677034064</text:p>
          </table:table-cell>
          <table:table-cell table:formula="of:=AVERAGE([$'Gini per capita'.E105:.E108])" office:value-type="float" office:value="0.399553857115427" calcext:value-type="float">
            <text:p>0,3995538571</text:p>
          </table:table-cell>
          <table:table-cell table:formula="of:=AVERAGE([$'Gini per capita'.B105:.B108])" office:value-type="float" office:value="0.367252709491904" calcext:value-type="float">
            <text:p>0,3672527095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Gini per capita'.H105:.H108])" office:value-type="float" office:value="0.441791709643156" calcext:value-type="float">
            <text:p>0,4417917096</text:p>
          </table:table-cell>
          <table:table-cell table:style-name="ce3" table:formula="of:=AVERAGE([$'Gini per capita'.I105:.I108])" office:value-type="float" office:value="0.381887343921687" calcext:value-type="float">
            <text:p>0,3818873439</text:p>
          </table:table-cell>
          <table:table-cell table:style-name="ce3" table:formula="of:=AVERAGE([$'Gini per capita'.J105:.J108])" office:value-type="float" office:value="0.441657474588716" calcext:value-type="float">
            <text:p>0,4416574746</text:p>
          </table:table-cell>
          <table:table-cell table:style-name="ce3" table:formula="of:=AVERAGE([$'Gini per capita'.G105:.G108])" office:value-type="float" office:value="0.380858994755419" calcext:value-type="float">
            <text:p>0,3808589948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Gini per capita'.M105:.M108])" office:value-type="float" office:value="0.411951010187047" calcext:value-type="float">
            <text:p>0,4119510102</text:p>
          </table:table-cell>
          <table:table-cell table:style-name="ce3" table:formula="of:=AVERAGE([$'Gini per capita'.N105:.N108])" office:value-type="float" office:value="0.383775991025948" calcext:value-type="float">
            <text:p>0,383775991</text:p>
          </table:table-cell>
          <table:table-cell table:style-name="ce3" table:formula="of:=AVERAGE([$'Gini per capita'.O105:.O108])" office:value-type="float" office:value="0.411452611735869" calcext:value-type="float">
            <text:p>0,4114526117</text:p>
          </table:table-cell>
          <table:table-cell table:style-name="ce3" table:formula="of:=AVERAGE([$'Gini per capita'.L105:.L108])" office:value-type="float" office:value="0.382289984978563" calcext:value-type="float">
            <text:p>0,382289985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'Gini yearly'.P69" table:end-x="6.28mm" table:end-y="2.27mm" draw:z-index="1" draw:name="Chart 6" draw:style-name="gr1" draw:text-style-name="P1" svg:width="200.34mm" svg:height="178.47mm" svg:x="2.79mm" svg:y="3.72mm">
              <draw:object draw:notify-on-update-of-ranges="'Gini yearly'.A4:'Gini yearly'.A30 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>
            <draw:frame table:end-cell-address="'Gini yearly'.E70" table:end-x="12.82mm" table:end-y="0.8mm" draw:z-index="0" draw:name="Chart 1" draw:style-name="gr1" draw:text-style-name="P1" svg:width="209.85mm" svg:height="178.43mm" svg:x="35.8mm" svg:y="2.29mm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'Gini yearly'.AB96" table:end-x="1.67mm" table:end-y="3.18mm" draw:z-index="5" draw:name="Chart 1" draw:style-name="gr1" draw:text-style-name="P1" svg:width="240mm" svg:height="200mm" svg:x="2.27mm" svg:y="4.26mm">
              <draw:object draw:notify-on-update-of-ranges="'Gini yearly'.K3:'Gini yearly'.K3 'Gini yearly'.K4:'Gini yearly'.K30 'Gini yearly'.L3:'Gini yearly'.L3 'Gini yearly'.L4:'Gini yearly'.L30 'Gini yearly'.K3:'Gini yearly'.K3 'Gini yearly'.K4:'Gini yearly'.K30 'Gini yearly'.M3:'Gini yearly'.M3 'Gini yearly'.M4:'Gini yearly'.M30 'Gini yearly'.K3:'Gini yearly'.K3 'Gini yearly'.K4:'Gini yearly'.K30 'Gini yearly'.N3:'Gini yearly'.N3 'Gini yearly'.N4:'Gini yearly'.N30 'Gini yearly'.K3:'Gini yearly'.K3 'Gini yearly'.K4:'Gini yearly'.K30 'Gini yearly'.O3:'Gini yearly'.O3 'Gini yearly'.O4:'Gini yearly'.O30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'Gini yearly'.P100" table:end-x="7.64mm" table:end-y="4.8mm" draw:z-index="4" draw:name="Chart 1" draw:style-name="gr1" draw:text-style-name="P1" svg:width="240mm" svg:height="200mm" svg:x="44.57mm" svg:y="0.59mm">
              <draw:object draw:notify-on-update-of-ranges="'Gini yearly'.F3:'Gini yearly'.F3 'Gini yearly'.F4:'Gini yearly'.F30 'Gini yearly'.G3:'Gini yearly'.G3 'Gini yearly'.G4:'Gini yearly'.G30 'Gini yearly'.F3:'Gini yearly'.F3 'Gini yearly'.F4:'Gini yearly'.F30 'Gini yearly'.H3:'Gini yearly'.H3 'Gini yearly'.H4:'Gini yearly'.H30 'Gini yearly'.F3:'Gini yearly'.F3 'Gini yearly'.F4:'Gini yearly'.F30 'Gini yearly'.I3:'Gini yearly'.I3 'Gini yearly'.I4:'Gini yearly'.I30 'Gini yearly'.F3:'Gini yearly'.F3 'Gini yearly'.F4:'Gini yearly'.F30 'Gini yearly'.J3:'Gini yearly'.J3 'Gini yearly'.J4:'Gini yearly'.J30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>
            <draw:frame table:end-cell-address="'Gini yearly'.E110" table:end-x="7.17mm" table:end-y="4.38mm" draw:z-index="3" draw:name="Chart 1" draw:style-name="gr1" draw:text-style-name="P1" svg:width="240mm" svg:height="200mm" svg:x="0mm" svg:y="0.17mm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ile ratio" table:style-name="ta3">
        <office:forms form:automatic-focus="false" form:apply-design-mode="false"/>
        <table:table-column table:style-name="co6" table:number-columns-repeated="6" table:default-cell-style-name="ce3"/>
        <table:table-column table:style-name="co1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1010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" office:value-type="string" calcext:value-type="string" table:number-columns-spanned="5" table:number-rows-spanned="1">
            <text:p>HIGH</text:p>
          </table:table-cell>
          <table:covered-table-cell table:number-columns-repeated="4" table:style-name="ce5"/>
          <table:table-cell table:style-name="ce8"/>
          <table:table-cell table:style-name="ce5" office:value-type="string" calcext:value-type="string" table:number-columns-spanned="5" table:number-rows-spanned="1">
            <text:p>CENTRAL</text:p>
          </table:table-cell>
          <table:covered-table-cell table:number-columns-repeated="4" table:style-name="ce5"/>
          <table:table-cell table:style-name="ce8"/>
          <table:table-cell table:style-name="ce5" office:value-type="string" calcext:value-type="string" table:number-columns-spanned="4" table:number-rows-spanned="1">
            <text:p>LOW</text:p>
          </table:table-cell>
          <table:covered-table-cell table:number-columns-repeated="3" table:style-name="ce5"/>
          <table:table-cell table:number-columns-repeated="1006"/>
        </table:table-row>
        <table:table-row table:style-name="ro5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number-columns-repeated="1007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2" office:value-type="float" office:value="6.517241482" calcext:value-type="float">
            <text:p>6,517241482</text:p>
          </table:table-cell>
          <table:table-cell table:style-name="ce2" office:value-type="float" office:value="8.9558054274" calcext:value-type="float">
            <text:p>8,9558054274</text:p>
          </table:table-cell>
          <table:table-cell table:style-name="ce2" office:value-type="float" office:value="6.9114890221" calcext:value-type="float">
            <text:p>6,9114890221</text:p>
          </table:table-cell>
          <table:table-cell table:style-name="ce2" office:value-type="float" office:value="8.5895475335" calcext:value-type="float">
            <text:p>8,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,517241482</text:p>
          </table:table-cell>
          <table:table-cell table:style-name="ce2" table:formula="of:=[.C4]" office:value-type="float" office:value="8.9558054274" calcext:value-type="float">
            <text:p>8,9558054274</text:p>
          </table:table-cell>
          <table:table-cell table:style-name="ce2" table:formula="of:=[.D4]" office:value-type="float" office:value="6.9114890221" calcext:value-type="float">
            <text:p>6,9114890221</text:p>
          </table:table-cell>
          <table:table-cell table:style-name="ce2" table:formula="of:=[.E4]" office:value-type="float" office:value="8.5895475335" calcext:value-type="float">
            <text:p>8,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,517241482</text:p>
          </table:table-cell>
          <table:table-cell table:style-name="ce2" table:formula="of:=[.C4]" office:value-type="float" office:value="8.9558054274" calcext:value-type="float">
            <text:p>8,9558054274</text:p>
          </table:table-cell>
          <table:table-cell table:style-name="ce2" table:formula="of:=[.D4]" office:value-type="float" office:value="6.9114890221" calcext:value-type="float">
            <text:p>6,9114890221</text:p>
          </table:table-cell>
          <table:table-cell table:style-name="ce2" table:formula="of:=[.E4]" office:value-type="float" office:value="8.5895475335" calcext:value-type="float">
            <text:p>8,5895475335</text:p>
          </table:table-cell>
          <table:table-cell table:number-columns-repeated="1007"/>
        </table:table-row>
        <table:table-row table:style-name="ro6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F2]" office:value-type="float" office:value="7.0923860719901" calcext:value-type="float">
            <text:p>7,092386072</text:p>
          </table:table-cell>
          <table:table-cell table:style-name="ce4" table:formula="of:=[$Redistribution_high.G2]" office:value-type="float" office:value="12.1618714542567" calcext:value-type="float">
            <text:p>12,1618714543</text:p>
          </table:table-cell>
          <table:table-cell table:style-name="ce4" table:formula="of:=[$Redistribution_high.H2]" office:value-type="float" office:value="8.73890491888313" calcext:value-type="float">
            <text:p>8,7389049189</text:p>
          </table:table-cell>
          <table:table-cell table:style-name="ce4" table:formula="of:=[$Redistribution_high.I2]" office:value-type="float" office:value="9.76705046711961" calcext:value-type="float">
            <text:p>9,7670504671</text:p>
          </table:table-cell>
          <table:table-cell table:style-name="ce4"/>
          <table:table-cell/>
          <table:table-cell table:style-name="ce4" table:formula="of:=[$Redistribution_central.F2]" office:value-type="float" office:value="7.0923860719901" calcext:value-type="float">
            <text:p>7,092386072</text:p>
          </table:table-cell>
          <table:table-cell table:style-name="ce4" table:formula="of:=[$Redistribution_central.G2]" office:value-type="float" office:value="12.1618714542567" calcext:value-type="float">
            <text:p>12,1618714543</text:p>
          </table:table-cell>
          <table:table-cell table:style-name="ce4" table:formula="of:=[$Redistribution_central.H2]" office:value-type="float" office:value="8.73890491888313" calcext:value-type="float">
            <text:p>8,7389049189</text:p>
          </table:table-cell>
          <table:table-cell table:style-name="ce4" table:formula="of:=[$Redistribution_central.I2]" office:value-type="float" office:value="9.76705046711961" calcext:value-type="float">
            <text:p>9,7670504671</text:p>
          </table:table-cell>
          <table:table-cell table:style-name="ce4"/>
          <table:table-cell/>
          <table:table-cell table:style-name="ce4" table:formula="of:=[$redistribution_low.F2]" office:value-type="float" office:value="7.0923860719901" calcext:value-type="float">
            <text:p>7,092386072</text:p>
          </table:table-cell>
          <table:table-cell table:style-name="ce4" table:formula="of:=[$redistribution_low.G2]" office:value-type="float" office:value="12.1618714542567" calcext:value-type="float">
            <text:p>12,1618714543</text:p>
          </table:table-cell>
          <table:table-cell table:style-name="ce4" table:formula="of:=[$redistribution_low.H2]" office:value-type="float" office:value="8.73890491888313" calcext:value-type="float">
            <text:p>8,7389049189</text:p>
          </table:table-cell>
          <table:table-cell table:style-name="ce4" table:formula="of:=[$redistribution_low.I2]" office:value-type="float" office:value="9.76705046711961" calcext:value-type="float">
            <text:p>9,7670504671</text:p>
          </table:table-cell>
          <table:table-cell table:number-columns-repeated="1007"/>
        </table:table-row>
        <table:table-row table:style-name="ro6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F3]" office:value-type="float" office:value="6.91100011310985" calcext:value-type="float">
            <text:p>6,9110001131</text:p>
          </table:table-cell>
          <table:table-cell table:style-name="ce4" table:formula="of:=[$Redistribution_high.G3]" office:value-type="float" office:value="10.1040302715419" calcext:value-type="float">
            <text:p>10,1040302715</text:p>
          </table:table-cell>
          <table:table-cell table:style-name="ce4" table:formula="of:=[$Redistribution_high.H3]" office:value-type="float" office:value="8.02536002247353" calcext:value-type="float">
            <text:p>8,0253600225</text:p>
          </table:table-cell>
          <table:table-cell table:style-name="ce4" table:formula="of:=[$Redistribution_high.I3]" office:value-type="float" office:value="8.61104036442593" calcext:value-type="float">
            <text:p>8,6110403644</text:p>
          </table:table-cell>
          <table:table-cell table:style-name="ce4"/>
          <table:table-cell/>
          <table:table-cell table:style-name="ce4" table:formula="of:=[$Redistribution_central.F3]" office:value-type="float" office:value="6.91100011310985" calcext:value-type="float">
            <text:p>6,9110001131</text:p>
          </table:table-cell>
          <table:table-cell table:style-name="ce4" table:formula="of:=[$Redistribution_central.G3]" office:value-type="float" office:value="10.1040302715419" calcext:value-type="float">
            <text:p>10,1040302715</text:p>
          </table:table-cell>
          <table:table-cell table:style-name="ce4" table:formula="of:=[$Redistribution_central.H3]" office:value-type="float" office:value="8.02536002247353" calcext:value-type="float">
            <text:p>8,0253600225</text:p>
          </table:table-cell>
          <table:table-cell table:style-name="ce4" table:formula="of:=[$Redistribution_central.I3]" office:value-type="float" office:value="8.61104036442593" calcext:value-type="float">
            <text:p>8,6110403644</text:p>
          </table:table-cell>
          <table:table-cell table:style-name="ce4"/>
          <table:table-cell/>
          <table:table-cell table:style-name="ce4" table:formula="of:=[$redistribution_low.F3]" office:value-type="float" office:value="6.91100011310985" calcext:value-type="float">
            <text:p>6,9110001131</text:p>
          </table:table-cell>
          <table:table-cell table:style-name="ce4" table:formula="of:=[$redistribution_low.G3]" office:value-type="float" office:value="10.1040302715419" calcext:value-type="float">
            <text:p>10,1040302715</text:p>
          </table:table-cell>
          <table:table-cell table:style-name="ce4" table:formula="of:=[$redistribution_low.H3]" office:value-type="float" office:value="8.02536002247353" calcext:value-type="float">
            <text:p>8,0253600225</text:p>
          </table:table-cell>
          <table:table-cell table:style-name="ce4" table:formula="of:=[$redistribution_low.I3]" office:value-type="float" office:value="8.61104036442593" calcext:value-type="float">
            <text:p>8,6110403644</text:p>
          </table:table-cell>
          <table:table-cell table:number-columns-repeated="1007"/>
        </table:table-row>
        <table:table-row table:style-name="ro6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F4]" office:value-type="float" office:value="6.82085139165126" calcext:value-type="float">
            <text:p>6,8208513917</text:p>
          </table:table-cell>
          <table:table-cell table:style-name="ce4" table:formula="of:=[$Redistribution_high.G4]" office:value-type="float" office:value="10.3336073830865" calcext:value-type="float">
            <text:p>10,3336073831</text:p>
          </table:table-cell>
          <table:table-cell table:style-name="ce4" table:formula="of:=[$Redistribution_high.H4]" office:value-type="float" office:value="8.13447255622665" calcext:value-type="float">
            <text:p>8,1344725562</text:p>
          </table:table-cell>
          <table:table-cell table:style-name="ce4" table:formula="of:=[$Redistribution_high.I4]" office:value-type="float" office:value="8.5822595740985" calcext:value-type="float">
            <text:p>8,5822595741</text:p>
          </table:table-cell>
          <table:table-cell table:style-name="ce4"/>
          <table:table-cell/>
          <table:table-cell table:style-name="ce4" table:formula="of:=[$Redistribution_central.F4]" office:value-type="float" office:value="6.82085139165126" calcext:value-type="float">
            <text:p>6,8208513917</text:p>
          </table:table-cell>
          <table:table-cell table:style-name="ce4" table:formula="of:=[$Redistribution_central.G4]" office:value-type="float" office:value="10.3336073830865" calcext:value-type="float">
            <text:p>10,3336073831</text:p>
          </table:table-cell>
          <table:table-cell table:style-name="ce4" table:formula="of:=[$Redistribution_central.H4]" office:value-type="float" office:value="8.13447255622665" calcext:value-type="float">
            <text:p>8,1344725562</text:p>
          </table:table-cell>
          <table:table-cell table:style-name="ce4" table:formula="of:=[$Redistribution_central.I4]" office:value-type="float" office:value="8.5822595740985" calcext:value-type="float">
            <text:p>8,5822595741</text:p>
          </table:table-cell>
          <table:table-cell table:style-name="ce4"/>
          <table:table-cell/>
          <table:table-cell table:style-name="ce4" table:formula="of:=[$redistribution_low.F4]" office:value-type="float" office:value="6.82085139165126" calcext:value-type="float">
            <text:p>6,8208513917</text:p>
          </table:table-cell>
          <table:table-cell table:style-name="ce4" table:formula="of:=[$redistribution_low.G4]" office:value-type="float" office:value="10.3336073830865" calcext:value-type="float">
            <text:p>10,3336073831</text:p>
          </table:table-cell>
          <table:table-cell table:style-name="ce4" table:formula="of:=[$redistribution_low.H4]" office:value-type="float" office:value="8.13447255622665" calcext:value-type="float">
            <text:p>8,1344725562</text:p>
          </table:table-cell>
          <table:table-cell table:style-name="ce4" table:formula="of:=[$redistribution_low.I4]" office:value-type="float" office:value="8.5822595740985" calcext:value-type="float">
            <text:p>8,5822595741</text:p>
          </table:table-cell>
          <table:table-cell table:number-columns-repeated="1007"/>
        </table:table-row>
        <table:table-row table:style-name="ro6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F5]" office:value-type="float" office:value="7.0252624171211" calcext:value-type="float">
            <text:p>7,0252624171</text:p>
          </table:table-cell>
          <table:table-cell table:style-name="ce4" table:formula="of:=[$Redistribution_high.G5]" office:value-type="float" office:value="10.9173825227836" calcext:value-type="float">
            <text:p>10,9173825228</text:p>
          </table:table-cell>
          <table:table-cell table:style-name="ce4" table:formula="of:=[$Redistribution_high.H5]" office:value-type="float" office:value="8.58647365915595" calcext:value-type="float">
            <text:p>8,5864736592</text:p>
          </table:table-cell>
          <table:table-cell table:style-name="ce4" table:formula="of:=[$Redistribution_high.I5]" office:value-type="float" office:value="8.62819126499786" calcext:value-type="float">
            <text:p>8,628191265</text:p>
          </table:table-cell>
          <table:table-cell table:style-name="ce4"/>
          <table:table-cell/>
          <table:table-cell table:style-name="ce4" table:formula="of:=[$Redistribution_central.F5]" office:value-type="float" office:value="7.0252624171211" calcext:value-type="float">
            <text:p>7,0252624171</text:p>
          </table:table-cell>
          <table:table-cell table:style-name="ce4" table:formula="of:=[$Redistribution_central.G5]" office:value-type="float" office:value="10.9173825227836" calcext:value-type="float">
            <text:p>10,9173825228</text:p>
          </table:table-cell>
          <table:table-cell table:style-name="ce4" table:formula="of:=[$Redistribution_central.H5]" office:value-type="float" office:value="8.58647365915595" calcext:value-type="float">
            <text:p>8,5864736592</text:p>
          </table:table-cell>
          <table:table-cell table:style-name="ce4" table:formula="of:=[$Redistribution_central.I5]" office:value-type="float" office:value="8.62819126499786" calcext:value-type="float">
            <text:p>8,628191265</text:p>
          </table:table-cell>
          <table:table-cell table:style-name="ce4"/>
          <table:table-cell/>
          <table:table-cell table:style-name="ce4" table:formula="of:=[$redistribution_low.F5]" office:value-type="float" office:value="7.0252624171211" calcext:value-type="float">
            <text:p>7,0252624171</text:p>
          </table:table-cell>
          <table:table-cell table:style-name="ce4" table:formula="of:=[$redistribution_low.G5]" office:value-type="float" office:value="10.9173825227836" calcext:value-type="float">
            <text:p>10,9173825228</text:p>
          </table:table-cell>
          <table:table-cell table:style-name="ce4" table:formula="of:=[$redistribution_low.H5]" office:value-type="float" office:value="8.58647365915595" calcext:value-type="float">
            <text:p>8,5864736592</text:p>
          </table:table-cell>
          <table:table-cell table:style-name="ce4" table:formula="of:=[$redistribution_low.I5]" office:value-type="float" office:value="8.62819126499786" calcext:value-type="float">
            <text:p>8,628191265</text:p>
          </table:table-cell>
          <table:table-cell table:number-columns-repeated="1007"/>
        </table:table-row>
        <table:table-row table:style-name="ro6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F6]" office:value-type="float" office:value="6.82322919563562" calcext:value-type="float">
            <text:p>6,8232291956</text:p>
          </table:table-cell>
          <table:table-cell table:style-name="ce4" table:formula="of:=[$Redistribution_high.G6]" office:value-type="float" office:value="10.5798339261181" calcext:value-type="float">
            <text:p>10,5798339261</text:p>
          </table:table-cell>
          <table:table-cell table:style-name="ce4" table:formula="of:=[$Redistribution_high.H6]" office:value-type="float" office:value="8.35559748541925" calcext:value-type="float">
            <text:p>8,3555974854</text:p>
          </table:table-cell>
          <table:table-cell table:style-name="ce4" table:formula="of:=[$Redistribution_high.I6]" office:value-type="float" office:value="8.33499996701815" calcext:value-type="float">
            <text:p>8,334999967</text:p>
          </table:table-cell>
          <table:table-cell table:style-name="ce4"/>
          <table:table-cell/>
          <table:table-cell table:style-name="ce4" table:formula="of:=[$Redistribution_central.F6]" office:value-type="float" office:value="6.82322919563562" calcext:value-type="float">
            <text:p>6,8232291956</text:p>
          </table:table-cell>
          <table:table-cell table:style-name="ce4" table:formula="of:=[$Redistribution_central.G6]" office:value-type="float" office:value="10.5798339261181" calcext:value-type="float">
            <text:p>10,5798339261</text:p>
          </table:table-cell>
          <table:table-cell table:style-name="ce4" table:formula="of:=[$Redistribution_central.H6]" office:value-type="float" office:value="8.35559748541925" calcext:value-type="float">
            <text:p>8,3555974854</text:p>
          </table:table-cell>
          <table:table-cell table:style-name="ce4" table:formula="of:=[$Redistribution_central.I6]" office:value-type="float" office:value="8.33499996701815" calcext:value-type="float">
            <text:p>8,334999967</text:p>
          </table:table-cell>
          <table:table-cell table:style-name="ce4"/>
          <table:table-cell/>
          <table:table-cell table:style-name="ce4" table:formula="of:=[$redistribution_low.F6]" office:value-type="float" office:value="6.82322919563562" calcext:value-type="float">
            <text:p>6,8232291956</text:p>
          </table:table-cell>
          <table:table-cell table:style-name="ce4" table:formula="of:=[$redistribution_low.G6]" office:value-type="float" office:value="10.5798339261181" calcext:value-type="float">
            <text:p>10,5798339261</text:p>
          </table:table-cell>
          <table:table-cell table:style-name="ce4" table:formula="of:=[$redistribution_low.H6]" office:value-type="float" office:value="8.35559748541925" calcext:value-type="float">
            <text:p>8,3555974854</text:p>
          </table:table-cell>
          <table:table-cell table:style-name="ce4" table:formula="of:=[$redistribution_low.I6]" office:value-type="float" office:value="8.33499996701815" calcext:value-type="float">
            <text:p>8,334999967</text:p>
          </table:table-cell>
          <table:table-cell table:number-columns-repeated="1007"/>
        </table:table-row>
        <table:table-row table:style-name="ro7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F7]" office:value-type="float" office:value="7.00798510068107" calcext:value-type="float">
            <text:p>7,0079851007</text:p>
          </table:table-cell>
          <table:table-cell table:style-name="ce4" table:formula="of:=[$Redistribution_high.G7]" office:value-type="float" office:value="10.9579572375581" calcext:value-type="float">
            <text:p>10,9579572376</text:p>
          </table:table-cell>
          <table:table-cell table:style-name="ce4" table:formula="of:=[$Redistribution_high.H7]" office:value-type="float" office:value="8.24059271716522" calcext:value-type="float">
            <text:p>8,2405927172</text:p>
          </table:table-cell>
          <table:table-cell table:style-name="ce4" table:formula="of:=[$Redistribution_high.I7]" office:value-type="float" office:value="8.6414606344514" calcext:value-type="float">
            <text:p>8,6414606345</text:p>
          </table:table-cell>
          <table:table-cell table:style-name="ce4"/>
          <table:table-cell/>
          <table:table-cell table:style-name="ce4" table:formula="of:=[$Redistribution_central.F7]" office:value-type="float" office:value="7.00798510068107" calcext:value-type="float">
            <text:p>7,0079851007</text:p>
          </table:table-cell>
          <table:table-cell table:style-name="ce4" table:formula="of:=[$Redistribution_central.G7]" office:value-type="float" office:value="10.9579572375581" calcext:value-type="float">
            <text:p>10,9579572376</text:p>
          </table:table-cell>
          <table:table-cell table:style-name="ce4" table:formula="of:=[$Redistribution_central.H7]" office:value-type="float" office:value="8.24059271716522" calcext:value-type="float">
            <text:p>8,2405927172</text:p>
          </table:table-cell>
          <table:table-cell table:style-name="ce4" table:formula="of:=[$Redistribution_central.I7]" office:value-type="float" office:value="8.6414606344514" calcext:value-type="float">
            <text:p>8,6414606345</text:p>
          </table:table-cell>
          <table:table-cell table:style-name="ce4"/>
          <table:table-cell/>
          <table:table-cell table:style-name="ce4" table:formula="of:=[$redistribution_low.F7]" office:value-type="float" office:value="7.00798510068107" calcext:value-type="float">
            <text:p>7,0079851007</text:p>
          </table:table-cell>
          <table:table-cell table:style-name="ce4" table:formula="of:=[$redistribution_low.G7]" office:value-type="float" office:value="10.9579572375581" calcext:value-type="float">
            <text:p>10,9579572376</text:p>
          </table:table-cell>
          <table:table-cell table:style-name="ce4" table:formula="of:=[$redistribution_low.H7]" office:value-type="float" office:value="8.24059271716522" calcext:value-type="float">
            <text:p>8,2405927172</text:p>
          </table:table-cell>
          <table:table-cell table:style-name="ce4" table:formula="of:=[$redistribution_low.I7]" office:value-type="float" office:value="8.6414606344514" calcext:value-type="float">
            <text:p>8,6414606345</text:p>
          </table:table-cell>
          <table:table-cell table:number-columns-repeated="1007"/>
        </table:table-row>
        <table:table-row table:style-name="ro6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F8]" office:value-type="float" office:value="6.93705748298749" calcext:value-type="float">
            <text:p>6,937057483</text:p>
          </table:table-cell>
          <table:table-cell table:style-name="ce4" table:formula="of:=[$Redistribution_high.G8]" office:value-type="float" office:value="10.7403039901541" calcext:value-type="float">
            <text:p>10,7403039902</text:p>
          </table:table-cell>
          <table:table-cell table:style-name="ce4" table:formula="of:=[$Redistribution_high.H8]" office:value-type="float" office:value="8.38361473616822" calcext:value-type="float">
            <text:p>8,3836147362</text:p>
          </table:table-cell>
          <table:table-cell table:style-name="ce4" table:formula="of:=[$Redistribution_high.I8]" office:value-type="float" office:value="8.34848648757415" calcext:value-type="float">
            <text:p>8,3484864876</text:p>
          </table:table-cell>
          <table:table-cell table:style-name="ce4"/>
          <table:table-cell/>
          <table:table-cell table:style-name="ce4" table:formula="of:=[$Redistribution_central.F8]" office:value-type="float" office:value="6.93705748298749" calcext:value-type="float">
            <text:p>6,937057483</text:p>
          </table:table-cell>
          <table:table-cell table:style-name="ce4" table:formula="of:=[$Redistribution_central.G8]" office:value-type="float" office:value="10.7403039901541" calcext:value-type="float">
            <text:p>10,7403039902</text:p>
          </table:table-cell>
          <table:table-cell table:style-name="ce4" table:formula="of:=[$Redistribution_central.H8]" office:value-type="float" office:value="8.38361473616822" calcext:value-type="float">
            <text:p>8,3836147362</text:p>
          </table:table-cell>
          <table:table-cell table:style-name="ce4" table:formula="of:=[$Redistribution_central.I8]" office:value-type="float" office:value="8.34848648757415" calcext:value-type="float">
            <text:p>8,3484864876</text:p>
          </table:table-cell>
          <table:table-cell table:style-name="ce4"/>
          <table:table-cell/>
          <table:table-cell table:style-name="ce4" table:formula="of:=[$redistribution_low.F8]" office:value-type="float" office:value="6.93705748298749" calcext:value-type="float">
            <text:p>6,937057483</text:p>
          </table:table-cell>
          <table:table-cell table:style-name="ce4" table:formula="of:=[$redistribution_low.G8]" office:value-type="float" office:value="10.7403039901541" calcext:value-type="float">
            <text:p>10,7403039902</text:p>
          </table:table-cell>
          <table:table-cell table:style-name="ce4" table:formula="of:=[$redistribution_low.H8]" office:value-type="float" office:value="8.38361473616822" calcext:value-type="float">
            <text:p>8,3836147362</text:p>
          </table:table-cell>
          <table:table-cell table:style-name="ce4" table:formula="of:=[$redistribution_low.I8]" office:value-type="float" office:value="8.34848648757415" calcext:value-type="float">
            <text:p>8,3484864876</text:p>
          </table:table-cell>
          <table:table-cell table:number-columns-repeated="1007"/>
        </table:table-row>
        <table:table-row table:style-name="ro6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F9]" office:value-type="float" office:value="6.79395270882675" calcext:value-type="float">
            <text:p>6,7939527088</text:p>
          </table:table-cell>
          <table:table-cell table:style-name="ce4" table:formula="of:=[$Redistribution_high.G9]" office:value-type="float" office:value="10.4794955915701" calcext:value-type="float">
            <text:p>10,4794955916</text:p>
          </table:table-cell>
          <table:table-cell table:style-name="ce4" table:formula="of:=[$Redistribution_high.H9]" office:value-type="float" office:value="8.2262121465483" calcext:value-type="float">
            <text:p>8,2262121465</text:p>
          </table:table-cell>
          <table:table-cell table:style-name="ce4" table:formula="of:=[$Redistribution_high.I9]" office:value-type="float" office:value="8.35110855525472" calcext:value-type="float">
            <text:p>8,3511085553</text:p>
          </table:table-cell>
          <table:table-cell table:style-name="ce4"/>
          <table:table-cell/>
          <table:table-cell table:style-name="ce4" table:formula="of:=[$Redistribution_central.F9]" office:value-type="float" office:value="6.79395270882675" calcext:value-type="float">
            <text:p>6,7939527088</text:p>
          </table:table-cell>
          <table:table-cell table:style-name="ce4" table:formula="of:=[$Redistribution_central.G9]" office:value-type="float" office:value="10.4794955915701" calcext:value-type="float">
            <text:p>10,4794955916</text:p>
          </table:table-cell>
          <table:table-cell table:style-name="ce4" table:formula="of:=[$Redistribution_central.H9]" office:value-type="float" office:value="8.2262121465483" calcext:value-type="float">
            <text:p>8,2262121465</text:p>
          </table:table-cell>
          <table:table-cell table:style-name="ce4" table:formula="of:=[$Redistribution_central.I9]" office:value-type="float" office:value="8.35110855525472" calcext:value-type="float">
            <text:p>8,3511085553</text:p>
          </table:table-cell>
          <table:table-cell table:style-name="ce4"/>
          <table:table-cell/>
          <table:table-cell table:style-name="ce4" table:formula="of:=[$redistribution_low.F9]" office:value-type="float" office:value="6.79395270882675" calcext:value-type="float">
            <text:p>6,7939527088</text:p>
          </table:table-cell>
          <table:table-cell table:style-name="ce4" table:formula="of:=[$redistribution_low.G9]" office:value-type="float" office:value="10.4794955915701" calcext:value-type="float">
            <text:p>10,4794955916</text:p>
          </table:table-cell>
          <table:table-cell table:style-name="ce4" table:formula="of:=[$redistribution_low.H9]" office:value-type="float" office:value="8.2262121465483" calcext:value-type="float">
            <text:p>8,2262121465</text:p>
          </table:table-cell>
          <table:table-cell table:style-name="ce4" table:formula="of:=[$redistribution_low.I9]" office:value-type="float" office:value="8.35110855525472" calcext:value-type="float">
            <text:p>8,3511085553</text:p>
          </table:table-cell>
          <table:table-cell table:number-columns-repeated="1007"/>
        </table:table-row>
        <table:table-row table:style-name="ro6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F10]" office:value-type="float" office:value="6.77746002291332" calcext:value-type="float">
            <text:p>6,7774600229</text:p>
          </table:table-cell>
          <table:table-cell table:style-name="ce4" table:formula="of:=[$Redistribution_high.G10]" office:value-type="float" office:value="10.6930591301617" calcext:value-type="float">
            <text:p>10,6930591302</text:p>
          </table:table-cell>
          <table:table-cell table:style-name="ce4" table:formula="of:=[$Redistribution_high.H10]" office:value-type="float" office:value="8.58505718412281" calcext:value-type="float">
            <text:p>8,5850571841</text:p>
          </table:table-cell>
          <table:table-cell table:style-name="ce4" table:formula="of:=[$Redistribution_high.I10]" office:value-type="float" office:value="8.17834686908246" calcext:value-type="float">
            <text:p>8,1783468691</text:p>
          </table:table-cell>
          <table:table-cell table:style-name="ce4"/>
          <table:table-cell/>
          <table:table-cell table:style-name="ce4" table:formula="of:=[$Redistribution_central.F10]" office:value-type="float" office:value="6.77746002291332" calcext:value-type="float">
            <text:p>6,7774600229</text:p>
          </table:table-cell>
          <table:table-cell table:style-name="ce4" table:formula="of:=[$Redistribution_central.G10]" office:value-type="float" office:value="10.6930591301617" calcext:value-type="float">
            <text:p>10,6930591302</text:p>
          </table:table-cell>
          <table:table-cell table:style-name="ce4" table:formula="of:=[$Redistribution_central.H10]" office:value-type="float" office:value="8.58505718412281" calcext:value-type="float">
            <text:p>8,5850571841</text:p>
          </table:table-cell>
          <table:table-cell table:style-name="ce4" table:formula="of:=[$Redistribution_central.I10]" office:value-type="float" office:value="8.17834686908246" calcext:value-type="float">
            <text:p>8,1783468691</text:p>
          </table:table-cell>
          <table:table-cell table:style-name="ce4"/>
          <table:table-cell/>
          <table:table-cell table:style-name="ce4" table:formula="of:=[$redistribution_low.F10]" office:value-type="float" office:value="6.77746002291332" calcext:value-type="float">
            <text:p>6,7774600229</text:p>
          </table:table-cell>
          <table:table-cell table:style-name="ce4" table:formula="of:=[$redistribution_low.G10]" office:value-type="float" office:value="10.6930591301617" calcext:value-type="float">
            <text:p>10,6930591302</text:p>
          </table:table-cell>
          <table:table-cell table:style-name="ce4" table:formula="of:=[$redistribution_low.H10]" office:value-type="float" office:value="8.58505718412281" calcext:value-type="float">
            <text:p>8,5850571841</text:p>
          </table:table-cell>
          <table:table-cell table:style-name="ce4" table:formula="of:=[$redistribution_low.I10]" office:value-type="float" office:value="8.17834686908246" calcext:value-type="float">
            <text:p>8,1783468691</text:p>
          </table:table-cell>
          <table:table-cell table:number-columns-repeated="1007"/>
        </table:table-row>
        <table:table-row table:style-name="ro7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F11]" office:value-type="float" office:value="6.73814157631832" calcext:value-type="float">
            <text:p>6,7381415763</text:p>
          </table:table-cell>
          <table:table-cell table:style-name="ce4" table:formula="of:=[$Redistribution_high.G11]" office:value-type="float" office:value="10.9590768714902" calcext:value-type="float">
            <text:p>10,9590768715</text:p>
          </table:table-cell>
          <table:table-cell table:style-name="ce4" table:formula="of:=[$Redistribution_high.H11]" office:value-type="float" office:value="8.33511223491455" calcext:value-type="float">
            <text:p>8,3351122349</text:p>
          </table:table-cell>
          <table:table-cell table:style-name="ce4" table:formula="of:=[$Redistribution_high.I11]" office:value-type="float" office:value="8.51587700922006" calcext:value-type="float">
            <text:p>8,5158770092</text:p>
          </table:table-cell>
          <table:table-cell table:style-name="ce4"/>
          <table:table-cell/>
          <table:table-cell table:style-name="ce4" table:formula="of:=[$Redistribution_central.F11]" office:value-type="float" office:value="6.73814157631832" calcext:value-type="float">
            <text:p>6,7381415763</text:p>
          </table:table-cell>
          <table:table-cell table:style-name="ce4" table:formula="of:=[$Redistribution_central.G11]" office:value-type="float" office:value="10.9590768714902" calcext:value-type="float">
            <text:p>10,9590768715</text:p>
          </table:table-cell>
          <table:table-cell table:style-name="ce4" table:formula="of:=[$Redistribution_central.H11]" office:value-type="float" office:value="8.33511223491455" calcext:value-type="float">
            <text:p>8,3351122349</text:p>
          </table:table-cell>
          <table:table-cell table:style-name="ce4" table:formula="of:=[$Redistribution_central.I11]" office:value-type="float" office:value="8.51587700922006" calcext:value-type="float">
            <text:p>8,5158770092</text:p>
          </table:table-cell>
          <table:table-cell table:style-name="ce4"/>
          <table:table-cell/>
          <table:table-cell table:style-name="ce4" table:formula="of:=[$redistribution_low.F11]" office:value-type="float" office:value="6.73814157631832" calcext:value-type="float">
            <text:p>6,7381415763</text:p>
          </table:table-cell>
          <table:table-cell table:style-name="ce4" table:formula="of:=[$redistribution_low.G11]" office:value-type="float" office:value="10.9590768714902" calcext:value-type="float">
            <text:p>10,9590768715</text:p>
          </table:table-cell>
          <table:table-cell table:style-name="ce4" table:formula="of:=[$redistribution_low.H11]" office:value-type="float" office:value="8.33511223491455" calcext:value-type="float">
            <text:p>8,3351122349</text:p>
          </table:table-cell>
          <table:table-cell table:style-name="ce4" table:formula="of:=[$redistribution_low.I11]" office:value-type="float" office:value="8.51587700922006" calcext:value-type="float">
            <text:p>8,5158770092</text:p>
          </table:table-cell>
          <table:table-cell table:number-columns-repeated="1007"/>
        </table:table-row>
        <table:table-row table:style-name="ro7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F12]" office:value-type="float" office:value="6.93560437109322" calcext:value-type="float">
            <text:p>6,9356043711</text:p>
          </table:table-cell>
          <table:table-cell table:style-name="ce4" table:formula="of:=[$Redistribution_high.G12]" office:value-type="float" office:value="11.1027164211028" calcext:value-type="float">
            <text:p>11,1027164211</text:p>
          </table:table-cell>
          <table:table-cell table:style-name="ce4" table:formula="of:=[$Redistribution_high.H12]" office:value-type="float" office:value="8.4818175243642" calcext:value-type="float">
            <text:p>8,4818175244</text:p>
          </table:table-cell>
          <table:table-cell table:style-name="ce4" table:formula="of:=[$Redistribution_high.I12]" office:value-type="float" office:value="8.79223611923619" calcext:value-type="float">
            <text:p>8,7922361192</text:p>
          </table:table-cell>
          <table:table-cell table:style-name="ce4"/>
          <table:table-cell/>
          <table:table-cell table:style-name="ce4" table:formula="of:=[$Redistribution_central.F12]" office:value-type="float" office:value="6.93560437109322" calcext:value-type="float">
            <text:p>6,9356043711</text:p>
          </table:table-cell>
          <table:table-cell table:style-name="ce4" table:formula="of:=[$Redistribution_central.G12]" office:value-type="float" office:value="11.1027164211028" calcext:value-type="float">
            <text:p>11,1027164211</text:p>
          </table:table-cell>
          <table:table-cell table:style-name="ce4" table:formula="of:=[$Redistribution_central.H12]" office:value-type="float" office:value="8.4818175243642" calcext:value-type="float">
            <text:p>8,4818175244</text:p>
          </table:table-cell>
          <table:table-cell table:style-name="ce4" table:formula="of:=[$Redistribution_central.I12]" office:value-type="float" office:value="8.79223611923619" calcext:value-type="float">
            <text:p>8,7922361192</text:p>
          </table:table-cell>
          <table:table-cell table:style-name="ce4"/>
          <table:table-cell/>
          <table:table-cell table:style-name="ce4" table:formula="of:=[$redistribution_low.F12]" office:value-type="float" office:value="6.93560437109322" calcext:value-type="float">
            <text:p>6,9356043711</text:p>
          </table:table-cell>
          <table:table-cell table:style-name="ce4" table:formula="of:=[$redistribution_low.G12]" office:value-type="float" office:value="11.1027164211028" calcext:value-type="float">
            <text:p>11,1027164211</text:p>
          </table:table-cell>
          <table:table-cell table:style-name="ce4" table:formula="of:=[$redistribution_low.H12]" office:value-type="float" office:value="8.4818175243642" calcext:value-type="float">
            <text:p>8,4818175244</text:p>
          </table:table-cell>
          <table:table-cell table:style-name="ce4" table:formula="of:=[$redistribution_low.I12]" office:value-type="float" office:value="8.79223611923619" calcext:value-type="float">
            <text:p>8,7922361192</text:p>
          </table:table-cell>
          <table:table-cell table:number-columns-repeated="1007"/>
        </table:table-row>
        <table:table-row table:style-name="ro7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F13]" office:value-type="float" office:value="6.7023202494047" calcext:value-type="float">
            <text:p>6,7023202494</text:p>
          </table:table-cell>
          <table:table-cell table:style-name="ce4" table:formula="of:=[$Redistribution_high.G13]" office:value-type="float" office:value="10.8220442498022" calcext:value-type="float">
            <text:p>10,8220442498</text:p>
          </table:table-cell>
          <table:table-cell table:style-name="ce4" table:formula="of:=[$Redistribution_high.H13]" office:value-type="float" office:value="8.14209874866789" calcext:value-type="float">
            <text:p>8,1420987487</text:p>
          </table:table-cell>
          <table:table-cell table:style-name="ce4" table:formula="of:=[$Redistribution_high.I13]" office:value-type="float" office:value="8.38624112578008" calcext:value-type="float">
            <text:p>8,3862411258</text:p>
          </table:table-cell>
          <table:table-cell table:style-name="ce4"/>
          <table:table-cell/>
          <table:table-cell table:style-name="ce4" table:formula="of:=[$Redistribution_central.F13]" office:value-type="float" office:value="6.7023202494047" calcext:value-type="float">
            <text:p>6,7023202494</text:p>
          </table:table-cell>
          <table:table-cell table:style-name="ce4" table:formula="of:=[$Redistribution_central.G13]" office:value-type="float" office:value="10.8220442498022" calcext:value-type="float">
            <text:p>10,8220442498</text:p>
          </table:table-cell>
          <table:table-cell table:style-name="ce4" table:formula="of:=[$Redistribution_central.H13]" office:value-type="float" office:value="8.14209874866789" calcext:value-type="float">
            <text:p>8,1420987487</text:p>
          </table:table-cell>
          <table:table-cell table:style-name="ce4" table:formula="of:=[$Redistribution_central.I13]" office:value-type="float" office:value="8.38624112578008" calcext:value-type="float">
            <text:p>8,3862411258</text:p>
          </table:table-cell>
          <table:table-cell table:style-name="ce4"/>
          <table:table-cell/>
          <table:table-cell table:style-name="ce4" table:formula="of:=[$redistribution_low.F13]" office:value-type="float" office:value="6.7023202494047" calcext:value-type="float">
            <text:p>6,7023202494</text:p>
          </table:table-cell>
          <table:table-cell table:style-name="ce4" table:formula="of:=[$redistribution_low.G13]" office:value-type="float" office:value="10.8220442498022" calcext:value-type="float">
            <text:p>10,8220442498</text:p>
          </table:table-cell>
          <table:table-cell table:style-name="ce4" table:formula="of:=[$redistribution_low.H13]" office:value-type="float" office:value="8.14209874866789" calcext:value-type="float">
            <text:p>8,1420987487</text:p>
          </table:table-cell>
          <table:table-cell table:style-name="ce4" table:formula="of:=[$redistribution_low.I13]" office:value-type="float" office:value="8.38624112578008" calcext:value-type="float">
            <text:p>8,3862411258</text:p>
          </table:table-cell>
          <table:table-cell table:number-columns-repeated="1007"/>
        </table:table-row>
        <table:table-row table:style-name="ro6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F14]" office:value-type="float" office:value="6.71383964192703" calcext:value-type="float">
            <text:p>6,7138396419</text:p>
          </table:table-cell>
          <table:table-cell table:style-name="ce4" table:formula="of:=[$Redistribution_high.G14]" office:value-type="float" office:value="11.0486950189488" calcext:value-type="float">
            <text:p>11,0486950189</text:p>
          </table:table-cell>
          <table:table-cell table:style-name="ce4" table:formula="of:=[$Redistribution_high.H14]" office:value-type="float" office:value="8.45302141633329" calcext:value-type="float">
            <text:p>8,4530214163</text:p>
          </table:table-cell>
          <table:table-cell table:style-name="ce4" table:formula="of:=[$Redistribution_high.I14]" office:value-type="float" office:value="8.36333015505328" calcext:value-type="float">
            <text:p>8,3633301551</text:p>
          </table:table-cell>
          <table:table-cell table:style-name="ce4"/>
          <table:table-cell/>
          <table:table-cell table:style-name="ce4" table:formula="of:=[$Redistribution_central.F14]" office:value-type="float" office:value="6.71383964192703" calcext:value-type="float">
            <text:p>6,7138396419</text:p>
          </table:table-cell>
          <table:table-cell table:style-name="ce4" table:formula="of:=[$Redistribution_central.G14]" office:value-type="float" office:value="11.0486950189488" calcext:value-type="float">
            <text:p>11,0486950189</text:p>
          </table:table-cell>
          <table:table-cell table:style-name="ce4" table:formula="of:=[$Redistribution_central.H14]" office:value-type="float" office:value="8.45302141633329" calcext:value-type="float">
            <text:p>8,4530214163</text:p>
          </table:table-cell>
          <table:table-cell table:style-name="ce4" table:formula="of:=[$Redistribution_central.I14]" office:value-type="float" office:value="8.36333015505328" calcext:value-type="float">
            <text:p>8,3633301551</text:p>
          </table:table-cell>
          <table:table-cell table:style-name="ce4"/>
          <table:table-cell/>
          <table:table-cell table:style-name="ce4" table:formula="of:=[$redistribution_low.F14]" office:value-type="float" office:value="6.71383964192703" calcext:value-type="float">
            <text:p>6,7138396419</text:p>
          </table:table-cell>
          <table:table-cell table:style-name="ce4" table:formula="of:=[$redistribution_low.G14]" office:value-type="float" office:value="11.0486950189488" calcext:value-type="float">
            <text:p>11,0486950189</text:p>
          </table:table-cell>
          <table:table-cell table:style-name="ce4" table:formula="of:=[$redistribution_low.H14]" office:value-type="float" office:value="8.45302141633329" calcext:value-type="float">
            <text:p>8,4530214163</text:p>
          </table:table-cell>
          <table:table-cell table:style-name="ce4" table:formula="of:=[$redistribution_low.I14]" office:value-type="float" office:value="8.36333015505328" calcext:value-type="float">
            <text:p>8,3633301551</text:p>
          </table:table-cell>
          <table:table-cell table:number-columns-repeated="1007"/>
        </table:table-row>
        <table:table-row table:style-name="ro6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F15]" office:value-type="float" office:value="6.72411364251241" calcext:value-type="float">
            <text:p>6,7241136425</text:p>
          </table:table-cell>
          <table:table-cell table:style-name="ce4" table:formula="of:=[$Redistribution_high.G15]" office:value-type="float" office:value="10.9734232229348" calcext:value-type="float">
            <text:p>10,9734232229</text:p>
          </table:table-cell>
          <table:table-cell table:style-name="ce4" table:formula="of:=[$Redistribution_high.H15]" office:value-type="float" office:value="8.38869489743043" calcext:value-type="float">
            <text:p>8,3886948974</text:p>
          </table:table-cell>
          <table:table-cell table:style-name="ce4" table:formula="of:=[$Redistribution_high.I15]" office:value-type="float" office:value="8.41324499902241" calcext:value-type="float">
            <text:p>8,413244999</text:p>
          </table:table-cell>
          <table:table-cell table:style-name="ce4"/>
          <table:table-cell/>
          <table:table-cell table:style-name="ce4" table:formula="of:=[$Redistribution_central.F15]" office:value-type="float" office:value="6.72411364251241" calcext:value-type="float">
            <text:p>6,7241136425</text:p>
          </table:table-cell>
          <table:table-cell table:style-name="ce4" table:formula="of:=[$Redistribution_central.G15]" office:value-type="float" office:value="10.9734232229348" calcext:value-type="float">
            <text:p>10,9734232229</text:p>
          </table:table-cell>
          <table:table-cell table:style-name="ce4" table:formula="of:=[$Redistribution_central.H15]" office:value-type="float" office:value="8.38869489743043" calcext:value-type="float">
            <text:p>8,3886948974</text:p>
          </table:table-cell>
          <table:table-cell table:style-name="ce4" table:formula="of:=[$Redistribution_central.I15]" office:value-type="float" office:value="8.41324499902241" calcext:value-type="float">
            <text:p>8,413244999</text:p>
          </table:table-cell>
          <table:table-cell table:style-name="ce4"/>
          <table:table-cell/>
          <table:table-cell table:style-name="ce4" table:formula="of:=[$redistribution_low.F15]" office:value-type="float" office:value="6.72411364251241" calcext:value-type="float">
            <text:p>6,7241136425</text:p>
          </table:table-cell>
          <table:table-cell table:style-name="ce4" table:formula="of:=[$redistribution_low.G15]" office:value-type="float" office:value="10.9734232229348" calcext:value-type="float">
            <text:p>10,9734232229</text:p>
          </table:table-cell>
          <table:table-cell table:style-name="ce4" table:formula="of:=[$redistribution_low.H15]" office:value-type="float" office:value="8.38869489743043" calcext:value-type="float">
            <text:p>8,3886948974</text:p>
          </table:table-cell>
          <table:table-cell table:style-name="ce4" table:formula="of:=[$redistribution_low.I15]" office:value-type="float" office:value="8.41324499902241" calcext:value-type="float">
            <text:p>8,413244999</text:p>
          </table:table-cell>
          <table:table-cell table:number-columns-repeated="1007"/>
        </table:table-row>
        <table:table-row table:style-name="ro6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F16]" office:value-type="float" office:value="6.62099992775084" calcext:value-type="float">
            <text:p>6,6209999278</text:p>
          </table:table-cell>
          <table:table-cell table:style-name="ce4" table:formula="of:=[$Redistribution_high.G16]" office:value-type="float" office:value="10.7645806976214" calcext:value-type="float">
            <text:p>10,7645806976</text:p>
          </table:table-cell>
          <table:table-cell table:style-name="ce4" table:formula="of:=[$Redistribution_high.H16]" office:value-type="float" office:value="8.07116165837168" calcext:value-type="float">
            <text:p>8,0711616584</text:p>
          </table:table-cell>
          <table:table-cell table:style-name="ce4" table:formula="of:=[$Redistribution_high.I16]" office:value-type="float" office:value="8.34006663261015" calcext:value-type="float">
            <text:p>8,3400666326</text:p>
          </table:table-cell>
          <table:table-cell table:style-name="ce4"/>
          <table:table-cell/>
          <table:table-cell table:style-name="ce4" table:formula="of:=[$Redistribution_central.F16]" office:value-type="float" office:value="6.62099992775084" calcext:value-type="float">
            <text:p>6,6209999278</text:p>
          </table:table-cell>
          <table:table-cell table:style-name="ce4" table:formula="of:=[$Redistribution_central.G16]" office:value-type="float" office:value="10.7645806976214" calcext:value-type="float">
            <text:p>10,7645806976</text:p>
          </table:table-cell>
          <table:table-cell table:style-name="ce4" table:formula="of:=[$Redistribution_central.H16]" office:value-type="float" office:value="8.07116165837168" calcext:value-type="float">
            <text:p>8,0711616584</text:p>
          </table:table-cell>
          <table:table-cell table:style-name="ce4" table:formula="of:=[$Redistribution_central.I16]" office:value-type="float" office:value="8.34006663261015" calcext:value-type="float">
            <text:p>8,3400666326</text:p>
          </table:table-cell>
          <table:table-cell table:style-name="ce4"/>
          <table:table-cell/>
          <table:table-cell table:style-name="ce4" table:formula="of:=[$redistribution_low.F16]" office:value-type="float" office:value="6.62099992775084" calcext:value-type="float">
            <text:p>6,6209999278</text:p>
          </table:table-cell>
          <table:table-cell table:style-name="ce4" table:formula="of:=[$redistribution_low.G16]" office:value-type="float" office:value="10.7645806976214" calcext:value-type="float">
            <text:p>10,7645806976</text:p>
          </table:table-cell>
          <table:table-cell table:style-name="ce4" table:formula="of:=[$redistribution_low.H16]" office:value-type="float" office:value="8.07116165837168" calcext:value-type="float">
            <text:p>8,0711616584</text:p>
          </table:table-cell>
          <table:table-cell table:style-name="ce4" table:formula="of:=[$redistribution_low.I16]" office:value-type="float" office:value="8.34006663261015" calcext:value-type="float">
            <text:p>8,3400666326</text:p>
          </table:table-cell>
          <table:table-cell table:number-columns-repeated="1007"/>
        </table:table-row>
        <table:table-row table:style-name="ro6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F17]" office:value-type="float" office:value="6.67165818173508" calcext:value-type="float">
            <text:p>6,6716581817</text:p>
          </table:table-cell>
          <table:table-cell table:style-name="ce4" table:formula="of:=[$Redistribution_high.G17]" office:value-type="float" office:value="10.5798988598906" calcext:value-type="float">
            <text:p>10,5798988599</text:p>
          </table:table-cell>
          <table:table-cell table:style-name="ce4" table:formula="of:=[$Redistribution_high.H17]" office:value-type="float" office:value="8.32022115080975" calcext:value-type="float">
            <text:p>8,3202211508</text:p>
          </table:table-cell>
          <table:table-cell table:style-name="ce4" table:formula="of:=[$Redistribution_high.I17]" office:value-type="float" office:value="8.51048960699445" calcext:value-type="float">
            <text:p>8,510489607</text:p>
          </table:table-cell>
          <table:table-cell table:style-name="ce4"/>
          <table:table-cell/>
          <table:table-cell table:style-name="ce4" table:formula="of:=[$Redistribution_central.F17]" office:value-type="float" office:value="6.67165818173508" calcext:value-type="float">
            <text:p>6,6716581817</text:p>
          </table:table-cell>
          <table:table-cell table:style-name="ce4" table:formula="of:=[$Redistribution_central.G17]" office:value-type="float" office:value="10.5798988598906" calcext:value-type="float">
            <text:p>10,5798988599</text:p>
          </table:table-cell>
          <table:table-cell table:style-name="ce4" table:formula="of:=[$Redistribution_central.H17]" office:value-type="float" office:value="8.32022115080975" calcext:value-type="float">
            <text:p>8,3202211508</text:p>
          </table:table-cell>
          <table:table-cell table:style-name="ce4" table:formula="of:=[$Redistribution_central.I17]" office:value-type="float" office:value="8.51048960699445" calcext:value-type="float">
            <text:p>8,510489607</text:p>
          </table:table-cell>
          <table:table-cell table:style-name="ce4"/>
          <table:table-cell/>
          <table:table-cell table:style-name="ce4" table:formula="of:=[$redistribution_low.F17]" office:value-type="float" office:value="6.67165818173508" calcext:value-type="float">
            <text:p>6,6716581817</text:p>
          </table:table-cell>
          <table:table-cell table:style-name="ce4" table:formula="of:=[$redistribution_low.G17]" office:value-type="float" office:value="10.5798988598906" calcext:value-type="float">
            <text:p>10,5798988599</text:p>
          </table:table-cell>
          <table:table-cell table:style-name="ce4" table:formula="of:=[$redistribution_low.H17]" office:value-type="float" office:value="8.32022115080975" calcext:value-type="float">
            <text:p>8,3202211508</text:p>
          </table:table-cell>
          <table:table-cell table:style-name="ce4" table:formula="of:=[$redistribution_low.I17]" office:value-type="float" office:value="8.51048960699445" calcext:value-type="float">
            <text:p>8,510489607</text:p>
          </table:table-cell>
          <table:table-cell table:number-columns-repeated="1007"/>
        </table:table-row>
        <table:table-row table:style-name="ro6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F18]" office:value-type="float" office:value="6.40787877024842" calcext:value-type="float">
            <text:p>6,4078787702</text:p>
          </table:table-cell>
          <table:table-cell table:style-name="ce4" table:formula="of:=[$Redistribution_high.G18]" office:value-type="float" office:value="10.8025450902205" calcext:value-type="float">
            <text:p>10,8025450902</text:p>
          </table:table-cell>
          <table:table-cell table:style-name="ce4" table:formula="of:=[$Redistribution_high.H18]" office:value-type="float" office:value="8.12513645107176" calcext:value-type="float">
            <text:p>8,1251364511</text:p>
          </table:table-cell>
          <table:table-cell table:style-name="ce4" table:formula="of:=[$Redistribution_high.I18]" office:value-type="float" office:value="8.26602765016178" calcext:value-type="float">
            <text:p>8,2660276502</text:p>
          </table:table-cell>
          <table:table-cell table:style-name="ce4"/>
          <table:table-cell/>
          <table:table-cell table:style-name="ce4" table:formula="of:=[$Redistribution_central.F18]" office:value-type="float" office:value="6.40787877024842" calcext:value-type="float">
            <text:p>6,4078787702</text:p>
          </table:table-cell>
          <table:table-cell table:style-name="ce4" table:formula="of:=[$Redistribution_central.G18]" office:value-type="float" office:value="10.8025450902205" calcext:value-type="float">
            <text:p>10,8025450902</text:p>
          </table:table-cell>
          <table:table-cell table:style-name="ce4" table:formula="of:=[$Redistribution_central.H18]" office:value-type="float" office:value="8.12513645107176" calcext:value-type="float">
            <text:p>8,1251364511</text:p>
          </table:table-cell>
          <table:table-cell table:style-name="ce4" table:formula="of:=[$Redistribution_central.I18]" office:value-type="float" office:value="8.26602765016178" calcext:value-type="float">
            <text:p>8,2660276502</text:p>
          </table:table-cell>
          <table:table-cell table:style-name="ce4"/>
          <table:table-cell/>
          <table:table-cell table:style-name="ce4" table:formula="of:=[$redistribution_low.F18]" office:value-type="float" office:value="6.40787877024842" calcext:value-type="float">
            <text:p>6,4078787702</text:p>
          </table:table-cell>
          <table:table-cell table:style-name="ce4" table:formula="of:=[$redistribution_low.G18]" office:value-type="float" office:value="10.8025450902205" calcext:value-type="float">
            <text:p>10,8025450902</text:p>
          </table:table-cell>
          <table:table-cell table:style-name="ce4" table:formula="of:=[$redistribution_low.H18]" office:value-type="float" office:value="8.12513645107176" calcext:value-type="float">
            <text:p>8,1251364511</text:p>
          </table:table-cell>
          <table:table-cell table:style-name="ce4" table:formula="of:=[$redistribution_low.I18]" office:value-type="float" office:value="8.26602765016178" calcext:value-type="float">
            <text:p>8,2660276502</text:p>
          </table:table-cell>
          <table:table-cell table:number-columns-repeated="1007"/>
        </table:table-row>
        <table:table-row table:style-name="ro6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F19]" office:value-type="float" office:value="6.4630227018895" calcext:value-type="float">
            <text:p>6,4630227019</text:p>
          </table:table-cell>
          <table:table-cell table:style-name="ce4" table:formula="of:=[$Redistribution_high.G19]" office:value-type="float" office:value="10.7410024264972" calcext:value-type="float">
            <text:p>10,7410024265</text:p>
          </table:table-cell>
          <table:table-cell table:style-name="ce4" table:formula="of:=[$Redistribution_high.H19]" office:value-type="float" office:value="8.09171563868804" calcext:value-type="float">
            <text:p>8,0917156387</text:p>
          </table:table-cell>
          <table:table-cell table:style-name="ce4" table:formula="of:=[$Redistribution_high.I19]" office:value-type="float" office:value="8.21125660114151" calcext:value-type="float">
            <text:p>8,2112566011</text:p>
          </table:table-cell>
          <table:table-cell table:style-name="ce4"/>
          <table:table-cell/>
          <table:table-cell table:style-name="ce4" table:formula="of:=[$Redistribution_central.F19]" office:value-type="float" office:value="6.4630227018895" calcext:value-type="float">
            <text:p>6,4630227019</text:p>
          </table:table-cell>
          <table:table-cell table:style-name="ce4" table:formula="of:=[$Redistribution_central.G19]" office:value-type="float" office:value="10.7410024264972" calcext:value-type="float">
            <text:p>10,7410024265</text:p>
          </table:table-cell>
          <table:table-cell table:style-name="ce4" table:formula="of:=[$Redistribution_central.H19]" office:value-type="float" office:value="8.09171563868804" calcext:value-type="float">
            <text:p>8,0917156387</text:p>
          </table:table-cell>
          <table:table-cell table:style-name="ce4" table:formula="of:=[$Redistribution_central.I19]" office:value-type="float" office:value="8.21125660114151" calcext:value-type="float">
            <text:p>8,2112566011</text:p>
          </table:table-cell>
          <table:table-cell table:style-name="ce4"/>
          <table:table-cell/>
          <table:table-cell table:style-name="ce4" table:formula="of:=[$redistribution_low.F19]" office:value-type="float" office:value="6.4630227018895" calcext:value-type="float">
            <text:p>6,4630227019</text:p>
          </table:table-cell>
          <table:table-cell table:style-name="ce4" table:formula="of:=[$redistribution_low.G19]" office:value-type="float" office:value="10.7410024264972" calcext:value-type="float">
            <text:p>10,7410024265</text:p>
          </table:table-cell>
          <table:table-cell table:style-name="ce4" table:formula="of:=[$redistribution_low.H19]" office:value-type="float" office:value="8.09171563868804" calcext:value-type="float">
            <text:p>8,0917156387</text:p>
          </table:table-cell>
          <table:table-cell table:style-name="ce4" table:formula="of:=[$redistribution_low.I19]" office:value-type="float" office:value="8.21125660114151" calcext:value-type="float">
            <text:p>8,2112566011</text:p>
          </table:table-cell>
          <table:table-cell table:number-columns-repeated="1007"/>
        </table:table-row>
        <table:table-row table:style-name="ro6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F20]" office:value-type="float" office:value="6.42505690412445" calcext:value-type="float">
            <text:p>6,4250569041</text:p>
          </table:table-cell>
          <table:table-cell table:style-name="ce4" table:formula="of:=[$Redistribution_high.G20]" office:value-type="float" office:value="11.1680389509794" calcext:value-type="float">
            <text:p>11,168038951</text:p>
          </table:table-cell>
          <table:table-cell table:style-name="ce4" table:formula="of:=[$Redistribution_high.H20]" office:value-type="float" office:value="7.8868783928209" calcext:value-type="float">
            <text:p>7,8868783928</text:p>
          </table:table-cell>
          <table:table-cell table:style-name="ce4" table:formula="of:=[$Redistribution_high.I20]" office:value-type="float" office:value="8.21286362251144" calcext:value-type="float">
            <text:p>8,2128636225</text:p>
          </table:table-cell>
          <table:table-cell table:style-name="ce4"/>
          <table:table-cell/>
          <table:table-cell table:style-name="ce4" table:formula="of:=[$Redistribution_central.F20]" office:value-type="float" office:value="6.42546742337523" calcext:value-type="float">
            <text:p>6,4254674234</text:p>
          </table:table-cell>
          <table:table-cell table:style-name="ce4" table:formula="of:=[$Redistribution_central.G20]" office:value-type="float" office:value="11.1680389509794" calcext:value-type="float">
            <text:p>11,168038951</text:p>
          </table:table-cell>
          <table:table-cell table:style-name="ce4" table:formula="of:=[$Redistribution_central.H20]" office:value-type="float" office:value="7.8868783928209" calcext:value-type="float">
            <text:p>7,8868783928</text:p>
          </table:table-cell>
          <table:table-cell table:style-name="ce4" table:formula="of:=[$Redistribution_central.I20]" office:value-type="float" office:value="8.21286362251144" calcext:value-type="float">
            <text:p>8,2128636225</text:p>
          </table:table-cell>
          <table:table-cell table:style-name="ce4"/>
          <table:table-cell/>
          <table:table-cell table:style-name="ce4" table:formula="of:=[$redistribution_low.F20]" office:value-type="float" office:value="6.42505690412445" calcext:value-type="float">
            <text:p>6,4250569041</text:p>
          </table:table-cell>
          <table:table-cell table:style-name="ce4" table:formula="of:=[$redistribution_low.G20]" office:value-type="float" office:value="11.1680389509794" calcext:value-type="float">
            <text:p>11,168038951</text:p>
          </table:table-cell>
          <table:table-cell table:style-name="ce4" table:formula="of:=[$redistribution_low.H20]" office:value-type="float" office:value="7.8868783928209" calcext:value-type="float">
            <text:p>7,8868783928</text:p>
          </table:table-cell>
          <table:table-cell table:style-name="ce4" table:formula="of:=[$redistribution_low.I20]" office:value-type="float" office:value="8.21286362251144" calcext:value-type="float">
            <text:p>8,2128636225</text:p>
          </table:table-cell>
          <table:table-cell table:number-columns-repeated="1007"/>
        </table:table-row>
        <table:table-row table:style-name="ro6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F21]" office:value-type="float" office:value="6.46697401862644" calcext:value-type="float">
            <text:p>6,4669740186</text:p>
          </table:table-cell>
          <table:table-cell table:style-name="ce4" table:formula="of:=[$Redistribution_high.G21]" office:value-type="float" office:value="11.178779479305" calcext:value-type="float">
            <text:p>11,1787794793</text:p>
          </table:table-cell>
          <table:table-cell table:style-name="ce4" table:formula="of:=[$Redistribution_high.H21]" office:value-type="float" office:value="8.16346572181485" calcext:value-type="float">
            <text:p>8,1634657218</text:p>
          </table:table-cell>
          <table:table-cell table:style-name="ce4" table:formula="of:=[$Redistribution_high.I21]" office:value-type="float" office:value="8.07913803651587" calcext:value-type="float">
            <text:p>8,0791380365</text:p>
          </table:table-cell>
          <table:table-cell table:style-name="ce4"/>
          <table:table-cell/>
          <table:table-cell table:style-name="ce4" table:formula="of:=[$Redistribution_central.F21]" office:value-type="float" office:value="6.46630993212065" calcext:value-type="float">
            <text:p>6,4663099321</text:p>
          </table:table-cell>
          <table:table-cell table:style-name="ce4" table:formula="of:=[$Redistribution_central.G21]" office:value-type="float" office:value="11.2358854629284" calcext:value-type="float">
            <text:p>11,2358854629</text:p>
          </table:table-cell>
          <table:table-cell table:style-name="ce4" table:formula="of:=[$Redistribution_central.H21]" office:value-type="float" office:value="8.16318524194837" calcext:value-type="float">
            <text:p>8,1631852419</text:p>
          </table:table-cell>
          <table:table-cell table:style-name="ce4" table:formula="of:=[$Redistribution_central.I21]" office:value-type="float" office:value="8.11859384976029" calcext:value-type="float">
            <text:p>8,1185938498</text:p>
          </table:table-cell>
          <table:table-cell table:style-name="ce4"/>
          <table:table-cell/>
          <table:table-cell table:style-name="ce4" table:formula="of:=[$redistribution_low.F21]" office:value-type="float" office:value="6.46697401862644" calcext:value-type="float">
            <text:p>6,4669740186</text:p>
          </table:table-cell>
          <table:table-cell table:style-name="ce4" table:formula="of:=[$redistribution_low.G21]" office:value-type="float" office:value="11.178779479305" calcext:value-type="float">
            <text:p>11,1787794793</text:p>
          </table:table-cell>
          <table:table-cell table:style-name="ce4" table:formula="of:=[$redistribution_low.H21]" office:value-type="float" office:value="8.16346572181485" calcext:value-type="float">
            <text:p>8,1634657218</text:p>
          </table:table-cell>
          <table:table-cell table:style-name="ce4" table:formula="of:=[$redistribution_low.I21]" office:value-type="float" office:value="8.07913803651587" calcext:value-type="float">
            <text:p>8,0791380365</text:p>
          </table:table-cell>
          <table:table-cell table:number-columns-repeated="1007"/>
        </table:table-row>
        <table:table-row table:style-name="ro6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F22]" office:value-type="float" office:value="5.95894439379094" calcext:value-type="float">
            <text:p>5,9589443938</text:p>
          </table:table-cell>
          <table:table-cell table:style-name="ce4" table:formula="of:=[$Redistribution_high.G22]" office:value-type="float" office:value="10.7966607594183" calcext:value-type="float">
            <text:p>10,7966607594</text:p>
          </table:table-cell>
          <table:table-cell table:style-name="ce4" table:formula="of:=[$Redistribution_high.H22]" office:value-type="float" office:value="8.24019557220957" calcext:value-type="float">
            <text:p>8,2401955722</text:p>
          </table:table-cell>
          <table:table-cell table:style-name="ce4" table:formula="of:=[$Redistribution_high.I22]" office:value-type="float" office:value="7.64878860956533" calcext:value-type="float">
            <text:p>7,6487886096</text:p>
          </table:table-cell>
          <table:table-cell table:style-name="ce4"/>
          <table:table-cell/>
          <table:table-cell table:style-name="ce4" table:formula="of:=[$Redistribution_central.F22]" office:value-type="float" office:value="5.94571303989177" calcext:value-type="float">
            <text:p>5,9457130399</text:p>
          </table:table-cell>
          <table:table-cell table:style-name="ce4" table:formula="of:=[$Redistribution_central.G22]" office:value-type="float" office:value="10.8045548274187" calcext:value-type="float">
            <text:p>10,8045548274</text:p>
          </table:table-cell>
          <table:table-cell table:style-name="ce4" table:formula="of:=[$Redistribution_central.H22]" office:value-type="float" office:value="8.23954269065661" calcext:value-type="float">
            <text:p>8,2395426907</text:p>
          </table:table-cell>
          <table:table-cell table:style-name="ce4" table:formula="of:=[$Redistribution_central.I22]" office:value-type="float" office:value="7.64949226087052" calcext:value-type="float">
            <text:p>7,6494922609</text:p>
          </table:table-cell>
          <table:table-cell table:style-name="ce4"/>
          <table:table-cell/>
          <table:table-cell table:style-name="ce4" table:formula="of:=[$redistribution_low.F22]" office:value-type="float" office:value="5.95894439379094" calcext:value-type="float">
            <text:p>5,9589443938</text:p>
          </table:table-cell>
          <table:table-cell table:style-name="ce4" table:formula="of:=[$redistribution_low.G22]" office:value-type="float" office:value="10.7966607594183" calcext:value-type="float">
            <text:p>10,7966607594</text:p>
          </table:table-cell>
          <table:table-cell table:style-name="ce4" table:formula="of:=[$redistribution_low.H22]" office:value-type="float" office:value="8.24019557220957" calcext:value-type="float">
            <text:p>8,2401955722</text:p>
          </table:table-cell>
          <table:table-cell table:style-name="ce4" table:formula="of:=[$redistribution_low.I22]" office:value-type="float" office:value="7.64878860956533" calcext:value-type="float">
            <text:p>7,6487886096</text:p>
          </table:table-cell>
          <table:table-cell table:number-columns-repeated="1007"/>
        </table:table-row>
        <table:table-row table:style-name="ro6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F23]" office:value-type="float" office:value="6.98657458179309" calcext:value-type="float">
            <text:p>6,9865745818</text:p>
          </table:table-cell>
          <table:table-cell table:style-name="ce4" table:formula="of:=[$Redistribution_high.G23]" office:value-type="float" office:value="12.0463158046949" calcext:value-type="float">
            <text:p>12,0463158047</text:p>
          </table:table-cell>
          <table:table-cell table:style-name="ce4" table:formula="of:=[$Redistribution_high.H23]" office:value-type="float" office:value="8.92464947629777" calcext:value-type="float">
            <text:p>8,9246494763</text:p>
          </table:table-cell>
          <table:table-cell table:style-name="ce4" table:formula="of:=[$Redistribution_high.I23]" office:value-type="float" office:value="9.11929428469633" calcext:value-type="float">
            <text:p>9,1192942847</text:p>
          </table:table-cell>
          <table:table-cell table:style-name="ce4"/>
          <table:table-cell/>
          <table:table-cell table:style-name="ce4" table:formula="of:=[$Redistribution_central.F23]" office:value-type="float" office:value="6.9909349234807" calcext:value-type="float">
            <text:p>6,9909349235</text:p>
          </table:table-cell>
          <table:table-cell table:style-name="ce4" table:formula="of:=[$Redistribution_central.G23]" office:value-type="float" office:value="12.0459183853953" calcext:value-type="float">
            <text:p>12,0459183854</text:p>
          </table:table-cell>
          <table:table-cell table:style-name="ce4" table:formula="of:=[$Redistribution_central.H23]" office:value-type="float" office:value="8.9357226494879" calcext:value-type="float">
            <text:p>8,9357226495</text:p>
          </table:table-cell>
          <table:table-cell table:style-name="ce4" table:formula="of:=[$Redistribution_central.I23]" office:value-type="float" office:value="9.11276190373416" calcext:value-type="float">
            <text:p>9,1127619037</text:p>
          </table:table-cell>
          <table:table-cell table:style-name="ce4"/>
          <table:table-cell/>
          <table:table-cell table:style-name="ce4" table:formula="of:=[$redistribution_low.F23]" office:value-type="float" office:value="6.99968007915869" calcext:value-type="float">
            <text:p>6,9996800792</text:p>
          </table:table-cell>
          <table:table-cell table:style-name="ce4" table:formula="of:=[$redistribution_low.G23]" office:value-type="float" office:value="12.0463158046949" calcext:value-type="float">
            <text:p>12,0463158047</text:p>
          </table:table-cell>
          <table:table-cell table:style-name="ce4" table:formula="of:=[$redistribution_low.H23]" office:value-type="float" office:value="8.95294321897384" calcext:value-type="float">
            <text:p>8,952943219</text:p>
          </table:table-cell>
          <table:table-cell table:style-name="ce4" table:formula="of:=[$redistribution_low.I23]" office:value-type="float" office:value="9.10765259424143" calcext:value-type="float">
            <text:p>9,1076525942</text:p>
          </table:table-cell>
          <table:table-cell table:number-columns-repeated="1007"/>
        </table:table-row>
        <table:table-row table:style-name="ro6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F24]" office:value-type="float" office:value="6.56977579031874" calcext:value-type="float">
            <text:p>6,5697757903</text:p>
          </table:table-cell>
          <table:table-cell table:style-name="ce4" table:formula="of:=[$Redistribution_high.G24]" office:value-type="float" office:value="10.9020180210901" calcext:value-type="float">
            <text:p>10,9020180211</text:p>
          </table:table-cell>
          <table:table-cell table:style-name="ce4" table:formula="of:=[$Redistribution_high.H24]" office:value-type="float" office:value="8.40879341406086" calcext:value-type="float">
            <text:p>8,4087934141</text:p>
          </table:table-cell>
          <table:table-cell table:style-name="ce4" table:formula="of:=[$Redistribution_high.I24]" office:value-type="float" office:value="8.75565799060479" calcext:value-type="float">
            <text:p>8,7556579906</text:p>
          </table:table-cell>
          <table:table-cell table:style-name="ce4"/>
          <table:table-cell/>
          <table:table-cell table:style-name="ce4" table:formula="of:=[$Redistribution_central.F24]" office:value-type="float" office:value="6.56959378534876" calcext:value-type="float">
            <text:p>6,5695937853</text:p>
          </table:table-cell>
          <table:table-cell table:style-name="ce4" table:formula="of:=[$Redistribution_central.G24]" office:value-type="float" office:value="10.9020180210901" calcext:value-type="float">
            <text:p>10,9020180211</text:p>
          </table:table-cell>
          <table:table-cell table:style-name="ce4" table:formula="of:=[$Redistribution_central.H24]" office:value-type="float" office:value="8.40879341406086" calcext:value-type="float">
            <text:p>8,4087934141</text:p>
          </table:table-cell>
          <table:table-cell table:style-name="ce4" table:formula="of:=[$Redistribution_central.I24]" office:value-type="float" office:value="8.75572085231272" calcext:value-type="float">
            <text:p>8,7557208523</text:p>
          </table:table-cell>
          <table:table-cell table:style-name="ce4"/>
          <table:table-cell/>
          <table:table-cell table:style-name="ce4" table:formula="of:=[$redistribution_low.F24]" office:value-type="float" office:value="6.57272958160928" calcext:value-type="float">
            <text:p>6,5727295816</text:p>
          </table:table-cell>
          <table:table-cell table:style-name="ce4" table:formula="of:=[$redistribution_low.G24]" office:value-type="float" office:value="10.9020180210901" calcext:value-type="float">
            <text:p>10,9020180211</text:p>
          </table:table-cell>
          <table:table-cell table:style-name="ce4" table:formula="of:=[$redistribution_low.H24]" office:value-type="float" office:value="8.40879341406086" calcext:value-type="float">
            <text:p>8,4087934141</text:p>
          </table:table-cell>
          <table:table-cell table:style-name="ce4" table:formula="of:=[$redistribution_low.I24]" office:value-type="float" office:value="8.75870242863532" calcext:value-type="float">
            <text:p>8,7587024286</text:p>
          </table:table-cell>
          <table:table-cell table:number-columns-repeated="1007"/>
        </table:table-row>
        <table:table-row table:style-name="ro6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F25]" office:value-type="float" office:value="6.55915207787733" calcext:value-type="float">
            <text:p>6,5591520779</text:p>
          </table:table-cell>
          <table:table-cell table:style-name="ce4" table:formula="of:=[$Redistribution_high.G25]" office:value-type="float" office:value="11.2921332645635" calcext:value-type="float">
            <text:p>11,2921332646</text:p>
          </table:table-cell>
          <table:table-cell table:style-name="ce4" table:formula="of:=[$Redistribution_high.H25]" office:value-type="float" office:value="8.54641336746163" calcext:value-type="float">
            <text:p>8,5464133675</text:p>
          </table:table-cell>
          <table:table-cell table:style-name="ce4" table:formula="of:=[$Redistribution_high.I25]" office:value-type="float" office:value="8.85971107925818" calcext:value-type="float">
            <text:p>8,8597110793</text:p>
          </table:table-cell>
          <table:table-cell table:style-name="ce4"/>
          <table:table-cell/>
          <table:table-cell table:style-name="ce4" table:formula="of:=[$Redistribution_central.F25]" office:value-type="float" office:value="6.5636075447038" calcext:value-type="float">
            <text:p>6,5636075447</text:p>
          </table:table-cell>
          <table:table-cell table:style-name="ce4" table:formula="of:=[$Redistribution_central.G25]" office:value-type="float" office:value="11.5177511079864" calcext:value-type="float">
            <text:p>11,517751108</text:p>
          </table:table-cell>
          <table:table-cell table:style-name="ce4" table:formula="of:=[$Redistribution_central.H25]" office:value-type="float" office:value="8.55777824253946" calcext:value-type="float">
            <text:p>8,5577782425</text:p>
          </table:table-cell>
          <table:table-cell table:style-name="ce4" table:formula="of:=[$Redistribution_central.I25]" office:value-type="float" office:value="8.86006180749903" calcext:value-type="float">
            <text:p>8,8600618075</text:p>
          </table:table-cell>
          <table:table-cell table:style-name="ce4"/>
          <table:table-cell/>
          <table:table-cell table:style-name="ce4" table:formula="of:=[$redistribution_low.F25]" office:value-type="float" office:value="6.54652909000745" calcext:value-type="float">
            <text:p>6,54652909</text:p>
          </table:table-cell>
          <table:table-cell table:style-name="ce4" table:formula="of:=[$redistribution_low.G25]" office:value-type="float" office:value="11.5177511079864" calcext:value-type="float">
            <text:p>11,517751108</text:p>
          </table:table-cell>
          <table:table-cell table:style-name="ce4" table:formula="of:=[$redistribution_low.H25]" office:value-type="float" office:value="8.53775547983629" calcext:value-type="float">
            <text:p>8,5377554798</text:p>
          </table:table-cell>
          <table:table-cell table:style-name="ce4" table:formula="of:=[$redistribution_low.I25]" office:value-type="float" office:value="8.85805092658607" calcext:value-type="float">
            <text:p>8,8580509266</text:p>
          </table:table-cell>
          <table:table-cell table:number-columns-repeated="1007"/>
        </table:table-row>
        <table:table-row table:style-name="ro6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F26]" office:value-type="float" office:value="6.48476753534801" calcext:value-type="float">
            <text:p>6,4847675353</text:p>
          </table:table-cell>
          <table:table-cell table:style-name="ce4" table:formula="of:=[$Redistribution_high.G26]" office:value-type="float" office:value="11.2385700711877" calcext:value-type="float">
            <text:p>11,2385700712</text:p>
          </table:table-cell>
          <table:table-cell table:style-name="ce4" table:formula="of:=[$Redistribution_high.H26]" office:value-type="float" office:value="8.52024168938403" calcext:value-type="float">
            <text:p>8,5202416894</text:p>
          </table:table-cell>
          <table:table-cell table:style-name="ce4" table:formula="of:=[$Redistribution_high.I26]" office:value-type="float" office:value="8.40586275697052" calcext:value-type="float">
            <text:p>8,405862757</text:p>
          </table:table-cell>
          <table:table-cell table:style-name="ce4"/>
          <table:table-cell/>
          <table:table-cell table:style-name="ce4" table:formula="of:=[$Redistribution_central.F26]" office:value-type="float" office:value="6.45293467522882" calcext:value-type="float">
            <text:p>6,4529346752</text:p>
          </table:table-cell>
          <table:table-cell table:style-name="ce4" table:formula="of:=[$Redistribution_central.G26]" office:value-type="float" office:value="11.3491424369212" calcext:value-type="float">
            <text:p>11,3491424369</text:p>
          </table:table-cell>
          <table:table-cell table:style-name="ce4" table:formula="of:=[$Redistribution_central.H26]" office:value-type="float" office:value="8.67046938666435" calcext:value-type="float">
            <text:p>8,6704693867</text:p>
          </table:table-cell>
          <table:table-cell table:style-name="ce4" table:formula="of:=[$Redistribution_central.I26]" office:value-type="float" office:value="8.26105063939012" calcext:value-type="float">
            <text:p>8,2610506394</text:p>
          </table:table-cell>
          <table:table-cell table:style-name="ce4"/>
          <table:table-cell/>
          <table:table-cell table:style-name="ce4" table:formula="of:=[$redistribution_low.F26]" office:value-type="float" office:value="6.33921928171162" calcext:value-type="float">
            <text:p>6,3392192817</text:p>
          </table:table-cell>
          <table:table-cell table:style-name="ce4" table:formula="of:=[$redistribution_low.G26]" office:value-type="float" office:value="11.3162719031392" calcext:value-type="float">
            <text:p>11,3162719031</text:p>
          </table:table-cell>
          <table:table-cell table:style-name="ce4" table:formula="of:=[$redistribution_low.H26]" office:value-type="float" office:value="8.68565859150482" calcext:value-type="float">
            <text:p>8,6856585915</text:p>
          </table:table-cell>
          <table:table-cell table:style-name="ce4" table:formula="of:=[$redistribution_low.I26]" office:value-type="float" office:value="8.36084013992915" calcext:value-type="float">
            <text:p>8,3608401399</text:p>
          </table:table-cell>
          <table:table-cell table:number-columns-repeated="1007"/>
        </table:table-row>
        <table:table-row table:style-name="ro6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F27]" office:value-type="float" office:value="6.53062727707178" calcext:value-type="float">
            <text:p>6,5306272771</text:p>
          </table:table-cell>
          <table:table-cell table:style-name="ce4" table:formula="of:=[$Redistribution_high.G27]" office:value-type="float" office:value="11.5631949841088" calcext:value-type="float">
            <text:p>11,5631949841</text:p>
          </table:table-cell>
          <table:table-cell table:style-name="ce4" table:formula="of:=[$Redistribution_high.H27]" office:value-type="float" office:value="8.24753923736501" calcext:value-type="float">
            <text:p>8,2475392374</text:p>
          </table:table-cell>
          <table:table-cell table:style-name="ce4" table:formula="of:=[$Redistribution_high.I27]" office:value-type="float" office:value="8.98623271007016" calcext:value-type="float">
            <text:p>8,9862327101</text:p>
          </table:table-cell>
          <table:table-cell table:style-name="ce4"/>
          <table:table-cell/>
          <table:table-cell table:style-name="ce4" table:formula="of:=[$Redistribution_central.F27]" office:value-type="float" office:value="6.56810631099495" calcext:value-type="float">
            <text:p>6,568106311</text:p>
          </table:table-cell>
          <table:table-cell table:style-name="ce4" table:formula="of:=[$Redistribution_central.G27]" office:value-type="float" office:value="11.5631949841088" calcext:value-type="float">
            <text:p>11,5631949841</text:p>
          </table:table-cell>
          <table:table-cell table:style-name="ce4" table:formula="of:=[$Redistribution_central.H27]" office:value-type="float" office:value="8.37722573655963" calcext:value-type="float">
            <text:p>8,3772257366</text:p>
          </table:table-cell>
          <table:table-cell table:style-name="ce4" table:formula="of:=[$Redistribution_central.I27]" office:value-type="float" office:value="8.901068698666" calcext:value-type="float">
            <text:p>8,9010686987</text:p>
          </table:table-cell>
          <table:table-cell table:style-name="ce4"/>
          <table:table-cell/>
          <table:table-cell table:style-name="ce4" table:formula="of:=[$redistribution_low.F27]" office:value-type="float" office:value="6.5714065813333" calcext:value-type="float">
            <text:p>6,5714065813</text:p>
          </table:table-cell>
          <table:table-cell table:style-name="ce4" table:formula="of:=[$redistribution_low.G27]" office:value-type="float" office:value="11.5723686092832" calcext:value-type="float">
            <text:p>11,5723686093</text:p>
          </table:table-cell>
          <table:table-cell table:style-name="ce4" table:formula="of:=[$redistribution_low.H27]" office:value-type="float" office:value="8.52205498245325" calcext:value-type="float">
            <text:p>8,5220549825</text:p>
          </table:table-cell>
          <table:table-cell table:style-name="ce4" table:formula="of:=[$redistribution_low.I27]" office:value-type="float" office:value="8.79222966447428" calcext:value-type="float">
            <text:p>8,7922296645</text:p>
          </table:table-cell>
          <table:table-cell table:number-columns-repeated="1007"/>
        </table:table-row>
        <table:table-row table:style-name="ro6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F28]" office:value-type="float" office:value="6.5097508446054" calcext:value-type="float">
            <text:p>6,5097508446</text:p>
          </table:table-cell>
          <table:table-cell table:style-name="ce4" table:formula="of:=[$Redistribution_high.G28]" office:value-type="float" office:value="10.8881356017897" calcext:value-type="float">
            <text:p>10,8881356018</text:p>
          </table:table-cell>
          <table:table-cell table:style-name="ce4" table:formula="of:=[$Redistribution_high.H28]" office:value-type="float" office:value="8.1521170508736" calcext:value-type="float">
            <text:p>8,1521170509</text:p>
          </table:table-cell>
          <table:table-cell table:style-name="ce4" table:formula="of:=[$Redistribution_high.I28]" office:value-type="float" office:value="8.77843690203661" calcext:value-type="float">
            <text:p>8,778436902</text:p>
          </table:table-cell>
          <table:table-cell table:style-name="ce4"/>
          <table:table-cell/>
          <table:table-cell table:style-name="ce4" table:formula="of:=[$Redistribution_central.F28]" office:value-type="float" office:value="6.58792984687183" calcext:value-type="float">
            <text:p>6,5879298469</text:p>
          </table:table-cell>
          <table:table-cell table:style-name="ce4" table:formula="of:=[$Redistribution_central.G28]" office:value-type="float" office:value="11.058757743068" calcext:value-type="float">
            <text:p>11,0587577431</text:p>
          </table:table-cell>
          <table:table-cell table:style-name="ce4" table:formula="of:=[$Redistribution_central.H28]" office:value-type="float" office:value="8.33423576055718" calcext:value-type="float">
            <text:p>8,3342357606</text:p>
          </table:table-cell>
          <table:table-cell table:style-name="ce4" table:formula="of:=[$Redistribution_central.I28]" office:value-type="float" office:value="8.82002398777469" calcext:value-type="float">
            <text:p>8,8200239878</text:p>
          </table:table-cell>
          <table:table-cell table:style-name="ce4"/>
          <table:table-cell/>
          <table:table-cell table:style-name="ce4" table:formula="of:=[$redistribution_low.F28]" office:value-type="float" office:value="6.58641818576792" calcext:value-type="float">
            <text:p>6,5864181858</text:p>
          </table:table-cell>
          <table:table-cell table:style-name="ce4" table:formula="of:=[$redistribution_low.G28]" office:value-type="float" office:value="10.9589833760665" calcext:value-type="float">
            <text:p>10,9589833761</text:p>
          </table:table-cell>
          <table:table-cell table:style-name="ce4" table:formula="of:=[$redistribution_low.H28]" office:value-type="float" office:value="8.54945372132225" calcext:value-type="float">
            <text:p>8,5494537213</text:p>
          </table:table-cell>
          <table:table-cell table:style-name="ce4" table:formula="of:=[$redistribution_low.I28]" office:value-type="float" office:value="8.75338815290869" calcext:value-type="float">
            <text:p>8,7533881529</text:p>
          </table:table-cell>
          <table:table-cell table:number-columns-repeated="1007"/>
        </table:table-row>
        <table:table-row table:style-name="ro6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F29]" office:value-type="float" office:value="6.47091484244757" calcext:value-type="float">
            <text:p>6,4709148424</text:p>
          </table:table-cell>
          <table:table-cell table:style-name="ce4" table:formula="of:=[$Redistribution_high.G29]" office:value-type="float" office:value="11.1004919775081" calcext:value-type="float">
            <text:p>11,1004919775</text:p>
          </table:table-cell>
          <table:table-cell table:style-name="ce4" table:formula="of:=[$Redistribution_high.H29]" office:value-type="float" office:value="8.03182623675002" calcext:value-type="float">
            <text:p>8,0318262368</text:p>
          </table:table-cell>
          <table:table-cell table:style-name="ce4" table:formula="of:=[$Redistribution_high.I29]" office:value-type="float" office:value="8.73657414741192" calcext:value-type="float">
            <text:p>8,7365741474</text:p>
          </table:table-cell>
          <table:table-cell table:style-name="ce4"/>
          <table:table-cell/>
          <table:table-cell table:style-name="ce4" table:formula="of:=[$Redistribution_central.F29]" office:value-type="float" office:value="6.53492409690781" calcext:value-type="float">
            <text:p>6,5349240969</text:p>
          </table:table-cell>
          <table:table-cell table:style-name="ce4" table:formula="of:=[$Redistribution_central.G29]" office:value-type="float" office:value="11.1879700056741" calcext:value-type="float">
            <text:p>11,1879700057</text:p>
          </table:table-cell>
          <table:table-cell table:style-name="ce4" table:formula="of:=[$Redistribution_central.H29]" office:value-type="float" office:value="8.17550618026826" calcext:value-type="float">
            <text:p>8,1755061803</text:p>
          </table:table-cell>
          <table:table-cell table:style-name="ce4" table:formula="of:=[$Redistribution_central.I29]" office:value-type="float" office:value="8.71766539107876" calcext:value-type="float">
            <text:p>8,7176653911</text:p>
          </table:table-cell>
          <table:table-cell table:style-name="ce4"/>
          <table:table-cell/>
          <table:table-cell table:style-name="ce4" table:formula="of:=[$redistribution_low.F29]" office:value-type="float" office:value="6.60987659313071" calcext:value-type="float">
            <text:p>6,6098765931</text:p>
          </table:table-cell>
          <table:table-cell table:style-name="ce4" table:formula="of:=[$redistribution_low.G29]" office:value-type="float" office:value="11.2919331165938" calcext:value-type="float">
            <text:p>11,2919331166</text:p>
          </table:table-cell>
          <table:table-cell table:style-name="ce4" table:formula="of:=[$redistribution_low.H29]" office:value-type="float" office:value="8.43784373697357" calcext:value-type="float">
            <text:p>8,437843737</text:p>
          </table:table-cell>
          <table:table-cell table:style-name="ce4" table:formula="of:=[$redistribution_low.I29]" office:value-type="float" office:value="8.57417414299833" calcext:value-type="float">
            <text:p>8,574174143</text:p>
          </table:table-cell>
          <table:table-cell table:number-columns-repeated="1007"/>
        </table:table-row>
        <table:table-row table:style-name="ro6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F30]" office:value-type="float" office:value="6.10163319063417" calcext:value-type="float">
            <text:p>6,1016331906</text:p>
          </table:table-cell>
          <table:table-cell table:style-name="ce4" table:formula="of:=[$Redistribution_high.G30]" office:value-type="float" office:value="11.213111367914" calcext:value-type="float">
            <text:p>11,2131113679</text:p>
          </table:table-cell>
          <table:table-cell table:style-name="ce4" table:formula="of:=[$Redistribution_high.H30]" office:value-type="float" office:value="8.05099377806724" calcext:value-type="float">
            <text:p>8,0509937781</text:p>
          </table:table-cell>
          <table:table-cell table:style-name="ce4" table:formula="of:=[$Redistribution_high.I30]" office:value-type="float" office:value="8.54950760931969" calcext:value-type="float">
            <text:p>8,5495076093</text:p>
          </table:table-cell>
          <table:table-cell table:style-name="ce4"/>
          <table:table-cell/>
          <table:table-cell table:style-name="ce4" table:formula="of:=[$Redistribution_central.F30]" office:value-type="float" office:value="6.07663292276995" calcext:value-type="float">
            <text:p>6,0766329228</text:p>
          </table:table-cell>
          <table:table-cell table:style-name="ce4" table:formula="of:=[$Redistribution_central.G30]" office:value-type="float" office:value="11.0060487744252" calcext:value-type="float">
            <text:p>11,0060487744</text:p>
          </table:table-cell>
          <table:table-cell table:style-name="ce4" table:formula="of:=[$Redistribution_central.H30]" office:value-type="float" office:value="8.05027335920682" calcext:value-type="float">
            <text:p>8,0502733592</text:p>
          </table:table-cell>
          <table:table-cell table:style-name="ce4" table:formula="of:=[$Redistribution_central.I30]" office:value-type="float" office:value="8.21168876429739" calcext:value-type="float">
            <text:p>8,2116887643</text:p>
          </table:table-cell>
          <table:table-cell table:style-name="ce4"/>
          <table:table-cell/>
          <table:table-cell table:style-name="ce4" table:formula="of:=[$redistribution_low.F30]" office:value-type="float" office:value="6.24580271302129" calcext:value-type="float">
            <text:p>6,245802713</text:p>
          </table:table-cell>
          <table:table-cell table:style-name="ce4" table:formula="of:=[$redistribution_low.G30]" office:value-type="float" office:value="11.3376419216055" calcext:value-type="float">
            <text:p>11,3376419216</text:p>
          </table:table-cell>
          <table:table-cell table:style-name="ce4" table:formula="of:=[$redistribution_low.H30]" office:value-type="float" office:value="8.45635762281347" calcext:value-type="float">
            <text:p>8,4563576228</text:p>
          </table:table-cell>
          <table:table-cell table:style-name="ce4" table:formula="of:=[$redistribution_low.I30]" office:value-type="float" office:value="8.51997030804068" calcext:value-type="float">
            <text:p>8,519970308</text:p>
          </table:table-cell>
          <table:table-cell table:number-columns-repeated="1007"/>
        </table:table-row>
        <table:table-row table:style-name="ro6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F31]" office:value-type="float" office:value="6.45782831895505" calcext:value-type="float">
            <text:p>6,457828319</text:p>
          </table:table-cell>
          <table:table-cell table:style-name="ce4" table:formula="of:=[$Redistribution_high.G31]" office:value-type="float" office:value="10.9666997751538" calcext:value-type="float">
            <text:p>10,9666997752</text:p>
          </table:table-cell>
          <table:table-cell table:style-name="ce4" table:formula="of:=[$Redistribution_high.H31]" office:value-type="float" office:value="8.08654068125833" calcext:value-type="float">
            <text:p>8,0865406813</text:p>
          </table:table-cell>
          <table:table-cell table:style-name="ce4" table:formula="of:=[$Redistribution_high.I31]" office:value-type="float" office:value="8.7495339862902" calcext:value-type="float">
            <text:p>8,7495339863</text:p>
          </table:table-cell>
          <table:table-cell table:style-name="ce4"/>
          <table:table-cell/>
          <table:table-cell table:style-name="ce4" table:formula="of:=[$Redistribution_central.F31]" office:value-type="float" office:value="6.55033715895133" calcext:value-type="float">
            <text:p>6,550337159</text:p>
          </table:table-cell>
          <table:table-cell table:style-name="ce4" table:formula="of:=[$Redistribution_central.G31]" office:value-type="float" office:value="11.6387439705039" calcext:value-type="float">
            <text:p>11,6387439705</text:p>
          </table:table-cell>
          <table:table-cell table:style-name="ce4" table:formula="of:=[$Redistribution_central.H31]" office:value-type="float" office:value="8.20914269912804" calcext:value-type="float">
            <text:p>8,2091426991</text:p>
          </table:table-cell>
          <table:table-cell table:style-name="ce4" table:formula="of:=[$Redistribution_central.I31]" office:value-type="float" office:value="8.86364580563136" calcext:value-type="float">
            <text:p>8,8636458056</text:p>
          </table:table-cell>
          <table:table-cell table:style-name="ce4"/>
          <table:table-cell/>
          <table:table-cell table:style-name="ce4" table:formula="of:=[$redistribution_low.F31]" office:value-type="float" office:value="6.621192453063" calcext:value-type="float">
            <text:p>6,6211924531</text:p>
          </table:table-cell>
          <table:table-cell table:style-name="ce4" table:formula="of:=[$redistribution_low.G31]" office:value-type="float" office:value="11.7873974853166" calcext:value-type="float">
            <text:p>11,7873974853</text:p>
          </table:table-cell>
          <table:table-cell table:style-name="ce4" table:formula="of:=[$redistribution_low.H31]" office:value-type="float" office:value="8.40633160193526" calcext:value-type="float">
            <text:p>8,4063316019</text:p>
          </table:table-cell>
          <table:table-cell table:style-name="ce4" table:formula="of:=[$redistribution_low.I31]" office:value-type="float" office:value="8.89565930595175" calcext:value-type="float">
            <text:p>8,895659306</text:p>
          </table:table-cell>
          <table:table-cell table:number-columns-repeated="1007"/>
        </table:table-row>
        <table:table-row table:style-name="ro6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F32]" office:value-type="float" office:value="6.30039710452958" calcext:value-type="float">
            <text:p>6,3003971045</text:p>
          </table:table-cell>
          <table:table-cell table:style-name="ce4" table:formula="of:=[$Redistribution_high.G32]" office:value-type="float" office:value="10.5784806109171" calcext:value-type="float">
            <text:p>10,5784806109</text:p>
          </table:table-cell>
          <table:table-cell table:style-name="ce4" table:formula="of:=[$Redistribution_high.H32]" office:value-type="float" office:value="7.63104712493583" calcext:value-type="float">
            <text:p>7,6310471249</text:p>
          </table:table-cell>
          <table:table-cell table:style-name="ce4" table:formula="of:=[$Redistribution_high.I32]" office:value-type="float" office:value="8.82265572970131" calcext:value-type="float">
            <text:p>8,8226557297</text:p>
          </table:table-cell>
          <table:table-cell table:style-name="ce4"/>
          <table:table-cell/>
          <table:table-cell table:style-name="ce4" table:formula="of:=[$Redistribution_central.F32]" office:value-type="float" office:value="6.35803153682978" calcext:value-type="float">
            <text:p>6,3580315368</text:p>
          </table:table-cell>
          <table:table-cell table:style-name="ce4" table:formula="of:=[$Redistribution_central.G32]" office:value-type="float" office:value="11.1958161056085" calcext:value-type="float">
            <text:p>11,1958161056</text:p>
          </table:table-cell>
          <table:table-cell table:style-name="ce4" table:formula="of:=[$Redistribution_central.H32]" office:value-type="float" office:value="7.75218885299449" calcext:value-type="float">
            <text:p>7,752188853</text:p>
          </table:table-cell>
          <table:table-cell table:style-name="ce4" table:formula="of:=[$Redistribution_central.I32]" office:value-type="float" office:value="8.5207168192412" calcext:value-type="float">
            <text:p>8,5207168192</text:p>
          </table:table-cell>
          <table:table-cell table:style-name="ce4"/>
          <table:table-cell/>
          <table:table-cell table:style-name="ce4" table:formula="of:=[$redistribution_low.F32]" office:value-type="float" office:value="6.57951585676895" calcext:value-type="float">
            <text:p>6,5795158568</text:p>
          </table:table-cell>
          <table:table-cell table:style-name="ce4" table:formula="of:=[$redistribution_low.G32]" office:value-type="float" office:value="11.1928488202687" calcext:value-type="float">
            <text:p>11,1928488203</text:p>
          </table:table-cell>
          <table:table-cell table:style-name="ce4" table:formula="of:=[$redistribution_low.H32]" office:value-type="float" office:value="8.2294667404925" calcext:value-type="float">
            <text:p>8,2294667405</text:p>
          </table:table-cell>
          <table:table-cell table:style-name="ce4" table:formula="of:=[$redistribution_low.I32]" office:value-type="float" office:value="8.71437780730342" calcext:value-type="float">
            <text:p>8,7143778073</text:p>
          </table:table-cell>
          <table:table-cell table:number-columns-repeated="1007"/>
        </table:table-row>
        <table:table-row table:style-name="ro6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F33]" office:value-type="float" office:value="6.35221986797879" calcext:value-type="float">
            <text:p>6,352219868</text:p>
          </table:table-cell>
          <table:table-cell table:style-name="ce4" table:formula="of:=[$Redistribution_high.G33]" office:value-type="float" office:value="11.5803050439598" calcext:value-type="float">
            <text:p>11,580305044</text:p>
          </table:table-cell>
          <table:table-cell table:style-name="ce4" table:formula="of:=[$Redistribution_high.H33]" office:value-type="float" office:value="7.76845424091974" calcext:value-type="float">
            <text:p>7,7684542409</text:p>
          </table:table-cell>
          <table:table-cell table:style-name="ce4" table:formula="of:=[$Redistribution_high.I33]" office:value-type="float" office:value="9.20909773040836" calcext:value-type="float">
            <text:p>9,2090977304</text:p>
          </table:table-cell>
          <table:table-cell table:style-name="ce4"/>
          <table:table-cell/>
          <table:table-cell table:style-name="ce4" table:formula="of:=[$Redistribution_central.F33]" office:value-type="float" office:value="6.22029276589913" calcext:value-type="float">
            <text:p>6,2202927659</text:p>
          </table:table-cell>
          <table:table-cell table:style-name="ce4" table:formula="of:=[$Redistribution_central.G33]" office:value-type="float" office:value="11.13958876506" calcext:value-type="float">
            <text:p>11,1395887651</text:p>
          </table:table-cell>
          <table:table-cell table:style-name="ce4" table:formula="of:=[$Redistribution_central.H33]" office:value-type="float" office:value="7.54509434349244" calcext:value-type="float">
            <text:p>7,5450943435</text:p>
          </table:table-cell>
          <table:table-cell table:style-name="ce4" table:formula="of:=[$Redistribution_central.I33]" office:value-type="float" office:value="8.62657641344217" calcext:value-type="float">
            <text:p>8,6265764134</text:p>
          </table:table-cell>
          <table:table-cell table:style-name="ce4"/>
          <table:table-cell/>
          <table:table-cell table:style-name="ce4" table:formula="of:=[$redistribution_low.F33]" office:value-type="float" office:value="6.60992310312497" calcext:value-type="float">
            <text:p>6,6099231031</text:p>
          </table:table-cell>
          <table:table-cell table:style-name="ce4" table:formula="of:=[$redistribution_low.G33]" office:value-type="float" office:value="11.4690717884237" calcext:value-type="float">
            <text:p>11,4690717884</text:p>
          </table:table-cell>
          <table:table-cell table:style-name="ce4" table:formula="of:=[$redistribution_low.H33]" office:value-type="float" office:value="8.28594038141609" calcext:value-type="float">
            <text:p>8,2859403814</text:p>
          </table:table-cell>
          <table:table-cell table:style-name="ce4" table:formula="of:=[$redistribution_low.I33]" office:value-type="float" office:value="8.97247929831158" calcext:value-type="float">
            <text:p>8,9724792983</text:p>
          </table:table-cell>
          <table:table-cell table:number-columns-repeated="1007"/>
        </table:table-row>
        <table:table-row table:style-name="ro7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F34]" office:value-type="float" office:value="6.22890213792558" calcext:value-type="float">
            <text:p>6,2289021379</text:p>
          </table:table-cell>
          <table:table-cell table:style-name="ce4" table:formula="of:=[$Redistribution_high.G34]" office:value-type="float" office:value="11.1660314238781" calcext:value-type="float">
            <text:p>11,1660314239</text:p>
          </table:table-cell>
          <table:table-cell table:style-name="ce4" table:formula="of:=[$Redistribution_high.H34]" office:value-type="float" office:value="8.03598313244684" calcext:value-type="float">
            <text:p>8,0359831324</text:p>
          </table:table-cell>
          <table:table-cell table:style-name="ce4" table:formula="of:=[$Redistribution_high.I34]" office:value-type="float" office:value="8.68587405353596" calcext:value-type="float">
            <text:p>8,6858740535</text:p>
          </table:table-cell>
          <table:table-cell table:style-name="ce4"/>
          <table:table-cell/>
          <table:table-cell table:style-name="ce4" table:formula="of:=[$Redistribution_central.F34]" office:value-type="float" office:value="6.08041653109705" calcext:value-type="float">
            <text:p>6,0804165311</text:p>
          </table:table-cell>
          <table:table-cell table:style-name="ce4" table:formula="of:=[$Redistribution_central.G34]" office:value-type="float" office:value="11.2035383029944" calcext:value-type="float">
            <text:p>11,203538303</text:p>
          </table:table-cell>
          <table:table-cell table:style-name="ce4" table:formula="of:=[$Redistribution_central.H34]" office:value-type="float" office:value="7.67453972175213" calcext:value-type="float">
            <text:p>7,6745397218</text:p>
          </table:table-cell>
          <table:table-cell table:style-name="ce4" table:formula="of:=[$Redistribution_central.I34]" office:value-type="float" office:value="8.2053683534009" calcext:value-type="float">
            <text:p>8,2053683534</text:p>
          </table:table-cell>
          <table:table-cell table:style-name="ce4"/>
          <table:table-cell/>
          <table:table-cell table:style-name="ce4" table:formula="of:=[$redistribution_low.F34]" office:value-type="float" office:value="6.43841701890826" calcext:value-type="float">
            <text:p>6,4384170189</text:p>
          </table:table-cell>
          <table:table-cell table:style-name="ce4" table:formula="of:=[$redistribution_low.G34]" office:value-type="float" office:value="11.7876250771017" calcext:value-type="float">
            <text:p>11,7876250771</text:p>
          </table:table-cell>
          <table:table-cell table:style-name="ce4" table:formula="of:=[$redistribution_low.H34]" office:value-type="float" office:value="8.44053079098326" calcext:value-type="float">
            <text:p>8,440530791</text:p>
          </table:table-cell>
          <table:table-cell table:style-name="ce4" table:formula="of:=[$redistribution_low.I34]" office:value-type="float" office:value="8.7422882432655" calcext:value-type="float">
            <text:p>8,7422882433</text:p>
          </table:table-cell>
          <table:table-cell table:number-columns-repeated="1007"/>
        </table:table-row>
        <table:table-row table:style-name="ro7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F35]" office:value-type="float" office:value="6.51717317468557" calcext:value-type="float">
            <text:p>6,5171731747</text:p>
          </table:table-cell>
          <table:table-cell table:style-name="ce4" table:formula="of:=[$Redistribution_high.G35]" office:value-type="float" office:value="11.5589306498374" calcext:value-type="float">
            <text:p>11,5589306498</text:p>
          </table:table-cell>
          <table:table-cell table:style-name="ce4" table:formula="of:=[$Redistribution_high.H35]" office:value-type="float" office:value="8.19750920764904" calcext:value-type="float">
            <text:p>8,1975092076</text:p>
          </table:table-cell>
          <table:table-cell table:style-name="ce4" table:formula="of:=[$Redistribution_high.I35]" office:value-type="float" office:value="9.26820504947591" calcext:value-type="float">
            <text:p>9,2682050495</text:p>
          </table:table-cell>
          <table:table-cell table:style-name="ce4"/>
          <table:table-cell/>
          <table:table-cell table:style-name="ce4" table:formula="of:=[$Redistribution_central.F35]" office:value-type="float" office:value="6.47273420866652" calcext:value-type="float">
            <text:p>6,4727342087</text:p>
          </table:table-cell>
          <table:table-cell table:style-name="ce4" table:formula="of:=[$Redistribution_central.G35]" office:value-type="float" office:value="11.4578704616896" calcext:value-type="float">
            <text:p>11,4578704617</text:p>
          </table:table-cell>
          <table:table-cell table:style-name="ce4" table:formula="of:=[$Redistribution_central.H35]" office:value-type="float" office:value="7.94699680102458" calcext:value-type="float">
            <text:p>7,946996801</text:p>
          </table:table-cell>
          <table:table-cell table:style-name="ce4" table:formula="of:=[$Redistribution_central.I35]" office:value-type="float" office:value="8.90387398728774" calcext:value-type="float">
            <text:p>8,9038739873</text:p>
          </table:table-cell>
          <table:table-cell table:style-name="ce4"/>
          <table:table-cell/>
          <table:table-cell table:style-name="ce4" table:formula="of:=[$redistribution_low.F35]" office:value-type="float" office:value="6.49997168564662" calcext:value-type="float">
            <text:p>6,4999716856</text:p>
          </table:table-cell>
          <table:table-cell table:style-name="ce4" table:formula="of:=[$redistribution_low.G35]" office:value-type="float" office:value="10.8320499222401" calcext:value-type="float">
            <text:p>10,8320499222</text:p>
          </table:table-cell>
          <table:table-cell table:style-name="ce4" table:formula="of:=[$redistribution_low.H35]" office:value-type="float" office:value="8.34623633137284" calcext:value-type="float">
            <text:p>8,3462363314</text:p>
          </table:table-cell>
          <table:table-cell table:style-name="ce4" table:formula="of:=[$redistribution_low.I35]" office:value-type="float" office:value="8.71085110617392" calcext:value-type="float">
            <text:p>8,7108511062</text:p>
          </table:table-cell>
          <table:table-cell table:number-columns-repeated="1007"/>
        </table:table-row>
        <table:table-row table:style-name="ro6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F36]" office:value-type="float" office:value="6.59983880835957" calcext:value-type="float">
            <text:p>6,5998388084</text:p>
          </table:table-cell>
          <table:table-cell table:style-name="ce4" table:formula="of:=[$Redistribution_high.G36]" office:value-type="float" office:value="11.7158803985436" calcext:value-type="float">
            <text:p>11,7158803985</text:p>
          </table:table-cell>
          <table:table-cell table:style-name="ce4" table:formula="of:=[$Redistribution_high.H36]" office:value-type="float" office:value="7.99989392227417" calcext:value-type="float">
            <text:p>7,9998939223</text:p>
          </table:table-cell>
          <table:table-cell table:style-name="ce4" table:formula="of:=[$Redistribution_high.I36]" office:value-type="float" office:value="9.64699649533019" calcext:value-type="float">
            <text:p>9,6469964953</text:p>
          </table:table-cell>
          <table:table-cell table:style-name="ce4"/>
          <table:table-cell/>
          <table:table-cell table:style-name="ce4" table:formula="of:=[$Redistribution_central.F36]" office:value-type="float" office:value="6.36443683040699" calcext:value-type="float">
            <text:p>6,3644368304</text:p>
          </table:table-cell>
          <table:table-cell table:style-name="ce4" table:formula="of:=[$Redistribution_central.G36]" office:value-type="float" office:value="10.9441678743103" calcext:value-type="float">
            <text:p>10,9441678743</text:p>
          </table:table-cell>
          <table:table-cell table:style-name="ce4" table:formula="of:=[$Redistribution_central.H36]" office:value-type="float" office:value="7.97038710978701" calcext:value-type="float">
            <text:p>7,9703871098</text:p>
          </table:table-cell>
          <table:table-cell table:style-name="ce4" table:formula="of:=[$Redistribution_central.I36]" office:value-type="float" office:value="8.7979961312427" calcext:value-type="float">
            <text:p>8,7979961312</text:p>
          </table:table-cell>
          <table:table-cell table:style-name="ce4"/>
          <table:table-cell/>
          <table:table-cell table:style-name="ce4" table:formula="of:=[$redistribution_low.F36]" office:value-type="float" office:value="6.42997897740503" calcext:value-type="float">
            <text:p>6,4299789774</text:p>
          </table:table-cell>
          <table:table-cell table:style-name="ce4" table:formula="of:=[$redistribution_low.G36]" office:value-type="float" office:value="10.9570190409383" calcext:value-type="float">
            <text:p>10,9570190409</text:p>
          </table:table-cell>
          <table:table-cell table:style-name="ce4" table:formula="of:=[$redistribution_low.H36]" office:value-type="float" office:value="8.03627160472358" calcext:value-type="float">
            <text:p>8,0362716047</text:p>
          </table:table-cell>
          <table:table-cell table:style-name="ce4" table:formula="of:=[$redistribution_low.I36]" office:value-type="float" office:value="8.71039013602602" calcext:value-type="float">
            <text:p>8,710390136</text:p>
          </table:table-cell>
          <table:table-cell table:number-columns-repeated="1007"/>
        </table:table-row>
        <table:table-row table:style-name="ro6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F37]" office:value-type="float" office:value="6.73565010093135" calcext:value-type="float">
            <text:p>6,7356501009</text:p>
          </table:table-cell>
          <table:table-cell table:style-name="ce4" table:formula="of:=[$Redistribution_high.G37]" office:value-type="float" office:value="11.9655653458784" calcext:value-type="float">
            <text:p>11,9655653459</text:p>
          </table:table-cell>
          <table:table-cell table:style-name="ce4" table:formula="of:=[$Redistribution_high.H37]" office:value-type="float" office:value="7.91536258089533" calcext:value-type="float">
            <text:p>7,9153625809</text:p>
          </table:table-cell>
          <table:table-cell table:style-name="ce4" table:formula="of:=[$Redistribution_high.I37]" office:value-type="float" office:value="9.62005891096804" calcext:value-type="float">
            <text:p>9,620058911</text:p>
          </table:table-cell>
          <table:table-cell table:style-name="ce4"/>
          <table:table-cell/>
          <table:table-cell table:style-name="ce4" table:formula="of:=[$Redistribution_central.F37]" office:value-type="float" office:value="6.33940413200253" calcext:value-type="float">
            <text:p>6,339404132</text:p>
          </table:table-cell>
          <table:table-cell table:style-name="ce4" table:formula="of:=[$Redistribution_central.G37]" office:value-type="float" office:value="10.1498834685576" calcext:value-type="float">
            <text:p>10,1498834686</text:p>
          </table:table-cell>
          <table:table-cell table:style-name="ce4" table:formula="of:=[$Redistribution_central.H37]" office:value-type="float" office:value="7.76799478440205" calcext:value-type="float">
            <text:p>7,7679947844</text:p>
          </table:table-cell>
          <table:table-cell table:style-name="ce4" table:formula="of:=[$Redistribution_central.I37]" office:value-type="float" office:value="8.50170682335558" calcext:value-type="float">
            <text:p>8,5017068234</text:p>
          </table:table-cell>
          <table:table-cell table:style-name="ce4"/>
          <table:table-cell/>
          <table:table-cell table:style-name="ce4" table:formula="of:=[$redistribution_low.F37]" office:value-type="float" office:value="6.3228781954261" calcext:value-type="float">
            <text:p>6,3228781954</text:p>
          </table:table-cell>
          <table:table-cell table:style-name="ce4" table:formula="of:=[$redistribution_low.G37]" office:value-type="float" office:value="10.2274471128723" calcext:value-type="float">
            <text:p>10,2274471129</text:p>
          </table:table-cell>
          <table:table-cell table:style-name="ce4" table:formula="of:=[$redistribution_low.H37]" office:value-type="float" office:value="7.80710111508089" calcext:value-type="float">
            <text:p>7,8071011151</text:p>
          </table:table-cell>
          <table:table-cell table:style-name="ce4" table:formula="of:=[$redistribution_low.I37]" office:value-type="float" office:value="8.71786988635819" calcext:value-type="float">
            <text:p>8,7178698864</text:p>
          </table:table-cell>
          <table:table-cell table:number-columns-repeated="1007"/>
        </table:table-row>
        <table:table-row table:style-name="ro6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F38]" office:value-type="float" office:value="6.3200843092878" calcext:value-type="float">
            <text:p>6,3200843093</text:p>
          </table:table-cell>
          <table:table-cell table:style-name="ce4" table:formula="of:=[$Redistribution_high.G38]" office:value-type="float" office:value="11.8414813862963" calcext:value-type="float">
            <text:p>11,8414813863</text:p>
          </table:table-cell>
          <table:table-cell table:style-name="ce4" table:formula="of:=[$Redistribution_high.H38]" office:value-type="float" office:value="7.96557983931713" calcext:value-type="float">
            <text:p>7,9655798393</text:p>
          </table:table-cell>
          <table:table-cell table:style-name="ce4" table:formula="of:=[$Redistribution_high.I38]" office:value-type="float" office:value="9.18717965121352" calcext:value-type="float">
            <text:p>9,1871796512</text:p>
          </table:table-cell>
          <table:table-cell table:style-name="ce4"/>
          <table:table-cell/>
          <table:table-cell table:style-name="ce4" table:formula="of:=[$Redistribution_central.F38]" office:value-type="float" office:value="6.30710601196019" calcext:value-type="float">
            <text:p>6,307106012</text:p>
          </table:table-cell>
          <table:table-cell table:style-name="ce4" table:formula="of:=[$Redistribution_central.G38]" office:value-type="float" office:value="10.5780258806957" calcext:value-type="float">
            <text:p>10,5780258807</text:p>
          </table:table-cell>
          <table:table-cell table:style-name="ce4" table:formula="of:=[$Redistribution_central.H38]" office:value-type="float" office:value="7.79264191236068" calcext:value-type="float">
            <text:p>7,7926419124</text:p>
          </table:table-cell>
          <table:table-cell table:style-name="ce4" table:formula="of:=[$Redistribution_central.I38]" office:value-type="float" office:value="8.37644560221411" calcext:value-type="float">
            <text:p>8,3764456022</text:p>
          </table:table-cell>
          <table:table-cell table:style-name="ce4"/>
          <table:table-cell/>
          <table:table-cell table:style-name="ce4" table:formula="of:=[$redistribution_low.F38]" office:value-type="float" office:value="6.1146473468945" calcext:value-type="float">
            <text:p>6,1146473469</text:p>
          </table:table-cell>
          <table:table-cell table:style-name="ce4" table:formula="of:=[$redistribution_low.G38]" office:value-type="float" office:value="11.023010141904" calcext:value-type="float">
            <text:p>11,0230101419</text:p>
          </table:table-cell>
          <table:table-cell table:style-name="ce4" table:formula="of:=[$redistribution_low.H38]" office:value-type="float" office:value="8.03444266184613" calcext:value-type="float">
            <text:p>8,0344426618</text:p>
          </table:table-cell>
          <table:table-cell table:style-name="ce4" table:formula="of:=[$redistribution_low.I38]" office:value-type="float" office:value="8.136961679627" calcext:value-type="float">
            <text:p>8,1369616796</text:p>
          </table:table-cell>
          <table:table-cell table:number-columns-repeated="1007"/>
        </table:table-row>
        <table:table-row table:style-name="ro6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F39]" office:value-type="float" office:value="6.26811509272425" calcext:value-type="float">
            <text:p>6,2681150927</text:p>
          </table:table-cell>
          <table:table-cell table:style-name="ce4" table:formula="of:=[$Redistribution_high.G39]" office:value-type="float" office:value="11.302419777516" calcext:value-type="float">
            <text:p>11,3024197775</text:p>
          </table:table-cell>
          <table:table-cell table:style-name="ce4" table:formula="of:=[$Redistribution_high.H39]" office:value-type="float" office:value="7.18913891605253" calcext:value-type="float">
            <text:p>7,1891389161</text:p>
          </table:table-cell>
          <table:table-cell table:style-name="ce4" table:formula="of:=[$Redistribution_high.I39]" office:value-type="float" office:value="9.64744942004484" calcext:value-type="float">
            <text:p>9,64744942</text:p>
          </table:table-cell>
          <table:table-cell table:style-name="ce4"/>
          <table:table-cell/>
          <table:table-cell table:style-name="ce4" table:formula="of:=[$Redistribution_central.F39]" office:value-type="float" office:value="6.66914171877686" calcext:value-type="float">
            <text:p>6,6691417188</text:p>
          </table:table-cell>
          <table:table-cell table:style-name="ce4" table:formula="of:=[$Redistribution_central.G39]" office:value-type="float" office:value="10.9488970289731" calcext:value-type="float">
            <text:p>10,948897029</text:p>
          </table:table-cell>
          <table:table-cell table:style-name="ce4" table:formula="of:=[$Redistribution_central.H39]" office:value-type="float" office:value="7.90415734991015" calcext:value-type="float">
            <text:p>7,9041573499</text:p>
          </table:table-cell>
          <table:table-cell table:style-name="ce4" table:formula="of:=[$Redistribution_central.I39]" office:value-type="float" office:value="8.97856188201055" calcext:value-type="float">
            <text:p>8,978561882</text:p>
          </table:table-cell>
          <table:table-cell table:style-name="ce4"/>
          <table:table-cell/>
          <table:table-cell table:style-name="ce4" table:formula="of:=[$redistribution_low.F39]" office:value-type="float" office:value="6.52396571163144" calcext:value-type="float">
            <text:p>6,5239657116</text:p>
          </table:table-cell>
          <table:table-cell table:style-name="ce4" table:formula="of:=[$redistribution_low.G39]" office:value-type="float" office:value="10.5914568789215" calcext:value-type="float">
            <text:p>10,5914568789</text:p>
          </table:table-cell>
          <table:table-cell table:style-name="ce4" table:formula="of:=[$redistribution_low.H39]" office:value-type="float" office:value="7.94907631738167" calcext:value-type="float">
            <text:p>7,9490763174</text:p>
          </table:table-cell>
          <table:table-cell table:style-name="ce4" table:formula="of:=[$redistribution_low.I39]" office:value-type="float" office:value="9.28114786885057" calcext:value-type="float">
            <text:p>9,2811478689</text:p>
          </table:table-cell>
          <table:table-cell table:number-columns-repeated="1007"/>
        </table:table-row>
        <table:table-row table:style-name="ro7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F40]" office:value-type="float" office:value="6.39837366011343" calcext:value-type="float">
            <text:p>6,3983736601</text:p>
          </table:table-cell>
          <table:table-cell table:style-name="ce4" table:formula="of:=[$Redistribution_high.G40]" office:value-type="float" office:value="10.8542040933653" calcext:value-type="float">
            <text:p>10,8542040934</text:p>
          </table:table-cell>
          <table:table-cell table:style-name="ce4" table:formula="of:=[$Redistribution_high.H40]" office:value-type="float" office:value="7.56735228595697" calcext:value-type="float">
            <text:p>7,567352286</text:p>
          </table:table-cell>
          <table:table-cell table:style-name="ce4" table:formula="of:=[$Redistribution_high.I40]" office:value-type="float" office:value="9.4197249369296" calcext:value-type="float">
            <text:p>9,4197249369</text:p>
          </table:table-cell>
          <table:table-cell table:style-name="ce4"/>
          <table:table-cell/>
          <table:table-cell table:style-name="ce4" table:formula="of:=[$Redistribution_central.F40]" office:value-type="float" office:value="6.54049302663871" calcext:value-type="float">
            <text:p>6,5404930266</text:p>
          </table:table-cell>
          <table:table-cell table:style-name="ce4" table:formula="of:=[$Redistribution_central.G40]" office:value-type="float" office:value="10.5182927520462" calcext:value-type="float">
            <text:p>10,518292752</text:p>
          </table:table-cell>
          <table:table-cell table:style-name="ce4" table:formula="of:=[$Redistribution_central.H40]" office:value-type="float" office:value="7.57926648428386" calcext:value-type="float">
            <text:p>7,5792664843</text:p>
          </table:table-cell>
          <table:table-cell table:style-name="ce4" table:formula="of:=[$Redistribution_central.I40]" office:value-type="float" office:value="8.92778189989173" calcext:value-type="float">
            <text:p>8,9277818999</text:p>
          </table:table-cell>
          <table:table-cell table:style-name="ce4"/>
          <table:table-cell/>
          <table:table-cell table:style-name="ce4" table:formula="of:=[$redistribution_low.F40]" office:value-type="float" office:value="6.56193492941079" calcext:value-type="float">
            <text:p>6,5619349294</text:p>
          </table:table-cell>
          <table:table-cell table:style-name="ce4" table:formula="of:=[$redistribution_low.G40]" office:value-type="float" office:value="11.8982112184372" calcext:value-type="float">
            <text:p>11,8982112184</text:p>
          </table:table-cell>
          <table:table-cell table:style-name="ce4" table:formula="of:=[$redistribution_low.H40]" office:value-type="float" office:value="8.02579680633867" calcext:value-type="float">
            <text:p>8,0257968063</text:p>
          </table:table-cell>
          <table:table-cell table:style-name="ce4" table:formula="of:=[$redistribution_low.I40]" office:value-type="float" office:value="9.24181489317327" calcext:value-type="float">
            <text:p>9,2418148932</text:p>
          </table:table-cell>
          <table:table-cell table:number-columns-repeated="1007"/>
        </table:table-row>
        <table:table-row table:style-name="ro6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F41]" office:value-type="float" office:value="6.20752032220566" calcext:value-type="float">
            <text:p>6,2075203222</text:p>
          </table:table-cell>
          <table:table-cell table:style-name="ce4" table:formula="of:=[$Redistribution_high.G41]" office:value-type="float" office:value="10.2249525077797" calcext:value-type="float">
            <text:p>10,2249525078</text:p>
          </table:table-cell>
          <table:table-cell table:style-name="ce4" table:formula="of:=[$Redistribution_high.H41]" office:value-type="float" office:value="7.16584887464608" calcext:value-type="float">
            <text:p>7,1658488746</text:p>
          </table:table-cell>
          <table:table-cell table:style-name="ce4" table:formula="of:=[$Redistribution_high.I41]" office:value-type="float" office:value="9.14378909802898" calcext:value-type="float">
            <text:p>9,143789098</text:p>
          </table:table-cell>
          <table:table-cell table:style-name="ce4"/>
          <table:table-cell/>
          <table:table-cell table:style-name="ce4" table:formula="of:=[$Redistribution_central.F41]" office:value-type="float" office:value="6.63815959765507" calcext:value-type="float">
            <text:p>6,6381595977</text:p>
          </table:table-cell>
          <table:table-cell table:style-name="ce4" table:formula="of:=[$Redistribution_central.G41]" office:value-type="float" office:value="10.9115487648704" calcext:value-type="float">
            <text:p>10,9115487649</text:p>
          </table:table-cell>
          <table:table-cell table:style-name="ce4" table:formula="of:=[$Redistribution_central.H41]" office:value-type="float" office:value="8.08434025466068" calcext:value-type="float">
            <text:p>8,0843402547</text:p>
          </table:table-cell>
          <table:table-cell table:style-name="ce4" table:formula="of:=[$Redistribution_central.I41]" office:value-type="float" office:value="8.98843060049702" calcext:value-type="float">
            <text:p>8,9884306005</text:p>
          </table:table-cell>
          <table:table-cell table:style-name="ce4"/>
          <table:table-cell/>
          <table:table-cell table:style-name="ce4" table:formula="of:=[$redistribution_low.F41]" office:value-type="float" office:value="7.35233926348464" calcext:value-type="float">
            <text:p>7,3523392635</text:p>
          </table:table-cell>
          <table:table-cell table:style-name="ce4" table:formula="of:=[$redistribution_low.G41]" office:value-type="float" office:value="11.9522053351576" calcext:value-type="float">
            <text:p>11,9522053352</text:p>
          </table:table-cell>
          <table:table-cell table:style-name="ce4" table:formula="of:=[$redistribution_low.H41]" office:value-type="float" office:value="8.60282663902647" calcext:value-type="float">
            <text:p>8,602826639</text:p>
          </table:table-cell>
          <table:table-cell table:style-name="ce4" table:formula="of:=[$redistribution_low.I41]" office:value-type="float" office:value="9.73495771977071" calcext:value-type="float">
            <text:p>9,7349577198</text:p>
          </table:table-cell>
          <table:table-cell table:number-columns-repeated="1007"/>
        </table:table-row>
        <table:table-row table:style-name="ro7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F42]" office:value-type="float" office:value="6.00357879172153" calcext:value-type="float">
            <text:p>6,0035787917</text:p>
          </table:table-cell>
          <table:table-cell table:style-name="ce4" table:formula="of:=[$Redistribution_high.G42]" office:value-type="float" office:value="10.8853840308134" calcext:value-type="float">
            <text:p>10,8853840308</text:p>
          </table:table-cell>
          <table:table-cell table:style-name="ce4" table:formula="of:=[$Redistribution_high.H42]" office:value-type="float" office:value="7.11007996021285" calcext:value-type="float">
            <text:p>7,1100799602</text:p>
          </table:table-cell>
          <table:table-cell table:style-name="ce4" table:formula="of:=[$Redistribution_high.I42]" office:value-type="float" office:value="8.44948754557969" calcext:value-type="float">
            <text:p>8,4494875456</text:p>
          </table:table-cell>
          <table:table-cell table:style-name="ce4"/>
          <table:table-cell/>
          <table:table-cell table:style-name="ce4" table:formula="of:=[$Redistribution_central.F42]" office:value-type="float" office:value="6.39102250794965" calcext:value-type="float">
            <text:p>6,3910225079</text:p>
          </table:table-cell>
          <table:table-cell table:style-name="ce4" table:formula="of:=[$Redistribution_central.G42]" office:value-type="float" office:value="11.1262876403383" calcext:value-type="float">
            <text:p>11,1262876403</text:p>
          </table:table-cell>
          <table:table-cell table:style-name="ce4" table:formula="of:=[$Redistribution_central.H42]" office:value-type="float" office:value="7.88313590367069" calcext:value-type="float">
            <text:p>7,8831359037</text:p>
          </table:table-cell>
          <table:table-cell table:style-name="ce4" table:formula="of:=[$Redistribution_central.I42]" office:value-type="float" office:value="8.71469159168884" calcext:value-type="float">
            <text:p>8,7146915917</text:p>
          </table:table-cell>
          <table:table-cell table:style-name="ce4"/>
          <table:table-cell/>
          <table:table-cell table:style-name="ce4" table:formula="of:=[$redistribution_low.F42]" office:value-type="float" office:value="6.63448842794134" calcext:value-type="float">
            <text:p>6,6344884279</text:p>
          </table:table-cell>
          <table:table-cell table:style-name="ce4" table:formula="of:=[$redistribution_low.G42]" office:value-type="float" office:value="12.5102478682791" calcext:value-type="float">
            <text:p>12,5102478683</text:p>
          </table:table-cell>
          <table:table-cell table:style-name="ce4" table:formula="of:=[$redistribution_low.H42]" office:value-type="float" office:value="8.30567666710704" calcext:value-type="float">
            <text:p>8,3056766671</text:p>
          </table:table-cell>
          <table:table-cell table:style-name="ce4" table:formula="of:=[$redistribution_low.I42]" office:value-type="float" office:value="8.97112289437975" calcext:value-type="float">
            <text:p>8,9711228944</text:p>
          </table:table-cell>
          <table:table-cell table:number-columns-repeated="1007"/>
        </table:table-row>
        <table:table-row table:style-name="ro7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F43]" office:value-type="float" office:value="6.34269384840549" calcext:value-type="float">
            <text:p>6,3426938484</text:p>
          </table:table-cell>
          <table:table-cell table:style-name="ce4" table:formula="of:=[$Redistribution_high.G43]" office:value-type="float" office:value="11.0790634112433" calcext:value-type="float">
            <text:p>11,0790634112</text:p>
          </table:table-cell>
          <table:table-cell table:style-name="ce4" table:formula="of:=[$Redistribution_high.H43]" office:value-type="float" office:value="7.27811724559759" calcext:value-type="float">
            <text:p>7,2781172456</text:p>
          </table:table-cell>
          <table:table-cell table:style-name="ce4" table:formula="of:=[$Redistribution_high.I43]" office:value-type="float" office:value="9.47558639476915" calcext:value-type="float">
            <text:p>9,4755863948</text:p>
          </table:table-cell>
          <table:table-cell table:style-name="ce4"/>
          <table:table-cell/>
          <table:table-cell table:style-name="ce4" table:formula="of:=[$Redistribution_central.F43]" office:value-type="float" office:value="6.42386794847531" calcext:value-type="float">
            <text:p>6,4238679485</text:p>
          </table:table-cell>
          <table:table-cell table:style-name="ce4" table:formula="of:=[$Redistribution_central.G43]" office:value-type="float" office:value="10.9520445273017" calcext:value-type="float">
            <text:p>10,9520445273</text:p>
          </table:table-cell>
          <table:table-cell table:style-name="ce4" table:formula="of:=[$Redistribution_central.H43]" office:value-type="float" office:value="8.00678865094013" calcext:value-type="float">
            <text:p>8,0067886509</text:p>
          </table:table-cell>
          <table:table-cell table:style-name="ce4" table:formula="of:=[$Redistribution_central.I43]" office:value-type="float" office:value="8.85437716027827" calcext:value-type="float">
            <text:p>8,8543771603</text:p>
          </table:table-cell>
          <table:table-cell table:style-name="ce4"/>
          <table:table-cell/>
          <table:table-cell table:style-name="ce4" table:formula="of:=[$redistribution_low.F43]" office:value-type="float" office:value="6.49870827054519" calcext:value-type="float">
            <text:p>6,4987082705</text:p>
          </table:table-cell>
          <table:table-cell table:style-name="ce4" table:formula="of:=[$redistribution_low.G43]" office:value-type="float" office:value="11.163836931945" calcext:value-type="float">
            <text:p>11,1638369319</text:p>
          </table:table-cell>
          <table:table-cell table:style-name="ce4" table:formula="of:=[$redistribution_low.H43]" office:value-type="float" office:value="7.64618306536898" calcext:value-type="float">
            <text:p>7,6461830654</text:p>
          </table:table-cell>
          <table:table-cell table:style-name="ce4" table:formula="of:=[$redistribution_low.I43]" office:value-type="float" office:value="9.09814013302217" calcext:value-type="float">
            <text:p>9,098140133</text:p>
          </table:table-cell>
          <table:table-cell table:number-columns-repeated="1007"/>
        </table:table-row>
        <table:table-row table:style-name="ro6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F44]" office:value-type="float" office:value="6.34985924946507" calcext:value-type="float">
            <text:p>6,3498592495</text:p>
          </table:table-cell>
          <table:table-cell table:style-name="ce4" table:formula="of:=[$Redistribution_high.G44]" office:value-type="float" office:value="10.3638529268382" calcext:value-type="float">
            <text:p>10,3638529268</text:p>
          </table:table-cell>
          <table:table-cell table:style-name="ce4" table:formula="of:=[$Redistribution_high.H44]" office:value-type="float" office:value="7.33999170418947" calcext:value-type="float">
            <text:p>7,3399917042</text:p>
          </table:table-cell>
          <table:table-cell table:style-name="ce4" table:formula="of:=[$Redistribution_high.I44]" office:value-type="float" office:value="9.14082264662026" calcext:value-type="float">
            <text:p>9,1408226466</text:p>
          </table:table-cell>
          <table:table-cell table:style-name="ce4"/>
          <table:table-cell/>
          <table:table-cell table:style-name="ce4" table:formula="of:=[$Redistribution_central.F44]" office:value-type="float" office:value="6.50126174361673" calcext:value-type="float">
            <text:p>6,5012617436</text:p>
          </table:table-cell>
          <table:table-cell table:style-name="ce4" table:formula="of:=[$Redistribution_central.G44]" office:value-type="float" office:value="11.1037161487789" calcext:value-type="float">
            <text:p>11,1037161488</text:p>
          </table:table-cell>
          <table:table-cell table:style-name="ce4" table:formula="of:=[$Redistribution_central.H44]" office:value-type="float" office:value="7.90316725782156" calcext:value-type="float">
            <text:p>7,9031672578</text:p>
          </table:table-cell>
          <table:table-cell table:style-name="ce4" table:formula="of:=[$Redistribution_central.I44]" office:value-type="float" office:value="9.35217370103423" calcext:value-type="float">
            <text:p>9,352173701</text:p>
          </table:table-cell>
          <table:table-cell table:style-name="ce4"/>
          <table:table-cell/>
          <table:table-cell table:style-name="ce4" table:formula="of:=[$redistribution_low.F44]" office:value-type="float" office:value="6.82687671261217" calcext:value-type="float">
            <text:p>6,8268767126</text:p>
          </table:table-cell>
          <table:table-cell table:style-name="ce4" table:formula="of:=[$redistribution_low.G44]" office:value-type="float" office:value="11.1432465316141" calcext:value-type="float">
            <text:p>11,1432465316</text:p>
          </table:table-cell>
          <table:table-cell table:style-name="ce4" table:formula="of:=[$redistribution_low.H44]" office:value-type="float" office:value="8.34616328495204" calcext:value-type="float">
            <text:p>8,346163285</text:p>
          </table:table-cell>
          <table:table-cell table:style-name="ce4" table:formula="of:=[$redistribution_low.I44]" office:value-type="float" office:value="9.5667356484158" calcext:value-type="float">
            <text:p>9,5667356484</text:p>
          </table:table-cell>
          <table:table-cell table:number-columns-repeated="1007"/>
        </table:table-row>
        <table:table-row table:style-name="ro7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F45]" office:value-type="float" office:value="6.2552345383694" calcext:value-type="float">
            <text:p>6,2552345384</text:p>
          </table:table-cell>
          <table:table-cell table:style-name="ce4" table:formula="of:=[$Redistribution_high.G45]" office:value-type="float" office:value="10.2717749736786" calcext:value-type="float">
            <text:p>10,2717749737</text:p>
          </table:table-cell>
          <table:table-cell table:style-name="ce4" table:formula="of:=[$Redistribution_high.H45]" office:value-type="float" office:value="7.21997434413388" calcext:value-type="float">
            <text:p>7,2199743441</text:p>
          </table:table-cell>
          <table:table-cell table:style-name="ce4" table:formula="of:=[$Redistribution_high.I45]" office:value-type="float" office:value="8.57749232238594" calcext:value-type="float">
            <text:p>8,5774923224</text:p>
          </table:table-cell>
          <table:table-cell table:style-name="ce4"/>
          <table:table-cell/>
          <table:table-cell table:style-name="ce4" table:formula="of:=[$Redistribution_central.F45]" office:value-type="float" office:value="6.39962143172627" calcext:value-type="float">
            <text:p>6,3996214317</text:p>
          </table:table-cell>
          <table:table-cell table:style-name="ce4" table:formula="of:=[$Redistribution_central.G45]" office:value-type="float" office:value="10.8515448999366" calcext:value-type="float">
            <text:p>10,8515448999</text:p>
          </table:table-cell>
          <table:table-cell table:style-name="ce4" table:formula="of:=[$Redistribution_central.H45]" office:value-type="float" office:value="7.68265535843074" calcext:value-type="float">
            <text:p>7,6826553584</text:p>
          </table:table-cell>
          <table:table-cell table:style-name="ce4" table:formula="of:=[$Redistribution_central.I45]" office:value-type="float" office:value="8.9692256213955" calcext:value-type="float">
            <text:p>8,9692256214</text:p>
          </table:table-cell>
          <table:table-cell table:style-name="ce4"/>
          <table:table-cell/>
          <table:table-cell table:style-name="ce4" table:formula="of:=[$redistribution_low.F45]" office:value-type="float" office:value="6.5850670298901" calcext:value-type="float">
            <text:p>6,5850670299</text:p>
          </table:table-cell>
          <table:table-cell table:style-name="ce4" table:formula="of:=[$redistribution_low.G45]" office:value-type="float" office:value="10.9316335004415" calcext:value-type="float">
            <text:p>10,9316335004</text:p>
          </table:table-cell>
          <table:table-cell table:style-name="ce4" table:formula="of:=[$redistribution_low.H45]" office:value-type="float" office:value="7.90808668982818" calcext:value-type="float">
            <text:p>7,9080866898</text:p>
          </table:table-cell>
          <table:table-cell table:style-name="ce4" table:formula="of:=[$redistribution_low.I45]" office:value-type="float" office:value="8.91342648166001" calcext:value-type="float">
            <text:p>8,9134264817</text:p>
          </table:table-cell>
          <table:table-cell table:number-columns-repeated="1007"/>
        </table:table-row>
        <table:table-row table:style-name="ro7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F46]" office:value-type="float" office:value="6.33596738245216" calcext:value-type="float">
            <text:p>6,3359673825</text:p>
          </table:table-cell>
          <table:table-cell table:style-name="ce4" table:formula="of:=[$Redistribution_high.G46]" office:value-type="float" office:value="11.5033920880471" calcext:value-type="float">
            <text:p>11,503392088</text:p>
          </table:table-cell>
          <table:table-cell table:style-name="ce4" table:formula="of:=[$Redistribution_high.H46]" office:value-type="float" office:value="7.57247796478507" calcext:value-type="float">
            <text:p>7,5724779648</text:p>
          </table:table-cell>
          <table:table-cell table:style-name="ce4" table:formula="of:=[$Redistribution_high.I46]" office:value-type="float" office:value="9.03416257091305" calcext:value-type="float">
            <text:p>9,0341625709</text:p>
          </table:table-cell>
          <table:table-cell table:style-name="ce4"/>
          <table:table-cell/>
          <table:table-cell table:style-name="ce4" table:formula="of:=[$Redistribution_central.F46]" office:value-type="float" office:value="6.08187797998677" calcext:value-type="float">
            <text:p>6,08187798</text:p>
          </table:table-cell>
          <table:table-cell table:style-name="ce4" table:formula="of:=[$Redistribution_central.G46]" office:value-type="float" office:value="10.6886602417152" calcext:value-type="float">
            <text:p>10,6886602417</text:p>
          </table:table-cell>
          <table:table-cell table:style-name="ce4" table:formula="of:=[$Redistribution_central.H46]" office:value-type="float" office:value="7.45548612930779" calcext:value-type="float">
            <text:p>7,4554861293</text:p>
          </table:table-cell>
          <table:table-cell table:style-name="ce4" table:formula="of:=[$Redistribution_central.I46]" office:value-type="float" office:value="8.80702252541567" calcext:value-type="float">
            <text:p>8,8070225254</text:p>
          </table:table-cell>
          <table:table-cell table:style-name="ce4"/>
          <table:table-cell/>
          <table:table-cell table:style-name="ce4" table:formula="of:=[$redistribution_low.F46]" office:value-type="float" office:value="6.64983206794394" calcext:value-type="float">
            <text:p>6,6498320679</text:p>
          </table:table-cell>
          <table:table-cell table:style-name="ce4" table:formula="of:=[$redistribution_low.G46]" office:value-type="float" office:value="11.2277676612995" calcext:value-type="float">
            <text:p>11,2277676613</text:p>
          </table:table-cell>
          <table:table-cell table:style-name="ce4" table:formula="of:=[$redistribution_low.H46]" office:value-type="float" office:value="8.25765683020794" calcext:value-type="float">
            <text:p>8,2576568302</text:p>
          </table:table-cell>
          <table:table-cell table:style-name="ce4" table:formula="of:=[$redistribution_low.I46]" office:value-type="float" office:value="8.75769735270499" calcext:value-type="float">
            <text:p>8,7576973527</text:p>
          </table:table-cell>
          <table:table-cell table:number-columns-repeated="1007"/>
        </table:table-row>
        <table:table-row table:style-name="ro7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F47]" office:value-type="float" office:value="6.41191463248875" calcext:value-type="float">
            <text:p>6,4119146325</text:p>
          </table:table-cell>
          <table:table-cell table:style-name="ce4" table:formula="of:=[$Redistribution_high.G47]" office:value-type="float" office:value="10.9694605888412" calcext:value-type="float">
            <text:p>10,9694605888</text:p>
          </table:table-cell>
          <table:table-cell table:style-name="ce4" table:formula="of:=[$Redistribution_high.H47]" office:value-type="float" office:value="7.45016099654982" calcext:value-type="float">
            <text:p>7,4501609965</text:p>
          </table:table-cell>
          <table:table-cell table:style-name="ce4" table:formula="of:=[$Redistribution_high.I47]" office:value-type="float" office:value="8.94031881215218" calcext:value-type="float">
            <text:p>8,9403188122</text:p>
          </table:table-cell>
          <table:table-cell table:style-name="ce4"/>
          <table:table-cell/>
          <table:table-cell table:style-name="ce4" table:formula="of:=[$Redistribution_central.F47]" office:value-type="float" office:value="6.56898779732671" calcext:value-type="float">
            <text:p>6,5689877973</text:p>
          </table:table-cell>
          <table:table-cell table:style-name="ce4" table:formula="of:=[$Redistribution_central.G47]" office:value-type="float" office:value="10.4985329070879" calcext:value-type="float">
            <text:p>10,4985329071</text:p>
          </table:table-cell>
          <table:table-cell table:style-name="ce4" table:formula="of:=[$Redistribution_central.H47]" office:value-type="float" office:value="7.44118465261183" calcext:value-type="float">
            <text:p>7,4411846526</text:p>
          </table:table-cell>
          <table:table-cell table:style-name="ce4" table:formula="of:=[$Redistribution_central.I47]" office:value-type="float" office:value="9.45979811597558" calcext:value-type="float">
            <text:p>9,459798116</text:p>
          </table:table-cell>
          <table:table-cell table:style-name="ce4"/>
          <table:table-cell/>
          <table:table-cell table:style-name="ce4" table:formula="of:=[$redistribution_low.F47]" office:value-type="float" office:value="7.07005707453286" calcext:value-type="float">
            <text:p>7,0700570745</text:p>
          </table:table-cell>
          <table:table-cell table:style-name="ce4" table:formula="of:=[$redistribution_low.G47]" office:value-type="float" office:value="10.9742300019914" calcext:value-type="float">
            <text:p>10,974230002</text:p>
          </table:table-cell>
          <table:table-cell table:style-name="ce4" table:formula="of:=[$redistribution_low.H47]" office:value-type="float" office:value="8.14559957662714" calcext:value-type="float">
            <text:p>8,1455995766</text:p>
          </table:table-cell>
          <table:table-cell table:style-name="ce4" table:formula="of:=[$redistribution_low.I47]" office:value-type="float" office:value="9.64235912023635" calcext:value-type="float">
            <text:p>9,6423591202</text:p>
          </table:table-cell>
          <table:table-cell table:number-columns-repeated="1007"/>
        </table:table-row>
        <table:table-row table:style-name="ro7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F48]" office:value-type="float" office:value="6.58535351057211" calcext:value-type="float">
            <text:p>6,5853535106</text:p>
          </table:table-cell>
          <table:table-cell table:style-name="ce4" table:formula="of:=[$Redistribution_high.G48]" office:value-type="float" office:value="10.9194487916145" calcext:value-type="float">
            <text:p>10,9194487916</text:p>
          </table:table-cell>
          <table:table-cell table:style-name="ce4" table:formula="of:=[$Redistribution_high.H48]" office:value-type="float" office:value="7.52734612505942" calcext:value-type="float">
            <text:p>7,5273461251</text:p>
          </table:table-cell>
          <table:table-cell table:style-name="ce4" table:formula="of:=[$Redistribution_high.I48]" office:value-type="float" office:value="9.16049565497233" calcext:value-type="float">
            <text:p>9,160495655</text:p>
          </table:table-cell>
          <table:table-cell table:style-name="ce4"/>
          <table:table-cell/>
          <table:table-cell table:style-name="ce4" table:formula="of:=[$Redistribution_central.F48]" office:value-type="float" office:value="6.40735810228169" calcext:value-type="float">
            <text:p>6,4073581023</text:p>
          </table:table-cell>
          <table:table-cell table:style-name="ce4" table:formula="of:=[$Redistribution_central.G48]" office:value-type="float" office:value="10.1927747700735" calcext:value-type="float">
            <text:p>10,1927747701</text:p>
          </table:table-cell>
          <table:table-cell table:style-name="ce4" table:formula="of:=[$Redistribution_central.H48]" office:value-type="float" office:value="7.38572054220578" calcext:value-type="float">
            <text:p>7,3857205422</text:p>
          </table:table-cell>
          <table:table-cell table:style-name="ce4" table:formula="of:=[$Redistribution_central.I48]" office:value-type="float" office:value="8.53134776328887" calcext:value-type="float">
            <text:p>8,5313477633</text:p>
          </table:table-cell>
          <table:table-cell table:style-name="ce4"/>
          <table:table-cell/>
          <table:table-cell table:style-name="ce4" table:formula="of:=[$redistribution_low.F48]" office:value-type="float" office:value="6.79511707103971" calcext:value-type="float">
            <text:p>6,795117071</text:p>
          </table:table-cell>
          <table:table-cell table:style-name="ce4" table:formula="of:=[$redistribution_low.G48]" office:value-type="float" office:value="11.2088416179987" calcext:value-type="float">
            <text:p>11,208841618</text:p>
          </table:table-cell>
          <table:table-cell table:style-name="ce4" table:formula="of:=[$redistribution_low.H48]" office:value-type="float" office:value="8.06272309898197" calcext:value-type="float">
            <text:p>8,062723099</text:p>
          </table:table-cell>
          <table:table-cell table:style-name="ce4" table:formula="of:=[$redistribution_low.I48]" office:value-type="float" office:value="9.45739361847485" calcext:value-type="float">
            <text:p>9,4573936185</text:p>
          </table:table-cell>
          <table:table-cell table:number-columns-repeated="1007"/>
        </table:table-row>
        <table:table-row table:style-name="ro6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F49]" office:value-type="float" office:value="6.62174989186019" calcext:value-type="float">
            <text:p>6,6217498919</text:p>
          </table:table-cell>
          <table:table-cell table:style-name="ce4" table:formula="of:=[$Redistribution_high.G49]" office:value-type="float" office:value="10.5156442868972" calcext:value-type="float">
            <text:p>10,5156442869</text:p>
          </table:table-cell>
          <table:table-cell table:style-name="ce4" table:formula="of:=[$Redistribution_high.H49]" office:value-type="float" office:value="7.92125700833887" calcext:value-type="float">
            <text:p>7,9212570083</text:p>
          </table:table-cell>
          <table:table-cell table:style-name="ce4" table:formula="of:=[$Redistribution_high.I49]" office:value-type="float" office:value="9.20362873659281" calcext:value-type="float">
            <text:p>9,2036287366</text:p>
          </table:table-cell>
          <table:table-cell table:style-name="ce4"/>
          <table:table-cell/>
          <table:table-cell table:style-name="ce4" table:formula="of:=[$Redistribution_central.F49]" office:value-type="float" office:value="6.6929376852578" calcext:value-type="float">
            <text:p>6,6929376853</text:p>
          </table:table-cell>
          <table:table-cell table:style-name="ce4" table:formula="of:=[$Redistribution_central.G49]" office:value-type="float" office:value="11.1375373854013" calcext:value-type="float">
            <text:p>11,1375373854</text:p>
          </table:table-cell>
          <table:table-cell table:style-name="ce4" table:formula="of:=[$Redistribution_central.H49]" office:value-type="float" office:value="7.48386584552366" calcext:value-type="float">
            <text:p>7,4838658455</text:p>
          </table:table-cell>
          <table:table-cell table:style-name="ce4" table:formula="of:=[$Redistribution_central.I49]" office:value-type="float" office:value="9.80144354517979" calcext:value-type="float">
            <text:p>9,8014435452</text:p>
          </table:table-cell>
          <table:table-cell table:style-name="ce4"/>
          <table:table-cell/>
          <table:table-cell table:style-name="ce4" table:formula="of:=[$redistribution_low.F49]" office:value-type="float" office:value="6.59592297737927" calcext:value-type="float">
            <text:p>6,5959229774</text:p>
          </table:table-cell>
          <table:table-cell table:style-name="ce4" table:formula="of:=[$redistribution_low.G49]" office:value-type="float" office:value="11.0581658231059" calcext:value-type="float">
            <text:p>11,0581658231</text:p>
          </table:table-cell>
          <table:table-cell table:style-name="ce4" table:formula="of:=[$redistribution_low.H49]" office:value-type="float" office:value="7.84653220731352" calcext:value-type="float">
            <text:p>7,8465322073</text:p>
          </table:table-cell>
          <table:table-cell table:style-name="ce4" table:formula="of:=[$redistribution_low.I49]" office:value-type="float" office:value="9.57429218827179" calcext:value-type="float">
            <text:p>9,5742921883</text:p>
          </table:table-cell>
          <table:table-cell table:number-columns-repeated="1007"/>
        </table:table-row>
        <table:table-row table:style-name="ro6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F50]" office:value-type="float" office:value="6.27778646017322" calcext:value-type="float">
            <text:p>6,2777864602</text:p>
          </table:table-cell>
          <table:table-cell table:style-name="ce4" table:formula="of:=[$Redistribution_high.G50]" office:value-type="float" office:value="10.5188631783911" calcext:value-type="float">
            <text:p>10,5188631784</text:p>
          </table:table-cell>
          <table:table-cell table:style-name="ce4" table:formula="of:=[$Redistribution_high.H50]" office:value-type="float" office:value="7.59583574167987" calcext:value-type="float">
            <text:p>7,5958357417</text:p>
          </table:table-cell>
          <table:table-cell table:style-name="ce4" table:formula="of:=[$Redistribution_high.I50]" office:value-type="float" office:value="8.54564181874706" calcext:value-type="float">
            <text:p>8,5456418187</text:p>
          </table:table-cell>
          <table:table-cell table:style-name="ce4"/>
          <table:table-cell/>
          <table:table-cell table:style-name="ce4" table:formula="of:=[$Redistribution_central.F50]" office:value-type="float" office:value="6.46613320146584" calcext:value-type="float">
            <text:p>6,4661332015</text:p>
          </table:table-cell>
          <table:table-cell table:style-name="ce4" table:formula="of:=[$Redistribution_central.G50]" office:value-type="float" office:value="11.3903991477212" calcext:value-type="float">
            <text:p>11,3903991477</text:p>
          </table:table-cell>
          <table:table-cell table:style-name="ce4" table:formula="of:=[$Redistribution_central.H50]" office:value-type="float" office:value="7.80307099698047" calcext:value-type="float">
            <text:p>7,803070997</text:p>
          </table:table-cell>
          <table:table-cell table:style-name="ce4" table:formula="of:=[$Redistribution_central.I50]" office:value-type="float" office:value="9.29077462709113" calcext:value-type="float">
            <text:p>9,2907746271</text:p>
          </table:table-cell>
          <table:table-cell table:style-name="ce4"/>
          <table:table-cell/>
          <table:table-cell table:style-name="ce4" table:formula="of:=[$redistribution_low.F50]" office:value-type="float" office:value="6.52259533913558" calcext:value-type="float">
            <text:p>6,5225953391</text:p>
          </table:table-cell>
          <table:table-cell table:style-name="ce4" table:formula="of:=[$redistribution_low.G50]" office:value-type="float" office:value="11.6952657034949" calcext:value-type="float">
            <text:p>11,6952657035</text:p>
          </table:table-cell>
          <table:table-cell table:style-name="ce4" table:formula="of:=[$redistribution_low.H50]" office:value-type="float" office:value="8.03153137474697" calcext:value-type="float">
            <text:p>8,0315313747</text:p>
          </table:table-cell>
          <table:table-cell table:style-name="ce4" table:formula="of:=[$redistribution_low.I50]" office:value-type="float" office:value="9.4523185431744" calcext:value-type="float">
            <text:p>9,4523185432</text:p>
          </table:table-cell>
          <table:table-cell table:number-columns-repeated="1007"/>
        </table:table-row>
        <table:table-row table:style-name="ro7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F51]" office:value-type="float" office:value="6.24235299795973" calcext:value-type="float">
            <text:p>6,242352998</text:p>
          </table:table-cell>
          <table:table-cell table:style-name="ce4" table:formula="of:=[$Redistribution_high.G51]" office:value-type="float" office:value="10.4539155896064" calcext:value-type="float">
            <text:p>10,4539155896</text:p>
          </table:table-cell>
          <table:table-cell table:style-name="ce4" table:formula="of:=[$Redistribution_high.H51]" office:value-type="float" office:value="7.01733933159083" calcext:value-type="float">
            <text:p>7,0173393316</text:p>
          </table:table-cell>
          <table:table-cell table:style-name="ce4" table:formula="of:=[$Redistribution_high.I51]" office:value-type="float" office:value="9.45499269567752" calcext:value-type="float">
            <text:p>9,4549926957</text:p>
          </table:table-cell>
          <table:table-cell table:style-name="ce4"/>
          <table:table-cell/>
          <table:table-cell table:style-name="ce4" table:formula="of:=[$Redistribution_central.F51]" office:value-type="float" office:value="6.86813974463853" calcext:value-type="float">
            <text:p>6,8681397446</text:p>
          </table:table-cell>
          <table:table-cell table:style-name="ce4" table:formula="of:=[$Redistribution_central.G51]" office:value-type="float" office:value="11.8791173488455" calcext:value-type="float">
            <text:p>11,8791173488</text:p>
          </table:table-cell>
          <table:table-cell table:style-name="ce4" table:formula="of:=[$Redistribution_central.H51]" office:value-type="float" office:value="8.16884568177135" calcext:value-type="float">
            <text:p>8,1688456818</text:p>
          </table:table-cell>
          <table:table-cell table:style-name="ce4" table:formula="of:=[$Redistribution_central.I51]" office:value-type="float" office:value="9.64323907425674" calcext:value-type="float">
            <text:p>9,6432390743</text:p>
          </table:table-cell>
          <table:table-cell table:style-name="ce4"/>
          <table:table-cell/>
          <table:table-cell table:style-name="ce4" table:formula="of:=[$redistribution_low.F51]" office:value-type="float" office:value="6.71733320210221" calcext:value-type="float">
            <text:p>6,7173332021</text:p>
          </table:table-cell>
          <table:table-cell table:style-name="ce4" table:formula="of:=[$redistribution_low.G51]" office:value-type="float" office:value="10.724462672699" calcext:value-type="float">
            <text:p>10,7244626727</text:p>
          </table:table-cell>
          <table:table-cell table:style-name="ce4" table:formula="of:=[$redistribution_low.H51]" office:value-type="float" office:value="7.87998923444795" calcext:value-type="float">
            <text:p>7,8799892344</text:p>
          </table:table-cell>
          <table:table-cell table:style-name="ce4" table:formula="of:=[$redistribution_low.I51]" office:value-type="float" office:value="9.37493644919357" calcext:value-type="float">
            <text:p>9,3749364492</text:p>
          </table:table-cell>
          <table:table-cell table:number-columns-repeated="1007"/>
        </table:table-row>
        <table:table-row table:style-name="ro7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F52]" office:value-type="float" office:value="6.31936549150862" calcext:value-type="float">
            <text:p>6,3193654915</text:p>
          </table:table-cell>
          <table:table-cell table:style-name="ce4" table:formula="of:=[$Redistribution_high.G52]" office:value-type="float" office:value="9.91603781522595" calcext:value-type="float">
            <text:p>9,9160378152</text:p>
          </table:table-cell>
          <table:table-cell table:style-name="ce4" table:formula="of:=[$Redistribution_high.H52]" office:value-type="float" office:value="6.84963683854414" calcext:value-type="float">
            <text:p>6,8496368385</text:p>
          </table:table-cell>
          <table:table-cell table:style-name="ce4" table:formula="of:=[$Redistribution_high.I52]" office:value-type="float" office:value="8.9006578803885" calcext:value-type="float">
            <text:p>8,9006578804</text:p>
          </table:table-cell>
          <table:table-cell table:style-name="ce4"/>
          <table:table-cell/>
          <table:table-cell table:style-name="ce4" table:formula="of:=[$Redistribution_central.F52]" office:value-type="float" office:value="6.82222700736522" calcext:value-type="float">
            <text:p>6,8222270074</text:p>
          </table:table-cell>
          <table:table-cell table:style-name="ce4" table:formula="of:=[$Redistribution_central.G52]" office:value-type="float" office:value="11.0624367499271" calcext:value-type="float">
            <text:p>11,0624367499</text:p>
          </table:table-cell>
          <table:table-cell table:style-name="ce4" table:formula="of:=[$Redistribution_central.H52]" office:value-type="float" office:value="7.84736639687799" calcext:value-type="float">
            <text:p>7,8473663969</text:p>
          </table:table-cell>
          <table:table-cell table:style-name="ce4" table:formula="of:=[$Redistribution_central.I52]" office:value-type="float" office:value="9.47937268025444" calcext:value-type="float">
            <text:p>9,4793726803</text:p>
          </table:table-cell>
          <table:table-cell table:style-name="ce4"/>
          <table:table-cell/>
          <table:table-cell table:style-name="ce4" table:formula="of:=[$redistribution_low.F52]" office:value-type="float" office:value="7.05078202822731" calcext:value-type="float">
            <text:p>7,0507820282</text:p>
          </table:table-cell>
          <table:table-cell table:style-name="ce4" table:formula="of:=[$redistribution_low.G52]" office:value-type="float" office:value="11.0297413430552" calcext:value-type="float">
            <text:p>11,0297413431</text:p>
          </table:table-cell>
          <table:table-cell table:style-name="ce4" table:formula="of:=[$redistribution_low.H52]" office:value-type="float" office:value="8.29600858670945" calcext:value-type="float">
            <text:p>8,2960085867</text:p>
          </table:table-cell>
          <table:table-cell table:style-name="ce4" table:formula="of:=[$redistribution_low.I52]" office:value-type="float" office:value="9.70647677006946" calcext:value-type="float">
            <text:p>9,7064767701</text:p>
          </table:table-cell>
          <table:table-cell table:number-columns-repeated="1007"/>
        </table:table-row>
        <table:table-row table:style-name="ro7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F53]" office:value-type="float" office:value="6.24579638682312" calcext:value-type="float">
            <text:p>6,2457963868</text:p>
          </table:table-cell>
          <table:table-cell table:style-name="ce4" table:formula="of:=[$Redistribution_high.G53]" office:value-type="float" office:value="10.3210433915398" calcext:value-type="float">
            <text:p>10,3210433915</text:p>
          </table:table-cell>
          <table:table-cell table:style-name="ce4" table:formula="of:=[$Redistribution_high.H53]" office:value-type="float" office:value="7.2468667193152" calcext:value-type="float">
            <text:p>7,2468667193</text:p>
          </table:table-cell>
          <table:table-cell table:style-name="ce4" table:formula="of:=[$Redistribution_high.I53]" office:value-type="float" office:value="8.98011123098864" calcext:value-type="float">
            <text:p>8,980111231</text:p>
          </table:table-cell>
          <table:table-cell table:style-name="ce4"/>
          <table:table-cell/>
          <table:table-cell table:style-name="ce4" table:formula="of:=[$Redistribution_central.F53]" office:value-type="float" office:value="6.86884091563325" calcext:value-type="float">
            <text:p>6,8688409156</text:p>
          </table:table-cell>
          <table:table-cell table:style-name="ce4" table:formula="of:=[$Redistribution_central.G53]" office:value-type="float" office:value="11.2885639652867" calcext:value-type="float">
            <text:p>11,2885639653</text:p>
          </table:table-cell>
          <table:table-cell table:style-name="ce4" table:formula="of:=[$Redistribution_central.H53]" office:value-type="float" office:value="7.92905020292545" calcext:value-type="float">
            <text:p>7,9290502029</text:p>
          </table:table-cell>
          <table:table-cell table:style-name="ce4" table:formula="of:=[$Redistribution_central.I53]" office:value-type="float" office:value="10.062368100099" calcext:value-type="float">
            <text:p>10,0623681001</text:p>
          </table:table-cell>
          <table:table-cell table:style-name="ce4"/>
          <table:table-cell/>
          <table:table-cell table:style-name="ce4" table:formula="of:=[$redistribution_low.F53]" office:value-type="float" office:value="6.58965440165679" calcext:value-type="float">
            <text:p>6,5896544017</text:p>
          </table:table-cell>
          <table:table-cell table:style-name="ce4" table:formula="of:=[$redistribution_low.G53]" office:value-type="float" office:value="10.2919654837119" calcext:value-type="float">
            <text:p>10,2919654837</text:p>
          </table:table-cell>
          <table:table-cell table:style-name="ce4" table:formula="of:=[$redistribution_low.H53]" office:value-type="float" office:value="7.8479475142808" calcext:value-type="float">
            <text:p>7,8479475143</text:p>
          </table:table-cell>
          <table:table-cell table:style-name="ce4" table:formula="of:=[$redistribution_low.I53]" office:value-type="float" office:value="9.03113386068103" calcext:value-type="float">
            <text:p>9,0311338607</text:p>
          </table:table-cell>
          <table:table-cell table:number-columns-repeated="1007"/>
        </table:table-row>
        <table:table-row table:style-name="ro6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F54]" office:value-type="float" office:value="6.04139777637654" calcext:value-type="float">
            <text:p>6,0413977764</text:p>
          </table:table-cell>
          <table:table-cell table:style-name="ce4" table:formula="of:=[$Redistribution_high.G54]" office:value-type="float" office:value="10.5957367574158" calcext:value-type="float">
            <text:p>10,5957367574</text:p>
          </table:table-cell>
          <table:table-cell table:style-name="ce4" table:formula="of:=[$Redistribution_high.H54]" office:value-type="float" office:value="7.176955344964" calcext:value-type="float">
            <text:p>7,176955345</text:p>
          </table:table-cell>
          <table:table-cell table:style-name="ce4" table:formula="of:=[$Redistribution_high.I54]" office:value-type="float" office:value="9.04180221219084" calcext:value-type="float">
            <text:p>9,0418022122</text:p>
          </table:table-cell>
          <table:table-cell table:style-name="ce4"/>
          <table:table-cell/>
          <table:table-cell table:style-name="ce4" table:formula="of:=[$Redistribution_central.F54]" office:value-type="float" office:value="6.33711630754327" calcext:value-type="float">
            <text:p>6,3371163075</text:p>
          </table:table-cell>
          <table:table-cell table:style-name="ce4" table:formula="of:=[$Redistribution_central.G54]" office:value-type="float" office:value="11.1427542816026" calcext:value-type="float">
            <text:p>11,1427542816</text:p>
          </table:table-cell>
          <table:table-cell table:style-name="ce4" table:formula="of:=[$Redistribution_central.H54]" office:value-type="float" office:value="7.73074503718464" calcext:value-type="float">
            <text:p>7,7307450372</text:p>
          </table:table-cell>
          <table:table-cell table:style-name="ce4" table:formula="of:=[$Redistribution_central.I54]" office:value-type="float" office:value="8.88002271704553" calcext:value-type="float">
            <text:p>8,880022717</text:p>
          </table:table-cell>
          <table:table-cell table:style-name="ce4"/>
          <table:table-cell/>
          <table:table-cell table:style-name="ce4" table:formula="of:=[$redistribution_low.F54]" office:value-type="float" office:value="6.32791973329837" calcext:value-type="float">
            <text:p>6,3279197333</text:p>
          </table:table-cell>
          <table:table-cell table:style-name="ce4" table:formula="of:=[$redistribution_low.G54]" office:value-type="float" office:value="10.5730143494539" calcext:value-type="float">
            <text:p>10,5730143495</text:p>
          </table:table-cell>
          <table:table-cell table:style-name="ce4" table:formula="of:=[$redistribution_low.H54]" office:value-type="float" office:value="7.75311503848678" calcext:value-type="float">
            <text:p>7,7531150385</text:p>
          </table:table-cell>
          <table:table-cell table:style-name="ce4" table:formula="of:=[$redistribution_low.I54]" office:value-type="float" office:value="8.67003994485762" calcext:value-type="float">
            <text:p>8,6700399449</text:p>
          </table:table-cell>
          <table:table-cell table:number-columns-repeated="1007"/>
        </table:table-row>
        <table:table-row table:style-name="ro7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F55]" office:value-type="float" office:value="6.43931169427355" calcext:value-type="float">
            <text:p>6,4393116943</text:p>
          </table:table-cell>
          <table:table-cell table:style-name="ce4" table:formula="of:=[$Redistribution_high.G55]" office:value-type="float" office:value="10.351235996485" calcext:value-type="float">
            <text:p>10,3512359965</text:p>
          </table:table-cell>
          <table:table-cell table:style-name="ce4" table:formula="of:=[$Redistribution_high.H55]" office:value-type="float" office:value="7.10532625324413" calcext:value-type="float">
            <text:p>7,1053262532</text:p>
          </table:table-cell>
          <table:table-cell table:style-name="ce4" table:formula="of:=[$Redistribution_high.I55]" office:value-type="float" office:value="9.27007728432464" calcext:value-type="float">
            <text:p>9,2700772843</text:p>
          </table:table-cell>
          <table:table-cell table:style-name="ce4"/>
          <table:table-cell/>
          <table:table-cell table:style-name="ce4" table:formula="of:=[$Redistribution_central.F55]" office:value-type="float" office:value="6.80089266742808" calcext:value-type="float">
            <text:p>6,8008926674</text:p>
          </table:table-cell>
          <table:table-cell table:style-name="ce4" table:formula="of:=[$Redistribution_central.G55]" office:value-type="float" office:value="10.8451229958288" calcext:value-type="float">
            <text:p>10,8451229958</text:p>
          </table:table-cell>
          <table:table-cell table:style-name="ce4" table:formula="of:=[$Redistribution_central.H55]" office:value-type="float" office:value="7.64780790304223" calcext:value-type="float">
            <text:p>7,647807903</text:p>
          </table:table-cell>
          <table:table-cell table:style-name="ce4" table:formula="of:=[$Redistribution_central.I55]" office:value-type="float" office:value="9.82223371903419" calcext:value-type="float">
            <text:p>9,822233719</text:p>
          </table:table-cell>
          <table:table-cell table:style-name="ce4"/>
          <table:table-cell/>
          <table:table-cell table:style-name="ce4" table:formula="of:=[$redistribution_low.F55]" office:value-type="float" office:value="7.02552627912646" calcext:value-type="float">
            <text:p>7,0255262791</text:p>
          </table:table-cell>
          <table:table-cell table:style-name="ce4" table:formula="of:=[$redistribution_low.G55]" office:value-type="float" office:value="10.8925321868492" calcext:value-type="float">
            <text:p>10,8925321868</text:p>
          </table:table-cell>
          <table:table-cell table:style-name="ce4" table:formula="of:=[$redistribution_low.H55]" office:value-type="float" office:value="8.12552531382617" calcext:value-type="float">
            <text:p>8,1255253138</text:p>
          </table:table-cell>
          <table:table-cell table:style-name="ce4" table:formula="of:=[$redistribution_low.I55]" office:value-type="float" office:value="9.39226883672895" calcext:value-type="float">
            <text:p>9,3922688367</text:p>
          </table:table-cell>
          <table:table-cell table:number-columns-repeated="1007"/>
        </table:table-row>
        <table:table-row table:style-name="ro7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F56]" office:value-type="float" office:value="6.51709498283767" calcext:value-type="float">
            <text:p>6,5170949828</text:p>
          </table:table-cell>
          <table:table-cell table:style-name="ce4" table:formula="of:=[$Redistribution_high.G56]" office:value-type="float" office:value="10.6487518014452" calcext:value-type="float">
            <text:p>10,6487518014</text:p>
          </table:table-cell>
          <table:table-cell table:style-name="ce4" table:formula="of:=[$Redistribution_high.H56]" office:value-type="float" office:value="7.21750847249851" calcext:value-type="float">
            <text:p>7,2175084725</text:p>
          </table:table-cell>
          <table:table-cell table:style-name="ce4" table:formula="of:=[$Redistribution_high.I56]" office:value-type="float" office:value="9.30155911707872" calcext:value-type="float">
            <text:p>9,3015591171</text:p>
          </table:table-cell>
          <table:table-cell table:style-name="ce4"/>
          <table:table-cell/>
          <table:table-cell table:style-name="ce4" table:formula="of:=[$Redistribution_central.F56]" office:value-type="float" office:value="6.87564609995831" calcext:value-type="float">
            <text:p>6,8756461</text:p>
          </table:table-cell>
          <table:table-cell table:style-name="ce4" table:formula="of:=[$Redistribution_central.G56]" office:value-type="float" office:value="11.0042694470503" calcext:value-type="float">
            <text:p>11,0042694471</text:p>
          </table:table-cell>
          <table:table-cell table:style-name="ce4" table:formula="of:=[$Redistribution_central.H56]" office:value-type="float" office:value="7.8002632773413" calcext:value-type="float">
            <text:p>7,8002632773</text:p>
          </table:table-cell>
          <table:table-cell table:style-name="ce4" table:formula="of:=[$Redistribution_central.I56]" office:value-type="float" office:value="9.59627657956095" calcext:value-type="float">
            <text:p>9,5962765796</text:p>
          </table:table-cell>
          <table:table-cell table:style-name="ce4"/>
          <table:table-cell/>
          <table:table-cell table:style-name="ce4" table:formula="of:=[$redistribution_low.F56]" office:value-type="float" office:value="6.88076275861252" calcext:value-type="float">
            <text:p>6,8807627586</text:p>
          </table:table-cell>
          <table:table-cell table:style-name="ce4" table:formula="of:=[$redistribution_low.G56]" office:value-type="float" office:value="10.7021210986026" calcext:value-type="float">
            <text:p>10,7021210986</text:p>
          </table:table-cell>
          <table:table-cell table:style-name="ce4" table:formula="of:=[$redistribution_low.H56]" office:value-type="float" office:value="7.9662673659254" calcext:value-type="float">
            <text:p>7,9662673659</text:p>
          </table:table-cell>
          <table:table-cell table:style-name="ce4" table:formula="of:=[$redistribution_low.I56]" office:value-type="float" office:value="9.36767540818257" calcext:value-type="float">
            <text:p>9,3676754082</text:p>
          </table:table-cell>
          <table:table-cell table:number-columns-repeated="1007"/>
        </table:table-row>
        <table:table-row table:style-name="ro7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F57]" office:value-type="float" office:value="6.12796614174609" calcext:value-type="float">
            <text:p>6,1279661417</text:p>
          </table:table-cell>
          <table:table-cell table:style-name="ce4" table:formula="of:=[$Redistribution_high.G57]" office:value-type="float" office:value="10.1647026926812" calcext:value-type="float">
            <text:p>10,1647026927</text:p>
          </table:table-cell>
          <table:table-cell table:style-name="ce4" table:formula="of:=[$Redistribution_high.H57]" office:value-type="float" office:value="6.89766681864714" calcext:value-type="float">
            <text:p>6,8976668186</text:p>
          </table:table-cell>
          <table:table-cell table:style-name="ce4" table:formula="of:=[$Redistribution_high.I57]" office:value-type="float" office:value="9.080660037067" calcext:value-type="float">
            <text:p>9,0806600371</text:p>
          </table:table-cell>
          <table:table-cell table:style-name="ce4"/>
          <table:table-cell/>
          <table:table-cell table:style-name="ce4" table:formula="of:=[$Redistribution_central.F57]" office:value-type="float" office:value="6.78186529070469" calcext:value-type="float">
            <text:p>6,7818652907</text:p>
          </table:table-cell>
          <table:table-cell table:style-name="ce4" table:formula="of:=[$Redistribution_central.G57]" office:value-type="float" office:value="11.0462094914716" calcext:value-type="float">
            <text:p>11,0462094915</text:p>
          </table:table-cell>
          <table:table-cell table:style-name="ce4" table:formula="of:=[$Redistribution_central.H57]" office:value-type="float" office:value="7.7750140705905" calcext:value-type="float">
            <text:p>7,7750140706</text:p>
          </table:table-cell>
          <table:table-cell table:style-name="ce4" table:formula="of:=[$Redistribution_central.I57]" office:value-type="float" office:value="9.85148717222096" calcext:value-type="float">
            <text:p>9,8514871722</text:p>
          </table:table-cell>
          <table:table-cell table:style-name="ce4"/>
          <table:table-cell/>
          <table:table-cell table:style-name="ce4" table:formula="of:=[$redistribution_low.F57]" office:value-type="float" office:value="6.6356526423162" calcext:value-type="float">
            <text:p>6,6356526423</text:p>
          </table:table-cell>
          <table:table-cell table:style-name="ce4" table:formula="of:=[$redistribution_low.G57]" office:value-type="float" office:value="10.1634363351652" calcext:value-type="float">
            <text:p>10,1634363352</text:p>
          </table:table-cell>
          <table:table-cell table:style-name="ce4" table:formula="of:=[$redistribution_low.H57]" office:value-type="float" office:value="7.75445806175157" calcext:value-type="float">
            <text:p>7,7544580618</text:p>
          </table:table-cell>
          <table:table-cell table:style-name="ce4" table:formula="of:=[$redistribution_low.I57]" office:value-type="float" office:value="8.43734478797403" calcext:value-type="float">
            <text:p>8,437344788</text:p>
          </table:table-cell>
          <table:table-cell table:number-columns-repeated="1007"/>
        </table:table-row>
        <table:table-row table:style-name="ro7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F58]" office:value-type="float" office:value="5.89489740673362" calcext:value-type="float">
            <text:p>5,8948974067</text:p>
          </table:table-cell>
          <table:table-cell table:style-name="ce4" table:formula="of:=[$Redistribution_high.G58]" office:value-type="float" office:value="10.1620405135624" calcext:value-type="float">
            <text:p>10,1620405136</text:p>
          </table:table-cell>
          <table:table-cell table:style-name="ce4" table:formula="of:=[$Redistribution_high.H58]" office:value-type="float" office:value="6.76928705015928" calcext:value-type="float">
            <text:p>6,7692870502</text:p>
          </table:table-cell>
          <table:table-cell table:style-name="ce4" table:formula="of:=[$Redistribution_high.I58]" office:value-type="float" office:value="8.70065688558593" calcext:value-type="float">
            <text:p>8,7006568856</text:p>
          </table:table-cell>
          <table:table-cell table:style-name="ce4"/>
          <table:table-cell/>
          <table:table-cell table:style-name="ce4" table:formula="of:=[$Redistribution_central.F58]" office:value-type="float" office:value="6.55439976542342" calcext:value-type="float">
            <text:p>6,5543997654</text:p>
          </table:table-cell>
          <table:table-cell table:style-name="ce4" table:formula="of:=[$Redistribution_central.G58]" office:value-type="float" office:value="10.7955089087253" calcext:value-type="float">
            <text:p>10,7955089087</text:p>
          </table:table-cell>
          <table:table-cell table:style-name="ce4" table:formula="of:=[$Redistribution_central.H58]" office:value-type="float" office:value="7.58698824711386" calcext:value-type="float">
            <text:p>7,5869882471</text:p>
          </table:table-cell>
          <table:table-cell table:style-name="ce4" table:formula="of:=[$Redistribution_central.I58]" office:value-type="float" office:value="9.23571792754397" calcext:value-type="float">
            <text:p>9,2357179275</text:p>
          </table:table-cell>
          <table:table-cell table:style-name="ce4"/>
          <table:table-cell/>
          <table:table-cell table:style-name="ce4" table:formula="of:=[$redistribution_low.F58]" office:value-type="float" office:value="6.63964525640505" calcext:value-type="float">
            <text:p>6,6396452564</text:p>
          </table:table-cell>
          <table:table-cell table:style-name="ce4" table:formula="of:=[$redistribution_low.G58]" office:value-type="float" office:value="10.030887193015" calcext:value-type="float">
            <text:p>10,030887193</text:p>
          </table:table-cell>
          <table:table-cell table:style-name="ce4" table:formula="of:=[$redistribution_low.H58]" office:value-type="float" office:value="7.89318375165977" calcext:value-type="float">
            <text:p>7,8931837517</text:p>
          </table:table-cell>
          <table:table-cell table:style-name="ce4" table:formula="of:=[$redistribution_low.I58]" office:value-type="float" office:value="8.40790347523051" calcext:value-type="float">
            <text:p>8,4079034752</text:p>
          </table:table-cell>
          <table:table-cell table:number-columns-repeated="1007"/>
        </table:table-row>
        <table:table-row table:style-name="ro7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F59]" office:value-type="float" office:value="6.31250033478847" calcext:value-type="float">
            <text:p>6,3125003348</text:p>
          </table:table-cell>
          <table:table-cell table:style-name="ce4" table:formula="of:=[$Redistribution_high.G59]" office:value-type="float" office:value="9.83627529138668" calcext:value-type="float">
            <text:p>9,8362752914</text:p>
          </table:table-cell>
          <table:table-cell table:style-name="ce4" table:formula="of:=[$Redistribution_high.H59]" office:value-type="float" office:value="6.58056885577922" calcext:value-type="float">
            <text:p>6,5805688558</text:p>
          </table:table-cell>
          <table:table-cell table:style-name="ce4" table:formula="of:=[$Redistribution_high.I59]" office:value-type="float" office:value="9.38471009496094" calcext:value-type="float">
            <text:p>9,384710095</text:p>
          </table:table-cell>
          <table:table-cell table:style-name="ce4"/>
          <table:table-cell/>
          <table:table-cell table:style-name="ce4" table:formula="of:=[$Redistribution_central.F59]" office:value-type="float" office:value="6.34336260682575" calcext:value-type="float">
            <text:p>6,3433626068</text:p>
          </table:table-cell>
          <table:table-cell table:style-name="ce4" table:formula="of:=[$Redistribution_central.G59]" office:value-type="float" office:value="11.1155182531811" calcext:value-type="float">
            <text:p>11,1155182532</text:p>
          </table:table-cell>
          <table:table-cell table:style-name="ce4" table:formula="of:=[$Redistribution_central.H59]" office:value-type="float" office:value="7.27336794274741" calcext:value-type="float">
            <text:p>7,2733679427</text:p>
          </table:table-cell>
          <table:table-cell table:style-name="ce4" table:formula="of:=[$Redistribution_central.I59]" office:value-type="float" office:value="9.23313886279557" calcext:value-type="float">
            <text:p>9,2331388628</text:p>
          </table:table-cell>
          <table:table-cell table:style-name="ce4"/>
          <table:table-cell/>
          <table:table-cell table:style-name="ce4" table:formula="of:=[$redistribution_low.F59]" office:value-type="float" office:value="6.71307041887326" calcext:value-type="float">
            <text:p>6,7130704189</text:p>
          </table:table-cell>
          <table:table-cell table:style-name="ce4" table:formula="of:=[$redistribution_low.G59]" office:value-type="float" office:value="9.63860812311115" calcext:value-type="float">
            <text:p>9,6386081231</text:p>
          </table:table-cell>
          <table:table-cell table:style-name="ce4" table:formula="of:=[$redistribution_low.H59]" office:value-type="float" office:value="7.44207172709676" calcext:value-type="float">
            <text:p>7,4420717271</text:p>
          </table:table-cell>
          <table:table-cell table:style-name="ce4" table:formula="of:=[$redistribution_low.I59]" office:value-type="float" office:value="8.32916163760923" calcext:value-type="float">
            <text:p>8,3291616376</text:p>
          </table:table-cell>
          <table:table-cell table:number-columns-repeated="1007"/>
        </table:table-row>
        <table:table-row table:style-name="ro7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F60]" office:value-type="float" office:value="6.25261107802749" calcext:value-type="float">
            <text:p>6,252611078</text:p>
          </table:table-cell>
          <table:table-cell table:style-name="ce4" table:formula="of:=[$Redistribution_high.G60]" office:value-type="float" office:value="10.3539051784566" calcext:value-type="float">
            <text:p>10,3539051785</text:p>
          </table:table-cell>
          <table:table-cell table:style-name="ce4" table:formula="of:=[$Redistribution_high.H60]" office:value-type="float" office:value="6.68383347541095" calcext:value-type="float">
            <text:p>6,6838334754</text:p>
          </table:table-cell>
          <table:table-cell table:style-name="ce4" table:formula="of:=[$Redistribution_high.I60]" office:value-type="float" office:value="8.94570316598259" calcext:value-type="float">
            <text:p>8,945703166</text:p>
          </table:table-cell>
          <table:table-cell table:style-name="ce4"/>
          <table:table-cell/>
          <table:table-cell table:style-name="ce4" table:formula="of:=[$Redistribution_central.F60]" office:value-type="float" office:value="6.32424666508592" calcext:value-type="float">
            <text:p>6,3242466651</text:p>
          </table:table-cell>
          <table:table-cell table:style-name="ce4" table:formula="of:=[$Redistribution_central.G60]" office:value-type="float" office:value="10.2556279957731" calcext:value-type="float">
            <text:p>10,2556279958</text:p>
          </table:table-cell>
          <table:table-cell table:style-name="ce4" table:formula="of:=[$Redistribution_central.H60]" office:value-type="float" office:value="7.09724685229931" calcext:value-type="float">
            <text:p>7,0972468523</text:p>
          </table:table-cell>
          <table:table-cell table:style-name="ce4" table:formula="of:=[$Redistribution_central.I60]" office:value-type="float" office:value="8.98557008696507" calcext:value-type="float">
            <text:p>8,985570087</text:p>
          </table:table-cell>
          <table:table-cell table:style-name="ce4"/>
          <table:table-cell/>
          <table:table-cell table:style-name="ce4" table:formula="of:=[$redistribution_low.F60]" office:value-type="float" office:value="6.60551911271712" calcext:value-type="float">
            <text:p>6,6055191127</text:p>
          </table:table-cell>
          <table:table-cell table:style-name="ce4" table:formula="of:=[$redistribution_low.G60]" office:value-type="float" office:value="9.36133082263941" calcext:value-type="float">
            <text:p>9,3613308226</text:p>
          </table:table-cell>
          <table:table-cell table:style-name="ce4" table:formula="of:=[$redistribution_low.H60]" office:value-type="float" office:value="7.30681310673222" calcext:value-type="float">
            <text:p>7,3068131067</text:p>
          </table:table-cell>
          <table:table-cell table:style-name="ce4" table:formula="of:=[$redistribution_low.I60]" office:value-type="float" office:value="8.43696010807163" calcext:value-type="float">
            <text:p>8,4369601081</text:p>
          </table:table-cell>
          <table:table-cell table:number-columns-repeated="1007"/>
        </table:table-row>
        <table:table-row table:style-name="ro6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F61]" office:value-type="float" office:value="6.07548227902397" calcext:value-type="float">
            <text:p>6,075482279</text:p>
          </table:table-cell>
          <table:table-cell table:style-name="ce4" table:formula="of:=[$Redistribution_high.G61]" office:value-type="float" office:value="10.0288512431654" calcext:value-type="float">
            <text:p>10,0288512432</text:p>
          </table:table-cell>
          <table:table-cell table:style-name="ce4" table:formula="of:=[$Redistribution_high.H61]" office:value-type="float" office:value="6.59319331362454" calcext:value-type="float">
            <text:p>6,5931933136</text:p>
          </table:table-cell>
          <table:table-cell table:style-name="ce4" table:formula="of:=[$Redistribution_high.I61]" office:value-type="float" office:value="9.22679498149143" calcext:value-type="float">
            <text:p>9,2267949815</text:p>
          </table:table-cell>
          <table:table-cell table:style-name="ce4"/>
          <table:table-cell/>
          <table:table-cell table:style-name="ce4" table:formula="of:=[$Redistribution_central.F61]" office:value-type="float" office:value="6.30182424810833" calcext:value-type="float">
            <text:p>6,3018242481</text:p>
          </table:table-cell>
          <table:table-cell table:style-name="ce4" table:formula="of:=[$Redistribution_central.G61]" office:value-type="float" office:value="10.3685386175112" calcext:value-type="float">
            <text:p>10,3685386175</text:p>
          </table:table-cell>
          <table:table-cell table:style-name="ce4" table:formula="of:=[$Redistribution_central.H61]" office:value-type="float" office:value="6.81901006330728" calcext:value-type="float">
            <text:p>6,8190100633</text:p>
          </table:table-cell>
          <table:table-cell table:style-name="ce4" table:formula="of:=[$Redistribution_central.I61]" office:value-type="float" office:value="9.05272240399045" calcext:value-type="float">
            <text:p>9,052722404</text:p>
          </table:table-cell>
          <table:table-cell table:style-name="ce4"/>
          <table:table-cell/>
          <table:table-cell table:style-name="ce4" table:formula="of:=[$redistribution_low.F61]" office:value-type="float" office:value="6.64644749035136" calcext:value-type="float">
            <text:p>6,6464474904</text:p>
          </table:table-cell>
          <table:table-cell table:style-name="ce4" table:formula="of:=[$redistribution_low.G61]" office:value-type="float" office:value="9.77925461690774" calcext:value-type="float">
            <text:p>9,7792546169</text:p>
          </table:table-cell>
          <table:table-cell table:style-name="ce4" table:formula="of:=[$redistribution_low.H61]" office:value-type="float" office:value="7.44013427476837" calcext:value-type="float">
            <text:p>7,4401342748</text:p>
          </table:table-cell>
          <table:table-cell table:style-name="ce4" table:formula="of:=[$redistribution_low.I61]" office:value-type="float" office:value="8.62949446395093" calcext:value-type="float">
            <text:p>8,629494464</text:p>
          </table:table-cell>
          <table:table-cell table:number-columns-repeated="1007"/>
        </table:table-row>
        <table:table-row table:style-name="ro7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F62]" office:value-type="float" office:value="6.52488032201917" calcext:value-type="float">
            <text:p>6,524880322</text:p>
          </table:table-cell>
          <table:table-cell table:style-name="ce4" table:formula="of:=[$Redistribution_high.G62]" office:value-type="float" office:value="10.7567217240668" calcext:value-type="float">
            <text:p>10,7567217241</text:p>
          </table:table-cell>
          <table:table-cell table:style-name="ce4" table:formula="of:=[$Redistribution_high.H62]" office:value-type="float" office:value="6.97366430968937" calcext:value-type="float">
            <text:p>6,9736643097</text:p>
          </table:table-cell>
          <table:table-cell table:style-name="ce4" table:formula="of:=[$Redistribution_high.I62]" office:value-type="float" office:value="9.49420356169115" calcext:value-type="float">
            <text:p>9,4942035617</text:p>
          </table:table-cell>
          <table:table-cell table:style-name="ce4"/>
          <table:table-cell/>
          <table:table-cell table:style-name="ce4" table:formula="of:=[$Redistribution_central.F62]" office:value-type="float" office:value="5.85752935471574" calcext:value-type="float">
            <text:p>5,8575293547</text:p>
          </table:table-cell>
          <table:table-cell table:style-name="ce4" table:formula="of:=[$Redistribution_central.G62]" office:value-type="float" office:value="9.91603814384706" calcext:value-type="float">
            <text:p>9,9160381438</text:p>
          </table:table-cell>
          <table:table-cell table:style-name="ce4" table:formula="of:=[$Redistribution_central.H62]" office:value-type="float" office:value="6.60790311668883" calcext:value-type="float">
            <text:p>6,6079031167</text:p>
          </table:table-cell>
          <table:table-cell table:style-name="ce4" table:formula="of:=[$Redistribution_central.I62]" office:value-type="float" office:value="8.61309385069543" calcext:value-type="float">
            <text:p>8,6130938507</text:p>
          </table:table-cell>
          <table:table-cell table:style-name="ce4"/>
          <table:table-cell/>
          <table:table-cell table:style-name="ce4" table:formula="of:=[$redistribution_low.F62]" office:value-type="float" office:value="6.72371739011973" calcext:value-type="float">
            <text:p>6,7237173901</text:p>
          </table:table-cell>
          <table:table-cell table:style-name="ce4" table:formula="of:=[$redistribution_low.G62]" office:value-type="float" office:value="9.66245539875752" calcext:value-type="float">
            <text:p>9,6624553988</text:p>
          </table:table-cell>
          <table:table-cell table:style-name="ce4" table:formula="of:=[$redistribution_low.H62]" office:value-type="float" office:value="7.31693687119034" calcext:value-type="float">
            <text:p>7,3169368712</text:p>
          </table:table-cell>
          <table:table-cell table:style-name="ce4" table:formula="of:=[$redistribution_low.I62]" office:value-type="float" office:value="8.96282496431414" calcext:value-type="float">
            <text:p>8,9628249643</text:p>
          </table:table-cell>
          <table:table-cell table:number-columns-repeated="1007"/>
        </table:table-row>
        <table:table-row table:style-name="ro7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F63]" office:value-type="float" office:value="6.12929884934571" calcext:value-type="float">
            <text:p>6,1292988493</text:p>
          </table:table-cell>
          <table:table-cell table:style-name="ce4" table:formula="of:=[$Redistribution_high.G63]" office:value-type="float" office:value="9.90701801519446" calcext:value-type="float">
            <text:p>9,9070180152</text:p>
          </table:table-cell>
          <table:table-cell table:style-name="ce4" table:formula="of:=[$Redistribution_high.H63]" office:value-type="float" office:value="6.76438471376986" calcext:value-type="float">
            <text:p>6,7643847138</text:p>
          </table:table-cell>
          <table:table-cell table:style-name="ce4" table:formula="of:=[$Redistribution_high.I63]" office:value-type="float" office:value="9.12475143710523" calcext:value-type="float">
            <text:p>9,1247514371</text:p>
          </table:table-cell>
          <table:table-cell table:style-name="ce4"/>
          <table:table-cell/>
          <table:table-cell table:style-name="ce4" table:formula="of:=[$Redistribution_central.F63]" office:value-type="float" office:value="6.23413639180481" calcext:value-type="float">
            <text:p>6,2341363918</text:p>
          </table:table-cell>
          <table:table-cell table:style-name="ce4" table:formula="of:=[$Redistribution_central.G63]" office:value-type="float" office:value="10.4774666526828" calcext:value-type="float">
            <text:p>10,4774666527</text:p>
          </table:table-cell>
          <table:table-cell table:style-name="ce4" table:formula="of:=[$Redistribution_central.H63]" office:value-type="float" office:value="7.11933824766965" calcext:value-type="float">
            <text:p>7,1193382477</text:p>
          </table:table-cell>
          <table:table-cell table:style-name="ce4" table:formula="of:=[$Redistribution_central.I63]" office:value-type="float" office:value="9.620595883686" calcext:value-type="float">
            <text:p>9,6205958837</text:p>
          </table:table-cell>
          <table:table-cell table:style-name="ce4"/>
          <table:table-cell/>
          <table:table-cell table:style-name="ce4" table:formula="of:=[$redistribution_low.F63]" office:value-type="float" office:value="6.99832314241986" calcext:value-type="float">
            <text:p>6,9983231424</text:p>
          </table:table-cell>
          <table:table-cell table:style-name="ce4" table:formula="of:=[$redistribution_low.G63]" office:value-type="float" office:value="10.2885164975407" calcext:value-type="float">
            <text:p>10,2885164975</text:p>
          </table:table-cell>
          <table:table-cell table:style-name="ce4" table:formula="of:=[$redistribution_low.H63]" office:value-type="float" office:value="7.51775999812605" calcext:value-type="float">
            <text:p>7,5177599981</text:p>
          </table:table-cell>
          <table:table-cell table:style-name="ce4" table:formula="of:=[$redistribution_low.I63]" office:value-type="float" office:value="10.2613206650748" calcext:value-type="float">
            <text:p>10,2613206651</text:p>
          </table:table-cell>
          <table:table-cell table:number-columns-repeated="1007"/>
        </table:table-row>
        <table:table-row table:style-name="ro7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F64]" office:value-type="float" office:value="6.40828986178699" calcext:value-type="float">
            <text:p>6,4082898618</text:p>
          </table:table-cell>
          <table:table-cell table:style-name="ce4" table:formula="of:=[$Redistribution_high.G64]" office:value-type="float" office:value="10.0455836069331" calcext:value-type="float">
            <text:p>10,0455836069</text:p>
          </table:table-cell>
          <table:table-cell table:style-name="ce4" table:formula="of:=[$Redistribution_high.H64]" office:value-type="float" office:value="6.79905004795692" calcext:value-type="float">
            <text:p>6,799050048</text:p>
          </table:table-cell>
          <table:table-cell table:style-name="ce4" table:formula="of:=[$Redistribution_high.I64]" office:value-type="float" office:value="9.75253326905789" calcext:value-type="float">
            <text:p>9,7525332691</text:p>
          </table:table-cell>
          <table:table-cell table:style-name="ce4"/>
          <table:table-cell/>
          <table:table-cell table:style-name="ce4" table:formula="of:=[$Redistribution_central.F64]" office:value-type="float" office:value="5.99247632243704" calcext:value-type="float">
            <text:p>5,9924763224</text:p>
          </table:table-cell>
          <table:table-cell table:style-name="ce4" table:formula="of:=[$Redistribution_central.G64]" office:value-type="float" office:value="10.9309205797758" calcext:value-type="float">
            <text:p>10,9309205798</text:p>
          </table:table-cell>
          <table:table-cell table:style-name="ce4" table:formula="of:=[$Redistribution_central.H64]" office:value-type="float" office:value="6.60820395032062" calcext:value-type="float">
            <text:p>6,6082039503</text:p>
          </table:table-cell>
          <table:table-cell table:style-name="ce4" table:formula="of:=[$Redistribution_central.I64]" office:value-type="float" office:value="9.43836937189906" calcext:value-type="float">
            <text:p>9,4383693719</text:p>
          </table:table-cell>
          <table:table-cell table:style-name="ce4"/>
          <table:table-cell/>
          <table:table-cell table:style-name="ce4" table:formula="of:=[$redistribution_low.F64]" office:value-type="float" office:value="7.02459857466769" calcext:value-type="float">
            <text:p>7,0245985747</text:p>
          </table:table-cell>
          <table:table-cell table:style-name="ce4" table:formula="of:=[$redistribution_low.G64]" office:value-type="float" office:value="10.8647457544077" calcext:value-type="float">
            <text:p>10,8647457544</text:p>
          </table:table-cell>
          <table:table-cell table:style-name="ce4" table:formula="of:=[$redistribution_low.H64]" office:value-type="float" office:value="7.65477716837171" calcext:value-type="float">
            <text:p>7,6547771684</text:p>
          </table:table-cell>
          <table:table-cell table:style-name="ce4" table:formula="of:=[$redistribution_low.I64]" office:value-type="float" office:value="10.2041228019721" calcext:value-type="float">
            <text:p>10,204122802</text:p>
          </table:table-cell>
          <table:table-cell table:number-columns-repeated="1007"/>
        </table:table-row>
        <table:table-row table:style-name="ro7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F65]" office:value-type="float" office:value="6.55567869370876" calcext:value-type="float">
            <text:p>6,5556786937</text:p>
          </table:table-cell>
          <table:table-cell table:style-name="ce4" table:formula="of:=[$Redistribution_high.G65]" office:value-type="float" office:value="10.4241921034927" calcext:value-type="float">
            <text:p>10,4241921035</text:p>
          </table:table-cell>
          <table:table-cell table:style-name="ce4" table:formula="of:=[$Redistribution_high.H65]" office:value-type="float" office:value="7.02126597969139" calcext:value-type="float">
            <text:p>7,0212659797</text:p>
          </table:table-cell>
          <table:table-cell table:style-name="ce4" table:formula="of:=[$Redistribution_high.I65]" office:value-type="float" office:value="9.7964055532584" calcext:value-type="float">
            <text:p>9,7964055533</text:p>
          </table:table-cell>
          <table:table-cell table:style-name="ce4"/>
          <table:table-cell/>
          <table:table-cell table:style-name="ce4" table:formula="of:=[$Redistribution_central.F65]" office:value-type="float" office:value="6.29229333865459" calcext:value-type="float">
            <text:p>6,2922933387</text:p>
          </table:table-cell>
          <table:table-cell table:style-name="ce4" table:formula="of:=[$Redistribution_central.G65]" office:value-type="float" office:value="10.3544568877434" calcext:value-type="float">
            <text:p>10,3544568877</text:p>
          </table:table-cell>
          <table:table-cell table:style-name="ce4" table:formula="of:=[$Redistribution_central.H65]" office:value-type="float" office:value="6.83903518696" calcext:value-type="float">
            <text:p>6,839035187</text:p>
          </table:table-cell>
          <table:table-cell table:style-name="ce4" table:formula="of:=[$Redistribution_central.I65]" office:value-type="float" office:value="9.54269391331484" calcext:value-type="float">
            <text:p>9,5426939133</text:p>
          </table:table-cell>
          <table:table-cell table:style-name="ce4"/>
          <table:table-cell/>
          <table:table-cell table:style-name="ce4" table:formula="of:=[$redistribution_low.F65]" office:value-type="float" office:value="6.93301220583727" calcext:value-type="float">
            <text:p>6,9330122058</text:p>
          </table:table-cell>
          <table:table-cell table:style-name="ce4" table:formula="of:=[$redistribution_low.G65]" office:value-type="float" office:value="10.6716664099762" calcext:value-type="float">
            <text:p>10,67166641</text:p>
          </table:table-cell>
          <table:table-cell table:style-name="ce4" table:formula="of:=[$redistribution_low.H65]" office:value-type="float" office:value="7.63081672774078" calcext:value-type="float">
            <text:p>7,6308167277</text:p>
          </table:table-cell>
          <table:table-cell table:style-name="ce4" table:formula="of:=[$redistribution_low.I65]" office:value-type="float" office:value="9.80670114045436" calcext:value-type="float">
            <text:p>9,8067011405</text:p>
          </table:table-cell>
          <table:table-cell table:number-columns-repeated="1007"/>
        </table:table-row>
        <table:table-row table:style-name="ro7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F66]" office:value-type="float" office:value="6.61565677859557" calcext:value-type="float">
            <text:p>6,6156567786</text:p>
          </table:table-cell>
          <table:table-cell table:style-name="ce4" table:formula="of:=[$Redistribution_high.G66]" office:value-type="float" office:value="10.3689767860794" calcext:value-type="float">
            <text:p>10,3689767861</text:p>
          </table:table-cell>
          <table:table-cell table:style-name="ce4" table:formula="of:=[$Redistribution_high.H66]" office:value-type="float" office:value="7.11746030583871" calcext:value-type="float">
            <text:p>7,1174603058</text:p>
          </table:table-cell>
          <table:table-cell table:style-name="ce4" table:formula="of:=[$Redistribution_high.I66]" office:value-type="float" office:value="10.1560287510875" calcext:value-type="float">
            <text:p>10,1560287511</text:p>
          </table:table-cell>
          <table:table-cell table:style-name="ce4"/>
          <table:table-cell/>
          <table:table-cell table:style-name="ce4" table:formula="of:=[$Redistribution_central.F66]" office:value-type="float" office:value="6.18977614397928" calcext:value-type="float">
            <text:p>6,189776144</text:p>
          </table:table-cell>
          <table:table-cell table:style-name="ce4" table:formula="of:=[$Redistribution_central.G66]" office:value-type="float" office:value="9.73135468662187" calcext:value-type="float">
            <text:p>9,7313546866</text:p>
          </table:table-cell>
          <table:table-cell table:style-name="ce4" table:formula="of:=[$Redistribution_central.H66]" office:value-type="float" office:value="7.10293895463456" calcext:value-type="float">
            <text:p>7,1029389546</text:p>
          </table:table-cell>
          <table:table-cell table:style-name="ce4" table:formula="of:=[$Redistribution_central.I66]" office:value-type="float" office:value="8.80465857133276" calcext:value-type="float">
            <text:p>8,8046585713</text:p>
          </table:table-cell>
          <table:table-cell table:style-name="ce4"/>
          <table:table-cell/>
          <table:table-cell table:style-name="ce4" table:formula="of:=[$redistribution_low.F66]" office:value-type="float" office:value="7.11976132364682" calcext:value-type="float">
            <text:p>7,1197613236</text:p>
          </table:table-cell>
          <table:table-cell table:style-name="ce4" table:formula="of:=[$redistribution_low.G66]" office:value-type="float" office:value="10.8925200430379" calcext:value-type="float">
            <text:p>10,892520043</text:p>
          </table:table-cell>
          <table:table-cell table:style-name="ce4" table:formula="of:=[$redistribution_low.H66]" office:value-type="float" office:value="7.99863661569312" calcext:value-type="float">
            <text:p>7,9986366157</text:p>
          </table:table-cell>
          <table:table-cell table:style-name="ce4" table:formula="of:=[$redistribution_low.I66]" office:value-type="float" office:value="9.836591708479" calcext:value-type="float">
            <text:p>9,8365917085</text:p>
          </table:table-cell>
          <table:table-cell table:number-columns-repeated="1007"/>
        </table:table-row>
        <table:table-row table:style-name="ro7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F67]" office:value-type="float" office:value="6.47635969526251" calcext:value-type="float">
            <text:p>6,4763596953</text:p>
          </table:table-cell>
          <table:table-cell table:style-name="ce4" table:formula="of:=[$Redistribution_high.G67]" office:value-type="float" office:value="10.6665788864026" calcext:value-type="float">
            <text:p>10,6665788864</text:p>
          </table:table-cell>
          <table:table-cell table:style-name="ce4" table:formula="of:=[$Redistribution_high.H67]" office:value-type="float" office:value="6.95926102998453" calcext:value-type="float">
            <text:p>6,95926103</text:p>
          </table:table-cell>
          <table:table-cell table:style-name="ce4" table:formula="of:=[$Redistribution_high.I67]" office:value-type="float" office:value="10.6261249024982" calcext:value-type="float">
            <text:p>10,6261249025</text:p>
          </table:table-cell>
          <table:table-cell table:style-name="ce4"/>
          <table:table-cell/>
          <table:table-cell table:style-name="ce4" table:formula="of:=[$Redistribution_central.F67]" office:value-type="float" office:value="6.60558078612271" calcext:value-type="float">
            <text:p>6,6055807861</text:p>
          </table:table-cell>
          <table:table-cell table:style-name="ce4" table:formula="of:=[$Redistribution_central.G67]" office:value-type="float" office:value="9.88277551599814" calcext:value-type="float">
            <text:p>9,882775516</text:p>
          </table:table-cell>
          <table:table-cell table:style-name="ce4" table:formula="of:=[$Redistribution_central.H67]" office:value-type="float" office:value="7.1342818347335" calcext:value-type="float">
            <text:p>7,1342818347</text:p>
          </table:table-cell>
          <table:table-cell table:style-name="ce4" table:formula="of:=[$Redistribution_central.I67]" office:value-type="float" office:value="9.03651854354154" calcext:value-type="float">
            <text:p>9,0365185435</text:p>
          </table:table-cell>
          <table:table-cell table:style-name="ce4"/>
          <table:table-cell/>
          <table:table-cell table:style-name="ce4" table:formula="of:=[$redistribution_low.F67]" office:value-type="float" office:value="7.21153083109912" calcext:value-type="float">
            <text:p>7,2115308311</text:p>
          </table:table-cell>
          <table:table-cell table:style-name="ce4" table:formula="of:=[$redistribution_low.G67]" office:value-type="float" office:value="10.845284523392" calcext:value-type="float">
            <text:p>10,8452845234</text:p>
          </table:table-cell>
          <table:table-cell table:style-name="ce4" table:formula="of:=[$redistribution_low.H67]" office:value-type="float" office:value="7.67839127135265" calcext:value-type="float">
            <text:p>7,6783912714</text:p>
          </table:table-cell>
          <table:table-cell table:style-name="ce4" table:formula="of:=[$redistribution_low.I67]" office:value-type="float" office:value="9.84719251189712" calcext:value-type="float">
            <text:p>9,8471925119</text:p>
          </table:table-cell>
          <table:table-cell table:number-columns-repeated="1007"/>
        </table:table-row>
        <table:table-row table:style-name="ro7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F68]" office:value-type="float" office:value="6.84232433311678" calcext:value-type="float">
            <text:p>6,8423243331</text:p>
          </table:table-cell>
          <table:table-cell table:style-name="ce4" table:formula="of:=[$Redistribution_high.G68]" office:value-type="float" office:value="10.5271366896652" calcext:value-type="float">
            <text:p>10,5271366897</text:p>
          </table:table-cell>
          <table:table-cell table:style-name="ce4" table:formula="of:=[$Redistribution_high.H68]" office:value-type="float" office:value="7.34811248672348" calcext:value-type="float">
            <text:p>7,3481124867</text:p>
          </table:table-cell>
          <table:table-cell table:style-name="ce4" table:formula="of:=[$Redistribution_high.I68]" office:value-type="float" office:value="10.3331396619954" calcext:value-type="float">
            <text:p>10,333139662</text:p>
          </table:table-cell>
          <table:table-cell table:style-name="ce4"/>
          <table:table-cell/>
          <table:table-cell table:style-name="ce4" table:formula="of:=[$Redistribution_central.F68]" office:value-type="float" office:value="6.46698705226472" calcext:value-type="float">
            <text:p>6,4669870523</text:p>
          </table:table-cell>
          <table:table-cell table:style-name="ce4" table:formula="of:=[$Redistribution_central.G68]" office:value-type="float" office:value="10.1718866842694" calcext:value-type="float">
            <text:p>10,1718866843</text:p>
          </table:table-cell>
          <table:table-cell table:style-name="ce4" table:formula="of:=[$Redistribution_central.H68]" office:value-type="float" office:value="6.67167676751" calcext:value-type="float">
            <text:p>6,6716767675</text:p>
          </table:table-cell>
          <table:table-cell table:style-name="ce4" table:formula="of:=[$Redistribution_central.I68]" office:value-type="float" office:value="9.08386338562016" calcext:value-type="float">
            <text:p>9,0838633856</text:p>
          </table:table-cell>
          <table:table-cell table:style-name="ce4"/>
          <table:table-cell/>
          <table:table-cell table:style-name="ce4" table:formula="of:=[$redistribution_low.F68]" office:value-type="float" office:value="7.19970184456354" calcext:value-type="float">
            <text:p>7,1997018446</text:p>
          </table:table-cell>
          <table:table-cell table:style-name="ce4" table:formula="of:=[$redistribution_low.G68]" office:value-type="float" office:value="11.3446271528302" calcext:value-type="float">
            <text:p>11,3446271528</text:p>
          </table:table-cell>
          <table:table-cell table:style-name="ce4" table:formula="of:=[$redistribution_low.H68]" office:value-type="float" office:value="7.71629567890987" calcext:value-type="float">
            <text:p>7,7162956789</text:p>
          </table:table-cell>
          <table:table-cell table:style-name="ce4" table:formula="of:=[$redistribution_low.I68]" office:value-type="float" office:value="10.1458428349717" calcext:value-type="float">
            <text:p>10,145842835</text:p>
          </table:table-cell>
          <table:table-cell table:number-columns-repeated="1007"/>
        </table:table-row>
        <table:table-row table:style-name="ro7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F69]" office:value-type="float" office:value="6.83695187627713" calcext:value-type="float">
            <text:p>6,8369518763</text:p>
          </table:table-cell>
          <table:table-cell table:style-name="ce4" table:formula="of:=[$Redistribution_high.G69]" office:value-type="float" office:value="10.2576712329637" calcext:value-type="float">
            <text:p>10,257671233</text:p>
          </table:table-cell>
          <table:table-cell table:style-name="ce4" table:formula="of:=[$Redistribution_high.H69]" office:value-type="float" office:value="7.07815091089675" calcext:value-type="float">
            <text:p>7,0781509109</text:p>
          </table:table-cell>
          <table:table-cell table:style-name="ce4" table:formula="of:=[$Redistribution_high.I69]" office:value-type="float" office:value="9.87772595268307" calcext:value-type="float">
            <text:p>9,8777259527</text:p>
          </table:table-cell>
          <table:table-cell table:style-name="ce4"/>
          <table:table-cell/>
          <table:table-cell table:style-name="ce4" table:formula="of:=[$Redistribution_central.F69]" office:value-type="float" office:value="6.66328225580221" calcext:value-type="float">
            <text:p>6,6632822558</text:p>
          </table:table-cell>
          <table:table-cell table:style-name="ce4" table:formula="of:=[$Redistribution_central.G69]" office:value-type="float" office:value="10.329825141117" calcext:value-type="float">
            <text:p>10,3298251411</text:p>
          </table:table-cell>
          <table:table-cell table:style-name="ce4" table:formula="of:=[$Redistribution_central.H69]" office:value-type="float" office:value="7.13489875454731" calcext:value-type="float">
            <text:p>7,1348987545</text:p>
          </table:table-cell>
          <table:table-cell table:style-name="ce4" table:formula="of:=[$Redistribution_central.I69]" office:value-type="float" office:value="9.46130143882652" calcext:value-type="float">
            <text:p>9,4613014388</text:p>
          </table:table-cell>
          <table:table-cell table:style-name="ce4"/>
          <table:table-cell/>
          <table:table-cell table:style-name="ce4" table:formula="of:=[$redistribution_low.F69]" office:value-type="float" office:value="6.95831523922796" calcext:value-type="float">
            <text:p>6,9583152392</text:p>
          </table:table-cell>
          <table:table-cell table:style-name="ce4" table:formula="of:=[$redistribution_low.G69]" office:value-type="float" office:value="10.4441158730805" calcext:value-type="float">
            <text:p>10,4441158731</text:p>
          </table:table-cell>
          <table:table-cell table:style-name="ce4" table:formula="of:=[$redistribution_low.H69]" office:value-type="float" office:value="7.25515843674456" calcext:value-type="float">
            <text:p>7,2551584367</text:p>
          </table:table-cell>
          <table:table-cell table:style-name="ce4" table:formula="of:=[$redistribution_low.I69]" office:value-type="float" office:value="9.68780660102381" calcext:value-type="float">
            <text:p>9,687806601</text:p>
          </table:table-cell>
          <table:table-cell table:number-columns-repeated="1007"/>
        </table:table-row>
        <table:table-row table:style-name="ro6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F70]" office:value-type="float" office:value="6.96248532865256" calcext:value-type="float">
            <text:p>6,9624853287</text:p>
          </table:table-cell>
          <table:table-cell table:style-name="ce4" table:formula="of:=[$Redistribution_high.G70]" office:value-type="float" office:value="10.7735534716672" calcext:value-type="float">
            <text:p>10,7735534717</text:p>
          </table:table-cell>
          <table:table-cell table:style-name="ce4" table:formula="of:=[$Redistribution_high.H70]" office:value-type="float" office:value="7.32366280242079" calcext:value-type="float">
            <text:p>7,3236628024</text:p>
          </table:table-cell>
          <table:table-cell table:style-name="ce4" table:formula="of:=[$Redistribution_high.I70]" office:value-type="float" office:value="10.4575138214386" calcext:value-type="float">
            <text:p>10,4575138214</text:p>
          </table:table-cell>
          <table:table-cell table:style-name="ce4"/>
          <table:table-cell/>
          <table:table-cell table:style-name="ce4" table:formula="of:=[$Redistribution_central.F70]" office:value-type="float" office:value="6.18127073935223" calcext:value-type="float">
            <text:p>6,1812707394</text:p>
          </table:table-cell>
          <table:table-cell table:style-name="ce4" table:formula="of:=[$Redistribution_central.G70]" office:value-type="float" office:value="8.99615679042594" calcext:value-type="float">
            <text:p>8,9961567904</text:p>
          </table:table-cell>
          <table:table-cell table:style-name="ce4" table:formula="of:=[$Redistribution_central.H70]" office:value-type="float" office:value="6.72238287901308" calcext:value-type="float">
            <text:p>6,722382879</text:p>
          </table:table-cell>
          <table:table-cell table:style-name="ce4" table:formula="of:=[$Redistribution_central.I70]" office:value-type="float" office:value="8.61942071685501" calcext:value-type="float">
            <text:p>8,6194207169</text:p>
          </table:table-cell>
          <table:table-cell table:style-name="ce4"/>
          <table:table-cell/>
          <table:table-cell table:style-name="ce4" table:formula="of:=[$redistribution_low.F70]" office:value-type="float" office:value="7.07221890861513" calcext:value-type="float">
            <text:p>7,0722189086</text:p>
          </table:table-cell>
          <table:table-cell table:style-name="ce4" table:formula="of:=[$redistribution_low.G70]" office:value-type="float" office:value="9.97780469208654" calcext:value-type="float">
            <text:p>9,9778046921</text:p>
          </table:table-cell>
          <table:table-cell table:style-name="ce4" table:formula="of:=[$redistribution_low.H70]" office:value-type="float" office:value="7.39626005309639" calcext:value-type="float">
            <text:p>7,3962600531</text:p>
          </table:table-cell>
          <table:table-cell table:style-name="ce4" table:formula="of:=[$redistribution_low.I70]" office:value-type="float" office:value="9.67966885690171" calcext:value-type="float">
            <text:p>9,6796688569</text:p>
          </table:table-cell>
          <table:table-cell table:number-columns-repeated="1007"/>
        </table:table-row>
        <table:table-row table:style-name="ro7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F71]" office:value-type="float" office:value="6.89838390747932" calcext:value-type="float">
            <text:p>6,8983839075</text:p>
          </table:table-cell>
          <table:table-cell table:style-name="ce4" table:formula="of:=[$Redistribution_high.G71]" office:value-type="float" office:value="10.1067304963165" calcext:value-type="float">
            <text:p>10,1067304963</text:p>
          </table:table-cell>
          <table:table-cell table:style-name="ce4" table:formula="of:=[$Redistribution_high.H71]" office:value-type="float" office:value="7.23660492007696" calcext:value-type="float">
            <text:p>7,2366049201</text:p>
          </table:table-cell>
          <table:table-cell table:style-name="ce4" table:formula="of:=[$Redistribution_high.I71]" office:value-type="float" office:value="9.92490795258086" calcext:value-type="float">
            <text:p>9,9249079526</text:p>
          </table:table-cell>
          <table:table-cell table:style-name="ce4"/>
          <table:table-cell/>
          <table:table-cell table:style-name="ce4" table:formula="of:=[$Redistribution_central.F71]" office:value-type="float" office:value="6.37276477698038" calcext:value-type="float">
            <text:p>6,372764777</text:p>
          </table:table-cell>
          <table:table-cell table:style-name="ce4" table:formula="of:=[$Redistribution_central.G71]" office:value-type="float" office:value="8.95510522278391" calcext:value-type="float">
            <text:p>8,9551052228</text:p>
          </table:table-cell>
          <table:table-cell table:style-name="ce4" table:formula="of:=[$Redistribution_central.H71]" office:value-type="float" office:value="6.58684937270045" calcext:value-type="float">
            <text:p>6,5868493727</text:p>
          </table:table-cell>
          <table:table-cell table:style-name="ce4" table:formula="of:=[$Redistribution_central.I71]" office:value-type="float" office:value="8.97259543100365" calcext:value-type="float">
            <text:p>8,972595431</text:p>
          </table:table-cell>
          <table:table-cell table:style-name="ce4"/>
          <table:table-cell/>
          <table:table-cell table:style-name="ce4" table:formula="of:=[$redistribution_low.F71]" office:value-type="float" office:value="7.06010887175454" calcext:value-type="float">
            <text:p>7,0601088718</text:p>
          </table:table-cell>
          <table:table-cell table:style-name="ce4" table:formula="of:=[$redistribution_low.G71]" office:value-type="float" office:value="9.38872626336528" calcext:value-type="float">
            <text:p>9,3887262634</text:p>
          </table:table-cell>
          <table:table-cell table:style-name="ce4" table:formula="of:=[$redistribution_low.H71]" office:value-type="float" office:value="7.36096439456785" calcext:value-type="float">
            <text:p>7,3609643946</text:p>
          </table:table-cell>
          <table:table-cell table:style-name="ce4" table:formula="of:=[$redistribution_low.I71]" office:value-type="float" office:value="9.36219890850067" calcext:value-type="float">
            <text:p>9,3621989085</text:p>
          </table:table-cell>
          <table:table-cell table:number-columns-repeated="1007"/>
        </table:table-row>
        <table:table-row table:style-name="ro7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F72]" office:value-type="float" office:value="6.93520665644715" calcext:value-type="float">
            <text:p>6,9352066564</text:p>
          </table:table-cell>
          <table:table-cell table:style-name="ce4" table:formula="of:=[$Redistribution_high.G72]" office:value-type="float" office:value="9.89407164684346" calcext:value-type="float">
            <text:p>9,8940716468</text:p>
          </table:table-cell>
          <table:table-cell table:style-name="ce4" table:formula="of:=[$Redistribution_high.H72]" office:value-type="float" office:value="7.15671869890763" calcext:value-type="float">
            <text:p>7,1567186989</text:p>
          </table:table-cell>
          <table:table-cell table:style-name="ce4" table:formula="of:=[$Redistribution_high.I72]" office:value-type="float" office:value="9.94932277813575" calcext:value-type="float">
            <text:p>9,9493227781</text:p>
          </table:table-cell>
          <table:table-cell table:style-name="ce4"/>
          <table:table-cell/>
          <table:table-cell table:style-name="ce4" table:formula="of:=[$Redistribution_central.F72]" office:value-type="float" office:value="6.34597855979702" calcext:value-type="float">
            <text:p>6,3459785598</text:p>
          </table:table-cell>
          <table:table-cell table:style-name="ce4" table:formula="of:=[$Redistribution_central.G72]" office:value-type="float" office:value="8.90402770679685" calcext:value-type="float">
            <text:p>8,9040277068</text:p>
          </table:table-cell>
          <table:table-cell table:style-name="ce4" table:formula="of:=[$Redistribution_central.H72]" office:value-type="float" office:value="6.56115659897449" calcext:value-type="float">
            <text:p>6,561156599</text:p>
          </table:table-cell>
          <table:table-cell table:style-name="ce4" table:formula="of:=[$Redistribution_central.I72]" office:value-type="float" office:value="8.71837168813521" calcext:value-type="float">
            <text:p>8,7183716881</text:p>
          </table:table-cell>
          <table:table-cell table:style-name="ce4"/>
          <table:table-cell/>
          <table:table-cell table:style-name="ce4" table:formula="of:=[$redistribution_low.F72]" office:value-type="float" office:value="6.70395653764289" calcext:value-type="float">
            <text:p>6,7039565376</text:p>
          </table:table-cell>
          <table:table-cell table:style-name="ce4" table:formula="of:=[$redistribution_low.G72]" office:value-type="float" office:value="9.39600209223637" calcext:value-type="float">
            <text:p>9,3960020922</text:p>
          </table:table-cell>
          <table:table-cell table:style-name="ce4" table:formula="of:=[$redistribution_low.H72]" office:value-type="float" office:value="6.96663624801789" calcext:value-type="float">
            <text:p>6,966636248</text:p>
          </table:table-cell>
          <table:table-cell table:style-name="ce4" table:formula="of:=[$redistribution_low.I72]" office:value-type="float" office:value="9.12103212951965" calcext:value-type="float">
            <text:p>9,1210321295</text:p>
          </table:table-cell>
          <table:table-cell table:number-columns-repeated="1007"/>
        </table:table-row>
        <table:table-row table:style-name="ro6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F73]" office:value-type="float" office:value="6.94693874238162" calcext:value-type="float">
            <text:p>6,9469387424</text:p>
          </table:table-cell>
          <table:table-cell table:style-name="ce4" table:formula="of:=[$Redistribution_high.G73]" office:value-type="float" office:value="10.649591701344" calcext:value-type="float">
            <text:p>10,6495917013</text:p>
          </table:table-cell>
          <table:table-cell table:style-name="ce4" table:formula="of:=[$Redistribution_high.H73]" office:value-type="float" office:value="7.21802131246954" calcext:value-type="float">
            <text:p>7,2180213125</text:p>
          </table:table-cell>
          <table:table-cell table:style-name="ce4" table:formula="of:=[$Redistribution_high.I73]" office:value-type="float" office:value="10.4272934792024" calcext:value-type="float">
            <text:p>10,4272934792</text:p>
          </table:table-cell>
          <table:table-cell table:style-name="ce4"/>
          <table:table-cell/>
          <table:table-cell table:style-name="ce4" table:formula="of:=[$Redistribution_central.F73]" office:value-type="float" office:value="6.25938918984831" calcext:value-type="float">
            <text:p>6,2593891898</text:p>
          </table:table-cell>
          <table:table-cell table:style-name="ce4" table:formula="of:=[$Redistribution_central.G73]" office:value-type="float" office:value="9.81427107516684" calcext:value-type="float">
            <text:p>9,8142710752</text:p>
          </table:table-cell>
          <table:table-cell table:style-name="ce4" table:formula="of:=[$Redistribution_central.H73]" office:value-type="float" office:value="6.54258954978424" calcext:value-type="float">
            <text:p>6,5425895498</text:p>
          </table:table-cell>
          <table:table-cell table:style-name="ce4" table:formula="of:=[$Redistribution_central.I73]" office:value-type="float" office:value="9.34997557076331" calcext:value-type="float">
            <text:p>9,3499755708</text:p>
          </table:table-cell>
          <table:table-cell table:style-name="ce4"/>
          <table:table-cell/>
          <table:table-cell table:style-name="ce4" table:formula="of:=[$redistribution_low.F73]" office:value-type="float" office:value="6.48095114868099" calcext:value-type="float">
            <text:p>6,4809511487</text:p>
          </table:table-cell>
          <table:table-cell table:style-name="ce4" table:formula="of:=[$redistribution_low.G73]" office:value-type="float" office:value="8.62556184971003" calcext:value-type="float">
            <text:p>8,6255618497</text:p>
          </table:table-cell>
          <table:table-cell table:style-name="ce4" table:formula="of:=[$redistribution_low.H73]" office:value-type="float" office:value="6.75305017776397" calcext:value-type="float">
            <text:p>6,7530501778</text:p>
          </table:table-cell>
          <table:table-cell table:style-name="ce4" table:formula="of:=[$redistribution_low.I73]" office:value-type="float" office:value="8.31422816547163" calcext:value-type="float">
            <text:p>8,3142281655</text:p>
          </table:table-cell>
          <table:table-cell table:number-columns-repeated="1007"/>
        </table:table-row>
        <table:table-row table:style-name="ro6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F74]" office:value-type="float" office:value="6.56458740117838" calcext:value-type="float">
            <text:p>6,5645874012</text:p>
          </table:table-cell>
          <table:table-cell table:style-name="ce4" table:formula="of:=[$Redistribution_high.G74]" office:value-type="float" office:value="9.60968169537953" calcext:value-type="float">
            <text:p>9,6096816954</text:p>
          </table:table-cell>
          <table:table-cell table:style-name="ce4" table:formula="of:=[$Redistribution_high.H74]" office:value-type="float" office:value="6.60490806449579" calcext:value-type="float">
            <text:p>6,6049080645</text:p>
          </table:table-cell>
          <table:table-cell table:style-name="ce4" table:formula="of:=[$Redistribution_high.I74]" office:value-type="float" office:value="9.28653203020613" calcext:value-type="float">
            <text:p>9,2865320302</text:p>
          </table:table-cell>
          <table:table-cell table:style-name="ce4"/>
          <table:table-cell/>
          <table:table-cell table:style-name="ce4" table:formula="of:=[$Redistribution_central.F74]" office:value-type="float" office:value="6.94491147970501" calcext:value-type="float">
            <text:p>6,9449114797</text:p>
          </table:table-cell>
          <table:table-cell table:style-name="ce4" table:formula="of:=[$Redistribution_central.G74]" office:value-type="float" office:value="10.3588716105623" calcext:value-type="float">
            <text:p>10,3588716106</text:p>
          </table:table-cell>
          <table:table-cell table:style-name="ce4" table:formula="of:=[$Redistribution_central.H74]" office:value-type="float" office:value="7.15469159601343" calcext:value-type="float">
            <text:p>7,154691596</text:p>
          </table:table-cell>
          <table:table-cell table:style-name="ce4" table:formula="of:=[$Redistribution_central.I74]" office:value-type="float" office:value="10.2154377812903" calcext:value-type="float">
            <text:p>10,2154377813</text:p>
          </table:table-cell>
          <table:table-cell table:style-name="ce4"/>
          <table:table-cell/>
          <table:table-cell table:style-name="ce4" table:formula="of:=[$redistribution_low.F74]" office:value-type="float" office:value="6.95132096555007" calcext:value-type="float">
            <text:p>6,9513209656</text:p>
          </table:table-cell>
          <table:table-cell table:style-name="ce4" table:formula="of:=[$redistribution_low.G74]" office:value-type="float" office:value="8.68365537753932" calcext:value-type="float">
            <text:p>8,6836553775</text:p>
          </table:table-cell>
          <table:table-cell table:style-name="ce4" table:formula="of:=[$redistribution_low.H74]" office:value-type="float" office:value="7.26012401606842" calcext:value-type="float">
            <text:p>7,2601240161</text:p>
          </table:table-cell>
          <table:table-cell table:style-name="ce4" table:formula="of:=[$redistribution_low.I74]" office:value-type="float" office:value="8.46294029975443" calcext:value-type="float">
            <text:p>8,4629402998</text:p>
          </table:table-cell>
          <table:table-cell table:number-columns-repeated="1007"/>
        </table:table-row>
        <table:table-row table:style-name="ro7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F75]" office:value-type="float" office:value="6.59816128483396" calcext:value-type="float">
            <text:p>6,5981612848</text:p>
          </table:table-cell>
          <table:table-cell table:style-name="ce4" table:formula="of:=[$Redistribution_high.G75]" office:value-type="float" office:value="9.76088748544551" calcext:value-type="float">
            <text:p>9,7608874854</text:p>
          </table:table-cell>
          <table:table-cell table:style-name="ce4" table:formula="of:=[$Redistribution_high.H75]" office:value-type="float" office:value="6.92270224601585" calcext:value-type="float">
            <text:p>6,922702246</text:p>
          </table:table-cell>
          <table:table-cell table:style-name="ce4" table:formula="of:=[$Redistribution_high.I75]" office:value-type="float" office:value="9.67559988240721" calcext:value-type="float">
            <text:p>9,6755998824</text:p>
          </table:table-cell>
          <table:table-cell table:style-name="ce4"/>
          <table:table-cell/>
          <table:table-cell table:style-name="ce4" table:formula="of:=[$Redistribution_central.F75]" office:value-type="float" office:value="6.49747924784045" calcext:value-type="float">
            <text:p>6,4974792478</text:p>
          </table:table-cell>
          <table:table-cell table:style-name="ce4" table:formula="of:=[$Redistribution_central.G75]" office:value-type="float" office:value="10.0381558889349" calcext:value-type="float">
            <text:p>10,0381558889</text:p>
          </table:table-cell>
          <table:table-cell table:style-name="ce4" table:formula="of:=[$Redistribution_central.H75]" office:value-type="float" office:value="6.74824616422189" calcext:value-type="float">
            <text:p>6,7482461642</text:p>
          </table:table-cell>
          <table:table-cell table:style-name="ce4" table:formula="of:=[$Redistribution_central.I75]" office:value-type="float" office:value="9.66213701794513" calcext:value-type="float">
            <text:p>9,6621370179</text:p>
          </table:table-cell>
          <table:table-cell table:style-name="ce4"/>
          <table:table-cell/>
          <table:table-cell table:style-name="ce4" table:formula="of:=[$redistribution_low.F75]" office:value-type="float" office:value="6.90020882371452" calcext:value-type="float">
            <text:p>6,9002088237</text:p>
          </table:table-cell>
          <table:table-cell table:style-name="ce4" table:formula="of:=[$redistribution_low.G75]" office:value-type="float" office:value="9.46408540225609" calcext:value-type="float">
            <text:p>9,4640854023</text:p>
          </table:table-cell>
          <table:table-cell table:style-name="ce4" table:formula="of:=[$redistribution_low.H75]" office:value-type="float" office:value="7.12144562446681" calcext:value-type="float">
            <text:p>7,1214456245</text:p>
          </table:table-cell>
          <table:table-cell table:style-name="ce4" table:formula="of:=[$redistribution_low.I75]" office:value-type="float" office:value="9.45382943455337" calcext:value-type="float">
            <text:p>9,4538294346</text:p>
          </table:table-cell>
          <table:table-cell table:number-columns-repeated="1007"/>
        </table:table-row>
        <table:table-row table:style-name="ro7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F76]" office:value-type="float" office:value="6.78496540343536" calcext:value-type="float">
            <text:p>6,7849654034</text:p>
          </table:table-cell>
          <table:table-cell table:style-name="ce4" table:formula="of:=[$Redistribution_high.G76]" office:value-type="float" office:value="9.44834156309326" calcext:value-type="float">
            <text:p>9,4483415631</text:p>
          </table:table-cell>
          <table:table-cell table:style-name="ce4" table:formula="of:=[$Redistribution_high.H76]" office:value-type="float" office:value="7.03377743209381" calcext:value-type="float">
            <text:p>7,0337774321</text:p>
          </table:table-cell>
          <table:table-cell table:style-name="ce4" table:formula="of:=[$Redistribution_high.I76]" office:value-type="float" office:value="9.35170369959049" calcext:value-type="float">
            <text:p>9,3517036996</text:p>
          </table:table-cell>
          <table:table-cell table:style-name="ce4"/>
          <table:table-cell/>
          <table:table-cell table:style-name="ce4" table:formula="of:=[$Redistribution_central.F76]" office:value-type="float" office:value="6.5706400836524" calcext:value-type="float">
            <text:p>6,5706400837</text:p>
          </table:table-cell>
          <table:table-cell table:style-name="ce4" table:formula="of:=[$Redistribution_central.G76]" office:value-type="float" office:value="10.0832655810973" calcext:value-type="float">
            <text:p>10,0832655811</text:p>
          </table:table-cell>
          <table:table-cell table:style-name="ce4" table:formula="of:=[$Redistribution_central.H76]" office:value-type="float" office:value="6.81747861831944" calcext:value-type="float">
            <text:p>6,8174786183</text:p>
          </table:table-cell>
          <table:table-cell table:style-name="ce4" table:formula="of:=[$Redistribution_central.I76]" office:value-type="float" office:value="9.69872470444917" calcext:value-type="float">
            <text:p>9,6987247044</text:p>
          </table:table-cell>
          <table:table-cell table:style-name="ce4"/>
          <table:table-cell/>
          <table:table-cell table:style-name="ce4" table:formula="of:=[$redistribution_low.F76]" office:value-type="float" office:value="6.52881908110145" calcext:value-type="float">
            <text:p>6,5288190811</text:p>
          </table:table-cell>
          <table:table-cell table:style-name="ce4" table:formula="of:=[$redistribution_low.G76]" office:value-type="float" office:value="9.35565302576918" calcext:value-type="float">
            <text:p>9,3556530258</text:p>
          </table:table-cell>
          <table:table-cell table:style-name="ce4" table:formula="of:=[$redistribution_low.H76]" office:value-type="float" office:value="6.82790833650678" calcext:value-type="float">
            <text:p>6,8279083365</text:p>
          </table:table-cell>
          <table:table-cell table:style-name="ce4" table:formula="of:=[$redistribution_low.I76]" office:value-type="float" office:value="9.21191111804458" calcext:value-type="float">
            <text:p>9,211911118</text:p>
          </table:table-cell>
          <table:table-cell table:number-columns-repeated="1007"/>
        </table:table-row>
        <table:table-row table:style-name="ro7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F77]" office:value-type="float" office:value="6.64239167305029" calcext:value-type="float">
            <text:p>6,6423916731</text:p>
          </table:table-cell>
          <table:table-cell table:style-name="ce4" table:formula="of:=[$Redistribution_high.G77]" office:value-type="float" office:value="9.59956605917962" calcext:value-type="float">
            <text:p>9,5995660592</text:p>
          </table:table-cell>
          <table:table-cell table:style-name="ce4" table:formula="of:=[$Redistribution_high.H77]" office:value-type="float" office:value="6.78508659169182" calcext:value-type="float">
            <text:p>6,7850865917</text:p>
          </table:table-cell>
          <table:table-cell table:style-name="ce4" table:formula="of:=[$Redistribution_high.I77]" office:value-type="float" office:value="9.27652988693178" calcext:value-type="float">
            <text:p>9,2765298869</text:p>
          </table:table-cell>
          <table:table-cell table:style-name="ce4"/>
          <table:table-cell/>
          <table:table-cell table:style-name="ce4" table:formula="of:=[$Redistribution_central.F77]" office:value-type="float" office:value="6.2043929161196" calcext:value-type="float">
            <text:p>6,2043929161</text:p>
          </table:table-cell>
          <table:table-cell table:style-name="ce4" table:formula="of:=[$Redistribution_central.G77]" office:value-type="float" office:value="8.98425337187712" calcext:value-type="float">
            <text:p>8,9842533719</text:p>
          </table:table-cell>
          <table:table-cell table:style-name="ce4" table:formula="of:=[$Redistribution_central.H77]" office:value-type="float" office:value="6.5547637248862" calcext:value-type="float">
            <text:p>6,5547637249</text:p>
          </table:table-cell>
          <table:table-cell table:style-name="ce4" table:formula="of:=[$Redistribution_central.I77]" office:value-type="float" office:value="8.6064047779165" calcext:value-type="float">
            <text:p>8,6064047779</text:p>
          </table:table-cell>
          <table:table-cell table:style-name="ce4"/>
          <table:table-cell/>
          <table:table-cell table:style-name="ce4" table:formula="of:=[$redistribution_low.F77]" office:value-type="float" office:value="6.9358320691334" calcext:value-type="float">
            <text:p>6,9358320691</text:p>
          </table:table-cell>
          <table:table-cell table:style-name="ce4" table:formula="of:=[$redistribution_low.G77]" office:value-type="float" office:value="9.92769379766975" calcext:value-type="float">
            <text:p>9,9276937977</text:p>
          </table:table-cell>
          <table:table-cell table:style-name="ce4" table:formula="of:=[$redistribution_low.H77]" office:value-type="float" office:value="7.25686405965598" calcext:value-type="float">
            <text:p>7,2568640597</text:p>
          </table:table-cell>
          <table:table-cell table:style-name="ce4" table:formula="of:=[$redistribution_low.I77]" office:value-type="float" office:value="9.5922405700388" calcext:value-type="float">
            <text:p>9,59224057</text:p>
          </table:table-cell>
          <table:table-cell table:number-columns-repeated="1007"/>
        </table:table-row>
        <table:table-row table:style-name="ro7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F78]" office:value-type="float" office:value="6.33104823368492" calcext:value-type="float">
            <text:p>6,3310482337</text:p>
          </table:table-cell>
          <table:table-cell table:style-name="ce4" table:formula="of:=[$Redistribution_high.G78]" office:value-type="float" office:value="9.24355275601581" calcext:value-type="float">
            <text:p>9,243552756</text:p>
          </table:table-cell>
          <table:table-cell table:style-name="ce4" table:formula="of:=[$Redistribution_high.H78]" office:value-type="float" office:value="6.37112987659442" calcext:value-type="float">
            <text:p>6,3711298766</text:p>
          </table:table-cell>
          <table:table-cell table:style-name="ce4" table:formula="of:=[$Redistribution_high.I78]" office:value-type="float" office:value="8.82514220818952" calcext:value-type="float">
            <text:p>8,8251422082</text:p>
          </table:table-cell>
          <table:table-cell table:style-name="ce4"/>
          <table:table-cell/>
          <table:table-cell table:style-name="ce4" table:formula="of:=[$Redistribution_central.F78]" office:value-type="float" office:value="6.33567109422157" calcext:value-type="float">
            <text:p>6,3356710942</text:p>
          </table:table-cell>
          <table:table-cell table:style-name="ce4" table:formula="of:=[$Redistribution_central.G78]" office:value-type="float" office:value="8.98722496322714" calcext:value-type="float">
            <text:p>8,9872249632</text:p>
          </table:table-cell>
          <table:table-cell table:style-name="ce4" table:formula="of:=[$Redistribution_central.H78]" office:value-type="float" office:value="6.68432727987041" calcext:value-type="float">
            <text:p>6,6843272799</text:p>
          </table:table-cell>
          <table:table-cell table:style-name="ce4" table:formula="of:=[$Redistribution_central.I78]" office:value-type="float" office:value="8.78599526962474" calcext:value-type="float">
            <text:p>8,7859952696</text:p>
          </table:table-cell>
          <table:table-cell table:style-name="ce4"/>
          <table:table-cell/>
          <table:table-cell table:style-name="ce4" table:formula="of:=[$redistribution_low.F78]" office:value-type="float" office:value="6.69937839340648" calcext:value-type="float">
            <text:p>6,6993783934</text:p>
          </table:table-cell>
          <table:table-cell table:style-name="ce4" table:formula="of:=[$redistribution_low.G78]" office:value-type="float" office:value="10.1101545252598" calcext:value-type="float">
            <text:p>10,1101545253</text:p>
          </table:table-cell>
          <table:table-cell table:style-name="ce4" table:formula="of:=[$redistribution_low.H78]" office:value-type="float" office:value="7.32533014309222" calcext:value-type="float">
            <text:p>7,3253301431</text:p>
          </table:table-cell>
          <table:table-cell table:style-name="ce4" table:formula="of:=[$redistribution_low.I78]" office:value-type="float" office:value="9.63694307596986" calcext:value-type="float">
            <text:p>9,636943076</text:p>
          </table:table-cell>
          <table:table-cell table:number-columns-repeated="1007"/>
        </table:table-row>
        <table:table-row table:style-name="ro6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F79]" office:value-type="float" office:value="6.76278804353942" calcext:value-type="float">
            <text:p>6,7627880435</text:p>
          </table:table-cell>
          <table:table-cell table:style-name="ce4" table:formula="of:=[$Redistribution_high.G79]" office:value-type="float" office:value="9.97234099806886" calcext:value-type="float">
            <text:p>9,9723409981</text:p>
          </table:table-cell>
          <table:table-cell table:style-name="ce4" table:formula="of:=[$Redistribution_high.H79]" office:value-type="float" office:value="6.89387531006941" calcext:value-type="float">
            <text:p>6,8938753101</text:p>
          </table:table-cell>
          <table:table-cell table:style-name="ce4" table:formula="of:=[$Redistribution_high.I79]" office:value-type="float" office:value="9.956410316597" calcext:value-type="float">
            <text:p>9,9564103166</text:p>
          </table:table-cell>
          <table:table-cell table:style-name="ce4"/>
          <table:table-cell/>
          <table:table-cell table:style-name="ce4" table:formula="of:=[$Redistribution_central.F79]" office:value-type="float" office:value="6.09587966370702" calcext:value-type="float">
            <text:p>6,0958796637</text:p>
          </table:table-cell>
          <table:table-cell table:style-name="ce4" table:formula="of:=[$Redistribution_central.G79]" office:value-type="float" office:value="8.37516166138282" calcext:value-type="float">
            <text:p>8,3751616614</text:p>
          </table:table-cell>
          <table:table-cell table:style-name="ce4" table:formula="of:=[$Redistribution_central.H79]" office:value-type="float" office:value="6.19783484384984" calcext:value-type="float">
            <text:p>6,1978348438</text:p>
          </table:table-cell>
          <table:table-cell table:style-name="ce4" table:formula="of:=[$Redistribution_central.I79]" office:value-type="float" office:value="8.23586282062253" calcext:value-type="float">
            <text:p>8,2358628206</text:p>
          </table:table-cell>
          <table:table-cell table:style-name="ce4"/>
          <table:table-cell/>
          <table:table-cell table:style-name="ce4" table:formula="of:=[$redistribution_low.F79]" office:value-type="float" office:value="6.50499808291751" calcext:value-type="float">
            <text:p>6,5049980829</text:p>
          </table:table-cell>
          <table:table-cell table:style-name="ce4" table:formula="of:=[$redistribution_low.G79]" office:value-type="float" office:value="9.12551344217271" calcext:value-type="float">
            <text:p>9,1255134422</text:p>
          </table:table-cell>
          <table:table-cell table:style-name="ce4" table:formula="of:=[$redistribution_low.H79]" office:value-type="float" office:value="6.77603143015713" calcext:value-type="float">
            <text:p>6,7760314302</text:p>
          </table:table-cell>
          <table:table-cell table:style-name="ce4" table:formula="of:=[$redistribution_low.I79]" office:value-type="float" office:value="8.72744720425891" calcext:value-type="float">
            <text:p>8,7274472043</text:p>
          </table:table-cell>
          <table:table-cell table:number-columns-repeated="1007"/>
        </table:table-row>
        <table:table-row table:style-name="ro7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F80]" office:value-type="float" office:value="6.54084505934233" calcext:value-type="float">
            <text:p>6,5408450593</text:p>
          </table:table-cell>
          <table:table-cell table:style-name="ce4" table:formula="of:=[$Redistribution_high.G80]" office:value-type="float" office:value="9.44769508725511" calcext:value-type="float">
            <text:p>9,4476950873</text:p>
          </table:table-cell>
          <table:table-cell table:style-name="ce4" table:formula="of:=[$Redistribution_high.H80]" office:value-type="float" office:value="6.54550232166758" calcext:value-type="float">
            <text:p>6,5455023217</text:p>
          </table:table-cell>
          <table:table-cell table:style-name="ce4" table:formula="of:=[$Redistribution_high.I80]" office:value-type="float" office:value="9.44769508725511" calcext:value-type="float">
            <text:p>9,4476950873</text:p>
          </table:table-cell>
          <table:table-cell table:style-name="ce4"/>
          <table:table-cell/>
          <table:table-cell table:style-name="ce4" table:formula="of:=[$Redistribution_central.F80]" office:value-type="float" office:value="6.12033479484195" calcext:value-type="float">
            <text:p>6,1203347948</text:p>
          </table:table-cell>
          <table:table-cell table:style-name="ce4" table:formula="of:=[$Redistribution_central.G80]" office:value-type="float" office:value="8.8050154992262" calcext:value-type="float">
            <text:p>8,8050154992</text:p>
          </table:table-cell>
          <table:table-cell table:style-name="ce4" table:formula="of:=[$Redistribution_central.H80]" office:value-type="float" office:value="6.4774595954972" calcext:value-type="float">
            <text:p>6,4774595955</text:p>
          </table:table-cell>
          <table:table-cell table:style-name="ce4" table:formula="of:=[$Redistribution_central.I80]" office:value-type="float" office:value="8.54395494677055" calcext:value-type="float">
            <text:p>8,5439549468</text:p>
          </table:table-cell>
          <table:table-cell table:style-name="ce4"/>
          <table:table-cell/>
          <table:table-cell table:style-name="ce4" table:formula="of:=[$redistribution_low.F80]" office:value-type="float" office:value="6.46752622466174" calcext:value-type="float">
            <text:p>6,4675262247</text:p>
          </table:table-cell>
          <table:table-cell table:style-name="ce4" table:formula="of:=[$redistribution_low.G80]" office:value-type="float" office:value="9.63505942267566" calcext:value-type="float">
            <text:p>9,6350594227</text:p>
          </table:table-cell>
          <table:table-cell table:style-name="ce4" table:formula="of:=[$redistribution_low.H80]" office:value-type="float" office:value="6.61424470612421" calcext:value-type="float">
            <text:p>6,6142447061</text:p>
          </table:table-cell>
          <table:table-cell table:style-name="ce4" table:formula="of:=[$redistribution_low.I80]" office:value-type="float" office:value="9.24568125134679" calcext:value-type="float">
            <text:p>9,2456812513</text:p>
          </table:table-cell>
          <table:table-cell table:number-columns-repeated="1007"/>
        </table:table-row>
        <table:table-row table:style-name="ro7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F81]" office:value-type="float" office:value="6.55520392432484" calcext:value-type="float">
            <text:p>6,5552039243</text:p>
          </table:table-cell>
          <table:table-cell table:style-name="ce4" table:formula="of:=[$Redistribution_high.G81]" office:value-type="float" office:value="9.51992327962808" calcext:value-type="float">
            <text:p>9,5199232796</text:p>
          </table:table-cell>
          <table:table-cell table:style-name="ce4" table:formula="of:=[$Redistribution_high.H81]" office:value-type="float" office:value="6.57979096971996" calcext:value-type="float">
            <text:p>6,5797909697</text:p>
          </table:table-cell>
          <table:table-cell table:style-name="ce4" table:formula="of:=[$Redistribution_high.I81]" office:value-type="float" office:value="9.44013272255249" calcext:value-type="float">
            <text:p>9,4401327226</text:p>
          </table:table-cell>
          <table:table-cell table:style-name="ce4"/>
          <table:table-cell/>
          <table:table-cell table:style-name="ce4" table:formula="of:=[$Redistribution_central.F81]" office:value-type="float" office:value="6.60788179143915" calcext:value-type="float">
            <text:p>6,6078817914</text:p>
          </table:table-cell>
          <table:table-cell table:style-name="ce4" table:formula="of:=[$Redistribution_central.G81]" office:value-type="float" office:value="9.05344938117085" calcext:value-type="float">
            <text:p>9,0534493812</text:p>
          </table:table-cell>
          <table:table-cell table:style-name="ce4" table:formula="of:=[$Redistribution_central.H81]" office:value-type="float" office:value="6.67774015922096" calcext:value-type="float">
            <text:p>6,6777401592</text:p>
          </table:table-cell>
          <table:table-cell table:style-name="ce4" table:formula="of:=[$Redistribution_central.I81]" office:value-type="float" office:value="9.05344938117085" calcext:value-type="float">
            <text:p>9,0534493812</text:p>
          </table:table-cell>
          <table:table-cell table:style-name="ce4"/>
          <table:table-cell/>
          <table:table-cell table:style-name="ce4" table:formula="of:=[$redistribution_low.F81]" office:value-type="float" office:value="7.1437817532735" calcext:value-type="float">
            <text:p>7,1437817533</text:p>
          </table:table-cell>
          <table:table-cell table:style-name="ce4" table:formula="of:=[$redistribution_low.G81]" office:value-type="float" office:value="9.97652226713494" calcext:value-type="float">
            <text:p>9,9765222671</text:p>
          </table:table-cell>
          <table:table-cell table:style-name="ce4" table:formula="of:=[$redistribution_low.H81]" office:value-type="float" office:value="7.23006605073751" calcext:value-type="float">
            <text:p>7,2300660507</text:p>
          </table:table-cell>
          <table:table-cell table:style-name="ce4" table:formula="of:=[$redistribution_low.I81]" office:value-type="float" office:value="9.69019846826306" calcext:value-type="float">
            <text:p>9,6901984683</text:p>
          </table:table-cell>
          <table:table-cell table:number-columns-repeated="1007"/>
        </table:table-row>
        <table:table-row table:style-name="ro7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F82]" office:value-type="float" office:value="6.48765744584141" calcext:value-type="float">
            <text:p>6,4876574458</text:p>
          </table:table-cell>
          <table:table-cell table:style-name="ce4" table:formula="of:=[$Redistribution_high.G82]" office:value-type="float" office:value="10.051487345353" calcext:value-type="float">
            <text:p>10,0514873454</text:p>
          </table:table-cell>
          <table:table-cell table:style-name="ce4" table:formula="of:=[$Redistribution_high.H82]" office:value-type="float" office:value="6.60560194404874" calcext:value-type="float">
            <text:p>6,605601944</text:p>
          </table:table-cell>
          <table:table-cell table:style-name="ce4" table:formula="of:=[$Redistribution_high.I82]" office:value-type="float" office:value="9.85837802464326" calcext:value-type="float">
            <text:p>9,8583780246</text:p>
          </table:table-cell>
          <table:table-cell table:style-name="ce4"/>
          <table:table-cell/>
          <table:table-cell table:style-name="ce4" table:formula="of:=[$Redistribution_central.F82]" office:value-type="float" office:value="6.18776605393914" calcext:value-type="float">
            <text:p>6,1877660539</text:p>
          </table:table-cell>
          <table:table-cell table:style-name="ce4" table:formula="of:=[$Redistribution_central.G82]" office:value-type="float" office:value="8.28262062806369" calcext:value-type="float">
            <text:p>8,2826206281</text:p>
          </table:table-cell>
          <table:table-cell table:style-name="ce4" table:formula="of:=[$Redistribution_central.H82]" office:value-type="float" office:value="6.28044189542619" calcext:value-type="float">
            <text:p>6,2804418954</text:p>
          </table:table-cell>
          <table:table-cell table:style-name="ce4" table:formula="of:=[$Redistribution_central.I82]" office:value-type="float" office:value="8.27909587091801" calcext:value-type="float">
            <text:p>8,2790958709</text:p>
          </table:table-cell>
          <table:table-cell table:style-name="ce4"/>
          <table:table-cell/>
          <table:table-cell table:style-name="ce4" table:formula="of:=[$redistribution_low.F82]" office:value-type="float" office:value="6.9208719365931" calcext:value-type="float">
            <text:p>6,9208719366</text:p>
          </table:table-cell>
          <table:table-cell table:style-name="ce4" table:formula="of:=[$redistribution_low.G82]" office:value-type="float" office:value="10.131369849212" calcext:value-type="float">
            <text:p>10,1313698492</text:p>
          </table:table-cell>
          <table:table-cell table:style-name="ce4" table:formula="of:=[$redistribution_low.H82]" office:value-type="float" office:value="7.13309160629532" calcext:value-type="float">
            <text:p>7,1330916063</text:p>
          </table:table-cell>
          <table:table-cell table:style-name="ce4" table:formula="of:=[$redistribution_low.I82]" office:value-type="float" office:value="10.10833946911" calcext:value-type="float">
            <text:p>10,1083394691</text:p>
          </table:table-cell>
          <table:table-cell table:number-columns-repeated="1007"/>
        </table:table-row>
        <table:table-row table:style-name="ro6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F83]" office:value-type="float" office:value="6.36933620247951" calcext:value-type="float">
            <text:p>6,3693362025</text:p>
          </table:table-cell>
          <table:table-cell table:style-name="ce4" table:formula="of:=[$Redistribution_high.G83]" office:value-type="float" office:value="9.25614083409145" calcext:value-type="float">
            <text:p>9,2561408341</text:p>
          </table:table-cell>
          <table:table-cell table:style-name="ce4" table:formula="of:=[$Redistribution_high.H83]" office:value-type="float" office:value="6.4345164988596" calcext:value-type="float">
            <text:p>6,4345164989</text:p>
          </table:table-cell>
          <table:table-cell table:style-name="ce4" table:formula="of:=[$Redistribution_high.I83]" office:value-type="float" office:value="9.38889865349254" calcext:value-type="float">
            <text:p>9,3888986535</text:p>
          </table:table-cell>
          <table:table-cell table:style-name="ce4"/>
          <table:table-cell/>
          <table:table-cell table:style-name="ce4" table:formula="of:=[$Redistribution_central.F83]" office:value-type="float" office:value="6.16235971329938" calcext:value-type="float">
            <text:p>6,1623597133</text:p>
          </table:table-cell>
          <table:table-cell table:style-name="ce4" table:formula="of:=[$Redistribution_central.G83]" office:value-type="float" office:value="8.33438998090328" calcext:value-type="float">
            <text:p>8,3343899809</text:p>
          </table:table-cell>
          <table:table-cell table:style-name="ce4" table:formula="of:=[$Redistribution_central.H83]" office:value-type="float" office:value="6.24449065172796" calcext:value-type="float">
            <text:p>6,2444906517</text:p>
          </table:table-cell>
          <table:table-cell table:style-name="ce4" table:formula="of:=[$Redistribution_central.I83]" office:value-type="float" office:value="8.32722903007902" calcext:value-type="float">
            <text:p>8,3272290301</text:p>
          </table:table-cell>
          <table:table-cell table:style-name="ce4"/>
          <table:table-cell/>
          <table:table-cell table:style-name="ce4" table:formula="of:=[$redistribution_low.F83]" office:value-type="float" office:value="6.53546610561575" calcext:value-type="float">
            <text:p>6,5354661056</text:p>
          </table:table-cell>
          <table:table-cell table:style-name="ce4" table:formula="of:=[$redistribution_low.G83]" office:value-type="float" office:value="10.051820074062" calcext:value-type="float">
            <text:p>10,0518200741</text:p>
          </table:table-cell>
          <table:table-cell table:style-name="ce4" table:formula="of:=[$redistribution_low.H83]" office:value-type="float" office:value="6.66642820775337" calcext:value-type="float">
            <text:p>6,6664282078</text:p>
          </table:table-cell>
          <table:table-cell table:style-name="ce4" table:formula="of:=[$redistribution_low.I83]" office:value-type="float" office:value="9.63100963865561" calcext:value-type="float">
            <text:p>9,6310096387</text:p>
          </table:table-cell>
          <table:table-cell table:number-columns-repeated="1007"/>
        </table:table-row>
        <table:table-row table:style-name="ro6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F84]" office:value-type="float" office:value="6.53016793847787" calcext:value-type="float">
            <text:p>6,5301679385</text:p>
          </table:table-cell>
          <table:table-cell table:style-name="ce4" table:formula="of:=[$Redistribution_high.G84]" office:value-type="float" office:value="9.75050098543167" calcext:value-type="float">
            <text:p>9,7505009854</text:p>
          </table:table-cell>
          <table:table-cell table:style-name="ce4" table:formula="of:=[$Redistribution_high.H84]" office:value-type="float" office:value="6.56159864636699" calcext:value-type="float">
            <text:p>6,5615986464</text:p>
          </table:table-cell>
          <table:table-cell table:style-name="ce4" table:formula="of:=[$Redistribution_high.I84]" office:value-type="float" office:value="9.71079598788358" calcext:value-type="float">
            <text:p>9,7107959879</text:p>
          </table:table-cell>
          <table:table-cell table:style-name="ce4"/>
          <table:table-cell/>
          <table:table-cell table:style-name="ce4" table:formula="of:=[$Redistribution_central.F84]" office:value-type="float" office:value="6.14524552172055" calcext:value-type="float">
            <text:p>6,1452455217</text:p>
          </table:table-cell>
          <table:table-cell table:style-name="ce4" table:formula="of:=[$Redistribution_central.G84]" office:value-type="float" office:value="8.48747935090737" calcext:value-type="float">
            <text:p>8,4874793509</text:p>
          </table:table-cell>
          <table:table-cell table:style-name="ce4" table:formula="of:=[$Redistribution_central.H84]" office:value-type="float" office:value="6.29077646966783" calcext:value-type="float">
            <text:p>6,2907764697</text:p>
          </table:table-cell>
          <table:table-cell table:style-name="ce4" table:formula="of:=[$Redistribution_central.I84]" office:value-type="float" office:value="8.01292695819235" calcext:value-type="float">
            <text:p>8,0129269582</text:p>
          </table:table-cell>
          <table:table-cell table:style-name="ce4"/>
          <table:table-cell/>
          <table:table-cell table:style-name="ce4" table:formula="of:=[$redistribution_low.F84]" office:value-type="float" office:value="6.79831479849644" calcext:value-type="float">
            <text:p>6,7983147985</text:p>
          </table:table-cell>
          <table:table-cell table:style-name="ce4" table:formula="of:=[$redistribution_low.G84]" office:value-type="float" office:value="10.2880952882871" calcext:value-type="float">
            <text:p>10,2880952883</text:p>
          </table:table-cell>
          <table:table-cell table:style-name="ce4" table:formula="of:=[$redistribution_low.H84]" office:value-type="float" office:value="6.9655629116764" calcext:value-type="float">
            <text:p>6,9655629117</text:p>
          </table:table-cell>
          <table:table-cell table:style-name="ce4" table:formula="of:=[$redistribution_low.I84]" office:value-type="float" office:value="10.4908195172173" calcext:value-type="float">
            <text:p>10,4908195172</text:p>
          </table:table-cell>
          <table:table-cell table:number-columns-repeated="1007"/>
        </table:table-row>
        <table:table-row table:style-name="ro6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F85]" office:value-type="float" office:value="6.47720512955721" calcext:value-type="float">
            <text:p>6,4772051296</text:p>
          </table:table-cell>
          <table:table-cell table:style-name="ce4" table:formula="of:=[$Redistribution_high.G85]" office:value-type="float" office:value="9.54020345535468" calcext:value-type="float">
            <text:p>9,5402034554</text:p>
          </table:table-cell>
          <table:table-cell table:style-name="ce4" table:formula="of:=[$Redistribution_high.H85]" office:value-type="float" office:value="6.56348108093467" calcext:value-type="float">
            <text:p>6,5634810809</text:p>
          </table:table-cell>
          <table:table-cell table:style-name="ce4" table:formula="of:=[$Redistribution_high.I85]" office:value-type="float" office:value="9.50849195827125" calcext:value-type="float">
            <text:p>9,5084919583</text:p>
          </table:table-cell>
          <table:table-cell table:style-name="ce4"/>
          <table:table-cell/>
          <table:table-cell table:style-name="ce4" table:formula="of:=[$Redistribution_central.F85]" office:value-type="float" office:value="6.01395354772091" calcext:value-type="float">
            <text:p>6,0139535477</text:p>
          </table:table-cell>
          <table:table-cell table:style-name="ce4" table:formula="of:=[$Redistribution_central.G85]" office:value-type="float" office:value="8.44082588773544" calcext:value-type="float">
            <text:p>8,4408258877</text:p>
          </table:table-cell>
          <table:table-cell table:style-name="ce4" table:formula="of:=[$Redistribution_central.H85]" office:value-type="float" office:value="6.31938794000806" calcext:value-type="float">
            <text:p>6,31938794</text:p>
          </table:table-cell>
          <table:table-cell table:style-name="ce4" table:formula="of:=[$Redistribution_central.I85]" office:value-type="float" office:value="8.10894795159227" calcext:value-type="float">
            <text:p>8,1089479516</text:p>
          </table:table-cell>
          <table:table-cell table:style-name="ce4"/>
          <table:table-cell/>
          <table:table-cell table:style-name="ce4" table:formula="of:=[$redistribution_low.F85]" office:value-type="float" office:value="6.47218168936188" calcext:value-type="float">
            <text:p>6,4721816894</text:p>
          </table:table-cell>
          <table:table-cell table:style-name="ce4" table:formula="of:=[$redistribution_low.G85]" office:value-type="float" office:value="8.53353468923936" calcext:value-type="float">
            <text:p>8,5335346892</text:p>
          </table:table-cell>
          <table:table-cell table:style-name="ce4" table:formula="of:=[$redistribution_low.H85]" office:value-type="float" office:value="6.56478759674985" calcext:value-type="float">
            <text:p>6,5647875967</text:p>
          </table:table-cell>
          <table:table-cell table:style-name="ce4" table:formula="of:=[$redistribution_low.I85]" office:value-type="float" office:value="8.87551634517203" calcext:value-type="float">
            <text:p>8,8755163452</text:p>
          </table:table-cell>
          <table:table-cell table:number-columns-repeated="1007"/>
        </table:table-row>
        <table:table-row table:style-name="ro6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F86]" office:value-type="float" office:value="6.56937146066852" calcext:value-type="float">
            <text:p>6,5693714607</text:p>
          </table:table-cell>
          <table:table-cell table:style-name="ce4" table:formula="of:=[$Redistribution_high.G86]" office:value-type="float" office:value="9.39458360374219" calcext:value-type="float">
            <text:p>9,3945836037</text:p>
          </table:table-cell>
          <table:table-cell table:style-name="ce4" table:formula="of:=[$Redistribution_high.H86]" office:value-type="float" office:value="6.59104709875161" calcext:value-type="float">
            <text:p>6,5910470988</text:p>
          </table:table-cell>
          <table:table-cell table:style-name="ce4" table:formula="of:=[$Redistribution_high.I86]" office:value-type="float" office:value="9.39458360374219" calcext:value-type="float">
            <text:p>9,3945836037</text:p>
          </table:table-cell>
          <table:table-cell table:style-name="ce4"/>
          <table:table-cell/>
          <table:table-cell table:style-name="ce4" table:formula="of:=[$Redistribution_central.F86]" office:value-type="float" office:value="6.04363232159333" calcext:value-type="float">
            <text:p>6,0436323216</text:p>
          </table:table-cell>
          <table:table-cell table:style-name="ce4" table:formula="of:=[$Redistribution_central.G86]" office:value-type="float" office:value="8.06978611584578" calcext:value-type="float">
            <text:p>8,0697861158</text:p>
          </table:table-cell>
          <table:table-cell table:style-name="ce4" table:formula="of:=[$Redistribution_central.H86]" office:value-type="float" office:value="6.29887923492785" calcext:value-type="float">
            <text:p>6,2988792349</text:p>
          </table:table-cell>
          <table:table-cell table:style-name="ce4" table:formula="of:=[$Redistribution_central.I86]" office:value-type="float" office:value="7.94498744730419" calcext:value-type="float">
            <text:p>7,9449874473</text:p>
          </table:table-cell>
          <table:table-cell table:style-name="ce4"/>
          <table:table-cell/>
          <table:table-cell table:style-name="ce4" table:formula="of:=[$redistribution_low.F86]" office:value-type="float" office:value="6.52142290588925" calcext:value-type="float">
            <text:p>6,5214229059</text:p>
          </table:table-cell>
          <table:table-cell table:style-name="ce4" table:formula="of:=[$redistribution_low.G86]" office:value-type="float" office:value="9.69908601989596" calcext:value-type="float">
            <text:p>9,6990860199</text:p>
          </table:table-cell>
          <table:table-cell table:style-name="ce4" table:formula="of:=[$redistribution_low.H86]" office:value-type="float" office:value="6.74420394445693" calcext:value-type="float">
            <text:p>6,7442039445</text:p>
          </table:table-cell>
          <table:table-cell table:style-name="ce4" table:formula="of:=[$redistribution_low.I86]" office:value-type="float" office:value="9.32746964607686" calcext:value-type="float">
            <text:p>9,3274696461</text:p>
          </table:table-cell>
          <table:table-cell table:number-columns-repeated="1007"/>
        </table:table-row>
        <table:table-row table:style-name="ro7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F87]" office:value-type="float" office:value="6.56702857371053" calcext:value-type="float">
            <text:p>6,5670285737</text:p>
          </table:table-cell>
          <table:table-cell table:style-name="ce4" table:formula="of:=[$Redistribution_high.G87]" office:value-type="float" office:value="9.95716985278086" calcext:value-type="float">
            <text:p>9,9571698528</text:p>
          </table:table-cell>
          <table:table-cell table:style-name="ce4" table:formula="of:=[$Redistribution_high.H87]" office:value-type="float" office:value="6.70181582292947" calcext:value-type="float">
            <text:p>6,7018158229</text:p>
          </table:table-cell>
          <table:table-cell table:style-name="ce4" table:formula="of:=[$Redistribution_high.I87]" office:value-type="float" office:value="9.89902932240184" calcext:value-type="float">
            <text:p>9,8990293224</text:p>
          </table:table-cell>
          <table:table-cell table:style-name="ce4"/>
          <table:table-cell/>
          <table:table-cell table:style-name="ce4" table:formula="of:=[$Redistribution_central.F87]" office:value-type="float" office:value="5.87233369074974" calcext:value-type="float">
            <text:p>5,8723336907</text:p>
          </table:table-cell>
          <table:table-cell table:style-name="ce4" table:formula="of:=[$Redistribution_central.G87]" office:value-type="float" office:value="8.31792889943154" calcext:value-type="float">
            <text:p>8,3179288994</text:p>
          </table:table-cell>
          <table:table-cell table:style-name="ce4" table:formula="of:=[$Redistribution_central.H87]" office:value-type="float" office:value="6.19846403326599" calcext:value-type="float">
            <text:p>6,1984640333</text:p>
          </table:table-cell>
          <table:table-cell table:style-name="ce4" table:formula="of:=[$Redistribution_central.I87]" office:value-type="float" office:value="7.94985791687554" calcext:value-type="float">
            <text:p>7,9498579169</text:p>
          </table:table-cell>
          <table:table-cell table:style-name="ce4"/>
          <table:table-cell/>
          <table:table-cell table:style-name="ce4" table:formula="of:=[$redistribution_low.F87]" office:value-type="float" office:value="6.25391211015318" calcext:value-type="float">
            <text:p>6,2539121102</text:p>
          </table:table-cell>
          <table:table-cell table:style-name="ce4" table:formula="of:=[$redistribution_low.G87]" office:value-type="float" office:value="8.63327236529739" calcext:value-type="float">
            <text:p>8,6332723653</text:p>
          </table:table-cell>
          <table:table-cell table:style-name="ce4" table:formula="of:=[$redistribution_low.H87]" office:value-type="float" office:value="6.43919643068696" calcext:value-type="float">
            <text:p>6,4391964307</text:p>
          </table:table-cell>
          <table:table-cell table:style-name="ce4" table:formula="of:=[$redistribution_low.I87]" office:value-type="float" office:value="8.61725674027926" calcext:value-type="float">
            <text:p>8,6172567403</text:p>
          </table:table-cell>
          <table:table-cell table:number-columns-repeated="1007"/>
        </table:table-row>
        <table:table-row table:style-name="ro7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F88]" office:value-type="float" office:value="6.62541102507936" calcext:value-type="float">
            <text:p>6,6254110251</text:p>
          </table:table-cell>
          <table:table-cell table:style-name="ce4" table:formula="of:=[$Redistribution_high.G88]" office:value-type="float" office:value="9.8352077183472" calcext:value-type="float">
            <text:p>9,8352077183</text:p>
          </table:table-cell>
          <table:table-cell table:style-name="ce4" table:formula="of:=[$Redistribution_high.H88]" office:value-type="float" office:value="6.71552725064689" calcext:value-type="float">
            <text:p>6,7155272506</text:p>
          </table:table-cell>
          <table:table-cell table:style-name="ce4" table:formula="of:=[$Redistribution_high.I88]" office:value-type="float" office:value="9.75420694849457" calcext:value-type="float">
            <text:p>9,7542069485</text:p>
          </table:table-cell>
          <table:table-cell table:style-name="ce4"/>
          <table:table-cell/>
          <table:table-cell table:style-name="ce4" table:formula="of:=[$Redistribution_central.F88]" office:value-type="float" office:value="5.64082380906408" calcext:value-type="float">
            <text:p>5,6408238091</text:p>
          </table:table-cell>
          <table:table-cell table:style-name="ce4" table:formula="of:=[$Redistribution_central.G88]" office:value-type="float" office:value="7.81185435067813" calcext:value-type="float">
            <text:p>7,8118543507</text:p>
          </table:table-cell>
          <table:table-cell table:style-name="ce4" table:formula="of:=[$Redistribution_central.H88]" office:value-type="float" office:value="5.92335565565259" calcext:value-type="float">
            <text:p>5,9233556557</text:p>
          </table:table-cell>
          <table:table-cell table:style-name="ce4" table:formula="of:=[$Redistribution_central.I88]" office:value-type="float" office:value="7.44355803504105" calcext:value-type="float">
            <text:p>7,443558035</text:p>
          </table:table-cell>
          <table:table-cell table:style-name="ce4"/>
          <table:table-cell/>
          <table:table-cell table:style-name="ce4" table:formula="of:=[$redistribution_low.F88]" office:value-type="float" office:value="6.46594812044268" calcext:value-type="float">
            <text:p>6,4659481204</text:p>
          </table:table-cell>
          <table:table-cell table:style-name="ce4" table:formula="of:=[$redistribution_low.G88]" office:value-type="float" office:value="8.67475627393943" calcext:value-type="float">
            <text:p>8,6747562739</text:p>
          </table:table-cell>
          <table:table-cell table:style-name="ce4" table:formula="of:=[$redistribution_low.H88]" office:value-type="float" office:value="6.6689658700472" calcext:value-type="float">
            <text:p>6,66896587</text:p>
          </table:table-cell>
          <table:table-cell table:style-name="ce4" table:formula="of:=[$redistribution_low.I88]" office:value-type="float" office:value="8.85380585029661" calcext:value-type="float">
            <text:p>8,8538058503</text:p>
          </table:table-cell>
          <table:table-cell table:number-columns-repeated="1007"/>
        </table:table-row>
        <table:table-row table:style-name="ro7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F89]" office:value-type="float" office:value="6.4619202361605" calcext:value-type="float">
            <text:p>6,4619202362</text:p>
          </table:table-cell>
          <table:table-cell table:style-name="ce4" table:formula="of:=[$Redistribution_high.G89]" office:value-type="float" office:value="9.69196875309609" calcext:value-type="float">
            <text:p>9,6919687531</text:p>
          </table:table-cell>
          <table:table-cell table:style-name="ce4" table:formula="of:=[$Redistribution_high.H89]" office:value-type="float" office:value="6.6789044435019" calcext:value-type="float">
            <text:p>6,6789044435</text:p>
          </table:table-cell>
          <table:table-cell table:style-name="ce4" table:formula="of:=[$Redistribution_high.I89]" office:value-type="float" office:value="9.59043512852327" calcext:value-type="float">
            <text:p>9,5904351285</text:p>
          </table:table-cell>
          <table:table-cell table:style-name="ce4"/>
          <table:table-cell/>
          <table:table-cell table:style-name="ce4" table:formula="of:=[$Redistribution_central.F89]" office:value-type="float" office:value="6.14960156937054" calcext:value-type="float">
            <text:p>6,1496015694</text:p>
          </table:table-cell>
          <table:table-cell table:style-name="ce4" table:formula="of:=[$Redistribution_central.G89]" office:value-type="float" office:value="8.55484400236172" calcext:value-type="float">
            <text:p>8,5548440024</text:p>
          </table:table-cell>
          <table:table-cell table:style-name="ce4" table:formula="of:=[$Redistribution_central.H89]" office:value-type="float" office:value="6.47313340022547" calcext:value-type="float">
            <text:p>6,4731334002</text:p>
          </table:table-cell>
          <table:table-cell table:style-name="ce4" table:formula="of:=[$Redistribution_central.I89]" office:value-type="float" office:value="8.06128292114772" calcext:value-type="float">
            <text:p>8,0612829211</text:p>
          </table:table-cell>
          <table:table-cell table:style-name="ce4"/>
          <table:table-cell/>
          <table:table-cell table:style-name="ce4" table:formula="of:=[$redistribution_low.F89]" office:value-type="float" office:value="6.50793626606085" calcext:value-type="float">
            <text:p>6,5079362661</text:p>
          </table:table-cell>
          <table:table-cell table:style-name="ce4" table:formula="of:=[$redistribution_low.G89]" office:value-type="float" office:value="8.86683234416452" calcext:value-type="float">
            <text:p>8,8668323442</text:p>
          </table:table-cell>
          <table:table-cell table:style-name="ce4" table:formula="of:=[$redistribution_low.H89]" office:value-type="float" office:value="6.54948695598371" calcext:value-type="float">
            <text:p>6,549486956</text:p>
          </table:table-cell>
          <table:table-cell table:style-name="ce4" table:formula="of:=[$redistribution_low.I89]" office:value-type="float" office:value="8.82892561787633" calcext:value-type="float">
            <text:p>8,8289256179</text:p>
          </table:table-cell>
          <table:table-cell table:number-columns-repeated="1007"/>
        </table:table-row>
        <table:table-row table:style-name="ro6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F90]" office:value-type="float" office:value="6.69986994947649" calcext:value-type="float">
            <text:p>6,6998699495</text:p>
          </table:table-cell>
          <table:table-cell table:style-name="ce4" table:formula="of:=[$Redistribution_high.G90]" office:value-type="float" office:value="9.68625700312732" calcext:value-type="float">
            <text:p>9,6862570031</text:p>
          </table:table-cell>
          <table:table-cell table:style-name="ce4" table:formula="of:=[$Redistribution_high.H90]" office:value-type="float" office:value="6.75703023059692" calcext:value-type="float">
            <text:p>6,7570302306</text:p>
          </table:table-cell>
          <table:table-cell table:style-name="ce4" table:formula="of:=[$Redistribution_high.I90]" office:value-type="float" office:value="9.59535465188989" calcext:value-type="float">
            <text:p>9,5953546519</text:p>
          </table:table-cell>
          <table:table-cell table:style-name="ce4"/>
          <table:table-cell/>
          <table:table-cell table:style-name="ce4" table:formula="of:=[$Redistribution_central.F90]" office:value-type="float" office:value="6.05697958329355" calcext:value-type="float">
            <text:p>6,0569795833</text:p>
          </table:table-cell>
          <table:table-cell table:style-name="ce4" table:formula="of:=[$Redistribution_central.G90]" office:value-type="float" office:value="8.80976428075942" calcext:value-type="float">
            <text:p>8,8097642808</text:p>
          </table:table-cell>
          <table:table-cell table:style-name="ce4" table:formula="of:=[$Redistribution_central.H90]" office:value-type="float" office:value="6.63514194404013" calcext:value-type="float">
            <text:p>6,635141944</text:p>
          </table:table-cell>
          <table:table-cell table:style-name="ce4" table:formula="of:=[$Redistribution_central.I90]" office:value-type="float" office:value="8.58614154567545" calcext:value-type="float">
            <text:p>8,5861415457</text:p>
          </table:table-cell>
          <table:table-cell table:style-name="ce4"/>
          <table:table-cell/>
          <table:table-cell table:style-name="ce4" table:formula="of:=[$redistribution_low.F90]" office:value-type="float" office:value="6.988839303086" calcext:value-type="float">
            <text:p>6,9888393031</text:p>
          </table:table-cell>
          <table:table-cell table:style-name="ce4" table:formula="of:=[$redistribution_low.G90]" office:value-type="float" office:value="9.72608948394046" calcext:value-type="float">
            <text:p>9,7260894839</text:p>
          </table:table-cell>
          <table:table-cell table:style-name="ce4" table:formula="of:=[$redistribution_low.H90]" office:value-type="float" office:value="7.08128313879771" calcext:value-type="float">
            <text:p>7,0812831388</text:p>
          </table:table-cell>
          <table:table-cell table:style-name="ce4" table:formula="of:=[$redistribution_low.I90]" office:value-type="float" office:value="9.75550752460782" calcext:value-type="float">
            <text:p>9,7555075246</text:p>
          </table:table-cell>
          <table:table-cell table:number-columns-repeated="1007"/>
        </table:table-row>
        <table:table-row table:style-name="ro7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F91]" office:value-type="float" office:value="6.30585552776135" calcext:value-type="float">
            <text:p>6,3058555278</text:p>
          </table:table-cell>
          <table:table-cell table:style-name="ce4" table:formula="of:=[$Redistribution_high.G91]" office:value-type="float" office:value="9.66186259003888" calcext:value-type="float">
            <text:p>9,66186259</text:p>
          </table:table-cell>
          <table:table-cell table:style-name="ce4" table:formula="of:=[$Redistribution_high.H91]" office:value-type="float" office:value="6.49761837853389" calcext:value-type="float">
            <text:p>6,4976183785</text:p>
          </table:table-cell>
          <table:table-cell table:style-name="ce4" table:formula="of:=[$Redistribution_high.I91]" office:value-type="float" office:value="9.63922506581852" calcext:value-type="float">
            <text:p>9,6392250658</text:p>
          </table:table-cell>
          <table:table-cell table:style-name="ce4"/>
          <table:table-cell/>
          <table:table-cell table:style-name="ce4" table:formula="of:=[$Redistribution_central.F91]" office:value-type="float" office:value="5.69082296431081" calcext:value-type="float">
            <text:p>5,6908229643</text:p>
          </table:table-cell>
          <table:table-cell table:style-name="ce4" table:formula="of:=[$Redistribution_central.G91]" office:value-type="float" office:value="8.66688193058629" calcext:value-type="float">
            <text:p>8,6668819306</text:p>
          </table:table-cell>
          <table:table-cell table:style-name="ce4" table:formula="of:=[$Redistribution_central.H91]" office:value-type="float" office:value="5.89399719898869" calcext:value-type="float">
            <text:p>5,893997199</text:p>
          </table:table-cell>
          <table:table-cell table:style-name="ce4" table:formula="of:=[$Redistribution_central.I91]" office:value-type="float" office:value="8.58214982139201" calcext:value-type="float">
            <text:p>8,5821498214</text:p>
          </table:table-cell>
          <table:table-cell table:style-name="ce4"/>
          <table:table-cell/>
          <table:table-cell table:style-name="ce4" table:formula="of:=[$redistribution_low.F91]" office:value-type="float" office:value="6.98224270788708" calcext:value-type="float">
            <text:p>6,9822427079</text:p>
          </table:table-cell>
          <table:table-cell table:style-name="ce4" table:formula="of:=[$redistribution_low.G91]" office:value-type="float" office:value="9.29782237003961" calcext:value-type="float">
            <text:p>9,29782237</text:p>
          </table:table-cell>
          <table:table-cell table:style-name="ce4" table:formula="of:=[$redistribution_low.H91]" office:value-type="float" office:value="7.0608130851402" calcext:value-type="float">
            <text:p>7,0608130851</text:p>
          </table:table-cell>
          <table:table-cell table:style-name="ce4" table:formula="of:=[$redistribution_low.I91]" office:value-type="float" office:value="9.30771820627441" calcext:value-type="float">
            <text:p>9,3077182063</text:p>
          </table:table-cell>
          <table:table-cell table:number-columns-repeated="1007"/>
        </table:table-row>
        <table:table-row table:style-name="ro6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F92]" office:value-type="float" office:value="5.86288400798547" calcext:value-type="float">
            <text:p>5,862884008</text:p>
          </table:table-cell>
          <table:table-cell table:style-name="ce4" table:formula="of:=[$Redistribution_high.G92]" office:value-type="float" office:value="9.18286639847553" calcext:value-type="float">
            <text:p>9,1828663985</text:p>
          </table:table-cell>
          <table:table-cell table:style-name="ce4" table:formula="of:=[$Redistribution_high.H92]" office:value-type="float" office:value="5.93303877775764" calcext:value-type="float">
            <text:p>5,9330387778</text:p>
          </table:table-cell>
          <table:table-cell table:style-name="ce4" table:formula="of:=[$Redistribution_high.I92]" office:value-type="float" office:value="9.14686825418081" calcext:value-type="float">
            <text:p>9,1468682542</text:p>
          </table:table-cell>
          <table:table-cell table:style-name="ce4"/>
          <table:table-cell/>
          <table:table-cell table:style-name="ce4" table:formula="of:=[$Redistribution_central.F92]" office:value-type="float" office:value="5.83209082135932" calcext:value-type="float">
            <text:p>5,8320908214</text:p>
          </table:table-cell>
          <table:table-cell table:style-name="ce4" table:formula="of:=[$Redistribution_central.G92]" office:value-type="float" office:value="8.71503599177795" calcext:value-type="float">
            <text:p>8,7150359918</text:p>
          </table:table-cell>
          <table:table-cell table:style-name="ce4" table:formula="of:=[$Redistribution_central.H92]" office:value-type="float" office:value="5.98255541089675" calcext:value-type="float">
            <text:p>5,9825554109</text:p>
          </table:table-cell>
          <table:table-cell table:style-name="ce4" table:formula="of:=[$Redistribution_central.I92]" office:value-type="float" office:value="8.68690632207902" calcext:value-type="float">
            <text:p>8,6869063221</text:p>
          </table:table-cell>
          <table:table-cell table:style-name="ce4"/>
          <table:table-cell/>
          <table:table-cell table:style-name="ce4" table:formula="of:=[$redistribution_low.F92]" office:value-type="float" office:value="7.03312491448777" calcext:value-type="float">
            <text:p>7,0331249145</text:p>
          </table:table-cell>
          <table:table-cell table:style-name="ce4" table:formula="of:=[$redistribution_low.G92]" office:value-type="float" office:value="9.43989206515204" calcext:value-type="float">
            <text:p>9,4398920652</text:p>
          </table:table-cell>
          <table:table-cell table:style-name="ce4" table:formula="of:=[$redistribution_low.H92]" office:value-type="float" office:value="7.10565608578543" calcext:value-type="float">
            <text:p>7,1056560858</text:p>
          </table:table-cell>
          <table:table-cell table:style-name="ce4" table:formula="of:=[$redistribution_low.I92]" office:value-type="float" office:value="9.68349225686936" calcext:value-type="float">
            <text:p>9,6834922569</text:p>
          </table:table-cell>
          <table:table-cell table:number-columns-repeated="1007"/>
        </table:table-row>
        <table:table-row table:style-name="ro6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F93]" office:value-type="float" office:value="5.69313199312573" calcext:value-type="float">
            <text:p>5,6931319931</text:p>
          </table:table-cell>
          <table:table-cell table:style-name="ce4" table:formula="of:=[$Redistribution_high.G93]" office:value-type="float" office:value="8.64140423238517" calcext:value-type="float">
            <text:p>8,6414042324</text:p>
          </table:table-cell>
          <table:table-cell table:style-name="ce4" table:formula="of:=[$Redistribution_high.H93]" office:value-type="float" office:value="5.70693674998094" calcext:value-type="float">
            <text:p>5,70693675</text:p>
          </table:table-cell>
          <table:table-cell table:style-name="ce4" table:formula="of:=[$Redistribution_high.I93]" office:value-type="float" office:value="8.84801714982957" calcext:value-type="float">
            <text:p>8,8480171498</text:p>
          </table:table-cell>
          <table:table-cell table:style-name="ce4"/>
          <table:table-cell/>
          <table:table-cell table:style-name="ce4" table:formula="of:=[$Redistribution_central.F93]" office:value-type="float" office:value="5.66524473685962" calcext:value-type="float">
            <text:p>5,6652447369</text:p>
          </table:table-cell>
          <table:table-cell table:style-name="ce4" table:formula="of:=[$Redistribution_central.G93]" office:value-type="float" office:value="8.91126890083783" calcext:value-type="float">
            <text:p>8,9112689008</text:p>
          </table:table-cell>
          <table:table-cell table:style-name="ce4" table:formula="of:=[$Redistribution_central.H93]" office:value-type="float" office:value="5.99818612130519" calcext:value-type="float">
            <text:p>5,9981861213</text:p>
          </table:table-cell>
          <table:table-cell table:style-name="ce4" table:formula="of:=[$Redistribution_central.I93]" office:value-type="float" office:value="8.93255097744977" calcext:value-type="float">
            <text:p>8,9325509774</text:p>
          </table:table-cell>
          <table:table-cell table:style-name="ce4"/>
          <table:table-cell/>
          <table:table-cell table:style-name="ce4" table:formula="of:=[$redistribution_low.F93]" office:value-type="float" office:value="6.94803900760173" calcext:value-type="float">
            <text:p>6,9480390076</text:p>
          </table:table-cell>
          <table:table-cell table:style-name="ce4" table:formula="of:=[$redistribution_low.G93]" office:value-type="float" office:value="9.08125442455173" calcext:value-type="float">
            <text:p>9,0812544246</text:p>
          </table:table-cell>
          <table:table-cell table:style-name="ce4" table:formula="of:=[$redistribution_low.H93]" office:value-type="float" office:value="6.98286415549507" calcext:value-type="float">
            <text:p>6,9828641555</text:p>
          </table:table-cell>
          <table:table-cell table:style-name="ce4" table:formula="of:=[$redistribution_low.I93]" office:value-type="float" office:value="9.5935653851761" calcext:value-type="float">
            <text:p>9,5935653852</text:p>
          </table:table-cell>
          <table:table-cell table:number-columns-repeated="1007"/>
        </table:table-row>
        <table:table-row table:style-name="ro7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F94]" office:value-type="float" office:value="5.84867864281556" calcext:value-type="float">
            <text:p>5,8486786428</text:p>
          </table:table-cell>
          <table:table-cell table:style-name="ce4" table:formula="of:=[$Redistribution_high.G94]" office:value-type="float" office:value="9.55516280755426" calcext:value-type="float">
            <text:p>9,5551628076</text:p>
          </table:table-cell>
          <table:table-cell table:style-name="ce4" table:formula="of:=[$Redistribution_high.H94]" office:value-type="float" office:value="5.92850223537004" calcext:value-type="float">
            <text:p>5,9285022354</text:p>
          </table:table-cell>
          <table:table-cell table:style-name="ce4" table:formula="of:=[$Redistribution_high.I94]" office:value-type="float" office:value="9.5849953336683" calcext:value-type="float">
            <text:p>9,5849953337</text:p>
          </table:table-cell>
          <table:table-cell table:style-name="ce4"/>
          <table:table-cell/>
          <table:table-cell table:style-name="ce4" table:formula="of:=[$Redistribution_central.F94]" office:value-type="float" office:value="5.36158239177648" calcext:value-type="float">
            <text:p>5,3615823918</text:p>
          </table:table-cell>
          <table:table-cell table:style-name="ce4" table:formula="of:=[$Redistribution_central.G94]" office:value-type="float" office:value="8.31836967426992" calcext:value-type="float">
            <text:p>8,3183696743</text:p>
          </table:table-cell>
          <table:table-cell table:style-name="ce4" table:formula="of:=[$Redistribution_central.H94]" office:value-type="float" office:value="5.54557329491594" calcext:value-type="float">
            <text:p>5,5455732949</text:p>
          </table:table-cell>
          <table:table-cell table:style-name="ce4" table:formula="of:=[$Redistribution_central.I94]" office:value-type="float" office:value="8.2681783172507" calcext:value-type="float">
            <text:p>8,2681783173</text:p>
          </table:table-cell>
          <table:table-cell table:style-name="ce4"/>
          <table:table-cell/>
          <table:table-cell table:style-name="ce4" table:formula="of:=[$redistribution_low.F94]" office:value-type="float" office:value="6.9693445643524" calcext:value-type="float">
            <text:p>6,9693445644</text:p>
          </table:table-cell>
          <table:table-cell table:style-name="ce4" table:formula="of:=[$redistribution_low.G94]" office:value-type="float" office:value="9.41018759353966" calcext:value-type="float">
            <text:p>9,4101875935</text:p>
          </table:table-cell>
          <table:table-cell table:style-name="ce4" table:formula="of:=[$redistribution_low.H94]" office:value-type="float" office:value="7.01071015185693" calcext:value-type="float">
            <text:p>7,0107101519</text:p>
          </table:table-cell>
          <table:table-cell table:style-name="ce4" table:formula="of:=[$redistribution_low.I94]" office:value-type="float" office:value="9.74453160734242" calcext:value-type="float">
            <text:p>9,7445316073</text:p>
          </table:table-cell>
          <table:table-cell table:number-columns-repeated="1007"/>
        </table:table-row>
        <table:table-row table:style-name="ro7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F95]" office:value-type="float" office:value="6.02479549667836" calcext:value-type="float">
            <text:p>6,0247954967</text:p>
          </table:table-cell>
          <table:table-cell table:style-name="ce4" table:formula="of:=[$Redistribution_high.G95]" office:value-type="float" office:value="9.79312176489487" calcext:value-type="float">
            <text:p>9,7931217649</text:p>
          </table:table-cell>
          <table:table-cell table:style-name="ce4" table:formula="of:=[$Redistribution_high.H95]" office:value-type="float" office:value="6.11286873490498" calcext:value-type="float">
            <text:p>6,1128687349</text:p>
          </table:table-cell>
          <table:table-cell table:style-name="ce4" table:formula="of:=[$Redistribution_high.I95]" office:value-type="float" office:value="9.72298352656814" calcext:value-type="float">
            <text:p>9,7229835266</text:p>
          </table:table-cell>
          <table:table-cell table:style-name="ce4"/>
          <table:table-cell/>
          <table:table-cell table:style-name="ce4" table:formula="of:=[$Redistribution_central.F95]" office:value-type="float" office:value="5.62366377647205" calcext:value-type="float">
            <text:p>5,6236637765</text:p>
          </table:table-cell>
          <table:table-cell table:style-name="ce4" table:formula="of:=[$Redistribution_central.G95]" office:value-type="float" office:value="7.72474955685579" calcext:value-type="float">
            <text:p>7,7247495569</text:p>
          </table:table-cell>
          <table:table-cell table:style-name="ce4" table:formula="of:=[$Redistribution_central.H95]" office:value-type="float" office:value="5.72558933229991" calcext:value-type="float">
            <text:p>5,7255893323</text:p>
          </table:table-cell>
          <table:table-cell table:style-name="ce4" table:formula="of:=[$Redistribution_central.I95]" office:value-type="float" office:value="7.97136582452918" calcext:value-type="float">
            <text:p>7,9713658245</text:p>
          </table:table-cell>
          <table:table-cell table:style-name="ce4"/>
          <table:table-cell/>
          <table:table-cell table:style-name="ce4" table:formula="of:=[$redistribution_low.F95]" office:value-type="float" office:value="6.69858852379431" calcext:value-type="float">
            <text:p>6,6985885238</text:p>
          </table:table-cell>
          <table:table-cell table:style-name="ce4" table:formula="of:=[$redistribution_low.G95]" office:value-type="float" office:value="8.9191255848227" calcext:value-type="float">
            <text:p>8,9191255848</text:p>
          </table:table-cell>
          <table:table-cell table:style-name="ce4" table:formula="of:=[$redistribution_low.H95]" office:value-type="float" office:value="6.88357632329287" calcext:value-type="float">
            <text:p>6,8835763233</text:p>
          </table:table-cell>
          <table:table-cell table:style-name="ce4" table:formula="of:=[$redistribution_low.I95]" office:value-type="float" office:value="8.92216118433338" calcext:value-type="float">
            <text:p>8,9221611843</text:p>
          </table:table-cell>
          <table:table-cell table:number-columns-repeated="1007"/>
        </table:table-row>
        <table:table-row table:style-name="ro7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F96]" office:value-type="float" office:value="5.77173552136872" calcext:value-type="float">
            <text:p>5,7717355214</text:p>
          </table:table-cell>
          <table:table-cell table:style-name="ce4" table:formula="of:=[$Redistribution_high.G96]" office:value-type="float" office:value="8.66276469948493" calcext:value-type="float">
            <text:p>8,6627646995</text:p>
          </table:table-cell>
          <table:table-cell table:style-name="ce4" table:formula="of:=[$Redistribution_high.H96]" office:value-type="float" office:value="5.7927175156643" calcext:value-type="float">
            <text:p>5,7927175157</text:p>
          </table:table-cell>
          <table:table-cell table:style-name="ce4" table:formula="of:=[$Redistribution_high.I96]" office:value-type="float" office:value="8.66276469948493" calcext:value-type="float">
            <text:p>8,6627646995</text:p>
          </table:table-cell>
          <table:table-cell table:style-name="ce4"/>
          <table:table-cell/>
          <table:table-cell table:style-name="ce4" table:formula="of:=[$Redistribution_central.F96]" office:value-type="float" office:value="5.56618004645139" calcext:value-type="float">
            <text:p>5,5661800465</text:p>
          </table:table-cell>
          <table:table-cell table:style-name="ce4" table:formula="of:=[$Redistribution_central.G96]" office:value-type="float" office:value="7.4733868990664" calcext:value-type="float">
            <text:p>7,4733868991</text:p>
          </table:table-cell>
          <table:table-cell table:style-name="ce4" table:formula="of:=[$Redistribution_central.H96]" office:value-type="float" office:value="5.82498096300847" calcext:value-type="float">
            <text:p>5,824980963</text:p>
          </table:table-cell>
          <table:table-cell table:style-name="ce4" table:formula="of:=[$Redistribution_central.I96]" office:value-type="float" office:value="7.18850463847607" calcext:value-type="float">
            <text:p>7,1885046385</text:p>
          </table:table-cell>
          <table:table-cell table:style-name="ce4"/>
          <table:table-cell/>
          <table:table-cell table:style-name="ce4" table:formula="of:=[$redistribution_low.F96]" office:value-type="float" office:value="6.443955629493" calcext:value-type="float">
            <text:p>6,4439556295</text:p>
          </table:table-cell>
          <table:table-cell table:style-name="ce4" table:formula="of:=[$redistribution_low.G96]" office:value-type="float" office:value="8.88346287783188" calcext:value-type="float">
            <text:p>8,8834628778</text:p>
          </table:table-cell>
          <table:table-cell table:style-name="ce4" table:formula="of:=[$redistribution_low.H96]" office:value-type="float" office:value="6.59984064938157" calcext:value-type="float">
            <text:p>6,5998406494</text:p>
          </table:table-cell>
          <table:table-cell table:style-name="ce4" table:formula="of:=[$redistribution_low.I96]" office:value-type="float" office:value="8.87311306576338" calcext:value-type="float">
            <text:p>8,8731130658</text:p>
          </table:table-cell>
          <table:table-cell table:number-columns-repeated="1007"/>
        </table:table-row>
        <table:table-row table:style-name="ro7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F97]" office:value-type="float" office:value="5.72977502564276" calcext:value-type="float">
            <text:p>5,7297750256</text:p>
          </table:table-cell>
          <table:table-cell table:style-name="ce4" table:formula="of:=[$Redistribution_high.G97]" office:value-type="float" office:value="8.9740335662902" calcext:value-type="float">
            <text:p>8,9740335663</text:p>
          </table:table-cell>
          <table:table-cell table:style-name="ce4" table:formula="of:=[$Redistribution_high.H97]" office:value-type="float" office:value="5.74341301874862" calcext:value-type="float">
            <text:p>5,7434130187</text:p>
          </table:table-cell>
          <table:table-cell table:style-name="ce4" table:formula="of:=[$Redistribution_high.I97]" office:value-type="float" office:value="8.84952653850043" calcext:value-type="float">
            <text:p>8,8495265385</text:p>
          </table:table-cell>
          <table:table-cell table:style-name="ce4"/>
          <table:table-cell/>
          <table:table-cell table:style-name="ce4" table:formula="of:=[$Redistribution_central.F97]" office:value-type="float" office:value="5.38974458235807" calcext:value-type="float">
            <text:p>5,3897445824</text:p>
          </table:table-cell>
          <table:table-cell table:style-name="ce4" table:formula="of:=[$Redistribution_central.G97]" office:value-type="float" office:value="7.70486675196404" calcext:value-type="float">
            <text:p>7,704866752</text:p>
          </table:table-cell>
          <table:table-cell table:style-name="ce4" table:formula="of:=[$Redistribution_central.H97]" office:value-type="float" office:value="5.48537948075949" calcext:value-type="float">
            <text:p>5,4853794808</text:p>
          </table:table-cell>
          <table:table-cell table:style-name="ce4" table:formula="of:=[$Redistribution_central.I97]" office:value-type="float" office:value="7.70608784225216" calcext:value-type="float">
            <text:p>7,7060878423</text:p>
          </table:table-cell>
          <table:table-cell table:style-name="ce4"/>
          <table:table-cell/>
          <table:table-cell table:style-name="ce4" table:formula="of:=[$redistribution_low.F97]" office:value-type="float" office:value="6.79018521171291" calcext:value-type="float">
            <text:p>6,7901852117</text:p>
          </table:table-cell>
          <table:table-cell table:style-name="ce4" table:formula="of:=[$redistribution_low.G97]" office:value-type="float" office:value="9.61136923245438" calcext:value-type="float">
            <text:p>9,6113692325</text:p>
          </table:table-cell>
          <table:table-cell table:style-name="ce4" table:formula="of:=[$redistribution_low.H97]" office:value-type="float" office:value="7.10224517936663" calcext:value-type="float">
            <text:p>7,1022451794</text:p>
          </table:table-cell>
          <table:table-cell table:style-name="ce4" table:formula="of:=[$redistribution_low.I97]" office:value-type="float" office:value="9.61745374863661" calcext:value-type="float">
            <text:p>9,6174537486</text:p>
          </table:table-cell>
          <table:table-cell table:number-columns-repeated="1007"/>
        </table:table-row>
        <table:table-row table:style-name="ro7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F98]" office:value-type="float" office:value="5.6028445870638" calcext:value-type="float">
            <text:p>5,6028445871</text:p>
          </table:table-cell>
          <table:table-cell table:style-name="ce4" table:formula="of:=[$Redistribution_high.G98]" office:value-type="float" office:value="8.51132512441621" calcext:value-type="float">
            <text:p>8,5113251244</text:p>
          </table:table-cell>
          <table:table-cell table:style-name="ce4" table:formula="of:=[$Redistribution_high.H98]" office:value-type="float" office:value="5.72729807613409" calcext:value-type="float">
            <text:p>5,7272980761</text:p>
          </table:table-cell>
          <table:table-cell table:style-name="ce4" table:formula="of:=[$Redistribution_high.I98]" office:value-type="float" office:value="8.51132512441621" calcext:value-type="float">
            <text:p>8,5113251244</text:p>
          </table:table-cell>
          <table:table-cell table:style-name="ce4"/>
          <table:table-cell/>
          <table:table-cell table:style-name="ce4" table:formula="of:=[$Redistribution_central.F98]" office:value-type="float" office:value="5.46172709272078" calcext:value-type="float">
            <text:p>5,4617270927</text:p>
          </table:table-cell>
          <table:table-cell table:style-name="ce4" table:formula="of:=[$Redistribution_central.G98]" office:value-type="float" office:value="7.44393107858461" calcext:value-type="float">
            <text:p>7,4439310786</text:p>
          </table:table-cell>
          <table:table-cell table:style-name="ce4" table:formula="of:=[$Redistribution_central.H98]" office:value-type="float" office:value="5.56297518476565" calcext:value-type="float">
            <text:p>5,5629751848</text:p>
          </table:table-cell>
          <table:table-cell table:style-name="ce4" table:formula="of:=[$Redistribution_central.I98]" office:value-type="float" office:value="7.29468858287332" calcext:value-type="float">
            <text:p>7,2946885829</text:p>
          </table:table-cell>
          <table:table-cell table:style-name="ce4"/>
          <table:table-cell/>
          <table:table-cell table:style-name="ce4" table:formula="of:=[$redistribution_low.F98]" office:value-type="float" office:value="6.42418113417553" calcext:value-type="float">
            <text:p>6,4241811342</text:p>
          </table:table-cell>
          <table:table-cell table:style-name="ce4" table:formula="of:=[$redistribution_low.G98]" office:value-type="float" office:value="9.18345666194184" calcext:value-type="float">
            <text:p>9,1834566619</text:p>
          </table:table-cell>
          <table:table-cell table:style-name="ce4" table:formula="of:=[$redistribution_low.H98]" office:value-type="float" office:value="6.49433377581184" calcext:value-type="float">
            <text:p>6,4943337758</text:p>
          </table:table-cell>
          <table:table-cell table:style-name="ce4" table:formula="of:=[$redistribution_low.I98]" office:value-type="float" office:value="8.87722283255352" calcext:value-type="float">
            <text:p>8,8772228326</text:p>
          </table:table-cell>
          <table:table-cell table:number-columns-repeated="1007"/>
        </table:table-row>
        <table:table-row table:style-name="ro7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F99]" office:value-type="float" office:value="5.59854699322944" calcext:value-type="float">
            <text:p>5,5985469932</text:p>
          </table:table-cell>
          <table:table-cell table:style-name="ce4" table:formula="of:=[$Redistribution_high.G99]" office:value-type="float" office:value="8.40580307581293" calcext:value-type="float">
            <text:p>8,4058030758</text:p>
          </table:table-cell>
          <table:table-cell table:style-name="ce4" table:formula="of:=[$Redistribution_high.H99]" office:value-type="float" office:value="5.64613551590256" calcext:value-type="float">
            <text:p>5,6461355159</text:p>
          </table:table-cell>
          <table:table-cell table:style-name="ce4" table:formula="of:=[$Redistribution_high.I99]" office:value-type="float" office:value="8.25297331998657" calcext:value-type="float">
            <text:p>8,25297332</text:p>
          </table:table-cell>
          <table:table-cell table:style-name="ce4"/>
          <table:table-cell/>
          <table:table-cell table:style-name="ce4" table:formula="of:=[$Redistribution_central.F99]" office:value-type="float" office:value="5.2334408375882" calcext:value-type="float">
            <text:p>5,2334408376</text:p>
          </table:table-cell>
          <table:table-cell table:style-name="ce4" table:formula="of:=[$Redistribution_central.G99]" office:value-type="float" office:value="7.66551933306247" calcext:value-type="float">
            <text:p>7,6655193331</text:p>
          </table:table-cell>
          <table:table-cell table:style-name="ce4" table:formula="of:=[$Redistribution_central.H99]" office:value-type="float" office:value="5.37226709233725" calcext:value-type="float">
            <text:p>5,3722670923</text:p>
          </table:table-cell>
          <table:table-cell table:style-name="ce4" table:formula="of:=[$Redistribution_central.I99]" office:value-type="float" office:value="7.69250174051375" calcext:value-type="float">
            <text:p>7,6925017405</text:p>
          </table:table-cell>
          <table:table-cell table:style-name="ce4"/>
          <table:table-cell/>
          <table:table-cell table:style-name="ce4" table:formula="of:=[$redistribution_low.F99]" office:value-type="float" office:value="6.5033908390378" calcext:value-type="float">
            <text:p>6,503390839</text:p>
          </table:table-cell>
          <table:table-cell table:style-name="ce4" table:formula="of:=[$redistribution_low.G99]" office:value-type="float" office:value="9.41869913362291" calcext:value-type="float">
            <text:p>9,4186991336</text:p>
          </table:table-cell>
          <table:table-cell table:style-name="ce4" table:formula="of:=[$redistribution_low.H99]" office:value-type="float" office:value="6.63692213162877" calcext:value-type="float">
            <text:p>6,6369221316</text:p>
          </table:table-cell>
          <table:table-cell table:style-name="ce4" table:formula="of:=[$redistribution_low.I99]" office:value-type="float" office:value="9.36877682299719" calcext:value-type="float">
            <text:p>9,368776823</text:p>
          </table:table-cell>
          <table:table-cell table:number-columns-repeated="1007"/>
        </table:table-row>
        <table:table-row table:style-name="ro7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F100]" office:value-type="float" office:value="5.78310903994448" calcext:value-type="float">
            <text:p>5,7831090399</text:p>
          </table:table-cell>
          <table:table-cell table:style-name="ce4" table:formula="of:=[$Redistribution_high.G100]" office:value-type="float" office:value="9.2740003553626" calcext:value-type="float">
            <text:p>9,2740003554</text:p>
          </table:table-cell>
          <table:table-cell table:style-name="ce4" table:formula="of:=[$Redistribution_high.H100]" office:value-type="float" office:value="5.7985091574533" calcext:value-type="float">
            <text:p>5,7985091575</text:p>
          </table:table-cell>
          <table:table-cell table:style-name="ce4" table:formula="of:=[$Redistribution_high.I100]" office:value-type="float" office:value="9.24763856116497" calcext:value-type="float">
            <text:p>9,2476385612</text:p>
          </table:table-cell>
          <table:table-cell table:style-name="ce4"/>
          <table:table-cell/>
          <table:table-cell table:style-name="ce4" table:formula="of:=[$Redistribution_central.F100]" office:value-type="float" office:value="5.61070690350132" calcext:value-type="float">
            <text:p>5,6107069035</text:p>
          </table:table-cell>
          <table:table-cell table:style-name="ce4" table:formula="of:=[$Redistribution_central.G100]" office:value-type="float" office:value="8.68011666731954" calcext:value-type="float">
            <text:p>8,6801166673</text:p>
          </table:table-cell>
          <table:table-cell table:style-name="ce4" table:formula="of:=[$Redistribution_central.H100]" office:value-type="float" office:value="5.69854791732936" calcext:value-type="float">
            <text:p>5,6985479173</text:p>
          </table:table-cell>
          <table:table-cell table:style-name="ce4" table:formula="of:=[$Redistribution_central.I100]" office:value-type="float" office:value="8.69732847042046" calcext:value-type="float">
            <text:p>8,6973284704</text:p>
          </table:table-cell>
          <table:table-cell table:style-name="ce4"/>
          <table:table-cell/>
          <table:table-cell table:style-name="ce4" table:formula="of:=[$redistribution_low.F100]" office:value-type="float" office:value="6.58352741348392" calcext:value-type="float">
            <text:p>6,5835274135</text:p>
          </table:table-cell>
          <table:table-cell table:style-name="ce4" table:formula="of:=[$redistribution_low.G100]" office:value-type="float" office:value="8.90818195226726" calcext:value-type="float">
            <text:p>8,9081819523</text:p>
          </table:table-cell>
          <table:table-cell table:style-name="ce4" table:formula="of:=[$redistribution_low.H100]" office:value-type="float" office:value="6.6106621918601" calcext:value-type="float">
            <text:p>6,6106621919</text:p>
          </table:table-cell>
          <table:table-cell table:style-name="ce4" table:formula="of:=[$redistribution_low.I100]" office:value-type="float" office:value="9.05230226120308" calcext:value-type="float">
            <text:p>9,0523022612</text:p>
          </table:table-cell>
          <table:table-cell table:number-columns-repeated="1007"/>
        </table:table-row>
        <table:table-row table:style-name="ro7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F101]" office:value-type="float" office:value="5.69499491837092" calcext:value-type="float">
            <text:p>5,6949949184</text:p>
          </table:table-cell>
          <table:table-cell table:style-name="ce4" table:formula="of:=[$Redistribution_high.G101]" office:value-type="float" office:value="9.14085003735106" calcext:value-type="float">
            <text:p>9,1408500374</text:p>
          </table:table-cell>
          <table:table-cell table:style-name="ce4" table:formula="of:=[$Redistribution_high.H101]" office:value-type="float" office:value="5.78775695217723" calcext:value-type="float">
            <text:p>5,7877569522</text:p>
          </table:table-cell>
          <table:table-cell table:style-name="ce4" table:formula="of:=[$Redistribution_high.I101]" office:value-type="float" office:value="9.10372924022923" calcext:value-type="float">
            <text:p>9,1037292402</text:p>
          </table:table-cell>
          <table:table-cell table:style-name="ce4"/>
          <table:table-cell/>
          <table:table-cell table:style-name="ce4" table:formula="of:=[$Redistribution_central.F101]" office:value-type="float" office:value="5.58850811074729" calcext:value-type="float">
            <text:p>5,5885081107</text:p>
          </table:table-cell>
          <table:table-cell table:style-name="ce4" table:formula="of:=[$Redistribution_central.G101]" office:value-type="float" office:value="8.29078099225979" calcext:value-type="float">
            <text:p>8,2907809923</text:p>
          </table:table-cell>
          <table:table-cell table:style-name="ce4" table:formula="of:=[$Redistribution_central.H101]" office:value-type="float" office:value="5.69401755212557" calcext:value-type="float">
            <text:p>5,6940175521</text:p>
          </table:table-cell>
          <table:table-cell table:style-name="ce4" table:formula="of:=[$Redistribution_central.I101]" office:value-type="float" office:value="8.35748262613858" calcext:value-type="float">
            <text:p>8,3574826261</text:p>
          </table:table-cell>
          <table:table-cell table:style-name="ce4"/>
          <table:table-cell/>
          <table:table-cell table:style-name="ce4" table:formula="of:=[$redistribution_low.F101]" office:value-type="float" office:value="6.67936534418332" calcext:value-type="float">
            <text:p>6,6793653442</text:p>
          </table:table-cell>
          <table:table-cell table:style-name="ce4" table:formula="of:=[$redistribution_low.G101]" office:value-type="float" office:value="9.29967410143752" calcext:value-type="float">
            <text:p>9,2996741014</text:p>
          </table:table-cell>
          <table:table-cell table:style-name="ce4" table:formula="of:=[$redistribution_low.H101]" office:value-type="float" office:value="6.77850571738829" calcext:value-type="float">
            <text:p>6,7785057174</text:p>
          </table:table-cell>
          <table:table-cell table:style-name="ce4" table:formula="of:=[$redistribution_low.I101]" office:value-type="float" office:value="9.31300082883966" calcext:value-type="float">
            <text:p>9,3130008288</text:p>
          </table:table-cell>
          <table:table-cell table:number-columns-repeated="1007"/>
        </table:table-row>
        <table:table-row table:style-name="ro7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F102]" office:value-type="float" office:value="5.45194362909398" calcext:value-type="float">
            <text:p>5,4519436291</text:p>
          </table:table-cell>
          <table:table-cell table:style-name="ce4" table:formula="of:=[$Redistribution_high.G102]" office:value-type="float" office:value="8.95354233955813" calcext:value-type="float">
            <text:p>8,9535423396</text:p>
          </table:table-cell>
          <table:table-cell table:style-name="ce4" table:formula="of:=[$Redistribution_high.H102]" office:value-type="float" office:value="5.77127246432115" calcext:value-type="float">
            <text:p>5,7712724643</text:p>
          </table:table-cell>
          <table:table-cell table:style-name="ce4" table:formula="of:=[$Redistribution_high.I102]" office:value-type="float" office:value="8.63829506366063" calcext:value-type="float">
            <text:p>8,6382950637</text:p>
          </table:table-cell>
          <table:table-cell table:style-name="ce4"/>
          <table:table-cell/>
          <table:table-cell table:style-name="ce4" table:formula="of:=[$Redistribution_central.F102]" office:value-type="float" office:value="5.32271438453515" calcext:value-type="float">
            <text:p>5,3227143845</text:p>
          </table:table-cell>
          <table:table-cell table:style-name="ce4" table:formula="of:=[$Redistribution_central.G102]" office:value-type="float" office:value="8.15367264818992" calcext:value-type="float">
            <text:p>8,1536726482</text:p>
          </table:table-cell>
          <table:table-cell table:style-name="ce4" table:formula="of:=[$Redistribution_central.H102]" office:value-type="float" office:value="5.44452992194716" calcext:value-type="float">
            <text:p>5,4445299219</text:p>
          </table:table-cell>
          <table:table-cell table:style-name="ce4" table:formula="of:=[$Redistribution_central.I102]" office:value-type="float" office:value="8.19903097144808" calcext:value-type="float">
            <text:p>8,1990309714</text:p>
          </table:table-cell>
          <table:table-cell table:style-name="ce4"/>
          <table:table-cell/>
          <table:table-cell table:style-name="ce4" table:formula="of:=[$redistribution_low.F102]" office:value-type="float" office:value="6.14546978207533" calcext:value-type="float">
            <text:p>6,1454697821</text:p>
          </table:table-cell>
          <table:table-cell table:style-name="ce4" table:formula="of:=[$redistribution_low.G102]" office:value-type="float" office:value="9.46075640008103" calcext:value-type="float">
            <text:p>9,4607564001</text:p>
          </table:table-cell>
          <table:table-cell table:style-name="ce4" table:formula="of:=[$redistribution_low.H102]" office:value-type="float" office:value="6.3056020178056" calcext:value-type="float">
            <text:p>6,3056020178</text:p>
          </table:table-cell>
          <table:table-cell table:style-name="ce4" table:formula="of:=[$redistribution_low.I102]" office:value-type="float" office:value="9.50426816750706" calcext:value-type="float">
            <text:p>9,5042681675</text:p>
          </table:table-cell>
          <table:table-cell table:number-columns-repeated="1007"/>
        </table:table-row>
        <table:table-row table:style-name="ro7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F103]" office:value-type="float" office:value="5.3802051817976" calcext:value-type="float">
            <text:p>5,3802051818</text:p>
          </table:table-cell>
          <table:table-cell table:style-name="ce4" table:formula="of:=[$Redistribution_high.G103]" office:value-type="float" office:value="9.47090232856292" calcext:value-type="float">
            <text:p>9,4709023286</text:p>
          </table:table-cell>
          <table:table-cell table:style-name="ce4" table:formula="of:=[$Redistribution_high.H103]" office:value-type="float" office:value="5.5980150119174" calcext:value-type="float">
            <text:p>5,5980150119</text:p>
          </table:table-cell>
          <table:table-cell table:style-name="ce4" table:formula="of:=[$Redistribution_high.I103]" office:value-type="float" office:value="9.62854481799764" calcext:value-type="float">
            <text:p>9,628544818</text:p>
          </table:table-cell>
          <table:table-cell table:style-name="ce4"/>
          <table:table-cell/>
          <table:table-cell table:style-name="ce4" table:formula="of:=[$Redistribution_central.F103]" office:value-type="float" office:value="5.12011986815448" calcext:value-type="float">
            <text:p>5,1201198682</text:p>
          </table:table-cell>
          <table:table-cell table:style-name="ce4" table:formula="of:=[$Redistribution_central.G103]" office:value-type="float" office:value="8.37928656798724" calcext:value-type="float">
            <text:p>8,379286568</text:p>
          </table:table-cell>
          <table:table-cell table:style-name="ce4" table:formula="of:=[$Redistribution_central.H103]" office:value-type="float" office:value="5.12310483887022" calcext:value-type="float">
            <text:p>5,1231048389</text:p>
          </table:table-cell>
          <table:table-cell table:style-name="ce4" table:formula="of:=[$Redistribution_central.I103]" office:value-type="float" office:value="8.26834362427265" calcext:value-type="float">
            <text:p>8,2683436243</text:p>
          </table:table-cell>
          <table:table-cell table:style-name="ce4"/>
          <table:table-cell/>
          <table:table-cell table:style-name="ce4" table:formula="of:=[$redistribution_low.F103]" office:value-type="float" office:value="6.75613379206791" calcext:value-type="float">
            <text:p>6,7561337921</text:p>
          </table:table-cell>
          <table:table-cell table:style-name="ce4" table:formula="of:=[$redistribution_low.G103]" office:value-type="float" office:value="10.4903728555862" calcext:value-type="float">
            <text:p>10,4903728556</text:p>
          </table:table-cell>
          <table:table-cell table:style-name="ce4" table:formula="of:=[$redistribution_low.H103]" office:value-type="float" office:value="6.82126731613724" calcext:value-type="float">
            <text:p>6,8212673161</text:p>
          </table:table-cell>
          <table:table-cell table:style-name="ce4" table:formula="of:=[$redistribution_low.I103]" office:value-type="float" office:value="10.1272276226024" calcext:value-type="float">
            <text:p>10,1272276226</text:p>
          </table:table-cell>
          <table:table-cell table:number-columns-repeated="1007"/>
        </table:table-row>
        <table:table-row table:style-name="ro6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F104]" office:value-type="float" office:value="5.51088412213525" calcext:value-type="float">
            <text:p>5,5108841221</text:p>
          </table:table-cell>
          <table:table-cell table:style-name="ce4" table:formula="of:=[$Redistribution_high.G104]" office:value-type="float" office:value="8.35808144589822" calcext:value-type="float">
            <text:p>8,3580814459</text:p>
          </table:table-cell>
          <table:table-cell table:style-name="ce4" table:formula="of:=[$Redistribution_high.H104]" office:value-type="float" office:value="5.51199457008149" calcext:value-type="float">
            <text:p>5,5119945701</text:p>
          </table:table-cell>
          <table:table-cell table:style-name="ce4" table:formula="of:=[$Redistribution_high.I104]" office:value-type="float" office:value="8.19918094154906" calcext:value-type="float">
            <text:p>8,1991809415</text:p>
          </table:table-cell>
          <table:table-cell table:style-name="ce4"/>
          <table:table-cell/>
          <table:table-cell table:style-name="ce4" table:formula="of:=[$Redistribution_central.F104]" office:value-type="float" office:value="5.18709357302023" calcext:value-type="float">
            <text:p>5,187093573</text:p>
          </table:table-cell>
          <table:table-cell table:style-name="ce4" table:formula="of:=[$Redistribution_central.G104]" office:value-type="float" office:value="8.4102514337364" calcext:value-type="float">
            <text:p>8,4102514337</text:p>
          </table:table-cell>
          <table:table-cell table:style-name="ce4" table:formula="of:=[$Redistribution_central.H104]" office:value-type="float" office:value="5.25313418385074" calcext:value-type="float">
            <text:p>5,2531341839</text:p>
          </table:table-cell>
          <table:table-cell table:style-name="ce4" table:formula="of:=[$Redistribution_central.I104]" office:value-type="float" office:value="8.5722388291481" calcext:value-type="float">
            <text:p>8,5722388291</text:p>
          </table:table-cell>
          <table:table-cell table:style-name="ce4"/>
          <table:table-cell/>
          <table:table-cell table:style-name="ce4" table:formula="of:=[$redistribution_low.F104]" office:value-type="float" office:value="6.60221302920682" calcext:value-type="float">
            <text:p>6,6022130292</text:p>
          </table:table-cell>
          <table:table-cell table:style-name="ce4" table:formula="of:=[$redistribution_low.G104]" office:value-type="float" office:value="9.19904197684871" calcext:value-type="float">
            <text:p>9,1990419768</text:p>
          </table:table-cell>
          <table:table-cell table:style-name="ce4" table:formula="of:=[$redistribution_low.H104]" office:value-type="float" office:value="6.68953384042439" calcext:value-type="float">
            <text:p>6,6895338404</text:p>
          </table:table-cell>
          <table:table-cell table:style-name="ce4" table:formula="of:=[$redistribution_low.I104]" office:value-type="float" office:value="9.01010074091683" calcext:value-type="float">
            <text:p>9,0101007409</text:p>
          </table:table-cell>
          <table:table-cell table:number-columns-repeated="1007"/>
        </table:table-row>
        <table:table-row table:style-name="ro7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F105]" office:value-type="float" office:value="5.33890693407539" calcext:value-type="float">
            <text:p>5,3389069341</text:p>
          </table:table-cell>
          <table:table-cell table:style-name="ce4" table:formula="of:=[$Redistribution_high.G105]" office:value-type="float" office:value="8.26498138532862" calcext:value-type="float">
            <text:p>8,2649813853</text:p>
          </table:table-cell>
          <table:table-cell table:style-name="ce4" table:formula="of:=[$Redistribution_high.H105]" office:value-type="float" office:value="5.35294110952778" calcext:value-type="float">
            <text:p>5,3529411095</text:p>
          </table:table-cell>
          <table:table-cell table:style-name="ce4" table:formula="of:=[$Redistribution_high.I105]" office:value-type="float" office:value="8.19797579966541" calcext:value-type="float">
            <text:p>8,1979757997</text:p>
          </table:table-cell>
          <table:table-cell table:style-name="ce4"/>
          <table:table-cell/>
          <table:table-cell table:style-name="ce4" table:formula="of:=[$Redistribution_central.F105]" office:value-type="float" office:value="5.28885424695715" calcext:value-type="float">
            <text:p>5,288854247</text:p>
          </table:table-cell>
          <table:table-cell table:style-name="ce4" table:formula="of:=[$Redistribution_central.G105]" office:value-type="float" office:value="7.40942782664349" calcext:value-type="float">
            <text:p>7,4094278266</text:p>
          </table:table-cell>
          <table:table-cell table:style-name="ce4" table:formula="of:=[$Redistribution_central.H105]" office:value-type="float" office:value="5.43598615674736" calcext:value-type="float">
            <text:p>5,4359861567</text:p>
          </table:table-cell>
          <table:table-cell table:style-name="ce4" table:formula="of:=[$Redistribution_central.I105]" office:value-type="float" office:value="7.60655071668729" calcext:value-type="float">
            <text:p>7,6065507167</text:p>
          </table:table-cell>
          <table:table-cell table:style-name="ce4"/>
          <table:table-cell/>
          <table:table-cell table:style-name="ce4" table:formula="of:=[$redistribution_low.F105]" office:value-type="float" office:value="6.33819610373693" calcext:value-type="float">
            <text:p>6,3381961037</text:p>
          </table:table-cell>
          <table:table-cell table:style-name="ce4" table:formula="of:=[$redistribution_low.G105]" office:value-type="float" office:value="9.51717044228901" calcext:value-type="float">
            <text:p>9,5171704423</text:p>
          </table:table-cell>
          <table:table-cell table:style-name="ce4" table:formula="of:=[$redistribution_low.H105]" office:value-type="float" office:value="6.51201292694335" calcext:value-type="float">
            <text:p>6,5120129269</text:p>
          </table:table-cell>
          <table:table-cell table:style-name="ce4" table:formula="of:=[$redistribution_low.I105]" office:value-type="float" office:value="9.27561169024357" calcext:value-type="float">
            <text:p>9,2756116902</text:p>
          </table:table-cell>
          <table:table-cell table:number-columns-repeated="100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ile ratio yearly" table:style-name="ta4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5" office:value-type="string" calcext:value-type="string" table:number-columns-spanned="4" table:number-rows-spanned="1">
            <text:p>HIGH</text:p>
          </table:table-cell>
          <table:covered-table-cell table:number-columns-repeated="3" table:style-name="ce5"/>
          <table:table-cell table:style-name="ce8"/>
          <table:table-cell table:style-name="ce5" office:value-type="string" calcext:value-type="string" table:number-columns-spanned="4" table:number-rows-spanned="1">
            <text:p>CENTRAL</text:p>
          </table:table-cell>
          <table:covered-table-cell table:number-columns-repeated="3" table:style-name="ce5"/>
          <table:table-cell table:style-name="ce8"/>
          <table:table-cell table:style-name="ce5" office:value-type="string" calcext:value-type="string" table:number-columns-spanned="4" table:number-rows-spanned="1">
            <text:p>LOW</text:p>
          </table:table-cell>
          <table:covered-table-cell table:number-columns-repeated="3" table:style-name="ce5"/>
          <table:table-cell table:number-columns-repeated="100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8.9558054274" calcext:value-type="float">
            <text:p>8,9558054274</text:p>
          </table:table-cell>
          <table:table-cell table:formula="of:=[$'Decile ratio'.D4]" office:value-type="float" office:value="6.9114890221" calcext:value-type="float">
            <text:p>6,9114890221</text:p>
          </table:table-cell>
          <table:table-cell table:formula="of:=[$'Decile ratio'.E4]" office:value-type="float" office:value="8.5895475335" calcext:value-type="float">
            <text:p>8,5895475335</text:p>
          </table:table-cell>
          <table:table-cell table:formula="of:=[$'Decile ratio'.B4]" office:value-type="float" office:value="6.517241482" calcext:value-type="float">
            <text:p>6,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8.9558054274" calcext:value-type="float">
            <text:p>8,9558054274</text:p>
          </table:table-cell>
          <table:table-cell table:style-name="ce3" table:formula="of:=[.C4]" office:value-type="float" office:value="6.9114890221" calcext:value-type="float">
            <text:p>6,9114890221</text:p>
          </table:table-cell>
          <table:table-cell table:style-name="ce3" table:formula="of:=[.D4]" office:value-type="float" office:value="8.5895475335" calcext:value-type="float">
            <text:p>8,5895475335</text:p>
          </table:table-cell>
          <table:table-cell table:style-name="ce3" table:formula="of:=[.E4]" office:value-type="float" office:value="6.517241482" calcext:value-type="float">
            <text:p>6,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8.9558054274" calcext:value-type="float">
            <text:p>8,9558054274</text:p>
          </table:table-cell>
          <table:table-cell table:style-name="ce3" table:formula="of:=[.H4]" office:value-type="float" office:value="6.9114890221" calcext:value-type="float">
            <text:p>6,9114890221</text:p>
          </table:table-cell>
          <table:table-cell table:style-name="ce3" table:formula="of:=[.I4]" office:value-type="float" office:value="8.5895475335" calcext:value-type="float">
            <text:p>8,5895475335</text:p>
          </table:table-cell>
          <table:table-cell table:style-name="ce3" table:formula="of:=[.J4]" office:value-type="float" office:value="6.517241482" calcext:value-type="float">
            <text:p>6,517241482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float" office:value="10.8792229079172" calcext:value-type="float">
            <text:p>10,8792229079</text:p>
          </table:table-cell>
          <table:table-cell table:formula="of:=AVERAGE([$'Decile ratio'.D5:.D8])" office:value-type="float" office:value="8.37130278918481" calcext:value-type="float">
            <text:p>8,3713027892</text:p>
          </table:table-cell>
          <table:table-cell table:formula="of:=AVERAGE([$'Decile ratio'.E5:.E8])" office:value-type="float" office:value="8.89713541766048" calcext:value-type="float">
            <text:p>8,8971354177</text:p>
          </table:table-cell>
          <table:table-cell table:formula="of:=AVERAGE([$'Decile ratio'.B5:.B8])" office:value-type="float" office:value="6.96237499846808" calcext:value-type="float">
            <text:p>6,9623749985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Decile ratio'.I5:.I8])" office:value-type="float" office:value="10.8792229079172" calcext:value-type="float">
            <text:p>10,8792229079</text:p>
          </table:table-cell>
          <table:table-cell table:style-name="ce3" table:formula="of:=AVERAGE([$'Decile ratio'.J5:.J8])" office:value-type="float" office:value="8.37130278918481" calcext:value-type="float">
            <text:p>8,3713027892</text:p>
          </table:table-cell>
          <table:table-cell table:style-name="ce3" table:formula="of:=AVERAGE([$'Decile ratio'.K5:.K8])" office:value-type="float" office:value="8.89713541766048" calcext:value-type="float">
            <text:p>8,8971354177</text:p>
          </table:table-cell>
          <table:table-cell table:style-name="ce3" table:formula="of:=AVERAGE([$'Decile ratio'.H5:.H8])" office:value-type="float" office:value="6.96237499846808" calcext:value-type="float">
            <text:p>6,9623749985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Decile ratio'.O5:.O8])" office:value-type="float" office:value="10.8792229079172" calcext:value-type="float">
            <text:p>10,8792229079</text:p>
          </table:table-cell>
          <table:table-cell table:style-name="ce3" table:formula="of:=AVERAGE([$'Decile ratio'.P5:.P8])" office:value-type="float" office:value="8.37130278918481" calcext:value-type="float">
            <text:p>8,3713027892</text:p>
          </table:table-cell>
          <table:table-cell table:style-name="ce3" table:formula="of:=AVERAGE([$'Decile ratio'.Q5:.Q8])" office:value-type="float" office:value="8.89713541766048" calcext:value-type="float">
            <text:p>8,8971354177</text:p>
          </table:table-cell>
          <table:table-cell table:style-name="ce3" table:formula="of:=AVERAGE([$'Decile ratio'.N5:.N8])" office:value-type="float" office:value="6.96237499846808" calcext:value-type="float">
            <text:p>6,9623749985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float" office:value="10.6893976863501" calcext:value-type="float">
            <text:p>10,6893976864</text:p>
          </table:table-cell>
          <table:table-cell table:formula="of:=AVERAGE([$'Decile ratio'.D9:.D12])" office:value-type="float" office:value="8.30150427132525" calcext:value-type="float">
            <text:p>8,3015042713</text:p>
          </table:table-cell>
          <table:table-cell table:formula="of:=AVERAGE([$'Decile ratio'.E9:.E12])" office:value-type="float" office:value="8.4190139110746" calcext:value-type="float">
            <text:p>8,4190139111</text:p>
          </table:table-cell>
          <table:table-cell table:formula="of:=AVERAGE([$'Decile ratio'.B9:.B12])" office:value-type="float" office:value="6.89055612203273" calcext:value-type="float">
            <text:p>6,890556122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Decile ratio'.I9:.I12])" office:value-type="float" office:value="10.6893976863501" calcext:value-type="float">
            <text:p>10,6893976864</text:p>
          </table:table-cell>
          <table:table-cell table:style-name="ce3" table:formula="of:=AVERAGE([$'Decile ratio'.J9:.J12])" office:value-type="float" office:value="8.30150427132525" calcext:value-type="float">
            <text:p>8,3015042713</text:p>
          </table:table-cell>
          <table:table-cell table:style-name="ce3" table:formula="of:=AVERAGE([$'Decile ratio'.K9:.K12])" office:value-type="float" office:value="8.4190139110746" calcext:value-type="float">
            <text:p>8,4190139111</text:p>
          </table:table-cell>
          <table:table-cell table:style-name="ce3" table:formula="of:=AVERAGE([$'Decile ratio'.H9:.H12])" office:value-type="float" office:value="6.89055612203273" calcext:value-type="float">
            <text:p>6,890556122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Decile ratio'.O9:.O12])" office:value-type="float" office:value="10.6893976863501" calcext:value-type="float">
            <text:p>10,6893976864</text:p>
          </table:table-cell>
          <table:table-cell table:style-name="ce3" table:formula="of:=AVERAGE([$'Decile ratio'.P9:.P12])" office:value-type="float" office:value="8.30150427132525" calcext:value-type="float">
            <text:p>8,3015042713</text:p>
          </table:table-cell>
          <table:table-cell table:style-name="ce3" table:formula="of:=AVERAGE([$'Decile ratio'.Q9:.Q12])" office:value-type="float" office:value="8.4190139110746" calcext:value-type="float">
            <text:p>8,4190139111</text:p>
          </table:table-cell>
          <table:table-cell table:style-name="ce3" table:formula="of:=AVERAGE([$'Decile ratio'.N9:.N12])" office:value-type="float" office:value="6.89055612203273" calcext:value-type="float">
            <text:p>6,890556122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float" office:value="10.8942241681392" calcext:value-type="float">
            <text:p>10,8942241681</text:p>
          </table:table-cell>
          <table:table-cell table:formula="of:=AVERAGE([$'Decile ratio'.D13:.D16])" office:value-type="float" office:value="8.38602142301736" calcext:value-type="float">
            <text:p>8,386021423</text:p>
          </table:table-cell>
          <table:table-cell table:formula="of:=AVERAGE([$'Decile ratio'.E13:.E16])" office:value-type="float" office:value="8.4681752808297" calcext:value-type="float">
            <text:p>8,4681752808</text:p>
          </table:table-cell>
          <table:table-cell table:formula="of:=AVERAGE([$'Decile ratio'.B13:.B16])" office:value-type="float" office:value="6.78838155493239" calcext:value-type="float">
            <text:p>6,7883815549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Decile ratio'.I13:.I16])" office:value-type="float" office:value="10.8942241681392" calcext:value-type="float">
            <text:p>10,8942241681</text:p>
          </table:table-cell>
          <table:table-cell table:style-name="ce3" table:formula="of:=AVERAGE([$'Decile ratio'.J13:.J16])" office:value-type="float" office:value="8.38602142301736" calcext:value-type="float">
            <text:p>8,386021423</text:p>
          </table:table-cell>
          <table:table-cell table:style-name="ce3" table:formula="of:=AVERAGE([$'Decile ratio'.K13:.K16])" office:value-type="float" office:value="8.4681752808297" calcext:value-type="float">
            <text:p>8,4681752808</text:p>
          </table:table-cell>
          <table:table-cell table:style-name="ce3" table:formula="of:=AVERAGE([$'Decile ratio'.H13:.H16])" office:value-type="float" office:value="6.78838155493239" calcext:value-type="float">
            <text:p>6,7883815549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Decile ratio'.O13:.O16])" office:value-type="float" office:value="10.8942241681392" calcext:value-type="float">
            <text:p>10,8942241681</text:p>
          </table:table-cell>
          <table:table-cell table:style-name="ce3" table:formula="of:=AVERAGE([$'Decile ratio'.P13:.P16])" office:value-type="float" office:value="8.38602142301736" calcext:value-type="float">
            <text:p>8,386021423</text:p>
          </table:table-cell>
          <table:table-cell table:style-name="ce3" table:formula="of:=AVERAGE([$'Decile ratio'.Q13:.Q16])" office:value-type="float" office:value="8.4681752808297" calcext:value-type="float">
            <text:p>8,4681752808</text:p>
          </table:table-cell>
          <table:table-cell table:style-name="ce3" table:formula="of:=AVERAGE([$'Decile ratio'.N13:.N16])" office:value-type="float" office:value="6.78838155493239" calcext:value-type="float">
            <text:p>6,7883815549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float" office:value="10.8416494498489" calcext:value-type="float">
            <text:p>10,8416494498</text:p>
          </table:table-cell>
          <table:table-cell table:formula="of:=AVERAGE([$'Decile ratio'.D17:.D20])" office:value-type="float" office:value="8.30827478073629" calcext:value-type="float">
            <text:p>8,3082747807</text:p>
          </table:table-cell>
          <table:table-cell table:formula="of:=AVERAGE([$'Decile ratio'.E17:.E20])" office:value-type="float" office:value="8.40678284842007" calcext:value-type="float">
            <text:p>8,4067828484</text:p>
          </table:table-cell>
          <table:table-cell table:formula="of:=AVERAGE([$'Decile ratio'.B17:.B20])" office:value-type="float" office:value="6.68265284848134" calcext:value-type="float">
            <text:p>6,6826528485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Decile ratio'.I17:.I20])" office:value-type="float" office:value="10.8416494498489" calcext:value-type="float">
            <text:p>10,8416494498</text:p>
          </table:table-cell>
          <table:table-cell table:style-name="ce3" table:formula="of:=AVERAGE([$'Decile ratio'.J17:.J20])" office:value-type="float" office:value="8.30827478073629" calcext:value-type="float">
            <text:p>8,3082747807</text:p>
          </table:table-cell>
          <table:table-cell table:style-name="ce3" table:formula="of:=AVERAGE([$'Decile ratio'.K17:.K20])" office:value-type="float" office:value="8.40678284842007" calcext:value-type="float">
            <text:p>8,4067828484</text:p>
          </table:table-cell>
          <table:table-cell table:style-name="ce3" table:formula="of:=AVERAGE([$'Decile ratio'.H17:.H20])" office:value-type="float" office:value="6.68265284848134" calcext:value-type="float">
            <text:p>6,6826528485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Decile ratio'.O17:.O20])" office:value-type="float" office:value="10.8416494498489" calcext:value-type="float">
            <text:p>10,8416494498</text:p>
          </table:table-cell>
          <table:table-cell table:style-name="ce3" table:formula="of:=AVERAGE([$'Decile ratio'.P17:.P20])" office:value-type="float" office:value="8.30827478073629" calcext:value-type="float">
            <text:p>8,3082747807</text:p>
          </table:table-cell>
          <table:table-cell table:style-name="ce3" table:formula="of:=AVERAGE([$'Decile ratio'.Q17:.Q20])" office:value-type="float" office:value="8.40678284842007" calcext:value-type="float">
            <text:p>8,4067828484</text:p>
          </table:table-cell>
          <table:table-cell table:style-name="ce3" table:formula="of:=AVERAGE([$'Decile ratio'.N17:.N20])" office:value-type="float" office:value="6.68265284848134" calcext:value-type="float">
            <text:p>6,6826528485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float" office:value="10.9725914867505" calcext:value-type="float">
            <text:p>10,9725914868</text:p>
          </table:table-cell>
          <table:table-cell table:formula="of:=AVERAGE([$'Decile ratio'.D21:.D24])" office:value-type="float" office:value="8.06679905109889" calcext:value-type="float">
            <text:p>8,0667990511</text:p>
          </table:table-cell>
          <table:table-cell table:formula="of:=AVERAGE([$'Decile ratio'.E21:.E24])" office:value-type="float" office:value="8.19232147758265" calcext:value-type="float">
            <text:p>8,1923214776</text:p>
          </table:table-cell>
          <table:table-cell table:formula="of:=AVERAGE([$'Decile ratio'.B21:.B24])" office:value-type="float" office:value="6.4407330987222" calcext:value-type="float">
            <text:p>6,4407330987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Decile ratio'.I21:.I24])" office:value-type="float" office:value="10.9868679826564" calcext:value-type="float">
            <text:p>10,9868679827</text:p>
          </table:table-cell>
          <table:table-cell table:style-name="ce3" table:formula="of:=AVERAGE([$'Decile ratio'.J21:.J24])" office:value-type="float" office:value="8.06672893113227" calcext:value-type="float">
            <text:p>8,0667289311</text:p>
          </table:table-cell>
          <table:table-cell table:style-name="ce3" table:formula="of:=AVERAGE([$'Decile ratio'.K21:.K24])" office:value-type="float" office:value="8.20218543089375" calcext:value-type="float">
            <text:p>8,2021854309</text:p>
          </table:table-cell>
          <table:table-cell table:style-name="ce3" table:formula="of:=AVERAGE([$'Decile ratio'.H21:.H24])" office:value-type="float" office:value="6.44066970690845" calcext:value-type="float">
            <text:p>6,4406697069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Decile ratio'.O21:.O24])" office:value-type="float" office:value="10.9725914867505" calcext:value-type="float">
            <text:p>10,9725914868</text:p>
          </table:table-cell>
          <table:table-cell table:style-name="ce3" table:formula="of:=AVERAGE([$'Decile ratio'.P21:.P24])" office:value-type="float" office:value="8.06679905109889" calcext:value-type="float">
            <text:p>8,0667990511</text:p>
          </table:table-cell>
          <table:table-cell table:style-name="ce3" table:formula="of:=AVERAGE([$'Decile ratio'.Q21:.Q24])" office:value-type="float" office:value="8.19232147758265" calcext:value-type="float">
            <text:p>8,1923214776</text:p>
          </table:table-cell>
          <table:table-cell table:style-name="ce3" table:formula="of:=AVERAGE([$'Decile ratio'.N21:.N24])" office:value-type="float" office:value="6.4407330987222" calcext:value-type="float">
            <text:p>6,4407330987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float" office:value="11.2592819624417" calcext:value-type="float">
            <text:p>11,2592819624</text:p>
          </table:table-cell>
          <table:table-cell table:formula="of:=AVERAGE([$'Decile ratio'.D25:.D28])" office:value-type="float" office:value="8.53001295750746" calcext:value-type="float">
            <text:p>8,5300129575</text:p>
          </table:table-cell>
          <table:table-cell table:formula="of:=AVERAGE([$'Decile ratio'.E25:.E28])" office:value-type="float" office:value="8.59586299103116" calcext:value-type="float">
            <text:p>8,595862991</text:p>
          </table:table-cell>
          <table:table-cell table:formula="of:=AVERAGE([$'Decile ratio'.B25:.B28])" office:value-type="float" office:value="6.51861171094502" calcext:value-type="float">
            <text:p>6,5186117109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Decile ratio'.I25:.I28])" office:value-type="float" office:value="11.3175605854726" calcext:value-type="float">
            <text:p>11,3175605855</text:p>
          </table:table-cell>
          <table:table-cell table:style-name="ce3" table:formula="of:=AVERAGE([$'Decile ratio'.J25:.J28])" office:value-type="float" office:value="8.53545924918621" calcext:value-type="float">
            <text:p>8,5354592492</text:p>
          </table:table-cell>
          <table:table-cell table:style-name="ce3" table:formula="of:=AVERAGE([$'Decile ratio'.K25:.K28])" office:value-type="float" office:value="8.59450920610411" calcext:value-type="float">
            <text:p>8,5945092061</text:p>
          </table:table-cell>
          <table:table-cell table:style-name="ce3" table:formula="of:=AVERAGE([$'Decile ratio'.H25:.H28])" office:value-type="float" office:value="6.51746232335626" calcext:value-type="float">
            <text:p>6,5174623234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Decile ratio'.O25:.O28])" office:value-type="float" office:value="11.3156864232974" calcext:value-type="float">
            <text:p>11,3156864233</text:p>
          </table:table-cell>
          <table:table-cell table:style-name="ce3" table:formula="of:=AVERAGE([$'Decile ratio'.P25:.P28])" office:value-type="float" office:value="8.53492192127014" calcext:value-type="float">
            <text:p>8,5349219213</text:p>
          </table:table-cell>
          <table:table-cell table:style-name="ce3" table:formula="of:=AVERAGE([$'Decile ratio'.Q25:.Q28])" office:value-type="float" office:value="8.59329863975704" calcext:value-type="float">
            <text:p>8,5932986398</text:p>
          </table:table-cell>
          <table:table-cell table:style-name="ce3" table:formula="of:=AVERAGE([$'Decile ratio'.N25:.N28])" office:value-type="float" office:value="6.51947078614159" calcext:value-type="float">
            <text:p>6,5194707861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float" office:value="11.1975981586486" calcext:value-type="float">
            <text:p>11,1975981586</text:p>
          </table:table-cell>
          <table:table-cell table:formula="of:=AVERAGE([$'Decile ratio'.D29:.D32])" office:value-type="float" office:value="8.23793105359317" calcext:value-type="float">
            <text:p>8,2379310536</text:p>
          </table:table-cell>
          <table:table-cell table:formula="of:=AVERAGE([$'Decile ratio'.E29:.E32])" office:value-type="float" office:value="8.7267766291223" calcext:value-type="float">
            <text:p>8,7267766291</text:p>
          </table:table-cell>
          <table:table-cell table:formula="of:=AVERAGE([$'Decile ratio'.B29:.B32])" office:value-type="float" office:value="6.49901512486819" calcext:value-type="float">
            <text:p>6,4990151249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Decile ratio'.I29:.I32])" office:value-type="float" office:value="11.289766292443" calcext:value-type="float">
            <text:p>11,2897662924</text:p>
          </table:table-cell>
          <table:table-cell table:style-name="ce3" table:formula="of:=AVERAGE([$'Decile ratio'.J29:.J32])" office:value-type="float" office:value="8.38935926601235" calcext:value-type="float">
            <text:p>8,389359266</text:p>
          </table:table-cell>
          <table:table-cell table:style-name="ce3" table:formula="of:=AVERAGE([$'Decile ratio'.K29:.K32])" office:value-type="float" office:value="8.67495217922739" calcext:value-type="float">
            <text:p>8,6749521792</text:p>
          </table:table-cell>
          <table:table-cell table:style-name="ce3" table:formula="of:=AVERAGE([$'Decile ratio'.H29:.H32])" office:value-type="float" office:value="6.53597373250085" calcext:value-type="float">
            <text:p>6,5359737325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Decile ratio'.O29:.O32])" office:value-type="float" office:value="11.2848892512707" calcext:value-type="float">
            <text:p>11,2848892513</text:p>
          </table:table-cell>
          <table:table-cell table:style-name="ce3" table:formula="of:=AVERAGE([$'Decile ratio'.P29:.P32])" office:value-type="float" office:value="8.54875275806347" calcext:value-type="float">
            <text:p>8,5487527581</text:p>
          </table:table-cell>
          <table:table-cell table:style-name="ce3" table:formula="of:=AVERAGE([$'Decile ratio'.Q29:.Q32])" office:value-type="float" office:value="8.62015802507761" calcext:value-type="float">
            <text:p>8,6201580251</text:p>
          </table:table-cell>
          <table:table-cell table:style-name="ce3" table:formula="of:=AVERAGE([$'Decile ratio'.N29:.N32])" office:value-type="float" office:value="6.52673016048589" calcext:value-type="float">
            <text:p>6,5267301605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float" office:value="11.0846491994862" calcext:value-type="float">
            <text:p>11,0846491995</text:p>
          </table:table-cell>
          <table:table-cell table:formula="of:=AVERAGE([$'Decile ratio'.D33:.D36])" office:value-type="float" office:value="7.88425895629529" calcext:value-type="float">
            <text:p>7,8842589563</text:p>
          </table:table-cell>
          <table:table-cell table:formula="of:=AVERAGE([$'Decile ratio'.E33:.E36])" office:value-type="float" office:value="8.83269876392989" calcext:value-type="float">
            <text:p>8,8326987639</text:p>
          </table:table-cell>
          <table:table-cell table:formula="of:=AVERAGE([$'Decile ratio'.B33:.B36])" office:value-type="float" office:value="6.3030196205244" calcext:value-type="float">
            <text:p>6,3030196205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Decile ratio'.I33:.I36])" office:value-type="float" office:value="11.2450494038994" calcext:value-type="float">
            <text:p>11,2450494039</text:p>
          </table:table-cell>
          <table:table-cell table:style-name="ce3" table:formula="of:=AVERAGE([$'Decile ratio'.J33:.J36])" office:value-type="float" office:value="7.88917481370545" calcext:value-type="float">
            <text:p>7,8891748137</text:p>
          </table:table-cell>
          <table:table-cell table:style-name="ce3" table:formula="of:=AVERAGE([$'Decile ratio'.K33:.K36])" office:value-type="float" office:value="8.55565695065303" calcext:value-type="float">
            <text:p>8,5556569507</text:p>
          </table:table-cell>
          <table:table-cell table:style-name="ce3" table:formula="of:=AVERAGE([$'Decile ratio'.H33:.H36])" office:value-type="float" office:value="6.30132359611255" calcext:value-type="float">
            <text:p>6,3013235961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Decile ratio'.O33:.O36])" office:value-type="float" office:value="11.4467400039036" calcext:value-type="float">
            <text:p>11,4467400039</text:p>
          </table:table-cell>
          <table:table-cell table:style-name="ce3" table:formula="of:=AVERAGE([$'Decile ratio'.P33:.P36])" office:value-type="float" office:value="8.34452408666433" calcext:value-type="float">
            <text:p>8,3445240867</text:p>
          </table:table-cell>
          <table:table-cell table:style-name="ce3" table:formula="of:=AVERAGE([$'Decile ratio'.Q33:.Q36])" office:value-type="float" office:value="8.77562167990186" calcext:value-type="float">
            <text:p>8,7756216799</text:p>
          </table:table-cell>
          <table:table-cell table:style-name="ce3" table:formula="of:=AVERAGE([$'Decile ratio'.N33:.N36])" office:value-type="float" office:value="6.51410853149455" calcext:value-type="float">
            <text:p>6,5141085315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float" office:value="11.6016019545344" calcext:value-type="float">
            <text:p>11,6016019545</text:p>
          </table:table-cell>
          <table:table-cell table:formula="of:=AVERAGE([$'Decile ratio'.D37:.D40])" office:value-type="float" office:value="8.03718721081635" calcext:value-type="float">
            <text:p>8,0371872108</text:p>
          </table:table-cell>
          <table:table-cell table:formula="of:=AVERAGE([$'Decile ratio'.E37:.E40])" office:value-type="float" office:value="9.30528362732753" calcext:value-type="float">
            <text:p>9,3052836273</text:p>
          </table:table-cell>
          <table:table-cell table:formula="of:=AVERAGE([$'Decile ratio'.B37:.B40])" office:value-type="float" office:value="6.52039105547552" calcext:value-type="float">
            <text:p>6,5203910555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Decile ratio'.I37:.I40])" office:value-type="float" office:value="10.938865026888" calcext:value-type="float">
            <text:p>10,9388650269</text:p>
          </table:table-cell>
          <table:table-cell table:style-name="ce3" table:formula="of:=AVERAGE([$'Decile ratio'.J37:.J40])" office:value-type="float" office:value="7.83997960424144" calcext:value-type="float">
            <text:p>7,8399796042</text:p>
          </table:table-cell>
          <table:table-cell table:style-name="ce3" table:formula="of:=AVERAGE([$'Decile ratio'.K37:.K40])" office:value-type="float" office:value="8.60223632382173" calcext:value-type="float">
            <text:p>8,6022363238</text:p>
          </table:table-cell>
          <table:table-cell table:style-name="ce3" table:formula="of:=AVERAGE([$'Decile ratio'.H37:.H40])" office:value-type="float" office:value="6.31424792554327" calcext:value-type="float">
            <text:p>6,3142479255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Decile ratio'.O37:.O40])" office:value-type="float" office:value="10.9510352882881" calcext:value-type="float">
            <text:p>10,9510352883</text:p>
          </table:table-cell>
          <table:table-cell table:style-name="ce3" table:formula="of:=AVERAGE([$'Decile ratio'.P37:.P40])" office:value-type="float" office:value="8.15753496054014" calcext:value-type="float">
            <text:p>8,1575349605</text:p>
          </table:table-cell>
          <table:table-cell table:style-name="ce3" table:formula="of:=AVERAGE([$'Decile ratio'.Q37:.Q40])" office:value-type="float" office:value="8.72034984295591" calcext:value-type="float">
            <text:p>8,720349843</text:p>
          </table:table-cell>
          <table:table-cell table:style-name="ce3" table:formula="of:=AVERAGE([$'Decile ratio'.N37:.N40])" office:value-type="float" office:value="6.4228114693465" calcext:value-type="float">
            <text:p>6,4228114693</text:p>
          </table:table-cell>
          <table:table-cell table:number-columns-repeated="100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float" office:value="11.0557644412393" calcext:value-type="float">
            <text:p>11,0557644412</text:p>
          </table:table-cell>
          <table:table-cell table:formula="of:=AVERAGE([$'Decile ratio'.D41:.D44])" office:value-type="float" office:value="7.47197997899318" calcext:value-type="float">
            <text:p>7,471979979</text:p>
          </table:table-cell>
          <table:table-cell table:formula="of:=AVERAGE([$'Decile ratio'.E41:.E44])" office:value-type="float" office:value="9.34953577655424" calcext:value-type="float">
            <text:p>9,3495357766</text:p>
          </table:table-cell>
          <table:table-cell table:formula="of:=AVERAGE([$'Decile ratio'.B41:.B44])" office:value-type="float" office:value="6.29852334608279" calcext:value-type="float">
            <text:p>6,2985233461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Decile ratio'.I41:.I44])" office:value-type="float" office:value="10.7391911066464" calcext:value-type="float">
            <text:p>10,7391911066</text:p>
          </table:table-cell>
          <table:table-cell table:style-name="ce3" table:formula="of:=AVERAGE([$'Decile ratio'.J41:.J44])" office:value-type="float" office:value="7.84010150030384" calcext:value-type="float">
            <text:p>7,8401015003</text:p>
          </table:table-cell>
          <table:table-cell table:style-name="ce3" table:formula="of:=AVERAGE([$'Decile ratio'.K41:.K44])" office:value-type="float" office:value="8.81780499615335" calcext:value-type="float">
            <text:p>8,8178049962</text:p>
          </table:table-cell>
          <table:table-cell table:style-name="ce3" table:formula="of:=AVERAGE([$'Decile ratio'.H41:.H44])" office:value-type="float" office:value="6.53872508875771" calcext:value-type="float">
            <text:p>6,5387250888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Decile ratio'.O41:.O44])" office:value-type="float" office:value="11.3662208936051" calcext:value-type="float">
            <text:p>11,3662208936</text:p>
          </table:table-cell>
          <table:table-cell table:style-name="ce3" table:formula="of:=AVERAGE([$'Decile ratio'.P41:.P44])" office:value-type="float" office:value="8.15303560614824" calcext:value-type="float">
            <text:p>8,1530356061</text:p>
          </table:table-cell>
          <table:table-cell table:style-name="ce3" table:formula="of:=AVERAGE([$'Decile ratio'.Q41:.Q44])" office:value-type="float" office:value="9.09872054035539" calcext:value-type="float">
            <text:p>9,0987205404</text:p>
          </table:table-cell>
          <table:table-cell table:style-name="ce3" table:formula="of:=AVERAGE([$'Decile ratio'.N41:.N44])" office:value-type="float" office:value="6.63822181285534" calcext:value-type="float">
            <text:p>6,6382218129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float" office:value="10.6500188356434" calcext:value-type="float">
            <text:p>10,6500188356</text:p>
          </table:table-cell>
          <table:table-cell table:formula="of:=AVERAGE([$'Decile ratio'.D45:.D48])" office:value-type="float" office:value="7.23704081353345" calcext:value-type="float">
            <text:p>7,2370408135</text:p>
          </table:table-cell>
          <table:table-cell table:formula="of:=AVERAGE([$'Decile ratio'.E45:.E48])" office:value-type="float" office:value="8.91084722733876" calcext:value-type="float">
            <text:p>8,9108472273</text:p>
          </table:table-cell>
          <table:table-cell table:formula="of:=AVERAGE([$'Decile ratio'.B45:.B48])" office:value-type="float" office:value="6.23784160699037" calcext:value-type="float">
            <text:p>6,237841607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Decile ratio'.I45:.I48])" office:value-type="float" office:value="11.0083983040889" calcext:value-type="float">
            <text:p>11,0083983041</text:p>
          </table:table-cell>
          <table:table-cell table:style-name="ce3" table:formula="of:=AVERAGE([$'Decile ratio'.J45:.J48])" office:value-type="float" office:value="7.86893679271578" calcext:value-type="float">
            <text:p>7,8689367927</text:p>
          </table:table-cell>
          <table:table-cell table:style-name="ce3" table:formula="of:=AVERAGE([$'Decile ratio'.K45:.K48])" office:value-type="float" office:value="8.97261701859921" calcext:value-type="float">
            <text:p>8,9726170186</text:p>
          </table:table-cell>
          <table:table-cell table:style-name="ce3" table:formula="of:=AVERAGE([$'Decile ratio'.H45:.H48])" office:value-type="float" office:value="6.42894340794199" calcext:value-type="float">
            <text:p>6,4289434079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Decile ratio'.O45:.O48])" office:value-type="float" office:value="11.4372412080699" calcext:value-type="float">
            <text:p>11,4372412081</text:p>
          </table:table-cell>
          <table:table-cell table:style-name="ce3" table:formula="of:=AVERAGE([$'Decile ratio'.P45:.P48])" office:value-type="float" office:value="8.05152742681406" calcext:value-type="float">
            <text:p>8,0515274268</text:p>
          </table:table-cell>
          <table:table-cell table:style-name="ce3" table:formula="of:=AVERAGE([$'Decile ratio'.Q45:.Q48])" office:value-type="float" office:value="9.13735628936943" calcext:value-type="float">
            <text:p>9,1373562894</text:p>
          </table:table-cell>
          <table:table-cell table:style-name="ce3" table:formula="of:=AVERAGE([$'Decile ratio'.N45:.N48])" office:value-type="float" office:value="6.6362851102472" calcext:value-type="float">
            <text:p>6,6362851102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float" office:value="10.97698643885" calcext:value-type="float">
            <text:p>10,9769864389</text:p>
          </table:table-cell>
          <table:table-cell table:formula="of:=AVERAGE([$'Decile ratio'.D49:.D52])" office:value-type="float" office:value="7.61781052368329" calcext:value-type="float">
            <text:p>7,6178105237</text:p>
          </table:table-cell>
          <table:table-cell table:formula="of:=AVERAGE([$'Decile ratio'.E49:.E52])" office:value-type="float" office:value="9.08465144365759" calcext:value-type="float">
            <text:p>9,0846514437</text:p>
          </table:table-cell>
          <table:table-cell table:formula="of:=AVERAGE([$'Decile ratio'.B49:.B52])" office:value-type="float" office:value="6.4887463543433" calcext:value-type="float">
            <text:p>6,4887463543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Decile ratio'.I49:.I52])" office:value-type="float" office:value="10.6293763260695" calcext:value-type="float">
            <text:p>10,6293763261</text:p>
          </table:table-cell>
          <table:table-cell table:style-name="ce3" table:formula="of:=AVERAGE([$'Decile ratio'.J49:.J52])" office:value-type="float" office:value="7.44156429241227" calcext:value-type="float">
            <text:p>7,4415642924</text:p>
          </table:table-cell>
          <table:table-cell table:style-name="ce3" table:formula="of:=AVERAGE([$'Decile ratio'.K49:.K52])" office:value-type="float" office:value="9.14990298746498" calcext:value-type="float">
            <text:p>9,1499029875</text:p>
          </table:table-cell>
          <table:table-cell table:style-name="ce3" table:formula="of:=AVERAGE([$'Decile ratio'.H49:.H52])" office:value-type="float" office:value="6.43779039121324" calcext:value-type="float">
            <text:p>6,4377903912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Decile ratio'.O49:.O52])" office:value-type="float" office:value="11.1172512760989" calcext:value-type="float">
            <text:p>11,1172512761</text:p>
          </table:table-cell>
          <table:table-cell table:style-name="ce3" table:formula="of:=AVERAGE([$'Decile ratio'.P49:.P52])" office:value-type="float" office:value="8.07812792828264" calcext:value-type="float">
            <text:p>8,0781279283</text:p>
          </table:table-cell>
          <table:table-cell table:style-name="ce3" table:formula="of:=AVERAGE([$'Decile ratio'.Q49:.Q52])" office:value-type="float" office:value="9.357935569922" calcext:value-type="float">
            <text:p>9,3579355699</text:p>
          </table:table-cell>
          <table:table-cell table:style-name="ce3" table:formula="of:=AVERAGE([$'Decile ratio'.N49:.N52])" office:value-type="float" office:value="6.77773229772395" calcext:value-type="float">
            <text:p>6,7777322977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float" office:value="10.3024649936908" calcext:value-type="float">
            <text:p>10,3024649937</text:p>
          </table:table-cell>
          <table:table-cell table:formula="of:=AVERAGE([$'Decile ratio'.D53:.D56])" office:value-type="float" office:value="7.17741965778251" calcext:value-type="float">
            <text:p>7,1774196578</text:p>
          </table:table-cell>
          <table:table-cell table:formula="of:=AVERAGE([$'Decile ratio'.E53:.E56])" office:value-type="float" office:value="8.97035090645043" calcext:value-type="float">
            <text:p>8,9703509065</text:p>
          </table:table-cell>
          <table:table-cell table:formula="of:=AVERAGE([$'Decile ratio'.B53:.B56])" office:value-type="float" office:value="6.27132533411617" calcext:value-type="float">
            <text:p>6,2713253341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Decile ratio'.I53:.I56])" office:value-type="float" office:value="11.4051293029451" calcext:value-type="float">
            <text:p>11,4051293029</text:p>
          </table:table-cell>
          <table:table-cell table:style-name="ce3" table:formula="of:=AVERAGE([$'Decile ratio'.J53:.J56])" office:value-type="float" office:value="7.93708331963881" calcext:value-type="float">
            <text:p>7,9370833196</text:p>
          </table:table-cell>
          <table:table-cell table:style-name="ce3" table:formula="of:=AVERAGE([$'Decile ratio'.K53:.K56])" office:value-type="float" office:value="9.61893862042533" calcext:value-type="float">
            <text:p>9,6189386204</text:p>
          </table:table-cell>
          <table:table-cell table:style-name="ce3" table:formula="of:=AVERAGE([$'Decile ratio'.H53:.H56])" office:value-type="float" office:value="6.75633521727571" calcext:value-type="float">
            <text:p>6,7563352173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Decile ratio'.O53:.O56])" office:value-type="float" office:value="10.9353588007403" calcext:value-type="float">
            <text:p>10,9353588007</text:p>
          </table:table-cell>
          <table:table-cell table:style-name="ce3" table:formula="of:=AVERAGE([$'Decile ratio'.P53:.P56])" office:value-type="float" office:value="8.01386917754629" calcext:value-type="float">
            <text:p>8,0138691775</text:p>
          </table:table-cell>
          <table:table-cell table:style-name="ce3" table:formula="of:=AVERAGE([$'Decile ratio'.Q53:.Q56])" office:value-type="float" office:value="9.39121640577961" calcext:value-type="float">
            <text:p>9,3912164058</text:p>
          </table:table-cell>
          <table:table-cell table:style-name="ce3" table:formula="of:=AVERAGE([$'Decile ratio'.N53:.N56])" office:value-type="float" office:value="6.72009124278047" calcext:value-type="float">
            <text:p>6,7200912428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float" office:value="10.4401068120068" calcext:value-type="float">
            <text:p>10,440106812</text:p>
          </table:table-cell>
          <table:table-cell table:formula="of:=AVERAGE([$'Decile ratio'.D57:.D60])" office:value-type="float" office:value="7.09936422233845" calcext:value-type="float">
            <text:p>7,0993642223</text:p>
          </table:table-cell>
          <table:table-cell table:formula="of:=AVERAGE([$'Decile ratio'.E57:.E60])" office:value-type="float" office:value="9.1735246626653" calcext:value-type="float">
            <text:p>9,1735246627</text:p>
          </table:table-cell>
          <table:table-cell table:formula="of:=AVERAGE([$'Decile ratio'.B57:.B60])" office:value-type="float" office:value="6.28144264880846" calcext:value-type="float">
            <text:p>6,2814426488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Decile ratio'.I57:.I60])" office:value-type="float" office:value="11.0095890539883" calcext:value-type="float">
            <text:p>11,009589054</text:p>
          </table:table-cell>
          <table:table-cell table:style-name="ce3" table:formula="of:=AVERAGE([$'Decile ratio'.J57:.J60])" office:value-type="float" office:value="7.73845757203967" calcext:value-type="float">
            <text:p>7,738457572</text:p>
          </table:table-cell>
          <table:table-cell table:style-name="ce3" table:formula="of:=AVERAGE([$'Decile ratio'.K57:.K60])" office:value-type="float" office:value="9.53750504696541" calcext:value-type="float">
            <text:p>9,537505047</text:p>
          </table:table-cell>
          <table:table-cell table:style-name="ce3" table:formula="of:=AVERAGE([$'Decile ratio'.H57:.H60])" office:value-type="float" office:value="6.69888009140859" calcext:value-type="float">
            <text:p>6,6988800914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Decile ratio'.O57:.O60])" office:value-type="float" office:value="10.5827759925177" calcext:value-type="float">
            <text:p>10,5827759925</text:p>
          </table:table-cell>
          <table:table-cell table:style-name="ce3" table:formula="of:=AVERAGE([$'Decile ratio'.P57:.P60])" office:value-type="float" office:value="7.89984144499748" calcext:value-type="float">
            <text:p>7,899841445</text:p>
          </table:table-cell>
          <table:table-cell table:style-name="ce3" table:formula="of:=AVERAGE([$'Decile ratio'.Q57:.Q60])" office:value-type="float" office:value="8.96683224443579" calcext:value-type="float">
            <text:p>8,9668322444</text:p>
          </table:table-cell>
          <table:table-cell table:style-name="ce3" table:formula="of:=AVERAGE([$'Decile ratio'.N57:.N60])" office:value-type="float" office:value="6.71746535333839" calcext:value-type="float">
            <text:p>6,7174653533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float" office:value="10.0952680566428" calcext:value-type="float">
            <text:p>10,0952680566</text:p>
          </table:table-cell>
          <table:table-cell table:formula="of:=AVERAGE([$'Decile ratio'.D61:.D64])" office:value-type="float" office:value="6.6567206737435" calcext:value-type="float">
            <text:p>6,6567206737</text:p>
          </table:table-cell>
          <table:table-cell table:formula="of:=AVERAGE([$'Decile ratio'.E61:.E64])" office:value-type="float" office:value="9.06446628200522" calcext:value-type="float">
            <text:p>9,064466282</text:p>
          </table:table-cell>
          <table:table-cell table:formula="of:=AVERAGE([$'Decile ratio'.B61:.B64])" office:value-type="float" office:value="6.13387277464339" calcext:value-type="float">
            <text:p>6,1338727746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Decile ratio'.I61:.I64])" office:value-type="float" office:value="10.6337984437977" calcext:value-type="float">
            <text:p>10,6337984438</text:p>
          </table:table-cell>
          <table:table-cell table:style-name="ce3" table:formula="of:=AVERAGE([$'Decile ratio'.J61:.J64])" office:value-type="float" office:value="7.19415327636697" calcext:value-type="float">
            <text:p>7,1941532764</text:p>
          </table:table-cell>
          <table:table-cell table:style-name="ce3" table:formula="of:=AVERAGE([$'Decile ratio'.K61:.K64])" office:value-type="float" office:value="9.12678732032376" calcext:value-type="float">
            <text:p>9,1267873203</text:p>
          </table:table-cell>
          <table:table-cell table:style-name="ce3" table:formula="of:=AVERAGE([$'Decile ratio'.H61:.H64])" office:value-type="float" office:value="6.38095832136085" calcext:value-type="float">
            <text:p>6,3809583214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Decile ratio'.O61:.O64])" office:value-type="float" office:value="9.70252018891832" calcext:value-type="float">
            <text:p>9,7025201889</text:p>
          </table:table-cell>
          <table:table-cell table:style-name="ce3" table:formula="of:=AVERAGE([$'Decile ratio'.P61:.P64])" office:value-type="float" office:value="7.52055071506428" calcext:value-type="float">
            <text:p>7,5205507151</text:p>
          </table:table-cell>
          <table:table-cell table:style-name="ce3" table:formula="of:=AVERAGE([$'Decile ratio'.Q61:.Q64])" office:value-type="float" office:value="8.45087992121558" calcext:value-type="float">
            <text:p>8,4508799212</text:p>
          </table:table-cell>
          <table:table-cell table:style-name="ce3" table:formula="of:=AVERAGE([$'Decile ratio'.N61:.N64])" office:value-type="float" office:value="6.6511705695867" calcext:value-type="float">
            <text:p>6,6511705696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float" office:value="10.2833788624218" calcext:value-type="float">
            <text:p>10,2833788624</text:p>
          </table:table-cell>
          <table:table-cell table:formula="of:=AVERAGE([$'Decile ratio'.D65:.D68])" office:value-type="float" office:value="6.88959126277688" calcext:value-type="float">
            <text:p>6,8895912628</text:p>
          </table:table-cell>
          <table:table-cell table:formula="of:=AVERAGE([$'Decile ratio'.E65:.E68])" office:value-type="float" office:value="9.54197345527817" calcext:value-type="float">
            <text:p>9,5419734553</text:p>
          </table:table-cell>
          <table:table-cell table:formula="of:=AVERAGE([$'Decile ratio'.B65:.B68])" office:value-type="float" office:value="6.40453693171516" calcext:value-type="float">
            <text:p>6,4045369317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Decile ratio'.I65:.I68])" office:value-type="float" office:value="10.4197205660123" calcext:value-type="float">
            <text:p>10,419720566</text:p>
          </table:table-cell>
          <table:table-cell table:style-name="ce3" table:formula="of:=AVERAGE([$'Decile ratio'.J65:.J68])" office:value-type="float" office:value="6.79362012540978" calcext:value-type="float">
            <text:p>6,7936201254</text:p>
          </table:table-cell>
          <table:table-cell table:style-name="ce3" table:formula="of:=AVERAGE([$'Decile ratio'.K65:.K68])" office:value-type="float" office:value="9.30368825489883" calcext:value-type="float">
            <text:p>9,3036882549</text:p>
          </table:table-cell>
          <table:table-cell table:style-name="ce3" table:formula="of:=AVERAGE([$'Decile ratio'.H65:.H68])" office:value-type="float" office:value="6.09410885190305" calcext:value-type="float">
            <text:p>6,0941088519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Decile ratio'.O65:.O68])" office:value-type="float" office:value="10.3718460151705" calcext:value-type="float">
            <text:p>10,3718460152</text:p>
          </table:table-cell>
          <table:table-cell table:style-name="ce3" table:formula="of:=AVERAGE([$'Decile ratio'.P65:.P68])" office:value-type="float" office:value="7.53007269135722" calcext:value-type="float">
            <text:p>7,5300726914</text:p>
          </table:table-cell>
          <table:table-cell table:style-name="ce3" table:formula="of:=AVERAGE([$'Decile ratio'.Q65:.Q68])" office:value-type="float" office:value="9.80874239295385" calcext:value-type="float">
            <text:p>9,808742393</text:p>
          </table:table-cell>
          <table:table-cell table:style-name="ce3" table:formula="of:=AVERAGE([$'Decile ratio'.N65:.N68])" office:value-type="float" office:value="6.91991282826114" calcext:value-type="float">
            <text:p>6,9199128283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float" office:value="10.4550908987777" calcext:value-type="float">
            <text:p>10,4550908988</text:p>
          </table:table-cell>
          <table:table-cell table:formula="of:=AVERAGE([$'Decile ratio'.D69:.D72])" office:value-type="float" office:value="7.12574618336087" calcext:value-type="float">
            <text:p>7,1257461834</text:p>
          </table:table-cell>
          <table:table-cell table:formula="of:=AVERAGE([$'Decile ratio'.E69:.E72])" office:value-type="float" office:value="10.248254817066" calcext:value-type="float">
            <text:p>10,2482548171</text:p>
          </table:table-cell>
          <table:table-cell table:formula="of:=AVERAGE([$'Decile ratio'.B69:.B72])" office:value-type="float" office:value="6.692823170813" calcext:value-type="float">
            <text:p>6,6928231708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Decile ratio'.I69:.I72])" office:value-type="float" office:value="10.0289605070016" calcext:value-type="float">
            <text:p>10,028960507</text:p>
          </table:table-cell>
          <table:table-cell table:style-name="ce3" table:formula="of:=AVERAGE([$'Decile ratio'.J69:.J72])" office:value-type="float" office:value="7.01094907785634" calcext:value-type="float">
            <text:p>7,0109490779</text:p>
          </table:table-cell>
          <table:table-cell table:style-name="ce3" table:formula="of:=AVERAGE([$'Decile ratio'.K69:.K72])" office:value-type="float" office:value="9.09658548483025" calcext:value-type="float">
            <text:p>9,0965854848</text:p>
          </table:table-cell>
          <table:table-cell table:style-name="ce3" table:formula="of:=AVERAGE([$'Decile ratio'.H69:.H72])" office:value-type="float" office:value="6.48140655954223" calcext:value-type="float">
            <text:p>6,4814065595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Decile ratio'.O69:.O72])" office:value-type="float" office:value="10.8816368980852" calcext:value-type="float">
            <text:p>10,8816368981</text:p>
          </table:table-cell>
          <table:table-cell table:style-name="ce3" table:formula="of:=AVERAGE([$'Decile ratio'.P69:.P72])" office:value-type="float" office:value="7.66212050067505" calcext:value-type="float">
            <text:p>7,6621205007</text:p>
          </table:table-cell>
          <table:table-cell table:style-name="ce3" table:formula="of:=AVERAGE([$'Decile ratio'.Q69:.Q72])" office:value-type="float" office:value="9.87935841409291" calcext:value-type="float">
            <text:p>9,8793584141</text:p>
          </table:table-cell>
          <table:table-cell table:style-name="ce3" table:formula="of:=AVERAGE([$'Decile ratio'.N69:.N72])" office:value-type="float" office:value="7.12232730963436" calcext:value-type="float">
            <text:p>7,1223273096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float" office:value="10.3559868290428" calcext:value-type="float">
            <text:p>10,355986829</text:p>
          </table:table-cell>
          <table:table-cell table:formula="of:=AVERAGE([$'Decile ratio'.D73:.D76])" office:value-type="float" office:value="7.23375193346873" calcext:value-type="float">
            <text:p>7,2337519335</text:p>
          </table:table-cell>
          <table:table-cell table:formula="of:=AVERAGE([$'Decile ratio'.E73:.E76])" office:value-type="float" office:value="10.1897595078394" calcext:value-type="float">
            <text:p>10,1897595078</text:p>
          </table:table-cell>
          <table:table-cell table:formula="of:=AVERAGE([$'Decile ratio'.B73:.B76])" office:value-type="float" office:value="6.93575365874016" calcext:value-type="float">
            <text:p>6,9357536587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Decile ratio'.I73:.I76])" office:value-type="float" office:value="9.16739019879338" calcext:value-type="float">
            <text:p>9,1673901988</text:p>
          </table:table-cell>
          <table:table-cell table:style-name="ce3" table:formula="of:=AVERAGE([$'Decile ratio'.J73:.J76])" office:value-type="float" office:value="6.60324460011807" calcext:value-type="float">
            <text:p>6,6032446001</text:p>
          </table:table-cell>
          <table:table-cell table:style-name="ce3" table:formula="of:=AVERAGE([$'Decile ratio'.K73:.K76])" office:value-type="float" office:value="8.9150908516893" calcext:value-type="float">
            <text:p>8,9150908517</text:p>
          </table:table-cell>
          <table:table-cell table:style-name="ce3" table:formula="of:=AVERAGE([$'Decile ratio'.H73:.H76])" office:value-type="float" office:value="6.28985081649449" calcext:value-type="float">
            <text:p>6,2898508165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Decile ratio'.O73:.O76])" office:value-type="float" office:value="9.34702372434955" calcext:value-type="float">
            <text:p>9,3470237243</text:p>
          </table:table-cell>
          <table:table-cell table:style-name="ce3" table:formula="of:=AVERAGE([$'Decile ratio'.P73:.P76])" office:value-type="float" office:value="7.11922771836153" calcext:value-type="float">
            <text:p>7,1192277184</text:p>
          </table:table-cell>
          <table:table-cell table:style-name="ce3" table:formula="of:=AVERAGE([$'Decile ratio'.Q73:.Q76])" office:value-type="float" office:value="9.11928201509842" calcext:value-type="float">
            <text:p>9,1192820151</text:p>
          </table:table-cell>
          <table:table-cell table:style-name="ce3" table:formula="of:=AVERAGE([$'Decile ratio'.N73:.N76])" office:value-type="float" office:value="6.82930886667339" calcext:value-type="float">
            <text:p>6,8293088667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float" office:value="9.60461920077448" calcext:value-type="float">
            <text:p>9,6046192008</text:p>
          </table:table-cell>
          <table:table-cell table:formula="of:=AVERAGE([$'Decile ratio'.D77:.D80])" office:value-type="float" office:value="6.83661858357432" calcext:value-type="float">
            <text:p>6,8366185836</text:p>
          </table:table-cell>
          <table:table-cell table:formula="of:=AVERAGE([$'Decile ratio'.E77:.E80])" office:value-type="float" office:value="9.3975913747839" calcext:value-type="float">
            <text:p>9,3975913748</text:p>
          </table:table-cell>
          <table:table-cell table:formula="of:=AVERAGE([$'Decile ratio'.B77:.B80])" office:value-type="float" office:value="6.6475264406245" calcext:value-type="float">
            <text:p>6,6475264406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Decile ratio'.I77:.I80])" office:value-type="float" office:value="9.86613661311791" calcext:value-type="float">
            <text:p>9,8661366131</text:p>
          </table:table-cell>
          <table:table-cell table:style-name="ce3" table:formula="of:=AVERAGE([$'Decile ratio'.J77:.J80])" office:value-type="float" office:value="6.81879502586024" calcext:value-type="float">
            <text:p>6,8187950259</text:p>
          </table:table-cell>
          <table:table-cell table:style-name="ce3" table:formula="of:=AVERAGE([$'Decile ratio'.K77:.K80])" office:value-type="float" office:value="9.54567607040027" calcext:value-type="float">
            <text:p>9,5456760704</text:p>
          </table:table-cell>
          <table:table-cell table:style-name="ce3" table:formula="of:=AVERAGE([$'Decile ratio'.H77:.H80])" office:value-type="float" office:value="6.55435593182936" calcext:value-type="float">
            <text:p>6,5543559318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Decile ratio'.O77:.O80])" office:value-type="float" office:value="9.35777190080859" calcext:value-type="float">
            <text:p>9,3577719008</text:p>
          </table:table-cell>
          <table:table-cell table:style-name="ce3" table:formula="of:=AVERAGE([$'Decile ratio'.P77:.P80])" office:value-type="float" office:value="7.1165855091745" calcext:value-type="float">
            <text:p>7,1165855092</text:p>
          </table:table-cell>
          <table:table-cell table:style-name="ce3" table:formula="of:=AVERAGE([$'Decile ratio'.Q77:.Q80])" office:value-type="float" office:value="9.18023035559779" calcext:value-type="float">
            <text:p>9,1802303556</text:p>
          </table:table-cell>
          <table:table-cell table:style-name="ce3" table:formula="of:=AVERAGE([$'Decile ratio'.N77:.N80])" office:value-type="float" office:value="6.82904523487486" calcext:value-type="float">
            <text:p>6,8290452349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float" office:value="9.54587803024197" calcext:value-type="float">
            <text:p>9,5458780302</text:p>
          </table:table-cell>
          <table:table-cell table:formula="of:=AVERAGE([$'Decile ratio'.D81:.D84])" office:value-type="float" office:value="6.59757461951284" calcext:value-type="float">
            <text:p>6,5975746195</text:p>
          </table:table-cell>
          <table:table-cell table:formula="of:=AVERAGE([$'Decile ratio'.E81:.E84])" office:value-type="float" office:value="9.41734508364853" calcext:value-type="float">
            <text:p>9,4173450836</text:p>
          </table:table-cell>
          <table:table-cell table:formula="of:=AVERAGE([$'Decile ratio'.B81:.B84])" office:value-type="float" office:value="6.54747131522288" calcext:value-type="float">
            <text:p>6,5474713152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Decile ratio'.I81:.I84])" office:value-type="float" office:value="8.80521287625175" calcext:value-type="float">
            <text:p>8,8052128763</text:p>
          </table:table-cell>
          <table:table-cell table:style-name="ce3" table:formula="of:=AVERAGE([$'Decile ratio'.J81:.J84])" office:value-type="float" office:value="6.5093404696096" calcext:value-type="float">
            <text:p>6,5093404696</text:p>
          </table:table-cell>
          <table:table-cell table:style-name="ce3" table:formula="of:=AVERAGE([$'Decile ratio'.K81:.K84])" office:value-type="float" office:value="8.65481560454717" calcext:value-type="float">
            <text:p>8,6548156045</text:p>
          </table:table-cell>
          <table:table-cell table:style-name="ce3" table:formula="of:=AVERAGE([$'Decile ratio'.H81:.H84])" office:value-type="float" office:value="6.28994183605242" calcext:value-type="float">
            <text:p>6,2899418361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Decile ratio'.O81:.O84])" office:value-type="float" office:value="9.71181241431078" calcext:value-type="float">
            <text:p>9,7118124143</text:p>
          </table:table-cell>
          <table:table-cell table:style-name="ce3" table:formula="of:=AVERAGE([$'Decile ratio'.P81:.P84])" office:value-type="float" office:value="6.98641808252777" calcext:value-type="float">
            <text:p>6,9864180825</text:p>
          </table:table-cell>
          <table:table-cell table:style-name="ce3" table:formula="of:=AVERAGE([$'Decile ratio'.Q81:.Q84])" office:value-type="float" office:value="9.32506749995966" calcext:value-type="float">
            <text:p>9,3250675</text:p>
          </table:table-cell>
          <table:table-cell table:style-name="ce3" table:formula="of:=AVERAGE([$'Decile ratio'.N81:.N84])" office:value-type="float" office:value="6.70392111356481" calcext:value-type="float">
            <text:p>6,7039211136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float" office:value="9.6495831550577" calcext:value-type="float">
            <text:p>9,6495831551</text:p>
          </table:table-cell>
          <table:table-cell table:formula="of:=AVERAGE([$'Decile ratio'.D85:.D88])" office:value-type="float" office:value="6.5412995425525" calcext:value-type="float">
            <text:p>6,5412995426</text:p>
          </table:table-cell>
          <table:table-cell table:formula="of:=AVERAGE([$'Decile ratio'.E85:.E88])" office:value-type="float" office:value="9.61664115607266" calcext:value-type="float">
            <text:p>9,6166411561</text:p>
          </table:table-cell>
          <table:table-cell table:formula="of:=AVERAGE([$'Decile ratio'.B85:.B88])" office:value-type="float" office:value="6.466091679089" calcext:value-type="float">
            <text:p>6,4660916791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Decile ratio'.I85:.I88])" office:value-type="float" office:value="8.38632896190244" calcext:value-type="float">
            <text:p>8,3863289619</text:p>
          </table:table-cell>
          <table:table-cell table:style-name="ce3" table:formula="of:=AVERAGE([$'Decile ratio'.J85:.J88])" office:value-type="float" office:value="6.28377423920751" calcext:value-type="float">
            <text:p>6,2837742392</text:p>
          </table:table-cell>
          <table:table-cell table:style-name="ce3" table:formula="of:=AVERAGE([$'Decile ratio'.K85:.K88])" office:value-type="float" office:value="8.18204995269541" calcext:value-type="float">
            <text:p>8,1820499527</text:p>
          </table:table-cell>
          <table:table-cell table:style-name="ce3" table:formula="of:=AVERAGE([$'Decile ratio'.H85:.H88])" office:value-type="float" office:value="6.12733120917" calcext:value-type="float">
            <text:p>6,1273312092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Decile ratio'.O85:.O88])" office:value-type="float" office:value="9.75120497520011" calcext:value-type="float">
            <text:p>9,7512049752</text:p>
          </table:table-cell>
          <table:table-cell table:style-name="ce3" table:formula="of:=AVERAGE([$'Decile ratio'.P85:.P88])" office:value-type="float" office:value="6.83246758061874" calcext:value-type="float">
            <text:p>6,8324675806</text:p>
          </table:table-cell>
          <table:table-cell table:style-name="ce3" table:formula="of:=AVERAGE([$'Decile ratio'.Q85:.Q88])" office:value-type="float" office:value="9.77642124253874" calcext:value-type="float">
            <text:p>9,7764212425</text:p>
          </table:table-cell>
          <table:table-cell table:style-name="ce3" table:formula="of:=AVERAGE([$'Decile ratio'.N85:.N88])" office:value-type="float" office:value="6.68170863251679" calcext:value-type="float">
            <text:p>6,6817086325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float" office:value="9.71973248199159" calcext:value-type="float">
            <text:p>9,719732482</text:p>
          </table:table-cell>
          <table:table-cell table:formula="of:=AVERAGE([$'Decile ratio'.D89:.D92])" office:value-type="float" office:value="6.67182365395747" calcext:value-type="float">
            <text:p>6,671823654</text:p>
          </table:table-cell>
          <table:table-cell table:formula="of:=AVERAGE([$'Decile ratio'.E89:.E92])" office:value-type="float" office:value="9.65956375079047" calcext:value-type="float">
            <text:p>9,6595637508</text:p>
          </table:table-cell>
          <table:table-cell table:formula="of:=AVERAGE([$'Decile ratio'.B89:.B92])" office:value-type="float" office:value="6.55593282390473" calcext:value-type="float">
            <text:p>6,5559328239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Decile ratio'.I89:.I92])" office:value-type="float" office:value="8.18860334207929" calcext:value-type="float">
            <text:p>8,1886033421</text:p>
          </table:table-cell>
          <table:table-cell table:style-name="ce3" table:formula="of:=AVERAGE([$'Decile ratio'.J89:.J92])" office:value-type="float" office:value="6.22345808101798" calcext:value-type="float">
            <text:p>6,223458081</text:p>
          </table:table-cell>
          <table:table-cell table:style-name="ce3" table:formula="of:=AVERAGE([$'Decile ratio'.K89:.K92])" office:value-type="float" office:value="7.84992158009213" calcext:value-type="float">
            <text:p>7,8499215801</text:p>
          </table:table-cell>
          <table:table-cell table:style-name="ce3" table:formula="of:=AVERAGE([$'Decile ratio'.H89:.H92])" office:value-type="float" office:value="5.92659784769442" calcext:value-type="float">
            <text:p>5,9265978477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Decile ratio'.O89:.O92])" office:value-type="float" office:value="8.96848675082432" calcext:value-type="float">
            <text:p>8,9684867508</text:p>
          </table:table-cell>
          <table:table-cell table:style-name="ce3" table:formula="of:=AVERAGE([$'Decile ratio'.P89:.P92])" office:value-type="float" office:value="6.6004633002937" calcext:value-type="float">
            <text:p>6,6004633003</text:p>
          </table:table-cell>
          <table:table-cell table:style-name="ce3" table:formula="of:=AVERAGE([$'Decile ratio'.Q89:.Q92])" office:value-type="float" office:value="8.90686446363226" calcext:value-type="float">
            <text:p>8,9068644636</text:p>
          </table:table-cell>
          <table:table-cell table:style-name="ce3" table:formula="of:=AVERAGE([$'Decile ratio'.N89:.N92])" office:value-type="float" office:value="6.43730485063649" calcext:value-type="float">
            <text:p>6,4373048506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float" office:value="9.29309755600672" calcext:value-type="float">
            <text:p>9,293097556</text:p>
          </table:table-cell>
          <table:table-cell table:formula="of:=AVERAGE([$'Decile ratio'.D93:.D96])" office:value-type="float" office:value="6.22365603421735" calcext:value-type="float">
            <text:p>6,2236560342</text:p>
          </table:table-cell>
          <table:table-cell table:formula="of:=AVERAGE([$'Decile ratio'.E93:.E96])" office:value-type="float" office:value="9.3073662804297" calcext:value-type="float">
            <text:p>9,3073662804</text:p>
          </table:table-cell>
          <table:table-cell table:formula="of:=AVERAGE([$'Decile ratio'.B93:.B96])" office:value-type="float" office:value="6.14043536958726" calcext:value-type="float">
            <text:p>6,1404353696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Decile ratio'.I93:.I96])" office:value-type="float" office:value="8.77573777599037" calcext:value-type="float">
            <text:p>8,775737776</text:p>
          </table:table-cell>
          <table:table-cell table:style-name="ce3" table:formula="of:=AVERAGE([$'Decile ratio'.J93:.J96])" office:value-type="float" office:value="6.12747016880769" calcext:value-type="float">
            <text:p>6,1274701688</text:p>
          </table:table-cell>
          <table:table-cell table:style-name="ce3" table:formula="of:=AVERAGE([$'Decile ratio'.K93:.K96])" office:value-type="float" office:value="8.69693716664906" calcext:value-type="float">
            <text:p>8,6969371666</text:p>
          </table:table-cell>
          <table:table-cell table:style-name="ce3" table:formula="of:=AVERAGE([$'Decile ratio'.H93:.H96])" office:value-type="float" office:value="5.81128452645583" calcext:value-type="float">
            <text:p>5,8112845265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Decile ratio'.O93:.O96])" office:value-type="float" office:value="9.38626458592096" calcext:value-type="float">
            <text:p>9,3862645859</text:p>
          </table:table-cell>
          <table:table-cell table:style-name="ce3" table:formula="of:=AVERAGE([$'Decile ratio'.P93:.P96])" office:value-type="float" office:value="7.0576541163046" calcext:value-type="float">
            <text:p>7,0576541163</text:p>
          </table:table-cell>
          <table:table-cell table:style-name="ce3" table:formula="of:=AVERAGE([$'Decile ratio'.Q93:.Q96])" office:value-type="float" office:value="9.58507084323192" calcext:value-type="float">
            <text:p>9,5850708432</text:p>
          </table:table-cell>
          <table:table-cell table:style-name="ce3" table:formula="of:=AVERAGE([$'Decile ratio'.N93:.N96])" office:value-type="float" office:value="6.98806148326565" calcext:value-type="float">
            <text:p>6,9880614833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float" office:value="9.24627070955606" calcext:value-type="float">
            <text:p>9,2462707096</text:p>
          </table:table-cell>
          <table:table-cell table:formula="of:=AVERAGE([$'Decile ratio'.D97:.D100])" office:value-type="float" office:value="5.89437537617199" calcext:value-type="float">
            <text:p>5,8943753762</text:p>
          </table:table-cell>
          <table:table-cell table:formula="of:=AVERAGE([$'Decile ratio'.E97:.E100])" office:value-type="float" office:value="9.20506752455545" calcext:value-type="float">
            <text:p>9,2050675246</text:p>
          </table:table-cell>
          <table:table-cell table:formula="of:=AVERAGE([$'Decile ratio'.B97:.B100])" office:value-type="float" office:value="5.84374617162635" calcext:value-type="float">
            <text:p>5,8437461716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Decile ratio'.I97:.I100])" office:value-type="float" office:value="7.80534322053904" calcext:value-type="float">
            <text:p>7,8053432205</text:p>
          </table:table-cell>
          <table:table-cell table:style-name="ce3" table:formula="of:=AVERAGE([$'Decile ratio'.J97:.J100])" office:value-type="float" office:value="5.64538076774595" calcext:value-type="float">
            <text:p>5,6453807677</text:p>
          </table:table-cell>
          <table:table-cell table:style-name="ce3" table:formula="of:=AVERAGE([$'Decile ratio'.K97:.K100])" office:value-type="float" office:value="7.78353415562703" calcext:value-type="float">
            <text:p>7,7835341556</text:p>
          </table:table-cell>
          <table:table-cell table:style-name="ce3" table:formula="of:=AVERAGE([$'Decile ratio'.H97:.H100])" office:value-type="float" office:value="5.4852926992645" calcext:value-type="float">
            <text:p>5,4852926993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Decile ratio'.O97:.O100])" office:value-type="float" office:value="9.20603632216216" calcext:value-type="float">
            <text:p>9,2060363222</text:p>
          </table:table-cell>
          <table:table-cell table:style-name="ce3" table:formula="of:=AVERAGE([$'Decile ratio'.P97:.P100])" office:value-type="float" office:value="6.8990930759745" calcext:value-type="float">
            <text:p>6,899093076</text:p>
          </table:table-cell>
          <table:table-cell table:style-name="ce3" table:formula="of:=AVERAGE([$'Decile ratio'.Q97:.Q100])" office:value-type="float" office:value="9.28931490151895" calcext:value-type="float">
            <text:p>9,2893149015</text:p>
          </table:table-cell>
          <table:table-cell table:style-name="ce3" table:formula="of:=AVERAGE([$'Decile ratio'.N97:.N100])" office:value-type="float" office:value="6.72551848233816" calcext:value-type="float">
            <text:p>6,7255184823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float" office:value="8.8329946482357" calcext:value-type="float">
            <text:p>8,8329946482</text:p>
          </table:table-cell>
          <table:table-cell table:formula="of:=AVERAGE([$'Decile ratio'.D101:.D104])" office:value-type="float" office:value="5.7399249254168" calcext:value-type="float">
            <text:p>5,7399249254</text:p>
          </table:table-cell>
          <table:table-cell table:formula="of:=AVERAGE([$'Decile ratio'.E101:.E104])" office:value-type="float" office:value="8.77891656144925" calcext:value-type="float">
            <text:p>8,7789165614</text:p>
          </table:table-cell>
          <table:table-cell table:formula="of:=AVERAGE([$'Decile ratio'.B101:.B104])" office:value-type="float" office:value="5.66987388465216" calcext:value-type="float">
            <text:p>5,6698738847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Decile ratio'.I101:.I104])" office:value-type="float" office:value="8.0200870178066" calcext:value-type="float">
            <text:p>8,0200870178</text:p>
          </table:table-cell>
          <table:table-cell table:style-name="ce3" table:formula="of:=AVERAGE([$'Decile ratio'.J101:.J104])" office:value-type="float" office:value="5.58195193663946" calcext:value-type="float">
            <text:p>5,5819519366</text:p>
          </table:table-cell>
          <table:table-cell table:style-name="ce3" table:formula="of:=AVERAGE([$'Decile ratio'.K101:.K104])" office:value-type="float" office:value="8.01050035498653" calcext:value-type="float">
            <text:p>8,010500355</text:p>
          </table:table-cell>
          <table:table-cell table:style-name="ce3" table:formula="of:=AVERAGE([$'Decile ratio'.H101:.H104])" office:value-type="float" office:value="5.4735957361394" calcext:value-type="float">
            <text:p>5,4735957361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Decile ratio'.O101:.O104])" office:value-type="float" office:value="9.20250296231738" calcext:value-type="float">
            <text:p>9,2025029623</text:p>
          </table:table-cell>
          <table:table-cell table:style-name="ce3" table:formula="of:=AVERAGE([$'Decile ratio'.P101:.P104])" office:value-type="float" office:value="6.63010595417225" calcext:value-type="float">
            <text:p>6,6301059542</text:p>
          </table:table-cell>
          <table:table-cell table:style-name="ce3" table:formula="of:=AVERAGE([$'Decile ratio'.Q101:.Q104])" office:value-type="float" office:value="9.15282568639836" calcext:value-type="float">
            <text:p>9,1528256864</text:p>
          </table:table-cell>
          <table:table-cell table:style-name="ce3" table:formula="of:=AVERAGE([$'Decile ratio'.N101:.N104])" office:value-type="float" office:value="6.54761618272014" calcext:value-type="float">
            <text:p>6,5476161827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float" office:value="8.76187687483697" calcext:value-type="float">
            <text:p>8,7618768748</text:p>
          </table:table-cell>
          <table:table-cell table:formula="of:=AVERAGE([$'Decile ratio'.D105:.D108])" office:value-type="float" office:value="5.55855578896196" calcext:value-type="float">
            <text:p>5,558555789</text:p>
          </table:table-cell>
          <table:table-cell table:formula="of:=AVERAGE([$'Decile ratio'.E105:.E108])" office:value-type="float" office:value="8.66599915571818" calcext:value-type="float">
            <text:p>8,6659991557</text:p>
          </table:table-cell>
          <table:table-cell table:formula="of:=AVERAGE([$'Decile ratio'.B105:.B108])" office:value-type="float" office:value="5.42048496677556" calcext:value-type="float">
            <text:p>5,4204849668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Decile ratio'.I105:.I108])" office:value-type="float" office:value="8.08815961913926" calcext:value-type="float">
            <text:p>8,0881596191</text:p>
          </table:table-cell>
          <table:table-cell table:style-name="ce3" table:formula="of:=AVERAGE([$'Decile ratio'.J105:.J108])" office:value-type="float" office:value="5.31418877535387" calcext:value-type="float">
            <text:p>5,3141887754</text:p>
          </table:table-cell>
          <table:table-cell table:style-name="ce3" table:formula="of:=AVERAGE([$'Decile ratio'.K105:.K108])" office:value-type="float" office:value="8.16154103538903" calcext:value-type="float">
            <text:p>8,1615410354</text:p>
          </table:table-cell>
          <table:table-cell table:style-name="ce3" table:formula="of:=AVERAGE([$'Decile ratio'.H105:.H108])" office:value-type="float" office:value="5.22969551816675" calcext:value-type="float">
            <text:p>5,2296955182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Decile ratio'.O105:.O108])" office:value-type="float" office:value="9.66683541870124" calcext:value-type="float">
            <text:p>9,6668354187</text:p>
          </table:table-cell>
          <table:table-cell table:style-name="ce3" table:formula="of:=AVERAGE([$'Decile ratio'.P105:.P108])" office:value-type="float" office:value="6.58210402532765" calcext:value-type="float">
            <text:p>6,5821040253</text:p>
          </table:table-cell>
          <table:table-cell table:style-name="ce3" table:formula="of:=AVERAGE([$'Decile ratio'.Q105:.Q108])" office:value-type="float" office:value="9.47930205531747" calcext:value-type="float">
            <text:p>9,4793020553</text:p>
          </table:table-cell>
          <table:table-cell table:style-name="ce3" table:formula="of:=AVERAGE([$'Decile ratio'.N105:.N108])" office:value-type="float" office:value="6.46050317677175" calcext:value-type="float">
            <text:p>6,460503176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Decile ratio yearly'.F66" table:end-x="12.64mm" table:end-y="4.46mm" draw:z-index="0" draw:name="Chart 5" draw:style-name="gr1" draw:text-style-name="P1" svg:width="237.71mm" svg:height="179.16mm" svg:x="7.77mm" svg:y="5.24mm">
              <draw:object draw:notify-on-update-of-ranges="'Decile ratio yearly'.A4:'Decile ratio yearly'.A30 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6"/>
          <table:table-cell>
            <draw:frame table:end-cell-address="'Decile ratio yearly'.P67" table:end-x="10.22mm" table:end-y="1.81mm" draw:z-index="1" draw:name="Chart 6" draw:style-name="gr1" draw:text-style-name="P1" svg:width="197.68mm" svg:height="181.64mm" svg:x="9.39mm" svg:y="0.1mm">
              <draw:object draw:notify-on-update-of-ranges="'Decile ratio yearly'.F4:'Decile ratio yearly'.F30 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15.69mm" table:end-y="3.58mm" draw:z-index="2" draw:name="Chart 4" draw:style-name="gr1" draw:text-style-name="P1" svg:width="197.68mm" svg:height="181.64mm" svg:x="14.86mm" svg:y="1.87mm">
              <draw:object draw:notify-on-update-of-ranges="'Decile ratio yearly'.K4:'Decile ratio yearly'.K30 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 10% share" table:style-name="ta5">
        <table:table-column table:style-name="co1" table:number-columns-repeated="7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101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HIGH</text:p>
          </table:table-cell>
          <table:covered-table-cell table:number-columns-repeated="3" table:style-name="ce5"/>
          <table:table-cell table:style-name="ce8" table:number-columns-repeated="2"/>
          <table:table-cell table:style-name="ce5" office:value-type="string" calcext:value-type="string" table:number-columns-spanned="4" table:number-rows-spanned="1">
            <text:p>CENTRAL</text:p>
          </table:table-cell>
          <table:covered-table-cell table:number-columns-repeated="3" table:style-name="ce5"/>
          <table:table-cell table:style-name="ce8" table:number-columns-repeated="2"/>
          <table:table-cell table:style-name="ce5" office:value-type="string" calcext:value-type="string" table:number-columns-spanned="4" table:number-rows-spanned="1">
            <text:p>LOW</text:p>
          </table:table-cell>
          <table:covered-table-cell table:number-columns-repeated="3" table:style-name="ce5"/>
          <table:table-cell table:number-columns-repeated="1006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/>
          <table:table-cell table:style-name="ce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100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2094788447" calcext:value-type="float">
            <text:p>0,2094788447</text:p>
          </table:table-cell>
          <table:table-cell table:style-name="ce4" office:value-type="float" office:value="0.2221858942" calcext:value-type="float">
            <text:p>0,2221858942</text:p>
          </table:table-cell>
          <table:table-cell table:style-name="ce4" office:value-type="float" office:value="0.2171430626" calcext:value-type="float">
            <text:p>0,2171430626</text:p>
          </table:table-cell>
          <table:table-cell table:style-name="ce4" office:value-type="float" office:value="0.2200597317" calcext:value-type="float">
            <text:p>0,2200597317</text:p>
          </table:table-cell>
          <table:table-cell/>
          <table:table-cell table:style-name="ce2"/>
          <table:table-cell table:style-name="ce2" table:formula="of:=[.B5]" office:value-type="float" office:value="0.2094788447" calcext:value-type="float">
            <text:p>0,2094788447</text:p>
          </table:table-cell>
          <table:table-cell table:style-name="ce2" table:formula="of:=[.C5]" office:value-type="float" office:value="0.2221858942" calcext:value-type="float">
            <text:p>0,2221858942</text:p>
          </table:table-cell>
          <table:table-cell table:style-name="ce2" table:formula="of:=[.D5]" office:value-type="float" office:value="0.2171430626" calcext:value-type="float">
            <text:p>0,2171430626</text:p>
          </table:table-cell>
          <table:table-cell table:style-name="ce2" table:formula="of:=[.E5]" office:value-type="float" office:value="0.2200597317" calcext:value-type="float">
            <text:p>0,2200597317</text:p>
          </table:table-cell>
          <table:table-cell table:number-columns-repeated="2"/>
          <table:table-cell table:style-name="ce2" table:formula="of:=[.B5]" office:value-type="float" office:value="0.2094788447" calcext:value-type="float">
            <text:p>0,2094788447</text:p>
          </table:table-cell>
          <table:table-cell table:style-name="ce2" table:formula="of:=[.C5]" office:value-type="float" office:value="0.2221858942" calcext:value-type="float">
            <text:p>0,2221858942</text:p>
          </table:table-cell>
          <table:table-cell table:style-name="ce2" table:formula="of:=[.D5]" office:value-type="float" office:value="0.2171430626" calcext:value-type="float">
            <text:p>0,2171430626</text:p>
          </table:table-cell>
          <table:table-cell table:style-name="ce2" table:formula="of:=[.E5]" office:value-type="float" office:value="0.2200597317" calcext:value-type="float">
            <text:p>0,2200597317</text:p>
          </table:table-cell>
          <table:table-cell table:number-columns-repeated="1007"/>
        </table:table-row>
        <table:table-row table:style-name="ro1">
          <table:table-cell table:style-name="ce4" table:formula="of:=[.A5]+1" office:value-type="float" office:value="49" calcext:value-type="float">
            <text:p>49</text:p>
          </table:table-cell>
          <table:table-cell table:style-name="ce4" table:formula="of:=[$Redistribution_high.J2]" office:value-type="float" office:value="0.229886950479951" calcext:value-type="float">
            <text:p>0,2298869505</text:p>
          </table:table-cell>
          <table:table-cell table:style-name="ce4" table:formula="of:=[$Redistribution_high.K2]" office:value-type="float" office:value="0.260532889905575" calcext:value-type="float">
            <text:p>0,2605328899</text:p>
          </table:table-cell>
          <table:table-cell table:style-name="ce4" table:formula="of:=[$Redistribution_high.L2]" office:value-type="float" office:value="0.238964160144433" calcext:value-type="float">
            <text:p>0,2389641601</text:p>
          </table:table-cell>
          <table:table-cell table:style-name="ce4" table:formula="of:=[$Redistribution_high.M2]" office:value-type="float" office:value="0.24755411999774" calcext:value-type="float">
            <text:p>0,24755412</text:p>
          </table:table-cell>
          <table:table-cell/>
          <table:table-cell table:style-name="ce4"/>
          <table:table-cell table:style-name="ce4" table:formula="of:=[$Redistribution_central.J2]" office:value-type="float" office:value="0.229886950479951" calcext:value-type="float">
            <text:p>0,2298869505</text:p>
          </table:table-cell>
          <table:table-cell table:style-name="ce4" table:formula="of:=[$Redistribution_central.K2]" office:value-type="float" office:value="0.260532889905575" calcext:value-type="float">
            <text:p>0,2605328899</text:p>
          </table:table-cell>
          <table:table-cell table:style-name="ce4" table:formula="of:=[$Redistribution_central.L2]" office:value-type="float" office:value="0.238964160144433" calcext:value-type="float">
            <text:p>0,2389641601</text:p>
          </table:table-cell>
          <table:table-cell table:style-name="ce4" table:formula="of:=[$Redistribution_central.M2]" office:value-type="float" office:value="0.24755411999774" calcext:value-type="float">
            <text:p>0,24755412</text:p>
          </table:table-cell>
          <table:table-cell table:number-columns-repeated="2"/>
          <table:table-cell table:style-name="ce4" table:formula="of:=[$redistribution_low.J2]" office:value-type="float" office:value="0.229886950479951" calcext:value-type="float">
            <text:p>0,2298869505</text:p>
          </table:table-cell>
          <table:table-cell table:style-name="ce4" table:formula="of:=[$redistribution_low.K2]" office:value-type="float" office:value="0.260532889905575" calcext:value-type="float">
            <text:p>0,2605328899</text:p>
          </table:table-cell>
          <table:table-cell table:style-name="ce4" table:formula="of:=[$redistribution_low.L2]" office:value-type="float" office:value="0.238964160144433" calcext:value-type="float">
            <text:p>0,2389641601</text:p>
          </table:table-cell>
          <table:table-cell table:style-name="ce4" table:formula="of:=[$redistribution_low.M2]" office:value-type="float" office:value="0.24755411999774" calcext:value-type="float">
            <text:p>0,24755412</text:p>
          </table:table-cell>
          <table:table-cell table:number-columns-repeated="1007"/>
        </table:table-row>
        <table:table-row table:style-name="ro1">
          <table:table-cell table:style-name="ce4" table:formula="of:=[.A6]+1" office:value-type="float" office:value="50" calcext:value-type="float">
            <text:p>50</text:p>
          </table:table-cell>
          <table:table-cell table:style-name="ce4" table:formula="of:=[$Redistribution_high.J3]" office:value-type="float" office:value="0.22966609522748" calcext:value-type="float">
            <text:p>0,2296660952</text:p>
          </table:table-cell>
          <table:table-cell table:style-name="ce4" table:formula="of:=[$Redistribution_high.K3]" office:value-type="float" office:value="0.252561243120454" calcext:value-type="float">
            <text:p>0,2525612431</text:p>
          </table:table-cell>
          <table:table-cell table:style-name="ce4" table:formula="of:=[$Redistribution_high.L3]" office:value-type="float" office:value="0.236342825717694" calcext:value-type="float">
            <text:p>0,2363428257</text:p>
          </table:table-cell>
          <table:table-cell table:style-name="ce4" table:formula="of:=[$Redistribution_high.M3]" office:value-type="float" office:value="0.243010199235155" calcext:value-type="float">
            <text:p>0,2430101992</text:p>
          </table:table-cell>
          <table:table-cell/>
          <table:table-cell table:style-name="ce4"/>
          <table:table-cell table:style-name="ce4" table:formula="of:=[$Redistribution_central.J3]" office:value-type="float" office:value="0.22966609522748" calcext:value-type="float">
            <text:p>0,2296660952</text:p>
          </table:table-cell>
          <table:table-cell table:style-name="ce4" table:formula="of:=[$Redistribution_central.K3]" office:value-type="float" office:value="0.252561243120454" calcext:value-type="float">
            <text:p>0,2525612431</text:p>
          </table:table-cell>
          <table:table-cell table:style-name="ce4" table:formula="of:=[$Redistribution_central.L3]" office:value-type="float" office:value="0.236342825717694" calcext:value-type="float">
            <text:p>0,2363428257</text:p>
          </table:table-cell>
          <table:table-cell table:style-name="ce4" table:formula="of:=[$Redistribution_central.M3]" office:value-type="float" office:value="0.243010199235155" calcext:value-type="float">
            <text:p>0,2430101992</text:p>
          </table:table-cell>
          <table:table-cell table:number-columns-repeated="2"/>
          <table:table-cell table:style-name="ce4" table:formula="of:=[$redistribution_low.J3]" office:value-type="float" office:value="0.22966609522748" calcext:value-type="float">
            <text:p>0,2296660952</text:p>
          </table:table-cell>
          <table:table-cell table:style-name="ce4" table:formula="of:=[$redistribution_low.K3]" office:value-type="float" office:value="0.252561243120454" calcext:value-type="float">
            <text:p>0,2525612431</text:p>
          </table:table-cell>
          <table:table-cell table:style-name="ce4" table:formula="of:=[$redistribution_low.L3]" office:value-type="float" office:value="0.236342825717694" calcext:value-type="float">
            <text:p>0,2363428257</text:p>
          </table:table-cell>
          <table:table-cell table:style-name="ce4" table:formula="of:=[$redistribution_low.M3]" office:value-type="float" office:value="0.243010199235155" calcext:value-type="float">
            <text:p>0,2430101992</text:p>
          </table:table-cell>
          <table:table-cell table:number-columns-repeated="1007"/>
        </table:table-row>
        <table:table-row table:style-name="ro1">
          <table:table-cell table:style-name="ce4" table:formula="of:=[.A7]+1" office:value-type="float" office:value="51" calcext:value-type="float">
            <text:p>51</text:p>
          </table:table-cell>
          <table:table-cell table:style-name="ce4" table:formula="of:=[$Redistribution_high.J4]" office:value-type="float" office:value="0.231206906128275" calcext:value-type="float">
            <text:p>0,2312069061</text:p>
          </table:table-cell>
          <table:table-cell table:style-name="ce4" table:formula="of:=[$Redistribution_high.K4]" office:value-type="float" office:value="0.255221729600004" calcext:value-type="float">
            <text:p>0,2552217296</text:p>
          </table:table-cell>
          <table:table-cell table:style-name="ce4" table:formula="of:=[$Redistribution_high.L4]" office:value-type="float" office:value="0.239080851156172" calcext:value-type="float">
            <text:p>0,2390808512</text:p>
          </table:table-cell>
          <table:table-cell table:style-name="ce4" table:formula="of:=[$Redistribution_high.M4]" office:value-type="float" office:value="0.244177799878335" calcext:value-type="float">
            <text:p>0,2441777999</text:p>
          </table:table-cell>
          <table:table-cell/>
          <table:table-cell table:style-name="ce4"/>
          <table:table-cell table:style-name="ce4" table:formula="of:=[$Redistribution_central.J4]" office:value-type="float" office:value="0.231206906128275" calcext:value-type="float">
            <text:p>0,2312069061</text:p>
          </table:table-cell>
          <table:table-cell table:style-name="ce4" table:formula="of:=[$Redistribution_central.K4]" office:value-type="float" office:value="0.255221729600004" calcext:value-type="float">
            <text:p>0,2552217296</text:p>
          </table:table-cell>
          <table:table-cell table:style-name="ce4" table:formula="of:=[$Redistribution_central.L4]" office:value-type="float" office:value="0.239080851156172" calcext:value-type="float">
            <text:p>0,2390808512</text:p>
          </table:table-cell>
          <table:table-cell table:style-name="ce4" table:formula="of:=[$Redistribution_central.M4]" office:value-type="float" office:value="0.244177799878335" calcext:value-type="float">
            <text:p>0,2441777999</text:p>
          </table:table-cell>
          <table:table-cell table:number-columns-repeated="2"/>
          <table:table-cell table:style-name="ce4" table:formula="of:=[$redistribution_low.J4]" office:value-type="float" office:value="0.231206906128275" calcext:value-type="float">
            <text:p>0,2312069061</text:p>
          </table:table-cell>
          <table:table-cell table:style-name="ce4" table:formula="of:=[$redistribution_low.K4]" office:value-type="float" office:value="0.255221729600004" calcext:value-type="float">
            <text:p>0,2552217296</text:p>
          </table:table-cell>
          <table:table-cell table:style-name="ce4" table:formula="of:=[$redistribution_low.L4]" office:value-type="float" office:value="0.239080851156172" calcext:value-type="float">
            <text:p>0,2390808512</text:p>
          </table:table-cell>
          <table:table-cell table:style-name="ce4" table:formula="of:=[$redistribution_low.M4]" office:value-type="float" office:value="0.244177799878335" calcext:value-type="float">
            <text:p>0,2441777999</text:p>
          </table:table-cell>
          <table:table-cell table:number-columns-repeated="1007"/>
        </table:table-row>
        <table:table-row table:style-name="ro1">
          <table:table-cell table:style-name="ce4" table:formula="of:=[.A8]+1" office:value-type="float" office:value="52" calcext:value-type="float">
            <text:p>52</text:p>
          </table:table-cell>
          <table:table-cell table:style-name="ce4" table:formula="of:=[$Redistribution_high.J5]" office:value-type="float" office:value="0.231238918610371" calcext:value-type="float">
            <text:p>0,2312389186</text:p>
          </table:table-cell>
          <table:table-cell table:style-name="ce4" table:formula="of:=[$Redistribution_high.K5]" office:value-type="float" office:value="0.253808374722502" calcext:value-type="float">
            <text:p>0,2538083747</text:p>
          </table:table-cell>
          <table:table-cell table:style-name="ce4" table:formula="of:=[$Redistribution_high.L5]" office:value-type="float" office:value="0.238120195920098" calcext:value-type="float">
            <text:p>0,2381201959</text:p>
          </table:table-cell>
          <table:table-cell table:style-name="ce4" table:formula="of:=[$Redistribution_high.M5]" office:value-type="float" office:value="0.244023657469362" calcext:value-type="float">
            <text:p>0,2440236575</text:p>
          </table:table-cell>
          <table:table-cell/>
          <table:table-cell table:style-name="ce4"/>
          <table:table-cell table:style-name="ce4" table:formula="of:=[$Redistribution_central.J5]" office:value-type="float" office:value="0.231238918610371" calcext:value-type="float">
            <text:p>0,2312389186</text:p>
          </table:table-cell>
          <table:table-cell table:style-name="ce4" table:formula="of:=[$Redistribution_central.K5]" office:value-type="float" office:value="0.253808374722502" calcext:value-type="float">
            <text:p>0,2538083747</text:p>
          </table:table-cell>
          <table:table-cell table:style-name="ce4" table:formula="of:=[$Redistribution_central.L5]" office:value-type="float" office:value="0.238120195920098" calcext:value-type="float">
            <text:p>0,2381201959</text:p>
          </table:table-cell>
          <table:table-cell table:style-name="ce4" table:formula="of:=[$Redistribution_central.M5]" office:value-type="float" office:value="0.244023657469362" calcext:value-type="float">
            <text:p>0,2440236575</text:p>
          </table:table-cell>
          <table:table-cell table:number-columns-repeated="2"/>
          <table:table-cell table:style-name="ce4" table:formula="of:=[$redistribution_low.J5]" office:value-type="float" office:value="0.231238918610371" calcext:value-type="float">
            <text:p>0,2312389186</text:p>
          </table:table-cell>
          <table:table-cell table:style-name="ce4" table:formula="of:=[$redistribution_low.K5]" office:value-type="float" office:value="0.253808374722502" calcext:value-type="float">
            <text:p>0,2538083747</text:p>
          </table:table-cell>
          <table:table-cell table:style-name="ce4" table:formula="of:=[$redistribution_low.L5]" office:value-type="float" office:value="0.238120195920098" calcext:value-type="float">
            <text:p>0,2381201959</text:p>
          </table:table-cell>
          <table:table-cell table:style-name="ce4" table:formula="of:=[$redistribution_low.M5]" office:value-type="float" office:value="0.244023657469362" calcext:value-type="float">
            <text:p>0,2440236575</text:p>
          </table:table-cell>
          <table:table-cell table:number-columns-repeated="1007"/>
        </table:table-row>
        <table:table-row table:style-name="ro1">
          <table:table-cell table:style-name="ce4" table:formula="of:=[.A9]+1" office:value-type="float" office:value="53" calcext:value-type="float">
            <text:p>53</text:p>
          </table:table-cell>
          <table:table-cell table:style-name="ce4" table:formula="of:=[$Redistribution_high.J6]" office:value-type="float" office:value="0.227901305192654" calcext:value-type="float">
            <text:p>0,2279013052</text:p>
          </table:table-cell>
          <table:table-cell table:style-name="ce4" table:formula="of:=[$Redistribution_high.K6]" office:value-type="float" office:value="0.254380507260335" calcext:value-type="float">
            <text:p>0,2543805073</text:p>
          </table:table-cell>
          <table:table-cell table:style-name="ce4" table:formula="of:=[$Redistribution_high.L6]" office:value-type="float" office:value="0.235571383495061" calcext:value-type="float">
            <text:p>0,2355713835</text:p>
          </table:table-cell>
          <table:table-cell table:style-name="ce4" table:formula="of:=[$Redistribution_high.M6]" office:value-type="float" office:value="0.24352156920915" calcext:value-type="float">
            <text:p>0,2435215692</text:p>
          </table:table-cell>
          <table:table-cell/>
          <table:table-cell table:style-name="ce4"/>
          <table:table-cell table:style-name="ce4" table:formula="of:=[$Redistribution_central.J6]" office:value-type="float" office:value="0.227901305192654" calcext:value-type="float">
            <text:p>0,2279013052</text:p>
          </table:table-cell>
          <table:table-cell table:style-name="ce4" table:formula="of:=[$Redistribution_central.K6]" office:value-type="float" office:value="0.254380507260335" calcext:value-type="float">
            <text:p>0,2543805073</text:p>
          </table:table-cell>
          <table:table-cell table:style-name="ce4" table:formula="of:=[$Redistribution_central.L6]" office:value-type="float" office:value="0.235571383495061" calcext:value-type="float">
            <text:p>0,2355713835</text:p>
          </table:table-cell>
          <table:table-cell table:style-name="ce4" table:formula="of:=[$Redistribution_central.M6]" office:value-type="float" office:value="0.24352156920915" calcext:value-type="float">
            <text:p>0,2435215692</text:p>
          </table:table-cell>
          <table:table-cell table:number-columns-repeated="2"/>
          <table:table-cell table:style-name="ce4" table:formula="of:=[$redistribution_low.J6]" office:value-type="float" office:value="0.227901305192654" calcext:value-type="float">
            <text:p>0,2279013052</text:p>
          </table:table-cell>
          <table:table-cell table:style-name="ce4" table:formula="of:=[$redistribution_low.K6]" office:value-type="float" office:value="0.254380507260335" calcext:value-type="float">
            <text:p>0,2543805073</text:p>
          </table:table-cell>
          <table:table-cell table:style-name="ce4" table:formula="of:=[$redistribution_low.L6]" office:value-type="float" office:value="0.235571383495061" calcext:value-type="float">
            <text:p>0,2355713835</text:p>
          </table:table-cell>
          <table:table-cell table:style-name="ce4" table:formula="of:=[$redistribution_low.M6]" office:value-type="float" office:value="0.24352156920915" calcext:value-type="float">
            <text:p>0,2435215692</text:p>
          </table:table-cell>
          <table:table-cell table:number-columns-repeated="1007"/>
        </table:table-row>
        <table:table-row table:style-name="ro1">
          <table:table-cell table:style-name="ce4" table:formula="of:=[.A10]+1" office:value-type="float" office:value="54" calcext:value-type="float">
            <text:p>54</text:p>
          </table:table-cell>
          <table:table-cell table:style-name="ce4" table:formula="of:=[$Redistribution_high.J7]" office:value-type="float" office:value="0.227587301213749" calcext:value-type="float">
            <text:p>0,2275873012</text:p>
          </table:table-cell>
          <table:table-cell table:style-name="ce4" table:formula="of:=[$Redistribution_high.K7]" office:value-type="float" office:value="0.253065014104874" calcext:value-type="float">
            <text:p>0,2530650141</text:p>
          </table:table-cell>
          <table:table-cell table:style-name="ce4" table:formula="of:=[$Redistribution_high.L7]" office:value-type="float" office:value="0.235932837585999" calcext:value-type="float">
            <text:p>0,2359328376</text:p>
          </table:table-cell>
          <table:table-cell table:style-name="ce4" table:formula="of:=[$Redistribution_high.M7]" office:value-type="float" office:value="0.24116923962364" calcext:value-type="float">
            <text:p>0,2411692396</text:p>
          </table:table-cell>
          <table:table-cell/>
          <table:table-cell table:style-name="ce4"/>
          <table:table-cell table:style-name="ce4" table:formula="of:=[$Redistribution_central.J7]" office:value-type="float" office:value="0.227587301213749" calcext:value-type="float">
            <text:p>0,2275873012</text:p>
          </table:table-cell>
          <table:table-cell table:style-name="ce4" table:formula="of:=[$Redistribution_central.K7]" office:value-type="float" office:value="0.253065014104874" calcext:value-type="float">
            <text:p>0,2530650141</text:p>
          </table:table-cell>
          <table:table-cell table:style-name="ce4" table:formula="of:=[$Redistribution_central.L7]" office:value-type="float" office:value="0.235932837585999" calcext:value-type="float">
            <text:p>0,2359328376</text:p>
          </table:table-cell>
          <table:table-cell table:style-name="ce4" table:formula="of:=[$Redistribution_central.M7]" office:value-type="float" office:value="0.24116923962364" calcext:value-type="float">
            <text:p>0,2411692396</text:p>
          </table:table-cell>
          <table:table-cell table:number-columns-repeated="2"/>
          <table:table-cell table:style-name="ce4" table:formula="of:=[$redistribution_low.J7]" office:value-type="float" office:value="0.227587301213749" calcext:value-type="float">
            <text:p>0,2275873012</text:p>
          </table:table-cell>
          <table:table-cell table:style-name="ce4" table:formula="of:=[$redistribution_low.K7]" office:value-type="float" office:value="0.253065014104874" calcext:value-type="float">
            <text:p>0,2530650141</text:p>
          </table:table-cell>
          <table:table-cell table:style-name="ce4" table:formula="of:=[$redistribution_low.L7]" office:value-type="float" office:value="0.235932837585999" calcext:value-type="float">
            <text:p>0,2359328376</text:p>
          </table:table-cell>
          <table:table-cell table:style-name="ce4" table:formula="of:=[$redistribution_low.M7]" office:value-type="float" office:value="0.24116923962364" calcext:value-type="float">
            <text:p>0,2411692396</text:p>
          </table:table-cell>
          <table:table-cell table:number-columns-repeated="1007"/>
        </table:table-row>
        <table:table-row table:style-name="ro1">
          <table:table-cell table:style-name="ce4" table:formula="of:=[.A11]+1" office:value-type="float" office:value="55" calcext:value-type="float">
            <text:p>55</text:p>
          </table:table-cell>
          <table:table-cell table:style-name="ce4" table:formula="of:=[$Redistribution_high.J8]" office:value-type="float" office:value="0.23176359907091" calcext:value-type="float">
            <text:p>0,2317635991</text:p>
          </table:table-cell>
          <table:table-cell table:style-name="ce4" table:formula="of:=[$Redistribution_high.K8]" office:value-type="float" office:value="0.255732236630272" calcext:value-type="float">
            <text:p>0,2557322366</text:p>
          </table:table-cell>
          <table:table-cell table:style-name="ce4" table:formula="of:=[$Redistribution_high.L8]" office:value-type="float" office:value="0.239400078624581" calcext:value-type="float">
            <text:p>0,2394000786</text:p>
          </table:table-cell>
          <table:table-cell table:style-name="ce4" table:formula="of:=[$Redistribution_high.M8]" office:value-type="float" office:value="0.24504008497243" calcext:value-type="float">
            <text:p>0,245040085</text:p>
          </table:table-cell>
          <table:table-cell/>
          <table:table-cell table:style-name="ce4"/>
          <table:table-cell table:style-name="ce4" table:formula="of:=[$Redistribution_central.J8]" office:value-type="float" office:value="0.23176359907091" calcext:value-type="float">
            <text:p>0,2317635991</text:p>
          </table:table-cell>
          <table:table-cell table:style-name="ce4" table:formula="of:=[$Redistribution_central.K8]" office:value-type="float" office:value="0.255732236630272" calcext:value-type="float">
            <text:p>0,2557322366</text:p>
          </table:table-cell>
          <table:table-cell table:style-name="ce4" table:formula="of:=[$Redistribution_central.L8]" office:value-type="float" office:value="0.239400078624581" calcext:value-type="float">
            <text:p>0,2394000786</text:p>
          </table:table-cell>
          <table:table-cell table:style-name="ce4" table:formula="of:=[$Redistribution_central.M8]" office:value-type="float" office:value="0.24504008497243" calcext:value-type="float">
            <text:p>0,245040085</text:p>
          </table:table-cell>
          <table:table-cell table:number-columns-repeated="2"/>
          <table:table-cell table:style-name="ce4" table:formula="of:=[$redistribution_low.J8]" office:value-type="float" office:value="0.23176359907091" calcext:value-type="float">
            <text:p>0,2317635991</text:p>
          </table:table-cell>
          <table:table-cell table:style-name="ce4" table:formula="of:=[$redistribution_low.K8]" office:value-type="float" office:value="0.255732236630272" calcext:value-type="float">
            <text:p>0,2557322366</text:p>
          </table:table-cell>
          <table:table-cell table:style-name="ce4" table:formula="of:=[$redistribution_low.L8]" office:value-type="float" office:value="0.239400078624581" calcext:value-type="float">
            <text:p>0,2394000786</text:p>
          </table:table-cell>
          <table:table-cell table:style-name="ce4" table:formula="of:=[$redistribution_low.M8]" office:value-type="float" office:value="0.24504008497243" calcext:value-type="float">
            <text:p>0,245040085</text:p>
          </table:table-cell>
          <table:table-cell table:number-columns-repeated="1007"/>
        </table:table-row>
        <table:table-row table:style-name="ro1">
          <table:table-cell table:style-name="ce4" table:formula="of:=[.A12]+1" office:value-type="float" office:value="56" calcext:value-type="float">
            <text:p>56</text:p>
          </table:table-cell>
          <table:table-cell table:style-name="ce4" table:formula="of:=[$Redistribution_high.J9]" office:value-type="float" office:value="0.218415913150575" calcext:value-type="float">
            <text:p>0,2184159132</text:p>
          </table:table-cell>
          <table:table-cell table:style-name="ce4" table:formula="of:=[$Redistribution_high.K9]" office:value-type="float" office:value="0.242581594500521" calcext:value-type="float">
            <text:p>0,2425815945</text:p>
          </table:table-cell>
          <table:table-cell table:style-name="ce4" table:formula="of:=[$Redistribution_high.L9]" office:value-type="float" office:value="0.228763874656105" calcext:value-type="float">
            <text:p>0,2287638747</text:p>
          </table:table-cell>
          <table:table-cell table:style-name="ce4" table:formula="of:=[$Redistribution_high.M9]" office:value-type="float" office:value="0.227877460173397" calcext:value-type="float">
            <text:p>0,2278774602</text:p>
          </table:table-cell>
          <table:table-cell/>
          <table:table-cell table:style-name="ce4"/>
          <table:table-cell table:style-name="ce4" table:formula="of:=[$Redistribution_central.J9]" office:value-type="float" office:value="0.218415913150575" calcext:value-type="float">
            <text:p>0,2184159132</text:p>
          </table:table-cell>
          <table:table-cell table:style-name="ce4" table:formula="of:=[$Redistribution_central.K9]" office:value-type="float" office:value="0.242581594500521" calcext:value-type="float">
            <text:p>0,2425815945</text:p>
          </table:table-cell>
          <table:table-cell table:style-name="ce4" table:formula="of:=[$Redistribution_central.L9]" office:value-type="float" office:value="0.228763874656105" calcext:value-type="float">
            <text:p>0,2287638747</text:p>
          </table:table-cell>
          <table:table-cell table:style-name="ce4" table:formula="of:=[$Redistribution_central.M9]" office:value-type="float" office:value="0.227877460173397" calcext:value-type="float">
            <text:p>0,2278774602</text:p>
          </table:table-cell>
          <table:table-cell table:number-columns-repeated="2"/>
          <table:table-cell table:style-name="ce4" table:formula="of:=[$redistribution_low.J9]" office:value-type="float" office:value="0.218415913150575" calcext:value-type="float">
            <text:p>0,2184159132</text:p>
          </table:table-cell>
          <table:table-cell table:style-name="ce4" table:formula="of:=[$redistribution_low.K9]" office:value-type="float" office:value="0.242581594500521" calcext:value-type="float">
            <text:p>0,2425815945</text:p>
          </table:table-cell>
          <table:table-cell table:style-name="ce4" table:formula="of:=[$redistribution_low.L9]" office:value-type="float" office:value="0.228763874656105" calcext:value-type="float">
            <text:p>0,2287638747</text:p>
          </table:table-cell>
          <table:table-cell table:style-name="ce4" table:formula="of:=[$redistribution_low.M9]" office:value-type="float" office:value="0.227877460173397" calcext:value-type="float">
            <text:p>0,2278774602</text:p>
          </table:table-cell>
          <table:table-cell table:number-columns-repeated="1007"/>
        </table:table-row>
        <table:table-row table:style-name="ro1">
          <table:table-cell table:style-name="ce4" table:formula="of:=[.A13]+1" office:value-type="float" office:value="57" calcext:value-type="float">
            <text:p>57</text:p>
          </table:table-cell>
          <table:table-cell table:style-name="ce4" table:formula="of:=[$Redistribution_high.J10]" office:value-type="float" office:value="0.220966004118251" calcext:value-type="float">
            <text:p>0,2209660041</text:p>
          </table:table-cell>
          <table:table-cell table:style-name="ce4" table:formula="of:=[$Redistribution_high.K10]" office:value-type="float" office:value="0.250064685559205" calcext:value-type="float">
            <text:p>0,2500646856</text:p>
          </table:table-cell>
          <table:table-cell table:style-name="ce4" table:formula="of:=[$Redistribution_high.L10]" office:value-type="float" office:value="0.233218975582598" calcext:value-type="float">
            <text:p>0,2332189756</text:p>
          </table:table-cell>
          <table:table-cell table:style-name="ce4" table:formula="of:=[$Redistribution_high.M10]" office:value-type="float" office:value="0.23267763697946" calcext:value-type="float">
            <text:p>0,232677637</text:p>
          </table:table-cell>
          <table:table-cell/>
          <table:table-cell table:style-name="ce4"/>
          <table:table-cell table:style-name="ce4" table:formula="of:=[$Redistribution_central.J10]" office:value-type="float" office:value="0.220966004118251" calcext:value-type="float">
            <text:p>0,2209660041</text:p>
          </table:table-cell>
          <table:table-cell table:style-name="ce4" table:formula="of:=[$Redistribution_central.K10]" office:value-type="float" office:value="0.250064685559205" calcext:value-type="float">
            <text:p>0,2500646856</text:p>
          </table:table-cell>
          <table:table-cell table:style-name="ce4" table:formula="of:=[$Redistribution_central.L10]" office:value-type="float" office:value="0.233218975582598" calcext:value-type="float">
            <text:p>0,2332189756</text:p>
          </table:table-cell>
          <table:table-cell table:style-name="ce4" table:formula="of:=[$Redistribution_central.M10]" office:value-type="float" office:value="0.23267763697946" calcext:value-type="float">
            <text:p>0,232677637</text:p>
          </table:table-cell>
          <table:table-cell table:number-columns-repeated="2"/>
          <table:table-cell table:style-name="ce4" table:formula="of:=[$redistribution_low.J10]" office:value-type="float" office:value="0.220966004118251" calcext:value-type="float">
            <text:p>0,2209660041</text:p>
          </table:table-cell>
          <table:table-cell table:style-name="ce4" table:formula="of:=[$redistribution_low.K10]" office:value-type="float" office:value="0.250064685559205" calcext:value-type="float">
            <text:p>0,2500646856</text:p>
          </table:table-cell>
          <table:table-cell table:style-name="ce4" table:formula="of:=[$redistribution_low.L10]" office:value-type="float" office:value="0.233218975582598" calcext:value-type="float">
            <text:p>0,2332189756</text:p>
          </table:table-cell>
          <table:table-cell table:style-name="ce4" table:formula="of:=[$redistribution_low.M10]" office:value-type="float" office:value="0.23267763697946" calcext:value-type="float">
            <text:p>0,232677637</text:p>
          </table:table-cell>
          <table:table-cell table:number-columns-repeated="1007"/>
        </table:table-row>
        <table:table-row table:style-name="ro1">
          <table:table-cell table:style-name="ce4" table:formula="of:=[.A14]+1" office:value-type="float" office:value="58" calcext:value-type="float">
            <text:p>58</text:p>
          </table:table-cell>
          <table:table-cell table:style-name="ce4" table:formula="of:=[$Redistribution_high.J11]" office:value-type="float" office:value="0.221658838041635" calcext:value-type="float">
            <text:p>0,221658838</text:p>
          </table:table-cell>
          <table:table-cell table:style-name="ce4" table:formula="of:=[$Redistribution_high.K11]" office:value-type="float" office:value="0.247795754945018" calcext:value-type="float">
            <text:p>0,2477957549</text:p>
          </table:table-cell>
          <table:table-cell table:style-name="ce4" table:formula="of:=[$Redistribution_high.L11]" office:value-type="float" office:value="0.232155116477041" calcext:value-type="float">
            <text:p>0,2321551165</text:p>
          </table:table-cell>
          <table:table-cell table:style-name="ce4" table:formula="of:=[$Redistribution_high.M11]" office:value-type="float" office:value="0.232705685980026" calcext:value-type="float">
            <text:p>0,232705686</text:p>
          </table:table-cell>
          <table:table-cell/>
          <table:table-cell table:style-name="ce4"/>
          <table:table-cell table:style-name="ce4" table:formula="of:=[$Redistribution_central.J11]" office:value-type="float" office:value="0.221658838041635" calcext:value-type="float">
            <text:p>0,221658838</text:p>
          </table:table-cell>
          <table:table-cell table:style-name="ce4" table:formula="of:=[$Redistribution_central.K11]" office:value-type="float" office:value="0.247795754945018" calcext:value-type="float">
            <text:p>0,2477957549</text:p>
          </table:table-cell>
          <table:table-cell table:style-name="ce4" table:formula="of:=[$Redistribution_central.L11]" office:value-type="float" office:value="0.232155116477041" calcext:value-type="float">
            <text:p>0,2321551165</text:p>
          </table:table-cell>
          <table:table-cell table:style-name="ce4" table:formula="of:=[$Redistribution_central.M11]" office:value-type="float" office:value="0.232705685980026" calcext:value-type="float">
            <text:p>0,232705686</text:p>
          </table:table-cell>
          <table:table-cell table:number-columns-repeated="2"/>
          <table:table-cell table:style-name="ce4" table:formula="of:=[$redistribution_low.J11]" office:value-type="float" office:value="0.221658838041635" calcext:value-type="float">
            <text:p>0,221658838</text:p>
          </table:table-cell>
          <table:table-cell table:style-name="ce4" table:formula="of:=[$redistribution_low.K11]" office:value-type="float" office:value="0.247795754945018" calcext:value-type="float">
            <text:p>0,2477957549</text:p>
          </table:table-cell>
          <table:table-cell table:style-name="ce4" table:formula="of:=[$redistribution_low.L11]" office:value-type="float" office:value="0.232155116477041" calcext:value-type="float">
            <text:p>0,2321551165</text:p>
          </table:table-cell>
          <table:table-cell table:style-name="ce4" table:formula="of:=[$redistribution_low.M11]" office:value-type="float" office:value="0.232705685980026" calcext:value-type="float">
            <text:p>0,232705686</text:p>
          </table:table-cell>
          <table:table-cell table:number-columns-repeated="1007"/>
        </table:table-row>
        <table:table-row table:style-name="ro1">
          <table:table-cell table:style-name="ce4" table:formula="of:=[.A15]+1" office:value-type="float" office:value="59" calcext:value-type="float">
            <text:p>59</text:p>
          </table:table-cell>
          <table:table-cell table:style-name="ce4" table:formula="of:=[$Redistribution_high.J12]" office:value-type="float" office:value="0.219459968444853" calcext:value-type="float">
            <text:p>0,2194599684</text:p>
          </table:table-cell>
          <table:table-cell table:style-name="ce4" table:formula="of:=[$Redistribution_high.K12]" office:value-type="float" office:value="0.246693380195833" calcext:value-type="float">
            <text:p>0,2466933802</text:p>
          </table:table-cell>
          <table:table-cell table:style-name="ce4" table:formula="of:=[$Redistribution_high.L12]" office:value-type="float" office:value="0.22919347750676" calcext:value-type="float">
            <text:p>0,2291934775</text:p>
          </table:table-cell>
          <table:table-cell table:style-name="ce4" table:formula="of:=[$Redistribution_high.M12]" office:value-type="float" office:value="0.232800348367151" calcext:value-type="float">
            <text:p>0,2328003484</text:p>
          </table:table-cell>
          <table:table-cell/>
          <table:table-cell table:style-name="ce4"/>
          <table:table-cell table:style-name="ce4" table:formula="of:=[$Redistribution_central.J12]" office:value-type="float" office:value="0.219459968444853" calcext:value-type="float">
            <text:p>0,2194599684</text:p>
          </table:table-cell>
          <table:table-cell table:style-name="ce4" table:formula="of:=[$Redistribution_central.K12]" office:value-type="float" office:value="0.246693380195833" calcext:value-type="float">
            <text:p>0,2466933802</text:p>
          </table:table-cell>
          <table:table-cell table:style-name="ce4" table:formula="of:=[$Redistribution_central.L12]" office:value-type="float" office:value="0.22919347750676" calcext:value-type="float">
            <text:p>0,2291934775</text:p>
          </table:table-cell>
          <table:table-cell table:style-name="ce4" table:formula="of:=[$Redistribution_central.M12]" office:value-type="float" office:value="0.232800348367151" calcext:value-type="float">
            <text:p>0,2328003484</text:p>
          </table:table-cell>
          <table:table-cell table:number-columns-repeated="2"/>
          <table:table-cell table:style-name="ce4" table:formula="of:=[$redistribution_low.J12]" office:value-type="float" office:value="0.219459968444853" calcext:value-type="float">
            <text:p>0,2194599684</text:p>
          </table:table-cell>
          <table:table-cell table:style-name="ce4" table:formula="of:=[$redistribution_low.K12]" office:value-type="float" office:value="0.246693380195833" calcext:value-type="float">
            <text:p>0,2466933802</text:p>
          </table:table-cell>
          <table:table-cell table:style-name="ce4" table:formula="of:=[$redistribution_low.L12]" office:value-type="float" office:value="0.22919347750676" calcext:value-type="float">
            <text:p>0,2291934775</text:p>
          </table:table-cell>
          <table:table-cell table:style-name="ce4" table:formula="of:=[$redistribution_low.M12]" office:value-type="float" office:value="0.232800348367151" calcext:value-type="float">
            <text:p>0,2328003484</text:p>
          </table:table-cell>
          <table:table-cell table:number-columns-repeated="1007"/>
        </table:table-row>
        <table:table-row table:style-name="ro1">
          <table:table-cell table:style-name="ce4" table:formula="of:=[.A16]+1" office:value-type="float" office:value="60" calcext:value-type="float">
            <text:p>60</text:p>
          </table:table-cell>
          <table:table-cell table:style-name="ce4" table:formula="of:=[$Redistribution_high.J13]" office:value-type="float" office:value="0.215714546744915" calcext:value-type="float">
            <text:p>0,2157145467</text:p>
          </table:table-cell>
          <table:table-cell table:style-name="ce4" table:formula="of:=[$Redistribution_high.K13]" office:value-type="float" office:value="0.240083903280004" calcext:value-type="float">
            <text:p>0,2400839033</text:p>
          </table:table-cell>
          <table:table-cell table:style-name="ce4" table:formula="of:=[$Redistribution_high.L13]" office:value-type="float" office:value="0.225755129292487" calcext:value-type="float">
            <text:p>0,2257551293</text:p>
          </table:table-cell>
          <table:table-cell table:style-name="ce4" table:formula="of:=[$Redistribution_high.M13]" office:value-type="float" office:value="0.225757965789712" calcext:value-type="float">
            <text:p>0,2257579658</text:p>
          </table:table-cell>
          <table:table-cell/>
          <table:table-cell table:style-name="ce4"/>
          <table:table-cell table:style-name="ce4" table:formula="of:=[$Redistribution_central.J13]" office:value-type="float" office:value="0.215714546744915" calcext:value-type="float">
            <text:p>0,2157145467</text:p>
          </table:table-cell>
          <table:table-cell table:style-name="ce4" table:formula="of:=[$Redistribution_central.K13]" office:value-type="float" office:value="0.240083903280004" calcext:value-type="float">
            <text:p>0,2400839033</text:p>
          </table:table-cell>
          <table:table-cell table:style-name="ce4" table:formula="of:=[$Redistribution_central.L13]" office:value-type="float" office:value="0.225755129292487" calcext:value-type="float">
            <text:p>0,2257551293</text:p>
          </table:table-cell>
          <table:table-cell table:style-name="ce4" table:formula="of:=[$Redistribution_central.M13]" office:value-type="float" office:value="0.225757965789712" calcext:value-type="float">
            <text:p>0,2257579658</text:p>
          </table:table-cell>
          <table:table-cell table:number-columns-repeated="2"/>
          <table:table-cell table:style-name="ce4" table:formula="of:=[$redistribution_low.J13]" office:value-type="float" office:value="0.215714546744915" calcext:value-type="float">
            <text:p>0,2157145467</text:p>
          </table:table-cell>
          <table:table-cell table:style-name="ce4" table:formula="of:=[$redistribution_low.K13]" office:value-type="float" office:value="0.240083903280004" calcext:value-type="float">
            <text:p>0,2400839033</text:p>
          </table:table-cell>
          <table:table-cell table:style-name="ce4" table:formula="of:=[$redistribution_low.L13]" office:value-type="float" office:value="0.225755129292487" calcext:value-type="float">
            <text:p>0,2257551293</text:p>
          </table:table-cell>
          <table:table-cell table:style-name="ce4" table:formula="of:=[$redistribution_low.M13]" office:value-type="float" office:value="0.225757965789712" calcext:value-type="float">
            <text:p>0,2257579658</text:p>
          </table:table-cell>
          <table:table-cell table:number-columns-repeated="1007"/>
        </table:table-row>
        <table:table-row table:style-name="ro1">
          <table:table-cell table:style-name="ce4" table:formula="of:=[.A17]+1" office:value-type="float" office:value="61" calcext:value-type="float">
            <text:p>61</text:p>
          </table:table-cell>
          <table:table-cell table:style-name="ce4" table:formula="of:=[$Redistribution_high.J14]" office:value-type="float" office:value="0.215062195162174" calcext:value-type="float">
            <text:p>0,2150621952</text:p>
          </table:table-cell>
          <table:table-cell table:style-name="ce4" table:formula="of:=[$Redistribution_high.K14]" office:value-type="float" office:value="0.241611301163229" calcext:value-type="float">
            <text:p>0,2416113012</text:p>
          </table:table-cell>
          <table:table-cell table:style-name="ce4" table:formula="of:=[$Redistribution_high.L14]" office:value-type="float" office:value="0.226785046498747" calcext:value-type="float">
            <text:p>0,2267850465</text:p>
          </table:table-cell>
          <table:table-cell table:style-name="ce4" table:formula="of:=[$Redistribution_high.M14]" office:value-type="float" office:value="0.225126449757351" calcext:value-type="float">
            <text:p>0,2251264498</text:p>
          </table:table-cell>
          <table:table-cell/>
          <table:table-cell table:style-name="ce4"/>
          <table:table-cell table:style-name="ce4" table:formula="of:=[$Redistribution_central.J14]" office:value-type="float" office:value="0.215062195162174" calcext:value-type="float">
            <text:p>0,2150621952</text:p>
          </table:table-cell>
          <table:table-cell table:style-name="ce4" table:formula="of:=[$Redistribution_central.K14]" office:value-type="float" office:value="0.241611301163229" calcext:value-type="float">
            <text:p>0,2416113012</text:p>
          </table:table-cell>
          <table:table-cell table:style-name="ce4" table:formula="of:=[$Redistribution_central.L14]" office:value-type="float" office:value="0.226785046498747" calcext:value-type="float">
            <text:p>0,2267850465</text:p>
          </table:table-cell>
          <table:table-cell table:style-name="ce4" table:formula="of:=[$Redistribution_central.M14]" office:value-type="float" office:value="0.225126449757351" calcext:value-type="float">
            <text:p>0,2251264498</text:p>
          </table:table-cell>
          <table:table-cell table:number-columns-repeated="2"/>
          <table:table-cell table:style-name="ce4" table:formula="of:=[$redistribution_low.J14]" office:value-type="float" office:value="0.215062195162174" calcext:value-type="float">
            <text:p>0,2150621952</text:p>
          </table:table-cell>
          <table:table-cell table:style-name="ce4" table:formula="of:=[$redistribution_low.K14]" office:value-type="float" office:value="0.241611301163229" calcext:value-type="float">
            <text:p>0,2416113012</text:p>
          </table:table-cell>
          <table:table-cell table:style-name="ce4" table:formula="of:=[$redistribution_low.L14]" office:value-type="float" office:value="0.226785046498747" calcext:value-type="float">
            <text:p>0,2267850465</text:p>
          </table:table-cell>
          <table:table-cell table:style-name="ce4" table:formula="of:=[$redistribution_low.M14]" office:value-type="float" office:value="0.225126449757351" calcext:value-type="float">
            <text:p>0,2251264498</text:p>
          </table:table-cell>
          <table:table-cell table:number-columns-repeated="1007"/>
        </table:table-row>
        <table:table-row table:style-name="ro1">
          <table:table-cell table:style-name="ce4" table:formula="of:=[.A18]+1" office:value-type="float" office:value="62" calcext:value-type="float">
            <text:p>62</text:p>
          </table:table-cell>
          <table:table-cell table:style-name="ce4" table:formula="of:=[$Redistribution_high.J15]" office:value-type="float" office:value="0.216677500573986" calcext:value-type="float">
            <text:p>0,2166775006</text:p>
          </table:table-cell>
          <table:table-cell table:style-name="ce4" table:formula="of:=[$Redistribution_high.K15]" office:value-type="float" office:value="0.244388522623214" calcext:value-type="float">
            <text:p>0,2443885226</text:p>
          </table:table-cell>
          <table:table-cell table:style-name="ce4" table:formula="of:=[$Redistribution_high.L15]" office:value-type="float" office:value="0.226847107717107" calcext:value-type="float">
            <text:p>0,2268471077</text:p>
          </table:table-cell>
          <table:table-cell table:style-name="ce4" table:formula="of:=[$Redistribution_high.M15]" office:value-type="float" office:value="0.229791943747005" calcext:value-type="float">
            <text:p>0,2297919437</text:p>
          </table:table-cell>
          <table:table-cell/>
          <table:table-cell table:style-name="ce4"/>
          <table:table-cell table:style-name="ce4" table:formula="of:=[$Redistribution_central.J15]" office:value-type="float" office:value="0.216677500573986" calcext:value-type="float">
            <text:p>0,2166775006</text:p>
          </table:table-cell>
          <table:table-cell table:style-name="ce4" table:formula="of:=[$Redistribution_central.K15]" office:value-type="float" office:value="0.244388522623214" calcext:value-type="float">
            <text:p>0,2443885226</text:p>
          </table:table-cell>
          <table:table-cell table:style-name="ce4" table:formula="of:=[$Redistribution_central.L15]" office:value-type="float" office:value="0.226847107717107" calcext:value-type="float">
            <text:p>0,2268471077</text:p>
          </table:table-cell>
          <table:table-cell table:style-name="ce4" table:formula="of:=[$Redistribution_central.M15]" office:value-type="float" office:value="0.229791943747005" calcext:value-type="float">
            <text:p>0,2297919437</text:p>
          </table:table-cell>
          <table:table-cell table:number-columns-repeated="2"/>
          <table:table-cell table:style-name="ce4" table:formula="of:=[$redistribution_low.J15]" office:value-type="float" office:value="0.216677500573986" calcext:value-type="float">
            <text:p>0,2166775006</text:p>
          </table:table-cell>
          <table:table-cell table:style-name="ce4" table:formula="of:=[$redistribution_low.K15]" office:value-type="float" office:value="0.244388522623214" calcext:value-type="float">
            <text:p>0,2443885226</text:p>
          </table:table-cell>
          <table:table-cell table:style-name="ce4" table:formula="of:=[$redistribution_low.L15]" office:value-type="float" office:value="0.226847107717107" calcext:value-type="float">
            <text:p>0,2268471077</text:p>
          </table:table-cell>
          <table:table-cell table:style-name="ce4" table:formula="of:=[$redistribution_low.M15]" office:value-type="float" office:value="0.229791943747005" calcext:value-type="float">
            <text:p>0,2297919437</text:p>
          </table:table-cell>
          <table:table-cell table:number-columns-repeated="1007"/>
        </table:table-row>
        <table:table-row table:style-name="ro1">
          <table:table-cell table:style-name="ce4" table:formula="of:=[.A19]+1" office:value-type="float" office:value="63" calcext:value-type="float">
            <text:p>63</text:p>
          </table:table-cell>
          <table:table-cell table:style-name="ce4" table:formula="of:=[$Redistribution_high.J16]" office:value-type="float" office:value="0.221287353900357" calcext:value-type="float">
            <text:p>0,2212873539</text:p>
          </table:table-cell>
          <table:table-cell table:style-name="ce4" table:formula="of:=[$Redistribution_high.K16]" office:value-type="float" office:value="0.2489144718451" calcext:value-type="float">
            <text:p>0,2489144718</text:p>
          </table:table-cell>
          <table:table-cell table:style-name="ce4" table:formula="of:=[$Redistribution_high.L16]" office:value-type="float" office:value="0.231308235555035" calcext:value-type="float">
            <text:p>0,2313082356</text:p>
          </table:table-cell>
          <table:table-cell table:style-name="ce4" table:formula="of:=[$Redistribution_high.M16]" office:value-type="float" office:value="0.234566047596414" calcext:value-type="float">
            <text:p>0,2345660476</text:p>
          </table:table-cell>
          <table:table-cell/>
          <table:table-cell table:style-name="ce4"/>
          <table:table-cell table:style-name="ce4" table:formula="of:=[$Redistribution_central.J16]" office:value-type="float" office:value="0.221287353900357" calcext:value-type="float">
            <text:p>0,2212873539</text:p>
          </table:table-cell>
          <table:table-cell table:style-name="ce4" table:formula="of:=[$Redistribution_central.K16]" office:value-type="float" office:value="0.2489144718451" calcext:value-type="float">
            <text:p>0,2489144718</text:p>
          </table:table-cell>
          <table:table-cell table:style-name="ce4" table:formula="of:=[$Redistribution_central.L16]" office:value-type="float" office:value="0.231308235555035" calcext:value-type="float">
            <text:p>0,2313082356</text:p>
          </table:table-cell>
          <table:table-cell table:style-name="ce4" table:formula="of:=[$Redistribution_central.M16]" office:value-type="float" office:value="0.234566047596414" calcext:value-type="float">
            <text:p>0,2345660476</text:p>
          </table:table-cell>
          <table:table-cell table:number-columns-repeated="2"/>
          <table:table-cell table:style-name="ce4" table:formula="of:=[$redistribution_low.J16]" office:value-type="float" office:value="0.221287353900357" calcext:value-type="float">
            <text:p>0,2212873539</text:p>
          </table:table-cell>
          <table:table-cell table:style-name="ce4" table:formula="of:=[$redistribution_low.K16]" office:value-type="float" office:value="0.2489144718451" calcext:value-type="float">
            <text:p>0,2489144718</text:p>
          </table:table-cell>
          <table:table-cell table:style-name="ce4" table:formula="of:=[$redistribution_low.L16]" office:value-type="float" office:value="0.231308235555035" calcext:value-type="float">
            <text:p>0,2313082356</text:p>
          </table:table-cell>
          <table:table-cell table:style-name="ce4" table:formula="of:=[$redistribution_low.M16]" office:value-type="float" office:value="0.234566047596414" calcext:value-type="float">
            <text:p>0,2345660476</text:p>
          </table:table-cell>
          <table:table-cell table:number-columns-repeated="1007"/>
        </table:table-row>
        <table:table-row table:style-name="ro1">
          <table:table-cell table:style-name="ce4" table:formula="of:=[.A20]+1" office:value-type="float" office:value="64" calcext:value-type="float">
            <text:p>64</text:p>
          </table:table-cell>
          <table:table-cell table:style-name="ce4" table:formula="of:=[$Redistribution_high.J17]" office:value-type="float" office:value="0.223923902258726" calcext:value-type="float">
            <text:p>0,2239239023</text:p>
          </table:table-cell>
          <table:table-cell table:style-name="ce4" table:formula="of:=[$Redistribution_high.K17]" office:value-type="float" office:value="0.257016630760354" calcext:value-type="float">
            <text:p>0,2570166308</text:p>
          </table:table-cell>
          <table:table-cell table:style-name="ce4" table:formula="of:=[$Redistribution_high.L17]" office:value-type="float" office:value="0.23360704298957" calcext:value-type="float">
            <text:p>0,233607043</text:p>
          </table:table-cell>
          <table:table-cell table:style-name="ce4" table:formula="of:=[$Redistribution_high.M17]" office:value-type="float" office:value="0.243009697507572" calcext:value-type="float">
            <text:p>0,2430096975</text:p>
          </table:table-cell>
          <table:table-cell/>
          <table:table-cell table:style-name="ce4"/>
          <table:table-cell table:style-name="ce4" table:formula="of:=[$Redistribution_central.J17]" office:value-type="float" office:value="0.223923902258726" calcext:value-type="float">
            <text:p>0,2239239023</text:p>
          </table:table-cell>
          <table:table-cell table:style-name="ce4" table:formula="of:=[$Redistribution_central.K17]" office:value-type="float" office:value="0.257016630760354" calcext:value-type="float">
            <text:p>0,2570166308</text:p>
          </table:table-cell>
          <table:table-cell table:style-name="ce4" table:formula="of:=[$Redistribution_central.L17]" office:value-type="float" office:value="0.23360704298957" calcext:value-type="float">
            <text:p>0,233607043</text:p>
          </table:table-cell>
          <table:table-cell table:style-name="ce4" table:formula="of:=[$Redistribution_central.M17]" office:value-type="float" office:value="0.243009697507572" calcext:value-type="float">
            <text:p>0,2430096975</text:p>
          </table:table-cell>
          <table:table-cell table:number-columns-repeated="2"/>
          <table:table-cell table:style-name="ce4" table:formula="of:=[$redistribution_low.J17]" office:value-type="float" office:value="0.223923902258726" calcext:value-type="float">
            <text:p>0,2239239023</text:p>
          </table:table-cell>
          <table:table-cell table:style-name="ce4" table:formula="of:=[$redistribution_low.K17]" office:value-type="float" office:value="0.257016630760354" calcext:value-type="float">
            <text:p>0,2570166308</text:p>
          </table:table-cell>
          <table:table-cell table:style-name="ce4" table:formula="of:=[$redistribution_low.L17]" office:value-type="float" office:value="0.23360704298957" calcext:value-type="float">
            <text:p>0,233607043</text:p>
          </table:table-cell>
          <table:table-cell table:style-name="ce4" table:formula="of:=[$redistribution_low.M17]" office:value-type="float" office:value="0.243009697507572" calcext:value-type="float">
            <text:p>0,2430096975</text:p>
          </table:table-cell>
          <table:table-cell table:number-columns-repeated="1007"/>
        </table:table-row>
        <table:table-row table:style-name="ro1">
          <table:table-cell table:style-name="ce4" table:formula="of:=[.A21]+1" office:value-type="float" office:value="65" calcext:value-type="float">
            <text:p>65</text:p>
          </table:table-cell>
          <table:table-cell table:style-name="ce4" table:formula="of:=[$Redistribution_high.J18]" office:value-type="float" office:value="0.218664912818428" calcext:value-type="float">
            <text:p>0,2186649128</text:p>
          </table:table-cell>
          <table:table-cell table:style-name="ce4" table:formula="of:=[$Redistribution_high.K18]" office:value-type="float" office:value="0.25390853793185" calcext:value-type="float">
            <text:p>0,2539085379</text:p>
          </table:table-cell>
          <table:table-cell table:style-name="ce4" table:formula="of:=[$Redistribution_high.L18]" office:value-type="float" office:value="0.230638881619654" calcext:value-type="float">
            <text:p>0,2306388816</text:p>
          </table:table-cell>
          <table:table-cell table:style-name="ce4" table:formula="of:=[$Redistribution_high.M18]" office:value-type="float" office:value="0.23658101264819" calcext:value-type="float">
            <text:p>0,2365810126</text:p>
          </table:table-cell>
          <table:table-cell/>
          <table:table-cell table:style-name="ce4"/>
          <table:table-cell table:style-name="ce4" table:formula="of:=[$Redistribution_central.J18]" office:value-type="float" office:value="0.218664912818428" calcext:value-type="float">
            <text:p>0,2186649128</text:p>
          </table:table-cell>
          <table:table-cell table:style-name="ce4" table:formula="of:=[$Redistribution_central.K18]" office:value-type="float" office:value="0.25390853793185" calcext:value-type="float">
            <text:p>0,2539085379</text:p>
          </table:table-cell>
          <table:table-cell table:style-name="ce4" table:formula="of:=[$Redistribution_central.L18]" office:value-type="float" office:value="0.230638881619654" calcext:value-type="float">
            <text:p>0,2306388816</text:p>
          </table:table-cell>
          <table:table-cell table:style-name="ce4" table:formula="of:=[$Redistribution_central.M18]" office:value-type="float" office:value="0.23658101264819" calcext:value-type="float">
            <text:p>0,2365810126</text:p>
          </table:table-cell>
          <table:table-cell table:number-columns-repeated="2"/>
          <table:table-cell table:style-name="ce4" table:formula="of:=[$redistribution_low.J18]" office:value-type="float" office:value="0.218664912818428" calcext:value-type="float">
            <text:p>0,2186649128</text:p>
          </table:table-cell>
          <table:table-cell table:style-name="ce4" table:formula="of:=[$redistribution_low.K18]" office:value-type="float" office:value="0.25390853793185" calcext:value-type="float">
            <text:p>0,2539085379</text:p>
          </table:table-cell>
          <table:table-cell table:style-name="ce4" table:formula="of:=[$redistribution_low.L18]" office:value-type="float" office:value="0.230638881619654" calcext:value-type="float">
            <text:p>0,2306388816</text:p>
          </table:table-cell>
          <table:table-cell table:style-name="ce4" table:formula="of:=[$redistribution_low.M18]" office:value-type="float" office:value="0.23658101264819" calcext:value-type="float">
            <text:p>0,2365810126</text:p>
          </table:table-cell>
          <table:table-cell table:number-columns-repeated="1007"/>
        </table:table-row>
        <table:table-row table:style-name="ro1">
          <table:table-cell table:style-name="ce4" table:formula="of:=[.A22]+1" office:value-type="float" office:value="66" calcext:value-type="float">
            <text:p>66</text:p>
          </table:table-cell>
          <table:table-cell table:style-name="ce4" table:formula="of:=[$Redistribution_high.J19]" office:value-type="float" office:value="0.222811966608714" calcext:value-type="float">
            <text:p>0,2228119666</text:p>
          </table:table-cell>
          <table:table-cell table:style-name="ce4" table:formula="of:=[$Redistribution_high.K19]" office:value-type="float" office:value="0.257252790685039" calcext:value-type="float">
            <text:p>0,2572527907</text:p>
          </table:table-cell>
          <table:table-cell table:style-name="ce4" table:formula="of:=[$Redistribution_high.L19]" office:value-type="float" office:value="0.23380825527258" calcext:value-type="float">
            <text:p>0,2338082553</text:p>
          </table:table-cell>
          <table:table-cell table:style-name="ce4" table:formula="of:=[$Redistribution_high.M19]" office:value-type="float" office:value="0.24124975579767" calcext:value-type="float">
            <text:p>0,2412497558</text:p>
          </table:table-cell>
          <table:table-cell/>
          <table:table-cell table:style-name="ce4"/>
          <table:table-cell table:style-name="ce4" table:formula="of:=[$Redistribution_central.J19]" office:value-type="float" office:value="0.222811966608714" calcext:value-type="float">
            <text:p>0,2228119666</text:p>
          </table:table-cell>
          <table:table-cell table:style-name="ce4" table:formula="of:=[$Redistribution_central.K19]" office:value-type="float" office:value="0.257252790685039" calcext:value-type="float">
            <text:p>0,2572527907</text:p>
          </table:table-cell>
          <table:table-cell table:style-name="ce4" table:formula="of:=[$Redistribution_central.L19]" office:value-type="float" office:value="0.23380825527258" calcext:value-type="float">
            <text:p>0,2338082553</text:p>
          </table:table-cell>
          <table:table-cell table:style-name="ce4" table:formula="of:=[$Redistribution_central.M19]" office:value-type="float" office:value="0.24124975579767" calcext:value-type="float">
            <text:p>0,2412497558</text:p>
          </table:table-cell>
          <table:table-cell table:number-columns-repeated="2"/>
          <table:table-cell table:style-name="ce4" table:formula="of:=[$redistribution_low.J19]" office:value-type="float" office:value="0.222811966608714" calcext:value-type="float">
            <text:p>0,2228119666</text:p>
          </table:table-cell>
          <table:table-cell table:style-name="ce4" table:formula="of:=[$redistribution_low.K19]" office:value-type="float" office:value="0.257252790685039" calcext:value-type="float">
            <text:p>0,2572527907</text:p>
          </table:table-cell>
          <table:table-cell table:style-name="ce4" table:formula="of:=[$redistribution_low.L19]" office:value-type="float" office:value="0.23380825527258" calcext:value-type="float">
            <text:p>0,2338082553</text:p>
          </table:table-cell>
          <table:table-cell table:style-name="ce4" table:formula="of:=[$redistribution_low.M19]" office:value-type="float" office:value="0.24124975579767" calcext:value-type="float">
            <text:p>0,2412497558</text:p>
          </table:table-cell>
          <table:table-cell table:number-columns-repeated="1007"/>
        </table:table-row>
        <table:table-row table:style-name="ro1">
          <table:table-cell table:style-name="ce4" table:formula="of:=[.A23]+1" office:value-type="float" office:value="67" calcext:value-type="float">
            <text:p>67</text:p>
          </table:table-cell>
          <table:table-cell table:style-name="ce4" table:formula="of:=[$Redistribution_high.J20]" office:value-type="float" office:value="0.218510259480517" calcext:value-type="float">
            <text:p>0,2185102595</text:p>
          </table:table-cell>
          <table:table-cell table:style-name="ce4" table:formula="of:=[$Redistribution_high.K20]" office:value-type="float" office:value="0.245847003173272" calcext:value-type="float">
            <text:p>0,2458470032</text:p>
          </table:table-cell>
          <table:table-cell table:style-name="ce4" table:formula="of:=[$Redistribution_high.L20]" office:value-type="float" office:value="0.22919887845704" calcext:value-type="float">
            <text:p>0,2291988785</text:p>
          </table:table-cell>
          <table:table-cell table:style-name="ce4" table:formula="of:=[$Redistribution_high.M20]" office:value-type="float" office:value="0.230527327300407" calcext:value-type="float">
            <text:p>0,2305273273</text:p>
          </table:table-cell>
          <table:table-cell/>
          <table:table-cell table:style-name="ce4"/>
          <table:table-cell table:style-name="ce4" table:formula="of:=[$Redistribution_central.J20]" office:value-type="float" office:value="0.218563406194902" calcext:value-type="float">
            <text:p>0,2185634062</text:p>
          </table:table-cell>
          <table:table-cell table:style-name="ce4" table:formula="of:=[$Redistribution_central.K20]" office:value-type="float" office:value="0.245892522623788" calcext:value-type="float">
            <text:p>0,2458925226</text:p>
          </table:table-cell>
          <table:table-cell table:style-name="ce4" table:formula="of:=[$Redistribution_central.L20]" office:value-type="float" office:value="0.229253512102493" calcext:value-type="float">
            <text:p>0,2292535121</text:p>
          </table:table-cell>
          <table:table-cell table:style-name="ce4" table:formula="of:=[$Redistribution_central.M20]" office:value-type="float" office:value="0.230570027090223" calcext:value-type="float">
            <text:p>0,2305700271</text:p>
          </table:table-cell>
          <table:table-cell table:number-columns-repeated="2"/>
          <table:table-cell table:style-name="ce4" table:formula="of:=[$redistribution_low.J20]" office:value-type="float" office:value="0.218510259480517" calcext:value-type="float">
            <text:p>0,2185102595</text:p>
          </table:table-cell>
          <table:table-cell table:style-name="ce4" table:formula="of:=[$redistribution_low.K20]" office:value-type="float" office:value="0.245847003173272" calcext:value-type="float">
            <text:p>0,2458470032</text:p>
          </table:table-cell>
          <table:table-cell table:style-name="ce4" table:formula="of:=[$redistribution_low.L20]" office:value-type="float" office:value="0.22919887845704" calcext:value-type="float">
            <text:p>0,2291988785</text:p>
          </table:table-cell>
          <table:table-cell table:style-name="ce4" table:formula="of:=[$redistribution_low.M20]" office:value-type="float" office:value="0.230527327300407" calcext:value-type="float">
            <text:p>0,2305273273</text:p>
          </table:table-cell>
          <table:table-cell table:number-columns-repeated="1007"/>
        </table:table-row>
        <table:table-row table:style-name="ro1">
          <table:table-cell table:style-name="ce4" table:formula="of:=[.A24]+1" office:value-type="float" office:value="68" calcext:value-type="float">
            <text:p>68</text:p>
          </table:table-cell>
          <table:table-cell table:style-name="ce4" table:formula="of:=[$Redistribution_high.J21]" office:value-type="float" office:value="0.218989109311222" calcext:value-type="float">
            <text:p>0,2189891093</text:p>
          </table:table-cell>
          <table:table-cell table:style-name="ce4" table:formula="of:=[$Redistribution_high.K21]" office:value-type="float" office:value="0.248753503535854" calcext:value-type="float">
            <text:p>0,2487535035</text:p>
          </table:table-cell>
          <table:table-cell table:style-name="ce4" table:formula="of:=[$Redistribution_high.L21]" office:value-type="float" office:value="0.230318612160145" calcext:value-type="float">
            <text:p>0,2303186122</text:p>
          </table:table-cell>
          <table:table-cell table:style-name="ce4" table:formula="of:=[$Redistribution_high.M21]" office:value-type="float" office:value="0.232334413305221" calcext:value-type="float">
            <text:p>0,2323344133</text:p>
          </table:table-cell>
          <table:table-cell/>
          <table:table-cell table:style-name="ce4"/>
          <table:table-cell table:style-name="ce4" table:formula="of:=[$Redistribution_central.J21]" office:value-type="float" office:value="0.21899557092624" calcext:value-type="float">
            <text:p>0,2189955709</text:p>
          </table:table-cell>
          <table:table-cell table:style-name="ce4" table:formula="of:=[$Redistribution_central.K21]" office:value-type="float" office:value="0.248782209812289" calcext:value-type="float">
            <text:p>0,2487822098</text:p>
          </table:table-cell>
          <table:table-cell table:style-name="ce4" table:formula="of:=[$Redistribution_central.L21]" office:value-type="float" office:value="0.230322207564458" calcext:value-type="float">
            <text:p>0,2303222076</text:p>
          </table:table-cell>
          <table:table-cell table:style-name="ce4" table:formula="of:=[$Redistribution_central.M21]" office:value-type="float" office:value="0.232359330951604" calcext:value-type="float">
            <text:p>0,232359331</text:p>
          </table:table-cell>
          <table:table-cell table:number-columns-repeated="2"/>
          <table:table-cell table:style-name="ce4" table:formula="of:=[$redistribution_low.J21]" office:value-type="float" office:value="0.218989109113552" calcext:value-type="float">
            <text:p>0,2189891091</text:p>
          </table:table-cell>
          <table:table-cell table:style-name="ce4" table:formula="of:=[$redistribution_low.K21]" office:value-type="float" office:value="0.248753503535854" calcext:value-type="float">
            <text:p>0,2487535035</text:p>
          </table:table-cell>
          <table:table-cell table:style-name="ce4" table:formula="of:=[$redistribution_low.L21]" office:value-type="float" office:value="0.230318611955265" calcext:value-type="float">
            <text:p>0,230318612</text:p>
          </table:table-cell>
          <table:table-cell table:style-name="ce4" table:formula="of:=[$redistribution_low.M21]" office:value-type="float" office:value="0.232334413305221" calcext:value-type="float">
            <text:p>0,2323344133</text:p>
          </table:table-cell>
          <table:table-cell table:number-columns-repeated="1007"/>
        </table:table-row>
        <table:table-row table:style-name="ro1">
          <table:table-cell table:style-name="ce4" table:formula="of:=[.A25]+1" office:value-type="float" office:value="69" calcext:value-type="float">
            <text:p>69</text:p>
          </table:table-cell>
          <table:table-cell table:style-name="ce4" table:formula="of:=[$Redistribution_high.J22]" office:value-type="float" office:value="0.20920846017642" calcext:value-type="float">
            <text:p>0,2092084602</text:p>
          </table:table-cell>
          <table:table-cell table:style-name="ce4" table:formula="of:=[$Redistribution_high.K22]" office:value-type="float" office:value="0.244980775719117" calcext:value-type="float">
            <text:p>0,2449807757</text:p>
          </table:table-cell>
          <table:table-cell table:style-name="ce4" table:formula="of:=[$Redistribution_high.L22]" office:value-type="float" office:value="0.221603763178281" calcext:value-type="float">
            <text:p>0,2216037632</text:p>
          </table:table-cell>
          <table:table-cell table:style-name="ce4" table:formula="of:=[$Redistribution_high.M22]" office:value-type="float" office:value="0.226026095233756" calcext:value-type="float">
            <text:p>0,2260260952</text:p>
          </table:table-cell>
          <table:table-cell/>
          <table:table-cell table:style-name="ce4"/>
          <table:table-cell table:style-name="ce4" table:formula="of:=[$Redistribution_central.J22]" office:value-type="float" office:value="0.209182937493" calcext:value-type="float">
            <text:p>0,2091829375</text:p>
          </table:table-cell>
          <table:table-cell table:style-name="ce4" table:formula="of:=[$Redistribution_central.K22]" office:value-type="float" office:value="0.245008244607249" calcext:value-type="float">
            <text:p>0,2450082446</text:p>
          </table:table-cell>
          <table:table-cell table:style-name="ce4" table:formula="of:=[$Redistribution_central.L22]" office:value-type="float" office:value="0.221569916453182" calcext:value-type="float">
            <text:p>0,2215699165</text:p>
          </table:table-cell>
          <table:table-cell table:style-name="ce4" table:formula="of:=[$Redistribution_central.M22]" office:value-type="float" office:value="0.226058334007608" calcext:value-type="float">
            <text:p>0,226058334</text:p>
          </table:table-cell>
          <table:table-cell table:number-columns-repeated="2"/>
          <table:table-cell table:style-name="ce4" table:formula="of:=[$redistribution_low.J22]" office:value-type="float" office:value="0.209208459983037" calcext:value-type="float">
            <text:p>0,20920846</text:p>
          </table:table-cell>
          <table:table-cell table:style-name="ce4" table:formula="of:=[$redistribution_low.K22]" office:value-type="float" office:value="0.244980775719117" calcext:value-type="float">
            <text:p>0,2449807757</text:p>
          </table:table-cell>
          <table:table-cell table:style-name="ce4" table:formula="of:=[$redistribution_low.L22]" office:value-type="float" office:value="0.221603762976651" calcext:value-type="float">
            <text:p>0,221603763</text:p>
          </table:table-cell>
          <table:table-cell table:style-name="ce4" table:formula="of:=[$redistribution_low.M22]" office:value-type="float" office:value="0.226026095233756" calcext:value-type="float">
            <text:p>0,2260260952</text:p>
          </table:table-cell>
          <table:table-cell table:number-columns-repeated="1007"/>
        </table:table-row>
        <table:table-row table:style-name="ro1">
          <table:table-cell table:style-name="ce4" table:formula="of:=[.A26]+1" office:value-type="float" office:value="70" calcext:value-type="float">
            <text:p>70</text:p>
          </table:table-cell>
          <table:table-cell table:style-name="ce4" table:formula="of:=[$Redistribution_high.J23]" office:value-type="float" office:value="0.219146501608732" calcext:value-type="float">
            <text:p>0,2191465016</text:p>
          </table:table-cell>
          <table:table-cell table:style-name="ce4" table:formula="of:=[$Redistribution_high.K23]" office:value-type="float" office:value="0.251069083028033" calcext:value-type="float">
            <text:p>0,251069083</text:p>
          </table:table-cell>
          <table:table-cell table:style-name="ce4" table:formula="of:=[$Redistribution_high.L23]" office:value-type="float" office:value="0.230538757775614" calcext:value-type="float">
            <text:p>0,2305387578</text:p>
          </table:table-cell>
          <table:table-cell table:style-name="ce4" table:formula="of:=[$Redistribution_high.M23]" office:value-type="float" office:value="0.233768778864351" calcext:value-type="float">
            <text:p>0,2337687789</text:p>
          </table:table-cell>
          <table:table-cell/>
          <table:table-cell table:style-name="ce4"/>
          <table:table-cell table:style-name="ce4" table:formula="of:=[$Redistribution_central.J23]" office:value-type="float" office:value="0.219212159713953" calcext:value-type="float">
            <text:p>0,2192121597</text:p>
          </table:table-cell>
          <table:table-cell table:style-name="ce4" table:formula="of:=[$Redistribution_central.K23]" office:value-type="float" office:value="0.250233007459501" calcext:value-type="float">
            <text:p>0,2502330075</text:p>
          </table:table-cell>
          <table:table-cell table:style-name="ce4" table:formula="of:=[$Redistribution_central.L23]" office:value-type="float" office:value="0.230620548550886" calcext:value-type="float">
            <text:p>0,2306205486</text:p>
          </table:table-cell>
          <table:table-cell table:style-name="ce4" table:formula="of:=[$Redistribution_central.M23]" office:value-type="float" office:value="0.232962937406285" calcext:value-type="float">
            <text:p>0,2329629374</text:p>
          </table:table-cell>
          <table:table-cell table:number-columns-repeated="2"/>
          <table:table-cell table:style-name="ce4" table:formula="of:=[$redistribution_low.J23]" office:value-type="float" office:value="0.21883847909113" calcext:value-type="float">
            <text:p>0,2188384791</text:p>
          </table:table-cell>
          <table:table-cell table:style-name="ce4" table:formula="of:=[$redistribution_low.K23]" office:value-type="float" office:value="0.249824240895455" calcext:value-type="float">
            <text:p>0,2498242409</text:p>
          </table:table-cell>
          <table:table-cell table:style-name="ce4" table:formula="of:=[$redistribution_low.L23]" office:value-type="float" office:value="0.230268804533448" calcext:value-type="float">
            <text:p>0,2302688045</text:p>
          </table:table-cell>
          <table:table-cell table:style-name="ce4" table:formula="of:=[$redistribution_low.M23]" office:value-type="float" office:value="0.232515015662462" calcext:value-type="float">
            <text:p>0,2325150157</text:p>
          </table:table-cell>
          <table:table-cell table:number-columns-repeated="1007"/>
        </table:table-row>
        <table:table-row table:style-name="ro1">
          <table:table-cell table:style-name="ce4" table:formula="of:=[.A27]+1" office:value-type="float" office:value="71" calcext:value-type="float">
            <text:p>71</text:p>
          </table:table-cell>
          <table:table-cell table:style-name="ce4" table:formula="of:=[$Redistribution_high.J24]" office:value-type="float" office:value="0.216101927854979" calcext:value-type="float">
            <text:p>0,2161019279</text:p>
          </table:table-cell>
          <table:table-cell table:style-name="ce4" table:formula="of:=[$Redistribution_high.K24]" office:value-type="float" office:value="0.242853666705063" calcext:value-type="float">
            <text:p>0,2428536667</text:p>
          </table:table-cell>
          <table:table-cell table:style-name="ce4" table:formula="of:=[$Redistribution_high.L24]" office:value-type="float" office:value="0.227298727497757" calcext:value-type="float">
            <text:p>0,2272987275</text:p>
          </table:table-cell>
          <table:table-cell table:style-name="ce4" table:formula="of:=[$Redistribution_high.M24]" office:value-type="float" office:value="0.225990675778892" calcext:value-type="float">
            <text:p>0,2259906758</text:p>
          </table:table-cell>
          <table:table-cell/>
          <table:table-cell table:style-name="ce4"/>
          <table:table-cell table:style-name="ce4" table:formula="of:=[$Redistribution_central.J24]" office:value-type="float" office:value="0.216048488937429" calcext:value-type="float">
            <text:p>0,2160484889</text:p>
          </table:table-cell>
          <table:table-cell table:style-name="ce4" table:formula="of:=[$Redistribution_central.K24]" office:value-type="float" office:value="0.242749104511841" calcext:value-type="float">
            <text:p>0,2427491045</text:p>
          </table:table-cell>
          <table:table-cell table:style-name="ce4" table:formula="of:=[$Redistribution_central.L24]" office:value-type="float" office:value="0.227237541576864" calcext:value-type="float">
            <text:p>0,2272375416</text:p>
          </table:table-cell>
          <table:table-cell table:style-name="ce4" table:formula="of:=[$Redistribution_central.M24]" office:value-type="float" office:value="0.225899488917869" calcext:value-type="float">
            <text:p>0,2258994889</text:p>
          </table:table-cell>
          <table:table-cell table:number-columns-repeated="2"/>
          <table:table-cell table:style-name="ce4" table:formula="of:=[$redistribution_low.J24]" office:value-type="float" office:value="0.21576102821924" calcext:value-type="float">
            <text:p>0,2157610282</text:p>
          </table:table-cell>
          <table:table-cell table:style-name="ce4" table:formula="of:=[$redistribution_low.K24]" office:value-type="float" office:value="0.242825081608812" calcext:value-type="float">
            <text:p>0,2428250816</text:p>
          </table:table-cell>
          <table:table-cell table:style-name="ce4" table:formula="of:=[$redistribution_low.L24]" office:value-type="float" office:value="0.226910278799297" calcext:value-type="float">
            <text:p>0,2269102788</text:p>
          </table:table-cell>
          <table:table-cell table:style-name="ce4" table:formula="of:=[$redistribution_low.M24]" office:value-type="float" office:value="0.226018483618641" calcext:value-type="float">
            <text:p>0,2260184836</text:p>
          </table:table-cell>
          <table:table-cell table:number-columns-repeated="1007"/>
        </table:table-row>
        <table:table-row table:style-name="ro1">
          <table:table-cell table:style-name="ce4" table:formula="of:=[.A28]+1" office:value-type="float" office:value="72" calcext:value-type="float">
            <text:p>72</text:p>
          </table:table-cell>
          <table:table-cell table:style-name="ce4" table:formula="of:=[$Redistribution_high.J25]" office:value-type="float" office:value="0.216220955926231" calcext:value-type="float">
            <text:p>0,2162209559</text:p>
          </table:table-cell>
          <table:table-cell table:style-name="ce4" table:formula="of:=[$Redistribution_high.K25]" office:value-type="float" office:value="0.244300454798516" calcext:value-type="float">
            <text:p>0,2443004548</text:p>
          </table:table-cell>
          <table:table-cell table:style-name="ce4" table:formula="of:=[$Redistribution_high.L25]" office:value-type="float" office:value="0.227197430918632" calcext:value-type="float">
            <text:p>0,2271974309</text:p>
          </table:table-cell>
          <table:table-cell table:style-name="ce4" table:formula="of:=[$Redistribution_high.M25]" office:value-type="float" office:value="0.227668942884959" calcext:value-type="float">
            <text:p>0,2276689429</text:p>
          </table:table-cell>
          <table:table-cell/>
          <table:table-cell table:style-name="ce4"/>
          <table:table-cell table:style-name="ce4" table:formula="of:=[$Redistribution_central.J25]" office:value-type="float" office:value="0.216153002623771" calcext:value-type="float">
            <text:p>0,2161530026</text:p>
          </table:table-cell>
          <table:table-cell table:style-name="ce4" table:formula="of:=[$Redistribution_central.K25]" office:value-type="float" office:value="0.244612131185502" calcext:value-type="float">
            <text:p>0,2446121312</text:p>
          </table:table-cell>
          <table:table-cell table:style-name="ce4" table:formula="of:=[$Redistribution_central.L25]" office:value-type="float" office:value="0.227382932979748" calcext:value-type="float">
            <text:p>0,227382933</text:p>
          </table:table-cell>
          <table:table-cell table:style-name="ce4" table:formula="of:=[$Redistribution_central.M25]" office:value-type="float" office:value="0.227497830865999" calcext:value-type="float">
            <text:p>0,2274978309</text:p>
          </table:table-cell>
          <table:table-cell table:number-columns-repeated="2"/>
          <table:table-cell table:style-name="ce4" table:formula="of:=[$redistribution_low.J25]" office:value-type="float" office:value="0.215843031066888" calcext:value-type="float">
            <text:p>0,2158430311</text:p>
          </table:table-cell>
          <table:table-cell table:style-name="ce4" table:formula="of:=[$redistribution_low.K25]" office:value-type="float" office:value="0.24494569668923" calcext:value-type="float">
            <text:p>0,2449456967</text:p>
          </table:table-cell>
          <table:table-cell table:style-name="ce4" table:formula="of:=[$redistribution_low.L25]" office:value-type="float" office:value="0.227232843994826" calcext:value-type="float">
            <text:p>0,227232844</text:p>
          </table:table-cell>
          <table:table-cell table:style-name="ce4" table:formula="of:=[$redistribution_low.M25]" office:value-type="float" office:value="0.227486699016986" calcext:value-type="float">
            <text:p>0,227486699</text:p>
          </table:table-cell>
          <table:table-cell table:number-columns-repeated="1007"/>
        </table:table-row>
        <table:table-row table:style-name="ro1">
          <table:table-cell table:style-name="ce4" table:formula="of:=[.A29]+1" office:value-type="float" office:value="73" calcext:value-type="float">
            <text:p>73</text:p>
          </table:table-cell>
          <table:table-cell table:style-name="ce4" table:formula="of:=[$Redistribution_high.J26]" office:value-type="float" office:value="0.213850960128453" calcext:value-type="float">
            <text:p>0,2138509601</text:p>
          </table:table-cell>
          <table:table-cell table:style-name="ce4" table:formula="of:=[$Redistribution_high.K26]" office:value-type="float" office:value="0.248804718489497" calcext:value-type="float">
            <text:p>0,2488047185</text:p>
          </table:table-cell>
          <table:table-cell table:style-name="ce4" table:formula="of:=[$Redistribution_high.L26]" office:value-type="float" office:value="0.226712897370477" calcext:value-type="float">
            <text:p>0,2267128974</text:p>
          </table:table-cell>
          <table:table-cell table:style-name="ce4" table:formula="of:=[$Redistribution_high.M26]" office:value-type="float" office:value="0.229120800485428" calcext:value-type="float">
            <text:p>0,2291208005</text:p>
          </table:table-cell>
          <table:table-cell/>
          <table:table-cell table:style-name="ce4"/>
          <table:table-cell table:style-name="ce4" table:formula="of:=[$Redistribution_central.J26]" office:value-type="float" office:value="0.212016614627693" calcext:value-type="float">
            <text:p>0,2120166146</text:p>
          </table:table-cell>
          <table:table-cell table:style-name="ce4" table:formula="of:=[$Redistribution_central.K26]" office:value-type="float" office:value="0.242562251035914" calcext:value-type="float">
            <text:p>0,242562251</text:p>
          </table:table-cell>
          <table:table-cell table:style-name="ce4" table:formula="of:=[$Redistribution_central.L26]" office:value-type="float" office:value="0.22515095691058" calcext:value-type="float">
            <text:p>0,2251509569</text:p>
          </table:table-cell>
          <table:table-cell table:style-name="ce4" table:formula="of:=[$Redistribution_central.M26]" office:value-type="float" office:value="0.222667357974416" calcext:value-type="float">
            <text:p>0,222667358</text:p>
          </table:table-cell>
          <table:table-cell table:number-columns-repeated="2"/>
          <table:table-cell table:style-name="ce4" table:formula="of:=[$redistribution_low.J26]" office:value-type="float" office:value="0.212403117121412" calcext:value-type="float">
            <text:p>0,2124031171</text:p>
          </table:table-cell>
          <table:table-cell table:style-name="ce4" table:formula="of:=[$redistribution_low.K26]" office:value-type="float" office:value="0.24330193517227" calcext:value-type="float">
            <text:p>0,2433019352</text:p>
          </table:table-cell>
          <table:table-cell table:style-name="ce4" table:formula="of:=[$redistribution_low.L26]" office:value-type="float" office:value="0.225991615847796" calcext:value-type="float">
            <text:p>0,2259916158</text:p>
          </table:table-cell>
          <table:table-cell table:style-name="ce4" table:formula="of:=[$redistribution_low.M26]" office:value-type="float" office:value="0.222579925839439" calcext:value-type="float">
            <text:p>0,2225799258</text:p>
          </table:table-cell>
          <table:table-cell table:number-columns-repeated="1007"/>
        </table:table-row>
        <table:table-row table:style-name="ro1">
          <table:table-cell table:style-name="ce4" table:formula="of:=[.A30]+1" office:value-type="float" office:value="74" calcext:value-type="float">
            <text:p>74</text:p>
          </table:table-cell>
          <table:table-cell table:style-name="ce4" table:formula="of:=[$Redistribution_high.J27]" office:value-type="float" office:value="0.21931174569732" calcext:value-type="float">
            <text:p>0,2193117457</text:p>
          </table:table-cell>
          <table:table-cell table:style-name="ce4" table:formula="of:=[$Redistribution_high.K27]" office:value-type="float" office:value="0.26095836234775" calcext:value-type="float">
            <text:p>0,2609583623</text:p>
          </table:table-cell>
          <table:table-cell table:style-name="ce4" table:formula="of:=[$Redistribution_high.L27]" office:value-type="float" office:value="0.229200048730826" calcext:value-type="float">
            <text:p>0,2292000487</text:p>
          </table:table-cell>
          <table:table-cell table:style-name="ce4" table:formula="of:=[$Redistribution_high.M27]" office:value-type="float" office:value="0.245296208099197" calcext:value-type="float">
            <text:p>0,2452962081</text:p>
          </table:table-cell>
          <table:table-cell/>
          <table:table-cell table:style-name="ce4"/>
          <table:table-cell table:style-name="ce4" table:formula="of:=[$Redistribution_central.J27]" office:value-type="float" office:value="0.219326307016809" calcext:value-type="float">
            <text:p>0,219326307</text:p>
          </table:table-cell>
          <table:table-cell table:style-name="ce4" table:formula="of:=[$Redistribution_central.K27]" office:value-type="float" office:value="0.255068480021173" calcext:value-type="float">
            <text:p>0,25506848</text:p>
          </table:table-cell>
          <table:table-cell table:style-name="ce4" table:formula="of:=[$Redistribution_central.L27]" office:value-type="float" office:value="0.22960670539462" calcext:value-type="float">
            <text:p>0,2296067054</text:p>
          </table:table-cell>
          <table:table-cell table:style-name="ce4" table:formula="of:=[$Redistribution_central.M27]" office:value-type="float" office:value="0.239026487604583" calcext:value-type="float">
            <text:p>0,2390264876</text:p>
          </table:table-cell>
          <table:table-cell table:number-columns-repeated="2"/>
          <table:table-cell table:style-name="ce4" table:formula="of:=[$redistribution_low.J27]" office:value-type="float" office:value="0.216827744844948" calcext:value-type="float">
            <text:p>0,2168277448</text:p>
          </table:table-cell>
          <table:table-cell table:style-name="ce4" table:formula="of:=[$redistribution_low.K27]" office:value-type="float" office:value="0.246986536032916" calcext:value-type="float">
            <text:p>0,246986536</text:p>
          </table:table-cell>
          <table:table-cell table:style-name="ce4" table:formula="of:=[$redistribution_low.L27]" office:value-type="float" office:value="0.227443311035489" calcext:value-type="float">
            <text:p>0,227443311</text:p>
          </table:table-cell>
          <table:table-cell table:style-name="ce4" table:formula="of:=[$redistribution_low.M27]" office:value-type="float" office:value="0.230596983735273" calcext:value-type="float">
            <text:p>0,2305969837</text:p>
          </table:table-cell>
          <table:table-cell table:number-columns-repeated="1007"/>
        </table:table-row>
        <table:table-row table:style-name="ro1">
          <table:table-cell table:style-name="ce4" table:formula="of:=[.A31]+1" office:value-type="float" office:value="75" calcext:value-type="float">
            <text:p>75</text:p>
          </table:table-cell>
          <table:table-cell table:style-name="ce4" table:formula="of:=[$Redistribution_high.J28]" office:value-type="float" office:value="0.225411021526965" calcext:value-type="float">
            <text:p>0,2254110215</text:p>
          </table:table-cell>
          <table:table-cell table:style-name="ce4" table:formula="of:=[$Redistribution_high.K28]" office:value-type="float" office:value="0.269392452769033" calcext:value-type="float">
            <text:p>0,2693924528</text:p>
          </table:table-cell>
          <table:table-cell table:style-name="ce4" table:formula="of:=[$Redistribution_high.L28]" office:value-type="float" office:value="0.235237999154946" calcext:value-type="float">
            <text:p>0,2352379992</text:p>
          </table:table-cell>
          <table:table-cell table:style-name="ce4" table:formula="of:=[$Redistribution_high.M28]" office:value-type="float" office:value="0.253762034409455" calcext:value-type="float">
            <text:p>0,2537620344</text:p>
          </table:table-cell>
          <table:table-cell/>
          <table:table-cell table:style-name="ce4"/>
          <table:table-cell table:style-name="ce4" table:formula="of:=[$Redistribution_central.J28]" office:value-type="float" office:value="0.226733525569529" calcext:value-type="float">
            <text:p>0,2267335256</text:p>
          </table:table-cell>
          <table:table-cell table:style-name="ce4" table:formula="of:=[$Redistribution_central.K28]" office:value-type="float" office:value="0.265451317722699" calcext:value-type="float">
            <text:p>0,2654513177</text:p>
          </table:table-cell>
          <table:table-cell table:style-name="ce4" table:formula="of:=[$Redistribution_central.L28]" office:value-type="float" office:value="0.237280402800718" calcext:value-type="float">
            <text:p>0,2372804028</text:p>
          </table:table-cell>
          <table:table-cell table:style-name="ce4" table:formula="of:=[$Redistribution_central.M28]" office:value-type="float" office:value="0.248848859762465" calcext:value-type="float">
            <text:p>0,2488488598</text:p>
          </table:table-cell>
          <table:table-cell table:number-columns-repeated="2"/>
          <table:table-cell table:style-name="ce4" table:formula="of:=[$redistribution_low.J28]" office:value-type="float" office:value="0.221181587332767" calcext:value-type="float">
            <text:p>0,2211815873</text:p>
          </table:table-cell>
          <table:table-cell table:style-name="ce4" table:formula="of:=[$redistribution_low.K28]" office:value-type="float" office:value="0.25445852841222" calcext:value-type="float">
            <text:p>0,2544585284</text:p>
          </table:table-cell>
          <table:table-cell table:style-name="ce4" table:formula="of:=[$redistribution_low.L28]" office:value-type="float" office:value="0.232168191320687" calcext:value-type="float">
            <text:p>0,2321681913</text:p>
          </table:table-cell>
          <table:table-cell table:style-name="ce4" table:formula="of:=[$redistribution_low.M28]" office:value-type="float" office:value="0.2372490068541" calcext:value-type="float">
            <text:p>0,2372490069</text:p>
          </table:table-cell>
          <table:table-cell table:number-columns-repeated="1007"/>
        </table:table-row>
        <table:table-row table:style-name="ro1">
          <table:table-cell table:style-name="ce4" table:formula="of:=[.A32]+1" office:value-type="float" office:value="76" calcext:value-type="float">
            <text:p>76</text:p>
          </table:table-cell>
          <table:table-cell table:style-name="ce4" table:formula="of:=[$Redistribution_high.J29]" office:value-type="float" office:value="0.226720560644021" calcext:value-type="float">
            <text:p>0,2267205606</text:p>
          </table:table-cell>
          <table:table-cell table:style-name="ce4" table:formula="of:=[$Redistribution_high.K29]" office:value-type="float" office:value="0.270738949094422" calcext:value-type="float">
            <text:p>0,2707389491</text:p>
          </table:table-cell>
          <table:table-cell table:style-name="ce4" table:formula="of:=[$Redistribution_high.L29]" office:value-type="float" office:value="0.236104893993121" calcext:value-type="float">
            <text:p>0,236104894</text:p>
          </table:table-cell>
          <table:table-cell table:style-name="ce4" table:formula="of:=[$Redistribution_high.M29]" office:value-type="float" office:value="0.25583409724852" calcext:value-type="float">
            <text:p>0,2558340972</text:p>
          </table:table-cell>
          <table:table-cell/>
          <table:table-cell table:style-name="ce4"/>
          <table:table-cell table:style-name="ce4" table:formula="of:=[$Redistribution_central.J29]" office:value-type="float" office:value="0.226001750412391" calcext:value-type="float">
            <text:p>0,2260017504</text:p>
          </table:table-cell>
          <table:table-cell table:style-name="ce4" table:formula="of:=[$Redistribution_central.K29]" office:value-type="float" office:value="0.270020204908876" calcext:value-type="float">
            <text:p>0,2700202049</text:p>
          </table:table-cell>
          <table:table-cell table:style-name="ce4" table:formula="of:=[$Redistribution_central.L29]" office:value-type="float" office:value="0.236100997751191" calcext:value-type="float">
            <text:p>0,2361009978</text:p>
          </table:table-cell>
          <table:table-cell table:style-name="ce4" table:formula="of:=[$Redistribution_central.M29]" office:value-type="float" office:value="0.253700411710396" calcext:value-type="float">
            <text:p>0,2537004117</text:p>
          </table:table-cell>
          <table:table-cell table:number-columns-repeated="2"/>
          <table:table-cell table:style-name="ce4" table:formula="of:=[$redistribution_low.J29]" office:value-type="float" office:value="0.220309847483594" calcext:value-type="float">
            <text:p>0,2203098475</text:p>
          </table:table-cell>
          <table:table-cell table:style-name="ce4" table:formula="of:=[$redistribution_low.K29]" office:value-type="float" office:value="0.253285915243371" calcext:value-type="float">
            <text:p>0,2532859152</text:p>
          </table:table-cell>
          <table:table-cell table:style-name="ce4" table:formula="of:=[$redistribution_low.L29]" office:value-type="float" office:value="0.231105073213823" calcext:value-type="float">
            <text:p>0,2311050732</text:p>
          </table:table-cell>
          <table:table-cell table:style-name="ce4" table:formula="of:=[$redistribution_low.M29]" office:value-type="float" office:value="0.236276119701987" calcext:value-type="float">
            <text:p>0,2362761197</text:p>
          </table:table-cell>
          <table:table-cell table:number-columns-repeated="1007"/>
        </table:table-row>
        <table:table-row table:style-name="ro1">
          <table:table-cell table:style-name="ce4" table:formula="of:=[.A33]+1" office:value-type="float" office:value="77" calcext:value-type="float">
            <text:p>77</text:p>
          </table:table-cell>
          <table:table-cell table:style-name="ce4" table:formula="of:=[$Redistribution_high.J30]" office:value-type="float" office:value="0.22404803383435" calcext:value-type="float">
            <text:p>0,2240480338</text:p>
          </table:table-cell>
          <table:table-cell table:style-name="ce4" table:formula="of:=[$Redistribution_high.K30]" office:value-type="float" office:value="0.271607824199997" calcext:value-type="float">
            <text:p>0,2716078242</text:p>
          </table:table-cell>
          <table:table-cell table:style-name="ce4" table:formula="of:=[$Redistribution_high.L30]" office:value-type="float" office:value="0.235613852778922" calcext:value-type="float">
            <text:p>0,2356138528</text:p>
          </table:table-cell>
          <table:table-cell table:style-name="ce4" table:formula="of:=[$Redistribution_high.M30]" office:value-type="float" office:value="0.253304444586966" calcext:value-type="float">
            <text:p>0,2533044446</text:p>
          </table:table-cell>
          <table:table-cell/>
          <table:table-cell table:style-name="ce4"/>
          <table:table-cell table:style-name="ce4" table:formula="of:=[$Redistribution_central.J30]" office:value-type="float" office:value="0.220488429768734" calcext:value-type="float">
            <text:p>0,2204884298</text:p>
          </table:table-cell>
          <table:table-cell table:style-name="ce4" table:formula="of:=[$Redistribution_central.K30]" office:value-type="float" office:value="0.267413445541076" calcext:value-type="float">
            <text:p>0,2674134455</text:p>
          </table:table-cell>
          <table:table-cell table:style-name="ce4" table:formula="of:=[$Redistribution_central.L30]" office:value-type="float" office:value="0.233007496815612" calcext:value-type="float">
            <text:p>0,2330074968</text:p>
          </table:table-cell>
          <table:table-cell table:style-name="ce4" table:formula="of:=[$Redistribution_central.M30]" office:value-type="float" office:value="0.247293035931121" calcext:value-type="float">
            <text:p>0,2472930359</text:p>
          </table:table-cell>
          <table:table-cell table:number-columns-repeated="2"/>
          <table:table-cell table:style-name="ce4" table:formula="of:=[$redistribution_low.J30]" office:value-type="float" office:value="0.216560961952846" calcext:value-type="float">
            <text:p>0,216560962</text:p>
          </table:table-cell>
          <table:table-cell table:style-name="ce4" table:formula="of:=[$redistribution_low.K30]" office:value-type="float" office:value="0.256702695834162" calcext:value-type="float">
            <text:p>0,2567026958</text:p>
          </table:table-cell>
          <table:table-cell table:style-name="ce4" table:formula="of:=[$redistribution_low.L30]" office:value-type="float" office:value="0.229977588368748" calcext:value-type="float">
            <text:p>0,2299775884</text:p>
          </table:table-cell>
          <table:table-cell table:style-name="ce4" table:formula="of:=[$redistribution_low.M30]" office:value-type="float" office:value="0.235360916537795" calcext:value-type="float">
            <text:p>0,2353609165</text:p>
          </table:table-cell>
          <table:table-cell table:number-columns-repeated="1007"/>
        </table:table-row>
        <table:table-row table:style-name="ro1">
          <table:table-cell table:style-name="ce4" table:formula="of:=[.A34]+1" office:value-type="float" office:value="78" calcext:value-type="float">
            <text:p>78</text:p>
          </table:table-cell>
          <table:table-cell table:style-name="ce4" table:formula="of:=[$Redistribution_high.J31]" office:value-type="float" office:value="0.229296919366125" calcext:value-type="float">
            <text:p>0,2292969194</text:p>
          </table:table-cell>
          <table:table-cell table:style-name="ce4" table:formula="of:=[$Redistribution_high.K31]" office:value-type="float" office:value="0.277700511539401" calcext:value-type="float">
            <text:p>0,2777005115</text:p>
          </table:table-cell>
          <table:table-cell table:style-name="ce4" table:formula="of:=[$Redistribution_high.L31]" office:value-type="float" office:value="0.238736935209788" calcext:value-type="float">
            <text:p>0,2387369352</text:p>
          </table:table-cell>
          <table:table-cell table:style-name="ce4" table:formula="of:=[$Redistribution_high.M31]" office:value-type="float" office:value="0.262468010528026" calcext:value-type="float">
            <text:p>0,2624680105</text:p>
          </table:table-cell>
          <table:table-cell/>
          <table:table-cell table:style-name="ce4"/>
          <table:table-cell table:style-name="ce4" table:formula="of:=[$Redistribution_central.J31]" office:value-type="float" office:value="0.226554539122364" calcext:value-type="float">
            <text:p>0,2265545391</text:p>
          </table:table-cell>
          <table:table-cell table:style-name="ce4" table:formula="of:=[$Redistribution_central.K31]" office:value-type="float" office:value="0.272883684849763" calcext:value-type="float">
            <text:p>0,2728836848</text:p>
          </table:table-cell>
          <table:table-cell table:style-name="ce4" table:formula="of:=[$Redistribution_central.L31]" office:value-type="float" office:value="0.236542159254515" calcext:value-type="float">
            <text:p>0,2365421593</text:p>
          </table:table-cell>
          <table:table-cell table:style-name="ce4" table:formula="of:=[$Redistribution_central.M31]" office:value-type="float" office:value="0.256551878878196" calcext:value-type="float">
            <text:p>0,2565518789</text:p>
          </table:table-cell>
          <table:table-cell table:number-columns-repeated="2"/>
          <table:table-cell table:style-name="ce4" table:formula="of:=[$redistribution_low.J31]" office:value-type="float" office:value="0.220023541979516" calcext:value-type="float">
            <text:p>0,220023542</text:p>
          </table:table-cell>
          <table:table-cell table:style-name="ce4" table:formula="of:=[$redistribution_low.K31]" office:value-type="float" office:value="0.259524486506986" calcext:value-type="float">
            <text:p>0,2595244865</text:p>
          </table:table-cell>
          <table:table-cell table:style-name="ce4" table:formula="of:=[$redistribution_low.L31]" office:value-type="float" office:value="0.230558904814248" calcext:value-type="float">
            <text:p>0,2305589048</text:p>
          </table:table-cell>
          <table:table-cell table:style-name="ce4" table:formula="of:=[$redistribution_low.M31]" office:value-type="float" office:value="0.24238019778628" calcext:value-type="float">
            <text:p>0,2423801978</text:p>
          </table:table-cell>
          <table:table-cell table:number-columns-repeated="1007"/>
        </table:table-row>
        <table:table-row table:style-name="ro1">
          <table:table-cell table:style-name="ce4" table:formula="of:=[.A35]+1" office:value-type="float" office:value="79" calcext:value-type="float">
            <text:p>79</text:p>
          </table:table-cell>
          <table:table-cell table:style-name="ce4" table:formula="of:=[$Redistribution_high.J32]" office:value-type="float" office:value="0.229579412116923" calcext:value-type="float">
            <text:p>0,2295794121</text:p>
          </table:table-cell>
          <table:table-cell table:style-name="ce4" table:formula="of:=[$Redistribution_high.K32]" office:value-type="float" office:value="0.276969153581504" calcext:value-type="float">
            <text:p>0,2769691536</text:p>
          </table:table-cell>
          <table:table-cell table:style-name="ce4" table:formula="of:=[$Redistribution_high.L32]" office:value-type="float" office:value="0.239132207332947" calcext:value-type="float">
            <text:p>0,2391322073</text:p>
          </table:table-cell>
          <table:table-cell table:style-name="ce4" table:formula="of:=[$Redistribution_high.M32]" office:value-type="float" office:value="0.261621502977018" calcext:value-type="float">
            <text:p>0,261621503</text:p>
          </table:table-cell>
          <table:table-cell/>
          <table:table-cell table:style-name="ce4"/>
          <table:table-cell table:style-name="ce4" table:formula="of:=[$Redistribution_central.J32]" office:value-type="float" office:value="0.220746595982665" calcext:value-type="float">
            <text:p>0,220746596</text:p>
          </table:table-cell>
          <table:table-cell table:style-name="ce4" table:formula="of:=[$Redistribution_central.K32]" office:value-type="float" office:value="0.263032540683858" calcext:value-type="float">
            <text:p>0,2630325407</text:p>
          </table:table-cell>
          <table:table-cell table:style-name="ce4" table:formula="of:=[$Redistribution_central.L32]" office:value-type="float" office:value="0.230602683021947" calcext:value-type="float">
            <text:p>0,230602683</text:p>
          </table:table-cell>
          <table:table-cell table:style-name="ce4" table:formula="of:=[$Redistribution_central.M32]" office:value-type="float" office:value="0.247076180587426" calcext:value-type="float">
            <text:p>0,2470761806</text:p>
          </table:table-cell>
          <table:table-cell table:number-columns-repeated="2"/>
          <table:table-cell table:style-name="ce4" table:formula="of:=[$redistribution_low.J32]" office:value-type="float" office:value="0.218317439047607" calcext:value-type="float">
            <text:p>0,218317439</text:p>
          </table:table-cell>
          <table:table-cell table:style-name="ce4" table:formula="of:=[$redistribution_low.K32]" office:value-type="float" office:value="0.253546956733047" calcext:value-type="float">
            <text:p>0,2535469567</text:p>
          </table:table-cell>
          <table:table-cell table:style-name="ce4" table:formula="of:=[$redistribution_low.L32]" office:value-type="float" office:value="0.228423185556807" calcext:value-type="float">
            <text:p>0,2284231856</text:p>
          </table:table-cell>
          <table:table-cell table:style-name="ce4" table:formula="of:=[$redistribution_low.M32]" office:value-type="float" office:value="0.23737449989724" calcext:value-type="float">
            <text:p>0,2373744999</text:p>
          </table:table-cell>
          <table:table-cell table:number-columns-repeated="1007"/>
        </table:table-row>
        <table:table-row table:style-name="ro1">
          <table:table-cell table:style-name="ce4" table:formula="of:=[.A36]+1" office:value-type="float" office:value="80" calcext:value-type="float">
            <text:p>80</text:p>
          </table:table-cell>
          <table:table-cell table:style-name="ce4" table:formula="of:=[$Redistribution_high.J33]" office:value-type="float" office:value="0.234406458071839" calcext:value-type="float">
            <text:p>0,2344064581</text:p>
          </table:table-cell>
          <table:table-cell table:style-name="ce4" table:formula="of:=[$Redistribution_high.K33]" office:value-type="float" office:value="0.281626090002058" calcext:value-type="float">
            <text:p>0,28162609</text:p>
          </table:table-cell>
          <table:table-cell table:style-name="ce4" table:formula="of:=[$Redistribution_high.L33]" office:value-type="float" office:value="0.243925565725917" calcext:value-type="float">
            <text:p>0,2439255657</text:p>
          </table:table-cell>
          <table:table-cell table:style-name="ce4" table:formula="of:=[$Redistribution_high.M33]" office:value-type="float" office:value="0.266401027933833" calcext:value-type="float">
            <text:p>0,2664010279</text:p>
          </table:table-cell>
          <table:table-cell/>
          <table:table-cell table:style-name="ce4"/>
          <table:table-cell table:style-name="ce4" table:formula="of:=[$Redistribution_central.J33]" office:value-type="float" office:value="0.21575097855478" calcext:value-type="float">
            <text:p>0,2157509786</text:p>
          </table:table-cell>
          <table:table-cell table:style-name="ce4" table:formula="of:=[$Redistribution_central.K33]" office:value-type="float" office:value="0.248026573814469" calcext:value-type="float">
            <text:p>0,2480265738</text:p>
          </table:table-cell>
          <table:table-cell table:style-name="ce4" table:formula="of:=[$Redistribution_central.L33]" office:value-type="float" office:value="0.225243655180805" calcext:value-type="float">
            <text:p>0,2252436552</text:p>
          </table:table-cell>
          <table:table-cell table:style-name="ce4" table:formula="of:=[$Redistribution_central.M33]" office:value-type="float" office:value="0.233121892820718" calcext:value-type="float">
            <text:p>0,2331218928</text:p>
          </table:table-cell>
          <table:table-cell table:number-columns-repeated="2"/>
          <table:table-cell table:style-name="ce4" table:formula="of:=[$redistribution_low.J33]" office:value-type="float" office:value="0.223303372629336" calcext:value-type="float">
            <text:p>0,2233033726</text:p>
          </table:table-cell>
          <table:table-cell table:style-name="ce4" table:formula="of:=[$redistribution_low.K33]" office:value-type="float" office:value="0.26481054861984" calcext:value-type="float">
            <text:p>0,2648105486</text:p>
          </table:table-cell>
          <table:table-cell table:style-name="ce4" table:formula="of:=[$redistribution_low.L33]" office:value-type="float" office:value="0.23440376614702" calcext:value-type="float">
            <text:p>0,2344037661</text:p>
          </table:table-cell>
          <table:table-cell table:style-name="ce4" table:formula="of:=[$redistribution_low.M33]" office:value-type="float" office:value="0.246646455966843" calcext:value-type="float">
            <text:p>0,246646456</text:p>
          </table:table-cell>
          <table:table-cell table:number-columns-repeated="1007"/>
        </table:table-row>
        <table:table-row table:style-name="ro1">
          <table:table-cell table:style-name="ce4" table:formula="of:=[.A37]+1" office:value-type="float" office:value="81" calcext:value-type="float">
            <text:p>81</text:p>
          </table:table-cell>
          <table:table-cell table:style-name="ce4" table:formula="of:=[$Redistribution_high.J34]" office:value-type="float" office:value="0.2300563270618" calcext:value-type="float">
            <text:p>0,2300563271</text:p>
          </table:table-cell>
          <table:table-cell table:style-name="ce4" table:formula="of:=[$Redistribution_high.K34]" office:value-type="float" office:value="0.279988456945953" calcext:value-type="float">
            <text:p>0,2799884569</text:p>
          </table:table-cell>
          <table:table-cell table:style-name="ce4" table:formula="of:=[$Redistribution_high.L34]" office:value-type="float" office:value="0.241661021448523" calcext:value-type="float">
            <text:p>0,2416610214</text:p>
          </table:table-cell>
          <table:table-cell table:style-name="ce4" table:formula="of:=[$Redistribution_high.M34]" office:value-type="float" office:value="0.261395738946528" calcext:value-type="float">
            <text:p>0,2613957389</text:p>
          </table:table-cell>
          <table:table-cell/>
          <table:table-cell table:style-name="ce4"/>
          <table:table-cell table:style-name="ce4" table:formula="of:=[$Redistribution_central.J34]" office:value-type="float" office:value="0.21684323854171" calcext:value-type="float">
            <text:p>0,2168432385</text:p>
          </table:table-cell>
          <table:table-cell table:style-name="ce4" table:formula="of:=[$Redistribution_central.K34]" office:value-type="float" office:value="0.260406764805418" calcext:value-type="float">
            <text:p>0,2604067648</text:p>
          </table:table-cell>
          <table:table-cell table:style-name="ce4" table:formula="of:=[$Redistribution_central.L34]" office:value-type="float" office:value="0.228483747927354" calcext:value-type="float">
            <text:p>0,2284837479</text:p>
          </table:table-cell>
          <table:table-cell table:style-name="ce4" table:formula="of:=[$Redistribution_central.M34]" office:value-type="float" office:value="0.241637588007832" calcext:value-type="float">
            <text:p>0,241637588</text:p>
          </table:table-cell>
          <table:table-cell table:number-columns-repeated="2"/>
          <table:table-cell table:style-name="ce4" table:formula="of:=[$redistribution_low.J34]" office:value-type="float" office:value="0.225667458886097" calcext:value-type="float">
            <text:p>0,2256674589</text:p>
          </table:table-cell>
          <table:table-cell table:style-name="ce4" table:formula="of:=[$redistribution_low.K34]" office:value-type="float" office:value="0.270269963667929" calcext:value-type="float">
            <text:p>0,2702699637</text:p>
          </table:table-cell>
          <table:table-cell table:style-name="ce4" table:formula="of:=[$redistribution_low.L34]" office:value-type="float" office:value="0.239372659376542" calcext:value-type="float">
            <text:p>0,2393726594</text:p>
          </table:table-cell>
          <table:table-cell table:style-name="ce4" table:formula="of:=[$redistribution_low.M34]" office:value-type="float" office:value="0.247793806327096" calcext:value-type="float">
            <text:p>0,2477938063</text:p>
          </table:table-cell>
          <table:table-cell table:number-columns-repeated="1007"/>
        </table:table-row>
        <table:table-row table:style-name="ro1">
          <table:table-cell table:style-name="ce4" table:formula="of:=[.A38]+1" office:value-type="float" office:value="82" calcext:value-type="float">
            <text:p>82</text:p>
          </table:table-cell>
          <table:table-cell table:style-name="ce4" table:formula="of:=[$Redistribution_high.J35]" office:value-type="float" office:value="0.232333527737883" calcext:value-type="float">
            <text:p>0,2323335277</text:p>
          </table:table-cell>
          <table:table-cell table:style-name="ce4" table:formula="of:=[$Redistribution_high.K35]" office:value-type="float" office:value="0.281049600944115" calcext:value-type="float">
            <text:p>0,2810496009</text:p>
          </table:table-cell>
          <table:table-cell table:style-name="ce4" table:formula="of:=[$Redistribution_high.L35]" office:value-type="float" office:value="0.241397736275119" calcext:value-type="float">
            <text:p>0,2413977363</text:p>
          </table:table-cell>
          <table:table-cell table:style-name="ce4" table:formula="of:=[$Redistribution_high.M35]" office:value-type="float" office:value="0.266343935580872" calcext:value-type="float">
            <text:p>0,2663439356</text:p>
          </table:table-cell>
          <table:table-cell/>
          <table:table-cell table:style-name="ce4"/>
          <table:table-cell table:style-name="ce4" table:formula="of:=[$Redistribution_central.J35]" office:value-type="float" office:value="0.224634791838754" calcext:value-type="float">
            <text:p>0,2246347918</text:p>
          </table:table-cell>
          <table:table-cell table:style-name="ce4" table:formula="of:=[$Redistribution_central.K35]" office:value-type="float" office:value="0.268754294025505" calcext:value-type="float">
            <text:p>0,268754294</text:p>
          </table:table-cell>
          <table:table-cell table:style-name="ce4" table:formula="of:=[$Redistribution_central.L35]" office:value-type="float" office:value="0.233556738118703" calcext:value-type="float">
            <text:p>0,2335567381</text:p>
          </table:table-cell>
          <table:table-cell table:style-name="ce4" table:formula="of:=[$Redistribution_central.M35]" office:value-type="float" office:value="0.254068757707114" calcext:value-type="float">
            <text:p>0,2540687577</text:p>
          </table:table-cell>
          <table:table-cell table:number-columns-repeated="2"/>
          <table:table-cell table:style-name="ce4" table:formula="of:=[$redistribution_low.J35]" office:value-type="float" office:value="0.225803495414857" calcext:value-type="float">
            <text:p>0,2258034954</text:p>
          </table:table-cell>
          <table:table-cell table:style-name="ce4" table:formula="of:=[$redistribution_low.K35]" office:value-type="float" office:value="0.263863781305113" calcext:value-type="float">
            <text:p>0,2638637813</text:p>
          </table:table-cell>
          <table:table-cell table:style-name="ce4" table:formula="of:=[$redistribution_low.L35]" office:value-type="float" office:value="0.236730136750604" calcext:value-type="float">
            <text:p>0,2367301368</text:p>
          </table:table-cell>
          <table:table-cell table:style-name="ce4" table:formula="of:=[$redistribution_low.M35]" office:value-type="float" office:value="0.246033608668366" calcext:value-type="float">
            <text:p>0,2460336087</text:p>
          </table:table-cell>
          <table:table-cell table:number-columns-repeated="1007"/>
        </table:table-row>
        <table:table-row table:style-name="ro1">
          <table:table-cell table:style-name="ce4" table:formula="of:=[.A39]+1" office:value-type="float" office:value="83" calcext:value-type="float">
            <text:p>83</text:p>
          </table:table-cell>
          <table:table-cell table:style-name="ce4" table:formula="of:=[$Redistribution_high.J36]" office:value-type="float" office:value="0.234171913449851" calcext:value-type="float">
            <text:p>0,2341719134</text:p>
          </table:table-cell>
          <table:table-cell table:style-name="ce4" table:formula="of:=[$Redistribution_high.K36]" office:value-type="float" office:value="0.284149077149467" calcext:value-type="float">
            <text:p>0,2841490771</text:p>
          </table:table-cell>
          <table:table-cell table:style-name="ce4" table:formula="of:=[$Redistribution_high.L36]" office:value-type="float" office:value="0.243113514592674" calcext:value-type="float">
            <text:p>0,2431135146</text:p>
          </table:table-cell>
          <table:table-cell table:style-name="ce4" table:formula="of:=[$Redistribution_high.M36]" office:value-type="float" office:value="0.269499900599922" calcext:value-type="float">
            <text:p>0,2694999006</text:p>
          </table:table-cell>
          <table:table-cell/>
          <table:table-cell table:style-name="ce4"/>
          <table:table-cell table:style-name="ce4" table:formula="of:=[$Redistribution_central.J36]" office:value-type="float" office:value="0.218958974781735" calcext:value-type="float">
            <text:p>0,2189589748</text:p>
          </table:table-cell>
          <table:table-cell table:style-name="ce4" table:formula="of:=[$Redistribution_central.K36]" office:value-type="float" office:value="0.256529977945624" calcext:value-type="float">
            <text:p>0,2565299779</text:p>
          </table:table-cell>
          <table:table-cell table:style-name="ce4" table:formula="of:=[$Redistribution_central.L36]" office:value-type="float" office:value="0.228224999278162" calcext:value-type="float">
            <text:p>0,2282249993</text:p>
          </table:table-cell>
          <table:table-cell table:style-name="ce4" table:formula="of:=[$Redistribution_central.M36]" office:value-type="float" office:value="0.241536345113465" calcext:value-type="float">
            <text:p>0,2415363451</text:p>
          </table:table-cell>
          <table:table-cell table:number-columns-repeated="2"/>
          <table:table-cell table:style-name="ce4" table:formula="of:=[$redistribution_low.J36]" office:value-type="float" office:value="0.223422151206156" calcext:value-type="float">
            <text:p>0,2234221512</text:p>
          </table:table-cell>
          <table:table-cell table:style-name="ce4" table:formula="of:=[$redistribution_low.K36]" office:value-type="float" office:value="0.256907902886577" calcext:value-type="float">
            <text:p>0,2569079029</text:p>
          </table:table-cell>
          <table:table-cell table:style-name="ce4" table:formula="of:=[$redistribution_low.L36]" office:value-type="float" office:value="0.234110305937099" calcext:value-type="float">
            <text:p>0,2341103059</text:p>
          </table:table-cell>
          <table:table-cell table:style-name="ce4" table:formula="of:=[$redistribution_low.M36]" office:value-type="float" office:value="0.239832964154059" calcext:value-type="float">
            <text:p>0,2398329642</text:p>
          </table:table-cell>
          <table:table-cell table:number-columns-repeated="1007"/>
        </table:table-row>
        <table:table-row table:style-name="ro1">
          <table:table-cell table:style-name="ce4" table:formula="of:=[.A40]+1" office:value-type="float" office:value="84" calcext:value-type="float">
            <text:p>84</text:p>
          </table:table-cell>
          <table:table-cell table:style-name="ce4" table:formula="of:=[$Redistribution_high.J37]" office:value-type="float" office:value="0.23618794255915" calcext:value-type="float">
            <text:p>0,2361879426</text:p>
          </table:table-cell>
          <table:table-cell table:style-name="ce4" table:formula="of:=[$Redistribution_high.K37]" office:value-type="float" office:value="0.288368806344197" calcext:value-type="float">
            <text:p>0,2883688063</text:p>
          </table:table-cell>
          <table:table-cell table:style-name="ce4" table:formula="of:=[$Redistribution_high.L37]" office:value-type="float" office:value="0.245080619784452" calcext:value-type="float">
            <text:p>0,2450806198</text:p>
          </table:table-cell>
          <table:table-cell table:style-name="ce4" table:formula="of:=[$Redistribution_high.M37]" office:value-type="float" office:value="0.273608893056094" calcext:value-type="float">
            <text:p>0,2736088931</text:p>
          </table:table-cell>
          <table:table-cell/>
          <table:table-cell table:style-name="ce4"/>
          <table:table-cell table:style-name="ce4" table:formula="of:=[$Redistribution_central.J37]" office:value-type="float" office:value="0.21837703398465" calcext:value-type="float">
            <text:p>0,218377034</text:p>
          </table:table-cell>
          <table:table-cell table:style-name="ce4" table:formula="of:=[$Redistribution_central.K37]" office:value-type="float" office:value="0.25461804532931" calcext:value-type="float">
            <text:p>0,2546180453</text:p>
          </table:table-cell>
          <table:table-cell table:style-name="ce4" table:formula="of:=[$Redistribution_central.L37]" office:value-type="float" office:value="0.227360222558524" calcext:value-type="float">
            <text:p>0,2273602226</text:p>
          </table:table-cell>
          <table:table-cell table:style-name="ce4" table:formula="of:=[$Redistribution_central.M37]" office:value-type="float" office:value="0.240138558644138" calcext:value-type="float">
            <text:p>0,2401385586</text:p>
          </table:table-cell>
          <table:table-cell table:number-columns-repeated="2"/>
          <table:table-cell table:style-name="ce4" table:formula="of:=[$redistribution_low.J37]" office:value-type="float" office:value="0.219966147433972" calcext:value-type="float">
            <text:p>0,2199661474</text:p>
          </table:table-cell>
          <table:table-cell table:style-name="ce4" table:formula="of:=[$redistribution_low.K37]" office:value-type="float" office:value="0.25653778141508" calcext:value-type="float">
            <text:p>0,2565377814</text:p>
          </table:table-cell>
          <table:table-cell table:style-name="ce4" table:formula="of:=[$redistribution_low.L37]" office:value-type="float" office:value="0.23015822612014" calcext:value-type="float">
            <text:p>0,2301582261</text:p>
          </table:table-cell>
          <table:table-cell table:style-name="ce4" table:formula="of:=[$redistribution_low.M37]" office:value-type="float" office:value="0.239937715995202" calcext:value-type="float">
            <text:p>0,239937716</text:p>
          </table:table-cell>
          <table:table-cell table:number-columns-repeated="1007"/>
        </table:table-row>
        <table:table-row table:style-name="ro1">
          <table:table-cell table:style-name="ce4" table:formula="of:=[.A41]+1" office:value-type="float" office:value="85" calcext:value-type="float">
            <text:p>85</text:p>
          </table:table-cell>
          <table:table-cell table:style-name="ce4" table:formula="of:=[$Redistribution_high.J38]" office:value-type="float" office:value="0.233840522408096" calcext:value-type="float">
            <text:p>0,2338405224</text:p>
          </table:table-cell>
          <table:table-cell table:style-name="ce4" table:formula="of:=[$Redistribution_high.K38]" office:value-type="float" office:value="0.291110213824196" calcext:value-type="float">
            <text:p>0,2911102138</text:p>
          </table:table-cell>
          <table:table-cell table:style-name="ce4" table:formula="of:=[$Redistribution_high.L38]" office:value-type="float" office:value="0.245220687016303" calcext:value-type="float">
            <text:p>0,245220687</text:p>
          </table:table-cell>
          <table:table-cell table:style-name="ce4" table:formula="of:=[$Redistribution_high.M38]" office:value-type="float" office:value="0.272066936156496" calcext:value-type="float">
            <text:p>0,2720669362</text:p>
          </table:table-cell>
          <table:table-cell/>
          <table:table-cell table:style-name="ce4"/>
          <table:table-cell table:style-name="ce4" table:formula="of:=[$Redistribution_central.J38]" office:value-type="float" office:value="0.225718435768593" calcext:value-type="float">
            <text:p>0,2257184358</text:p>
          </table:table-cell>
          <table:table-cell table:style-name="ce4" table:formula="of:=[$Redistribution_central.K38]" office:value-type="float" office:value="0.269095460342199" calcext:value-type="float">
            <text:p>0,2690954603</text:p>
          </table:table-cell>
          <table:table-cell table:style-name="ce4" table:formula="of:=[$Redistribution_central.L38]" office:value-type="float" office:value="0.237753430256488" calcext:value-type="float">
            <text:p>0,2377534303</text:p>
          </table:table-cell>
          <table:table-cell table:style-name="ce4" table:formula="of:=[$Redistribution_central.M38]" office:value-type="float" office:value="0.24958389411858" calcext:value-type="float">
            <text:p>0,2495838941</text:p>
          </table:table-cell>
          <table:table-cell table:number-columns-repeated="2"/>
          <table:table-cell table:style-name="ce4" table:formula="of:=[$redistribution_low.J38]" office:value-type="float" office:value="0.214883865552347" calcext:value-type="float">
            <text:p>0,2148838656</text:p>
          </table:table-cell>
          <table:table-cell table:style-name="ce4" table:formula="of:=[$redistribution_low.K38]" office:value-type="float" office:value="0.250790465048055" calcext:value-type="float">
            <text:p>0,250790465</text:p>
          </table:table-cell>
          <table:table-cell table:style-name="ce4" table:formula="of:=[$redistribution_low.L38]" office:value-type="float" office:value="0.22717886425556" calcext:value-type="float">
            <text:p>0,2271788643</text:p>
          </table:table-cell>
          <table:table-cell table:style-name="ce4" table:formula="of:=[$redistribution_low.M38]" office:value-type="float" office:value="0.231063337333931" calcext:value-type="float">
            <text:p>0,2310633373</text:p>
          </table:table-cell>
          <table:table-cell table:number-columns-repeated="1007"/>
        </table:table-row>
        <table:table-row table:style-name="ro1">
          <table:table-cell table:style-name="ce4" table:formula="of:=[.A42]+1" office:value-type="float" office:value="86" calcext:value-type="float">
            <text:p>86</text:p>
          </table:table-cell>
          <table:table-cell table:style-name="ce4" table:formula="of:=[$Redistribution_high.J39]" office:value-type="float" office:value="0.238586677187564" calcext:value-type="float">
            <text:p>0,2385866772</text:p>
          </table:table-cell>
          <table:table-cell table:style-name="ce4" table:formula="of:=[$Redistribution_high.K39]" office:value-type="float" office:value="0.291771041774045" calcext:value-type="float">
            <text:p>0,2917710418</text:p>
          </table:table-cell>
          <table:table-cell table:style-name="ce4" table:formula="of:=[$Redistribution_high.L39]" office:value-type="float" office:value="0.247540445330405" calcext:value-type="float">
            <text:p>0,2475404453</text:p>
          </table:table-cell>
          <table:table-cell table:style-name="ce4" table:formula="of:=[$Redistribution_high.M39]" office:value-type="float" office:value="0.276744439809568" calcext:value-type="float">
            <text:p>0,2767444398</text:p>
          </table:table-cell>
          <table:table-cell/>
          <table:table-cell table:style-name="ce4"/>
          <table:table-cell table:style-name="ce4" table:formula="of:=[$Redistribution_central.J39]" office:value-type="float" office:value="0.228138872004102" calcext:value-type="float">
            <text:p>0,228138872</text:p>
          </table:table-cell>
          <table:table-cell table:style-name="ce4" table:formula="of:=[$Redistribution_central.K39]" office:value-type="float" office:value="0.267421986026092" calcext:value-type="float">
            <text:p>0,267421986</text:p>
          </table:table-cell>
          <table:table-cell table:style-name="ce4" table:formula="of:=[$Redistribution_central.L39]" office:value-type="float" office:value="0.237559388627886" calcext:value-type="float">
            <text:p>0,2375593886</text:p>
          </table:table-cell>
          <table:table-cell table:style-name="ce4" table:formula="of:=[$Redistribution_central.M39]" office:value-type="float" office:value="0.252173068752656" calcext:value-type="float">
            <text:p>0,2521730688</text:p>
          </table:table-cell>
          <table:table-cell table:number-columns-repeated="2"/>
          <table:table-cell table:style-name="ce4" table:formula="of:=[$redistribution_low.J39]" office:value-type="float" office:value="0.218666306913927" calcext:value-type="float">
            <text:p>0,2186663069</text:p>
          </table:table-cell>
          <table:table-cell table:style-name="ce4" table:formula="of:=[$redistribution_low.K39]" office:value-type="float" office:value="0.253836105525831" calcext:value-type="float">
            <text:p>0,2538361055</text:p>
          </table:table-cell>
          <table:table-cell table:style-name="ce4" table:formula="of:=[$redistribution_low.L39]" office:value-type="float" office:value="0.228523282596628" calcext:value-type="float">
            <text:p>0,2285232826</text:p>
          </table:table-cell>
          <table:table-cell table:style-name="ce4" table:formula="of:=[$redistribution_low.M39]" office:value-type="float" office:value="0.237777348957649" calcext:value-type="float">
            <text:p>0,237777349</text:p>
          </table:table-cell>
          <table:table-cell table:number-columns-repeated="1007"/>
        </table:table-row>
        <table:table-row table:style-name="ro1">
          <table:table-cell table:style-name="ce4" table:formula="of:=[.A43]+1" office:value-type="float" office:value="87" calcext:value-type="float">
            <text:p>87</text:p>
          </table:table-cell>
          <table:table-cell table:style-name="ce4" table:formula="of:=[$Redistribution_high.J40]" office:value-type="float" office:value="0.231818826830814" calcext:value-type="float">
            <text:p>0,2318188268</text:p>
          </table:table-cell>
          <table:table-cell table:style-name="ce4" table:formula="of:=[$Redistribution_high.K40]" office:value-type="float" office:value="0.288094109273223" calcext:value-type="float">
            <text:p>0,2880941093</text:p>
          </table:table-cell>
          <table:table-cell table:style-name="ce4" table:formula="of:=[$Redistribution_high.L40]" office:value-type="float" office:value="0.240548302507818" calcext:value-type="float">
            <text:p>0,2405483025</text:p>
          </table:table-cell>
          <table:table-cell table:style-name="ce4" table:formula="of:=[$Redistribution_high.M40]" office:value-type="float" office:value="0.273185025447539" calcext:value-type="float">
            <text:p>0,2731850254</text:p>
          </table:table-cell>
          <table:table-cell/>
          <table:table-cell table:style-name="ce4"/>
          <table:table-cell table:style-name="ce4" table:formula="of:=[$Redistribution_central.J40]" office:value-type="float" office:value="0.222905045691584" calcext:value-type="float">
            <text:p>0,2229050457</text:p>
          </table:table-cell>
          <table:table-cell table:style-name="ce4" table:formula="of:=[$Redistribution_central.K40]" office:value-type="float" office:value="0.263508356639946" calcext:value-type="float">
            <text:p>0,2635083566</text:p>
          </table:table-cell>
          <table:table-cell table:style-name="ce4" table:formula="of:=[$Redistribution_central.L40]" office:value-type="float" office:value="0.231857291180357" calcext:value-type="float">
            <text:p>0,2318572912</text:p>
          </table:table-cell>
          <table:table-cell table:style-name="ce4" table:formula="of:=[$Redistribution_central.M40]" office:value-type="float" office:value="0.24884176473806" calcext:value-type="float">
            <text:p>0,2488417647</text:p>
          </table:table-cell>
          <table:table-cell table:number-columns-repeated="2"/>
          <table:table-cell table:style-name="ce4" table:formula="of:=[$redistribution_low.J40]" office:value-type="float" office:value="0.219921341562273" calcext:value-type="float">
            <text:p>0,2199213416</text:p>
          </table:table-cell>
          <table:table-cell table:style-name="ce4" table:formula="of:=[$redistribution_low.K40]" office:value-type="float" office:value="0.25387714285052" calcext:value-type="float">
            <text:p>0,2538771429</text:p>
          </table:table-cell>
          <table:table-cell table:style-name="ce4" table:formula="of:=[$redistribution_low.L40]" office:value-type="float" office:value="0.229489591435772" calcext:value-type="float">
            <text:p>0,2294895914</text:p>
          </table:table-cell>
          <table:table-cell table:style-name="ce4" table:formula="of:=[$redistribution_low.M40]" office:value-type="float" office:value="0.238275565109589" calcext:value-type="float">
            <text:p>0,2382755651</text:p>
          </table:table-cell>
          <table:table-cell table:number-columns-repeated="1007"/>
        </table:table-row>
        <table:table-row table:style-name="ro1">
          <table:table-cell table:style-name="ce4" table:formula="of:=[.A44]+1" office:value-type="float" office:value="88" calcext:value-type="float">
            <text:p>88</text:p>
          </table:table-cell>
          <table:table-cell table:style-name="ce4" table:formula="of:=[$Redistribution_high.J41]" office:value-type="float" office:value="0.237150332354319" calcext:value-type="float">
            <text:p>0,2371503324</text:p>
          </table:table-cell>
          <table:table-cell table:style-name="ce4" table:formula="of:=[$Redistribution_high.K41]" office:value-type="float" office:value="0.290646083852843" calcext:value-type="float">
            <text:p>0,2906460839</text:p>
          </table:table-cell>
          <table:table-cell table:style-name="ce4" table:formula="of:=[$Redistribution_high.L41]" office:value-type="float" office:value="0.245892488941721" calcext:value-type="float">
            <text:p>0,2458924889</text:p>
          </table:table-cell>
          <table:table-cell table:style-name="ce4" table:formula="of:=[$Redistribution_high.M41]" office:value-type="float" office:value="0.27590518345795" calcext:value-type="float">
            <text:p>0,2759051835</text:p>
          </table:table-cell>
          <table:table-cell/>
          <table:table-cell table:style-name="ce4"/>
          <table:table-cell table:style-name="ce4" table:formula="of:=[$Redistribution_central.J41]" office:value-type="float" office:value="0.222263457882993" calcext:value-type="float">
            <text:p>0,2222634579</text:p>
          </table:table-cell>
          <table:table-cell table:style-name="ce4" table:formula="of:=[$Redistribution_central.K41]" office:value-type="float" office:value="0.260883262287746" calcext:value-type="float">
            <text:p>0,2608832623</text:p>
          </table:table-cell>
          <table:table-cell table:style-name="ce4" table:formula="of:=[$Redistribution_central.L41]" office:value-type="float" office:value="0.23161862687526" calcext:value-type="float">
            <text:p>0,2316186269</text:p>
          </table:table-cell>
          <table:table-cell table:style-name="ce4" table:formula="of:=[$Redistribution_central.M41]" office:value-type="float" office:value="0.245614878809074" calcext:value-type="float">
            <text:p>0,2456148788</text:p>
          </table:table-cell>
          <table:table-cell table:number-columns-repeated="2"/>
          <table:table-cell table:style-name="ce4" table:formula="of:=[$redistribution_low.J41]" office:value-type="float" office:value="0.218720444720056" calcext:value-type="float">
            <text:p>0,2187204447</text:p>
          </table:table-cell>
          <table:table-cell table:style-name="ce4" table:formula="of:=[$redistribution_low.K41]" office:value-type="float" office:value="0.253935651884057" calcext:value-type="float">
            <text:p>0,2539356519</text:p>
          </table:table-cell>
          <table:table-cell table:style-name="ce4" table:formula="of:=[$redistribution_low.L41]" office:value-type="float" office:value="0.22801170255707" calcext:value-type="float">
            <text:p>0,2280117026</text:p>
          </table:table-cell>
          <table:table-cell table:style-name="ce4" table:formula="of:=[$redistribution_low.M41]" office:value-type="float" office:value="0.23865991859569" calcext:value-type="float">
            <text:p>0,2386599186</text:p>
          </table:table-cell>
          <table:table-cell table:number-columns-repeated="1007"/>
        </table:table-row>
        <table:table-row table:style-name="ro1">
          <table:table-cell table:style-name="ce4" table:formula="of:=[.A45]+1" office:value-type="float" office:value="89" calcext:value-type="float">
            <text:p>89</text:p>
          </table:table-cell>
          <table:table-cell table:style-name="ce4" table:formula="of:=[$Redistribution_high.J42]" office:value-type="float" office:value="0.232158633033054" calcext:value-type="float">
            <text:p>0,232158633</text:p>
          </table:table-cell>
          <table:table-cell table:style-name="ce4" table:formula="of:=[$Redistribution_high.K42]" office:value-type="float" office:value="0.287478028966237" calcext:value-type="float">
            <text:p>0,287478029</text:p>
          </table:table-cell>
          <table:table-cell table:style-name="ce4" table:formula="of:=[$Redistribution_high.L42]" office:value-type="float" office:value="0.242540987071274" calcext:value-type="float">
            <text:p>0,2425409871</text:p>
          </table:table-cell>
          <table:table-cell table:style-name="ce4" table:formula="of:=[$Redistribution_high.M42]" office:value-type="float" office:value="0.270053825227576" calcext:value-type="float">
            <text:p>0,2700538252</text:p>
          </table:table-cell>
          <table:table-cell/>
          <table:table-cell table:style-name="ce4"/>
          <table:table-cell table:style-name="ce4" table:formula="of:=[$Redistribution_central.J42]" office:value-type="float" office:value="0.223183846101056" calcext:value-type="float">
            <text:p>0,2231838461</text:p>
          </table:table-cell>
          <table:table-cell table:style-name="ce4" table:formula="of:=[$Redistribution_central.K42]" office:value-type="float" office:value="0.265573334303044" calcext:value-type="float">
            <text:p>0,2655733343</text:p>
          </table:table-cell>
          <table:table-cell table:style-name="ce4" table:formula="of:=[$Redistribution_central.L42]" office:value-type="float" office:value="0.235720649080957" calcext:value-type="float">
            <text:p>0,2357206491</text:p>
          </table:table-cell>
          <table:table-cell table:style-name="ce4" table:formula="of:=[$Redistribution_central.M42]" office:value-type="float" office:value="0.245171611094509" calcext:value-type="float">
            <text:p>0,2451716111</text:p>
          </table:table-cell>
          <table:table-cell table:number-columns-repeated="2"/>
          <table:table-cell table:style-name="ce4" table:formula="of:=[$redistribution_low.J42]" office:value-type="float" office:value="0.219334942265762" calcext:value-type="float">
            <text:p>0,2193349423</text:p>
          </table:table-cell>
          <table:table-cell table:style-name="ce4" table:formula="of:=[$redistribution_low.K42]" office:value-type="float" office:value="0.25428300875733" calcext:value-type="float">
            <text:p>0,2542830088</text:p>
          </table:table-cell>
          <table:table-cell table:style-name="ce4" table:formula="of:=[$redistribution_low.L42]" office:value-type="float" office:value="0.231197359293927" calcext:value-type="float">
            <text:p>0,2311973593</text:p>
          </table:table-cell>
          <table:table-cell table:style-name="ce4" table:formula="of:=[$redistribution_low.M42]" office:value-type="float" office:value="0.234996395983193" calcext:value-type="float">
            <text:p>0,234996396</text:p>
          </table:table-cell>
          <table:table-cell table:number-columns-repeated="1007"/>
        </table:table-row>
        <table:table-row table:style-name="ro1">
          <table:table-cell table:style-name="ce4" table:formula="of:=[.A46]+1" office:value-type="float" office:value="90" calcext:value-type="float">
            <text:p>90</text:p>
          </table:table-cell>
          <table:table-cell table:style-name="ce4" table:formula="of:=[$Redistribution_high.J43]" office:value-type="float" office:value="0.242006006405448" calcext:value-type="float">
            <text:p>0,2420060064</text:p>
          </table:table-cell>
          <table:table-cell table:style-name="ce4" table:formula="of:=[$Redistribution_high.K43]" office:value-type="float" office:value="0.300588506987226" calcext:value-type="float">
            <text:p>0,300588507</text:p>
          </table:table-cell>
          <table:table-cell table:style-name="ce4" table:formula="of:=[$Redistribution_high.L43]" office:value-type="float" office:value="0.250207604361911" calcext:value-type="float">
            <text:p>0,2502076044</text:p>
          </table:table-cell>
          <table:table-cell table:style-name="ce4" table:formula="of:=[$Redistribution_high.M43]" office:value-type="float" office:value="0.286619887430704" calcext:value-type="float">
            <text:p>0,2866198874</text:p>
          </table:table-cell>
          <table:table-cell/>
          <table:table-cell table:style-name="ce4"/>
          <table:table-cell table:style-name="ce4" table:formula="of:=[$Redistribution_central.J43]" office:value-type="float" office:value="0.220292201707729" calcext:value-type="float">
            <text:p>0,2202922017</text:p>
          </table:table-cell>
          <table:table-cell table:style-name="ce4" table:formula="of:=[$Redistribution_central.K43]" office:value-type="float" office:value="0.253412100088017" calcext:value-type="float">
            <text:p>0,2534121001</text:p>
          </table:table-cell>
          <table:table-cell table:style-name="ce4" table:formula="of:=[$Redistribution_central.L43]" office:value-type="float" office:value="0.229395386594398" calcext:value-type="float">
            <text:p>0,2293953866</text:p>
          </table:table-cell>
          <table:table-cell table:style-name="ce4" table:formula="of:=[$Redistribution_central.M43]" office:value-type="float" office:value="0.238797096764625" calcext:value-type="float">
            <text:p>0,2387970968</text:p>
          </table:table-cell>
          <table:table-cell table:number-columns-repeated="2"/>
          <table:table-cell table:style-name="ce4" table:formula="of:=[$redistribution_low.J43]" office:value-type="float" office:value="0.216304396770586" calcext:value-type="float">
            <text:p>0,2163043968</text:p>
          </table:table-cell>
          <table:table-cell table:style-name="ce4" table:formula="of:=[$redistribution_low.K43]" office:value-type="float" office:value="0.24219988027471" calcext:value-type="float">
            <text:p>0,2421998803</text:p>
          </table:table-cell>
          <table:table-cell table:style-name="ce4" table:formula="of:=[$redistribution_low.L43]" office:value-type="float" office:value="0.225607233095511" calcext:value-type="float">
            <text:p>0,2256072331</text:p>
          </table:table-cell>
          <table:table-cell table:style-name="ce4" table:formula="of:=[$redistribution_low.M43]" office:value-type="float" office:value="0.227209603012203" calcext:value-type="float">
            <text:p>0,227209603</text:p>
          </table:table-cell>
          <table:table-cell table:number-columns-repeated="1007"/>
        </table:table-row>
        <table:table-row table:style-name="ro1">
          <table:table-cell table:style-name="ce4" table:formula="of:=[.A47]+1" office:value-type="float" office:value="91" calcext:value-type="float">
            <text:p>91</text:p>
          </table:table-cell>
          <table:table-cell table:style-name="ce4" table:formula="of:=[$Redistribution_high.J44]" office:value-type="float" office:value="0.239277894957029" calcext:value-type="float">
            <text:p>0,239277895</text:p>
          </table:table-cell>
          <table:table-cell table:style-name="ce4" table:formula="of:=[$Redistribution_high.K44]" office:value-type="float" office:value="0.295546908308682" calcext:value-type="float">
            <text:p>0,2955469083</text:p>
          </table:table-cell>
          <table:table-cell table:style-name="ce4" table:formula="of:=[$Redistribution_high.L44]" office:value-type="float" office:value="0.247094271472085" calcext:value-type="float">
            <text:p>0,2470942715</text:p>
          </table:table-cell>
          <table:table-cell table:style-name="ce4" table:formula="of:=[$Redistribution_high.M44]" office:value-type="float" office:value="0.282369306107907" calcext:value-type="float">
            <text:p>0,2823693061</text:p>
          </table:table-cell>
          <table:table-cell/>
          <table:table-cell table:style-name="ce4"/>
          <table:table-cell table:style-name="ce4" table:formula="of:=[$Redistribution_central.J44]" office:value-type="float" office:value="0.225158025658382" calcext:value-type="float">
            <text:p>0,2251580257</text:p>
          </table:table-cell>
          <table:table-cell table:style-name="ce4" table:formula="of:=[$Redistribution_central.K44]" office:value-type="float" office:value="0.265667062515024" calcext:value-type="float">
            <text:p>0,2656670625</text:p>
          </table:table-cell>
          <table:table-cell table:style-name="ce4" table:formula="of:=[$Redistribution_central.L44]" office:value-type="float" office:value="0.234679718188456" calcext:value-type="float">
            <text:p>0,2346797182</text:p>
          </table:table-cell>
          <table:table-cell table:style-name="ce4" table:formula="of:=[$Redistribution_central.M44]" office:value-type="float" office:value="0.250033550177936" calcext:value-type="float">
            <text:p>0,2500335502</text:p>
          </table:table-cell>
          <table:table-cell table:number-columns-repeated="2"/>
          <table:table-cell table:style-name="ce4" table:formula="of:=[$redistribution_low.J44]" office:value-type="float" office:value="0.219767407706716" calcext:value-type="float">
            <text:p>0,2197674077</text:p>
          </table:table-cell>
          <table:table-cell table:style-name="ce4" table:formula="of:=[$redistribution_low.K44]" office:value-type="float" office:value="0.254059215118562" calcext:value-type="float">
            <text:p>0,2540592151</text:p>
          </table:table-cell>
          <table:table-cell table:style-name="ce4" table:formula="of:=[$redistribution_low.L44]" office:value-type="float" office:value="0.229090018191783" calcext:value-type="float">
            <text:p>0,2290900182</text:p>
          </table:table-cell>
          <table:table-cell table:style-name="ce4" table:formula="of:=[$redistribution_low.M44]" office:value-type="float" office:value="0.238508588649311" calcext:value-type="float">
            <text:p>0,2385085886</text:p>
          </table:table-cell>
          <table:table-cell table:number-columns-repeated="1007"/>
        </table:table-row>
        <table:table-row table:style-name="ro1">
          <table:table-cell table:style-name="ce4" table:formula="of:=[.A48]+1" office:value-type="float" office:value="92" calcext:value-type="float">
            <text:p>92</text:p>
          </table:table-cell>
          <table:table-cell table:style-name="ce4" table:formula="of:=[$Redistribution_high.J45]" office:value-type="float" office:value="0.242310776870711" calcext:value-type="float">
            <text:p>0,2423107769</text:p>
          </table:table-cell>
          <table:table-cell table:style-name="ce4" table:formula="of:=[$Redistribution_high.K45]" office:value-type="float" office:value="0.297983821130136" calcext:value-type="float">
            <text:p>0,2979838211</text:p>
          </table:table-cell>
          <table:table-cell table:style-name="ce4" table:formula="of:=[$Redistribution_high.L45]" office:value-type="float" office:value="0.249888549909119" calcext:value-type="float">
            <text:p>0,2498885499</text:p>
          </table:table-cell>
          <table:table-cell table:style-name="ce4" table:formula="of:=[$Redistribution_high.M45]" office:value-type="float" office:value="0.285208295095664" calcext:value-type="float">
            <text:p>0,2852082951</text:p>
          </table:table-cell>
          <table:table-cell/>
          <table:table-cell table:style-name="ce4"/>
          <table:table-cell table:style-name="ce4" table:formula="of:=[$Redistribution_central.J45]" office:value-type="float" office:value="0.230656923670442" calcext:value-type="float">
            <text:p>0,2306569237</text:p>
          </table:table-cell>
          <table:table-cell table:style-name="ce4" table:formula="of:=[$Redistribution_central.K45]" office:value-type="float" office:value="0.278320464004478" calcext:value-type="float">
            <text:p>0,278320464</text:p>
          </table:table-cell>
          <table:table-cell table:style-name="ce4" table:formula="of:=[$Redistribution_central.L45]" office:value-type="float" office:value="0.239916238546295" calcext:value-type="float">
            <text:p>0,2399162385</text:p>
          </table:table-cell>
          <table:table-cell table:style-name="ce4" table:formula="of:=[$Redistribution_central.M45]" office:value-type="float" office:value="0.262845752244669" calcext:value-type="float">
            <text:p>0,2628457522</text:p>
          </table:table-cell>
          <table:table-cell table:number-columns-repeated="2"/>
          <table:table-cell table:style-name="ce4" table:formula="of:=[$redistribution_low.J45]" office:value-type="float" office:value="0.218618931848589" calcext:value-type="float">
            <text:p>0,2186189318</text:p>
          </table:table-cell>
          <table:table-cell table:style-name="ce4" table:formula="of:=[$redistribution_low.K45]" office:value-type="float" office:value="0.251132029656128" calcext:value-type="float">
            <text:p>0,2511320297</text:p>
          </table:table-cell>
          <table:table-cell table:style-name="ce4" table:formula="of:=[$redistribution_low.L45]" office:value-type="float" office:value="0.227151132996746" calcext:value-type="float">
            <text:p>0,227151133</text:p>
          </table:table-cell>
          <table:table-cell table:style-name="ce4" table:formula="of:=[$redistribution_low.M45]" office:value-type="float" office:value="0.236923981665535" calcext:value-type="float">
            <text:p>0,2369239817</text:p>
          </table:table-cell>
          <table:table-cell table:number-columns-repeated="1007"/>
        </table:table-row>
        <table:table-row table:style-name="ro1">
          <table:table-cell table:style-name="ce4" table:formula="of:=[.A49]+1" office:value-type="float" office:value="93" calcext:value-type="float">
            <text:p>93</text:p>
          </table:table-cell>
          <table:table-cell table:style-name="ce4" table:formula="of:=[$Redistribution_high.J46]" office:value-type="float" office:value="0.231504120329987" calcext:value-type="float">
            <text:p>0,2315041203</text:p>
          </table:table-cell>
          <table:table-cell table:style-name="ce4" table:formula="of:=[$Redistribution_high.K46]" office:value-type="float" office:value="0.289533825022961" calcext:value-type="float">
            <text:p>0,289533825</text:p>
          </table:table-cell>
          <table:table-cell table:style-name="ce4" table:formula="of:=[$Redistribution_high.L46]" office:value-type="float" office:value="0.241290156191003" calcext:value-type="float">
            <text:p>0,2412901562</text:p>
          </table:table-cell>
          <table:table-cell table:style-name="ce4" table:formula="of:=[$Redistribution_high.M46]" office:value-type="float" office:value="0.272938868293788" calcext:value-type="float">
            <text:p>0,2729388683</text:p>
          </table:table-cell>
          <table:table-cell/>
          <table:table-cell table:style-name="ce4"/>
          <table:table-cell table:style-name="ce4" table:formula="of:=[$Redistribution_central.J46]" office:value-type="float" office:value="0.228337028552157" calcext:value-type="float">
            <text:p>0,2283370286</text:p>
          </table:table-cell>
          <table:table-cell table:style-name="ce4" table:formula="of:=[$Redistribution_central.K46]" office:value-type="float" office:value="0.277063316357246" calcext:value-type="float">
            <text:p>0,2770633164</text:p>
          </table:table-cell>
          <table:table-cell table:style-name="ce4" table:formula="of:=[$Redistribution_central.L46]" office:value-type="float" office:value="0.23985029506775" calcext:value-type="float">
            <text:p>0,2398502951</text:p>
          </table:table-cell>
          <table:table-cell table:style-name="ce4" table:formula="of:=[$Redistribution_central.M46]" office:value-type="float" office:value="0.257967974547468" calcext:value-type="float">
            <text:p>0,2579679745</text:p>
          </table:table-cell>
          <table:table-cell table:number-columns-repeated="2"/>
          <table:table-cell table:style-name="ce4" table:formula="of:=[$redistribution_low.J46]" office:value-type="float" office:value="0.220682081708633" calcext:value-type="float">
            <text:p>0,2206820817</text:p>
          </table:table-cell>
          <table:table-cell table:style-name="ce4" table:formula="of:=[$redistribution_low.K46]" office:value-type="float" office:value="0.25437453241796" calcext:value-type="float">
            <text:p>0,2543745324</text:p>
          </table:table-cell>
          <table:table-cell table:style-name="ce4" table:formula="of:=[$redistribution_low.L46]" office:value-type="float" office:value="0.231036579158999" calcext:value-type="float">
            <text:p>0,2310365792</text:p>
          </table:table-cell>
          <table:table-cell table:style-name="ce4" table:formula="of:=[$redistribution_low.M46]" office:value-type="float" office:value="0.237273832868654" calcext:value-type="float">
            <text:p>0,2372738329</text:p>
          </table:table-cell>
          <table:table-cell table:number-columns-repeated="1007"/>
        </table:table-row>
        <table:table-row table:style-name="ro1">
          <table:table-cell table:style-name="ce4" table:formula="of:=[.A50]+1" office:value-type="float" office:value="94" calcext:value-type="float">
            <text:p>94</text:p>
          </table:table-cell>
          <table:table-cell table:style-name="ce4" table:formula="of:=[$Redistribution_high.J47]" office:value-type="float" office:value="0.238477840708625" calcext:value-type="float">
            <text:p>0,2384778407</text:p>
          </table:table-cell>
          <table:table-cell table:style-name="ce4" table:formula="of:=[$Redistribution_high.K47]" office:value-type="float" office:value="0.293695859663478" calcext:value-type="float">
            <text:p>0,2936958597</text:p>
          </table:table-cell>
          <table:table-cell table:style-name="ce4" table:formula="of:=[$Redistribution_high.L47]" office:value-type="float" office:value="0.246637121580337" calcext:value-type="float">
            <text:p>0,2466371216</text:p>
          </table:table-cell>
          <table:table-cell table:style-name="ce4" table:formula="of:=[$Redistribution_high.M47]" office:value-type="float" office:value="0.279841640112015" calcext:value-type="float">
            <text:p>0,2798416401</text:p>
          </table:table-cell>
          <table:table-cell/>
          <table:table-cell table:style-name="ce4"/>
          <table:table-cell table:style-name="ce4" table:formula="of:=[$Redistribution_central.J47]" office:value-type="float" office:value="0.237399320154589" calcext:value-type="float">
            <text:p>0,2373993202</text:p>
          </table:table-cell>
          <table:table-cell table:style-name="ce4" table:formula="of:=[$Redistribution_central.K47]" office:value-type="float" office:value="0.286401633292625" calcext:value-type="float">
            <text:p>0,2864016333</text:p>
          </table:table-cell>
          <table:table-cell table:style-name="ce4" table:formula="of:=[$Redistribution_central.L47]" office:value-type="float" office:value="0.246267312572134" calcext:value-type="float">
            <text:p>0,2462673126</text:p>
          </table:table-cell>
          <table:table-cell table:style-name="ce4" table:formula="of:=[$Redistribution_central.M47]" office:value-type="float" office:value="0.271497812513704" calcext:value-type="float">
            <text:p>0,2714978125</text:p>
          </table:table-cell>
          <table:table-cell table:number-columns-repeated="2"/>
          <table:table-cell table:style-name="ce4" table:formula="of:=[$redistribution_low.J47]" office:value-type="float" office:value="0.219168335253202" calcext:value-type="float">
            <text:p>0,2191683353</text:p>
          </table:table-cell>
          <table:table-cell table:style-name="ce4" table:formula="of:=[$redistribution_low.K47]" office:value-type="float" office:value="0.252059717956316" calcext:value-type="float">
            <text:p>0,252059718</text:p>
          </table:table-cell>
          <table:table-cell table:style-name="ce4" table:formula="of:=[$redistribution_low.L47]" office:value-type="float" office:value="0.227393621109887" calcext:value-type="float">
            <text:p>0,2273936211</text:p>
          </table:table-cell>
          <table:table-cell table:style-name="ce4" table:formula="of:=[$redistribution_low.M47]" office:value-type="float" office:value="0.238399607381665" calcext:value-type="float">
            <text:p>0,2383996074</text:p>
          </table:table-cell>
          <table:table-cell table:number-columns-repeated="1007"/>
        </table:table-row>
        <table:table-row table:style-name="ro1">
          <table:table-cell table:style-name="ce4" table:formula="of:=[.A51]+1" office:value-type="float" office:value="95" calcext:value-type="float">
            <text:p>95</text:p>
          </table:table-cell>
          <table:table-cell table:style-name="ce4" table:formula="of:=[$Redistribution_high.J48]" office:value-type="float" office:value="0.234657097440357" calcext:value-type="float">
            <text:p>0,2346570974</text:p>
          </table:table-cell>
          <table:table-cell table:style-name="ce4" table:formula="of:=[$Redistribution_high.K48]" office:value-type="float" office:value="0.287360057526587" calcext:value-type="float">
            <text:p>0,2873600575</text:p>
          </table:table-cell>
          <table:table-cell table:style-name="ce4" table:formula="of:=[$Redistribution_high.L48]" office:value-type="float" office:value="0.241888596485386" calcext:value-type="float">
            <text:p>0,2418885965</text:p>
          </table:table-cell>
          <table:table-cell table:style-name="ce4" table:formula="of:=[$Redistribution_high.M48]" office:value-type="float" office:value="0.275132426341212" calcext:value-type="float">
            <text:p>0,2751324263</text:p>
          </table:table-cell>
          <table:table-cell/>
          <table:table-cell table:style-name="ce4"/>
          <table:table-cell table:style-name="ce4" table:formula="of:=[$Redistribution_central.J48]" office:value-type="float" office:value="0.226243201480933" calcext:value-type="float">
            <text:p>0,2262432015</text:p>
          </table:table-cell>
          <table:table-cell table:style-name="ce4" table:formula="of:=[$Redistribution_central.K48]" office:value-type="float" office:value="0.262502515793908" calcext:value-type="float">
            <text:p>0,2625025158</text:p>
          </table:table-cell>
          <table:table-cell table:style-name="ce4" table:formula="of:=[$Redistribution_central.L48]" office:value-type="float" office:value="0.234884216846372" calcext:value-type="float">
            <text:p>0,2348842168</text:p>
          </table:table-cell>
          <table:table-cell table:style-name="ce4" table:formula="of:=[$Redistribution_central.M48]" office:value-type="float" office:value="0.248412112823373" calcext:value-type="float">
            <text:p>0,2484121128</text:p>
          </table:table-cell>
          <table:table-cell table:number-columns-repeated="2"/>
          <table:table-cell table:style-name="ce4" table:formula="of:=[$redistribution_low.J48]" office:value-type="float" office:value="0.237943700900779" calcext:value-type="float">
            <text:p>0,2379437009</text:p>
          </table:table-cell>
          <table:table-cell table:style-name="ce4" table:formula="of:=[$redistribution_low.K48]" office:value-type="float" office:value="0.283789630234808" calcext:value-type="float">
            <text:p>0,2837896302</text:p>
          </table:table-cell>
          <table:table-cell table:style-name="ce4" table:formula="of:=[$redistribution_low.L48]" office:value-type="float" office:value="0.246856176968176" calcext:value-type="float">
            <text:p>0,246856177</text:p>
          </table:table-cell>
          <table:table-cell table:style-name="ce4" table:formula="of:=[$redistribution_low.M48]" office:value-type="float" office:value="0.268442139795289" calcext:value-type="float">
            <text:p>0,2684421398</text:p>
          </table:table-cell>
          <table:table-cell table:number-columns-repeated="1007"/>
        </table:table-row>
        <table:table-row table:style-name="ro1">
          <table:table-cell table:style-name="ce4" table:formula="of:=[.A52]+1" office:value-type="float" office:value="96" calcext:value-type="float">
            <text:p>96</text:p>
          </table:table-cell>
          <table:table-cell table:style-name="ce4" table:formula="of:=[$Redistribution_high.J49]" office:value-type="float" office:value="0.245644065263339" calcext:value-type="float">
            <text:p>0,2456440653</text:p>
          </table:table-cell>
          <table:table-cell table:style-name="ce4" table:formula="of:=[$Redistribution_high.K49]" office:value-type="float" office:value="0.305224589150301" calcext:value-type="float">
            <text:p>0,3052245892</text:p>
          </table:table-cell>
          <table:table-cell table:style-name="ce4" table:formula="of:=[$Redistribution_high.L49]" office:value-type="float" office:value="0.253481689338261" calcext:value-type="float">
            <text:p>0,2534816893</text:p>
          </table:table-cell>
          <table:table-cell table:style-name="ce4" table:formula="of:=[$Redistribution_high.M49]" office:value-type="float" office:value="0.291702714373503" calcext:value-type="float">
            <text:p>0,2917027144</text:p>
          </table:table-cell>
          <table:table-cell/>
          <table:table-cell table:style-name="ce4"/>
          <table:table-cell table:style-name="ce4" table:formula="of:=[$Redistribution_central.J49]" office:value-type="float" office:value="0.230805167722376" calcext:value-type="float">
            <text:p>0,2308051677</text:p>
          </table:table-cell>
          <table:table-cell table:style-name="ce4" table:formula="of:=[$Redistribution_central.K49]" office:value-type="float" office:value="0.273582199987032" calcext:value-type="float">
            <text:p>0,2735822</text:p>
          </table:table-cell>
          <table:table-cell table:style-name="ce4" table:formula="of:=[$Redistribution_central.L49]" office:value-type="float" office:value="0.239389243196552" calcext:value-type="float">
            <text:p>0,2393892432</text:p>
          </table:table-cell>
          <table:table-cell table:style-name="ce4" table:formula="of:=[$Redistribution_central.M49]" office:value-type="float" office:value="0.259265874699926" calcext:value-type="float">
            <text:p>0,2592658747</text:p>
          </table:table-cell>
          <table:table-cell table:number-columns-repeated="2"/>
          <table:table-cell table:style-name="ce4" table:formula="of:=[$redistribution_low.J49]" office:value-type="float" office:value="0.230170590809955" calcext:value-type="float">
            <text:p>0,2301705908</text:p>
          </table:table-cell>
          <table:table-cell table:style-name="ce4" table:formula="of:=[$redistribution_low.K49]" office:value-type="float" office:value="0.268487471155248" calcext:value-type="float">
            <text:p>0,2684874712</text:p>
          </table:table-cell>
          <table:table-cell table:style-name="ce4" table:formula="of:=[$redistribution_low.L49]" office:value-type="float" office:value="0.238768007659535" calcext:value-type="float">
            <text:p>0,2387680077</text:p>
          </table:table-cell>
          <table:table-cell table:style-name="ce4" table:formula="of:=[$redistribution_low.M49]" office:value-type="float" office:value="0.253952760882003" calcext:value-type="float">
            <text:p>0,2539527609</text:p>
          </table:table-cell>
          <table:table-cell table:number-columns-repeated="1007"/>
        </table:table-row>
        <table:table-row table:style-name="ro1">
          <table:table-cell table:style-name="ce4" table:formula="of:=[.A53]+1" office:value-type="float" office:value="97" calcext:value-type="float">
            <text:p>97</text:p>
          </table:table-cell>
          <table:table-cell table:style-name="ce4" table:formula="of:=[$Redistribution_high.J50]" office:value-type="float" office:value="0.244415581210008" calcext:value-type="float">
            <text:p>0,2444155812</text:p>
          </table:table-cell>
          <table:table-cell table:style-name="ce4" table:formula="of:=[$Redistribution_high.K50]" office:value-type="float" office:value="0.303800378871344" calcext:value-type="float">
            <text:p>0,3038003789</text:p>
          </table:table-cell>
          <table:table-cell table:style-name="ce4" table:formula="of:=[$Redistribution_high.L50]" office:value-type="float" office:value="0.254038990880059" calcext:value-type="float">
            <text:p>0,2540389909</text:p>
          </table:table-cell>
          <table:table-cell table:style-name="ce4" table:formula="of:=[$Redistribution_high.M50]" office:value-type="float" office:value="0.287347311589657" calcext:value-type="float">
            <text:p>0,2873473116</text:p>
          </table:table-cell>
          <table:table-cell/>
          <table:table-cell table:style-name="ce4"/>
          <table:table-cell table:style-name="ce4" table:formula="of:=[$Redistribution_central.J50]" office:value-type="float" office:value="0.237912538204197" calcext:value-type="float">
            <text:p>0,2379125382</text:p>
          </table:table-cell>
          <table:table-cell table:style-name="ce4" table:formula="of:=[$Redistribution_central.K50]" office:value-type="float" office:value="0.291623037285962" calcext:value-type="float">
            <text:p>0,2916230373</text:p>
          </table:table-cell>
          <table:table-cell table:style-name="ce4" table:formula="of:=[$Redistribution_central.L50]" office:value-type="float" office:value="0.24914035681598" calcext:value-type="float">
            <text:p>0,2491403568</text:p>
          </table:table-cell>
          <table:table-cell table:style-name="ce4" table:formula="of:=[$Redistribution_central.M50]" office:value-type="float" office:value="0.272529297409036" calcext:value-type="float">
            <text:p>0,2725292974</text:p>
          </table:table-cell>
          <table:table-cell table:number-columns-repeated="2"/>
          <table:table-cell table:style-name="ce4" table:formula="of:=[$redistribution_low.J50]" office:value-type="float" office:value="0.231624759175006" calcext:value-type="float">
            <text:p>0,2316247592</text:p>
          </table:table-cell>
          <table:table-cell table:style-name="ce4" table:formula="of:=[$redistribution_low.K50]" office:value-type="float" office:value="0.274181867046912" calcext:value-type="float">
            <text:p>0,274181867</text:p>
          </table:table-cell>
          <table:table-cell table:style-name="ce4" table:formula="of:=[$redistribution_low.L50]" office:value-type="float" office:value="0.242867230386859" calcext:value-type="float">
            <text:p>0,2428672304</text:p>
          </table:table-cell>
          <table:table-cell table:style-name="ce4" table:formula="of:=[$redistribution_low.M50]" office:value-type="float" office:value="0.255062665850584" calcext:value-type="float">
            <text:p>0,2550626659</text:p>
          </table:table-cell>
          <table:table-cell table:number-columns-repeated="1007"/>
        </table:table-row>
        <table:table-row table:style-name="ro1">
          <table:table-cell table:style-name="ce4" table:formula="of:=[.A54]+1" office:value-type="float" office:value="98" calcext:value-type="float">
            <text:p>98</text:p>
          </table:table-cell>
          <table:table-cell table:style-name="ce4" table:formula="of:=[$Redistribution_high.J51]" office:value-type="float" office:value="0.240740995638852" calcext:value-type="float">
            <text:p>0,2407409956</text:p>
          </table:table-cell>
          <table:table-cell table:style-name="ce4" table:formula="of:=[$Redistribution_high.K51]" office:value-type="float" office:value="0.292294511028863" calcext:value-type="float">
            <text:p>0,292294511</text:p>
          </table:table-cell>
          <table:table-cell table:style-name="ce4" table:formula="of:=[$Redistribution_high.L51]" office:value-type="float" office:value="0.248281057433031" calcext:value-type="float">
            <text:p>0,2482810574</text:p>
          </table:table-cell>
          <table:table-cell table:style-name="ce4" table:formula="of:=[$Redistribution_high.M51]" office:value-type="float" office:value="0.279486796445766" calcext:value-type="float">
            <text:p>0,2794867964</text:p>
          </table:table-cell>
          <table:table-cell/>
          <table:table-cell table:style-name="ce4"/>
          <table:table-cell table:style-name="ce4" table:formula="of:=[$Redistribution_central.J51]" office:value-type="float" office:value="0.233119423517518" calcext:value-type="float">
            <text:p>0,2331194235</text:p>
          </table:table-cell>
          <table:table-cell table:style-name="ce4" table:formula="of:=[$Redistribution_central.K51]" office:value-type="float" office:value="0.281521464390588" calcext:value-type="float">
            <text:p>0,2815214644</text:p>
          </table:table-cell>
          <table:table-cell table:style-name="ce4" table:formula="of:=[$Redistribution_central.L51]" office:value-type="float" office:value="0.241853210945513" calcext:value-type="float">
            <text:p>0,2418532109</text:p>
          </table:table-cell>
          <table:table-cell table:style-name="ce4" table:formula="of:=[$Redistribution_central.M51]" office:value-type="float" office:value="0.266679651206677" calcext:value-type="float">
            <text:p>0,2666796512</text:p>
          </table:table-cell>
          <table:table-cell table:number-columns-repeated="2"/>
          <table:table-cell table:style-name="ce4" table:formula="of:=[$redistribution_low.J51]" office:value-type="float" office:value="0.231995436667848" calcext:value-type="float">
            <text:p>0,2319954367</text:p>
          </table:table-cell>
          <table:table-cell table:style-name="ce4" table:formula="of:=[$redistribution_low.K51]" office:value-type="float" office:value="0.268255511295533" calcext:value-type="float">
            <text:p>0,2682555113</text:p>
          </table:table-cell>
          <table:table-cell table:style-name="ce4" table:formula="of:=[$redistribution_low.L51]" office:value-type="float" office:value="0.240400625605059" calcext:value-type="float">
            <text:p>0,2404006256</text:p>
          </table:table-cell>
          <table:table-cell table:style-name="ce4" table:formula="of:=[$redistribution_low.M51]" office:value-type="float" office:value="0.253968767726362" calcext:value-type="float">
            <text:p>0,2539687677</text:p>
          </table:table-cell>
          <table:table-cell table:number-columns-repeated="1007"/>
        </table:table-row>
        <table:table-row table:style-name="ro1">
          <table:table-cell table:style-name="ce4" table:formula="of:=[.A55]+1" office:value-type="float" office:value="99" calcext:value-type="float">
            <text:p>99</text:p>
          </table:table-cell>
          <table:table-cell table:style-name="ce4" table:formula="of:=[$Redistribution_high.J52]" office:value-type="float" office:value="0.232500207764789" calcext:value-type="float">
            <text:p>0,2325002078</text:p>
          </table:table-cell>
          <table:table-cell table:style-name="ce4" table:formula="of:=[$Redistribution_high.K52]" office:value-type="float" office:value="0.279388040365732" calcext:value-type="float">
            <text:p>0,2793880404</text:p>
          </table:table-cell>
          <table:table-cell table:style-name="ce4" table:formula="of:=[$Redistribution_high.L52]" office:value-type="float" office:value="0.23921666341762" calcext:value-type="float">
            <text:p>0,2392166634</text:p>
          </table:table-cell>
          <table:table-cell table:style-name="ce4" table:formula="of:=[$Redistribution_high.M52]" office:value-type="float" office:value="0.268068055166755" calcext:value-type="float">
            <text:p>0,2680680552</text:p>
          </table:table-cell>
          <table:table-cell/>
          <table:table-cell table:style-name="ce4"/>
          <table:table-cell table:style-name="ce4" table:formula="of:=[$Redistribution_central.J52]" office:value-type="float" office:value="0.227640366508625" calcext:value-type="float">
            <text:p>0,2276403665</text:p>
          </table:table-cell>
          <table:table-cell table:style-name="ce4" table:formula="of:=[$Redistribution_central.K52]" office:value-type="float" office:value="0.26719247480468" calcext:value-type="float">
            <text:p>0,2671924748</text:p>
          </table:table-cell>
          <table:table-cell table:style-name="ce4" table:formula="of:=[$Redistribution_central.L52]" office:value-type="float" office:value="0.236050122867334" calcext:value-type="float">
            <text:p>0,2360501229</text:p>
          </table:table-cell>
          <table:table-cell table:style-name="ce4" table:formula="of:=[$Redistribution_central.M52]" office:value-type="float" office:value="0.253311900068081" calcext:value-type="float">
            <text:p>0,2533119001</text:p>
          </table:table-cell>
          <table:table-cell table:number-columns-repeated="2"/>
          <table:table-cell table:style-name="ce4" table:formula="of:=[$redistribution_low.J52]" office:value-type="float" office:value="0.234800664488431" calcext:value-type="float">
            <text:p>0,2348006645</text:p>
          </table:table-cell>
          <table:table-cell table:style-name="ce4" table:formula="of:=[$redistribution_low.K52]" office:value-type="float" office:value="0.273210287399645" calcext:value-type="float">
            <text:p>0,2732102874</text:p>
          </table:table-cell>
          <table:table-cell table:style-name="ce4" table:formula="of:=[$redistribution_low.L52]" office:value-type="float" office:value="0.242983362501211" calcext:value-type="float">
            <text:p>0,2429833625</text:p>
          </table:table-cell>
          <table:table-cell table:style-name="ce4" table:formula="of:=[$redistribution_low.M52]" office:value-type="float" office:value="0.259165472001247" calcext:value-type="float">
            <text:p>0,259165472</text:p>
          </table:table-cell>
          <table:table-cell table:number-columns-repeated="1007"/>
        </table:table-row>
        <table:table-row table:style-name="ro1">
          <table:table-cell table:style-name="ce4" table:formula="of:=[.A56]+1" office:value-type="float" office:value="100" calcext:value-type="float">
            <text:p>100</text:p>
          </table:table-cell>
          <table:table-cell table:style-name="ce4" table:formula="of:=[$Redistribution_high.J53]" office:value-type="float" office:value="0.236151384964266" calcext:value-type="float">
            <text:p>0,236151385</text:p>
          </table:table-cell>
          <table:table-cell table:style-name="ce4" table:formula="of:=[$Redistribution_high.K53]" office:value-type="float" office:value="0.28699233642824" calcext:value-type="float">
            <text:p>0,2869923364</text:p>
          </table:table-cell>
          <table:table-cell table:style-name="ce4" table:formula="of:=[$Redistribution_high.L53]" office:value-type="float" office:value="0.242656803600289" calcext:value-type="float">
            <text:p>0,2426568036</text:p>
          </table:table-cell>
          <table:table-cell table:style-name="ce4" table:formula="of:=[$Redistribution_high.M53]" office:value-type="float" office:value="0.275857735494075" calcext:value-type="float">
            <text:p>0,2758577355</text:p>
          </table:table-cell>
          <table:table-cell/>
          <table:table-cell table:style-name="ce4"/>
          <table:table-cell table:style-name="ce4" table:formula="of:=[$Redistribution_central.J53]" office:value-type="float" office:value="0.229714071161557" calcext:value-type="float">
            <text:p>0,2297140712</text:p>
          </table:table-cell>
          <table:table-cell table:style-name="ce4" table:formula="of:=[$Redistribution_central.K53]" office:value-type="float" office:value="0.276226691706747" calcext:value-type="float">
            <text:p>0,2762266917</text:p>
          </table:table-cell>
          <table:table-cell table:style-name="ce4" table:formula="of:=[$Redistribution_central.L53]" office:value-type="float" office:value="0.238347553897854" calcext:value-type="float">
            <text:p>0,2383475539</text:p>
          </table:table-cell>
          <table:table-cell table:style-name="ce4" table:formula="of:=[$Redistribution_central.M53]" office:value-type="float" office:value="0.261536562523683" calcext:value-type="float">
            <text:p>0,2615365625</text:p>
          </table:table-cell>
          <table:table-cell table:number-columns-repeated="2"/>
          <table:table-cell table:style-name="ce4" table:formula="of:=[$redistribution_low.J53]" office:value-type="float" office:value="0.237489708989496" calcext:value-type="float">
            <text:p>0,237489709</text:p>
          </table:table-cell>
          <table:table-cell table:style-name="ce4" table:formula="of:=[$redistribution_low.K53]" office:value-type="float" office:value="0.27479466933649" calcext:value-type="float">
            <text:p>0,2747946693</text:p>
          </table:table-cell>
          <table:table-cell table:style-name="ce4" table:formula="of:=[$redistribution_low.L53]" office:value-type="float" office:value="0.246313671143825" calcext:value-type="float">
            <text:p>0,2463136711</text:p>
          </table:table-cell>
          <table:table-cell table:style-name="ce4" table:formula="of:=[$redistribution_low.M53]" office:value-type="float" office:value="0.259634784404356" calcext:value-type="float">
            <text:p>0,2596347844</text:p>
          </table:table-cell>
          <table:table-cell table:number-columns-repeated="1007"/>
        </table:table-row>
        <table:table-row table:style-name="ro1">
          <table:table-cell table:style-name="ce4" table:formula="of:=[.A57]+1" office:value-type="float" office:value="101" calcext:value-type="float">
            <text:p>101</text:p>
          </table:table-cell>
          <table:table-cell table:style-name="ce4" table:formula="of:=[$Redistribution_high.J54]" office:value-type="float" office:value="0.226388064263813" calcext:value-type="float">
            <text:p>0,2263880643</text:p>
          </table:table-cell>
          <table:table-cell table:style-name="ce4" table:formula="of:=[$Redistribution_high.K54]" office:value-type="float" office:value="0.273724735043374" calcext:value-type="float">
            <text:p>0,273724735</text:p>
          </table:table-cell>
          <table:table-cell table:style-name="ce4" table:formula="of:=[$Redistribution_high.L54]" office:value-type="float" office:value="0.234494852017822" calcext:value-type="float">
            <text:p>0,234494852</text:p>
          </table:table-cell>
          <table:table-cell table:style-name="ce4" table:formula="of:=[$Redistribution_high.M54]" office:value-type="float" office:value="0.260098197661958" calcext:value-type="float">
            <text:p>0,2600981977</text:p>
          </table:table-cell>
          <table:table-cell/>
          <table:table-cell table:style-name="ce4"/>
          <table:table-cell table:style-name="ce4" table:formula="of:=[$Redistribution_central.J54]" office:value-type="float" office:value="0.232131781936743" calcext:value-type="float">
            <text:p>0,2321317819</text:p>
          </table:table-cell>
          <table:table-cell table:style-name="ce4" table:formula="of:=[$Redistribution_central.K54]" office:value-type="float" office:value="0.283158125954505" calcext:value-type="float">
            <text:p>0,283158126</text:p>
          </table:table-cell>
          <table:table-cell table:style-name="ce4" table:formula="of:=[$Redistribution_central.L54]" office:value-type="float" office:value="0.242909456312567" calcext:value-type="float">
            <text:p>0,2429094563</text:p>
          </table:table-cell>
          <table:table-cell table:style-name="ce4" table:formula="of:=[$Redistribution_central.M54]" office:value-type="float" office:value="0.264871304216843" calcext:value-type="float">
            <text:p>0,2648713042</text:p>
          </table:table-cell>
          <table:table-cell table:number-columns-repeated="2"/>
          <table:table-cell table:style-name="ce4" table:formula="of:=[$redistribution_low.J54]" office:value-type="float" office:value="0.239211173960511" calcext:value-type="float">
            <text:p>0,239211174</text:p>
          </table:table-cell>
          <table:table-cell table:style-name="ce4" table:formula="of:=[$redistribution_low.K54]" office:value-type="float" office:value="0.281004831021027" calcext:value-type="float">
            <text:p>0,281004831</text:p>
          </table:table-cell>
          <table:table-cell table:style-name="ce4" table:formula="of:=[$redistribution_low.L54]" office:value-type="float" office:value="0.249434182620773" calcext:value-type="float">
            <text:p>0,2494341826</text:p>
          </table:table-cell>
          <table:table-cell table:style-name="ce4" table:formula="of:=[$redistribution_low.M54]" office:value-type="float" office:value="0.263507042297894" calcext:value-type="float">
            <text:p>0,2635070423</text:p>
          </table:table-cell>
          <table:table-cell table:number-columns-repeated="1007"/>
        </table:table-row>
        <table:table-row table:style-name="ro1">
          <table:table-cell table:style-name="ce4" table:formula="of:=[.A58]+1" office:value-type="float" office:value="102" calcext:value-type="float">
            <text:p>102</text:p>
          </table:table-cell>
          <table:table-cell table:style-name="ce4" table:formula="of:=[$Redistribution_high.J55]" office:value-type="float" office:value="0.225506818543479" calcext:value-type="float">
            <text:p>0,2255068185</text:p>
          </table:table-cell>
          <table:table-cell table:style-name="ce4" table:formula="of:=[$Redistribution_high.K55]" office:value-type="float" office:value="0.270072204907238" calcext:value-type="float">
            <text:p>0,2700722049</text:p>
          </table:table-cell>
          <table:table-cell table:style-name="ce4" table:formula="of:=[$Redistribution_high.L55]" office:value-type="float" office:value="0.231510151274075" calcext:value-type="float">
            <text:p>0,2315101513</text:p>
          </table:table-cell>
          <table:table-cell table:style-name="ce4" table:formula="of:=[$Redistribution_high.M55]" office:value-type="float" office:value="0.259890067009676" calcext:value-type="float">
            <text:p>0,259890067</text:p>
          </table:table-cell>
          <table:table-cell/>
          <table:table-cell table:style-name="ce4"/>
          <table:table-cell table:style-name="ce4" table:formula="of:=[$Redistribution_central.J55]" office:value-type="float" office:value="0.235298342752219" calcext:value-type="float">
            <text:p>0,2352983428</text:p>
          </table:table-cell>
          <table:table-cell table:style-name="ce4" table:formula="of:=[$Redistribution_central.K55]" office:value-type="float" office:value="0.279953187810832" calcext:value-type="float">
            <text:p>0,2799531878</text:p>
          </table:table-cell>
          <table:table-cell table:style-name="ce4" table:formula="of:=[$Redistribution_central.L55]" office:value-type="float" office:value="0.24291685888173" calcext:value-type="float">
            <text:p>0,2429168589</text:p>
          </table:table-cell>
          <table:table-cell table:style-name="ce4" table:formula="of:=[$Redistribution_central.M55]" office:value-type="float" office:value="0.267181061206596" calcext:value-type="float">
            <text:p>0,2671810612</text:p>
          </table:table-cell>
          <table:table-cell table:number-columns-repeated="2"/>
          <table:table-cell table:style-name="ce4" table:formula="of:=[$redistribution_low.J55]" office:value-type="float" office:value="0.239609254492299" calcext:value-type="float">
            <text:p>0,2396092545</text:p>
          </table:table-cell>
          <table:table-cell table:style-name="ce4" table:formula="of:=[$redistribution_low.K55]" office:value-type="float" office:value="0.276184500679677" calcext:value-type="float">
            <text:p>0,2761845007</text:p>
          </table:table-cell>
          <table:table-cell table:style-name="ce4" table:formula="of:=[$redistribution_low.L55]" office:value-type="float" office:value="0.247722485057666" calcext:value-type="float">
            <text:p>0,2477224851</text:p>
          </table:table-cell>
          <table:table-cell table:style-name="ce4" table:formula="of:=[$redistribution_low.M55]" office:value-type="float" office:value="0.262266704287715" calcext:value-type="float">
            <text:p>0,2622667043</text:p>
          </table:table-cell>
          <table:table-cell table:number-columns-repeated="1007"/>
        </table:table-row>
        <table:table-row table:style-name="ro1">
          <table:table-cell table:style-name="ce4" table:formula="of:=[.A59]+1" office:value-type="float" office:value="103" calcext:value-type="float">
            <text:p>103</text:p>
          </table:table-cell>
          <table:table-cell table:style-name="ce4" table:formula="of:=[$Redistribution_high.J56]" office:value-type="float" office:value="0.228580925596639" calcext:value-type="float">
            <text:p>0,2285809256</text:p>
          </table:table-cell>
          <table:table-cell table:style-name="ce4" table:formula="of:=[$Redistribution_high.K56]" office:value-type="float" office:value="0.274574174237768" calcext:value-type="float">
            <text:p>0,2745741742</text:p>
          </table:table-cell>
          <table:table-cell table:style-name="ce4" table:formula="of:=[$Redistribution_high.L56]" office:value-type="float" office:value="0.234692270598476" calcext:value-type="float">
            <text:p>0,2346922706</text:p>
          </table:table-cell>
          <table:table-cell table:style-name="ce4" table:formula="of:=[$Redistribution_high.M56]" office:value-type="float" office:value="0.264082090467344" calcext:value-type="float">
            <text:p>0,2640820905</text:p>
          </table:table-cell>
          <table:table-cell/>
          <table:table-cell table:style-name="ce4"/>
          <table:table-cell table:style-name="ce4" table:formula="of:=[$Redistribution_central.J56]" office:value-type="float" office:value="0.2387899604771" calcext:value-type="float">
            <text:p>0,2387899605</text:p>
          </table:table-cell>
          <table:table-cell table:style-name="ce4" table:formula="of:=[$Redistribution_central.K56]" office:value-type="float" office:value="0.287545194992105" calcext:value-type="float">
            <text:p>0,287545195</text:p>
          </table:table-cell>
          <table:table-cell table:style-name="ce4" table:formula="of:=[$Redistribution_central.L56]" office:value-type="float" office:value="0.246202674226366" calcext:value-type="float">
            <text:p>0,2462026742</text:p>
          </table:table-cell>
          <table:table-cell table:style-name="ce4" table:formula="of:=[$Redistribution_central.M56]" office:value-type="float" office:value="0.275013746617992" calcext:value-type="float">
            <text:p>0,2750137466</text:p>
          </table:table-cell>
          <table:table-cell table:number-columns-repeated="2"/>
          <table:table-cell table:style-name="ce4" table:formula="of:=[$redistribution_low.J56]" office:value-type="float" office:value="0.238868843916083" calcext:value-type="float">
            <text:p>0,2388688439</text:p>
          </table:table-cell>
          <table:table-cell table:style-name="ce4" table:formula="of:=[$redistribution_low.K56]" office:value-type="float" office:value="0.272332394289461" calcext:value-type="float">
            <text:p>0,2723323943</text:p>
          </table:table-cell>
          <table:table-cell table:style-name="ce4" table:formula="of:=[$redistribution_low.L56]" office:value-type="float" office:value="0.246317808885863" calcext:value-type="float">
            <text:p>0,2463178089</text:p>
          </table:table-cell>
          <table:table-cell table:style-name="ce4" table:formula="of:=[$redistribution_low.M56]" office:value-type="float" office:value="0.259624189010635" calcext:value-type="float">
            <text:p>0,259624189</text:p>
          </table:table-cell>
          <table:table-cell table:number-columns-repeated="1007"/>
        </table:table-row>
        <table:table-row table:style-name="ro1">
          <table:table-cell table:style-name="ce4" table:formula="of:=[.A60]+1" office:value-type="float" office:value="104" calcext:value-type="float">
            <text:p>104</text:p>
          </table:table-cell>
          <table:table-cell table:style-name="ce4" table:formula="of:=[$Redistribution_high.J57]" office:value-type="float" office:value="0.232154680406917" calcext:value-type="float">
            <text:p>0,2321546804</text:p>
          </table:table-cell>
          <table:table-cell table:style-name="ce4" table:formula="of:=[$Redistribution_high.K57]" office:value-type="float" office:value="0.280335386678678" calcext:value-type="float">
            <text:p>0,2803353867</text:p>
          </table:table-cell>
          <table:table-cell table:style-name="ce4" table:formula="of:=[$Redistribution_high.L57]" office:value-type="float" office:value="0.238273832360581" calcext:value-type="float">
            <text:p>0,2382738324</text:p>
          </table:table-cell>
          <table:table-cell table:style-name="ce4" table:formula="of:=[$Redistribution_high.M57]" office:value-type="float" office:value="0.269791573252265" calcext:value-type="float">
            <text:p>0,2697915733</text:p>
          </table:table-cell>
          <table:table-cell/>
          <table:table-cell table:style-name="ce4"/>
          <table:table-cell table:style-name="ce4" table:formula="of:=[$Redistribution_central.J57]" office:value-type="float" office:value="0.233330691418452" calcext:value-type="float">
            <text:p>0,2333306914</text:p>
          </table:table-cell>
          <table:table-cell table:style-name="ce4" table:formula="of:=[$Redistribution_central.K57]" office:value-type="float" office:value="0.272496316105433" calcext:value-type="float">
            <text:p>0,2724963161</text:p>
          </table:table-cell>
          <table:table-cell table:style-name="ce4" table:formula="of:=[$Redistribution_central.L57]" office:value-type="float" office:value="0.240280914120392" calcext:value-type="float">
            <text:p>0,2402809141</text:p>
          </table:table-cell>
          <table:table-cell table:style-name="ce4" table:formula="of:=[$Redistribution_central.M57]" office:value-type="float" office:value="0.261127262676263" calcext:value-type="float">
            <text:p>0,2611272627</text:p>
          </table:table-cell>
          <table:table-cell table:number-columns-repeated="2"/>
          <table:table-cell table:style-name="ce4" table:formula="of:=[$redistribution_low.J57]" office:value-type="float" office:value="0.233292484349938" calcext:value-type="float">
            <text:p>0,2332924843</text:p>
          </table:table-cell>
          <table:table-cell table:style-name="ce4" table:formula="of:=[$redistribution_low.K57]" office:value-type="float" office:value="0.265827985491227" calcext:value-type="float">
            <text:p>0,2658279855</text:p>
          </table:table-cell>
          <table:table-cell table:style-name="ce4" table:formula="of:=[$redistribution_low.L57]" office:value-type="float" office:value="0.240350872122307" calcext:value-type="float">
            <text:p>0,2403508721</text:p>
          </table:table-cell>
          <table:table-cell table:style-name="ce4" table:formula="of:=[$redistribution_low.M57]" office:value-type="float" office:value="0.253917108193061" calcext:value-type="float">
            <text:p>0,2539171082</text:p>
          </table:table-cell>
          <table:table-cell table:number-columns-repeated="1007"/>
        </table:table-row>
        <table:table-row table:style-name="ro1">
          <table:table-cell table:style-name="ce4" table:formula="of:=[.A61]+1" office:value-type="float" office:value="105" calcext:value-type="float">
            <text:p>105</text:p>
          </table:table-cell>
          <table:table-cell table:style-name="ce4" table:formula="of:=[$Redistribution_high.J58]" office:value-type="float" office:value="0.231803866581407" calcext:value-type="float">
            <text:p>0,2318038666</text:p>
          </table:table-cell>
          <table:table-cell table:style-name="ce4" table:formula="of:=[$Redistribution_high.K58]" office:value-type="float" office:value="0.280046482134786" calcext:value-type="float">
            <text:p>0,2800464821</text:p>
          </table:table-cell>
          <table:table-cell table:style-name="ce4" table:formula="of:=[$Redistribution_high.L58]" office:value-type="float" office:value="0.238694328335643" calcext:value-type="float">
            <text:p>0,2386943283</text:p>
          </table:table-cell>
          <table:table-cell table:style-name="ce4" table:formula="of:=[$Redistribution_high.M58]" office:value-type="float" office:value="0.26822139050588" calcext:value-type="float">
            <text:p>0,2682213905</text:p>
          </table:table-cell>
          <table:table-cell/>
          <table:table-cell table:style-name="ce4"/>
          <table:table-cell table:style-name="ce4" table:formula="of:=[$Redistribution_central.J58]" office:value-type="float" office:value="0.237550074357733" calcext:value-type="float">
            <text:p>0,2375500744</text:p>
          </table:table-cell>
          <table:table-cell table:style-name="ce4" table:formula="of:=[$Redistribution_central.K58]" office:value-type="float" office:value="0.280728210822541" calcext:value-type="float">
            <text:p>0,2807282108</text:p>
          </table:table-cell>
          <table:table-cell table:style-name="ce4" table:formula="of:=[$Redistribution_central.L58]" office:value-type="float" office:value="0.246313109514411" calcext:value-type="float">
            <text:p>0,2463131095</text:p>
          </table:table-cell>
          <table:table-cell table:style-name="ce4" table:formula="of:=[$Redistribution_central.M58]" office:value-type="float" office:value="0.266351930390026" calcext:value-type="float">
            <text:p>0,2663519304</text:p>
          </table:table-cell>
          <table:table-cell table:number-columns-repeated="2"/>
          <table:table-cell table:style-name="ce4" table:formula="of:=[$redistribution_low.J58]" office:value-type="float" office:value="0.236358580458235" calcext:value-type="float">
            <text:p>0,2363585805</text:p>
          </table:table-cell>
          <table:table-cell table:style-name="ce4" table:formula="of:=[$redistribution_low.K58]" office:value-type="float" office:value="0.264002245757313" calcext:value-type="float">
            <text:p>0,2640022458</text:p>
          </table:table-cell>
          <table:table-cell table:style-name="ce4" table:formula="of:=[$redistribution_low.L58]" office:value-type="float" office:value="0.245168343026091" calcext:value-type="float">
            <text:p>0,245168343</text:p>
          </table:table-cell>
          <table:table-cell table:style-name="ce4" table:formula="of:=[$redistribution_low.M58]" office:value-type="float" office:value="0.249572869002943" calcext:value-type="float">
            <text:p>0,249572869</text:p>
          </table:table-cell>
          <table:table-cell table:number-columns-repeated="1007"/>
        </table:table-row>
        <table:table-row table:style-name="ro1">
          <table:table-cell table:style-name="ce4" table:formula="of:=[.A62]+1" office:value-type="float" office:value="106" calcext:value-type="float">
            <text:p>106</text:p>
          </table:table-cell>
          <table:table-cell table:style-name="ce4" table:formula="of:=[$Redistribution_high.J59]" office:value-type="float" office:value="0.240251516024872" calcext:value-type="float">
            <text:p>0,240251516</text:p>
          </table:table-cell>
          <table:table-cell table:style-name="ce4" table:formula="of:=[$Redistribution_high.K59]" office:value-type="float" office:value="0.287756998999353" calcext:value-type="float">
            <text:p>0,287756999</text:p>
          </table:table-cell>
          <table:table-cell table:style-name="ce4" table:formula="of:=[$Redistribution_high.L59]" office:value-type="float" office:value="0.245191624523305" calcext:value-type="float">
            <text:p>0,2451916245</text:p>
          </table:table-cell>
          <table:table-cell table:style-name="ce4" table:formula="of:=[$Redistribution_high.M59]" office:value-type="float" office:value="0.27929714883285" calcext:value-type="float">
            <text:p>0,2792971488</text:p>
          </table:table-cell>
          <table:table-cell/>
          <table:table-cell table:style-name="ce4"/>
          <table:table-cell table:style-name="ce4" table:formula="of:=[$Redistribution_central.J59]" office:value-type="float" office:value="0.241117223662184" calcext:value-type="float">
            <text:p>0,2411172237</text:p>
          </table:table-cell>
          <table:table-cell table:style-name="ce4" table:formula="of:=[$Redistribution_central.K59]" office:value-type="float" office:value="0.283380031090745" calcext:value-type="float">
            <text:p>0,2833800311</text:p>
          </table:table-cell>
          <table:table-cell table:style-name="ce4" table:formula="of:=[$Redistribution_central.L59]" office:value-type="float" office:value="0.248032427658304" calcext:value-type="float">
            <text:p>0,2480324277</text:p>
          </table:table-cell>
          <table:table-cell table:style-name="ce4" table:formula="of:=[$Redistribution_central.M59]" office:value-type="float" office:value="0.271929855914857" calcext:value-type="float">
            <text:p>0,2719298559</text:p>
          </table:table-cell>
          <table:table-cell table:number-columns-repeated="2"/>
          <table:table-cell table:style-name="ce4" table:formula="of:=[$redistribution_low.J59]" office:value-type="float" office:value="0.235352912693593" calcext:value-type="float">
            <text:p>0,2353529127</text:p>
          </table:table-cell>
          <table:table-cell table:style-name="ce4" table:formula="of:=[$redistribution_low.K59]" office:value-type="float" office:value="0.260587302743652" calcext:value-type="float">
            <text:p>0,2605873027</text:p>
          </table:table-cell>
          <table:table-cell table:style-name="ce4" table:formula="of:=[$redistribution_low.L59]" office:value-type="float" office:value="0.242142760723773" calcext:value-type="float">
            <text:p>0,2421427607</text:p>
          </table:table-cell>
          <table:table-cell table:style-name="ce4" table:formula="of:=[$redistribution_low.M59]" office:value-type="float" office:value="0.249546838874257" calcext:value-type="float">
            <text:p>0,2495468389</text:p>
          </table:table-cell>
          <table:table-cell table:number-columns-repeated="1007"/>
        </table:table-row>
        <table:table-row table:style-name="ro1">
          <table:table-cell table:style-name="ce4" table:formula="of:=[.A63]+1" office:value-type="float" office:value="107" calcext:value-type="float">
            <text:p>107</text:p>
          </table:table-cell>
          <table:table-cell table:style-name="ce4" table:formula="of:=[$Redistribution_high.J60]" office:value-type="float" office:value="0.240513384627019" calcext:value-type="float">
            <text:p>0,2405133846</text:p>
          </table:table-cell>
          <table:table-cell table:style-name="ce4" table:formula="of:=[$Redistribution_high.K60]" office:value-type="float" office:value="0.287740970893906" calcext:value-type="float">
            <text:p>0,2877409709</text:p>
          </table:table-cell>
          <table:table-cell table:style-name="ce4" table:formula="of:=[$Redistribution_high.L60]" office:value-type="float" office:value="0.245392892779401" calcext:value-type="float">
            <text:p>0,2453928928</text:p>
          </table:table-cell>
          <table:table-cell table:style-name="ce4" table:formula="of:=[$Redistribution_high.M60]" office:value-type="float" office:value="0.27941612477172" calcext:value-type="float">
            <text:p>0,2794161248</text:p>
          </table:table-cell>
          <table:table-cell/>
          <table:table-cell table:style-name="ce4"/>
          <table:table-cell table:style-name="ce4" table:formula="of:=[$Redistribution_central.J60]" office:value-type="float" office:value="0.245651177876563" calcext:value-type="float">
            <text:p>0,2456511779</text:p>
          </table:table-cell>
          <table:table-cell table:style-name="ce4" table:formula="of:=[$Redistribution_central.K60]" office:value-type="float" office:value="0.288850256490981" calcext:value-type="float">
            <text:p>0,2888502565</text:p>
          </table:table-cell>
          <table:table-cell table:style-name="ce4" table:formula="of:=[$Redistribution_central.L60]" office:value-type="float" office:value="0.252503916202982" calcext:value-type="float">
            <text:p>0,2525039162</text:p>
          </table:table-cell>
          <table:table-cell table:style-name="ce4" table:formula="of:=[$Redistribution_central.M60]" office:value-type="float" office:value="0.27761115085344" calcext:value-type="float">
            <text:p>0,2776111509</text:p>
          </table:table-cell>
          <table:table-cell table:number-columns-repeated="2"/>
          <table:table-cell table:style-name="ce4" table:formula="of:=[$redistribution_low.J60]" office:value-type="float" office:value="0.23767173307229" calcext:value-type="float">
            <text:p>0,2376717331</text:p>
          </table:table-cell>
          <table:table-cell table:style-name="ce4" table:formula="of:=[$redistribution_low.K60]" office:value-type="float" office:value="0.261133361531029" calcext:value-type="float">
            <text:p>0,2611333615</text:p>
          </table:table-cell>
          <table:table-cell table:style-name="ce4" table:formula="of:=[$redistribution_low.L60]" office:value-type="float" office:value="0.244353124796528" calcext:value-type="float">
            <text:p>0,2443531248</text:p>
          </table:table-cell>
          <table:table-cell table:style-name="ce4" table:formula="of:=[$redistribution_low.M60]" office:value-type="float" office:value="0.250364304386011" calcext:value-type="float">
            <text:p>0,2503643044</text:p>
          </table:table-cell>
          <table:table-cell table:number-columns-repeated="1007"/>
        </table:table-row>
        <table:table-row table:style-name="ro1">
          <table:table-cell table:style-name="ce4" table:formula="of:=[.A64]+1" office:value-type="float" office:value="108" calcext:value-type="float">
            <text:p>108</text:p>
          </table:table-cell>
          <table:table-cell table:style-name="ce4" table:formula="of:=[$Redistribution_high.J61]" office:value-type="float" office:value="0.249009287042903" calcext:value-type="float">
            <text:p>0,249009287</text:p>
          </table:table-cell>
          <table:table-cell table:style-name="ce4" table:formula="of:=[$Redistribution_high.K61]" office:value-type="float" office:value="0.298547601078093" calcext:value-type="float">
            <text:p>0,2985476011</text:p>
          </table:table-cell>
          <table:table-cell table:style-name="ce4" table:formula="of:=[$Redistribution_high.L61]" office:value-type="float" office:value="0.254092365823122" calcext:value-type="float">
            <text:p>0,2540923658</text:p>
          </table:table-cell>
          <table:table-cell table:style-name="ce4" table:formula="of:=[$Redistribution_high.M61]" office:value-type="float" office:value="0.289917620590484" calcext:value-type="float">
            <text:p>0,2899176206</text:p>
          </table:table-cell>
          <table:table-cell/>
          <table:table-cell table:style-name="ce4"/>
          <table:table-cell table:style-name="ce4" table:formula="of:=[$Redistribution_central.J61]" office:value-type="float" office:value="0.240209238437378" calcext:value-type="float">
            <text:p>0,2402092384</text:p>
          </table:table-cell>
          <table:table-cell table:style-name="ce4" table:formula="of:=[$Redistribution_central.K61]" office:value-type="float" office:value="0.283300336935294" calcext:value-type="float">
            <text:p>0,2833003369</text:p>
          </table:table-cell>
          <table:table-cell table:style-name="ce4" table:formula="of:=[$Redistribution_central.L61]" office:value-type="float" office:value="0.246879516617574" calcext:value-type="float">
            <text:p>0,2468795166</text:p>
          </table:table-cell>
          <table:table-cell table:style-name="ce4" table:formula="of:=[$Redistribution_central.M61]" office:value-type="float" office:value="0.27233864128227" calcext:value-type="float">
            <text:p>0,2723386413</text:p>
          </table:table-cell>
          <table:table-cell table:number-columns-repeated="2"/>
          <table:table-cell table:style-name="ce4" table:formula="of:=[$redistribution_low.J61]" office:value-type="float" office:value="0.239036934518049" calcext:value-type="float">
            <text:p>0,2390369345</text:p>
          </table:table-cell>
          <table:table-cell table:style-name="ce4" table:formula="of:=[$redistribution_low.K61]" office:value-type="float" office:value="0.26784307317118" calcext:value-type="float">
            <text:p>0,2678430732</text:p>
          </table:table-cell>
          <table:table-cell table:style-name="ce4" table:formula="of:=[$redistribution_low.L61]" office:value-type="float" office:value="0.245946140610192" calcext:value-type="float">
            <text:p>0,2459461406</text:p>
          </table:table-cell>
          <table:table-cell table:style-name="ce4" table:formula="of:=[$redistribution_low.M61]" office:value-type="float" office:value="0.256517666817867" calcext:value-type="float">
            <text:p>0,2565176668</text:p>
          </table:table-cell>
          <table:table-cell table:number-columns-repeated="1007"/>
        </table:table-row>
        <table:table-row table:style-name="ro1">
          <table:table-cell table:style-name="ce4" table:formula="of:=[.A65]+1" office:value-type="float" office:value="109" calcext:value-type="float">
            <text:p>109</text:p>
          </table:table-cell>
          <table:table-cell table:style-name="ce4" table:formula="of:=[$Redistribution_high.J62]" office:value-type="float" office:value="0.243364523175801" calcext:value-type="float">
            <text:p>0,2433645232</text:p>
          </table:table-cell>
          <table:table-cell table:style-name="ce4" table:formula="of:=[$Redistribution_high.K62]" office:value-type="float" office:value="0.292708455516236" calcext:value-type="float">
            <text:p>0,2927084555</text:p>
          </table:table-cell>
          <table:table-cell table:style-name="ce4" table:formula="of:=[$Redistribution_high.L62]" office:value-type="float" office:value="0.249330692379318" calcext:value-type="float">
            <text:p>0,2493306924</text:p>
          </table:table-cell>
          <table:table-cell table:style-name="ce4" table:formula="of:=[$Redistribution_high.M62]" office:value-type="float" office:value="0.282596509841541" calcext:value-type="float">
            <text:p>0,2825965098</text:p>
          </table:table-cell>
          <table:table-cell/>
          <table:table-cell table:style-name="ce4"/>
          <table:table-cell table:style-name="ce4" table:formula="of:=[$Redistribution_central.J62]" office:value-type="float" office:value="0.232159490826867" calcext:value-type="float">
            <text:p>0,2321594908</text:p>
          </table:table-cell>
          <table:table-cell table:style-name="ce4" table:formula="of:=[$Redistribution_central.K62]" office:value-type="float" office:value="0.276787582290592" calcext:value-type="float">
            <text:p>0,2767875823</text:p>
          </table:table-cell>
          <table:table-cell table:style-name="ce4" table:formula="of:=[$Redistribution_central.L62]" office:value-type="float" office:value="0.240194339154386" calcext:value-type="float">
            <text:p>0,2401943392</text:p>
          </table:table-cell>
          <table:table-cell table:style-name="ce4" table:formula="of:=[$Redistribution_central.M62]" office:value-type="float" office:value="0.263396586924753" calcext:value-type="float">
            <text:p>0,2633965869</text:p>
          </table:table-cell>
          <table:table-cell table:number-columns-repeated="2"/>
          <table:table-cell table:style-name="ce4" table:formula="of:=[$redistribution_low.J62]" office:value-type="float" office:value="0.242300821384107" calcext:value-type="float">
            <text:p>0,2423008214</text:p>
          </table:table-cell>
          <table:table-cell table:style-name="ce4" table:formula="of:=[$redistribution_low.K62]" office:value-type="float" office:value="0.279268080500201" calcext:value-type="float">
            <text:p>0,2792680805</text:p>
          </table:table-cell>
          <table:table-cell table:style-name="ce4" table:formula="of:=[$redistribution_low.L62]" office:value-type="float" office:value="0.250632533468626" calcext:value-type="float">
            <text:p>0,2506325335</text:p>
          </table:table-cell>
          <table:table-cell table:style-name="ce4" table:formula="of:=[$redistribution_low.M62]" office:value-type="float" office:value="0.26540625685563" calcext:value-type="float">
            <text:p>0,2654062569</text:p>
          </table:table-cell>
          <table:table-cell table:number-columns-repeated="1007"/>
        </table:table-row>
        <table:table-row table:style-name="ro1">
          <table:table-cell table:style-name="ce4" table:formula="of:=[.A66]+1" office:value-type="float" office:value="110" calcext:value-type="float">
            <text:p>110</text:p>
          </table:table-cell>
          <table:table-cell table:style-name="ce4" table:formula="of:=[$Redistribution_high.J63]" office:value-type="float" office:value="0.241628543634173" calcext:value-type="float">
            <text:p>0,2416285436</text:p>
          </table:table-cell>
          <table:table-cell table:style-name="ce4" table:formula="of:=[$Redistribution_high.K63]" office:value-type="float" office:value="0.28547160355378" calcext:value-type="float">
            <text:p>0,2854716036</text:p>
          </table:table-cell>
          <table:table-cell table:style-name="ce4" table:formula="of:=[$Redistribution_high.L63]" office:value-type="float" office:value="0.245932927849119" calcext:value-type="float">
            <text:p>0,2459329278</text:p>
          </table:table-cell>
          <table:table-cell table:style-name="ce4" table:formula="of:=[$Redistribution_high.M63]" office:value-type="float" office:value="0.278193739124948" calcext:value-type="float">
            <text:p>0,2781937391</text:p>
          </table:table-cell>
          <table:table-cell/>
          <table:table-cell table:style-name="ce4"/>
          <table:table-cell table:style-name="ce4" table:formula="of:=[$Redistribution_central.J63]" office:value-type="float" office:value="0.236283514059969" calcext:value-type="float">
            <text:p>0,2362835141</text:p>
          </table:table-cell>
          <table:table-cell table:style-name="ce4" table:formula="of:=[$Redistribution_central.K63]" office:value-type="float" office:value="0.277996119010779" calcext:value-type="float">
            <text:p>0,277996119</text:p>
          </table:table-cell>
          <table:table-cell table:style-name="ce4" table:formula="of:=[$Redistribution_central.L63]" office:value-type="float" office:value="0.242724440891269" calcext:value-type="float">
            <text:p>0,2427244409</text:p>
          </table:table-cell>
          <table:table-cell table:style-name="ce4" table:formula="of:=[$Redistribution_central.M63]" office:value-type="float" office:value="0.267250705675661" calcext:value-type="float">
            <text:p>0,2672507057</text:p>
          </table:table-cell>
          <table:table-cell table:number-columns-repeated="2"/>
          <table:table-cell table:style-name="ce4" table:formula="of:=[$redistribution_low.J63]" office:value-type="float" office:value="0.245593881662538" calcext:value-type="float">
            <text:p>0,2455938817</text:p>
          </table:table-cell>
          <table:table-cell table:style-name="ce4" table:formula="of:=[$redistribution_low.K63]" office:value-type="float" office:value="0.277004177932807" calcext:value-type="float">
            <text:p>0,2770041779</text:p>
          </table:table-cell>
          <table:table-cell table:style-name="ce4" table:formula="of:=[$redistribution_low.L63]" office:value-type="float" office:value="0.2520302503757" calcext:value-type="float">
            <text:p>0,2520302504</text:p>
          </table:table-cell>
          <table:table-cell table:style-name="ce4" table:formula="of:=[$redistribution_low.M63]" office:value-type="float" office:value="0.266239861425491" calcext:value-type="float">
            <text:p>0,2662398614</text:p>
          </table:table-cell>
          <table:table-cell table:number-columns-repeated="1007"/>
        </table:table-row>
        <table:table-row table:style-name="ro1">
          <table:table-cell table:style-name="ce4" table:formula="of:=[.A67]+1" office:value-type="float" office:value="111" calcext:value-type="float">
            <text:p>111</text:p>
          </table:table-cell>
          <table:table-cell table:style-name="ce4" table:formula="of:=[$Redistribution_high.J64]" office:value-type="float" office:value="0.255528711580981" calcext:value-type="float">
            <text:p>0,2555287116</text:p>
          </table:table-cell>
          <table:table-cell table:style-name="ce4" table:formula="of:=[$Redistribution_high.K64]" office:value-type="float" office:value="0.304442624381223" calcext:value-type="float">
            <text:p>0,3044426244</text:p>
          </table:table-cell>
          <table:table-cell table:style-name="ce4" table:formula="of:=[$Redistribution_high.L64]" office:value-type="float" office:value="0.259755664282979" calcext:value-type="float">
            <text:p>0,2597556643</text:p>
          </table:table-cell>
          <table:table-cell table:style-name="ce4" table:formula="of:=[$Redistribution_high.M64]" office:value-type="float" office:value="0.297289788773462" calcext:value-type="float">
            <text:p>0,2972897888</text:p>
          </table:table-cell>
          <table:table-cell/>
          <table:table-cell table:style-name="ce4"/>
          <table:table-cell table:style-name="ce4" table:formula="of:=[$Redistribution_central.J64]" office:value-type="float" office:value="0.234884654812312" calcext:value-type="float">
            <text:p>0,2348846548</text:p>
          </table:table-cell>
          <table:table-cell table:style-name="ce4" table:formula="of:=[$Redistribution_central.K64]" office:value-type="float" office:value="0.282059792635962" calcext:value-type="float">
            <text:p>0,2820597926</text:p>
          </table:table-cell>
          <table:table-cell table:style-name="ce4" table:formula="of:=[$Redistribution_central.L64]" office:value-type="float" office:value="0.240781179546777" calcext:value-type="float">
            <text:p>0,2407811795</text:p>
          </table:table-cell>
          <table:table-cell table:style-name="ce4" table:formula="of:=[$Redistribution_central.M64]" office:value-type="float" office:value="0.271976168634542" calcext:value-type="float">
            <text:p>0,2719761686</text:p>
          </table:table-cell>
          <table:table-cell table:number-columns-repeated="2"/>
          <table:table-cell table:style-name="ce4" table:formula="of:=[$redistribution_low.J64]" office:value-type="float" office:value="0.252036785950846" calcext:value-type="float">
            <text:p>0,252036786</text:p>
          </table:table-cell>
          <table:table-cell table:style-name="ce4" table:formula="of:=[$redistribution_low.K64]" office:value-type="float" office:value="0.288653588968335" calcext:value-type="float">
            <text:p>0,288653589</text:p>
          </table:table-cell>
          <table:table-cell table:style-name="ce4" table:formula="of:=[$redistribution_low.L64]" office:value-type="float" office:value="0.258151845280753" calcext:value-type="float">
            <text:p>0,2581518453</text:p>
          </table:table-cell>
          <table:table-cell table:style-name="ce4" table:formula="of:=[$redistribution_low.M64]" office:value-type="float" office:value="0.278214905105686" calcext:value-type="float">
            <text:p>0,2782149051</text:p>
          </table:table-cell>
          <table:table-cell table:number-columns-repeated="1007"/>
        </table:table-row>
        <table:table-row table:style-name="ro1">
          <table:table-cell table:style-name="ce4" table:formula="of:=[.A68]+1" office:value-type="float" office:value="112" calcext:value-type="float">
            <text:p>112</text:p>
          </table:table-cell>
          <table:table-cell table:style-name="ce4" table:formula="of:=[$Redistribution_high.J65]" office:value-type="float" office:value="0.246311988755369" calcext:value-type="float">
            <text:p>0,2463119888</text:p>
          </table:table-cell>
          <table:table-cell table:style-name="ce4" table:formula="of:=[$Redistribution_high.K65]" office:value-type="float" office:value="0.292620063690082" calcext:value-type="float">
            <text:p>0,2926200637</text:p>
          </table:table-cell>
          <table:table-cell table:style-name="ce4" table:formula="of:=[$Redistribution_high.L65]" office:value-type="float" office:value="0.250138474133961" calcext:value-type="float">
            <text:p>0,2501384741</text:p>
          </table:table-cell>
          <table:table-cell table:style-name="ce4" table:formula="of:=[$Redistribution_high.M65]" office:value-type="float" office:value="0.286142249828612" calcext:value-type="float">
            <text:p>0,2861422498</text:p>
          </table:table-cell>
          <table:table-cell/>
          <table:table-cell table:style-name="ce4"/>
          <table:table-cell table:style-name="ce4" table:formula="of:=[$Redistribution_central.J65]" office:value-type="float" office:value="0.235961115868533" calcext:value-type="float">
            <text:p>0,2359611159</text:p>
          </table:table-cell>
          <table:table-cell table:style-name="ce4" table:formula="of:=[$Redistribution_central.K65]" office:value-type="float" office:value="0.279910260119639" calcext:value-type="float">
            <text:p>0,2799102601</text:p>
          </table:table-cell>
          <table:table-cell table:style-name="ce4" table:formula="of:=[$Redistribution_central.L65]" office:value-type="float" office:value="0.241558742598125" calcext:value-type="float">
            <text:p>0,2415587426</text:p>
          </table:table-cell>
          <table:table-cell table:style-name="ce4" table:formula="of:=[$Redistribution_central.M65]" office:value-type="float" office:value="0.270393019590045" calcext:value-type="float">
            <text:p>0,2703930196</text:p>
          </table:table-cell>
          <table:table-cell table:number-columns-repeated="2"/>
          <table:table-cell table:style-name="ce4" table:formula="of:=[$redistribution_low.J65]" office:value-type="float" office:value="0.261568947047083" calcext:value-type="float">
            <text:p>0,261568947</text:p>
          </table:table-cell>
          <table:table-cell table:style-name="ce4" table:formula="of:=[$redistribution_low.K65]" office:value-type="float" office:value="0.302270972134202" calcext:value-type="float">
            <text:p>0,3022709721</text:p>
          </table:table-cell>
          <table:table-cell table:style-name="ce4" table:formula="of:=[$redistribution_low.L65]" office:value-type="float" office:value="0.267581379443655" calcext:value-type="float">
            <text:p>0,2675813794</text:p>
          </table:table-cell>
          <table:table-cell table:style-name="ce4" table:formula="of:=[$redistribution_low.M65]" office:value-type="float" office:value="0.291904923330804" calcext:value-type="float">
            <text:p>0,2919049233</text:p>
          </table:table-cell>
          <table:table-cell table:number-columns-repeated="1007"/>
        </table:table-row>
        <table:table-row table:style-name="ro1">
          <table:table-cell table:style-name="ce4" table:formula="of:=[.A69]+1" office:value-type="float" office:value="113" calcext:value-type="float">
            <text:p>113</text:p>
          </table:table-cell>
          <table:table-cell table:style-name="ce4" table:formula="of:=[$Redistribution_high.J66]" office:value-type="float" office:value="0.248079969879536" calcext:value-type="float">
            <text:p>0,2480799699</text:p>
          </table:table-cell>
          <table:table-cell table:style-name="ce4" table:formula="of:=[$Redistribution_high.K66]" office:value-type="float" office:value="0.296145738622994" calcext:value-type="float">
            <text:p>0,2961457386</text:p>
          </table:table-cell>
          <table:table-cell table:style-name="ce4" table:formula="of:=[$Redistribution_high.L66]" office:value-type="float" office:value="0.252337462913866" calcext:value-type="float">
            <text:p>0,2523374629</text:p>
          </table:table-cell>
          <table:table-cell table:style-name="ce4" table:formula="of:=[$Redistribution_high.M66]" office:value-type="float" office:value="0.288943877354425" calcext:value-type="float">
            <text:p>0,2889438774</text:p>
          </table:table-cell>
          <table:table-cell/>
          <table:table-cell table:style-name="ce4"/>
          <table:table-cell table:style-name="ce4" table:formula="of:=[$Redistribution_central.J66]" office:value-type="float" office:value="0.238939973050108" calcext:value-type="float">
            <text:p>0,2389399731</text:p>
          </table:table-cell>
          <table:table-cell table:style-name="ce4" table:formula="of:=[$Redistribution_central.K66]" office:value-type="float" office:value="0.281415200666367" calcext:value-type="float">
            <text:p>0,2814152007</text:p>
          </table:table-cell>
          <table:table-cell table:style-name="ce4" table:formula="of:=[$Redistribution_central.L66]" office:value-type="float" office:value="0.246414216724807" calcext:value-type="float">
            <text:p>0,2464142167</text:p>
          </table:table-cell>
          <table:table-cell table:style-name="ce4" table:formula="of:=[$Redistribution_central.M66]" office:value-type="float" office:value="0.268949029752294" calcext:value-type="float">
            <text:p>0,2689490298</text:p>
          </table:table-cell>
          <table:table-cell table:number-columns-repeated="2"/>
          <table:table-cell table:style-name="ce4" table:formula="of:=[$redistribution_low.J66]" office:value-type="float" office:value="0.247363343886896" calcext:value-type="float">
            <text:p>0,2473633439</text:p>
          </table:table-cell>
          <table:table-cell table:style-name="ce4" table:formula="of:=[$redistribution_low.K66]" office:value-type="float" office:value="0.28391209438001" calcext:value-type="float">
            <text:p>0,2839120944</text:p>
          </table:table-cell>
          <table:table-cell table:style-name="ce4" table:formula="of:=[$redistribution_low.L66]" office:value-type="float" office:value="0.254832513871439" calcext:value-type="float">
            <text:p>0,2548325139</text:p>
          </table:table-cell>
          <table:table-cell table:style-name="ce4" table:formula="of:=[$redistribution_low.M66]" office:value-type="float" office:value="0.271294928114106" calcext:value-type="float">
            <text:p>0,2712949281</text:p>
          </table:table-cell>
          <table:table-cell table:number-columns-repeated="1007"/>
        </table:table-row>
        <table:table-row table:style-name="ro1">
          <table:table-cell table:style-name="ce4" table:formula="of:=[.A70]+1" office:value-type="float" office:value="114" calcext:value-type="float">
            <text:p>114</text:p>
          </table:table-cell>
          <table:table-cell table:style-name="ce4" table:formula="of:=[$Redistribution_high.J67]" office:value-type="float" office:value="0.256315520202039" calcext:value-type="float">
            <text:p>0,2563155202</text:p>
          </table:table-cell>
          <table:table-cell table:style-name="ce4" table:formula="of:=[$Redistribution_high.K67]" office:value-type="float" office:value="0.303880891090138" calcext:value-type="float">
            <text:p>0,3038808911</text:p>
          </table:table-cell>
          <table:table-cell table:style-name="ce4" table:formula="of:=[$Redistribution_high.L67]" office:value-type="float" office:value="0.260062536306533" calcext:value-type="float">
            <text:p>0,2600625363</text:p>
          </table:table-cell>
          <table:table-cell table:style-name="ce4" table:formula="of:=[$Redistribution_high.M67]" office:value-type="float" office:value="0.297553825111635" calcext:value-type="float">
            <text:p>0,2975538251</text:p>
          </table:table-cell>
          <table:table-cell/>
          <table:table-cell table:style-name="ce4"/>
          <table:table-cell table:style-name="ce4" table:formula="of:=[$Redistribution_central.J67]" office:value-type="float" office:value="0.240994600229555" calcext:value-type="float">
            <text:p>0,2409946002</text:p>
          </table:table-cell>
          <table:table-cell table:style-name="ce4" table:formula="of:=[$Redistribution_central.K67]" office:value-type="float" office:value="0.283781411249086" calcext:value-type="float">
            <text:p>0,2837814112</text:p>
          </table:table-cell>
          <table:table-cell table:style-name="ce4" table:formula="of:=[$Redistribution_central.L67]" office:value-type="float" office:value="0.246616472343716" calcext:value-type="float">
            <text:p>0,2466164723</text:p>
          </table:table-cell>
          <table:table-cell table:style-name="ce4" table:formula="of:=[$Redistribution_central.M67]" office:value-type="float" office:value="0.27431776980738" calcext:value-type="float">
            <text:p>0,2743177698</text:p>
          </table:table-cell>
          <table:table-cell table:number-columns-repeated="2"/>
          <table:table-cell table:style-name="ce4" table:formula="of:=[$redistribution_low.J67]" office:value-type="float" office:value="0.256839950198188" calcext:value-type="float">
            <text:p>0,2568399502</text:p>
          </table:table-cell>
          <table:table-cell table:style-name="ce4" table:formula="of:=[$redistribution_low.K67]" office:value-type="float" office:value="0.298531918329236" calcext:value-type="float">
            <text:p>0,2985319183</text:p>
          </table:table-cell>
          <table:table-cell table:style-name="ce4" table:formula="of:=[$redistribution_low.L67]" office:value-type="float" office:value="0.262536761666639" calcext:value-type="float">
            <text:p>0,2625367617</text:p>
          </table:table-cell>
          <table:table-cell table:style-name="ce4" table:formula="of:=[$redistribution_low.M67]" office:value-type="float" office:value="0.288629361661999" calcext:value-type="float">
            <text:p>0,2886293617</text:p>
          </table:table-cell>
          <table:table-cell table:number-columns-repeated="1007"/>
        </table:table-row>
        <table:table-row table:style-name="ro1">
          <table:table-cell table:style-name="ce4" table:formula="of:=[.A71]+1" office:value-type="float" office:value="115" calcext:value-type="float">
            <text:p>115</text:p>
          </table:table-cell>
          <table:table-cell table:style-name="ce4" table:formula="of:=[$Redistribution_high.J68]" office:value-type="float" office:value="0.255644306628619" calcext:value-type="float">
            <text:p>0,2556443066</text:p>
          </table:table-cell>
          <table:table-cell table:style-name="ce4" table:formula="of:=[$Redistribution_high.K68]" office:value-type="float" office:value="0.30114935005491" calcext:value-type="float">
            <text:p>0,3011493501</text:p>
          </table:table-cell>
          <table:table-cell table:style-name="ce4" table:formula="of:=[$Redistribution_high.L68]" office:value-type="float" office:value="0.258819574533107" calcext:value-type="float">
            <text:p>0,2588195745</text:p>
          </table:table-cell>
          <table:table-cell table:style-name="ce4" table:formula="of:=[$Redistribution_high.M68]" office:value-type="float" office:value="0.295798791909496" calcext:value-type="float">
            <text:p>0,2957987919</text:p>
          </table:table-cell>
          <table:table-cell/>
          <table:table-cell table:style-name="ce4"/>
          <table:table-cell table:style-name="ce4" table:formula="of:=[$Redistribution_central.J68]" office:value-type="float" office:value="0.243694324522841" calcext:value-type="float">
            <text:p>0,2436943245</text:p>
          </table:table-cell>
          <table:table-cell table:style-name="ce4" table:formula="of:=[$Redistribution_central.K68]" office:value-type="float" office:value="0.283565161198468" calcext:value-type="float">
            <text:p>0,2835651612</text:p>
          </table:table-cell>
          <table:table-cell table:style-name="ce4" table:formula="of:=[$Redistribution_central.L68]" office:value-type="float" office:value="0.248928658171815" calcext:value-type="float">
            <text:p>0,2489286582</text:p>
          </table:table-cell>
          <table:table-cell table:style-name="ce4" table:formula="of:=[$Redistribution_central.M68]" office:value-type="float" office:value="0.274748344493682" calcext:value-type="float">
            <text:p>0,2747483445</text:p>
          </table:table-cell>
          <table:table-cell table:number-columns-repeated="2"/>
          <table:table-cell table:style-name="ce4" table:formula="of:=[$redistribution_low.J68]" office:value-type="float" office:value="0.259369997088649" calcext:value-type="float">
            <text:p>0,2593699971</text:p>
          </table:table-cell>
          <table:table-cell table:style-name="ce4" table:formula="of:=[$redistribution_low.K68]" office:value-type="float" office:value="0.302548846914226" calcext:value-type="float">
            <text:p>0,3025488469</text:p>
          </table:table-cell>
          <table:table-cell table:style-name="ce4" table:formula="of:=[$redistribution_low.L68]" office:value-type="float" office:value="0.264645282588165" calcext:value-type="float">
            <text:p>0,2646452826</text:p>
          </table:table-cell>
          <table:table-cell table:style-name="ce4" table:formula="of:=[$redistribution_low.M68]" office:value-type="float" office:value="0.293274476934809" calcext:value-type="float">
            <text:p>0,2932744769</text:p>
          </table:table-cell>
          <table:table-cell table:number-columns-repeated="1007"/>
        </table:table-row>
        <table:table-row table:style-name="ro1">
          <table:table-cell table:style-name="ce4" table:formula="of:=[.A72]+1" office:value-type="float" office:value="116" calcext:value-type="float">
            <text:p>116</text:p>
          </table:table-cell>
          <table:table-cell table:style-name="ce4" table:formula="of:=[$Redistribution_high.J69]" office:value-type="float" office:value="0.252674000208436" calcext:value-type="float">
            <text:p>0,2526740002</text:p>
          </table:table-cell>
          <table:table-cell table:style-name="ce4" table:formula="of:=[$Redistribution_high.K69]" office:value-type="float" office:value="0.298056687550946" calcext:value-type="float">
            <text:p>0,2980566876</text:p>
          </table:table-cell>
          <table:table-cell table:style-name="ce4" table:formula="of:=[$Redistribution_high.L69]" office:value-type="float" office:value="0.255550590091856" calcext:value-type="float">
            <text:p>0,2555505901</text:p>
          </table:table-cell>
          <table:table-cell table:style-name="ce4" table:formula="of:=[$Redistribution_high.M69]" office:value-type="float" office:value="0.293206938465445" calcext:value-type="float">
            <text:p>0,2932069385</text:p>
          </table:table-cell>
          <table:table-cell/>
          <table:table-cell table:style-name="ce4"/>
          <table:table-cell table:style-name="ce4" table:formula="of:=[$Redistribution_central.J69]" office:value-type="float" office:value="0.237129251936969" calcext:value-type="float">
            <text:p>0,2371292519</text:p>
          </table:table-cell>
          <table:table-cell table:style-name="ce4" table:formula="of:=[$Redistribution_central.K69]" office:value-type="float" office:value="0.275365697208919" calcext:value-type="float">
            <text:p>0,2753656972</text:p>
          </table:table-cell>
          <table:table-cell table:style-name="ce4" table:formula="of:=[$Redistribution_central.L69]" office:value-type="float" office:value="0.242298896461866" calcext:value-type="float">
            <text:p>0,2422988965</text:p>
          </table:table-cell>
          <table:table-cell table:style-name="ce4" table:formula="of:=[$Redistribution_central.M69]" office:value-type="float" office:value="0.266654477389061" calcext:value-type="float">
            <text:p>0,2666544774</text:p>
          </table:table-cell>
          <table:table-cell table:number-columns-repeated="2"/>
          <table:table-cell table:style-name="ce4" table:formula="of:=[$redistribution_low.J69]" office:value-type="float" office:value="0.250793201127155" calcext:value-type="float">
            <text:p>0,2507932011</text:p>
          </table:table-cell>
          <table:table-cell table:style-name="ce4" table:formula="of:=[$redistribution_low.K69]" office:value-type="float" office:value="0.278785826285419" calcext:value-type="float">
            <text:p>0,2787858263</text:p>
          </table:table-cell>
          <table:table-cell table:style-name="ce4" table:formula="of:=[$redistribution_low.L69]" office:value-type="float" office:value="0.255769350338397" calcext:value-type="float">
            <text:p>0,2557693503</text:p>
          </table:table-cell>
          <table:table-cell table:style-name="ce4" table:formula="of:=[$redistribution_low.M69]" office:value-type="float" office:value="0.270436961303231" calcext:value-type="float">
            <text:p>0,2704369613</text:p>
          </table:table-cell>
          <table:table-cell table:number-columns-repeated="1007"/>
        </table:table-row>
        <table:table-row table:style-name="ro1">
          <table:table-cell table:style-name="ce4" table:formula="of:=[.A73]+1" office:value-type="float" office:value="117" calcext:value-type="float">
            <text:p>117</text:p>
          </table:table-cell>
          <table:table-cell table:style-name="ce4" table:formula="of:=[$Redistribution_high.J70]" office:value-type="float" office:value="0.252179070893372" calcext:value-type="float">
            <text:p>0,2521790709</text:p>
          </table:table-cell>
          <table:table-cell table:style-name="ce4" table:formula="of:=[$Redistribution_high.K70]" office:value-type="float" office:value="0.301869571061481" calcext:value-type="float">
            <text:p>0,3018695711</text:p>
          </table:table-cell>
          <table:table-cell table:style-name="ce4" table:formula="of:=[$Redistribution_high.L70]" office:value-type="float" office:value="0.255925960184247" calcext:value-type="float">
            <text:p>0,2559259602</text:p>
          </table:table-cell>
          <table:table-cell table:style-name="ce4" table:formula="of:=[$Redistribution_high.M70]" office:value-type="float" office:value="0.295474927767689" calcext:value-type="float">
            <text:p>0,2954749278</text:p>
          </table:table-cell>
          <table:table-cell/>
          <table:table-cell table:style-name="ce4"/>
          <table:table-cell table:style-name="ce4" table:formula="of:=[$Redistribution_central.J70]" office:value-type="float" office:value="0.229661498451696" calcext:value-type="float">
            <text:p>0,2296614985</text:p>
          </table:table-cell>
          <table:table-cell table:style-name="ce4" table:formula="of:=[$Redistribution_central.K70]" office:value-type="float" office:value="0.258330653067923" calcext:value-type="float">
            <text:p>0,2583306531</text:p>
          </table:table-cell>
          <table:table-cell table:style-name="ce4" table:formula="of:=[$Redistribution_central.L70]" office:value-type="float" office:value="0.234745399708389" calcext:value-type="float">
            <text:p>0,2347453997</text:p>
          </table:table-cell>
          <table:table-cell table:style-name="ce4" table:formula="of:=[$Redistribution_central.M70]" office:value-type="float" office:value="0.250070402441681" calcext:value-type="float">
            <text:p>0,2500704024</text:p>
          </table:table-cell>
          <table:table-cell table:number-columns-repeated="2"/>
          <table:table-cell table:style-name="ce4" table:formula="of:=[$redistribution_low.J70]" office:value-type="float" office:value="0.252655721473706" calcext:value-type="float">
            <text:p>0,2526557215</text:p>
          </table:table-cell>
          <table:table-cell table:style-name="ce4" table:formula="of:=[$redistribution_low.K70]" office:value-type="float" office:value="0.286959700422785" calcext:value-type="float">
            <text:p>0,2869597004</text:p>
          </table:table-cell>
          <table:table-cell table:style-name="ce4" table:formula="of:=[$redistribution_low.L70]" office:value-type="float" office:value="0.258013332485938" calcext:value-type="float">
            <text:p>0,2580133325</text:p>
          </table:table-cell>
          <table:table-cell table:style-name="ce4" table:formula="of:=[$redistribution_low.M70]" office:value-type="float" office:value="0.277753354020813" calcext:value-type="float">
            <text:p>0,277753354</text:p>
          </table:table-cell>
          <table:table-cell table:number-columns-repeated="1007"/>
        </table:table-row>
        <table:table-row table:style-name="ro1">
          <table:table-cell table:style-name="ce4" table:formula="of:=[.A74]+1" office:value-type="float" office:value="118" calcext:value-type="float">
            <text:p>118</text:p>
          </table:table-cell>
          <table:table-cell table:style-name="ce4" table:formula="of:=[$Redistribution_high.J71]" office:value-type="float" office:value="0.253792513476291" calcext:value-type="float">
            <text:p>0,2537925135</text:p>
          </table:table-cell>
          <table:table-cell table:style-name="ce4" table:formula="of:=[$Redistribution_high.K71]" office:value-type="float" office:value="0.300325628257246" calcext:value-type="float">
            <text:p>0,3003256283</text:p>
          </table:table-cell>
          <table:table-cell table:style-name="ce4" table:formula="of:=[$Redistribution_high.L71]" office:value-type="float" office:value="0.256074992555622" calcext:value-type="float">
            <text:p>0,2560749926</text:p>
          </table:table-cell>
          <table:table-cell table:style-name="ce4" table:formula="of:=[$Redistribution_high.M71]" office:value-type="float" office:value="0.296431435551294" calcext:value-type="float">
            <text:p>0,2964314356</text:p>
          </table:table-cell>
          <table:table-cell/>
          <table:table-cell table:style-name="ce4"/>
          <table:table-cell table:style-name="ce4" table:formula="of:=[$Redistribution_central.J71]" office:value-type="float" office:value="0.239435251928948" calcext:value-type="float">
            <text:p>0,2394352519</text:p>
          </table:table-cell>
          <table:table-cell table:style-name="ce4" table:formula="of:=[$Redistribution_central.K71]" office:value-type="float" office:value="0.273853745406188" calcext:value-type="float">
            <text:p>0,2738537454</text:p>
          </table:table-cell>
          <table:table-cell table:style-name="ce4" table:formula="of:=[$Redistribution_central.L71]" office:value-type="float" office:value="0.243205743888193" calcext:value-type="float">
            <text:p>0,2432057439</text:p>
          </table:table-cell>
          <table:table-cell table:style-name="ce4" table:formula="of:=[$Redistribution_central.M71]" office:value-type="float" office:value="0.267569107803577" calcext:value-type="float">
            <text:p>0,2675691078</text:p>
          </table:table-cell>
          <table:table-cell table:number-columns-repeated="2"/>
          <table:table-cell table:style-name="ce4" table:formula="of:=[$redistribution_low.J71]" office:value-type="float" office:value="0.255377925704599" calcext:value-type="float">
            <text:p>0,2553779257</text:p>
          </table:table-cell>
          <table:table-cell table:style-name="ce4" table:formula="of:=[$redistribution_low.K71]" office:value-type="float" office:value="0.28416151299351" calcext:value-type="float">
            <text:p>0,284161513</text:p>
          </table:table-cell>
          <table:table-cell table:style-name="ce4" table:formula="of:=[$redistribution_low.L71]" office:value-type="float" office:value="0.25942680207239" calcext:value-type="float">
            <text:p>0,2594268021</text:p>
          </table:table-cell>
          <table:table-cell table:style-name="ce4" table:formula="of:=[$redistribution_low.M71]" office:value-type="float" office:value="0.277244371438976" calcext:value-type="float">
            <text:p>0,2772443714</text:p>
          </table:table-cell>
          <table:table-cell table:number-columns-repeated="1007"/>
        </table:table-row>
        <table:table-row table:style-name="ro1">
          <table:table-cell table:style-name="ce4" table:formula="of:=[.A75]+1" office:value-type="float" office:value="119" calcext:value-type="float">
            <text:p>119</text:p>
          </table:table-cell>
          <table:table-cell table:style-name="ce4" table:formula="of:=[$Redistribution_high.J72]" office:value-type="float" office:value="0.254421803728161" calcext:value-type="float">
            <text:p>0,2544218037</text:p>
          </table:table-cell>
          <table:table-cell table:style-name="ce4" table:formula="of:=[$Redistribution_high.K72]" office:value-type="float" office:value="0.296994101564769" calcext:value-type="float">
            <text:p>0,2969941016</text:p>
          </table:table-cell>
          <table:table-cell table:style-name="ce4" table:formula="of:=[$Redistribution_high.L72]" office:value-type="float" office:value="0.2563881996086" calcext:value-type="float">
            <text:p>0,2563881996</text:p>
          </table:table-cell>
          <table:table-cell table:style-name="ce4" table:formula="of:=[$Redistribution_high.M72]" office:value-type="float" office:value="0.293702901405467" calcext:value-type="float">
            <text:p>0,2937029014</text:p>
          </table:table-cell>
          <table:table-cell/>
          <table:table-cell table:style-name="ce4"/>
          <table:table-cell table:style-name="ce4" table:formula="of:=[$Redistribution_central.J72]" office:value-type="float" office:value="0.238411447045991" calcext:value-type="float">
            <text:p>0,238411447</text:p>
          </table:table-cell>
          <table:table-cell table:style-name="ce4" table:formula="of:=[$Redistribution_central.K72]" office:value-type="float" office:value="0.275613837894327" calcext:value-type="float">
            <text:p>0,2756138379</text:p>
          </table:table-cell>
          <table:table-cell table:style-name="ce4" table:formula="of:=[$Redistribution_central.L72]" office:value-type="float" office:value="0.24203142780991" calcext:value-type="float">
            <text:p>0,2420314278</text:p>
          </table:table-cell>
          <table:table-cell table:style-name="ce4" table:formula="of:=[$Redistribution_central.M72]" office:value-type="float" office:value="0.26956990924437" calcext:value-type="float">
            <text:p>0,2695699092</text:p>
          </table:table-cell>
          <table:table-cell table:number-columns-repeated="2"/>
          <table:table-cell table:style-name="ce4" table:formula="of:=[$redistribution_low.J72]" office:value-type="float" office:value="0.242297016628632" calcext:value-type="float">
            <text:p>0,2422970166</text:p>
          </table:table-cell>
          <table:table-cell table:style-name="ce4" table:formula="of:=[$redistribution_low.K72]" office:value-type="float" office:value="0.27000072702383" calcext:value-type="float">
            <text:p>0,270000727</text:p>
          </table:table-cell>
          <table:table-cell table:style-name="ce4" table:formula="of:=[$redistribution_low.L72]" office:value-type="float" office:value="0.245816046969274" calcext:value-type="float">
            <text:p>0,245816047</text:p>
          </table:table-cell>
          <table:table-cell table:style-name="ce4" table:formula="of:=[$redistribution_low.M72]" office:value-type="float" office:value="0.263924512661526" calcext:value-type="float">
            <text:p>0,2639245127</text:p>
          </table:table-cell>
          <table:table-cell table:number-columns-repeated="1007"/>
        </table:table-row>
        <table:table-row table:style-name="ro1">
          <table:table-cell table:style-name="ce4" table:formula="of:=[.A76]+1" office:value-type="float" office:value="120" calcext:value-type="float">
            <text:p>120</text:p>
          </table:table-cell>
          <table:table-cell table:style-name="ce4" table:formula="of:=[$Redistribution_high.J73]" office:value-type="float" office:value="0.25378227174179" calcext:value-type="float">
            <text:p>0,2537822717</text:p>
          </table:table-cell>
          <table:table-cell table:style-name="ce4" table:formula="of:=[$Redistribution_high.K73]" office:value-type="float" office:value="0.303164604468181" calcext:value-type="float">
            <text:p>0,3031646045</text:p>
          </table:table-cell>
          <table:table-cell table:style-name="ce4" table:formula="of:=[$Redistribution_high.L73]" office:value-type="float" office:value="0.255967761030552" calcext:value-type="float">
            <text:p>0,255967761</text:p>
          </table:table-cell>
          <table:table-cell table:style-name="ce4" table:formula="of:=[$Redistribution_high.M73]" office:value-type="float" office:value="0.29937877948752" calcext:value-type="float">
            <text:p>0,2993787795</text:p>
          </table:table-cell>
          <table:table-cell/>
          <table:table-cell table:style-name="ce4"/>
          <table:table-cell table:style-name="ce4" table:formula="of:=[$Redistribution_central.J73]" office:value-type="float" office:value="0.242187063662866" calcext:value-type="float">
            <text:p>0,2421870637</text:p>
          </table:table-cell>
          <table:table-cell table:style-name="ce4" table:formula="of:=[$Redistribution_central.K73]" office:value-type="float" office:value="0.282234373743038" calcext:value-type="float">
            <text:p>0,2822343737</text:p>
          </table:table-cell>
          <table:table-cell table:style-name="ce4" table:formula="of:=[$Redistribution_central.L73]" office:value-type="float" office:value="0.245691793520211" calcext:value-type="float">
            <text:p>0,2456917935</text:p>
          </table:table-cell>
          <table:table-cell table:style-name="ce4" table:formula="of:=[$Redistribution_central.M73]" office:value-type="float" office:value="0.276302818767331" calcext:value-type="float">
            <text:p>0,2763028188</text:p>
          </table:table-cell>
          <table:table-cell table:number-columns-repeated="2"/>
          <table:table-cell table:style-name="ce4" table:formula="of:=[$redistribution_low.J73]" office:value-type="float" office:value="0.243805996129145" calcext:value-type="float">
            <text:p>0,2438059961</text:p>
          </table:table-cell>
          <table:table-cell table:style-name="ce4" table:formula="of:=[$redistribution_low.K73]" office:value-type="float" office:value="0.266629435131265" calcext:value-type="float">
            <text:p>0,2666294351</text:p>
          </table:table-cell>
          <table:table-cell table:style-name="ce4" table:formula="of:=[$redistribution_low.L73]" office:value-type="float" office:value="0.247126438763799" calcext:value-type="float">
            <text:p>0,2471264388</text:p>
          </table:table-cell>
          <table:table-cell table:style-name="ce4" table:formula="of:=[$redistribution_low.M73]" office:value-type="float" office:value="0.260992614838793" calcext:value-type="float">
            <text:p>0,2609926148</text:p>
          </table:table-cell>
          <table:table-cell table:number-columns-repeated="1007"/>
        </table:table-row>
        <table:table-row table:style-name="ro1">
          <table:table-cell table:style-name="ce4" table:formula="of:=[.A77]+1" office:value-type="float" office:value="121" calcext:value-type="float">
            <text:p>121</text:p>
          </table:table-cell>
          <table:table-cell table:style-name="ce4" table:formula="of:=[$Redistribution_high.J74]" office:value-type="float" office:value="0.254649595335762" calcext:value-type="float">
            <text:p>0,2546495953</text:p>
          </table:table-cell>
          <table:table-cell table:style-name="ce4" table:formula="of:=[$Redistribution_high.K74]" office:value-type="float" office:value="0.306104567454057" calcext:value-type="float">
            <text:p>0,3061045675</text:p>
          </table:table-cell>
          <table:table-cell table:style-name="ce4" table:formula="of:=[$Redistribution_high.L74]" office:value-type="float" office:value="0.257112224513259" calcext:value-type="float">
            <text:p>0,2571122245</text:p>
          </table:table-cell>
          <table:table-cell table:style-name="ce4" table:formula="of:=[$Redistribution_high.M74]" office:value-type="float" office:value="0.301849226511218" calcext:value-type="float">
            <text:p>0,3018492265</text:p>
          </table:table-cell>
          <table:table-cell/>
          <table:table-cell table:style-name="ce4"/>
          <table:table-cell table:style-name="ce4" table:formula="of:=[$Redistribution_central.J74]" office:value-type="float" office:value="0.250435128746863" calcext:value-type="float">
            <text:p>0,2504351287</text:p>
          </table:table-cell>
          <table:table-cell table:style-name="ce4" table:formula="of:=[$Redistribution_central.K74]" office:value-type="float" office:value="0.300702185682361" calcext:value-type="float">
            <text:p>0,3007021857</text:p>
          </table:table-cell>
          <table:table-cell table:style-name="ce4" table:formula="of:=[$Redistribution_central.L74]" office:value-type="float" office:value="0.254998583889571" calcext:value-type="float">
            <text:p>0,2549985839</text:p>
          </table:table-cell>
          <table:table-cell table:style-name="ce4" table:formula="of:=[$Redistribution_central.M74]" office:value-type="float" office:value="0.292841314771776" calcext:value-type="float">
            <text:p>0,2928413148</text:p>
          </table:table-cell>
          <table:table-cell table:number-columns-repeated="2"/>
          <table:table-cell table:style-name="ce4" table:formula="of:=[$redistribution_low.J74]" office:value-type="float" office:value="0.253860324544362" calcext:value-type="float">
            <text:p>0,2538603245</text:p>
          </table:table-cell>
          <table:table-cell table:style-name="ce4" table:formula="of:=[$redistribution_low.K74]" office:value-type="float" office:value="0.283432660556808" calcext:value-type="float">
            <text:p>0,2834326606</text:p>
          </table:table-cell>
          <table:table-cell table:style-name="ce4" table:formula="of:=[$redistribution_low.L74]" office:value-type="float" office:value="0.258298902781272" calcext:value-type="float">
            <text:p>0,2582989028</text:p>
          </table:table-cell>
          <table:table-cell table:style-name="ce4" table:formula="of:=[$redistribution_low.M74]" office:value-type="float" office:value="0.27581517847327" calcext:value-type="float">
            <text:p>0,2758151785</text:p>
          </table:table-cell>
          <table:table-cell table:number-columns-repeated="1007"/>
        </table:table-row>
        <table:table-row table:style-name="ro1">
          <table:table-cell table:style-name="ce4" table:formula="of:=[.A78]+1" office:value-type="float" office:value="122" calcext:value-type="float">
            <text:p>122</text:p>
          </table:table-cell>
          <table:table-cell table:style-name="ce4" table:formula="of:=[$Redistribution_high.J75]" office:value-type="float" office:value="0.255010304504529" calcext:value-type="float">
            <text:p>0,2550103045</text:p>
          </table:table-cell>
          <table:table-cell table:style-name="ce4" table:formula="of:=[$Redistribution_high.K75]" office:value-type="float" office:value="0.3050205555543" calcext:value-type="float">
            <text:p>0,3050205556</text:p>
          </table:table-cell>
          <table:table-cell table:style-name="ce4" table:formula="of:=[$Redistribution_high.L75]" office:value-type="float" office:value="0.257212305914078" calcext:value-type="float">
            <text:p>0,2572123059</text:p>
          </table:table-cell>
          <table:table-cell table:style-name="ce4" table:formula="of:=[$Redistribution_high.M75]" office:value-type="float" office:value="0.301217196033128" calcext:value-type="float">
            <text:p>0,301217196</text:p>
          </table:table-cell>
          <table:table-cell/>
          <table:table-cell table:style-name="ce4"/>
          <table:table-cell table:style-name="ce4" table:formula="of:=[$Redistribution_central.J75]" office:value-type="float" office:value="0.254430763800035" calcext:value-type="float">
            <text:p>0,2544307638</text:p>
          </table:table-cell>
          <table:table-cell table:style-name="ce4" table:formula="of:=[$Redistribution_central.K75]" office:value-type="float" office:value="0.302880485025636" calcext:value-type="float">
            <text:p>0,302880485</text:p>
          </table:table-cell>
          <table:table-cell table:style-name="ce4" table:formula="of:=[$Redistribution_central.L75]" office:value-type="float" office:value="0.257856859076647" calcext:value-type="float">
            <text:p>0,2578568591</text:p>
          </table:table-cell>
          <table:table-cell table:style-name="ce4" table:formula="of:=[$Redistribution_central.M75]" office:value-type="float" office:value="0.297056706491204" calcext:value-type="float">
            <text:p>0,2970567065</text:p>
          </table:table-cell>
          <table:table-cell table:number-columns-repeated="2"/>
          <table:table-cell table:style-name="ce4" table:formula="of:=[$redistribution_low.J75]" office:value-type="float" office:value="0.249976621720007" calcext:value-type="float">
            <text:p>0,2499766217</text:p>
          </table:table-cell>
          <table:table-cell table:style-name="ce4" table:formula="of:=[$redistribution_low.K75]" office:value-type="float" office:value="0.280216335304456" calcext:value-type="float">
            <text:p>0,2802163353</text:p>
          </table:table-cell>
          <table:table-cell table:style-name="ce4" table:formula="of:=[$redistribution_low.L75]" office:value-type="float" office:value="0.252929920134921" calcext:value-type="float">
            <text:p>0,2529299201</text:p>
          </table:table-cell>
          <table:table-cell table:style-name="ce4" table:formula="of:=[$redistribution_low.M75]" office:value-type="float" office:value="0.275156151800455" calcext:value-type="float">
            <text:p>0,2751561518</text:p>
          </table:table-cell>
          <table:table-cell table:number-columns-repeated="1007"/>
        </table:table-row>
        <table:table-row table:style-name="ro1">
          <table:table-cell table:style-name="ce4" table:formula="of:=[.A79]+1" office:value-type="float" office:value="123" calcext:value-type="float">
            <text:p>123</text:p>
          </table:table-cell>
          <table:table-cell table:style-name="ce4" table:formula="of:=[$Redistribution_high.J76]" office:value-type="float" office:value="0.25737313019682" calcext:value-type="float">
            <text:p>0,2573731302</text:p>
          </table:table-cell>
          <table:table-cell table:style-name="ce4" table:formula="of:=[$Redistribution_high.K76]" office:value-type="float" office:value="0.305059976016961" calcext:value-type="float">
            <text:p>0,305059976</text:p>
          </table:table-cell>
          <table:table-cell table:style-name="ce4" table:formula="of:=[$Redistribution_high.L76]" office:value-type="float" office:value="0.25936444826741" calcext:value-type="float">
            <text:p>0,2593644483</text:p>
          </table:table-cell>
          <table:table-cell table:style-name="ce4" table:formula="of:=[$Redistribution_high.M76]" office:value-type="float" office:value="0.301610372025035" calcext:value-type="float">
            <text:p>0,301610372</text:p>
          </table:table-cell>
          <table:table-cell/>
          <table:table-cell table:style-name="ce4"/>
          <table:table-cell table:style-name="ce4" table:formula="of:=[$Redistribution_central.J76]" office:value-type="float" office:value="0.256502768701453" calcext:value-type="float">
            <text:p>0,2565027687</text:p>
          </table:table-cell>
          <table:table-cell table:style-name="ce4" table:formula="of:=[$Redistribution_central.K76]" office:value-type="float" office:value="0.297772448031267" calcext:value-type="float">
            <text:p>0,297772448</text:p>
          </table:table-cell>
          <table:table-cell table:style-name="ce4" table:formula="of:=[$Redistribution_central.L76]" office:value-type="float" office:value="0.25972265972241" calcext:value-type="float">
            <text:p>0,2597226597</text:p>
          </table:table-cell>
          <table:table-cell table:style-name="ce4" table:formula="of:=[$Redistribution_central.M76]" office:value-type="float" office:value="0.292377254347694" calcext:value-type="float">
            <text:p>0,2923772543</text:p>
          </table:table-cell>
          <table:table-cell table:number-columns-repeated="2"/>
          <table:table-cell table:style-name="ce4" table:formula="of:=[$redistribution_low.J76]" office:value-type="float" office:value="0.249064089677039" calcext:value-type="float">
            <text:p>0,2490640897</text:p>
          </table:table-cell>
          <table:table-cell table:style-name="ce4" table:formula="of:=[$redistribution_low.K76]" office:value-type="float" office:value="0.284497871859239" calcext:value-type="float">
            <text:p>0,2844978719</text:p>
          </table:table-cell>
          <table:table-cell table:style-name="ce4" table:formula="of:=[$redistribution_low.L76]" office:value-type="float" office:value="0.25249941821462" calcext:value-type="float">
            <text:p>0,2524994182</text:p>
          </table:table-cell>
          <table:table-cell table:style-name="ce4" table:formula="of:=[$redistribution_low.M76]" office:value-type="float" office:value="0.278476082429584" calcext:value-type="float">
            <text:p>0,2784760824</text:p>
          </table:table-cell>
          <table:table-cell table:number-columns-repeated="1007"/>
        </table:table-row>
        <table:table-row table:style-name="ro1">
          <table:table-cell table:style-name="ce4" table:formula="of:=[.A80]+1" office:value-type="float" office:value="124" calcext:value-type="float">
            <text:p>124</text:p>
          </table:table-cell>
          <table:table-cell table:style-name="ce4" table:formula="of:=[$Redistribution_high.J77]" office:value-type="float" office:value="0.242891775350121" calcext:value-type="float">
            <text:p>0,2428917754</text:p>
          </table:table-cell>
          <table:table-cell table:style-name="ce4" table:formula="of:=[$Redistribution_high.K77]" office:value-type="float" office:value="0.282128218215656" calcext:value-type="float">
            <text:p>0,2821282182</text:p>
          </table:table-cell>
          <table:table-cell table:style-name="ce4" table:formula="of:=[$Redistribution_high.L77]" office:value-type="float" office:value="0.244748134196293" calcext:value-type="float">
            <text:p>0,2447481342</text:p>
          </table:table-cell>
          <table:table-cell table:style-name="ce4" table:formula="of:=[$Redistribution_high.M77]" office:value-type="float" office:value="0.279005165649467" calcext:value-type="float">
            <text:p>0,2790051656</text:p>
          </table:table-cell>
          <table:table-cell/>
          <table:table-cell table:style-name="ce4"/>
          <table:table-cell table:style-name="ce4" table:formula="of:=[$Redistribution_central.J77]" office:value-type="float" office:value="0.253038702475479" calcext:value-type="float">
            <text:p>0,2530387025</text:p>
          </table:table-cell>
          <table:table-cell table:style-name="ce4" table:formula="of:=[$Redistribution_central.K77]" office:value-type="float" office:value="0.295302192266327" calcext:value-type="float">
            <text:p>0,2953021923</text:p>
          </table:table-cell>
          <table:table-cell table:style-name="ce4" table:formula="of:=[$Redistribution_central.L77]" office:value-type="float" office:value="0.256246521755294" calcext:value-type="float">
            <text:p>0,2562465218</text:p>
          </table:table-cell>
          <table:table-cell table:style-name="ce4" table:formula="of:=[$Redistribution_central.M77]" office:value-type="float" office:value="0.289916480543172" calcext:value-type="float">
            <text:p>0,2899164805</text:p>
          </table:table-cell>
          <table:table-cell table:number-columns-repeated="2"/>
          <table:table-cell table:style-name="ce4" table:formula="of:=[$redistribution_low.J77]" office:value-type="float" office:value="0.250385403451737" calcext:value-type="float">
            <text:p>0,2503854035</text:p>
          </table:table-cell>
          <table:table-cell table:style-name="ce4" table:formula="of:=[$redistribution_low.K77]" office:value-type="float" office:value="0.292531044955391" calcext:value-type="float">
            <text:p>0,292531045</text:p>
          </table:table-cell>
          <table:table-cell table:style-name="ce4" table:formula="of:=[$redistribution_low.L77]" office:value-type="float" office:value="0.253125840887897" calcext:value-type="float">
            <text:p>0,2531258409</text:p>
          </table:table-cell>
          <table:table-cell table:style-name="ce4" table:formula="of:=[$redistribution_low.M77]" office:value-type="float" office:value="0.287635496909915" calcext:value-type="float">
            <text:p>0,2876354969</text:p>
          </table:table-cell>
          <table:table-cell table:number-columns-repeated="1007"/>
        </table:table-row>
        <table:table-row table:style-name="ro1">
          <table:table-cell table:style-name="ce4" table:formula="of:=[.A81]+1" office:value-type="float" office:value="125" calcext:value-type="float">
            <text:p>125</text:p>
          </table:table-cell>
          <table:table-cell table:style-name="ce4" table:formula="of:=[$Redistribution_high.J78]" office:value-type="float" office:value="0.241013052731013" calcext:value-type="float">
            <text:p>0,2410130527</text:p>
          </table:table-cell>
          <table:table-cell table:style-name="ce4" table:formula="of:=[$Redistribution_high.K78]" office:value-type="float" office:value="0.28621131372031" calcext:value-type="float">
            <text:p>0,2862113137</text:p>
          </table:table-cell>
          <table:table-cell table:style-name="ce4" table:formula="of:=[$Redistribution_high.L78]" office:value-type="float" office:value="0.243338969520052" calcext:value-type="float">
            <text:p>0,2433389695</text:p>
          </table:table-cell>
          <table:table-cell table:style-name="ce4" table:formula="of:=[$Redistribution_high.M78]" office:value-type="float" office:value="0.282260650386555" calcext:value-type="float">
            <text:p>0,2822606504</text:p>
          </table:table-cell>
          <table:table-cell/>
          <table:table-cell table:style-name="ce4"/>
          <table:table-cell table:style-name="ce4" table:formula="of:=[$Redistribution_central.J78]" office:value-type="float" office:value="0.251968192019911" calcext:value-type="float">
            <text:p>0,251968192</text:p>
          </table:table-cell>
          <table:table-cell table:style-name="ce4" table:formula="of:=[$Redistribution_central.K78]" office:value-type="float" office:value="0.2945058116369" calcext:value-type="float">
            <text:p>0,2945058116</text:p>
          </table:table-cell>
          <table:table-cell table:style-name="ce4" table:formula="of:=[$Redistribution_central.L78]" office:value-type="float" office:value="0.255274244151912" calcext:value-type="float">
            <text:p>0,2552742442</text:p>
          </table:table-cell>
          <table:table-cell table:style-name="ce4" table:formula="of:=[$Redistribution_central.M78]" office:value-type="float" office:value="0.289001878824183" calcext:value-type="float">
            <text:p>0,2890018788</text:p>
          </table:table-cell>
          <table:table-cell table:number-columns-repeated="2"/>
          <table:table-cell table:style-name="ce4" table:formula="of:=[$redistribution_low.J78]" office:value-type="float" office:value="0.240845765804851" calcext:value-type="float">
            <text:p>0,2408457658</text:p>
          </table:table-cell>
          <table:table-cell table:style-name="ce4" table:formula="of:=[$redistribution_low.K78]" office:value-type="float" office:value="0.271262319232165" calcext:value-type="float">
            <text:p>0,2712623192</text:p>
          </table:table-cell>
          <table:table-cell table:style-name="ce4" table:formula="of:=[$redistribution_low.L78]" office:value-type="float" office:value="0.244303536682618" calcext:value-type="float">
            <text:p>0,2443035367</text:p>
          </table:table-cell>
          <table:table-cell table:style-name="ce4" table:formula="of:=[$redistribution_low.M78]" office:value-type="float" office:value="0.265221270971375" calcext:value-type="float">
            <text:p>0,265221271</text:p>
          </table:table-cell>
          <table:table-cell table:number-columns-repeated="1007"/>
        </table:table-row>
        <table:table-row table:style-name="ro1">
          <table:table-cell table:style-name="ce4" table:formula="of:=[.A82]+1" office:value-type="float" office:value="126" calcext:value-type="float">
            <text:p>126</text:p>
          </table:table-cell>
          <table:table-cell table:style-name="ce4" table:formula="of:=[$Redistribution_high.J79]" office:value-type="float" office:value="0.251724183764042" calcext:value-type="float">
            <text:p>0,2517241838</text:p>
          </table:table-cell>
          <table:table-cell table:style-name="ce4" table:formula="of:=[$Redistribution_high.K79]" office:value-type="float" office:value="0.315193193657533" calcext:value-type="float">
            <text:p>0,3151931937</text:p>
          </table:table-cell>
          <table:table-cell table:style-name="ce4" table:formula="of:=[$Redistribution_high.L79]" office:value-type="float" office:value="0.254006421084766" calcext:value-type="float">
            <text:p>0,2540064211</text:p>
          </table:table-cell>
          <table:table-cell table:style-name="ce4" table:formula="of:=[$Redistribution_high.M79]" office:value-type="float" office:value="0.311071028777319" calcext:value-type="float">
            <text:p>0,3110710288</text:p>
          </table:table-cell>
          <table:table-cell/>
          <table:table-cell table:style-name="ce4"/>
          <table:table-cell table:style-name="ce4" table:formula="of:=[$Redistribution_central.J79]" office:value-type="float" office:value="0.259181438222668" calcext:value-type="float">
            <text:p>0,2591814382</text:p>
          </table:table-cell>
          <table:table-cell table:style-name="ce4" table:formula="of:=[$Redistribution_central.K79]" office:value-type="float" office:value="0.307141344931689" calcext:value-type="float">
            <text:p>0,3071413449</text:p>
          </table:table-cell>
          <table:table-cell table:style-name="ce4" table:formula="of:=[$Redistribution_central.L79]" office:value-type="float" office:value="0.261975964877103" calcext:value-type="float">
            <text:p>0,2619759649</text:p>
          </table:table-cell>
          <table:table-cell table:style-name="ce4" table:formula="of:=[$Redistribution_central.M79]" office:value-type="float" office:value="0.302427772217917" calcext:value-type="float">
            <text:p>0,3024277722</text:p>
          </table:table-cell>
          <table:table-cell table:number-columns-repeated="2"/>
          <table:table-cell table:style-name="ce4" table:formula="of:=[$redistribution_low.J79]" office:value-type="float" office:value="0.247210967563505" calcext:value-type="float">
            <text:p>0,2472109676</text:p>
          </table:table-cell>
          <table:table-cell table:style-name="ce4" table:formula="of:=[$redistribution_low.K79]" office:value-type="float" office:value="0.286409380911306" calcext:value-type="float">
            <text:p>0,2864093809</text:p>
          </table:table-cell>
          <table:table-cell table:style-name="ce4" table:formula="of:=[$redistribution_low.L79]" office:value-type="float" office:value="0.250353149840628" calcext:value-type="float">
            <text:p>0,2503531498</text:p>
          </table:table-cell>
          <table:table-cell table:style-name="ce4" table:formula="of:=[$redistribution_low.M79]" office:value-type="float" office:value="0.280795488918123" calcext:value-type="float">
            <text:p>0,2807954889</text:p>
          </table:table-cell>
          <table:table-cell table:number-columns-repeated="1007"/>
        </table:table-row>
        <table:table-row table:style-name="ro1">
          <table:table-cell table:style-name="ce4" table:formula="of:=[.A83]+1" office:value-type="float" office:value="127" calcext:value-type="float">
            <text:p>127</text:p>
          </table:table-cell>
          <table:table-cell table:style-name="ce4" table:formula="of:=[$Redistribution_high.J80]" office:value-type="float" office:value="0.260278493895334" calcext:value-type="float">
            <text:p>0,2602784939</text:p>
          </table:table-cell>
          <table:table-cell table:style-name="ce4" table:formula="of:=[$Redistribution_high.K80]" office:value-type="float" office:value="0.327789092617185" calcext:value-type="float">
            <text:p>0,3277890926</text:p>
          </table:table-cell>
          <table:table-cell table:style-name="ce4" table:formula="of:=[$Redistribution_high.L80]" office:value-type="float" office:value="0.262172734338866" calcext:value-type="float">
            <text:p>0,2621727343</text:p>
          </table:table-cell>
          <table:table-cell table:style-name="ce4" table:formula="of:=[$Redistribution_high.M80]" office:value-type="float" office:value="0.324356241388833" calcext:value-type="float">
            <text:p>0,3243562414</text:p>
          </table:table-cell>
          <table:table-cell/>
          <table:table-cell table:style-name="ce4"/>
          <table:table-cell table:style-name="ce4" table:formula="of:=[$Redistribution_central.J80]" office:value-type="float" office:value="0.256263993974608" calcext:value-type="float">
            <text:p>0,256263994</text:p>
          </table:table-cell>
          <table:table-cell table:style-name="ce4" table:formula="of:=[$Redistribution_central.K80]" office:value-type="float" office:value="0.301930450566602" calcext:value-type="float">
            <text:p>0,3019304506</text:p>
          </table:table-cell>
          <table:table-cell table:style-name="ce4" table:formula="of:=[$Redistribution_central.L80]" office:value-type="float" office:value="0.258724961819026" calcext:value-type="float">
            <text:p>0,2587249618</text:p>
          </table:table-cell>
          <table:table-cell table:style-name="ce4" table:formula="of:=[$Redistribution_central.M80]" office:value-type="float" office:value="0.297792901058831" calcext:value-type="float">
            <text:p>0,2977929011</text:p>
          </table:table-cell>
          <table:table-cell table:number-columns-repeated="2"/>
          <table:table-cell table:style-name="ce4" table:formula="of:=[$redistribution_low.J80]" office:value-type="float" office:value="0.240719401389141" calcext:value-type="float">
            <text:p>0,2407194014</text:p>
          </table:table-cell>
          <table:table-cell table:style-name="ce4" table:formula="of:=[$redistribution_low.K80]" office:value-type="float" office:value="0.270451509258288" calcext:value-type="float">
            <text:p>0,2704515093</text:p>
          </table:table-cell>
          <table:table-cell table:style-name="ce4" table:formula="of:=[$redistribution_low.L80]" office:value-type="float" office:value="0.243689575581325" calcext:value-type="float">
            <text:p>0,2436895756</text:p>
          </table:table-cell>
          <table:table-cell table:style-name="ce4" table:formula="of:=[$redistribution_low.M80]" office:value-type="float" office:value="0.265275262943511" calcext:value-type="float">
            <text:p>0,2652752629</text:p>
          </table:table-cell>
          <table:table-cell table:number-columns-repeated="1007"/>
        </table:table-row>
        <table:table-row table:style-name="ro1">
          <table:table-cell table:style-name="ce4" table:formula="of:=[.A84]+1" office:value-type="float" office:value="128" calcext:value-type="float">
            <text:p>128</text:p>
          </table:table-cell>
          <table:table-cell table:style-name="ce4" table:formula="of:=[$Redistribution_high.J81]" office:value-type="float" office:value="0.263256782868323" calcext:value-type="float">
            <text:p>0,2632567829</text:p>
          </table:table-cell>
          <table:table-cell table:style-name="ce4" table:formula="of:=[$Redistribution_high.K81]" office:value-type="float" office:value="0.329751427451936" calcext:value-type="float">
            <text:p>0,3297514275</text:p>
          </table:table-cell>
          <table:table-cell table:style-name="ce4" table:formula="of:=[$Redistribution_high.L81]" office:value-type="float" office:value="0.264887364573539" calcext:value-type="float">
            <text:p>0,2648873646</text:p>
          </table:table-cell>
          <table:table-cell table:style-name="ce4" table:formula="of:=[$Redistribution_high.M81]" office:value-type="float" office:value="0.326816597828311" calcext:value-type="float">
            <text:p>0,3268165978</text:p>
          </table:table-cell>
          <table:table-cell/>
          <table:table-cell table:style-name="ce4"/>
          <table:table-cell table:style-name="ce4" table:formula="of:=[$Redistribution_central.J81]" office:value-type="float" office:value="0.267566276255656" calcext:value-type="float">
            <text:p>0,2675662763</text:p>
          </table:table-cell>
          <table:table-cell table:style-name="ce4" table:formula="of:=[$Redistribution_central.K81]" office:value-type="float" office:value="0.316637504956806" calcext:value-type="float">
            <text:p>0,316637505</text:p>
          </table:table-cell>
          <table:table-cell table:style-name="ce4" table:formula="of:=[$Redistribution_central.L81]" office:value-type="float" office:value="0.270509507846301" calcext:value-type="float">
            <text:p>0,2705095078</text:p>
          </table:table-cell>
          <table:table-cell table:style-name="ce4" table:formula="of:=[$Redistribution_central.M81]" office:value-type="float" office:value="0.311663390398747" calcext:value-type="float">
            <text:p>0,3116633904</text:p>
          </table:table-cell>
          <table:table-cell table:number-columns-repeated="2"/>
          <table:table-cell table:style-name="ce4" table:formula="of:=[$redistribution_low.J81]" office:value-type="float" office:value="0.242471466404671" calcext:value-type="float">
            <text:p>0,2424714664</text:p>
          </table:table-cell>
          <table:table-cell table:style-name="ce4" table:formula="of:=[$redistribution_low.K81]" office:value-type="float" office:value="0.274096616948614" calcext:value-type="float">
            <text:p>0,2740966169</text:p>
          </table:table-cell>
          <table:table-cell table:style-name="ce4" table:formula="of:=[$redistribution_low.L81]" office:value-type="float" office:value="0.244709031537906" calcext:value-type="float">
            <text:p>0,2447090315</text:p>
          </table:table-cell>
          <table:table-cell table:style-name="ce4" table:formula="of:=[$redistribution_low.M81]" office:value-type="float" office:value="0.270129693911922" calcext:value-type="float">
            <text:p>0,2701296939</text:p>
          </table:table-cell>
          <table:table-cell table:number-columns-repeated="1007"/>
        </table:table-row>
        <table:table-row table:style-name="ro1">
          <table:table-cell table:style-name="ce4" table:formula="of:=[.A85]+1" office:value-type="float" office:value="129" calcext:value-type="float">
            <text:p>129</text:p>
          </table:table-cell>
          <table:table-cell table:style-name="ce4" table:formula="of:=[$Redistribution_high.J82]" office:value-type="float" office:value="0.26316335213522" calcext:value-type="float">
            <text:p>0,2631633521</text:p>
          </table:table-cell>
          <table:table-cell table:style-name="ce4" table:formula="of:=[$Redistribution_high.K82]" office:value-type="float" office:value="0.333247920873731" calcext:value-type="float">
            <text:p>0,3332479209</text:p>
          </table:table-cell>
          <table:table-cell table:style-name="ce4" table:formula="of:=[$Redistribution_high.L82]" office:value-type="float" office:value="0.265030387182874" calcext:value-type="float">
            <text:p>0,2650303872</text:p>
          </table:table-cell>
          <table:table-cell table:style-name="ce4" table:formula="of:=[$Redistribution_high.M82]" office:value-type="float" office:value="0.329827692638391" calcext:value-type="float">
            <text:p>0,3298276926</text:p>
          </table:table-cell>
          <table:table-cell/>
          <table:table-cell table:style-name="ce4"/>
          <table:table-cell table:style-name="ce4" table:formula="of:=[$Redistribution_central.J82]" office:value-type="float" office:value="0.264473039821583" calcext:value-type="float">
            <text:p>0,2644730398</text:p>
          </table:table-cell>
          <table:table-cell table:style-name="ce4" table:formula="of:=[$Redistribution_central.K82]" office:value-type="float" office:value="0.318870411627078" calcext:value-type="float">
            <text:p>0,3188704116</text:p>
          </table:table-cell>
          <table:table-cell table:style-name="ce4" table:formula="of:=[$Redistribution_central.L82]" office:value-type="float" office:value="0.268046861362272" calcext:value-type="float">
            <text:p>0,2680468614</text:p>
          </table:table-cell>
          <table:table-cell table:style-name="ce4" table:formula="of:=[$Redistribution_central.M82]" office:value-type="float" office:value="0.312799960720945" calcext:value-type="float">
            <text:p>0,3127999607</text:p>
          </table:table-cell>
          <table:table-cell table:number-columns-repeated="2"/>
          <table:table-cell table:style-name="ce4" table:formula="of:=[$redistribution_low.J82]" office:value-type="float" office:value="0.250762330999792" calcext:value-type="float">
            <text:p>0,250762331</text:p>
          </table:table-cell>
          <table:table-cell table:style-name="ce4" table:formula="of:=[$redistribution_low.K82]" office:value-type="float" office:value="0.295824622125374" calcext:value-type="float">
            <text:p>0,2958246221</text:p>
          </table:table-cell>
          <table:table-cell table:style-name="ce4" table:formula="of:=[$redistribution_low.L82]" office:value-type="float" office:value="0.253335390944583" calcext:value-type="float">
            <text:p>0,2533353909</text:p>
          </table:table-cell>
          <table:table-cell table:style-name="ce4" table:formula="of:=[$redistribution_low.M82]" office:value-type="float" office:value="0.291096652133296" calcext:value-type="float">
            <text:p>0,2910966521</text:p>
          </table:table-cell>
          <table:table-cell table:number-columns-repeated="1007"/>
        </table:table-row>
        <table:table-row table:style-name="ro1">
          <table:table-cell table:style-name="ce4" table:formula="of:=[.A86]+1" office:value-type="float" office:value="130" calcext:value-type="float">
            <text:p>130</text:p>
          </table:table-cell>
          <table:table-cell table:style-name="ce4" table:formula="of:=[$Redistribution_high.J83]" office:value-type="float" office:value="0.270964410981445" calcext:value-type="float">
            <text:p>0,270964411</text:p>
          </table:table-cell>
          <table:table-cell table:style-name="ce4" table:formula="of:=[$Redistribution_high.K83]" office:value-type="float" office:value="0.333932335820076" calcext:value-type="float">
            <text:p>0,3339323358</text:p>
          </table:table-cell>
          <table:table-cell table:style-name="ce4" table:formula="of:=[$Redistribution_high.L83]" office:value-type="float" office:value="0.272626399844935" calcext:value-type="float">
            <text:p>0,2726263998</text:p>
          </table:table-cell>
          <table:table-cell table:style-name="ce4" table:formula="of:=[$Redistribution_high.M83]" office:value-type="float" office:value="0.330972402207681" calcext:value-type="float">
            <text:p>0,3309724022</text:p>
          </table:table-cell>
          <table:table-cell/>
          <table:table-cell table:style-name="ce4"/>
          <table:table-cell table:style-name="ce4" table:formula="of:=[$Redistribution_central.J83]" office:value-type="float" office:value="0.267840090168637" calcext:value-type="float">
            <text:p>0,2678400902</text:p>
          </table:table-cell>
          <table:table-cell table:style-name="ce4" table:formula="of:=[$Redistribution_central.K83]" office:value-type="float" office:value="0.319717605100348" calcext:value-type="float">
            <text:p>0,3197176051</text:p>
          </table:table-cell>
          <table:table-cell table:style-name="ce4" table:formula="of:=[$Redistribution_central.L83]" office:value-type="float" office:value="0.270896442556831" calcext:value-type="float">
            <text:p>0,2708964426</text:p>
          </table:table-cell>
          <table:table-cell table:style-name="ce4" table:formula="of:=[$Redistribution_central.M83]" office:value-type="float" office:value="0.314514446123837" calcext:value-type="float">
            <text:p>0,3145144461</text:p>
          </table:table-cell>
          <table:table-cell table:number-columns-repeated="2"/>
          <table:table-cell table:style-name="ce4" table:formula="of:=[$redistribution_low.J83]" office:value-type="float" office:value="0.254344858309074" calcext:value-type="float">
            <text:p>0,2543448583</text:p>
          </table:table-cell>
          <table:table-cell table:style-name="ce4" table:formula="of:=[$redistribution_low.K83]" office:value-type="float" office:value="0.298733338950581" calcext:value-type="float">
            <text:p>0,298733339</text:p>
          </table:table-cell>
          <table:table-cell table:style-name="ce4" table:formula="of:=[$redistribution_low.L83]" office:value-type="float" office:value="0.256267552952255" calcext:value-type="float">
            <text:p>0,256267553</text:p>
          </table:table-cell>
          <table:table-cell table:style-name="ce4" table:formula="of:=[$redistribution_low.M83]" office:value-type="float" office:value="0.295211393483168" calcext:value-type="float">
            <text:p>0,2952113935</text:p>
          </table:table-cell>
          <table:table-cell table:number-columns-repeated="1007"/>
        </table:table-row>
        <table:table-row table:style-name="ro1">
          <table:table-cell table:style-name="ce4" table:formula="of:=[.A87]+1" office:value-type="float" office:value="131" calcext:value-type="float">
            <text:p>131</text:p>
          </table:table-cell>
          <table:table-cell table:style-name="ce4" table:formula="of:=[$Redistribution_high.J84]" office:value-type="float" office:value="0.26938091978887" calcext:value-type="float">
            <text:p>0,2693809198</text:p>
          </table:table-cell>
          <table:table-cell table:style-name="ce4" table:formula="of:=[$Redistribution_high.K84]" office:value-type="float" office:value="0.343750842653127" calcext:value-type="float">
            <text:p>0,3437508427</text:p>
          </table:table-cell>
          <table:table-cell table:style-name="ce4" table:formula="of:=[$Redistribution_high.L84]" office:value-type="float" office:value="0.270845381855653" calcext:value-type="float">
            <text:p>0,2708453819</text:p>
          </table:table-cell>
          <table:table-cell table:style-name="ce4" table:formula="of:=[$Redistribution_high.M84]" office:value-type="float" office:value="0.341064448831559" calcext:value-type="float">
            <text:p>0,3410644488</text:p>
          </table:table-cell>
          <table:table-cell/>
          <table:table-cell table:style-name="ce4"/>
          <table:table-cell table:style-name="ce4" table:formula="of:=[$Redistribution_central.J84]" office:value-type="float" office:value="0.258481219700763" calcext:value-type="float">
            <text:p>0,2584812197</text:p>
          </table:table-cell>
          <table:table-cell table:style-name="ce4" table:formula="of:=[$Redistribution_central.K84]" office:value-type="float" office:value="0.304618093055975" calcext:value-type="float">
            <text:p>0,3046180931</text:p>
          </table:table-cell>
          <table:table-cell table:style-name="ce4" table:formula="of:=[$Redistribution_central.L84]" office:value-type="float" office:value="0.261338451320042" calcext:value-type="float">
            <text:p>0,2613384513</text:p>
          </table:table-cell>
          <table:table-cell table:style-name="ce4" table:formula="of:=[$Redistribution_central.M84]" office:value-type="float" office:value="0.299827787453832" calcext:value-type="float">
            <text:p>0,2998277875</text:p>
          </table:table-cell>
          <table:table-cell table:number-columns-repeated="2"/>
          <table:table-cell table:style-name="ce4" table:formula="of:=[$redistribution_low.J84]" office:value-type="float" office:value="0.24398148296114" calcext:value-type="float">
            <text:p>0,243981483</text:p>
          </table:table-cell>
          <table:table-cell table:style-name="ce4" table:formula="of:=[$redistribution_low.K84]" office:value-type="float" office:value="0.283657199013886" calcext:value-type="float">
            <text:p>0,283657199</text:p>
          </table:table-cell>
          <table:table-cell table:style-name="ce4" table:formula="of:=[$redistribution_low.L84]" office:value-type="float" office:value="0.245791202942895" calcext:value-type="float">
            <text:p>0,2457912029</text:p>
          </table:table-cell>
          <table:table-cell table:style-name="ce4" table:formula="of:=[$redistribution_low.M84]" office:value-type="float" office:value="0.280327176061374" calcext:value-type="float">
            <text:p>0,2803271761</text:p>
          </table:table-cell>
          <table:table-cell table:number-columns-repeated="1007"/>
        </table:table-row>
        <table:table-row table:style-name="ro1">
          <table:table-cell table:style-name="ce4" table:formula="of:=[.A88]+1" office:value-type="float" office:value="132" calcext:value-type="float">
            <text:p>132</text:p>
          </table:table-cell>
          <table:table-cell table:style-name="ce4" table:formula="of:=[$Redistribution_high.J85]" office:value-type="float" office:value="0.254967283187843" calcext:value-type="float">
            <text:p>0,2549672832</text:p>
          </table:table-cell>
          <table:table-cell table:style-name="ce4" table:formula="of:=[$Redistribution_high.K85]" office:value-type="float" office:value="0.322319009417301" calcext:value-type="float">
            <text:p>0,3223190094</text:p>
          </table:table-cell>
          <table:table-cell table:style-name="ce4" table:formula="of:=[$Redistribution_high.L85]" office:value-type="float" office:value="0.256496206418021" calcext:value-type="float">
            <text:p>0,2564962064</text:p>
          </table:table-cell>
          <table:table-cell table:style-name="ce4" table:formula="of:=[$Redistribution_high.M85]" office:value-type="float" office:value="0.319554877966108" calcext:value-type="float">
            <text:p>0,319554878</text:p>
          </table:table-cell>
          <table:table-cell/>
          <table:table-cell table:style-name="ce4"/>
          <table:table-cell table:style-name="ce4" table:formula="of:=[$Redistribution_central.J85]" office:value-type="float" office:value="0.25030373639593" calcext:value-type="float">
            <text:p>0,2503037364</text:p>
          </table:table-cell>
          <table:table-cell table:style-name="ce4" table:formula="of:=[$Redistribution_central.K85]" office:value-type="float" office:value="0.302204766182226" calcext:value-type="float">
            <text:p>0,3022047662</text:p>
          </table:table-cell>
          <table:table-cell table:style-name="ce4" table:formula="of:=[$Redistribution_central.L85]" office:value-type="float" office:value="0.252789873453726" calcext:value-type="float">
            <text:p>0,2527898735</text:p>
          </table:table-cell>
          <table:table-cell table:style-name="ce4" table:formula="of:=[$Redistribution_central.M85]" office:value-type="float" office:value="0.297913610686434" calcext:value-type="float">
            <text:p>0,2979136107</text:p>
          </table:table-cell>
          <table:table-cell table:number-columns-repeated="2"/>
          <table:table-cell table:style-name="ce4" table:formula="of:=[$redistribution_low.J85]" office:value-type="float" office:value="0.234849936668458" calcext:value-type="float">
            <text:p>0,2348499367</text:p>
          </table:table-cell>
          <table:table-cell table:style-name="ce4" table:formula="of:=[$redistribution_low.K85]" office:value-type="float" office:value="0.260231525805467" calcext:value-type="float">
            <text:p>0,2602315258</text:p>
          </table:table-cell>
          <table:table-cell table:style-name="ce4" table:formula="of:=[$redistribution_low.L85]" office:value-type="float" office:value="0.236588026216012" calcext:value-type="float">
            <text:p>0,2365880262</text:p>
          </table:table-cell>
          <table:table-cell table:style-name="ce4" table:formula="of:=[$redistribution_low.M85]" office:value-type="float" office:value="0.25715237854004" calcext:value-type="float">
            <text:p>0,2571523785</text:p>
          </table:table-cell>
          <table:table-cell table:number-columns-repeated="1007"/>
        </table:table-row>
        <table:table-row table:style-name="ro1">
          <table:table-cell table:style-name="ce4" table:formula="of:=[.A89]+1" office:value-type="float" office:value="133" calcext:value-type="float">
            <text:p>133</text:p>
          </table:table-cell>
          <table:table-cell table:style-name="ce4" table:formula="of:=[$Redistribution_high.J86]" office:value-type="float" office:value="0.254639801828548" calcext:value-type="float">
            <text:p>0,2546398018</text:p>
          </table:table-cell>
          <table:table-cell table:style-name="ce4" table:formula="of:=[$Redistribution_high.K86]" office:value-type="float" office:value="0.319363806501887" calcext:value-type="float">
            <text:p>0,3193638065</text:p>
          </table:table-cell>
          <table:table-cell table:style-name="ce4" table:formula="of:=[$Redistribution_high.L86]" office:value-type="float" office:value="0.256153483187861" calcext:value-type="float">
            <text:p>0,2561534832</text:p>
          </table:table-cell>
          <table:table-cell table:style-name="ce4" table:formula="of:=[$Redistribution_high.M86]" office:value-type="float" office:value="0.316646392674102" calcext:value-type="float">
            <text:p>0,3166463927</text:p>
          </table:table-cell>
          <table:table-cell/>
          <table:table-cell table:style-name="ce4"/>
          <table:table-cell table:style-name="ce4" table:formula="of:=[$Redistribution_central.J86]" office:value-type="float" office:value="0.247801009007505" calcext:value-type="float">
            <text:p>0,247801009</text:p>
          </table:table-cell>
          <table:table-cell table:style-name="ce4" table:formula="of:=[$Redistribution_central.K86]" office:value-type="float" office:value="0.303726000278276" calcext:value-type="float">
            <text:p>0,3037260003</text:p>
          </table:table-cell>
          <table:table-cell table:style-name="ce4" table:formula="of:=[$Redistribution_central.L86]" office:value-type="float" office:value="0.251544287732771" calcext:value-type="float">
            <text:p>0,2515442877</text:p>
          </table:table-cell>
          <table:table-cell table:style-name="ce4" table:formula="of:=[$Redistribution_central.M86]" office:value-type="float" office:value="0.297188650022373" calcext:value-type="float">
            <text:p>0,29718865</text:p>
          </table:table-cell>
          <table:table-cell table:number-columns-repeated="2"/>
          <table:table-cell table:style-name="ce4" table:formula="of:=[$redistribution_low.J86]" office:value-type="float" office:value="0.240879146877131" calcext:value-type="float">
            <text:p>0,2408791469</text:p>
          </table:table-cell>
          <table:table-cell table:style-name="ce4" table:formula="of:=[$redistribution_low.K86]" office:value-type="float" office:value="0.275884080220354" calcext:value-type="float">
            <text:p>0,2758840802</text:p>
          </table:table-cell>
          <table:table-cell table:style-name="ce4" table:formula="of:=[$redistribution_low.L86]" office:value-type="float" office:value="0.243244480579769" calcext:value-type="float">
            <text:p>0,2432444806</text:p>
          </table:table-cell>
          <table:table-cell table:style-name="ce4" table:formula="of:=[$redistribution_low.M86]" office:value-type="float" office:value="0.271624363667049" calcext:value-type="float">
            <text:p>0,2716243637</text:p>
          </table:table-cell>
          <table:table-cell table:number-columns-repeated="1007"/>
        </table:table-row>
        <table:table-row table:style-name="ro1">
          <table:table-cell table:style-name="ce4" table:formula="of:=[.A90]+1" office:value-type="float" office:value="134" calcext:value-type="float">
            <text:p>134</text:p>
          </table:table-cell>
          <table:table-cell table:style-name="ce4" table:formula="of:=[$Redistribution_high.J87]" office:value-type="float" office:value="0.262625025975952" calcext:value-type="float">
            <text:p>0,262625026</text:p>
          </table:table-cell>
          <table:table-cell table:style-name="ce4" table:formula="of:=[$Redistribution_high.K87]" office:value-type="float" office:value="0.32915227563598" calcext:value-type="float">
            <text:p>0,3291522756</text:p>
          </table:table-cell>
          <table:table-cell table:style-name="ce4" table:formula="of:=[$Redistribution_high.L87]" office:value-type="float" office:value="0.264557097132049" calcext:value-type="float">
            <text:p>0,2645570971</text:p>
          </table:table-cell>
          <table:table-cell table:style-name="ce4" table:formula="of:=[$Redistribution_high.M87]" office:value-type="float" office:value="0.325661999132965" calcext:value-type="float">
            <text:p>0,3256619991</text:p>
          </table:table-cell>
          <table:table-cell/>
          <table:table-cell table:style-name="ce4"/>
          <table:table-cell table:style-name="ce4" table:formula="of:=[$Redistribution_central.J87]" office:value-type="float" office:value="0.263316778085174" calcext:value-type="float">
            <text:p>0,2633167781</text:p>
          </table:table-cell>
          <table:table-cell table:style-name="ce4" table:formula="of:=[$Redistribution_central.K87]" office:value-type="float" office:value="0.326473011776897" calcext:value-type="float">
            <text:p>0,3264730118</text:p>
          </table:table-cell>
          <table:table-cell table:style-name="ce4" table:formula="of:=[$Redistribution_central.L87]" office:value-type="float" office:value="0.266814706031839" calcext:value-type="float">
            <text:p>0,266814706</text:p>
          </table:table-cell>
          <table:table-cell table:style-name="ce4" table:formula="of:=[$Redistribution_central.M87]" office:value-type="float" office:value="0.32032680149199" calcext:value-type="float">
            <text:p>0,3203268015</text:p>
          </table:table-cell>
          <table:table-cell table:number-columns-repeated="2"/>
          <table:table-cell table:style-name="ce4" table:formula="of:=[$redistribution_low.J87]" office:value-type="float" office:value="0.242957392068446" calcext:value-type="float">
            <text:p>0,2429573921</text:p>
          </table:table-cell>
          <table:table-cell table:style-name="ce4" table:formula="of:=[$redistribution_low.K87]" office:value-type="float" office:value="0.283560728990663" calcext:value-type="float">
            <text:p>0,283560729</text:p>
          </table:table-cell>
          <table:table-cell table:style-name="ce4" table:formula="of:=[$redistribution_low.L87]" office:value-type="float" office:value="0.244712846414833" calcext:value-type="float">
            <text:p>0,2447128464</text:p>
          </table:table-cell>
          <table:table-cell table:style-name="ce4" table:formula="of:=[$redistribution_low.M87]" office:value-type="float" office:value="0.280348896168907" calcext:value-type="float">
            <text:p>0,2803488962</text:p>
          </table:table-cell>
          <table:table-cell table:number-columns-repeated="1007"/>
        </table:table-row>
        <table:table-row table:style-name="ro1">
          <table:table-cell table:style-name="ce4" table:formula="of:=[.A91]+1" office:value-type="float" office:value="135" calcext:value-type="float">
            <text:p>135</text:p>
          </table:table-cell>
          <table:table-cell table:style-name="ce4" table:formula="of:=[$Redistribution_high.J88]" office:value-type="float" office:value="0.266624972959641" calcext:value-type="float">
            <text:p>0,266624973</text:p>
          </table:table-cell>
          <table:table-cell table:style-name="ce4" table:formula="of:=[$Redistribution_high.K88]" office:value-type="float" office:value="0.335538711186377" calcext:value-type="float">
            <text:p>0,3355387112</text:p>
          </table:table-cell>
          <table:table-cell table:style-name="ce4" table:formula="of:=[$Redistribution_high.L88]" office:value-type="float" office:value="0.268422170012463" calcext:value-type="float">
            <text:p>0,26842217</text:p>
          </table:table-cell>
          <table:table-cell table:style-name="ce4" table:formula="of:=[$Redistribution_high.M88]" office:value-type="float" office:value="0.332283706489756" calcext:value-type="float">
            <text:p>0,3322837065</text:p>
          </table:table-cell>
          <table:table-cell/>
          <table:table-cell table:style-name="ce4"/>
          <table:table-cell table:style-name="ce4" table:formula="of:=[$Redistribution_central.J88]" office:value-type="float" office:value="0.252875844149991" calcext:value-type="float">
            <text:p>0,2528758441</text:p>
          </table:table-cell>
          <table:table-cell table:style-name="ce4" table:formula="of:=[$Redistribution_central.K88]" office:value-type="float" office:value="0.311791370394645" calcext:value-type="float">
            <text:p>0,3117913704</text:p>
          </table:table-cell>
          <table:table-cell table:style-name="ce4" table:formula="of:=[$Redistribution_central.L88]" office:value-type="float" office:value="0.255924007632586" calcext:value-type="float">
            <text:p>0,2559240076</text:p>
          </table:table-cell>
          <table:table-cell table:style-name="ce4" table:formula="of:=[$Redistribution_central.M88]" office:value-type="float" office:value="0.30648563251678" calcext:value-type="float">
            <text:p>0,3064856325</text:p>
          </table:table-cell>
          <table:table-cell table:number-columns-repeated="2"/>
          <table:table-cell table:style-name="ce4" table:formula="of:=[$redistribution_low.J88]" office:value-type="float" office:value="0.241368081512926" calcext:value-type="float">
            <text:p>0,2413680815</text:p>
          </table:table-cell>
          <table:table-cell table:style-name="ce4" table:formula="of:=[$redistribution_low.K88]" office:value-type="float" office:value="0.279857016336711" calcext:value-type="float">
            <text:p>0,2798570163</text:p>
          </table:table-cell>
          <table:table-cell table:style-name="ce4" table:formula="of:=[$redistribution_low.L88]" office:value-type="float" office:value="0.243071012868458" calcext:value-type="float">
            <text:p>0,2430710129</text:p>
          </table:table-cell>
          <table:table-cell table:style-name="ce4" table:formula="of:=[$redistribution_low.M88]" office:value-type="float" office:value="0.276758454763119" calcext:value-type="float">
            <text:p>0,2767584548</text:p>
          </table:table-cell>
          <table:table-cell table:number-columns-repeated="1007"/>
        </table:table-row>
        <table:table-row table:style-name="ro1">
          <table:table-cell table:style-name="ce4" table:formula="of:=[.A92]+1" office:value-type="float" office:value="136" calcext:value-type="float">
            <text:p>136</text:p>
          </table:table-cell>
          <table:table-cell table:style-name="ce4" table:formula="of:=[$Redistribution_high.J89]" office:value-type="float" office:value="0.264663430769965" calcext:value-type="float">
            <text:p>0,2646634308</text:p>
          </table:table-cell>
          <table:table-cell table:style-name="ce4" table:formula="of:=[$Redistribution_high.K89]" office:value-type="float" office:value="0.339940495366384" calcext:value-type="float">
            <text:p>0,3399404954</text:p>
          </table:table-cell>
          <table:table-cell table:style-name="ce4" table:formula="of:=[$Redistribution_high.L89]" office:value-type="float" office:value="0.266393686979166" calcext:value-type="float">
            <text:p>0,266393687</text:p>
          </table:table-cell>
          <table:table-cell table:style-name="ce4" table:formula="of:=[$Redistribution_high.M89]" office:value-type="float" office:value="0.336730415172033" calcext:value-type="float">
            <text:p>0,3367304152</text:p>
          </table:table-cell>
          <table:table-cell/>
          <table:table-cell table:style-name="ce4"/>
          <table:table-cell table:style-name="ce4" table:formula="of:=[$Redistribution_central.J89]" office:value-type="float" office:value="0.251578980649442" calcext:value-type="float">
            <text:p>0,2515789806</text:p>
          </table:table-cell>
          <table:table-cell table:style-name="ce4" table:formula="of:=[$Redistribution_central.K89]" office:value-type="float" office:value="0.311667054115247" calcext:value-type="float">
            <text:p>0,3116670541</text:p>
          </table:table-cell>
          <table:table-cell table:style-name="ce4" table:formula="of:=[$Redistribution_central.L89]" office:value-type="float" office:value="0.254147646117767" calcext:value-type="float">
            <text:p>0,2541476461</text:p>
          </table:table-cell>
          <table:table-cell table:style-name="ce4" table:formula="of:=[$Redistribution_central.M89]" office:value-type="float" office:value="0.307105075070952" calcext:value-type="float">
            <text:p>0,3071050751</text:p>
          </table:table-cell>
          <table:table-cell table:number-columns-repeated="2"/>
          <table:table-cell table:style-name="ce4" table:formula="of:=[$redistribution_low.J89]" office:value-type="float" office:value="0.245386477178381" calcext:value-type="float">
            <text:p>0,2453864772</text:p>
          </table:table-cell>
          <table:table-cell table:style-name="ce4" table:formula="of:=[$redistribution_low.K89]" office:value-type="float" office:value="0.285551973044639" calcext:value-type="float">
            <text:p>0,285551973</text:p>
          </table:table-cell>
          <table:table-cell table:style-name="ce4" table:formula="of:=[$redistribution_low.L89]" office:value-type="float" office:value="0.247021437060519" calcext:value-type="float">
            <text:p>0,2470214371</text:p>
          </table:table-cell>
          <table:table-cell table:style-name="ce4" table:formula="of:=[$redistribution_low.M89]" office:value-type="float" office:value="0.282532394804846" calcext:value-type="float">
            <text:p>0,2825323948</text:p>
          </table:table-cell>
          <table:table-cell table:number-columns-repeated="1007"/>
        </table:table-row>
        <table:table-row table:style-name="ro1">
          <table:table-cell table:style-name="ce4" table:formula="of:=[.A93]+1" office:value-type="float" office:value="137" calcext:value-type="float">
            <text:p>137</text:p>
          </table:table-cell>
          <table:table-cell table:style-name="ce4" table:formula="of:=[$Redistribution_high.J90]" office:value-type="float" office:value="0.256242853355551" calcext:value-type="float">
            <text:p>0,2562428534</text:p>
          </table:table-cell>
          <table:table-cell table:style-name="ce4" table:formula="of:=[$Redistribution_high.K90]" office:value-type="float" office:value="0.328373425691092" calcext:value-type="float">
            <text:p>0,3283734257</text:p>
          </table:table-cell>
          <table:table-cell table:style-name="ce4" table:formula="of:=[$Redistribution_high.L90]" office:value-type="float" office:value="0.258274246023698" calcext:value-type="float">
            <text:p>0,258274246</text:p>
          </table:table-cell>
          <table:table-cell table:style-name="ce4" table:formula="of:=[$Redistribution_high.M90]" office:value-type="float" office:value="0.324622908013334" calcext:value-type="float">
            <text:p>0,324622908</text:p>
          </table:table-cell>
          <table:table-cell/>
          <table:table-cell table:style-name="ce4"/>
          <table:table-cell table:style-name="ce4" table:formula="of:=[$Redistribution_central.J90]" office:value-type="float" office:value="0.247585830240537" calcext:value-type="float">
            <text:p>0,2475858302</text:p>
          </table:table-cell>
          <table:table-cell table:style-name="ce4" table:formula="of:=[$Redistribution_central.K90]" office:value-type="float" office:value="0.310553373895345" calcext:value-type="float">
            <text:p>0,3105533739</text:p>
          </table:table-cell>
          <table:table-cell table:style-name="ce4" table:formula="of:=[$Redistribution_central.L90]" office:value-type="float" office:value="0.250304410287711" calcext:value-type="float">
            <text:p>0,2503044103</text:p>
          </table:table-cell>
          <table:table-cell table:style-name="ce4" table:formula="of:=[$Redistribution_central.M90]" office:value-type="float" office:value="0.305647129625193" calcext:value-type="float">
            <text:p>0,3056471296</text:p>
          </table:table-cell>
          <table:table-cell table:number-columns-repeated="2"/>
          <table:table-cell table:style-name="ce4" table:formula="of:=[$redistribution_low.J90]" office:value-type="float" office:value="0.251532065332383" calcext:value-type="float">
            <text:p>0,2515320653</text:p>
          </table:table-cell>
          <table:table-cell table:style-name="ce4" table:formula="of:=[$redistribution_low.K90]" office:value-type="float" office:value="0.300989945692764" calcext:value-type="float">
            <text:p>0,3009899457</text:p>
          </table:table-cell>
          <table:table-cell table:style-name="ce4" table:formula="of:=[$redistribution_low.L90]" office:value-type="float" office:value="0.253608559683128" calcext:value-type="float">
            <text:p>0,2536085597</text:p>
          </table:table-cell>
          <table:table-cell table:style-name="ce4" table:formula="of:=[$redistribution_low.M90]" office:value-type="float" office:value="0.297068440630183" calcext:value-type="float">
            <text:p>0,2970684406</text:p>
          </table:table-cell>
          <table:table-cell table:number-columns-repeated="1007"/>
        </table:table-row>
        <table:table-row table:style-name="ro1">
          <table:table-cell table:style-name="ce4" table:formula="of:=[.A94]+1" office:value-type="float" office:value="138" calcext:value-type="float">
            <text:p>138</text:p>
          </table:table-cell>
          <table:table-cell table:style-name="ce4" table:formula="of:=[$Redistribution_high.J91]" office:value-type="float" office:value="0.257160049509309" calcext:value-type="float">
            <text:p>0,2571600495</text:p>
          </table:table-cell>
          <table:table-cell table:style-name="ce4" table:formula="of:=[$Redistribution_high.K91]" office:value-type="float" office:value="0.319733674391595" calcext:value-type="float">
            <text:p>0,3197336744</text:p>
          </table:table-cell>
          <table:table-cell table:style-name="ce4" table:formula="of:=[$Redistribution_high.L91]" office:value-type="float" office:value="0.259127763952434" calcext:value-type="float">
            <text:p>0,259127764</text:p>
          </table:table-cell>
          <table:table-cell table:style-name="ce4" table:formula="of:=[$Redistribution_high.M91]" office:value-type="float" office:value="0.316226824818425" calcext:value-type="float">
            <text:p>0,3162268248</text:p>
          </table:table-cell>
          <table:table-cell/>
          <table:table-cell table:style-name="ce4"/>
          <table:table-cell table:style-name="ce4" table:formula="of:=[$Redistribution_central.J91]" office:value-type="float" office:value="0.250399038445565" calcext:value-type="float">
            <text:p>0,2503990384</text:p>
          </table:table-cell>
          <table:table-cell table:style-name="ce4" table:formula="of:=[$Redistribution_central.K91]" office:value-type="float" office:value="0.312362917971595" calcext:value-type="float">
            <text:p>0,312362918</text:p>
          </table:table-cell>
          <table:table-cell table:style-name="ce4" table:formula="of:=[$Redistribution_central.L91]" office:value-type="float" office:value="0.252370011311654" calcext:value-type="float">
            <text:p>0,2523700113</text:p>
          </table:table-cell>
          <table:table-cell table:style-name="ce4" table:formula="of:=[$Redistribution_central.M91]" office:value-type="float" office:value="0.308787035890305" calcext:value-type="float">
            <text:p>0,3087870359</text:p>
          </table:table-cell>
          <table:table-cell table:number-columns-repeated="2"/>
          <table:table-cell table:style-name="ce4" table:formula="of:=[$redistribution_low.J91]" office:value-type="float" office:value="0.255017162948225" calcext:value-type="float">
            <text:p>0,2550171629</text:p>
          </table:table-cell>
          <table:table-cell table:style-name="ce4" table:formula="of:=[$redistribution_low.K91]" office:value-type="float" office:value="0.312765454427233" calcext:value-type="float">
            <text:p>0,3127654544</text:p>
          </table:table-cell>
          <table:table-cell table:style-name="ce4" table:formula="of:=[$redistribution_low.L91]" office:value-type="float" office:value="0.256466553030467" calcext:value-type="float">
            <text:p>0,256466553</text:p>
          </table:table-cell>
          <table:table-cell table:style-name="ce4" table:formula="of:=[$redistribution_low.M91]" office:value-type="float" office:value="0.309931359447326" calcext:value-type="float">
            <text:p>0,3099313594</text:p>
          </table:table-cell>
          <table:table-cell table:number-columns-repeated="1007"/>
        </table:table-row>
        <table:table-row table:style-name="ro1">
          <table:table-cell table:style-name="ce4" table:formula="of:=[.A95]+1" office:value-type="float" office:value="139" calcext:value-type="float">
            <text:p>139</text:p>
          </table:table-cell>
          <table:table-cell table:style-name="ce4" table:formula="of:=[$Redistribution_high.J92]" office:value-type="float" office:value="0.251178858040039" calcext:value-type="float">
            <text:p>0,251178858</text:p>
          </table:table-cell>
          <table:table-cell table:style-name="ce4" table:formula="of:=[$Redistribution_high.K92]" office:value-type="float" office:value="0.315750085197381" calcext:value-type="float">
            <text:p>0,3157500852</text:p>
          </table:table-cell>
          <table:table-cell table:style-name="ce4" table:formula="of:=[$Redistribution_high.L92]" office:value-type="float" office:value="0.252874959125739" calcext:value-type="float">
            <text:p>0,2528749591</text:p>
          </table:table-cell>
          <table:table-cell table:style-name="ce4" table:formula="of:=[$Redistribution_high.M92]" office:value-type="float" office:value="0.312653412656909" calcext:value-type="float">
            <text:p>0,3126534127</text:p>
          </table:table-cell>
          <table:table-cell/>
          <table:table-cell table:style-name="ce4"/>
          <table:table-cell table:style-name="ce4" table:formula="of:=[$Redistribution_central.J92]" office:value-type="float" office:value="0.248870229074801" calcext:value-type="float">
            <text:p>0,2488702291</text:p>
          </table:table-cell>
          <table:table-cell table:style-name="ce4" table:formula="of:=[$Redistribution_central.K92]" office:value-type="float" office:value="0.311496712762474" calcext:value-type="float">
            <text:p>0,3114967128</text:p>
          </table:table-cell>
          <table:table-cell table:style-name="ce4" table:formula="of:=[$Redistribution_central.L92]" office:value-type="float" office:value="0.250512076272362" calcext:value-type="float">
            <text:p>0,2505120763</text:p>
          </table:table-cell>
          <table:table-cell table:style-name="ce4" table:formula="of:=[$Redistribution_central.M92]" office:value-type="float" office:value="0.308528597189718" calcext:value-type="float">
            <text:p>0,3085285972</text:p>
          </table:table-cell>
          <table:table-cell table:number-columns-repeated="2"/>
          <table:table-cell table:style-name="ce4" table:formula="of:=[$redistribution_low.J92]" office:value-type="float" office:value="0.251904858027974" calcext:value-type="float">
            <text:p>0,251904858</text:p>
          </table:table-cell>
          <table:table-cell table:style-name="ce4" table:formula="of:=[$redistribution_low.K92]" office:value-type="float" office:value="0.312702902142071" calcext:value-type="float">
            <text:p>0,3127029021</text:p>
          </table:table-cell>
          <table:table-cell table:style-name="ce4" table:formula="of:=[$redistribution_low.L92]" office:value-type="float" office:value="0.253168691982364" calcext:value-type="float">
            <text:p>0,253168692</text:p>
          </table:table-cell>
          <table:table-cell table:style-name="ce4" table:formula="of:=[$redistribution_low.M92]" office:value-type="float" office:value="0.310182579903399" calcext:value-type="float">
            <text:p>0,3101825799</text:p>
          </table:table-cell>
          <table:table-cell table:number-columns-repeated="1007"/>
        </table:table-row>
        <table:table-row table:style-name="ro1">
          <table:table-cell table:style-name="ce4" table:formula="of:=[.A96]+1" office:value-type="float" office:value="140" calcext:value-type="float">
            <text:p>140</text:p>
          </table:table-cell>
          <table:table-cell table:style-name="ce4" table:formula="of:=[$Redistribution_high.J93]" office:value-type="float" office:value="0.250011701027505" calcext:value-type="float">
            <text:p>0,250011701</text:p>
          </table:table-cell>
          <table:table-cell table:style-name="ce4" table:formula="of:=[$Redistribution_high.K93]" office:value-type="float" office:value="0.312834333275032" calcext:value-type="float">
            <text:p>0,3128343333</text:p>
          </table:table-cell>
          <table:table-cell table:style-name="ce4" table:formula="of:=[$Redistribution_high.L93]" office:value-type="float" office:value="0.251248950248947" calcext:value-type="float">
            <text:p>0,2512489502</text:p>
          </table:table-cell>
          <table:table-cell table:style-name="ce4" table:formula="of:=[$Redistribution_high.M93]" office:value-type="float" office:value="0.310567350733133" calcext:value-type="float">
            <text:p>0,3105673507</text:p>
          </table:table-cell>
          <table:table-cell/>
          <table:table-cell table:style-name="ce4"/>
          <table:table-cell table:style-name="ce4" table:formula="of:=[$Redistribution_central.J93]" office:value-type="float" office:value="0.245156356690764" calcext:value-type="float">
            <text:p>0,2451563567</text:p>
          </table:table-cell>
          <table:table-cell table:style-name="ce4" table:formula="of:=[$Redistribution_central.K93]" office:value-type="float" office:value="0.30102874933935" calcext:value-type="float">
            <text:p>0,3010287493</text:p>
          </table:table-cell>
          <table:table-cell table:style-name="ce4" table:formula="of:=[$Redistribution_central.L93]" office:value-type="float" office:value="0.246909579908816" calcext:value-type="float">
            <text:p>0,2469095799</text:p>
          </table:table-cell>
          <table:table-cell table:style-name="ce4" table:formula="of:=[$Redistribution_central.M93]" office:value-type="float" office:value="0.297898591079614" calcext:value-type="float">
            <text:p>0,2978985911</text:p>
          </table:table-cell>
          <table:table-cell table:number-columns-repeated="2"/>
          <table:table-cell table:style-name="ce4" table:formula="of:=[$redistribution_low.J93]" office:value-type="float" office:value="0.250722287592734" calcext:value-type="float">
            <text:p>0,2507222876</text:p>
          </table:table-cell>
          <table:table-cell table:style-name="ce4" table:formula="of:=[$redistribution_low.K93]" office:value-type="float" office:value="0.303833685282631" calcext:value-type="float">
            <text:p>0,3038336853</text:p>
          </table:table-cell>
          <table:table-cell table:style-name="ce4" table:formula="of:=[$redistribution_low.L93]" office:value-type="float" office:value="0.25229941308574" calcext:value-type="float">
            <text:p>0,2522994131</text:p>
          </table:table-cell>
          <table:table-cell table:style-name="ce4" table:formula="of:=[$redistribution_low.M93]" office:value-type="float" office:value="0.300786067344357" calcext:value-type="float">
            <text:p>0,3007860673</text:p>
          </table:table-cell>
          <table:table-cell table:number-columns-repeated="1007"/>
        </table:table-row>
        <table:table-row table:style-name="ro1">
          <table:table-cell table:style-name="ce4" table:formula="of:=[.A97]+1" office:value-type="float" office:value="141" calcext:value-type="float">
            <text:p>141</text:p>
          </table:table-cell>
          <table:table-cell table:style-name="ce4" table:formula="of:=[$Redistribution_high.J94]" office:value-type="float" office:value="0.258553453850825" calcext:value-type="float">
            <text:p>0,2585534539</text:p>
          </table:table-cell>
          <table:table-cell table:style-name="ce4" table:formula="of:=[$Redistribution_high.K94]" office:value-type="float" office:value="0.322523675660204" calcext:value-type="float">
            <text:p>0,3225236757</text:p>
          </table:table-cell>
          <table:table-cell table:style-name="ce4" table:formula="of:=[$Redistribution_high.L94]" office:value-type="float" office:value="0.260250840271719" calcext:value-type="float">
            <text:p>0,2602508403</text:p>
          </table:table-cell>
          <table:table-cell table:style-name="ce4" table:formula="of:=[$Redistribution_high.M94]" office:value-type="float" office:value="0.319463150152349" calcext:value-type="float">
            <text:p>0,3194631502</text:p>
          </table:table-cell>
          <table:table-cell/>
          <table:table-cell table:style-name="ce4"/>
          <table:table-cell table:style-name="ce4" table:formula="of:=[$Redistribution_central.J94]" office:value-type="float" office:value="0.243339111682993" calcext:value-type="float">
            <text:p>0,2433391117</text:p>
          </table:table-cell>
          <table:table-cell table:style-name="ce4" table:formula="of:=[$Redistribution_central.K94]" office:value-type="float" office:value="0.299521736823993" calcext:value-type="float">
            <text:p>0,2995217368</text:p>
          </table:table-cell>
          <table:table-cell table:style-name="ce4" table:formula="of:=[$Redistribution_central.L94]" office:value-type="float" office:value="0.245307201248801" calcext:value-type="float">
            <text:p>0,2453072012</text:p>
          </table:table-cell>
          <table:table-cell table:style-name="ce4" table:formula="of:=[$Redistribution_central.M94]" office:value-type="float" office:value="0.296030978529995" calcext:value-type="float">
            <text:p>0,2960309785</text:p>
          </table:table-cell>
          <table:table-cell table:number-columns-repeated="2"/>
          <table:table-cell table:style-name="ce4" table:formula="of:=[$redistribution_low.J94]" office:value-type="float" office:value="0.248942113632482" calcext:value-type="float">
            <text:p>0,2489421136</text:p>
          </table:table-cell>
          <table:table-cell table:style-name="ce4" table:formula="of:=[$redistribution_low.K94]" office:value-type="float" office:value="0.301450999260748" calcext:value-type="float">
            <text:p>0,3014509993</text:p>
          </table:table-cell>
          <table:table-cell table:style-name="ce4" table:formula="of:=[$redistribution_low.L94]" office:value-type="float" office:value="0.250504103258311" calcext:value-type="float">
            <text:p>0,2505041033</text:p>
          </table:table-cell>
          <table:table-cell table:style-name="ce4" table:formula="of:=[$redistribution_low.M94]" office:value-type="float" office:value="0.298437295058865" calcext:value-type="float">
            <text:p>0,2984372951</text:p>
          </table:table-cell>
          <table:table-cell table:number-columns-repeated="1007"/>
        </table:table-row>
        <table:table-row table:style-name="ro1">
          <table:table-cell table:style-name="ce4" table:formula="of:=[.A98]+1" office:value-type="float" office:value="142" calcext:value-type="float">
            <text:p>142</text:p>
          </table:table-cell>
          <table:table-cell table:style-name="ce4" table:formula="of:=[$Redistribution_high.J95]" office:value-type="float" office:value="0.25129272778738" calcext:value-type="float">
            <text:p>0,2512927278</text:p>
          </table:table-cell>
          <table:table-cell table:style-name="ce4" table:formula="of:=[$Redistribution_high.K95]" office:value-type="float" office:value="0.317561707684471" calcext:value-type="float">
            <text:p>0,3175617077</text:p>
          </table:table-cell>
          <table:table-cell table:style-name="ce4" table:formula="of:=[$Redistribution_high.L95]" office:value-type="float" office:value="0.252603812987094" calcext:value-type="float">
            <text:p>0,252603813</text:p>
          </table:table-cell>
          <table:table-cell table:style-name="ce4" table:formula="of:=[$Redistribution_high.M95]" office:value-type="float" office:value="0.315159962128148" calcext:value-type="float">
            <text:p>0,3151599621</text:p>
          </table:table-cell>
          <table:table-cell/>
          <table:table-cell table:style-name="ce4"/>
          <table:table-cell table:style-name="ce4" table:formula="of:=[$Redistribution_central.J95]" office:value-type="float" office:value="0.245661391180869" calcext:value-type="float">
            <text:p>0,2456613912</text:p>
          </table:table-cell>
          <table:table-cell table:style-name="ce4" table:formula="of:=[$Redistribution_central.K95]" office:value-type="float" office:value="0.303515514985348" calcext:value-type="float">
            <text:p>0,303515515</text:p>
          </table:table-cell>
          <table:table-cell table:style-name="ce4" table:formula="of:=[$Redistribution_central.L95]" office:value-type="float" office:value="0.247462536716292" calcext:value-type="float">
            <text:p>0,2474625367</text:p>
          </table:table-cell>
          <table:table-cell table:style-name="ce4" table:formula="of:=[$Redistribution_central.M95]" office:value-type="float" office:value="0.300224955510874" calcext:value-type="float">
            <text:p>0,3002249555</text:p>
          </table:table-cell>
          <table:table-cell table:number-columns-repeated="2"/>
          <table:table-cell table:style-name="ce4" table:formula="of:=[$redistribution_low.J95]" office:value-type="float" office:value="0.250176422785775" calcext:value-type="float">
            <text:p>0,2501764228</text:p>
          </table:table-cell>
          <table:table-cell table:style-name="ce4" table:formula="of:=[$redistribution_low.K95]" office:value-type="float" office:value="0.302827728012538" calcext:value-type="float">
            <text:p>0,302827728</text:p>
          </table:table-cell>
          <table:table-cell table:style-name="ce4" table:formula="of:=[$redistribution_low.L95]" office:value-type="float" office:value="0.251404679412268" calcext:value-type="float">
            <text:p>0,2514046794</text:p>
          </table:table-cell>
          <table:table-cell table:style-name="ce4" table:formula="of:=[$redistribution_low.M95]" office:value-type="float" office:value="0.300408885726358" calcext:value-type="float">
            <text:p>0,3004088857</text:p>
          </table:table-cell>
          <table:table-cell table:number-columns-repeated="1007"/>
        </table:table-row>
        <table:table-row table:style-name="ro1">
          <table:table-cell table:style-name="ce4" table:formula="of:=[.A99]+1" office:value-type="float" office:value="143" calcext:value-type="float">
            <text:p>143</text:p>
          </table:table-cell>
          <table:table-cell table:style-name="ce4" table:formula="of:=[$Redistribution_high.J96]" office:value-type="float" office:value="0.252618656417486" calcext:value-type="float">
            <text:p>0,2526186564</text:p>
          </table:table-cell>
          <table:table-cell table:style-name="ce4" table:formula="of:=[$Redistribution_high.K96]" office:value-type="float" office:value="0.306195131518519" calcext:value-type="float">
            <text:p>0,3061951315</text:p>
          </table:table-cell>
          <table:table-cell table:style-name="ce4" table:formula="of:=[$Redistribution_high.L96]" office:value-type="float" office:value="0.253854305162575" calcext:value-type="float">
            <text:p>0,2538543052</text:p>
          </table:table-cell>
          <table:table-cell table:style-name="ce4" table:formula="of:=[$Redistribution_high.M96]" office:value-type="float" office:value="0.304010558354843" calcext:value-type="float">
            <text:p>0,3040105584</text:p>
          </table:table-cell>
          <table:table-cell/>
          <table:table-cell table:style-name="ce4"/>
          <table:table-cell table:style-name="ce4" table:formula="of:=[$Redistribution_central.J96]" office:value-type="float" office:value="0.244156963910032" calcext:value-type="float">
            <text:p>0,2441569639</text:p>
          </table:table-cell>
          <table:table-cell table:style-name="ce4" table:formula="of:=[$Redistribution_central.K96]" office:value-type="float" office:value="0.297683784545105" calcext:value-type="float">
            <text:p>0,2976837845</text:p>
          </table:table-cell>
          <table:table-cell table:style-name="ce4" table:formula="of:=[$Redistribution_central.L96]" office:value-type="float" office:value="0.245414275086736" calcext:value-type="float">
            <text:p>0,2454142751</text:p>
          </table:table-cell>
          <table:table-cell table:style-name="ce4" table:formula="of:=[$Redistribution_central.M96]" office:value-type="float" office:value="0.295380704769053" calcext:value-type="float">
            <text:p>0,2953807048</text:p>
          </table:table-cell>
          <table:table-cell table:number-columns-repeated="2"/>
          <table:table-cell table:style-name="ce4" table:formula="of:=[$redistribution_low.J96]" office:value-type="float" office:value="0.248539605339733" calcext:value-type="float">
            <text:p>0,2485396053</text:p>
          </table:table-cell>
          <table:table-cell table:style-name="ce4" table:formula="of:=[$redistribution_low.K96]" office:value-type="float" office:value="0.303743752365871" calcext:value-type="float">
            <text:p>0,3037437524</text:p>
          </table:table-cell>
          <table:table-cell table:style-name="ce4" table:formula="of:=[$redistribution_low.L96]" office:value-type="float" office:value="0.249644936869653" calcext:value-type="float">
            <text:p>0,2496449369</text:p>
          </table:table-cell>
          <table:table-cell table:style-name="ce4" table:formula="of:=[$redistribution_low.M96]" office:value-type="float" office:value="0.301549595919751" calcext:value-type="float">
            <text:p>0,3015495959</text:p>
          </table:table-cell>
          <table:table-cell table:number-columns-repeated="1007"/>
        </table:table-row>
        <table:table-row table:style-name="ro1">
          <table:table-cell table:style-name="ce4" table:formula="of:=[.A100]+1" office:value-type="float" office:value="144" calcext:value-type="float">
            <text:p>144</text:p>
          </table:table-cell>
          <table:table-cell table:style-name="ce4" table:formula="of:=[$Redistribution_high.J97]" office:value-type="float" office:value="0.25335716425243" calcext:value-type="float">
            <text:p>0,2533571643</text:p>
          </table:table-cell>
          <table:table-cell table:style-name="ce4" table:formula="of:=[$Redistribution_high.K97]" office:value-type="float" office:value="0.306854999989941" calcext:value-type="float">
            <text:p>0,306855</text:p>
          </table:table-cell>
          <table:table-cell table:style-name="ce4" table:formula="of:=[$Redistribution_high.L97]" office:value-type="float" office:value="0.25505716334899" calcext:value-type="float">
            <text:p>0,2550571633</text:p>
          </table:table-cell>
          <table:table-cell table:style-name="ce4" table:formula="of:=[$Redistribution_high.M97]" office:value-type="float" office:value="0.303857624682014" calcext:value-type="float">
            <text:p>0,3038576247</text:p>
          </table:table-cell>
          <table:table-cell/>
          <table:table-cell table:style-name="ce4"/>
          <table:table-cell table:style-name="ce4" table:formula="of:=[$Redistribution_central.J97]" office:value-type="float" office:value="0.251722005618681" calcext:value-type="float">
            <text:p>0,2517220056</text:p>
          </table:table-cell>
          <table:table-cell table:style-name="ce4" table:formula="of:=[$Redistribution_central.K97]" office:value-type="float" office:value="0.314977585835049" calcext:value-type="float">
            <text:p>0,3149775858</text:p>
          </table:table-cell>
          <table:table-cell table:style-name="ce4" table:formula="of:=[$Redistribution_central.L97]" office:value-type="float" office:value="0.253161980902988" calcext:value-type="float">
            <text:p>0,2531619809</text:p>
          </table:table-cell>
          <table:table-cell table:style-name="ce4" table:formula="of:=[$Redistribution_central.M97]" office:value-type="float" office:value="0.312258892716844" calcext:value-type="float">
            <text:p>0,3122588927</text:p>
          </table:table-cell>
          <table:table-cell table:number-columns-repeated="2"/>
          <table:table-cell table:style-name="ce4" table:formula="of:=[$redistribution_low.J97]" office:value-type="float" office:value="0.25187184388448" calcext:value-type="float">
            <text:p>0,2518718439</text:p>
          </table:table-cell>
          <table:table-cell table:style-name="ce4" table:formula="of:=[$redistribution_low.K97]" office:value-type="float" office:value="0.315226810538596" calcext:value-type="float">
            <text:p>0,3152268105</text:p>
          </table:table-cell>
          <table:table-cell table:style-name="ce4" table:formula="of:=[$redistribution_low.L97]" office:value-type="float" office:value="0.252989088576689" calcext:value-type="float">
            <text:p>0,2529890886</text:p>
          </table:table-cell>
          <table:table-cell table:style-name="ce4" table:formula="of:=[$redistribution_low.M97]" office:value-type="float" office:value="0.312967274015848" calcext:value-type="float">
            <text:p>0,312967274</text:p>
          </table:table-cell>
          <table:table-cell table:number-columns-repeated="1007"/>
        </table:table-row>
        <table:table-row table:style-name="ro1">
          <table:table-cell table:style-name="ce4" table:formula="of:=[.A101]+1" office:value-type="float" office:value="145" calcext:value-type="float">
            <text:p>145</text:p>
          </table:table-cell>
          <table:table-cell table:style-name="ce4" table:formula="of:=[$Redistribution_high.J98]" office:value-type="float" office:value="0.250782128463026" calcext:value-type="float">
            <text:p>0,2507821285</text:p>
          </table:table-cell>
          <table:table-cell table:style-name="ce4" table:formula="of:=[$Redistribution_high.K98]" office:value-type="float" office:value="0.31308944970463" calcext:value-type="float">
            <text:p>0,3130894497</text:p>
          </table:table-cell>
          <table:table-cell table:style-name="ce4" table:formula="of:=[$Redistribution_high.L98]" office:value-type="float" office:value="0.253013382435946" calcext:value-type="float">
            <text:p>0,2530133824</text:p>
          </table:table-cell>
          <table:table-cell table:style-name="ce4" table:formula="of:=[$Redistribution_high.M98]" office:value-type="float" office:value="0.309052958533424" calcext:value-type="float">
            <text:p>0,3090529585</text:p>
          </table:table-cell>
          <table:table-cell/>
          <table:table-cell table:style-name="ce4"/>
          <table:table-cell table:style-name="ce4" table:formula="of:=[$Redistribution_central.J98]" office:value-type="float" office:value="0.250548563358403" calcext:value-type="float">
            <text:p>0,2505485634</text:p>
          </table:table-cell>
          <table:table-cell table:style-name="ce4" table:formula="of:=[$Redistribution_central.K98]" office:value-type="float" office:value="0.312206489070783" calcext:value-type="float">
            <text:p>0,3122064891</text:p>
          </table:table-cell>
          <table:table-cell table:style-name="ce4" table:formula="of:=[$Redistribution_central.L98]" office:value-type="float" office:value="0.252186022550753" calcext:value-type="float">
            <text:p>0,2521860226</text:p>
          </table:table-cell>
          <table:table-cell table:style-name="ce4" table:formula="of:=[$Redistribution_central.M98]" office:value-type="float" office:value="0.309104240862475" calcext:value-type="float">
            <text:p>0,3091042409</text:p>
          </table:table-cell>
          <table:table-cell table:number-columns-repeated="2"/>
          <table:table-cell table:style-name="ce4" table:formula="of:=[$redistribution_low.J98]" office:value-type="float" office:value="0.243337903576662" calcext:value-type="float">
            <text:p>0,2433379036</text:p>
          </table:table-cell>
          <table:table-cell table:style-name="ce4" table:formula="of:=[$redistribution_low.K98]" office:value-type="float" office:value="0.295904909696154" calcext:value-type="float">
            <text:p>0,2959049097</text:p>
          </table:table-cell>
          <table:table-cell table:style-name="ce4" table:formula="of:=[$redistribution_low.L98]" office:value-type="float" office:value="0.244921178683717" calcext:value-type="float">
            <text:p>0,2449211787</text:p>
          </table:table-cell>
          <table:table-cell table:style-name="ce4" table:formula="of:=[$redistribution_low.M98]" office:value-type="float" office:value="0.292771262680783" calcext:value-type="float">
            <text:p>0,2927712627</text:p>
          </table:table-cell>
          <table:table-cell table:number-columns-repeated="1007"/>
        </table:table-row>
        <table:table-row table:style-name="ro1">
          <table:table-cell table:style-name="ce4" table:formula="of:=[.A102]+1" office:value-type="float" office:value="146" calcext:value-type="float">
            <text:p>146</text:p>
          </table:table-cell>
          <table:table-cell table:style-name="ce4" table:formula="of:=[$Redistribution_high.J99]" office:value-type="float" office:value="0.247135320840968" calcext:value-type="float">
            <text:p>0,2471353208</text:p>
          </table:table-cell>
          <table:table-cell table:style-name="ce4" table:formula="of:=[$Redistribution_high.K99]" office:value-type="float" office:value="0.321285899602858" calcext:value-type="float">
            <text:p>0,3212858996</text:p>
          </table:table-cell>
          <table:table-cell table:style-name="ce4" table:formula="of:=[$Redistribution_high.L99]" office:value-type="float" office:value="0.248776346328139" calcext:value-type="float">
            <text:p>0,2487763463</text:p>
          </table:table-cell>
          <table:table-cell table:style-name="ce4" table:formula="of:=[$Redistribution_high.M99]" office:value-type="float" office:value="0.318111931497627" calcext:value-type="float">
            <text:p>0,3181119315</text:p>
          </table:table-cell>
          <table:table-cell/>
          <table:table-cell table:style-name="ce4"/>
          <table:table-cell table:style-name="ce4" table:formula="of:=[$Redistribution_central.J99]" office:value-type="float" office:value="0.257284514641258" calcext:value-type="float">
            <text:p>0,2572845146</text:p>
          </table:table-cell>
          <table:table-cell table:style-name="ce4" table:formula="of:=[$Redistribution_central.K99]" office:value-type="float" office:value="0.317348778302809" calcext:value-type="float">
            <text:p>0,3173487783</text:p>
          </table:table-cell>
          <table:table-cell table:style-name="ce4" table:formula="of:=[$Redistribution_central.L99]" office:value-type="float" office:value="0.258156388202332" calcext:value-type="float">
            <text:p>0,2581563882</text:p>
          </table:table-cell>
          <table:table-cell table:style-name="ce4" table:formula="of:=[$Redistribution_central.M99]" office:value-type="float" office:value="0.315710540842749" calcext:value-type="float">
            <text:p>0,3157105408</text:p>
          </table:table-cell>
          <table:table-cell table:number-columns-repeated="2"/>
          <table:table-cell table:style-name="ce4" table:formula="of:=[$redistribution_low.J99]" office:value-type="float" office:value="0.252398227864673" calcext:value-type="float">
            <text:p>0,2523982279</text:p>
          </table:table-cell>
          <table:table-cell table:style-name="ce4" table:formula="of:=[$redistribution_low.K99]" office:value-type="float" office:value="0.312851848900603" calcext:value-type="float">
            <text:p>0,3128518489</text:p>
          </table:table-cell>
          <table:table-cell table:style-name="ce4" table:formula="of:=[$redistribution_low.L99]" office:value-type="float" office:value="0.254052649718123" calcext:value-type="float">
            <text:p>0,2540526497</text:p>
          </table:table-cell>
          <table:table-cell table:style-name="ce4" table:formula="of:=[$redistribution_low.M99]" office:value-type="float" office:value="0.309414597543409" calcext:value-type="float">
            <text:p>0,3094145975</text:p>
          </table:table-cell>
          <table:table-cell table:number-columns-repeated="1007"/>
        </table:table-row>
        <table:table-row table:style-name="ro1">
          <table:table-cell table:style-name="ce4" table:formula="of:=[.A103]+1" office:value-type="float" office:value="147" calcext:value-type="float">
            <text:p>147</text:p>
          </table:table-cell>
          <table:table-cell table:style-name="ce4" table:formula="of:=[$Redistribution_high.J100]" office:value-type="float" office:value="0.249491633088371" calcext:value-type="float">
            <text:p>0,2494916331</text:p>
          </table:table-cell>
          <table:table-cell table:style-name="ce4" table:formula="of:=[$Redistribution_high.K100]" office:value-type="float" office:value="0.322464502004399" calcext:value-type="float">
            <text:p>0,322464502</text:p>
          </table:table-cell>
          <table:table-cell table:style-name="ce4" table:formula="of:=[$Redistribution_high.L100]" office:value-type="float" office:value="0.251393694902167" calcext:value-type="float">
            <text:p>0,2513936949</text:p>
          </table:table-cell>
          <table:table-cell table:style-name="ce4" table:formula="of:=[$Redistribution_high.M100]" office:value-type="float" office:value="0.318813767373429" calcext:value-type="float">
            <text:p>0,3188137674</text:p>
          </table:table-cell>
          <table:table-cell/>
          <table:table-cell table:style-name="ce4"/>
          <table:table-cell table:style-name="ce4" table:formula="of:=[$Redistribution_central.J100]" office:value-type="float" office:value="0.248024925121966" calcext:value-type="float">
            <text:p>0,2480249251</text:p>
          </table:table-cell>
          <table:table-cell table:style-name="ce4" table:formula="of:=[$Redistribution_central.K100]" office:value-type="float" office:value="0.299454350812462" calcext:value-type="float">
            <text:p>0,2994543508</text:p>
          </table:table-cell>
          <table:table-cell table:style-name="ce4" table:formula="of:=[$Redistribution_central.L100]" office:value-type="float" office:value="0.248776863157026" calcext:value-type="float">
            <text:p>0,2487768632</text:p>
          </table:table-cell>
          <table:table-cell table:style-name="ce4" table:formula="of:=[$Redistribution_central.M100]" office:value-type="float" office:value="0.298085040583794" calcext:value-type="float">
            <text:p>0,2980850406</text:p>
          </table:table-cell>
          <table:table-cell table:number-columns-repeated="2"/>
          <table:table-cell table:style-name="ce4" table:formula="of:=[$redistribution_low.J100]" office:value-type="float" office:value="0.250029690468191" calcext:value-type="float">
            <text:p>0,2500296905</text:p>
          </table:table-cell>
          <table:table-cell table:style-name="ce4" table:formula="of:=[$redistribution_low.K100]" office:value-type="float" office:value="0.305373663367005" calcext:value-type="float">
            <text:p>0,3053736634</text:p>
          </table:table-cell>
          <table:table-cell table:style-name="ce4" table:formula="of:=[$redistribution_low.L100]" office:value-type="float" office:value="0.251505337851649" calcext:value-type="float">
            <text:p>0,2515053379</text:p>
          </table:table-cell>
          <table:table-cell table:style-name="ce4" table:formula="of:=[$redistribution_low.M100]" office:value-type="float" office:value="0.302388167688105" calcext:value-type="float">
            <text:p>0,3023881677</text:p>
          </table:table-cell>
          <table:table-cell table:number-columns-repeated="1007"/>
        </table:table-row>
        <table:table-row table:style-name="ro1">
          <table:table-cell table:style-name="ce4" table:formula="of:=[.A104]+1" office:value-type="float" office:value="148" calcext:value-type="float">
            <text:p>148</text:p>
          </table:table-cell>
          <table:table-cell table:style-name="ce4" table:formula="of:=[$Redistribution_high.J101]" office:value-type="float" office:value="0.250072939930884" calcext:value-type="float">
            <text:p>0,2500729399</text:p>
          </table:table-cell>
          <table:table-cell table:style-name="ce4" table:formula="of:=[$Redistribution_high.K101]" office:value-type="float" office:value="0.33047819561657" calcext:value-type="float">
            <text:p>0,3304781956</text:p>
          </table:table-cell>
          <table:table-cell table:style-name="ce4" table:formula="of:=[$Redistribution_high.L101]" office:value-type="float" office:value="0.252316358726702" calcext:value-type="float">
            <text:p>0,2523163587</text:p>
          </table:table-cell>
          <table:table-cell table:style-name="ce4" table:formula="of:=[$Redistribution_high.M101]" office:value-type="float" office:value="0.326042074020758" calcext:value-type="float">
            <text:p>0,326042074</text:p>
          </table:table-cell>
          <table:table-cell/>
          <table:table-cell table:style-name="ce4"/>
          <table:table-cell table:style-name="ce4" table:formula="of:=[$Redistribution_central.J101]" office:value-type="float" office:value="0.249212198726393" calcext:value-type="float">
            <text:p>0,2492121987</text:p>
          </table:table-cell>
          <table:table-cell table:style-name="ce4" table:formula="of:=[$Redistribution_central.K101]" office:value-type="float" office:value="0.3112624772027" calcext:value-type="float">
            <text:p>0,3112624772</text:p>
          </table:table-cell>
          <table:table-cell table:style-name="ce4" table:formula="of:=[$Redistribution_central.L101]" office:value-type="float" office:value="0.250192137406641" calcext:value-type="float">
            <text:p>0,2501921374</text:p>
          </table:table-cell>
          <table:table-cell table:style-name="ce4" table:formula="of:=[$Redistribution_central.M101]" office:value-type="float" office:value="0.309411814510324" calcext:value-type="float">
            <text:p>0,3094118145</text:p>
          </table:table-cell>
          <table:table-cell table:number-columns-repeated="2"/>
          <table:table-cell table:style-name="ce4" table:formula="of:=[$redistribution_low.J101]" office:value-type="float" office:value="0.248947500516679" calcext:value-type="float">
            <text:p>0,2489475005</text:p>
          </table:table-cell>
          <table:table-cell table:style-name="ce4" table:formula="of:=[$redistribution_low.K101]" office:value-type="float" office:value="0.309589546013076" calcext:value-type="float">
            <text:p>0,309589546</text:p>
          </table:table-cell>
          <table:table-cell table:style-name="ce4" table:formula="of:=[$redistribution_low.L101]" office:value-type="float" office:value="0.250528493133226" calcext:value-type="float">
            <text:p>0,2505284931</text:p>
          </table:table-cell>
          <table:table-cell table:style-name="ce4" table:formula="of:=[$redistribution_low.M101]" office:value-type="float" office:value="0.306308053124664" calcext:value-type="float">
            <text:p>0,3063080531</text:p>
          </table:table-cell>
          <table:table-cell table:number-columns-repeated="1007"/>
        </table:table-row>
        <table:table-row table:style-name="ro1">
          <table:table-cell table:style-name="ce4" table:formula="of:=[.A105]+1" office:value-type="float" office:value="149" calcext:value-type="float">
            <text:p>149</text:p>
          </table:table-cell>
          <table:table-cell table:style-name="ce4" table:formula="of:=[$Redistribution_high.J102]" office:value-type="float" office:value="0.253038980186043" calcext:value-type="float">
            <text:p>0,2530389802</text:p>
          </table:table-cell>
          <table:table-cell table:style-name="ce4" table:formula="of:=[$Redistribution_high.K102]" office:value-type="float" office:value="0.338994136384758" calcext:value-type="float">
            <text:p>0,3389941364</text:p>
          </table:table-cell>
          <table:table-cell table:style-name="ce4" table:formula="of:=[$Redistribution_high.L102]" office:value-type="float" office:value="0.255110411233733" calcext:value-type="float">
            <text:p>0,2551104112</text:p>
          </table:table-cell>
          <table:table-cell table:style-name="ce4" table:formula="of:=[$Redistribution_high.M102]" office:value-type="float" office:value="0.334799837949323" calcext:value-type="float">
            <text:p>0,3347998379</text:p>
          </table:table-cell>
          <table:table-cell/>
          <table:table-cell table:style-name="ce4"/>
          <table:table-cell table:style-name="ce4" table:formula="of:=[$Redistribution_central.J102]" office:value-type="float" office:value="0.248776314764784" calcext:value-type="float">
            <text:p>0,2487763148</text:p>
          </table:table-cell>
          <table:table-cell table:style-name="ce4" table:formula="of:=[$Redistribution_central.K102]" office:value-type="float" office:value="0.304951715784721" calcext:value-type="float">
            <text:p>0,3049517158</text:p>
          </table:table-cell>
          <table:table-cell table:style-name="ce4" table:formula="of:=[$Redistribution_central.L102]" office:value-type="float" office:value="0.249095148132582" calcext:value-type="float">
            <text:p>0,2490951481</text:p>
          </table:table-cell>
          <table:table-cell table:style-name="ce4" table:formula="of:=[$Redistribution_central.M102]" office:value-type="float" office:value="0.30436288193643" calcext:value-type="float">
            <text:p>0,3043628819</text:p>
          </table:table-cell>
          <table:table-cell table:number-columns-repeated="2"/>
          <table:table-cell table:style-name="ce4" table:formula="of:=[$redistribution_low.J102]" office:value-type="float" office:value="0.254260024653532" calcext:value-type="float">
            <text:p>0,2542600247</text:p>
          </table:table-cell>
          <table:table-cell table:style-name="ce4" table:formula="of:=[$redistribution_low.K102]" office:value-type="float" office:value="0.325107001180094" calcext:value-type="float">
            <text:p>0,3251070012</text:p>
          </table:table-cell>
          <table:table-cell table:style-name="ce4" table:formula="of:=[$redistribution_low.L102]" office:value-type="float" office:value="0.256006509194385" calcext:value-type="float">
            <text:p>0,2560065092</text:p>
          </table:table-cell>
          <table:table-cell table:style-name="ce4" table:formula="of:=[$redistribution_low.M102]" office:value-type="float" office:value="0.321436827748357" calcext:value-type="float">
            <text:p>0,3214368277</text:p>
          </table:table-cell>
          <table:table-cell table:number-columns-repeated="1007"/>
        </table:table-row>
        <table:table-row table:style-name="ro1">
          <table:table-cell table:style-name="ce4" table:formula="of:=[.A106]+1" office:value-type="float" office:value="150" calcext:value-type="float">
            <text:p>150</text:p>
          </table:table-cell>
          <table:table-cell table:style-name="ce4" table:formula="of:=[$Redistribution_high.J103]" office:value-type="float" office:value="0.258619351682846" calcext:value-type="float">
            <text:p>0,2586193517</text:p>
          </table:table-cell>
          <table:table-cell table:style-name="ce4" table:formula="of:=[$Redistribution_high.K103]" office:value-type="float" office:value="0.34375344437998" calcext:value-type="float">
            <text:p>0,3437534444</text:p>
          </table:table-cell>
          <table:table-cell table:style-name="ce4" table:formula="of:=[$Redistribution_high.L103]" office:value-type="float" office:value="0.259604514371995" calcext:value-type="float">
            <text:p>0,2596045144</text:p>
          </table:table-cell>
          <table:table-cell table:style-name="ce4" table:formula="of:=[$Redistribution_high.M103]" office:value-type="float" office:value="0.341772118425972" calcext:value-type="float">
            <text:p>0,3417721184</text:p>
          </table:table-cell>
          <table:table-cell/>
          <table:table-cell table:style-name="ce4"/>
          <table:table-cell table:style-name="ce4" table:formula="of:=[$Redistribution_central.J103]" office:value-type="float" office:value="0.247468885792284" calcext:value-type="float">
            <text:p>0,2474688858</text:p>
          </table:table-cell>
          <table:table-cell table:style-name="ce4" table:formula="of:=[$Redistribution_central.K103]" office:value-type="float" office:value="0.305625881958394" calcext:value-type="float">
            <text:p>0,305625882</text:p>
          </table:table-cell>
          <table:table-cell table:style-name="ce4" table:formula="of:=[$Redistribution_central.L103]" office:value-type="float" office:value="0.247861447471082" calcext:value-type="float">
            <text:p>0,2478614475</text:p>
          </table:table-cell>
          <table:table-cell table:style-name="ce4" table:formula="of:=[$Redistribution_central.M103]" office:value-type="float" office:value="0.30488141453211" calcext:value-type="float">
            <text:p>0,3048814145</text:p>
          </table:table-cell>
          <table:table-cell table:number-columns-repeated="2"/>
          <table:table-cell table:style-name="ce4" table:formula="of:=[$redistribution_low.J103]" office:value-type="float" office:value="0.26102197133858" calcext:value-type="float">
            <text:p>0,2610219713</text:p>
          </table:table-cell>
          <table:table-cell table:style-name="ce4" table:formula="of:=[$redistribution_low.K103]" office:value-type="float" office:value="0.35395840102458" calcext:value-type="float">
            <text:p>0,353958401</text:p>
          </table:table-cell>
          <table:table-cell table:style-name="ce4" table:formula="of:=[$redistribution_low.L103]" office:value-type="float" office:value="0.262945808330321" calcext:value-type="float">
            <text:p>0,2629458083</text:p>
          </table:table-cell>
          <table:table-cell table:style-name="ce4" table:formula="of:=[$redistribution_low.M103]" office:value-type="float" office:value="0.34955835622047" calcext:value-type="float">
            <text:p>0,3495583562</text:p>
          </table:table-cell>
          <table:table-cell table:number-columns-repeated="1007"/>
        </table:table-row>
        <table:table-row table:style-name="ro1">
          <table:table-cell table:style-name="ce4" table:formula="of:=[.A107]+1" office:value-type="float" office:value="151" calcext:value-type="float">
            <text:p>151</text:p>
          </table:table-cell>
          <table:table-cell table:style-name="ce4" table:formula="of:=[$Redistribution_high.J104]" office:value-type="float" office:value="0.258708682266111" calcext:value-type="float">
            <text:p>0,2587086823</text:p>
          </table:table-cell>
          <table:table-cell table:style-name="ce4" table:formula="of:=[$Redistribution_high.K104]" office:value-type="float" office:value="0.335904573224897" calcext:value-type="float">
            <text:p>0,3359045732</text:p>
          </table:table-cell>
          <table:table-cell table:style-name="ce4" table:formula="of:=[$Redistribution_high.L104]" office:value-type="float" office:value="0.26013792072258" calcext:value-type="float">
            <text:p>0,2601379207</text:p>
          </table:table-cell>
          <table:table-cell table:style-name="ce4" table:formula="of:=[$Redistribution_high.M104]" office:value-type="float" office:value="0.333122407815465" calcext:value-type="float">
            <text:p>0,3331224078</text:p>
          </table:table-cell>
          <table:table-cell/>
          <table:table-cell table:style-name="ce4"/>
          <table:table-cell table:style-name="ce4" table:formula="of:=[$Redistribution_central.J104]" office:value-type="float" office:value="0.24727460300379" calcext:value-type="float">
            <text:p>0,247274603</text:p>
          </table:table-cell>
          <table:table-cell table:style-name="ce4" table:formula="of:=[$Redistribution_central.K104]" office:value-type="float" office:value="0.301594817283633" calcext:value-type="float">
            <text:p>0,3015948173</text:p>
          </table:table-cell>
          <table:table-cell table:style-name="ce4" table:formula="of:=[$Redistribution_central.L104]" office:value-type="float" office:value="0.247788568927338" calcext:value-type="float">
            <text:p>0,2477885689</text:p>
          </table:table-cell>
          <table:table-cell table:style-name="ce4" table:formula="of:=[$Redistribution_central.M104]" office:value-type="float" office:value="0.300624402747234" calcext:value-type="float">
            <text:p>0,3006244027</text:p>
          </table:table-cell>
          <table:table-cell table:number-columns-repeated="2"/>
          <table:table-cell table:style-name="ce4" table:formula="of:=[$redistribution_low.J104]" office:value-type="float" office:value="0.268999237715433" calcext:value-type="float">
            <text:p>0,2689992377</text:p>
          </table:table-cell>
          <table:table-cell table:style-name="ce4" table:formula="of:=[$redistribution_low.K104]" office:value-type="float" office:value="0.352562552457121" calcext:value-type="float">
            <text:p>0,3525625525</text:p>
          </table:table-cell>
          <table:table-cell table:style-name="ce4" table:formula="of:=[$redistribution_low.L104]" office:value-type="float" office:value="0.270131318584564" calcext:value-type="float">
            <text:p>0,2701313186</text:p>
          </table:table-cell>
          <table:table-cell table:style-name="ce4" table:formula="of:=[$redistribution_low.M104]" office:value-type="float" office:value="0.350050495703598" calcext:value-type="float">
            <text:p>0,3500504957</text:p>
          </table:table-cell>
          <table:table-cell table:number-columns-repeated="1007"/>
        </table:table-row>
        <table:table-row table:style-name="ro1">
          <table:table-cell table:style-name="ce4" table:formula="of:=[.A108]+1" office:value-type="float" office:value="152" calcext:value-type="float">
            <text:p>152</text:p>
          </table:table-cell>
          <table:table-cell table:style-name="ce4" table:formula="of:=[$Redistribution_high.J105]" office:value-type="float" office:value="0.261289241268409" calcext:value-type="float">
            <text:p>0,2612892413</text:p>
          </table:table-cell>
          <table:table-cell table:style-name="ce4" table:formula="of:=[$Redistribution_high.K105]" office:value-type="float" office:value="0.343702965203938" calcext:value-type="float">
            <text:p>0,3437029652</text:p>
          </table:table-cell>
          <table:table-cell table:style-name="ce4" table:formula="of:=[$Redistribution_high.L105]" office:value-type="float" office:value="0.262467078228391" calcext:value-type="float">
            <text:p>0,2624670782</text:p>
          </table:table-cell>
          <table:table-cell table:style-name="ce4" table:formula="of:=[$Redistribution_high.M105]" office:value-type="float" office:value="0.341380559268394" calcext:value-type="float">
            <text:p>0,3413805593</text:p>
          </table:table-cell>
          <table:table-cell/>
          <table:table-cell table:style-name="ce4"/>
          <table:table-cell table:style-name="ce4" table:formula="of:=[$Redistribution_central.J105]" office:value-type="float" office:value="0.265516099139332" calcext:value-type="float">
            <text:p>0,2655160991</text:p>
          </table:table-cell>
          <table:table-cell table:style-name="ce4" table:formula="of:=[$Redistribution_central.K105]" office:value-type="float" office:value="0.325537453469768" calcext:value-type="float">
            <text:p>0,3255374535</text:p>
          </table:table-cell>
          <table:table-cell table:style-name="ce4" table:formula="of:=[$Redistribution_central.L105]" office:value-type="float" office:value="0.265821436317511" calcext:value-type="float">
            <text:p>0,2658214363</text:p>
          </table:table-cell>
          <table:table-cell table:style-name="ce4" table:formula="of:=[$Redistribution_central.M105]" office:value-type="float" office:value="0.324946647139697" calcext:value-type="float">
            <text:p>0,3249466471</text:p>
          </table:table-cell>
          <table:table-cell table:number-columns-repeated="2"/>
          <table:table-cell table:style-name="ce4" table:formula="of:=[$redistribution_low.J105]" office:value-type="float" office:value="0.257467668641928" calcext:value-type="float">
            <text:p>0,2574676686</text:p>
          </table:table-cell>
          <table:table-cell table:style-name="ce4" table:formula="of:=[$redistribution_low.K105]" office:value-type="float" office:value="0.329164261601598" calcext:value-type="float">
            <text:p>0,3291642616</text:p>
          </table:table-cell>
          <table:table-cell table:style-name="ce4" table:formula="of:=[$redistribution_low.L105]" office:value-type="float" office:value="0.258614197008802" calcext:value-type="float">
            <text:p>0,258614197</text:p>
          </table:table-cell>
          <table:table-cell table:style-name="ce4" table:formula="of:=[$redistribution_low.M105]" office:value-type="float" office:value="0.326577972401969" calcext:value-type="float">
            <text:p>0,3265779724</text:p>
          </table:table-cell>
          <table:table-cell table:number-columns-repeated="100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p 10% share yearly" table:style-name="ta6">
        <table:table-column table:style-name="co5" table:number-columns-repeated="5" table:default-cell-style-name="ce3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5" office:value-type="string" calcext:value-type="string" table:number-columns-spanned="4" table:number-rows-spanned="1">
            <text:p>HIGH</text:p>
          </table:table-cell>
          <table:covered-table-cell table:number-columns-repeated="3" table:style-name="ce5"/>
          <table:table-cell table:style-name="ce8"/>
          <table:table-cell table:style-name="ce5" office:value-type="string" calcext:value-type="string" table:number-columns-spanned="4" table:number-rows-spanned="1">
            <text:p>CENTRAL</text:p>
          </table:table-cell>
          <table:covered-table-cell table:number-columns-repeated="3" table:style-name="ce5"/>
          <table:table-cell table:style-name="ce8"/>
          <table:table-cell table:style-name="ce5" office:value-type="string" calcext:value-type="string" table:number-columns-spanned="4" table:number-rows-spanned="1">
            <text:p>LOW</text:p>
          </table:table-cell>
          <table:covered-table-cell table:number-columns-repeated="3" table:style-name="ce5"/>
          <table:table-cell table:number-columns-repeated="100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0" table:formula="of:=AVERAGE([$'Top 10% share'.C6:.C9])" office:value-type="percentage" office:value="0.255531059337134" calcext:value-type="percentage">
            <text:p>26%</text:p>
          </table:table-cell>
          <table:table-cell table:style-name="ce10" table:formula="of:=AVERAGE([$'Top 10% share'.D5:.D8])" office:value-type="percentage" office:value="0.232882724904575" calcext:value-type="percentage">
            <text:p>23%</text:p>
          </table:table-cell>
          <table:table-cell table:style-name="ce10" table:formula="of:=AVERAGE([$'Top 10% share'.E5:.E8])" office:value-type="percentage" office:value="0.238700462702807" calcext:value-type="percentage">
            <text:p>24%</text:p>
          </table:table-cell>
          <table:table-cell table:style-name="ce10" table:formula="of:=AVERAGE([$'Top 10% share'.B5:.B8])" office:value-type="percentage" office:value="0.225059699133927" calcext:value-type="percentage">
            <text:p>23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0" table:formula="of:=AVERAGE([$'Top 10% share'.I5:.I8])" office:value-type="percentage" office:value="0.247625439206508" calcext:value-type="percentage">
            <text:p>25%</text:p>
          </table:table-cell>
          <table:table-cell table:style-name="ce10" table:formula="of:=AVERAGE([$'Top 10% share'.J5:.J8])" office:value-type="percentage" office:value="0.232882724904575" calcext:value-type="percentage">
            <text:p>23%</text:p>
          </table:table-cell>
          <table:table-cell table:style-name="ce10" table:formula="of:=AVERAGE([$'Top 10% share'.K5:.K8])" office:value-type="percentage" office:value="0.238700462702807" calcext:value-type="percentage">
            <text:p>24%</text:p>
          </table:table-cell>
          <table:table-cell table:style-name="ce10" table:formula="of:=AVERAGE([$'Top 10% share'.H5:.H8])" office:value-type="percentage" office:value="0.225059699133927" calcext:value-type="percentage">
            <text:p>23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0" table:formula="of:=AVERAGE([$'Top 10% share'.O5:.O8])" office:value-type="percentage" office:value="0.247625439206508" calcext:value-type="percentage">
            <text:p>25%</text:p>
          </table:table-cell>
          <table:table-cell table:style-name="ce10" table:formula="of:=AVERAGE([$'Top 10% share'.P5:.P8])" office:value-type="percentage" office:value="0.232882724904575" calcext:value-type="percentage">
            <text:p>23%</text:p>
          </table:table-cell>
          <table:table-cell table:style-name="ce10" table:formula="of:=AVERAGE([$'Top 10% share'.Q5:.Q8])" office:value-type="percentage" office:value="0.238700462702807" calcext:value-type="percentage">
            <text:p>24%</text:p>
          </table:table-cell>
          <table:table-cell table:style-name="ce10" table:formula="of:=AVERAGE([$'Top 10% share'.N5:.N8])" office:value-type="percentage" office:value="0.225059699133927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0" table:formula="of:=AVERAGE([$'Top 10% share'.C9:.C12])" office:value-type="percentage" office:value="0.254246533179496" calcext:value-type="percentage">
            <text:p>25%</text:p>
          </table:table-cell>
          <table:table-cell table:style-name="ce10" table:formula="of:=AVERAGE([$'Top 10% share'.D9:.D12])" office:value-type="percentage" office:value="0.237256123906435" calcext:value-type="percentage">
            <text:p>24%</text:p>
          </table:table-cell>
          <table:table-cell table:style-name="ce10" table:formula="of:=AVERAGE([$'Top 10% share'.E9:.E12])" office:value-type="percentage" office:value="0.243438637818645" calcext:value-type="percentage">
            <text:p>24%</text:p>
          </table:table-cell>
          <table:table-cell table:style-name="ce10" table:formula="of:=AVERAGE([$'Top 10% share'.B9:.B12])" office:value-type="percentage" office:value="0.229622781021921" calcext:value-type="percentage">
            <text:p>23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0" table:formula="of:=AVERAGE([$'Top 10% share'.I9:.I12])" office:value-type="percentage" office:value="0.254246533179496" calcext:value-type="percentage">
            <text:p>25%</text:p>
          </table:table-cell>
          <table:table-cell table:style-name="ce10" table:formula="of:=AVERAGE([$'Top 10% share'.J9:.J12])" office:value-type="percentage" office:value="0.237256123906435" calcext:value-type="percentage">
            <text:p>24%</text:p>
          </table:table-cell>
          <table:table-cell table:style-name="ce10" table:formula="of:=AVERAGE([$'Top 10% share'.K9:.K12])" office:value-type="percentage" office:value="0.243438637818645" calcext:value-type="percentage">
            <text:p>24%</text:p>
          </table:table-cell>
          <table:table-cell table:style-name="ce10" table:formula="of:=AVERAGE([$'Top 10% share'.H9:.H12])" office:value-type="percentage" office:value="0.229622781021921" calcext:value-type="percentage">
            <text:p>23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0" table:formula="of:=AVERAGE([$'Top 10% share'.O9:.O12])" office:value-type="percentage" office:value="0.254246533179496" calcext:value-type="percentage">
            <text:p>25%</text:p>
          </table:table-cell>
          <table:table-cell table:style-name="ce10" table:formula="of:=AVERAGE([$'Top 10% share'.P9:.P12])" office:value-type="percentage" office:value="0.237256123906435" calcext:value-type="percentage">
            <text:p>24%</text:p>
          </table:table-cell>
          <table:table-cell table:style-name="ce10" table:formula="of:=AVERAGE([$'Top 10% share'.Q9:.Q12])" office:value-type="percentage" office:value="0.243438637818645" calcext:value-type="percentage">
            <text:p>24%</text:p>
          </table:table-cell>
          <table:table-cell table:style-name="ce10" table:formula="of:=AVERAGE([$'Top 10% share'.N9:.N12])" office:value-type="percentage" office:value="0.229622781021921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0" table:formula="of:=AVERAGE([$'Top 10% share'.C13:.C16])" office:value-type="percentage" office:value="0.246783853800144" calcext:value-type="percentage">
            <text:p>25%</text:p>
          </table:table-cell>
          <table:table-cell table:style-name="ce10" table:formula="of:=AVERAGE([$'Top 10% share'.D13:.D16])" office:value-type="percentage" office:value="0.230832861055626" calcext:value-type="percentage">
            <text:p>23%</text:p>
          </table:table-cell>
          <table:table-cell table:style-name="ce10" table:formula="of:=AVERAGE([$'Top 10% share'.E13:.E16])" office:value-type="percentage" office:value="0.231515282875009" calcext:value-type="percentage">
            <text:p>23%</text:p>
          </table:table-cell>
          <table:table-cell table:style-name="ce10" table:formula="of:=AVERAGE([$'Top 10% share'.B13:.B16])" office:value-type="percentage" office:value="0.220125180938829" calcext:value-type="percentage">
            <text:p>22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0" table:formula="of:=AVERAGE([$'Top 10% share'.I13:.I16])" office:value-type="percentage" office:value="0.246783853800144" calcext:value-type="percentage">
            <text:p>25%</text:p>
          </table:table-cell>
          <table:table-cell table:style-name="ce10" table:formula="of:=AVERAGE([$'Top 10% share'.J13:.J16])" office:value-type="percentage" office:value="0.230832861055626" calcext:value-type="percentage">
            <text:p>23%</text:p>
          </table:table-cell>
          <table:table-cell table:style-name="ce10" table:formula="of:=AVERAGE([$'Top 10% share'.K13:.K16])" office:value-type="percentage" office:value="0.231515282875009" calcext:value-type="percentage">
            <text:p>23%</text:p>
          </table:table-cell>
          <table:table-cell table:style-name="ce10" table:formula="of:=AVERAGE([$'Top 10% share'.H13:.H16])" office:value-type="percentage" office:value="0.220125180938829" calcext:value-type="percentage">
            <text:p>22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0" table:formula="of:=AVERAGE([$'Top 10% share'.O13:.O16])" office:value-type="percentage" office:value="0.246783853800144" calcext:value-type="percentage">
            <text:p>25%</text:p>
          </table:table-cell>
          <table:table-cell table:style-name="ce10" table:formula="of:=AVERAGE([$'Top 10% share'.P13:.P16])" office:value-type="percentage" office:value="0.230832861055626" calcext:value-type="percentage">
            <text:p>23%</text:p>
          </table:table-cell>
          <table:table-cell table:style-name="ce10" table:formula="of:=AVERAGE([$'Top 10% share'.Q13:.Q16])" office:value-type="percentage" office:value="0.231515282875009" calcext:value-type="percentage">
            <text:p>23%</text:p>
          </table:table-cell>
          <table:table-cell table:style-name="ce10" table:formula="of:=AVERAGE([$'Top 10% share'.N13:.N16])" office:value-type="percentage" office:value="0.220125180938829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0" table:formula="of:=AVERAGE([$'Top 10% share'.C17:.C20])" office:value-type="percentage" office:value="0.243749549727887" calcext:value-type="percentage">
            <text:p>24%</text:p>
          </table:table-cell>
          <table:table-cell table:style-name="ce10" table:formula="of:=AVERAGE([$'Top 10% share'.D17:.D20])" office:value-type="percentage" office:value="0.227673879765844" calcext:value-type="percentage">
            <text:p>23%</text:p>
          </table:table-cell>
          <table:table-cell table:style-name="ce10" table:formula="of:=AVERAGE([$'Top 10% share'.E17:.E20])" office:value-type="percentage" office:value="0.22881060172262" calcext:value-type="percentage">
            <text:p>23%</text:p>
          </table:table-cell>
          <table:table-cell table:style-name="ce10" table:formula="of:=AVERAGE([$'Top 10% share'.B17:.B20])" office:value-type="percentage" office:value="0.217185399095358" calcext:value-type="percentage">
            <text:p>22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0" table:formula="of:=AVERAGE([$'Top 10% share'.I17:.I20])" office:value-type="percentage" office:value="0.243749549727887" calcext:value-type="percentage">
            <text:p>24%</text:p>
          </table:table-cell>
          <table:table-cell table:style-name="ce10" table:formula="of:=AVERAGE([$'Top 10% share'.J17:.J20])" office:value-type="percentage" office:value="0.227673879765844" calcext:value-type="percentage">
            <text:p>23%</text:p>
          </table:table-cell>
          <table:table-cell table:style-name="ce10" table:formula="of:=AVERAGE([$'Top 10% share'.K17:.K20])" office:value-type="percentage" office:value="0.22881060172262" calcext:value-type="percentage">
            <text:p>23%</text:p>
          </table:table-cell>
          <table:table-cell table:style-name="ce10" table:formula="of:=AVERAGE([$'Top 10% share'.H17:.H20])" office:value-type="percentage" office:value="0.217185399095358" calcext:value-type="percentage">
            <text:p>22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0" table:formula="of:=AVERAGE([$'Top 10% share'.O17:.O20])" office:value-type="percentage" office:value="0.243749549727887" calcext:value-type="percentage">
            <text:p>24%</text:p>
          </table:table-cell>
          <table:table-cell table:style-name="ce10" table:formula="of:=AVERAGE([$'Top 10% share'.P17:.P20])" office:value-type="percentage" office:value="0.227673879765844" calcext:value-type="percentage">
            <text:p>23%</text:p>
          </table:table-cell>
          <table:table-cell table:style-name="ce10" table:formula="of:=AVERAGE([$'Top 10% share'.Q17:.Q20])" office:value-type="percentage" office:value="0.22881060172262" calcext:value-type="percentage">
            <text:p>23%</text:p>
          </table:table-cell>
          <table:table-cell table:style-name="ce10" table:formula="of:=AVERAGE([$'Top 10% share'.N17:.N20])" office:value-type="percentage" office:value="0.217185399095358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0" table:formula="of:=AVERAGE([$'Top 10% share'.C21:.C24])" office:value-type="percentage" office:value="0.253506240637629" calcext:value-type="percentage">
            <text:p>25%</text:p>
          </table:table-cell>
          <table:table-cell table:style-name="ce10" table:formula="of:=AVERAGE([$'Top 10% share'.D21:.D24])" office:value-type="percentage" office:value="0.231813264584711" calcext:value-type="percentage">
            <text:p>23%</text:p>
          </table:table-cell>
          <table:table-cell table:style-name="ce10" table:formula="of:=AVERAGE([$'Top 10% share'.E21:.E24])" office:value-type="percentage" office:value="0.23784194831346" calcext:value-type="percentage">
            <text:p>24%</text:p>
          </table:table-cell>
          <table:table-cell table:style-name="ce10" table:formula="of:=AVERAGE([$'Top 10% share'.B21:.B24])" office:value-type="percentage" office:value="0.220977760291596" calcext:value-type="percentage">
            <text:p>22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0" table:formula="of:=AVERAGE([$'Top 10% share'.I21:.I24])" office:value-type="percentage" office:value="0.253517620500258" calcext:value-type="percentage">
            <text:p>25%</text:p>
          </table:table-cell>
          <table:table-cell table:style-name="ce10" table:formula="of:=AVERAGE([$'Top 10% share'.J21:.J24])" office:value-type="percentage" office:value="0.231826922996074" calcext:value-type="percentage">
            <text:p>23%</text:p>
          </table:table-cell>
          <table:table-cell table:style-name="ce10" table:formula="of:=AVERAGE([$'Top 10% share'.K21:.K24])" office:value-type="percentage" office:value="0.237852623260914" calcext:value-type="percentage">
            <text:p>24%</text:p>
          </table:table-cell>
          <table:table-cell table:style-name="ce10" table:formula="of:=AVERAGE([$'Top 10% share'.H21:.H24])" office:value-type="percentage" office:value="0.220991046970193" calcext:value-type="percentage">
            <text:p>22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0" table:formula="of:=AVERAGE([$'Top 10% share'.O21:.O24])" office:value-type="percentage" office:value="0.253506240637629" calcext:value-type="percentage">
            <text:p>25%</text:p>
          </table:table-cell>
          <table:table-cell table:style-name="ce10" table:formula="of:=AVERAGE([$'Top 10% share'.P21:.P24])" office:value-type="percentage" office:value="0.231813264584711" calcext:value-type="percentage">
            <text:p>23%</text:p>
          </table:table-cell>
          <table:table-cell table:style-name="ce10" table:formula="of:=AVERAGE([$'Top 10% share'.Q21:.Q24])" office:value-type="percentage" office:value="0.23784194831346" calcext:value-type="percentage">
            <text:p>24%</text:p>
          </table:table-cell>
          <table:table-cell table:style-name="ce10" table:formula="of:=AVERAGE([$'Top 10% share'.N21:.N24])" office:value-type="percentage" office:value="0.220977760291596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0" table:formula="of:=AVERAGE([$'Top 10% share'.C25:.C28])" office:value-type="percentage" office:value="0.246914257247017" calcext:value-type="percentage">
            <text:p>25%</text:p>
          </table:table-cell>
          <table:table-cell table:style-name="ce10" table:formula="of:=AVERAGE([$'Top 10% share'.D25:.D28])" office:value-type="percentage" office:value="0.227439965152949" calcext:value-type="percentage">
            <text:p>23%</text:p>
          </table:table-cell>
          <table:table-cell table:style-name="ce10" table:formula="of:=AVERAGE([$'Top 10% share'.E25:.E28])" office:value-type="percentage" office:value="0.229529990795555" calcext:value-type="percentage">
            <text:p>23%</text:p>
          </table:table-cell>
          <table:table-cell table:style-name="ce10" table:formula="of:=AVERAGE([$'Top 10% share'.B25:.B28])" office:value-type="percentage" office:value="0.215861499737838" calcext:value-type="percentage">
            <text:p>22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0" table:formula="of:=AVERAGE([$'Top 10% share'.I25:.I28])" office:value-type="percentage" office:value="0.24669314159772" calcext:value-type="percentage">
            <text:p>25%</text:p>
          </table:table-cell>
          <table:table-cell table:style-name="ce10" table:formula="of:=AVERAGE([$'Top 10% share'.J25:.J28])" office:value-type="percentage" office:value="0.227437553536347" calcext:value-type="percentage">
            <text:p>23%</text:p>
          </table:table-cell>
          <table:table-cell table:style-name="ce10" table:formula="of:=AVERAGE([$'Top 10% share'.K25:.K28])" office:value-type="percentage" office:value="0.229320022820841" calcext:value-type="percentage">
            <text:p>23%</text:p>
          </table:table-cell>
          <table:table-cell table:style-name="ce10" table:formula="of:=AVERAGE([$'Top 10% share'.H25:.H28])" office:value-type="percentage" office:value="0.215859789267655" calcext:value-type="percentage">
            <text:p>22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0" table:formula="of:=AVERAGE([$'Top 10% share'.O25:.O28])" office:value-type="percentage" office:value="0.246595900439809" calcext:value-type="percentage">
            <text:p>25%</text:p>
          </table:table-cell>
          <table:table-cell table:style-name="ce10" table:formula="of:=AVERAGE([$'Top 10% share'.P25:.P28])" office:value-type="percentage" office:value="0.227275364566165" calcext:value-type="percentage">
            <text:p>23%</text:p>
          </table:table-cell>
          <table:table-cell table:style-name="ce10" table:formula="of:=AVERAGE([$'Top 10% share'.Q25:.Q28])" office:value-type="percentage" office:value="0.22922350195502" calcext:value-type="percentage">
            <text:p>23%</text:p>
          </table:table-cell>
          <table:table-cell table:style-name="ce10" table:formula="of:=AVERAGE([$'Top 10% share'.N25:.N28])" office:value-type="percentage" office:value="0.21569926910174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0" table:formula="of:=AVERAGE([$'Top 10% share'.C29:.C32])" office:value-type="percentage" office:value="0.255863997101199" calcext:value-type="percentage">
            <text:p>26%</text:p>
          </table:table-cell>
          <table:table-cell table:style-name="ce10" table:formula="of:=AVERAGE([$'Top 10% share'.D29:.D32])" office:value-type="percentage" office:value="0.22958709404372" calcext:value-type="percentage">
            <text:p>23%</text:p>
          </table:table-cell>
          <table:table-cell table:style-name="ce10" table:formula="of:=AVERAGE([$'Top 10% share'.E29:.E32])" office:value-type="percentage" office:value="0.23896199646976" calcext:value-type="percentage">
            <text:p>24%</text:p>
          </table:table-cell>
          <table:table-cell table:style-name="ce10" table:formula="of:=AVERAGE([$'Top 10% share'.B29:.B32])" office:value-type="percentage" office:value="0.218698670819742" calcext:value-type="percentage">
            <text:p>22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0" table:formula="of:=AVERAGE([$'Top 10% share'.I29:.I32])" office:value-type="percentage" office:value="0.251923544991322" calcext:value-type="percentage">
            <text:p>25%</text:p>
          </table:table-cell>
          <table:table-cell table:style-name="ce10" table:formula="of:=AVERAGE([$'Top 10% share'.J29:.J32])" office:value-type="percentage" office:value="0.229855249521416" calcext:value-type="percentage">
            <text:p>23%</text:p>
          </table:table-cell>
          <table:table-cell table:style-name="ce10" table:formula="of:=AVERAGE([$'Top 10% share'.K29:.K32])" office:value-type="percentage" office:value="0.234510134051866" calcext:value-type="percentage">
            <text:p>23%</text:p>
          </table:table-cell>
          <table:table-cell table:style-name="ce10" table:formula="of:=AVERAGE([$'Top 10% share'.H29:.H32])" office:value-type="percentage" office:value="0.21855736245945" calcext:value-type="percentage">
            <text:p>22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0" table:formula="of:=AVERAGE([$'Top 10% share'.O29:.O32])" office:value-type="percentage" office:value="0.247423174076659" calcext:value-type="percentage">
            <text:p>25%</text:p>
          </table:table-cell>
          <table:table-cell table:style-name="ce10" table:formula="of:=AVERAGE([$'Top 10% share'.P29:.P32])" office:value-type="percentage" office:value="0.228208990549699" calcext:value-type="percentage">
            <text:p>23%</text:p>
          </table:table-cell>
          <table:table-cell table:style-name="ce10" table:formula="of:=AVERAGE([$'Top 10% share'.Q29:.Q32])" office:value-type="percentage" office:value="0.22947815386145" calcext:value-type="percentage">
            <text:p>23%</text:p>
          </table:table-cell>
          <table:table-cell table:style-name="ce10" table:formula="of:=AVERAGE([$'Top 10% share'.N29:.N32])" office:value-type="percentage" office:value="0.216563870091504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0" table:formula="of:=AVERAGE([$'Top 10% share'.C33:.C36])" office:value-type="percentage" office:value="0.274254109603831" calcext:value-type="percentage">
            <text:p>27%</text:p>
          </table:table-cell>
          <table:table-cell table:style-name="ce10" table:formula="of:=AVERAGE([$'Top 10% share'.D33:.D36])" office:value-type="percentage" office:value="0.237396972328694" calcext:value-type="percentage">
            <text:p>24%</text:p>
          </table:table-cell>
          <table:table-cell table:style-name="ce10" table:formula="of:=AVERAGE([$'Top 10% share'.E33:.E36])" office:value-type="percentage" office:value="0.258307013835133" calcext:value-type="percentage">
            <text:p>26%</text:p>
          </table:table-cell>
          <table:table-cell table:style-name="ce10" table:formula="of:=AVERAGE([$'Top 10% share'.B33:.B36])" office:value-type="percentage" office:value="0.227411231490355" calcext:value-type="percentage">
            <text:p>23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0" table:formula="of:=AVERAGE([$'Top 10% share'.I33:.I36])" office:value-type="percentage" office:value="0.268337468995893" calcext:value-type="percentage">
            <text:p>27%</text:p>
          </table:table-cell>
          <table:table-cell table:style-name="ce10" table:formula="of:=AVERAGE([$'Top 10% share'.J33:.J36])" office:value-type="percentage" office:value="0.234063334210816" calcext:value-type="percentage">
            <text:p>23%</text:p>
          </table:table-cell>
          <table:table-cell table:style-name="ce10" table:formula="of:=AVERAGE([$'Top 10% share'.K33:.K36])" office:value-type="percentage" office:value="0.251155376776785" calcext:value-type="percentage">
            <text:p>25%</text:p>
          </table:table-cell>
          <table:table-cell table:style-name="ce10" table:formula="of:=AVERAGE([$'Top 10% share'.H33:.H36])" office:value-type="percentage" office:value="0.223447828821538" calcext:value-type="percentage">
            <text:p>22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0" table:formula="of:=AVERAGE([$'Top 10% share'.O33:.O36])" office:value-type="percentage" office:value="0.255765013579391" calcext:value-type="percentage">
            <text:p>26%</text:p>
          </table:table-cell>
          <table:table-cell table:style-name="ce10" table:formula="of:=AVERAGE([$'Top 10% share'.P33:.P36])" office:value-type="percentage" office:value="0.230016187988407" calcext:value-type="percentage">
            <text:p>23%</text:p>
          </table:table-cell>
          <table:table-cell table:style-name="ce10" table:formula="of:=AVERAGE([$'Top 10% share'.Q33:.Q36])" office:value-type="percentage" office:value="0.237847933480825" calcext:value-type="percentage">
            <text:p>24%</text:p>
          </table:table-cell>
          <table:table-cell table:style-name="ce10" table:formula="of:=AVERAGE([$'Top 10% share'.N33:.N36])" office:value-type="percentage" office:value="0.218802947615891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0" table:formula="of:=AVERAGE([$'Top 10% share'.C37:.C40])" office:value-type="percentage" office:value="0.281703306260398" calcext:value-type="percentage">
            <text:p>28%</text:p>
          </table:table-cell>
          <table:table-cell table:style-name="ce10" table:formula="of:=AVERAGE([$'Top 10% share'.D37:.D40])" office:value-type="percentage" office:value="0.242524459510558" calcext:value-type="percentage">
            <text:p>24%</text:p>
          </table:table-cell>
          <table:table-cell table:style-name="ce10" table:formula="of:=AVERAGE([$'Top 10% share'.E37:.E40])" office:value-type="percentage" office:value="0.265910150765289" calcext:value-type="percentage">
            <text:p>27%</text:p>
          </table:table-cell>
          <table:table-cell table:style-name="ce10" table:formula="of:=AVERAGE([$'Top 10% share'.B37:.B40])" office:value-type="percentage" office:value="0.232742056580343" calcext:value-type="percentage">
            <text:p>23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0" table:formula="of:=AVERAGE([$'Top 10% share'.I37:.I40])" office:value-type="percentage" office:value="0.258429402647754" calcext:value-type="percentage">
            <text:p>26%</text:p>
          </table:table-cell>
          <table:table-cell table:style-name="ce10" table:formula="of:=AVERAGE([$'Top 10% share'.J37:.J40])" office:value-type="percentage" office:value="0.228877285126256" calcext:value-type="percentage">
            <text:p>23%</text:p>
          </table:table-cell>
          <table:table-cell table:style-name="ce10" table:formula="of:=AVERAGE([$'Top 10% share'.K37:.K40])" office:value-type="percentage" office:value="0.242591145912282" calcext:value-type="percentage">
            <text:p>24%</text:p>
          </table:table-cell>
          <table:table-cell table:style-name="ce10" table:formula="of:=AVERAGE([$'Top 10% share'.H37:.H40])" office:value-type="percentage" office:value="0.219046995929245" calcext:value-type="percentage">
            <text:p>22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0" table:formula="of:=AVERAGE([$'Top 10% share'.O37:.O40])" office:value-type="percentage" office:value="0.263963049119865" calcext:value-type="percentage">
            <text:p>26%</text:p>
          </table:table-cell>
          <table:table-cell table:style-name="ce10" table:formula="of:=AVERAGE([$'Top 10% share'.P37:.P40])" office:value-type="percentage" office:value="0.236154217052816" calcext:value-type="percentage">
            <text:p>24%</text:p>
          </table:table-cell>
          <table:table-cell table:style-name="ce10" table:formula="of:=AVERAGE([$'Top 10% share'.Q37:.Q40])" office:value-type="percentage" office:value="0.245076708779091" calcext:value-type="percentage">
            <text:p>25%</text:p>
          </table:table-cell>
          <table:table-cell table:style-name="ce10" table:formula="of:=AVERAGE([$'Top 10% share'.N37:.N40])" office:value-type="percentage" office:value="0.224549119534112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0" table:formula="of:=AVERAGE([$'Top 10% share'.C41:.C44])" office:value-type="percentage" office:value="0.289836042803915" calcext:value-type="percentage">
            <text:p>29%</text:p>
          </table:table-cell>
          <table:table-cell table:style-name="ce10" table:formula="of:=AVERAGE([$'Top 10% share'.D41:.D44])" office:value-type="percentage" office:value="0.244597513659745" calcext:value-type="percentage">
            <text:p>24%</text:p>
          </table:table-cell>
          <table:table-cell table:style-name="ce10" table:formula="of:=AVERAGE([$'Top 10% share'.E41:.E44])" office:value-type="percentage" office:value="0.273901323617424" calcext:value-type="percentage">
            <text:p>27%</text:p>
          </table:table-cell>
          <table:table-cell table:style-name="ce10" table:formula="of:=AVERAGE([$'Top 10% share'.B41:.B44])" office:value-type="percentage" office:value="0.235108492246406" calcext:value-type="percentage">
            <text:p>24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0" table:formula="of:=AVERAGE([$'Top 10% share'.I41:.I44])" office:value-type="percentage" office:value="0.263660962084387" calcext:value-type="percentage">
            <text:p>26%</text:p>
          </table:table-cell>
          <table:table-cell table:style-name="ce10" table:formula="of:=AVERAGE([$'Top 10% share'.J41:.J44])" office:value-type="percentage" office:value="0.233632583155814" calcext:value-type="percentage">
            <text:p>23%</text:p>
          </table:table-cell>
          <table:table-cell table:style-name="ce10" table:formula="of:=AVERAGE([$'Top 10% share'.K41:.K44])" office:value-type="percentage" office:value="0.247684321563358" calcext:value-type="percentage">
            <text:p>25%</text:p>
          </table:table-cell>
          <table:table-cell table:style-name="ce10" table:formula="of:=AVERAGE([$'Top 10% share'.H41:.H44])" office:value-type="percentage" office:value="0.223784846862232" calcext:value-type="percentage">
            <text:p>22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0" table:formula="of:=AVERAGE([$'Top 10% share'.O41:.O44])" office:value-type="percentage" office:value="0.253760373709871" calcext:value-type="percentage">
            <text:p>25%</text:p>
          </table:table-cell>
          <table:table-cell table:style-name="ce10" table:formula="of:=AVERAGE([$'Top 10% share'.P41:.P44])" office:value-type="percentage" office:value="0.228837491102025" calcext:value-type="percentage">
            <text:p>23%</text:p>
          </table:table-cell>
          <table:table-cell table:style-name="ce10" table:formula="of:=AVERAGE([$'Top 10% share'.Q41:.Q44])" office:value-type="percentage" office:value="0.236763491849093" calcext:value-type="percentage">
            <text:p>24%</text:p>
          </table:table-cell>
          <table:table-cell table:style-name="ce10" table:formula="of:=AVERAGE([$'Top 10% share'.N41:.N44])" office:value-type="percentage" office:value="0.21835941536563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0" table:formula="of:=AVERAGE([$'Top 10% share'.C45:.C48])" office:value-type="percentage" office:value="0.293564882028747" calcext:value-type="percentage">
            <text:p>29%</text:p>
          </table:table-cell>
          <table:table-cell table:style-name="ce10" table:formula="of:=AVERAGE([$'Top 10% share'.D45:.D48])" office:value-type="percentage" office:value="0.246433837961748" calcext:value-type="percentage">
            <text:p>25%</text:p>
          </table:table-cell>
          <table:table-cell table:style-name="ce10" table:formula="of:=AVERAGE([$'Top 10% share'.E45:.E48])" office:value-type="percentage" office:value="0.278737050556034" calcext:value-type="percentage">
            <text:p>28%</text:p>
          </table:table-cell>
          <table:table-cell table:style-name="ce10" table:formula="of:=AVERAGE([$'Top 10% share'.B45:.B48])" office:value-type="percentage" office:value="0.237648216687462" calcext:value-type="percentage">
            <text:p>24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0" table:formula="of:=AVERAGE([$'Top 10% share'.I45:.I48])" office:value-type="percentage" office:value="0.261383939798458" calcext:value-type="percentage">
            <text:p>26%</text:p>
          </table:table-cell>
          <table:table-cell table:style-name="ce10" table:formula="of:=AVERAGE([$'Top 10% share'.J45:.J48])" office:value-type="percentage" office:value="0.232853595184768" calcext:value-type="percentage">
            <text:p>23%</text:p>
          </table:table-cell>
          <table:table-cell table:style-name="ce10" table:formula="of:=AVERAGE([$'Top 10% share'.K45:.K48])" office:value-type="percentage" office:value="0.244904284211536" calcext:value-type="percentage">
            <text:p>24%</text:p>
          </table:table-cell>
          <table:table-cell table:style-name="ce10" table:formula="of:=AVERAGE([$'Top 10% share'.H45:.H48])" office:value-type="percentage" office:value="0.22272438283754" calcext:value-type="percentage">
            <text:p>22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0" table:formula="of:=AVERAGE([$'Top 10% share'.O45:.O48])" office:value-type="percentage" office:value="0.251119439008665" calcext:value-type="percentage">
            <text:p>25%</text:p>
          </table:table-cell>
          <table:table-cell table:style-name="ce10" table:formula="of:=AVERAGE([$'Top 10% share'.P45:.P48])" office:value-type="percentage" office:value="0.228476578284573" calcext:value-type="percentage">
            <text:p>23%</text:p>
          </table:table-cell>
          <table:table-cell table:style-name="ce10" table:formula="of:=AVERAGE([$'Top 10% share'.Q45:.Q48])" office:value-type="percentage" office:value="0.234843626560099" calcext:value-type="percentage">
            <text:p>23%</text:p>
          </table:table-cell>
          <table:table-cell table:style-name="ce10" table:formula="of:=AVERAGE([$'Top 10% share'.N45:.N48])" office:value-type="percentage" office:value="0.21853179786578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0" table:formula="of:=AVERAGE([$'Top 10% share'.C49:.C52])" office:value-type="percentage" office:value="0.292143390835791" calcext:value-type="percentage">
            <text:p>29%</text:p>
          </table:table-cell>
          <table:table-cell table:style-name="ce10" table:formula="of:=AVERAGE([$'Top 10% share'.D49:.D52])" office:value-type="percentage" office:value="0.244926106041461" calcext:value-type="percentage">
            <text:p>24%</text:p>
          </table:table-cell>
          <table:table-cell table:style-name="ce10" table:formula="of:=AVERAGE([$'Top 10% share'.E49:.E52])" office:value-type="percentage" office:value="0.27828030746067" calcext:value-type="percentage">
            <text:p>28%</text:p>
          </table:table-cell>
          <table:table-cell table:style-name="ce10" table:formula="of:=AVERAGE([$'Top 10% share'.B49:.B52])" office:value-type="percentage" office:value="0.23673745883742" calcext:value-type="percentage">
            <text:p>24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0" table:formula="of:=AVERAGE([$'Top 10% share'.I49:.I52])" office:value-type="percentage" office:value="0.276071982362064" calcext:value-type="percentage">
            <text:p>28%</text:p>
          </table:table-cell>
          <table:table-cell table:style-name="ce10" table:formula="of:=AVERAGE([$'Top 10% share'.J49:.J52])" office:value-type="percentage" office:value="0.240229515758138" calcext:value-type="percentage">
            <text:p>24%</text:p>
          </table:table-cell>
          <table:table-cell table:style-name="ce10" table:formula="of:=AVERAGE([$'Top 10% share'.K49:.K52])" office:value-type="percentage" office:value="0.260180913032303" calcext:value-type="percentage">
            <text:p>26%</text:p>
          </table:table-cell>
          <table:table-cell table:style-name="ce10" table:formula="of:=AVERAGE([$'Top 10% share'.H49:.H52])" office:value-type="percentage" office:value="0.23065911846453" calcext:value-type="percentage">
            <text:p>23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0" table:formula="of:=AVERAGE([$'Top 10% share'.O49:.O52])" office:value-type="percentage" office:value="0.260338977566303" calcext:value-type="percentage">
            <text:p>26%</text:p>
          </table:table-cell>
          <table:table-cell table:style-name="ce10" table:formula="of:=AVERAGE([$'Top 10% share'.P49:.P52])" office:value-type="percentage" office:value="0.233109377558452" calcext:value-type="percentage">
            <text:p>23%</text:p>
          </table:table-cell>
          <table:table-cell table:style-name="ce10" table:formula="of:=AVERAGE([$'Top 10% share'.Q49:.Q52])" office:value-type="percentage" office:value="0.245259890427786" calcext:value-type="percentage">
            <text:p>25%</text:p>
          </table:table-cell>
          <table:table-cell table:style-name="ce10" table:formula="of:=AVERAGE([$'Top 10% share'.N49:.N52])" office:value-type="percentage" office:value="0.224103262427801" calcext:value-type="percentage">
            <text:p>22%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0" table:formula="of:=AVERAGE([$'Top 10% share'.C53:.C56])" office:value-type="percentage" office:value="0.29517687985406" calcext:value-type="percentage">
            <text:p>30%</text:p>
          </table:table-cell>
          <table:table-cell table:style-name="ce10" table:formula="of:=AVERAGE([$'Top 10% share'.D53:.D56])" office:value-type="percentage" office:value="0.248754600267243" calcext:value-type="percentage">
            <text:p>25%</text:p>
          </table:table-cell>
          <table:table-cell table:style-name="ce10" table:formula="of:=AVERAGE([$'Top 10% share'.E53:.E56])" office:value-type="percentage" office:value="0.28165121939392" calcext:value-type="percentage">
            <text:p>28%</text:p>
          </table:table-cell>
          <table:table-cell table:style-name="ce10" table:formula="of:=AVERAGE([$'Top 10% share'.B53:.B56])" office:value-type="percentage" office:value="0.240825212469247" calcext:value-type="percentage">
            <text:p>24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0" table:formula="of:=AVERAGE([$'Top 10% share'.I53:.I56])" office:value-type="percentage" office:value="0.278479794117065" calcext:value-type="percentage">
            <text:p>28%</text:p>
          </table:table-cell>
          <table:table-cell table:style-name="ce10" table:formula="of:=AVERAGE([$'Top 10% share'.J53:.J56])" office:value-type="percentage" office:value="0.241608233456345" calcext:value-type="percentage">
            <text:p>24%</text:p>
          </table:table-cell>
          <table:table-cell table:style-name="ce10" table:formula="of:=AVERAGE([$'Top 10% share'.K53:.K56])" office:value-type="percentage" office:value="0.26294668084593" calcext:value-type="percentage">
            <text:p>26%</text:p>
          </table:table-cell>
          <table:table-cell table:style-name="ce10" table:formula="of:=AVERAGE([$'Top 10% share'.H53:.H56])" office:value-type="percentage" office:value="0.232369373988179" calcext:value-type="percentage">
            <text:p>23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0" table:formula="of:=AVERAGE([$'Top 10% share'.O53:.O56])" office:value-type="percentage" office:value="0.271033784224334" calcext:value-type="percentage">
            <text:p>27%</text:p>
          </table:table-cell>
          <table:table-cell table:style-name="ce10" table:formula="of:=AVERAGE([$'Top 10% share'.P53:.P56])" office:value-type="percentage" office:value="0.241254806538166" calcext:value-type="percentage">
            <text:p>24%</text:p>
          </table:table-cell>
          <table:table-cell table:style-name="ce10" table:formula="of:=AVERAGE([$'Top 10% share'.Q53:.Q56])" office:value-type="percentage" office:value="0.255537416615049" calcext:value-type="percentage">
            <text:p>26%</text:p>
          </table:table-cell>
          <table:table-cell table:style-name="ce10" table:formula="of:=AVERAGE([$'Top 10% share'.N53:.N56])" office:value-type="percentage" office:value="0.23214786278531" calcext:value-type="percentage">
            <text:p>23%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0" table:formula="of:=AVERAGE([$'Top 10% share'.C57:.C60])" office:value-type="percentage" office:value="0.276340862654155" calcext:value-type="percentage">
            <text:p>28%</text:p>
          </table:table-cell>
          <table:table-cell table:style-name="ce10" table:formula="of:=AVERAGE([$'Top 10% share'.D57:.D60])" office:value-type="percentage" office:value="0.235838519372666" calcext:value-type="percentage">
            <text:p>24%</text:p>
          </table:table-cell>
          <table:table-cell table:style-name="ce10" table:formula="of:=AVERAGE([$'Top 10% share'.E57:.E60])" office:value-type="percentage" office:value="0.264982022658263" calcext:value-type="percentage">
            <text:p>26%</text:p>
          </table:table-cell>
          <table:table-cell table:style-name="ce10" table:formula="of:=AVERAGE([$'Top 10% share'.B57:.B60])" office:value-type="percentage" office:value="0.229156798342049" calcext:value-type="percentage">
            <text:p>23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0" table:formula="of:=AVERAGE([$'Top 10% share'.I57:.I60])" office:value-type="percentage" office:value="0.281720800116047" calcext:value-type="percentage">
            <text:p>28%</text:p>
          </table:table-cell>
          <table:table-cell table:style-name="ce10" table:formula="of:=AVERAGE([$'Top 10% share'.J57:.J60])" office:value-type="percentage" office:value="0.242594135829629" calcext:value-type="percentage">
            <text:p>24%</text:p>
          </table:table-cell>
          <table:table-cell table:style-name="ce10" table:formula="of:=AVERAGE([$'Top 10% share'.K57:.K60])" office:value-type="percentage" office:value="0.267150668641278" calcext:value-type="percentage">
            <text:p>27%</text:p>
          </table:table-cell>
          <table:table-cell table:style-name="ce10" table:formula="of:=AVERAGE([$'Top 10% share'.H57:.H60])" office:value-type="percentage" office:value="0.233983539081905" calcext:value-type="percentage">
            <text:p>23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0" table:formula="of:=AVERAGE([$'Top 10% share'.O57:.O60])" office:value-type="percentage" office:value="0.276079098831664" calcext:value-type="percentage">
            <text:p>28%</text:p>
          </table:table-cell>
          <table:table-cell table:style-name="ce10" table:formula="of:=AVERAGE([$'Top 10% share'.P57:.P60])" office:value-type="percentage" office:value="0.247447036927032" calcext:value-type="percentage">
            <text:p>25%</text:p>
          </table:table-cell>
          <table:table-cell table:style-name="ce10" table:formula="of:=AVERAGE([$'Top 10% share'.Q57:.Q60])" office:value-type="percentage" office:value="0.26125818000015" calcext:value-type="percentage">
            <text:p>26%</text:p>
          </table:table-cell>
          <table:table-cell table:style-name="ce10" table:formula="of:=AVERAGE([$'Top 10% share'.N57:.N60])" office:value-type="percentage" office:value="0.238794745339597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0" table:formula="of:=AVERAGE([$'Top 10% share'.C61:.C64])" office:value-type="percentage" office:value="0.283969959676681" calcext:value-type="percentage">
            <text:p>28%</text:p>
          </table:table-cell>
          <table:table-cell table:style-name="ce10" table:formula="of:=AVERAGE([$'Top 10% share'.D61:.D64])" office:value-type="percentage" office:value="0.241888169499732" calcext:value-type="percentage">
            <text:p>24%</text:p>
          </table:table-cell>
          <table:table-cell table:style-name="ce10" table:formula="of:=AVERAGE([$'Top 10% share'.E61:.E64])" office:value-type="percentage" office:value="0.274181559340679" calcext:value-type="percentage">
            <text:p>27%</text:p>
          </table:table-cell>
          <table:table-cell table:style-name="ce10" table:formula="of:=AVERAGE([$'Top 10% share'.B61:.B64])" office:value-type="percentage" office:value="0.236180861910054" calcext:value-type="percentage">
            <text:p>24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0" table:formula="of:=AVERAGE([$'Top 10% share'.I61:.I64])" office:value-type="percentage" office:value="0.281363703627425" calcext:value-type="percentage">
            <text:p>28%</text:p>
          </table:table-cell>
          <table:table-cell table:style-name="ce10" table:formula="of:=AVERAGE([$'Top 10% share'.J61:.J64])" office:value-type="percentage" office:value="0.246782591874022" calcext:value-type="percentage">
            <text:p>25%</text:p>
          </table:table-cell>
          <table:table-cell table:style-name="ce10" table:formula="of:=AVERAGE([$'Top 10% share'.K61:.K64])" office:value-type="percentage" office:value="0.269255049958646" calcext:value-type="percentage">
            <text:p>27%</text:p>
          </table:table-cell>
          <table:table-cell table:style-name="ce10" table:formula="of:=AVERAGE([$'Top 10% share'.H61:.H64])" office:value-type="percentage" office:value="0.239412291828733" calcext:value-type="percentage">
            <text:p>24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0" table:formula="of:=AVERAGE([$'Top 10% share'.O61:.O64])" office:value-type="percentage" office:value="0.262887723880805" calcext:value-type="percentage">
            <text:p>26%</text:p>
          </table:table-cell>
          <table:table-cell table:style-name="ce10" table:formula="of:=AVERAGE([$'Top 10% share'.P61:.P64])" office:value-type="percentage" office:value="0.243003775167175" calcext:value-type="percentage">
            <text:p>24%</text:p>
          </table:table-cell>
          <table:table-cell table:style-name="ce10" table:formula="of:=AVERAGE([$'Top 10% share'.Q61:.Q64])" office:value-type="percentage" office:value="0.250850280114068" calcext:value-type="percentage">
            <text:p>25%</text:p>
          </table:table-cell>
          <table:table-cell table:style-name="ce10" table:formula="of:=AVERAGE([$'Top 10% share'.N61:.N64])" office:value-type="percentage" office:value="0.235668927643514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0" table:formula="of:=AVERAGE([$'Top 10% share'.C65:.C68])" office:value-type="percentage" office:value="0.295292571132333" calcext:value-type="percentage">
            <text:p>30%</text:p>
          </table:table-cell>
          <table:table-cell table:style-name="ce10" table:formula="of:=AVERAGE([$'Top 10% share'.D65:.D68])" office:value-type="percentage" office:value="0.252277912583635" calcext:value-type="percentage">
            <text:p>25%</text:p>
          </table:table-cell>
          <table:table-cell table:style-name="ce10" table:formula="of:=AVERAGE([$'Top 10% share'.E65:.E68])" office:value-type="percentage" office:value="0.286999414582609" calcext:value-type="percentage">
            <text:p>29%</text:p>
          </table:table-cell>
          <table:table-cell table:style-name="ce10" table:formula="of:=AVERAGE([$'Top 10% share'.B65:.B68])" office:value-type="percentage" office:value="0.247382766358464" calcext:value-type="percentage">
            <text:p>25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0" table:formula="of:=AVERAGE([$'Top 10% share'.I65:.I68])" office:value-type="percentage" office:value="0.280035957718157" calcext:value-type="percentage">
            <text:p>28%</text:p>
          </table:table-cell>
          <table:table-cell table:style-name="ce10" table:formula="of:=AVERAGE([$'Top 10% share'.J65:.J68])" office:value-type="percentage" office:value="0.242644869052501" calcext:value-type="percentage">
            <text:p>24%</text:p>
          </table:table-cell>
          <table:table-cell table:style-name="ce10" table:formula="of:=AVERAGE([$'Top 10% share'.K65:.K68])" office:value-type="percentage" office:value="0.268740525629306" calcext:value-type="percentage">
            <text:p>27%</text:p>
          </table:table-cell>
          <table:table-cell table:style-name="ce10" table:formula="of:=AVERAGE([$'Top 10% share'.H65:.H68])" office:value-type="percentage" office:value="0.235884224534131" calcext:value-type="percentage">
            <text:p>24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0" table:formula="of:=AVERAGE([$'Top 10% share'.O65:.O68])" office:value-type="percentage" office:value="0.278192230143131" calcext:value-type="percentage">
            <text:p>28%</text:p>
          </table:table-cell>
          <table:table-cell table:style-name="ce10" table:formula="of:=AVERAGE([$'Top 10% share'.P65:.P68])" office:value-type="percentage" office:value="0.251690192433818" calcext:value-type="percentage">
            <text:p>25%</text:p>
          </table:table-cell>
          <table:table-cell table:style-name="ce10" table:formula="of:=AVERAGE([$'Top 10% share'.Q65:.Q68])" office:value-type="percentage" office:value="0.266594672551169" calcext:value-type="percentage">
            <text:p>27%</text:p>
          </table:table-cell>
          <table:table-cell table:style-name="ce10" table:formula="of:=AVERAGE([$'Top 10% share'.N65:.N68])" office:value-type="percentage" office:value="0.244742105878885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0" table:formula="of:=AVERAGE([$'Top 10% share'.C69:.C72])" office:value-type="percentage" office:value="0.298449010864531" calcext:value-type="percentage">
            <text:p>30%</text:p>
          </table:table-cell>
          <table:table-cell table:style-name="ce10" table:formula="of:=AVERAGE([$'Top 10% share'.D69:.D72])" office:value-type="percentage" office:value="0.255339511971867" calcext:value-type="percentage">
            <text:p>26%</text:p>
          </table:table-cell>
          <table:table-cell table:style-name="ce10" table:formula="of:=AVERAGE([$'Top 10% share'.E69:.E72])" office:value-type="percentage" office:value="0.292109686051042" calcext:value-type="percentage">
            <text:p>29%</text:p>
          </table:table-cell>
          <table:table-cell table:style-name="ce10" table:formula="of:=AVERAGE([$'Top 10% share'.B69:.B72])" office:value-type="percentage" office:value="0.251587946366391" calcext:value-type="percentage">
            <text:p>25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0" table:formula="of:=AVERAGE([$'Top 10% share'.I69:.I72])" office:value-type="percentage" office:value="0.28216800830839" calcext:value-type="percentage">
            <text:p>28%</text:p>
          </table:table-cell>
          <table:table-cell table:style-name="ce10" table:formula="of:=AVERAGE([$'Top 10% share'.J69:.J72])" office:value-type="percentage" office:value="0.245879522459616" calcext:value-type="percentage">
            <text:p>25%</text:p>
          </table:table-cell>
          <table:table-cell table:style-name="ce10" table:formula="of:=AVERAGE([$'Top 10% share'.K69:.K72])" office:value-type="percentage" office:value="0.27210204091085" calcext:value-type="percentage">
            <text:p>27%</text:p>
          </table:table-cell>
          <table:table-cell table:style-name="ce10" table:formula="of:=AVERAGE([$'Top 10% share'.H69:.H72])" office:value-type="percentage" office:value="0.239897503417759" calcext:value-type="percentage">
            <text:p>24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0" table:formula="of:=AVERAGE([$'Top 10% share'.O69:.O72])" office:value-type="percentage" office:value="0.296815957939418" calcext:value-type="percentage">
            <text:p>30%</text:p>
          </table:table-cell>
          <table:table-cell table:style-name="ce10" table:formula="of:=AVERAGE([$'Top 10% share'.P69:.P72])" office:value-type="percentage" office:value="0.262398984392475" calcext:value-type="percentage">
            <text:p>26%</text:p>
          </table:table-cell>
          <table:table-cell table:style-name="ce10" table:formula="of:=AVERAGE([$'Top 10% share'.Q69:.Q72])" office:value-type="percentage" office:value="0.28627592251043" calcext:value-type="percentage">
            <text:p>29%</text:p>
          </table:table-cell>
          <table:table-cell table:style-name="ce10" table:formula="of:=AVERAGE([$'Top 10% share'.N69:.N72])" office:value-type="percentage" office:value="0.256285559555204" calcext:value-type="percentage">
            <text:p>26%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0" table:formula="of:=AVERAGE([$'Top 10% share'.C73:.C76])" office:value-type="percentage" office:value="0.29931149710861" calcext:value-type="percentage">
            <text:p>30%</text:p>
          </table:table-cell>
          <table:table-cell table:style-name="ce10" table:formula="of:=AVERAGE([$'Top 10% share'.D73:.D76])" office:value-type="percentage" office:value="0.255984935610081" calcext:value-type="percentage">
            <text:p>26%</text:p>
          </table:table-cell>
          <table:table-cell table:style-name="ce10" table:formula="of:=AVERAGE([$'Top 10% share'.E73:.E76])" office:value-type="percentage" office:value="0.294704050797474" calcext:value-type="percentage">
            <text:p>29%</text:p>
          </table:table-cell>
          <table:table-cell table:style-name="ce10" table:formula="of:=AVERAGE([$'Top 10% share'.B73:.B76])" office:value-type="percentage" office:value="0.253266847076565" calcext:value-type="percentage">
            <text:p>25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0" table:formula="of:=AVERAGE([$'Top 10% share'.I73:.I76])" office:value-type="percentage" office:value="0.270790983394339" calcext:value-type="percentage">
            <text:p>27%</text:p>
          </table:table-cell>
          <table:table-cell table:style-name="ce10" table:formula="of:=AVERAGE([$'Top 10% share'.J73:.J76])" office:value-type="percentage" office:value="0.240570366967089" calcext:value-type="percentage">
            <text:p>24%</text:p>
          </table:table-cell>
          <table:table-cell table:style-name="ce10" table:formula="of:=AVERAGE([$'Top 10% share'.K73:.K76])" office:value-type="percentage" office:value="0.263465974219672" calcext:value-type="percentage">
            <text:p>26%</text:p>
          </table:table-cell>
          <table:table-cell table:style-name="ce10" table:formula="of:=AVERAGE([$'Top 10% share'.H73:.H76])" office:value-type="percentage" office:value="0.236159362340901" calcext:value-type="percentage">
            <text:p>24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0" table:formula="of:=AVERAGE([$'Top 10% share'.O73:.O76])" office:value-type="percentage" office:value="0.279976941681386" calcext:value-type="percentage">
            <text:p>28%</text:p>
          </table:table-cell>
          <table:table-cell table:style-name="ce10" table:formula="of:=AVERAGE([$'Top 10% share'.P73:.P76])" office:value-type="percentage" office:value="0.2547563829665" calcext:value-type="percentage">
            <text:p>25%</text:p>
          </table:table-cell>
          <table:table-cell table:style-name="ce10" table:formula="of:=AVERAGE([$'Top 10% share'.Q73:.Q76])" office:value-type="percentage" office:value="0.272339799856137" calcext:value-type="percentage">
            <text:p>27%</text:p>
          </table:table-cell>
          <table:table-cell table:style-name="ce10" table:formula="of:=AVERAGE([$'Top 10% share'.N73:.N76])" office:value-type="percentage" office:value="0.250280966233523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0" table:formula="of:=AVERAGE([$'Top 10% share'.C77:.C80])" office:value-type="percentage" office:value="0.304837425873375" calcext:value-type="percentage">
            <text:p>30%</text:p>
          </table:table-cell>
          <table:table-cell table:style-name="ce10" table:formula="of:=AVERAGE([$'Top 10% share'.D77:.D80])" office:value-type="percentage" office:value="0.257414184931325" calcext:value-type="percentage">
            <text:p>26%</text:p>
          </table:table-cell>
          <table:table-cell table:style-name="ce10" table:formula="of:=AVERAGE([$'Top 10% share'.E77:.E80])" office:value-type="percentage" office:value="0.301013893514225" calcext:value-type="percentage">
            <text:p>30%</text:p>
          </table:table-cell>
          <table:table-cell table:style-name="ce10" table:formula="of:=AVERAGE([$'Top 10% share'.B77:.B80])" office:value-type="percentage" office:value="0.255203825444725" calcext:value-type="percentage">
            <text:p>26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0" table:formula="of:=AVERAGE([$'Top 10% share'.I77:.I80])" office:value-type="percentage" office:value="0.295897373120575" calcext:value-type="percentage">
            <text:p>30%</text:p>
          </table:table-cell>
          <table:table-cell table:style-name="ce10" table:formula="of:=AVERAGE([$'Top 10% share'.J77:.J80])" office:value-type="percentage" office:value="0.25456747405221" calcext:value-type="percentage">
            <text:p>25%</text:p>
          </table:table-cell>
          <table:table-cell table:style-name="ce10" table:formula="of:=AVERAGE([$'Top 10% share'.K77:.K80])" office:value-type="percentage" office:value="0.289644523594501" calcext:value-type="percentage">
            <text:p>29%</text:p>
          </table:table-cell>
          <table:table-cell table:style-name="ce10" table:formula="of:=AVERAGE([$'Top 10% share'.H77:.H80])" office:value-type="percentage" office:value="0.250888931227804" calcext:value-type="percentage">
            <text:p>25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0" table:formula="of:=AVERAGE([$'Top 10% share'.O77:.O80])" office:value-type="percentage" office:value="0.278694075712942" calcext:value-type="percentage">
            <text:p>28%</text:p>
          </table:table-cell>
          <table:table-cell table:style-name="ce10" table:formula="of:=AVERAGE([$'Top 10% share'.P77:.P80])" office:value-type="percentage" office:value="0.252713669973653" calcext:value-type="percentage">
            <text:p>25%</text:p>
          </table:table-cell>
          <table:table-cell table:style-name="ce10" table:formula="of:=AVERAGE([$'Top 10% share'.Q77:.Q80])" office:value-type="percentage" office:value="0.272610006885525" calcext:value-type="percentage">
            <text:p>27%</text:p>
          </table:table-cell>
          <table:table-cell table:style-name="ce10" table:formula="of:=AVERAGE([$'Top 10% share'.N77:.N80])" office:value-type="percentage" office:value="0.249176758017638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0" table:formula="of:=AVERAGE([$'Top 10% share'.C81:.C84])" office:value-type="percentage" office:value="0.302830454552671" calcext:value-type="percentage">
            <text:p>30%</text:p>
          </table:table-cell>
          <table:table-cell table:style-name="ce10" table:formula="of:=AVERAGE([$'Top 10% share'.D81:.D84])" office:value-type="percentage" office:value="0.251066564784994" calcext:value-type="percentage">
            <text:p>25%</text:p>
          </table:table-cell>
          <table:table-cell table:style-name="ce10" table:formula="of:=AVERAGE([$'Top 10% share'.E81:.E84])" office:value-type="percentage" office:value="0.299173271550544" calcext:value-type="percentage">
            <text:p>30%</text:p>
          </table:table-cell>
          <table:table-cell table:style-name="ce10" table:formula="of:=AVERAGE([$'Top 10% share'.B81:.B84])" office:value-type="percentage" office:value="0.248976876435127" calcext:value-type="percentage">
            <text:p>25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0" table:formula="of:=AVERAGE([$'Top 10% share'.I81:.I84])" office:value-type="percentage" office:value="0.29971994985038" calcext:value-type="percentage">
            <text:p>30%</text:p>
          </table:table-cell>
          <table:table-cell table:style-name="ce10" table:formula="of:=AVERAGE([$'Top 10% share'.J81:.J84])" office:value-type="percentage" office:value="0.258055423150834" calcext:value-type="percentage">
            <text:p>26%</text:p>
          </table:table-cell>
          <table:table-cell table:style-name="ce10" table:formula="of:=AVERAGE([$'Top 10% share'.K81:.K84])" office:value-type="percentage" office:value="0.294784758161026" calcext:value-type="percentage">
            <text:p>29%</text:p>
          </table:table-cell>
          <table:table-cell table:style-name="ce10" table:formula="of:=AVERAGE([$'Top 10% share'.H81:.H84])" office:value-type="percentage" office:value="0.255113081673166" calcext:value-type="percentage">
            <text:p>26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0" table:formula="of:=AVERAGE([$'Top 10% share'.O81:.O84])" office:value-type="percentage" office:value="0.280163563589287" calcext:value-type="percentage">
            <text:p>28%</text:p>
          </table:table-cell>
          <table:table-cell table:style-name="ce10" table:formula="of:=AVERAGE([$'Top 10% share'.P81:.P84])" office:value-type="percentage" office:value="0.247868025748117" calcext:value-type="percentage">
            <text:p>25%</text:p>
          </table:table-cell>
          <table:table-cell table:style-name="ce10" table:formula="of:=AVERAGE([$'Top 10% share'.Q81:.Q84])" office:value-type="percentage" office:value="0.274731879935731" calcext:value-type="percentage">
            <text:p>27%</text:p>
          </table:table-cell>
          <table:table-cell table:style-name="ce10" table:formula="of:=AVERAGE([$'Top 10% share'.N81:.N84])" office:value-type="percentage" office:value="0.244790384552308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0" table:formula="of:=AVERAGE([$'Top 10% share'.C85:.C88])" office:value-type="percentage" office:value="0.335170631699717" calcext:value-type="percentage">
            <text:p>34%</text:p>
          </table:table-cell>
          <table:table-cell table:style-name="ce10" table:formula="of:=AVERAGE([$'Top 10% share'.D85:.D88])" office:value-type="percentage" office:value="0.26834738336425" calcext:value-type="percentage">
            <text:p>27%</text:p>
          </table:table-cell>
          <table:table-cell table:style-name="ce10" table:formula="of:=AVERAGE([$'Top 10% share'.E85:.E88])" office:value-type="percentage" office:value="0.332170285376485" calcext:value-type="percentage">
            <text:p>33%</text:p>
          </table:table-cell>
          <table:table-cell table:style-name="ce10" table:formula="of:=AVERAGE([$'Top 10% share'.B85:.B88])" office:value-type="percentage" office:value="0.266691366443465" calcext:value-type="percentage">
            <text:p>27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0" table:formula="of:=AVERAGE([$'Top 10% share'.I85:.I88])" office:value-type="percentage" office:value="0.314960903685052" calcext:value-type="percentage">
            <text:p>31%</text:p>
          </table:table-cell>
          <table:table-cell table:style-name="ce10" table:formula="of:=AVERAGE([$'Top 10% share'.J85:.J88])" office:value-type="percentage" office:value="0.267697815771362" calcext:value-type="percentage">
            <text:p>27%</text:p>
          </table:table-cell>
          <table:table-cell table:style-name="ce10" table:formula="of:=AVERAGE([$'Top 10% share'.K85:.K88])" office:value-type="percentage" office:value="0.30970139617434" calcext:value-type="percentage">
            <text:p>31%</text:p>
          </table:table-cell>
          <table:table-cell table:style-name="ce10" table:formula="of:=AVERAGE([$'Top 10% share'.H85:.H88])" office:value-type="percentage" office:value="0.26459015648666" calcext:value-type="percentage">
            <text:p>26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0" table:formula="of:=AVERAGE([$'Top 10% share'.O85:.O88])" office:value-type="percentage" office:value="0.288077944259614" calcext:value-type="percentage">
            <text:p>29%</text:p>
          </table:table-cell>
          <table:table-cell table:style-name="ce10" table:formula="of:=AVERAGE([$'Top 10% share'.P85:.P88])" office:value-type="percentage" office:value="0.25002579459441" calcext:value-type="percentage">
            <text:p>25%</text:p>
          </table:table-cell>
          <table:table-cell table:style-name="ce10" table:formula="of:=AVERAGE([$'Top 10% share'.Q85:.Q88])" office:value-type="percentage" office:value="0.28419122889744" calcext:value-type="percentage">
            <text:p>28%</text:p>
          </table:table-cell>
          <table:table-cell table:style-name="ce10" table:formula="of:=AVERAGE([$'Top 10% share'.N85:.N88])" office:value-type="percentage" office:value="0.247890034668669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0" table:formula="of:=AVERAGE([$'Top 10% share'.C89:.C92])" office:value-type="percentage" office:value="0.326593450685386" calcext:value-type="percentage">
            <text:p>33%</text:p>
          </table:table-cell>
          <table:table-cell table:style-name="ce10" table:formula="of:=AVERAGE([$'Top 10% share'.D89:.D92])" office:value-type="percentage" office:value="0.261407239187598" calcext:value-type="percentage">
            <text:p>26%</text:p>
          </table:table-cell>
          <table:table-cell table:style-name="ce10" table:formula="of:=AVERAGE([$'Top 10% share'.E89:.E92])" office:value-type="percentage" office:value="0.323536744065733" calcext:value-type="percentage">
            <text:p>32%</text:p>
          </table:table-cell>
          <table:table-cell table:style-name="ce10" table:formula="of:=AVERAGE([$'Top 10% share'.B89:.B92])" office:value-type="percentage" office:value="0.259714270987996" calcext:value-type="percentage">
            <text:p>26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0" table:formula="of:=AVERAGE([$'Top 10% share'.I89:.I92])" office:value-type="percentage" office:value="0.311048787158011" calcext:value-type="percentage">
            <text:p>31%</text:p>
          </table:table-cell>
          <table:table-cell table:style-name="ce10" table:formula="of:=AVERAGE([$'Top 10% share'.J89:.J92])" office:value-type="percentage" office:value="0.25676821871273" calcext:value-type="percentage">
            <text:p>26%</text:p>
          </table:table-cell>
          <table:table-cell table:style-name="ce10" table:formula="of:=AVERAGE([$'Top 10% share'.K89:.K92])" office:value-type="percentage" office:value="0.305478673679394" calcext:value-type="percentage">
            <text:p>31%</text:p>
          </table:table-cell>
          <table:table-cell table:style-name="ce10" table:formula="of:=AVERAGE([$'Top 10% share'.H89:.H92])" office:value-type="percentage" office:value="0.25357434190965" calcext:value-type="percentage">
            <text:p>25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0" table:formula="of:=AVERAGE([$'Top 10% share'.O89:.O92])" office:value-type="percentage" office:value="0.274883337838299" calcext:value-type="percentage">
            <text:p>27%</text:p>
          </table:table-cell>
          <table:table-cell table:style-name="ce10" table:formula="of:=AVERAGE([$'Top 10% share'.P89:.P92])" office:value-type="percentage" office:value="0.241904091519768" calcext:value-type="percentage">
            <text:p>24%</text:p>
          </table:table-cell>
          <table:table-cell table:style-name="ce10" table:formula="of:=AVERAGE([$'Top 10% share'.Q89:.Q92])" office:value-type="percentage" office:value="0.271471023284779" calcext:value-type="percentage">
            <text:p>27%</text:p>
          </table:table-cell>
          <table:table-cell table:style-name="ce10" table:formula="of:=AVERAGE([$'Top 10% share'.N89:.N92])" office:value-type="percentage" office:value="0.24001363928174" calcext:value-type="percentage">
            <text:p>24%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0" table:formula="of:=AVERAGE([$'Top 10% share'.C93:.C96])" office:value-type="percentage" office:value="0.325949420161613" calcext:value-type="percentage">
            <text:p>33%</text:p>
          </table:table-cell>
          <table:table-cell table:style-name="ce10" table:formula="of:=AVERAGE([$'Top 10% share'.D93:.D96])" office:value-type="percentage" office:value="0.259167664020259" calcext:value-type="percentage">
            <text:p>26%</text:p>
          </table:table-cell>
          <table:table-cell table:style-name="ce10" table:formula="of:=AVERAGE([$'Top 10% share'.E93:.E96])" office:value-type="percentage" office:value="0.322558390165175" calcext:value-type="percentage">
            <text:p>32%</text:p>
          </table:table-cell>
          <table:table-cell table:style-name="ce10" table:formula="of:=AVERAGE([$'Top 10% share'.B93:.B96])" office:value-type="percentage" office:value="0.257311297918716" calcext:value-type="percentage">
            <text:p>26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0" table:formula="of:=AVERAGE([$'Top 10% share'.I93:.I96])" office:value-type="percentage" office:value="0.311520014686165" calcext:value-type="percentage">
            <text:p>31%</text:p>
          </table:table-cell>
          <table:table-cell table:style-name="ce10" table:formula="of:=AVERAGE([$'Top 10% share'.J93:.J96])" office:value-type="percentage" office:value="0.251833535997373" calcext:value-type="percentage">
            <text:p>25%</text:p>
          </table:table-cell>
          <table:table-cell table:style-name="ce10" table:formula="of:=AVERAGE([$'Top 10% share'.K93:.K96])" office:value-type="percentage" office:value="0.307516959444042" calcext:value-type="percentage">
            <text:p>31%</text:p>
          </table:table-cell>
          <table:table-cell table:style-name="ce10" table:formula="of:=AVERAGE([$'Top 10% share'.H93:.H96])" office:value-type="percentage" office:value="0.249608519602586" calcext:value-type="percentage">
            <text:p>25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0" table:formula="of:=AVERAGE([$'Top 10% share'.O93:.O96])" office:value-type="percentage" office:value="0.303002568826677" calcext:value-type="percentage">
            <text:p>30%</text:p>
          </table:table-cell>
          <table:table-cell table:style-name="ce10" table:formula="of:=AVERAGE([$'Top 10% share'.P93:.P96])" office:value-type="percentage" office:value="0.252566310439119" calcext:value-type="percentage">
            <text:p>25%</text:p>
          </table:table-cell>
          <table:table-cell table:style-name="ce10" table:formula="of:=AVERAGE([$'Top 10% share'.Q93:.Q96])" office:value-type="percentage" office:value="0.299928693696438" calcext:value-type="percentage">
            <text:p>30%</text:p>
          </table:table-cell>
          <table:table-cell table:style-name="ce10" table:formula="of:=AVERAGE([$'Top 10% share'.N93:.N96])" office:value-type="percentage" office:value="0.250960140871741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0" table:formula="of:=AVERAGE([$'Top 10% share'.C97:.C100])" office:value-type="percentage" office:value="0.314778712034557" calcext:value-type="percentage">
            <text:p>31%</text:p>
          </table:table-cell>
          <table:table-cell table:style-name="ce10" table:formula="of:=AVERAGE([$'Top 10% share'.D97:.D100])" office:value-type="percentage" office:value="0.254489477167584" calcext:value-type="percentage">
            <text:p>25%</text:p>
          </table:table-cell>
          <table:table-cell table:style-name="ce10" table:formula="of:=AVERAGE([$'Top 10% share'.E97:.E100])" office:value-type="percentage" office:value="0.312300255342118" calcext:value-type="percentage">
            <text:p>31%</text:p>
          </table:table-cell>
          <table:table-cell table:style-name="ce10" table:formula="of:=AVERAGE([$'Top 10% share'.B97:.B100])" office:value-type="percentage" office:value="0.253119134770799" calcext:value-type="percentage">
            <text:p>25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0" table:formula="of:=AVERAGE([$'Top 10% share'.I97:.I100])" office:value-type="percentage" office:value="0.300437446423449" calcext:value-type="percentage">
            <text:p>30%</text:p>
          </table:table-cell>
          <table:table-cell table:style-name="ce10" table:formula="of:=AVERAGE([$'Top 10% share'.J97:.J100])" office:value-type="percentage" office:value="0.246273398240161" calcext:value-type="percentage">
            <text:p>25%</text:p>
          </table:table-cell>
          <table:table-cell table:style-name="ce10" table:formula="of:=AVERAGE([$'Top 10% share'.K97:.K100])" office:value-type="percentage" office:value="0.297383807472384" calcext:value-type="percentage">
            <text:p>30%</text:p>
          </table:table-cell>
          <table:table-cell table:style-name="ce10" table:formula="of:=AVERAGE([$'Top 10% share'.H97:.H100])" office:value-type="percentage" office:value="0.244578455866164" calcext:value-type="percentage">
            <text:p>24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0" table:formula="of:=AVERAGE([$'Top 10% share'.O97:.O100])" office:value-type="percentage" office:value="0.302964041230447" calcext:value-type="percentage">
            <text:p>30%</text:p>
          </table:table-cell>
          <table:table-cell table:style-name="ce10" table:formula="of:=AVERAGE([$'Top 10% share'.P97:.P100])" office:value-type="percentage" office:value="0.250963283156493" calcext:value-type="percentage">
            <text:p>25%</text:p>
          </table:table-cell>
          <table:table-cell table:style-name="ce10" table:formula="of:=AVERAGE([$'Top 10% share'.Q97:.Q100])" office:value-type="percentage" office:value="0.300295461012333" calcext:value-type="percentage">
            <text:p>30%</text:p>
          </table:table-cell>
          <table:table-cell table:style-name="ce10" table:formula="of:=AVERAGE([$'Top 10% share'.N97:.N100])" office:value-type="percentage" office:value="0.249595107337681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0" table:formula="of:=AVERAGE([$'Top 10% share'.C101:.C104])" office:value-type="percentage" office:value="0.315923712825457" calcext:value-type="percentage">
            <text:p>32%</text:p>
          </table:table-cell>
          <table:table-cell table:style-name="ce10" table:formula="of:=AVERAGE([$'Top 10% share'.D101:.D104])" office:value-type="percentage" office:value="0.25206014675381" calcext:value-type="percentage">
            <text:p>25%</text:p>
          </table:table-cell>
          <table:table-cell table:style-name="ce10" table:formula="of:=AVERAGE([$'Top 10% share'.E101:.E104])" office:value-type="percentage" office:value="0.312459070521624" calcext:value-type="percentage">
            <text:p>31%</text:p>
          </table:table-cell>
          <table:table-cell table:style-name="ce10" table:formula="of:=AVERAGE([$'Top 10% share'.B101:.B104])" office:value-type="percentage" office:value="0.250191561661199" calcext:value-type="percentage">
            <text:p>25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0" table:formula="of:=AVERAGE([$'Top 10% share'.I101:.I104])" office:value-type="percentage" office:value="0.310996801005276" calcext:value-type="percentage">
            <text:p>31%</text:p>
          </table:table-cell>
          <table:table-cell table:style-name="ce10" table:formula="of:=AVERAGE([$'Top 10% share'.J101:.J104])" office:value-type="percentage" office:value="0.253070313703275" calcext:value-type="percentage">
            <text:p>25%</text:p>
          </table:table-cell>
          <table:table-cell table:style-name="ce10" table:formula="of:=AVERAGE([$'Top 10% share'.K101:.K104])" office:value-type="percentage" office:value="0.308789678751466" calcext:value-type="percentage">
            <text:p>31%</text:p>
          </table:table-cell>
          <table:table-cell table:style-name="ce10" table:formula="of:=AVERAGE([$'Top 10% share'.H101:.H104])" office:value-type="percentage" office:value="0.251895002185077" calcext:value-type="percentage">
            <text:p>25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0" table:formula="of:=AVERAGE([$'Top 10% share'.O101:.O104])" office:value-type="percentage" office:value="0.30733930812559" calcext:value-type="percentage">
            <text:p>31%</text:p>
          </table:table-cell>
          <table:table-cell table:style-name="ce10" table:formula="of:=AVERAGE([$'Top 10% share'.P101:.P104])" office:value-type="percentage" office:value="0.250867063707545" calcext:value-type="percentage">
            <text:p>25%</text:p>
          </table:table-cell>
          <table:table-cell table:style-name="ce10" table:formula="of:=AVERAGE([$'Top 10% share'.Q101:.Q104])" office:value-type="percentage" office:value="0.304385325482036" calcext:value-type="percentage">
            <text:p>30%</text:p>
          </table:table-cell>
          <table:table-cell table:style-name="ce10" table:formula="of:=AVERAGE([$'Top 10% share'.N101:.N104])" office:value-type="percentage" office:value="0.249409416448501" calcext:value-type="percentage">
            <text:p>25%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0" table:formula="of:=AVERAGE([$'Top 10% share'.C105:.C108])" office:value-type="percentage" office:value="0.337282587401551" calcext:value-type="percentage">
            <text:p>34%</text:p>
          </table:table-cell>
          <table:table-cell table:style-name="ce11" table:formula="of:=AVERAGE([$'Top 10% share'.D105:.D108])" office:value-type="percentage" office:value="0.256792301263753" calcext:value-type="percentage">
            <text:p>25,7%</text:p>
          </table:table-cell>
          <table:table-cell table:style-name="ce10" table:formula="of:=AVERAGE([$'Top 10% share'.E105:.E108])" office:value-type="percentage" office:value="0.333934109552879" calcext:value-type="percentage">
            <text:p>33%</text:p>
          </table:table-cell>
          <table:table-cell table:style-name="ce10" table:formula="of:=AVERAGE([$'Top 10% share'.B105:.B108])" office:value-type="percentage" office:value="0.255109988516471" calcext:value-type="percentage">
            <text:p>26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Top 10% share'.I105:.I108])" office:value-type="percentage" office:value="0.305858723057362" calcext:value-type="percentage">
            <text:p>30,59%</text:p>
          </table:table-cell>
          <table:table-cell table:style-name="ce12" table:formula="of:=AVERAGE([$'Top 10% share'.J105:.J108])" office:value-type="percentage" office:value="0.248734325484411" calcext:value-type="percentage">
            <text:p>24,87%</text:p>
          </table:table-cell>
          <table:table-cell table:style-name="ce10" table:formula="of:=AVERAGE([$'Top 10% share'.K105:.K108])" office:value-type="percentage" office:value="0.304820128431524" calcext:value-type="percentage">
            <text:p>30%</text:p>
          </table:table-cell>
          <table:table-cell table:style-name="ce10" table:formula="of:=AVERAGE([$'Top 10% share'.H105:.H108])" office:value-type="percentage" office:value="0.248183000571813" calcext:value-type="percentage">
            <text:p>25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0" table:formula="of:=AVERAGE([$'Top 10% share'.O105:.O108])" office:value-type="percentage" office:value="0.335304375168718" calcext:value-type="percentage">
            <text:p>34%</text:p>
          </table:table-cell>
          <table:table-cell table:style-name="ce10" table:formula="of:=AVERAGE([$'Top 10% share'.P105:.P108])" office:value-type="percentage" office:value="0.259903032310624" calcext:value-type="percentage">
            <text:p>26%</text:p>
          </table:table-cell>
          <table:table-cell table:style-name="ce10" table:formula="of:=AVERAGE([$'Top 10% share'.Q105:.Q108])" office:value-type="percentage" office:value="0.331838433199272" calcext:value-type="percentage">
            <text:p>33%</text:p>
          </table:table-cell>
          <table:table-cell table:style-name="ce10" table:formula="of:=AVERAGE([$'Top 10% share'.N105:.N108])" office:value-type="percentage" office:value="0.258307183556056" calcext:value-type="percentage">
            <text:p>26%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13"/>
          <table:table-cell table:number-columns-repeated="1016"/>
        </table:table-row>
        <table:table-row table:style-name="ro1">
          <table:table-cell>
            <draw:frame table:end-cell-address="'Top 10% share yearly'.D61" table:end-x="41.09mm" table:end-y="3.58mm" draw:z-index="1" draw:name="Chart 4" draw:style-name="gr1" draw:text-style-name="P1" svg:width="214.98mm" svg:height="151.99mm" svg:x="0.75mm" svg:y="5.07mm">
              <draw:object draw:notify-on-update-of-ranges="'Top 10% share yearly'.A4:'Top 10% share yearly'.A30 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3.17mm" table:end-y="3.23mm" draw:z-index="0" draw:name="Chart 2" draw:style-name="gr1" draw:text-style-name="P1" svg:width="208.27mm" svg:height="152mm" svg:x="42.57mm" svg:y="4.71mm">
              <draw:object draw:notify-on-update-of-ranges="'Top 10% share yearly'.F4:'Top 10% share yearly'.F30 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14.63mm" table:end-y="2.52mm" draw:z-index="2" draw:name="Chart 5" draw:style-name="gr1" draw:text-style-name="P1" svg:width="204.38mm" svg:height="152mm" svg:x="7.12mm" svg:y="4mm">
              <draw:object draw:notify-on-update-of-ranges="'Top 10% share yearly'.K4:'Top 10% share yearly'.K30 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ttom 10% share" table:style-name="ta7">
        <table:table-column table:style-name="co1" table:number-columns-repeated="6" table:default-cell-style-name="Default"/>
        <table:table-column table:style-name="co7" table:default-cell-style-name="ce3"/>
        <table:table-column table:style-name="co1" table:number-columns-repeated="4" table:default-cell-style-name="Default"/>
        <table:table-column table:style-name="co7" table:default-cell-style-name="ce3"/>
        <table:table-column table:style-name="co1" table:number-columns-repeated="101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4" table:number-rows-spanned="1">
            <text:p>HIGH</text:p>
          </table:table-cell>
          <table:covered-table-cell table:number-columns-repeated="3" table:style-name="ce5"/>
          <table:table-cell table:style-name="ce8"/>
          <table:table-cell table:style-name="ce5" office:value-type="string" calcext:value-type="string" table:number-columns-spanned="4" table:number-rows-spanned="1">
            <text:p>CENTRAL</text:p>
          </table:table-cell>
          <table:covered-table-cell table:number-columns-repeated="3" table:style-name="ce5"/>
          <table:table-cell table:style-name="ce8"/>
          <table:table-cell table:style-name="ce5" office:value-type="string" calcext:value-type="string" table:number-columns-spanned="4" table:number-rows-spanned="1">
            <text:p>LOW</text:p>
          </table:table-cell>
          <table:covered-table-cell table:number-columns-repeated="3" table:style-name="ce5"/>
          <table:table-cell table:number-columns-repeated="1008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 table:number-columns-repeated="100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0326108691" calcext:value-type="float">
            <text:p>0,0326108691</text:p>
          </table:table-cell>
          <table:table-cell table:style-name="ce4" office:value-type="float" office:value="0.0261696348" calcext:value-type="float">
            <text:p>0,0261696348</text:p>
          </table:table-cell>
          <table:table-cell table:style-name="ce4" office:value-type="float" office:value="0.0269383028" calcext:value-type="float">
            <text:p>0,0269383028</text:p>
          </table:table-cell>
          <table:table-cell table:style-name="ce4" office:value-type="float" office:value="0.0291823056" calcext:value-type="float">
            <text:p>0,0291823056</text:p>
          </table:table-cell>
          <table:table-cell/>
          <table:table-cell table:style-name="ce2" table:formula="of:=[.B4]" office:value-type="float" office:value="0.0326108691" calcext:value-type="float">
            <text:p>0,0326108691</text:p>
          </table:table-cell>
          <table:table-cell table:style-name="ce2" table:formula="of:=[.C4]" office:value-type="float" office:value="0.0261696348" calcext:value-type="float">
            <text:p>0,0261696348</text:p>
          </table:table-cell>
          <table:table-cell table:style-name="ce2" table:formula="of:=[.D4]" office:value-type="float" office:value="0.0269383028" calcext:value-type="float">
            <text:p>0,0269383028</text:p>
          </table:table-cell>
          <table:table-cell table:style-name="ce2" table:formula="of:=[.E4]" office:value-type="float" office:value="0.0291823056" calcext:value-type="float">
            <text:p>0,0291823056</text:p>
          </table:table-cell>
          <table:table-cell/>
          <table:table-cell table:style-name="ce2" table:formula="of:=[.B4]" office:value-type="float" office:value="0.0326108691" calcext:value-type="float">
            <text:p>0,0326108691</text:p>
          </table:table-cell>
          <table:table-cell table:style-name="ce2" table:formula="of:=[.C4]" office:value-type="float" office:value="0.0261696348" calcext:value-type="float">
            <text:p>0,0261696348</text:p>
          </table:table-cell>
          <table:table-cell table:style-name="ce2" table:formula="of:=[.D4]" office:value-type="float" office:value="0.0269383028" calcext:value-type="float">
            <text:p>0,0269383028</text:p>
          </table:table-cell>
          <table:table-cell table:style-name="ce2" table:formula="of:=[.E4]" office:value-type="float" office:value="0.0291823056" calcext:value-type="float">
            <text:p>0,0291823056</text:p>
          </table:table-cell>
          <table:table-cell table:number-columns-repeated="1009"/>
        </table:table-row>
        <table:table-row table:style-name="ro1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N2]" office:value-type="float" office:value="0.0314869324702347" calcext:value-type="float">
            <text:p>0,0314869325</text:p>
          </table:table-cell>
          <table:table-cell table:style-name="ce4" table:formula="of:=[$Redistribution_high.O2]" office:value-type="float" office:value="0.0262172747434197" calcext:value-type="float">
            <text:p>0,0262172747</text:p>
          </table:table-cell>
          <table:table-cell table:style-name="ce4" table:formula="of:=[$Redistribution_high.P2]" office:value-type="float" office:value="0.0236978525400559" calcext:value-type="float">
            <text:p>0,0236978525</text:p>
          </table:table-cell>
          <table:table-cell table:style-name="ce4" table:formula="of:=[$Redistribution_high.Q2]" office:value-type="float" office:value="0.0362960895108972" calcext:value-type="float">
            <text:p>0,0362960895</text:p>
          </table:table-cell>
          <table:table-cell/>
          <table:table-cell table:style-name="ce4" table:formula="of:=[$Redistribution_central.N2]" office:value-type="float" office:value="0.0314869324702347" calcext:value-type="float">
            <text:p>0,0314869325</text:p>
          </table:table-cell>
          <table:table-cell table:style-name="ce4" table:formula="of:=[$Redistribution_central.O2]" office:value-type="float" office:value="0.0262172747434197" calcext:value-type="float">
            <text:p>0,0262172747</text:p>
          </table:table-cell>
          <table:table-cell table:style-name="ce4" table:formula="of:=[$Redistribution_central.P2]" office:value-type="float" office:value="0.0236978525400559" calcext:value-type="float">
            <text:p>0,0236978525</text:p>
          </table:table-cell>
          <table:table-cell table:style-name="ce4" table:formula="of:=[$Redistribution_central.Q2]" office:value-type="float" office:value="0.0362960895108972" calcext:value-type="float">
            <text:p>0,0362960895</text:p>
          </table:table-cell>
          <table:table-cell/>
          <table:table-cell table:style-name="ce4" table:formula="of:=[$redistribution_low.N2]" office:value-type="float" office:value="0.0314869324702347" calcext:value-type="float">
            <text:p>0,0314869325</text:p>
          </table:table-cell>
          <table:table-cell table:style-name="ce4" table:formula="of:=[$redistribution_low.O2]" office:value-type="float" office:value="0.0262172747434197" calcext:value-type="float">
            <text:p>0,0262172747</text:p>
          </table:table-cell>
          <table:table-cell table:style-name="ce4" table:formula="of:=[$redistribution_low.P2]" office:value-type="float" office:value="0.0236978525400559" calcext:value-type="float">
            <text:p>0,0236978525</text:p>
          </table:table-cell>
          <table:table-cell table:style-name="ce4" table:formula="of:=[$redistribution_low.Q2]" office:value-type="float" office:value="0.0362960895108972" calcext:value-type="float">
            <text:p>0,0362960895</text:p>
          </table:table-cell>
          <table:table-cell table:number-columns-repeated="1009"/>
        </table:table-row>
        <table:table-row table:style-name="ro1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N3]" office:value-type="float" office:value="0.0342368816999756" calcext:value-type="float">
            <text:p>0,0342368817</text:p>
          </table:table-cell>
          <table:table-cell table:style-name="ce4" table:formula="of:=[$Redistribution_high.O3]" office:value-type="float" office:value="0.0282245464696407" calcext:value-type="float">
            <text:p>0,0282245465</text:p>
          </table:table-cell>
          <table:table-cell table:style-name="ce4" table:formula="of:=[$Redistribution_high.P3]" office:value-type="float" office:value="0.0257265697541221" calcext:value-type="float">
            <text:p>0,0257265698</text:p>
          </table:table-cell>
          <table:table-cell table:style-name="ce4" table:formula="of:=[$Redistribution_high.Q3]" office:value-type="float" office:value="0.039520313948544" calcext:value-type="float">
            <text:p>0,0395203139</text:p>
          </table:table-cell>
          <table:table-cell/>
          <table:table-cell table:style-name="ce4" table:formula="of:=[$Redistribution_central.N3]" office:value-type="float" office:value="0.0342368816999756" calcext:value-type="float">
            <text:p>0,0342368817</text:p>
          </table:table-cell>
          <table:table-cell table:style-name="ce4" table:formula="of:=[$Redistribution_central.O3]" office:value-type="float" office:value="0.0282245464696407" calcext:value-type="float">
            <text:p>0,0282245465</text:p>
          </table:table-cell>
          <table:table-cell table:style-name="ce4" table:formula="of:=[$Redistribution_central.P3]" office:value-type="float" office:value="0.0257265697541221" calcext:value-type="float">
            <text:p>0,0257265698</text:p>
          </table:table-cell>
          <table:table-cell table:style-name="ce4" table:formula="of:=[$Redistribution_central.Q3]" office:value-type="float" office:value="0.039520313948544" calcext:value-type="float">
            <text:p>0,0395203139</text:p>
          </table:table-cell>
          <table:table-cell/>
          <table:table-cell table:style-name="ce4" table:formula="of:=[$redistribution_low.N3]" office:value-type="float" office:value="0.0342368816999756" calcext:value-type="float">
            <text:p>0,0342368817</text:p>
          </table:table-cell>
          <table:table-cell table:style-name="ce4" table:formula="of:=[$redistribution_low.O3]" office:value-type="float" office:value="0.0282245464696407" calcext:value-type="float">
            <text:p>0,0282245465</text:p>
          </table:table-cell>
          <table:table-cell table:style-name="ce4" table:formula="of:=[$redistribution_low.P3]" office:value-type="float" office:value="0.0257265697541221" calcext:value-type="float">
            <text:p>0,0257265698</text:p>
          </table:table-cell>
          <table:table-cell table:style-name="ce4" table:formula="of:=[$redistribution_low.Q3]" office:value-type="float" office:value="0.039520313948544" calcext:value-type="float">
            <text:p>0,0395203139</text:p>
          </table:table-cell>
          <table:table-cell table:number-columns-repeated="1009"/>
        </table:table-row>
        <table:table-row table:style-name="ro1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N4]" office:value-type="float" office:value="0.0370621664042102" calcext:value-type="float">
            <text:p>0,0370621664</text:p>
          </table:table-cell>
          <table:table-cell table:style-name="ce4" table:formula="of:=[$Redistribution_high.O4]" office:value-type="float" office:value="0.0266383087031445" calcext:value-type="float">
            <text:p>0,0266383087</text:p>
          </table:table-cell>
          <table:table-cell table:style-name="ce4" table:formula="of:=[$Redistribution_high.P4]" office:value-type="float" office:value="0.0271180622391379" calcext:value-type="float">
            <text:p>0,0271180622</text:p>
          </table:table-cell>
          <table:table-cell table:style-name="ce4" table:formula="of:=[$Redistribution_high.Q4]" office:value-type="float" office:value="0.0397244730695759" calcext:value-type="float">
            <text:p>0,0397244731</text:p>
          </table:table-cell>
          <table:table-cell/>
          <table:table-cell table:style-name="ce4" table:formula="of:=[$Redistribution_central.N4]" office:value-type="float" office:value="0.0370621664042102" calcext:value-type="float">
            <text:p>0,0370621664</text:p>
          </table:table-cell>
          <table:table-cell table:style-name="ce4" table:formula="of:=[$Redistribution_central.O4]" office:value-type="float" office:value="0.0266383087031445" calcext:value-type="float">
            <text:p>0,0266383087</text:p>
          </table:table-cell>
          <table:table-cell table:style-name="ce4" table:formula="of:=[$Redistribution_central.P4]" office:value-type="float" office:value="0.0271180622391379" calcext:value-type="float">
            <text:p>0,0271180622</text:p>
          </table:table-cell>
          <table:table-cell table:style-name="ce4" table:formula="of:=[$Redistribution_central.Q4]" office:value-type="float" office:value="0.0397244730695759" calcext:value-type="float">
            <text:p>0,0397244731</text:p>
          </table:table-cell>
          <table:table-cell/>
          <table:table-cell table:style-name="ce4" table:formula="of:=[$redistribution_low.N4]" office:value-type="float" office:value="0.0370621664042102" calcext:value-type="float">
            <text:p>0,0370621664</text:p>
          </table:table-cell>
          <table:table-cell table:style-name="ce4" table:formula="of:=[$redistribution_low.O4]" office:value-type="float" office:value="0.0266383087031445" calcext:value-type="float">
            <text:p>0,0266383087</text:p>
          </table:table-cell>
          <table:table-cell table:style-name="ce4" table:formula="of:=[$redistribution_low.P4]" office:value-type="float" office:value="0.0271180622391379" calcext:value-type="float">
            <text:p>0,0271180622</text:p>
          </table:table-cell>
          <table:table-cell table:style-name="ce4" table:formula="of:=[$redistribution_low.Q4]" office:value-type="float" office:value="0.0397244730695759" calcext:value-type="float">
            <text:p>0,0397244731</text:p>
          </table:table-cell>
          <table:table-cell table:number-columns-repeated="1009"/>
        </table:table-row>
        <table:table-row table:style-name="ro1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N5]" office:value-type="float" office:value="0.0362549150970094" calcext:value-type="float">
            <text:p>0,0362549151</text:p>
          </table:table-cell>
          <table:table-cell table:style-name="ce4" table:formula="of:=[$Redistribution_high.O5]" office:value-type="float" office:value="0.0283019264882958" calcext:value-type="float">
            <text:p>0,0283019265</text:p>
          </table:table-cell>
          <table:table-cell table:style-name="ce4" table:formula="of:=[$Redistribution_high.P5]" office:value-type="float" office:value="0.0274103090201651" calcext:value-type="float">
            <text:p>0,027410309</text:p>
          </table:table-cell>
          <table:table-cell table:style-name="ce4" table:formula="of:=[$Redistribution_high.Q5]" office:value-type="float" office:value="0.040066422100053" calcext:value-type="float">
            <text:p>0,0400664221</text:p>
          </table:table-cell>
          <table:table-cell/>
          <table:table-cell table:style-name="ce4" table:formula="of:=[$Redistribution_central.N5]" office:value-type="float" office:value="0.0362549150970094" calcext:value-type="float">
            <text:p>0,0362549151</text:p>
          </table:table-cell>
          <table:table-cell table:style-name="ce4" table:formula="of:=[$Redistribution_central.O5]" office:value-type="float" office:value="0.0283019264882958" calcext:value-type="float">
            <text:p>0,0283019265</text:p>
          </table:table-cell>
          <table:table-cell table:style-name="ce4" table:formula="of:=[$Redistribution_central.P5]" office:value-type="float" office:value="0.0274103090201651" calcext:value-type="float">
            <text:p>0,027410309</text:p>
          </table:table-cell>
          <table:table-cell table:style-name="ce4" table:formula="of:=[$Redistribution_central.Q5]" office:value-type="float" office:value="0.040066422100053" calcext:value-type="float">
            <text:p>0,0400664221</text:p>
          </table:table-cell>
          <table:table-cell/>
          <table:table-cell table:style-name="ce4" table:formula="of:=[$redistribution_low.N5]" office:value-type="float" office:value="0.0362549150970094" calcext:value-type="float">
            <text:p>0,0362549151</text:p>
          </table:table-cell>
          <table:table-cell table:style-name="ce4" table:formula="of:=[$redistribution_low.O5]" office:value-type="float" office:value="0.0283019264882958" calcext:value-type="float">
            <text:p>0,0283019265</text:p>
          </table:table-cell>
          <table:table-cell table:style-name="ce4" table:formula="of:=[$redistribution_low.P5]" office:value-type="float" office:value="0.0274103090201651" calcext:value-type="float">
            <text:p>0,027410309</text:p>
          </table:table-cell>
          <table:table-cell table:style-name="ce4" table:formula="of:=[$redistribution_low.Q5]" office:value-type="float" office:value="0.040066422100053" calcext:value-type="float">
            <text:p>0,0400664221</text:p>
          </table:table-cell>
          <table:table-cell table:number-columns-repeated="1009"/>
        </table:table-row>
        <table:table-row table:style-name="ro1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N6]" office:value-type="float" office:value="0.0365987227469221" calcext:value-type="float">
            <text:p>0,0365987227</text:p>
          </table:table-cell>
          <table:table-cell table:style-name="ce4" table:formula="of:=[$Redistribution_high.O6]" office:value-type="float" office:value="0.027451229099207" calcext:value-type="float">
            <text:p>0,0274512291</text:p>
          </table:table-cell>
          <table:table-cell table:style-name="ce4" table:formula="of:=[$Redistribution_high.P6]" office:value-type="float" office:value="0.0277914105754976" calcext:value-type="float">
            <text:p>0,0277914106</text:p>
          </table:table-cell>
          <table:table-cell table:style-name="ce4" table:formula="of:=[$Redistribution_high.Q6]" office:value-type="float" office:value="0.0390120892161255" calcext:value-type="float">
            <text:p>0,0390120892</text:p>
          </table:table-cell>
          <table:table-cell/>
          <table:table-cell table:style-name="ce4" table:formula="of:=[$Redistribution_central.N6]" office:value-type="float" office:value="0.0365987227469221" calcext:value-type="float">
            <text:p>0,0365987227</text:p>
          </table:table-cell>
          <table:table-cell table:style-name="ce4" table:formula="of:=[$Redistribution_central.O6]" office:value-type="float" office:value="0.027451229099207" calcext:value-type="float">
            <text:p>0,0274512291</text:p>
          </table:table-cell>
          <table:table-cell table:style-name="ce4" table:formula="of:=[$Redistribution_central.P6]" office:value-type="float" office:value="0.0277914105754976" calcext:value-type="float">
            <text:p>0,0277914106</text:p>
          </table:table-cell>
          <table:table-cell table:style-name="ce4" table:formula="of:=[$Redistribution_central.Q6]" office:value-type="float" office:value="0.0390120892161255" calcext:value-type="float">
            <text:p>0,0390120892</text:p>
          </table:table-cell>
          <table:table-cell/>
          <table:table-cell table:style-name="ce4" table:formula="of:=[$redistribution_low.N6]" office:value-type="float" office:value="0.0365987227469221" calcext:value-type="float">
            <text:p>0,0365987227</text:p>
          </table:table-cell>
          <table:table-cell table:style-name="ce4" table:formula="of:=[$redistribution_low.O6]" office:value-type="float" office:value="0.027451229099207" calcext:value-type="float">
            <text:p>0,0274512291</text:p>
          </table:table-cell>
          <table:table-cell table:style-name="ce4" table:formula="of:=[$redistribution_low.P6]" office:value-type="float" office:value="0.0277914105754976" calcext:value-type="float">
            <text:p>0,0277914106</text:p>
          </table:table-cell>
          <table:table-cell table:style-name="ce4" table:formula="of:=[$redistribution_low.Q6]" office:value-type="float" office:value="0.0390120892161255" calcext:value-type="float">
            <text:p>0,0390120892</text:p>
          </table:table-cell>
          <table:table-cell table:number-columns-repeated="1009"/>
        </table:table-row>
        <table:table-row table:style-name="ro1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N7]" office:value-type="float" office:value="0.0376365286305652" calcext:value-type="float">
            <text:p>0,0376365286</text:p>
          </table:table-cell>
          <table:table-cell table:style-name="ce4" table:formula="of:=[$Redistribution_high.O7]" office:value-type="float" office:value="0.0283797235779626" calcext:value-type="float">
            <text:p>0,0283797236</text:p>
          </table:table-cell>
          <table:table-cell table:style-name="ce4" table:formula="of:=[$Redistribution_high.P7]" office:value-type="float" office:value="0.0272548695156941" calcext:value-type="float">
            <text:p>0,0272548695</text:p>
          </table:table-cell>
          <table:table-cell table:style-name="ce4" table:formula="of:=[$Redistribution_high.Q7]" office:value-type="float" office:value="0.0421231886318773" calcext:value-type="float">
            <text:p>0,0421231886</text:p>
          </table:table-cell>
          <table:table-cell/>
          <table:table-cell table:style-name="ce4" table:formula="of:=[$Redistribution_central.N7]" office:value-type="float" office:value="0.0376365286305652" calcext:value-type="float">
            <text:p>0,0376365286</text:p>
          </table:table-cell>
          <table:table-cell table:style-name="ce4" table:formula="of:=[$Redistribution_central.O7]" office:value-type="float" office:value="0.0283797235779626" calcext:value-type="float">
            <text:p>0,0283797236</text:p>
          </table:table-cell>
          <table:table-cell table:style-name="ce4" table:formula="of:=[$Redistribution_central.P7]" office:value-type="float" office:value="0.0272548695156941" calcext:value-type="float">
            <text:p>0,0272548695</text:p>
          </table:table-cell>
          <table:table-cell table:style-name="ce4" table:formula="of:=[$Redistribution_central.Q7]" office:value-type="float" office:value="0.0421231886318773" calcext:value-type="float">
            <text:p>0,0421231886</text:p>
          </table:table-cell>
          <table:table-cell/>
          <table:table-cell table:style-name="ce4" table:formula="of:=[$redistribution_low.N7]" office:value-type="float" office:value="0.0376365286305652" calcext:value-type="float">
            <text:p>0,0376365286</text:p>
          </table:table-cell>
          <table:table-cell table:style-name="ce4" table:formula="of:=[$redistribution_low.O7]" office:value-type="float" office:value="0.0283797235779626" calcext:value-type="float">
            <text:p>0,0283797236</text:p>
          </table:table-cell>
          <table:table-cell table:style-name="ce4" table:formula="of:=[$redistribution_low.P7]" office:value-type="float" office:value="0.0272548695156941" calcext:value-type="float">
            <text:p>0,0272548695</text:p>
          </table:table-cell>
          <table:table-cell table:style-name="ce4" table:formula="of:=[$redistribution_low.Q7]" office:value-type="float" office:value="0.0421231886318773" calcext:value-type="float">
            <text:p>0,0421231886</text:p>
          </table:table-cell>
          <table:table-cell table:number-columns-repeated="1009"/>
        </table:table-row>
        <table:table-row table:style-name="ro1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N8]" office:value-type="float" office:value="0.0378331931338803" calcext:value-type="float">
            <text:p>0,0378331931</text:p>
          </table:table-cell>
          <table:table-cell table:style-name="ce4" table:formula="of:=[$Redistribution_high.O8]" office:value-type="float" office:value="0.0291869608081643" calcext:value-type="float">
            <text:p>0,0291869608</text:p>
          </table:table-cell>
          <table:table-cell table:style-name="ce4" table:formula="of:=[$Redistribution_high.P8]" office:value-type="float" office:value="0.0280831290751954" calcext:value-type="float">
            <text:p>0,0280831291</text:p>
          </table:table-cell>
          <table:table-cell table:style-name="ce4" table:formula="of:=[$Redistribution_high.Q8]" office:value-type="float" office:value="0.0419204998863615" calcext:value-type="float">
            <text:p>0,0419204999</text:p>
          </table:table-cell>
          <table:table-cell/>
          <table:table-cell table:style-name="ce4" table:formula="of:=[$Redistribution_central.N8]" office:value-type="float" office:value="0.0378331931338803" calcext:value-type="float">
            <text:p>0,0378331931</text:p>
          </table:table-cell>
          <table:table-cell table:style-name="ce4" table:formula="of:=[$Redistribution_central.O8]" office:value-type="float" office:value="0.0291869608081643" calcext:value-type="float">
            <text:p>0,0291869608</text:p>
          </table:table-cell>
          <table:table-cell table:style-name="ce4" table:formula="of:=[$Redistribution_central.P8]" office:value-type="float" office:value="0.0280831290751954" calcext:value-type="float">
            <text:p>0,0280831291</text:p>
          </table:table-cell>
          <table:table-cell table:style-name="ce4" table:formula="of:=[$Redistribution_central.Q8]" office:value-type="float" office:value="0.0419204998863615" calcext:value-type="float">
            <text:p>0,0419204999</text:p>
          </table:table-cell>
          <table:table-cell/>
          <table:table-cell table:style-name="ce4" table:formula="of:=[$redistribution_low.N8]" office:value-type="float" office:value="0.0378331931338803" calcext:value-type="float">
            <text:p>0,0378331931</text:p>
          </table:table-cell>
          <table:table-cell table:style-name="ce4" table:formula="of:=[$redistribution_low.O8]" office:value-type="float" office:value="0.0291869608081643" calcext:value-type="float">
            <text:p>0,0291869608</text:p>
          </table:table-cell>
          <table:table-cell table:style-name="ce4" table:formula="of:=[$redistribution_low.P8]" office:value-type="float" office:value="0.0280831290751954" calcext:value-type="float">
            <text:p>0,0280831291</text:p>
          </table:table-cell>
          <table:table-cell table:style-name="ce4" table:formula="of:=[$redistribution_low.Q8]" office:value-type="float" office:value="0.0419204998863615" calcext:value-type="float">
            <text:p>0,0419204999</text:p>
          </table:table-cell>
          <table:table-cell table:number-columns-repeated="1009"/>
        </table:table-row>
        <table:table-row table:style-name="ro1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N9]" office:value-type="float" office:value="0.036057599276513" calcext:value-type="float">
            <text:p>0,0360575993</text:p>
          </table:table-cell>
          <table:table-cell table:style-name="ce4" table:formula="of:=[$Redistribution_high.O9]" office:value-type="float" office:value="0.0280078244662119" calcext:value-type="float">
            <text:p>0,0280078245</text:p>
          </table:table-cell>
          <table:table-cell table:style-name="ce4" table:formula="of:=[$Redistribution_high.P9]" office:value-type="float" office:value="0.0267337074813959" calcext:value-type="float">
            <text:p>0,0267337075</text:p>
          </table:table-cell>
          <table:table-cell table:style-name="ce4" table:formula="of:=[$Redistribution_high.Q9]" office:value-type="float" office:value="0.0404232424136916" calcext:value-type="float">
            <text:p>0,0404232424</text:p>
          </table:table-cell>
          <table:table-cell/>
          <table:table-cell table:style-name="ce4" table:formula="of:=[$Redistribution_central.N9]" office:value-type="float" office:value="0.036057599276513" calcext:value-type="float">
            <text:p>0,0360575993</text:p>
          </table:table-cell>
          <table:table-cell table:style-name="ce4" table:formula="of:=[$Redistribution_central.O9]" office:value-type="float" office:value="0.0280078244662119" calcext:value-type="float">
            <text:p>0,0280078245</text:p>
          </table:table-cell>
          <table:table-cell table:style-name="ce4" table:formula="of:=[$Redistribution_central.P9]" office:value-type="float" office:value="0.0267337074813959" calcext:value-type="float">
            <text:p>0,0267337075</text:p>
          </table:table-cell>
          <table:table-cell table:style-name="ce4" table:formula="of:=[$Redistribution_central.Q9]" office:value-type="float" office:value="0.0404232424136916" calcext:value-type="float">
            <text:p>0,0404232424</text:p>
          </table:table-cell>
          <table:table-cell/>
          <table:table-cell table:style-name="ce4" table:formula="of:=[$redistribution_low.N9]" office:value-type="float" office:value="0.036057599276513" calcext:value-type="float">
            <text:p>0,0360575993</text:p>
          </table:table-cell>
          <table:table-cell table:style-name="ce4" table:formula="of:=[$redistribution_low.O9]" office:value-type="float" office:value="0.0280078244662119" calcext:value-type="float">
            <text:p>0,0280078245</text:p>
          </table:table-cell>
          <table:table-cell table:style-name="ce4" table:formula="of:=[$redistribution_low.P9]" office:value-type="float" office:value="0.0267337074813959" calcext:value-type="float">
            <text:p>0,0267337075</text:p>
          </table:table-cell>
          <table:table-cell table:style-name="ce4" table:formula="of:=[$redistribution_low.Q9]" office:value-type="float" office:value="0.0404232424136916" calcext:value-type="float">
            <text:p>0,0404232424</text:p>
          </table:table-cell>
          <table:table-cell table:number-columns-repeated="1009"/>
        </table:table-row>
        <table:table-row table:style-name="ro1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N10]" office:value-type="float" office:value="0.0374070584771887" calcext:value-type="float">
            <text:p>0,0374070585</text:p>
          </table:table-cell>
          <table:table-cell table:style-name="ce4" table:formula="of:=[$Redistribution_high.O10]" office:value-type="float" office:value="0.0276131258161958" calcext:value-type="float">
            <text:p>0,0276131258</text:p>
          </table:table-cell>
          <table:table-cell table:style-name="ce4" table:formula="of:=[$Redistribution_high.P10]" office:value-type="float" office:value="0.0273122535501753" calcext:value-type="float">
            <text:p>0,0273122536</text:p>
          </table:table-cell>
          <table:table-cell table:style-name="ce4" table:formula="of:=[$Redistribution_high.Q10]" office:value-type="float" office:value="0.0409512978682364" calcext:value-type="float">
            <text:p>0,0409512979</text:p>
          </table:table-cell>
          <table:table-cell/>
          <table:table-cell table:style-name="ce4" table:formula="of:=[$Redistribution_central.N10]" office:value-type="float" office:value="0.0374070584771887" calcext:value-type="float">
            <text:p>0,0374070585</text:p>
          </table:table-cell>
          <table:table-cell table:style-name="ce4" table:formula="of:=[$Redistribution_central.O10]" office:value-type="float" office:value="0.0276131258161958" calcext:value-type="float">
            <text:p>0,0276131258</text:p>
          </table:table-cell>
          <table:table-cell table:style-name="ce4" table:formula="of:=[$Redistribution_central.P10]" office:value-type="float" office:value="0.0273122535501753" calcext:value-type="float">
            <text:p>0,0273122536</text:p>
          </table:table-cell>
          <table:table-cell table:style-name="ce4" table:formula="of:=[$Redistribution_central.Q10]" office:value-type="float" office:value="0.0409512978682364" calcext:value-type="float">
            <text:p>0,0409512979</text:p>
          </table:table-cell>
          <table:table-cell/>
          <table:table-cell table:style-name="ce4" table:formula="of:=[$redistribution_low.N10]" office:value-type="float" office:value="0.0374070584771887" calcext:value-type="float">
            <text:p>0,0374070585</text:p>
          </table:table-cell>
          <table:table-cell table:style-name="ce4" table:formula="of:=[$redistribution_low.O10]" office:value-type="float" office:value="0.0276131258161958" calcext:value-type="float">
            <text:p>0,0276131258</text:p>
          </table:table-cell>
          <table:table-cell table:style-name="ce4" table:formula="of:=[$redistribution_low.P10]" office:value-type="float" office:value="0.0273122535501753" calcext:value-type="float">
            <text:p>0,0273122536</text:p>
          </table:table-cell>
          <table:table-cell table:style-name="ce4" table:formula="of:=[$redistribution_low.Q10]" office:value-type="float" office:value="0.0409512978682364" calcext:value-type="float">
            <text:p>0,0409512979</text:p>
          </table:table-cell>
          <table:table-cell table:number-columns-repeated="1009"/>
        </table:table-row>
        <table:table-row table:style-name="ro1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N11]" office:value-type="float" office:value="0.036724930008887" calcext:value-type="float">
            <text:p>0,03672493</text:p>
          </table:table-cell>
          <table:table-cell table:style-name="ce4" table:formula="of:=[$Redistribution_high.O11]" office:value-type="float" office:value="0.0281532790904709" calcext:value-type="float">
            <text:p>0,0281532791</text:p>
          </table:table-cell>
          <table:table-cell table:style-name="ce4" table:formula="of:=[$Redistribution_high.P11]" office:value-type="float" office:value="0.0272257280342731" calcext:value-type="float">
            <text:p>0,027225728</text:p>
          </table:table-cell>
          <table:table-cell table:style-name="ce4" table:formula="of:=[$Redistribution_high.Q11]" office:value-type="float" office:value="0.0408866568865591" calcext:value-type="float">
            <text:p>0,0408866569</text:p>
          </table:table-cell>
          <table:table-cell/>
          <table:table-cell table:style-name="ce4" table:formula="of:=[$Redistribution_central.N11]" office:value-type="float" office:value="0.036724930008887" calcext:value-type="float">
            <text:p>0,03672493</text:p>
          </table:table-cell>
          <table:table-cell table:style-name="ce4" table:formula="of:=[$Redistribution_central.O11]" office:value-type="float" office:value="0.0281532790904709" calcext:value-type="float">
            <text:p>0,0281532791</text:p>
          </table:table-cell>
          <table:table-cell table:style-name="ce4" table:formula="of:=[$Redistribution_central.P11]" office:value-type="float" office:value="0.0272257280342731" calcext:value-type="float">
            <text:p>0,027225728</text:p>
          </table:table-cell>
          <table:table-cell table:style-name="ce4" table:formula="of:=[$Redistribution_central.Q11]" office:value-type="float" office:value="0.0408866568865591" calcext:value-type="float">
            <text:p>0,0408866569</text:p>
          </table:table-cell>
          <table:table-cell/>
          <table:table-cell table:style-name="ce4" table:formula="of:=[$redistribution_low.N11]" office:value-type="float" office:value="0.036724930008887" calcext:value-type="float">
            <text:p>0,03672493</text:p>
          </table:table-cell>
          <table:table-cell table:style-name="ce4" table:formula="of:=[$redistribution_low.O11]" office:value-type="float" office:value="0.0281532790904709" calcext:value-type="float">
            <text:p>0,0281532791</text:p>
          </table:table-cell>
          <table:table-cell table:style-name="ce4" table:formula="of:=[$redistribution_low.P11]" office:value-type="float" office:value="0.0272257280342731" calcext:value-type="float">
            <text:p>0,027225728</text:p>
          </table:table-cell>
          <table:table-cell table:style-name="ce4" table:formula="of:=[$redistribution_low.Q11]" office:value-type="float" office:value="0.0408866568865591" calcext:value-type="float">
            <text:p>0,0408866569</text:p>
          </table:table-cell>
          <table:table-cell table:number-columns-repeated="1009"/>
        </table:table-row>
        <table:table-row table:style-name="ro1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N12]" office:value-type="float" office:value="0.0374289546217006" calcext:value-type="float">
            <text:p>0,0374289546</text:p>
          </table:table-cell>
          <table:table-cell table:style-name="ce4" table:formula="of:=[$Redistribution_high.O12]" office:value-type="float" office:value="0.0278747930289618" calcext:value-type="float">
            <text:p>0,027874793</text:p>
          </table:table-cell>
          <table:table-cell table:style-name="ce4" table:formula="of:=[$Redistribution_high.P12]" office:value-type="float" office:value="0.0282380608057171" calcext:value-type="float">
            <text:p>0,0282380608</text:p>
          </table:table-cell>
          <table:table-cell table:style-name="ce4" table:formula="of:=[$Redistribution_high.Q12]" office:value-type="float" office:value="0.0400811618036327" calcext:value-type="float">
            <text:p>0,0400811618</text:p>
          </table:table-cell>
          <table:table-cell/>
          <table:table-cell table:style-name="ce4" table:formula="of:=[$Redistribution_central.N12]" office:value-type="float" office:value="0.0374289546217006" calcext:value-type="float">
            <text:p>0,0374289546</text:p>
          </table:table-cell>
          <table:table-cell table:style-name="ce4" table:formula="of:=[$Redistribution_central.O12]" office:value-type="float" office:value="0.0278747930289618" calcext:value-type="float">
            <text:p>0,027874793</text:p>
          </table:table-cell>
          <table:table-cell table:style-name="ce4" table:formula="of:=[$Redistribution_central.P12]" office:value-type="float" office:value="0.0282380608057171" calcext:value-type="float">
            <text:p>0,0282380608</text:p>
          </table:table-cell>
          <table:table-cell table:style-name="ce4" table:formula="of:=[$Redistribution_central.Q12]" office:value-type="float" office:value="0.0400811618036327" calcext:value-type="float">
            <text:p>0,0400811618</text:p>
          </table:table-cell>
          <table:table-cell/>
          <table:table-cell table:style-name="ce4" table:formula="of:=[$redistribution_low.N12]" office:value-type="float" office:value="0.0374289546217006" calcext:value-type="float">
            <text:p>0,0374289546</text:p>
          </table:table-cell>
          <table:table-cell table:style-name="ce4" table:formula="of:=[$redistribution_low.O12]" office:value-type="float" office:value="0.0278747930289618" calcext:value-type="float">
            <text:p>0,027874793</text:p>
          </table:table-cell>
          <table:table-cell table:style-name="ce4" table:formula="of:=[$redistribution_low.P12]" office:value-type="float" office:value="0.0282380608057171" calcext:value-type="float">
            <text:p>0,0282380608</text:p>
          </table:table-cell>
          <table:table-cell table:style-name="ce4" table:formula="of:=[$redistribution_low.Q12]" office:value-type="float" office:value="0.0400811618036327" calcext:value-type="float">
            <text:p>0,0400811618</text:p>
          </table:table-cell>
          <table:table-cell table:number-columns-repeated="1009"/>
        </table:table-row>
        <table:table-row table:style-name="ro1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N13]" office:value-type="float" office:value="0.0386862415511047" calcext:value-type="float">
            <text:p>0,0386862416</text:p>
          </table:table-cell>
          <table:table-cell table:style-name="ce4" table:formula="of:=[$Redistribution_high.O13]" office:value-type="float" office:value="0.0307024807269663" calcext:value-type="float">
            <text:p>0,0307024807</text:p>
          </table:table-cell>
          <table:table-cell table:style-name="ce4" table:formula="of:=[$Redistribution_high.P13]" office:value-type="float" office:value="0.0294912693710455" calcext:value-type="float">
            <text:p>0,0294912694</text:p>
          </table:table-cell>
          <table:table-cell table:style-name="ce4" table:formula="of:=[$Redistribution_high.Q13]" office:value-type="float" office:value="0.0429660125419904" calcext:value-type="float">
            <text:p>0,0429660125</text:p>
          </table:table-cell>
          <table:table-cell/>
          <table:table-cell table:style-name="ce4" table:formula="of:=[$Redistribution_central.N13]" office:value-type="float" office:value="0.0386862415511047" calcext:value-type="float">
            <text:p>0,0386862416</text:p>
          </table:table-cell>
          <table:table-cell table:style-name="ce4" table:formula="of:=[$Redistribution_central.O13]" office:value-type="float" office:value="0.0307024807269663" calcext:value-type="float">
            <text:p>0,0307024807</text:p>
          </table:table-cell>
          <table:table-cell table:style-name="ce4" table:formula="of:=[$Redistribution_central.P13]" office:value-type="float" office:value="0.0294912693710455" calcext:value-type="float">
            <text:p>0,0294912694</text:p>
          </table:table-cell>
          <table:table-cell table:style-name="ce4" table:formula="of:=[$Redistribution_central.Q13]" office:value-type="float" office:value="0.0429660125419904" calcext:value-type="float">
            <text:p>0,0429660125</text:p>
          </table:table-cell>
          <table:table-cell/>
          <table:table-cell table:style-name="ce4" table:formula="of:=[$redistribution_low.N13]" office:value-type="float" office:value="0.0386862415511047" calcext:value-type="float">
            <text:p>0,0386862416</text:p>
          </table:table-cell>
          <table:table-cell table:style-name="ce4" table:formula="of:=[$redistribution_low.O13]" office:value-type="float" office:value="0.0307024807269663" calcext:value-type="float">
            <text:p>0,0307024807</text:p>
          </table:table-cell>
          <table:table-cell table:style-name="ce4" table:formula="of:=[$redistribution_low.P13]" office:value-type="float" office:value="0.0294912693710455" calcext:value-type="float">
            <text:p>0,0294912694</text:p>
          </table:table-cell>
          <table:table-cell table:style-name="ce4" table:formula="of:=[$redistribution_low.Q13]" office:value-type="float" office:value="0.0429660125419904" calcext:value-type="float">
            <text:p>0,0429660125</text:p>
          </table:table-cell>
          <table:table-cell table:number-columns-repeated="1009"/>
        </table:table-row>
        <table:table-row table:style-name="ro1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N14]" office:value-type="float" office:value="0.0381474828551381" calcext:value-type="float">
            <text:p>0,0381474829</text:p>
          </table:table-cell>
          <table:table-cell table:style-name="ce4" table:formula="of:=[$Redistribution_high.O14]" office:value-type="float" office:value="0.0282157662900745" calcext:value-type="float">
            <text:p>0,0282157663</text:p>
          </table:table-cell>
          <table:table-cell table:style-name="ce4" table:formula="of:=[$Redistribution_high.P14]" office:value-type="float" office:value="0.0277041090930663" calcext:value-type="float">
            <text:p>0,0277041091</text:p>
          </table:table-cell>
          <table:table-cell table:style-name="ce4" table:formula="of:=[$Redistribution_high.Q14]" office:value-type="float" office:value="0.0419653775265288" calcext:value-type="float">
            <text:p>0,0419653775</text:p>
          </table:table-cell>
          <table:table-cell/>
          <table:table-cell table:style-name="ce4" table:formula="of:=[$Redistribution_central.N14]" office:value-type="float" office:value="0.0381474828551381" calcext:value-type="float">
            <text:p>0,0381474829</text:p>
          </table:table-cell>
          <table:table-cell table:style-name="ce4" table:formula="of:=[$Redistribution_central.O14]" office:value-type="float" office:value="0.0282157662900745" calcext:value-type="float">
            <text:p>0,0282157663</text:p>
          </table:table-cell>
          <table:table-cell table:style-name="ce4" table:formula="of:=[$Redistribution_central.P14]" office:value-type="float" office:value="0.0277041090930663" calcext:value-type="float">
            <text:p>0,0277041091</text:p>
          </table:table-cell>
          <table:table-cell table:style-name="ce4" table:formula="of:=[$Redistribution_central.Q14]" office:value-type="float" office:value="0.0419653775265288" calcext:value-type="float">
            <text:p>0,0419653775</text:p>
          </table:table-cell>
          <table:table-cell/>
          <table:table-cell table:style-name="ce4" table:formula="of:=[$redistribution_low.N14]" office:value-type="float" office:value="0.0381474828551381" calcext:value-type="float">
            <text:p>0,0381474829</text:p>
          </table:table-cell>
          <table:table-cell table:style-name="ce4" table:formula="of:=[$redistribution_low.O14]" office:value-type="float" office:value="0.0282157662900745" calcext:value-type="float">
            <text:p>0,0282157663</text:p>
          </table:table-cell>
          <table:table-cell table:style-name="ce4" table:formula="of:=[$redistribution_low.P14]" office:value-type="float" office:value="0.0277041090930663" calcext:value-type="float">
            <text:p>0,0277041091</text:p>
          </table:table-cell>
          <table:table-cell table:style-name="ce4" table:formula="of:=[$redistribution_low.Q14]" office:value-type="float" office:value="0.0419653775265288" calcext:value-type="float">
            <text:p>0,0419653775</text:p>
          </table:table-cell>
          <table:table-cell table:number-columns-repeated="1009"/>
        </table:table-row>
        <table:table-row table:style-name="ro1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N15]" office:value-type="float" office:value="0.0383638777506848" calcext:value-type="float">
            <text:p>0,0383638778</text:p>
          </table:table-cell>
          <table:table-cell table:style-name="ce4" table:formula="of:=[$Redistribution_high.O15]" office:value-type="float" office:value="0.0298307107458833" calcext:value-type="float">
            <text:p>0,0298307107</text:p>
          </table:table-cell>
          <table:table-cell table:style-name="ce4" table:formula="of:=[$Redistribution_high.P15]" office:value-type="float" office:value="0.0284346753610522" calcext:value-type="float">
            <text:p>0,0284346754</text:p>
          </table:table-cell>
          <table:table-cell table:style-name="ce4" table:formula="of:=[$Redistribution_high.Q15]" office:value-type="float" office:value="0.0429760044969876" calcext:value-type="float">
            <text:p>0,0429760045</text:p>
          </table:table-cell>
          <table:table-cell/>
          <table:table-cell table:style-name="ce4" table:formula="of:=[$Redistribution_central.N15]" office:value-type="float" office:value="0.0383638777506848" calcext:value-type="float">
            <text:p>0,0383638778</text:p>
          </table:table-cell>
          <table:table-cell table:style-name="ce4" table:formula="of:=[$Redistribution_central.O15]" office:value-type="float" office:value="0.0298307107458833" calcext:value-type="float">
            <text:p>0,0298307107</text:p>
          </table:table-cell>
          <table:table-cell table:style-name="ce4" table:formula="of:=[$Redistribution_central.P15]" office:value-type="float" office:value="0.0284346753610522" calcext:value-type="float">
            <text:p>0,0284346754</text:p>
          </table:table-cell>
          <table:table-cell table:style-name="ce4" table:formula="of:=[$Redistribution_central.Q15]" office:value-type="float" office:value="0.0429760044969876" calcext:value-type="float">
            <text:p>0,0429760045</text:p>
          </table:table-cell>
          <table:table-cell/>
          <table:table-cell table:style-name="ce4" table:formula="of:=[$redistribution_low.N15]" office:value-type="float" office:value="0.0383638777506848" calcext:value-type="float">
            <text:p>0,0383638778</text:p>
          </table:table-cell>
          <table:table-cell table:style-name="ce4" table:formula="of:=[$redistribution_low.O15]" office:value-type="float" office:value="0.0298307107458833" calcext:value-type="float">
            <text:p>0,0298307107</text:p>
          </table:table-cell>
          <table:table-cell table:style-name="ce4" table:formula="of:=[$redistribution_low.P15]" office:value-type="float" office:value="0.0284346753610522" calcext:value-type="float">
            <text:p>0,0284346754</text:p>
          </table:table-cell>
          <table:table-cell table:style-name="ce4" table:formula="of:=[$redistribution_low.Q15]" office:value-type="float" office:value="0.0429760044969876" calcext:value-type="float">
            <text:p>0,0429760045</text:p>
          </table:table-cell>
          <table:table-cell table:number-columns-repeated="1009"/>
        </table:table-row>
        <table:table-row table:style-name="ro1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N16]" office:value-type="float" office:value="0.0410944543458398" calcext:value-type="float">
            <text:p>0,0410944543</text:p>
          </table:table-cell>
          <table:table-cell table:style-name="ce4" table:formula="of:=[$Redistribution_high.O16]" office:value-type="float" office:value="0.0315435575472891" calcext:value-type="float">
            <text:p>0,0315435575</text:p>
          </table:table-cell>
          <table:table-cell table:style-name="ce4" table:formula="of:=[$Redistribution_high.P16]" office:value-type="float" office:value="0.0301781123957825" calcext:value-type="float">
            <text:p>0,0301781124</text:p>
          </table:table-cell>
          <table:table-cell table:style-name="ce4" table:formula="of:=[$Redistribution_high.Q16]" office:value-type="float" office:value="0.045989986426345" calcext:value-type="float">
            <text:p>0,0459899864</text:p>
          </table:table-cell>
          <table:table-cell/>
          <table:table-cell table:style-name="ce4" table:formula="of:=[$Redistribution_central.N16]" office:value-type="float" office:value="0.0410944543458398" calcext:value-type="float">
            <text:p>0,0410944543</text:p>
          </table:table-cell>
          <table:table-cell table:style-name="ce4" table:formula="of:=[$Redistribution_central.O16]" office:value-type="float" office:value="0.0315435575472891" calcext:value-type="float">
            <text:p>0,0315435575</text:p>
          </table:table-cell>
          <table:table-cell table:style-name="ce4" table:formula="of:=[$Redistribution_central.P16]" office:value-type="float" office:value="0.0301781123957825" calcext:value-type="float">
            <text:p>0,0301781124</text:p>
          </table:table-cell>
          <table:table-cell table:style-name="ce4" table:formula="of:=[$Redistribution_central.Q16]" office:value-type="float" office:value="0.045989986426345" calcext:value-type="float">
            <text:p>0,0459899864</text:p>
          </table:table-cell>
          <table:table-cell/>
          <table:table-cell table:style-name="ce4" table:formula="of:=[$redistribution_low.N16]" office:value-type="float" office:value="0.0410944543458398" calcext:value-type="float">
            <text:p>0,0410944543</text:p>
          </table:table-cell>
          <table:table-cell table:style-name="ce4" table:formula="of:=[$redistribution_low.O16]" office:value-type="float" office:value="0.0315435575472891" calcext:value-type="float">
            <text:p>0,0315435575</text:p>
          </table:table-cell>
          <table:table-cell table:style-name="ce4" table:formula="of:=[$redistribution_low.P16]" office:value-type="float" office:value="0.0301781123957825" calcext:value-type="float">
            <text:p>0,0301781124</text:p>
          </table:table-cell>
          <table:table-cell table:style-name="ce4" table:formula="of:=[$redistribution_low.Q16]" office:value-type="float" office:value="0.045989986426345" calcext:value-type="float">
            <text:p>0,0459899864</text:p>
          </table:table-cell>
          <table:table-cell table:number-columns-repeated="1009"/>
        </table:table-row>
        <table:table-row table:style-name="ro1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N17]" office:value-type="float" office:value="0.0398025878834241" calcext:value-type="float">
            <text:p>0,0398025879</text:p>
          </table:table-cell>
          <table:table-cell table:style-name="ce4" table:formula="of:=[$Redistribution_high.O17]" office:value-type="float" office:value="0.0306794223062461" calcext:value-type="float">
            <text:p>0,0306794223</text:p>
          </table:table-cell>
          <table:table-cell table:style-name="ce4" table:formula="of:=[$Redistribution_high.P17]" office:value-type="float" office:value="0.0306244994594518" calcext:value-type="float">
            <text:p>0,0306244995</text:p>
          </table:table-cell>
          <table:table-cell table:style-name="ce4" table:formula="of:=[$Redistribution_high.Q17]" office:value-type="float" office:value="0.0427406233358516" calcext:value-type="float">
            <text:p>0,0427406233</text:p>
          </table:table-cell>
          <table:table-cell/>
          <table:table-cell table:style-name="ce4" table:formula="of:=[$Redistribution_central.N17]" office:value-type="float" office:value="0.0398025878834241" calcext:value-type="float">
            <text:p>0,0398025879</text:p>
          </table:table-cell>
          <table:table-cell table:style-name="ce4" table:formula="of:=[$Redistribution_central.O17]" office:value-type="float" office:value="0.0306794223062461" calcext:value-type="float">
            <text:p>0,0306794223</text:p>
          </table:table-cell>
          <table:table-cell table:style-name="ce4" table:formula="of:=[$Redistribution_central.P17]" office:value-type="float" office:value="0.0306244994594518" calcext:value-type="float">
            <text:p>0,0306244995</text:p>
          </table:table-cell>
          <table:table-cell table:style-name="ce4" table:formula="of:=[$Redistribution_central.Q17]" office:value-type="float" office:value="0.0427406233358516" calcext:value-type="float">
            <text:p>0,0427406233</text:p>
          </table:table-cell>
          <table:table-cell/>
          <table:table-cell table:style-name="ce4" table:formula="of:=[$redistribution_low.N17]" office:value-type="float" office:value="0.0398025878834241" calcext:value-type="float">
            <text:p>0,0398025879</text:p>
          </table:table-cell>
          <table:table-cell table:style-name="ce4" table:formula="of:=[$redistribution_low.O17]" office:value-type="float" office:value="0.0306794223062461" calcext:value-type="float">
            <text:p>0,0306794223</text:p>
          </table:table-cell>
          <table:table-cell table:style-name="ce4" table:formula="of:=[$redistribution_low.P17]" office:value-type="float" office:value="0.0306244994594518" calcext:value-type="float">
            <text:p>0,0306244995</text:p>
          </table:table-cell>
          <table:table-cell table:style-name="ce4" table:formula="of:=[$redistribution_low.Q17]" office:value-type="float" office:value="0.0427406233358516" calcext:value-type="float">
            <text:p>0,0427406233</text:p>
          </table:table-cell>
          <table:table-cell table:number-columns-repeated="1009"/>
        </table:table-row>
        <table:table-row table:style-name="ro1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N18]" office:value-type="float" office:value="0.0380041730723767" calcext:value-type="float">
            <text:p>0,0380041731</text:p>
          </table:table-cell>
          <table:table-cell table:style-name="ce4" table:formula="of:=[$Redistribution_high.O18]" office:value-type="float" office:value="0.0271770711269189" calcext:value-type="float">
            <text:p>0,0271770711</text:p>
          </table:table-cell>
          <table:table-cell table:style-name="ce4" table:formula="of:=[$Redistribution_high.P18]" office:value-type="float" office:value="0.0279091345279562" calcext:value-type="float">
            <text:p>0,0279091345</text:p>
          </table:table-cell>
          <table:table-cell table:style-name="ce4" table:formula="of:=[$Redistribution_high.Q18]" office:value-type="float" office:value="0.0404946618389897" calcext:value-type="float">
            <text:p>0,0404946618</text:p>
          </table:table-cell>
          <table:table-cell/>
          <table:table-cell table:style-name="ce4" table:formula="of:=[$Redistribution_central.N18]" office:value-type="float" office:value="0.0380041730723767" calcext:value-type="float">
            <text:p>0,0380041731</text:p>
          </table:table-cell>
          <table:table-cell table:style-name="ce4" table:formula="of:=[$Redistribution_central.O18]" office:value-type="float" office:value="0.0271770711269189" calcext:value-type="float">
            <text:p>0,0271770711</text:p>
          </table:table-cell>
          <table:table-cell table:style-name="ce4" table:formula="of:=[$Redistribution_central.P18]" office:value-type="float" office:value="0.0279091345279562" calcext:value-type="float">
            <text:p>0,0279091345</text:p>
          </table:table-cell>
          <table:table-cell table:style-name="ce4" table:formula="of:=[$Redistribution_central.Q18]" office:value-type="float" office:value="0.0404946618389897" calcext:value-type="float">
            <text:p>0,0404946618</text:p>
          </table:table-cell>
          <table:table-cell/>
          <table:table-cell table:style-name="ce4" table:formula="of:=[$redistribution_low.N18]" office:value-type="float" office:value="0.0380041730723767" calcext:value-type="float">
            <text:p>0,0380041731</text:p>
          </table:table-cell>
          <table:table-cell table:style-name="ce4" table:formula="of:=[$redistribution_low.O18]" office:value-type="float" office:value="0.0271770711269189" calcext:value-type="float">
            <text:p>0,0271770711</text:p>
          </table:table-cell>
          <table:table-cell table:style-name="ce4" table:formula="of:=[$redistribution_low.P18]" office:value-type="float" office:value="0.0279091345279562" calcext:value-type="float">
            <text:p>0,0279091345</text:p>
          </table:table-cell>
          <table:table-cell table:style-name="ce4" table:formula="of:=[$redistribution_low.Q18]" office:value-type="float" office:value="0.0404946618389897" calcext:value-type="float">
            <text:p>0,0404946618</text:p>
          </table:table-cell>
          <table:table-cell table:number-columns-repeated="1009"/>
        </table:table-row>
        <table:table-row table:style-name="ro1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N19]" office:value-type="float" office:value="0.0397566494054706" calcext:value-type="float">
            <text:p>0,0397566494</text:p>
          </table:table-cell>
          <table:table-cell table:style-name="ce4" table:formula="of:=[$Redistribution_high.O19]" office:value-type="float" office:value="0.0289156075912586" calcext:value-type="float">
            <text:p>0,0289156076</text:p>
          </table:table-cell>
          <table:table-cell table:style-name="ce4" table:formula="of:=[$Redistribution_high.P19]" office:value-type="float" office:value="0.0284748120138397" calcext:value-type="float">
            <text:p>0,028474812</text:p>
          </table:table-cell>
          <table:table-cell table:style-name="ce4" table:formula="of:=[$Redistribution_high.Q19]" office:value-type="float" office:value="0.0438086381114551" calcext:value-type="float">
            <text:p>0,0438086381</text:p>
          </table:table-cell>
          <table:table-cell/>
          <table:table-cell table:style-name="ce4" table:formula="of:=[$Redistribution_central.N19]" office:value-type="float" office:value="0.0397566494054706" calcext:value-type="float">
            <text:p>0,0397566494</text:p>
          </table:table-cell>
          <table:table-cell table:style-name="ce4" table:formula="of:=[$Redistribution_central.O19]" office:value-type="float" office:value="0.0289156075912586" calcext:value-type="float">
            <text:p>0,0289156076</text:p>
          </table:table-cell>
          <table:table-cell table:style-name="ce4" table:formula="of:=[$Redistribution_central.P19]" office:value-type="float" office:value="0.0284748120138397" calcext:value-type="float">
            <text:p>0,028474812</text:p>
          </table:table-cell>
          <table:table-cell table:style-name="ce4" table:formula="of:=[$Redistribution_central.Q19]" office:value-type="float" office:value="0.0438086381114551" calcext:value-type="float">
            <text:p>0,0438086381</text:p>
          </table:table-cell>
          <table:table-cell/>
          <table:table-cell table:style-name="ce4" table:formula="of:=[$redistribution_low.N19]" office:value-type="float" office:value="0.0397566494054706" calcext:value-type="float">
            <text:p>0,0397566494</text:p>
          </table:table-cell>
          <table:table-cell table:style-name="ce4" table:formula="of:=[$redistribution_low.O19]" office:value-type="float" office:value="0.0289156075912586" calcext:value-type="float">
            <text:p>0,0289156076</text:p>
          </table:table-cell>
          <table:table-cell table:style-name="ce4" table:formula="of:=[$redistribution_low.P19]" office:value-type="float" office:value="0.0284748120138397" calcext:value-type="float">
            <text:p>0,028474812</text:p>
          </table:table-cell>
          <table:table-cell table:style-name="ce4" table:formula="of:=[$redistribution_low.Q19]" office:value-type="float" office:value="0.0438086381114551" calcext:value-type="float">
            <text:p>0,0438086381</text:p>
          </table:table-cell>
          <table:table-cell table:number-columns-repeated="1009"/>
        </table:table-row>
        <table:table-row table:style-name="ro1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N20]" office:value-type="float" office:value="0.0426435056256487" calcext:value-type="float">
            <text:p>0,0426435056</text:p>
          </table:table-cell>
          <table:table-cell table:style-name="ce4" table:formula="of:=[$Redistribution_high.O20]" office:value-type="float" office:value="0.0336834249456402" calcext:value-type="float">
            <text:p>0,0336834249</text:p>
          </table:table-cell>
          <table:table-cell table:style-name="ce4" table:formula="of:=[$Redistribution_high.P20]" office:value-type="float" office:value="0.0313288211271734" calcext:value-type="float">
            <text:p>0,0313288211</text:p>
          </table:table-cell>
          <table:table-cell table:style-name="ce4" table:formula="of:=[$Redistribution_high.Q20]" office:value-type="float" office:value="0.0486541818198203" calcext:value-type="float">
            <text:p>0,0486541818</text:p>
          </table:table-cell>
          <table:table-cell/>
          <table:table-cell table:style-name="ce4" table:formula="of:=[$Redistribution_central.N20]" office:value-type="float" office:value="0.0426401281538462" calcext:value-type="float">
            <text:p>0,0426401282</text:p>
          </table:table-cell>
          <table:table-cell table:style-name="ce4" table:formula="of:=[$Redistribution_central.O20]" office:value-type="float" office:value="0.0336834249456402" calcext:value-type="float">
            <text:p>0,0336834249</text:p>
          </table:table-cell>
          <table:table-cell table:style-name="ce4" table:formula="of:=[$Redistribution_central.P20]" office:value-type="float" office:value="0.03132644275242" calcext:value-type="float">
            <text:p>0,0313264428</text:p>
          </table:table-cell>
          <table:table-cell table:style-name="ce4" table:formula="of:=[$Redistribution_central.Q20]" office:value-type="float" office:value="0.0486541818198203" calcext:value-type="float">
            <text:p>0,0486541818</text:p>
          </table:table-cell>
          <table:table-cell/>
          <table:table-cell table:style-name="ce4" table:formula="of:=[$redistribution_low.N20]" office:value-type="float" office:value="0.0426435056256487" calcext:value-type="float">
            <text:p>0,0426435056</text:p>
          </table:table-cell>
          <table:table-cell table:style-name="ce4" table:formula="of:=[$redistribution_low.O20]" office:value-type="float" office:value="0.0336834249456402" calcext:value-type="float">
            <text:p>0,0336834249</text:p>
          </table:table-cell>
          <table:table-cell table:style-name="ce4" table:formula="of:=[$redistribution_low.P20]" office:value-type="float" office:value="0.0313288211271734" calcext:value-type="float">
            <text:p>0,0313288211</text:p>
          </table:table-cell>
          <table:table-cell table:style-name="ce4" table:formula="of:=[$redistribution_low.Q20]" office:value-type="float" office:value="0.0486541818198203" calcext:value-type="float">
            <text:p>0,0486541818</text:p>
          </table:table-cell>
          <table:table-cell table:number-columns-repeated="1009"/>
        </table:table-row>
        <table:table-row table:style-name="ro1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N21]" office:value-type="float" office:value="0.0412256346944118" calcext:value-type="float">
            <text:p>0,0412256347</text:p>
          </table:table-cell>
          <table:table-cell table:style-name="ce4" table:formula="of:=[$Redistribution_high.O21]" office:value-type="float" office:value="0.0310192760371765" calcext:value-type="float">
            <text:p>0,031019276</text:p>
          </table:table-cell>
          <table:table-cell table:style-name="ce4" table:formula="of:=[$Redistribution_high.P21]" office:value-type="float" office:value="0.0303503842833294" calcext:value-type="float">
            <text:p>0,0303503843</text:p>
          </table:table-cell>
          <table:table-cell table:style-name="ce4" table:formula="of:=[$Redistribution_high.Q21]" office:value-type="float" office:value="0.0455680269971939" calcext:value-type="float">
            <text:p>0,045568027</text:p>
          </table:table-cell>
          <table:table-cell/>
          <table:table-cell table:style-name="ce4" table:formula="of:=[$Redistribution_central.N21]" office:value-type="float" office:value="0.0412175087923783" calcext:value-type="float">
            <text:p>0,0412175088</text:p>
          </table:table-cell>
          <table:table-cell table:style-name="ce4" table:formula="of:=[$Redistribution_central.O21]" office:value-type="float" office:value="0.0310242896455461" calcext:value-type="float">
            <text:p>0,0310242896</text:p>
          </table:table-cell>
          <table:table-cell table:style-name="ce4" table:formula="of:=[$Redistribution_central.P21]" office:value-type="float" office:value="0.0303443593766581" calcext:value-type="float">
            <text:p>0,0303443594</text:p>
          </table:table-cell>
          <table:table-cell table:style-name="ce4" table:formula="of:=[$Redistribution_central.Q21]" office:value-type="float" office:value="0.0455750907810742" calcext:value-type="float">
            <text:p>0,0455750908</text:p>
          </table:table-cell>
          <table:table-cell/>
          <table:table-cell table:style-name="ce4" table:formula="of:=[$redistribution_low.N21]" office:value-type="float" office:value="0.0412256347048459" calcext:value-type="float">
            <text:p>0,0412256347</text:p>
          </table:table-cell>
          <table:table-cell table:style-name="ce4" table:formula="of:=[$redistribution_low.O21]" office:value-type="float" office:value="0.0310192760371765" calcext:value-type="float">
            <text:p>0,031019276</text:p>
          </table:table-cell>
          <table:table-cell table:style-name="ce4" table:formula="of:=[$redistribution_low.P21]" office:value-type="float" office:value="0.0303503842914083" calcext:value-type="float">
            <text:p>0,0303503843</text:p>
          </table:table-cell>
          <table:table-cell table:style-name="ce4" table:formula="of:=[$redistribution_low.Q21]" office:value-type="float" office:value="0.0455680269971939" calcext:value-type="float">
            <text:p>0,045568027</text:p>
          </table:table-cell>
          <table:table-cell table:number-columns-repeated="1009"/>
        </table:table-row>
        <table:table-row table:style-name="ro1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N22]" office:value-type="float" office:value="0.0440285461536887" calcext:value-type="float">
            <text:p>0,0440285462</text:p>
          </table:table-cell>
          <table:table-cell table:style-name="ce4" table:formula="of:=[$Redistribution_high.O22]" office:value-type="float" office:value="0.0361725055274422" calcext:value-type="float">
            <text:p>0,0361725055</text:p>
          </table:table-cell>
          <table:table-cell table:style-name="ce4" table:formula="of:=[$Redistribution_high.P22]" office:value-type="float" office:value="0.0326877017596245" calcext:value-type="float">
            <text:p>0,0326877018</text:p>
          </table:table-cell>
          <table:table-cell table:style-name="ce4" table:formula="of:=[$Redistribution_high.Q22]" office:value-type="float" office:value="0.0515902184725369" calcext:value-type="float">
            <text:p>0,0515902185</text:p>
          </table:table-cell>
          <table:table-cell/>
          <table:table-cell table:style-name="ce4" table:formula="of:=[$Redistribution_central.N22]" office:value-type="float" office:value="0.0440217241840072" calcext:value-type="float">
            <text:p>0,0440217242</text:p>
          </table:table-cell>
          <table:table-cell table:style-name="ce4" table:formula="of:=[$Redistribution_central.O22]" office:value-type="float" office:value="0.0361752970681796" calcext:value-type="float">
            <text:p>0,0361752971</text:p>
          </table:table-cell>
          <table:table-cell table:style-name="ce4" table:formula="of:=[$Redistribution_central.P22]" office:value-type="float" office:value="0.0326856815496419" calcext:value-type="float">
            <text:p>0,0326856815</text:p>
          </table:table-cell>
          <table:table-cell table:style-name="ce4" table:formula="of:=[$Redistribution_central.Q22]" office:value-type="float" office:value="0.051588529764112" calcext:value-type="float">
            <text:p>0,0515885298</text:p>
          </table:table-cell>
          <table:table-cell/>
          <table:table-cell table:style-name="ce4" table:formula="of:=[$redistribution_low.N22]" office:value-type="float" office:value="0.0440285461644556" calcext:value-type="float">
            <text:p>0,0440285462</text:p>
          </table:table-cell>
          <table:table-cell table:style-name="ce4" table:formula="of:=[$redistribution_low.O22]" office:value-type="float" office:value="0.0361725055274422" calcext:value-type="float">
            <text:p>0,0361725055</text:p>
          </table:table-cell>
          <table:table-cell table:style-name="ce4" table:formula="of:=[$redistribution_low.P22]" office:value-type="float" office:value="0.0326877017680917" calcext:value-type="float">
            <text:p>0,0326877018</text:p>
          </table:table-cell>
          <table:table-cell table:style-name="ce4" table:formula="of:=[$redistribution_low.Q22]" office:value-type="float" office:value="0.0515902184725369" calcext:value-type="float">
            <text:p>0,0515902185</text:p>
          </table:table-cell>
          <table:table-cell table:number-columns-repeated="1009"/>
        </table:table-row>
        <table:table-row table:style-name="ro1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N23]" office:value-type="float" office:value="0.0398517041562871" calcext:value-type="float">
            <text:p>0,0398517042</text:p>
          </table:table-cell>
          <table:table-cell table:style-name="ce4" table:formula="of:=[$Redistribution_high.O23]" office:value-type="float" office:value="0.032046666126639" calcext:value-type="float">
            <text:p>0,0320466661</text:p>
          </table:table-cell>
          <table:table-cell table:style-name="ce4" table:formula="of:=[$Redistribution_high.P23]" office:value-type="float" office:value="0.0291713812758856" calcext:value-type="float">
            <text:p>0,0291713813</text:p>
          </table:table-cell>
          <table:table-cell table:style-name="ce4" table:formula="of:=[$Redistribution_high.Q23]" office:value-type="float" office:value="0.0467390943421481" calcext:value-type="float">
            <text:p>0,0467390943</text:p>
          </table:table-cell>
          <table:table-cell/>
          <table:table-cell table:style-name="ce4" table:formula="of:=[$Redistribution_central.N23]" office:value-type="float" office:value="0.03984644082582" calcext:value-type="float">
            <text:p>0,0398464408</text:p>
          </table:table-cell>
          <table:table-cell table:style-name="ce4" table:formula="of:=[$Redistribution_central.O23]" office:value-type="float" office:value="0.0320409145879336" calcext:value-type="float">
            <text:p>0,0320409146</text:p>
          </table:table-cell>
          <table:table-cell table:style-name="ce4" table:formula="of:=[$Redistribution_central.P23]" office:value-type="float" office:value="0.029158923279555" calcext:value-type="float">
            <text:p>0,0291589233</text:p>
          </table:table-cell>
          <table:table-cell table:style-name="ce4" table:formula="of:=[$Redistribution_central.Q23]" office:value-type="float" office:value="0.0467505229374771" calcext:value-type="float">
            <text:p>0,0467505229</text:p>
          </table:table-cell>
          <table:table-cell/>
          <table:table-cell table:style-name="ce4" table:formula="of:=[$redistribution_low.N23]" office:value-type="float" office:value="0.0398753693811424" calcext:value-type="float">
            <text:p>0,0398753694</text:p>
          </table:table-cell>
          <table:table-cell table:style-name="ce4" table:formula="of:=[$redistribution_low.O23]" office:value-type="float" office:value="0.0320576144581207" calcext:value-type="float">
            <text:p>0,0320576145</text:p>
          </table:table-cell>
          <table:table-cell table:style-name="ce4" table:formula="of:=[$redistribution_low.P23]" office:value-type="float" office:value="0.0291713780943948" calcext:value-type="float">
            <text:p>0,0291713781</text:p>
          </table:table-cell>
          <table:table-cell table:style-name="ce4" table:formula="of:=[$redistribution_low.Q23]" office:value-type="float" office:value="0.0467957793957991" calcext:value-type="float">
            <text:p>0,0467957794</text:p>
          </table:table-cell>
          <table:table-cell table:number-columns-repeated="1009"/>
        </table:table-row>
        <table:table-row table:style-name="ro1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N24]" office:value-type="float" office:value="0.039771897595194" calcext:value-type="float">
            <text:p>0,0397718976</text:p>
          </table:table-cell>
          <table:table-cell table:style-name="ce4" table:formula="of:=[$Redistribution_high.O24]" office:value-type="float" office:value="0.0337549432500798" calcext:value-type="float">
            <text:p>0,0337549433</text:p>
          </table:table-cell>
          <table:table-cell table:style-name="ce4" table:formula="of:=[$Redistribution_high.P24]" office:value-type="float" office:value="0.0302589444523576" calcext:value-type="float">
            <text:p>0,0302589445</text:p>
          </table:table-cell>
          <table:table-cell table:style-name="ce4" table:formula="of:=[$Redistribution_high.Q24]" office:value-type="float" office:value="0.0469198224062444" calcext:value-type="float">
            <text:p>0,0469198224</text:p>
          </table:table-cell>
          <table:table-cell/>
          <table:table-cell table:style-name="ce4" table:formula="of:=[$Redistribution_central.N24]" office:value-type="float" office:value="0.0397564388392506" calcext:value-type="float">
            <text:p>0,0397564388</text:p>
          </table:table-cell>
          <table:table-cell table:style-name="ce4" table:formula="of:=[$Redistribution_central.O24]" office:value-type="float" office:value="0.0337436535848303" calcext:value-type="float">
            <text:p>0,0337436536</text:p>
          </table:table-cell>
          <table:table-cell table:style-name="ce4" table:formula="of:=[$Redistribution_central.P24]" office:value-type="float" office:value="0.0302469103676973" calcext:value-type="float">
            <text:p>0,0302469104</text:p>
          </table:table-cell>
          <table:table-cell table:style-name="ce4" table:formula="of:=[$Redistribution_central.Q24]" office:value-type="float" office:value="0.0469045501434202" calcext:value-type="float">
            <text:p>0,0469045501</text:p>
          </table:table-cell>
          <table:table-cell/>
          <table:table-cell table:style-name="ce4" table:formula="of:=[$redistribution_low.N24]" office:value-type="float" office:value="0.0397622875128194" calcext:value-type="float">
            <text:p>0,0397622875</text:p>
          </table:table-cell>
          <table:table-cell table:style-name="ce4" table:formula="of:=[$redistribution_low.O24]" office:value-type="float" office:value="0.0337547327653035" calcext:value-type="float">
            <text:p>0,0337547328</text:p>
          </table:table-cell>
          <table:table-cell table:style-name="ce4" table:formula="of:=[$redistribution_low.P24]" office:value-type="float" office:value="0.0302649273970338" calcext:value-type="float">
            <text:p>0,0302649274</text:p>
          </table:table-cell>
          <table:table-cell table:style-name="ce4" table:formula="of:=[$redistribution_low.Q24]" office:value-type="float" office:value="0.0468896147034226" calcext:value-type="float">
            <text:p>0,0468896147</text:p>
          </table:table-cell>
          <table:table-cell table:number-columns-repeated="1009"/>
        </table:table-row>
        <table:table-row table:style-name="ro1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N25]" office:value-type="float" office:value="0.0396663129681701" calcext:value-type="float">
            <text:p>0,039666313</text:p>
          </table:table-cell>
          <table:table-cell table:style-name="ce4" table:formula="of:=[$Redistribution_high.O25]" office:value-type="float" office:value="0.0336393466106112" calcext:value-type="float">
            <text:p>0,0336393466</text:p>
          </table:table-cell>
          <table:table-cell table:style-name="ce4" table:formula="of:=[$Redistribution_high.P25]" office:value-type="float" office:value="0.0305010485012219" calcext:value-type="float">
            <text:p>0,0305010485</text:p>
          </table:table-cell>
          <table:table-cell table:style-name="ce4" table:formula="of:=[$Redistribution_high.Q25]" office:value-type="float" office:value="0.0463390591160397" calcext:value-type="float">
            <text:p>0,0463390591</text:p>
          </table:table-cell>
          <table:table-cell/>
          <table:table-cell table:style-name="ce4" table:formula="of:=[$Redistribution_central.N25]" office:value-type="float" office:value="0.0388387936786142" calcext:value-type="float">
            <text:p>0,0388387937</text:p>
          </table:table-cell>
          <table:table-cell table:style-name="ce4" table:formula="of:=[$Redistribution_central.O25]" office:value-type="float" office:value="0.033137719969618" calcext:value-type="float">
            <text:p>0,03313772</text:p>
          </table:table-cell>
          <table:table-cell table:style-name="ce4" table:formula="of:=[$Redistribution_central.P25]" office:value-type="float" office:value="0.0300195955836148" calcext:value-type="float">
            <text:p>0,0300195956</text:p>
          </table:table-cell>
          <table:table-cell table:style-name="ce4" table:formula="of:=[$Redistribution_central.Q25]" office:value-type="float" office:value="0.0454117381906695" calcext:value-type="float">
            <text:p>0,0454117382</text:p>
          </table:table-cell>
          <table:table-cell/>
          <table:table-cell table:style-name="ce4" table:formula="of:=[$redistribution_low.N25]" office:value-type="float" office:value="0.0388786867525622" calcext:value-type="float">
            <text:p>0,0388786868</text:p>
          </table:table-cell>
          <table:table-cell table:style-name="ce4" table:formula="of:=[$redistribution_low.O25]" office:value-type="float" office:value="0.0332209427483733" calcext:value-type="float">
            <text:p>0,0332209427</text:p>
          </table:table-cell>
          <table:table-cell table:style-name="ce4" table:formula="of:=[$redistribution_low.P25]" office:value-type="float" office:value="0.0300292278045691" calcext:value-type="float">
            <text:p>0,0300292278</text:p>
          </table:table-cell>
          <table:table-cell table:style-name="ce4" table:formula="of:=[$redistribution_low.Q25]" office:value-type="float" office:value="0.0455759310288561" calcext:value-type="float">
            <text:p>0,045575931</text:p>
          </table:table-cell>
          <table:table-cell table:number-columns-repeated="1009"/>
        </table:table-row>
        <table:table-row table:style-name="ro1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N26]" office:value-type="float" office:value="0.0410328038318727" calcext:value-type="float">
            <text:p>0,0410328038</text:p>
          </table:table-cell>
          <table:table-cell table:style-name="ce4" table:formula="of:=[$Redistribution_high.O26]" office:value-type="float" office:value="0.0316237542793717" calcext:value-type="float">
            <text:p>0,0316237543</text:p>
          </table:table-cell>
          <table:table-cell table:style-name="ce4" table:formula="of:=[$Redistribution_high.P26]" office:value-type="float" office:value="0.0303605233271824" calcext:value-type="float">
            <text:p>0,0303605233</text:p>
          </table:table-cell>
          <table:table-cell table:style-name="ce4" table:formula="of:=[$Redistribution_high.Q26]" office:value-type="float" office:value="0.0464007495491987" calcext:value-type="float">
            <text:p>0,0464007495</text:p>
          </table:table-cell>
          <table:table-cell/>
          <table:table-cell table:style-name="ce4" table:formula="of:=[$Redistribution_central.N26]" office:value-type="float" office:value="0.0411189563607602" calcext:value-type="float">
            <text:p>0,0411189564</text:p>
          </table:table-cell>
          <table:table-cell table:style-name="ce4" table:formula="of:=[$Redistribution_central.O26]" office:value-type="float" office:value="0.0322544614058913" calcext:value-type="float">
            <text:p>0,0322544614</text:p>
          </table:table-cell>
          <table:table-cell table:style-name="ce4" table:formula="of:=[$Redistribution_central.P26]" office:value-type="float" office:value="0.0303024214199211" calcext:value-type="float">
            <text:p>0,0303024214</text:p>
          </table:table-cell>
          <table:table-cell table:style-name="ce4" table:formula="of:=[$Redistribution_central.Q26]" office:value-type="float" office:value="0.0472973787440538" calcext:value-type="float">
            <text:p>0,0472973787</text:p>
          </table:table-cell>
          <table:table-cell/>
          <table:table-cell table:style-name="ce4" table:formula="of:=[$redistribution_low.N26]" office:value-type="float" office:value="0.0409311432044197" calcext:value-type="float">
            <text:p>0,0409311432</text:p>
          </table:table-cell>
          <table:table-cell table:style-name="ce4" table:formula="of:=[$redistribution_low.O26]" office:value-type="float" office:value="0.0329636880385784" calcext:value-type="float">
            <text:p>0,032963688</text:p>
          </table:table-cell>
          <table:table-cell table:style-name="ce4" table:formula="of:=[$redistribution_low.P26]" office:value-type="float" office:value="0.0297829037576215" calcext:value-type="float">
            <text:p>0,0297829038</text:p>
          </table:table-cell>
          <table:table-cell table:style-name="ce4" table:formula="of:=[$redistribution_low.Q26]" office:value-type="float" office:value="0.0484781313916548" calcext:value-type="float">
            <text:p>0,0484781314</text:p>
          </table:table-cell>
          <table:table-cell table:number-columns-repeated="1009"/>
        </table:table-row>
        <table:table-row table:style-name="ro1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N27]" office:value-type="float" office:value="0.0411676066517807" calcext:value-type="float">
            <text:p>0,0411676067</text:p>
          </table:table-cell>
          <table:table-cell table:style-name="ce4" table:formula="of:=[$Redistribution_high.O27]" office:value-type="float" office:value="0.033468875674456" calcext:value-type="float">
            <text:p>0,0334688757</text:p>
          </table:table-cell>
          <table:table-cell table:style-name="ce4" table:formula="of:=[$Redistribution_high.P27]" office:value-type="float" office:value="0.0319468851955272" calcext:value-type="float">
            <text:p>0,0319468852</text:p>
          </table:table-cell>
          <table:table-cell table:style-name="ce4" table:formula="of:=[$Redistribution_high.Q27]" office:value-type="float" office:value="0.0462053340552383" calcext:value-type="float">
            <text:p>0,0462053341</text:p>
          </table:table-cell>
          <table:table-cell/>
          <table:table-cell table:style-name="ce4" table:formula="of:=[$Redistribution_central.N27]" office:value-type="float" office:value="0.0408037850623749" calcext:value-type="float">
            <text:p>0,0408037851</text:p>
          </table:table-cell>
          <table:table-cell table:style-name="ce4" table:formula="of:=[$Redistribution_central.O27]" office:value-type="float" office:value="0.0325841561427459" calcext:value-type="float">
            <text:p>0,0325841561</text:p>
          </table:table-cell>
          <table:table-cell table:style-name="ce4" table:formula="of:=[$Redistribution_central.P27]" office:value-type="float" office:value="0.0314468988177743" calcext:value-type="float">
            <text:p>0,0314468988</text:p>
          </table:table-cell>
          <table:table-cell table:style-name="ce4" table:formula="of:=[$Redistribution_central.Q27]" office:value-type="float" office:value="0.0456540470752919" calcext:value-type="float">
            <text:p>0,0456540471</text:p>
          </table:table-cell>
          <table:table-cell/>
          <table:table-cell table:style-name="ce4" table:formula="of:=[$redistribution_low.N27]" office:value-type="float" office:value="0.0404386106208442" calcext:value-type="float">
            <text:p>0,0404386106</text:p>
          </table:table-cell>
          <table:table-cell table:style-name="ce4" table:formula="of:=[$redistribution_low.O27]" office:value-type="float" office:value="0.0330820462209364" calcext:value-type="float">
            <text:p>0,0330820462</text:p>
          </table:table-cell>
          <table:table-cell table:style-name="ce4" table:formula="of:=[$redistribution_low.P27]" office:value-type="float" office:value="0.0308345795208654" calcext:value-type="float">
            <text:p>0,0308345795</text:p>
          </table:table-cell>
          <table:table-cell table:style-name="ce4" table:formula="of:=[$redistribution_low.Q27]" office:value-type="float" office:value="0.0465858100461969" calcext:value-type="float">
            <text:p>0,04658581</text:p>
          </table:table-cell>
          <table:table-cell table:number-columns-repeated="1009"/>
        </table:table-row>
        <table:table-row table:style-name="ro1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N28]" office:value-type="float" office:value="0.0409821807828549" calcext:value-type="float">
            <text:p>0,0409821808</text:p>
          </table:table-cell>
          <table:table-cell table:style-name="ce4" table:formula="of:=[$Redistribution_high.O28]" office:value-type="float" office:value="0.0320047711785409" calcext:value-type="float">
            <text:p>0,0320047712</text:p>
          </table:table-cell>
          <table:table-cell table:style-name="ce4" table:formula="of:=[$Redistribution_high.P28]" office:value-type="float" office:value="0.0318459743319731" calcext:value-type="float">
            <text:p>0,0318459743</text:p>
          </table:table-cell>
          <table:table-cell table:style-name="ce4" table:formula="of:=[$Redistribution_high.Q28]" office:value-type="float" office:value="0.0446853064608802" calcext:value-type="float">
            <text:p>0,0446853065</text:p>
          </table:table-cell>
          <table:table-cell/>
          <table:table-cell table:style-name="ce4" table:formula="of:=[$Redistribution_central.N28]" office:value-type="float" office:value="0.0399067061714991" calcext:value-type="float">
            <text:p>0,0399067062</text:p>
          </table:table-cell>
          <table:table-cell table:style-name="ce4" table:formula="of:=[$Redistribution_central.O28]" office:value-type="float" office:value="0.0312098498934037" calcext:value-type="float">
            <text:p>0,0312098499</text:p>
          </table:table-cell>
          <table:table-cell table:style-name="ce4" table:formula="of:=[$Redistribution_central.P28]" office:value-type="float" office:value="0.0311632517572597" calcext:value-type="float">
            <text:p>0,0311632518</text:p>
          </table:table-cell>
          <table:table-cell table:style-name="ce4" table:formula="of:=[$Redistribution_central.Q28]" office:value-type="float" office:value="0.043508243191045" calcext:value-type="float">
            <text:p>0,0435082432</text:p>
          </table:table-cell>
          <table:table-cell/>
          <table:table-cell table:style-name="ce4" table:formula="of:=[$redistribution_low.N28]" office:value-type="float" office:value="0.0403770513808967" calcext:value-type="float">
            <text:p>0,0403770514</text:p>
          </table:table-cell>
          <table:table-cell table:style-name="ce4" table:formula="of:=[$redistribution_low.O28]" office:value-type="float" office:value="0.0325067086988554" calcext:value-type="float">
            <text:p>0,0325067087</text:p>
          </table:table-cell>
          <table:table-cell table:style-name="ce4" table:formula="of:=[$redistribution_low.P28]" office:value-type="float" office:value="0.0309563295533533" calcext:value-type="float">
            <text:p>0,0309563296</text:p>
          </table:table-cell>
          <table:table-cell table:style-name="ce4" table:formula="of:=[$redistribution_low.Q28]" office:value-type="float" office:value="0.0458638519047958" calcext:value-type="float">
            <text:p>0,0458638519</text:p>
          </table:table-cell>
          <table:table-cell table:number-columns-repeated="1009"/>
        </table:table-row>
        <table:table-row table:style-name="ro1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N29]" office:value-type="float" office:value="0.0431868853409801" calcext:value-type="float">
            <text:p>0,0431868853</text:p>
          </table:table-cell>
          <table:table-cell table:style-name="ce4" table:formula="of:=[$Redistribution_high.O29]" office:value-type="float" office:value="0.035126932507586" calcext:value-type="float">
            <text:p>0,0351269325</text:p>
          </table:table-cell>
          <table:table-cell table:style-name="ce4" table:formula="of:=[$Redistribution_high.P29]" office:value-type="float" office:value="0.0327973972796843" calcext:value-type="float">
            <text:p>0,0327973973</text:p>
          </table:table-cell>
          <table:table-cell table:style-name="ce4" table:formula="of:=[$Redistribution_high.Q29]" office:value-type="float" office:value="0.0493838036793187" calcext:value-type="float">
            <text:p>0,0493838037</text:p>
          </table:table-cell>
          <table:table-cell/>
          <table:table-cell table:style-name="ce4" table:formula="of:=[$Redistribution_central.N29]" office:value-type="float" office:value="0.0428735644548973" calcext:value-type="float">
            <text:p>0,0428735645</text:p>
          </table:table-cell>
          <table:table-cell table:style-name="ce4" table:formula="of:=[$Redistribution_central.O29]" office:value-type="float" office:value="0.03461852728004" calcext:value-type="float">
            <text:p>0,0346185273</text:p>
          </table:table-cell>
          <table:table-cell table:style-name="ce4" table:formula="of:=[$Redistribution_central.P29]" office:value-type="float" office:value="0.0326951910541415" calcext:value-type="float">
            <text:p>0,0326951911</text:p>
          </table:table-cell>
          <table:table-cell table:style-name="ce4" table:formula="of:=[$Redistribution_central.Q29]" office:value-type="float" office:value="0.0488755017536783" calcext:value-type="float">
            <text:p>0,0488755018</text:p>
          </table:table-cell>
          <table:table-cell/>
          <table:table-cell table:style-name="ce4" table:formula="of:=[$redistribution_low.N29]" office:value-type="float" office:value="0.0428821441339385" calcext:value-type="float">
            <text:p>0,0428821441</text:p>
          </table:table-cell>
          <table:table-cell table:style-name="ce4" table:formula="of:=[$redistribution_low.O29]" office:value-type="float" office:value="0.0365687932011554" calcext:value-type="float">
            <text:p>0,0365687932</text:p>
          </table:table-cell>
          <table:table-cell table:style-name="ce4" table:formula="of:=[$redistribution_low.P29]" office:value-type="float" office:value="0.0322089551481292" calcext:value-type="float">
            <text:p>0,0322089551</text:p>
          </table:table-cell>
          <table:table-cell table:style-name="ce4" table:formula="of:=[$redistribution_low.Q29]" office:value-type="float" office:value="0.051620909234628" calcext:value-type="float">
            <text:p>0,0516209092</text:p>
          </table:table-cell>
          <table:table-cell table:number-columns-repeated="1009"/>
        </table:table-row>
        <table:table-row table:style-name="ro1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N30]" office:value-type="float" office:value="0.0441824604483782" calcext:value-type="float">
            <text:p>0,0441824604</text:p>
          </table:table-cell>
          <table:table-cell table:style-name="ce4" table:formula="of:=[$Redistribution_high.O30]" office:value-type="float" office:value="0.0339357696841844" calcext:value-type="float">
            <text:p>0,0339357697</text:p>
          </table:table-cell>
          <table:table-cell table:style-name="ce4" table:formula="of:=[$Redistribution_high.P30]" office:value-type="float" office:value="0.0324080749742013" calcext:value-type="float">
            <text:p>0,032408075</text:p>
          </table:table-cell>
          <table:table-cell table:style-name="ce4" table:formula="of:=[$Redistribution_high.Q30]" office:value-type="float" office:value="0.0499851856576254" calcext:value-type="float">
            <text:p>0,0499851857</text:p>
          </table:table-cell>
          <table:table-cell/>
          <table:table-cell table:style-name="ce4" table:formula="of:=[$Redistribution_central.N30]" office:value-type="float" office:value="0.0441235557317774" calcext:value-type="float">
            <text:p>0,0441235557</text:p>
          </table:table-cell>
          <table:table-cell table:style-name="ce4" table:formula="of:=[$Redistribution_central.O30]" office:value-type="float" office:value="0.0358331752138742" calcext:value-type="float">
            <text:p>0,0358331752</text:p>
          </table:table-cell>
          <table:table-cell table:style-name="ce4" table:formula="of:=[$Redistribution_central.P30]" office:value-type="float" office:value="0.0324133296004398" calcext:value-type="float">
            <text:p>0,0324133296</text:p>
          </table:table-cell>
          <table:table-cell table:style-name="ce4" table:formula="of:=[$Redistribution_central.Q30]" office:value-type="float" office:value="0.0519631904002091" calcext:value-type="float">
            <text:p>0,0519631904</text:p>
          </table:table-cell>
          <table:table-cell/>
          <table:table-cell table:style-name="ce4" table:formula="of:=[$redistribution_low.N30]" office:value-type="float" office:value="0.0444255132323633" calcext:value-type="float">
            <text:p>0,0444255132</text:p>
          </table:table-cell>
          <table:table-cell table:style-name="ce4" table:formula="of:=[$redistribution_low.O30]" office:value-type="float" office:value="0.0364986060773745" calcext:value-type="float">
            <text:p>0,0364986061</text:p>
          </table:table-cell>
          <table:table-cell table:style-name="ce4" table:formula="of:=[$redistribution_low.P30]" office:value-type="float" office:value="0.0324959832154971" calcext:value-type="float">
            <text:p>0,0324959832</text:p>
          </table:table-cell>
          <table:table-cell table:style-name="ce4" table:formula="of:=[$redistribution_low.Q30]" office:value-type="float" office:value="0.0531604526018237" calcext:value-type="float">
            <text:p>0,0531604526</text:p>
          </table:table-cell>
          <table:table-cell table:number-columns-repeated="1009"/>
        </table:table-row>
        <table:table-row table:style-name="ro1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N31]" office:value-type="float" office:value="0.044407899794106" calcext:value-type="float">
            <text:p>0,0444078998</text:p>
          </table:table-cell>
          <table:table-cell table:style-name="ce4" table:formula="of:=[$Redistribution_high.O31]" office:value-type="float" office:value="0.0362389093284863" calcext:value-type="float">
            <text:p>0,0362389093</text:p>
          </table:table-cell>
          <table:table-cell table:style-name="ce4" table:formula="of:=[$Redistribution_high.P31]" office:value-type="float" office:value="0.0332610681641205" calcext:value-type="float">
            <text:p>0,0332610682</text:p>
          </table:table-cell>
          <table:table-cell table:style-name="ce4" table:formula="of:=[$Redistribution_high.Q31]" office:value-type="float" office:value="0.051531834967025" calcext:value-type="float">
            <text:p>0,051531835</text:p>
          </table:table-cell>
          <table:table-cell/>
          <table:table-cell table:style-name="ce4" table:formula="of:=[$Redistribution_central.N31]" office:value-type="float" office:value="0.0443790003196751" calcext:value-type="float">
            <text:p>0,0443790003</text:p>
          </table:table-cell>
          <table:table-cell table:style-name="ce4" table:formula="of:=[$Redistribution_central.O31]" office:value-type="float" office:value="0.0360471388537531" calcext:value-type="float">
            <text:p>0,0360471389</text:p>
          </table:table-cell>
          <table:table-cell table:style-name="ce4" table:formula="of:=[$Redistribution_central.P31]" office:value-type="float" office:value="0.0339409894343411" calcext:value-type="float">
            <text:p>0,0339409894</text:p>
          </table:table-cell>
          <table:table-cell table:style-name="ce4" table:formula="of:=[$Redistribution_central.Q31]" office:value-type="float" office:value="0.0507175049725522" calcext:value-type="float">
            <text:p>0,050717505</text:p>
          </table:table-cell>
          <table:table-cell/>
          <table:table-cell table:style-name="ce4" table:formula="of:=[$redistribution_low.N31]" office:value-type="float" office:value="0.0433539154725205" calcext:value-type="float">
            <text:p>0,0433539155</text:p>
          </table:table-cell>
          <table:table-cell table:style-name="ce4" table:formula="of:=[$redistribution_low.O31]" office:value-type="float" office:value="0.0369198656129112" calcext:value-type="float">
            <text:p>0,0369198656</text:p>
          </table:table-cell>
          <table:table-cell table:style-name="ce4" table:formula="of:=[$redistribution_low.P31]" office:value-type="float" office:value="0.0330311233009399" calcext:value-type="float">
            <text:p>0,0330311233</text:p>
          </table:table-cell>
          <table:table-cell table:style-name="ce4" table:formula="of:=[$redistribution_low.Q31]" office:value-type="float" office:value="0.0515838700315178" calcext:value-type="float">
            <text:p>0,05158387</text:p>
          </table:table-cell>
          <table:table-cell table:number-columns-repeated="1009"/>
        </table:table-row>
        <table:table-row table:style-name="ro1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N32]" office:value-type="float" office:value="0.0430744015845118" calcext:value-type="float">
            <text:p>0,0430744016</text:p>
          </table:table-cell>
          <table:table-cell table:style-name="ce4" table:formula="of:=[$Redistribution_high.O32]" office:value-type="float" office:value="0.0355132535662249" calcext:value-type="float">
            <text:p>0,0355132536</text:p>
          </table:table-cell>
          <table:table-cell table:style-name="ce4" table:formula="of:=[$Redistribution_high.P32]" office:value-type="float" office:value="0.0327552065710571" calcext:value-type="float">
            <text:p>0,0327552066</text:p>
          </table:table-cell>
          <table:table-cell table:style-name="ce4" table:formula="of:=[$Redistribution_high.Q32]" office:value-type="float" office:value="0.0496752829527875" calcext:value-type="float">
            <text:p>0,049675283</text:p>
          </table:table-cell>
          <table:table-cell/>
          <table:table-cell table:style-name="ce4" table:formula="of:=[$Redistribution_central.N32]" office:value-type="float" office:value="0.0469995684222844" calcext:value-type="float">
            <text:p>0,0469995684</text:p>
          </table:table-cell>
          <table:table-cell table:style-name="ce4" table:formula="of:=[$Redistribution_central.O32]" office:value-type="float" office:value="0.0393571817374709" calcext:value-type="float">
            <text:p>0,0393571817</text:p>
          </table:table-cell>
          <table:table-cell table:style-name="ce4" table:formula="of:=[$Redistribution_central.P32]" office:value-type="float" office:value="0.0352259401067882" calcext:value-type="float">
            <text:p>0,0352259401</text:p>
          </table:table-cell>
          <table:table-cell table:style-name="ce4" table:formula="of:=[$Redistribution_central.Q32]" office:value-type="float" office:value="0.055818914322877" calcext:value-type="float">
            <text:p>0,0558189143</text:p>
          </table:table-cell>
          <table:table-cell/>
          <table:table-cell table:style-name="ce4" table:formula="of:=[$redistribution_low.N32]" office:value-type="float" office:value="0.0409947017297618" calcext:value-type="float">
            <text:p>0,0409947017</text:p>
          </table:table-cell>
          <table:table-cell table:style-name="ce4" table:formula="of:=[$redistribution_low.O32]" office:value-type="float" office:value="0.0359310456163466" calcext:value-type="float">
            <text:p>0,0359310456</text:p>
          </table:table-cell>
          <table:table-cell table:style-name="ce4" table:formula="of:=[$redistribution_low.P32]" office:value-type="float" office:value="0.0323003326469853" calcext:value-type="float">
            <text:p>0,0323003326</text:p>
          </table:table-cell>
          <table:table-cell table:style-name="ce4" table:formula="of:=[$redistribution_low.Q32]" office:value-type="float" office:value="0.0482329014709129" calcext:value-type="float">
            <text:p>0,0482329015</text:p>
          </table:table-cell>
          <table:table-cell table:number-columns-repeated="1009"/>
        </table:table-row>
        <table:table-row table:style-name="ro1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N33]" office:value-type="float" office:value="0.0414826637416813" calcext:value-type="float">
            <text:p>0,0414826637</text:p>
          </table:table-cell>
          <table:table-cell table:style-name="ce4" table:formula="of:=[$Redistribution_high.O33]" office:value-type="float" office:value="0.0347230105046093" calcext:value-type="float">
            <text:p>0,0347230105</text:p>
          </table:table-cell>
          <table:table-cell table:style-name="ce4" table:formula="of:=[$Redistribution_high.P33]" office:value-type="float" office:value="0.0313150425343861" calcext:value-type="float">
            <text:p>0,0313150425</text:p>
          </table:table-cell>
          <table:table-cell table:style-name="ce4" table:formula="of:=[$Redistribution_high.Q33]" office:value-type="float" office:value="0.0486216844285081" calcext:value-type="float">
            <text:p>0,0486216844</text:p>
          </table:table-cell>
          <table:table-cell/>
          <table:table-cell table:style-name="ce4" table:formula="of:=[$Redistribution_central.N33]" office:value-type="float" office:value="0.0447706427337212" calcext:value-type="float">
            <text:p>0,0447706427</text:p>
          </table:table-cell>
          <table:table-cell table:style-name="ce4" table:formula="of:=[$Redistribution_central.O33]" office:value-type="float" office:value="0.0385822328171105" calcext:value-type="float">
            <text:p>0,0385822328</text:p>
          </table:table-cell>
          <table:table-cell table:style-name="ce4" table:formula="of:=[$Redistribution_central.P33]" office:value-type="float" office:value="0.0341483431335259" calcext:value-type="float">
            <text:p>0,0341483431</text:p>
          </table:table-cell>
          <table:table-cell table:style-name="ce4" table:formula="of:=[$Redistribution_central.Q33]" office:value-type="float" office:value="0.053463358317401" calcext:value-type="float">
            <text:p>0,0534633583</text:p>
          </table:table-cell>
          <table:table-cell/>
          <table:table-cell table:style-name="ce4" table:formula="of:=[$redistribution_low.N33]" office:value-type="float" office:value="0.0421615024622612" calcext:value-type="float">
            <text:p>0,0421615025</text:p>
          </table:table-cell>
          <table:table-cell table:style-name="ce4" table:formula="of:=[$redistribution_low.O33]" office:value-type="float" office:value="0.0368571266739906" calcext:value-type="float">
            <text:p>0,0368571267</text:p>
          </table:table-cell>
          <table:table-cell table:style-name="ce4" table:formula="of:=[$redistribution_low.P33]" office:value-type="float" office:value="0.032790925453902" calcext:value-type="float">
            <text:p>0,0327909255</text:p>
          </table:table-cell>
          <table:table-cell table:style-name="ce4" table:formula="of:=[$redistribution_low.Q33]" office:value-type="float" office:value="0.0501441881793477" calcext:value-type="float">
            <text:p>0,0501441882</text:p>
          </table:table-cell>
          <table:table-cell table:number-columns-repeated="1009"/>
        </table:table-row>
        <table:table-row table:style-name="ro1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N34]" office:value-type="float" office:value="0.0431632509948908" calcext:value-type="float">
            <text:p>0,043163251</text:p>
          </table:table-cell>
          <table:table-cell table:style-name="ce4" table:formula="of:=[$Redistribution_high.O34]" office:value-type="float" office:value="0.033736429880098" calcext:value-type="float">
            <text:p>0,0337364299</text:p>
          </table:table-cell>
          <table:table-cell table:style-name="ce4" table:formula="of:=[$Redistribution_high.P34]" office:value-type="float" office:value="0.0315410996318399" calcext:value-type="float">
            <text:p>0,0315410996</text:p>
          </table:table-cell>
          <table:table-cell table:style-name="ce4" table:formula="of:=[$Redistribution_high.Q34]" office:value-type="float" office:value="0.0496639928005033" calcext:value-type="float">
            <text:p>0,0496639928</text:p>
          </table:table-cell>
          <table:table-cell/>
          <table:table-cell table:style-name="ce4" table:formula="of:=[$Redistribution_central.N34]" office:value-type="float" office:value="0.0436678766316695" calcext:value-type="float">
            <text:p>0,0436678766</text:p>
          </table:table-cell>
          <table:table-cell table:style-name="ce4" table:formula="of:=[$Redistribution_central.O34]" office:value-type="float" office:value="0.0349305736615949" calcext:value-type="float">
            <text:p>0,0349305737</text:p>
          </table:table-cell>
          <table:table-cell table:style-name="ce4" table:formula="of:=[$Redistribution_central.P34]" office:value-type="float" office:value="0.0319371278624199" calcext:value-type="float">
            <text:p>0,0319371279</text:p>
          </table:table-cell>
          <table:table-cell table:style-name="ce4" table:formula="of:=[$Redistribution_central.Q34]" office:value-type="float" office:value="0.0513126362385925" calcext:value-type="float">
            <text:p>0,0513126362</text:p>
          </table:table-cell>
          <table:table-cell/>
          <table:table-cell table:style-name="ce4" table:formula="of:=[$redistribution_low.N34]" office:value-type="float" office:value="0.0437343581869768" calcext:value-type="float">
            <text:p>0,0437343582</text:p>
          </table:table-cell>
          <table:table-cell table:style-name="ce4" table:formula="of:=[$redistribution_low.O34]" office:value-type="float" office:value="0.0362348071742147" calcext:value-type="float">
            <text:p>0,0362348072</text:p>
          </table:table-cell>
          <table:table-cell table:style-name="ce4" table:formula="of:=[$redistribution_low.P34]" office:value-type="float" office:value="0.0319986429276546" calcext:value-type="float">
            <text:p>0,0319986429</text:p>
          </table:table-cell>
          <table:table-cell table:style-name="ce4" table:formula="of:=[$redistribution_low.Q34]" office:value-type="float" office:value="0.0529179591782116" calcext:value-type="float">
            <text:p>0,0529179592</text:p>
          </table:table-cell>
          <table:table-cell table:number-columns-repeated="1009"/>
        </table:table-row>
        <table:table-row table:style-name="ro1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N35]" office:value-type="float" office:value="0.0451882379467393" calcext:value-type="float">
            <text:p>0,0451882379</text:p>
          </table:table-cell>
          <table:table-cell table:style-name="ce4" table:formula="of:=[$Redistribution_high.O35]" office:value-type="float" office:value="0.0383636496884146" calcext:value-type="float">
            <text:p>0,0383636497</text:p>
          </table:table-cell>
          <table:table-cell table:style-name="ce4" table:formula="of:=[$Redistribution_high.P35]" office:value-type="float" office:value="0.0340239094450822" calcext:value-type="float">
            <text:p>0,0340239094</text:p>
          </table:table-cell>
          <table:table-cell table:style-name="ce4" table:formula="of:=[$Redistribution_high.Q35]" office:value-type="float" office:value="0.053695370019272" calcext:value-type="float">
            <text:p>0,05369537</text:p>
          </table:table-cell>
          <table:table-cell/>
          <table:table-cell table:style-name="ce4" table:formula="of:=[$Redistribution_central.N35]" office:value-type="float" office:value="0.0418100794417187" calcext:value-type="float">
            <text:p>0,0418100794</text:p>
          </table:table-cell>
          <table:table-cell table:style-name="ce4" table:formula="of:=[$Redistribution_central.O35]" office:value-type="float" office:value="0.0343967911870341" calcext:value-type="float">
            <text:p>0,0343967912</text:p>
          </table:table-cell>
          <table:table-cell table:style-name="ce4" table:formula="of:=[$Redistribution_central.P35]" office:value-type="float" office:value="0.031050573180204" calcext:value-type="float">
            <text:p>0,0310505732</text:p>
          </table:table-cell>
          <table:table-cell table:style-name="ce4" table:formula="of:=[$Redistribution_central.Q35]" office:value-type="float" office:value="0.0495918639124933" calcext:value-type="float">
            <text:p>0,0495918639</text:p>
          </table:table-cell>
          <table:table-cell/>
          <table:table-cell table:style-name="ce4" table:formula="of:=[$redistribution_low.N35]" office:value-type="float" office:value="0.0405045388724581" calcext:value-type="float">
            <text:p>0,0405045389</text:p>
          </table:table-cell>
          <table:table-cell table:style-name="ce4" table:formula="of:=[$redistribution_low.O35]" office:value-type="float" office:value="0.0356907061879641" calcext:value-type="float">
            <text:p>0,0356907062</text:p>
          </table:table-cell>
          <table:table-cell table:style-name="ce4" table:formula="of:=[$redistribution_low.P35]" office:value-type="float" office:value="0.0314712288368595" calcext:value-type="float">
            <text:p>0,0314712288</text:p>
          </table:table-cell>
          <table:table-cell table:style-name="ce4" table:formula="of:=[$redistribution_low.Q35]" office:value-type="float" office:value="0.0486293402973453" calcext:value-type="float">
            <text:p>0,0486293403</text:p>
          </table:table-cell>
          <table:table-cell table:number-columns-repeated="1009"/>
        </table:table-row>
        <table:table-row table:style-name="ro1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N36]" office:value-type="float" office:value="0.0445104403325281" calcext:value-type="float">
            <text:p>0,0445104403</text:p>
          </table:table-cell>
          <table:table-cell table:style-name="ce4" table:formula="of:=[$Redistribution_high.O36]" office:value-type="float" office:value="0.038911668859276" calcext:value-type="float">
            <text:p>0,0389116689</text:p>
          </table:table-cell>
          <table:table-cell table:style-name="ce4" table:formula="of:=[$Redistribution_high.P36]" office:value-type="float" office:value="0.0338979312713885" calcext:value-type="float">
            <text:p>0,0338979313</text:p>
          </table:table-cell>
          <table:table-cell table:style-name="ce4" table:formula="of:=[$Redistribution_high.Q36]" office:value-type="float" office:value="0.0535282161940446" calcext:value-type="float">
            <text:p>0,0535282162</text:p>
          </table:table-cell>
          <table:table-cell/>
          <table:table-cell table:style-name="ce4" table:formula="of:=[$Redistribution_central.N36]" office:value-type="float" office:value="0.0436344766570291" calcext:value-type="float">
            <text:p>0,0436344767</text:p>
          </table:table-cell>
          <table:table-cell table:style-name="ce4" table:formula="of:=[$Redistribution_central.O36]" office:value-type="float" office:value="0.0386219104166248" calcext:value-type="float">
            <text:p>0,0386219104</text:p>
          </table:table-cell>
          <table:table-cell table:style-name="ce4" table:formula="of:=[$Redistribution_central.P36]" office:value-type="float" office:value="0.0336797780154048" calcext:value-type="float">
            <text:p>0,033679778</text:p>
          </table:table-cell>
          <table:table-cell table:style-name="ce4" table:formula="of:=[$Redistribution_central.Q36]" office:value-type="float" office:value="0.0526605930153848" calcext:value-type="float">
            <text:p>0,052660593</text:p>
          </table:table-cell>
          <table:table-cell/>
          <table:table-cell table:style-name="ce4" table:formula="of:=[$redistribution_low.N36]" office:value-type="float" office:value="0.0411290128274944" calcext:value-type="float">
            <text:p>0,0411290128</text:p>
          </table:table-cell>
          <table:table-cell table:style-name="ce4" table:formula="of:=[$redistribution_low.O36]" office:value-type="float" office:value="0.0369429820693424" calcext:value-type="float">
            <text:p>0,0369429821</text:p>
          </table:table-cell>
          <table:table-cell table:style-name="ce4" table:formula="of:=[$redistribution_low.P36]" office:value-type="float" office:value="0.0317696220852464" calcext:value-type="float">
            <text:p>0,0317696221</text:p>
          </table:table-cell>
          <table:table-cell table:style-name="ce4" table:formula="of:=[$redistribution_low.Q36]" office:value-type="float" office:value="0.0502011678016434" calcext:value-type="float">
            <text:p>0,0502011678</text:p>
          </table:table-cell>
          <table:table-cell table:number-columns-repeated="1009"/>
        </table:table-row>
        <table:table-row table:style-name="ro1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N37]" office:value-type="float" office:value="0.0408268355277857" calcext:value-type="float">
            <text:p>0,0408268355</text:p>
          </table:table-cell>
          <table:table-cell table:style-name="ce4" table:formula="of:=[$Redistribution_high.O37]" office:value-type="float" office:value="0.0349599963405858" calcext:value-type="float">
            <text:p>0,0349599963</text:p>
          </table:table-cell>
          <table:table-cell table:style-name="ce4" table:formula="of:=[$Redistribution_high.P37]" office:value-type="float" office:value="0.0298650875772423" calcext:value-type="float">
            <text:p>0,0298650876</text:p>
          </table:table-cell>
          <table:table-cell table:style-name="ce4" table:formula="of:=[$Redistribution_high.Q37]" office:value-type="float" office:value="0.0501635931157724" calcext:value-type="float">
            <text:p>0,0501635931</text:p>
          </table:table-cell>
          <table:table-cell/>
          <table:table-cell table:style-name="ce4" table:formula="of:=[$Redistribution_central.N37]" office:value-type="float" office:value="0.0419603038321273" calcext:value-type="float">
            <text:p>0,0419603038</text:p>
          </table:table-cell>
          <table:table-cell table:style-name="ce4" table:formula="of:=[$Redistribution_central.O37]" office:value-type="float" office:value="0.0385440823289785" calcext:value-type="float">
            <text:p>0,0385440823</text:p>
          </table:table-cell>
          <table:table-cell table:style-name="ce4" table:formula="of:=[$Redistribution_central.P37]" office:value-type="float" office:value="0.032695978518288" calcext:value-type="float">
            <text:p>0,0326959785</text:p>
          </table:table-cell>
          <table:table-cell table:style-name="ce4" table:formula="of:=[$Redistribution_central.Q37]" office:value-type="float" office:value="0.0515443446313859" calcext:value-type="float">
            <text:p>0,0515443446</text:p>
          </table:table-cell>
          <table:table-cell/>
          <table:table-cell table:style-name="ce4" table:formula="of:=[$redistribution_low.N37]" office:value-type="float" office:value="0.0443118271039123" calcext:value-type="float">
            <text:p>0,0443118271</text:p>
          </table:table-cell>
          <table:table-cell table:style-name="ce4" table:formula="of:=[$redistribution_low.O37]" office:value-type="float" office:value="0.0422495197624772" calcext:value-type="float">
            <text:p>0,0422495198</text:p>
          </table:table-cell>
          <table:table-cell table:style-name="ce4" table:formula="of:=[$redistribution_low.P37]" office:value-type="float" office:value="0.0354930576291201" calcext:value-type="float">
            <text:p>0,0354930576</text:p>
          </table:table-cell>
          <table:table-cell table:style-name="ce4" table:formula="of:=[$redistribution_low.Q37]" office:value-type="float" office:value="0.054671701792292" calcext:value-type="float">
            <text:p>0,0546717018</text:p>
          </table:table-cell>
          <table:table-cell table:number-columns-repeated="1009"/>
        </table:table-row>
        <table:table-row table:style-name="ro1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N38]" office:value-type="float" office:value="0.045515203052305" calcext:value-type="float">
            <text:p>0,0455152031</text:p>
          </table:table-cell>
          <table:table-cell table:style-name="ce4" table:formula="of:=[$Redistribution_high.O38]" office:value-type="float" office:value="0.0393793655719205" calcext:value-type="float">
            <text:p>0,0393793656</text:p>
          </table:table-cell>
          <table:table-cell table:style-name="ce4" table:formula="of:=[$Redistribution_high.P38]" office:value-type="float" office:value="0.0336913372027938" calcext:value-type="float">
            <text:p>0,0336913372</text:p>
          </table:table-cell>
          <table:table-cell table:style-name="ce4" table:formula="of:=[$Redistribution_high.Q38]" office:value-type="float" office:value="0.0556712002922619" calcext:value-type="float">
            <text:p>0,0556712003</text:p>
          </table:table-cell>
          <table:table-cell/>
          <table:table-cell table:style-name="ce4" table:formula="of:=[$Redistribution_central.N38]" office:value-type="float" office:value="0.0426141894663897" calcext:value-type="float">
            <text:p>0,0426141895</text:p>
          </table:table-cell>
          <table:table-cell table:style-name="ce4" table:formula="of:=[$Redistribution_central.O38]" office:value-type="float" office:value="0.0364749532057987" calcext:value-type="float">
            <text:p>0,0364749532</text:p>
          </table:table-cell>
          <table:table-cell table:style-name="ce4" table:formula="of:=[$Redistribution_central.P38]" office:value-type="float" office:value="0.0314980592294511" calcext:value-type="float">
            <text:p>0,0314980592</text:p>
          </table:table-cell>
          <table:table-cell table:style-name="ce4" table:formula="of:=[$Redistribution_central.Q38]" office:value-type="float" office:value="0.0520334673901923" calcext:value-type="float">
            <text:p>0,0520334674</text:p>
          </table:table-cell>
          <table:table-cell/>
          <table:table-cell table:style-name="ce4" table:formula="of:=[$redistribution_low.N38]" office:value-type="float" office:value="0.0435443718279426" calcext:value-type="float">
            <text:p>0,0435443718</text:p>
          </table:table-cell>
          <table:table-cell table:style-name="ce4" table:formula="of:=[$redistribution_low.O38]" office:value-type="float" office:value="0.0387768858961032" calcext:value-type="float">
            <text:p>0,0387768859</text:p>
          </table:table-cell>
          <table:table-cell table:style-name="ce4" table:formula="of:=[$redistribution_low.P38]" office:value-type="float" office:value="0.0329989107007303" calcext:value-type="float">
            <text:p>0,0329989107</text:p>
          </table:table-cell>
          <table:table-cell table:style-name="ce4" table:formula="of:=[$redistribution_low.Q38]" office:value-type="float" office:value="0.0536164659827591" calcext:value-type="float">
            <text:p>0,053616466</text:p>
          </table:table-cell>
          <table:table-cell table:number-columns-repeated="1009"/>
        </table:table-row>
        <table:table-row table:style-name="ro1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N39]" office:value-type="float" office:value="0.0394018552878258" calcext:value-type="float">
            <text:p>0,0394018553</text:p>
          </table:table-cell>
          <table:table-cell table:style-name="ce4" table:formula="of:=[$Redistribution_high.O39]" office:value-type="float" office:value="0.038059726244221" calcext:value-type="float">
            <text:p>0,0380597262</text:p>
          </table:table-cell>
          <table:table-cell table:style-name="ce4" table:formula="of:=[$Redistribution_high.P39]" office:value-type="float" office:value="0.0308842278205417" calcext:value-type="float">
            <text:p>0,0308842278</text:p>
          </table:table-cell>
          <table:table-cell table:style-name="ce4" table:formula="of:=[$Redistribution_high.Q39]" office:value-type="float" office:value="0.0498195292951913" calcext:value-type="float">
            <text:p>0,0498195293</text:p>
          </table:table-cell>
          <table:table-cell/>
          <table:table-cell table:style-name="ce4" table:formula="of:=[$Redistribution_central.N39]" office:value-type="float" office:value="0.0391633474077209" calcext:value-type="float">
            <text:p>0,0391633474</text:p>
          </table:table-cell>
          <table:table-cell table:style-name="ce4" table:formula="of:=[$Redistribution_central.O39]" office:value-type="float" office:value="0.0360654441522723" calcext:value-type="float">
            <text:p>0,0360654442</text:p>
          </table:table-cell>
          <table:table-cell table:style-name="ce4" table:formula="of:=[$Redistribution_central.P39]" office:value-type="float" office:value="0.0292745318938701" calcext:value-type="float">
            <text:p>0,0292745319</text:p>
          </table:table-cell>
          <table:table-cell table:style-name="ce4" table:formula="of:=[$Redistribution_central.Q39]" office:value-type="float" office:value="0.049893441345341" calcext:value-type="float">
            <text:p>0,0498934413</text:p>
          </table:table-cell>
          <table:table-cell/>
          <table:table-cell table:style-name="ce4" table:formula="of:=[$redistribution_low.N39]" office:value-type="float" office:value="0.0414008018612781" calcext:value-type="float">
            <text:p>0,0414008019</text:p>
          </table:table-cell>
          <table:table-cell table:style-name="ce4" table:formula="of:=[$redistribution_low.O39]" office:value-type="float" office:value="0.0385793185976321" calcext:value-type="float">
            <text:p>0,0385793186</text:p>
          </table:table-cell>
          <table:table-cell table:style-name="ce4" table:formula="of:=[$redistribution_low.P39]" office:value-type="float" office:value="0.0316332221059955" calcext:value-type="float">
            <text:p>0,0316332221</text:p>
          </table:table-cell>
          <table:table-cell table:style-name="ce4" table:formula="of:=[$redistribution_low.Q39]" office:value-type="float" office:value="0.0524660347505666" calcext:value-type="float">
            <text:p>0,0524660348</text:p>
          </table:table-cell>
          <table:table-cell table:number-columns-repeated="1009"/>
        </table:table-row>
        <table:table-row table:style-name="ro1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N40]" office:value-type="float" office:value="0.0404721100404761" calcext:value-type="float">
            <text:p>0,04047211</text:p>
          </table:table-cell>
          <table:table-cell table:style-name="ce4" table:formula="of:=[$Redistribution_high.O40]" office:value-type="float" office:value="0.038622172900651" calcext:value-type="float">
            <text:p>0,0386221729</text:p>
          </table:table-cell>
          <table:table-cell table:style-name="ce4" table:formula="of:=[$Redistribution_high.P40]" office:value-type="float" office:value="0.0312333279530558" calcext:value-type="float">
            <text:p>0,031233328</text:p>
          </table:table-cell>
          <table:table-cell table:style-name="ce4" table:formula="of:=[$Redistribution_high.Q40]" office:value-type="float" office:value="0.0514157432360018" calcext:value-type="float">
            <text:p>0,0514157432</text:p>
          </table:table-cell>
          <table:table-cell/>
          <table:table-cell table:style-name="ce4" table:formula="of:=[$Redistribution_central.N40]" office:value-type="float" office:value="0.0404311957863776" calcext:value-type="float">
            <text:p>0,0404311958</text:p>
          </table:table-cell>
          <table:table-cell table:style-name="ce4" table:formula="of:=[$Redistribution_central.O40]" office:value-type="float" office:value="0.0364482581319578" calcext:value-type="float">
            <text:p>0,0364482581</text:p>
          </table:table-cell>
          <table:table-cell table:style-name="ce4" table:formula="of:=[$Redistribution_central.P40]" office:value-type="float" office:value="0.0309301209552345" calcext:value-type="float">
            <text:p>0,030930121</text:p>
          </table:table-cell>
          <table:table-cell table:style-name="ce4" table:formula="of:=[$Redistribution_central.Q40]" office:value-type="float" office:value="0.0498383368177296" calcext:value-type="float">
            <text:p>0,0498383368</text:p>
          </table:table-cell>
          <table:table-cell/>
          <table:table-cell table:style-name="ce4" table:formula="of:=[$redistribution_low.N40]" office:value-type="float" office:value="0.0407694397378464" calcext:value-type="float">
            <text:p>0,0407694397</text:p>
          </table:table-cell>
          <table:table-cell table:style-name="ce4" table:formula="of:=[$redistribution_low.O40]" office:value-type="float" office:value="0.039064196481055" calcext:value-type="float">
            <text:p>0,0390641965</text:p>
          </table:table-cell>
          <table:table-cell table:style-name="ce4" table:formula="of:=[$redistribution_low.P40]" office:value-type="float" office:value="0.0315713484819971" calcext:value-type="float">
            <text:p>0,0315713485</text:p>
          </table:table-cell>
          <table:table-cell table:style-name="ce4" table:formula="of:=[$redistribution_low.Q40]" office:value-type="float" office:value="0.052131551122041" calcext:value-type="float">
            <text:p>0,0521315511</text:p>
          </table:table-cell>
          <table:table-cell table:number-columns-repeated="1009"/>
        </table:table-row>
        <table:table-row table:style-name="ro1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N41]" office:value-type="float" office:value="0.040545949994296" calcext:value-type="float">
            <text:p>0,04054595</text:p>
          </table:table-cell>
          <table:table-cell table:style-name="ce4" table:formula="of:=[$Redistribution_high.O41]" office:value-type="float" office:value="0.0393288803534649" calcext:value-type="float">
            <text:p>0,0393288804</text:p>
          </table:table-cell>
          <table:table-cell table:style-name="ce4" table:formula="of:=[$Redistribution_high.P41]" office:value-type="float" office:value="0.0316688520477066" calcext:value-type="float">
            <text:p>0,031668852</text:p>
          </table:table-cell>
          <table:table-cell table:style-name="ce4" table:formula="of:=[$Redistribution_high.Q41]" office:value-type="float" office:value="0.0516057720258973" calcext:value-type="float">
            <text:p>0,051605772</text:p>
          </table:table-cell>
          <table:table-cell/>
          <table:table-cell table:style-name="ce4" table:formula="of:=[$Redistribution_central.N41]" office:value-type="float" office:value="0.0399110168623443" calcext:value-type="float">
            <text:p>0,0399110169</text:p>
          </table:table-cell>
          <table:table-cell table:style-name="ce4" table:formula="of:=[$Redistribution_central.O41]" office:value-type="float" office:value="0.0383165642044394" calcext:value-type="float">
            <text:p>0,0383165642</text:p>
          </table:table-cell>
          <table:table-cell table:style-name="ce4" table:formula="of:=[$Redistribution_central.P41]" office:value-type="float" office:value="0.0308313402978347" calcext:value-type="float">
            <text:p>0,0308313403</text:p>
          </table:table-cell>
          <table:table-cell table:style-name="ce4" table:formula="of:=[$Redistribution_central.Q41]" office:value-type="float" office:value="0.0510364364779771" calcext:value-type="float">
            <text:p>0,0510364365</text:p>
          </table:table-cell>
          <table:table-cell/>
          <table:table-cell table:style-name="ce4" table:formula="of:=[$redistribution_low.N41]" office:value-type="float" office:value="0.0406862086975144" calcext:value-type="float">
            <text:p>0,0406862087</text:p>
          </table:table-cell>
          <table:table-cell table:style-name="ce4" table:formula="of:=[$redistribution_low.O41]" office:value-type="float" office:value="0.0380592365302184" calcext:value-type="float">
            <text:p>0,0380592365</text:p>
          </table:table-cell>
          <table:table-cell table:style-name="ce4" table:formula="of:=[$redistribution_low.P41]" office:value-type="float" office:value="0.0307675720630741" calcext:value-type="float">
            <text:p>0,0307675721</text:p>
          </table:table-cell>
          <table:table-cell table:style-name="ce4" table:formula="of:=[$redistribution_low.Q41]" office:value-type="float" office:value="0.0522626840105069" calcext:value-type="float">
            <text:p>0,052262684</text:p>
          </table:table-cell>
          <table:table-cell table:number-columns-repeated="1009"/>
        </table:table-row>
        <table:table-row table:style-name="ro1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N42]" office:value-type="float" office:value="0.0424338967155499" calcext:value-type="float">
            <text:p>0,0424338967</text:p>
          </table:table-cell>
          <table:table-cell table:style-name="ce4" table:formula="of:=[$Redistribution_high.O42]" office:value-type="float" office:value="0.0406948245143871" calcext:value-type="float">
            <text:p>0,0406948245</text:p>
          </table:table-cell>
          <table:table-cell table:style-name="ce4" table:formula="of:=[$Redistribution_high.P42]" office:value-type="float" office:value="0.03263710335487" calcext:value-type="float">
            <text:p>0,0326371034</text:p>
          </table:table-cell>
          <table:table-cell table:style-name="ce4" table:formula="of:=[$Redistribution_high.Q42]" office:value-type="float" office:value="0.0540770142960569" calcext:value-type="float">
            <text:p>0,0540770143</text:p>
          </table:table-cell>
          <table:table-cell/>
          <table:table-cell table:style-name="ce4" table:formula="of:=[$Redistribution_central.N42]" office:value-type="float" office:value="0.0408719693405265" calcext:value-type="float">
            <text:p>0,0408719693</text:p>
          </table:table-cell>
          <table:table-cell table:style-name="ce4" table:formula="of:=[$Redistribution_central.O42]" office:value-type="float" office:value="0.0365689408054324" calcext:value-type="float">
            <text:p>0,0365689408</text:p>
          </table:table-cell>
          <table:table-cell table:style-name="ce4" table:formula="of:=[$Redistribution_central.P42]" office:value-type="float" office:value="0.0310063143197279" calcext:value-type="float">
            <text:p>0,0310063143</text:p>
          </table:table-cell>
          <table:table-cell table:style-name="ce4" table:formula="of:=[$Redistribution_central.Q42]" office:value-type="float" office:value="0.0503931409366578" calcext:value-type="float">
            <text:p>0,0503931409</text:p>
          </table:table-cell>
          <table:table-cell/>
          <table:table-cell table:style-name="ce4" table:formula="of:=[$redistribution_low.N42]" office:value-type="float" office:value="0.0420034811346263" calcext:value-type="float">
            <text:p>0,0420034811</text:p>
          </table:table-cell>
          <table:table-cell table:style-name="ce4" table:formula="of:=[$redistribution_low.O42]" office:value-type="float" office:value="0.0373162387352404" calcext:value-type="float">
            <text:p>0,0373162387</text:p>
          </table:table-cell>
          <table:table-cell table:style-name="ce4" table:formula="of:=[$redistribution_low.P42]" office:value-type="float" office:value="0.031298306382832" calcext:value-type="float">
            <text:p>0,0312983064</text:p>
          </table:table-cell>
          <table:table-cell table:style-name="ce4" table:formula="of:=[$redistribution_low.Q42]" office:value-type="float" office:value="0.0526869544552046" calcext:value-type="float">
            <text:p>0,0526869545</text:p>
          </table:table-cell>
          <table:table-cell table:number-columns-repeated="1009"/>
        </table:table-row>
        <table:table-row table:style-name="ro1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N43]" office:value-type="float" office:value="0.0415456803595668" calcext:value-type="float">
            <text:p>0,0415456804</text:p>
          </table:table-cell>
          <table:table-cell table:style-name="ce4" table:formula="of:=[$Redistribution_high.O43]" office:value-type="float" office:value="0.040768185783682" calcext:value-type="float">
            <text:p>0,0407681858</text:p>
          </table:table-cell>
          <table:table-cell table:style-name="ce4" table:formula="of:=[$Redistribution_high.P43]" office:value-type="float" office:value="0.0329762924953298" calcext:value-type="float">
            <text:p>0,0329762925</text:p>
          </table:table-cell>
          <table:table-cell table:style-name="ce4" table:formula="of:=[$Redistribution_high.Q43]" office:value-type="float" office:value="0.052556757644843" calcext:value-type="float">
            <text:p>0,0525567576</text:p>
          </table:table-cell>
          <table:table-cell/>
          <table:table-cell table:style-name="ce4" table:formula="of:=[$Redistribution_central.N43]" office:value-type="float" office:value="0.0437504228240967" calcext:value-type="float">
            <text:p>0,0437504228</text:p>
          </table:table-cell>
          <table:table-cell table:style-name="ce4" table:formula="of:=[$Redistribution_central.O43]" office:value-type="float" office:value="0.0394092215940124" calcext:value-type="float">
            <text:p>0,0394092216</text:p>
          </table:table-cell>
          <table:table-cell table:style-name="ce4" table:formula="of:=[$Redistribution_central.P43]" office:value-type="float" office:value="0.0346459572155296" calcext:value-type="float">
            <text:p>0,0346459572</text:p>
          </table:table-cell>
          <table:table-cell table:style-name="ce4" table:formula="of:=[$Redistribution_central.Q43]" office:value-type="float" office:value="0.0523592778276698" calcext:value-type="float">
            <text:p>0,0523592778</text:p>
          </table:table-cell>
          <table:table-cell/>
          <table:table-cell table:style-name="ce4" table:formula="of:=[$redistribution_low.N43]" office:value-type="float" office:value="0.0413313724730142" calcext:value-type="float">
            <text:p>0,0413313725</text:p>
          </table:table-cell>
          <table:table-cell table:style-name="ce4" table:formula="of:=[$redistribution_low.O43]" office:value-type="float" office:value="0.0394914231496492" calcext:value-type="float">
            <text:p>0,0394914231</text:p>
          </table:table-cell>
          <table:table-cell table:style-name="ce4" table:formula="of:=[$redistribution_low.P43]" office:value-type="float" office:value="0.03131645419941" calcext:value-type="float">
            <text:p>0,0313164542</text:p>
          </table:table-cell>
          <table:table-cell table:style-name="ce4" table:formula="of:=[$redistribution_low.Q43]" office:value-type="float" office:value="0.0540174970274957" calcext:value-type="float">
            <text:p>0,054017497</text:p>
          </table:table-cell>
          <table:table-cell table:number-columns-repeated="1009"/>
        </table:table-row>
        <table:table-row table:style-name="ro1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N44]" office:value-type="float" office:value="0.0405590591403484" calcext:value-type="float">
            <text:p>0,0405590591</text:p>
          </table:table-cell>
          <table:table-cell table:style-name="ce4" table:formula="of:=[$Redistribution_high.O44]" office:value-type="float" office:value="0.0398867946237911" calcext:value-type="float">
            <text:p>0,0398867946</text:p>
          </table:table-cell>
          <table:table-cell table:style-name="ce4" table:formula="of:=[$Redistribution_high.P44]" office:value-type="float" office:value="0.0322438267902727" calcext:value-type="float">
            <text:p>0,0322438268</text:p>
          </table:table-cell>
          <table:table-cell table:style-name="ce4" table:formula="of:=[$Redistribution_high.Q44]" office:value-type="float" office:value="0.0512684728219925" calcext:value-type="float">
            <text:p>0,0512684728</text:p>
          </table:table-cell>
          <table:table-cell/>
          <table:table-cell table:style-name="ce4" table:formula="of:=[$Redistribution_central.N44]" office:value-type="float" office:value="0.0416057686830645" calcext:value-type="float">
            <text:p>0,0416057687</text:p>
          </table:table-cell>
          <table:table-cell table:style-name="ce4" table:formula="of:=[$Redistribution_central.O44]" office:value-type="float" office:value="0.0395557932537584" calcext:value-type="float">
            <text:p>0,0395557933</text:p>
          </table:table-cell>
          <table:table-cell table:style-name="ce4" table:formula="of:=[$Redistribution_central.P44]" office:value-type="float" office:value="0.0335556490407057" calcext:value-type="float">
            <text:p>0,033555649</text:p>
          </table:table-cell>
          <table:table-cell table:style-name="ce4" table:formula="of:=[$Redistribution_central.Q44]" office:value-type="float" office:value="0.0508793841761483" calcext:value-type="float">
            <text:p>0,0508793842</text:p>
          </table:table-cell>
          <table:table-cell/>
          <table:table-cell table:style-name="ce4" table:formula="of:=[$redistribution_low.N44]" office:value-type="float" office:value="0.0401118832549743" calcext:value-type="float">
            <text:p>0,0401118833</text:p>
          </table:table-cell>
          <table:table-cell table:style-name="ce4" table:formula="of:=[$redistribution_low.O44]" office:value-type="float" office:value="0.0389204380619206" calcext:value-type="float">
            <text:p>0,0389204381</text:p>
          </table:table-cell>
          <table:table-cell table:style-name="ce4" table:formula="of:=[$redistribution_low.P44]" office:value-type="float" office:value="0.0316638293912252" calcext:value-type="float">
            <text:p>0,0316638294</text:p>
          </table:table-cell>
          <table:table-cell table:style-name="ce4" table:formula="of:=[$redistribution_low.Q44]" office:value-type="float" office:value="0.0511849454773499" calcext:value-type="float">
            <text:p>0,0511849455</text:p>
          </table:table-cell>
          <table:table-cell table:number-columns-repeated="1009"/>
        </table:table-row>
        <table:table-row table:style-name="ro1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N45]" office:value-type="float" office:value="0.040288415431734" calcext:value-type="float">
            <text:p>0,0402884154</text:p>
          </table:table-cell>
          <table:table-cell table:style-name="ce4" table:formula="of:=[$Redistribution_high.O45]" office:value-type="float" office:value="0.0403938572853069" calcext:value-type="float">
            <text:p>0,0403938573</text:p>
          </table:table-cell>
          <table:table-cell table:style-name="ce4" table:formula="of:=[$Redistribution_high.P45]" office:value-type="float" office:value="0.0322939642765537" calcext:value-type="float">
            <text:p>0,0322939643</text:p>
          </table:table-cell>
          <table:table-cell table:style-name="ce4" table:formula="of:=[$Redistribution_high.Q45]" office:value-type="float" office:value="0.0513306058475506" calcext:value-type="float">
            <text:p>0,0513306058</text:p>
          </table:table-cell>
          <table:table-cell/>
          <table:table-cell table:style-name="ce4" table:formula="of:=[$Redistribution_central.N45]" office:value-type="float" office:value="0.0397661127526482" calcext:value-type="float">
            <text:p>0,0397661128</text:p>
          </table:table-cell>
          <table:table-cell table:style-name="ce4" table:formula="of:=[$Redistribution_central.O45]" office:value-type="float" office:value="0.0381806585534696" calcext:value-type="float">
            <text:p>0,0381806586</text:p>
          </table:table-cell>
          <table:table-cell table:style-name="ce4" table:formula="of:=[$Redistribution_central.P45]" office:value-type="float" office:value="0.0320583719991284" calcext:value-type="float">
            <text:p>0,032058372</text:p>
          </table:table-cell>
          <table:table-cell table:style-name="ce4" table:formula="of:=[$Redistribution_central.Q45]" office:value-type="float" office:value="0.0489454115313835" calcext:value-type="float">
            <text:p>0,0489454115</text:p>
          </table:table-cell>
          <table:table-cell/>
          <table:table-cell table:style-name="ce4" table:formula="of:=[$redistribution_low.N45]" office:value-type="float" office:value="0.0397841241506978" calcext:value-type="float">
            <text:p>0,0397841242</text:p>
          </table:table-cell>
          <table:table-cell table:style-name="ce4" table:formula="of:=[$redistribution_low.O45]" office:value-type="float" office:value="0.0388397301851599" calcext:value-type="float">
            <text:p>0,0388397302</text:p>
          </table:table-cell>
          <table:table-cell table:style-name="ce4" table:formula="of:=[$redistribution_low.P45]" office:value-type="float" office:value="0.0316469193052416" calcext:value-type="float">
            <text:p>0,0316469193</text:p>
          </table:table-cell>
          <table:table-cell table:style-name="ce4" table:formula="of:=[$redistribution_low.Q45]" office:value-type="float" office:value="0.0506911173363039" calcext:value-type="float">
            <text:p>0,0506911173</text:p>
          </table:table-cell>
          <table:table-cell table:number-columns-repeated="1009"/>
        </table:table-row>
        <table:table-row table:style-name="ro1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N46]" office:value-type="float" office:value="0.0398216272692173" calcext:value-type="float">
            <text:p>0,0398216273</text:p>
          </table:table-cell>
          <table:table-cell table:style-name="ce4" table:formula="of:=[$Redistribution_high.O46]" office:value-type="float" office:value="0.0372080426544355" calcext:value-type="float">
            <text:p>0,0372080427</text:p>
          </table:table-cell>
          <table:table-cell table:style-name="ce4" table:formula="of:=[$Redistribution_high.P46]" office:value-type="float" office:value="0.0309305913408109" calcext:value-type="float">
            <text:p>0,0309305913</text:p>
          </table:table-cell>
          <table:table-cell table:style-name="ce4" table:formula="of:=[$Redistribution_high.Q46]" office:value-type="float" office:value="0.0494150318132484" calcext:value-type="float">
            <text:p>0,0494150318</text:p>
          </table:table-cell>
          <table:table-cell/>
          <table:table-cell table:style-name="ce4" table:formula="of:=[$Redistribution_central.N46]" office:value-type="float" office:value="0.0426030509427461" calcext:value-type="float">
            <text:p>0,0426030509</text:p>
          </table:table-cell>
          <table:table-cell table:style-name="ce4" table:formula="of:=[$Redistribution_central.O46]" office:value-type="float" office:value="0.0396249914052512" calcext:value-type="float">
            <text:p>0,0396249914</text:p>
          </table:table-cell>
          <table:table-cell table:style-name="ce4" table:formula="of:=[$Redistribution_central.P46]" office:value-type="float" office:value="0.0327785848540604" calcext:value-type="float">
            <text:p>0,0327785849</text:p>
          </table:table-cell>
          <table:table-cell table:style-name="ce4" table:formula="of:=[$Redistribution_central.Q46]" office:value-type="float" office:value="0.0532610472666757" calcext:value-type="float">
            <text:p>0,0532610473</text:p>
          </table:table-cell>
          <table:table-cell/>
          <table:table-cell table:style-name="ce4" table:formula="of:=[$redistribution_low.N46]" office:value-type="float" office:value="0.0407696351682208" calcext:value-type="float">
            <text:p>0,0407696352</text:p>
          </table:table-cell>
          <table:table-cell table:style-name="ce4" table:formula="of:=[$redistribution_low.O46]" office:value-type="float" office:value="0.0407733278793189" calcext:value-type="float">
            <text:p>0,0407733279</text:p>
          </table:table-cell>
          <table:table-cell table:style-name="ce4" table:formula="of:=[$redistribution_low.P46]" office:value-type="float" office:value="0.032224604660212" calcext:value-type="float">
            <text:p>0,0322246047</text:p>
          </table:table-cell>
          <table:table-cell table:style-name="ce4" table:formula="of:=[$redistribution_low.Q46]" office:value-type="float" office:value="0.0530147270273973" calcext:value-type="float">
            <text:p>0,053014727</text:p>
          </table:table-cell>
          <table:table-cell table:number-columns-repeated="1009"/>
        </table:table-row>
        <table:table-row table:style-name="ro1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N47]" office:value-type="float" office:value="0.0429438336496944" calcext:value-type="float">
            <text:p>0,0429438336</text:p>
          </table:table-cell>
          <table:table-cell table:style-name="ce4" table:formula="of:=[$Redistribution_high.O47]" office:value-type="float" office:value="0.0423761038390619" calcext:value-type="float">
            <text:p>0,0423761038</text:p>
          </table:table-cell>
          <table:table-cell table:style-name="ce4" table:formula="of:=[$Redistribution_high.P47]" office:value-type="float" office:value="0.0343188797559528" calcext:value-type="float">
            <text:p>0,0343188798</text:p>
          </table:table-cell>
          <table:table-cell table:style-name="ce4" table:formula="of:=[$Redistribution_high.Q47]" office:value-type="float" office:value="0.0542946436562712" calcext:value-type="float">
            <text:p>0,0542946437</text:p>
          </table:table-cell>
          <table:table-cell/>
          <table:table-cell table:style-name="ce4" table:formula="of:=[$Redistribution_central.N47]" office:value-type="float" office:value="0.0426347831298148" calcext:value-type="float">
            <text:p>0,0426347831</text:p>
          </table:table-cell>
          <table:table-cell table:style-name="ce4" table:formula="of:=[$Redistribution_central.O47]" office:value-type="float" office:value="0.0406596486067514" calcext:value-type="float">
            <text:p>0,0406596486</text:p>
          </table:table-cell>
          <table:table-cell table:style-name="ce4" table:formula="of:=[$Redistribution_central.P47]" office:value-type="float" office:value="0.0331951264157969" calcext:value-type="float">
            <text:p>0,0331951264</text:p>
          </table:table-cell>
          <table:table-cell table:style-name="ce4" table:formula="of:=[$Redistribution_central.Q47]" office:value-type="float" office:value="0.0539150986710379" calcext:value-type="float">
            <text:p>0,0539150987</text:p>
          </table:table-cell>
          <table:table-cell/>
          <table:table-cell table:style-name="ce4" table:formula="of:=[$redistribution_low.N47]" office:value-type="float" office:value="0.0397056174103086" calcext:value-type="float">
            <text:p>0,0397056174</text:p>
          </table:table-cell>
          <table:table-cell table:style-name="ce4" table:formula="of:=[$redistribution_low.O47]" office:value-type="float" office:value="0.0386145856729012" calcext:value-type="float">
            <text:p>0,0386145857</text:p>
          </table:table-cell>
          <table:table-cell table:style-name="ce4" table:formula="of:=[$redistribution_low.P47]" office:value-type="float" office:value="0.0304810453660791" calcext:value-type="float">
            <text:p>0,0304810454</text:p>
          </table:table-cell>
          <table:table-cell table:style-name="ce4" table:formula="of:=[$redistribution_low.Q47]" office:value-type="float" office:value="0.0519911362908339" calcext:value-type="float">
            <text:p>0,0519911363</text:p>
          </table:table-cell>
          <table:table-cell table:number-columns-repeated="1009"/>
        </table:table-row>
        <table:table-row table:style-name="ro1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N48]" office:value-type="float" office:value="0.0420947895892461" calcext:value-type="float">
            <text:p>0,0420947896</text:p>
          </table:table-cell>
          <table:table-cell table:style-name="ce4" table:formula="of:=[$Redistribution_high.O48]" office:value-type="float" office:value="0.040424971645581" calcext:value-type="float">
            <text:p>0,0404249716</text:p>
          </table:table-cell>
          <table:table-cell table:style-name="ce4" table:formula="of:=[$Redistribution_high.P48]" office:value-type="float" office:value="0.0338035642359736" calcext:value-type="float">
            <text:p>0,0338035642</text:p>
          </table:table-cell>
          <table:table-cell table:style-name="ce4" table:formula="of:=[$Redistribution_high.Q48]" office:value-type="float" office:value="0.0519449500899345" calcext:value-type="float">
            <text:p>0,0519449501</text:p>
          </table:table-cell>
          <table:table-cell/>
          <table:table-cell table:style-name="ce4" table:formula="of:=[$Redistribution_central.N48]" office:value-type="float" office:value="0.0442773674186098" calcext:value-type="float">
            <text:p>0,0442773674</text:p>
          </table:table-cell>
          <table:table-cell table:style-name="ce4" table:formula="of:=[$Redistribution_central.O48]" office:value-type="float" office:value="0.0421937884113972" calcext:value-type="float">
            <text:p>0,0421937884</text:p>
          </table:table-cell>
          <table:table-cell table:style-name="ce4" table:formula="of:=[$Redistribution_central.P48]" office:value-type="float" office:value="0.033583339867905" calcext:value-type="float">
            <text:p>0,0335833399</text:p>
          </table:table-cell>
          <table:table-cell table:style-name="ce4" table:formula="of:=[$Redistribution_central.Q48]" office:value-type="float" office:value="0.0573369744399825" calcext:value-type="float">
            <text:p>0,0573369744</text:p>
          </table:table-cell>
          <table:table-cell/>
          <table:table-cell table:style-name="ce4" table:formula="of:=[$redistribution_low.N48]" office:value-type="float" office:value="0.0422139917319078" calcext:value-type="float">
            <text:p>0,0422139917</text:p>
          </table:table-cell>
          <table:table-cell table:style-name="ce4" table:formula="of:=[$redistribution_low.O48]" office:value-type="float" office:value="0.0395947502953749" calcext:value-type="float">
            <text:p>0,0395947503</text:p>
          </table:table-cell>
          <table:table-cell table:style-name="ce4" table:formula="of:=[$redistribution_low.P48]" office:value-type="float" office:value="0.0325873536691302" calcext:value-type="float">
            <text:p>0,0325873537</text:p>
          </table:table-cell>
          <table:table-cell table:style-name="ce4" table:formula="of:=[$redistribution_low.Q48]" office:value-type="float" office:value="0.0536189524403481" calcext:value-type="float">
            <text:p>0,0536189524</text:p>
          </table:table-cell>
          <table:table-cell table:number-columns-repeated="1009"/>
        </table:table-row>
        <table:table-row table:style-name="ro1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N49]" office:value-type="float" office:value="0.040661285741364" calcext:value-type="float">
            <text:p>0,0406612857</text:p>
          </table:table-cell>
          <table:table-cell table:style-name="ce4" table:formula="of:=[$Redistribution_high.O49]" office:value-type="float" office:value="0.0394947099407613" calcext:value-type="float">
            <text:p>0,0394947099</text:p>
          </table:table-cell>
          <table:table-cell table:style-name="ce4" table:formula="of:=[$Redistribution_high.P49]" office:value-type="float" office:value="0.0340283658562517" calcext:value-type="float">
            <text:p>0,0340283659</text:p>
          </table:table-cell>
          <table:table-cell table:style-name="ce4" table:formula="of:=[$Redistribution_high.Q49]" office:value-type="float" office:value="0.0487507473193797" calcext:value-type="float">
            <text:p>0,0487507473</text:p>
          </table:table-cell>
          <table:table-cell/>
          <table:table-cell table:style-name="ce4" table:formula="of:=[$Redistribution_central.N49]" office:value-type="float" office:value="0.04101676309913" calcext:value-type="float">
            <text:p>0,0410167631</text:p>
          </table:table-cell>
          <table:table-cell table:style-name="ce4" table:formula="of:=[$Redistribution_central.O49]" office:value-type="float" office:value="0.0393418974427089" calcext:value-type="float">
            <text:p>0,0393418974</text:p>
          </table:table-cell>
          <table:table-cell table:style-name="ce4" table:formula="of:=[$Redistribution_central.P49]" office:value-type="float" office:value="0.0319545813628763" calcext:value-type="float">
            <text:p>0,0319545814</text:p>
          </table:table-cell>
          <table:table-cell table:style-name="ce4" table:formula="of:=[$Redistribution_central.Q49]" office:value-type="float" office:value="0.0521816926592616" calcext:value-type="float">
            <text:p>0,0521816927</text:p>
          </table:table-cell>
          <table:table-cell/>
          <table:table-cell table:style-name="ce4" table:formula="of:=[$redistribution_low.N49]" office:value-type="float" office:value="0.0393742754700464" calcext:value-type="float">
            <text:p>0,0393742755</text:p>
          </table:table-cell>
          <table:table-cell table:style-name="ce4" table:formula="of:=[$redistribution_low.O49]" office:value-type="float" office:value="0.0396812691458239" calcext:value-type="float">
            <text:p>0,0396812691</text:p>
          </table:table-cell>
          <table:table-cell table:style-name="ce4" table:formula="of:=[$redistribution_low.P49]" office:value-type="float" office:value="0.0319898194887833" calcext:value-type="float">
            <text:p>0,0319898195</text:p>
          </table:table-cell>
          <table:table-cell table:style-name="ce4" table:formula="of:=[$redistribution_low.Q49]" office:value-type="float" office:value="0.0503644259759782" calcext:value-type="float">
            <text:p>0,050364426</text:p>
          </table:table-cell>
          <table:table-cell table:number-columns-repeated="1009"/>
        </table:table-row>
        <table:table-row table:style-name="ro1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N50]" office:value-type="float" office:value="0.0374575919165822" calcext:value-type="float">
            <text:p>0,0374575919</text:p>
          </table:table-cell>
          <table:table-cell table:style-name="ce4" table:formula="of:=[$Redistribution_high.O50]" office:value-type="float" office:value="0.0389342923321913" calcext:value-type="float">
            <text:p>0,0389342923</text:p>
          </table:table-cell>
          <table:table-cell table:style-name="ce4" table:formula="of:=[$Redistribution_high.P50]" office:value-type="float" office:value="0.0318554108866443" calcext:value-type="float">
            <text:p>0,0318554109</text:p>
          </table:table-cell>
          <table:table-cell table:style-name="ce4" table:formula="of:=[$Redistribution_high.Q50]" office:value-type="float" office:value="0.0465595669540406" calcext:value-type="float">
            <text:p>0,046559567</text:p>
          </table:table-cell>
          <table:table-cell/>
          <table:table-cell table:style-name="ce4" table:formula="of:=[$Redistribution_central.N50]" office:value-type="float" office:value="0.0408340149105234" calcext:value-type="float">
            <text:p>0,0408340149</text:p>
          </table:table-cell>
          <table:table-cell table:style-name="ce4" table:formula="of:=[$Redistribution_central.O50]" office:value-type="float" office:value="0.0390502450541891" calcext:value-type="float">
            <text:p>0,0390502451</text:p>
          </table:table-cell>
          <table:table-cell table:style-name="ce4" table:formula="of:=[$Redistribution_central.P50]" office:value-type="float" office:value="0.0312473805383727" calcext:value-type="float">
            <text:p>0,0312473805</text:p>
          </table:table-cell>
          <table:table-cell table:style-name="ce4" table:formula="of:=[$Redistribution_central.Q50]" office:value-type="float" office:value="0.0524586180200061" calcext:value-type="float">
            <text:p>0,052458618</text:p>
          </table:table-cell>
          <table:table-cell/>
          <table:table-cell table:style-name="ce4" table:formula="of:=[$redistribution_low.N50]" office:value-type="float" office:value="0.0401742775180705" calcext:value-type="float">
            <text:p>0,0401742775</text:p>
          </table:table-cell>
          <table:table-cell table:style-name="ce4" table:formula="of:=[$redistribution_low.O50]" office:value-type="float" office:value="0.0389817264382006" calcext:value-type="float">
            <text:p>0,0389817264</text:p>
          </table:table-cell>
          <table:table-cell table:style-name="ce4" table:formula="of:=[$redistribution_low.P50]" office:value-type="float" office:value="0.0311391780492467" calcext:value-type="float">
            <text:p>0,031139178</text:p>
          </table:table-cell>
          <table:table-cell table:style-name="ce4" table:formula="of:=[$redistribution_low.Q50]" office:value-type="float" office:value="0.0520388156661722" calcext:value-type="float">
            <text:p>0,0520388157</text:p>
          </table:table-cell>
          <table:table-cell table:number-columns-repeated="1009"/>
        </table:table-row>
        <table:table-row table:style-name="ro1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N51]" office:value-type="float" office:value="0.0392684239725255" calcext:value-type="float">
            <text:p>0,039268424</text:p>
          </table:table-cell>
          <table:table-cell table:style-name="ce4" table:formula="of:=[$Redistribution_high.O51]" office:value-type="float" office:value="0.0374422068792797" calcext:value-type="float">
            <text:p>0,0374422069</text:p>
          </table:table-cell>
          <table:table-cell table:style-name="ce4" table:formula="of:=[$Redistribution_high.P51]" office:value-type="float" office:value="0.0314839365282447" calcext:value-type="float">
            <text:p>0,0314839365</text:p>
          </table:table-cell>
          <table:table-cell table:style-name="ce4" table:formula="of:=[$Redistribution_high.Q51]" office:value-type="float" office:value="0.0484136699902736" calcext:value-type="float">
            <text:p>0,04841367</text:p>
          </table:table-cell>
          <table:table-cell/>
          <table:table-cell table:style-name="ce4" table:formula="of:=[$Redistribution_central.N51]" office:value-type="float" office:value="0.0400991115071963" calcext:value-type="float">
            <text:p>0,0400991115</text:p>
          </table:table-cell>
          <table:table-cell table:style-name="ce4" table:formula="of:=[$Redistribution_central.O51]" office:value-type="float" office:value="0.0388028329436876" calcext:value-type="float">
            <text:p>0,0388028329</text:p>
          </table:table-cell>
          <table:table-cell table:style-name="ce4" table:formula="of:=[$Redistribution_central.P51]" office:value-type="float" office:value="0.031652451430623" calcext:value-type="float">
            <text:p>0,0316524514</text:p>
          </table:table-cell>
          <table:table-cell table:style-name="ce4" table:formula="of:=[$Redistribution_central.Q51]" office:value-type="float" office:value="0.0507591262135169" calcext:value-type="float">
            <text:p>0,0507591262</text:p>
          </table:table-cell>
          <table:table-cell/>
          <table:table-cell table:style-name="ce4" table:formula="of:=[$redistribution_low.N51]" office:value-type="float" office:value="0.0388058361915094" calcext:value-type="float">
            <text:p>0,0388058362</text:p>
          </table:table-cell>
          <table:table-cell table:style-name="ce4" table:formula="of:=[$redistribution_low.O51]" office:value-type="float" office:value="0.0388377682314756" calcext:value-type="float">
            <text:p>0,0388377682</text:p>
          </table:table-cell>
          <table:table-cell table:style-name="ce4" table:formula="of:=[$redistribution_low.P51]" office:value-type="float" office:value="0.0307975800278872" calcext:value-type="float">
            <text:p>0,03079758</text:p>
          </table:table-cell>
          <table:table-cell table:style-name="ce4" table:formula="of:=[$redistribution_low.Q51]" office:value-type="float" office:value="0.0505734046118642" calcext:value-type="float">
            <text:p>0,0505734046</text:p>
          </table:table-cell>
          <table:table-cell table:number-columns-repeated="1009"/>
        </table:table-row>
        <table:table-row table:style-name="ro1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N52]" office:value-type="float" office:value="0.0390364300968961" calcext:value-type="float">
            <text:p>0,0390364301</text:p>
          </table:table-cell>
          <table:table-cell table:style-name="ce4" table:formula="of:=[$Redistribution_high.O52]" office:value-type="float" office:value="0.0352380213981089" calcext:value-type="float">
            <text:p>0,0352380214</text:p>
          </table:table-cell>
          <table:table-cell table:style-name="ce4" table:formula="of:=[$Redistribution_high.P52]" office:value-type="float" office:value="0.0307146297972703" calcext:value-type="float">
            <text:p>0,0307146298</text:p>
          </table:table-cell>
          <table:table-cell table:style-name="ce4" table:formula="of:=[$Redistribution_high.Q52]" office:value-type="float" office:value="0.0470521985414825" calcext:value-type="float">
            <text:p>0,0470521985</text:p>
          </table:table-cell>
          <table:table-cell/>
          <table:table-cell table:style-name="ce4" table:formula="of:=[$Redistribution_central.N52]" office:value-type="float" office:value="0.0403678374751151" calcext:value-type="float">
            <text:p>0,0403678375</text:p>
          </table:table-cell>
          <table:table-cell table:style-name="ce4" table:formula="of:=[$Redistribution_central.O52]" office:value-type="float" office:value="0.0407584022034159" calcext:value-type="float">
            <text:p>0,0407584022</text:p>
          </table:table-cell>
          <table:table-cell table:style-name="ce4" table:formula="of:=[$Redistribution_central.P52]" office:value-type="float" office:value="0.0321404272762855" calcext:value-type="float">
            <text:p>0,0321404273</text:p>
          </table:table-cell>
          <table:table-cell table:style-name="ce4" table:formula="of:=[$Redistribution_central.Q52]" office:value-type="float" office:value="0.0523046870333827" calcext:value-type="float">
            <text:p>0,052304687</text:p>
          </table:table-cell>
          <table:table-cell/>
          <table:table-cell table:style-name="ce4" table:formula="of:=[$redistribution_low.N52]" office:value-type="float" office:value="0.0353165429178965" calcext:value-type="float">
            <text:p>0,0353165429</text:p>
          </table:table-cell>
          <table:table-cell table:style-name="ce4" table:formula="of:=[$redistribution_low.O52]" office:value-type="float" office:value="0.0368539748211706" calcext:value-type="float">
            <text:p>0,0368539748</text:p>
          </table:table-cell>
          <table:table-cell table:style-name="ce4" table:formula="of:=[$redistribution_low.P52]" office:value-type="float" office:value="0.0288856768173866" calcext:value-type="float">
            <text:p>0,0288856768</text:p>
          </table:table-cell>
          <table:table-cell table:style-name="ce4" table:formula="of:=[$redistribution_low.Q52]" office:value-type="float" office:value="0.0462536034771301" calcext:value-type="float">
            <text:p>0,0462536035</text:p>
          </table:table-cell>
          <table:table-cell table:number-columns-repeated="1009"/>
        </table:table-row>
        <table:table-row table:style-name="ro1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N53]" office:value-type="float" office:value="0.039814452466312" calcext:value-type="float">
            <text:p>0,0398144525</text:p>
          </table:table-cell>
          <table:table-cell table:style-name="ce4" table:formula="of:=[$Redistribution_high.O53]" office:value-type="float" office:value="0.037659372847874" calcext:value-type="float">
            <text:p>0,0376593728</text:p>
          </table:table-cell>
          <table:table-cell table:style-name="ce4" table:formula="of:=[$Redistribution_high.P53]" office:value-type="float" office:value="0.0327676934588775" calcext:value-type="float">
            <text:p>0,0327676935</text:p>
          </table:table-cell>
          <table:table-cell table:style-name="ce4" table:formula="of:=[$Redistribution_high.Q53]" office:value-type="float" office:value="0.0476675273546484" calcext:value-type="float">
            <text:p>0,0476675274</text:p>
          </table:table-cell>
          <table:table-cell/>
          <table:table-cell table:style-name="ce4" table:formula="of:=[$Redistribution_central.N53]" office:value-type="float" office:value="0.038870316789086" calcext:value-type="float">
            <text:p>0,0388703168</text:p>
          </table:table-cell>
          <table:table-cell table:style-name="ce4" table:formula="of:=[$Redistribution_central.O53]" office:value-type="float" office:value="0.0380672382832897" calcext:value-type="float">
            <text:p>0,0380672383</text:p>
          </table:table-cell>
          <table:table-cell table:style-name="ce4" table:formula="of:=[$Redistribution_central.P53]" office:value-type="float" office:value="0.0299721233728476" calcext:value-type="float">
            <text:p>0,0299721234</text:p>
          </table:table-cell>
          <table:table-cell table:style-name="ce4" table:formula="of:=[$Redistribution_central.Q53]" office:value-type="float" office:value="0.0507004544483826" calcext:value-type="float">
            <text:p>0,0507004544</text:p>
          </table:table-cell>
          <table:table-cell/>
          <table:table-cell table:style-name="ce4" table:formula="of:=[$redistribution_low.N53]" office:value-type="float" office:value="0.0382720451078941" calcext:value-type="float">
            <text:p>0,0382720451</text:p>
          </table:table-cell>
          <table:table-cell table:style-name="ce4" table:formula="of:=[$redistribution_low.O53]" office:value-type="float" office:value="0.040073021287614" calcext:value-type="float">
            <text:p>0,0400730213</text:p>
          </table:table-cell>
          <table:table-cell table:style-name="ce4" table:formula="of:=[$redistribution_low.P53]" office:value-type="float" office:value="0.0307378250820648" calcext:value-type="float">
            <text:p>0,0307378251</text:p>
          </table:table-cell>
          <table:table-cell table:style-name="ce4" table:formula="of:=[$redistribution_low.Q53]" office:value-type="float" office:value="0.0511525390158734" calcext:value-type="float">
            <text:p>0,051152539</text:p>
          </table:table-cell>
          <table:table-cell table:number-columns-repeated="1009"/>
        </table:table-row>
        <table:table-row table:style-name="ro1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N54]" office:value-type="float" office:value="0.0373195876384875" calcext:value-type="float">
            <text:p>0,0373195876</text:p>
          </table:table-cell>
          <table:table-cell table:style-name="ce4" table:formula="of:=[$Redistribution_high.O54]" office:value-type="float" office:value="0.0364986113432724" calcext:value-type="float">
            <text:p>0,0364986113</text:p>
          </table:table-cell>
          <table:table-cell table:style-name="ce4" table:formula="of:=[$Redistribution_high.P54]" office:value-type="float" office:value="0.0309051095942011" calcext:value-type="float">
            <text:p>0,0309051096</text:p>
          </table:table-cell>
          <table:table-cell table:style-name="ce4" table:formula="of:=[$Redistribution_high.Q54]" office:value-type="float" office:value="0.0454511296878941" calcext:value-type="float">
            <text:p>0,0454511297</text:p>
          </table:table-cell>
          <table:table-cell/>
          <table:table-cell table:style-name="ce4" table:formula="of:=[$Redistribution_central.N54]" office:value-type="float" office:value="0.0389318757441561" calcext:value-type="float">
            <text:p>0,0389318757</text:p>
          </table:table-cell>
          <table:table-cell table:style-name="ce4" table:formula="of:=[$Redistribution_central.O54]" office:value-type="float" office:value="0.0407431128346876" calcext:value-type="float">
            <text:p>0,0407431128</text:p>
          </table:table-cell>
          <table:table-cell table:style-name="ce4" table:formula="of:=[$Redistribution_central.P54]" office:value-type="float" office:value="0.0315095666492966" calcext:value-type="float">
            <text:p>0,0315095666</text:p>
          </table:table-cell>
          <table:table-cell table:style-name="ce4" table:formula="of:=[$Redistribution_central.Q54]" office:value-type="float" office:value="0.0509468432643051" calcext:value-type="float">
            <text:p>0,0509468433</text:p>
          </table:table-cell>
          <table:table-cell/>
          <table:table-cell table:style-name="ce4" table:formula="of:=[$redistribution_low.N54]" office:value-type="float" office:value="0.0391224445551742" calcext:value-type="float">
            <text:p>0,0391224446</text:p>
          </table:table-cell>
          <table:table-cell table:style-name="ce4" table:formula="of:=[$redistribution_low.O54]" office:value-type="float" office:value="0.0402410611796375" calcext:value-type="float">
            <text:p>0,0402410612</text:p>
          </table:table-cell>
          <table:table-cell table:style-name="ce4" table:formula="of:=[$redistribution_low.P54]" office:value-type="float" office:value="0.0321673954691182" calcext:value-type="float">
            <text:p>0,0321673955</text:p>
          </table:table-cell>
          <table:table-cell table:style-name="ce4" table:formula="of:=[$redistribution_low.Q54]" office:value-type="float" office:value="0.0502994270937138" calcext:value-type="float">
            <text:p>0,0502994271</text:p>
          </table:table-cell>
          <table:table-cell table:number-columns-repeated="1009"/>
        </table:table-row>
        <table:table-row table:style-name="ro1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N55]" office:value-type="float" office:value="0.0404991753625381" calcext:value-type="float">
            <text:p>0,0404991754</text:p>
          </table:table-cell>
          <table:table-cell table:style-name="ce4" table:formula="of:=[$Redistribution_high.O55]" office:value-type="float" office:value="0.0419972108010846" calcext:value-type="float">
            <text:p>0,0419972108</text:p>
          </table:table-cell>
          <table:table-cell table:style-name="ce4" table:formula="of:=[$Redistribution_high.P55]" office:value-type="float" office:value="0.0329374622013626" calcext:value-type="float">
            <text:p>0,0329374622</text:p>
          </table:table-cell>
          <table:table-cell table:style-name="ce4" table:formula="of:=[$Redistribution_high.Q55]" office:value-type="float" office:value="0.0526501514038146" calcext:value-type="float">
            <text:p>0,0526501514</text:p>
          </table:table-cell>
          <table:table-cell/>
          <table:table-cell table:style-name="ce4" table:formula="of:=[$Redistribution_central.N55]" office:value-type="float" office:value="0.0375632351431463" calcext:value-type="float">
            <text:p>0,0375632351</text:p>
          </table:table-cell>
          <table:table-cell table:style-name="ce4" table:formula="of:=[$Redistribution_central.O55]" office:value-type="float" office:value="0.0381635379036821" calcext:value-type="float">
            <text:p>0,0381635379</text:p>
          </table:table-cell>
          <table:table-cell table:style-name="ce4" table:formula="of:=[$Redistribution_central.P55]" office:value-type="float" office:value="0.0302713255270035" calcext:value-type="float">
            <text:p>0,0302713255</text:p>
          </table:table-cell>
          <table:table-cell table:style-name="ce4" table:formula="of:=[$Redistribution_central.Q55]" office:value-type="float" office:value="0.0484118417376186" calcext:value-type="float">
            <text:p>0,0484118417</text:p>
          </table:table-cell>
          <table:table-cell/>
          <table:table-cell table:style-name="ce4" table:formula="of:=[$redistribution_low.N55]" office:value-type="float" office:value="0.0361274832672794" calcext:value-type="float">
            <text:p>0,0361274833</text:p>
          </table:table-cell>
          <table:table-cell table:style-name="ce4" table:formula="of:=[$redistribution_low.O55]" office:value-type="float" office:value="0.037931314176455" calcext:value-type="float">
            <text:p>0,0379313142</text:p>
          </table:table-cell>
          <table:table-cell table:style-name="ce4" table:formula="of:=[$redistribution_low.P55]" office:value-type="float" office:value="0.0293387697067019" calcext:value-type="float">
            <text:p>0,0293387697</text:p>
          </table:table-cell>
          <table:table-cell table:style-name="ce4" table:formula="of:=[$redistribution_low.Q55]" office:value-type="float" office:value="0.0479465456761141" calcext:value-type="float">
            <text:p>0,0479465457</text:p>
          </table:table-cell>
          <table:table-cell table:number-columns-repeated="1009"/>
        </table:table-row>
        <table:table-row table:style-name="ro1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N56]" office:value-type="float" office:value="0.0381771285950568" calcext:value-type="float">
            <text:p>0,0381771286</text:p>
          </table:table-cell>
          <table:table-cell table:style-name="ce4" table:formula="of:=[$Redistribution_high.O56]" office:value-type="float" office:value="0.0376961998607619" calcext:value-type="float">
            <text:p>0,0376961999</text:p>
          </table:table-cell>
          <table:table-cell table:style-name="ce4" table:formula="of:=[$Redistribution_high.P56]" office:value-type="float" office:value="0.0309325116329854" calcext:value-type="float">
            <text:p>0,0309325116</text:p>
          </table:table-cell>
          <table:table-cell table:style-name="ce4" table:formula="of:=[$Redistribution_high.Q56]" office:value-type="float" office:value="0.0480727026378739" calcext:value-type="float">
            <text:p>0,0480727026</text:p>
          </table:table-cell>
          <table:table-cell/>
          <table:table-cell table:style-name="ce4" table:formula="of:=[$Redistribution_central.N56]" office:value-type="float" office:value="0.0359233921980693" calcext:value-type="float">
            <text:p>0,0359233922</text:p>
          </table:table-cell>
          <table:table-cell table:style-name="ce4" table:formula="of:=[$Redistribution_central.O56]" office:value-type="float" office:value="0.0372586444794589" calcext:value-type="float">
            <text:p>0,0372586445</text:p>
          </table:table-cell>
          <table:table-cell table:style-name="ce4" table:formula="of:=[$Redistribution_central.P56]" office:value-type="float" office:value="0.0301692392507113" calcext:value-type="float">
            <text:p>0,0301692393</text:p>
          </table:table-cell>
          <table:table-cell table:style-name="ce4" table:formula="of:=[$Redistribution_central.Q56]" office:value-type="float" office:value="0.0452791722241014" calcext:value-type="float">
            <text:p>0,0452791722</text:p>
          </table:table-cell>
          <table:table-cell/>
          <table:table-cell table:style-name="ce4" table:formula="of:=[$redistribution_low.N56]" office:value-type="float" office:value="0.0383617892033133" calcext:value-type="float">
            <text:p>0,0383617892</text:p>
          </table:table-cell>
          <table:table-cell table:style-name="ce4" table:formula="of:=[$redistribution_low.O56]" office:value-type="float" office:value="0.0388644640634816" calcext:value-type="float">
            <text:p>0,0388644641</text:p>
          </table:table-cell>
          <table:table-cell table:style-name="ce4" table:formula="of:=[$redistribution_low.P56]" office:value-type="float" office:value="0.0308606556210265" calcext:value-type="float">
            <text:p>0,0308606556</text:p>
          </table:table-cell>
          <table:table-cell table:style-name="ce4" table:formula="of:=[$redistribution_low.Q56]" office:value-type="float" office:value="0.0500683813483729" calcext:value-type="float">
            <text:p>0,0500683813</text:p>
          </table:table-cell>
          <table:table-cell table:number-columns-repeated="1009"/>
        </table:table-row>
        <table:table-row table:style-name="ro1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N57]" office:value-type="float" office:value="0.0389367242847563" calcext:value-type="float">
            <text:p>0,0389367243</text:p>
          </table:table-cell>
          <table:table-cell table:style-name="ce4" table:formula="of:=[$Redistribution_high.O57]" office:value-type="float" office:value="0.0416218101392808" calcext:value-type="float">
            <text:p>0,0416218101</text:p>
          </table:table-cell>
          <table:table-cell table:style-name="ce4" table:formula="of:=[$Redistribution_high.P57]" office:value-type="float" office:value="0.0325284759822164" calcext:value-type="float">
            <text:p>0,032528476</text:p>
          </table:table-cell>
          <table:table-cell table:style-name="ce4" table:formula="of:=[$Redistribution_high.Q57]" office:value-type="float" office:value="0.0506676611780517" calcext:value-type="float">
            <text:p>0,0506676612</text:p>
          </table:table-cell>
          <table:table-cell/>
          <table:table-cell table:style-name="ce4" table:formula="of:=[$Redistribution_central.N57]" office:value-type="float" office:value="0.0345205317422457" calcext:value-type="float">
            <text:p>0,0345205317</text:p>
          </table:table-cell>
          <table:table-cell table:style-name="ce4" table:formula="of:=[$Redistribution_central.O57]" office:value-type="float" office:value="0.0368406584184005" calcext:value-type="float">
            <text:p>0,0368406584</text:p>
          </table:table-cell>
          <table:table-cell table:style-name="ce4" table:formula="of:=[$Redistribution_central.P57]" office:value-type="float" office:value="0.0295014739921692" calcext:value-type="float">
            <text:p>0,029501474</text:p>
          </table:table-cell>
          <table:table-cell table:style-name="ce4" table:formula="of:=[$Redistribution_central.Q57]" office:value-type="float" office:value="0.0437753675621172" calcext:value-type="float">
            <text:p>0,0437753676</text:p>
          </table:table-cell>
          <table:table-cell/>
          <table:table-cell table:style-name="ce4" table:formula="of:=[$redistribution_low.N57]" office:value-type="float" office:value="0.0421688410492602" calcext:value-type="float">
            <text:p>0,042168841</text:p>
          </table:table-cell>
          <table:table-cell table:style-name="ce4" table:formula="of:=[$redistribution_low.O57]" office:value-type="float" office:value="0.043644143420811" calcext:value-type="float">
            <text:p>0,0436441434</text:p>
          </table:table-cell>
          <table:table-cell table:style-name="ce4" table:formula="of:=[$redistribution_low.P57]" office:value-type="float" office:value="0.0346579559787654" calcext:value-type="float">
            <text:p>0,034657956</text:p>
          </table:table-cell>
          <table:table-cell table:style-name="ce4" table:formula="of:=[$redistribution_low.Q57]" office:value-type="float" office:value="0.0547034637986989" calcext:value-type="float">
            <text:p>0,0547034638</text:p>
          </table:table-cell>
          <table:table-cell table:number-columns-repeated="1009"/>
        </table:table-row>
        <table:table-row table:style-name="ro1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N58]" office:value-type="float" office:value="0.0391478922903914" calcext:value-type="float">
            <text:p>0,0391478923</text:p>
          </table:table-cell>
          <table:table-cell table:style-name="ce4" table:formula="of:=[$Redistribution_high.O58]" office:value-type="float" office:value="0.039740856294835" calcext:value-type="float">
            <text:p>0,0397408563</text:p>
          </table:table-cell>
          <table:table-cell table:style-name="ce4" table:formula="of:=[$Redistribution_high.P58]" office:value-type="float" office:value="0.0327488897104286" calcext:value-type="float">
            <text:p>0,0327488897</text:p>
          </table:table-cell>
          <table:table-cell table:style-name="ce4" table:formula="of:=[$Redistribution_high.Q58]" office:value-type="float" office:value="0.0488075155784212" calcext:value-type="float">
            <text:p>0,0488075156</text:p>
          </table:table-cell>
          <table:table-cell/>
          <table:table-cell table:style-name="ce4" table:formula="of:=[$Redistribution_central.N58]" office:value-type="float" office:value="0.0374095635735336" calcext:value-type="float">
            <text:p>0,0374095636</text:p>
          </table:table-cell>
          <table:table-cell table:style-name="ce4" table:formula="of:=[$Redistribution_central.O58]" office:value-type="float" office:value="0.036138499061035" calcext:value-type="float">
            <text:p>0,0361384991</text:p>
          </table:table-cell>
          <table:table-cell table:style-name="ce4" table:formula="of:=[$Redistribution_central.P58]" office:value-type="float" office:value="0.0298987017159487" calcext:value-type="float">
            <text:p>0,0298987017</text:p>
          </table:table-cell>
          <table:table-cell table:style-name="ce4" table:formula="of:=[$Redistribution_central.Q58]" office:value-type="float" office:value="0.0466278390654522" calcext:value-type="float">
            <text:p>0,0466278391</text:p>
          </table:table-cell>
          <table:table-cell/>
          <table:table-cell table:style-name="ce4" table:formula="of:=[$redistribution_low.N58]" office:value-type="float" office:value="0.0367096304379928" calcext:value-type="float">
            <text:p>0,0367096304</text:p>
          </table:table-cell>
          <table:table-cell table:style-name="ce4" table:formula="of:=[$redistribution_low.O58]" office:value-type="float" office:value="0.0378749946264147" calcext:value-type="float">
            <text:p>0,0378749946</text:p>
          </table:table-cell>
          <table:table-cell table:style-name="ce4" table:formula="of:=[$redistribution_low.P58]" office:value-type="float" office:value="0.0307069816520171" calcext:value-type="float">
            <text:p>0,0307069817</text:p>
          </table:table-cell>
          <table:table-cell table:style-name="ce4" table:formula="of:=[$redistribution_low.Q58]" office:value-type="float" office:value="0.0466162313666419" calcext:value-type="float">
            <text:p>0,0466162314</text:p>
          </table:table-cell>
          <table:table-cell table:number-columns-repeated="1009"/>
        </table:table-row>
        <table:table-row table:style-name="ro1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N59]" office:value-type="float" office:value="0.0356111389490051" calcext:value-type="float">
            <text:p>0,0356111389</text:p>
          </table:table-cell>
          <table:table-cell table:style-name="ce4" table:formula="of:=[$Redistribution_high.O59]" office:value-type="float" office:value="0.0372180505810553" calcext:value-type="float">
            <text:p>0,0372180506</text:p>
          </table:table-cell>
          <table:table-cell table:style-name="ce4" table:formula="of:=[$Redistribution_high.P59]" office:value-type="float" office:value="0.0303256925097536" calcext:value-type="float">
            <text:p>0,0303256925</text:p>
          </table:table-cell>
          <table:table-cell table:style-name="ce4" table:formula="of:=[$Redistribution_high.Q59]" office:value-type="float" office:value="0.0447310453922908" calcext:value-type="float">
            <text:p>0,0447310454</text:p>
          </table:table-cell>
          <table:table-cell/>
          <table:table-cell table:style-name="ce4" table:formula="of:=[$Redistribution_central.N59]" office:value-type="float" office:value="0.0388531856979712" calcext:value-type="float">
            <text:p>0,0388531857</text:p>
          </table:table-cell>
          <table:table-cell table:style-name="ce4" table:formula="of:=[$Redistribution_central.O59]" office:value-type="float" office:value="0.0389478988866755" calcext:value-type="float">
            <text:p>0,0389478989</text:p>
          </table:table-cell>
          <table:table-cell table:style-name="ce4" table:formula="of:=[$Redistribution_central.P59]" office:value-type="float" office:value="0.0309313813222561" calcext:value-type="float">
            <text:p>0,0309313813</text:p>
          </table:table-cell>
          <table:table-cell table:style-name="ce4" table:formula="of:=[$Redistribution_central.Q59]" office:value-type="float" office:value="0.0501084298438761" calcext:value-type="float">
            <text:p>0,0501084298</text:p>
          </table:table-cell>
          <table:table-cell/>
          <table:table-cell table:style-name="ce4" table:formula="of:=[$redistribution_low.N59]" office:value-type="float" office:value="0.0357626665571804" calcext:value-type="float">
            <text:p>0,0357626666</text:p>
          </table:table-cell>
          <table:table-cell table:style-name="ce4" table:formula="of:=[$redistribution_low.O59]" office:value-type="float" office:value="0.0409420108541864" calcext:value-type="float">
            <text:p>0,0409420109</text:p>
          </table:table-cell>
          <table:table-cell table:style-name="ce4" table:formula="of:=[$redistribution_low.P59]" office:value-type="float" office:value="0.0313723393099303" calcext:value-type="float">
            <text:p>0,0313723393</text:p>
          </table:table-cell>
          <table:table-cell table:style-name="ce4" table:formula="of:=[$redistribution_low.Q59]" office:value-type="float" office:value="0.0471723270548548" calcext:value-type="float">
            <text:p>0,0471723271</text:p>
          </table:table-cell>
          <table:table-cell table:number-columns-repeated="1009"/>
        </table:table-row>
        <table:table-row table:style-name="ro1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N60]" office:value-type="float" office:value="0.0383858992983891" calcext:value-type="float">
            <text:p>0,0383858993</text:p>
          </table:table-cell>
          <table:table-cell table:style-name="ce4" table:formula="of:=[$Redistribution_high.O60]" office:value-type="float" office:value="0.0406749342063192" calcext:value-type="float">
            <text:p>0,0406749342</text:p>
          </table:table-cell>
          <table:table-cell table:style-name="ce4" table:formula="of:=[$Redistribution_high.P60]" office:value-type="float" office:value="0.0330535893795326" calcext:value-type="float">
            <text:p>0,0330535894</text:p>
          </table:table-cell>
          <table:table-cell table:style-name="ce4" table:formula="of:=[$Redistribution_high.Q60]" office:value-type="float" office:value="0.0482169211487459" calcext:value-type="float">
            <text:p>0,0482169211</text:p>
          </table:table-cell>
          <table:table-cell/>
          <table:table-cell table:style-name="ce4" table:formula="of:=[$Redistribution_central.N60]" office:value-type="float" office:value="0.0383707864179016" calcext:value-type="float">
            <text:p>0,0383707864</text:p>
          </table:table-cell>
          <table:table-cell table:style-name="ce4" table:formula="of:=[$Redistribution_central.O60]" office:value-type="float" office:value="0.0364372993146439" calcext:value-type="float">
            <text:p>0,0364372993</text:p>
          </table:table-cell>
          <table:table-cell table:style-name="ce4" table:formula="of:=[$Redistribution_central.P60]" office:value-type="float" office:value="0.0306977713356564" calcext:value-type="float">
            <text:p>0,0306977713</text:p>
          </table:table-cell>
          <table:table-cell table:style-name="ce4" table:formula="of:=[$Redistribution_central.Q60]" office:value-type="float" office:value="0.0472173548379524" calcext:value-type="float">
            <text:p>0,0472173548</text:p>
          </table:table-cell>
          <table:table-cell/>
          <table:table-cell table:style-name="ce4" table:formula="of:=[$redistribution_low.N60]" office:value-type="float" office:value="0.0345492379255321" calcext:value-type="float">
            <text:p>0,0345492379</text:p>
          </table:table-cell>
          <table:table-cell table:style-name="ce4" table:formula="of:=[$redistribution_low.O60]" office:value-type="float" office:value="0.0402536842905257" calcext:value-type="float">
            <text:p>0,0402536843</text:p>
          </table:table-cell>
          <table:table-cell table:style-name="ce4" table:formula="of:=[$redistribution_low.P60]" office:value-type="float" office:value="0.0304251290951227" calcext:value-type="float">
            <text:p>0,0304251291</text:p>
          </table:table-cell>
          <table:table-cell table:style-name="ce4" table:formula="of:=[$redistribution_low.Q60]" office:value-type="float" office:value="0.0460702977143905" calcext:value-type="float">
            <text:p>0,0460702977</text:p>
          </table:table-cell>
          <table:table-cell table:number-columns-repeated="1009"/>
        </table:table-row>
        <table:table-row table:style-name="ro1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N61]" office:value-type="float" office:value="0.0377852275922237" calcext:value-type="float">
            <text:p>0,0377852276</text:p>
          </table:table-cell>
          <table:table-cell table:style-name="ce4" table:formula="of:=[$Redistribution_high.O61]" office:value-type="float" office:value="0.038922505544525" calcext:value-type="float">
            <text:p>0,0389225055</text:p>
          </table:table-cell>
          <table:table-cell table:style-name="ce4" table:formula="of:=[$Redistribution_high.P61]" office:value-type="float" office:value="0.0319587327989695" calcext:value-type="float">
            <text:p>0,0319587328</text:p>
          </table:table-cell>
          <table:table-cell table:style-name="ce4" table:formula="of:=[$Redistribution_high.Q61]" office:value-type="float" office:value="0.0471445485336507" calcext:value-type="float">
            <text:p>0,0471445485</text:p>
          </table:table-cell>
          <table:table-cell/>
          <table:table-cell table:style-name="ce4" table:formula="of:=[$Redistribution_central.N61]" office:value-type="float" office:value="0.0407983545561711" calcext:value-type="float">
            <text:p>0,0407983546</text:p>
          </table:table-cell>
          <table:table-cell table:style-name="ce4" table:formula="of:=[$Redistribution_central.O61]" office:value-type="float" office:value="0.0396052893140767" calcext:value-type="float">
            <text:p>0,0396052893</text:p>
          </table:table-cell>
          <table:table-cell table:style-name="ce4" table:formula="of:=[$Redistribution_central.P61]" office:value-type="float" office:value="0.0322468073571867" calcext:value-type="float">
            <text:p>0,0322468074</text:p>
          </table:table-cell>
          <table:table-cell table:style-name="ce4" table:formula="of:=[$Redistribution_central.Q61]" office:value-type="float" office:value="0.0515690571278977" calcext:value-type="float">
            <text:p>0,0515690571</text:p>
          </table:table-cell>
          <table:table-cell/>
          <table:table-cell table:style-name="ce4" table:formula="of:=[$redistribution_low.N61]" office:value-type="float" office:value="0.0359629305937802" calcext:value-type="float">
            <text:p>0,0359629306</text:p>
          </table:table-cell>
          <table:table-cell table:style-name="ce4" table:formula="of:=[$redistribution_low.O61]" office:value-type="float" office:value="0.0422565489955263" calcext:value-type="float">
            <text:p>0,042256549</text:p>
          </table:table-cell>
          <table:table-cell table:style-name="ce4" table:formula="of:=[$redistribution_low.P61]" office:value-type="float" office:value="0.0313725488929627" calcext:value-type="float">
            <text:p>0,0313725489</text:p>
          </table:table-cell>
          <table:table-cell table:style-name="ce4" table:formula="of:=[$redistribution_low.Q61]" office:value-type="float" office:value="0.0487079805883346" calcext:value-type="float">
            <text:p>0,0487079806</text:p>
          </table:table-cell>
          <table:table-cell table:number-columns-repeated="1009"/>
        </table:table-row>
        <table:table-row table:style-name="ro1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N62]" office:value-type="float" office:value="0.0371972954484641" calcext:value-type="float">
            <text:p>0,0371972954</text:p>
          </table:table-cell>
          <table:table-cell table:style-name="ce4" table:formula="of:=[$Redistribution_high.O62]" office:value-type="float" office:value="0.0376479252141448" calcext:value-type="float">
            <text:p>0,0376479252</text:p>
          </table:table-cell>
          <table:table-cell table:style-name="ce4" table:formula="of:=[$Redistribution_high.P62]" office:value-type="float" office:value="0.0304163960470248" calcext:value-type="float">
            <text:p>0,030416396</text:p>
          </table:table-cell>
          <table:table-cell table:style-name="ce4" table:formula="of:=[$Redistribution_high.Q62]" office:value-type="float" office:value="0.0471927654317462" calcext:value-type="float">
            <text:p>0,0471927654</text:p>
          </table:table-cell>
          <table:table-cell/>
          <table:table-cell table:style-name="ce4" table:formula="of:=[$Redistribution_central.N62]" office:value-type="float" office:value="0.0381643042543315" calcext:value-type="float">
            <text:p>0,0381643043</text:p>
          </table:table-cell>
          <table:table-cell table:style-name="ce4" table:formula="of:=[$Redistribution_central.O62]" office:value-type="float" office:value="0.0388770998507376" calcext:value-type="float">
            <text:p>0,0388770999</text:p>
          </table:table-cell>
          <table:table-cell table:style-name="ce4" table:formula="of:=[$Redistribution_central.P62]" office:value-type="float" office:value="0.0302970105516292" calcext:value-type="float">
            <text:p>0,0302970106</text:p>
          </table:table-cell>
          <table:table-cell table:style-name="ce4" table:formula="of:=[$Redistribution_central.Q62]" office:value-type="float" office:value="0.0498403935999557" calcext:value-type="float">
            <text:p>0,0498403936</text:p>
          </table:table-cell>
          <table:table-cell/>
          <table:table-cell table:style-name="ce4" table:formula="of:=[$redistribution_low.N62]" office:value-type="float" office:value="0.0317538550180078" calcext:value-type="float">
            <text:p>0,031753855</text:p>
          </table:table-cell>
          <table:table-cell table:style-name="ce4" table:formula="of:=[$redistribution_low.O62]" office:value-type="float" office:value="0.0380863732033482" calcext:value-type="float">
            <text:p>0,0380863732</text:p>
          </table:table-cell>
          <table:table-cell table:style-name="ce4" table:formula="of:=[$redistribution_low.P62]" office:value-type="float" office:value="0.0280997393734993" calcext:value-type="float">
            <text:p>0,0280997394</text:p>
          </table:table-cell>
          <table:table-cell table:style-name="ce4" table:formula="of:=[$redistribution_low.Q62]" office:value-type="float" office:value="0.0430405394321224" calcext:value-type="float">
            <text:p>0,0430405394</text:p>
          </table:table-cell>
          <table:table-cell table:number-columns-repeated="1009"/>
        </table:table-row>
        <table:table-row table:style-name="ro1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N63]" office:value-type="float" office:value="0.0356108190315763" calcext:value-type="float">
            <text:p>0,035610819</text:p>
          </table:table-cell>
          <table:table-cell table:style-name="ce4" table:formula="of:=[$Redistribution_high.O63]" office:value-type="float" office:value="0.0397998971188513" calcext:value-type="float">
            <text:p>0,0397998971</text:p>
          </table:table-cell>
          <table:table-cell table:style-name="ce4" table:formula="of:=[$Redistribution_high.P63]" office:value-type="float" office:value="0.0308586332993182" calcext:value-type="float">
            <text:p>0,0308586333</text:p>
          </table:table-cell>
          <table:table-cell table:style-name="ce4" table:formula="of:=[$Redistribution_high.Q63]" office:value-type="float" office:value="0.0464976103637569" calcext:value-type="float">
            <text:p>0,0464976104</text:p>
          </table:table-cell>
          <table:table-cell/>
          <table:table-cell table:style-name="ce4" table:formula="of:=[$Redistribution_central.N63]" office:value-type="float" office:value="0.0357539014859261" calcext:value-type="float">
            <text:p>0,0357539015</text:p>
          </table:table-cell>
          <table:table-cell table:style-name="ce4" table:formula="of:=[$Redistribution_central.O63]" office:value-type="float" office:value="0.0359246458947225" calcext:value-type="float">
            <text:p>0,0359246459</text:p>
          </table:table-cell>
          <table:table-cell table:style-name="ce4" table:formula="of:=[$Redistribution_central.P63]" office:value-type="float" office:value="0.028365383266148" calcext:value-type="float">
            <text:p>0,0283653833</text:p>
          </table:table-cell>
          <table:table-cell table:style-name="ce4" table:formula="of:=[$Redistribution_central.Q63]" office:value-type="float" office:value="0.0463957799628752" calcext:value-type="float">
            <text:p>0,04639578</text:p>
          </table:table-cell>
          <table:table-cell/>
          <table:table-cell table:style-name="ce4" table:formula="of:=[$redistribution_low.N63]" office:value-type="float" office:value="0.0313086774628529" calcext:value-type="float">
            <text:p>0,0313086775</text:p>
          </table:table-cell>
          <table:table-cell table:style-name="ce4" table:formula="of:=[$redistribution_low.O63]" office:value-type="float" office:value="0.0373418083707454" calcext:value-type="float">
            <text:p>0,0373418084</text:p>
          </table:table-cell>
          <table:table-cell table:style-name="ce4" table:formula="of:=[$redistribution_low.P63]" office:value-type="float" office:value="0.0279338172354376" calcext:value-type="float">
            <text:p>0,0279338172</text:p>
          </table:table-cell>
          <table:table-cell table:style-name="ce4" table:formula="of:=[$redistribution_low.Q63]" office:value-type="float" office:value="0.0421142527166957" calcext:value-type="float">
            <text:p>0,0421142527</text:p>
          </table:table-cell>
          <table:table-cell table:number-columns-repeated="1009"/>
        </table:table-row>
        <table:table-row table:style-name="ro1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N64]" office:value-type="float" office:value="0.034892967823459" calcext:value-type="float">
            <text:p>0,0348929678</text:p>
          </table:table-cell>
          <table:table-cell table:style-name="ce4" table:formula="of:=[$Redistribution_high.O64]" office:value-type="float" office:value="0.0388838984483516" calcext:value-type="float">
            <text:p>0,0388838984</text:p>
          </table:table-cell>
          <table:table-cell table:style-name="ce4" table:formula="of:=[$Redistribution_high.P64]" office:value-type="float" office:value="0.0302062129727503" calcext:value-type="float">
            <text:p>0,030206213</text:p>
          </table:table-cell>
          <table:table-cell table:style-name="ce4" table:formula="of:=[$Redistribution_high.Q64]" office:value-type="float" office:value="0.045450548190131" calcext:value-type="float">
            <text:p>0,0454505482</text:p>
          </table:table-cell>
          <table:table-cell/>
          <table:table-cell table:style-name="ce4" table:formula="of:=[$Redistribution_central.N64]" office:value-type="float" office:value="0.0378928513824495" calcext:value-type="float">
            <text:p>0,0378928514</text:p>
          </table:table-cell>
          <table:table-cell table:style-name="ce4" table:formula="of:=[$Redistribution_central.O64]" office:value-type="float" office:value="0.0382994390957454" calcext:value-type="float">
            <text:p>0,0382994391</text:p>
          </table:table-cell>
          <table:table-cell table:style-name="ce4" table:formula="of:=[$Redistribution_central.P64]" office:value-type="float" office:value="0.0307000023786368" calcext:value-type="float">
            <text:p>0,0307000024</text:p>
          </table:table-cell>
          <table:table-cell table:style-name="ce4" table:formula="of:=[$Redistribution_central.Q64]" office:value-type="float" office:value="0.0485332799603911" calcext:value-type="float">
            <text:p>0,04853328</text:p>
          </table:table-cell>
          <table:table-cell/>
          <table:table-cell table:style-name="ce4" table:formula="of:=[$redistribution_low.N64]" office:value-type="float" office:value="0.0341238298402204" calcext:value-type="float">
            <text:p>0,0341238298</text:p>
          </table:table-cell>
          <table:table-cell table:style-name="ce4" table:formula="of:=[$redistribution_low.O64]" office:value-type="float" office:value="0.0402909193189484" calcext:value-type="float">
            <text:p>0,0402909193</text:p>
          </table:table-cell>
          <table:table-cell table:style-name="ce4" table:formula="of:=[$redistribution_low.P64]" office:value-type="float" office:value="0.0302966301229886" calcext:value-type="float">
            <text:p>0,0302966301</text:p>
          </table:table-cell>
          <table:table-cell table:style-name="ce4" table:formula="of:=[$redistribution_low.Q64]" office:value-type="float" office:value="0.0457636918559079" calcext:value-type="float">
            <text:p>0,0457636919</text:p>
          </table:table-cell>
          <table:table-cell table:number-columns-repeated="1009"/>
        </table:table-row>
        <table:table-row table:style-name="ro1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N65]" office:value-type="float" office:value="0.0347134060342821" calcext:value-type="float">
            <text:p>0,034713406</text:p>
          </table:table-cell>
          <table:table-cell table:style-name="ce4" table:formula="of:=[$Redistribution_high.O65]" office:value-type="float" office:value="0.0403620955494123" calcext:value-type="float">
            <text:p>0,0403620955</text:p>
          </table:table-cell>
          <table:table-cell table:style-name="ce4" table:formula="of:=[$Redistribution_high.P65]" office:value-type="float" office:value="0.0309423958066371" calcext:value-type="float">
            <text:p>0,0309423958</text:p>
          </table:table-cell>
          <table:table-cell table:style-name="ce4" table:formula="of:=[$Redistribution_high.Q65]" office:value-type="float" office:value="0.0456137694166842" calcext:value-type="float">
            <text:p>0,0456137694</text:p>
          </table:table-cell>
          <table:table-cell/>
          <table:table-cell table:style-name="ce4" table:formula="of:=[$Redistribution_central.N65]" office:value-type="float" office:value="0.0385690720011555" calcext:value-type="float">
            <text:p>0,038569072</text:p>
          </table:table-cell>
          <table:table-cell table:style-name="ce4" table:formula="of:=[$Redistribution_central.O65]" office:value-type="float" office:value="0.0416808263657936" calcext:value-type="float">
            <text:p>0,0416808264</text:p>
          </table:table-cell>
          <table:table-cell table:style-name="ce4" table:formula="of:=[$Redistribution_central.P65]" office:value-type="float" office:value="0.032564891903352" calcext:value-type="float">
            <text:p>0,0325648919</text:p>
          </table:table-cell>
          <table:table-cell table:style-name="ce4" table:formula="of:=[$Redistribution_central.Q65]" office:value-type="float" office:value="0.0501860428880339" calcext:value-type="float">
            <text:p>0,0501860429</text:p>
          </table:table-cell>
          <table:table-cell/>
          <table:table-cell table:style-name="ce4" table:formula="of:=[$redistribution_low.N65]" office:value-type="float" office:value="0.0347165863360038" calcext:value-type="float">
            <text:p>0,0347165863</text:p>
          </table:table-cell>
          <table:table-cell table:style-name="ce4" table:formula="of:=[$redistribution_low.O65]" office:value-type="float" office:value="0.0399802544350779" calcext:value-type="float">
            <text:p>0,0399802544</text:p>
          </table:table-cell>
          <table:table-cell table:style-name="ce4" table:formula="of:=[$redistribution_low.P65]" office:value-type="float" office:value="0.0297748496891042" calcext:value-type="float">
            <text:p>0,0297748497</text:p>
          </table:table-cell>
          <table:table-cell table:style-name="ce4" table:formula="of:=[$redistribution_low.Q65]" office:value-type="float" office:value="0.0471742715406206" calcext:value-type="float">
            <text:p>0,0471742715</text:p>
          </table:table-cell>
          <table:table-cell table:number-columns-repeated="1009"/>
        </table:table-row>
        <table:table-row table:style-name="ro1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N66]" office:value-type="float" office:value="0.0315909685877593" calcext:value-type="float">
            <text:p>0,0315909686</text:p>
          </table:table-cell>
          <table:table-cell table:style-name="ce4" table:formula="of:=[$Redistribution_high.O66]" office:value-type="float" office:value="0.0374336447235333" calcext:value-type="float">
            <text:p>0,0374336447</text:p>
          </table:table-cell>
          <table:table-cell table:style-name="ce4" table:formula="of:=[$Redistribution_high.P66]" office:value-type="float" office:value="0.0281420657560818" calcext:value-type="float">
            <text:p>0,0281420658</text:p>
          </table:table-cell>
          <table:table-cell table:style-name="ce4" table:formula="of:=[$Redistribution_high.Q66]" office:value-type="float" office:value="0.0421818825304782" calcext:value-type="float">
            <text:p>0,0421818825</text:p>
          </table:table-cell>
          <table:table-cell/>
          <table:table-cell table:style-name="ce4" table:formula="of:=[$Redistribution_central.N66]" office:value-type="float" office:value="0.036383180676656" calcext:value-type="float">
            <text:p>0,0363831807</text:p>
          </table:table-cell>
          <table:table-cell table:style-name="ce4" table:formula="of:=[$Redistribution_central.O66]" office:value-type="float" office:value="0.0416607959794253" calcext:value-type="float">
            <text:p>0,041660796</text:p>
          </table:table-cell>
          <table:table-cell table:style-name="ce4" table:formula="of:=[$Redistribution_central.P66]" office:value-type="float" office:value="0.0320432099119482" calcext:value-type="float">
            <text:p>0,0320432099</text:p>
          </table:table-cell>
          <table:table-cell table:style-name="ce4" table:formula="of:=[$Redistribution_central.Q66]" office:value-type="float" office:value="0.0475776907385971" calcext:value-type="float">
            <text:p>0,0475776907</text:p>
          </table:table-cell>
          <table:table-cell/>
          <table:table-cell table:style-name="ce4" table:formula="of:=[$redistribution_low.N66]" office:value-type="float" office:value="0.0345446084660223" calcext:value-type="float">
            <text:p>0,0345446085</text:p>
          </table:table-cell>
          <table:table-cell table:style-name="ce4" table:formula="of:=[$redistribution_low.O66]" office:value-type="float" office:value="0.0392206088539181" calcext:value-type="float">
            <text:p>0,0392206089</text:p>
          </table:table-cell>
          <table:table-cell table:style-name="ce4" table:formula="of:=[$redistribution_low.P66]" office:value-type="float" office:value="0.0295354662834505" calcext:value-type="float">
            <text:p>0,0295354663</text:p>
          </table:table-cell>
          <table:table-cell table:style-name="ce4" table:formula="of:=[$redistribution_low.Q66]" office:value-type="float" office:value="0.0463858191890795" calcext:value-type="float">
            <text:p>0,0463858192</text:p>
          </table:table-cell>
          <table:table-cell table:number-columns-repeated="1009"/>
        </table:table-row>
        <table:table-row table:style-name="ro1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N67]" office:value-type="float" office:value="0.0320902004072258" calcext:value-type="float">
            <text:p>0,0320902004</text:p>
          </table:table-cell>
          <table:table-cell table:style-name="ce4" table:formula="of:=[$Redistribution_high.O67]" office:value-type="float" office:value="0.0360833781781242" calcext:value-type="float">
            <text:p>0,0360833782</text:p>
          </table:table-cell>
          <table:table-cell table:style-name="ce4" table:formula="of:=[$Redistribution_high.P67]" office:value-type="float" office:value="0.0278499678046691" calcext:value-type="float">
            <text:p>0,0278499678</text:p>
          </table:table-cell>
          <table:table-cell table:style-name="ce4" table:formula="of:=[$Redistribution_high.Q67]" office:value-type="float" office:value="0.0420428930031082" calcext:value-type="float">
            <text:p>0,042042893</text:p>
          </table:table-cell>
          <table:table-cell/>
          <table:table-cell table:style-name="ce4" table:formula="of:=[$Redistribution_central.N67]" office:value-type="float" office:value="0.0377697686859918" calcext:value-type="float">
            <text:p>0,0377697687</text:p>
          </table:table-cell>
          <table:table-cell table:style-name="ce4" table:formula="of:=[$Redistribution_central.O67]" office:value-type="float" office:value="0.0425126281621786" calcext:value-type="float">
            <text:p>0,0425126282</text:p>
          </table:table-cell>
          <table:table-cell table:style-name="ce4" table:formula="of:=[$Redistribution_central.P67]" office:value-type="float" office:value="0.0320547388992885" calcext:value-type="float">
            <text:p>0,0320547389</text:p>
          </table:table-cell>
          <table:table-cell table:style-name="ce4" table:formula="of:=[$Redistribution_central.Q67]" office:value-type="float" office:value="0.050529864753236" calcext:value-type="float">
            <text:p>0,0505298648</text:p>
          </table:table-cell>
          <table:table-cell/>
          <table:table-cell table:style-name="ce4" table:formula="of:=[$redistribution_low.N67]" office:value-type="float" office:value="0.0348578336548614" calcext:value-type="float">
            <text:p>0,0348578337</text:p>
          </table:table-cell>
          <table:table-cell table:style-name="ce4" table:formula="of:=[$redistribution_low.O67]" office:value-type="float" office:value="0.0421156528297143" calcext:value-type="float">
            <text:p>0,0421156528</text:p>
          </table:table-cell>
          <table:table-cell table:style-name="ce4" table:formula="of:=[$redistribution_low.P67]" office:value-type="float" office:value="0.0311205850683152" calcext:value-type="float">
            <text:p>0,0311205851</text:p>
          </table:table-cell>
          <table:table-cell table:style-name="ce4" table:formula="of:=[$redistribution_low.Q67]" office:value-type="float" office:value="0.0474588994179091" calcext:value-type="float">
            <text:p>0,0474588994</text:p>
          </table:table-cell>
          <table:table-cell table:number-columns-repeated="1009"/>
        </table:table-row>
        <table:table-row table:style-name="ro1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N68]" office:value-type="float" office:value="0.0301611962777726" calcext:value-type="float">
            <text:p>0,0301611963</text:p>
          </table:table-cell>
          <table:table-cell table:style-name="ce4" table:formula="of:=[$Redistribution_high.O68]" office:value-type="float" office:value="0.0357366162999282" calcext:value-type="float">
            <text:p>0,0357366163</text:p>
          </table:table-cell>
          <table:table-cell table:style-name="ce4" table:formula="of:=[$Redistribution_high.P68]" office:value-type="float" office:value="0.0274384010099188" calcext:value-type="float">
            <text:p>0,027438401</text:p>
          </table:table-cell>
          <table:table-cell table:style-name="ce4" table:formula="of:=[$Redistribution_high.Q68]" office:value-type="float" office:value="0.0395344782964397" calcext:value-type="float">
            <text:p>0,0395344783</text:p>
          </table:table-cell>
          <table:table-cell/>
          <table:table-cell table:style-name="ce4" table:formula="of:=[$Redistribution_central.N68]" office:value-type="float" office:value="0.0390725802754208" calcext:value-type="float">
            <text:p>0,0390725803</text:p>
          </table:table-cell>
          <table:table-cell table:style-name="ce4" table:formula="of:=[$Redistribution_central.O68]" office:value-type="float" office:value="0.0451302871455501" calcext:value-type="float">
            <text:p>0,0451302871</text:p>
          </table:table-cell>
          <table:table-cell table:style-name="ce4" table:formula="of:=[$Redistribution_central.P68]" office:value-type="float" office:value="0.0338452316257817" calcext:value-type="float">
            <text:p>0,0338452316</text:p>
          </table:table-cell>
          <table:table-cell table:style-name="ce4" table:formula="of:=[$Redistribution_central.Q68]" office:value-type="float" office:value="0.0525131551921727" calcext:value-type="float">
            <text:p>0,0525131552</text:p>
          </table:table-cell>
          <table:table-cell/>
          <table:table-cell table:style-name="ce4" table:formula="of:=[$redistribution_low.N68]" office:value-type="float" office:value="0.0313465368449284" calcext:value-type="float">
            <text:p>0,0313465368</text:p>
          </table:table-cell>
          <table:table-cell table:style-name="ce4" table:formula="of:=[$redistribution_low.O68]" office:value-type="float" office:value="0.0411218995590476" calcext:value-type="float">
            <text:p>0,0411218996</text:p>
          </table:table-cell>
          <table:table-cell table:style-name="ce4" table:formula="of:=[$redistribution_low.P68]" office:value-type="float" office:value="0.0283811079747961" calcext:value-type="float">
            <text:p>0,028381108</text:p>
          </table:table-cell>
          <table:table-cell table:style-name="ce4" table:formula="of:=[$redistribution_low.Q68]" office:value-type="float" office:value="0.0452884999029931" calcext:value-type="float">
            <text:p>0,0452884999</text:p>
          </table:table-cell>
          <table:table-cell table:number-columns-repeated="1009"/>
        </table:table-row>
        <table:table-row table:style-name="ro1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N69]" office:value-type="float" office:value="0.03192268084423" calcext:value-type="float">
            <text:p>0,0319226808</text:p>
          </table:table-cell>
          <table:table-cell table:style-name="ce4" table:formula="of:=[$Redistribution_high.O69]" office:value-type="float" office:value="0.0386140505791746" calcext:value-type="float">
            <text:p>0,0386140506</text:p>
          </table:table-cell>
          <table:table-cell table:style-name="ce4" table:formula="of:=[$Redistribution_high.P69]" office:value-type="float" office:value="0.0296190897216759" calcext:value-type="float">
            <text:p>0,0296190897</text:p>
          </table:table-cell>
          <table:table-cell table:style-name="ce4" table:formula="of:=[$Redistribution_high.Q69]" office:value-type="float" office:value="0.0418001180190448" calcext:value-type="float">
            <text:p>0,041800118</text:p>
          </table:table-cell>
          <table:table-cell/>
          <table:table-cell table:style-name="ce4" table:formula="of:=[$Redistribution_central.N69]" office:value-type="float" office:value="0.0359875520404505" calcext:value-type="float">
            <text:p>0,035987552</text:p>
          </table:table-cell>
          <table:table-cell table:style-name="ce4" table:formula="of:=[$Redistribution_central.O69]" office:value-type="float" office:value="0.0405292194243941" calcext:value-type="float">
            <text:p>0,0405292194</text:p>
          </table:table-cell>
          <table:table-cell table:style-name="ce4" table:formula="of:=[$Redistribution_central.P69]" office:value-type="float" office:value="0.0308917475468957" calcext:value-type="float">
            <text:p>0,0308917475</text:p>
          </table:table-cell>
          <table:table-cell table:style-name="ce4" table:formula="of:=[$Redistribution_central.Q69]" office:value-type="float" office:value="0.0477778697499261" calcext:value-type="float">
            <text:p>0,0477778697</text:p>
          </table:table-cell>
          <table:table-cell/>
          <table:table-cell table:style-name="ce4" table:formula="of:=[$redistribution_low.N69]" office:value-type="float" office:value="0.0274523856211902" calcext:value-type="float">
            <text:p>0,0274523856</text:p>
          </table:table-cell>
          <table:table-cell table:style-name="ce4" table:formula="of:=[$redistribution_low.O69]" office:value-type="float" office:value="0.0357275341397751" calcext:value-type="float">
            <text:p>0,0357275341</text:p>
          </table:table-cell>
          <table:table-cell table:style-name="ce4" table:formula="of:=[$redistribution_low.P69]" office:value-type="float" office:value="0.0252698800761646" calcext:value-type="float">
            <text:p>0,0252698801</text:p>
          </table:table-cell>
          <table:table-cell table:style-name="ce4" table:formula="of:=[$redistribution_low.Q69]" office:value-type="float" office:value="0.038775279143323" calcext:value-type="float">
            <text:p>0,0387752791</text:p>
          </table:table-cell>
          <table:table-cell table:number-columns-repeated="1009"/>
        </table:table-row>
        <table:table-row table:style-name="ro1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N70]" office:value-type="float" office:value="0.0305738244971366" calcext:value-type="float">
            <text:p>0,0305738245</text:p>
          </table:table-cell>
          <table:table-cell table:style-name="ce4" table:formula="of:=[$Redistribution_high.O70]" office:value-type="float" office:value="0.0361842638768752" calcext:value-type="float">
            <text:p>0,0361842639</text:p>
          </table:table-cell>
          <table:table-cell table:style-name="ce4" table:formula="of:=[$Redistribution_high.P70]" office:value-type="float" office:value="0.0278730912051237" calcext:value-type="float">
            <text:p>0,0278730912</text:p>
          </table:table-cell>
          <table:table-cell table:style-name="ce4" table:formula="of:=[$Redistribution_high.Q70]" office:value-type="float" office:value="0.0399192141401416" calcext:value-type="float">
            <text:p>0,0399192141</text:p>
          </table:table-cell>
          <table:table-cell/>
          <table:table-cell table:style-name="ce4" table:formula="of:=[$Redistribution_central.N70]" office:value-type="float" office:value="0.0369017129942373" calcext:value-type="float">
            <text:p>0,036901713</text:p>
          </table:table-cell>
          <table:table-cell table:style-name="ce4" table:formula="of:=[$Redistribution_central.O70]" office:value-type="float" office:value="0.0467052220610979" calcext:value-type="float">
            <text:p>0,0467052221</text:p>
          </table:table-cell>
          <table:table-cell table:style-name="ce4" table:formula="of:=[$Redistribution_central.P70]" office:value-type="float" office:value="0.0341760339378827" calcext:value-type="float">
            <text:p>0,0341760339</text:p>
          </table:table-cell>
          <table:table-cell table:style-name="ce4" table:formula="of:=[$Redistribution_central.Q70]" office:value-type="float" office:value="0.0503322699316251" calcext:value-type="float">
            <text:p>0,0503322699</text:p>
          </table:table-cell>
          <table:table-cell/>
          <table:table-cell table:style-name="ce4" table:formula="of:=[$redistribution_low.N70]" office:value-type="float" office:value="0.029612006133703" calcext:value-type="float">
            <text:p>0,0296120061</text:p>
          </table:table-cell>
          <table:table-cell table:style-name="ce4" table:formula="of:=[$redistribution_low.O70]" office:value-type="float" office:value="0.038820595667269" calcext:value-type="float">
            <text:p>0,0388205957</text:p>
          </table:table-cell>
          <table:table-cell table:style-name="ce4" table:formula="of:=[$redistribution_low.P70]" office:value-type="float" office:value="0.0272737698093633" calcext:value-type="float">
            <text:p>0,0272737698</text:p>
          </table:table-cell>
          <table:table-cell table:style-name="ce4" table:formula="of:=[$redistribution_low.Q70]" office:value-type="float" office:value="0.0420617405408805" calcext:value-type="float">
            <text:p>0,0420617405</text:p>
          </table:table-cell>
          <table:table-cell table:number-columns-repeated="1009"/>
        </table:table-row>
        <table:table-row table:style-name="ro1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N71]" office:value-type="float" office:value="0.0325651014635421" calcext:value-type="float">
            <text:p>0,0325651015</text:p>
          </table:table-cell>
          <table:table-cell table:style-name="ce4" table:formula="of:=[$Redistribution_high.O71]" office:value-type="float" office:value="0.0405336879323868" calcext:value-type="float">
            <text:p>0,0405336879</text:p>
          </table:table-cell>
          <table:table-cell table:style-name="ce4" table:formula="of:=[$Redistribution_high.P71]" office:value-type="float" office:value="0.0303440252754111" calcext:value-type="float">
            <text:p>0,0303440253</text:p>
          </table:table-cell>
          <table:table-cell table:style-name="ce4" table:formula="of:=[$Redistribution_high.Q71]" office:value-type="float" office:value="0.0436262075443154" calcext:value-type="float">
            <text:p>0,0436262075</text:p>
          </table:table-cell>
          <table:table-cell/>
          <table:table-cell table:style-name="ce4" table:formula="of:=[$Redistribution_central.N71]" office:value-type="float" office:value="0.0388711692680971" calcext:value-type="float">
            <text:p>0,0388711693</text:p>
          </table:table-cell>
          <table:table-cell table:style-name="ce4" table:formula="of:=[$Redistribution_central.O71]" office:value-type="float" office:value="0.0493270204026994" calcext:value-type="float">
            <text:p>0,0493270204</text:p>
          </table:table-cell>
          <table:table-cell table:style-name="ce4" table:formula="of:=[$Redistribution_central.P71]" office:value-type="float" office:value="0.0363604839743912" calcext:value-type="float">
            <text:p>0,036360484</text:p>
          </table:table-cell>
          <table:table-cell table:style-name="ce4" table:formula="of:=[$Redistribution_central.Q71]" office:value-type="float" office:value="0.052750786961598" calcext:value-type="float">
            <text:p>0,052750787</text:p>
          </table:table-cell>
          <table:table-cell/>
          <table:table-cell table:style-name="ce4" table:formula="of:=[$redistribution_low.N71]" office:value-type="float" office:value="0.0309933234994824" calcext:value-type="float">
            <text:p>0,0309933235</text:p>
          </table:table-cell>
          <table:table-cell table:style-name="ce4" table:formula="of:=[$redistribution_low.O71]" office:value-type="float" office:value="0.0392373969628755" calcext:value-type="float">
            <text:p>0,039237397</text:p>
          </table:table-cell>
          <table:table-cell table:style-name="ce4" table:formula="of:=[$redistribution_low.P71]" office:value-type="float" office:value="0.0279844455217536" calcext:value-type="float">
            <text:p>0,0279844455</text:p>
          </table:table-cell>
          <table:table-cell table:style-name="ce4" table:formula="of:=[$redistribution_low.Q71]" office:value-type="float" office:value="0.0436610736886041" calcext:value-type="float">
            <text:p>0,0436610737</text:p>
          </table:table-cell>
          <table:table-cell table:number-columns-repeated="1009"/>
        </table:table-row>
        <table:table-row table:style-name="ro1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N72]" office:value-type="float" office:value="0.0294023892286725" calcext:value-type="float">
            <text:p>0,0294023892</text:p>
          </table:table-cell>
          <table:table-cell table:style-name="ce4" table:formula="of:=[$Redistribution_high.O72]" office:value-type="float" office:value="0.0347092067792919" calcext:value-type="float">
            <text:p>0,0347092068</text:p>
          </table:table-cell>
          <table:table-cell table:style-name="ce4" table:formula="of:=[$Redistribution_high.P72]" office:value-type="float" office:value="0.0275281657303604" calcext:value-type="float">
            <text:p>0,0275281657</text:p>
          </table:table-cell>
          <table:table-cell table:style-name="ce4" table:formula="of:=[$Redistribution_high.Q72]" office:value-type="float" office:value="0.0373399456990666" calcext:value-type="float">
            <text:p>0,0373399457</text:p>
          </table:table-cell>
          <table:table-cell/>
          <table:table-cell table:style-name="ce4" table:formula="of:=[$Redistribution_central.N72]" office:value-type="float" office:value="0.0329497337191453" calcext:value-type="float">
            <text:p>0,0329497337</text:p>
          </table:table-cell>
          <table:table-cell table:style-name="ce4" table:formula="of:=[$Redistribution_central.O72]" office:value-type="float" office:value="0.0415932861726196" calcext:value-type="float">
            <text:p>0,0415932862</text:p>
          </table:table-cell>
          <table:table-cell table:style-name="ce4" table:formula="of:=[$Redistribution_central.P72]" office:value-type="float" office:value="0.0306980227971826" calcext:value-type="float">
            <text:p>0,0306980228</text:p>
          </table:table-cell>
          <table:table-cell table:style-name="ce4" table:formula="of:=[$Redistribution_central.Q72]" office:value-type="float" office:value="0.0446599252694245" calcext:value-type="float">
            <text:p>0,0446599253</text:p>
          </table:table-cell>
          <table:table-cell/>
          <table:table-cell table:style-name="ce4" table:formula="of:=[$redistribution_low.N72]" office:value-type="float" office:value="0.0328299917119995" calcext:value-type="float">
            <text:p>0,0328299917</text:p>
          </table:table-cell>
          <table:table-cell table:style-name="ce4" table:formula="of:=[$redistribution_low.O72]" office:value-type="float" office:value="0.0429380662329273" calcext:value-type="float">
            <text:p>0,0429380662</text:p>
          </table:table-cell>
          <table:table-cell table:style-name="ce4" table:formula="of:=[$redistribution_low.P72]" office:value-type="float" office:value="0.030885251365452" calcext:value-type="float">
            <text:p>0,0308852514</text:p>
          </table:table-cell>
          <table:table-cell table:style-name="ce4" table:formula="of:=[$redistribution_low.Q72]" office:value-type="float" office:value="0.0457280749007985" calcext:value-type="float">
            <text:p>0,0457280749</text:p>
          </table:table-cell>
          <table:table-cell table:number-columns-repeated="1009"/>
        </table:table-row>
        <table:table-row table:style-name="ro1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N73]" office:value-type="float" office:value="0.0313537950504398" calcext:value-type="float">
            <text:p>0,0313537951</text:p>
          </table:table-cell>
          <table:table-cell table:style-name="ce4" table:formula="of:=[$Redistribution_high.O73]" office:value-type="float" office:value="0.0373632640365915" calcext:value-type="float">
            <text:p>0,037363264</text:p>
          </table:table-cell>
          <table:table-cell table:style-name="ce4" table:formula="of:=[$Redistribution_high.P73]" office:value-type="float" office:value="0.0288661299777972" calcext:value-type="float">
            <text:p>0,02886613</text:p>
          </table:table-cell>
          <table:table-cell table:style-name="ce4" table:formula="of:=[$Redistribution_high.Q73]" office:value-type="float" office:value="0.0408998719958436" calcext:value-type="float">
            <text:p>0,040899872</text:p>
          </table:table-cell>
          <table:table-cell/>
          <table:table-cell table:style-name="ce4" table:formula="of:=[$Redistribution_central.N73]" office:value-type="float" office:value="0.0391172205082142" calcext:value-type="float">
            <text:p>0,0391172205</text:p>
          </table:table-cell>
          <table:table-cell table:style-name="ce4" table:formula="of:=[$Redistribution_central.O73]" office:value-type="float" office:value="0.0470697365413994" calcext:value-type="float">
            <text:p>0,0470697365</text:p>
          </table:table-cell>
          <table:table-cell table:style-name="ce4" table:formula="of:=[$Redistribution_central.P73]" office:value-type="float" office:value="0.0347770447697365" calcext:value-type="float">
            <text:p>0,0347770448</text:p>
          </table:table-cell>
          <table:table-cell table:style-name="ce4" table:formula="of:=[$Redistribution_central.Q73]" office:value-type="float" office:value="0.0532131963943144" calcext:value-type="float">
            <text:p>0,0532131964</text:p>
          </table:table-cell>
          <table:table-cell/>
          <table:table-cell table:style-name="ce4" table:formula="of:=[$redistribution_low.N73]" office:value-type="float" office:value="0.0331358616539655" calcext:value-type="float">
            <text:p>0,0331358617</text:p>
          </table:table-cell>
          <table:table-cell table:style-name="ce4" table:formula="of:=[$redistribution_low.O73]" office:value-type="float" office:value="0.0441493774606448" calcext:value-type="float">
            <text:p>0,0441493775</text:p>
          </table:table-cell>
          <table:table-cell table:style-name="ce4" table:formula="of:=[$redistribution_low.P73]" office:value-type="float" office:value="0.031794505062865" calcext:value-type="float">
            <text:p>0,0317945051</text:p>
          </table:table-cell>
          <table:table-cell table:style-name="ce4" table:formula="of:=[$redistribution_low.Q73]" office:value-type="float" office:value="0.0460018246511041" calcext:value-type="float">
            <text:p>0,0460018247</text:p>
          </table:table-cell>
          <table:table-cell table:number-columns-repeated="1009"/>
        </table:table-row>
        <table:table-row table:style-name="ro1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N74]" office:value-type="float" office:value="0.0308712498444857" calcext:value-type="float">
            <text:p>0,0308712498</text:p>
          </table:table-cell>
          <table:table-cell table:style-name="ce4" table:formula="of:=[$Redistribution_high.O74]" office:value-type="float" office:value="0.0360965920058862" calcext:value-type="float">
            <text:p>0,036096592</text:p>
          </table:table-cell>
          <table:table-cell table:style-name="ce4" table:formula="of:=[$Redistribution_high.P74]" office:value-type="float" office:value="0.0283438718922283" calcext:value-type="float">
            <text:p>0,0283438719</text:p>
          </table:table-cell>
          <table:table-cell table:style-name="ce4" table:formula="of:=[$Redistribution_high.Q74]" office:value-type="float" office:value="0.0396622274116408" calcext:value-type="float">
            <text:p>0,0396622274</text:p>
          </table:table-cell>
          <table:table-cell/>
          <table:table-cell table:style-name="ce4" table:formula="of:=[$Redistribution_central.N74]" office:value-type="float" office:value="0.0393633124399586" calcext:value-type="float">
            <text:p>0,0393633124</text:p>
          </table:table-cell>
          <table:table-cell table:style-name="ce4" table:formula="of:=[$Redistribution_central.O74]" office:value-type="float" office:value="0.0422982779888209" calcext:value-type="float">
            <text:p>0,042298278</text:p>
          </table:table-cell>
          <table:table-cell table:style-name="ce4" table:formula="of:=[$Redistribution_central.P74]" office:value-type="float" office:value="0.0320298601123865" calcext:value-type="float">
            <text:p>0,0320298601</text:p>
          </table:table-cell>
          <table:table-cell table:style-name="ce4" table:formula="of:=[$Redistribution_central.Q74]" office:value-type="float" office:value="0.052755425848662" calcext:value-type="float">
            <text:p>0,0527554258</text:p>
          </table:table-cell>
          <table:table-cell/>
          <table:table-cell table:style-name="ce4" table:formula="of:=[$redistribution_low.N74]" office:value-type="float" office:value="0.0326528787684696" calcext:value-type="float">
            <text:p>0,0326528788</text:p>
          </table:table-cell>
          <table:table-cell table:style-name="ce4" table:formula="of:=[$redistribution_low.O74]" office:value-type="float" office:value="0.0431656280030082" calcext:value-type="float">
            <text:p>0,043165628</text:p>
          </table:table-cell>
          <table:table-cell table:style-name="ce4" table:formula="of:=[$redistribution_low.P74]" office:value-type="float" office:value="0.0314110828817863" calcext:value-type="float">
            <text:p>0,0314110829</text:p>
          </table:table-cell>
          <table:table-cell table:style-name="ce4" table:formula="of:=[$redistribution_low.Q74]" office:value-type="float" office:value="0.0447955489219553" calcext:value-type="float">
            <text:p>0,0447955489</text:p>
          </table:table-cell>
          <table:table-cell table:number-columns-repeated="1009"/>
        </table:table-row>
        <table:table-row table:style-name="ro1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N75]" office:value-type="float" office:value="0.0316903954728328" calcext:value-type="float">
            <text:p>0,0316903955</text:p>
          </table:table-cell>
          <table:table-cell table:style-name="ce4" table:formula="of:=[$Redistribution_high.O75]" office:value-type="float" office:value="0.0381735052799448" calcext:value-type="float">
            <text:p>0,0381735053</text:p>
          </table:table-cell>
          <table:table-cell table:style-name="ce4" table:formula="of:=[$Redistribution_high.P75]" office:value-type="float" office:value="0.0297715992332044" calcext:value-type="float">
            <text:p>0,0297715992</text:p>
          </table:table-cell>
          <table:table-cell table:style-name="ce4" table:formula="of:=[$Redistribution_high.Q75]" office:value-type="float" office:value="0.0408665289836534" calcext:value-type="float">
            <text:p>0,040866529</text:p>
          </table:table-cell>
          <table:table-cell/>
          <table:table-cell table:style-name="ce4" table:formula="of:=[$Redistribution_central.N75]" office:value-type="float" office:value="0.0341465696395591" calcext:value-type="float">
            <text:p>0,0341465696</text:p>
          </table:table-cell>
          <table:table-cell table:style-name="ce4" table:formula="of:=[$Redistribution_central.O75]" office:value-type="float" office:value="0.0364693522914325" calcext:value-type="float">
            <text:p>0,0364693523</text:p>
          </table:table-cell>
          <table:table-cell table:style-name="ce4" table:formula="of:=[$Redistribution_central.P75]" office:value-type="float" office:value="0.0288382052849036" calcext:value-type="float">
            <text:p>0,0288382053</text:p>
          </table:table-cell>
          <table:table-cell table:style-name="ce4" table:formula="of:=[$Redistribution_central.Q75]" office:value-type="float" office:value="0.0440124059950057" calcext:value-type="float">
            <text:p>0,044012406</text:p>
          </table:table-cell>
          <table:table-cell/>
          <table:table-cell table:style-name="ce4" table:formula="of:=[$redistribution_low.N75]" office:value-type="float" office:value="0.0313027050127596" calcext:value-type="float">
            <text:p>0,031302705</text:p>
          </table:table-cell>
          <table:table-cell table:style-name="ce4" table:formula="of:=[$redistribution_low.O75]" office:value-type="float" office:value="0.0393459917056528" calcext:value-type="float">
            <text:p>0,0393459917</text:p>
          </table:table-cell>
          <table:table-cell table:style-name="ce4" table:formula="of:=[$redistribution_low.P75]" office:value-type="float" office:value="0.0287995936997926" calcext:value-type="float">
            <text:p>0,0287995937</text:p>
          </table:table-cell>
          <table:table-cell table:style-name="ce4" table:formula="of:=[$redistribution_low.Q75]" office:value-type="float" office:value="0.0430311364891679" calcext:value-type="float">
            <text:p>0,0430311365</text:p>
          </table:table-cell>
          <table:table-cell table:number-columns-repeated="1009"/>
        </table:table-row>
        <table:table-row table:style-name="ro1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N76]" office:value-type="float" office:value="0.0317644903287305" calcext:value-type="float">
            <text:p>0,0317644903</text:p>
          </table:table-cell>
          <table:table-cell table:style-name="ce4" table:formula="of:=[$Redistribution_high.O76]" office:value-type="float" office:value="0.0384153946019259" calcext:value-type="float">
            <text:p>0,0384153946</text:p>
          </table:table-cell>
          <table:table-cell table:style-name="ce4" table:formula="of:=[$Redistribution_high.P76]" office:value-type="float" office:value="0.0296678975145881" calcext:value-type="float">
            <text:p>0,0296678975</text:p>
          </table:table-cell>
          <table:table-cell table:style-name="ce4" table:formula="of:=[$Redistribution_high.Q76]" office:value-type="float" office:value="0.041408964178194" calcext:value-type="float">
            <text:p>0,0414089642</text:p>
          </table:table-cell>
          <table:table-cell/>
          <table:table-cell table:style-name="ce4" table:formula="of:=[$Redistribution_central.N76]" office:value-type="float" office:value="0.0362885238581658" calcext:value-type="float">
            <text:p>0,0362885239</text:p>
          </table:table-cell>
          <table:table-cell table:style-name="ce4" table:formula="of:=[$Redistribution_central.O76]" office:value-type="float" office:value="0.0409426775004081" calcext:value-type="float">
            <text:p>0,0409426775</text:p>
          </table:table-cell>
          <table:table-cell table:style-name="ce4" table:formula="of:=[$Redistribution_central.P76]" office:value-type="float" office:value="0.0324485982016179" calcext:value-type="float">
            <text:p>0,0324485982</text:p>
          </table:table-cell>
          <table:table-cell table:style-name="ce4" table:formula="of:=[$Redistribution_central.Q76]" office:value-type="float" office:value="0.0464079197354528" calcext:value-type="float">
            <text:p>0,0464079197</text:p>
          </table:table-cell>
          <table:table-cell/>
          <table:table-cell table:style-name="ce4" table:formula="of:=[$redistribution_low.N76]" office:value-type="float" office:value="0.0342533756230041" calcext:value-type="float">
            <text:p>0,0342533756</text:p>
          </table:table-cell>
          <table:table-cell table:style-name="ce4" table:formula="of:=[$redistribution_low.O76]" office:value-type="float" office:value="0.0407174110840736" calcext:value-type="float">
            <text:p>0,0407174111</text:p>
          </table:table-cell>
          <table:table-cell table:style-name="ce4" table:formula="of:=[$redistribution_low.P76]" office:value-type="float" office:value="0.0305523317623273" calcext:value-type="float">
            <text:p>0,0305523318</text:p>
          </table:table-cell>
          <table:table-cell table:style-name="ce4" table:formula="of:=[$redistribution_low.Q76]" office:value-type="float" office:value="0.0462655796608731" calcext:value-type="float">
            <text:p>0,0462655797</text:p>
          </table:table-cell>
          <table:table-cell table:number-columns-repeated="1009"/>
        </table:table-row>
        <table:table-row table:style-name="ro1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N77]" office:value-type="float" office:value="0.0311586704196744" calcext:value-type="float">
            <text:p>0,0311586704</text:p>
          </table:table-cell>
          <table:table-cell table:style-name="ce4" table:formula="of:=[$Redistribution_high.O77]" office:value-type="float" office:value="0.0373392118854193" calcext:value-type="float">
            <text:p>0,0373392119</text:p>
          </table:table-cell>
          <table:table-cell table:style-name="ce4" table:formula="of:=[$Redistribution_high.P77]" office:value-type="float" office:value="0.0285771120817839" calcext:value-type="float">
            <text:p>0,0285771121</text:p>
          </table:table-cell>
          <table:table-cell table:style-name="ce4" table:formula="of:=[$Redistribution_high.Q77]" office:value-type="float" office:value="0.0410140800810745" calcext:value-type="float">
            <text:p>0,0410140801</text:p>
          </table:table-cell>
          <table:table-cell/>
          <table:table-cell table:style-name="ce4" table:formula="of:=[$Redistribution_central.N77]" office:value-type="float" office:value="0.0345427727342363" calcext:value-type="float">
            <text:p>0,0345427727</text:p>
          </table:table-cell>
          <table:table-cell table:style-name="ce4" table:formula="of:=[$Redistribution_central.O77]" office:value-type="float" office:value="0.0383255085522796" calcext:value-type="float">
            <text:p>0,0383255086</text:p>
          </table:table-cell>
          <table:table-cell table:style-name="ce4" table:formula="of:=[$Redistribution_central.P77]" office:value-type="float" office:value="0.0311434466057224" calcext:value-type="float">
            <text:p>0,0311434466</text:p>
          </table:table-cell>
          <table:table-cell table:style-name="ce4" table:formula="of:=[$Redistribution_central.Q77]" office:value-type="float" office:value="0.0431520882311011" calcext:value-type="float">
            <text:p>0,0431520882</text:p>
          </table:table-cell>
          <table:table-cell/>
          <table:table-cell table:style-name="ce4" table:formula="of:=[$redistribution_low.N77]" office:value-type="float" office:value="0.033271922543823" calcext:value-type="float">
            <text:p>0,0332719225</text:p>
          </table:table-cell>
          <table:table-cell table:style-name="ce4" table:formula="of:=[$redistribution_low.O77]" office:value-type="float" office:value="0.0422025091552007" calcext:value-type="float">
            <text:p>0,0422025092</text:p>
          </table:table-cell>
          <table:table-cell table:style-name="ce4" table:formula="of:=[$redistribution_low.P77]" office:value-type="float" office:value="0.0308225995927945" calcext:value-type="float">
            <text:p>0,0308225996</text:p>
          </table:table-cell>
          <table:table-cell table:style-name="ce4" table:formula="of:=[$redistribution_low.Q77]" office:value-type="float" office:value="0.045804335338951" calcext:value-type="float">
            <text:p>0,0458043353</text:p>
          </table:table-cell>
          <table:table-cell table:number-columns-repeated="1009"/>
        </table:table-row>
        <table:table-row table:style-name="ro1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N78]" office:value-type="float" office:value="0.0331266162290713" calcext:value-type="float">
            <text:p>0,0331266162</text:p>
          </table:table-cell>
          <table:table-cell table:style-name="ce4" table:formula="of:=[$Redistribution_high.O78]" office:value-type="float" office:value="0.0370542419972969" calcext:value-type="float">
            <text:p>0,037054242</text:p>
          </table:table-cell>
          <table:table-cell table:style-name="ce4" table:formula="of:=[$Redistribution_high.P78]" office:value-type="float" office:value="0.0299902690797497" calcext:value-type="float">
            <text:p>0,0299902691</text:p>
          </table:table-cell>
          <table:table-cell table:style-name="ce4" table:formula="of:=[$Redistribution_high.Q78]" office:value-type="float" office:value="0.0414907745265435" calcext:value-type="float">
            <text:p>0,0414907745</text:p>
          </table:table-cell>
          <table:table-cell/>
          <table:table-cell table:style-name="ce4" table:formula="of:=[$Redistribution_central.N78]" office:value-type="float" office:value="0.0391272282379141" calcext:value-type="float">
            <text:p>0,0391272282</text:p>
          </table:table-cell>
          <table:table-cell table:style-name="ce4" table:formula="of:=[$Redistribution_central.O78]" office:value-type="float" office:value="0.0427872972929943" calcext:value-type="float">
            <text:p>0,0427872973</text:p>
          </table:table-cell>
          <table:table-cell table:style-name="ce4" table:formula="of:=[$Redistribution_central.P78]" office:value-type="float" office:value="0.0338691290947231" calcext:value-type="float">
            <text:p>0,0338691291</text:p>
          </table:table-cell>
          <table:table-cell table:style-name="ce4" table:formula="of:=[$Redistribution_central.Q78]" office:value-type="float" office:value="0.050222362142652" calcext:value-type="float">
            <text:p>0,0502223621</text:p>
          </table:table-cell>
          <table:table-cell/>
          <table:table-cell table:style-name="ce4" table:formula="of:=[$redistribution_low.N78]" office:value-type="float" office:value="0.0377294093535556" calcext:value-type="float">
            <text:p>0,0377294094</text:p>
          </table:table-cell>
          <table:table-cell table:style-name="ce4" table:formula="of:=[$redistribution_low.O78]" office:value-type="float" office:value="0.0463667342710454" calcext:value-type="float">
            <text:p>0,0463667343</text:p>
          </table:table-cell>
          <table:table-cell table:style-name="ce4" table:formula="of:=[$redistribution_low.P78]" office:value-type="float" office:value="0.0341932500265405" calcext:value-type="float">
            <text:p>0,03419325</text:p>
          </table:table-cell>
          <table:table-cell table:style-name="ce4" table:formula="of:=[$redistribution_low.Q78]" office:value-type="float" office:value="0.0516673115016966" calcext:value-type="float">
            <text:p>0,0516673115</text:p>
          </table:table-cell>
          <table:table-cell table:number-columns-repeated="1009"/>
        </table:table-row>
        <table:table-row table:style-name="ro1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N79]" office:value-type="float" office:value="0.0292571228705931" calcext:value-type="float">
            <text:p>0,0292571229</text:p>
          </table:table-cell>
          <table:table-cell table:style-name="ce4" table:formula="of:=[$Redistribution_high.O79]" office:value-type="float" office:value="0.0350468289763048" calcext:value-type="float">
            <text:p>0,035046829</text:p>
          </table:table-cell>
          <table:table-cell table:style-name="ce4" table:formula="of:=[$Redistribution_high.P79]" office:value-type="float" office:value="0.0276116363896558" calcext:value-type="float">
            <text:p>0,0276116364</text:p>
          </table:table-cell>
          <table:table-cell table:style-name="ce4" table:formula="of:=[$Redistribution_high.Q79]" office:value-type="float" office:value="0.037348118399642" calcext:value-type="float">
            <text:p>0,0373481184</text:p>
          </table:table-cell>
          <table:table-cell/>
          <table:table-cell table:style-name="ce4" table:formula="of:=[$Redistribution_central.N79]" office:value-type="float" office:value="0.0413412970352363" calcext:value-type="float">
            <text:p>0,041341297</text:p>
          </table:table-cell>
          <table:table-cell table:style-name="ce4" table:formula="of:=[$Redistribution_central.O79]" office:value-type="float" office:value="0.0483703746050308" calcext:value-type="float">
            <text:p>0,0483703746</text:p>
          </table:table-cell>
          <table:table-cell table:style-name="ce4" table:formula="of:=[$Redistribution_central.P79]" office:value-type="float" office:value="0.0357995904641882" calcext:value-type="float">
            <text:p>0,0357995905</text:p>
          </table:table-cell>
          <table:table-cell table:style-name="ce4" table:formula="of:=[$Redistribution_central.Q79]" office:value-type="float" office:value="0.0561615968545958" calcext:value-type="float">
            <text:p>0,0561615969</text:p>
          </table:table-cell>
          <table:table-cell/>
          <table:table-cell table:style-name="ce4" table:formula="of:=[$redistribution_low.N79]" office:value-type="float" office:value="0.0355953990689218" calcext:value-type="float">
            <text:p>0,0355953991</text:p>
          </table:table-cell>
          <table:table-cell table:style-name="ce4" table:formula="of:=[$redistribution_low.O79]" office:value-type="float" office:value="0.0454703039281581" calcext:value-type="float">
            <text:p>0,0454703039</text:p>
          </table:table-cell>
          <table:table-cell table:style-name="ce4" table:formula="of:=[$redistribution_low.P79]" office:value-type="float" office:value="0.0336064618011424" calcext:value-type="float">
            <text:p>0,0336064618</text:p>
          </table:table-cell>
          <table:table-cell table:style-name="ce4" table:formula="of:=[$redistribution_low.Q79]" office:value-type="float" office:value="0.04834909968032" calcext:value-type="float">
            <text:p>0,0483490997</text:p>
          </table:table-cell>
          <table:table-cell table:number-columns-repeated="1009"/>
        </table:table-row>
        <table:table-row table:style-name="ro1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N80]" office:value-type="float" office:value="0.0304589432558681" calcext:value-type="float">
            <text:p>0,0304589433</text:p>
          </table:table-cell>
          <table:table-cell table:style-name="ce4" table:formula="of:=[$Redistribution_high.O80]" office:value-type="float" office:value="0.036372412330958" calcext:value-type="float">
            <text:p>0,0363724123</text:p>
          </table:table-cell>
          <table:table-cell table:style-name="ce4" table:formula="of:=[$Redistribution_high.P80]" office:value-type="float" office:value="0.0284030832266617" calcext:value-type="float">
            <text:p>0,0284030832</text:p>
          </table:table-cell>
          <table:table-cell table:style-name="ce4" table:formula="of:=[$Redistribution_high.Q80]" office:value-type="float" office:value="0.0392732179004734" calcext:value-type="float">
            <text:p>0,0392732179</text:p>
          </table:table-cell>
          <table:table-cell/>
          <table:table-cell table:style-name="ce4" table:formula="of:=[$Redistribution_central.N80]" office:value-type="float" office:value="0.0369963457220713" calcext:value-type="float">
            <text:p>0,0369963457</text:p>
          </table:table-cell>
          <table:table-cell table:style-name="ce4" table:formula="of:=[$Redistribution_central.O80]" office:value-type="float" office:value="0.0425915306823751" calcext:value-type="float">
            <text:p>0,0425915307</text:p>
          </table:table-cell>
          <table:table-cell table:style-name="ce4" table:formula="of:=[$Redistribution_central.P80]" office:value-type="float" office:value="0.0327165440195391" calcext:value-type="float">
            <text:p>0,032716544</text:p>
          </table:table-cell>
          <table:table-cell table:style-name="ce4" table:formula="of:=[$Redistribution_central.Q80]" office:value-type="float" office:value="0.0486340713626797" calcext:value-type="float">
            <text:p>0,0486340714</text:p>
          </table:table-cell>
          <table:table-cell/>
          <table:table-cell table:style-name="ce4" table:formula="of:=[$redistribution_low.N80]" office:value-type="float" office:value="0.0374383898877723" calcext:value-type="float">
            <text:p>0,0374383899</text:p>
          </table:table-cell>
          <table:table-cell table:style-name="ce4" table:formula="of:=[$redistribution_low.O80]" office:value-type="float" office:value="0.0446759942681089" calcext:value-type="float">
            <text:p>0,0446759943</text:p>
          </table:table-cell>
          <table:table-cell table:style-name="ce4" table:formula="of:=[$redistribution_low.P80]" office:value-type="float" office:value="0.034077379250877" calcext:value-type="float">
            <text:p>0,0340773793</text:p>
          </table:table-cell>
          <table:table-cell table:style-name="ce4" table:formula="of:=[$redistribution_low.Q80]" office:value-type="float" office:value="0.0497570420504189" calcext:value-type="float">
            <text:p>0,0497570421</text:p>
          </table:table-cell>
          <table:table-cell table:number-columns-repeated="1009"/>
        </table:table-row>
        <table:table-row table:style-name="ro1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N81]" office:value-type="float" office:value="0.0315864053302601" calcext:value-type="float">
            <text:p>0,0315864053</text:p>
          </table:table-cell>
          <table:table-cell table:style-name="ce4" table:formula="of:=[$Redistribution_high.O81]" office:value-type="float" office:value="0.0372888431362574" calcext:value-type="float">
            <text:p>0,0372888431</text:p>
          </table:table-cell>
          <table:table-cell table:style-name="ce4" table:formula="of:=[$Redistribution_high.P81]" office:value-type="float" office:value="0.0291750293465546" calcext:value-type="float">
            <text:p>0,0291750293</text:p>
          </table:table-cell>
          <table:table-cell table:style-name="ce4" table:formula="of:=[$Redistribution_high.Q81]" office:value-type="float" office:value="0.0407094460849166" calcext:value-type="float">
            <text:p>0,0407094461</text:p>
          </table:table-cell>
          <table:table-cell/>
          <table:table-cell table:style-name="ce4" table:formula="of:=[$Redistribution_central.N81]" office:value-type="float" office:value="0.0366276928896784" calcext:value-type="float">
            <text:p>0,0366276929</text:p>
          </table:table-cell>
          <table:table-cell table:style-name="ce4" table:formula="of:=[$Redistribution_central.O81]" office:value-type="float" office:value="0.0398127108527602" calcext:value-type="float">
            <text:p>0,0398127109</text:p>
          </table:table-cell>
          <table:table-cell table:style-name="ce4" table:formula="of:=[$Redistribution_central.P81]" office:value-type="float" office:value="0.0310706607353622" calcext:value-type="float">
            <text:p>0,0310706607</text:p>
          </table:table-cell>
          <table:table-cell table:style-name="ce4" table:formula="of:=[$Redistribution_central.Q81]" office:value-type="float" office:value="0.0477116080057163" calcext:value-type="float">
            <text:p>0,047711608</text:p>
          </table:table-cell>
          <table:table-cell/>
          <table:table-cell table:style-name="ce4" table:formula="of:=[$redistribution_low.N81]" office:value-type="float" office:value="0.0360586257375884" calcext:value-type="float">
            <text:p>0,0360586257</text:p>
          </table:table-cell>
          <table:table-cell table:style-name="ce4" table:formula="of:=[$redistribution_low.O81]" office:value-type="float" office:value="0.043338922506609" calcext:value-type="float">
            <text:p>0,0433389225</text:p>
          </table:table-cell>
          <table:table-cell table:style-name="ce4" table:formula="of:=[$redistribution_low.P81]" office:value-type="float" office:value="0.0329548859090769" calcext:value-type="float">
            <text:p>0,0329548859</text:p>
          </table:table-cell>
          <table:table-cell table:style-name="ce4" table:formula="of:=[$redistribution_low.Q81]" office:value-type="float" office:value="0.0481084915659322" calcext:value-type="float">
            <text:p>0,0481084916</text:p>
          </table:table-cell>
          <table:table-cell table:number-columns-repeated="1009"/>
        </table:table-row>
        <table:table-row table:style-name="ro1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N82]" office:value-type="float" office:value="0.0333956252470854" calcext:value-type="float">
            <text:p>0,0333956252</text:p>
          </table:table-cell>
          <table:table-cell table:style-name="ce4" table:formula="of:=[$Redistribution_high.O82]" office:value-type="float" office:value="0.0393244711506593" calcext:value-type="float">
            <text:p>0,0393244712</text:p>
          </table:table-cell>
          <table:table-cell table:style-name="ce4" table:formula="of:=[$Redistribution_high.P82]" office:value-type="float" office:value="0.030915824308648" calcext:value-type="float">
            <text:p>0,0309158243</text:p>
          </table:table-cell>
          <table:table-cell table:style-name="ce4" table:formula="of:=[$Redistribution_high.Q82]" office:value-type="float" office:value="0.0428602365952845" calcext:value-type="float">
            <text:p>0,0428602366</text:p>
          </table:table-cell>
          <table:table-cell/>
          <table:table-cell table:style-name="ce4" table:formula="of:=[$Redistribution_central.N82]" office:value-type="float" office:value="0.0373715355128929" calcext:value-type="float">
            <text:p>0,0373715355</text:p>
          </table:table-cell>
          <table:table-cell table:style-name="ce4" table:formula="of:=[$Redistribution_central.O82]" office:value-type="float" office:value="0.0411018838639509" calcext:value-type="float">
            <text:p>0,0411018839</text:p>
          </table:table-cell>
          <table:table-cell table:style-name="ce4" table:formula="of:=[$Redistribution_central.P82]" office:value-type="float" office:value="0.0318772797249288" calcext:value-type="float">
            <text:p>0,0318772797</text:p>
          </table:table-cell>
          <table:table-cell table:style-name="ce4" table:formula="of:=[$Redistribution_central.Q82]" office:value-type="float" office:value="0.0487864208062877" calcext:value-type="float">
            <text:p>0,0487864208</text:p>
          </table:table-cell>
          <table:table-cell/>
          <table:table-cell table:style-name="ce4" table:formula="of:=[$redistribution_low.N82]" office:value-type="float" office:value="0.0313290013341782" calcext:value-type="float">
            <text:p>0,0313290013</text:p>
          </table:table-cell>
          <table:table-cell table:style-name="ce4" table:formula="of:=[$redistribution_low.O82]" office:value-type="float" office:value="0.0413858225070454" calcext:value-type="float">
            <text:p>0,0413858225</text:p>
          </table:table-cell>
          <table:table-cell table:style-name="ce4" table:formula="of:=[$redistribution_low.P82]" office:value-type="float" office:value="0.0295806739378141" calcext:value-type="float">
            <text:p>0,0295806739</text:p>
          </table:table-cell>
          <table:table-cell table:style-name="ce4" table:formula="of:=[$redistribution_low.Q82]" office:value-type="float" office:value="0.0439555327604081" calcext:value-type="float">
            <text:p>0,0439555328</text:p>
          </table:table-cell>
          <table:table-cell table:number-columns-repeated="1009"/>
        </table:table-row>
        <table:table-row table:style-name="ro1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N83]" office:value-type="float" office:value="0.0302931873579742" calcext:value-type="float">
            <text:p>0,0302931874</text:p>
          </table:table-cell>
          <table:table-cell table:style-name="ce4" table:formula="of:=[$Redistribution_high.O83]" office:value-type="float" office:value="0.0330749158544269" calcext:value-type="float">
            <text:p>0,0330749159</text:p>
          </table:table-cell>
          <table:table-cell table:style-name="ce4" table:formula="of:=[$Redistribution_high.P83]" office:value-type="float" office:value="0.0284706710985694" calcext:value-type="float">
            <text:p>0,0284706711</text:p>
          </table:table-cell>
          <table:table-cell table:style-name="ce4" table:formula="of:=[$Redistribution_high.Q83]" office:value-type="float" office:value="0.0356884472494244" calcext:value-type="float">
            <text:p>0,0356884472</text:p>
          </table:table-cell>
          <table:table-cell/>
          <table:table-cell table:style-name="ce4" table:formula="of:=[$Redistribution_central.N83]" office:value-type="float" office:value="0.0413879903202665" calcext:value-type="float">
            <text:p>0,0413879903</text:p>
          </table:table-cell>
          <table:table-cell table:style-name="ce4" table:formula="of:=[$Redistribution_central.O83]" office:value-type="float" office:value="0.0432216914277683" calcext:value-type="float">
            <text:p>0,0432216914</text:p>
          </table:table-cell>
          <table:table-cell table:style-name="ce4" table:formula="of:=[$Redistribution_central.P83]" office:value-type="float" office:value="0.0340372302129419" calcext:value-type="float">
            <text:p>0,0340372302</text:p>
          </table:table-cell>
          <table:table-cell table:style-name="ce4" table:formula="of:=[$Redistribution_central.Q83]" office:value-type="float" office:value="0.0536539865883939" calcext:value-type="float">
            <text:p>0,0536539866</text:p>
          </table:table-cell>
          <table:table-cell/>
          <table:table-cell table:style-name="ce4" table:formula="of:=[$redistribution_low.N83]" office:value-type="float" office:value="0.0316929992774363" calcext:value-type="float">
            <text:p>0,0316929993</text:p>
          </table:table-cell>
          <table:table-cell table:style-name="ce4" table:formula="of:=[$redistribution_low.O83]" office:value-type="float" office:value="0.0406021481061414" calcext:value-type="float">
            <text:p>0,0406021481</text:p>
          </table:table-cell>
          <table:table-cell table:style-name="ce4" table:formula="of:=[$redistribution_low.P83]" office:value-type="float" office:value="0.0291878553066496" calcext:value-type="float">
            <text:p>0,0291878553</text:p>
          </table:table-cell>
          <table:table-cell table:style-name="ce4" table:formula="of:=[$redistribution_low.Q83]" office:value-type="float" office:value="0.044412946684187" calcext:value-type="float">
            <text:p>0,0444129467</text:p>
          </table:table-cell>
          <table:table-cell table:number-columns-repeated="1009"/>
        </table:table-row>
        <table:table-row table:style-name="ro1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N84]" office:value-type="float" office:value="0.03034932892183" calcext:value-type="float">
            <text:p>0,0303493289</text:p>
          </table:table-cell>
          <table:table-cell table:style-name="ce4" table:formula="of:=[$Redistribution_high.O84]" office:value-type="float" office:value="0.0315484148967739" calcext:value-type="float">
            <text:p>0,0315484149</text:p>
          </table:table-cell>
          <table:table-cell table:style-name="ce4" table:formula="of:=[$Redistribution_high.P84]" office:value-type="float" office:value="0.0283589500037622" calcext:value-type="float">
            <text:p>0,02835895</text:p>
          </table:table-cell>
          <table:table-cell table:style-name="ce4" table:formula="of:=[$Redistribution_high.Q84]" office:value-type="float" office:value="0.0344056661848044" calcext:value-type="float">
            <text:p>0,0344056662</text:p>
          </table:table-cell>
          <table:table-cell/>
          <table:table-cell table:style-name="ce4" table:formula="of:=[$Redistribution_central.N84]" office:value-type="float" office:value="0.0368195271447734" calcext:value-type="float">
            <text:p>0,0368195271</text:p>
          </table:table-cell>
          <table:table-cell table:style-name="ce4" table:formula="of:=[$Redistribution_central.O84]" office:value-type="float" office:value="0.0410829483010388" calcext:value-type="float">
            <text:p>0,0410829483</text:p>
          </table:table-cell>
          <table:table-cell table:style-name="ce4" table:formula="of:=[$Redistribution_central.P84]" office:value-type="float" office:value="0.032332661759836" calcext:value-type="float">
            <text:p>0,0323326618</text:p>
          </table:table-cell>
          <table:table-cell table:style-name="ce4" table:formula="of:=[$Redistribution_central.Q84]" office:value-type="float" office:value="0.0474094339472198" calcext:value-type="float">
            <text:p>0,0474094339</text:p>
          </table:table-cell>
          <table:table-cell/>
          <table:table-cell table:style-name="ce4" table:formula="of:=[$redistribution_low.N84]" office:value-type="float" office:value="0.0321749767501465" calcext:value-type="float">
            <text:p>0,0321749768</text:p>
          </table:table-cell>
          <table:table-cell table:style-name="ce4" table:formula="of:=[$redistribution_low.O84]" office:value-type="float" office:value="0.0410789768761652" calcext:value-type="float">
            <text:p>0,0410789769</text:p>
          </table:table-cell>
          <table:table-cell table:style-name="ce4" table:formula="of:=[$redistribution_low.P84]" office:value-type="float" office:value="0.0292202010068812" calcext:value-type="float">
            <text:p>0,029220201</text:p>
          </table:table-cell>
          <table:table-cell table:style-name="ce4" table:formula="of:=[$redistribution_low.Q84]" office:value-type="float" office:value="0.0456089390706465" calcext:value-type="float">
            <text:p>0,0456089391</text:p>
          </table:table-cell>
          <table:table-cell table:number-columns-repeated="1009"/>
        </table:table-row>
        <table:table-row table:style-name="ro1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N85]" office:value-type="float" office:value="0.0317529468787214" calcext:value-type="float">
            <text:p>0,0317529469</text:p>
          </table:table-cell>
          <table:table-cell table:style-name="ce4" table:formula="of:=[$Redistribution_high.O85]" office:value-type="float" office:value="0.0343516649291358" calcext:value-type="float">
            <text:p>0,0343516649</text:p>
          </table:table-cell>
          <table:table-cell table:style-name="ce4" table:formula="of:=[$Redistribution_high.P85]" office:value-type="float" office:value="0.0297247328688559" calcext:value-type="float">
            <text:p>0,0297247329</text:p>
          </table:table-cell>
          <table:table-cell table:style-name="ce4" table:formula="of:=[$Redistribution_high.Q85]" office:value-type="float" office:value="0.0372369391799481" calcext:value-type="float">
            <text:p>0,0372369392</text:p>
          </table:table-cell>
          <table:table-cell/>
          <table:table-cell table:style-name="ce4" table:formula="of:=[$Redistribution_central.N85]" office:value-type="float" office:value="0.036182655684268" calcext:value-type="float">
            <text:p>0,0361826557</text:p>
          </table:table-cell>
          <table:table-cell table:style-name="ce4" table:formula="of:=[$Redistribution_central.O85]" office:value-type="float" office:value="0.0397846754205877" calcext:value-type="float">
            <text:p>0,0397846754</text:p>
          </table:table-cell>
          <table:table-cell table:style-name="ce4" table:formula="of:=[$Redistribution_central.P85]" office:value-type="float" office:value="0.0312227529022576" calcext:value-type="float">
            <text:p>0,0312227529</text:p>
          </table:table-cell>
          <table:table-cell table:style-name="ce4" table:formula="of:=[$Redistribution_central.Q85]" office:value-type="float" office:value="0.0468375954843369" calcext:value-type="float">
            <text:p>0,0468375955</text:p>
          </table:table-cell>
          <table:table-cell/>
          <table:table-cell table:style-name="ce4" table:formula="of:=[$redistribution_low.N85]" office:value-type="float" office:value="0.0330841101413299" calcext:value-type="float">
            <text:p>0,0330841101</text:p>
          </table:table-cell>
          <table:table-cell table:style-name="ce4" table:formula="of:=[$redistribution_low.O85]" office:value-type="float" office:value="0.0424069567378504" calcext:value-type="float">
            <text:p>0,0424069567</text:p>
          </table:table-cell>
          <table:table-cell table:style-name="ce4" table:formula="of:=[$redistribution_low.P85]" office:value-type="float" office:value="0.0303062870538196" calcext:value-type="float">
            <text:p>0,0303062871</text:p>
          </table:table-cell>
          <table:table-cell table:style-name="ce4" table:formula="of:=[$redistribution_low.Q85]" office:value-type="float" office:value="0.0467459050662144" calcext:value-type="float">
            <text:p>0,0467459051</text:p>
          </table:table-cell>
          <table:table-cell table:number-columns-repeated="1009"/>
        </table:table-row>
        <table:table-row table:style-name="ro1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N86]" office:value-type="float" office:value="0.0314593575802665" calcext:value-type="float">
            <text:p>0,0314593576</text:p>
          </table:table-cell>
          <table:table-cell table:style-name="ce4" table:formula="of:=[$Redistribution_high.O86]" office:value-type="float" office:value="0.0341880796672239" calcext:value-type="float">
            <text:p>0,0341880797</text:p>
          </table:table-cell>
          <table:table-cell table:style-name="ce4" table:formula="of:=[$Redistribution_high.P86]" office:value-type="float" office:value="0.0296444672198895" calcext:value-type="float">
            <text:p>0,0296444672</text:p>
          </table:table-cell>
          <table:table-cell table:style-name="ce4" table:formula="of:=[$Redistribution_high.Q86]" office:value-type="float" office:value="0.0367699693133209" calcext:value-type="float">
            <text:p>0,0367699693</text:p>
          </table:table-cell>
          <table:table-cell/>
          <table:table-cell table:style-name="ce4" table:formula="of:=[$Redistribution_central.N86]" office:value-type="float" office:value="0.0351539673143748" calcext:value-type="float">
            <text:p>0,0351539673</text:p>
          </table:table-cell>
          <table:table-cell table:style-name="ce4" table:formula="of:=[$Redistribution_central.O86]" office:value-type="float" office:value="0.04003421013585" calcext:value-type="float">
            <text:p>0,0400342101</text:p>
          </table:table-cell>
          <table:table-cell table:style-name="ce4" table:formula="of:=[$Redistribution_central.P86]" office:value-type="float" office:value="0.0312913054180786" calcext:value-type="float">
            <text:p>0,0312913054</text:p>
          </table:table-cell>
          <table:table-cell table:style-name="ce4" table:formula="of:=[$Redistribution_central.Q86]" office:value-type="float" office:value="0.0453937320027016" calcext:value-type="float">
            <text:p>0,045393732</text:p>
          </table:table-cell>
          <table:table-cell/>
          <table:table-cell table:style-name="ce4" table:formula="of:=[$redistribution_low.N86]" office:value-type="float" office:value="0.0331685514082066" calcext:value-type="float">
            <text:p>0,0331685514</text:p>
          </table:table-cell>
          <table:table-cell table:style-name="ce4" table:formula="of:=[$redistribution_low.O86]" office:value-type="float" office:value="0.0423353265268289" calcext:value-type="float">
            <text:p>0,0423353265</text:p>
          </table:table-cell>
          <table:table-cell table:style-name="ce4" table:formula="of:=[$redistribution_low.P86]" office:value-type="float" office:value="0.0293984474688411" calcext:value-type="float">
            <text:p>0,0293984475</text:p>
          </table:table-cell>
          <table:table-cell table:style-name="ce4" table:formula="of:=[$redistribution_low.Q86]" office:value-type="float" office:value="0.0481379873469642" calcext:value-type="float">
            <text:p>0,0481379873</text:p>
          </table:table-cell>
          <table:table-cell table:number-columns-repeated="1009"/>
        </table:table-row>
        <table:table-row table:style-name="ro1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N87]" office:value-type="float" office:value="0.0327631557835568" calcext:value-type="float">
            <text:p>0,0327631558</text:p>
          </table:table-cell>
          <table:table-cell table:style-name="ce4" table:formula="of:=[$Redistribution_high.O87]" office:value-type="float" office:value="0.0348409493910688" calcext:value-type="float">
            <text:p>0,0348409494</text:p>
          </table:table-cell>
          <table:table-cell table:style-name="ce4" table:formula="of:=[$Redistribution_high.P87]" office:value-type="float" office:value="0.0297589462241949" calcext:value-type="float">
            <text:p>0,0297589462</text:p>
          </table:table-cell>
          <table:table-cell table:style-name="ce4" table:formula="of:=[$Redistribution_high.Q87]" office:value-type="float" office:value="0.0391550160139446" calcext:value-type="float">
            <text:p>0,039155016</text:p>
          </table:table-cell>
          <table:table-cell/>
          <table:table-cell table:style-name="ce4" table:formula="of:=[$Redistribution_central.N87]" office:value-type="float" office:value="0.0406989010444531" calcext:value-type="float">
            <text:p>0,040698901</text:p>
          </table:table-cell>
          <table:table-cell table:style-name="ce4" table:formula="of:=[$Redistribution_central.O87]" office:value-type="float" office:value="0.0436326750812191" calcext:value-type="float">
            <text:p>0,0436326751</text:p>
          </table:table-cell>
          <table:table-cell table:style-name="ce4" table:formula="of:=[$Redistribution_central.P87]" office:value-type="float" office:value="0.034399948260243" calcext:value-type="float">
            <text:p>0,0343999483</text:p>
          </table:table-cell>
          <table:table-cell table:style-name="ce4" table:formula="of:=[$Redistribution_central.Q87]" office:value-type="float" office:value="0.0525184200507268" calcext:value-type="float">
            <text:p>0,0525184201</text:p>
          </table:table-cell>
          <table:table-cell/>
          <table:table-cell table:style-name="ce4" table:formula="of:=[$redistribution_low.N87]" office:value-type="float" office:value="0.0328490736476557" calcext:value-type="float">
            <text:p>0,0328490736</text:p>
          </table:table-cell>
          <table:table-cell table:style-name="ce4" table:formula="of:=[$redistribution_low.O87]" office:value-type="float" office:value="0.0411945921437138" calcext:value-type="float">
            <text:p>0,0411945921</text:p>
          </table:table-cell>
          <table:table-cell table:style-name="ce4" table:formula="of:=[$redistribution_low.P87]" office:value-type="float" office:value="0.0297348248221772" calcext:value-type="float">
            <text:p>0,0297348248</text:p>
          </table:table-cell>
          <table:table-cell table:style-name="ce4" table:formula="of:=[$redistribution_low.Q87]" office:value-type="float" office:value="0.0459941459892028" calcext:value-type="float">
            <text:p>0,045994146</text:p>
          </table:table-cell>
          <table:table-cell table:number-columns-repeated="1009"/>
        </table:table-row>
        <table:table-row table:style-name="ro1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N88]" office:value-type="float" office:value="0.0306317631852989" calcext:value-type="float">
            <text:p>0,0306317632</text:p>
          </table:table-cell>
          <table:table-cell table:style-name="ce4" table:formula="of:=[$Redistribution_high.O88]" office:value-type="float" office:value="0.0328858608543889" calcext:value-type="float">
            <text:p>0,0328858609</text:p>
          </table:table-cell>
          <table:table-cell table:style-name="ce4" table:formula="of:=[$Redistribution_high.P88]" office:value-type="float" office:value="0.0281063867412644" calcext:value-type="float">
            <text:p>0,0281063867</text:p>
          </table:table-cell>
          <table:table-cell table:style-name="ce4" table:formula="of:=[$Redistribution_high.Q88]" office:value-type="float" office:value="0.0365028193183838" calcext:value-type="float">
            <text:p>0,0365028193</text:p>
          </table:table-cell>
          <table:table-cell/>
          <table:table-cell table:style-name="ce4" table:formula="of:=[$Redistribution_central.N88]" office:value-type="float" office:value="0.0388471903404351" calcext:value-type="float">
            <text:p>0,0388471903</text:p>
          </table:table-cell>
          <table:table-cell table:style-name="ce4" table:formula="of:=[$Redistribution_central.O88]" office:value-type="float" office:value="0.0424154108884991" calcext:value-type="float">
            <text:p>0,0424154109</text:p>
          </table:table-cell>
          <table:table-cell table:style-name="ce4" table:formula="of:=[$Redistribution_central.P88]" office:value-type="float" office:value="0.033135097251012" calcext:value-type="float">
            <text:p>0,0331350973</text:p>
          </table:table-cell>
          <table:table-cell table:style-name="ce4" table:formula="of:=[$Redistribution_central.Q88]" office:value-type="float" office:value="0.0504306952270604" calcext:value-type="float">
            <text:p>0,0504306952</text:p>
          </table:table-cell>
          <table:table-cell/>
          <table:table-cell table:style-name="ce4" table:formula="of:=[$redistribution_low.N88]" office:value-type="float" office:value="0.0331586678718559" calcext:value-type="float">
            <text:p>0,0331586679</text:p>
          </table:table-cell>
          <table:table-cell table:style-name="ce4" table:formula="of:=[$redistribution_low.O88]" office:value-type="float" office:value="0.0405935755492149" calcext:value-type="float">
            <text:p>0,0405935755</text:p>
          </table:table-cell>
          <table:table-cell table:style-name="ce4" table:formula="of:=[$redistribution_low.P88]" office:value-type="float" office:value="0.0294867440879359" calcext:value-type="float">
            <text:p>0,0294867441</text:p>
          </table:table-cell>
          <table:table-cell table:style-name="ce4" table:formula="of:=[$redistribution_low.Q88]" office:value-type="float" office:value="0.046285787032861" calcext:value-type="float">
            <text:p>0,046285787</text:p>
          </table:table-cell>
          <table:table-cell table:number-columns-repeated="1009"/>
        </table:table-row>
        <table:table-row table:style-name="ro1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N89]" office:value-type="float" office:value="0.0311990593852786" calcext:value-type="float">
            <text:p>0,0311990594</text:p>
          </table:table-cell>
          <table:table-cell table:style-name="ce4" table:formula="of:=[$Redistribution_high.O89]" office:value-type="float" office:value="0.033124897187752" calcext:value-type="float">
            <text:p>0,0331248972</text:p>
          </table:table-cell>
          <table:table-cell table:style-name="ce4" table:formula="of:=[$Redistribution_high.P89]" office:value-type="float" office:value="0.0285997227001802" calcext:value-type="float">
            <text:p>0,0285997227</text:p>
          </table:table-cell>
          <table:table-cell table:style-name="ce4" table:formula="of:=[$Redistribution_high.Q89]" office:value-type="float" office:value="0.0368679302246544" calcext:value-type="float">
            <text:p>0,0368679302</text:p>
          </table:table-cell>
          <table:table-cell/>
          <table:table-cell table:style-name="ce4" table:formula="of:=[$Redistribution_central.N89]" office:value-type="float" office:value="0.0355200725841209" calcext:value-type="float">
            <text:p>0,0355200726</text:p>
          </table:table-cell>
          <table:table-cell table:style-name="ce4" table:formula="of:=[$Redistribution_central.O89]" office:value-type="float" office:value="0.0410037837012489" calcext:value-type="float">
            <text:p>0,0410037837</text:p>
          </table:table-cell>
          <table:table-cell table:style-name="ce4" table:formula="of:=[$Redistribution_central.P89]" office:value-type="float" office:value="0.0319630951434798" calcext:value-type="float">
            <text:p>0,0319630951</text:p>
          </table:table-cell>
          <table:table-cell table:style-name="ce4" table:formula="of:=[$Redistribution_central.Q89]" office:value-type="float" office:value="0.0460179749087706" calcext:value-type="float">
            <text:p>0,0460179749</text:p>
          </table:table-cell>
          <table:table-cell/>
          <table:table-cell table:style-name="ce4" table:formula="of:=[$redistribution_low.N89]" office:value-type="float" office:value="0.0334030934517857" calcext:value-type="float">
            <text:p>0,0334030935</text:p>
          </table:table-cell>
          <table:table-cell table:style-name="ce4" table:formula="of:=[$redistribution_low.O89]" office:value-type="float" office:value="0.0410759752815405" calcext:value-type="float">
            <text:p>0,0410759753</text:p>
          </table:table-cell>
          <table:table-cell table:style-name="ce4" table:formula="of:=[$redistribution_low.P89]" office:value-type="float" office:value="0.0301530019755233" calcext:value-type="float">
            <text:p>0,030153002</text:p>
          </table:table-cell>
          <table:table-cell table:style-name="ce4" table:formula="of:=[$redistribution_low.Q89]" office:value-type="float" office:value="0.0461656053255237" calcext:value-type="float">
            <text:p>0,0461656053</text:p>
          </table:table-cell>
          <table:table-cell table:number-columns-repeated="1009"/>
        </table:table-row>
        <table:table-row table:style-name="ro1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N90]" office:value-type="float" office:value="0.0286150100829375" calcext:value-type="float">
            <text:p>0,0286150101</text:p>
          </table:table-cell>
          <table:table-cell table:style-name="ce4" table:formula="of:=[$Redistribution_high.O90]" office:value-type="float" office:value="0.0301929273792084" calcext:value-type="float">
            <text:p>0,0301929274</text:p>
          </table:table-cell>
          <table:table-cell table:style-name="ce4" table:formula="of:=[$Redistribution_high.P90]" office:value-type="float" office:value="0.0259551237762592" calcext:value-type="float">
            <text:p>0,0259551238</text:p>
          </table:table-cell>
          <table:table-cell table:style-name="ce4" table:formula="of:=[$Redistribution_high.Q90]" office:value-type="float" office:value="0.0340144393449808" calcext:value-type="float">
            <text:p>0,0340144393</text:p>
          </table:table-cell>
          <table:table-cell/>
          <table:table-cell table:style-name="ce4" table:formula="of:=[$Redistribution_central.N90]" office:value-type="float" office:value="0.0297455909913085" calcext:value-type="float">
            <text:p>0,029745591</text:p>
          </table:table-cell>
          <table:table-cell table:style-name="ce4" table:formula="of:=[$Redistribution_central.O90]" office:value-type="float" office:value="0.0368324566981026" calcext:value-type="float">
            <text:p>0,0368324567</text:p>
          </table:table-cell>
          <table:table-cell table:style-name="ce4" table:formula="of:=[$Redistribution_central.P90]" office:value-type="float" office:value="0.0281017033801055" calcext:value-type="float">
            <text:p>0,0281017034</text:p>
          </table:table-cell>
          <table:table-cell table:style-name="ce4" table:formula="of:=[$Redistribution_central.Q90]" office:value-type="float" office:value="0.0390872923396706" calcext:value-type="float">
            <text:p>0,0390872923</text:p>
          </table:table-cell>
          <table:table-cell/>
          <table:table-cell table:style-name="ce4" table:formula="of:=[$redistribution_low.N90]" office:value-type="float" office:value="0.0337291947966212" calcext:value-type="float">
            <text:p>0,0337291948</text:p>
          </table:table-cell>
          <table:table-cell table:style-name="ce4" table:formula="of:=[$redistribution_low.O90]" office:value-type="float" office:value="0.0422991434587445" calcext:value-type="float">
            <text:p>0,0422991435</text:p>
          </table:table-cell>
          <table:table-cell table:style-name="ce4" table:formula="of:=[$redistribution_low.P90]" office:value-type="float" office:value="0.0303750045366381" calcext:value-type="float">
            <text:p>0,0303750045</text:p>
          </table:table-cell>
          <table:table-cell table:style-name="ce4" table:formula="of:=[$redistribution_low.Q90]" office:value-type="float" office:value="0.0474970157131574" calcext:value-type="float">
            <text:p>0,0474970157</text:p>
          </table:table-cell>
          <table:table-cell table:number-columns-repeated="1009"/>
        </table:table-row>
        <table:table-row table:style-name="ro1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N91]" office:value-type="float" office:value="0.0284188479699708" calcext:value-type="float">
            <text:p>0,028418848</text:p>
          </table:table-cell>
          <table:table-cell table:style-name="ce4" table:formula="of:=[$Redistribution_high.O91]" office:value-type="float" office:value="0.0313217253340788" calcext:value-type="float">
            <text:p>0,0313217253</text:p>
          </table:table-cell>
          <table:table-cell table:style-name="ce4" table:formula="of:=[$Redistribution_high.P91]" office:value-type="float" office:value="0.0272283475875324" calcext:value-type="float">
            <text:p>0,0272283476</text:p>
          </table:table-cell>
          <table:table-cell table:style-name="ce4" table:formula="of:=[$Redistribution_high.Q91]" office:value-type="float" office:value="0.0329985653026987" calcext:value-type="float">
            <text:p>0,0329985653</text:p>
          </table:table-cell>
          <table:table-cell/>
          <table:table-cell table:style-name="ce4" table:formula="of:=[$Redistribution_central.N91]" office:value-type="float" office:value="0.0338416248236308" calcext:value-type="float">
            <text:p>0,0338416248</text:p>
          </table:table-cell>
          <table:table-cell table:style-name="ce4" table:formula="of:=[$Redistribution_central.O91]" office:value-type="float" office:value="0.0423358466866804" calcext:value-type="float">
            <text:p>0,0423358467</text:p>
          </table:table-cell>
          <table:table-cell table:style-name="ce4" table:formula="of:=[$Redistribution_central.P91]" office:value-type="float" office:value="0.0312242780625855" calcext:value-type="float">
            <text:p>0,0312242781</text:p>
          </table:table-cell>
          <table:table-cell table:style-name="ce4" table:formula="of:=[$Redistribution_central.Q91]" office:value-type="float" office:value="0.0460466817786321" calcext:value-type="float">
            <text:p>0,0460466818</text:p>
          </table:table-cell>
          <table:table-cell/>
          <table:table-cell table:style-name="ce4" table:formula="of:=[$redistribution_low.N91]" office:value-type="float" office:value="0.0322678132887466" calcext:value-type="float">
            <text:p>0,0322678133</text:p>
          </table:table-cell>
          <table:table-cell table:style-name="ce4" table:formula="of:=[$redistribution_low.O91]" office:value-type="float" office:value="0.0374185955092004" calcext:value-type="float">
            <text:p>0,0374185955</text:p>
          </table:table-cell>
          <table:table-cell table:style-name="ce4" table:formula="of:=[$redistribution_low.P91]" office:value-type="float" office:value="0.0297705345967886" calcext:value-type="float">
            <text:p>0,0297705346</text:p>
          </table:table-cell>
          <table:table-cell table:style-name="ce4" table:formula="of:=[$redistribution_low.Q91]" office:value-type="float" office:value="0.041367008953116" calcext:value-type="float">
            <text:p>0,041367009</text:p>
          </table:table-cell>
          <table:table-cell table:number-columns-repeated="1009"/>
        </table:table-row>
        <table:table-row table:style-name="ro1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N92]" office:value-type="float" office:value="0.0303313139257283" calcext:value-type="float">
            <text:p>0,0303313139</text:p>
          </table:table-cell>
          <table:table-cell table:style-name="ce4" table:formula="of:=[$Redistribution_high.O92]" office:value-type="float" office:value="0.0363131329140373" calcext:value-type="float">
            <text:p>0,0363131329</text:p>
          </table:table-cell>
          <table:table-cell table:style-name="ce4" table:formula="of:=[$Redistribution_high.P92]" office:value-type="float" office:value="0.029186308296475" calcext:value-type="float">
            <text:p>0,0291863083</text:p>
          </table:table-cell>
          <table:table-cell table:style-name="ce4" table:formula="of:=[$Redistribution_high.Q92]" office:value-type="float" office:value="0.0379200298724719" calcext:value-type="float">
            <text:p>0,0379200299</text:p>
          </table:table-cell>
          <table:table-cell/>
          <table:table-cell table:style-name="ce4" table:formula="of:=[$Redistribution_central.N92]" office:value-type="float" office:value="0.032824650183334" calcext:value-type="float">
            <text:p>0,0328246502</text:p>
          </table:table-cell>
          <table:table-cell table:style-name="ce4" table:formula="of:=[$Redistribution_central.O92]" office:value-type="float" office:value="0.0411252122544075" calcext:value-type="float">
            <text:p>0,0411252123</text:p>
          </table:table-cell>
          <table:table-cell table:style-name="ce4" table:formula="of:=[$Redistribution_central.P92]" office:value-type="float" office:value="0.0319518278625256" calcext:value-type="float">
            <text:p>0,0319518279</text:p>
          </table:table-cell>
          <table:table-cell table:style-name="ce4" table:formula="of:=[$Redistribution_central.Q92]" office:value-type="float" office:value="0.0423072416801559" calcext:value-type="float">
            <text:p>0,0423072417</text:p>
          </table:table-cell>
          <table:table-cell/>
          <table:table-cell table:style-name="ce4" table:formula="of:=[$redistribution_low.N92]" office:value-type="float" office:value="0.0375317396168711" calcext:value-type="float">
            <text:p>0,0375317396</text:p>
          </table:table-cell>
          <table:table-cell table:style-name="ce4" table:formula="of:=[$redistribution_low.O92]" office:value-type="float" office:value="0.0457545284171378" calcext:value-type="float">
            <text:p>0,0457545284</text:p>
          </table:table-cell>
          <table:table-cell table:style-name="ce4" table:formula="of:=[$redistribution_low.P92]" office:value-type="float" office:value="0.0349888230601042" calcext:value-type="float">
            <text:p>0,0349888231</text:p>
          </table:table-cell>
          <table:table-cell table:style-name="ce4" table:formula="of:=[$redistribution_low.Q92]" office:value-type="float" office:value="0.0497904687296388" calcext:value-type="float">
            <text:p>0,0497904687</text:p>
          </table:table-cell>
          <table:table-cell table:number-columns-repeated="1009"/>
        </table:table-row>
        <table:table-row table:style-name="ro1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N93]" office:value-type="float" office:value="0.0353552391425468" calcext:value-type="float">
            <text:p>0,0353552391</text:p>
          </table:table-cell>
          <table:table-cell table:style-name="ce4" table:formula="of:=[$Redistribution_high.O93]" office:value-type="float" office:value="0.0441351612153552" calcext:value-type="float">
            <text:p>0,0441351612</text:p>
          </table:table-cell>
          <table:table-cell table:style-name="ce4" table:formula="of:=[$Redistribution_high.P93]" office:value-type="float" office:value="0.0342376368258697" calcext:value-type="float">
            <text:p>0,0342376368</text:p>
          </table:table-cell>
          <table:table-cell table:style-name="ce4" table:formula="of:=[$Redistribution_high.Q93]" office:value-type="float" office:value="0.0457123799208921" calcext:value-type="float">
            <text:p>0,0457123799</text:p>
          </table:table-cell>
          <table:table-cell/>
          <table:table-cell table:style-name="ce4" table:formula="of:=[$Redistribution_central.N93]" office:value-type="float" office:value="0.0325086114811708" calcext:value-type="float">
            <text:p>0,0325086115</text:p>
          </table:table-cell>
          <table:table-cell table:style-name="ce4" table:formula="of:=[$Redistribution_central.O93]" office:value-type="float" office:value="0.0386954095846548" calcext:value-type="float">
            <text:p>0,0386954096</text:p>
          </table:table-cell>
          <table:table-cell table:style-name="ce4" table:formula="of:=[$Redistribution_central.P93]" office:value-type="float" office:value="0.0305376146311228" calcext:value-type="float">
            <text:p>0,0305376146</text:p>
          </table:table-cell>
          <table:table-cell table:style-name="ce4" table:formula="of:=[$Redistribution_central.Q93]" office:value-type="float" office:value="0.04150730322065" calcext:value-type="float">
            <text:p>0,0415073032</text:p>
          </table:table-cell>
          <table:table-cell/>
          <table:table-cell table:style-name="ce4" table:formula="of:=[$redistribution_low.N93]" office:value-type="float" office:value="0.0420965535134832" calcext:value-type="float">
            <text:p>0,0420965535</text:p>
          </table:table-cell>
          <table:table-cell table:style-name="ce4" table:formula="of:=[$redistribution_low.O93]" office:value-type="float" office:value="0.0526122772777746" calcext:value-type="float">
            <text:p>0,0526122773</text:p>
          </table:table-cell>
          <table:table-cell table:style-name="ce4" table:formula="of:=[$redistribution_low.P93]" office:value-type="float" office:value="0.0388903349298113" calcext:value-type="float">
            <text:p>0,0388903349</text:p>
          </table:table-cell>
          <table:table-cell table:style-name="ce4" table:formula="of:=[$redistribution_low.Q93]" office:value-type="float" office:value="0.057637694154908" calcext:value-type="float">
            <text:p>0,0576376942</text:p>
          </table:table-cell>
          <table:table-cell table:number-columns-repeated="1009"/>
        </table:table-row>
        <table:table-row table:style-name="ro1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N94]" office:value-type="float" office:value="0.0289725331609036" calcext:value-type="float">
            <text:p>0,0289725332</text:p>
          </table:table-cell>
          <table:table-cell table:style-name="ce4" table:formula="of:=[$Redistribution_high.O94]" office:value-type="float" office:value="0.0352145435793517" calcext:value-type="float">
            <text:p>0,0352145436</text:p>
          </table:table-cell>
          <table:table-cell table:style-name="ce4" table:formula="of:=[$Redistribution_high.P94]" office:value-type="float" office:value="0.0279024379885672" calcext:value-type="float">
            <text:p>0,027902438</text:p>
          </table:table-cell>
          <table:table-cell table:style-name="ce4" table:formula="of:=[$Redistribution_high.Q94]" office:value-type="float" office:value="0.036706369505739" calcext:value-type="float">
            <text:p>0,0367063695</text:p>
          </table:table-cell>
          <table:table-cell/>
          <table:table-cell table:style-name="ce4" table:formula="of:=[$Redistribution_central.N94]" office:value-type="float" office:value="0.0337306094243888" calcext:value-type="float">
            <text:p>0,0337306094</text:p>
          </table:table-cell>
          <table:table-cell table:style-name="ce4" table:formula="of:=[$Redistribution_central.O94]" office:value-type="float" office:value="0.0394284255619261" calcext:value-type="float">
            <text:p>0,0394284256</text:p>
          </table:table-cell>
          <table:table-cell table:style-name="ce4" table:formula="of:=[$Redistribution_central.P94]" office:value-type="float" office:value="0.030973220793459" calcext:value-type="float">
            <text:p>0,0309732208</text:p>
          </table:table-cell>
          <table:table-cell table:style-name="ce4" table:formula="of:=[$Redistribution_central.Q94]" office:value-type="float" office:value="0.0433491076225774" calcext:value-type="float">
            <text:p>0,0433491076</text:p>
          </table:table-cell>
          <table:table-cell/>
          <table:table-cell table:style-name="ce4" table:formula="of:=[$redistribution_low.N94]" office:value-type="float" office:value="0.0330475345619088" calcext:value-type="float">
            <text:p>0,0330475346</text:p>
          </table:table-cell>
          <table:table-cell table:style-name="ce4" table:formula="of:=[$redistribution_low.O94]" office:value-type="float" office:value="0.0369598935897326" calcext:value-type="float">
            <text:p>0,0369598936</text:p>
          </table:table-cell>
          <table:table-cell table:style-name="ce4" table:formula="of:=[$redistribution_low.P94]" office:value-type="float" office:value="0.0297119723801709" calcext:value-type="float">
            <text:p>0,0297119724</text:p>
          </table:table-cell>
          <table:table-cell table:style-name="ce4" table:formula="of:=[$redistribution_low.Q94]" office:value-type="float" office:value="0.0422646675304054" calcext:value-type="float">
            <text:p>0,0422646675</text:p>
          </table:table-cell>
          <table:table-cell table:number-columns-repeated="1009"/>
        </table:table-row>
        <table:table-row table:style-name="ro1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N95]" office:value-type="float" office:value="0.0338196112919305" calcext:value-type="float">
            <text:p>0,0338196113</text:p>
          </table:table-cell>
          <table:table-cell table:style-name="ce4" table:formula="of:=[$Redistribution_high.O95]" office:value-type="float" office:value="0.042045473210012" calcext:value-type="float">
            <text:p>0,0420454732</text:p>
          </table:table-cell>
          <table:table-cell table:style-name="ce4" table:formula="of:=[$Redistribution_high.P95]" office:value-type="float" office:value="0.0326263959868339" calcext:value-type="float">
            <text:p>0,032626396</text:p>
          </table:table-cell>
          <table:table-cell table:style-name="ce4" table:formula="of:=[$Redistribution_high.Q95]" office:value-type="float" office:value="0.043716105663484" calcext:value-type="float">
            <text:p>0,0437161057</text:p>
          </table:table-cell>
          <table:table-cell/>
          <table:table-cell table:style-name="ce4" table:formula="of:=[$Redistribution_central.N95]" office:value-type="float" office:value="0.0335767398036272" calcext:value-type="float">
            <text:p>0,0335767398</text:p>
          </table:table-cell>
          <table:table-cell table:style-name="ce4" table:formula="of:=[$Redistribution_central.O95]" office:value-type="float" office:value="0.0409342694897332" calcext:value-type="float">
            <text:p>0,0409342695</text:p>
          </table:table-cell>
          <table:table-cell table:style-name="ce4" table:formula="of:=[$Redistribution_central.P95]" office:value-type="float" office:value="0.0313805411297325" calcext:value-type="float">
            <text:p>0,0313805411</text:p>
          </table:table-cell>
          <table:table-cell table:style-name="ce4" table:formula="of:=[$Redistribution_central.Q95]" office:value-type="float" office:value="0.0441140792513464" calcext:value-type="float">
            <text:p>0,0441140793</text:p>
          </table:table-cell>
          <table:table-cell/>
          <table:table-cell table:style-name="ce4" table:formula="of:=[$redistribution_low.N95]" office:value-type="float" office:value="0.0347517982504593" calcext:value-type="float">
            <text:p>0,0347517983</text:p>
          </table:table-cell>
          <table:table-cell table:style-name="ce4" table:formula="of:=[$redistribution_low.O95]" office:value-type="float" office:value="0.0458614708998798" calcext:value-type="float">
            <text:p>0,0458614709</text:p>
          </table:table-cell>
          <table:table-cell table:style-name="ce4" table:formula="of:=[$redistribution_low.P95]" office:value-type="float" office:value="0.0331105196993085" calcext:value-type="float">
            <text:p>0,0331105197</text:p>
          </table:table-cell>
          <table:table-cell table:style-name="ce4" table:formula="of:=[$redistribution_low.Q95]" office:value-type="float" office:value="0.0484542702704485" calcext:value-type="float">
            <text:p>0,0484542703</text:p>
          </table:table-cell>
          <table:table-cell table:number-columns-repeated="1009"/>
        </table:table-row>
        <table:table-row table:style-name="ro1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N96]" office:value-type="float" office:value="0.0325980603799344" calcext:value-type="float">
            <text:p>0,0325980604</text:p>
          </table:table-cell>
          <table:table-cell table:style-name="ce4" table:formula="of:=[$Redistribution_high.O96]" office:value-type="float" office:value="0.0384416708507249" calcext:value-type="float">
            <text:p>0,0384416709</text:p>
          </table:table-cell>
          <table:table-cell table:style-name="ce4" table:formula="of:=[$Redistribution_high.P96]" office:value-type="float" office:value="0.0307145105604016" calcext:value-type="float">
            <text:p>0,0307145106</text:p>
          </table:table-cell>
          <table:table-cell table:style-name="ce4" table:formula="of:=[$Redistribution_high.Q96]" office:value-type="float" office:value="0.0411542274824021" calcext:value-type="float">
            <text:p>0,0411542275</text:p>
          </table:table-cell>
          <table:table-cell/>
          <table:table-cell table:style-name="ce4" table:formula="of:=[$Redistribution_central.N96]" office:value-type="float" office:value="0.0355634466035457" calcext:value-type="float">
            <text:p>0,0355634466</text:p>
          </table:table-cell>
          <table:table-cell table:style-name="ce4" table:formula="of:=[$Redistribution_central.O96]" office:value-type="float" office:value="0.0445268984745503" calcext:value-type="float">
            <text:p>0,0445268985</text:p>
          </table:table-cell>
          <table:table-cell table:style-name="ce4" table:formula="of:=[$Redistribution_central.P96]" office:value-type="float" office:value="0.0344272353981823" calcext:value-type="float">
            <text:p>0,0344272354</text:p>
          </table:table-cell>
          <table:table-cell table:style-name="ce4" table:formula="of:=[$Redistribution_central.Q96]" office:value-type="float" office:value="0.0461713391926376" calcext:value-type="float">
            <text:p>0,0461713392</text:p>
          </table:table-cell>
          <table:table-cell/>
          <table:table-cell table:style-name="ce4" table:formula="of:=[$redistribution_low.N96]" office:value-type="float" office:value="0.0287161203063973" calcext:value-type="float">
            <text:p>0,0287161203</text:p>
          </table:table-cell>
          <table:table-cell table:style-name="ce4" table:formula="of:=[$redistribution_low.O96]" office:value-type="float" office:value="0.0364390863758618" calcext:value-type="float">
            <text:p>0,0364390864</text:p>
          </table:table-cell>
          <table:table-cell table:style-name="ce4" table:formula="of:=[$redistribution_low.P96]" office:value-type="float" office:value="0.0273005134465633" calcext:value-type="float">
            <text:p>0,0273005134</text:p>
          </table:table-cell>
          <table:table-cell table:style-name="ce4" table:formula="of:=[$redistribution_low.Q96]" office:value-type="float" office:value="0.0386950491108378" calcext:value-type="float">
            <text:p>0,0386950491</text:p>
          </table:table-cell>
          <table:table-cell table:number-columns-repeated="1009"/>
        </table:table-row>
        <table:table-row table:style-name="ro1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N97]" office:value-type="float" office:value="0.0364814908437215" calcext:value-type="float">
            <text:p>0,0364814908</text:p>
          </table:table-cell>
          <table:table-cell table:style-name="ce4" table:formula="of:=[$Redistribution_high.O97]" office:value-type="float" office:value="0.0430488793232285" calcext:value-type="float">
            <text:p>0,0430488793</text:p>
          </table:table-cell>
          <table:table-cell table:style-name="ce4" table:formula="of:=[$Redistribution_high.P97]" office:value-type="float" office:value="0.0333952556092911" calcext:value-type="float">
            <text:p>0,0333952556</text:p>
          </table:table-cell>
          <table:table-cell table:style-name="ce4" table:formula="of:=[$Redistribution_high.Q97]" office:value-type="float" office:value="0.0474862871875597" calcext:value-type="float">
            <text:p>0,0474862872</text:p>
          </table:table-cell>
          <table:table-cell/>
          <table:table-cell table:style-name="ce4" table:formula="of:=[$Redistribution_central.N97]" office:value-type="float" office:value="0.0325255277298207" calcext:value-type="float">
            <text:p>0,0325255277</text:p>
          </table:table-cell>
          <table:table-cell table:style-name="ce4" table:formula="of:=[$Redistribution_central.O97]" office:value-type="float" office:value="0.0403993705715198" calcext:value-type="float">
            <text:p>0,0403993706</text:p>
          </table:table-cell>
          <table:table-cell table:style-name="ce4" table:formula="of:=[$Redistribution_central.P97]" office:value-type="float" office:value="0.0314662935909289" calcext:value-type="float">
            <text:p>0,0314662936</text:p>
          </table:table-cell>
          <table:table-cell table:style-name="ce4" table:formula="of:=[$Redistribution_central.Q97]" office:value-type="float" office:value="0.0419378811793829" calcext:value-type="float">
            <text:p>0,0419378812</text:p>
          </table:table-cell>
          <table:table-cell/>
          <table:table-cell table:style-name="ce4" table:formula="of:=[$redistribution_low.N97]" office:value-type="float" office:value="0.0292892796120497" calcext:value-type="float">
            <text:p>0,0292892796</text:p>
          </table:table-cell>
          <table:table-cell table:style-name="ce4" table:formula="of:=[$redistribution_low.O97]" office:value-type="float" office:value="0.0362480035456234" calcext:value-type="float">
            <text:p>0,0362480035</text:p>
          </table:table-cell>
          <table:table-cell table:style-name="ce4" table:formula="of:=[$redistribution_low.P97]" office:value-type="float" office:value="0.0277096593639156" calcext:value-type="float">
            <text:p>0,0277096594</text:p>
          </table:table-cell>
          <table:table-cell table:style-name="ce4" table:formula="of:=[$redistribution_low.Q97]" office:value-type="float" office:value="0.038762570513068" calcext:value-type="float">
            <text:p>0,0387625705</text:p>
          </table:table-cell>
          <table:table-cell table:number-columns-repeated="1009"/>
        </table:table-row>
        <table:table-row table:style-name="ro1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N98]" office:value-type="float" office:value="0.0316660400308297" calcext:value-type="float">
            <text:p>0,03166604</text:p>
          </table:table-cell>
          <table:table-cell table:style-name="ce4" table:formula="of:=[$Redistribution_high.O98]" office:value-type="float" office:value="0.0365788448499519" calcext:value-type="float">
            <text:p>0,0365788448</text:p>
          </table:table-cell>
          <table:table-cell table:style-name="ce4" table:formula="of:=[$Redistribution_high.P98]" office:value-type="float" office:value="0.0285251708777292" calcext:value-type="float">
            <text:p>0,0285251709</text:p>
          </table:table-cell>
          <table:table-cell table:style-name="ce4" table:formula="of:=[$Redistribution_high.Q98]" office:value-type="float" office:value="0.0410768762561429" calcext:value-type="float">
            <text:p>0,0410768763</text:p>
          </table:table-cell>
          <table:table-cell/>
          <table:table-cell table:style-name="ce4" table:formula="of:=[$Redistribution_central.N98]" office:value-type="float" office:value="0.0362029808862705" calcext:value-type="float">
            <text:p>0,0362029809</text:p>
          </table:table-cell>
          <table:table-cell table:style-name="ce4" table:formula="of:=[$Redistribution_central.O98]" office:value-type="float" office:value="0.0443774489323112" calcext:value-type="float">
            <text:p>0,0443774489</text:p>
          </table:table-cell>
          <table:table-cell table:style-name="ce4" table:formula="of:=[$Redistribution_central.P98]" office:value-type="float" office:value="0.0354781657547866" calcext:value-type="float">
            <text:p>0,0354781658</text:p>
          </table:table-cell>
          <table:table-cell table:style-name="ce4" table:formula="of:=[$Redistribution_central.Q98]" office:value-type="float" office:value="0.0454050114972682" calcext:value-type="float">
            <text:p>0,0454050115</text:p>
          </table:table-cell>
          <table:table-cell/>
          <table:table-cell table:style-name="ce4" table:formula="of:=[$redistribution_low.N98]" office:value-type="float" office:value="0.0328310643484795" calcext:value-type="float">
            <text:p>0,0328310643</text:p>
          </table:table-cell>
          <table:table-cell table:style-name="ce4" table:formula="of:=[$redistribution_low.O98]" office:value-type="float" office:value="0.0405172592205265" calcext:value-type="float">
            <text:p>0,0405172592</text:p>
          </table:table-cell>
          <table:table-cell table:style-name="ce4" table:formula="of:=[$redistribution_low.P98]" office:value-type="float" office:value="0.0308841533951748" calcext:value-type="float">
            <text:p>0,0308841534</text:p>
          </table:table-cell>
          <table:table-cell table:style-name="ce4" table:formula="of:=[$redistribution_low.Q98]" office:value-type="float" office:value="0.0436215972167351" calcext:value-type="float">
            <text:p>0,0436215972</text:p>
          </table:table-cell>
          <table:table-cell table:number-columns-repeated="1009"/>
        </table:table-row>
        <table:table-row table:style-name="ro1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N99]" office:value-type="float" office:value="0.0352486555521031" calcext:value-type="float">
            <text:p>0,0352486556</text:p>
          </table:table-cell>
          <table:table-cell table:style-name="ce4" table:formula="of:=[$Redistribution_high.O99]" office:value-type="float" office:value="0.0393118260596888" calcext:value-type="float">
            <text:p>0,0393118261</text:p>
          </table:table-cell>
          <table:table-cell table:style-name="ce4" table:formula="of:=[$Redistribution_high.P99]" office:value-type="float" office:value="0.0325844841597001" calcext:value-type="float">
            <text:p>0,0325844842</text:p>
          </table:table-cell>
          <table:table-cell table:style-name="ce4" table:formula="of:=[$Redistribution_high.Q99]" office:value-type="float" office:value="0.0432438152302788" calcext:value-type="float">
            <text:p>0,0432438152</text:p>
          </table:table-cell>
          <table:table-cell/>
          <table:table-cell table:style-name="ce4" table:formula="of:=[$Redistribution_central.N99]" office:value-type="float" office:value="0.0364833507262501" calcext:value-type="float">
            <text:p>0,0364833507</text:p>
          </table:table-cell>
          <table:table-cell table:style-name="ce4" table:formula="of:=[$Redistribution_central.O99]" office:value-type="float" office:value="0.0450449551336784" calcext:value-type="float">
            <text:p>0,0450449551</text:p>
          </table:table-cell>
          <table:table-cell table:style-name="ce4" table:formula="of:=[$Redistribution_central.P99]" office:value-type="float" office:value="0.0363294875117715" calcext:value-type="float">
            <text:p>0,0363294875</text:p>
          </table:table-cell>
          <table:table-cell table:style-name="ce4" table:formula="of:=[$Redistribution_central.Q99]" office:value-type="float" office:value="0.0452388750099576" calcext:value-type="float">
            <text:p>0,045238875</text:p>
          </table:table-cell>
          <table:table-cell/>
          <table:table-cell table:style-name="ce4" table:formula="of:=[$redistribution_low.N99]" office:value-type="float" office:value="0.0365541460807618" calcext:value-type="float">
            <text:p>0,0365541461</text:p>
          </table:table-cell>
          <table:table-cell table:style-name="ce4" table:formula="of:=[$redistribution_low.O99]" office:value-type="float" office:value="0.0426068390454213" calcext:value-type="float">
            <text:p>0,042606839</text:p>
          </table:table-cell>
          <table:table-cell table:style-name="ce4" table:formula="of:=[$redistribution_low.P99]" office:value-type="float" office:value="0.0340933386580249" calcext:value-type="float">
            <text:p>0,0340933387</text:p>
          </table:table-cell>
          <table:table-cell table:style-name="ce4" table:formula="of:=[$redistribution_low.Q99]" office:value-type="float" office:value="0.0466387944190683" calcext:value-type="float">
            <text:p>0,0466387944</text:p>
          </table:table-cell>
          <table:table-cell table:number-columns-repeated="1009"/>
        </table:table-row>
        <table:table-row table:style-name="ro1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N100]" office:value-type="float" office:value="0.0378909614076154" calcext:value-type="float">
            <text:p>0,0378909614</text:p>
          </table:table-cell>
          <table:table-cell table:style-name="ce4" table:formula="of:=[$Redistribution_high.O100]" office:value-type="float" office:value="0.0387770261208374" calcext:value-type="float">
            <text:p>0,0387770261</text:p>
          </table:table-cell>
          <table:table-cell table:style-name="ce4" table:formula="of:=[$Redistribution_high.P100]" office:value-type="float" office:value="0.0319831201115031" calcext:value-type="float">
            <text:p>0,0319831201</text:p>
          </table:table-cell>
          <table:table-cell table:style-name="ce4" table:formula="of:=[$Redistribution_high.Q100]" office:value-type="float" office:value="0.0475531164336667" calcext:value-type="float">
            <text:p>0,0475531164</text:p>
          </table:table-cell>
          <table:table-cell/>
          <table:table-cell table:style-name="ce4" table:formula="of:=[$Redistribution_central.N100]" office:value-type="float" office:value="0.0360056238815312" calcext:value-type="float">
            <text:p>0,0360056239</text:p>
          </table:table-cell>
          <table:table-cell table:style-name="ce4" table:formula="of:=[$Redistribution_central.O100]" office:value-type="float" office:value="0.0447972095486408" calcext:value-type="float">
            <text:p>0,0447972095</text:p>
          </table:table-cell>
          <table:table-cell table:style-name="ce4" table:formula="of:=[$Redistribution_central.P100]" office:value-type="float" office:value="0.0357577197134088" calcext:value-type="float">
            <text:p>0,0357577197</text:p>
          </table:table-cell>
          <table:table-cell table:style-name="ce4" table:formula="of:=[$Redistribution_central.Q100]" office:value-type="float" office:value="0.0451342734081655" calcext:value-type="float">
            <text:p>0,0451342734</text:p>
          </table:table-cell>
          <table:table-cell/>
          <table:table-cell table:style-name="ce4" table:formula="of:=[$redistribution_low.N100]" office:value-type="float" office:value="0.0336833603981943" calcext:value-type="float">
            <text:p>0,0336833604</text:p>
          </table:table-cell>
          <table:table-cell table:style-name="ce4" table:formula="of:=[$redistribution_low.O100]" office:value-type="float" office:value="0.0376303365202734" calcext:value-type="float">
            <text:p>0,0376303365</text:p>
          </table:table-cell>
          <table:table-cell table:style-name="ce4" table:formula="of:=[$redistribution_low.P100]" office:value-type="float" office:value="0.0313505363698447" calcext:value-type="float">
            <text:p>0,0313505364</text:p>
          </table:table-cell>
          <table:table-cell table:style-name="ce4" table:formula="of:=[$redistribution_low.Q100]" office:value-type="float" office:value="0.0414717975475591" calcext:value-type="float">
            <text:p>0,0414717975</text:p>
          </table:table-cell>
          <table:table-cell table:number-columns-repeated="1009"/>
        </table:table-row>
        <table:table-row table:style-name="ro1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N101]" office:value-type="float" office:value="0.0402741628282789" calcext:value-type="float">
            <text:p>0,0402741628</text:p>
          </table:table-cell>
          <table:table-cell table:style-name="ce4" table:formula="of:=[$Redistribution_high.O101]" office:value-type="float" office:value="0.0447457903355642" calcext:value-type="float">
            <text:p>0,0447457903</text:p>
          </table:table-cell>
          <table:table-cell table:style-name="ce4" table:formula="of:=[$Redistribution_high.P101]" office:value-type="float" office:value="0.0351953872960129" calcext:value-type="float">
            <text:p>0,0351953873</text:p>
          </table:table-cell>
          <table:table-cell table:style-name="ce4" table:formula="of:=[$Redistribution_high.Q101]" office:value-type="float" office:value="0.0522960007556757" calcext:value-type="float">
            <text:p>0,0522960008</text:p>
          </table:table-cell>
          <table:table-cell/>
          <table:table-cell table:style-name="ce4" table:formula="of:=[$Redistribution_central.N101]" office:value-type="float" office:value="0.0326533640715227" calcext:value-type="float">
            <text:p>0,0326533641</text:p>
          </table:table-cell>
          <table:table-cell table:style-name="ce4" table:formula="of:=[$Redistribution_central.O101]" office:value-type="float" office:value="0.0394489985565828" calcext:value-type="float">
            <text:p>0,0394489986</text:p>
          </table:table-cell>
          <table:table-cell table:style-name="ce4" table:formula="of:=[$Redistribution_central.P101]" office:value-type="float" office:value="0.0318742802114568" calcext:value-type="float">
            <text:p>0,0318742802</text:p>
          </table:table-cell>
          <table:table-cell table:style-name="ce4" table:formula="of:=[$Redistribution_central.Q101]" office:value-type="float" office:value="0.0405948392331051" calcext:value-type="float">
            <text:p>0,0405948392</text:p>
          </table:table-cell>
          <table:table-cell/>
          <table:table-cell table:style-name="ce4" table:formula="of:=[$redistribution_low.N101]" office:value-type="float" office:value="0.0323956043806498" calcext:value-type="float">
            <text:p>0,0323956044</text:p>
          </table:table-cell>
          <table:table-cell table:style-name="ce4" table:formula="of:=[$redistribution_low.O101]" office:value-type="float" office:value="0.0361511321536171" calcext:value-type="float">
            <text:p>0,0361511322</text:p>
          </table:table-cell>
          <table:table-cell table:style-name="ce4" table:formula="of:=[$redistribution_low.P101]" office:value-type="float" office:value="0.0300526661795051" calcext:value-type="float">
            <text:p>0,0300526662</text:p>
          </table:table-cell>
          <table:table-cell table:style-name="ce4" table:formula="of:=[$redistribution_low.Q101]" office:value-type="float" office:value="0.0400372033755483" calcext:value-type="float">
            <text:p>0,0400372034</text:p>
          </table:table-cell>
          <table:table-cell table:number-columns-repeated="1009"/>
        </table:table-row>
        <table:table-row table:style-name="ro1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N102]" office:value-type="float" office:value="0.0367231400364504" calcext:value-type="float">
            <text:p>0,03672314</text:p>
          </table:table-cell>
          <table:table-cell table:style-name="ce4" table:formula="of:=[$Redistribution_high.O102]" office:value-type="float" office:value="0.0437168517466626" calcext:value-type="float">
            <text:p>0,0437168517</text:p>
          </table:table-cell>
          <table:table-cell table:style-name="ce4" table:formula="of:=[$Redistribution_high.P102]" office:value-type="float" office:value="0.0343667247939049" calcext:value-type="float">
            <text:p>0,0343667248</text:p>
          </table:table-cell>
          <table:table-cell table:style-name="ce4" table:formula="of:=[$Redistribution_high.Q102]" office:value-type="float" office:value="0.0471989406786358" calcext:value-type="float">
            <text:p>0,0471989407</text:p>
          </table:table-cell>
          <table:table-cell/>
          <table:table-cell table:style-name="ce4" table:formula="of:=[$Redistribution_central.N102]" office:value-type="float" office:value="0.0334744158570077" calcext:value-type="float">
            <text:p>0,0334744159</text:p>
          </table:table-cell>
          <table:table-cell table:style-name="ce4" table:formula="of:=[$Redistribution_central.O102]" office:value-type="float" office:value="0.0399345025563001" calcext:value-type="float">
            <text:p>0,0399345026</text:p>
          </table:table-cell>
          <table:table-cell table:style-name="ce4" table:formula="of:=[$Redistribution_central.P102]" office:value-type="float" office:value="0.0320096452293157" calcext:value-type="float">
            <text:p>0,0320096452</text:p>
          </table:table-cell>
          <table:table-cell table:style-name="ce4" table:formula="of:=[$Redistribution_central.Q102]" office:value-type="float" office:value="0.0421906699598375" calcext:value-type="float">
            <text:p>0,04219067</text:p>
          </table:table-cell>
          <table:table-cell/>
          <table:table-cell table:style-name="ce4" table:formula="of:=[$redistribution_low.N102]" office:value-type="float" office:value="0.032595311504233" calcext:value-type="float">
            <text:p>0,0325953115</text:p>
          </table:table-cell>
          <table:table-cell table:style-name="ce4" table:formula="of:=[$redistribution_low.O102]" office:value-type="float" office:value="0.0345696064985386" calcext:value-type="float">
            <text:p>0,0345696065</text:p>
          </table:table-cell>
          <table:table-cell table:style-name="ce4" table:formula="of:=[$redistribution_low.P102]" office:value-type="float" office:value="0.0300252138490222" calcext:value-type="float">
            <text:p>0,0300252138</text:p>
          </table:table-cell>
          <table:table-cell table:style-name="ce4" table:formula="of:=[$redistribution_low.Q102]" office:value-type="float" office:value="0.0387925568314755" calcext:value-type="float">
            <text:p>0,0387925568</text:p>
          </table:table-cell>
          <table:table-cell table:number-columns-repeated="1009"/>
        </table:table-row>
        <table:table-row table:style-name="ro1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N103]" office:value-type="float" office:value="0.0328470446942578" calcext:value-type="float">
            <text:p>0,0328470447</text:p>
          </table:table-cell>
          <table:table-cell table:style-name="ce4" table:formula="of:=[$Redistribution_high.O103]" office:value-type="float" office:value="0.0375405212340288" calcext:value-type="float">
            <text:p>0,0375405212</text:p>
          </table:table-cell>
          <table:table-cell table:style-name="ce4" table:formula="of:=[$Redistribution_high.P103]" office:value-type="float" office:value="0.0314812574314571" calcext:value-type="float">
            <text:p>0,0314812574</text:p>
          </table:table-cell>
          <table:table-cell table:style-name="ce4" table:formula="of:=[$Redistribution_high.Q103]" office:value-type="float" office:value="0.0395863665944086" calcext:value-type="float">
            <text:p>0,0395863666</text:p>
          </table:table-cell>
          <table:table-cell/>
          <table:table-cell table:style-name="ce4" table:formula="of:=[$Redistribution_central.N103]" office:value-type="float" office:value="0.0311669244017193" calcext:value-type="float">
            <text:p>0,0311669244</text:p>
          </table:table-cell>
          <table:table-cell table:style-name="ce4" table:formula="of:=[$Redistribution_central.O103]" office:value-type="float" office:value="0.0385969525940816" calcext:value-type="float">
            <text:p>0,0385969526</text:p>
          </table:table-cell>
          <table:table-cell table:style-name="ce4" table:formula="of:=[$Redistribution_central.P103]" office:value-type="float" office:value="0.0301508984037276" calcext:value-type="float">
            <text:p>0,0301508984</text:p>
          </table:table-cell>
          <table:table-cell table:style-name="ce4" table:formula="of:=[$Redistribution_central.Q103]" office:value-type="float" office:value="0.0401647820243358" calcext:value-type="float">
            <text:p>0,040164782</text:p>
          </table:table-cell>
          <table:table-cell/>
          <table:table-cell table:style-name="ce4" table:formula="of:=[$redistribution_low.N103]" office:value-type="float" office:value="0.0341830795148408" calcext:value-type="float">
            <text:p>0,0341830795</text:p>
          </table:table-cell>
          <table:table-cell table:style-name="ce4" table:formula="of:=[$redistribution_low.O103]" office:value-type="float" office:value="0.0352088337966316" calcext:value-type="float">
            <text:p>0,0352088338</text:p>
          </table:table-cell>
          <table:table-cell table:style-name="ce4" table:formula="of:=[$redistribution_low.P103]" office:value-type="float" office:value="0.0323608148422095" calcext:value-type="float">
            <text:p>0,0323608148</text:p>
          </table:table-cell>
          <table:table-cell table:style-name="ce4" table:formula="of:=[$redistribution_low.Q103]" office:value-type="float" office:value="0.0382835086817103" calcext:value-type="float">
            <text:p>0,0382835087</text:p>
          </table:table-cell>
          <table:table-cell table:number-columns-repeated="1009"/>
        </table:table-row>
        <table:table-row table:style-name="ro1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N104]" office:value-type="float" office:value="0.0347606662413876" calcext:value-type="float">
            <text:p>0,0347606662</text:p>
          </table:table-cell>
          <table:table-cell table:style-name="ce4" table:formula="of:=[$Redistribution_high.O104]" office:value-type="float" office:value="0.0404261657468576" calcext:value-type="float">
            <text:p>0,0404261657</text:p>
          </table:table-cell>
          <table:table-cell table:style-name="ce4" table:formula="of:=[$Redistribution_high.P104]" office:value-type="float" office:value="0.0334299628310123" calcext:value-type="float">
            <text:p>0,0334299628</text:p>
          </table:table-cell>
          <table:table-cell table:style-name="ce4" table:formula="of:=[$Redistribution_high.Q104]" office:value-type="float" office:value="0.042377879667198" calcext:value-type="float">
            <text:p>0,0423778797</text:p>
          </table:table-cell>
          <table:table-cell/>
          <table:table-cell table:style-name="ce4" table:formula="of:=[$Redistribution_central.N104]" office:value-type="float" office:value="0.0337415451670049" calcext:value-type="float">
            <text:p>0,0337415452</text:p>
          </table:table-cell>
          <table:table-cell table:style-name="ce4" table:formula="of:=[$Redistribution_central.O104]" office:value-type="float" office:value="0.0406407369395832" calcext:value-type="float">
            <text:p>0,0406407369</text:p>
          </table:table-cell>
          <table:table-cell table:style-name="ce4" table:formula="of:=[$Redistribution_central.P104]" office:value-type="float" office:value="0.0322222685222028" calcext:value-type="float">
            <text:p>0,0322222685</text:p>
          </table:table-cell>
          <table:table-cell table:style-name="ce4" table:formula="of:=[$Redistribution_central.Q104]" office:value-type="float" office:value="0.0429961534030223" calcext:value-type="float">
            <text:p>0,0429961534</text:p>
          </table:table-cell>
          <table:table-cell/>
          <table:table-cell table:style-name="ce4" table:formula="of:=[$redistribution_low.N104]" office:value-type="float" office:value="0.0328377123389147" calcext:value-type="float">
            <text:p>0,0328377123</text:p>
          </table:table-cell>
          <table:table-cell table:style-name="ce4" table:formula="of:=[$redistribution_low.O104]" office:value-type="float" office:value="0.0327319265344227" calcext:value-type="float">
            <text:p>0,0327319265</text:p>
          </table:table-cell>
          <table:table-cell table:style-name="ce4" table:formula="of:=[$redistribution_low.P104]" office:value-type="float" office:value="0.0308132433335161" calcext:value-type="float">
            <text:p>0,0308132433</text:p>
          </table:table-cell>
          <table:table-cell table:style-name="ce4" table:formula="of:=[$redistribution_low.Q104]" office:value-type="float" office:value="0.0361785147599605" calcext:value-type="float">
            <text:p>0,0361785148</text:p>
          </table:table-cell>
          <table:table-cell table:number-columns-repeated="1009"/>
        </table:table-row>
        <table:table-row table:style-name="ro1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N105]" office:value-type="float" office:value="0.0375442464019775" calcext:value-type="float">
            <text:p>0,0375442464</text:p>
          </table:table-cell>
          <table:table-cell table:style-name="ce4" table:formula="of:=[$Redistribution_high.O105]" office:value-type="float" office:value="0.0462929536564879" calcext:value-type="float">
            <text:p>0,0462929537</text:p>
          </table:table-cell>
          <table:table-cell table:style-name="ce4" table:formula="of:=[$Redistribution_high.P105]" office:value-type="float" office:value="0.0359124359198522" calcext:value-type="float">
            <text:p>0,0359124359</text:p>
          </table:table-cell>
          <table:table-cell table:style-name="ce4" table:formula="of:=[$Redistribution_high.Q105]" office:value-type="float" office:value="0.0486849721230876" calcext:value-type="float">
            <text:p>0,0486849721</text:p>
          </table:table-cell>
          <table:table-cell/>
          <table:table-cell table:style-name="ce4" table:formula="of:=[$Redistribution_central.N105]" office:value-type="float" office:value="0.0293074736864731" calcext:value-type="float">
            <text:p>0,0293074737</text:p>
          </table:table-cell>
          <table:table-cell table:style-name="ce4" table:formula="of:=[$Redistribution_central.O105]" office:value-type="float" office:value="0.037533291398624" calcext:value-type="float">
            <text:p>0,0375332914</text:p>
          </table:table-cell>
          <table:table-cell table:style-name="ce4" table:formula="of:=[$Redistribution_central.P105]" office:value-type="float" office:value="0.028273787429015" calcext:value-type="float">
            <text:p>0,0282737874</text:p>
          </table:table-cell>
          <table:table-cell table:style-name="ce4" table:formula="of:=[$Redistribution_central.Q105]" office:value-type="float" office:value="0.0391791437592156" calcext:value-type="float">
            <text:p>0,0391791438</text:p>
          </table:table-cell>
          <table:table-cell/>
          <table:table-cell table:style-name="ce4" table:formula="of:=[$redistribution_low.N105]" office:value-type="float" office:value="0.0331191155773787" calcext:value-type="float">
            <text:p>0,0331191156</text:p>
          </table:table-cell>
          <table:table-cell table:style-name="ce4" table:formula="of:=[$redistribution_low.O105]" office:value-type="float" office:value="0.0396806960722736" calcext:value-type="float">
            <text:p>0,0396806961</text:p>
          </table:table-cell>
          <table:table-cell table:style-name="ce4" table:formula="of:=[$redistribution_low.P105]" office:value-type="float" office:value="0.0315883480009023" calcext:value-type="float">
            <text:p>0,031588348</text:p>
          </table:table-cell>
          <table:table-cell table:style-name="ce4" table:formula="of:=[$redistribution_low.Q105]" office:value-type="float" office:value="0.0423472106547337" calcext:value-type="float">
            <text:p>0,0423472107</text:p>
          </table:table-cell>
          <table:table-cell table:number-columns-repeated="1009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ttom 10% share yearly" table:style-name="ta8">
        <table:table-column table:style-name="co5" table:number-columns-repeated="5" table:default-cell-style-name="ce3"/>
        <table:table-column table:style-name="co1" table:number-columns-repeated="1019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ce5" office:value-type="string" calcext:value-type="string" table:number-columns-spanned="4" table:number-rows-spanned="1">
            <text:p>HIGH</text:p>
          </table:table-cell>
          <table:covered-table-cell table:number-columns-repeated="3" table:style-name="ce5"/>
          <table:table-cell table:style-name="ce8"/>
          <table:table-cell table:style-name="ce5" office:value-type="string" calcext:value-type="string" table:number-columns-spanned="4" table:number-rows-spanned="1">
            <text:p>CENTRAL</text:p>
          </table:table-cell>
          <table:covered-table-cell table:number-columns-repeated="3" table:style-name="ce5"/>
          <table:table-cell table:style-name="ce8"/>
          <table:table-cell table:style-name="ce5" office:value-type="string" calcext:value-type="string" table:number-columns-spanned="4" table:number-rows-spanned="1">
            <text:p>LOW</text:p>
          </table:table-cell>
          <table:covered-table-cell table:number-columns-repeated="3" table:style-name="ce5"/>
          <table:table-cell table:number-columns-repeated="100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100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2" table:formula="of:=[$'Bottom 10% share'.C4]" office:value-type="percentage" office:value="0.0261696348" calcext:value-type="percentage">
            <text:p>2,62%</text:p>
          </table:table-cell>
          <table:table-cell table:style-name="ce12" table:formula="of:=[$'Bottom 10% share'.D4]" office:value-type="percentage" office:value="0.0269383028" calcext:value-type="percentage">
            <text:p>2,69%</text:p>
          </table:table-cell>
          <table:table-cell table:style-name="ce12" table:formula="of:=[$'Bottom 10% share'.E4]" office:value-type="percentage" office:value="0.0291823056" calcext:value-type="percentage">
            <text:p>2,92%</text:p>
          </table:table-cell>
          <table:table-cell table:style-name="ce12" table:formula="of:=[$'Bottom 10% share'.B4]" office:value-type="percentage" office:value="0.0326108691" calcext:value-type="percentage">
            <text:p>3,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B4]" office:value-type="percentage" office:value="0.0261696348" calcext:value-type="percentage">
            <text:p>2,62%</text:p>
          </table:table-cell>
          <table:table-cell table:style-name="ce12" table:formula="of:=[.C4]" office:value-type="percentage" office:value="0.0269383028" calcext:value-type="percentage">
            <text:p>2,69%</text:p>
          </table:table-cell>
          <table:table-cell table:style-name="ce12" table:formula="of:=[.D4]" office:value-type="percentage" office:value="0.0291823056" calcext:value-type="percentage">
            <text:p>2,92%</text:p>
          </table:table-cell>
          <table:table-cell table:style-name="ce12" table:formula="of:=[.E4]" office:value-type="percentage" office:value="0.0326108691" calcext:value-type="percentage">
            <text:p>3,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G4]" office:value-type="percentage" office:value="0.0261696348" calcext:value-type="percentage">
            <text:p>2,62%</text:p>
          </table:table-cell>
          <table:table-cell table:style-name="ce12" table:formula="of:=[.H4]" office:value-type="percentage" office:value="0.0269383028" calcext:value-type="percentage">
            <text:p>2,69%</text:p>
          </table:table-cell>
          <table:table-cell table:style-name="ce12" table:formula="of:=[.I4]" office:value-type="percentage" office:value="0.0291823056" calcext:value-type="percentage">
            <text:p>2,92%</text:p>
          </table:table-cell>
          <table:table-cell table:style-name="ce12" table:formula="of:=[.J4]" office:value-type="percentage" office:value="0.0326108691" calcext:value-type="percentage">
            <text:p>3,26%</text:p>
          </table:table-cell>
          <table:table-cell table:number-columns-repeated="100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2" table:formula="of:=AVERAGE([$'Bottom 10% share'.C5:.C8])" office:value-type="percentage" office:value="0.0273455141011252" calcext:value-type="percentage">
            <text:p>2,73%</text:p>
          </table:table-cell>
          <table:table-cell table:style-name="ce12" table:formula="of:=AVERAGE([$'Bottom 10% share'.D5:.D8])" office:value-type="percentage" office:value="0.0259881983883702" calcext:value-type="percentage">
            <text:p>2,60%</text:p>
          </table:table-cell>
          <table:table-cell table:style-name="ce12" table:formula="of:=AVERAGE([$'Bottom 10% share'.E5:.E8])" office:value-type="percentage" office:value="0.0389018246572675" calcext:value-type="percentage">
            <text:p>3,89%</text:p>
          </table:table-cell>
          <table:table-cell table:style-name="ce12" table:formula="of:=AVERAGE([$'Bottom 10% share'.B5:.B8])" office:value-type="percentage" office:value="0.0347602239178575" calcext:value-type="percentage">
            <text:p>3,48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2" table:formula="of:=AVERAGE([$'Bottom 10% share'.H5:.H8])" office:value-type="percentage" office:value="0.0273455141011252" calcext:value-type="percentage">
            <text:p>2,73%</text:p>
          </table:table-cell>
          <table:table-cell table:style-name="ce12" table:formula="of:=AVERAGE([$'Bottom 10% share'.I5:.I8])" office:value-type="percentage" office:value="0.0259881983883702" calcext:value-type="percentage">
            <text:p>2,60%</text:p>
          </table:table-cell>
          <table:table-cell table:style-name="ce12" table:formula="of:=AVERAGE([$'Bottom 10% share'.J5:.J8])" office:value-type="percentage" office:value="0.0389018246572675" calcext:value-type="percentage">
            <text:p>3,89%</text:p>
          </table:table-cell>
          <table:table-cell table:style-name="ce12" table:formula="of:=AVERAGE([$'Bottom 10% share'.G5:.G8])" office:value-type="percentage" office:value="0.0347602239178575" calcext:value-type="percentage">
            <text:p>3,48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2" table:formula="of:=AVERAGE([$'Bottom 10% share'.M5:.M8])" office:value-type="percentage" office:value="0.0273455141011252" calcext:value-type="percentage">
            <text:p>2,73%</text:p>
          </table:table-cell>
          <table:table-cell table:style-name="ce12" table:formula="of:=AVERAGE([$'Bottom 10% share'.N5:.N8])" office:value-type="percentage" office:value="0.0259881983883702" calcext:value-type="percentage">
            <text:p>2,60%</text:p>
          </table:table-cell>
          <table:table-cell table:style-name="ce12" table:formula="of:=AVERAGE([$'Bottom 10% share'.O5:.O8])" office:value-type="percentage" office:value="0.0389018246572675" calcext:value-type="percentage">
            <text:p>3,89%</text:p>
          </table:table-cell>
          <table:table-cell table:style-name="ce12" table:formula="of:=AVERAGE([$'Bottom 10% share'.L5:.L8])" office:value-type="percentage" office:value="0.0347602239178575" calcext:value-type="percentage">
            <text:p>3,48%</text:p>
          </table:table-cell>
          <table:table-cell table:number-columns-repeated="100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2" table:formula="of:=AVERAGE([$'Bottom 10% share'.C9:.C12])" office:value-type="percentage" office:value="0.0282564344878864" calcext:value-type="percentage">
            <text:p>2,83%</text:p>
          </table:table-cell>
          <table:table-cell table:style-name="ce12" table:formula="of:=AVERAGE([$'Bottom 10% share'.D9:.D12])" office:value-type="percentage" office:value="0.0274657791619457" calcext:value-type="percentage">
            <text:p>2,75%</text:p>
          </table:table-cell>
          <table:table-cell table:style-name="ce12" table:formula="of:=AVERAGE([$'Bottom 10% share'.E9:.E12])" office:value-type="percentage" office:value="0.040869755037014" calcext:value-type="percentage">
            <text:p>4,09%</text:p>
          </table:table-cell>
          <table:table-cell table:style-name="ce12" table:formula="of:=AVERAGE([$'Bottom 10% share'.B9:.B12])" office:value-type="percentage" office:value="0.0370315109469702" calcext:value-type="percentage">
            <text:p>3,70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2" table:formula="of:=AVERAGE([$'Bottom 10% share'.H9:.H12])" office:value-type="percentage" office:value="0.0282564344878864" calcext:value-type="percentage">
            <text:p>2,83%</text:p>
          </table:table-cell>
          <table:table-cell table:style-name="ce12" table:formula="of:=AVERAGE([$'Bottom 10% share'.I9:.I12])" office:value-type="percentage" office:value="0.0274657791619457" calcext:value-type="percentage">
            <text:p>2,75%</text:p>
          </table:table-cell>
          <table:table-cell table:style-name="ce12" table:formula="of:=AVERAGE([$'Bottom 10% share'.J9:.J12])" office:value-type="percentage" office:value="0.040869755037014" calcext:value-type="percentage">
            <text:p>4,09%</text:p>
          </table:table-cell>
          <table:table-cell table:style-name="ce12" table:formula="of:=AVERAGE([$'Bottom 10% share'.G9:.G12])" office:value-type="percentage" office:value="0.0370315109469702" calcext:value-type="percentage">
            <text:p>3,70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2" table:formula="of:=AVERAGE([$'Bottom 10% share'.M9:.M12])" office:value-type="percentage" office:value="0.0282564344878864" calcext:value-type="percentage">
            <text:p>2,83%</text:p>
          </table:table-cell>
          <table:table-cell table:style-name="ce12" table:formula="of:=AVERAGE([$'Bottom 10% share'.N9:.N12])" office:value-type="percentage" office:value="0.0274657791619457" calcext:value-type="percentage">
            <text:p>2,75%</text:p>
          </table:table-cell>
          <table:table-cell table:style-name="ce12" table:formula="of:=AVERAGE([$'Bottom 10% share'.O9:.O12])" office:value-type="percentage" office:value="0.040869755037014" calcext:value-type="percentage">
            <text:p>4,09%</text:p>
          </table:table-cell>
          <table:table-cell table:style-name="ce12" table:formula="of:=AVERAGE([$'Bottom 10% share'.L9:.L12])" office:value-type="percentage" office:value="0.0370315109469702" calcext:value-type="percentage">
            <text:p>3,70%</text:p>
          </table:table-cell>
          <table:table-cell table:number-columns-repeated="100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2" table:formula="of:=AVERAGE([$'Bottom 10% share'.C13:.C16])" office:value-type="percentage" office:value="0.0285859196656487" calcext:value-type="percentage">
            <text:p>2,86%</text:p>
          </table:table-cell>
          <table:table-cell table:style-name="ce12" table:formula="of:=AVERAGE([$'Bottom 10% share'.D13:.D16])" office:value-type="percentage" office:value="0.0280668279403028" calcext:value-type="percentage">
            <text:p>2,81%</text:p>
          </table:table-cell>
          <table:table-cell table:style-name="ce12" table:formula="of:=AVERAGE([$'Bottom 10% share'.E13:.E16])" office:value-type="percentage" office:value="0.0412212822751047" calcext:value-type="percentage">
            <text:p>4,12%</text:p>
          </table:table-cell>
          <table:table-cell table:style-name="ce12" table:formula="of:=AVERAGE([$'Bottom 10% share'.B13:.B16])" office:value-type="percentage" office:value="0.0375617961647203" calcext:value-type="percentage">
            <text:p>3,76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2" table:formula="of:=AVERAGE([$'Bottom 10% share'.H13:.H16])" office:value-type="percentage" office:value="0.0285859196656487" calcext:value-type="percentage">
            <text:p>2,86%</text:p>
          </table:table-cell>
          <table:table-cell table:style-name="ce12" table:formula="of:=AVERAGE([$'Bottom 10% share'.I13:.I16])" office:value-type="percentage" office:value="0.0280668279403028" calcext:value-type="percentage">
            <text:p>2,81%</text:p>
          </table:table-cell>
          <table:table-cell table:style-name="ce12" table:formula="of:=AVERAGE([$'Bottom 10% share'.J13:.J16])" office:value-type="percentage" office:value="0.0412212822751047" calcext:value-type="percentage">
            <text:p>4,12%</text:p>
          </table:table-cell>
          <table:table-cell table:style-name="ce12" table:formula="of:=AVERAGE([$'Bottom 10% share'.G13:.G16])" office:value-type="percentage" office:value="0.0375617961647203" calcext:value-type="percentage">
            <text:p>3,76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2" table:formula="of:=AVERAGE([$'Bottom 10% share'.M13:.M16])" office:value-type="percentage" office:value="0.0285859196656487" calcext:value-type="percentage">
            <text:p>2,86%</text:p>
          </table:table-cell>
          <table:table-cell table:style-name="ce12" table:formula="of:=AVERAGE([$'Bottom 10% share'.N13:.N16])" office:value-type="percentage" office:value="0.0280668279403028" calcext:value-type="percentage">
            <text:p>2,81%</text:p>
          </table:table-cell>
          <table:table-cell table:style-name="ce12" table:formula="of:=AVERAGE([$'Bottom 10% share'.O13:.O16])" office:value-type="percentage" office:value="0.0412212822751047" calcext:value-type="percentage">
            <text:p>4,12%</text:p>
          </table:table-cell>
          <table:table-cell table:style-name="ce12" table:formula="of:=AVERAGE([$'Bottom 10% share'.L13:.L16])" office:value-type="percentage" office:value="0.0375617961647203" calcext:value-type="percentage">
            <text:p>3,76%</text:p>
          </table:table-cell>
          <table:table-cell table:number-columns-repeated="100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2" table:formula="of:=AVERAGE([$'Bottom 10% share'.C17:.C20])" office:value-type="percentage" office:value="0.0300673642223732" calcext:value-type="percentage">
            <text:p>3,01%</text:p>
          </table:table-cell>
          <table:table-cell table:style-name="ce12" table:formula="of:=AVERAGE([$'Bottom 10% share'.D17:.D20])" office:value-type="percentage" office:value="0.0292353490773382" calcext:value-type="percentage">
            <text:p>2,92%</text:p>
          </table:table-cell>
          <table:table-cell table:style-name="ce12" table:formula="of:=AVERAGE([$'Bottom 10% share'.E17:.E20])" office:value-type="percentage" office:value="0.0434179979464282" calcext:value-type="percentage">
            <text:p>4,34%</text:p>
          </table:table-cell>
          <table:table-cell table:style-name="ce12" table:formula="of:=AVERAGE([$'Bottom 10% share'.B17:.B20])" office:value-type="percentage" office:value="0.0393521007087717" calcext:value-type="percentage">
            <text:p>3,94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2" table:formula="of:=AVERAGE([$'Bottom 10% share'.H17:.H20])" office:value-type="percentage" office:value="0.0300673642223732" calcext:value-type="percentage">
            <text:p>3,01%</text:p>
          </table:table-cell>
          <table:table-cell table:style-name="ce12" table:formula="of:=AVERAGE([$'Bottom 10% share'.I17:.I20])" office:value-type="percentage" office:value="0.0292353490773382" calcext:value-type="percentage">
            <text:p>2,92%</text:p>
          </table:table-cell>
          <table:table-cell table:style-name="ce12" table:formula="of:=AVERAGE([$'Bottom 10% share'.J17:.J20])" office:value-type="percentage" office:value="0.0434179979464282" calcext:value-type="percentage">
            <text:p>4,34%</text:p>
          </table:table-cell>
          <table:table-cell table:style-name="ce12" table:formula="of:=AVERAGE([$'Bottom 10% share'.G17:.G20])" office:value-type="percentage" office:value="0.0393521007087717" calcext:value-type="percentage">
            <text:p>3,94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2" table:formula="of:=AVERAGE([$'Bottom 10% share'.M17:.M20])" office:value-type="percentage" office:value="0.0300673642223732" calcext:value-type="percentage">
            <text:p>3,01%</text:p>
          </table:table-cell>
          <table:table-cell table:style-name="ce12" table:formula="of:=AVERAGE([$'Bottom 10% share'.N17:.N20])" office:value-type="percentage" office:value="0.0292353490773382" calcext:value-type="percentage">
            <text:p>2,92%</text:p>
          </table:table-cell>
          <table:table-cell table:style-name="ce12" table:formula="of:=AVERAGE([$'Bottom 10% share'.O17:.O20])" office:value-type="percentage" office:value="0.0434179979464282" calcext:value-type="percentage">
            <text:p>4,34%</text:p>
          </table:table-cell>
          <table:table-cell table:style-name="ce12" table:formula="of:=AVERAGE([$'Bottom 10% share'.L17:.L20])" office:value-type="percentage" office:value="0.0393521007087717" calcext:value-type="percentage">
            <text:p>3,94%</text:p>
          </table:table-cell>
          <table:table-cell table:number-columns-repeated="100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2" table:formula="of:=AVERAGE([$'Bottom 10% share'.C21:.C24])" office:value-type="percentage" office:value="0.0301988449252485" calcext:value-type="percentage">
            <text:p>3,02%</text:p>
          </table:table-cell>
          <table:table-cell table:style-name="ce12" table:formula="of:=AVERAGE([$'Bottom 10% share'.D21:.D24])" office:value-type="percentage" office:value="0.0295157879880747" calcext:value-type="percentage">
            <text:p>2,95%</text:p>
          </table:table-cell>
          <table:table-cell table:style-name="ce12" table:formula="of:=AVERAGE([$'Bottom 10% share'.E21:.E24])" office:value-type="percentage" office:value="0.0446313771918647" calcext:value-type="percentage">
            <text:p>4,46%</text:p>
          </table:table-cell>
          <table:table-cell table:style-name="ce12" table:formula="of:=AVERAGE([$'Bottom 10% share'.B21:.B24])" office:value-type="percentage" office:value="0.040407490699477" calcext:value-type="percentage">
            <text:p>4,04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2" table:formula="of:=AVERAGE([$'Bottom 10% share'.H21:.H24])" office:value-type="percentage" office:value="0.0302000983273409" calcext:value-type="percentage">
            <text:p>3,02%</text:p>
          </table:table-cell>
          <table:table-cell table:style-name="ce12" table:formula="of:=AVERAGE([$'Bottom 10% share'.I21:.I24])" office:value-type="percentage" office:value="0.0295136871677185" calcext:value-type="percentage">
            <text:p>2,95%</text:p>
          </table:table-cell>
          <table:table-cell table:style-name="ce12" table:formula="of:=AVERAGE([$'Bottom 10% share'.J21:.J24])" office:value-type="percentage" office:value="0.0446331431378348" calcext:value-type="percentage">
            <text:p>4,46%</text:p>
          </table:table-cell>
          <table:table-cell table:style-name="ce12" table:formula="of:=AVERAGE([$'Bottom 10% share'.G21:.G24])" office:value-type="percentage" office:value="0.040404614856018" calcext:value-type="percentage">
            <text:p>4,04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2" table:formula="of:=AVERAGE([$'Bottom 10% share'.M21:.M24])" office:value-type="percentage" office:value="0.0301988449252485" calcext:value-type="percentage">
            <text:p>3,02%</text:p>
          </table:table-cell>
          <table:table-cell table:style-name="ce12" table:formula="of:=AVERAGE([$'Bottom 10% share'.N21:.N24])" office:value-type="percentage" office:value="0.0295157879900944" calcext:value-type="percentage">
            <text:p>2,95%</text:p>
          </table:table-cell>
          <table:table-cell table:style-name="ce12" table:formula="of:=AVERAGE([$'Bottom 10% share'.O21:.O24])" office:value-type="percentage" office:value="0.0446313771918647" calcext:value-type="percentage">
            <text:p>4,46%</text:p>
          </table:table-cell>
          <table:table-cell table:style-name="ce12" table:formula="of:=AVERAGE([$'Bottom 10% share'.L21:.L24])" office:value-type="percentage" office:value="0.0404074907020855" calcext:value-type="percentage">
            <text:p>4,04%</text:p>
          </table:table-cell>
          <table:table-cell table:number-columns-repeated="100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2" table:formula="of:=AVERAGE([$'Bottom 10% share'.C25:.C28])" office:value-type="percentage" office:value="0.033903365378693" calcext:value-type="percentage">
            <text:p>3,39%</text:p>
          </table:table-cell>
          <table:table-cell table:style-name="ce12" table:formula="of:=AVERAGE([$'Bottom 10% share'.D25:.D28])" office:value-type="percentage" office:value="0.0306547689972724" calcext:value-type="percentage">
            <text:p>3,07%</text:p>
          </table:table-cell>
          <table:table-cell table:style-name="ce12" table:formula="of:=AVERAGE([$'Bottom 10% share'.E25:.E28])" office:value-type="percentage" office:value="0.0478970485842423" calcext:value-type="percentage">
            <text:p>4,79%</text:p>
          </table:table-cell>
          <table:table-cell table:style-name="ce12" table:formula="of:=AVERAGE([$'Bottom 10% share'.B25:.B28])" office:value-type="percentage" office:value="0.040829615218335" calcext:value-type="percentage">
            <text:p>4,08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2" table:formula="of:=AVERAGE([$'Bottom 10% share'.H25:.H28])" office:value-type="percentage" office:value="0.0337743963026404" calcext:value-type="percentage">
            <text:p>3,38%</text:p>
          </table:table-cell>
          <table:table-cell table:style-name="ce12" table:formula="of:=AVERAGE([$'Bottom 10% share'.I25:.I28])" office:value-type="percentage" office:value="0.0305277776951273" calcext:value-type="percentage">
            <text:p>3,05%</text:p>
          </table:table-cell>
          <table:table-cell table:style-name="ce12" table:formula="of:=AVERAGE([$'Bottom 10% share'.J25:.J28])" office:value-type="percentage" office:value="0.0476638352589197" calcext:value-type="percentage">
            <text:p>4,77%</text:p>
          </table:table-cell>
          <table:table-cell table:style-name="ce12" table:formula="of:=AVERAGE([$'Bottom 10% share'.G25:.G28])" office:value-type="percentage" office:value="0.040615849381923" calcext:value-type="percentage">
            <text:p>4,06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2" table:formula="of:=AVERAGE([$'Bottom 10% share'.M25:.M28])" office:value-type="percentage" office:value="0.0338014488748099" calcext:value-type="percentage">
            <text:p>3,38%</text:p>
          </table:table-cell>
          <table:table-cell table:style-name="ce12" table:formula="of:=AVERAGE([$'Bottom 10% share'.N25:.N28])" office:value-type="percentage" office:value="0.0305383087660223" calcext:value-type="percentage">
            <text:p>3,05%</text:p>
          </table:table-cell>
          <table:table-cell table:style-name="ce12" table:formula="of:=AVERAGE([$'Bottom 10% share'.O25:.O28])" office:value-type="percentage" office:value="0.0477128859001537" calcext:value-type="percentage">
            <text:p>4,77%</text:p>
          </table:table-cell>
          <table:table-cell table:style-name="ce12" table:formula="of:=AVERAGE([$'Bottom 10% share'.L25:.L28])" office:value-type="percentage" office:value="0.0406362224527449" calcext:value-type="percentage">
            <text:p>4,06%</text:p>
          </table:table-cell>
          <table:table-cell table:number-columns-repeated="100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2" table:formula="of:=AVERAGE([$'Bottom 10% share'.C29:.C32])" office:value-type="percentage" office:value="0.0330560834099886" calcext:value-type="percentage">
            <text:p>3,31%</text:p>
          </table:table-cell>
          <table:table-cell table:style-name="ce12" table:formula="of:=AVERAGE([$'Bottom 10% share'.D29:.D32])" office:value-type="percentage" office:value="0.0317376950335917" calcext:value-type="percentage">
            <text:p>3,17%</text:p>
          </table:table-cell>
          <table:table-cell table:style-name="ce12" table:formula="of:=AVERAGE([$'Bottom 10% share'.E29:.E32])" office:value-type="percentage" office:value="0.046668798436159" calcext:value-type="percentage">
            <text:p>4,67%</text:p>
          </table:table-cell>
          <table:table-cell table:style-name="ce12" table:formula="of:=AVERAGE([$'Bottom 10% share'.B29:.B32])" office:value-type="percentage" office:value="0.0415923691518721" calcext:value-type="percentage">
            <text:p>4,16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2" table:formula="of:=AVERAGE([$'Bottom 10% share'.H29:.H32])" office:value-type="percentage" office:value="0.0326667486805202" calcext:value-type="percentage">
            <text:p>3,27%</text:p>
          </table:table-cell>
          <table:table-cell table:style-name="ce12" table:formula="of:=AVERAGE([$'Bottom 10% share'.I29:.I32])" office:value-type="percentage" office:value="0.0314019407622741" calcext:value-type="percentage">
            <text:p>3,14%</text:p>
          </table:table-cell>
          <table:table-cell table:style-name="ce12" table:formula="of:=AVERAGE([$'Bottom 10% share'.J29:.J32])" office:value-type="percentage" office:value="0.0463337926910172" calcext:value-type="percentage">
            <text:p>4,63%</text:p>
          </table:table-cell>
          <table:table-cell table:style-name="ce12" table:formula="of:=AVERAGE([$'Bottom 10% share'.G29:.G32])" office:value-type="percentage" office:value="0.0411757530123829" calcext:value-type="percentage">
            <text:p>4,12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2" table:formula="of:=AVERAGE([$'Bottom 10% share'.M29:.M32])" office:value-type="percentage" office:value="0.0337803090398814" calcext:value-type="percentage">
            <text:p>3,38%</text:p>
          </table:table-cell>
          <table:table-cell table:style-name="ce12" table:formula="of:=AVERAGE([$'Bottom 10% share'.N29:.N32])" office:value-type="percentage" office:value="0.0309456919949923" calcext:value-type="percentage">
            <text:p>3,09%</text:p>
          </table:table-cell>
          <table:table-cell table:style-name="ce12" table:formula="of:=AVERAGE([$'Bottom 10% share'.O29:.O32])" office:value-type="percentage" office:value="0.0481371756443189" calcext:value-type="percentage">
            <text:p>4,81%</text:p>
          </table:table-cell>
          <table:table-cell table:style-name="ce12" table:formula="of:=AVERAGE([$'Bottom 10% share'.L29:.L32])" office:value-type="percentage" office:value="0.0411572373350248" calcext:value-type="percentage">
            <text:p>4,12%</text:p>
          </table:table-cell>
          <table:table-cell table:number-columns-repeated="100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2" table:formula="of:=AVERAGE([$'Bottom 10% share'.C33:.C36])" office:value-type="percentage" office:value="0.0351027357708762" calcext:value-type="percentage">
            <text:p>3,51%</text:p>
          </table:table-cell>
          <table:table-cell table:style-name="ce12" table:formula="of:=AVERAGE([$'Bottom 10% share'.D33:.D36])" office:value-type="percentage" office:value="0.0324348480609413" calcext:value-type="percentage">
            <text:p>3,24%</text:p>
          </table:table-cell>
          <table:table-cell table:style-name="ce12" table:formula="of:=AVERAGE([$'Bottom 10% share'.E33:.E36])" office:value-type="percentage" office:value="0.0499534970014865" calcext:value-type="percentage">
            <text:p>5,00%</text:p>
          </table:table-cell>
          <table:table-cell table:style-name="ce12" table:formula="of:=AVERAGE([$'Bottom 10% share'.B33:.B36])" office:value-type="percentage" office:value="0.0432868563921693" calcext:value-type="percentage">
            <text:p>4,33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2" table:formula="of:=AVERAGE([$'Bottom 10% share'.H33:.H36])" office:value-type="percentage" office:value="0.0374549321555522" calcext:value-type="percentage">
            <text:p>3,75%</text:p>
          </table:table-cell>
          <table:table-cell table:style-name="ce12" table:formula="of:=AVERAGE([$'Bottom 10% share'.I33:.I36])" office:value-type="percentage" office:value="0.0339321505687737" calcext:value-type="percentage">
            <text:p>3,39%</text:p>
          </table:table-cell>
          <table:table-cell table:style-name="ce12" table:formula="of:=AVERAGE([$'Bottom 10% share'.J33:.J36])" office:value-type="percentage" office:value="0.0529907420032598" calcext:value-type="percentage">
            <text:p>5,30%</text:p>
          </table:table-cell>
          <table:table-cell table:style-name="ce12" table:formula="of:=AVERAGE([$'Bottom 10% share'.G33:.G36])" office:value-type="percentage" office:value="0.0450681918018645" calcext:value-type="percentage">
            <text:p>4,51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2" table:formula="of:=AVERAGE([$'Bottom 10% share'.M33:.M36])" office:value-type="percentage" office:value="0.0365516609951557" calcext:value-type="percentage">
            <text:p>3,66%</text:p>
          </table:table-cell>
          <table:table-cell table:style-name="ce12" table:formula="of:=AVERAGE([$'Bottom 10% share'.N33:.N36])" office:value-type="percentage" office:value="0.0326545911543311" calcext:value-type="percentage">
            <text:p>3,27%</text:p>
          </table:table-cell>
          <table:table-cell table:style-name="ce12" table:formula="of:=AVERAGE([$'Bottom 10% share'.O33:.O36])" office:value-type="percentage" office:value="0.0507803530709005" calcext:value-type="percentage">
            <text:p>5,08%</text:p>
          </table:table-cell>
          <table:table-cell table:style-name="ce12" table:formula="of:=AVERAGE([$'Bottom 10% share'.L33:.L36])" office:value-type="percentage" office:value="0.0427339082242267" calcext:value-type="percentage">
            <text:p>4,27%</text:p>
          </table:table-cell>
          <table:table-cell table:number-columns-repeated="100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2" table:formula="of:=AVERAGE([$'Bottom 10% share'.C37:.C40])" office:value-type="percentage" office:value="0.0364929361920936" calcext:value-type="percentage">
            <text:p>3,65%</text:p>
          </table:table-cell>
          <table:table-cell table:style-name="ce12" table:formula="of:=AVERAGE([$'Bottom 10% share'.D37:.D40])" office:value-type="percentage" office:value="0.0323320069813882" calcext:value-type="percentage">
            <text:p>3,23%</text:p>
          </table:table-cell>
          <table:table-cell table:style-name="ce12" table:formula="of:=AVERAGE([$'Bottom 10% share'.E37:.E40])" office:value-type="percentage" office:value="0.0517627930323981" calcext:value-type="percentage">
            <text:p>5,18%</text:p>
          </table:table-cell>
          <table:table-cell table:style-name="ce12" table:formula="of:=AVERAGE([$'Bottom 10% share'.B37:.B40])" office:value-type="percentage" office:value="0.043422191200486" calcext:value-type="percentage">
            <text:p>4,34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2" table:formula="of:=AVERAGE([$'Bottom 10% share'.H37:.H40])" office:value-type="percentage" office:value="0.0366233393985581" calcext:value-type="percentage">
            <text:p>3,66%</text:p>
          </table:table-cell>
          <table:table-cell table:style-name="ce12" table:formula="of:=AVERAGE([$'Bottom 10% share'.I37:.I40])" office:value-type="percentage" office:value="0.0323408643940792" calcext:value-type="percentage">
            <text:p>3,23%</text:p>
          </table:table-cell>
          <table:table-cell table:style-name="ce12" table:formula="of:=AVERAGE([$'Bottom 10% share'.J37:.J40])" office:value-type="percentage" office:value="0.0512773594494641" calcext:value-type="percentage">
            <text:p>5,13%</text:p>
          </table:table-cell>
          <table:table-cell table:style-name="ce12" table:formula="of:=AVERAGE([$'Bottom 10% share'.G37:.G40])" office:value-type="percentage" office:value="0.0427681841406361" calcext:value-type="percentage">
            <text:p>4,28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2" table:formula="of:=AVERAGE([$'Bottom 10% share'.M37:.M40])" office:value-type="percentage" office:value="0.0377795037984996" calcext:value-type="percentage">
            <text:p>3,78%</text:p>
          </table:table-cell>
          <table:table-cell table:style-name="ce12" table:formula="of:=AVERAGE([$'Bottom 10% share'.N37:.N40])" office:value-type="percentage" office:value="0.0326831378697202" calcext:value-type="percentage">
            <text:p>3,27%</text:p>
          </table:table-cell>
          <table:table-cell table:style-name="ce12" table:formula="of:=AVERAGE([$'Bottom 10% share'.O37:.O40])" office:value-type="percentage" office:value="0.0516050422673731" calcext:value-type="percentage">
            <text:p>5,16%</text:p>
          </table:table-cell>
          <table:table-cell table:style-name="ce12" table:formula="of:=AVERAGE([$'Bottom 10% share'.L37:.L40])" office:value-type="percentage" office:value="0.0424199342477104" calcext:value-type="percentage">
            <text:p>4,24%</text:p>
          </table:table-cell>
          <table:table-cell table:number-columns-repeated="100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2" table:formula="of:=AVERAGE([$'Bottom 10% share'.C41:.C44])" office:value-type="percentage" office:value="0.0388475362675643" calcext:value-type="percentage">
            <text:p>3,88%</text:p>
          </table:table-cell>
          <table:table-cell table:style-name="ce12" table:formula="of:=AVERAGE([$'Bottom 10% share'.D41:.D44])" office:value-type="percentage" office:value="0.0318694362560245" calcext:value-type="percentage">
            <text:p>3,19%</text:p>
          </table:table-cell>
          <table:table-cell table:style-name="ce12" table:formula="of:=AVERAGE([$'Bottom 10% share'.E41:.E44])" office:value-type="percentage" office:value="0.0521280612123381" calcext:value-type="percentage">
            <text:p>5,21%</text:p>
          </table:table-cell>
          <table:table-cell table:style-name="ce12" table:formula="of:=AVERAGE([$'Bottom 10% share'.B41:.B44])" office:value-type="percentage" office:value="0.0414837795937257" calcext:value-type="percentage">
            <text:p>4,15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2" table:formula="of:=AVERAGE([$'Bottom 10% share'.H41:.H44])" office:value-type="percentage" office:value="0.036826304923617" calcext:value-type="percentage">
            <text:p>3,68%</text:p>
          </table:table-cell>
          <table:table-cell table:style-name="ce12" table:formula="of:=AVERAGE([$'Bottom 10% share'.I41:.I44])" office:value-type="percentage" office:value="0.0306335130940976" calcext:value-type="percentage">
            <text:p>3,06%</text:p>
          </table:table-cell>
          <table:table-cell table:style-name="ce12" table:formula="of:=AVERAGE([$'Bottom 10% share'.J41:.J44])" office:value-type="percentage" office:value="0.05070042050781" calcext:value-type="percentage">
            <text:p>5,07%</text:p>
          </table:table-cell>
          <table:table-cell table:style-name="ce12" table:formula="of:=AVERAGE([$'Bottom 10% share'.G41:.G44])" office:value-type="percentage" office:value="0.0405299373807081" calcext:value-type="percentage">
            <text:p>4,05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2" table:formula="of:=AVERAGE([$'Bottom 10% share'.M41:.M44])" office:value-type="percentage" office:value="0.0386199093762522" calcext:value-type="percentage">
            <text:p>3,86%</text:p>
          </table:table-cell>
          <table:table-cell table:style-name="ce12" table:formula="of:=AVERAGE([$'Bottom 10% share'.N41:.N44])" office:value-type="percentage" office:value="0.0317427633379492" calcext:value-type="percentage">
            <text:p>3,17%</text:p>
          </table:table-cell>
          <table:table-cell table:style-name="ce12" table:formula="of:=AVERAGE([$'Bottom 10% share'.O41:.O44])" office:value-type="percentage" office:value="0.0526191839664684" calcext:value-type="percentage">
            <text:p>5,26%</text:p>
          </table:table-cell>
          <table:table-cell table:style-name="ce12" table:formula="of:=AVERAGE([$'Bottom 10% share'.L41:.L44])" office:value-type="percentage" office:value="0.0416002055311454" calcext:value-type="percentage">
            <text:p>4,16%</text:p>
          </table:table-cell>
          <table:table-cell table:number-columns-repeated="100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2" table:formula="of:=AVERAGE([$'Bottom 10% share'.C45:.C48])" office:value-type="percentage" office:value="0.0404359155517918" calcext:value-type="percentage">
            <text:p>4,04%</text:p>
          </table:table-cell>
          <table:table-cell table:style-name="ce12" table:formula="of:=AVERAGE([$'Bottom 10% share'.D45:.D48])" office:value-type="percentage" office:value="0.0325377967292565" calcext:value-type="percentage">
            <text:p>3,25%</text:p>
          </table:table-cell>
          <table:table-cell table:style-name="ce12" table:formula="of:=AVERAGE([$'Bottom 10% share'.E45:.E48])" office:value-type="percentage" office:value="0.0523082126526108" calcext:value-type="percentage">
            <text:p>5,23%</text:p>
          </table:table-cell>
          <table:table-cell table:style-name="ce12" table:formula="of:=AVERAGE([$'Bottom 10% share'.B45:.B48])" office:value-type="percentage" office:value="0.0412067629117998" calcext:value-type="percentage">
            <text:p>4,12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2" table:formula="of:=AVERAGE([$'Bottom 10% share'.H45:.H48])" office:value-type="percentage" office:value="0.0384286535516682" calcext:value-type="percentage">
            <text:p>3,84%</text:p>
          </table:table-cell>
          <table:table-cell table:style-name="ce12" table:formula="of:=AVERAGE([$'Bottom 10% share'.I45:.I48])" office:value-type="percentage" office:value="0.0328165731437729" calcext:value-type="percentage">
            <text:p>3,28%</text:p>
          </table:table-cell>
          <table:table-cell table:style-name="ce12" table:formula="of:=AVERAGE([$'Bottom 10% share'.J45:.J48])" office:value-type="percentage" office:value="0.0506443036179649" calcext:value-type="percentage">
            <text:p>5,06%</text:p>
          </table:table-cell>
          <table:table-cell table:style-name="ce12" table:formula="of:=AVERAGE([$'Bottom 10% share'.G45:.G48])" office:value-type="percentage" office:value="0.041498568400084" calcext:value-type="percentage">
            <text:p>4,15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2" table:formula="of:=AVERAGE([$'Bottom 10% share'.M45:.M48])" office:value-type="percentage" office:value="0.0386419575329925" calcext:value-type="percentage">
            <text:p>3,86%</text:p>
          </table:table-cell>
          <table:table-cell table:style-name="ce12" table:formula="of:=AVERAGE([$'Bottom 10% share'.N45:.N48])" office:value-type="percentage" office:value="0.0314813773196772" calcext:value-type="percentage">
            <text:p>3,15%</text:p>
          </table:table-cell>
          <table:table-cell table:style-name="ce12" table:formula="of:=AVERAGE([$'Bottom 10% share'.O45:.O48])" office:value-type="percentage" office:value="0.0521451285740885" calcext:value-type="percentage">
            <text:p>5,21%</text:p>
          </table:table-cell>
          <table:table-cell table:style-name="ce12" table:formula="of:=AVERAGE([$'Bottom 10% share'.L45:.L48])" office:value-type="percentage" office:value="0.0408077152533281" calcext:value-type="percentage">
            <text:p>4,08%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2" table:formula="of:=AVERAGE([$'Bottom 10% share'.C49:.C52])" office:value-type="percentage" office:value="0.0398759570199599" calcext:value-type="percentage">
            <text:p>3,99%</text:p>
          </table:table-cell>
          <table:table-cell table:style-name="ce12" table:formula="of:=AVERAGE([$'Bottom 10% share'.D49:.D52])" office:value-type="percentage" office:value="0.0332703502972472" calcext:value-type="percentage">
            <text:p>3,33%</text:p>
          </table:table-cell>
          <table:table-cell table:style-name="ce12" table:formula="of:=AVERAGE([$'Bottom 10% share'.E49:.E52])" office:value-type="percentage" office:value="0.0511013432197085" calcext:value-type="percentage">
            <text:p>5,11%</text:p>
          </table:table-cell>
          <table:table-cell table:style-name="ce12" table:formula="of:=AVERAGE([$'Bottom 10% share'.B49:.B52])" office:value-type="percentage" office:value="0.0413803840623804" calcext:value-type="percentage">
            <text:p>4,14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2" table:formula="of:=AVERAGE([$'Bottom 10% share'.H49:.H52])" office:value-type="percentage" office:value="0.0404550814665272" calcext:value-type="percentage">
            <text:p>4,05%</text:p>
          </table:table-cell>
          <table:table-cell table:style-name="ce12" table:formula="of:=AVERAGE([$'Bottom 10% share'.I49:.I52])" office:value-type="percentage" office:value="0.0328779081251596" calcext:value-type="percentage">
            <text:p>3,29%</text:p>
          </table:table-cell>
          <table:table-cell table:style-name="ce12" table:formula="of:=AVERAGE([$'Bottom 10% share'.J49:.J52])" office:value-type="percentage" office:value="0.0541737032592394" calcext:value-type="percentage">
            <text:p>5,42%</text:p>
          </table:table-cell>
          <table:table-cell table:style-name="ce12" table:formula="of:=AVERAGE([$'Bottom 10% share'.G49:.G52])" office:value-type="percentage" office:value="0.0426329911475752" calcext:value-type="percentage">
            <text:p>4,26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2" table:formula="of:=AVERAGE([$'Bottom 10% share'.M49:.M52])" office:value-type="percentage" office:value="0.0396659832483547" calcext:value-type="percentage">
            <text:p>3,97%</text:p>
          </table:table-cell>
          <table:table-cell table:style-name="ce12" table:formula="of:=AVERAGE([$'Bottom 10% share'.N49:.N52])" office:value-type="percentage" office:value="0.0318207057960511" calcext:value-type="percentage">
            <text:p>3,18%</text:p>
          </table:table-cell>
          <table:table-cell table:style-name="ce12" table:formula="of:=AVERAGE([$'Bottom 10% share'.O49:.O52])" office:value-type="percentage" office:value="0.0522473104336394" calcext:value-type="percentage">
            <text:p>5,22%</text:p>
          </table:table-cell>
          <table:table-cell table:style-name="ce12" table:formula="of:=AVERAGE([$'Bottom 10% share'.L49:.L52])" office:value-type="percentage" office:value="0.0405158799451209" calcext:value-type="percentage">
            <text:p>4,05%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2" table:formula="of:=AVERAGE([$'Bottom 10% share'.C53:.C56])" office:value-type="percentage" office:value="0.0373184733643635" calcext:value-type="percentage">
            <text:p>3,73%</text:p>
          </table:table-cell>
          <table:table-cell table:style-name="ce12" table:formula="of:=AVERAGE([$'Bottom 10% share'.D53:.D56])" office:value-type="percentage" office:value="0.0317054176677592" calcext:value-type="percentage">
            <text:p>3,17%</text:p>
          </table:table-cell>
          <table:table-cell table:style-name="ce12" table:formula="of:=AVERAGE([$'Bottom 10% share'.E53:.E56])" office:value-type="percentage" office:value="0.0474232407101113" calcext:value-type="percentage">
            <text:p>4,74%</text:p>
          </table:table-cell>
          <table:table-cell table:style-name="ce12" table:formula="of:=AVERAGE([$'Bottom 10% share'.B53:.B56])" office:value-type="percentage" office:value="0.038894224613079" calcext:value-type="percentage">
            <text:p>3,89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2" table:formula="of:=AVERAGE([$'Bottom 10% share'.H53:.H56])" office:value-type="percentage" office:value="0.0391696796211456" calcext:value-type="percentage">
            <text:p>3,92%</text:p>
          </table:table-cell>
          <table:table-cell table:style-name="ce12" table:formula="of:=AVERAGE([$'Bottom 10% share'.I53:.I56])" office:value-type="percentage" office:value="0.0312530956545322" calcext:value-type="percentage">
            <text:p>3,13%</text:p>
          </table:table-cell>
          <table:table-cell table:style-name="ce12" table:formula="of:=AVERAGE([$'Bottom 10% share'.J53:.J56])" office:value-type="percentage" office:value="0.0515557214288221" calcext:value-type="percentage">
            <text:p>5,16%</text:p>
          </table:table-cell>
          <table:table-cell table:style-name="ce12" table:formula="of:=AVERAGE([$'Bottom 10% share'.G53:.G56])" office:value-type="percentage" office:value="0.0400428201704802" calcext:value-type="percentage">
            <text:p>4,00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2" table:formula="of:=AVERAGE([$'Bottom 10% share'.M53:.M56])" office:value-type="percentage" office:value="0.0386866226946152" calcext:value-type="percentage">
            <text:p>3,87%</text:p>
          </table:table-cell>
          <table:table-cell table:style-name="ce12" table:formula="of:=AVERAGE([$'Bottom 10% share'.N53:.N56])" office:value-type="percentage" office:value="0.0303900649941463" calcext:value-type="percentage">
            <text:p>3,04%</text:p>
          </table:table-cell>
          <table:table-cell table:style-name="ce12" table:formula="of:=AVERAGE([$'Bottom 10% share'.O53:.O56])" office:value-type="percentage" office:value="0.05000459069276" calcext:value-type="percentage">
            <text:p>5,00%</text:p>
          </table:table-cell>
          <table:table-cell table:style-name="ce12" table:formula="of:=AVERAGE([$'Bottom 10% share'.L53:.L56])" office:value-type="percentage" office:value="0.0381421754338426" calcext:value-type="percentage">
            <text:p>3,81%</text:p>
          </table:table-cell>
          <table:table-cell table:number-columns-repeated="100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2" table:formula="of:=AVERAGE([$'Bottom 10% share'.C57:.C60])" office:value-type="percentage" office:value="0.0394534580360999" calcext:value-type="percentage">
            <text:p>3,95%</text:p>
          </table:table-cell>
          <table:table-cell table:style-name="ce12" table:formula="of:=AVERAGE([$'Bottom 10% share'.D57:.D60])" office:value-type="percentage" office:value="0.0318258898526914" calcext:value-type="percentage">
            <text:p>3,18%</text:p>
          </table:table-cell>
          <table:table-cell table:style-name="ce12" table:formula="of:=AVERAGE([$'Bottom 10% share'.E57:.E60])" office:value-type="percentage" office:value="0.0492104112269086" calcext:value-type="percentage">
            <text:p>4,92%</text:p>
          </table:table-cell>
          <table:table-cell table:style-name="ce12" table:formula="of:=AVERAGE([$'Bottom 10% share'.B57:.B60])" office:value-type="percentage" office:value="0.0387331539702097" calcext:value-type="percentage">
            <text:p>3,87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2" table:formula="of:=AVERAGE([$'Bottom 10% share'.H57:.H60])" office:value-type="percentage" office:value="0.0382514884090573" calcext:value-type="percentage">
            <text:p>3,83%</text:p>
          </table:table-cell>
          <table:table-cell table:style-name="ce12" table:formula="of:=AVERAGE([$'Bottom 10% share'.I57:.I60])" office:value-type="percentage" office:value="0.0303629013547951" calcext:value-type="percentage">
            <text:p>3,04%</text:p>
          </table:table-cell>
          <table:table-cell table:style-name="ce12" table:formula="of:=AVERAGE([$'Bottom 10% share'.J57:.J60])" office:value-type="percentage" office:value="0.0471033061970356" calcext:value-type="percentage">
            <text:p>4,71%</text:p>
          </table:table-cell>
          <table:table-cell table:style-name="ce12" table:formula="of:=AVERAGE([$'Bottom 10% share'.G57:.G60])" office:value-type="percentage" office:value="0.0367347587069044" calcext:value-type="percentage">
            <text:p>3,67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2" table:formula="of:=AVERAGE([$'Bottom 10% share'.M57:.M60])" office:value-type="percentage" office:value="0.0401702457100963" calcext:value-type="percentage">
            <text:p>4,02%</text:p>
          </table:table-cell>
          <table:table-cell table:style-name="ce12" table:formula="of:=AVERAGE([$'Bottom 10% share'.N57:.N60])" office:value-type="percentage" office:value="0.031756194193903" calcext:value-type="percentage">
            <text:p>3,18%</text:p>
          </table:table-cell>
          <table:table-cell table:style-name="ce12" table:formula="of:=AVERAGE([$'Bottom 10% share'.O57:.O60])" office:value-type="percentage" office:value="0.0507544544792249" calcext:value-type="percentage">
            <text:p>5,08%</text:p>
          </table:table-cell>
          <table:table-cell table:style-name="ce12" table:formula="of:=AVERAGE([$'Bottom 10% share'.L57:.L60])" office:value-type="percentage" office:value="0.0389451395187568" calcext:value-type="percentage">
            <text:p>3,89%</text:p>
          </table:table-cell>
          <table:table-cell table:number-columns-repeated="100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2" table:formula="of:=AVERAGE([$'Bottom 10% share'.C61:.C64])" office:value-type="percentage" office:value="0.0391390866566836" calcext:value-type="percentage">
            <text:p>3,91%</text:p>
          </table:table-cell>
          <table:table-cell table:style-name="ce12" table:formula="of:=AVERAGE([$'Bottom 10% share'.D61:.D64])" office:value-type="percentage" office:value="0.0320217260996711" calcext:value-type="percentage">
            <text:p>3,20%</text:p>
          </table:table-cell>
          <table:table-cell table:style-name="ce12" table:formula="of:=AVERAGE([$'Bottom 10% share'.E61:.E64])" office:value-type="percentage" office:value="0.0472250076632771" calcext:value-type="percentage">
            <text:p>4,72%</text:p>
          </table:table-cell>
          <table:table-cell table:style-name="ce12" table:formula="of:=AVERAGE([$'Bottom 10% share'.B61:.B64])" office:value-type="percentage" office:value="0.0377325395325023" calcext:value-type="percentage">
            <text:p>3,77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2" table:formula="of:=AVERAGE([$'Bottom 10% share'.H61:.H64])" office:value-type="percentage" office:value="0.0377822466441078" calcext:value-type="percentage">
            <text:p>3,78%</text:p>
          </table:table-cell>
          <table:table-cell table:style-name="ce12" table:formula="of:=AVERAGE([$'Bottom 10% share'.I61:.I64])" office:value-type="percentage" office:value="0.030943665432762" calcext:value-type="percentage">
            <text:p>3,09%</text:p>
          </table:table-cell>
          <table:table-cell table:style-name="ce12" table:formula="of:=AVERAGE([$'Bottom 10% share'.J61:.J64])" office:value-type="percentage" office:value="0.0488806702187946" calcext:value-type="percentage">
            <text:p>4,89%</text:p>
          </table:table-cell>
          <table:table-cell table:style-name="ce12" table:formula="of:=AVERAGE([$'Bottom 10% share'.G61:.G64])" office:value-type="percentage" office:value="0.0388579725613944" calcext:value-type="percentage">
            <text:p>3,89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2" table:formula="of:=AVERAGE([$'Bottom 10% share'.M61:.M64])" office:value-type="percentage" office:value="0.0403318096916633" calcext:value-type="percentage">
            <text:p>4,03%</text:p>
          </table:table-cell>
          <table:table-cell table:style-name="ce12" table:formula="of:=AVERAGE([$'Bottom 10% share'.N61:.N64])" office:value-type="percentage" office:value="0.0309692497375082" calcext:value-type="percentage">
            <text:p>3,10%</text:p>
          </table:table-cell>
          <table:table-cell table:style-name="ce12" table:formula="of:=AVERAGE([$'Bottom 10% share'.O61:.O64])" office:value-type="percentage" office:value="0.0471417091810555" calcext:value-type="percentage">
            <text:p>4,71%</text:p>
          </table:table-cell>
          <table:table-cell table:style-name="ce12" table:formula="of:=AVERAGE([$'Bottom 10% share'.L61:.L64])" office:value-type="percentage" office:value="0.0357461163786214" calcext:value-type="percentage">
            <text:p>3,57%</text:p>
          </table:table-cell>
          <table:table-cell table:number-columns-repeated="100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2" table:formula="of:=AVERAGE([$'Bottom 10% share'.C65:.C68])" office:value-type="percentage" office:value="0.03917345408269" calcext:value-type="percentage">
            <text:p>3,92%</text:p>
          </table:table-cell>
          <table:table-cell table:style-name="ce12" table:formula="of:=AVERAGE([$'Bottom 10% share'.D65:.D68])" office:value-type="percentage" office:value="0.0306059095314326" calcext:value-type="percentage">
            <text:p>3,06%</text:p>
          </table:table-cell>
          <table:table-cell table:style-name="ce12" table:formula="of:=AVERAGE([$'Bottom 10% share'.E65:.E68])" office:value-type="percentage" office:value="0.0461886733505796" calcext:value-type="percentage">
            <text:p>4,62%</text:p>
          </table:table-cell>
          <table:table-cell table:style-name="ce12" table:formula="of:=AVERAGE([$'Bottom 10% share'.B65:.B68])" office:value-type="percentage" office:value="0.0356036220844454" calcext:value-type="percentage">
            <text:p>3,56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2" table:formula="of:=AVERAGE([$'Bottom 10% share'.H65:.H68])" office:value-type="percentage" office:value="0.0386955028017498" calcext:value-type="percentage">
            <text:p>3,87%</text:p>
          </table:table-cell>
          <table:table-cell table:style-name="ce12" table:formula="of:=AVERAGE([$'Bottom 10% share'.I65:.I68])" office:value-type="percentage" office:value="0.0304818220249415" calcext:value-type="percentage">
            <text:p>3,05%</text:p>
          </table:table-cell>
          <table:table-cell table:style-name="ce12" table:formula="of:=AVERAGE([$'Bottom 10% share'.J65:.J68])" office:value-type="percentage" office:value="0.048738874102814" calcext:value-type="percentage">
            <text:p>4,87%</text:p>
          </table:table-cell>
          <table:table-cell table:style-name="ce12" table:formula="of:=AVERAGE([$'Bottom 10% share'.G65:.G68])" office:value-type="percentage" office:value="0.0375950322809657" calcext:value-type="percentage">
            <text:p>3,76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2" table:formula="of:=AVERAGE([$'Bottom 10% share'.M65:.M68])" office:value-type="percentage" office:value="0.03892483883203" calcext:value-type="percentage">
            <text:p>3,89%</text:p>
          </table:table-cell>
          <table:table-cell table:style-name="ce12" table:formula="of:=AVERAGE([$'Bottom 10% share'.N65:.N68])" office:value-type="percentage" office:value="0.0290262591052574" calcext:value-type="percentage">
            <text:p>2,90%</text:p>
          </table:table-cell>
          <table:table-cell table:style-name="ce12" table:formula="of:=AVERAGE([$'Bottom 10% share'.O65:.O68])" office:value-type="percentage" office:value="0.0445231888863366" calcext:value-type="percentage">
            <text:p>4,45%</text:p>
          </table:table-cell>
          <table:table-cell table:style-name="ce12" table:formula="of:=AVERAGE([$'Bottom 10% share'.L65:.L68])" office:value-type="percentage" office:value="0.0329757371642712" calcext:value-type="percentage">
            <text:p>3,30%</text:p>
          </table:table-cell>
          <table:table-cell table:number-columns-repeated="100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2" table:formula="of:=AVERAGE([$'Bottom 10% share'.C69:.C72])" office:value-type="percentage" office:value="0.0369669224451901" calcext:value-type="percentage">
            <text:p>3,70%</text:p>
          </table:table-cell>
          <table:table-cell table:style-name="ce12" table:formula="of:=AVERAGE([$'Bottom 10% share'.D69:.D72])" office:value-type="percentage" office:value="0.0282623810730864" calcext:value-type="percentage">
            <text:p>2,83%</text:p>
          </table:table-cell>
          <table:table-cell table:style-name="ce12" table:formula="of:=AVERAGE([$'Bottom 10% share'.E69:.E72])" office:value-type="percentage" office:value="0.0413898429622677" calcext:value-type="percentage">
            <text:p>4,14%</text:p>
          </table:table-cell>
          <table:table-cell table:style-name="ce12" table:formula="of:=AVERAGE([$'Bottom 10% share'.B69:.B72])" office:value-type="percentage" office:value="0.0314412615292469" calcext:value-type="percentage">
            <text:p>3,14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2" table:formula="of:=AVERAGE([$'Bottom 10% share'.H69:.H72])" office:value-type="percentage" office:value="0.042458232677887" calcext:value-type="percentage">
            <text:p>4,25%</text:p>
          </table:table-cell>
          <table:table-cell table:style-name="ce12" table:formula="of:=AVERAGE([$'Bottom 10% share'.I69:.I72])" office:value-type="percentage" office:value="0.0322087319959785" calcext:value-type="percentage">
            <text:p>3,22%</text:p>
          </table:table-cell>
          <table:table-cell table:style-name="ce12" table:formula="of:=AVERAGE([$'Bottom 10% share'.J69:.J72])" office:value-type="percentage" office:value="0.049599645108483" calcext:value-type="percentage">
            <text:p>4,96%</text:p>
          </table:table-cell>
          <table:table-cell table:style-name="ce12" table:formula="of:=AVERAGE([$'Bottom 10% share'.G69:.G72])" office:value-type="percentage" office:value="0.0373032704196298" calcext:value-type="percentage">
            <text:p>3,73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2" table:formula="of:=AVERAGE([$'Bottom 10% share'.M69:.M72])" office:value-type="percentage" office:value="0.0395464238456138" calcext:value-type="percentage">
            <text:p>3,95%</text:p>
          </table:table-cell>
          <table:table-cell table:style-name="ce12" table:formula="of:=AVERAGE([$'Bottom 10% share'.N69:.N72])" office:value-type="percentage" office:value="0.0285767598506816" calcext:value-type="percentage">
            <text:p>2,86%</text:p>
          </table:table-cell>
          <table:table-cell table:style-name="ce12" table:formula="of:=AVERAGE([$'Bottom 10% share'.O69:.O72])" office:value-type="percentage" office:value="0.0444771244133262" calcext:value-type="percentage">
            <text:p>4,45%</text:p>
          </table:table-cell>
          <table:table-cell table:style-name="ce12" table:formula="of:=AVERAGE([$'Bottom 10% share'.L69:.L72])" office:value-type="percentage" office:value="0.0320503411467506" calcext:value-type="percentage">
            <text:p>3,21%</text:p>
          </table:table-cell>
          <table:table-cell table:number-columns-repeated="100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2" table:formula="of:=AVERAGE([$'Bottom 10% share'.C73:.C76])" office:value-type="percentage" office:value="0.0371976056562863" calcext:value-type="percentage">
            <text:p>3,72%</text:p>
          </table:table-cell>
          <table:table-cell table:style-name="ce12" table:formula="of:=AVERAGE([$'Bottom 10% share'.D73:.D76])" office:value-type="percentage" office:value="0.0286528530471731" calcext:value-type="percentage">
            <text:p>2,87%</text:p>
          </table:table-cell>
          <table:table-cell table:style-name="ce12" table:formula="of:=AVERAGE([$'Bottom 10% share'.E73:.E76])" office:value-type="percentage" office:value="0.0404463098448418" calcext:value-type="percentage">
            <text:p>4,04%</text:p>
          </table:table-cell>
          <table:table-cell table:style-name="ce12" table:formula="of:=AVERAGE([$'Bottom 10% share'.B73:.B76])" office:value-type="percentage" office:value="0.0309737775599477" calcext:value-type="percentage">
            <text:p>3,10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2" table:formula="of:=AVERAGE([$'Bottom 10% share'.H73:.H76])" office:value-type="percentage" office:value="0.0461738162944541" calcext:value-type="percentage">
            <text:p>4,62%</text:p>
          </table:table-cell>
          <table:table-cell table:style-name="ce12" table:formula="of:=AVERAGE([$'Bottom 10% share'.I73:.I76])" office:value-type="percentage" office:value="0.0340028963697983" calcext:value-type="percentage">
            <text:p>3,40%</text:p>
          </table:table-cell>
          <table:table-cell table:style-name="ce12" table:formula="of:=AVERAGE([$'Bottom 10% share'.J73:.J76])" office:value-type="percentage" office:value="0.0502390446392405" calcext:value-type="percentage">
            <text:p>5,02%</text:p>
          </table:table-cell>
          <table:table-cell table:style-name="ce12" table:formula="of:=AVERAGE([$'Bottom 10% share'.G73:.G76])" office:value-type="percentage" office:value="0.0369599591224235" calcext:value-type="percentage">
            <text:p>3,70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2" table:formula="of:=AVERAGE([$'Bottom 10% share'.M73:.M76])" office:value-type="percentage" office:value="0.0412863590809292" calcext:value-type="percentage">
            <text:p>4,13%</text:p>
          </table:table-cell>
          <table:table-cell table:style-name="ce12" table:formula="of:=AVERAGE([$'Bottom 10% share'.N73:.N76])" office:value-type="percentage" office:value="0.0294844929398585" calcext:value-type="percentage">
            <text:p>2,95%</text:p>
          </table:table-cell>
          <table:table-cell table:style-name="ce12" table:formula="of:=AVERAGE([$'Bottom 10% share'.O73:.O76])" office:value-type="percentage" office:value="0.0443631784453468" calcext:value-type="percentage">
            <text:p>4,44%</text:p>
          </table:table-cell>
          <table:table-cell table:style-name="ce12" table:formula="of:=AVERAGE([$'Bottom 10% share'.L73:.L76])" office:value-type="percentage" office:value="0.0316427957497876" calcext:value-type="percentage">
            <text:p>3,16%</text:p>
          </table:table-cell>
          <table:table-cell table:number-columns-repeated="100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2" table:formula="of:=AVERAGE([$'Bottom 10% share'.C77:.C80])" office:value-type="percentage" office:value="0.037506175943294" calcext:value-type="percentage">
            <text:p>3,75%</text:p>
          </table:table-cell>
          <table:table-cell table:style-name="ce12" table:formula="of:=AVERAGE([$'Bottom 10% share'.D77:.D80])" office:value-type="percentage" office:value="0.0290901201804512" calcext:value-type="percentage">
            <text:p>2,91%</text:p>
          </table:table-cell>
          <table:table-cell table:style-name="ce12" table:formula="of:=AVERAGE([$'Bottom 10% share'.E77:.E80])" office:value-type="percentage" office:value="0.0407379501636407" calcext:value-type="percentage">
            <text:p>4,07%</text:p>
          </table:table-cell>
          <table:table-cell table:style-name="ce12" table:formula="of:=AVERAGE([$'Bottom 10% share'.B77:.B80])" office:value-type="percentage" office:value="0.0313712015164308" calcext:value-type="percentage">
            <text:p>3,14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2" table:formula="of:=AVERAGE([$'Bottom 10% share'.H77:.H80])" office:value-type="percentage" office:value="0.0395089540832353" calcext:value-type="percentage">
            <text:p>3,95%</text:p>
          </table:table-cell>
          <table:table-cell table:style-name="ce12" table:formula="of:=AVERAGE([$'Bottom 10% share'.I77:.I80])" office:value-type="percentage" office:value="0.0311150275511576" calcext:value-type="percentage">
            <text:p>3,11%</text:p>
          </table:table-cell>
          <table:table-cell table:style-name="ce12" table:formula="of:=AVERAGE([$'Bottom 10% share'.J77:.J80])" office:value-type="percentage" office:value="0.0465819599525554" calcext:value-type="percentage">
            <text:p>4,66%</text:p>
          </table:table-cell>
          <table:table-cell table:style-name="ce12" table:formula="of:=AVERAGE([$'Bottom 10% share'.G77:.G80])" office:value-type="percentage" office:value="0.0360852946679799" calcext:value-type="percentage">
            <text:p>3,61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2" table:formula="of:=AVERAGE([$'Bottom 10% share'.M77:.M80])" office:value-type="percentage" office:value="0.0413578849869838" calcext:value-type="percentage">
            <text:p>4,14%</text:p>
          </table:table-cell>
          <table:table-cell table:style-name="ce12" table:formula="of:=AVERAGE([$'Bottom 10% share'.N77:.N80])" office:value-type="percentage" office:value="0.0303964019841752" calcext:value-type="percentage">
            <text:p>3,04%</text:p>
          </table:table-cell>
          <table:table-cell table:style-name="ce12" table:formula="of:=AVERAGE([$'Bottom 10% share'.O77:.O80])" office:value-type="percentage" office:value="0.0449741501027368" calcext:value-type="percentage">
            <text:p>4,50%</text:p>
          </table:table-cell>
          <table:table-cell table:style-name="ce12" table:formula="of:=AVERAGE([$'Bottom 10% share'.L77:.L80])" office:value-type="percentage" office:value="0.0328702204870141" calcext:value-type="percentage">
            <text:p>3,29%</text:p>
          </table:table-cell>
          <table:table-cell table:number-columns-repeated="100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2" table:formula="of:=AVERAGE([$'Bottom 10% share'.C81:.C84])" office:value-type="percentage" office:value="0.0364405816102043" calcext:value-type="percentage">
            <text:p>3,64%</text:p>
          </table:table-cell>
          <table:table-cell table:style-name="ce12" table:formula="of:=AVERAGE([$'Bottom 10% share'.D81:.D84])" office:value-type="percentage" office:value="0.0287950045106554" calcext:value-type="percentage">
            <text:p>2,88%</text:p>
          </table:table-cell>
          <table:table-cell table:style-name="ce12" table:formula="of:=AVERAGE([$'Bottom 10% share'.E81:.E84])" office:value-type="percentage" office:value="0.0397053892278939" calcext:value-type="percentage">
            <text:p>3,97%</text:p>
          </table:table-cell>
          <table:table-cell table:style-name="ce12" table:formula="of:=AVERAGE([$'Bottom 10% share'.B81:.B84])" office:value-type="percentage" office:value="0.0311072719214481" calcext:value-type="percentage">
            <text:p>3,11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2" table:formula="of:=AVERAGE([$'Bottom 10% share'.H81:.H84])" office:value-type="percentage" office:value="0.0433904783582901" calcext:value-type="percentage">
            <text:p>4,34%</text:p>
          </table:table-cell>
          <table:table-cell table:style-name="ce12" table:formula="of:=AVERAGE([$'Bottom 10% share'.I81:.I84])" office:value-type="percentage" office:value="0.0333639810784531" calcext:value-type="percentage">
            <text:p>3,34%</text:p>
          </table:table-cell>
          <table:table-cell table:style-name="ce12" table:formula="of:=AVERAGE([$'Bottom 10% share'.J81:.J84])" office:value-type="percentage" office:value="0.050682409591411" calcext:value-type="percentage">
            <text:p>5,07%</text:p>
          </table:table-cell>
          <table:table-cell table:style-name="ce12" table:formula="of:=AVERAGE([$'Bottom 10% share'.G81:.G84])" office:value-type="percentage" office:value="0.038523140971225" calcext:value-type="percentage">
            <text:p>3,85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2" table:formula="of:=AVERAGE([$'Bottom 10% share'.M81:.M84])" office:value-type="percentage" office:value="0.0449629887434804" calcext:value-type="percentage">
            <text:p>4,50%</text:p>
          </table:table-cell>
          <table:table-cell table:style-name="ce12" table:formula="of:=AVERAGE([$'Bottom 10% share'.N81:.N84])" office:value-type="percentage" office:value="0.0337079942469092" calcext:value-type="percentage">
            <text:p>3,37%</text:p>
          </table:table-cell>
          <table:table-cell table:style-name="ce12" table:formula="of:=AVERAGE([$'Bottom 10% share'.O81:.O84])" office:value-type="percentage" office:value="0.0494704861995919" calcext:value-type="percentage">
            <text:p>4,95%</text:p>
          </table:table-cell>
          <table:table-cell table:style-name="ce12" table:formula="of:=AVERAGE([$'Bottom 10% share'.L81:.L84])" office:value-type="percentage" office:value="0.0367054560119595" calcext:value-type="percentage">
            <text:p>3,67%</text:p>
          </table:table-cell>
          <table:table-cell table:number-columns-repeated="100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2" table:formula="of:=AVERAGE([$'Bottom 10% share'.C85:.C88])" office:value-type="percentage" office:value="0.034574866707749" calcext:value-type="percentage">
            <text:p>3,46%</text:p>
          </table:table-cell>
          <table:table-cell table:style-name="ce12" table:formula="of:=AVERAGE([$'Bottom 10% share'.D85:.D88])" office:value-type="percentage" office:value="0.0293675445699589" calcext:value-type="percentage">
            <text:p>2,94%</text:p>
          </table:table-cell>
          <table:table-cell table:style-name="ce12" table:formula="of:=AVERAGE([$'Bottom 10% share'.E85:.E88])" office:value-type="percentage" office:value="0.0375478223023653" calcext:value-type="percentage">
            <text:p>3,75%</text:p>
          </table:table-cell>
          <table:table-cell table:style-name="ce12" table:formula="of:=AVERAGE([$'Bottom 10% share'.B85:.B88])" office:value-type="percentage" office:value="0.0314477721014027" calcext:value-type="percentage">
            <text:p>3,14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2" table:formula="of:=AVERAGE([$'Bottom 10% share'.H85:.H88])" office:value-type="percentage" office:value="0.0412977997533364" calcext:value-type="percentage">
            <text:p>4,13%</text:p>
          </table:table-cell>
          <table:table-cell table:style-name="ce12" table:formula="of:=AVERAGE([$'Bottom 10% share'.I85:.I88])" office:value-type="percentage" office:value="0.0323674811499911" calcext:value-type="percentage">
            <text:p>3,24%</text:p>
          </table:table-cell>
          <table:table-cell table:style-name="ce12" table:formula="of:=AVERAGE([$'Bottom 10% share'.J85:.J88])" office:value-type="percentage" office:value="0.0491718592065596" calcext:value-type="percentage">
            <text:p>4,92%</text:p>
          </table:table-cell>
          <table:table-cell table:style-name="ce12" table:formula="of:=AVERAGE([$'Bottom 10% share'.G85:.G88])" office:value-type="percentage" office:value="0.0379404271655502" calcext:value-type="percentage">
            <text:p>3,79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2" table:formula="of:=AVERAGE([$'Bottom 10% share'.M85:.M88])" office:value-type="percentage" office:value="0.0413684760568006" calcext:value-type="percentage">
            <text:p>4,14%</text:p>
          </table:table-cell>
          <table:table-cell table:style-name="ce12" table:formula="of:=AVERAGE([$'Bottom 10% share'.N85:.N88])" office:value-type="percentage" office:value="0.0295737543262911" calcext:value-type="percentage">
            <text:p>2,96%</text:p>
          </table:table-cell>
          <table:table-cell table:style-name="ce12" table:formula="of:=AVERAGE([$'Bottom 10% share'.O85:.O88])" office:value-type="percentage" office:value="0.045180830895364" calcext:value-type="percentage">
            <text:p>4,52%</text:p>
          </table:table-cell>
          <table:table-cell table:style-name="ce12" table:formula="of:=AVERAGE([$'Bottom 10% share'.L85:.L88])" office:value-type="percentage" office:value="0.0320702718757727" calcext:value-type="percentage">
            <text:p>3,21%</text:p>
          </table:table-cell>
          <table:table-cell table:number-columns-repeated="100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2" table:formula="of:=AVERAGE([$'Bottom 10% share'.C89:.C92])" office:value-type="percentage" office:value="0.0337599467751084" calcext:value-type="percentage">
            <text:p>3,38%</text:p>
          </table:table-cell>
          <table:table-cell table:style-name="ce12" table:formula="of:=AVERAGE([$'Bottom 10% share'.D89:.D92])" office:value-type="percentage" office:value="0.0290273807213822" calcext:value-type="percentage">
            <text:p>2,90%</text:p>
          </table:table-cell>
          <table:table-cell table:style-name="ce12" table:formula="of:=AVERAGE([$'Bottom 10% share'.E89:.E92])" office:value-type="percentage" office:value="0.0373239337175759" calcext:value-type="percentage">
            <text:p>3,73%</text:p>
          </table:table-cell>
          <table:table-cell table:style-name="ce12" table:formula="of:=AVERAGE([$'Bottom 10% share'.B89:.B92])" office:value-type="percentage" office:value="0.0315133339836002" calcext:value-type="percentage">
            <text:p>3,15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2" table:formula="of:=AVERAGE([$'Bottom 10% share'.H89:.H92])" office:value-type="percentage" office:value="0.0417715199517043" calcext:value-type="percentage">
            <text:p>4,18%</text:p>
          </table:table-cell>
          <table:table-cell table:style-name="ce12" table:formula="of:=AVERAGE([$'Bottom 10% share'.I89:.I92])" office:value-type="percentage" office:value="0.0326973615182033" calcext:value-type="percentage">
            <text:p>3,27%</text:p>
          </table:table-cell>
          <table:table-cell table:style-name="ce12" table:formula="of:=AVERAGE([$'Bottom 10% share'.J89:.J92])" office:value-type="percentage" office:value="0.0485902055473149" calcext:value-type="percentage">
            <text:p>4,86%</text:p>
          </table:table-cell>
          <table:table-cell table:style-name="ce12" table:formula="of:=AVERAGE([$'Bottom 10% share'.G89:.G92])" office:value-type="percentage" office:value="0.037555032820846" calcext:value-type="percentage">
            <text:p>3,76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2" table:formula="of:=AVERAGE([$'Bottom 10% share'.M89:.M92])" office:value-type="percentage" office:value="0.0412998673753245" calcext:value-type="percentage">
            <text:p>4,13%</text:p>
          </table:table-cell>
          <table:table-cell table:style-name="ce12" table:formula="of:=AVERAGE([$'Bottom 10% share'.N89:.N92])" office:value-type="percentage" office:value="0.0296932545886194" calcext:value-type="percentage">
            <text:p>2,97%</text:p>
          </table:table-cell>
          <table:table-cell table:style-name="ce12" table:formula="of:=AVERAGE([$'Bottom 10% share'.O89:.O92])" office:value-type="percentage" office:value="0.0466458814236379" calcext:value-type="percentage">
            <text:p>4,66%</text:p>
          </table:table-cell>
          <table:table-cell table:style-name="ce12" table:formula="of:=AVERAGE([$'Bottom 10% share'.L89:.L92])" office:value-type="percentage" office:value="0.033144846594876" calcext:value-type="percentage">
            <text:p>3,31%</text:p>
          </table:table-cell>
          <table:table-cell table:number-columns-repeated="100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2" table:formula="of:=AVERAGE([$'Bottom 10% share'.C93:.C96])" office:value-type="percentage" office:value="0.0354907367106699" calcext:value-type="percentage">
            <text:p>3,55%</text:p>
          </table:table-cell>
          <table:table-cell table:style-name="ce12" table:formula="of:=AVERAGE([$'Bottom 10% share'.D93:.D96])" office:value-type="percentage" office:value="0.0291518541215341" calcext:value-type="percentage">
            <text:p>2,92%</text:p>
          </table:table-cell>
          <table:table-cell table:style-name="ce12" table:formula="of:=AVERAGE([$'Bottom 10% share'.E93:.E96])" office:value-type="percentage" office:value="0.0376613536102609" calcext:value-type="percentage">
            <text:p>3,77%</text:p>
          </table:table-cell>
          <table:table-cell table:style-name="ce12" table:formula="of:=AVERAGE([$'Bottom 10% share'.B93:.B96])" office:value-type="percentage" office:value="0.0306801027802958" calcext:value-type="percentage">
            <text:p>3,07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2" table:formula="of:=AVERAGE([$'Bottom 10% share'.H93:.H96])" office:value-type="percentage" office:value="0.0397472313059613" calcext:value-type="percentage">
            <text:p>3,97%</text:p>
          </table:table-cell>
          <table:table-cell table:style-name="ce12" table:formula="of:=AVERAGE([$'Bottom 10% share'.I93:.I96])" office:value-type="percentage" office:value="0.0304538559840848" calcext:value-type="percentage">
            <text:p>3,05%</text:p>
          </table:table-cell>
          <table:table-cell table:style-name="ce12" table:formula="of:=AVERAGE([$'Bottom 10% share'.J93:.J96])" office:value-type="percentage" office:value="0.0422371297547771" calcext:value-type="percentage">
            <text:p>4,22%</text:p>
          </table:table-cell>
          <table:table-cell table:style-name="ce12" table:formula="of:=AVERAGE([$'Bottom 10% share'.G93:.G96])" office:value-type="percentage" office:value="0.032230119369861" calcext:value-type="percentage">
            <text:p>3,22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2" table:formula="of:=AVERAGE([$'Bottom 10% share'.M93:.M96])" office:value-type="percentage" office:value="0.0445211361657143" calcext:value-type="percentage">
            <text:p>4,45%</text:p>
          </table:table-cell>
          <table:table-cell table:style-name="ce12" table:formula="of:=AVERAGE([$'Bottom 10% share'.N93:.N96])" office:value-type="percentage" office:value="0.0335061742808355" calcext:value-type="percentage">
            <text:p>3,35%</text:p>
          </table:table-cell>
          <table:table-cell table:style-name="ce12" table:formula="of:=AVERAGE([$'Bottom 10% share'.O93:.O96])" office:value-type="percentage" office:value="0.0490730468877051" calcext:value-type="percentage">
            <text:p>4,91%</text:p>
          </table:table-cell>
          <table:table-cell table:style-name="ce12" table:formula="of:=AVERAGE([$'Bottom 10% share'.L93:.L96])" office:value-type="percentage" office:value="0.0364063253039305" calcext:value-type="percentage">
            <text:p>3,64%</text:p>
          </table:table-cell>
          <table:table-cell table:number-columns-repeated="100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2" table:formula="of:=AVERAGE([$'Bottom 10% share'.C97:.C100])" office:value-type="percentage" office:value="0.0396876417408293" calcext:value-type="percentage">
            <text:p>3,97%</text:p>
          </table:table-cell>
          <table:table-cell table:style-name="ce12" table:formula="of:=AVERAGE([$'Bottom 10% share'.D97:.D100])" office:value-type="percentage" office:value="0.0311596500362735" calcext:value-type="percentage">
            <text:p>3,12%</text:p>
          </table:table-cell>
          <table:table-cell table:style-name="ce12" table:formula="of:=AVERAGE([$'Bottom 10% share'.E97:.E100])" office:value-type="percentage" office:value="0.0422657474597962" calcext:value-type="percentage">
            <text:p>4,23%</text:p>
          </table:table-cell>
          <table:table-cell table:style-name="ce12" table:formula="of:=AVERAGE([$'Bottom 10% share'.B97:.B100])" office:value-type="percentage" office:value="0.0329679239191225" calcext:value-type="percentage">
            <text:p>3,30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2" table:formula="of:=AVERAGE([$'Bottom 10% share'.H97:.H100])" office:value-type="percentage" office:value="0.0413222410244323" calcext:value-type="percentage">
            <text:p>4,13%</text:p>
          </table:table-cell>
          <table:table-cell table:style-name="ce12" table:formula="of:=AVERAGE([$'Bottom 10% share'.I97:.I100])" office:value-type="percentage" office:value="0.0320618227280757" calcext:value-type="percentage">
            <text:p>3,21%</text:p>
          </table:table-cell>
          <table:table-cell table:style-name="ce12" table:formula="of:=AVERAGE([$'Bottom 10% share'.J97:.J100])" office:value-type="percentage" office:value="0.0438931018114861" calcext:value-type="percentage">
            <text:p>4,39%</text:p>
          </table:table-cell>
          <table:table-cell table:style-name="ce12" table:formula="of:=AVERAGE([$'Bottom 10% share'.G97:.G100])" office:value-type="percentage" office:value="0.0338490808903456" calcext:value-type="percentage">
            <text:p>3,38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2" table:formula="of:=AVERAGE([$'Bottom 10% share'.M97:.M100])" office:value-type="percentage" office:value="0.0388771136027744" calcext:value-type="percentage">
            <text:p>3,89%</text:p>
          </table:table-cell>
          <table:table-cell table:style-name="ce12" table:formula="of:=AVERAGE([$'Bottom 10% share'.N97:.N100])" office:value-type="percentage" office:value="0.0294581662224896" calcext:value-type="percentage">
            <text:p>2,95%</text:p>
          </table:table-cell>
          <table:table-cell table:style-name="ce12" table:formula="of:=AVERAGE([$'Bottom 10% share'.O97:.O100])" office:value-type="percentage" office:value="0.0420441393561899" calcext:value-type="percentage">
            <text:p>4,20%</text:p>
          </table:table-cell>
          <table:table-cell table:style-name="ce12" table:formula="of:=AVERAGE([$'Bottom 10% share'.L97:.L100])" office:value-type="percentage" office:value="0.0314511831827038" calcext:value-type="percentage">
            <text:p>3,15%</text:p>
          </table:table-cell>
          <table:table-cell table:number-columns-repeated="100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2" table:formula="of:=AVERAGE([$'Bottom 10% share'.C101:.C104])" office:value-type="percentage" office:value="0.0398533718415106" calcext:value-type="percentage">
            <text:p>3,99%</text:p>
          </table:table-cell>
          <table:table-cell table:style-name="ce12" table:formula="of:=AVERAGE([$'Bottom 10% share'.D101:.D104])" office:value-type="percentage" office:value="0.0320720406112363" calcext:value-type="percentage">
            <text:p>3,21%</text:p>
          </table:table-cell>
          <table:table-cell table:style-name="ce12" table:formula="of:=AVERAGE([$'Bottom 10% share'.E101:.E104])" office:value-type="percentage" office:value="0.046042452168941" calcext:value-type="percentage">
            <text:p>4,60%</text:p>
          </table:table-cell>
          <table:table-cell table:style-name="ce12" table:formula="of:=AVERAGE([$'Bottom 10% share'.B101:.B104])" office:value-type="percentage" office:value="0.0362699549547068" calcext:value-type="percentage">
            <text:p>3,63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2" table:formula="of:=AVERAGE([$'Bottom 10% share'.H101:.H104])" office:value-type="percentage" office:value="0.0434171530428033" calcext:value-type="percentage">
            <text:p>4,34%</text:p>
          </table:table-cell>
          <table:table-cell table:style-name="ce12" table:formula="of:=AVERAGE([$'Bottom 10% share'.I101:.I104])" office:value-type="percentage" office:value="0.0348599132978559" calcext:value-type="percentage">
            <text:p>3,49%</text:p>
          </table:table-cell>
          <table:table-cell table:style-name="ce12" table:formula="of:=AVERAGE([$'Bottom 10% share'.J101:.J104])" office:value-type="percentage" office:value="0.0440932497871241" calcext:value-type="percentage">
            <text:p>4,41%</text:p>
          </table:table-cell>
          <table:table-cell table:style-name="ce12" table:formula="of:=AVERAGE([$'Bottom 10% share'.G101:.G104])" office:value-type="percentage" office:value="0.0353363298913936" calcext:value-type="percentage">
            <text:p>3,53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2" table:formula="of:=AVERAGE([$'Bottom 10% share'.M101:.M104])" office:value-type="percentage" office:value="0.0392263917349596" calcext:value-type="percentage">
            <text:p>3,92%</text:p>
          </table:table-cell>
          <table:table-cell table:style-name="ce12" table:formula="of:=AVERAGE([$'Bottom 10% share'.N101:.N104])" office:value-type="percentage" office:value="0.0315951736506374" calcext:value-type="percentage">
            <text:p>3,16%</text:p>
          </table:table-cell>
          <table:table-cell table:style-name="ce12" table:formula="of:=AVERAGE([$'Bottom 10% share'.O101:.O104])" office:value-type="percentage" office:value="0.0429423481397277" calcext:value-type="percentage">
            <text:p>4,29%</text:p>
          </table:table-cell>
          <table:table-cell table:style-name="ce12" table:formula="of:=AVERAGE([$'Bottom 10% share'.L101:.L104])" office:value-type="percentage" office:value="0.0338660438020213" calcext:value-type="percentage">
            <text:p>3,39%</text:p>
          </table:table-cell>
          <table:table-cell table:number-columns-repeated="100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2" table:formula="of:=AVERAGE([$'Bottom 10% share'.C105:.C108])" office:value-type="percentage" office:value="0.0419941230960092" calcext:value-type="percentage">
            <text:p>4,20%</text:p>
          </table:table-cell>
          <table:table-cell table:style-name="ce12" table:formula="of:=AVERAGE([$'Bottom 10% share'.D105:.D108])" office:value-type="percentage" office:value="0.0337975952440566" calcext:value-type="percentage">
            <text:p>3,38%</text:p>
          </table:table-cell>
          <table:table-cell table:style-name="ce12" table:formula="of:=AVERAGE([$'Bottom 10% share'.E105:.E108])" office:value-type="percentage" office:value="0.0444620397658325" calcext:value-type="percentage">
            <text:p>4,45%</text:p>
          </table:table-cell>
          <table:table-cell table:style-name="ce12" table:formula="of:=AVERAGE([$'Bottom 10% share'.B105:.B108])" office:value-type="percentage" office:value="0.0354687743435183" calcext:value-type="percentage">
            <text:p>3,55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Bottom 10% share'.H105:.H108])" office:value-type="percentage" office:value="0.0391763708721472" calcext:value-type="percentage">
            <text:p>3,92%</text:p>
          </table:table-cell>
          <table:table-cell table:style-name="ce12" table:formula="of:=AVERAGE([$'Bottom 10% share'.I105:.I108])" office:value-type="percentage" office:value="0.0306641498960653" calcext:value-type="percentage">
            <text:p>3,07%</text:p>
          </table:table-cell>
          <table:table-cell table:style-name="ce12" table:formula="of:=AVERAGE([$'Bottom 10% share'.J105:.J108])" office:value-type="percentage" office:value="0.0411326872866028" calcext:value-type="percentage">
            <text:p>4,11%</text:p>
          </table:table-cell>
          <table:table-cell table:style-name="ce12" table:formula="of:=AVERAGE([$'Bottom 10% share'.G105:.G108])" office:value-type="percentage" office:value="0.0319225897780512" calcext:value-type="percentage">
            <text:p>3,19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2" table:formula="of:=AVERAGE([$'Bottom 10% share'.M105:.M108])" office:value-type="percentage" office:value="0.0355477657254666" calcext:value-type="percentage">
            <text:p>3,55%</text:p>
          </table:table-cell>
          <table:table-cell table:style-name="ce12" table:formula="of:=AVERAGE([$'Bottom 10% share'.N105:.N108])" office:value-type="percentage" office:value="0.0311969050064125" calcext:value-type="percentage">
            <text:p>3,12%</text:p>
          </table:table-cell>
          <table:table-cell table:style-name="ce12" table:formula="of:=AVERAGE([$'Bottom 10% share'.O105:.O108])" office:value-type="percentage" office:value="0.03890044773197" calcext:value-type="percentage">
            <text:p>3,89%</text:p>
          </table:table-cell>
          <table:table-cell table:style-name="ce12" table:formula="of:=AVERAGE([$'Bottom 10% share'.L105:.L108])" office:value-type="percentage" office:value="0.0331838047338418" calcext:value-type="percentage">
            <text:p>3,32%</text:p>
          </table:table-cell>
          <table:table-cell table:number-columns-repeated="1009"/>
        </table:table-row>
        <table:table-row table:style-name="ro1">
          <table:table-cell>
            <draw:frame table:end-cell-address="'Bottom 10% share yearly'.D61" table:end-x="52.73mm" table:end-y="3.58mm" draw:z-index="1" draw:name="Chart 4" draw:style-name="gr1" draw:text-style-name="P1" svg:width="226.62mm" svg:height="157.29mm" svg:x="0.75mm" svg:y="5.06mm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18.69mm" table:end-y="0.76mm" draw:z-index="0" draw:name="Chart 2" draw:style-name="gr1" draw:text-style-name="P1" svg:width="218.51mm" svg:height="157.29mm" svg:x="11.51mm" svg:y="2.24mm">
              <draw:object draw:notify-on-update-of-ranges="'Bottom 10% share yearly'.F4:'Bottom 10% share yearly'.F30 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19.93mm" table:end-y="3.58mm" draw:z-index="2" draw:name="Chart 5" draw:style-name="gr1" draw:text-style-name="P1" svg:width="216.03mm" svg:height="157.29mm" svg:x="0.75mm" svg:y="5.06mm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distribution_low" table:style-name="ta9">
        <office:forms form:automatic-focus="false" form:apply-design-mode="false"/>
        <table:table-column table:style-name="co8" table:number-columns-repeated="102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, all income</text:p>
          </table:table-cell>
          <table:table-cell office:value-type="string" calcext:value-type="string">
            <text:p>Gini sedlac, labour income</text:p>
          </table:table-cell>
          <table:table-cell office:value-type="string" calcext:value-type="string">
            <text:p>Gini sedlac, labour and pension income</text:p>
          </table:table-cell>
          <table:table-cell office:value-type="string" calcext:value-type="string">
            <text:p>Gini sedlac, labour and family benefits income</text:p>
          </table:table-cell>
          <table:table-cell office:value-type="string" calcext:value-type="string">
            <text:p>Decile ratio, all income</text:p>
          </table:table-cell>
          <table:table-cell office:value-type="string" calcext:value-type="string">
            <text:p>Decile ratio, labour income</text:p>
          </table:table-cell>
          <table:table-cell office:value-type="string" calcext:value-type="string">
            <text:p>Decile ratio, labour and pension income</text:p>
          </table:table-cell>
          <table:table-cell office:value-type="string" calcext:value-type="string">
            <text:p>Decile ratio, labour and familiy benefits income</text:p>
          </table:table-cell>
          <table:table-cell office:value-type="string" calcext:value-type="string">
            <text:p>Top 10%, share of all income</text:p>
          </table:table-cell>
          <table:table-cell office:value-type="string" calcext:value-type="string">
            <text:p>Top 10%, share of labour income</text:p>
          </table:table-cell>
          <table:table-cell office:value-type="string" calcext:value-type="string">
            <text:p>Top 10%, share of labour and pension income</text:p>
          </table:table-cell>
          <table:table-cell office:value-type="string" calcext:value-type="string">
            <text:p>Top 10%, share of labour and familiy benefits income</text:p>
          </table:table-cell>
          <table:table-cell office:value-type="string" calcext:value-type="string">
            <text:p>Bottom 10%, share of all income</text:p>
          </table:table-cell>
          <table:table-cell office:value-type="string" calcext:value-type="string">
            <text:p>Bottom 10%, share of labour income</text:p>
          </table:table-cell>
          <table:table-cell office:value-type="string" calcext:value-type="string">
            <text:p>Bottom 10%, share of labour and pension income</text:p>
          </table:table-cell>
          <table:table-cell office:value-type="string" calcext:value-type="string">
            <text:p>Bottom 10%, share of labour and familiy benefits income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47" calcext:value-type="float">
            <text:p>0,0314869325</text:p>
          </table:table-cell>
          <table:table-cell office:value-type="float" office:value="0.0262172747434197" calcext:value-type="float">
            <text:p>0,0262172747</text:p>
          </table:table-cell>
          <table:table-cell office:value-type="float" office:value="0.0236978525400559" calcext:value-type="float">
            <text:p>0,0236978525</text:p>
          </table:table-cell>
          <table:table-cell office:value-type="float" office:value="0.0362960895108972" calcext:value-type="float">
            <text:p>0,036296089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56" calcext:value-type="float">
            <text:p>0,0342368817</text:p>
          </table:table-cell>
          <table:table-cell office:value-type="float" office:value="0.0282245464696407" calcext:value-type="float">
            <text:p>0,0282245465</text:p>
          </table:table-cell>
          <table:table-cell office:value-type="float" office:value="0.0257265697541221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15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6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5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02" calcext:value-type="float">
            <text:p>0,0370621664</text:p>
          </table:table-cell>
          <table:table-cell office:value-type="float" office:value="0.0266383087031445" calcext:value-type="float">
            <text:p>0,0266383087</text:p>
          </table:table-cell>
          <table:table-cell office:value-type="float" office:value="0.0271180622391379" calcext:value-type="float">
            <text:p>0,0271180622</text:p>
          </table:table-cell>
          <table:table-cell office:value-type="float" office:value="0.0397244730695759" calcext:value-type="float">
            <text:p>0,039724473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,3973674202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1910593429" calcext:value-type="float">
            <text:p>0,4115719106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38918610371" calcext:value-type="float">
            <text:p>0,231238918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0195920098" calcext:value-type="float">
            <text:p>0,2381201959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49150970094" calcext:value-type="float">
            <text:p>0,0362549151</text:p>
          </table:table-cell>
          <table:table-cell office:value-type="float" office:value="0.0283019264882958" calcext:value-type="float">
            <text:p>0,0283019265</text:p>
          </table:table-cell>
          <table:table-cell office:value-type="float" office:value="0.0274103090201651" calcext:value-type="float">
            <text:p>0,027410309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,39584668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023519395" calcext:value-type="float">
            <text:p>0,4112302352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22919563562" calcext:value-type="float">
            <text:p>6,8232291956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59748541925" calcext:value-type="float">
            <text:p>8,3555974854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1305192654" calcext:value-type="float">
            <text:p>0,2279013052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1383495061" calcext:value-type="float">
            <text:p>0,235571383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7227469221" calcext:value-type="float">
            <text:p>0,0365987227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4105754976" calcext:value-type="float">
            <text:p>0,0277914106</text:p>
          </table:table-cell>
          <table:table-cell office:value-type="float" office:value="0.0390120892161255" calcext:value-type="float">
            <text:p>0,039012089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,3960679026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1865029978" calcext:value-type="float">
            <text:p>0,411741865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59271716522" calcext:value-type="float">
            <text:p>8,2405927172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7301213749" calcext:value-type="float">
            <text:p>0,2275873012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2837585999" calcext:value-type="float">
            <text:p>0,2359328376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5286305652" calcext:value-type="float">
            <text:p>0,0376365286</text:p>
          </table:table-cell>
          <table:table-cell office:value-type="float" office:value="0.0283797235779626" calcext:value-type="float">
            <text:p>0,0283797236</text:p>
          </table:table-cell>
          <table:table-cell office:value-type="float" office:value="0.0272548695156941" calcext:value-type="float">
            <text:p>0,0272548695</text:p>
          </table:table-cell>
          <table:table-cell office:value-type="float" office:value="0.0421231886318773" calcext:value-type="float">
            <text:p>0,042123188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,3980817737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09768903501" calcext:value-type="float">
            <text:p>0,4125097689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705748298749" calcext:value-type="float">
            <text:p>6,93705748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61473616822" calcext:value-type="float">
            <text:p>8,3836147362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359907091" calcext:value-type="float">
            <text:p>0,2317635991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0078624581" calcext:value-type="float">
            <text:p>0,2394000786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1931338803" calcext:value-type="float">
            <text:p>0,0378331931</text:p>
          </table:table-cell>
          <table:table-cell office:value-type="float" office:value="0.0291869608081643" calcext:value-type="float">
            <text:p>0,0291869608</text:p>
          </table:table-cell>
          <table:table-cell office:value-type="float" office:value="0.0280831290751954" calcext:value-type="float">
            <text:p>0,0280831291</text:p>
          </table:table-cell>
          <table:table-cell office:value-type="float" office:value="0.0419204998863615" calcext:value-type="float">
            <text:p>0,0419204999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,3892479155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4790983859" calcext:value-type="float">
            <text:p>0,40706479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395270882675" calcext:value-type="float">
            <text:p>6,793952708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5913150575" calcext:value-type="float">
            <text:p>0,2184159132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3874656105" calcext:value-type="float">
            <text:p>0,2287638747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57599276513" calcext:value-type="float">
            <text:p>0,0360575993</text:p>
          </table:table-cell>
          <table:table-cell office:value-type="float" office:value="0.0280078244662119" calcext:value-type="float">
            <text:p>0,0280078245</text:p>
          </table:table-cell>
          <table:table-cell office:value-type="float" office:value="0.0267337074813959" calcext:value-type="float">
            <text:p>0,0267337075</text:p>
          </table:table-cell>
          <table:table-cell office:value-type="float" office:value="0.0404232424136916" calcext:value-type="float">
            <text:p>0,0404232424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,3916443363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3495382211" calcext:value-type="float">
            <text:p>0,4122134954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746002291332" calcext:value-type="float">
            <text:p>6,7774600229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6004118251" calcext:value-type="float">
            <text:p>0,2209660041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18975582598" calcext:value-type="float">
            <text:p>0,2332189756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0584771887" calcext:value-type="float">
            <text:p>0,0374070585</text:p>
          </table:table-cell>
          <table:table-cell office:value-type="float" office:value="0.0276131258161958" calcext:value-type="float">
            <text:p>0,0276131258</text:p>
          </table:table-cell>
          <table:table-cell office:value-type="float" office:value="0.0273122535501753" calcext:value-type="float">
            <text:p>0,0273122536</text:p>
          </table:table-cell>
          <table:table-cell office:value-type="float" office:value="0.0409512978682364" calcext:value-type="float">
            <text:p>0,04095129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,3896681188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0765454686" calcext:value-type="float">
            <text:p>0,4083007655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58838041635" calcext:value-type="float">
            <text:p>0,221658838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5116477041" calcext:value-type="float">
            <text:p>0,2321551165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4930008887" calcext:value-type="float">
            <text:p>0,03672493</text:p>
          </table:table-cell>
          <table:table-cell office:value-type="float" office:value="0.0281532790904709" calcext:value-type="float">
            <text:p>0,0281532791</text:p>
          </table:table-cell>
          <table:table-cell office:value-type="float" office:value="0.0272257280342731" calcext:value-type="float">
            <text:p>0,027225728</text:p>
          </table:table-cell>
          <table:table-cell office:value-type="float" office:value="0.0408866568865591" calcext:value-type="float">
            <text:p>0,040886656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,392668508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7618681895" calcext:value-type="float">
            <text:p>0,4093676187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60437109322" calcext:value-type="float">
            <text:p>6,9356043711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59968444853" calcext:value-type="float">
            <text:p>0,2194599684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347750676" calcext:value-type="float">
            <text:p>0,2291934775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89546217006" calcext:value-type="float">
            <text:p>0,0374289546</text:p>
          </table:table-cell>
          <table:table-cell office:value-type="float" office:value="0.0278747930289618" calcext:value-type="float">
            <text:p>0,027874793</text:p>
          </table:table-cell>
          <table:table-cell office:value-type="float" office:value="0.0282380608057171" calcext:value-type="float">
            <text:p>0,0282380608</text:p>
          </table:table-cell>
          <table:table-cell office:value-type="float" office:value="0.0400811618036327" calcext:value-type="float">
            <text:p>0,040081161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,3853837735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1041125685" calcext:value-type="float">
            <text:p>0,4035710411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3202494047" calcext:value-type="float">
            <text:p>6,7023202494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209874866789" calcext:value-type="float">
            <text:p>8,1420987487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4546744915" calcext:value-type="float">
            <text:p>0,2157145467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5129292487" calcext:value-type="float">
            <text:p>0,2257551293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6862415511047" calcext:value-type="float">
            <text:p>0,0386862416</text:p>
          </table:table-cell>
          <table:table-cell office:value-type="float" office:value="0.0307024807269663" calcext:value-type="float">
            <text:p>0,0307024807</text:p>
          </table:table-cell>
          <table:table-cell office:value-type="float" office:value="0.0294912693710455" calcext:value-type="float">
            <text:p>0,0294912694</text:p>
          </table:table-cell>
          <table:table-cell office:value-type="float" office:value="0.0429660125419904" calcext:value-type="float">
            <text:p>0,0429660125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,3875389955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8053112354735" calcext:value-type="float">
            <text:p>0,4080531124</text:p>
          </table:table-cell>
          <table:table-cell office:value-type="float" office:value="0.423697664126009" calcext:value-type="float">
            <text:p>0,4236976641</text:p>
          </table:table-cell>
          <table:table-cell office:value-type="float" office:value="6.71383964192703" calcext:value-type="float">
            <text:p>6,7138396419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5302141633329" calcext:value-type="float">
            <text:p>8,4530214163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5062195162174" calcext:value-type="float">
            <text:p>0,2150621952</text:p>
          </table:table-cell>
          <table:table-cell office:value-type="float" office:value="0.241611301163229" calcext:value-type="float">
            <text:p>0,2416113012</text:p>
          </table:table-cell>
          <table:table-cell office:value-type="float" office:value="0.226785046498747" calcext:value-type="float">
            <text:p>0,2267850465</text:p>
          </table:table-cell>
          <table:table-cell office:value-type="float" office:value="0.225126449757351" calcext:value-type="float">
            <text:p>0,2251264498</text:p>
          </table:table-cell>
          <table:table-cell office:value-type="float" office:value="0.0381474828551381" calcext:value-type="float">
            <text:p>0,0381474829</text:p>
          </table:table-cell>
          <table:table-cell office:value-type="float" office:value="0.0282157662900745" calcext:value-type="float">
            <text:p>0,0282157663</text:p>
          </table:table-cell>
          <table:table-cell office:value-type="float" office:value="0.0277041090930663" calcext:value-type="float">
            <text:p>0,0277041091</text:p>
          </table:table-cell>
          <table:table-cell office:value-type="float" office:value="0.0419653775265288" calcext:value-type="float">
            <text:p>0,04196537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,3865306665</text:p>
          </table:table-cell>
          <table:table-cell office:value-type="float" office:value="0.44597139394117" calcext:value-type="float">
            <text:p>0,4459713939</text:p>
          </table:table-cell>
          <table:table-cell office:value-type="float" office:value="0.405002152717547" calcext:value-type="float">
            <text:p>0,4050021527</text:p>
          </table:table-cell>
          <table:table-cell office:value-type="float" office:value="0.426530953530431" calcext:value-type="float">
            <text:p>0,4265309535</text:p>
          </table:table-cell>
          <table:table-cell office:value-type="float" office:value="6.72411364251241" calcext:value-type="float">
            <text:p>6,7241136425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869489743043" calcext:value-type="float">
            <text:p>8,3886948974</text:p>
          </table:table-cell>
          <table:table-cell office:value-type="float" office:value="8.41324499902241" calcext:value-type="float">
            <text:p>8,413244999</text:p>
          </table:table-cell>
          <table:table-cell office:value-type="float" office:value="0.216677500573986" calcext:value-type="float">
            <text:p>0,2166775006</text:p>
          </table:table-cell>
          <table:table-cell office:value-type="float" office:value="0.244388522623214" calcext:value-type="float">
            <text:p>0,2443885226</text:p>
          </table:table-cell>
          <table:table-cell office:value-type="float" office:value="0.226847107717107" calcext:value-type="float">
            <text:p>0,2268471077</text:p>
          </table:table-cell>
          <table:table-cell office:value-type="float" office:value="0.229791943747005" calcext:value-type="float">
            <text:p>0,2297919437</text:p>
          </table:table-cell>
          <table:table-cell office:value-type="float" office:value="0.0383638777506848" calcext:value-type="float">
            <text:p>0,0383638778</text:p>
          </table:table-cell>
          <table:table-cell office:value-type="float" office:value="0.0298307107458833" calcext:value-type="float">
            <text:p>0,0298307107</text:p>
          </table:table-cell>
          <table:table-cell office:value-type="float" office:value="0.0284346753610522" calcext:value-type="float">
            <text:p>0,0284346754</text:p>
          </table:table-cell>
          <table:table-cell office:value-type="float" office:value="0.0429760044969876" calcext:value-type="float">
            <text:p>0,0429760045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,3918269464</text:p>
          </table:table-cell>
          <table:table-cell office:value-type="float" office:value="0.450374310698588" calcext:value-type="float">
            <text:p>0,4503743107</text:p>
          </table:table-cell>
          <table:table-cell office:value-type="float" office:value="0.409235807688584" calcext:value-type="float">
            <text:p>0,4092358077</text:p>
          </table:table-cell>
          <table:table-cell office:value-type="float" office:value="0.430584842753871" calcext:value-type="float">
            <text:p>0,4305848428</text:p>
          </table:table-cell>
          <table:table-cell office:value-type="float" office:value="6.62099992775084" calcext:value-type="float">
            <text:p>6,6209999278</text:p>
          </table:table-cell>
          <table:table-cell office:value-type="float" office:value="10.7645806976214" calcext:value-type="float">
            <text:p>10,7645806976</text:p>
          </table:table-cell>
          <table:table-cell office:value-type="float" office:value="8.07116165837168" calcext:value-type="float">
            <text:p>8,0711616584</text:p>
          </table:table-cell>
          <table:table-cell office:value-type="float" office:value="8.34006663261015" calcext:value-type="float">
            <text:p>8,3400666326</text:p>
          </table:table-cell>
          <table:table-cell office:value-type="float" office:value="0.221287353900357" calcext:value-type="float">
            <text:p>0,2212873539</text:p>
          </table:table-cell>
          <table:table-cell office:value-type="float" office:value="0.2489144718451" calcext:value-type="float">
            <text:p>0,2489144718</text:p>
          </table:table-cell>
          <table:table-cell office:value-type="float" office:value="0.231308235555035" calcext:value-type="float">
            <text:p>0,2313082356</text:p>
          </table:table-cell>
          <table:table-cell office:value-type="float" office:value="0.234566047596414" calcext:value-type="float">
            <text:p>0,2345660476</text:p>
          </table:table-cell>
          <table:table-cell office:value-type="float" office:value="0.0410944543458398" calcext:value-type="float">
            <text:p>0,0410944543</text:p>
          </table:table-cell>
          <table:table-cell office:value-type="float" office:value="0.0315435575472891" calcext:value-type="float">
            <text:p>0,0315435575</text:p>
          </table:table-cell>
          <table:table-cell office:value-type="float" office:value="0.0301781123957825" calcext:value-type="float">
            <text:p>0,0301781124</text:p>
          </table:table-cell>
          <table:table-cell office:value-type="float" office:value="0.045989986426345" calcext:value-type="float">
            <text:p>0,0459899864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,395137282</text:p>
          </table:table-cell>
          <table:table-cell office:value-type="float" office:value="0.449928069148251" calcext:value-type="float">
            <text:p>0,4499280691</text:p>
          </table:table-cell>
          <table:table-cell office:value-type="float" office:value="0.411898110875936" calcext:value-type="float">
            <text:p>0,4118981109</text:p>
          </table:table-cell>
          <table:table-cell office:value-type="float" office:value="0.431713971975781" calcext:value-type="float">
            <text:p>0,431713972</text:p>
          </table:table-cell>
          <table:table-cell office:value-type="float" office:value="6.67165818173508" calcext:value-type="float">
            <text:p>6,6716581817</text:p>
          </table:table-cell>
          <table:table-cell office:value-type="float" office:value="10.5798988598906" calcext:value-type="float">
            <text:p>10,5798988599</text:p>
          </table:table-cell>
          <table:table-cell office:value-type="float" office:value="8.32022115080975" calcext:value-type="float">
            <text:p>8,3202211508</text:p>
          </table:table-cell>
          <table:table-cell office:value-type="float" office:value="8.51048960699445" calcext:value-type="float">
            <text:p>8,510489607</text:p>
          </table:table-cell>
          <table:table-cell office:value-type="float" office:value="0.223923902258726" calcext:value-type="float">
            <text:p>0,2239239023</text:p>
          </table:table-cell>
          <table:table-cell office:value-type="float" office:value="0.257016630760354" calcext:value-type="float">
            <text:p>0,2570166308</text:p>
          </table:table-cell>
          <table:table-cell office:value-type="float" office:value="0.23360704298957" calcext:value-type="float">
            <text:p>0,233607043</text:p>
          </table:table-cell>
          <table:table-cell office:value-type="float" office:value="0.243009697507572" calcext:value-type="float">
            <text:p>0,2430096975</text:p>
          </table:table-cell>
          <table:table-cell office:value-type="float" office:value="0.0398025878834241" calcext:value-type="float">
            <text:p>0,0398025879</text:p>
          </table:table-cell>
          <table:table-cell office:value-type="float" office:value="0.0306794223062461" calcext:value-type="float">
            <text:p>0,0306794223</text:p>
          </table:table-cell>
          <table:table-cell office:value-type="float" office:value="0.0306244994594518" calcext:value-type="float">
            <text:p>0,0306244995</text:p>
          </table:table-cell>
          <table:table-cell office:value-type="float" office:value="0.0427406233358516" calcext:value-type="float">
            <text:p>0,0427406233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,388577634</text:p>
          </table:table-cell>
          <table:table-cell office:value-type="float" office:value="0.449323159441545" calcext:value-type="float">
            <text:p>0,4493231594</text:p>
          </table:table-cell>
          <table:table-cell office:value-type="float" office:value="0.408825843114314" calcext:value-type="float">
            <text:p>0,4088258431</text:p>
          </table:table-cell>
          <table:table-cell office:value-type="float" office:value="0.426551601373064" calcext:value-type="float">
            <text:p>0,4265516014</text:p>
          </table:table-cell>
          <table:table-cell office:value-type="float" office:value="6.40787877024842" calcext:value-type="float">
            <text:p>6,4078787702</text:p>
          </table:table-cell>
          <table:table-cell office:value-type="float" office:value="10.8025450902205" calcext:value-type="float">
            <text:p>10,8025450902</text:p>
          </table:table-cell>
          <table:table-cell office:value-type="float" office:value="8.12513645107176" calcext:value-type="float">
            <text:p>8,1251364511</text:p>
          </table:table-cell>
          <table:table-cell office:value-type="float" office:value="8.26602765016178" calcext:value-type="float">
            <text:p>8,2660276502</text:p>
          </table:table-cell>
          <table:table-cell office:value-type="float" office:value="0.218664912818428" calcext:value-type="float">
            <text:p>0,2186649128</text:p>
          </table:table-cell>
          <table:table-cell office:value-type="float" office:value="0.25390853793185" calcext:value-type="float">
            <text:p>0,2539085379</text:p>
          </table:table-cell>
          <table:table-cell office:value-type="float" office:value="0.230638881619654" calcext:value-type="float">
            <text:p>0,2306388816</text:p>
          </table:table-cell>
          <table:table-cell office:value-type="float" office:value="0.23658101264819" calcext:value-type="float">
            <text:p>0,2365810126</text:p>
          </table:table-cell>
          <table:table-cell office:value-type="float" office:value="0.0380041730723767" calcext:value-type="float">
            <text:p>0,0380041731</text:p>
          </table:table-cell>
          <table:table-cell office:value-type="float" office:value="0.0271770711269189" calcext:value-type="float">
            <text:p>0,0271770711</text:p>
          </table:table-cell>
          <table:table-cell office:value-type="float" office:value="0.0279091345279562" calcext:value-type="float">
            <text:p>0,0279091345</text:p>
          </table:table-cell>
          <table:table-cell office:value-type="float" office:value="0.0404946618389897" calcext:value-type="float">
            <text:p>0,0404946618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,391043028</text:p>
          </table:table-cell>
          <table:table-cell office:value-type="float" office:value="0.449220751585329" calcext:value-type="float">
            <text:p>0,4492207516</text:p>
          </table:table-cell>
          <table:table-cell office:value-type="float" office:value="0.410931164091992" calcext:value-type="float">
            <text:p>0,4109311641</text:p>
          </table:table-cell>
          <table:table-cell office:value-type="float" office:value="0.428212322223749" calcext:value-type="float">
            <text:p>0,4282123222</text:p>
          </table:table-cell>
          <table:table-cell office:value-type="float" office:value="6.4630227018895" calcext:value-type="float">
            <text:p>6,4630227019</text:p>
          </table:table-cell>
          <table:table-cell office:value-type="float" office:value="10.7410024264972" calcext:value-type="float">
            <text:p>10,7410024265</text:p>
          </table:table-cell>
          <table:table-cell office:value-type="float" office:value="8.09171563868804" calcext:value-type="float">
            <text:p>8,0917156387</text:p>
          </table:table-cell>
          <table:table-cell office:value-type="float" office:value="8.21125660114151" calcext:value-type="float">
            <text:p>8,2112566011</text:p>
          </table:table-cell>
          <table:table-cell office:value-type="float" office:value="0.222811966608714" calcext:value-type="float">
            <text:p>0,2228119666</text:p>
          </table:table-cell>
          <table:table-cell office:value-type="float" office:value="0.257252790685039" calcext:value-type="float">
            <text:p>0,2572527907</text:p>
          </table:table-cell>
          <table:table-cell office:value-type="float" office:value="0.23380825527258" calcext:value-type="float">
            <text:p>0,2338082553</text:p>
          </table:table-cell>
          <table:table-cell office:value-type="float" office:value="0.24124975579767" calcext:value-type="float">
            <text:p>0,2412497558</text:p>
          </table:table-cell>
          <table:table-cell office:value-type="float" office:value="0.0397566494054706" calcext:value-type="float">
            <text:p>0,0397566494</text:p>
          </table:table-cell>
          <table:table-cell office:value-type="float" office:value="0.0289156075912586" calcext:value-type="float">
            <text:p>0,0289156076</text:p>
          </table:table-cell>
          <table:table-cell office:value-type="float" office:value="0.0284748120138397" calcext:value-type="float">
            <text:p>0,028474812</text:p>
          </table:table-cell>
          <table:table-cell office:value-type="float" office:value="0.0438086381114551" calcext:value-type="float">
            <text:p>0,043808638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,3862607553</text:p>
          </table:table-cell>
          <table:table-cell office:value-type="float" office:value="0.448899608556009" calcext:value-type="float">
            <text:p>0,4488996086</text:p>
          </table:table-cell>
          <table:table-cell office:value-type="float" office:value="0.406052556271371" calcext:value-type="float">
            <text:p>0,4060525563</text:p>
          </table:table-cell>
          <table:table-cell office:value-type="float" office:value="0.427006671670346" calcext:value-type="float">
            <text:p>0,4270066717</text:p>
          </table:table-cell>
          <table:table-cell office:value-type="float" office:value="6.42505690412445" calcext:value-type="float">
            <text:p>6,4250569041</text:p>
          </table:table-cell>
          <table:table-cell office:value-type="float" office:value="11.1680389509794" calcext:value-type="float">
            <text:p>11,168038951</text:p>
          </table:table-cell>
          <table:table-cell office:value-type="float" office:value="7.8868783928209" calcext:value-type="float">
            <text:p>7,8868783928</text:p>
          </table:table-cell>
          <table:table-cell office:value-type="float" office:value="8.21286362251144" calcext:value-type="float">
            <text:p>8,2128636225</text:p>
          </table:table-cell>
          <table:table-cell office:value-type="float" office:value="0.218510259480517" calcext:value-type="float">
            <text:p>0,2185102595</text:p>
          </table:table-cell>
          <table:table-cell office:value-type="float" office:value="0.245847003173272" calcext:value-type="float">
            <text:p>0,2458470032</text:p>
          </table:table-cell>
          <table:table-cell office:value-type="float" office:value="0.22919887845704" calcext:value-type="float">
            <text:p>0,2291988785</text:p>
          </table:table-cell>
          <table:table-cell office:value-type="float" office:value="0.230527327300407" calcext:value-type="float">
            <text:p>0,2305273273</text:p>
          </table:table-cell>
          <table:table-cell office:value-type="float" office:value="0.0426435056256487" calcext:value-type="float">
            <text:p>0,0426435056</text:p>
          </table:table-cell>
          <table:table-cell office:value-type="float" office:value="0.0336834249456402" calcext:value-type="float">
            <text:p>0,0336834249</text:p>
          </table:table-cell>
          <table:table-cell office:value-type="float" office:value="0.0313288211271734" calcext:value-type="float">
            <text:p>0,0313288211</text:p>
          </table:table-cell>
          <table:table-cell office:value-type="float" office:value="0.0486541818198203" calcext:value-type="float">
            <text:p>0,0486541818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0927053" calcext:value-type="float">
            <text:p>0,3854015409</text:p>
          </table:table-cell>
          <table:table-cell office:value-type="float" office:value="0.448925179265198" calcext:value-type="float">
            <text:p>0,4489251793</text:p>
          </table:table-cell>
          <table:table-cell office:value-type="float" office:value="0.406553134341665" calcext:value-type="float">
            <text:p>0,4065531343</text:p>
          </table:table-cell>
          <table:table-cell office:value-type="float" office:value="0.424036942452132" calcext:value-type="float">
            <text:p>0,4240369425</text:p>
          </table:table-cell>
          <table:table-cell office:value-type="float" office:value="6.46697401862644" calcext:value-type="float">
            <text:p>6,4669740186</text:p>
          </table:table-cell>
          <table:table-cell office:value-type="float" office:value="11.178779479305" calcext:value-type="float">
            <text:p>11,1787794793</text:p>
          </table:table-cell>
          <table:table-cell office:value-type="float" office:value="8.16346572181485" calcext:value-type="float">
            <text:p>8,1634657218</text:p>
          </table:table-cell>
          <table:table-cell office:value-type="float" office:value="8.07913803651587" calcext:value-type="float">
            <text:p>8,0791380365</text:p>
          </table:table-cell>
          <table:table-cell office:value-type="float" office:value="0.218989109113552" calcext:value-type="float">
            <text:p>0,2189891091</text:p>
          </table:table-cell>
          <table:table-cell office:value-type="float" office:value="0.248753503535854" calcext:value-type="float">
            <text:p>0,2487535035</text:p>
          </table:table-cell>
          <table:table-cell office:value-type="float" office:value="0.230318611955265" calcext:value-type="float">
            <text:p>0,230318612</text:p>
          </table:table-cell>
          <table:table-cell office:value-type="float" office:value="0.232334413305221" calcext:value-type="float">
            <text:p>0,2323344133</text:p>
          </table:table-cell>
          <table:table-cell office:value-type="float" office:value="0.0412256347048459" calcext:value-type="float">
            <text:p>0,0412256347</text:p>
          </table:table-cell>
          <table:table-cell office:value-type="float" office:value="0.0310192760371765" calcext:value-type="float">
            <text:p>0,031019276</text:p>
          </table:table-cell>
          <table:table-cell office:value-type="float" office:value="0.0303503842914083" calcext:value-type="float">
            <text:p>0,0303503843</text:p>
          </table:table-cell>
          <table:table-cell office:value-type="float" office:value="0.0455680269971939" calcext:value-type="float">
            <text:p>0,045568027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5121999732938" calcext:value-type="float">
            <text:p>0,3651219997</text:p>
          </table:table-cell>
          <table:table-cell office:value-type="float" office:value="0.449736667348808" calcext:value-type="float">
            <text:p>0,4497366673</text:p>
          </table:table-cell>
          <table:table-cell office:value-type="float" office:value="0.389092841499784" calcext:value-type="float">
            <text:p>0,3890928415</text:p>
          </table:table-cell>
          <table:table-cell office:value-type="float" office:value="0.420570678561667" calcext:value-type="float">
            <text:p>0,4205706786</text:p>
          </table:table-cell>
          <table:table-cell office:value-type="float" office:value="5.95894439379094" calcext:value-type="float">
            <text:p>5,9589443938</text:p>
          </table:table-cell>
          <table:table-cell office:value-type="float" office:value="10.7966607594183" calcext:value-type="float">
            <text:p>10,7966607594</text:p>
          </table:table-cell>
          <table:table-cell office:value-type="float" office:value="8.24019557220957" calcext:value-type="float">
            <text:p>8,2401955722</text:p>
          </table:table-cell>
          <table:table-cell office:value-type="float" office:value="7.64878860956533" calcext:value-type="float">
            <text:p>7,6487886096</text:p>
          </table:table-cell>
          <table:table-cell office:value-type="float" office:value="0.209208459983037" calcext:value-type="float">
            <text:p>0,20920846</text:p>
          </table:table-cell>
          <table:table-cell office:value-type="float" office:value="0.244980775719117" calcext:value-type="float">
            <text:p>0,2449807757</text:p>
          </table:table-cell>
          <table:table-cell office:value-type="float" office:value="0.221603762976651" calcext:value-type="float">
            <text:p>0,221603763</text:p>
          </table:table-cell>
          <table:table-cell office:value-type="float" office:value="0.226026095233756" calcext:value-type="float">
            <text:p>0,2260260952</text:p>
          </table:table-cell>
          <table:table-cell office:value-type="float" office:value="0.0440285461644556" calcext:value-type="float">
            <text:p>0,0440285462</text:p>
          </table:table-cell>
          <table:table-cell office:value-type="float" office:value="0.0361725055274422" calcext:value-type="float">
            <text:p>0,0361725055</text:p>
          </table:table-cell>
          <table:table-cell office:value-type="float" office:value="0.0326877017680917" calcext:value-type="float">
            <text:p>0,0326877018</text:p>
          </table:table-cell>
          <table:table-cell office:value-type="float" office:value="0.0515902184725369" calcext:value-type="float">
            <text:p>0,0515902185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0090093531828" calcext:value-type="float">
            <text:p>0,3900900935</text:p>
          </table:table-cell>
          <table:table-cell office:value-type="float" office:value="0.462081227770515" calcext:value-type="float">
            <text:p>0,4620812278</text:p>
          </table:table-cell>
          <table:table-cell office:value-type="float" office:value="0.409349427307618" calcext:value-type="float">
            <text:p>0,4093494273</text:p>
          </table:table-cell>
          <table:table-cell office:value-type="float" office:value="0.439170778707649" calcext:value-type="float">
            <text:p>0,4391707787</text:p>
          </table:table-cell>
          <table:table-cell office:value-type="float" office:value="6.99968007915869" calcext:value-type="float">
            <text:p>6,9996800792</text:p>
          </table:table-cell>
          <table:table-cell office:value-type="float" office:value="12.0463158046949" calcext:value-type="float">
            <text:p>12,0463158047</text:p>
          </table:table-cell>
          <table:table-cell office:value-type="float" office:value="8.95294321897384" calcext:value-type="float">
            <text:p>8,952943219</text:p>
          </table:table-cell>
          <table:table-cell office:value-type="float" office:value="9.10765259424143" calcext:value-type="float">
            <text:p>9,1076525942</text:p>
          </table:table-cell>
          <table:table-cell office:value-type="float" office:value="0.21883847909113" calcext:value-type="float">
            <text:p>0,2188384791</text:p>
          </table:table-cell>
          <table:table-cell office:value-type="float" office:value="0.249824240895455" calcext:value-type="float">
            <text:p>0,2498242409</text:p>
          </table:table-cell>
          <table:table-cell office:value-type="float" office:value="0.230268804533448" calcext:value-type="float">
            <text:p>0,2302688045</text:p>
          </table:table-cell>
          <table:table-cell office:value-type="float" office:value="0.232515015662462" calcext:value-type="float">
            <text:p>0,2325150157</text:p>
          </table:table-cell>
          <table:table-cell office:value-type="float" office:value="0.0398753693811424" calcext:value-type="float">
            <text:p>0,0398753694</text:p>
          </table:table-cell>
          <table:table-cell office:value-type="float" office:value="0.0320576144581207" calcext:value-type="float">
            <text:p>0,0320576145</text:p>
          </table:table-cell>
          <table:table-cell office:value-type="float" office:value="0.0291713780943948" calcext:value-type="float">
            <text:p>0,0291713781</text:p>
          </table:table-cell>
          <table:table-cell office:value-type="float" office:value="0.0467957793957991" calcext:value-type="float">
            <text:p>0,0467957794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0094132229081" calcext:value-type="float">
            <text:p>0,3800941322</text:p>
          </table:table-cell>
          <table:table-cell office:value-type="float" office:value="0.452659513298586" calcext:value-type="float">
            <text:p>0,4526595133</text:p>
          </table:table-cell>
          <table:table-cell office:value-type="float" office:value="0.398964838084694" calcext:value-type="float">
            <text:p>0,3989648381</text:p>
          </table:table-cell>
          <table:table-cell office:value-type="float" office:value="0.430257653178631" calcext:value-type="float">
            <text:p>0,4302576532</text:p>
          </table:table-cell>
          <table:table-cell office:value-type="float" office:value="6.57272958160928" calcext:value-type="float">
            <text:p>6,5727295816</text:p>
          </table:table-cell>
          <table:table-cell office:value-type="float" office:value="10.9020180210901" calcext:value-type="float">
            <text:p>10,9020180211</text:p>
          </table:table-cell>
          <table:table-cell office:value-type="float" office:value="8.40879341406086" calcext:value-type="float">
            <text:p>8,4087934141</text:p>
          </table:table-cell>
          <table:table-cell office:value-type="float" office:value="8.75870242863532" calcext:value-type="float">
            <text:p>8,7587024286</text:p>
          </table:table-cell>
          <table:table-cell office:value-type="float" office:value="0.21576102821924" calcext:value-type="float">
            <text:p>0,2157610282</text:p>
          </table:table-cell>
          <table:table-cell office:value-type="float" office:value="0.242825081608812" calcext:value-type="float">
            <text:p>0,2428250816</text:p>
          </table:table-cell>
          <table:table-cell office:value-type="float" office:value="0.226910278799297" calcext:value-type="float">
            <text:p>0,2269102788</text:p>
          </table:table-cell>
          <table:table-cell office:value-type="float" office:value="0.226018483618641" calcext:value-type="float">
            <text:p>0,2260184836</text:p>
          </table:table-cell>
          <table:table-cell office:value-type="float" office:value="0.0397622875128194" calcext:value-type="float">
            <text:p>0,0397622875</text:p>
          </table:table-cell>
          <table:table-cell office:value-type="float" office:value="0.0337547327653035" calcext:value-type="float">
            <text:p>0,0337547328</text:p>
          </table:table-cell>
          <table:table-cell office:value-type="float" office:value="0.0302649273970338" calcext:value-type="float">
            <text:p>0,0302649274</text:p>
          </table:table-cell>
          <table:table-cell office:value-type="float" office:value="0.0468896147034226" calcext:value-type="float">
            <text:p>0,0468896147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78288634646358" calcext:value-type="float">
            <text:p>0,3782886346</text:p>
          </table:table-cell>
          <table:table-cell office:value-type="float" office:value="0.454913510755455" calcext:value-type="float">
            <text:p>0,4549135108</text:p>
          </table:table-cell>
          <table:table-cell office:value-type="float" office:value="0.398576676622215" calcext:value-type="float">
            <text:p>0,3985766766</text:p>
          </table:table-cell>
          <table:table-cell office:value-type="float" office:value="0.429678575671334" calcext:value-type="float">
            <text:p>0,4296785757</text:p>
          </table:table-cell>
          <table:table-cell office:value-type="float" office:value="6.54652909000745" calcext:value-type="float">
            <text:p>6,54652909</text:p>
          </table:table-cell>
          <table:table-cell office:value-type="float" office:value="11.5177511079864" calcext:value-type="float">
            <text:p>11,517751108</text:p>
          </table:table-cell>
          <table:table-cell office:value-type="float" office:value="8.53775547983629" calcext:value-type="float">
            <text:p>8,5377554798</text:p>
          </table:table-cell>
          <table:table-cell office:value-type="float" office:value="8.85805092658607" calcext:value-type="float">
            <text:p>8,8580509266</text:p>
          </table:table-cell>
          <table:table-cell office:value-type="float" office:value="0.215843031066888" calcext:value-type="float">
            <text:p>0,2158430311</text:p>
          </table:table-cell>
          <table:table-cell office:value-type="float" office:value="0.24494569668923" calcext:value-type="float">
            <text:p>0,2449456967</text:p>
          </table:table-cell>
          <table:table-cell office:value-type="float" office:value="0.227232843994826" calcext:value-type="float">
            <text:p>0,227232844</text:p>
          </table:table-cell>
          <table:table-cell office:value-type="float" office:value="0.227486699016986" calcext:value-type="float">
            <text:p>0,227486699</text:p>
          </table:table-cell>
          <table:table-cell office:value-type="float" office:value="0.0388786867525622" calcext:value-type="float">
            <text:p>0,0388786868</text:p>
          </table:table-cell>
          <table:table-cell office:value-type="float" office:value="0.0332209427483733" calcext:value-type="float">
            <text:p>0,0332209427</text:p>
          </table:table-cell>
          <table:table-cell office:value-type="float" office:value="0.0300292278045691" calcext:value-type="float">
            <text:p>0,0300292278</text:p>
          </table:table-cell>
          <table:table-cell office:value-type="float" office:value="0.0455759310288561" calcext:value-type="float">
            <text:p>0,045575931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2598472136141" calcext:value-type="float">
            <text:p>0,3725984721</text:p>
          </table:table-cell>
          <table:table-cell office:value-type="float" office:value="0.450587900126815" calcext:value-type="float">
            <text:p>0,4505879001</text:p>
          </table:table-cell>
          <table:table-cell office:value-type="float" office:value="0.396499223320247" calcext:value-type="float">
            <text:p>0,3964992233</text:p>
          </table:table-cell>
          <table:table-cell office:value-type="float" office:value="0.420053603847153" calcext:value-type="float">
            <text:p>0,4200536038</text:p>
          </table:table-cell>
          <table:table-cell office:value-type="float" office:value="6.33921928171162" calcext:value-type="float">
            <text:p>6,3392192817</text:p>
          </table:table-cell>
          <table:table-cell office:value-type="float" office:value="11.3162719031392" calcext:value-type="float">
            <text:p>11,3162719031</text:p>
          </table:table-cell>
          <table:table-cell office:value-type="float" office:value="8.68565859150482" calcext:value-type="float">
            <text:p>8,6856585915</text:p>
          </table:table-cell>
          <table:table-cell office:value-type="float" office:value="8.36084013992915" calcext:value-type="float">
            <text:p>8,3608401399</text:p>
          </table:table-cell>
          <table:table-cell office:value-type="float" office:value="0.212403117121412" calcext:value-type="float">
            <text:p>0,2124031171</text:p>
          </table:table-cell>
          <table:table-cell office:value-type="float" office:value="0.24330193517227" calcext:value-type="float">
            <text:p>0,2433019352</text:p>
          </table:table-cell>
          <table:table-cell office:value-type="float" office:value="0.225991615847796" calcext:value-type="float">
            <text:p>0,2259916158</text:p>
          </table:table-cell>
          <table:table-cell office:value-type="float" office:value="0.222579925839439" calcext:value-type="float">
            <text:p>0,2225799258</text:p>
          </table:table-cell>
          <table:table-cell office:value-type="float" office:value="0.0409311432044197" calcext:value-type="float">
            <text:p>0,0409311432</text:p>
          </table:table-cell>
          <table:table-cell office:value-type="float" office:value="0.0329636880385784" calcext:value-type="float">
            <text:p>0,032963688</text:p>
          </table:table-cell>
          <table:table-cell office:value-type="float" office:value="0.0297829037576215" calcext:value-type="float">
            <text:p>0,0297829038</text:p>
          </table:table-cell>
          <table:table-cell office:value-type="float" office:value="0.0484781313916548" calcext:value-type="float">
            <text:p>0,0484781314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78681463216737" calcext:value-type="float">
            <text:p>0,3786814632</text:p>
          </table:table-cell>
          <table:table-cell office:value-type="float" office:value="0.452377552739532" calcext:value-type="float">
            <text:p>0,4523775527</text:p>
          </table:table-cell>
          <table:table-cell office:value-type="float" office:value="0.397625808172015" calcext:value-type="float">
            <text:p>0,3976258082</text:p>
          </table:table-cell>
          <table:table-cell office:value-type="float" office:value="0.430210272552746" calcext:value-type="float">
            <text:p>0,4302102726</text:p>
          </table:table-cell>
          <table:table-cell office:value-type="float" office:value="6.5714065813333" calcext:value-type="float">
            <text:p>6,5714065813</text:p>
          </table:table-cell>
          <table:table-cell office:value-type="float" office:value="11.5723686092832" calcext:value-type="float">
            <text:p>11,5723686093</text:p>
          </table:table-cell>
          <table:table-cell office:value-type="float" office:value="8.52205498245325" calcext:value-type="float">
            <text:p>8,5220549825</text:p>
          </table:table-cell>
          <table:table-cell office:value-type="float" office:value="8.79222966447428" calcext:value-type="float">
            <text:p>8,7922296645</text:p>
          </table:table-cell>
          <table:table-cell office:value-type="float" office:value="0.216827744844948" calcext:value-type="float">
            <text:p>0,2168277448</text:p>
          </table:table-cell>
          <table:table-cell office:value-type="float" office:value="0.246986536032916" calcext:value-type="float">
            <text:p>0,246986536</text:p>
          </table:table-cell>
          <table:table-cell office:value-type="float" office:value="0.227443311035489" calcext:value-type="float">
            <text:p>0,227443311</text:p>
          </table:table-cell>
          <table:table-cell office:value-type="float" office:value="0.230596983735273" calcext:value-type="float">
            <text:p>0,2305969837</text:p>
          </table:table-cell>
          <table:table-cell office:value-type="float" office:value="0.0404386106208442" calcext:value-type="float">
            <text:p>0,0404386106</text:p>
          </table:table-cell>
          <table:table-cell office:value-type="float" office:value="0.0330820462209364" calcext:value-type="float">
            <text:p>0,0330820462</text:p>
          </table:table-cell>
          <table:table-cell office:value-type="float" office:value="0.0308345795208654" calcext:value-type="float">
            <text:p>0,0308345795</text:p>
          </table:table-cell>
          <table:table-cell office:value-type="float" office:value="0.0465858100461969" calcext:value-type="float">
            <text:p>0,04658581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78315806641754" calcext:value-type="float">
            <text:p>0,3783158066</text:p>
          </table:table-cell>
          <table:table-cell office:value-type="float" office:value="0.449465972626779" calcext:value-type="float">
            <text:p>0,4494659726</text:p>
          </table:table-cell>
          <table:table-cell office:value-type="float" office:value="0.396532989622757" calcext:value-type="float">
            <text:p>0,3965329896</text:p>
          </table:table-cell>
          <table:table-cell office:value-type="float" office:value="0.428876602185632" calcext:value-type="float">
            <text:p>0,4288766022</text:p>
          </table:table-cell>
          <table:table-cell office:value-type="float" office:value="6.58641818576792" calcext:value-type="float">
            <text:p>6,5864181858</text:p>
          </table:table-cell>
          <table:table-cell office:value-type="float" office:value="10.9589833760665" calcext:value-type="float">
            <text:p>10,9589833761</text:p>
          </table:table-cell>
          <table:table-cell office:value-type="float" office:value="8.54945372132225" calcext:value-type="float">
            <text:p>8,5494537213</text:p>
          </table:table-cell>
          <table:table-cell office:value-type="float" office:value="8.75338815290869" calcext:value-type="float">
            <text:p>8,7533881529</text:p>
          </table:table-cell>
          <table:table-cell office:value-type="float" office:value="0.221181587332767" calcext:value-type="float">
            <text:p>0,2211815873</text:p>
          </table:table-cell>
          <table:table-cell office:value-type="float" office:value="0.25445852841222" calcext:value-type="float">
            <text:p>0,2544585284</text:p>
          </table:table-cell>
          <table:table-cell office:value-type="float" office:value="0.232168191320687" calcext:value-type="float">
            <text:p>0,2321681913</text:p>
          </table:table-cell>
          <table:table-cell office:value-type="float" office:value="0.2372490068541" calcext:value-type="float">
            <text:p>0,2372490069</text:p>
          </table:table-cell>
          <table:table-cell office:value-type="float" office:value="0.0403770513808967" calcext:value-type="float">
            <text:p>0,0403770514</text:p>
          </table:table-cell>
          <table:table-cell office:value-type="float" office:value="0.0325067086988554" calcext:value-type="float">
            <text:p>0,0325067087</text:p>
          </table:table-cell>
          <table:table-cell office:value-type="float" office:value="0.0309563295533533" calcext:value-type="float">
            <text:p>0,0309563296</text:p>
          </table:table-cell>
          <table:table-cell office:value-type="float" office:value="0.0458638519047958" calcext:value-type="float">
            <text:p>0,0458638519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79957653456914" calcext:value-type="float">
            <text:p>0,3799576535</text:p>
          </table:table-cell>
          <table:table-cell office:value-type="float" office:value="0.454436241375204" calcext:value-type="float">
            <text:p>0,4544362414</text:p>
          </table:table-cell>
          <table:table-cell office:value-type="float" office:value="0.398554090675366" calcext:value-type="float">
            <text:p>0,3985540907</text:p>
          </table:table-cell>
          <table:table-cell office:value-type="float" office:value="0.431766825162276" calcext:value-type="float">
            <text:p>0,4317668252</text:p>
          </table:table-cell>
          <table:table-cell office:value-type="float" office:value="6.60987659313071" calcext:value-type="float">
            <text:p>6,6098765931</text:p>
          </table:table-cell>
          <table:table-cell office:value-type="float" office:value="11.2919331165938" calcext:value-type="float">
            <text:p>11,2919331166</text:p>
          </table:table-cell>
          <table:table-cell office:value-type="float" office:value="8.43784373697357" calcext:value-type="float">
            <text:p>8,437843737</text:p>
          </table:table-cell>
          <table:table-cell office:value-type="float" office:value="8.57417414299833" calcext:value-type="float">
            <text:p>8,574174143</text:p>
          </table:table-cell>
          <table:table-cell office:value-type="float" office:value="0.220309847483594" calcext:value-type="float">
            <text:p>0,2203098475</text:p>
          </table:table-cell>
          <table:table-cell office:value-type="float" office:value="0.253285915243371" calcext:value-type="float">
            <text:p>0,2532859152</text:p>
          </table:table-cell>
          <table:table-cell office:value-type="float" office:value="0.231105073213823" calcext:value-type="float">
            <text:p>0,2311050732</text:p>
          </table:table-cell>
          <table:table-cell office:value-type="float" office:value="0.236276119701987" calcext:value-type="float">
            <text:p>0,2362761197</text:p>
          </table:table-cell>
          <table:table-cell office:value-type="float" office:value="0.0428821441339385" calcext:value-type="float">
            <text:p>0,0428821441</text:p>
          </table:table-cell>
          <table:table-cell office:value-type="float" office:value="0.0365687932011554" calcext:value-type="float">
            <text:p>0,0365687932</text:p>
          </table:table-cell>
          <table:table-cell office:value-type="float" office:value="0.0322089551481292" calcext:value-type="float">
            <text:p>0,0322089551</text:p>
          </table:table-cell>
          <table:table-cell office:value-type="float" office:value="0.051620909234628" calcext:value-type="float">
            <text:p>0,0516209092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1514362224132" calcext:value-type="float">
            <text:p>0,3715143622</text:p>
          </table:table-cell>
          <table:table-cell office:value-type="float" office:value="0.455347197489062" calcext:value-type="float">
            <text:p>0,4553471975</text:p>
          </table:table-cell>
          <table:table-cell office:value-type="float" office:value="0.394562139626617" calcext:value-type="float">
            <text:p>0,3945621396</text:p>
          </table:table-cell>
          <table:table-cell office:value-type="float" office:value="0.426350049537492" calcext:value-type="float">
            <text:p>0,4263500495</text:p>
          </table:table-cell>
          <table:table-cell office:value-type="float" office:value="6.24580271302129" calcext:value-type="float">
            <text:p>6,245802713</text:p>
          </table:table-cell>
          <table:table-cell office:value-type="float" office:value="11.3376419216055" calcext:value-type="float">
            <text:p>11,3376419216</text:p>
          </table:table-cell>
          <table:table-cell office:value-type="float" office:value="8.45635762281347" calcext:value-type="float">
            <text:p>8,4563576228</text:p>
          </table:table-cell>
          <table:table-cell office:value-type="float" office:value="8.51997030804068" calcext:value-type="float">
            <text:p>8,519970308</text:p>
          </table:table-cell>
          <table:table-cell office:value-type="float" office:value="0.216560961952846" calcext:value-type="float">
            <text:p>0,216560962</text:p>
          </table:table-cell>
          <table:table-cell office:value-type="float" office:value="0.256702695834162" calcext:value-type="float">
            <text:p>0,2567026958</text:p>
          </table:table-cell>
          <table:table-cell office:value-type="float" office:value="0.229977588368748" calcext:value-type="float">
            <text:p>0,2299775884</text:p>
          </table:table-cell>
          <table:table-cell office:value-type="float" office:value="0.235360916537795" calcext:value-type="float">
            <text:p>0,2353609165</text:p>
          </table:table-cell>
          <table:table-cell office:value-type="float" office:value="0.0444255132323633" calcext:value-type="float">
            <text:p>0,0444255132</text:p>
          </table:table-cell>
          <table:table-cell office:value-type="float" office:value="0.0364986060773745" calcext:value-type="float">
            <text:p>0,0364986061</text:p>
          </table:table-cell>
          <table:table-cell office:value-type="float" office:value="0.0324959832154971" calcext:value-type="float">
            <text:p>0,0324959832</text:p>
          </table:table-cell>
          <table:table-cell office:value-type="float" office:value="0.0531604526018237" calcext:value-type="float">
            <text:p>0,0531604526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2661255939707" calcext:value-type="float">
            <text:p>0,3826612559</text:p>
          </table:table-cell>
          <table:table-cell office:value-type="float" office:value="0.462693673063508" calcext:value-type="float">
            <text:p>0,4626936731</text:p>
          </table:table-cell>
          <table:table-cell office:value-type="float" office:value="0.400823746778744" calcext:value-type="float">
            <text:p>0,4008237468</text:p>
          </table:table-cell>
          <table:table-cell office:value-type="float" office:value="0.438402498754738" calcext:value-type="float">
            <text:p>0,4384024988</text:p>
          </table:table-cell>
          <table:table-cell office:value-type="float" office:value="6.621192453063" calcext:value-type="float">
            <text:p>6,6211924531</text:p>
          </table:table-cell>
          <table:table-cell office:value-type="float" office:value="11.7873974853166" calcext:value-type="float">
            <text:p>11,7873974853</text:p>
          </table:table-cell>
          <table:table-cell office:value-type="float" office:value="8.40633160193526" calcext:value-type="float">
            <text:p>8,4063316019</text:p>
          </table:table-cell>
          <table:table-cell office:value-type="float" office:value="8.89565930595175" calcext:value-type="float">
            <text:p>8,895659306</text:p>
          </table:table-cell>
          <table:table-cell office:value-type="float" office:value="0.220023541979516" calcext:value-type="float">
            <text:p>0,220023542</text:p>
          </table:table-cell>
          <table:table-cell office:value-type="float" office:value="0.259524486506986" calcext:value-type="float">
            <text:p>0,2595244865</text:p>
          </table:table-cell>
          <table:table-cell office:value-type="float" office:value="0.230558904814248" calcext:value-type="float">
            <text:p>0,2305589048</text:p>
          </table:table-cell>
          <table:table-cell office:value-type="float" office:value="0.24238019778628" calcext:value-type="float">
            <text:p>0,2423801978</text:p>
          </table:table-cell>
          <table:table-cell office:value-type="float" office:value="0.0433539154725205" calcext:value-type="float">
            <text:p>0,0433539155</text:p>
          </table:table-cell>
          <table:table-cell office:value-type="float" office:value="0.0369198656129112" calcext:value-type="float">
            <text:p>0,0369198656</text:p>
          </table:table-cell>
          <table:table-cell office:value-type="float" office:value="0.0330311233009399" calcext:value-type="float">
            <text:p>0,0330311233</text:p>
          </table:table-cell>
          <table:table-cell office:value-type="float" office:value="0.0515838700315178" calcext:value-type="float">
            <text:p>0,05158387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77297141396931" calcext:value-type="float">
            <text:p>0,3772971414</text:p>
          </table:table-cell>
          <table:table-cell office:value-type="float" office:value="0.452038748907097" calcext:value-type="float">
            <text:p>0,4520387489</text:p>
          </table:table-cell>
          <table:table-cell office:value-type="float" office:value="0.39495664718715" calcext:value-type="float">
            <text:p>0,3949566472</text:p>
          </table:table-cell>
          <table:table-cell office:value-type="float" office:value="0.429588534259459" calcext:value-type="float">
            <text:p>0,4295885343</text:p>
          </table:table-cell>
          <table:table-cell office:value-type="float" office:value="6.57951585676895" calcext:value-type="float">
            <text:p>6,5795158568</text:p>
          </table:table-cell>
          <table:table-cell office:value-type="float" office:value="11.1928488202687" calcext:value-type="float">
            <text:p>11,1928488203</text:p>
          </table:table-cell>
          <table:table-cell office:value-type="float" office:value="8.2294667404925" calcext:value-type="float">
            <text:p>8,2294667405</text:p>
          </table:table-cell>
          <table:table-cell office:value-type="float" office:value="8.71437780730342" calcext:value-type="float">
            <text:p>8,7143778073</text:p>
          </table:table-cell>
          <table:table-cell office:value-type="float" office:value="0.218317439047607" calcext:value-type="float">
            <text:p>0,218317439</text:p>
          </table:table-cell>
          <table:table-cell office:value-type="float" office:value="0.253546956733047" calcext:value-type="float">
            <text:p>0,2535469567</text:p>
          </table:table-cell>
          <table:table-cell office:value-type="float" office:value="0.228423185556807" calcext:value-type="float">
            <text:p>0,2284231856</text:p>
          </table:table-cell>
          <table:table-cell office:value-type="float" office:value="0.23737449989724" calcext:value-type="float">
            <text:p>0,2373744999</text:p>
          </table:table-cell>
          <table:table-cell office:value-type="float" office:value="0.0409947017297618" calcext:value-type="float">
            <text:p>0,0409947017</text:p>
          </table:table-cell>
          <table:table-cell office:value-type="float" office:value="0.0359310456163466" calcext:value-type="float">
            <text:p>0,0359310456</text:p>
          </table:table-cell>
          <table:table-cell office:value-type="float" office:value="0.0323003326469853" calcext:value-type="float">
            <text:p>0,0323003326</text:p>
          </table:table-cell>
          <table:table-cell office:value-type="float" office:value="0.0482329014709129" calcext:value-type="float">
            <text:p>0,0482329015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2137302762646" calcext:value-type="float">
            <text:p>0,3821373028</text:p>
          </table:table-cell>
          <table:table-cell office:value-type="float" office:value="0.462182440786557" calcext:value-type="float">
            <text:p>0,4621824408</text:p>
          </table:table-cell>
          <table:table-cell office:value-type="float" office:value="0.400197357947064" calcext:value-type="float">
            <text:p>0,4001973579</text:p>
          </table:table-cell>
          <table:table-cell office:value-type="float" office:value="0.439925673939075" calcext:value-type="float">
            <text:p>0,4399256739</text:p>
          </table:table-cell>
          <table:table-cell office:value-type="float" office:value="6.60992310312497" calcext:value-type="float">
            <text:p>6,6099231031</text:p>
          </table:table-cell>
          <table:table-cell office:value-type="float" office:value="11.4690717884237" calcext:value-type="float">
            <text:p>11,4690717884</text:p>
          </table:table-cell>
          <table:table-cell office:value-type="float" office:value="8.28594038141609" calcext:value-type="float">
            <text:p>8,2859403814</text:p>
          </table:table-cell>
          <table:table-cell office:value-type="float" office:value="8.97247929831158" calcext:value-type="float">
            <text:p>8,9724792983</text:p>
          </table:table-cell>
          <table:table-cell office:value-type="float" office:value="0.223303372629336" calcext:value-type="float">
            <text:p>0,2233033726</text:p>
          </table:table-cell>
          <table:table-cell office:value-type="float" office:value="0.26481054861984" calcext:value-type="float">
            <text:p>0,2648105486</text:p>
          </table:table-cell>
          <table:table-cell office:value-type="float" office:value="0.23440376614702" calcext:value-type="float">
            <text:p>0,2344037661</text:p>
          </table:table-cell>
          <table:table-cell office:value-type="float" office:value="0.246646455966843" calcext:value-type="float">
            <text:p>0,246646456</text:p>
          </table:table-cell>
          <table:table-cell office:value-type="float" office:value="0.0421615024622612" calcext:value-type="float">
            <text:p>0,0421615025</text:p>
          </table:table-cell>
          <table:table-cell office:value-type="float" office:value="0.0368571266739906" calcext:value-type="float">
            <text:p>0,0368571267</text:p>
          </table:table-cell>
          <table:table-cell office:value-type="float" office:value="0.032790925453902" calcext:value-type="float">
            <text:p>0,0327909255</text:p>
          </table:table-cell>
          <table:table-cell office:value-type="float" office:value="0.0501441881793477" calcext:value-type="float">
            <text:p>0,0501441882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5957334671378" calcext:value-type="float">
            <text:p>0,3759573347</text:p>
          </table:table-cell>
          <table:table-cell office:value-type="float" office:value="0.460915500409321" calcext:value-type="float">
            <text:p>0,4609155004</text:p>
          </table:table-cell>
          <table:table-cell office:value-type="float" office:value="0.398708489766596" calcext:value-type="float">
            <text:p>0,3987084898</text:p>
          </table:table-cell>
          <table:table-cell office:value-type="float" office:value="0.43039835063948" calcext:value-type="float">
            <text:p>0,4303983506</text:p>
          </table:table-cell>
          <table:table-cell office:value-type="float" office:value="6.43841701890826" calcext:value-type="float">
            <text:p>6,4384170189</text:p>
          </table:table-cell>
          <table:table-cell office:value-type="float" office:value="11.7876250771017" calcext:value-type="float">
            <text:p>11,7876250771</text:p>
          </table:table-cell>
          <table:table-cell office:value-type="float" office:value="8.44053079098326" calcext:value-type="float">
            <text:p>8,440530791</text:p>
          </table:table-cell>
          <table:table-cell office:value-type="float" office:value="8.7422882432655" calcext:value-type="float">
            <text:p>8,7422882433</text:p>
          </table:table-cell>
          <table:table-cell office:value-type="float" office:value="0.225667458886097" calcext:value-type="float">
            <text:p>0,2256674589</text:p>
          </table:table-cell>
          <table:table-cell office:value-type="float" office:value="0.270269963667929" calcext:value-type="float">
            <text:p>0,2702699637</text:p>
          </table:table-cell>
          <table:table-cell office:value-type="float" office:value="0.239372659376542" calcext:value-type="float">
            <text:p>0,2393726594</text:p>
          </table:table-cell>
          <table:table-cell office:value-type="float" office:value="0.247793806327096" calcext:value-type="float">
            <text:p>0,2477938063</text:p>
          </table:table-cell>
          <table:table-cell office:value-type="float" office:value="0.0437343581869768" calcext:value-type="float">
            <text:p>0,0437343582</text:p>
          </table:table-cell>
          <table:table-cell office:value-type="float" office:value="0.0362348071742147" calcext:value-type="float">
            <text:p>0,0362348072</text:p>
          </table:table-cell>
          <table:table-cell office:value-type="float" office:value="0.0319986429276546" calcext:value-type="float">
            <text:p>0,0319986429</text:p>
          </table:table-cell>
          <table:table-cell office:value-type="float" office:value="0.0529179591782116" calcext:value-type="float">
            <text:p>0,0529179592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2167374859183" calcext:value-type="float">
            <text:p>0,3821673749</text:p>
          </table:table-cell>
          <table:table-cell office:value-type="float" office:value="0.460183527132128" calcext:value-type="float">
            <text:p>0,4601835271</text:p>
          </table:table-cell>
          <table:table-cell office:value-type="float" office:value="0.400228954551276" calcext:value-type="float">
            <text:p>0,4002289546</text:p>
          </table:table-cell>
          <table:table-cell office:value-type="float" office:value="0.436298079681918" calcext:value-type="float">
            <text:p>0,4362980797</text:p>
          </table:table-cell>
          <table:table-cell office:value-type="float" office:value="6.49997168564662" calcext:value-type="float">
            <text:p>6,4999716856</text:p>
          </table:table-cell>
          <table:table-cell office:value-type="float" office:value="10.8320499222401" calcext:value-type="float">
            <text:p>10,8320499222</text:p>
          </table:table-cell>
          <table:table-cell office:value-type="float" office:value="8.34623633137284" calcext:value-type="float">
            <text:p>8,3462363314</text:p>
          </table:table-cell>
          <table:table-cell office:value-type="float" office:value="8.71085110617392" calcext:value-type="float">
            <text:p>8,7108511062</text:p>
          </table:table-cell>
          <table:table-cell office:value-type="float" office:value="0.225803495414857" calcext:value-type="float">
            <text:p>0,2258034954</text:p>
          </table:table-cell>
          <table:table-cell office:value-type="float" office:value="0.263863781305113" calcext:value-type="float">
            <text:p>0,2638637813</text:p>
          </table:table-cell>
          <table:table-cell office:value-type="float" office:value="0.236730136750604" calcext:value-type="float">
            <text:p>0,2367301368</text:p>
          </table:table-cell>
          <table:table-cell office:value-type="float" office:value="0.246033608668366" calcext:value-type="float">
            <text:p>0,2460336087</text:p>
          </table:table-cell>
          <table:table-cell office:value-type="float" office:value="0.0405045388724581" calcext:value-type="float">
            <text:p>0,0405045389</text:p>
          </table:table-cell>
          <table:table-cell office:value-type="float" office:value="0.0356907061879641" calcext:value-type="float">
            <text:p>0,0356907062</text:p>
          </table:table-cell>
          <table:table-cell office:value-type="float" office:value="0.0314712288368595" calcext:value-type="float">
            <text:p>0,0314712288</text:p>
          </table:table-cell>
          <table:table-cell office:value-type="float" office:value="0.0486293402973453" calcext:value-type="float">
            <text:p>0,0486293403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79887068009063" calcext:value-type="float">
            <text:p>0,379887068</text:p>
          </table:table-cell>
          <table:table-cell office:value-type="float" office:value="0.460273263271547" calcext:value-type="float">
            <text:p>0,4602732633</text:p>
          </table:table-cell>
          <table:table-cell office:value-type="float" office:value="0.397674761831401" calcext:value-type="float">
            <text:p>0,3976747618</text:p>
          </table:table-cell>
          <table:table-cell office:value-type="float" office:value="0.438928619016153" calcext:value-type="float">
            <text:p>0,438928619</text:p>
          </table:table-cell>
          <table:table-cell office:value-type="float" office:value="6.42997897740503" calcext:value-type="float">
            <text:p>6,4299789774</text:p>
          </table:table-cell>
          <table:table-cell office:value-type="float" office:value="10.9570190409383" calcext:value-type="float">
            <text:p>10,9570190409</text:p>
          </table:table-cell>
          <table:table-cell office:value-type="float" office:value="8.03627160472358" calcext:value-type="float">
            <text:p>8,0362716047</text:p>
          </table:table-cell>
          <table:table-cell office:value-type="float" office:value="8.71039013602602" calcext:value-type="float">
            <text:p>8,710390136</text:p>
          </table:table-cell>
          <table:table-cell office:value-type="float" office:value="0.223422151206156" calcext:value-type="float">
            <text:p>0,2234221512</text:p>
          </table:table-cell>
          <table:table-cell office:value-type="float" office:value="0.256907902886577" calcext:value-type="float">
            <text:p>0,2569079029</text:p>
          </table:table-cell>
          <table:table-cell office:value-type="float" office:value="0.234110305937099" calcext:value-type="float">
            <text:p>0,2341103059</text:p>
          </table:table-cell>
          <table:table-cell office:value-type="float" office:value="0.239832964154059" calcext:value-type="float">
            <text:p>0,2398329642</text:p>
          </table:table-cell>
          <table:table-cell office:value-type="float" office:value="0.0411290128274944" calcext:value-type="float">
            <text:p>0,0411290128</text:p>
          </table:table-cell>
          <table:table-cell office:value-type="float" office:value="0.0369429820693424" calcext:value-type="float">
            <text:p>0,0369429821</text:p>
          </table:table-cell>
          <table:table-cell office:value-type="float" office:value="0.0317696220852464" calcext:value-type="float">
            <text:p>0,0317696221</text:p>
          </table:table-cell>
          <table:table-cell office:value-type="float" office:value="0.0502011678016434" calcext:value-type="float">
            <text:p>0,0502011678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75532459885931" calcext:value-type="float">
            <text:p>0,3755324599</text:p>
          </table:table-cell>
          <table:table-cell office:value-type="float" office:value="0.455542934416602" calcext:value-type="float">
            <text:p>0,4555429344</text:p>
          </table:table-cell>
          <table:table-cell office:value-type="float" office:value="0.392719549510812" calcext:value-type="float">
            <text:p>0,3927195495</text:p>
          </table:table-cell>
          <table:table-cell office:value-type="float" office:value="0.435288951973495" calcext:value-type="float">
            <text:p>0,435288952</text:p>
          </table:table-cell>
          <table:table-cell office:value-type="float" office:value="6.3228781954261" calcext:value-type="float">
            <text:p>6,3228781954</text:p>
          </table:table-cell>
          <table:table-cell office:value-type="float" office:value="10.2274471128723" calcext:value-type="float">
            <text:p>10,2274471129</text:p>
          </table:table-cell>
          <table:table-cell office:value-type="float" office:value="7.80710111508089" calcext:value-type="float">
            <text:p>7,8071011151</text:p>
          </table:table-cell>
          <table:table-cell office:value-type="float" office:value="8.71786988635819" calcext:value-type="float">
            <text:p>8,7178698864</text:p>
          </table:table-cell>
          <table:table-cell office:value-type="float" office:value="0.219966147433972" calcext:value-type="float">
            <text:p>0,2199661474</text:p>
          </table:table-cell>
          <table:table-cell office:value-type="float" office:value="0.25653778141508" calcext:value-type="float">
            <text:p>0,2565377814</text:p>
          </table:table-cell>
          <table:table-cell office:value-type="float" office:value="0.23015822612014" calcext:value-type="float">
            <text:p>0,2301582261</text:p>
          </table:table-cell>
          <table:table-cell office:value-type="float" office:value="0.239937715995202" calcext:value-type="float">
            <text:p>0,239937716</text:p>
          </table:table-cell>
          <table:table-cell office:value-type="float" office:value="0.0443118271039123" calcext:value-type="float">
            <text:p>0,0443118271</text:p>
          </table:table-cell>
          <table:table-cell office:value-type="float" office:value="0.0422495197624772" calcext:value-type="float">
            <text:p>0,0422495198</text:p>
          </table:table-cell>
          <table:table-cell office:value-type="float" office:value="0.0354930576291201" calcext:value-type="float">
            <text:p>0,0354930576</text:p>
          </table:table-cell>
          <table:table-cell office:value-type="float" office:value="0.054671701792292" calcext:value-type="float">
            <text:p>0,0546717018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1765022127908" calcext:value-type="float">
            <text:p>0,3717650221</text:p>
          </table:table-cell>
          <table:table-cell office:value-type="float" office:value="0.455957299039819" calcext:value-type="float">
            <text:p>0,455957299</text:p>
          </table:table-cell>
          <table:table-cell office:value-type="float" office:value="0.392825323953742" calcext:value-type="float">
            <text:p>0,392825324</text:p>
          </table:table-cell>
          <table:table-cell office:value-type="float" office:value="0.428755551582744" calcext:value-type="float">
            <text:p>0,4287555516</text:p>
          </table:table-cell>
          <table:table-cell office:value-type="float" office:value="6.1146473468945" calcext:value-type="float">
            <text:p>6,1146473469</text:p>
          </table:table-cell>
          <table:table-cell office:value-type="float" office:value="11.023010141904" calcext:value-type="float">
            <text:p>11,0230101419</text:p>
          </table:table-cell>
          <table:table-cell office:value-type="float" office:value="8.03444266184613" calcext:value-type="float">
            <text:p>8,0344426618</text:p>
          </table:table-cell>
          <table:table-cell office:value-type="float" office:value="8.136961679627" calcext:value-type="float">
            <text:p>8,1369616796</text:p>
          </table:table-cell>
          <table:table-cell office:value-type="float" office:value="0.214883865552347" calcext:value-type="float">
            <text:p>0,2148838656</text:p>
          </table:table-cell>
          <table:table-cell office:value-type="float" office:value="0.250790465048055" calcext:value-type="float">
            <text:p>0,250790465</text:p>
          </table:table-cell>
          <table:table-cell office:value-type="float" office:value="0.22717886425556" calcext:value-type="float">
            <text:p>0,2271788643</text:p>
          </table:table-cell>
          <table:table-cell office:value-type="float" office:value="0.231063337333931" calcext:value-type="float">
            <text:p>0,2310633373</text:p>
          </table:table-cell>
          <table:table-cell office:value-type="float" office:value="0.0435443718279426" calcext:value-type="float">
            <text:p>0,0435443718</text:p>
          </table:table-cell>
          <table:table-cell office:value-type="float" office:value="0.0387768858961032" calcext:value-type="float">
            <text:p>0,0387768859</text:p>
          </table:table-cell>
          <table:table-cell office:value-type="float" office:value="0.0329989107007303" calcext:value-type="float">
            <text:p>0,0329989107</text:p>
          </table:table-cell>
          <table:table-cell office:value-type="float" office:value="0.0536164659827591" calcext:value-type="float">
            <text:p>0,053616466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7626529599787" calcext:value-type="float">
            <text:p>0,3776265296</text:p>
          </table:table-cell>
          <table:table-cell office:value-type="float" office:value="0.455626372423684" calcext:value-type="float">
            <text:p>0,4556263724</text:p>
          </table:table-cell>
          <table:table-cell office:value-type="float" office:value="0.393908731599084" calcext:value-type="float">
            <text:p>0,3939087316</text:p>
          </table:table-cell>
          <table:table-cell office:value-type="float" office:value="0.437171607124652" calcext:value-type="float">
            <text:p>0,4371716071</text:p>
          </table:table-cell>
          <table:table-cell office:value-type="float" office:value="6.52396571163144" calcext:value-type="float">
            <text:p>6,5239657116</text:p>
          </table:table-cell>
          <table:table-cell office:value-type="float" office:value="10.5914568789215" calcext:value-type="float">
            <text:p>10,5914568789</text:p>
          </table:table-cell>
          <table:table-cell office:value-type="float" office:value="7.94907631738167" calcext:value-type="float">
            <text:p>7,9490763174</text:p>
          </table:table-cell>
          <table:table-cell office:value-type="float" office:value="9.28114786885057" calcext:value-type="float">
            <text:p>9,2811478689</text:p>
          </table:table-cell>
          <table:table-cell office:value-type="float" office:value="0.218666306913927" calcext:value-type="float">
            <text:p>0,2186663069</text:p>
          </table:table-cell>
          <table:table-cell office:value-type="float" office:value="0.253836105525831" calcext:value-type="float">
            <text:p>0,2538361055</text:p>
          </table:table-cell>
          <table:table-cell office:value-type="float" office:value="0.228523282596628" calcext:value-type="float">
            <text:p>0,2285232826</text:p>
          </table:table-cell>
          <table:table-cell office:value-type="float" office:value="0.237777348957649" calcext:value-type="float">
            <text:p>0,237777349</text:p>
          </table:table-cell>
          <table:table-cell office:value-type="float" office:value="0.0414008018612781" calcext:value-type="float">
            <text:p>0,0414008019</text:p>
          </table:table-cell>
          <table:table-cell office:value-type="float" office:value="0.0385793185976321" calcext:value-type="float">
            <text:p>0,0385793186</text:p>
          </table:table-cell>
          <table:table-cell office:value-type="float" office:value="0.0316332221059955" calcext:value-type="float">
            <text:p>0,0316332221</text:p>
          </table:table-cell>
          <table:table-cell office:value-type="float" office:value="0.0524660347505666" calcext:value-type="float">
            <text:p>0,0524660348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4521399235056" calcext:value-type="float">
            <text:p>0,3745213992</text:p>
          </table:table-cell>
          <table:table-cell office:value-type="float" office:value="0.450046763170426" calcext:value-type="float">
            <text:p>0,4500467632</text:p>
          </table:table-cell>
          <table:table-cell office:value-type="float" office:value="0.391042260305516" calcext:value-type="float">
            <text:p>0,3910422603</text:p>
          </table:table-cell>
          <table:table-cell office:value-type="float" office:value="0.429189874869534" calcext:value-type="float">
            <text:p>0,4291898749</text:p>
          </table:table-cell>
          <table:table-cell office:value-type="float" office:value="6.56193492941079" calcext:value-type="float">
            <text:p>6,5619349294</text:p>
          </table:table-cell>
          <table:table-cell office:value-type="float" office:value="11.8982112184372" calcext:value-type="float">
            <text:p>11,8982112184</text:p>
          </table:table-cell>
          <table:table-cell office:value-type="float" office:value="8.02579680633867" calcext:value-type="float">
            <text:p>8,0257968063</text:p>
          </table:table-cell>
          <table:table-cell office:value-type="float" office:value="9.24181489317327" calcext:value-type="float">
            <text:p>9,2418148932</text:p>
          </table:table-cell>
          <table:table-cell office:value-type="float" office:value="0.219921341562273" calcext:value-type="float">
            <text:p>0,2199213416</text:p>
          </table:table-cell>
          <table:table-cell office:value-type="float" office:value="0.25387714285052" calcext:value-type="float">
            <text:p>0,2538771429</text:p>
          </table:table-cell>
          <table:table-cell office:value-type="float" office:value="0.229489591435772" calcext:value-type="float">
            <text:p>0,2294895914</text:p>
          </table:table-cell>
          <table:table-cell office:value-type="float" office:value="0.238275565109589" calcext:value-type="float">
            <text:p>0,2382755651</text:p>
          </table:table-cell>
          <table:table-cell office:value-type="float" office:value="0.0407694397378464" calcext:value-type="float">
            <text:p>0,0407694397</text:p>
          </table:table-cell>
          <table:table-cell office:value-type="float" office:value="0.039064196481055" calcext:value-type="float">
            <text:p>0,0390641965</text:p>
          </table:table-cell>
          <table:table-cell office:value-type="float" office:value="0.0315713484819971" calcext:value-type="float">
            <text:p>0,0315713485</text:p>
          </table:table-cell>
          <table:table-cell office:value-type="float" office:value="0.052131551122041" calcext:value-type="float">
            <text:p>0,0521315511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8712560878071" calcext:value-type="float">
            <text:p>0,3787125609</text:p>
          </table:table-cell>
          <table:table-cell office:value-type="float" office:value="0.456313431764505" calcext:value-type="float">
            <text:p>0,4563134318</text:p>
          </table:table-cell>
          <table:table-cell office:value-type="float" office:value="0.392987849396735" calcext:value-type="float">
            <text:p>0,3929878494</text:p>
          </table:table-cell>
          <table:table-cell office:value-type="float" office:value="0.436329588512266" calcext:value-type="float">
            <text:p>0,4363295885</text:p>
          </table:table-cell>
          <table:table-cell office:value-type="float" office:value="7.35233926348464" calcext:value-type="float">
            <text:p>7,3523392635</text:p>
          </table:table-cell>
          <table:table-cell office:value-type="float" office:value="11.9522053351576" calcext:value-type="float">
            <text:p>11,9522053352</text:p>
          </table:table-cell>
          <table:table-cell office:value-type="float" office:value="8.60282663902647" calcext:value-type="float">
            <text:p>8,602826639</text:p>
          </table:table-cell>
          <table:table-cell office:value-type="float" office:value="9.73495771977071" calcext:value-type="float">
            <text:p>9,7349577198</text:p>
          </table:table-cell>
          <table:table-cell office:value-type="float" office:value="0.218720444720056" calcext:value-type="float">
            <text:p>0,2187204447</text:p>
          </table:table-cell>
          <table:table-cell office:value-type="float" office:value="0.253935651884057" calcext:value-type="float">
            <text:p>0,2539356519</text:p>
          </table:table-cell>
          <table:table-cell office:value-type="float" office:value="0.22801170255707" calcext:value-type="float">
            <text:p>0,2280117026</text:p>
          </table:table-cell>
          <table:table-cell office:value-type="float" office:value="0.23865991859569" calcext:value-type="float">
            <text:p>0,2386599186</text:p>
          </table:table-cell>
          <table:table-cell office:value-type="float" office:value="0.0406862086975144" calcext:value-type="float">
            <text:p>0,0406862087</text:p>
          </table:table-cell>
          <table:table-cell office:value-type="float" office:value="0.0380592365302184" calcext:value-type="float">
            <text:p>0,0380592365</text:p>
          </table:table-cell>
          <table:table-cell office:value-type="float" office:value="0.0307675720630741" calcext:value-type="float">
            <text:p>0,0307675721</text:p>
          </table:table-cell>
          <table:table-cell office:value-type="float" office:value="0.0522626840105069" calcext:value-type="float">
            <text:p>0,052262684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742704365298" calcext:value-type="float">
            <text:p>0,3774270437</text:p>
          </table:table-cell>
          <table:table-cell office:value-type="float" office:value="0.463325468445599" calcext:value-type="float">
            <text:p>0,4633254684</text:p>
          </table:table-cell>
          <table:table-cell office:value-type="float" office:value="0.395972489099492" calcext:value-type="float">
            <text:p>0,3959724891</text:p>
          </table:table-cell>
          <table:table-cell office:value-type="float" office:value="0.436711390858611" calcext:value-type="float">
            <text:p>0,4367113909</text:p>
          </table:table-cell>
          <table:table-cell office:value-type="float" office:value="6.63448842794134" calcext:value-type="float">
            <text:p>6,6344884279</text:p>
          </table:table-cell>
          <table:table-cell office:value-type="float" office:value="12.5102478682791" calcext:value-type="float">
            <text:p>12,5102478683</text:p>
          </table:table-cell>
          <table:table-cell office:value-type="float" office:value="8.30567666710704" calcext:value-type="float">
            <text:p>8,3056766671</text:p>
          </table:table-cell>
          <table:table-cell office:value-type="float" office:value="8.97112289437975" calcext:value-type="float">
            <text:p>8,9711228944</text:p>
          </table:table-cell>
          <table:table-cell office:value-type="float" office:value="0.219334942265762" calcext:value-type="float">
            <text:p>0,2193349423</text:p>
          </table:table-cell>
          <table:table-cell office:value-type="float" office:value="0.25428300875733" calcext:value-type="float">
            <text:p>0,2542830088</text:p>
          </table:table-cell>
          <table:table-cell office:value-type="float" office:value="0.231197359293927" calcext:value-type="float">
            <text:p>0,2311973593</text:p>
          </table:table-cell>
          <table:table-cell office:value-type="float" office:value="0.234996395983193" calcext:value-type="float">
            <text:p>0,234996396</text:p>
          </table:table-cell>
          <table:table-cell office:value-type="float" office:value="0.0420034811346263" calcext:value-type="float">
            <text:p>0,0420034811</text:p>
          </table:table-cell>
          <table:table-cell office:value-type="float" office:value="0.0373162387352404" calcext:value-type="float">
            <text:p>0,0373162387</text:p>
          </table:table-cell>
          <table:table-cell office:value-type="float" office:value="0.031298306382832" calcext:value-type="float">
            <text:p>0,0312983064</text:p>
          </table:table-cell>
          <table:table-cell office:value-type="float" office:value="0.0526869544552046" calcext:value-type="float">
            <text:p>0,0526869545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5994475068032" calcext:value-type="float">
            <text:p>0,3759944751</text:p>
          </table:table-cell>
          <table:table-cell office:value-type="float" office:value="0.455620647380596" calcext:value-type="float">
            <text:p>0,4556206474</text:p>
          </table:table-cell>
          <table:table-cell office:value-type="float" office:value="0.388663907614147" calcext:value-type="float">
            <text:p>0,3886639076</text:p>
          </table:table-cell>
          <table:table-cell office:value-type="float" office:value="0.440067203062087" calcext:value-type="float">
            <text:p>0,4400672031</text:p>
          </table:table-cell>
          <table:table-cell office:value-type="float" office:value="6.49870827054519" calcext:value-type="float">
            <text:p>6,4987082705</text:p>
          </table:table-cell>
          <table:table-cell office:value-type="float" office:value="11.163836931945" calcext:value-type="float">
            <text:p>11,1638369319</text:p>
          </table:table-cell>
          <table:table-cell office:value-type="float" office:value="7.64618306536898" calcext:value-type="float">
            <text:p>7,6461830654</text:p>
          </table:table-cell>
          <table:table-cell office:value-type="float" office:value="9.09814013302217" calcext:value-type="float">
            <text:p>9,098140133</text:p>
          </table:table-cell>
          <table:table-cell office:value-type="float" office:value="0.216304396770586" calcext:value-type="float">
            <text:p>0,2163043968</text:p>
          </table:table-cell>
          <table:table-cell office:value-type="float" office:value="0.24219988027471" calcext:value-type="float">
            <text:p>0,2421998803</text:p>
          </table:table-cell>
          <table:table-cell office:value-type="float" office:value="0.225607233095511" calcext:value-type="float">
            <text:p>0,2256072331</text:p>
          </table:table-cell>
          <table:table-cell office:value-type="float" office:value="0.227209603012203" calcext:value-type="float">
            <text:p>0,227209603</text:p>
          </table:table-cell>
          <table:table-cell office:value-type="float" office:value="0.0413313724730142" calcext:value-type="float">
            <text:p>0,0413313725</text:p>
          </table:table-cell>
          <table:table-cell office:value-type="float" office:value="0.0394914231496492" calcext:value-type="float">
            <text:p>0,0394914231</text:p>
          </table:table-cell>
          <table:table-cell office:value-type="float" office:value="0.03131645419941" calcext:value-type="float">
            <text:p>0,0313164542</text:p>
          </table:table-cell>
          <table:table-cell office:value-type="float" office:value="0.0540174970274957" calcext:value-type="float">
            <text:p>0,054017497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7719781918461" calcext:value-type="float">
            <text:p>0,3777197819</text:p>
          </table:table-cell>
          <table:table-cell office:value-type="float" office:value="0.457244116229102" calcext:value-type="float">
            <text:p>0,4572441162</text:p>
          </table:table-cell>
          <table:table-cell office:value-type="float" office:value="0.391296875851698" calcext:value-type="float">
            <text:p>0,3912968759</text:p>
          </table:table-cell>
          <table:table-cell office:value-type="float" office:value="0.441289902241616" calcext:value-type="float">
            <text:p>0,4412899022</text:p>
          </table:table-cell>
          <table:table-cell office:value-type="float" office:value="6.82687671261217" calcext:value-type="float">
            <text:p>6,8268767126</text:p>
          </table:table-cell>
          <table:table-cell office:value-type="float" office:value="11.1432465316141" calcext:value-type="float">
            <text:p>11,1432465316</text:p>
          </table:table-cell>
          <table:table-cell office:value-type="float" office:value="8.34616328495204" calcext:value-type="float">
            <text:p>8,346163285</text:p>
          </table:table-cell>
          <table:table-cell office:value-type="float" office:value="9.5667356484158" calcext:value-type="float">
            <text:p>9,5667356484</text:p>
          </table:table-cell>
          <table:table-cell office:value-type="float" office:value="0.219767407706716" calcext:value-type="float">
            <text:p>0,2197674077</text:p>
          </table:table-cell>
          <table:table-cell office:value-type="float" office:value="0.254059215118562" calcext:value-type="float">
            <text:p>0,2540592151</text:p>
          </table:table-cell>
          <table:table-cell office:value-type="float" office:value="0.229090018191783" calcext:value-type="float">
            <text:p>0,2290900182</text:p>
          </table:table-cell>
          <table:table-cell office:value-type="float" office:value="0.238508588649311" calcext:value-type="float">
            <text:p>0,2385085886</text:p>
          </table:table-cell>
          <table:table-cell office:value-type="float" office:value="0.0401118832549743" calcext:value-type="float">
            <text:p>0,0401118833</text:p>
          </table:table-cell>
          <table:table-cell office:value-type="float" office:value="0.0389204380619206" calcext:value-type="float">
            <text:p>0,0389204381</text:p>
          </table:table-cell>
          <table:table-cell office:value-type="float" office:value="0.0316638293912252" calcext:value-type="float">
            <text:p>0,0316638294</text:p>
          </table:table-cell>
          <table:table-cell office:value-type="float" office:value="0.0511849454773499" calcext:value-type="float">
            <text:p>0,0511849455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6867194327311" calcext:value-type="float">
            <text:p>0,3768671943</text:p>
          </table:table-cell>
          <table:table-cell office:value-type="float" office:value="0.45713104071418" calcext:value-type="float">
            <text:p>0,4571310407</text:p>
          </table:table-cell>
          <table:table-cell office:value-type="float" office:value="0.39059173259569" calcext:value-type="float">
            <text:p>0,3905917326</text:p>
          </table:table-cell>
          <table:table-cell office:value-type="float" office:value="0.440837658006804" calcext:value-type="float">
            <text:p>0,440837658</text:p>
          </table:table-cell>
          <table:table-cell office:value-type="float" office:value="6.5850670298901" calcext:value-type="float">
            <text:p>6,5850670299</text:p>
          </table:table-cell>
          <table:table-cell office:value-type="float" office:value="10.9316335004415" calcext:value-type="float">
            <text:p>10,9316335004</text:p>
          </table:table-cell>
          <table:table-cell office:value-type="float" office:value="7.90808668982818" calcext:value-type="float">
            <text:p>7,9080866898</text:p>
          </table:table-cell>
          <table:table-cell office:value-type="float" office:value="8.91342648166001" calcext:value-type="float">
            <text:p>8,9134264817</text:p>
          </table:table-cell>
          <table:table-cell office:value-type="float" office:value="0.218618931848589" calcext:value-type="float">
            <text:p>0,2186189318</text:p>
          </table:table-cell>
          <table:table-cell office:value-type="float" office:value="0.251132029656128" calcext:value-type="float">
            <text:p>0,2511320297</text:p>
          </table:table-cell>
          <table:table-cell office:value-type="float" office:value="0.227151132996746" calcext:value-type="float">
            <text:p>0,227151133</text:p>
          </table:table-cell>
          <table:table-cell office:value-type="float" office:value="0.236923981665535" calcext:value-type="float">
            <text:p>0,2369239817</text:p>
          </table:table-cell>
          <table:table-cell office:value-type="float" office:value="0.0397841241506978" calcext:value-type="float">
            <text:p>0,0397841242</text:p>
          </table:table-cell>
          <table:table-cell office:value-type="float" office:value="0.0388397301851599" calcext:value-type="float">
            <text:p>0,0388397302</text:p>
          </table:table-cell>
          <table:table-cell office:value-type="float" office:value="0.0316469193052416" calcext:value-type="float">
            <text:p>0,0316469193</text:p>
          </table:table-cell>
          <table:table-cell office:value-type="float" office:value="0.0506911173363039" calcext:value-type="float">
            <text:p>0,0506911173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5684850344138" calcext:value-type="float">
            <text:p>0,3756848503</text:p>
          </table:table-cell>
          <table:table-cell office:value-type="float" office:value="0.45981789435914" calcext:value-type="float">
            <text:p>0,4598178944</text:p>
          </table:table-cell>
          <table:table-cell office:value-type="float" office:value="0.392726000906235" calcext:value-type="float">
            <text:p>0,3927260009</text:p>
          </table:table-cell>
          <table:table-cell office:value-type="float" office:value="0.436895314309017" calcext:value-type="float">
            <text:p>0,4368953143</text:p>
          </table:table-cell>
          <table:table-cell office:value-type="float" office:value="6.64983206794394" calcext:value-type="float">
            <text:p>6,6498320679</text:p>
          </table:table-cell>
          <table:table-cell office:value-type="float" office:value="11.2277676612995" calcext:value-type="float">
            <text:p>11,2277676613</text:p>
          </table:table-cell>
          <table:table-cell office:value-type="float" office:value="8.25765683020794" calcext:value-type="float">
            <text:p>8,2576568302</text:p>
          </table:table-cell>
          <table:table-cell office:value-type="float" office:value="8.75769735270499" calcext:value-type="float">
            <text:p>8,7576973527</text:p>
          </table:table-cell>
          <table:table-cell office:value-type="float" office:value="0.220682081708633" calcext:value-type="float">
            <text:p>0,2206820817</text:p>
          </table:table-cell>
          <table:table-cell office:value-type="float" office:value="0.25437453241796" calcext:value-type="float">
            <text:p>0,2543745324</text:p>
          </table:table-cell>
          <table:table-cell office:value-type="float" office:value="0.231036579158999" calcext:value-type="float">
            <text:p>0,2310365792</text:p>
          </table:table-cell>
          <table:table-cell office:value-type="float" office:value="0.237273832868654" calcext:value-type="float">
            <text:p>0,2372738329</text:p>
          </table:table-cell>
          <table:table-cell office:value-type="float" office:value="0.0407696351682208" calcext:value-type="float">
            <text:p>0,0407696352</text:p>
          </table:table-cell>
          <table:table-cell office:value-type="float" office:value="0.0407733278793189" calcext:value-type="float">
            <text:p>0,0407733279</text:p>
          </table:table-cell>
          <table:table-cell office:value-type="float" office:value="0.032224604660212" calcext:value-type="float">
            <text:p>0,0322246047</text:p>
          </table:table-cell>
          <table:table-cell office:value-type="float" office:value="0.0530147270273973" calcext:value-type="float">
            <text:p>0,053014727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0484251606791" calcext:value-type="float">
            <text:p>0,3804842516</text:p>
          </table:table-cell>
          <table:table-cell office:value-type="float" office:value="0.46023544742132" calcext:value-type="float">
            <text:p>0,4602354474</text:p>
          </table:table-cell>
          <table:table-cell office:value-type="float" office:value="0.392889467356802" calcext:value-type="float">
            <text:p>0,3928894674</text:p>
          </table:table-cell>
          <table:table-cell office:value-type="float" office:value="0.443359818448484" calcext:value-type="float">
            <text:p>0,4433598184</text:p>
          </table:table-cell>
          <table:table-cell office:value-type="float" office:value="7.07005707453286" calcext:value-type="float">
            <text:p>7,0700570745</text:p>
          </table:table-cell>
          <table:table-cell office:value-type="float" office:value="10.9742300019914" calcext:value-type="float">
            <text:p>10,974230002</text:p>
          </table:table-cell>
          <table:table-cell office:value-type="float" office:value="8.14559957662714" calcext:value-type="float">
            <text:p>8,1455995766</text:p>
          </table:table-cell>
          <table:table-cell office:value-type="float" office:value="9.64235912023635" calcext:value-type="float">
            <text:p>9,6423591202</text:p>
          </table:table-cell>
          <table:table-cell office:value-type="float" office:value="0.219168335253202" calcext:value-type="float">
            <text:p>0,2191683353</text:p>
          </table:table-cell>
          <table:table-cell office:value-type="float" office:value="0.252059717956316" calcext:value-type="float">
            <text:p>0,252059718</text:p>
          </table:table-cell>
          <table:table-cell office:value-type="float" office:value="0.227393621109887" calcext:value-type="float">
            <text:p>0,2273936211</text:p>
          </table:table-cell>
          <table:table-cell office:value-type="float" office:value="0.238399607381665" calcext:value-type="float">
            <text:p>0,2383996074</text:p>
          </table:table-cell>
          <table:table-cell office:value-type="float" office:value="0.0397056174103086" calcext:value-type="float">
            <text:p>0,0397056174</text:p>
          </table:table-cell>
          <table:table-cell office:value-type="float" office:value="0.0386145856729012" calcext:value-type="float">
            <text:p>0,0386145857</text:p>
          </table:table-cell>
          <table:table-cell office:value-type="float" office:value="0.0304810453660791" calcext:value-type="float">
            <text:p>0,0304810454</text:p>
          </table:table-cell>
          <table:table-cell office:value-type="float" office:value="0.0519911362908339" calcext:value-type="float">
            <text:p>0,0519911363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9813015169669" calcext:value-type="float">
            <text:p>0,3798130152</text:p>
          </table:table-cell>
          <table:table-cell office:value-type="float" office:value="0.461903394898678" calcext:value-type="float">
            <text:p>0,4619033949</text:p>
          </table:table-cell>
          <table:table-cell office:value-type="float" office:value="0.39360541782602" calcext:value-type="float">
            <text:p>0,3936054178</text:p>
          </table:table-cell>
          <table:table-cell office:value-type="float" office:value="0.443409518877497" calcext:value-type="float">
            <text:p>0,4434095189</text:p>
          </table:table-cell>
          <table:table-cell office:value-type="float" office:value="6.79511707103971" calcext:value-type="float">
            <text:p>6,795117071</text:p>
          </table:table-cell>
          <table:table-cell office:value-type="float" office:value="11.2088416179987" calcext:value-type="float">
            <text:p>11,208841618</text:p>
          </table:table-cell>
          <table:table-cell office:value-type="float" office:value="8.06272309898197" calcext:value-type="float">
            <text:p>8,062723099</text:p>
          </table:table-cell>
          <table:table-cell office:value-type="float" office:value="9.45739361847485" calcext:value-type="float">
            <text:p>9,4573936185</text:p>
          </table:table-cell>
          <table:table-cell office:value-type="float" office:value="0.237943700900779" calcext:value-type="float">
            <text:p>0,2379437009</text:p>
          </table:table-cell>
          <table:table-cell office:value-type="float" office:value="0.283789630234808" calcext:value-type="float">
            <text:p>0,2837896302</text:p>
          </table:table-cell>
          <table:table-cell office:value-type="float" office:value="0.246856176968176" calcext:value-type="float">
            <text:p>0,246856177</text:p>
          </table:table-cell>
          <table:table-cell office:value-type="float" office:value="0.268442139795289" calcext:value-type="float">
            <text:p>0,2684421398</text:p>
          </table:table-cell>
          <table:table-cell office:value-type="float" office:value="0.0422139917319078" calcext:value-type="float">
            <text:p>0,0422139917</text:p>
          </table:table-cell>
          <table:table-cell office:value-type="float" office:value="0.0395947502953749" calcext:value-type="float">
            <text:p>0,0395947503</text:p>
          </table:table-cell>
          <table:table-cell office:value-type="float" office:value="0.0325873536691302" calcext:value-type="float">
            <text:p>0,0325873537</text:p>
          </table:table-cell>
          <table:table-cell office:value-type="float" office:value="0.0536189524403481" calcext:value-type="float">
            <text:p>0,0536189524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9339037230037" calcext:value-type="float">
            <text:p>0,3793390372</text:p>
          </table:table-cell>
          <table:table-cell office:value-type="float" office:value="0.461842720672837" calcext:value-type="float">
            <text:p>0,4618427207</text:p>
          </table:table-cell>
          <table:table-cell office:value-type="float" office:value="0.392896683193448" calcext:value-type="float">
            <text:p>0,3928966832</text:p>
          </table:table-cell>
          <table:table-cell office:value-type="float" office:value="0.445680278497986" calcext:value-type="float">
            <text:p>0,4456802785</text:p>
          </table:table-cell>
          <table:table-cell office:value-type="float" office:value="6.59592297737927" calcext:value-type="float">
            <text:p>6,5959229774</text:p>
          </table:table-cell>
          <table:table-cell office:value-type="float" office:value="11.0581658231059" calcext:value-type="float">
            <text:p>11,0581658231</text:p>
          </table:table-cell>
          <table:table-cell office:value-type="float" office:value="7.84653220731352" calcext:value-type="float">
            <text:p>7,8465322073</text:p>
          </table:table-cell>
          <table:table-cell office:value-type="float" office:value="9.57429218827179" calcext:value-type="float">
            <text:p>9,5742921883</text:p>
          </table:table-cell>
          <table:table-cell office:value-type="float" office:value="0.230170590809955" calcext:value-type="float">
            <text:p>0,2301705908</text:p>
          </table:table-cell>
          <table:table-cell office:value-type="float" office:value="0.268487471155248" calcext:value-type="float">
            <text:p>0,2684874712</text:p>
          </table:table-cell>
          <table:table-cell office:value-type="float" office:value="0.238768007659535" calcext:value-type="float">
            <text:p>0,2387680077</text:p>
          </table:table-cell>
          <table:table-cell office:value-type="float" office:value="0.253952760882003" calcext:value-type="float">
            <text:p>0,2539527609</text:p>
          </table:table-cell>
          <table:table-cell office:value-type="float" office:value="0.0393742754700464" calcext:value-type="float">
            <text:p>0,0393742755</text:p>
          </table:table-cell>
          <table:table-cell office:value-type="float" office:value="0.0396812691458239" calcext:value-type="float">
            <text:p>0,0396812691</text:p>
          </table:table-cell>
          <table:table-cell office:value-type="float" office:value="0.0319898194887833" calcext:value-type="float">
            <text:p>0,0319898195</text:p>
          </table:table-cell>
          <table:table-cell office:value-type="float" office:value="0.0503644259759782" calcext:value-type="float">
            <text:p>0,050364426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7149000107599" calcext:value-type="float">
            <text:p>0,3771490001</text:p>
          </table:table-cell>
          <table:table-cell office:value-type="float" office:value="0.467085978115471" calcext:value-type="float">
            <text:p>0,4670859781</text:p>
          </table:table-cell>
          <table:table-cell office:value-type="float" office:value="0.394913046348418" calcext:value-type="float">
            <text:p>0,3949130463</text:p>
          </table:table-cell>
          <table:table-cell office:value-type="float" office:value="0.443759159553693" calcext:value-type="float">
            <text:p>0,4437591596</text:p>
          </table:table-cell>
          <table:table-cell office:value-type="float" office:value="6.52259533913558" calcext:value-type="float">
            <text:p>6,5225953391</text:p>
          </table:table-cell>
          <table:table-cell office:value-type="float" office:value="11.6952657034949" calcext:value-type="float">
            <text:p>11,6952657035</text:p>
          </table:table-cell>
          <table:table-cell office:value-type="float" office:value="8.03153137474697" calcext:value-type="float">
            <text:p>8,0315313747</text:p>
          </table:table-cell>
          <table:table-cell office:value-type="float" office:value="9.4523185431744" calcext:value-type="float">
            <text:p>9,4523185432</text:p>
          </table:table-cell>
          <table:table-cell office:value-type="float" office:value="0.231624759175006" calcext:value-type="float">
            <text:p>0,2316247592</text:p>
          </table:table-cell>
          <table:table-cell office:value-type="float" office:value="0.274181867046912" calcext:value-type="float">
            <text:p>0,274181867</text:p>
          </table:table-cell>
          <table:table-cell office:value-type="float" office:value="0.242867230386859" calcext:value-type="float">
            <text:p>0,2428672304</text:p>
          </table:table-cell>
          <table:table-cell office:value-type="float" office:value="0.255062665850584" calcext:value-type="float">
            <text:p>0,2550626659</text:p>
          </table:table-cell>
          <table:table-cell office:value-type="float" office:value="0.0401742775180705" calcext:value-type="float">
            <text:p>0,0401742775</text:p>
          </table:table-cell>
          <table:table-cell office:value-type="float" office:value="0.0389817264382006" calcext:value-type="float">
            <text:p>0,0389817264</text:p>
          </table:table-cell>
          <table:table-cell office:value-type="float" office:value="0.0311391780492467" calcext:value-type="float">
            <text:p>0,031139178</text:p>
          </table:table-cell>
          <table:table-cell office:value-type="float" office:value="0.0520388156661722" calcext:value-type="float">
            <text:p>0,0520388157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0971236740486" calcext:value-type="float">
            <text:p>0,3809712367</text:p>
          </table:table-cell>
          <table:table-cell office:value-type="float" office:value="0.46410142511899" calcext:value-type="float">
            <text:p>0,4641014251</text:p>
          </table:table-cell>
          <table:table-cell office:value-type="float" office:value="0.393807492714429" calcext:value-type="float">
            <text:p>0,3938074927</text:p>
          </table:table-cell>
          <table:table-cell office:value-type="float" office:value="0.448387368500442" calcext:value-type="float">
            <text:p>0,4483873685</text:p>
          </table:table-cell>
          <table:table-cell office:value-type="float" office:value="6.71733320210221" calcext:value-type="float">
            <text:p>6,7173332021</text:p>
          </table:table-cell>
          <table:table-cell office:value-type="float" office:value="10.724462672699" calcext:value-type="float">
            <text:p>10,7244626727</text:p>
          </table:table-cell>
          <table:table-cell office:value-type="float" office:value="7.87998923444795" calcext:value-type="float">
            <text:p>7,8799892344</text:p>
          </table:table-cell>
          <table:table-cell office:value-type="float" office:value="9.37493644919357" calcext:value-type="float">
            <text:p>9,3749364492</text:p>
          </table:table-cell>
          <table:table-cell office:value-type="float" office:value="0.231995436667848" calcext:value-type="float">
            <text:p>0,2319954367</text:p>
          </table:table-cell>
          <table:table-cell office:value-type="float" office:value="0.268255511295533" calcext:value-type="float">
            <text:p>0,2682555113</text:p>
          </table:table-cell>
          <table:table-cell office:value-type="float" office:value="0.240400625605059" calcext:value-type="float">
            <text:p>0,2404006256</text:p>
          </table:table-cell>
          <table:table-cell office:value-type="float" office:value="0.253968767726362" calcext:value-type="float">
            <text:p>0,2539687677</text:p>
          </table:table-cell>
          <table:table-cell office:value-type="float" office:value="0.0388058361915094" calcext:value-type="float">
            <text:p>0,0388058362</text:p>
          </table:table-cell>
          <table:table-cell office:value-type="float" office:value="0.0388377682314756" calcext:value-type="float">
            <text:p>0,0388377682</text:p>
          </table:table-cell>
          <table:table-cell office:value-type="float" office:value="0.0307975800278872" calcext:value-type="float">
            <text:p>0,03079758</text:p>
          </table:table-cell>
          <table:table-cell office:value-type="float" office:value="0.0505734046118642" calcext:value-type="float">
            <text:p>0,0505734046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4021351093431" calcext:value-type="float">
            <text:p>0,3840213511</text:p>
          </table:table-cell>
          <table:table-cell office:value-type="float" office:value="0.466185261282322" calcext:value-type="float">
            <text:p>0,4661852613</text:p>
          </table:table-cell>
          <table:table-cell office:value-type="float" office:value="0.394607225727625" calcext:value-type="float">
            <text:p>0,3946072257</text:p>
          </table:table-cell>
          <table:table-cell office:value-type="float" office:value="0.45244037092396" calcext:value-type="float">
            <text:p>0,4524403709</text:p>
          </table:table-cell>
          <table:table-cell office:value-type="float" office:value="7.05078202822731" calcext:value-type="float">
            <text:p>7,0507820282</text:p>
          </table:table-cell>
          <table:table-cell office:value-type="float" office:value="11.0297413430552" calcext:value-type="float">
            <text:p>11,0297413431</text:p>
          </table:table-cell>
          <table:table-cell office:value-type="float" office:value="8.29600858670945" calcext:value-type="float">
            <text:p>8,2960085867</text:p>
          </table:table-cell>
          <table:table-cell office:value-type="float" office:value="9.70647677006946" calcext:value-type="float">
            <text:p>9,7064767701</text:p>
          </table:table-cell>
          <table:table-cell office:value-type="float" office:value="0.234800664488431" calcext:value-type="float">
            <text:p>0,2348006645</text:p>
          </table:table-cell>
          <table:table-cell office:value-type="float" office:value="0.273210287399645" calcext:value-type="float">
            <text:p>0,2732102874</text:p>
          </table:table-cell>
          <table:table-cell office:value-type="float" office:value="0.242983362501211" calcext:value-type="float">
            <text:p>0,2429833625</text:p>
          </table:table-cell>
          <table:table-cell office:value-type="float" office:value="0.259165472001247" calcext:value-type="float">
            <text:p>0,259165472</text:p>
          </table:table-cell>
          <table:table-cell office:value-type="float" office:value="0.0353165429178965" calcext:value-type="float">
            <text:p>0,0353165429</text:p>
          </table:table-cell>
          <table:table-cell office:value-type="float" office:value="0.0368539748211706" calcext:value-type="float">
            <text:p>0,0368539748</text:p>
          </table:table-cell>
          <table:table-cell office:value-type="float" office:value="0.0288856768173866" calcext:value-type="float">
            <text:p>0,0288856768</text:p>
          </table:table-cell>
          <table:table-cell office:value-type="float" office:value="0.0462536034771301" calcext:value-type="float">
            <text:p>0,0462536035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1689444123179" calcext:value-type="float">
            <text:p>0,3816894441</text:p>
          </table:table-cell>
          <table:table-cell office:value-type="float" office:value="0.466371512249928" calcext:value-type="float">
            <text:p>0,4663715122</text:p>
          </table:table-cell>
          <table:table-cell office:value-type="float" office:value="0.394070507032611" calcext:value-type="float">
            <text:p>0,394070507</text:p>
          </table:table-cell>
          <table:table-cell office:value-type="float" office:value="0.451340005544722" calcext:value-type="float">
            <text:p>0,4513400055</text:p>
          </table:table-cell>
          <table:table-cell office:value-type="float" office:value="6.58965440165679" calcext:value-type="float">
            <text:p>6,5896544017</text:p>
          </table:table-cell>
          <table:table-cell office:value-type="float" office:value="10.2919654837119" calcext:value-type="float">
            <text:p>10,2919654837</text:p>
          </table:table-cell>
          <table:table-cell office:value-type="float" office:value="7.8479475142808" calcext:value-type="float">
            <text:p>7,8479475143</text:p>
          </table:table-cell>
          <table:table-cell office:value-type="float" office:value="9.03113386068103" calcext:value-type="float">
            <text:p>9,0311338607</text:p>
          </table:table-cell>
          <table:table-cell office:value-type="float" office:value="0.237489708989496" calcext:value-type="float">
            <text:p>0,237489709</text:p>
          </table:table-cell>
          <table:table-cell office:value-type="float" office:value="0.27479466933649" calcext:value-type="float">
            <text:p>0,2747946693</text:p>
          </table:table-cell>
          <table:table-cell office:value-type="float" office:value="0.246313671143825" calcext:value-type="float">
            <text:p>0,2463136711</text:p>
          </table:table-cell>
          <table:table-cell office:value-type="float" office:value="0.259634784404356" calcext:value-type="float">
            <text:p>0,2596347844</text:p>
          </table:table-cell>
          <table:table-cell office:value-type="float" office:value="0.0382720451078941" calcext:value-type="float">
            <text:p>0,0382720451</text:p>
          </table:table-cell>
          <table:table-cell office:value-type="float" office:value="0.040073021287614" calcext:value-type="float">
            <text:p>0,0400730213</text:p>
          </table:table-cell>
          <table:table-cell office:value-type="float" office:value="0.0307378250820648" calcext:value-type="float">
            <text:p>0,0307378251</text:p>
          </table:table-cell>
          <table:table-cell office:value-type="float" office:value="0.0511525390158734" calcext:value-type="float">
            <text:p>0,051152539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82124440624895" calcext:value-type="float">
            <text:p>0,3821244406</text:p>
          </table:table-cell>
          <table:table-cell office:value-type="float" office:value="0.469897737447851" calcext:value-type="float">
            <text:p>0,4698977374</text:p>
          </table:table-cell>
          <table:table-cell office:value-type="float" office:value="0.397759863954527" calcext:value-type="float">
            <text:p>0,397759864</text:p>
          </table:table-cell>
          <table:table-cell office:value-type="float" office:value="0.449603585067039" calcext:value-type="float">
            <text:p>0,4496035851</text:p>
          </table:table-cell>
          <table:table-cell office:value-type="float" office:value="6.32791973329837" calcext:value-type="float">
            <text:p>6,3279197333</text:p>
          </table:table-cell>
          <table:table-cell office:value-type="float" office:value="10.5730143494539" calcext:value-type="float">
            <text:p>10,5730143495</text:p>
          </table:table-cell>
          <table:table-cell office:value-type="float" office:value="7.75311503848678" calcext:value-type="float">
            <text:p>7,7531150385</text:p>
          </table:table-cell>
          <table:table-cell office:value-type="float" office:value="8.67003994485762" calcext:value-type="float">
            <text:p>8,6700399449</text:p>
          </table:table-cell>
          <table:table-cell office:value-type="float" office:value="0.239211173960511" calcext:value-type="float">
            <text:p>0,239211174</text:p>
          </table:table-cell>
          <table:table-cell office:value-type="float" office:value="0.281004831021027" calcext:value-type="float">
            <text:p>0,281004831</text:p>
          </table:table-cell>
          <table:table-cell office:value-type="float" office:value="0.249434182620773" calcext:value-type="float">
            <text:p>0,2494341826</text:p>
          </table:table-cell>
          <table:table-cell office:value-type="float" office:value="0.263507042297894" calcext:value-type="float">
            <text:p>0,2635070423</text:p>
          </table:table-cell>
          <table:table-cell office:value-type="float" office:value="0.0391224445551742" calcext:value-type="float">
            <text:p>0,0391224446</text:p>
          </table:table-cell>
          <table:table-cell office:value-type="float" office:value="0.0402410611796375" calcext:value-type="float">
            <text:p>0,0402410612</text:p>
          </table:table-cell>
          <table:table-cell office:value-type="float" office:value="0.0321673954691182" calcext:value-type="float">
            <text:p>0,0321673955</text:p>
          </table:table-cell>
          <table:table-cell office:value-type="float" office:value="0.0502994270937138" calcext:value-type="float">
            <text:p>0,0502994271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748529350402" calcext:value-type="float">
            <text:p>0,3874852935</text:p>
          </table:table-cell>
          <table:table-cell office:value-type="float" office:value="0.471826535082593" calcext:value-type="float">
            <text:p>0,4718265351</text:p>
          </table:table-cell>
          <table:table-cell office:value-type="float" office:value="0.399307072627915" calcext:value-type="float">
            <text:p>0,3993070726</text:p>
          </table:table-cell>
          <table:table-cell office:value-type="float" office:value="0.45646959051034" calcext:value-type="float">
            <text:p>0,4564695905</text:p>
          </table:table-cell>
          <table:table-cell office:value-type="float" office:value="7.02552627912646" calcext:value-type="float">
            <text:p>7,0255262791</text:p>
          </table:table-cell>
          <table:table-cell office:value-type="float" office:value="10.8925321868492" calcext:value-type="float">
            <text:p>10,8925321868</text:p>
          </table:table-cell>
          <table:table-cell office:value-type="float" office:value="8.12552531382617" calcext:value-type="float">
            <text:p>8,1255253138</text:p>
          </table:table-cell>
          <table:table-cell office:value-type="float" office:value="9.39226883672895" calcext:value-type="float">
            <text:p>9,3922688367</text:p>
          </table:table-cell>
          <table:table-cell office:value-type="float" office:value="0.239609254492299" calcext:value-type="float">
            <text:p>0,2396092545</text:p>
          </table:table-cell>
          <table:table-cell office:value-type="float" office:value="0.276184500679677" calcext:value-type="float">
            <text:p>0,2761845007</text:p>
          </table:table-cell>
          <table:table-cell office:value-type="float" office:value="0.247722485057666" calcext:value-type="float">
            <text:p>0,2477224851</text:p>
          </table:table-cell>
          <table:table-cell office:value-type="float" office:value="0.262266704287715" calcext:value-type="float">
            <text:p>0,2622667043</text:p>
          </table:table-cell>
          <table:table-cell office:value-type="float" office:value="0.0361274832672794" calcext:value-type="float">
            <text:p>0,0361274833</text:p>
          </table:table-cell>
          <table:table-cell office:value-type="float" office:value="0.037931314176455" calcext:value-type="float">
            <text:p>0,0379313142</text:p>
          </table:table-cell>
          <table:table-cell office:value-type="float" office:value="0.0293387697067019" calcext:value-type="float">
            <text:p>0,0293387697</text:p>
          </table:table-cell>
          <table:table-cell office:value-type="float" office:value="0.0479465456761141" calcext:value-type="float">
            <text:p>0,0479465457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7668659028194" calcext:value-type="float">
            <text:p>0,387668659</text:p>
          </table:table-cell>
          <table:table-cell office:value-type="float" office:value="0.472235583375811" calcext:value-type="float">
            <text:p>0,4722355834</text:p>
          </table:table-cell>
          <table:table-cell office:value-type="float" office:value="0.398973637643359" calcext:value-type="float">
            <text:p>0,3989736376</text:p>
          </table:table-cell>
          <table:table-cell office:value-type="float" office:value="0.458020735427981" calcext:value-type="float">
            <text:p>0,4580207354</text:p>
          </table:table-cell>
          <table:table-cell office:value-type="float" office:value="6.88076275861252" calcext:value-type="float">
            <text:p>6,8807627586</text:p>
          </table:table-cell>
          <table:table-cell office:value-type="float" office:value="10.7021210986026" calcext:value-type="float">
            <text:p>10,7021210986</text:p>
          </table:table-cell>
          <table:table-cell office:value-type="float" office:value="7.9662673659254" calcext:value-type="float">
            <text:p>7,9662673659</text:p>
          </table:table-cell>
          <table:table-cell office:value-type="float" office:value="9.36767540818257" calcext:value-type="float">
            <text:p>9,3676754082</text:p>
          </table:table-cell>
          <table:table-cell office:value-type="float" office:value="0.238868843916083" calcext:value-type="float">
            <text:p>0,2388688439</text:p>
          </table:table-cell>
          <table:table-cell office:value-type="float" office:value="0.272332394289461" calcext:value-type="float">
            <text:p>0,2723323943</text:p>
          </table:table-cell>
          <table:table-cell office:value-type="float" office:value="0.246317808885863" calcext:value-type="float">
            <text:p>0,2463178089</text:p>
          </table:table-cell>
          <table:table-cell office:value-type="float" office:value="0.259624189010635" calcext:value-type="float">
            <text:p>0,259624189</text:p>
          </table:table-cell>
          <table:table-cell office:value-type="float" office:value="0.0383617892033133" calcext:value-type="float">
            <text:p>0,0383617892</text:p>
          </table:table-cell>
          <table:table-cell office:value-type="float" office:value="0.0388644640634816" calcext:value-type="float">
            <text:p>0,0388644641</text:p>
          </table:table-cell>
          <table:table-cell office:value-type="float" office:value="0.0308606556210265" calcext:value-type="float">
            <text:p>0,0308606556</text:p>
          </table:table-cell>
          <table:table-cell office:value-type="float" office:value="0.0500683813483729" calcext:value-type="float">
            <text:p>0,0500683813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3720776447275" calcext:value-type="float">
            <text:p>0,3837207764</text:p>
          </table:table-cell>
          <table:table-cell office:value-type="float" office:value="0.464243890812198" calcext:value-type="float">
            <text:p>0,4642438908</text:p>
          </table:table-cell>
          <table:table-cell office:value-type="float" office:value="0.395492181620214" calcext:value-type="float">
            <text:p>0,3954921816</text:p>
          </table:table-cell>
          <table:table-cell office:value-type="float" office:value="0.449023534048775" calcext:value-type="float">
            <text:p>0,449023534</text:p>
          </table:table-cell>
          <table:table-cell office:value-type="float" office:value="6.6356526423162" calcext:value-type="float">
            <text:p>6,6356526423</text:p>
          </table:table-cell>
          <table:table-cell office:value-type="float" office:value="10.1634363351652" calcext:value-type="float">
            <text:p>10,1634363352</text:p>
          </table:table-cell>
          <table:table-cell office:value-type="float" office:value="7.75445806175157" calcext:value-type="float">
            <text:p>7,7544580618</text:p>
          </table:table-cell>
          <table:table-cell office:value-type="float" office:value="8.43734478797403" calcext:value-type="float">
            <text:p>8,437344788</text:p>
          </table:table-cell>
          <table:table-cell office:value-type="float" office:value="0.233292484349938" calcext:value-type="float">
            <text:p>0,2332924843</text:p>
          </table:table-cell>
          <table:table-cell office:value-type="float" office:value="0.265827985491227" calcext:value-type="float">
            <text:p>0,2658279855</text:p>
          </table:table-cell>
          <table:table-cell office:value-type="float" office:value="0.240350872122307" calcext:value-type="float">
            <text:p>0,2403508721</text:p>
          </table:table-cell>
          <table:table-cell office:value-type="float" office:value="0.253917108193061" calcext:value-type="float">
            <text:p>0,2539171082</text:p>
          </table:table-cell>
          <table:table-cell office:value-type="float" office:value="0.0421688410492602" calcext:value-type="float">
            <text:p>0,042168841</text:p>
          </table:table-cell>
          <table:table-cell office:value-type="float" office:value="0.043644143420811" calcext:value-type="float">
            <text:p>0,0436441434</text:p>
          </table:table-cell>
          <table:table-cell office:value-type="float" office:value="0.0346579559787654" calcext:value-type="float">
            <text:p>0,034657956</text:p>
          </table:table-cell>
          <table:table-cell office:value-type="float" office:value="0.0547034637986989" calcext:value-type="float">
            <text:p>0,0547034638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1721256570671" calcext:value-type="float">
            <text:p>0,3817212566</text:p>
          </table:table-cell>
          <table:table-cell office:value-type="float" office:value="0.462189334552997" calcext:value-type="float">
            <text:p>0,4621893346</text:p>
          </table:table-cell>
          <table:table-cell office:value-type="float" office:value="0.39460987453013" calcext:value-type="float">
            <text:p>0,3946098745</text:p>
          </table:table-cell>
          <table:table-cell office:value-type="float" office:value="0.443944729002526" calcext:value-type="float">
            <text:p>0,443944729</text:p>
          </table:table-cell>
          <table:table-cell office:value-type="float" office:value="6.63964525640505" calcext:value-type="float">
            <text:p>6,6396452564</text:p>
          </table:table-cell>
          <table:table-cell office:value-type="float" office:value="10.030887193015" calcext:value-type="float">
            <text:p>10,030887193</text:p>
          </table:table-cell>
          <table:table-cell office:value-type="float" office:value="7.89318375165977" calcext:value-type="float">
            <text:p>7,8931837517</text:p>
          </table:table-cell>
          <table:table-cell office:value-type="float" office:value="8.40790347523051" calcext:value-type="float">
            <text:p>8,4079034752</text:p>
          </table:table-cell>
          <table:table-cell office:value-type="float" office:value="0.236358580458235" calcext:value-type="float">
            <text:p>0,2363585805</text:p>
          </table:table-cell>
          <table:table-cell office:value-type="float" office:value="0.264002245757313" calcext:value-type="float">
            <text:p>0,2640022458</text:p>
          </table:table-cell>
          <table:table-cell office:value-type="float" office:value="0.245168343026091" calcext:value-type="float">
            <text:p>0,245168343</text:p>
          </table:table-cell>
          <table:table-cell office:value-type="float" office:value="0.249572869002943" calcext:value-type="float">
            <text:p>0,249572869</text:p>
          </table:table-cell>
          <table:table-cell office:value-type="float" office:value="0.0367096304379928" calcext:value-type="float">
            <text:p>0,0367096304</text:p>
          </table:table-cell>
          <table:table-cell office:value-type="float" office:value="0.0378749946264147" calcext:value-type="float">
            <text:p>0,0378749946</text:p>
          </table:table-cell>
          <table:table-cell office:value-type="float" office:value="0.0307069816520171" calcext:value-type="float">
            <text:p>0,0307069817</text:p>
          </table:table-cell>
          <table:table-cell office:value-type="float" office:value="0.0466162313666419" calcext:value-type="float">
            <text:p>0,0466162314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3226280222095" calcext:value-type="float">
            <text:p>0,3832262802</text:p>
          </table:table-cell>
          <table:table-cell office:value-type="float" office:value="0.463388905165009" calcext:value-type="float">
            <text:p>0,4633889052</text:p>
          </table:table-cell>
          <table:table-cell office:value-type="float" office:value="0.392577554517505" calcext:value-type="float">
            <text:p>0,3925775545</text:p>
          </table:table-cell>
          <table:table-cell office:value-type="float" office:value="0.450106161946986" calcext:value-type="float">
            <text:p>0,4501061619</text:p>
          </table:table-cell>
          <table:table-cell office:value-type="float" office:value="6.71307041887326" calcext:value-type="float">
            <text:p>6,7130704189</text:p>
          </table:table-cell>
          <table:table-cell office:value-type="float" office:value="9.63860812311115" calcext:value-type="float">
            <text:p>9,6386081231</text:p>
          </table:table-cell>
          <table:table-cell office:value-type="float" office:value="7.44207172709676" calcext:value-type="float">
            <text:p>7,4420717271</text:p>
          </table:table-cell>
          <table:table-cell office:value-type="float" office:value="8.32916163760923" calcext:value-type="float">
            <text:p>8,3291616376</text:p>
          </table:table-cell>
          <table:table-cell office:value-type="float" office:value="0.235352912693593" calcext:value-type="float">
            <text:p>0,2353529127</text:p>
          </table:table-cell>
          <table:table-cell office:value-type="float" office:value="0.260587302743652" calcext:value-type="float">
            <text:p>0,2605873027</text:p>
          </table:table-cell>
          <table:table-cell office:value-type="float" office:value="0.242142760723773" calcext:value-type="float">
            <text:p>0,2421427607</text:p>
          </table:table-cell>
          <table:table-cell office:value-type="float" office:value="0.249546838874257" calcext:value-type="float">
            <text:p>0,2495468389</text:p>
          </table:table-cell>
          <table:table-cell office:value-type="float" office:value="0.0357626665571804" calcext:value-type="float">
            <text:p>0,0357626666</text:p>
          </table:table-cell>
          <table:table-cell office:value-type="float" office:value="0.0409420108541864" calcext:value-type="float">
            <text:p>0,0409420109</text:p>
          </table:table-cell>
          <table:table-cell office:value-type="float" office:value="0.0313723393099303" calcext:value-type="float">
            <text:p>0,0313723393</text:p>
          </table:table-cell>
          <table:table-cell office:value-type="float" office:value="0.0471723270548548" calcext:value-type="float">
            <text:p>0,0471723271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86181042824241" calcext:value-type="float">
            <text:p>0,3861810428</text:p>
          </table:table-cell>
          <table:table-cell office:value-type="float" office:value="0.464157860939102" calcext:value-type="float">
            <text:p>0,4641578609</text:p>
          </table:table-cell>
          <table:table-cell office:value-type="float" office:value="0.395738615020015" calcext:value-type="float">
            <text:p>0,395738615</text:p>
          </table:table-cell>
          <table:table-cell office:value-type="float" office:value="0.452313117793821" calcext:value-type="float">
            <text:p>0,4523131178</text:p>
          </table:table-cell>
          <table:table-cell office:value-type="float" office:value="6.60551911271712" calcext:value-type="float">
            <text:p>6,6055191127</text:p>
          </table:table-cell>
          <table:table-cell office:value-type="float" office:value="9.36133082263941" calcext:value-type="float">
            <text:p>9,3613308226</text:p>
          </table:table-cell>
          <table:table-cell office:value-type="float" office:value="7.30681310673222" calcext:value-type="float">
            <text:p>7,3068131067</text:p>
          </table:table-cell>
          <table:table-cell office:value-type="float" office:value="8.43696010807163" calcext:value-type="float">
            <text:p>8,4369601081</text:p>
          </table:table-cell>
          <table:table-cell office:value-type="float" office:value="0.23767173307229" calcext:value-type="float">
            <text:p>0,2376717331</text:p>
          </table:table-cell>
          <table:table-cell office:value-type="float" office:value="0.261133361531029" calcext:value-type="float">
            <text:p>0,2611333615</text:p>
          </table:table-cell>
          <table:table-cell office:value-type="float" office:value="0.244353124796528" calcext:value-type="float">
            <text:p>0,2443531248</text:p>
          </table:table-cell>
          <table:table-cell office:value-type="float" office:value="0.250364304386011" calcext:value-type="float">
            <text:p>0,2503643044</text:p>
          </table:table-cell>
          <table:table-cell office:value-type="float" office:value="0.0345492379255321" calcext:value-type="float">
            <text:p>0,0345492379</text:p>
          </table:table-cell>
          <table:table-cell office:value-type="float" office:value="0.0402536842905257" calcext:value-type="float">
            <text:p>0,0402536843</text:p>
          </table:table-cell>
          <table:table-cell office:value-type="float" office:value="0.0304251290951227" calcext:value-type="float">
            <text:p>0,0304251291</text:p>
          </table:table-cell>
          <table:table-cell office:value-type="float" office:value="0.0460702977143905" calcext:value-type="float">
            <text:p>0,0460702977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84245300365994" calcext:value-type="float">
            <text:p>0,3842453004</text:p>
          </table:table-cell>
          <table:table-cell office:value-type="float" office:value="0.462270363672114" calcext:value-type="float">
            <text:p>0,4622703637</text:p>
          </table:table-cell>
          <table:table-cell office:value-type="float" office:value="0.394452649082925" calcext:value-type="float">
            <text:p>0,3944526491</text:p>
          </table:table-cell>
          <table:table-cell office:value-type="float" office:value="0.449478642724341" calcext:value-type="float">
            <text:p>0,4494786427</text:p>
          </table:table-cell>
          <table:table-cell office:value-type="float" office:value="6.64644749035136" calcext:value-type="float">
            <text:p>6,6464474904</text:p>
          </table:table-cell>
          <table:table-cell office:value-type="float" office:value="9.77925461690774" calcext:value-type="float">
            <text:p>9,7792546169</text:p>
          </table:table-cell>
          <table:table-cell office:value-type="float" office:value="7.44013427476837" calcext:value-type="float">
            <text:p>7,4401342748</text:p>
          </table:table-cell>
          <table:table-cell office:value-type="float" office:value="8.62949446395093" calcext:value-type="float">
            <text:p>8,629494464</text:p>
          </table:table-cell>
          <table:table-cell office:value-type="float" office:value="0.239036934518049" calcext:value-type="float">
            <text:p>0,2390369345</text:p>
          </table:table-cell>
          <table:table-cell office:value-type="float" office:value="0.26784307317118" calcext:value-type="float">
            <text:p>0,2678430732</text:p>
          </table:table-cell>
          <table:table-cell office:value-type="float" office:value="0.245946140610192" calcext:value-type="float">
            <text:p>0,2459461406</text:p>
          </table:table-cell>
          <table:table-cell office:value-type="float" office:value="0.256517666817867" calcext:value-type="float">
            <text:p>0,2565176668</text:p>
          </table:table-cell>
          <table:table-cell office:value-type="float" office:value="0.0359629305937802" calcext:value-type="float">
            <text:p>0,0359629306</text:p>
          </table:table-cell>
          <table:table-cell office:value-type="float" office:value="0.0422565489955263" calcext:value-type="float">
            <text:p>0,042256549</text:p>
          </table:table-cell>
          <table:table-cell office:value-type="float" office:value="0.0313725488929627" calcext:value-type="float">
            <text:p>0,0313725489</text:p>
          </table:table-cell>
          <table:table-cell office:value-type="float" office:value="0.0487079805883346" calcext:value-type="float">
            <text:p>0,0487079806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5292811148341" calcext:value-type="float">
            <text:p>0,3852928111</text:p>
          </table:table-cell>
          <table:table-cell office:value-type="float" office:value="0.470032698832717" calcext:value-type="float">
            <text:p>0,4700326988</text:p>
          </table:table-cell>
          <table:table-cell office:value-type="float" office:value="0.396392532328311" calcext:value-type="float">
            <text:p>0,3963925323</text:p>
          </table:table-cell>
          <table:table-cell office:value-type="float" office:value="0.456583075375016" calcext:value-type="float">
            <text:p>0,4565830754</text:p>
          </table:table-cell>
          <table:table-cell office:value-type="float" office:value="6.72371739011973" calcext:value-type="float">
            <text:p>6,7237173901</text:p>
          </table:table-cell>
          <table:table-cell office:value-type="float" office:value="9.66245539875752" calcext:value-type="float">
            <text:p>9,6624553988</text:p>
          </table:table-cell>
          <table:table-cell office:value-type="float" office:value="7.31693687119034" calcext:value-type="float">
            <text:p>7,3169368712</text:p>
          </table:table-cell>
          <table:table-cell office:value-type="float" office:value="8.96282496431414" calcext:value-type="float">
            <text:p>8,9628249643</text:p>
          </table:table-cell>
          <table:table-cell office:value-type="float" office:value="0.242300821384107" calcext:value-type="float">
            <text:p>0,2423008214</text:p>
          </table:table-cell>
          <table:table-cell office:value-type="float" office:value="0.279268080500201" calcext:value-type="float">
            <text:p>0,2792680805</text:p>
          </table:table-cell>
          <table:table-cell office:value-type="float" office:value="0.250632533468626" calcext:value-type="float">
            <text:p>0,2506325335</text:p>
          </table:table-cell>
          <table:table-cell office:value-type="float" office:value="0.26540625685563" calcext:value-type="float">
            <text:p>0,2654062569</text:p>
          </table:table-cell>
          <table:table-cell office:value-type="float" office:value="0.0317538550180078" calcext:value-type="float">
            <text:p>0,031753855</text:p>
          </table:table-cell>
          <table:table-cell office:value-type="float" office:value="0.0380863732033482" calcext:value-type="float">
            <text:p>0,0380863732</text:p>
          </table:table-cell>
          <table:table-cell office:value-type="float" office:value="0.0280997393734993" calcext:value-type="float">
            <text:p>0,0280997394</text:p>
          </table:table-cell>
          <table:table-cell office:value-type="float" office:value="0.0430405394321224" calcext:value-type="float">
            <text:p>0,0430405394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9843900255301" calcext:value-type="float">
            <text:p>0,3898439003</text:p>
          </table:table-cell>
          <table:table-cell office:value-type="float" office:value="0.469102699026663" calcext:value-type="float">
            <text:p>0,469102699</text:p>
          </table:table-cell>
          <table:table-cell office:value-type="float" office:value="0.396362724198265" calcext:value-type="float">
            <text:p>0,3963627242</text:p>
          </table:table-cell>
          <table:table-cell office:value-type="float" office:value="0.461269604305954" calcext:value-type="float">
            <text:p>0,4612696043</text:p>
          </table:table-cell>
          <table:table-cell office:value-type="float" office:value="6.99832314241986" calcext:value-type="float">
            <text:p>6,9983231424</text:p>
          </table:table-cell>
          <table:table-cell office:value-type="float" office:value="10.2885164975407" calcext:value-type="float">
            <text:p>10,2885164975</text:p>
          </table:table-cell>
          <table:table-cell office:value-type="float" office:value="7.51775999812605" calcext:value-type="float">
            <text:p>7,5177599981</text:p>
          </table:table-cell>
          <table:table-cell office:value-type="float" office:value="10.2613206650748" calcext:value-type="float">
            <text:p>10,2613206651</text:p>
          </table:table-cell>
          <table:table-cell office:value-type="float" office:value="0.245593881662538" calcext:value-type="float">
            <text:p>0,2455938817</text:p>
          </table:table-cell>
          <table:table-cell office:value-type="float" office:value="0.277004177932807" calcext:value-type="float">
            <text:p>0,2770041779</text:p>
          </table:table-cell>
          <table:table-cell office:value-type="float" office:value="0.2520302503757" calcext:value-type="float">
            <text:p>0,2520302504</text:p>
          </table:table-cell>
          <table:table-cell office:value-type="float" office:value="0.266239861425491" calcext:value-type="float">
            <text:p>0,2662398614</text:p>
          </table:table-cell>
          <table:table-cell office:value-type="float" office:value="0.0313086774628529" calcext:value-type="float">
            <text:p>0,0313086775</text:p>
          </table:table-cell>
          <table:table-cell office:value-type="float" office:value="0.0373418083707454" calcext:value-type="float">
            <text:p>0,0373418084</text:p>
          </table:table-cell>
          <table:table-cell office:value-type="float" office:value="0.0279338172354376" calcext:value-type="float">
            <text:p>0,0279338172</text:p>
          </table:table-cell>
          <table:table-cell office:value-type="float" office:value="0.0421142527166957" calcext:value-type="float">
            <text:p>0,0421142527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2124292070929" calcext:value-type="float">
            <text:p>0,3921242921</text:p>
          </table:table-cell>
          <table:table-cell office:value-type="float" office:value="0.475029633763797" calcext:value-type="float">
            <text:p>0,4750296338</text:p>
          </table:table-cell>
          <table:table-cell office:value-type="float" office:value="0.400246121912075" calcext:value-type="float">
            <text:p>0,4002461219</text:p>
          </table:table-cell>
          <table:table-cell office:value-type="float" office:value="0.464859334584242" calcext:value-type="float">
            <text:p>0,4648593346</text:p>
          </table:table-cell>
          <table:table-cell office:value-type="float" office:value="7.02459857466769" calcext:value-type="float">
            <text:p>7,0245985747</text:p>
          </table:table-cell>
          <table:table-cell office:value-type="float" office:value="10.8647457544077" calcext:value-type="float">
            <text:p>10,8647457544</text:p>
          </table:table-cell>
          <table:table-cell office:value-type="float" office:value="7.65477716837171" calcext:value-type="float">
            <text:p>7,6547771684</text:p>
          </table:table-cell>
          <table:table-cell office:value-type="float" office:value="10.2041228019721" calcext:value-type="float">
            <text:p>10,204122802</text:p>
          </table:table-cell>
          <table:table-cell office:value-type="float" office:value="0.252036785950846" calcext:value-type="float">
            <text:p>0,252036786</text:p>
          </table:table-cell>
          <table:table-cell office:value-type="float" office:value="0.288653588968335" calcext:value-type="float">
            <text:p>0,288653589</text:p>
          </table:table-cell>
          <table:table-cell office:value-type="float" office:value="0.258151845280753" calcext:value-type="float">
            <text:p>0,2581518453</text:p>
          </table:table-cell>
          <table:table-cell office:value-type="float" office:value="0.278214905105686" calcext:value-type="float">
            <text:p>0,2782149051</text:p>
          </table:table-cell>
          <table:table-cell office:value-type="float" office:value="0.0341238298402204" calcext:value-type="float">
            <text:p>0,0341238298</text:p>
          </table:table-cell>
          <table:table-cell office:value-type="float" office:value="0.0402909193189484" calcext:value-type="float">
            <text:p>0,0402909193</text:p>
          </table:table-cell>
          <table:table-cell office:value-type="float" office:value="0.0302966301229886" calcext:value-type="float">
            <text:p>0,0302966301</text:p>
          </table:table-cell>
          <table:table-cell office:value-type="float" office:value="0.0457636918559079" calcext:value-type="float">
            <text:p>0,0457636919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9400992355946" calcext:value-type="float">
            <text:p>0,3940099236</text:p>
          </table:table-cell>
          <table:table-cell office:value-type="float" office:value="0.476870863020598" calcext:value-type="float">
            <text:p>0,476870863</text:p>
          </table:table-cell>
          <table:table-cell office:value-type="float" office:value="0.402791688434196" calcext:value-type="float">
            <text:p>0,4027916884</text:p>
          </table:table-cell>
          <table:table-cell office:value-type="float" office:value="0.466908262888986" calcext:value-type="float">
            <text:p>0,4669082629</text:p>
          </table:table-cell>
          <table:table-cell office:value-type="float" office:value="6.93301220583727" calcext:value-type="float">
            <text:p>6,9330122058</text:p>
          </table:table-cell>
          <table:table-cell office:value-type="float" office:value="10.6716664099762" calcext:value-type="float">
            <text:p>10,67166641</text:p>
          </table:table-cell>
          <table:table-cell office:value-type="float" office:value="7.63081672774078" calcext:value-type="float">
            <text:p>7,6308167277</text:p>
          </table:table-cell>
          <table:table-cell office:value-type="float" office:value="9.80670114045436" calcext:value-type="float">
            <text:p>9,8067011405</text:p>
          </table:table-cell>
          <table:table-cell office:value-type="float" office:value="0.261568947047083" calcext:value-type="float">
            <text:p>0,261568947</text:p>
          </table:table-cell>
          <table:table-cell office:value-type="float" office:value="0.302270972134202" calcext:value-type="float">
            <text:p>0,3022709721</text:p>
          </table:table-cell>
          <table:table-cell office:value-type="float" office:value="0.267581379443655" calcext:value-type="float">
            <text:p>0,2675813794</text:p>
          </table:table-cell>
          <table:table-cell office:value-type="float" office:value="0.291904923330804" calcext:value-type="float">
            <text:p>0,2919049233</text:p>
          </table:table-cell>
          <table:table-cell office:value-type="float" office:value="0.0347165863360038" calcext:value-type="float">
            <text:p>0,0347165863</text:p>
          </table:table-cell>
          <table:table-cell office:value-type="float" office:value="0.0399802544350779" calcext:value-type="float">
            <text:p>0,0399802544</text:p>
          </table:table-cell>
          <table:table-cell office:value-type="float" office:value="0.0297748496891042" calcext:value-type="float">
            <text:p>0,0297748497</text:p>
          </table:table-cell>
          <table:table-cell office:value-type="float" office:value="0.0471742715406206" calcext:value-type="float">
            <text:p>0,0471742715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7497975280926" calcext:value-type="float">
            <text:p>0,3874979753</text:p>
          </table:table-cell>
          <table:table-cell office:value-type="float" office:value="0.466457936434663" calcext:value-type="float">
            <text:p>0,4664579364</text:p>
          </table:table-cell>
          <table:table-cell office:value-type="float" office:value="0.39822870297558" calcext:value-type="float">
            <text:p>0,398228703</text:p>
          </table:table-cell>
          <table:table-cell office:value-type="float" office:value="0.454525894427477" calcext:value-type="float">
            <text:p>0,4545258944</text:p>
          </table:table-cell>
          <table:table-cell office:value-type="float" office:value="7.11976132364682" calcext:value-type="float">
            <text:p>7,1197613236</text:p>
          </table:table-cell>
          <table:table-cell office:value-type="float" office:value="10.8925200430379" calcext:value-type="float">
            <text:p>10,892520043</text:p>
          </table:table-cell>
          <table:table-cell office:value-type="float" office:value="7.99863661569312" calcext:value-type="float">
            <text:p>7,9986366157</text:p>
          </table:table-cell>
          <table:table-cell office:value-type="float" office:value="9.836591708479" calcext:value-type="float">
            <text:p>9,8365917085</text:p>
          </table:table-cell>
          <table:table-cell office:value-type="float" office:value="0.247363343886896" calcext:value-type="float">
            <text:p>0,2473633439</text:p>
          </table:table-cell>
          <table:table-cell office:value-type="float" office:value="0.28391209438001" calcext:value-type="float">
            <text:p>0,2839120944</text:p>
          </table:table-cell>
          <table:table-cell office:value-type="float" office:value="0.254832513871439" calcext:value-type="float">
            <text:p>0,2548325139</text:p>
          </table:table-cell>
          <table:table-cell office:value-type="float" office:value="0.271294928114106" calcext:value-type="float">
            <text:p>0,2712949281</text:p>
          </table:table-cell>
          <table:table-cell office:value-type="float" office:value="0.0345446084660223" calcext:value-type="float">
            <text:p>0,0345446085</text:p>
          </table:table-cell>
          <table:table-cell office:value-type="float" office:value="0.0392206088539181" calcext:value-type="float">
            <text:p>0,0392206089</text:p>
          </table:table-cell>
          <table:table-cell office:value-type="float" office:value="0.0295354662834505" calcext:value-type="float">
            <text:p>0,0295354663</text:p>
          </table:table-cell>
          <table:table-cell office:value-type="float" office:value="0.0463858191890795" calcext:value-type="float">
            <text:p>0,0463858192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92292989057983" calcext:value-type="float">
            <text:p>0,3922929891</text:p>
          </table:table-cell>
          <table:table-cell office:value-type="float" office:value="0.46996705713264" calcext:value-type="float">
            <text:p>0,4699670571</text:p>
          </table:table-cell>
          <table:table-cell office:value-type="float" office:value="0.399460519920456" calcext:value-type="float">
            <text:p>0,3994605199</text:p>
          </table:table-cell>
          <table:table-cell office:value-type="float" office:value="0.461071250626925" calcext:value-type="float">
            <text:p>0,4610712506</text:p>
          </table:table-cell>
          <table:table-cell office:value-type="float" office:value="7.21153083109912" calcext:value-type="float">
            <text:p>7,2115308311</text:p>
          </table:table-cell>
          <table:table-cell office:value-type="float" office:value="10.845284523392" calcext:value-type="float">
            <text:p>10,8452845234</text:p>
          </table:table-cell>
          <table:table-cell office:value-type="float" office:value="7.67839127135265" calcext:value-type="float">
            <text:p>7,6783912714</text:p>
          </table:table-cell>
          <table:table-cell office:value-type="float" office:value="9.84719251189712" calcext:value-type="float">
            <text:p>9,8471925119</text:p>
          </table:table-cell>
          <table:table-cell office:value-type="float" office:value="0.256839950198188" calcext:value-type="float">
            <text:p>0,2568399502</text:p>
          </table:table-cell>
          <table:table-cell office:value-type="float" office:value="0.298531918329236" calcext:value-type="float">
            <text:p>0,2985319183</text:p>
          </table:table-cell>
          <table:table-cell office:value-type="float" office:value="0.262536761666639" calcext:value-type="float">
            <text:p>0,2625367617</text:p>
          </table:table-cell>
          <table:table-cell office:value-type="float" office:value="0.288629361661999" calcext:value-type="float">
            <text:p>0,2886293617</text:p>
          </table:table-cell>
          <table:table-cell office:value-type="float" office:value="0.0348578336548614" calcext:value-type="float">
            <text:p>0,0348578337</text:p>
          </table:table-cell>
          <table:table-cell office:value-type="float" office:value="0.0421156528297143" calcext:value-type="float">
            <text:p>0,0421156528</text:p>
          </table:table-cell>
          <table:table-cell office:value-type="float" office:value="0.0311205850683152" calcext:value-type="float">
            <text:p>0,0311205851</text:p>
          </table:table-cell>
          <table:table-cell office:value-type="float" office:value="0.0474588994179091" calcext:value-type="float">
            <text:p>0,0474588994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93879828669291" calcext:value-type="float">
            <text:p>0,3938798287</text:p>
          </table:table-cell>
          <table:table-cell office:value-type="float" office:value="0.474289753757279" calcext:value-type="float">
            <text:p>0,4742897538</text:p>
          </table:table-cell>
          <table:table-cell office:value-type="float" office:value="0.39956845581743" calcext:value-type="float">
            <text:p>0,3995684558</text:p>
          </table:table-cell>
          <table:table-cell office:value-type="float" office:value="0.468223172198827" calcext:value-type="float">
            <text:p>0,4682231722</text:p>
          </table:table-cell>
          <table:table-cell office:value-type="float" office:value="7.19970184456354" calcext:value-type="float">
            <text:p>7,1997018446</text:p>
          </table:table-cell>
          <table:table-cell office:value-type="float" office:value="11.3446271528302" calcext:value-type="float">
            <text:p>11,3446271528</text:p>
          </table:table-cell>
          <table:table-cell office:value-type="float" office:value="7.71629567890987" calcext:value-type="float">
            <text:p>7,7162956789</text:p>
          </table:table-cell>
          <table:table-cell office:value-type="float" office:value="10.1458428349717" calcext:value-type="float">
            <text:p>10,145842835</text:p>
          </table:table-cell>
          <table:table-cell office:value-type="float" office:value="0.259369997088649" calcext:value-type="float">
            <text:p>0,2593699971</text:p>
          </table:table-cell>
          <table:table-cell office:value-type="float" office:value="0.302548846914226" calcext:value-type="float">
            <text:p>0,3025488469</text:p>
          </table:table-cell>
          <table:table-cell office:value-type="float" office:value="0.264645282588165" calcext:value-type="float">
            <text:p>0,2646452826</text:p>
          </table:table-cell>
          <table:table-cell office:value-type="float" office:value="0.293274476934809" calcext:value-type="float">
            <text:p>0,2932744769</text:p>
          </table:table-cell>
          <table:table-cell office:value-type="float" office:value="0.0313465368449284" calcext:value-type="float">
            <text:p>0,0313465368</text:p>
          </table:table-cell>
          <table:table-cell office:value-type="float" office:value="0.0411218995590476" calcext:value-type="float">
            <text:p>0,0411218996</text:p>
          </table:table-cell>
          <table:table-cell office:value-type="float" office:value="0.0283811079747961" calcext:value-type="float">
            <text:p>0,028381108</text:p>
          </table:table-cell>
          <table:table-cell office:value-type="float" office:value="0.0452884999029931" calcext:value-type="float">
            <text:p>0,0452884999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91748011553616" calcext:value-type="float">
            <text:p>0,3917480116</text:p>
          </table:table-cell>
          <table:table-cell office:value-type="float" office:value="0.470148614358145" calcext:value-type="float">
            <text:p>0,4701486144</text:p>
          </table:table-cell>
          <table:table-cell office:value-type="float" office:value="0.396134844459262" calcext:value-type="float">
            <text:p>0,3961348445</text:p>
          </table:table-cell>
          <table:table-cell office:value-type="float" office:value="0.465253189183607" calcext:value-type="float">
            <text:p>0,4652531892</text:p>
          </table:table-cell>
          <table:table-cell office:value-type="float" office:value="6.95831523922796" calcext:value-type="float">
            <text:p>6,9583152392</text:p>
          </table:table-cell>
          <table:table-cell office:value-type="float" office:value="10.4441158730805" calcext:value-type="float">
            <text:p>10,4441158731</text:p>
          </table:table-cell>
          <table:table-cell office:value-type="float" office:value="7.25515843674456" calcext:value-type="float">
            <text:p>7,2551584367</text:p>
          </table:table-cell>
          <table:table-cell office:value-type="float" office:value="9.68780660102381" calcext:value-type="float">
            <text:p>9,687806601</text:p>
          </table:table-cell>
          <table:table-cell office:value-type="float" office:value="0.250793201127155" calcext:value-type="float">
            <text:p>0,2507932011</text:p>
          </table:table-cell>
          <table:table-cell office:value-type="float" office:value="0.278785826285419" calcext:value-type="float">
            <text:p>0,2787858263</text:p>
          </table:table-cell>
          <table:table-cell office:value-type="float" office:value="0.255769350338397" calcext:value-type="float">
            <text:p>0,2557693503</text:p>
          </table:table-cell>
          <table:table-cell office:value-type="float" office:value="0.270436961303231" calcext:value-type="float">
            <text:p>0,2704369613</text:p>
          </table:table-cell>
          <table:table-cell office:value-type="float" office:value="0.0274523856211902" calcext:value-type="float">
            <text:p>0,0274523856</text:p>
          </table:table-cell>
          <table:table-cell office:value-type="float" office:value="0.0357275341397751" calcext:value-type="float">
            <text:p>0,0357275341</text:p>
          </table:table-cell>
          <table:table-cell office:value-type="float" office:value="0.0252698800761646" calcext:value-type="float">
            <text:p>0,0252698801</text:p>
          </table:table-cell>
          <table:table-cell office:value-type="float" office:value="0.038775279143323" calcext:value-type="float">
            <text:p>0,0387752791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92439040817247" calcext:value-type="float">
            <text:p>0,3924390408</text:p>
          </table:table-cell>
          <table:table-cell office:value-type="float" office:value="0.470845130634393" calcext:value-type="float">
            <text:p>0,4708451306</text:p>
          </table:table-cell>
          <table:table-cell office:value-type="float" office:value="0.397331459364874" calcext:value-type="float">
            <text:p>0,3973314594</text:p>
          </table:table-cell>
          <table:table-cell office:value-type="float" office:value="0.465476697452436" calcext:value-type="float">
            <text:p>0,4654766975</text:p>
          </table:table-cell>
          <table:table-cell office:value-type="float" office:value="7.07221890861513" calcext:value-type="float">
            <text:p>7,0722189086</text:p>
          </table:table-cell>
          <table:table-cell office:value-type="float" office:value="9.97780469208654" calcext:value-type="float">
            <text:p>9,9778046921</text:p>
          </table:table-cell>
          <table:table-cell office:value-type="float" office:value="7.39626005309639" calcext:value-type="float">
            <text:p>7,3962600531</text:p>
          </table:table-cell>
          <table:table-cell office:value-type="float" office:value="9.67966885690171" calcext:value-type="float">
            <text:p>9,6796688569</text:p>
          </table:table-cell>
          <table:table-cell office:value-type="float" office:value="0.252655721473706" calcext:value-type="float">
            <text:p>0,2526557215</text:p>
          </table:table-cell>
          <table:table-cell office:value-type="float" office:value="0.286959700422785" calcext:value-type="float">
            <text:p>0,2869597004</text:p>
          </table:table-cell>
          <table:table-cell office:value-type="float" office:value="0.258013332485938" calcext:value-type="float">
            <text:p>0,2580133325</text:p>
          </table:table-cell>
          <table:table-cell office:value-type="float" office:value="0.277753354020813" calcext:value-type="float">
            <text:p>0,277753354</text:p>
          </table:table-cell>
          <table:table-cell office:value-type="float" office:value="0.029612006133703" calcext:value-type="float">
            <text:p>0,0296120061</text:p>
          </table:table-cell>
          <table:table-cell office:value-type="float" office:value="0.038820595667269" calcext:value-type="float">
            <text:p>0,0388205957</text:p>
          </table:table-cell>
          <table:table-cell office:value-type="float" office:value="0.0272737698093633" calcext:value-type="float">
            <text:p>0,0272737698</text:p>
          </table:table-cell>
          <table:table-cell office:value-type="float" office:value="0.0420617405408805" calcext:value-type="float">
            <text:p>0,0420617405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9258129017065" calcext:value-type="float">
            <text:p>0,3925812902</text:p>
          </table:table-cell>
          <table:table-cell office:value-type="float" office:value="0.471913877112969" calcext:value-type="float">
            <text:p>0,4719138771</text:p>
          </table:table-cell>
          <table:table-cell office:value-type="float" office:value="0.396171258367111" calcext:value-type="float">
            <text:p>0,3961712584</text:p>
          </table:table-cell>
          <table:table-cell office:value-type="float" office:value="0.469177279148302" calcext:value-type="float">
            <text:p>0,4691772791</text:p>
          </table:table-cell>
          <table:table-cell office:value-type="float" office:value="7.06010887175454" calcext:value-type="float">
            <text:p>7,0601088718</text:p>
          </table:table-cell>
          <table:table-cell office:value-type="float" office:value="9.38872626336528" calcext:value-type="float">
            <text:p>9,3887262634</text:p>
          </table:table-cell>
          <table:table-cell office:value-type="float" office:value="7.36096439456785" calcext:value-type="float">
            <text:p>7,3609643946</text:p>
          </table:table-cell>
          <table:table-cell office:value-type="float" office:value="9.36219890850067" calcext:value-type="float">
            <text:p>9,3621989085</text:p>
          </table:table-cell>
          <table:table-cell office:value-type="float" office:value="0.255377925704599" calcext:value-type="float">
            <text:p>0,2553779257</text:p>
          </table:table-cell>
          <table:table-cell office:value-type="float" office:value="0.28416151299351" calcext:value-type="float">
            <text:p>0,284161513</text:p>
          </table:table-cell>
          <table:table-cell office:value-type="float" office:value="0.25942680207239" calcext:value-type="float">
            <text:p>0,2594268021</text:p>
          </table:table-cell>
          <table:table-cell office:value-type="float" office:value="0.277244371438976" calcext:value-type="float">
            <text:p>0,2772443714</text:p>
          </table:table-cell>
          <table:table-cell office:value-type="float" office:value="0.0309933234994824" calcext:value-type="float">
            <text:p>0,0309933235</text:p>
          </table:table-cell>
          <table:table-cell office:value-type="float" office:value="0.0392373969628755" calcext:value-type="float">
            <text:p>0,039237397</text:p>
          </table:table-cell>
          <table:table-cell office:value-type="float" office:value="0.0279844455217536" calcext:value-type="float">
            <text:p>0,0279844455</text:p>
          </table:table-cell>
          <table:table-cell office:value-type="float" office:value="0.0436610736886041" calcext:value-type="float">
            <text:p>0,0436610737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350793126421" calcext:value-type="float">
            <text:p>0,3835079313</text:p>
          </table:table-cell>
          <table:table-cell office:value-type="float" office:value="0.453878318313802" calcext:value-type="float">
            <text:p>0,4538783183</text:p>
          </table:table-cell>
          <table:table-cell office:value-type="float" office:value="0.3870749840747" calcext:value-type="float">
            <text:p>0,3870749841</text:p>
          </table:table-cell>
          <table:table-cell office:value-type="float" office:value="0.45027861071765" calcext:value-type="float">
            <text:p>0,4502786107</text:p>
          </table:table-cell>
          <table:table-cell office:value-type="float" office:value="6.70395653764289" calcext:value-type="float">
            <text:p>6,7039565376</text:p>
          </table:table-cell>
          <table:table-cell office:value-type="float" office:value="9.39600209223637" calcext:value-type="float">
            <text:p>9,3960020922</text:p>
          </table:table-cell>
          <table:table-cell office:value-type="float" office:value="6.96663624801789" calcext:value-type="float">
            <text:p>6,966636248</text:p>
          </table:table-cell>
          <table:table-cell office:value-type="float" office:value="9.12103212951965" calcext:value-type="float">
            <text:p>9,1210321295</text:p>
          </table:table-cell>
          <table:table-cell office:value-type="float" office:value="0.242297016628632" calcext:value-type="float">
            <text:p>0,2422970166</text:p>
          </table:table-cell>
          <table:table-cell office:value-type="float" office:value="0.27000072702383" calcext:value-type="float">
            <text:p>0,270000727</text:p>
          </table:table-cell>
          <table:table-cell office:value-type="float" office:value="0.245816046969274" calcext:value-type="float">
            <text:p>0,245816047</text:p>
          </table:table-cell>
          <table:table-cell office:value-type="float" office:value="0.263924512661526" calcext:value-type="float">
            <text:p>0,2639245127</text:p>
          </table:table-cell>
          <table:table-cell office:value-type="float" office:value="0.0328299917119995" calcext:value-type="float">
            <text:p>0,0328299917</text:p>
          </table:table-cell>
          <table:table-cell office:value-type="float" office:value="0.0429380662329273" calcext:value-type="float">
            <text:p>0,0429380662</text:p>
          </table:table-cell>
          <table:table-cell office:value-type="float" office:value="0.030885251365452" calcext:value-type="float">
            <text:p>0,0308852514</text:p>
          </table:table-cell>
          <table:table-cell office:value-type="float" office:value="0.0457280749007985" calcext:value-type="float">
            <text:p>0,0457280749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78342431410727" calcext:value-type="float">
            <text:p>0,3783424314</text:p>
          </table:table-cell>
          <table:table-cell office:value-type="float" office:value="0.45036494282314" calcext:value-type="float">
            <text:p>0,4503649428</text:p>
          </table:table-cell>
          <table:table-cell office:value-type="float" office:value="0.38134516467832" calcext:value-type="float">
            <text:p>0,3813451647</text:p>
          </table:table-cell>
          <table:table-cell office:value-type="float" office:value="0.447597117019832" calcext:value-type="float">
            <text:p>0,447597117</text:p>
          </table:table-cell>
          <table:table-cell office:value-type="float" office:value="6.48095114868099" calcext:value-type="float">
            <text:p>6,4809511487</text:p>
          </table:table-cell>
          <table:table-cell office:value-type="float" office:value="8.62556184971003" calcext:value-type="float">
            <text:p>8,6255618497</text:p>
          </table:table-cell>
          <table:table-cell office:value-type="float" office:value="6.75305017776397" calcext:value-type="float">
            <text:p>6,7530501778</text:p>
          </table:table-cell>
          <table:table-cell office:value-type="float" office:value="8.31422816547163" calcext:value-type="float">
            <text:p>8,3142281655</text:p>
          </table:table-cell>
          <table:table-cell office:value-type="float" office:value="0.243805996129145" calcext:value-type="float">
            <text:p>0,2438059961</text:p>
          </table:table-cell>
          <table:table-cell office:value-type="float" office:value="0.266629435131265" calcext:value-type="float">
            <text:p>0,2666294351</text:p>
          </table:table-cell>
          <table:table-cell office:value-type="float" office:value="0.247126438763799" calcext:value-type="float">
            <text:p>0,2471264388</text:p>
          </table:table-cell>
          <table:table-cell office:value-type="float" office:value="0.260992614838793" calcext:value-type="float">
            <text:p>0,2609926148</text:p>
          </table:table-cell>
          <table:table-cell office:value-type="float" office:value="0.0331358616539655" calcext:value-type="float">
            <text:p>0,0331358617</text:p>
          </table:table-cell>
          <table:table-cell office:value-type="float" office:value="0.0441493774606448" calcext:value-type="float">
            <text:p>0,0441493775</text:p>
          </table:table-cell>
          <table:table-cell office:value-type="float" office:value="0.031794505062865" calcext:value-type="float">
            <text:p>0,0317945051</text:p>
          </table:table-cell>
          <table:table-cell office:value-type="float" office:value="0.0460018246511041" calcext:value-type="float">
            <text:p>0,0460018247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8912238599735" calcext:value-type="float">
            <text:p>0,389122386</text:p>
          </table:table-cell>
          <table:table-cell office:value-type="float" office:value="0.456997065854288" calcext:value-type="float">
            <text:p>0,4569970659</text:p>
          </table:table-cell>
          <table:table-cell office:value-type="float" office:value="0.392544720787208" calcext:value-type="float">
            <text:p>0,3925447208</text:p>
          </table:table-cell>
          <table:table-cell office:value-type="float" office:value="0.453586641782802" calcext:value-type="float">
            <text:p>0,4535866418</text:p>
          </table:table-cell>
          <table:table-cell office:value-type="float" office:value="6.95132096555007" calcext:value-type="float">
            <text:p>6,9513209656</text:p>
          </table:table-cell>
          <table:table-cell office:value-type="float" office:value="8.68365537753932" calcext:value-type="float">
            <text:p>8,6836553775</text:p>
          </table:table-cell>
          <table:table-cell office:value-type="float" office:value="7.26012401606842" calcext:value-type="float">
            <text:p>7,2601240161</text:p>
          </table:table-cell>
          <table:table-cell office:value-type="float" office:value="8.46294029975443" calcext:value-type="float">
            <text:p>8,4629402998</text:p>
          </table:table-cell>
          <table:table-cell office:value-type="float" office:value="0.253860324544362" calcext:value-type="float">
            <text:p>0,2538603245</text:p>
          </table:table-cell>
          <table:table-cell office:value-type="float" office:value="0.283432660556808" calcext:value-type="float">
            <text:p>0,2834326606</text:p>
          </table:table-cell>
          <table:table-cell office:value-type="float" office:value="0.258298902781272" calcext:value-type="float">
            <text:p>0,2582989028</text:p>
          </table:table-cell>
          <table:table-cell office:value-type="float" office:value="0.27581517847327" calcext:value-type="float">
            <text:p>0,2758151785</text:p>
          </table:table-cell>
          <table:table-cell office:value-type="float" office:value="0.0326528787684696" calcext:value-type="float">
            <text:p>0,0326528788</text:p>
          </table:table-cell>
          <table:table-cell office:value-type="float" office:value="0.0431656280030082" calcext:value-type="float">
            <text:p>0,043165628</text:p>
          </table:table-cell>
          <table:table-cell office:value-type="float" office:value="0.0314110828817863" calcext:value-type="float">
            <text:p>0,0314110829</text:p>
          </table:table-cell>
          <table:table-cell office:value-type="float" office:value="0.0447955489219553" calcext:value-type="float">
            <text:p>0,0447955489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6240711132745" calcext:value-type="float">
            <text:p>0,3862407111</text:p>
          </table:table-cell>
          <table:table-cell office:value-type="float" office:value="0.453402302463698" calcext:value-type="float">
            <text:p>0,4534023025</text:p>
          </table:table-cell>
          <table:table-cell office:value-type="float" office:value="0.388991099950572" calcext:value-type="float">
            <text:p>0,3889911</text:p>
          </table:table-cell>
          <table:table-cell office:value-type="float" office:value="0.45309136947625" calcext:value-type="float">
            <text:p>0,4530913695</text:p>
          </table:table-cell>
          <table:table-cell office:value-type="float" office:value="6.90020882371452" calcext:value-type="float">
            <text:p>6,9002088237</text:p>
          </table:table-cell>
          <table:table-cell office:value-type="float" office:value="9.46408540225609" calcext:value-type="float">
            <text:p>9,4640854023</text:p>
          </table:table-cell>
          <table:table-cell office:value-type="float" office:value="7.12144562446681" calcext:value-type="float">
            <text:p>7,1214456245</text:p>
          </table:table-cell>
          <table:table-cell office:value-type="float" office:value="9.45382943455337" calcext:value-type="float">
            <text:p>9,4538294346</text:p>
          </table:table-cell>
          <table:table-cell office:value-type="float" office:value="0.249976621720007" calcext:value-type="float">
            <text:p>0,2499766217</text:p>
          </table:table-cell>
          <table:table-cell office:value-type="float" office:value="0.280216335304456" calcext:value-type="float">
            <text:p>0,2802163353</text:p>
          </table:table-cell>
          <table:table-cell office:value-type="float" office:value="0.252929920134921" calcext:value-type="float">
            <text:p>0,2529299201</text:p>
          </table:table-cell>
          <table:table-cell office:value-type="float" office:value="0.275156151800455" calcext:value-type="float">
            <text:p>0,2751561518</text:p>
          </table:table-cell>
          <table:table-cell office:value-type="float" office:value="0.0313027050127596" calcext:value-type="float">
            <text:p>0,031302705</text:p>
          </table:table-cell>
          <table:table-cell office:value-type="float" office:value="0.0393459917056528" calcext:value-type="float">
            <text:p>0,0393459917</text:p>
          </table:table-cell>
          <table:table-cell office:value-type="float" office:value="0.0287995936997926" calcext:value-type="float">
            <text:p>0,0287995937</text:p>
          </table:table-cell>
          <table:table-cell office:value-type="float" office:value="0.0430311364891679" calcext:value-type="float">
            <text:p>0,0430311365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2509616906069" calcext:value-type="float">
            <text:p>0,3825096169</text:p>
          </table:table-cell>
          <table:table-cell office:value-type="float" office:value="0.448890211560584" calcext:value-type="float">
            <text:p>0,4488902116</text:p>
          </table:table-cell>
          <table:table-cell office:value-type="float" office:value="0.385746833477083" calcext:value-type="float">
            <text:p>0,3857468335</text:p>
          </table:table-cell>
          <table:table-cell office:value-type="float" office:value="0.446651458882923" calcext:value-type="float">
            <text:p>0,4466514589</text:p>
          </table:table-cell>
          <table:table-cell office:value-type="float" office:value="6.52881908110145" calcext:value-type="float">
            <text:p>6,5288190811</text:p>
          </table:table-cell>
          <table:table-cell office:value-type="float" office:value="9.35565302576918" calcext:value-type="float">
            <text:p>9,3556530258</text:p>
          </table:table-cell>
          <table:table-cell office:value-type="float" office:value="6.82790833650678" calcext:value-type="float">
            <text:p>6,8279083365</text:p>
          </table:table-cell>
          <table:table-cell office:value-type="float" office:value="9.21191111804458" calcext:value-type="float">
            <text:p>9,211911118</text:p>
          </table:table-cell>
          <table:table-cell office:value-type="float" office:value="0.249064089677039" calcext:value-type="float">
            <text:p>0,2490640897</text:p>
          </table:table-cell>
          <table:table-cell office:value-type="float" office:value="0.284497871859239" calcext:value-type="float">
            <text:p>0,2844978719</text:p>
          </table:table-cell>
          <table:table-cell office:value-type="float" office:value="0.25249941821462" calcext:value-type="float">
            <text:p>0,2524994182</text:p>
          </table:table-cell>
          <table:table-cell office:value-type="float" office:value="0.278476082429584" calcext:value-type="float">
            <text:p>0,2784760824</text:p>
          </table:table-cell>
          <table:table-cell office:value-type="float" office:value="0.0342533756230041" calcext:value-type="float">
            <text:p>0,0342533756</text:p>
          </table:table-cell>
          <table:table-cell office:value-type="float" office:value="0.0407174110840736" calcext:value-type="float">
            <text:p>0,0407174111</text:p>
          </table:table-cell>
          <table:table-cell office:value-type="float" office:value="0.0305523317623273" calcext:value-type="float">
            <text:p>0,0305523318</text:p>
          </table:table-cell>
          <table:table-cell office:value-type="float" office:value="0.0462655796608731" calcext:value-type="float">
            <text:p>0,0462655797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5149837122956" calcext:value-type="float">
            <text:p>0,3851498371</text:p>
          </table:table-cell>
          <table:table-cell office:value-type="float" office:value="0.452261578008151" calcext:value-type="float">
            <text:p>0,452261578</text:p>
          </table:table-cell>
          <table:table-cell office:value-type="float" office:value="0.387654383117805" calcext:value-type="float">
            <text:p>0,3876543831</text:p>
          </table:table-cell>
          <table:table-cell office:value-type="float" office:value="0.450029097335335" calcext:value-type="float">
            <text:p>0,4500290973</text:p>
          </table:table-cell>
          <table:table-cell office:value-type="float" office:value="6.9358320691334" calcext:value-type="float">
            <text:p>6,9358320691</text:p>
          </table:table-cell>
          <table:table-cell office:value-type="float" office:value="9.92769379766975" calcext:value-type="float">
            <text:p>9,9276937977</text:p>
          </table:table-cell>
          <table:table-cell office:value-type="float" office:value="7.25686405965598" calcext:value-type="float">
            <text:p>7,2568640597</text:p>
          </table:table-cell>
          <table:table-cell office:value-type="float" office:value="9.5922405700388" calcext:value-type="float">
            <text:p>9,59224057</text:p>
          </table:table-cell>
          <table:table-cell office:value-type="float" office:value="0.250385403451737" calcext:value-type="float">
            <text:p>0,2503854035</text:p>
          </table:table-cell>
          <table:table-cell office:value-type="float" office:value="0.292531044955391" calcext:value-type="float">
            <text:p>0,292531045</text:p>
          </table:table-cell>
          <table:table-cell office:value-type="float" office:value="0.253125840887897" calcext:value-type="float">
            <text:p>0,2531258409</text:p>
          </table:table-cell>
          <table:table-cell office:value-type="float" office:value="0.287635496909915" calcext:value-type="float">
            <text:p>0,2876354969</text:p>
          </table:table-cell>
          <table:table-cell office:value-type="float" office:value="0.033271922543823" calcext:value-type="float">
            <text:p>0,0332719225</text:p>
          </table:table-cell>
          <table:table-cell office:value-type="float" office:value="0.0422025091552007" calcext:value-type="float">
            <text:p>0,0422025092</text:p>
          </table:table-cell>
          <table:table-cell office:value-type="float" office:value="0.0308225995927945" calcext:value-type="float">
            <text:p>0,0308225996</text:p>
          </table:table-cell>
          <table:table-cell office:value-type="float" office:value="0.045804335338951" calcext:value-type="float">
            <text:p>0,0458043353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1227960730832" calcext:value-type="float">
            <text:p>0,3812279607</text:p>
          </table:table-cell>
          <table:table-cell office:value-type="float" office:value="0.450269337336635" calcext:value-type="float">
            <text:p>0,4502693373</text:p>
          </table:table-cell>
          <table:table-cell office:value-type="float" office:value="0.384611388007242" calcext:value-type="float">
            <text:p>0,384611388</text:p>
          </table:table-cell>
          <table:table-cell office:value-type="float" office:value="0.44700775582877" calcext:value-type="float">
            <text:p>0,4470077558</text:p>
          </table:table-cell>
          <table:table-cell office:value-type="float" office:value="6.69937839340648" calcext:value-type="float">
            <text:p>6,6993783934</text:p>
          </table:table-cell>
          <table:table-cell office:value-type="float" office:value="10.1101545252598" calcext:value-type="float">
            <text:p>10,1101545253</text:p>
          </table:table-cell>
          <table:table-cell office:value-type="float" office:value="7.32533014309222" calcext:value-type="float">
            <text:p>7,3253301431</text:p>
          </table:table-cell>
          <table:table-cell office:value-type="float" office:value="9.63694307596986" calcext:value-type="float">
            <text:p>9,636943076</text:p>
          </table:table-cell>
          <table:table-cell office:value-type="float" office:value="0.240845765804851" calcext:value-type="float">
            <text:p>0,2408457658</text:p>
          </table:table-cell>
          <table:table-cell office:value-type="float" office:value="0.271262319232165" calcext:value-type="float">
            <text:p>0,2712623192</text:p>
          </table:table-cell>
          <table:table-cell office:value-type="float" office:value="0.244303536682618" calcext:value-type="float">
            <text:p>0,2443035367</text:p>
          </table:table-cell>
          <table:table-cell office:value-type="float" office:value="0.265221270971375" calcext:value-type="float">
            <text:p>0,265221271</text:p>
          </table:table-cell>
          <table:table-cell office:value-type="float" office:value="0.0377294093535556" calcext:value-type="float">
            <text:p>0,0377294094</text:p>
          </table:table-cell>
          <table:table-cell office:value-type="float" office:value="0.0463667342710454" calcext:value-type="float">
            <text:p>0,0463667343</text:p>
          </table:table-cell>
          <table:table-cell office:value-type="float" office:value="0.0341932500265405" calcext:value-type="float">
            <text:p>0,03419325</text:p>
          </table:table-cell>
          <table:table-cell office:value-type="float" office:value="0.0516673115016966" calcext:value-type="float">
            <text:p>0,0516673115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9939524407338" calcext:value-type="float">
            <text:p>0,3799395244</text:p>
          </table:table-cell>
          <table:table-cell office:value-type="float" office:value="0.449252673332969" calcext:value-type="float">
            <text:p>0,4492526733</text:p>
          </table:table-cell>
          <table:table-cell office:value-type="float" office:value="0.382930736997208" calcext:value-type="float">
            <text:p>0,382930737</text:p>
          </table:table-cell>
          <table:table-cell office:value-type="float" office:value="0.445290431666628" calcext:value-type="float">
            <text:p>0,4452904317</text:p>
          </table:table-cell>
          <table:table-cell office:value-type="float" office:value="6.50499808291751" calcext:value-type="float">
            <text:p>6,5049980829</text:p>
          </table:table-cell>
          <table:table-cell office:value-type="float" office:value="9.12551344217271" calcext:value-type="float">
            <text:p>9,1255134422</text:p>
          </table:table-cell>
          <table:table-cell office:value-type="float" office:value="6.77603143015713" calcext:value-type="float">
            <text:p>6,7760314302</text:p>
          </table:table-cell>
          <table:table-cell office:value-type="float" office:value="8.72744720425891" calcext:value-type="float">
            <text:p>8,7274472043</text:p>
          </table:table-cell>
          <table:table-cell office:value-type="float" office:value="0.247210967563505" calcext:value-type="float">
            <text:p>0,2472109676</text:p>
          </table:table-cell>
          <table:table-cell office:value-type="float" office:value="0.286409380911306" calcext:value-type="float">
            <text:p>0,2864093809</text:p>
          </table:table-cell>
          <table:table-cell office:value-type="float" office:value="0.250353149840628" calcext:value-type="float">
            <text:p>0,2503531498</text:p>
          </table:table-cell>
          <table:table-cell office:value-type="float" office:value="0.280795488918123" calcext:value-type="float">
            <text:p>0,2807954889</text:p>
          </table:table-cell>
          <table:table-cell office:value-type="float" office:value="0.0355953990689218" calcext:value-type="float">
            <text:p>0,0355953991</text:p>
          </table:table-cell>
          <table:table-cell office:value-type="float" office:value="0.0454703039281581" calcext:value-type="float">
            <text:p>0,0454703039</text:p>
          </table:table-cell>
          <table:table-cell office:value-type="float" office:value="0.0336064618011424" calcext:value-type="float">
            <text:p>0,0336064618</text:p>
          </table:table-cell>
          <table:table-cell office:value-type="float" office:value="0.04834909968032" calcext:value-type="float">
            <text:p>0,0483490997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9356896227632" calcext:value-type="float">
            <text:p>0,3793568962</text:p>
          </table:table-cell>
          <table:table-cell office:value-type="float" office:value="0.447296788789119" calcext:value-type="float">
            <text:p>0,4472967888</text:p>
          </table:table-cell>
          <table:table-cell office:value-type="float" office:value="0.381893837386716" calcext:value-type="float">
            <text:p>0,3818938374</text:p>
          </table:table-cell>
          <table:table-cell office:value-type="float" office:value="0.444463711863234" calcext:value-type="float">
            <text:p>0,4444637119</text:p>
          </table:table-cell>
          <table:table-cell office:value-type="float" office:value="6.46752622466174" calcext:value-type="float">
            <text:p>6,4675262247</text:p>
          </table:table-cell>
          <table:table-cell office:value-type="float" office:value="9.63505942267566" calcext:value-type="float">
            <text:p>9,6350594227</text:p>
          </table:table-cell>
          <table:table-cell office:value-type="float" office:value="6.61424470612421" calcext:value-type="float">
            <text:p>6,6142447061</text:p>
          </table:table-cell>
          <table:table-cell office:value-type="float" office:value="9.24568125134679" calcext:value-type="float">
            <text:p>9,2456812513</text:p>
          </table:table-cell>
          <table:table-cell office:value-type="float" office:value="0.240719401389141" calcext:value-type="float">
            <text:p>0,2407194014</text:p>
          </table:table-cell>
          <table:table-cell office:value-type="float" office:value="0.270451509258288" calcext:value-type="float">
            <text:p>0,2704515093</text:p>
          </table:table-cell>
          <table:table-cell office:value-type="float" office:value="0.243689575581325" calcext:value-type="float">
            <text:p>0,2436895756</text:p>
          </table:table-cell>
          <table:table-cell office:value-type="float" office:value="0.265275262943511" calcext:value-type="float">
            <text:p>0,2652752629</text:p>
          </table:table-cell>
          <table:table-cell office:value-type="float" office:value="0.0374383898877723" calcext:value-type="float">
            <text:p>0,0374383899</text:p>
          </table:table-cell>
          <table:table-cell office:value-type="float" office:value="0.0446759942681089" calcext:value-type="float">
            <text:p>0,0446759943</text:p>
          </table:table-cell>
          <table:table-cell office:value-type="float" office:value="0.034077379250877" calcext:value-type="float">
            <text:p>0,0340773793</text:p>
          </table:table-cell>
          <table:table-cell office:value-type="float" office:value="0.0497570420504189" calcext:value-type="float">
            <text:p>0,0497570421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83511918426305" calcext:value-type="float">
            <text:p>0,3835119184</text:p>
          </table:table-cell>
          <table:table-cell office:value-type="float" office:value="0.452712886851746" calcext:value-type="float">
            <text:p>0,4527128869</text:p>
          </table:table-cell>
          <table:table-cell office:value-type="float" office:value="0.385839234564262" calcext:value-type="float">
            <text:p>0,3858392346</text:p>
          </table:table-cell>
          <table:table-cell office:value-type="float" office:value="0.450239158504457" calcext:value-type="float">
            <text:p>0,4502391585</text:p>
          </table:table-cell>
          <table:table-cell office:value-type="float" office:value="7.1437817532735" calcext:value-type="float">
            <text:p>7,1437817533</text:p>
          </table:table-cell>
          <table:table-cell office:value-type="float" office:value="9.97652226713494" calcext:value-type="float">
            <text:p>9,9765222671</text:p>
          </table:table-cell>
          <table:table-cell office:value-type="float" office:value="7.23006605073751" calcext:value-type="float">
            <text:p>7,2300660507</text:p>
          </table:table-cell>
          <table:table-cell office:value-type="float" office:value="9.69019846826306" calcext:value-type="float">
            <text:p>9,6901984683</text:p>
          </table:table-cell>
          <table:table-cell office:value-type="float" office:value="0.242471466404671" calcext:value-type="float">
            <text:p>0,2424714664</text:p>
          </table:table-cell>
          <table:table-cell office:value-type="float" office:value="0.274096616948614" calcext:value-type="float">
            <text:p>0,2740966169</text:p>
          </table:table-cell>
          <table:table-cell office:value-type="float" office:value="0.244709031537906" calcext:value-type="float">
            <text:p>0,2447090315</text:p>
          </table:table-cell>
          <table:table-cell office:value-type="float" office:value="0.270129693911922" calcext:value-type="float">
            <text:p>0,2701296939</text:p>
          </table:table-cell>
          <table:table-cell office:value-type="float" office:value="0.0360586257375884" calcext:value-type="float">
            <text:p>0,0360586257</text:p>
          </table:table-cell>
          <table:table-cell office:value-type="float" office:value="0.043338922506609" calcext:value-type="float">
            <text:p>0,0433389225</text:p>
          </table:table-cell>
          <table:table-cell office:value-type="float" office:value="0.0329548859090769" calcext:value-type="float">
            <text:p>0,0329548859</text:p>
          </table:table-cell>
          <table:table-cell office:value-type="float" office:value="0.0481084915659322" calcext:value-type="float">
            <text:p>0,0481084916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83731404203978" calcext:value-type="float">
            <text:p>0,3837314042</text:p>
          </table:table-cell>
          <table:table-cell office:value-type="float" office:value="0.450329595488005" calcext:value-type="float">
            <text:p>0,4503295955</text:p>
          </table:table-cell>
          <table:table-cell office:value-type="float" office:value="0.38631465774183" calcext:value-type="float">
            <text:p>0,3863146577</text:p>
          </table:table-cell>
          <table:table-cell office:value-type="float" office:value="0.448779374775288" calcext:value-type="float">
            <text:p>0,4487793748</text:p>
          </table:table-cell>
          <table:table-cell office:value-type="float" office:value="6.9208719365931" calcext:value-type="float">
            <text:p>6,9208719366</text:p>
          </table:table-cell>
          <table:table-cell office:value-type="float" office:value="10.131369849212" calcext:value-type="float">
            <text:p>10,1313698492</text:p>
          </table:table-cell>
          <table:table-cell office:value-type="float" office:value="7.13309160629532" calcext:value-type="float">
            <text:p>7,1330916063</text:p>
          </table:table-cell>
          <table:table-cell office:value-type="float" office:value="10.10833946911" calcext:value-type="float">
            <text:p>10,1083394691</text:p>
          </table:table-cell>
          <table:table-cell office:value-type="float" office:value="0.250762330999792" calcext:value-type="float">
            <text:p>0,250762331</text:p>
          </table:table-cell>
          <table:table-cell office:value-type="float" office:value="0.295824622125374" calcext:value-type="float">
            <text:p>0,2958246221</text:p>
          </table:table-cell>
          <table:table-cell office:value-type="float" office:value="0.253335390944583" calcext:value-type="float">
            <text:p>0,2533353909</text:p>
          </table:table-cell>
          <table:table-cell office:value-type="float" office:value="0.291096652133296" calcext:value-type="float">
            <text:p>0,2910966521</text:p>
          </table:table-cell>
          <table:table-cell office:value-type="float" office:value="0.0313290013341782" calcext:value-type="float">
            <text:p>0,0313290013</text:p>
          </table:table-cell>
          <table:table-cell office:value-type="float" office:value="0.0413858225070454" calcext:value-type="float">
            <text:p>0,0413858225</text:p>
          </table:table-cell>
          <table:table-cell office:value-type="float" office:value="0.0295806739378141" calcext:value-type="float">
            <text:p>0,0295806739</text:p>
          </table:table-cell>
          <table:table-cell office:value-type="float" office:value="0.0439555327604081" calcext:value-type="float">
            <text:p>0,0439555328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6286075634997" calcext:value-type="float">
            <text:p>0,3762860756</text:p>
          </table:table-cell>
          <table:table-cell office:value-type="float" office:value="0.443629860608313" calcext:value-type="float">
            <text:p>0,4436298606</text:p>
          </table:table-cell>
          <table:table-cell office:value-type="float" office:value="0.378282784741216" calcext:value-type="float">
            <text:p>0,3782827847</text:p>
          </table:table-cell>
          <table:table-cell office:value-type="float" office:value="0.44183673876732" calcext:value-type="float">
            <text:p>0,4418367388</text:p>
          </table:table-cell>
          <table:table-cell office:value-type="float" office:value="6.53546610561575" calcext:value-type="float">
            <text:p>6,5354661056</text:p>
          </table:table-cell>
          <table:table-cell office:value-type="float" office:value="10.051820074062" calcext:value-type="float">
            <text:p>10,0518200741</text:p>
          </table:table-cell>
          <table:table-cell office:value-type="float" office:value="6.66642820775337" calcext:value-type="float">
            <text:p>6,6664282078</text:p>
          </table:table-cell>
          <table:table-cell office:value-type="float" office:value="9.63100963865561" calcext:value-type="float">
            <text:p>9,6310096387</text:p>
          </table:table-cell>
          <table:table-cell office:value-type="float" office:value="0.254344858309074" calcext:value-type="float">
            <text:p>0,2543448583</text:p>
          </table:table-cell>
          <table:table-cell office:value-type="float" office:value="0.298733338950581" calcext:value-type="float">
            <text:p>0,298733339</text:p>
          </table:table-cell>
          <table:table-cell office:value-type="float" office:value="0.256267552952255" calcext:value-type="float">
            <text:p>0,256267553</text:p>
          </table:table-cell>
          <table:table-cell office:value-type="float" office:value="0.295211393483168" calcext:value-type="float">
            <text:p>0,2952113935</text:p>
          </table:table-cell>
          <table:table-cell office:value-type="float" office:value="0.0316929992774363" calcext:value-type="float">
            <text:p>0,0316929993</text:p>
          </table:table-cell>
          <table:table-cell office:value-type="float" office:value="0.0406021481061414" calcext:value-type="float">
            <text:p>0,0406021481</text:p>
          </table:table-cell>
          <table:table-cell office:value-type="float" office:value="0.0291878553066496" calcext:value-type="float">
            <text:p>0,0291878553</text:p>
          </table:table-cell>
          <table:table-cell office:value-type="float" office:value="0.044412946684187" calcext:value-type="float">
            <text:p>0,0444129467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79456522226769" calcext:value-type="float">
            <text:p>0,3794565222</text:p>
          </table:table-cell>
          <table:table-cell office:value-type="float" office:value="0.445832879381213" calcext:value-type="float">
            <text:p>0,4458328794</text:p>
          </table:table-cell>
          <table:table-cell office:value-type="float" office:value="0.380658578205907" calcext:value-type="float">
            <text:p>0,3806585782</text:p>
          </table:table-cell>
          <table:table-cell office:value-type="float" office:value="0.446807442364996" calcext:value-type="float">
            <text:p>0,4468074424</text:p>
          </table:table-cell>
          <table:table-cell office:value-type="float" office:value="6.79831479849644" calcext:value-type="float">
            <text:p>6,7983147985</text:p>
          </table:table-cell>
          <table:table-cell office:value-type="float" office:value="10.2880952882871" calcext:value-type="float">
            <text:p>10,2880952883</text:p>
          </table:table-cell>
          <table:table-cell office:value-type="float" office:value="6.9655629116764" calcext:value-type="float">
            <text:p>6,9655629117</text:p>
          </table:table-cell>
          <table:table-cell office:value-type="float" office:value="10.4908195172173" calcext:value-type="float">
            <text:p>10,4908195172</text:p>
          </table:table-cell>
          <table:table-cell office:value-type="float" office:value="0.24398148296114" calcext:value-type="float">
            <text:p>0,243981483</text:p>
          </table:table-cell>
          <table:table-cell office:value-type="float" office:value="0.283657199013886" calcext:value-type="float">
            <text:p>0,283657199</text:p>
          </table:table-cell>
          <table:table-cell office:value-type="float" office:value="0.245791202942895" calcext:value-type="float">
            <text:p>0,2457912029</text:p>
          </table:table-cell>
          <table:table-cell office:value-type="float" office:value="0.280327176061374" calcext:value-type="float">
            <text:p>0,2803271761</text:p>
          </table:table-cell>
          <table:table-cell office:value-type="float" office:value="0.0321749767501465" calcext:value-type="float">
            <text:p>0,0321749768</text:p>
          </table:table-cell>
          <table:table-cell office:value-type="float" office:value="0.0410789768761652" calcext:value-type="float">
            <text:p>0,0410789769</text:p>
          </table:table-cell>
          <table:table-cell office:value-type="float" office:value="0.0292202010068812" calcext:value-type="float">
            <text:p>0,029220201</text:p>
          </table:table-cell>
          <table:table-cell office:value-type="float" office:value="0.0456089390706465" calcext:value-type="float">
            <text:p>0,0456089391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2478529299583" calcext:value-type="float">
            <text:p>0,3724785293</text:p>
          </table:table-cell>
          <table:table-cell office:value-type="float" office:value="0.44103120621188" calcext:value-type="float">
            <text:p>0,4410312062</text:p>
          </table:table-cell>
          <table:table-cell office:value-type="float" office:value="0.373498742155546" calcext:value-type="float">
            <text:p>0,3734987422</text:p>
          </table:table-cell>
          <table:table-cell office:value-type="float" office:value="0.44310125497539" calcext:value-type="float">
            <text:p>0,443101255</text:p>
          </table:table-cell>
          <table:table-cell office:value-type="float" office:value="6.47218168936188" calcext:value-type="float">
            <text:p>6,4721816894</text:p>
          </table:table-cell>
          <table:table-cell office:value-type="float" office:value="8.53353468923936" calcext:value-type="float">
            <text:p>8,5335346892</text:p>
          </table:table-cell>
          <table:table-cell office:value-type="float" office:value="6.56478759674985" calcext:value-type="float">
            <text:p>6,5647875967</text:p>
          </table:table-cell>
          <table:table-cell office:value-type="float" office:value="8.87551634517203" calcext:value-type="float">
            <text:p>8,8755163452</text:p>
          </table:table-cell>
          <table:table-cell office:value-type="float" office:value="0.234849936668458" calcext:value-type="float">
            <text:p>0,2348499367</text:p>
          </table:table-cell>
          <table:table-cell office:value-type="float" office:value="0.260231525805467" calcext:value-type="float">
            <text:p>0,2602315258</text:p>
          </table:table-cell>
          <table:table-cell office:value-type="float" office:value="0.236588026216012" calcext:value-type="float">
            <text:p>0,2365880262</text:p>
          </table:table-cell>
          <table:table-cell office:value-type="float" office:value="0.25715237854004" calcext:value-type="float">
            <text:p>0,2571523785</text:p>
          </table:table-cell>
          <table:table-cell office:value-type="float" office:value="0.0330841101413299" calcext:value-type="float">
            <text:p>0,0330841101</text:p>
          </table:table-cell>
          <table:table-cell office:value-type="float" office:value="0.0424069567378504" calcext:value-type="float">
            <text:p>0,0424069567</text:p>
          </table:table-cell>
          <table:table-cell office:value-type="float" office:value="0.0303062870538196" calcext:value-type="float">
            <text:p>0,0303062871</text:p>
          </table:table-cell>
          <table:table-cell office:value-type="float" office:value="0.0467459050662144" calcext:value-type="float">
            <text:p>0,0467459051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71441882623503" calcext:value-type="float">
            <text:p>0,3714418826</text:p>
          </table:table-cell>
          <table:table-cell office:value-type="float" office:value="0.440137883551723" calcext:value-type="float">
            <text:p>0,4401378836</text:p>
          </table:table-cell>
          <table:table-cell office:value-type="float" office:value="0.373334763746081" calcext:value-type="float">
            <text:p>0,3733347637</text:p>
          </table:table-cell>
          <table:table-cell office:value-type="float" office:value="0.438971102587617" calcext:value-type="float">
            <text:p>0,4389711026</text:p>
          </table:table-cell>
          <table:table-cell office:value-type="float" office:value="6.52142290588925" calcext:value-type="float">
            <text:p>6,5214229059</text:p>
          </table:table-cell>
          <table:table-cell office:value-type="float" office:value="9.69908601989596" calcext:value-type="float">
            <text:p>9,6990860199</text:p>
          </table:table-cell>
          <table:table-cell office:value-type="float" office:value="6.74420394445693" calcext:value-type="float">
            <text:p>6,7442039445</text:p>
          </table:table-cell>
          <table:table-cell office:value-type="float" office:value="9.32746964607686" calcext:value-type="float">
            <text:p>9,3274696461</text:p>
          </table:table-cell>
          <table:table-cell office:value-type="float" office:value="0.240879146877131" calcext:value-type="float">
            <text:p>0,2408791469</text:p>
          </table:table-cell>
          <table:table-cell office:value-type="float" office:value="0.275884080220354" calcext:value-type="float">
            <text:p>0,2758840802</text:p>
          </table:table-cell>
          <table:table-cell office:value-type="float" office:value="0.243244480579769" calcext:value-type="float">
            <text:p>0,2432444806</text:p>
          </table:table-cell>
          <table:table-cell office:value-type="float" office:value="0.271624363667049" calcext:value-type="float">
            <text:p>0,2716243637</text:p>
          </table:table-cell>
          <table:table-cell office:value-type="float" office:value="0.0331685514082066" calcext:value-type="float">
            <text:p>0,0331685514</text:p>
          </table:table-cell>
          <table:table-cell office:value-type="float" office:value="0.0423353265268289" calcext:value-type="float">
            <text:p>0,0423353265</text:p>
          </table:table-cell>
          <table:table-cell office:value-type="float" office:value="0.0293984474688411" calcext:value-type="float">
            <text:p>0,0293984475</text:p>
          </table:table-cell>
          <table:table-cell office:value-type="float" office:value="0.0481379873469642" calcext:value-type="float">
            <text:p>0,0481379873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9420879640715" calcext:value-type="float">
            <text:p>0,3694208796</text:p>
          </table:table-cell>
          <table:table-cell office:value-type="float" office:value="0.432961001920215" calcext:value-type="float">
            <text:p>0,4329610019</text:p>
          </table:table-cell>
          <table:table-cell office:value-type="float" office:value="0.371317899266584" calcext:value-type="float">
            <text:p>0,3713178993</text:p>
          </table:table-cell>
          <table:table-cell office:value-type="float" office:value="0.432236131858779" calcext:value-type="float">
            <text:p>0,4322361319</text:p>
          </table:table-cell>
          <table:table-cell office:value-type="float" office:value="6.25391211015318" calcext:value-type="float">
            <text:p>6,2539121102</text:p>
          </table:table-cell>
          <table:table-cell office:value-type="float" office:value="8.63327236529739" calcext:value-type="float">
            <text:p>8,6332723653</text:p>
          </table:table-cell>
          <table:table-cell office:value-type="float" office:value="6.43919643068696" calcext:value-type="float">
            <text:p>6,4391964307</text:p>
          </table:table-cell>
          <table:table-cell office:value-type="float" office:value="8.61725674027926" calcext:value-type="float">
            <text:p>8,6172567403</text:p>
          </table:table-cell>
          <table:table-cell office:value-type="float" office:value="0.242957392068446" calcext:value-type="float">
            <text:p>0,2429573921</text:p>
          </table:table-cell>
          <table:table-cell office:value-type="float" office:value="0.283560728990663" calcext:value-type="float">
            <text:p>0,283560729</text:p>
          </table:table-cell>
          <table:table-cell office:value-type="float" office:value="0.244712846414833" calcext:value-type="float">
            <text:p>0,2447128464</text:p>
          </table:table-cell>
          <table:table-cell office:value-type="float" office:value="0.280348896168907" calcext:value-type="float">
            <text:p>0,2803488962</text:p>
          </table:table-cell>
          <table:table-cell office:value-type="float" office:value="0.0328490736476557" calcext:value-type="float">
            <text:p>0,0328490736</text:p>
          </table:table-cell>
          <table:table-cell office:value-type="float" office:value="0.0411945921437138" calcext:value-type="float">
            <text:p>0,0411945921</text:p>
          </table:table-cell>
          <table:table-cell office:value-type="float" office:value="0.0297348248221772" calcext:value-type="float">
            <text:p>0,0297348248</text:p>
          </table:table-cell>
          <table:table-cell office:value-type="float" office:value="0.0459941459892028" calcext:value-type="float">
            <text:p>0,045994146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8285890210899" calcext:value-type="float">
            <text:p>0,3682858902</text:p>
          </table:table-cell>
          <table:table-cell office:value-type="float" office:value="0.427228283808292" calcext:value-type="float">
            <text:p>0,4272282838</text:p>
          </table:table-cell>
          <table:table-cell office:value-type="float" office:value="0.369439132482751" calcext:value-type="float">
            <text:p>0,3694391325</text:p>
          </table:table-cell>
          <table:table-cell office:value-type="float" office:value="0.427909168670136" calcext:value-type="float">
            <text:p>0,4279091687</text:p>
          </table:table-cell>
          <table:table-cell office:value-type="float" office:value="6.46594812044268" calcext:value-type="float">
            <text:p>6,4659481204</text:p>
          </table:table-cell>
          <table:table-cell office:value-type="float" office:value="8.67475627393943" calcext:value-type="float">
            <text:p>8,6747562739</text:p>
          </table:table-cell>
          <table:table-cell office:value-type="float" office:value="6.6689658700472" calcext:value-type="float">
            <text:p>6,66896587</text:p>
          </table:table-cell>
          <table:table-cell office:value-type="float" office:value="8.85380585029661" calcext:value-type="float">
            <text:p>8,8538058503</text:p>
          </table:table-cell>
          <table:table-cell office:value-type="float" office:value="0.241368081512926" calcext:value-type="float">
            <text:p>0,2413680815</text:p>
          </table:table-cell>
          <table:table-cell office:value-type="float" office:value="0.279857016336711" calcext:value-type="float">
            <text:p>0,2798570163</text:p>
          </table:table-cell>
          <table:table-cell office:value-type="float" office:value="0.243071012868458" calcext:value-type="float">
            <text:p>0,2430710129</text:p>
          </table:table-cell>
          <table:table-cell office:value-type="float" office:value="0.276758454763119" calcext:value-type="float">
            <text:p>0,2767584548</text:p>
          </table:table-cell>
          <table:table-cell office:value-type="float" office:value="0.0331586678718559" calcext:value-type="float">
            <text:p>0,0331586679</text:p>
          </table:table-cell>
          <table:table-cell office:value-type="float" office:value="0.0405935755492149" calcext:value-type="float">
            <text:p>0,0405935755</text:p>
          </table:table-cell>
          <table:table-cell office:value-type="float" office:value="0.0294867440879359" calcext:value-type="float">
            <text:p>0,0294867441</text:p>
          </table:table-cell>
          <table:table-cell office:value-type="float" office:value="0.046285787032861" calcext:value-type="float">
            <text:p>0,046285787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77389829938782" calcext:value-type="float">
            <text:p>0,3773898299</text:p>
          </table:table-cell>
          <table:table-cell office:value-type="float" office:value="0.433968717219566" calcext:value-type="float">
            <text:p>0,4339687172</text:p>
          </table:table-cell>
          <table:table-cell office:value-type="float" office:value="0.37857376518234" calcext:value-type="float">
            <text:p>0,3785737652</text:p>
          </table:table-cell>
          <table:table-cell office:value-type="float" office:value="0.434627321507405" calcext:value-type="float">
            <text:p>0,4346273215</text:p>
          </table:table-cell>
          <table:table-cell office:value-type="float" office:value="6.50793626606085" calcext:value-type="float">
            <text:p>6,5079362661</text:p>
          </table:table-cell>
          <table:table-cell office:value-type="float" office:value="8.86683234416452" calcext:value-type="float">
            <text:p>8,8668323442</text:p>
          </table:table-cell>
          <table:table-cell office:value-type="float" office:value="6.54948695598371" calcext:value-type="float">
            <text:p>6,549486956</text:p>
          </table:table-cell>
          <table:table-cell office:value-type="float" office:value="8.82892561787633" calcext:value-type="float">
            <text:p>8,8289256179</text:p>
          </table:table-cell>
          <table:table-cell office:value-type="float" office:value="0.245386477178381" calcext:value-type="float">
            <text:p>0,2453864772</text:p>
          </table:table-cell>
          <table:table-cell office:value-type="float" office:value="0.285551973044639" calcext:value-type="float">
            <text:p>0,285551973</text:p>
          </table:table-cell>
          <table:table-cell office:value-type="float" office:value="0.247021437060519" calcext:value-type="float">
            <text:p>0,2470214371</text:p>
          </table:table-cell>
          <table:table-cell office:value-type="float" office:value="0.282532394804846" calcext:value-type="float">
            <text:p>0,2825323948</text:p>
          </table:table-cell>
          <table:table-cell office:value-type="float" office:value="0.0334030934517857" calcext:value-type="float">
            <text:p>0,0334030935</text:p>
          </table:table-cell>
          <table:table-cell office:value-type="float" office:value="0.0410759752815405" calcext:value-type="float">
            <text:p>0,0410759753</text:p>
          </table:table-cell>
          <table:table-cell office:value-type="float" office:value="0.0301530019755233" calcext:value-type="float">
            <text:p>0,030153002</text:p>
          </table:table-cell>
          <table:table-cell office:value-type="float" office:value="0.0461656053255237" calcext:value-type="float">
            <text:p>0,0461656053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9618372581188" calcext:value-type="float">
            <text:p>0,3796183726</text:p>
          </table:table-cell>
          <table:table-cell office:value-type="float" office:value="0.443133992125932" calcext:value-type="float">
            <text:p>0,4431339921</text:p>
          </table:table-cell>
          <table:table-cell office:value-type="float" office:value="0.381119602404991" calcext:value-type="float">
            <text:p>0,3811196024</text:p>
          </table:table-cell>
          <table:table-cell office:value-type="float" office:value="0.443379637172789" calcext:value-type="float">
            <text:p>0,4433796372</text:p>
          </table:table-cell>
          <table:table-cell office:value-type="float" office:value="6.988839303086" calcext:value-type="float">
            <text:p>6,9888393031</text:p>
          </table:table-cell>
          <table:table-cell office:value-type="float" office:value="9.72608948394046" calcext:value-type="float">
            <text:p>9,7260894839</text:p>
          </table:table-cell>
          <table:table-cell office:value-type="float" office:value="7.08128313879771" calcext:value-type="float">
            <text:p>7,0812831388</text:p>
          </table:table-cell>
          <table:table-cell office:value-type="float" office:value="9.75550752460782" calcext:value-type="float">
            <text:p>9,7555075246</text:p>
          </table:table-cell>
          <table:table-cell office:value-type="float" office:value="0.251532065332383" calcext:value-type="float">
            <text:p>0,2515320653</text:p>
          </table:table-cell>
          <table:table-cell office:value-type="float" office:value="0.300989945692764" calcext:value-type="float">
            <text:p>0,3009899457</text:p>
          </table:table-cell>
          <table:table-cell office:value-type="float" office:value="0.253608559683128" calcext:value-type="float">
            <text:p>0,2536085597</text:p>
          </table:table-cell>
          <table:table-cell office:value-type="float" office:value="0.297068440630183" calcext:value-type="float">
            <text:p>0,2970684406</text:p>
          </table:table-cell>
          <table:table-cell office:value-type="float" office:value="0.0337291947966212" calcext:value-type="float">
            <text:p>0,0337291948</text:p>
          </table:table-cell>
          <table:table-cell office:value-type="float" office:value="0.0422991434587445" calcext:value-type="float">
            <text:p>0,0422991435</text:p>
          </table:table-cell>
          <table:table-cell office:value-type="float" office:value="0.0303750045366381" calcext:value-type="float">
            <text:p>0,0303750045</text:p>
          </table:table-cell>
          <table:table-cell office:value-type="float" office:value="0.0474970157131574" calcext:value-type="float">
            <text:p>0,0474970157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618585514547" calcext:value-type="float">
            <text:p>0,3761858551</text:p>
          </table:table-cell>
          <table:table-cell office:value-type="float" office:value="0.434488404394766" calcext:value-type="float">
            <text:p>0,4344884044</text:p>
          </table:table-cell>
          <table:table-cell office:value-type="float" office:value="0.377613079162101" calcext:value-type="float">
            <text:p>0,3776130792</text:p>
          </table:table-cell>
          <table:table-cell office:value-type="float" office:value="0.435518155939282" calcext:value-type="float">
            <text:p>0,4355181559</text:p>
          </table:table-cell>
          <table:table-cell office:value-type="float" office:value="6.98224270788708" calcext:value-type="float">
            <text:p>6,9822427079</text:p>
          </table:table-cell>
          <table:table-cell office:value-type="float" office:value="9.29782237003961" calcext:value-type="float">
            <text:p>9,29782237</text:p>
          </table:table-cell>
          <table:table-cell office:value-type="float" office:value="7.0608130851402" calcext:value-type="float">
            <text:p>7,0608130851</text:p>
          </table:table-cell>
          <table:table-cell office:value-type="float" office:value="9.30771820627441" calcext:value-type="float">
            <text:p>9,3077182063</text:p>
          </table:table-cell>
          <table:table-cell office:value-type="float" office:value="0.255017162948225" calcext:value-type="float">
            <text:p>0,2550171629</text:p>
          </table:table-cell>
          <table:table-cell office:value-type="float" office:value="0.312765454427233" calcext:value-type="float">
            <text:p>0,3127654544</text:p>
          </table:table-cell>
          <table:table-cell office:value-type="float" office:value="0.256466553030467" calcext:value-type="float">
            <text:p>0,256466553</text:p>
          </table:table-cell>
          <table:table-cell office:value-type="float" office:value="0.309931359447326" calcext:value-type="float">
            <text:p>0,3099313594</text:p>
          </table:table-cell>
          <table:table-cell office:value-type="float" office:value="0.0322678132887466" calcext:value-type="float">
            <text:p>0,0322678133</text:p>
          </table:table-cell>
          <table:table-cell office:value-type="float" office:value="0.0374185955092004" calcext:value-type="float">
            <text:p>0,0374185955</text:p>
          </table:table-cell>
          <table:table-cell office:value-type="float" office:value="0.0297705345967886" calcext:value-type="float">
            <text:p>0,0297705346</text:p>
          </table:table-cell>
          <table:table-cell office:value-type="float" office:value="0.041367008953116" calcext:value-type="float">
            <text:p>0,041367009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9051544289916" calcext:value-type="float">
            <text:p>0,3790515443</text:p>
          </table:table-cell>
          <table:table-cell office:value-type="float" office:value="0.441430044068882" calcext:value-type="float">
            <text:p>0,4414300441</text:p>
          </table:table-cell>
          <table:table-cell office:value-type="float" office:value="0.379463327880176" calcext:value-type="float">
            <text:p>0,3794633279</text:p>
          </table:table-cell>
          <table:table-cell office:value-type="float" office:value="0.443846547084946" calcext:value-type="float">
            <text:p>0,4438465471</text:p>
          </table:table-cell>
          <table:table-cell office:value-type="float" office:value="7.03312491448777" calcext:value-type="float">
            <text:p>7,0331249145</text:p>
          </table:table-cell>
          <table:table-cell office:value-type="float" office:value="9.43989206515204" calcext:value-type="float">
            <text:p>9,4398920652</text:p>
          </table:table-cell>
          <table:table-cell office:value-type="float" office:value="7.10565608578543" calcext:value-type="float">
            <text:p>7,1056560858</text:p>
          </table:table-cell>
          <table:table-cell office:value-type="float" office:value="9.68349225686936" calcext:value-type="float">
            <text:p>9,6834922569</text:p>
          </table:table-cell>
          <table:table-cell office:value-type="float" office:value="0.251904858027974" calcext:value-type="float">
            <text:p>0,251904858</text:p>
          </table:table-cell>
          <table:table-cell office:value-type="float" office:value="0.312702902142071" calcext:value-type="float">
            <text:p>0,3127029021</text:p>
          </table:table-cell>
          <table:table-cell office:value-type="float" office:value="0.253168691982364" calcext:value-type="float">
            <text:p>0,253168692</text:p>
          </table:table-cell>
          <table:table-cell office:value-type="float" office:value="0.310182579903399" calcext:value-type="float">
            <text:p>0,3101825799</text:p>
          </table:table-cell>
          <table:table-cell office:value-type="float" office:value="0.0375317396168711" calcext:value-type="float">
            <text:p>0,0375317396</text:p>
          </table:table-cell>
          <table:table-cell office:value-type="float" office:value="0.0457545284171378" calcext:value-type="float">
            <text:p>0,0457545284</text:p>
          </table:table-cell>
          <table:table-cell office:value-type="float" office:value="0.0349888230601042" calcext:value-type="float">
            <text:p>0,0349888231</text:p>
          </table:table-cell>
          <table:table-cell office:value-type="float" office:value="0.0497904687296388" calcext:value-type="float">
            <text:p>0,0497904687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81055598405826" calcext:value-type="float">
            <text:p>0,3810555984</text:p>
          </table:table-cell>
          <table:table-cell office:value-type="float" office:value="0.444749312324752" calcext:value-type="float">
            <text:p>0,4447493123</text:p>
          </table:table-cell>
          <table:table-cell office:value-type="float" office:value="0.381134176275788" calcext:value-type="float">
            <text:p>0,3811341763</text:p>
          </table:table-cell>
          <table:table-cell office:value-type="float" office:value="0.448570766877619" calcext:value-type="float">
            <text:p>0,4485707669</text:p>
          </table:table-cell>
          <table:table-cell office:value-type="float" office:value="6.94803900760173" calcext:value-type="float">
            <text:p>6,9480390076</text:p>
          </table:table-cell>
          <table:table-cell office:value-type="float" office:value="9.08125442455173" calcext:value-type="float">
            <text:p>9,0812544246</text:p>
          </table:table-cell>
          <table:table-cell office:value-type="float" office:value="6.98286415549507" calcext:value-type="float">
            <text:p>6,9828641555</text:p>
          </table:table-cell>
          <table:table-cell office:value-type="float" office:value="9.5935653851761" calcext:value-type="float">
            <text:p>9,5935653852</text:p>
          </table:table-cell>
          <table:table-cell office:value-type="float" office:value="0.250722287592734" calcext:value-type="float">
            <text:p>0,2507222876</text:p>
          </table:table-cell>
          <table:table-cell office:value-type="float" office:value="0.303833685282631" calcext:value-type="float">
            <text:p>0,3038336853</text:p>
          </table:table-cell>
          <table:table-cell office:value-type="float" office:value="0.25229941308574" calcext:value-type="float">
            <text:p>0,2522994131</text:p>
          </table:table-cell>
          <table:table-cell office:value-type="float" office:value="0.300786067344357" calcext:value-type="float">
            <text:p>0,3007860673</text:p>
          </table:table-cell>
          <table:table-cell office:value-type="float" office:value="0.0420965535134832" calcext:value-type="float">
            <text:p>0,0420965535</text:p>
          </table:table-cell>
          <table:table-cell office:value-type="float" office:value="0.0526122772777746" calcext:value-type="float">
            <text:p>0,0526122773</text:p>
          </table:table-cell>
          <table:table-cell office:value-type="float" office:value="0.0388903349298113" calcext:value-type="float">
            <text:p>0,0388903349</text:p>
          </table:table-cell>
          <table:table-cell office:value-type="float" office:value="0.057637694154908" calcext:value-type="float">
            <text:p>0,0576376942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83112720296058" calcext:value-type="float">
            <text:p>0,3831127203</text:p>
          </table:table-cell>
          <table:table-cell office:value-type="float" office:value="0.443930449636883" calcext:value-type="float">
            <text:p>0,4439304496</text:p>
          </table:table-cell>
          <table:table-cell office:value-type="float" office:value="0.383811883615865" calcext:value-type="float">
            <text:p>0,3838118836</text:p>
          </table:table-cell>
          <table:table-cell office:value-type="float" office:value="0.444964588781539" calcext:value-type="float">
            <text:p>0,4449645888</text:p>
          </table:table-cell>
          <table:table-cell office:value-type="float" office:value="6.9693445643524" calcext:value-type="float">
            <text:p>6,9693445644</text:p>
          </table:table-cell>
          <table:table-cell office:value-type="float" office:value="9.41018759353966" calcext:value-type="float">
            <text:p>9,4101875935</text:p>
          </table:table-cell>
          <table:table-cell office:value-type="float" office:value="7.01071015185693" calcext:value-type="float">
            <text:p>7,0107101519</text:p>
          </table:table-cell>
          <table:table-cell office:value-type="float" office:value="9.74453160734242" calcext:value-type="float">
            <text:p>9,7445316073</text:p>
          </table:table-cell>
          <table:table-cell office:value-type="float" office:value="0.248942113632482" calcext:value-type="float">
            <text:p>0,2489421136</text:p>
          </table:table-cell>
          <table:table-cell office:value-type="float" office:value="0.301450999260748" calcext:value-type="float">
            <text:p>0,3014509993</text:p>
          </table:table-cell>
          <table:table-cell office:value-type="float" office:value="0.250504103258311" calcext:value-type="float">
            <text:p>0,2505041033</text:p>
          </table:table-cell>
          <table:table-cell office:value-type="float" office:value="0.298437295058865" calcext:value-type="float">
            <text:p>0,2984372951</text:p>
          </table:table-cell>
          <table:table-cell office:value-type="float" office:value="0.0330475345619088" calcext:value-type="float">
            <text:p>0,0330475346</text:p>
          </table:table-cell>
          <table:table-cell office:value-type="float" office:value="0.0369598935897326" calcext:value-type="float">
            <text:p>0,0369598936</text:p>
          </table:table-cell>
          <table:table-cell office:value-type="float" office:value="0.0297119723801709" calcext:value-type="float">
            <text:p>0,0297119724</text:p>
          </table:table-cell>
          <table:table-cell office:value-type="float" office:value="0.0422646675304054" calcext:value-type="float">
            <text:p>0,0422646675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4758256797217" calcext:value-type="float">
            <text:p>0,3747582568</text:p>
          </table:table-cell>
          <table:table-cell office:value-type="float" office:value="0.443245551613848" calcext:value-type="float">
            <text:p>0,4432455516</text:p>
          </table:table-cell>
          <table:table-cell office:value-type="float" office:value="0.375994599070111" calcext:value-type="float">
            <text:p>0,3759945991</text:p>
          </table:table-cell>
          <table:table-cell office:value-type="float" office:value="0.442778062854414" calcext:value-type="float">
            <text:p>0,4427780629</text:p>
          </table:table-cell>
          <table:table-cell office:value-type="float" office:value="6.69858852379431" calcext:value-type="float">
            <text:p>6,6985885238</text:p>
          </table:table-cell>
          <table:table-cell office:value-type="float" office:value="8.9191255848227" calcext:value-type="float">
            <text:p>8,9191255848</text:p>
          </table:table-cell>
          <table:table-cell office:value-type="float" office:value="6.88357632329287" calcext:value-type="float">
            <text:p>6,8835763233</text:p>
          </table:table-cell>
          <table:table-cell office:value-type="float" office:value="8.92216118433338" calcext:value-type="float">
            <text:p>8,9221611843</text:p>
          </table:table-cell>
          <table:table-cell office:value-type="float" office:value="0.250176422785775" calcext:value-type="float">
            <text:p>0,2501764228</text:p>
          </table:table-cell>
          <table:table-cell office:value-type="float" office:value="0.302827728012538" calcext:value-type="float">
            <text:p>0,302827728</text:p>
          </table:table-cell>
          <table:table-cell office:value-type="float" office:value="0.251404679412268" calcext:value-type="float">
            <text:p>0,2514046794</text:p>
          </table:table-cell>
          <table:table-cell office:value-type="float" office:value="0.300408885726358" calcext:value-type="float">
            <text:p>0,3004088857</text:p>
          </table:table-cell>
          <table:table-cell office:value-type="float" office:value="0.0347517982504593" calcext:value-type="float">
            <text:p>0,0347517983</text:p>
          </table:table-cell>
          <table:table-cell office:value-type="float" office:value="0.0458614708998798" calcext:value-type="float">
            <text:p>0,0458614709</text:p>
          </table:table-cell>
          <table:table-cell office:value-type="float" office:value="0.0331105196993085" calcext:value-type="float">
            <text:p>0,0331105197</text:p>
          </table:table-cell>
          <table:table-cell office:value-type="float" office:value="0.0484542702704485" calcext:value-type="float">
            <text:p>0,0484542703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1326268194977" calcext:value-type="float">
            <text:p>0,3713262682</text:p>
          </table:table-cell>
          <table:table-cell office:value-type="float" office:value="0.436820903846482" calcext:value-type="float">
            <text:p>0,4368209038</text:p>
          </table:table-cell>
          <table:table-cell office:value-type="float" office:value="0.372497050164498" calcext:value-type="float">
            <text:p>0,3724970502</text:p>
          </table:table-cell>
          <table:table-cell office:value-type="float" office:value="0.436201076461844" calcext:value-type="float">
            <text:p>0,4362010765</text:p>
          </table:table-cell>
          <table:table-cell office:value-type="float" office:value="6.443955629493" calcext:value-type="float">
            <text:p>6,4439556295</text:p>
          </table:table-cell>
          <table:table-cell office:value-type="float" office:value="8.88346287783188" calcext:value-type="float">
            <text:p>8,8834628778</text:p>
          </table:table-cell>
          <table:table-cell office:value-type="float" office:value="6.59984064938157" calcext:value-type="float">
            <text:p>6,5998406494</text:p>
          </table:table-cell>
          <table:table-cell office:value-type="float" office:value="8.87311306576338" calcext:value-type="float">
            <text:p>8,8731130658</text:p>
          </table:table-cell>
          <table:table-cell office:value-type="float" office:value="0.248539605339733" calcext:value-type="float">
            <text:p>0,2485396053</text:p>
          </table:table-cell>
          <table:table-cell office:value-type="float" office:value="0.303743752365871" calcext:value-type="float">
            <text:p>0,3037437524</text:p>
          </table:table-cell>
          <table:table-cell office:value-type="float" office:value="0.249644936869653" calcext:value-type="float">
            <text:p>0,2496449369</text:p>
          </table:table-cell>
          <table:table-cell office:value-type="float" office:value="0.301549595919751" calcext:value-type="float">
            <text:p>0,3015495959</text:p>
          </table:table-cell>
          <table:table-cell office:value-type="float" office:value="0.0287161203063973" calcext:value-type="float">
            <text:p>0,0287161203</text:p>
          </table:table-cell>
          <table:table-cell office:value-type="float" office:value="0.0364390863758618" calcext:value-type="float">
            <text:p>0,0364390864</text:p>
          </table:table-cell>
          <table:table-cell office:value-type="float" office:value="0.0273005134465633" calcext:value-type="float">
            <text:p>0,0273005134</text:p>
          </table:table-cell>
          <table:table-cell office:value-type="float" office:value="0.0386950491108378" calcext:value-type="float">
            <text:p>0,0386950491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4695556304263" calcext:value-type="float">
            <text:p>0,3746955563</text:p>
          </table:table-cell>
          <table:table-cell office:value-type="float" office:value="0.437576384866396" calcext:value-type="float">
            <text:p>0,4375763849</text:p>
          </table:table-cell>
          <table:table-cell office:value-type="float" office:value="0.375861614806016" calcext:value-type="float">
            <text:p>0,3758616148</text:p>
          </table:table-cell>
          <table:table-cell office:value-type="float" office:value="0.43706870419444" calcext:value-type="float">
            <text:p>0,4370687042</text:p>
          </table:table-cell>
          <table:table-cell office:value-type="float" office:value="6.79018521171291" calcext:value-type="float">
            <text:p>6,7901852117</text:p>
          </table:table-cell>
          <table:table-cell office:value-type="float" office:value="9.61136923245438" calcext:value-type="float">
            <text:p>9,6113692325</text:p>
          </table:table-cell>
          <table:table-cell office:value-type="float" office:value="7.10224517936663" calcext:value-type="float">
            <text:p>7,1022451794</text:p>
          </table:table-cell>
          <table:table-cell office:value-type="float" office:value="9.61745374863661" calcext:value-type="float">
            <text:p>9,6174537486</text:p>
          </table:table-cell>
          <table:table-cell office:value-type="float" office:value="0.25187184388448" calcext:value-type="float">
            <text:p>0,2518718439</text:p>
          </table:table-cell>
          <table:table-cell office:value-type="float" office:value="0.315226810538596" calcext:value-type="float">
            <text:p>0,3152268105</text:p>
          </table:table-cell>
          <table:table-cell office:value-type="float" office:value="0.252989088576689" calcext:value-type="float">
            <text:p>0,2529890886</text:p>
          </table:table-cell>
          <table:table-cell office:value-type="float" office:value="0.312967274015848" calcext:value-type="float">
            <text:p>0,312967274</text:p>
          </table:table-cell>
          <table:table-cell office:value-type="float" office:value="0.0292892796120497" calcext:value-type="float">
            <text:p>0,0292892796</text:p>
          </table:table-cell>
          <table:table-cell office:value-type="float" office:value="0.0362480035456234" calcext:value-type="float">
            <text:p>0,0362480035</text:p>
          </table:table-cell>
          <table:table-cell office:value-type="float" office:value="0.0277096593639156" calcext:value-type="float">
            <text:p>0,0277096594</text:p>
          </table:table-cell>
          <table:table-cell office:value-type="float" office:value="0.038762570513068" calcext:value-type="float">
            <text:p>0,0387625705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0802178189998" calcext:value-type="float">
            <text:p>0,3708021782</text:p>
          </table:table-cell>
          <table:table-cell office:value-type="float" office:value="0.435720653667347" calcext:value-type="float">
            <text:p>0,4357206537</text:p>
          </table:table-cell>
          <table:table-cell office:value-type="float" office:value="0.372292383139893" calcext:value-type="float">
            <text:p>0,3722923831</text:p>
          </table:table-cell>
          <table:table-cell office:value-type="float" office:value="0.434678719340511" calcext:value-type="float">
            <text:p>0,4346787193</text:p>
          </table:table-cell>
          <table:table-cell office:value-type="float" office:value="6.42418113417553" calcext:value-type="float">
            <text:p>6,4241811342</text:p>
          </table:table-cell>
          <table:table-cell office:value-type="float" office:value="9.18345666194184" calcext:value-type="float">
            <text:p>9,1834566619</text:p>
          </table:table-cell>
          <table:table-cell office:value-type="float" office:value="6.49433377581184" calcext:value-type="float">
            <text:p>6,4943337758</text:p>
          </table:table-cell>
          <table:table-cell office:value-type="float" office:value="8.87722283255352" calcext:value-type="float">
            <text:p>8,8772228326</text:p>
          </table:table-cell>
          <table:table-cell office:value-type="float" office:value="0.243337903576662" calcext:value-type="float">
            <text:p>0,2433379036</text:p>
          </table:table-cell>
          <table:table-cell office:value-type="float" office:value="0.295904909696154" calcext:value-type="float">
            <text:p>0,2959049097</text:p>
          </table:table-cell>
          <table:table-cell office:value-type="float" office:value="0.244921178683717" calcext:value-type="float">
            <text:p>0,2449211787</text:p>
          </table:table-cell>
          <table:table-cell office:value-type="float" office:value="0.292771262680783" calcext:value-type="float">
            <text:p>0,2927712627</text:p>
          </table:table-cell>
          <table:table-cell office:value-type="float" office:value="0.0328310643484795" calcext:value-type="float">
            <text:p>0,0328310643</text:p>
          </table:table-cell>
          <table:table-cell office:value-type="float" office:value="0.0405172592205265" calcext:value-type="float">
            <text:p>0,0405172592</text:p>
          </table:table-cell>
          <table:table-cell office:value-type="float" office:value="0.0308841533951748" calcext:value-type="float">
            <text:p>0,0308841534</text:p>
          </table:table-cell>
          <table:table-cell office:value-type="float" office:value="0.0436215972167351" calcext:value-type="float">
            <text:p>0,0436215972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75502843516212" calcext:value-type="float">
            <text:p>0,3755028435</text:p>
          </table:table-cell>
          <table:table-cell office:value-type="float" office:value="0.438597444279303" calcext:value-type="float">
            <text:p>0,4385974443</text:p>
          </table:table-cell>
          <table:table-cell office:value-type="float" office:value="0.377179393916486" calcext:value-type="float">
            <text:p>0,3771793939</text:p>
          </table:table-cell>
          <table:table-cell office:value-type="float" office:value="0.43841825089084" calcext:value-type="float">
            <text:p>0,4384182509</text:p>
          </table:table-cell>
          <table:table-cell office:value-type="float" office:value="6.5033908390378" calcext:value-type="float">
            <text:p>6,503390839</text:p>
          </table:table-cell>
          <table:table-cell office:value-type="float" office:value="9.41869913362291" calcext:value-type="float">
            <text:p>9,4186991336</text:p>
          </table:table-cell>
          <table:table-cell office:value-type="float" office:value="6.63692213162877" calcext:value-type="float">
            <text:p>6,6369221316</text:p>
          </table:table-cell>
          <table:table-cell office:value-type="float" office:value="9.36877682299719" calcext:value-type="float">
            <text:p>9,368776823</text:p>
          </table:table-cell>
          <table:table-cell office:value-type="float" office:value="0.252398227864673" calcext:value-type="float">
            <text:p>0,2523982279</text:p>
          </table:table-cell>
          <table:table-cell office:value-type="float" office:value="0.312851848900603" calcext:value-type="float">
            <text:p>0,3128518489</text:p>
          </table:table-cell>
          <table:table-cell office:value-type="float" office:value="0.254052649718123" calcext:value-type="float">
            <text:p>0,2540526497</text:p>
          </table:table-cell>
          <table:table-cell office:value-type="float" office:value="0.309414597543409" calcext:value-type="float">
            <text:p>0,3094145975</text:p>
          </table:table-cell>
          <table:table-cell office:value-type="float" office:value="0.0365541460807618" calcext:value-type="float">
            <text:p>0,0365541461</text:p>
          </table:table-cell>
          <table:table-cell office:value-type="float" office:value="0.0426068390454213" calcext:value-type="float">
            <text:p>0,042606839</text:p>
          </table:table-cell>
          <table:table-cell office:value-type="float" office:value="0.0340933386580249" calcext:value-type="float">
            <text:p>0,0340933387</text:p>
          </table:table-cell>
          <table:table-cell office:value-type="float" office:value="0.0466387944190683" calcext:value-type="float">
            <text:p>0,0466387944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7978630454027" calcext:value-type="float">
            <text:p>0,3797863045</text:p>
          </table:table-cell>
          <table:table-cell office:value-type="float" office:value="0.43799840269742" calcext:value-type="float">
            <text:p>0,4379984027</text:p>
          </table:table-cell>
          <table:table-cell office:value-type="float" office:value="0.381114137344613" calcext:value-type="float">
            <text:p>0,3811141373</text:p>
          </table:table-cell>
          <table:table-cell office:value-type="float" office:value="0.438749748800348" calcext:value-type="float">
            <text:p>0,4387497488</text:p>
          </table:table-cell>
          <table:table-cell office:value-type="float" office:value="6.58352741348392" calcext:value-type="float">
            <text:p>6,5835274135</text:p>
          </table:table-cell>
          <table:table-cell office:value-type="float" office:value="8.90818195226726" calcext:value-type="float">
            <text:p>8,9081819523</text:p>
          </table:table-cell>
          <table:table-cell office:value-type="float" office:value="6.6106621918601" calcext:value-type="float">
            <text:p>6,6106621919</text:p>
          </table:table-cell>
          <table:table-cell office:value-type="float" office:value="9.05230226120308" calcext:value-type="float">
            <text:p>9,0523022612</text:p>
          </table:table-cell>
          <table:table-cell office:value-type="float" office:value="0.250029690468191" calcext:value-type="float">
            <text:p>0,2500296905</text:p>
          </table:table-cell>
          <table:table-cell office:value-type="float" office:value="0.305373663367005" calcext:value-type="float">
            <text:p>0,3053736634</text:p>
          </table:table-cell>
          <table:table-cell office:value-type="float" office:value="0.251505337851649" calcext:value-type="float">
            <text:p>0,2515053379</text:p>
          </table:table-cell>
          <table:table-cell office:value-type="float" office:value="0.302388167688105" calcext:value-type="float">
            <text:p>0,3023881677</text:p>
          </table:table-cell>
          <table:table-cell office:value-type="float" office:value="0.0336833603981943" calcext:value-type="float">
            <text:p>0,0336833604</text:p>
          </table:table-cell>
          <table:table-cell office:value-type="float" office:value="0.0376303365202734" calcext:value-type="float">
            <text:p>0,0376303365</text:p>
          </table:table-cell>
          <table:table-cell office:value-type="float" office:value="0.0313505363698447" calcext:value-type="float">
            <text:p>0,0313505364</text:p>
          </table:table-cell>
          <table:table-cell office:value-type="float" office:value="0.0414717975475591" calcext:value-type="float">
            <text:p>0,0414717975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78823838028212" calcext:value-type="float">
            <text:p>0,378823838</text:p>
          </table:table-cell>
          <table:table-cell office:value-type="float" office:value="0.440781276905383" calcext:value-type="float">
            <text:p>0,4407812769</text:p>
          </table:table-cell>
          <table:table-cell office:value-type="float" office:value="0.380203414870466" calcext:value-type="float">
            <text:p>0,3802034149</text:p>
          </table:table-cell>
          <table:table-cell office:value-type="float" office:value="0.441596164146393" calcext:value-type="float">
            <text:p>0,4415961641</text:p>
          </table:table-cell>
          <table:table-cell office:value-type="float" office:value="6.67936534418332" calcext:value-type="float">
            <text:p>6,6793653442</text:p>
          </table:table-cell>
          <table:table-cell office:value-type="float" office:value="9.29967410143752" calcext:value-type="float">
            <text:p>9,2996741014</text:p>
          </table:table-cell>
          <table:table-cell office:value-type="float" office:value="6.77850571738829" calcext:value-type="float">
            <text:p>6,7785057174</text:p>
          </table:table-cell>
          <table:table-cell office:value-type="float" office:value="9.31300082883966" calcext:value-type="float">
            <text:p>9,3130008288</text:p>
          </table:table-cell>
          <table:table-cell office:value-type="float" office:value="0.248947500516679" calcext:value-type="float">
            <text:p>0,2489475005</text:p>
          </table:table-cell>
          <table:table-cell office:value-type="float" office:value="0.309589546013076" calcext:value-type="float">
            <text:p>0,309589546</text:p>
          </table:table-cell>
          <table:table-cell office:value-type="float" office:value="0.250528493133226" calcext:value-type="float">
            <text:p>0,2505284931</text:p>
          </table:table-cell>
          <table:table-cell office:value-type="float" office:value="0.306308053124664" calcext:value-type="float">
            <text:p>0,3063080531</text:p>
          </table:table-cell>
          <table:table-cell office:value-type="float" office:value="0.0323956043806498" calcext:value-type="float">
            <text:p>0,0323956044</text:p>
          </table:table-cell>
          <table:table-cell office:value-type="float" office:value="0.0361511321536171" calcext:value-type="float">
            <text:p>0,0361511322</text:p>
          </table:table-cell>
          <table:table-cell office:value-type="float" office:value="0.0300526661795051" calcext:value-type="float">
            <text:p>0,0300526662</text:p>
          </table:table-cell>
          <table:table-cell office:value-type="float" office:value="0.0400372033755483" calcext:value-type="float">
            <text:p>0,0400372034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8128043394193" calcext:value-type="float">
            <text:p>0,3781280434</text:p>
          </table:table-cell>
          <table:table-cell office:value-type="float" office:value="0.439248258403286" calcext:value-type="float">
            <text:p>0,4392482584</text:p>
          </table:table-cell>
          <table:table-cell office:value-type="float" office:value="0.379636641961935" calcext:value-type="float">
            <text:p>0,379636642</text:p>
          </table:table-cell>
          <table:table-cell office:value-type="float" office:value="0.441011258178484" calcext:value-type="float">
            <text:p>0,4410112582</text:p>
          </table:table-cell>
          <table:table-cell office:value-type="float" office:value="6.14546978207533" calcext:value-type="float">
            <text:p>6,1454697821</text:p>
          </table:table-cell>
          <table:table-cell office:value-type="float" office:value="9.46075640008103" calcext:value-type="float">
            <text:p>9,4607564001</text:p>
          </table:table-cell>
          <table:table-cell office:value-type="float" office:value="6.3056020178056" calcext:value-type="float">
            <text:p>6,3056020178</text:p>
          </table:table-cell>
          <table:table-cell office:value-type="float" office:value="9.50426816750706" calcext:value-type="float">
            <text:p>9,5042681675</text:p>
          </table:table-cell>
          <table:table-cell office:value-type="float" office:value="0.254260024653532" calcext:value-type="float">
            <text:p>0,2542600247</text:p>
          </table:table-cell>
          <table:table-cell office:value-type="float" office:value="0.325107001180094" calcext:value-type="float">
            <text:p>0,3251070012</text:p>
          </table:table-cell>
          <table:table-cell office:value-type="float" office:value="0.256006509194385" calcext:value-type="float">
            <text:p>0,2560065092</text:p>
          </table:table-cell>
          <table:table-cell office:value-type="float" office:value="0.321436827748357" calcext:value-type="float">
            <text:p>0,3214368277</text:p>
          </table:table-cell>
          <table:table-cell office:value-type="float" office:value="0.032595311504233" calcext:value-type="float">
            <text:p>0,0325953115</text:p>
          </table:table-cell>
          <table:table-cell office:value-type="float" office:value="0.0345696064985386" calcext:value-type="float">
            <text:p>0,0345696065</text:p>
          </table:table-cell>
          <table:table-cell office:value-type="float" office:value="0.0300252138490222" calcext:value-type="float">
            <text:p>0,0300252138</text:p>
          </table:table-cell>
          <table:table-cell office:value-type="float" office:value="0.0387925568314755" calcext:value-type="float">
            <text:p>0,0387925568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83630018427288" calcext:value-type="float">
            <text:p>0,3836300184</text:p>
          </table:table-cell>
          <table:table-cell office:value-type="float" office:value="0.451813469672605" calcext:value-type="float">
            <text:p>0,4518134697</text:p>
          </table:table-cell>
          <table:table-cell office:value-type="float" office:value="0.385146732011729" calcext:value-type="float">
            <text:p>0,385146732</text:p>
          </table:table-cell>
          <table:table-cell office:value-type="float" office:value="0.450722321211707" calcext:value-type="float">
            <text:p>0,4507223212</text:p>
          </table:table-cell>
          <table:table-cell office:value-type="float" office:value="6.75613379206791" calcext:value-type="float">
            <text:p>6,7561337921</text:p>
          </table:table-cell>
          <table:table-cell office:value-type="float" office:value="10.4903728555862" calcext:value-type="float">
            <text:p>10,4903728556</text:p>
          </table:table-cell>
          <table:table-cell office:value-type="float" office:value="6.82126731613724" calcext:value-type="float">
            <text:p>6,8212673161</text:p>
          </table:table-cell>
          <table:table-cell office:value-type="float" office:value="10.1272276226024" calcext:value-type="float">
            <text:p>10,1272276226</text:p>
          </table:table-cell>
          <table:table-cell office:value-type="float" office:value="0.26102197133858" calcext:value-type="float">
            <text:p>0,2610219713</text:p>
          </table:table-cell>
          <table:table-cell office:value-type="float" office:value="0.35395840102458" calcext:value-type="float">
            <text:p>0,353958401</text:p>
          </table:table-cell>
          <table:table-cell office:value-type="float" office:value="0.262945808330321" calcext:value-type="float">
            <text:p>0,2629458083</text:p>
          </table:table-cell>
          <table:table-cell office:value-type="float" office:value="0.34955835622047" calcext:value-type="float">
            <text:p>0,3495583562</text:p>
          </table:table-cell>
          <table:table-cell office:value-type="float" office:value="0.0341830795148408" calcext:value-type="float">
            <text:p>0,0341830795</text:p>
          </table:table-cell>
          <table:table-cell office:value-type="float" office:value="0.0352088337966316" calcext:value-type="float">
            <text:p>0,0352088338</text:p>
          </table:table-cell>
          <table:table-cell office:value-type="float" office:value="0.0323608148422095" calcext:value-type="float">
            <text:p>0,0323608148</text:p>
          </table:table-cell>
          <table:table-cell office:value-type="float" office:value="0.0382835086817103" calcext:value-type="float">
            <text:p>0,0382835087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0956792918635" calcext:value-type="float">
            <text:p>0,3809567929</text:p>
          </table:table-cell>
          <table:table-cell office:value-type="float" office:value="0.443153043858929" calcext:value-type="float">
            <text:p>0,4431530439</text:p>
          </table:table-cell>
          <table:table-cell office:value-type="float" office:value="0.381482905320484" calcext:value-type="float">
            <text:p>0,3814829053</text:p>
          </table:table-cell>
          <table:table-cell office:value-type="float" office:value="0.442422680628437" calcext:value-type="float">
            <text:p>0,4424226806</text:p>
          </table:table-cell>
          <table:table-cell office:value-type="float" office:value="6.60221302920682" calcext:value-type="float">
            <text:p>6,6022130292</text:p>
          </table:table-cell>
          <table:table-cell office:value-type="float" office:value="9.19904197684871" calcext:value-type="float">
            <text:p>9,1990419768</text:p>
          </table:table-cell>
          <table:table-cell office:value-type="float" office:value="6.68953384042439" calcext:value-type="float">
            <text:p>6,6895338404</text:p>
          </table:table-cell>
          <table:table-cell office:value-type="float" office:value="9.01010074091683" calcext:value-type="float">
            <text:p>9,0101007409</text:p>
          </table:table-cell>
          <table:table-cell office:value-type="float" office:value="0.268999237715433" calcext:value-type="float">
            <text:p>0,2689992377</text:p>
          </table:table-cell>
          <table:table-cell office:value-type="float" office:value="0.352562552457121" calcext:value-type="float">
            <text:p>0,3525625525</text:p>
          </table:table-cell>
          <table:table-cell office:value-type="float" office:value="0.270131318584564" calcext:value-type="float">
            <text:p>0,2701313186</text:p>
          </table:table-cell>
          <table:table-cell office:value-type="float" office:value="0.350050495703598" calcext:value-type="float">
            <text:p>0,3500504957</text:p>
          </table:table-cell>
          <table:table-cell office:value-type="float" office:value="0.0328377123389147" calcext:value-type="float">
            <text:p>0,0328377123</text:p>
          </table:table-cell>
          <table:table-cell office:value-type="float" office:value="0.0327319265344227" calcext:value-type="float">
            <text:p>0,0327319265</text:p>
          </table:table-cell>
          <table:table-cell office:value-type="float" office:value="0.0308132433335161" calcext:value-type="float">
            <text:p>0,0308132433</text:p>
          </table:table-cell>
          <table:table-cell office:value-type="float" office:value="0.0361785147599605" calcext:value-type="float">
            <text:p>0,0361785148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80721124281559" calcext:value-type="float">
            <text:p>0,3807211243</text:p>
          </table:table-cell>
          <table:table-cell office:value-type="float" office:value="0.432952066637803" calcext:value-type="float">
            <text:p>0,4329520666</text:p>
          </table:table-cell>
          <table:table-cell office:value-type="float" office:value="0.381283096392599" calcext:value-type="float">
            <text:p>0,3812830964</text:p>
          </table:table-cell>
          <table:table-cell office:value-type="float" office:value="0.432473638336235" calcext:value-type="float">
            <text:p>0,4324736383</text:p>
          </table:table-cell>
          <table:table-cell office:value-type="float" office:value="6.33819610373693" calcext:value-type="float">
            <text:p>6,3381961037</text:p>
          </table:table-cell>
          <table:table-cell office:value-type="float" office:value="9.51717044228901" calcext:value-type="float">
            <text:p>9,5171704423</text:p>
          </table:table-cell>
          <table:table-cell office:value-type="float" office:value="6.51201292694335" calcext:value-type="float">
            <text:p>6,5120129269</text:p>
          </table:table-cell>
          <table:table-cell office:value-type="float" office:value="9.27561169024357" calcext:value-type="float">
            <text:p>9,2756116902</text:p>
          </table:table-cell>
          <table:table-cell office:value-type="float" office:value="0.257467668641928" calcext:value-type="float">
            <text:p>0,2574676686</text:p>
          </table:table-cell>
          <table:table-cell office:value-type="float" office:value="0.329164261601598" calcext:value-type="float">
            <text:p>0,3291642616</text:p>
          </table:table-cell>
          <table:table-cell office:value-type="float" office:value="0.258614197008802" calcext:value-type="float">
            <text:p>0,258614197</text:p>
          </table:table-cell>
          <table:table-cell office:value-type="float" office:value="0.326577972401969" calcext:value-type="float">
            <text:p>0,3265779724</text:p>
          </table:table-cell>
          <table:table-cell office:value-type="float" office:value="0.0331191155773787" calcext:value-type="float">
            <text:p>0,0331191156</text:p>
          </table:table-cell>
          <table:table-cell office:value-type="float" office:value="0.0396806960722736" calcext:value-type="float">
            <text:p>0,0396806961</text:p>
          </table:table-cell>
          <table:table-cell office:value-type="float" office:value="0.0315883480009023" calcext:value-type="float">
            <text:p>0,031588348</text:p>
          </table:table-cell>
          <table:table-cell office:value-type="float" office:value="0.0423472106547337" calcext:value-type="float">
            <text:p>0,0423472107</text:p>
          </table:table-cell>
          <table:table-cell table:number-columns-repeated="1007"/>
        </table:table-row>
      </table:table>
      <table:table table:name="Redistribution_central" table:style-name="ta10">
        <table:table-column table:style-name="co8" table:number-columns-repeated="102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, all income</text:p>
          </table:table-cell>
          <table:table-cell office:value-type="string" calcext:value-type="string">
            <text:p>Gini sedlac, labour income</text:p>
          </table:table-cell>
          <table:table-cell office:value-type="string" calcext:value-type="string">
            <text:p>Gini sedlac, labour and pension income</text:p>
          </table:table-cell>
          <table:table-cell office:value-type="string" calcext:value-type="string">
            <text:p>Gini sedlac, labour and family benefits income</text:p>
          </table:table-cell>
          <table:table-cell office:value-type="string" calcext:value-type="string">
            <text:p>Decile ratio, all income</text:p>
          </table:table-cell>
          <table:table-cell office:value-type="string" calcext:value-type="string">
            <text:p>Decile ratio, labour income</text:p>
          </table:table-cell>
          <table:table-cell office:value-type="string" calcext:value-type="string">
            <text:p>Decile ratio, labour and pension income</text:p>
          </table:table-cell>
          <table:table-cell office:value-type="string" calcext:value-type="string">
            <text:p>Decile ratio, labour and familiy benefits income</text:p>
          </table:table-cell>
          <table:table-cell office:value-type="string" calcext:value-type="string">
            <text:p>Top 10%, share of all income</text:p>
          </table:table-cell>
          <table:table-cell office:value-type="string" calcext:value-type="string">
            <text:p>Top 10%, share of labour income</text:p>
          </table:table-cell>
          <table:table-cell office:value-type="string" calcext:value-type="string">
            <text:p>Top 10%, share of labour and pension income</text:p>
          </table:table-cell>
          <table:table-cell office:value-type="string" calcext:value-type="string">
            <text:p>Top 10%, share of labour and familiy benefits income</text:p>
          </table:table-cell>
          <table:table-cell office:value-type="string" calcext:value-type="string">
            <text:p>Bottom 10%, share of all income</text:p>
          </table:table-cell>
          <table:table-cell office:value-type="string" calcext:value-type="string">
            <text:p>Bottom 10%, share of labour income</text:p>
          </table:table-cell>
          <table:table-cell office:value-type="string" calcext:value-type="string">
            <text:p>Bottom 10%, share of labour and pension income</text:p>
          </table:table-cell>
          <table:table-cell office:value-type="string" calcext:value-type="string">
            <text:p>Bottom 10%, share of labour and familiy benefits income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47" calcext:value-type="float">
            <text:p>0,0314869325</text:p>
          </table:table-cell>
          <table:table-cell office:value-type="float" office:value="0.0262172747434197" calcext:value-type="float">
            <text:p>0,0262172747</text:p>
          </table:table-cell>
          <table:table-cell office:value-type="float" office:value="0.0236978525400559" calcext:value-type="float">
            <text:p>0,0236978525</text:p>
          </table:table-cell>
          <table:table-cell office:value-type="float" office:value="0.0362960895108972" calcext:value-type="float">
            <text:p>0,036296089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56" calcext:value-type="float">
            <text:p>0,0342368817</text:p>
          </table:table-cell>
          <table:table-cell office:value-type="float" office:value="0.0282245464696407" calcext:value-type="float">
            <text:p>0,0282245465</text:p>
          </table:table-cell>
          <table:table-cell office:value-type="float" office:value="0.0257265697541221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15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6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5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02" calcext:value-type="float">
            <text:p>0,0370621664</text:p>
          </table:table-cell>
          <table:table-cell office:value-type="float" office:value="0.0266383087031445" calcext:value-type="float">
            <text:p>0,0266383087</text:p>
          </table:table-cell>
          <table:table-cell office:value-type="float" office:value="0.0271180622391379" calcext:value-type="float">
            <text:p>0,0271180622</text:p>
          </table:table-cell>
          <table:table-cell office:value-type="float" office:value="0.0397244730695759" calcext:value-type="float">
            <text:p>0,039724473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,3973674202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1910593429" calcext:value-type="float">
            <text:p>0,4115719106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38918610371" calcext:value-type="float">
            <text:p>0,231238918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0195920098" calcext:value-type="float">
            <text:p>0,2381201959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49150970094" calcext:value-type="float">
            <text:p>0,0362549151</text:p>
          </table:table-cell>
          <table:table-cell office:value-type="float" office:value="0.0283019264882958" calcext:value-type="float">
            <text:p>0,0283019265</text:p>
          </table:table-cell>
          <table:table-cell office:value-type="float" office:value="0.0274103090201651" calcext:value-type="float">
            <text:p>0,027410309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,39584668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023519395" calcext:value-type="float">
            <text:p>0,4112302352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22919563562" calcext:value-type="float">
            <text:p>6,8232291956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59748541925" calcext:value-type="float">
            <text:p>8,3555974854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1305192654" calcext:value-type="float">
            <text:p>0,2279013052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1383495061" calcext:value-type="float">
            <text:p>0,235571383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7227469221" calcext:value-type="float">
            <text:p>0,0365987227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4105754976" calcext:value-type="float">
            <text:p>0,0277914106</text:p>
          </table:table-cell>
          <table:table-cell office:value-type="float" office:value="0.0390120892161255" calcext:value-type="float">
            <text:p>0,039012089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,3960679026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1865029978" calcext:value-type="float">
            <text:p>0,411741865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59271716522" calcext:value-type="float">
            <text:p>8,2405927172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7301213749" calcext:value-type="float">
            <text:p>0,2275873012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2837585999" calcext:value-type="float">
            <text:p>0,2359328376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5286305652" calcext:value-type="float">
            <text:p>0,0376365286</text:p>
          </table:table-cell>
          <table:table-cell office:value-type="float" office:value="0.0283797235779626" calcext:value-type="float">
            <text:p>0,0283797236</text:p>
          </table:table-cell>
          <table:table-cell office:value-type="float" office:value="0.0272548695156941" calcext:value-type="float">
            <text:p>0,0272548695</text:p>
          </table:table-cell>
          <table:table-cell office:value-type="float" office:value="0.0421231886318773" calcext:value-type="float">
            <text:p>0,042123188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,3980817737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09768903501" calcext:value-type="float">
            <text:p>0,4125097689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705748298749" calcext:value-type="float">
            <text:p>6,93705748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61473616822" calcext:value-type="float">
            <text:p>8,3836147362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359907091" calcext:value-type="float">
            <text:p>0,2317635991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0078624581" calcext:value-type="float">
            <text:p>0,2394000786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1931338803" calcext:value-type="float">
            <text:p>0,0378331931</text:p>
          </table:table-cell>
          <table:table-cell office:value-type="float" office:value="0.0291869608081643" calcext:value-type="float">
            <text:p>0,0291869608</text:p>
          </table:table-cell>
          <table:table-cell office:value-type="float" office:value="0.0280831290751954" calcext:value-type="float">
            <text:p>0,0280831291</text:p>
          </table:table-cell>
          <table:table-cell office:value-type="float" office:value="0.0419204998863615" calcext:value-type="float">
            <text:p>0,0419204999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,3892479155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4790983859" calcext:value-type="float">
            <text:p>0,40706479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395270882675" calcext:value-type="float">
            <text:p>6,793952708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5913150575" calcext:value-type="float">
            <text:p>0,2184159132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3874656105" calcext:value-type="float">
            <text:p>0,2287638747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57599276513" calcext:value-type="float">
            <text:p>0,0360575993</text:p>
          </table:table-cell>
          <table:table-cell office:value-type="float" office:value="0.0280078244662119" calcext:value-type="float">
            <text:p>0,0280078245</text:p>
          </table:table-cell>
          <table:table-cell office:value-type="float" office:value="0.0267337074813959" calcext:value-type="float">
            <text:p>0,0267337075</text:p>
          </table:table-cell>
          <table:table-cell office:value-type="float" office:value="0.0404232424136916" calcext:value-type="float">
            <text:p>0,0404232424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,3916443363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3495382211" calcext:value-type="float">
            <text:p>0,4122134954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746002291332" calcext:value-type="float">
            <text:p>6,7774600229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6004118251" calcext:value-type="float">
            <text:p>0,2209660041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18975582598" calcext:value-type="float">
            <text:p>0,2332189756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0584771887" calcext:value-type="float">
            <text:p>0,0374070585</text:p>
          </table:table-cell>
          <table:table-cell office:value-type="float" office:value="0.0276131258161958" calcext:value-type="float">
            <text:p>0,0276131258</text:p>
          </table:table-cell>
          <table:table-cell office:value-type="float" office:value="0.0273122535501753" calcext:value-type="float">
            <text:p>0,0273122536</text:p>
          </table:table-cell>
          <table:table-cell office:value-type="float" office:value="0.0409512978682364" calcext:value-type="float">
            <text:p>0,04095129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,3896681188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0765454686" calcext:value-type="float">
            <text:p>0,4083007655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58838041635" calcext:value-type="float">
            <text:p>0,221658838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5116477041" calcext:value-type="float">
            <text:p>0,2321551165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4930008887" calcext:value-type="float">
            <text:p>0,03672493</text:p>
          </table:table-cell>
          <table:table-cell office:value-type="float" office:value="0.0281532790904709" calcext:value-type="float">
            <text:p>0,0281532791</text:p>
          </table:table-cell>
          <table:table-cell office:value-type="float" office:value="0.0272257280342731" calcext:value-type="float">
            <text:p>0,027225728</text:p>
          </table:table-cell>
          <table:table-cell office:value-type="float" office:value="0.0408866568865591" calcext:value-type="float">
            <text:p>0,040886656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,392668508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7618681895" calcext:value-type="float">
            <text:p>0,4093676187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60437109322" calcext:value-type="float">
            <text:p>6,9356043711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59968444853" calcext:value-type="float">
            <text:p>0,2194599684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347750676" calcext:value-type="float">
            <text:p>0,2291934775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89546217006" calcext:value-type="float">
            <text:p>0,0374289546</text:p>
          </table:table-cell>
          <table:table-cell office:value-type="float" office:value="0.0278747930289618" calcext:value-type="float">
            <text:p>0,027874793</text:p>
          </table:table-cell>
          <table:table-cell office:value-type="float" office:value="0.0282380608057171" calcext:value-type="float">
            <text:p>0,0282380608</text:p>
          </table:table-cell>
          <table:table-cell office:value-type="float" office:value="0.0400811618036327" calcext:value-type="float">
            <text:p>0,040081161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,3853837735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1041125685" calcext:value-type="float">
            <text:p>0,4035710411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3202494047" calcext:value-type="float">
            <text:p>6,7023202494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209874866789" calcext:value-type="float">
            <text:p>8,1420987487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4546744915" calcext:value-type="float">
            <text:p>0,2157145467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5129292487" calcext:value-type="float">
            <text:p>0,2257551293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6862415511047" calcext:value-type="float">
            <text:p>0,0386862416</text:p>
          </table:table-cell>
          <table:table-cell office:value-type="float" office:value="0.0307024807269663" calcext:value-type="float">
            <text:p>0,0307024807</text:p>
          </table:table-cell>
          <table:table-cell office:value-type="float" office:value="0.0294912693710455" calcext:value-type="float">
            <text:p>0,0294912694</text:p>
          </table:table-cell>
          <table:table-cell office:value-type="float" office:value="0.0429660125419904" calcext:value-type="float">
            <text:p>0,0429660125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,3875389955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8053112354735" calcext:value-type="float">
            <text:p>0,4080531124</text:p>
          </table:table-cell>
          <table:table-cell office:value-type="float" office:value="0.423697664126009" calcext:value-type="float">
            <text:p>0,4236976641</text:p>
          </table:table-cell>
          <table:table-cell office:value-type="float" office:value="6.71383964192703" calcext:value-type="float">
            <text:p>6,7138396419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5302141633329" calcext:value-type="float">
            <text:p>8,4530214163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5062195162174" calcext:value-type="float">
            <text:p>0,2150621952</text:p>
          </table:table-cell>
          <table:table-cell office:value-type="float" office:value="0.241611301163229" calcext:value-type="float">
            <text:p>0,2416113012</text:p>
          </table:table-cell>
          <table:table-cell office:value-type="float" office:value="0.226785046498747" calcext:value-type="float">
            <text:p>0,2267850465</text:p>
          </table:table-cell>
          <table:table-cell office:value-type="float" office:value="0.225126449757351" calcext:value-type="float">
            <text:p>0,2251264498</text:p>
          </table:table-cell>
          <table:table-cell office:value-type="float" office:value="0.0381474828551381" calcext:value-type="float">
            <text:p>0,0381474829</text:p>
          </table:table-cell>
          <table:table-cell office:value-type="float" office:value="0.0282157662900745" calcext:value-type="float">
            <text:p>0,0282157663</text:p>
          </table:table-cell>
          <table:table-cell office:value-type="float" office:value="0.0277041090930663" calcext:value-type="float">
            <text:p>0,0277041091</text:p>
          </table:table-cell>
          <table:table-cell office:value-type="float" office:value="0.0419653775265288" calcext:value-type="float">
            <text:p>0,04196537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,3865306665</text:p>
          </table:table-cell>
          <table:table-cell office:value-type="float" office:value="0.44597139394117" calcext:value-type="float">
            <text:p>0,4459713939</text:p>
          </table:table-cell>
          <table:table-cell office:value-type="float" office:value="0.405002152717547" calcext:value-type="float">
            <text:p>0,4050021527</text:p>
          </table:table-cell>
          <table:table-cell office:value-type="float" office:value="0.426530953530431" calcext:value-type="float">
            <text:p>0,4265309535</text:p>
          </table:table-cell>
          <table:table-cell office:value-type="float" office:value="6.72411364251241" calcext:value-type="float">
            <text:p>6,7241136425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869489743043" calcext:value-type="float">
            <text:p>8,3886948974</text:p>
          </table:table-cell>
          <table:table-cell office:value-type="float" office:value="8.41324499902241" calcext:value-type="float">
            <text:p>8,413244999</text:p>
          </table:table-cell>
          <table:table-cell office:value-type="float" office:value="0.216677500573986" calcext:value-type="float">
            <text:p>0,2166775006</text:p>
          </table:table-cell>
          <table:table-cell office:value-type="float" office:value="0.244388522623214" calcext:value-type="float">
            <text:p>0,2443885226</text:p>
          </table:table-cell>
          <table:table-cell office:value-type="float" office:value="0.226847107717107" calcext:value-type="float">
            <text:p>0,2268471077</text:p>
          </table:table-cell>
          <table:table-cell office:value-type="float" office:value="0.229791943747005" calcext:value-type="float">
            <text:p>0,2297919437</text:p>
          </table:table-cell>
          <table:table-cell office:value-type="float" office:value="0.0383638777506848" calcext:value-type="float">
            <text:p>0,0383638778</text:p>
          </table:table-cell>
          <table:table-cell office:value-type="float" office:value="0.0298307107458833" calcext:value-type="float">
            <text:p>0,0298307107</text:p>
          </table:table-cell>
          <table:table-cell office:value-type="float" office:value="0.0284346753610522" calcext:value-type="float">
            <text:p>0,0284346754</text:p>
          </table:table-cell>
          <table:table-cell office:value-type="float" office:value="0.0429760044969876" calcext:value-type="float">
            <text:p>0,0429760045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,3918269464</text:p>
          </table:table-cell>
          <table:table-cell office:value-type="float" office:value="0.450374310698588" calcext:value-type="float">
            <text:p>0,4503743107</text:p>
          </table:table-cell>
          <table:table-cell office:value-type="float" office:value="0.409235807688584" calcext:value-type="float">
            <text:p>0,4092358077</text:p>
          </table:table-cell>
          <table:table-cell office:value-type="float" office:value="0.430584842753871" calcext:value-type="float">
            <text:p>0,4305848428</text:p>
          </table:table-cell>
          <table:table-cell office:value-type="float" office:value="6.62099992775084" calcext:value-type="float">
            <text:p>6,6209999278</text:p>
          </table:table-cell>
          <table:table-cell office:value-type="float" office:value="10.7645806976214" calcext:value-type="float">
            <text:p>10,7645806976</text:p>
          </table:table-cell>
          <table:table-cell office:value-type="float" office:value="8.07116165837168" calcext:value-type="float">
            <text:p>8,0711616584</text:p>
          </table:table-cell>
          <table:table-cell office:value-type="float" office:value="8.34006663261015" calcext:value-type="float">
            <text:p>8,3400666326</text:p>
          </table:table-cell>
          <table:table-cell office:value-type="float" office:value="0.221287353900357" calcext:value-type="float">
            <text:p>0,2212873539</text:p>
          </table:table-cell>
          <table:table-cell office:value-type="float" office:value="0.2489144718451" calcext:value-type="float">
            <text:p>0,2489144718</text:p>
          </table:table-cell>
          <table:table-cell office:value-type="float" office:value="0.231308235555035" calcext:value-type="float">
            <text:p>0,2313082356</text:p>
          </table:table-cell>
          <table:table-cell office:value-type="float" office:value="0.234566047596414" calcext:value-type="float">
            <text:p>0,2345660476</text:p>
          </table:table-cell>
          <table:table-cell office:value-type="float" office:value="0.0410944543458398" calcext:value-type="float">
            <text:p>0,0410944543</text:p>
          </table:table-cell>
          <table:table-cell office:value-type="float" office:value="0.0315435575472891" calcext:value-type="float">
            <text:p>0,0315435575</text:p>
          </table:table-cell>
          <table:table-cell office:value-type="float" office:value="0.0301781123957825" calcext:value-type="float">
            <text:p>0,0301781124</text:p>
          </table:table-cell>
          <table:table-cell office:value-type="float" office:value="0.045989986426345" calcext:value-type="float">
            <text:p>0,0459899864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,395137282</text:p>
          </table:table-cell>
          <table:table-cell office:value-type="float" office:value="0.449928069148251" calcext:value-type="float">
            <text:p>0,4499280691</text:p>
          </table:table-cell>
          <table:table-cell office:value-type="float" office:value="0.411898110875936" calcext:value-type="float">
            <text:p>0,4118981109</text:p>
          </table:table-cell>
          <table:table-cell office:value-type="float" office:value="0.431713971975781" calcext:value-type="float">
            <text:p>0,431713972</text:p>
          </table:table-cell>
          <table:table-cell office:value-type="float" office:value="6.67165818173508" calcext:value-type="float">
            <text:p>6,6716581817</text:p>
          </table:table-cell>
          <table:table-cell office:value-type="float" office:value="10.5798988598906" calcext:value-type="float">
            <text:p>10,5798988599</text:p>
          </table:table-cell>
          <table:table-cell office:value-type="float" office:value="8.32022115080975" calcext:value-type="float">
            <text:p>8,3202211508</text:p>
          </table:table-cell>
          <table:table-cell office:value-type="float" office:value="8.51048960699445" calcext:value-type="float">
            <text:p>8,510489607</text:p>
          </table:table-cell>
          <table:table-cell office:value-type="float" office:value="0.223923902258726" calcext:value-type="float">
            <text:p>0,2239239023</text:p>
          </table:table-cell>
          <table:table-cell office:value-type="float" office:value="0.257016630760354" calcext:value-type="float">
            <text:p>0,2570166308</text:p>
          </table:table-cell>
          <table:table-cell office:value-type="float" office:value="0.23360704298957" calcext:value-type="float">
            <text:p>0,233607043</text:p>
          </table:table-cell>
          <table:table-cell office:value-type="float" office:value="0.243009697507572" calcext:value-type="float">
            <text:p>0,2430096975</text:p>
          </table:table-cell>
          <table:table-cell office:value-type="float" office:value="0.0398025878834241" calcext:value-type="float">
            <text:p>0,0398025879</text:p>
          </table:table-cell>
          <table:table-cell office:value-type="float" office:value="0.0306794223062461" calcext:value-type="float">
            <text:p>0,0306794223</text:p>
          </table:table-cell>
          <table:table-cell office:value-type="float" office:value="0.0306244994594518" calcext:value-type="float">
            <text:p>0,0306244995</text:p>
          </table:table-cell>
          <table:table-cell office:value-type="float" office:value="0.0427406233358516" calcext:value-type="float">
            <text:p>0,0427406233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,388577634</text:p>
          </table:table-cell>
          <table:table-cell office:value-type="float" office:value="0.449323159441545" calcext:value-type="float">
            <text:p>0,4493231594</text:p>
          </table:table-cell>
          <table:table-cell office:value-type="float" office:value="0.408825843114314" calcext:value-type="float">
            <text:p>0,4088258431</text:p>
          </table:table-cell>
          <table:table-cell office:value-type="float" office:value="0.426551601373064" calcext:value-type="float">
            <text:p>0,4265516014</text:p>
          </table:table-cell>
          <table:table-cell office:value-type="float" office:value="6.40787877024842" calcext:value-type="float">
            <text:p>6,4078787702</text:p>
          </table:table-cell>
          <table:table-cell office:value-type="float" office:value="10.8025450902205" calcext:value-type="float">
            <text:p>10,8025450902</text:p>
          </table:table-cell>
          <table:table-cell office:value-type="float" office:value="8.12513645107176" calcext:value-type="float">
            <text:p>8,1251364511</text:p>
          </table:table-cell>
          <table:table-cell office:value-type="float" office:value="8.26602765016178" calcext:value-type="float">
            <text:p>8,2660276502</text:p>
          </table:table-cell>
          <table:table-cell office:value-type="float" office:value="0.218664912818428" calcext:value-type="float">
            <text:p>0,2186649128</text:p>
          </table:table-cell>
          <table:table-cell office:value-type="float" office:value="0.25390853793185" calcext:value-type="float">
            <text:p>0,2539085379</text:p>
          </table:table-cell>
          <table:table-cell office:value-type="float" office:value="0.230638881619654" calcext:value-type="float">
            <text:p>0,2306388816</text:p>
          </table:table-cell>
          <table:table-cell office:value-type="float" office:value="0.23658101264819" calcext:value-type="float">
            <text:p>0,2365810126</text:p>
          </table:table-cell>
          <table:table-cell office:value-type="float" office:value="0.0380041730723767" calcext:value-type="float">
            <text:p>0,0380041731</text:p>
          </table:table-cell>
          <table:table-cell office:value-type="float" office:value="0.0271770711269189" calcext:value-type="float">
            <text:p>0,0271770711</text:p>
          </table:table-cell>
          <table:table-cell office:value-type="float" office:value="0.0279091345279562" calcext:value-type="float">
            <text:p>0,0279091345</text:p>
          </table:table-cell>
          <table:table-cell office:value-type="float" office:value="0.0404946618389897" calcext:value-type="float">
            <text:p>0,0404946618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,391043028</text:p>
          </table:table-cell>
          <table:table-cell office:value-type="float" office:value="0.449220751585329" calcext:value-type="float">
            <text:p>0,4492207516</text:p>
          </table:table-cell>
          <table:table-cell office:value-type="float" office:value="0.410931164091992" calcext:value-type="float">
            <text:p>0,4109311641</text:p>
          </table:table-cell>
          <table:table-cell office:value-type="float" office:value="0.428212322223749" calcext:value-type="float">
            <text:p>0,4282123222</text:p>
          </table:table-cell>
          <table:table-cell office:value-type="float" office:value="6.4630227018895" calcext:value-type="float">
            <text:p>6,4630227019</text:p>
          </table:table-cell>
          <table:table-cell office:value-type="float" office:value="10.7410024264972" calcext:value-type="float">
            <text:p>10,7410024265</text:p>
          </table:table-cell>
          <table:table-cell office:value-type="float" office:value="8.09171563868804" calcext:value-type="float">
            <text:p>8,0917156387</text:p>
          </table:table-cell>
          <table:table-cell office:value-type="float" office:value="8.21125660114151" calcext:value-type="float">
            <text:p>8,2112566011</text:p>
          </table:table-cell>
          <table:table-cell office:value-type="float" office:value="0.222811966608714" calcext:value-type="float">
            <text:p>0,2228119666</text:p>
          </table:table-cell>
          <table:table-cell office:value-type="float" office:value="0.257252790685039" calcext:value-type="float">
            <text:p>0,2572527907</text:p>
          </table:table-cell>
          <table:table-cell office:value-type="float" office:value="0.23380825527258" calcext:value-type="float">
            <text:p>0,2338082553</text:p>
          </table:table-cell>
          <table:table-cell office:value-type="float" office:value="0.24124975579767" calcext:value-type="float">
            <text:p>0,2412497558</text:p>
          </table:table-cell>
          <table:table-cell office:value-type="float" office:value="0.0397566494054706" calcext:value-type="float">
            <text:p>0,0397566494</text:p>
          </table:table-cell>
          <table:table-cell office:value-type="float" office:value="0.0289156075912586" calcext:value-type="float">
            <text:p>0,0289156076</text:p>
          </table:table-cell>
          <table:table-cell office:value-type="float" office:value="0.0284748120138397" calcext:value-type="float">
            <text:p>0,028474812</text:p>
          </table:table-cell>
          <table:table-cell office:value-type="float" office:value="0.0438086381114551" calcext:value-type="float">
            <text:p>0,043808638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2167294859" calcext:value-type="float">
            <text:p>0,3862216729</text:p>
          </table:table-cell>
          <table:table-cell office:value-type="float" office:value="0.448899608556009" calcext:value-type="float">
            <text:p>0,4488996086</text:p>
          </table:table-cell>
          <table:table-cell office:value-type="float" office:value="0.406011125365093" calcext:value-type="float">
            <text:p>0,4060111254</text:p>
          </table:table-cell>
          <table:table-cell office:value-type="float" office:value="0.427006671670346" calcext:value-type="float">
            <text:p>0,4270066717</text:p>
          </table:table-cell>
          <table:table-cell office:value-type="float" office:value="6.42546742337523" calcext:value-type="float">
            <text:p>6,4254674234</text:p>
          </table:table-cell>
          <table:table-cell office:value-type="float" office:value="11.1680389509794" calcext:value-type="float">
            <text:p>11,168038951</text:p>
          </table:table-cell>
          <table:table-cell office:value-type="float" office:value="7.8868783928209" calcext:value-type="float">
            <text:p>7,8868783928</text:p>
          </table:table-cell>
          <table:table-cell office:value-type="float" office:value="8.21286362251144" calcext:value-type="float">
            <text:p>8,2128636225</text:p>
          </table:table-cell>
          <table:table-cell office:value-type="float" office:value="0.218563406194902" calcext:value-type="float">
            <text:p>0,2185634062</text:p>
          </table:table-cell>
          <table:table-cell office:value-type="float" office:value="0.245892522623788" calcext:value-type="float">
            <text:p>0,2458925226</text:p>
          </table:table-cell>
          <table:table-cell office:value-type="float" office:value="0.229253512102493" calcext:value-type="float">
            <text:p>0,2292535121</text:p>
          </table:table-cell>
          <table:table-cell office:value-type="float" office:value="0.230570027090223" calcext:value-type="float">
            <text:p>0,2305700271</text:p>
          </table:table-cell>
          <table:table-cell office:value-type="float" office:value="0.0426401281538462" calcext:value-type="float">
            <text:p>0,0426401282</text:p>
          </table:table-cell>
          <table:table-cell office:value-type="float" office:value="0.0336834249456402" calcext:value-type="float">
            <text:p>0,0336834249</text:p>
          </table:table-cell>
          <table:table-cell office:value-type="float" office:value="0.03132644275242" calcext:value-type="float">
            <text:p>0,0313264428</text:p>
          </table:table-cell>
          <table:table-cell office:value-type="float" office:value="0.0486541818198203" calcext:value-type="float">
            <text:p>0,0486541818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26320832225" calcext:value-type="float">
            <text:p>0,3854263208</text:p>
          </table:table-cell>
          <table:table-cell office:value-type="float" office:value="0.44924587100256" calcext:value-type="float">
            <text:p>0,449245871</text:p>
          </table:table-cell>
          <table:table-cell office:value-type="float" office:value="0.406570206517602" calcext:value-type="float">
            <text:p>0,4065702065</text:p>
          </table:table-cell>
          <table:table-cell office:value-type="float" office:value="0.424367453874629" calcext:value-type="float">
            <text:p>0,4243674539</text:p>
          </table:table-cell>
          <table:table-cell office:value-type="float" office:value="6.46630993212065" calcext:value-type="float">
            <text:p>6,4663099321</text:p>
          </table:table-cell>
          <table:table-cell office:value-type="float" office:value="11.2358854629284" calcext:value-type="float">
            <text:p>11,2358854629</text:p>
          </table:table-cell>
          <table:table-cell office:value-type="float" office:value="8.16318524194837" calcext:value-type="float">
            <text:p>8,1631852419</text:p>
          </table:table-cell>
          <table:table-cell office:value-type="float" office:value="8.11859384976029" calcext:value-type="float">
            <text:p>8,1185938498</text:p>
          </table:table-cell>
          <table:table-cell office:value-type="float" office:value="0.21899557092624" calcext:value-type="float">
            <text:p>0,2189955709</text:p>
          </table:table-cell>
          <table:table-cell office:value-type="float" office:value="0.248782209812289" calcext:value-type="float">
            <text:p>0,2487822098</text:p>
          </table:table-cell>
          <table:table-cell office:value-type="float" office:value="0.230322207564458" calcext:value-type="float">
            <text:p>0,2303222076</text:p>
          </table:table-cell>
          <table:table-cell office:value-type="float" office:value="0.232359330951604" calcext:value-type="float">
            <text:p>0,232359331</text:p>
          </table:table-cell>
          <table:table-cell office:value-type="float" office:value="0.0412175087923783" calcext:value-type="float">
            <text:p>0,0412175088</text:p>
          </table:table-cell>
          <table:table-cell office:value-type="float" office:value="0.0310242896455461" calcext:value-type="float">
            <text:p>0,0310242896</text:p>
          </table:table-cell>
          <table:table-cell office:value-type="float" office:value="0.0303443593766581" calcext:value-type="float">
            <text:p>0,0303443594</text:p>
          </table:table-cell>
          <table:table-cell office:value-type="float" office:value="0.0455750907810742" calcext:value-type="float">
            <text:p>0,0455750908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5152039685308" calcext:value-type="float">
            <text:p>0,3651520397</text:p>
          </table:table-cell>
          <table:table-cell office:value-type="float" office:value="0.449929072796097" calcext:value-type="float">
            <text:p>0,4499290728</text:p>
          </table:table-cell>
          <table:table-cell office:value-type="float" office:value="0.389112045864912" calcext:value-type="float">
            <text:p>0,3891120459</text:p>
          </table:table-cell>
          <table:table-cell office:value-type="float" office:value="0.4207863544503" calcext:value-type="float">
            <text:p>0,4207863545</text:p>
          </table:table-cell>
          <table:table-cell office:value-type="float" office:value="5.94571303989177" calcext:value-type="float">
            <text:p>5,9457130399</text:p>
          </table:table-cell>
          <table:table-cell office:value-type="float" office:value="10.8045548274187" calcext:value-type="float">
            <text:p>10,8045548274</text:p>
          </table:table-cell>
          <table:table-cell office:value-type="float" office:value="8.23954269065661" calcext:value-type="float">
            <text:p>8,2395426907</text:p>
          </table:table-cell>
          <table:table-cell office:value-type="float" office:value="7.64949226087052" calcext:value-type="float">
            <text:p>7,6494922609</text:p>
          </table:table-cell>
          <table:table-cell office:value-type="float" office:value="0.209182937493" calcext:value-type="float">
            <text:p>0,2091829375</text:p>
          </table:table-cell>
          <table:table-cell office:value-type="float" office:value="0.245008244607249" calcext:value-type="float">
            <text:p>0,2450082446</text:p>
          </table:table-cell>
          <table:table-cell office:value-type="float" office:value="0.221569916453182" calcext:value-type="float">
            <text:p>0,2215699165</text:p>
          </table:table-cell>
          <table:table-cell office:value-type="float" office:value="0.226058334007608" calcext:value-type="float">
            <text:p>0,226058334</text:p>
          </table:table-cell>
          <table:table-cell office:value-type="float" office:value="0.0440217241840072" calcext:value-type="float">
            <text:p>0,0440217242</text:p>
          </table:table-cell>
          <table:table-cell office:value-type="float" office:value="0.0361752970681796" calcext:value-type="float">
            <text:p>0,0361752971</text:p>
          </table:table-cell>
          <table:table-cell office:value-type="float" office:value="0.0326856815496419" calcext:value-type="float">
            <text:p>0,0326856815</text:p>
          </table:table-cell>
          <table:table-cell office:value-type="float" office:value="0.051588529764112" calcext:value-type="float">
            <text:p>0,0515885298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0274289864271" calcext:value-type="float">
            <text:p>0,3902742899</text:p>
          </table:table-cell>
          <table:table-cell office:value-type="float" office:value="0.461939906460504" calcext:value-type="float">
            <text:p>0,4619399065</text:p>
          </table:table-cell>
          <table:table-cell office:value-type="float" office:value="0.409471776087944" calcext:value-type="float">
            <text:p>0,4094717761</text:p>
          </table:table-cell>
          <table:table-cell office:value-type="float" office:value="0.43912000485065" calcext:value-type="float">
            <text:p>0,4391200049</text:p>
          </table:table-cell>
          <table:table-cell office:value-type="float" office:value="6.9909349234807" calcext:value-type="float">
            <text:p>6,9909349235</text:p>
          </table:table-cell>
          <table:table-cell office:value-type="float" office:value="12.0459183853953" calcext:value-type="float">
            <text:p>12,0459183854</text:p>
          </table:table-cell>
          <table:table-cell office:value-type="float" office:value="8.9357226494879" calcext:value-type="float">
            <text:p>8,9357226495</text:p>
          </table:table-cell>
          <table:table-cell office:value-type="float" office:value="9.11276190373416" calcext:value-type="float">
            <text:p>9,1127619037</text:p>
          </table:table-cell>
          <table:table-cell office:value-type="float" office:value="0.219212159713953" calcext:value-type="float">
            <text:p>0,2192121597</text:p>
          </table:table-cell>
          <table:table-cell office:value-type="float" office:value="0.250233007459501" calcext:value-type="float">
            <text:p>0,2502330075</text:p>
          </table:table-cell>
          <table:table-cell office:value-type="float" office:value="0.230620548550886" calcext:value-type="float">
            <text:p>0,2306205486</text:p>
          </table:table-cell>
          <table:table-cell office:value-type="float" office:value="0.232962937406285" calcext:value-type="float">
            <text:p>0,2329629374</text:p>
          </table:table-cell>
          <table:table-cell office:value-type="float" office:value="0.03984644082582" calcext:value-type="float">
            <text:p>0,0398464408</text:p>
          </table:table-cell>
          <table:table-cell office:value-type="float" office:value="0.0320409145879336" calcext:value-type="float">
            <text:p>0,0320409146</text:p>
          </table:table-cell>
          <table:table-cell office:value-type="float" office:value="0.029158923279555" calcext:value-type="float">
            <text:p>0,0291589233</text:p>
          </table:table-cell>
          <table:table-cell office:value-type="float" office:value="0.0467505229374771" calcext:value-type="float">
            <text:p>0,0467505229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0173011040419" calcext:value-type="float">
            <text:p>0,380173011</text:p>
          </table:table-cell>
          <table:table-cell office:value-type="float" office:value="0.452452724417482" calcext:value-type="float">
            <text:p>0,4524527244</text:p>
          </table:table-cell>
          <table:table-cell office:value-type="float" office:value="0.399087202412731" calcext:value-type="float">
            <text:p>0,3990872024</text:p>
          </table:table-cell>
          <table:table-cell office:value-type="float" office:value="0.429971466827547" calcext:value-type="float">
            <text:p>0,4299714668</text:p>
          </table:table-cell>
          <table:table-cell office:value-type="float" office:value="6.56959378534876" calcext:value-type="float">
            <text:p>6,5695937853</text:p>
          </table:table-cell>
          <table:table-cell office:value-type="float" office:value="10.9020180210901" calcext:value-type="float">
            <text:p>10,9020180211</text:p>
          </table:table-cell>
          <table:table-cell office:value-type="float" office:value="8.40879341406086" calcext:value-type="float">
            <text:p>8,4087934141</text:p>
          </table:table-cell>
          <table:table-cell office:value-type="float" office:value="8.75572085231272" calcext:value-type="float">
            <text:p>8,7557208523</text:p>
          </table:table-cell>
          <table:table-cell office:value-type="float" office:value="0.216048488937429" calcext:value-type="float">
            <text:p>0,2160484889</text:p>
          </table:table-cell>
          <table:table-cell office:value-type="float" office:value="0.242749104511841" calcext:value-type="float">
            <text:p>0,2427491045</text:p>
          </table:table-cell>
          <table:table-cell office:value-type="float" office:value="0.227237541576864" calcext:value-type="float">
            <text:p>0,2272375416</text:p>
          </table:table-cell>
          <table:table-cell office:value-type="float" office:value="0.225899488917869" calcext:value-type="float">
            <text:p>0,2258994889</text:p>
          </table:table-cell>
          <table:table-cell office:value-type="float" office:value="0.0397564388392506" calcext:value-type="float">
            <text:p>0,0397564388</text:p>
          </table:table-cell>
          <table:table-cell office:value-type="float" office:value="0.0337436535848303" calcext:value-type="float">
            <text:p>0,0337436536</text:p>
          </table:table-cell>
          <table:table-cell office:value-type="float" office:value="0.0302469103676973" calcext:value-type="float">
            <text:p>0,0302469104</text:p>
          </table:table-cell>
          <table:table-cell office:value-type="float" office:value="0.0469045501434202" calcext:value-type="float">
            <text:p>0,0469045501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787720170865" calcext:value-type="float">
            <text:p>0,3787720171</text:p>
          </table:table-cell>
          <table:table-cell office:value-type="float" office:value="0.454788104688026" calcext:value-type="float">
            <text:p>0,4547881047</text:p>
          </table:table-cell>
          <table:table-cell office:value-type="float" office:value="0.398811801379714" calcext:value-type="float">
            <text:p>0,3988118014</text:p>
          </table:table-cell>
          <table:table-cell office:value-type="float" office:value="0.429965048356399" calcext:value-type="float">
            <text:p>0,4299650484</text:p>
          </table:table-cell>
          <table:table-cell office:value-type="float" office:value="6.5636075447038" calcext:value-type="float">
            <text:p>6,5636075447</text:p>
          </table:table-cell>
          <table:table-cell office:value-type="float" office:value="11.5177511079864" calcext:value-type="float">
            <text:p>11,517751108</text:p>
          </table:table-cell>
          <table:table-cell office:value-type="float" office:value="8.55777824253946" calcext:value-type="float">
            <text:p>8,5577782425</text:p>
          </table:table-cell>
          <table:table-cell office:value-type="float" office:value="8.86006180749903" calcext:value-type="float">
            <text:p>8,8600618075</text:p>
          </table:table-cell>
          <table:table-cell office:value-type="float" office:value="0.216153002623771" calcext:value-type="float">
            <text:p>0,2161530026</text:p>
          </table:table-cell>
          <table:table-cell office:value-type="float" office:value="0.244612131185502" calcext:value-type="float">
            <text:p>0,2446121312</text:p>
          </table:table-cell>
          <table:table-cell office:value-type="float" office:value="0.227382932979748" calcext:value-type="float">
            <text:p>0,227382933</text:p>
          </table:table-cell>
          <table:table-cell office:value-type="float" office:value="0.227497830865999" calcext:value-type="float">
            <text:p>0,2274978309</text:p>
          </table:table-cell>
          <table:table-cell office:value-type="float" office:value="0.0388387936786142" calcext:value-type="float">
            <text:p>0,0388387937</text:p>
          </table:table-cell>
          <table:table-cell office:value-type="float" office:value="0.033137719969618" calcext:value-type="float">
            <text:p>0,03313772</text:p>
          </table:table-cell>
          <table:table-cell office:value-type="float" office:value="0.0300195955836148" calcext:value-type="float">
            <text:p>0,0300195956</text:p>
          </table:table-cell>
          <table:table-cell office:value-type="float" office:value="0.0454117381906695" calcext:value-type="float">
            <text:p>0,0454117382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2383255904586" calcext:value-type="float">
            <text:p>0,3723832559</text:p>
          </table:table-cell>
          <table:table-cell office:value-type="float" office:value="0.449145934199617" calcext:value-type="float">
            <text:p>0,4491459342</text:p>
          </table:table-cell>
          <table:table-cell office:value-type="float" office:value="0.395862687192177" calcext:value-type="float">
            <text:p>0,3958626872</text:p>
          </table:table-cell>
          <table:table-cell office:value-type="float" office:value="0.41935863809716" calcext:value-type="float">
            <text:p>0,4193586381</text:p>
          </table:table-cell>
          <table:table-cell office:value-type="float" office:value="6.45293467522882" calcext:value-type="float">
            <text:p>6,4529346752</text:p>
          </table:table-cell>
          <table:table-cell office:value-type="float" office:value="11.3491424369212" calcext:value-type="float">
            <text:p>11,3491424369</text:p>
          </table:table-cell>
          <table:table-cell office:value-type="float" office:value="8.67046938666435" calcext:value-type="float">
            <text:p>8,6704693867</text:p>
          </table:table-cell>
          <table:table-cell office:value-type="float" office:value="8.26105063939012" calcext:value-type="float">
            <text:p>8,2610506394</text:p>
          </table:table-cell>
          <table:table-cell office:value-type="float" office:value="0.212016614627693" calcext:value-type="float">
            <text:p>0,2120166146</text:p>
          </table:table-cell>
          <table:table-cell office:value-type="float" office:value="0.242562251035914" calcext:value-type="float">
            <text:p>0,242562251</text:p>
          </table:table-cell>
          <table:table-cell office:value-type="float" office:value="0.22515095691058" calcext:value-type="float">
            <text:p>0,2251509569</text:p>
          </table:table-cell>
          <table:table-cell office:value-type="float" office:value="0.222667357974416" calcext:value-type="float">
            <text:p>0,222667358</text:p>
          </table:table-cell>
          <table:table-cell office:value-type="float" office:value="0.0411189563607602" calcext:value-type="float">
            <text:p>0,0411189564</text:p>
          </table:table-cell>
          <table:table-cell office:value-type="float" office:value="0.0322544614058913" calcext:value-type="float">
            <text:p>0,0322544614</text:p>
          </table:table-cell>
          <table:table-cell office:value-type="float" office:value="0.0303024214199211" calcext:value-type="float">
            <text:p>0,0303024214</text:p>
          </table:table-cell>
          <table:table-cell office:value-type="float" office:value="0.0472973787440538" calcext:value-type="float">
            <text:p>0,0472973787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79734383713005" calcext:value-type="float">
            <text:p>0,3797343837</text:p>
          </table:table-cell>
          <table:table-cell office:value-type="float" office:value="0.451992237096014" calcext:value-type="float">
            <text:p>0,4519922371</text:p>
          </table:table-cell>
          <table:table-cell office:value-type="float" office:value="0.397994178472145" calcext:value-type="float">
            <text:p>0,3979941785</text:p>
          </table:table-cell>
          <table:table-cell office:value-type="float" office:value="0.431103328070487" calcext:value-type="float">
            <text:p>0,4311033281</text:p>
          </table:table-cell>
          <table:table-cell office:value-type="float" office:value="6.56810631099495" calcext:value-type="float">
            <text:p>6,568106311</text:p>
          </table:table-cell>
          <table:table-cell office:value-type="float" office:value="11.5631949841088" calcext:value-type="float">
            <text:p>11,5631949841</text:p>
          </table:table-cell>
          <table:table-cell office:value-type="float" office:value="8.37722573655963" calcext:value-type="float">
            <text:p>8,3772257366</text:p>
          </table:table-cell>
          <table:table-cell office:value-type="float" office:value="8.901068698666" calcext:value-type="float">
            <text:p>8,9010686987</text:p>
          </table:table-cell>
          <table:table-cell office:value-type="float" office:value="0.219326307016809" calcext:value-type="float">
            <text:p>0,219326307</text:p>
          </table:table-cell>
          <table:table-cell office:value-type="float" office:value="0.255068480021173" calcext:value-type="float">
            <text:p>0,25506848</text:p>
          </table:table-cell>
          <table:table-cell office:value-type="float" office:value="0.22960670539462" calcext:value-type="float">
            <text:p>0,2296067054</text:p>
          </table:table-cell>
          <table:table-cell office:value-type="float" office:value="0.239026487604583" calcext:value-type="float">
            <text:p>0,2390264876</text:p>
          </table:table-cell>
          <table:table-cell office:value-type="float" office:value="0.0408037850623749" calcext:value-type="float">
            <text:p>0,0408037851</text:p>
          </table:table-cell>
          <table:table-cell office:value-type="float" office:value="0.0325841561427459" calcext:value-type="float">
            <text:p>0,0325841561</text:p>
          </table:table-cell>
          <table:table-cell office:value-type="float" office:value="0.0314468988177743" calcext:value-type="float">
            <text:p>0,0314468988</text:p>
          </table:table-cell>
          <table:table-cell office:value-type="float" office:value="0.0456540470752919" calcext:value-type="float">
            <text:p>0,0456540471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0734734560036" calcext:value-type="float">
            <text:p>0,3807347346</text:p>
          </table:table-cell>
          <table:table-cell office:value-type="float" office:value="0.450520591247746" calcext:value-type="float">
            <text:p>0,4505205912</text:p>
          </table:table-cell>
          <table:table-cell office:value-type="float" office:value="0.397894863757971" calcext:value-type="float">
            <text:p>0,3978948638</text:p>
          </table:table-cell>
          <table:table-cell office:value-type="float" office:value="0.431161129534055" calcext:value-type="float">
            <text:p>0,4311611295</text:p>
          </table:table-cell>
          <table:table-cell office:value-type="float" office:value="6.58792984687183" calcext:value-type="float">
            <text:p>6,5879298469</text:p>
          </table:table-cell>
          <table:table-cell office:value-type="float" office:value="11.058757743068" calcext:value-type="float">
            <text:p>11,0587577431</text:p>
          </table:table-cell>
          <table:table-cell office:value-type="float" office:value="8.33423576055718" calcext:value-type="float">
            <text:p>8,3342357606</text:p>
          </table:table-cell>
          <table:table-cell office:value-type="float" office:value="8.82002398777469" calcext:value-type="float">
            <text:p>8,8200239878</text:p>
          </table:table-cell>
          <table:table-cell office:value-type="float" office:value="0.226733525569529" calcext:value-type="float">
            <text:p>0,2267335256</text:p>
          </table:table-cell>
          <table:table-cell office:value-type="float" office:value="0.265451317722699" calcext:value-type="float">
            <text:p>0,2654513177</text:p>
          </table:table-cell>
          <table:table-cell office:value-type="float" office:value="0.237280402800718" calcext:value-type="float">
            <text:p>0,2372804028</text:p>
          </table:table-cell>
          <table:table-cell office:value-type="float" office:value="0.248848859762465" calcext:value-type="float">
            <text:p>0,2488488598</text:p>
          </table:table-cell>
          <table:table-cell office:value-type="float" office:value="0.0399067061714991" calcext:value-type="float">
            <text:p>0,0399067062</text:p>
          </table:table-cell>
          <table:table-cell office:value-type="float" office:value="0.0312098498934037" calcext:value-type="float">
            <text:p>0,0312098499</text:p>
          </table:table-cell>
          <table:table-cell office:value-type="float" office:value="0.0311632517572597" calcext:value-type="float">
            <text:p>0,0311632518</text:p>
          </table:table-cell>
          <table:table-cell office:value-type="float" office:value="0.043508243191045" calcext:value-type="float">
            <text:p>0,0435082432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1987591445541" calcext:value-type="float">
            <text:p>0,3819875914</text:p>
          </table:table-cell>
          <table:table-cell office:value-type="float" office:value="0.454594171827396" calcext:value-type="float">
            <text:p>0,4545941718</text:p>
          </table:table-cell>
          <table:table-cell office:value-type="float" office:value="0.399234219471221" calcext:value-type="float">
            <text:p>0,3992342195</text:p>
          </table:table-cell>
          <table:table-cell office:value-type="float" office:value="0.43374417196653" calcext:value-type="float">
            <text:p>0,433744172</text:p>
          </table:table-cell>
          <table:table-cell office:value-type="float" office:value="6.53492409690781" calcext:value-type="float">
            <text:p>6,5349240969</text:p>
          </table:table-cell>
          <table:table-cell office:value-type="float" office:value="11.1879700056741" calcext:value-type="float">
            <text:p>11,1879700057</text:p>
          </table:table-cell>
          <table:table-cell office:value-type="float" office:value="8.17550618026826" calcext:value-type="float">
            <text:p>8,1755061803</text:p>
          </table:table-cell>
          <table:table-cell office:value-type="float" office:value="8.71766539107876" calcext:value-type="float">
            <text:p>8,7176653911</text:p>
          </table:table-cell>
          <table:table-cell office:value-type="float" office:value="0.226001750412391" calcext:value-type="float">
            <text:p>0,2260017504</text:p>
          </table:table-cell>
          <table:table-cell office:value-type="float" office:value="0.270020204908876" calcext:value-type="float">
            <text:p>0,2700202049</text:p>
          </table:table-cell>
          <table:table-cell office:value-type="float" office:value="0.236100997751191" calcext:value-type="float">
            <text:p>0,2361009978</text:p>
          </table:table-cell>
          <table:table-cell office:value-type="float" office:value="0.253700411710396" calcext:value-type="float">
            <text:p>0,2537004117</text:p>
          </table:table-cell>
          <table:table-cell office:value-type="float" office:value="0.0428735644548973" calcext:value-type="float">
            <text:p>0,0428735645</text:p>
          </table:table-cell>
          <table:table-cell office:value-type="float" office:value="0.03461852728004" calcext:value-type="float">
            <text:p>0,0346185273</text:p>
          </table:table-cell>
          <table:table-cell office:value-type="float" office:value="0.0326951910541415" calcext:value-type="float">
            <text:p>0,0326951911</text:p>
          </table:table-cell>
          <table:table-cell office:value-type="float" office:value="0.0488755017536783" calcext:value-type="float">
            <text:p>0,0488755018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418273267219" calcext:value-type="float">
            <text:p>0,3741827327</text:p>
          </table:table-cell>
          <table:table-cell office:value-type="float" office:value="0.452542804112034" calcext:value-type="float">
            <text:p>0,4525428041</text:p>
          </table:table-cell>
          <table:table-cell office:value-type="float" office:value="0.395647283079232" calcext:value-type="float">
            <text:p>0,3956472831</text:p>
          </table:table-cell>
          <table:table-cell office:value-type="float" office:value="0.425940522538431" calcext:value-type="float">
            <text:p>0,4259405225</text:p>
          </table:table-cell>
          <table:table-cell office:value-type="float" office:value="6.07663292276995" calcext:value-type="float">
            <text:p>6,0766329228</text:p>
          </table:table-cell>
          <table:table-cell office:value-type="float" office:value="11.0060487744252" calcext:value-type="float">
            <text:p>11,0060487744</text:p>
          </table:table-cell>
          <table:table-cell office:value-type="float" office:value="8.05027335920682" calcext:value-type="float">
            <text:p>8,0502733592</text:p>
          </table:table-cell>
          <table:table-cell office:value-type="float" office:value="8.21168876429739" calcext:value-type="float">
            <text:p>8,2116887643</text:p>
          </table:table-cell>
          <table:table-cell office:value-type="float" office:value="0.220488429768734" calcext:value-type="float">
            <text:p>0,2204884298</text:p>
          </table:table-cell>
          <table:table-cell office:value-type="float" office:value="0.267413445541076" calcext:value-type="float">
            <text:p>0,2674134455</text:p>
          </table:table-cell>
          <table:table-cell office:value-type="float" office:value="0.233007496815612" calcext:value-type="float">
            <text:p>0,2330074968</text:p>
          </table:table-cell>
          <table:table-cell office:value-type="float" office:value="0.247293035931121" calcext:value-type="float">
            <text:p>0,2472930359</text:p>
          </table:table-cell>
          <table:table-cell office:value-type="float" office:value="0.0441235557317774" calcext:value-type="float">
            <text:p>0,0441235557</text:p>
          </table:table-cell>
          <table:table-cell office:value-type="float" office:value="0.0358331752138742" calcext:value-type="float">
            <text:p>0,0358331752</text:p>
          </table:table-cell>
          <table:table-cell office:value-type="float" office:value="0.0324133296004398" calcext:value-type="float">
            <text:p>0,0324133296</text:p>
          </table:table-cell>
          <table:table-cell office:value-type="float" office:value="0.0519631904002091" calcext:value-type="float">
            <text:p>0,0519631904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528204312091" calcext:value-type="float">
            <text:p>0,3852820431</text:p>
          </table:table-cell>
          <table:table-cell office:value-type="float" office:value="0.460888550612722" calcext:value-type="float">
            <text:p>0,4608885506</text:p>
          </table:table-cell>
          <table:table-cell office:value-type="float" office:value="0.402555163756976" calcext:value-type="float">
            <text:p>0,4025551638</text:p>
          </table:table-cell>
          <table:table-cell office:value-type="float" office:value="0.438468706241229" calcext:value-type="float">
            <text:p>0,4384687062</text:p>
          </table:table-cell>
          <table:table-cell office:value-type="float" office:value="6.55033715895133" calcext:value-type="float">
            <text:p>6,550337159</text:p>
          </table:table-cell>
          <table:table-cell office:value-type="float" office:value="11.6387439705039" calcext:value-type="float">
            <text:p>11,6387439705</text:p>
          </table:table-cell>
          <table:table-cell office:value-type="float" office:value="8.20914269912804" calcext:value-type="float">
            <text:p>8,2091426991</text:p>
          </table:table-cell>
          <table:table-cell office:value-type="float" office:value="8.86364580563136" calcext:value-type="float">
            <text:p>8,8636458056</text:p>
          </table:table-cell>
          <table:table-cell office:value-type="float" office:value="0.226554539122364" calcext:value-type="float">
            <text:p>0,2265545391</text:p>
          </table:table-cell>
          <table:table-cell office:value-type="float" office:value="0.272883684849763" calcext:value-type="float">
            <text:p>0,2728836848</text:p>
          </table:table-cell>
          <table:table-cell office:value-type="float" office:value="0.236542159254515" calcext:value-type="float">
            <text:p>0,2365421593</text:p>
          </table:table-cell>
          <table:table-cell office:value-type="float" office:value="0.256551878878196" calcext:value-type="float">
            <text:p>0,2565518789</text:p>
          </table:table-cell>
          <table:table-cell office:value-type="float" office:value="0.0443790003196751" calcext:value-type="float">
            <text:p>0,0443790003</text:p>
          </table:table-cell>
          <table:table-cell office:value-type="float" office:value="0.0360471388537531" calcext:value-type="float">
            <text:p>0,0360471389</text:p>
          </table:table-cell>
          <table:table-cell office:value-type="float" office:value="0.0339409894343411" calcext:value-type="float">
            <text:p>0,0339409894</text:p>
          </table:table-cell>
          <table:table-cell office:value-type="float" office:value="0.0507175049725522" calcext:value-type="float">
            <text:p>0,050717505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79315405100114" calcext:value-type="float">
            <text:p>0,3793154051</text:p>
          </table:table-cell>
          <table:table-cell office:value-type="float" office:value="0.45182307372994" calcext:value-type="float">
            <text:p>0,4518230737</text:p>
          </table:table-cell>
          <table:table-cell office:value-type="float" office:value="0.396009757643245" calcext:value-type="float">
            <text:p>0,3960097576</text:p>
          </table:table-cell>
          <table:table-cell office:value-type="float" office:value="0.430877282459663" calcext:value-type="float">
            <text:p>0,4308772825</text:p>
          </table:table-cell>
          <table:table-cell office:value-type="float" office:value="6.35803153682978" calcext:value-type="float">
            <text:p>6,3580315368</text:p>
          </table:table-cell>
          <table:table-cell office:value-type="float" office:value="11.1958161056085" calcext:value-type="float">
            <text:p>11,1958161056</text:p>
          </table:table-cell>
          <table:table-cell office:value-type="float" office:value="7.75218885299449" calcext:value-type="float">
            <text:p>7,752188853</text:p>
          </table:table-cell>
          <table:table-cell office:value-type="float" office:value="8.5207168192412" calcext:value-type="float">
            <text:p>8,5207168192</text:p>
          </table:table-cell>
          <table:table-cell office:value-type="float" office:value="0.220746595982665" calcext:value-type="float">
            <text:p>0,220746596</text:p>
          </table:table-cell>
          <table:table-cell office:value-type="float" office:value="0.263032540683858" calcext:value-type="float">
            <text:p>0,2630325407</text:p>
          </table:table-cell>
          <table:table-cell office:value-type="float" office:value="0.230602683021947" calcext:value-type="float">
            <text:p>0,230602683</text:p>
          </table:table-cell>
          <table:table-cell office:value-type="float" office:value="0.247076180587426" calcext:value-type="float">
            <text:p>0,2470761806</text:p>
          </table:table-cell>
          <table:table-cell office:value-type="float" office:value="0.0469995684222844" calcext:value-type="float">
            <text:p>0,0469995684</text:p>
          </table:table-cell>
          <table:table-cell office:value-type="float" office:value="0.0393571817374709" calcext:value-type="float">
            <text:p>0,0393571817</text:p>
          </table:table-cell>
          <table:table-cell office:value-type="float" office:value="0.0352259401067882" calcext:value-type="float">
            <text:p>0,0352259401</text:p>
          </table:table-cell>
          <table:table-cell office:value-type="float" office:value="0.055818914322877" calcext:value-type="float">
            <text:p>0,0558189143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6635752236396" calcext:value-type="float">
            <text:p>0,3766357522</text:p>
          </table:table-cell>
          <table:table-cell office:value-type="float" office:value="0.456472008534068" calcext:value-type="float">
            <text:p>0,4564720085</text:p>
          </table:table-cell>
          <table:table-cell office:value-type="float" office:value="0.393339142665873" calcext:value-type="float">
            <text:p>0,3933391427</text:p>
          </table:table-cell>
          <table:table-cell office:value-type="float" office:value="0.435842774209567" calcext:value-type="float">
            <text:p>0,4358427742</text:p>
          </table:table-cell>
          <table:table-cell office:value-type="float" office:value="6.22029276589913" calcext:value-type="float">
            <text:p>6,2202927659</text:p>
          </table:table-cell>
          <table:table-cell office:value-type="float" office:value="11.13958876506" calcext:value-type="float">
            <text:p>11,1395887651</text:p>
          </table:table-cell>
          <table:table-cell office:value-type="float" office:value="7.54509434349244" calcext:value-type="float">
            <text:p>7,5450943435</text:p>
          </table:table-cell>
          <table:table-cell office:value-type="float" office:value="8.62657641344217" calcext:value-type="float">
            <text:p>8,6265764134</text:p>
          </table:table-cell>
          <table:table-cell office:value-type="float" office:value="0.21575097855478" calcext:value-type="float">
            <text:p>0,2157509786</text:p>
          </table:table-cell>
          <table:table-cell office:value-type="float" office:value="0.248026573814469" calcext:value-type="float">
            <text:p>0,2480265738</text:p>
          </table:table-cell>
          <table:table-cell office:value-type="float" office:value="0.225243655180805" calcext:value-type="float">
            <text:p>0,2252436552</text:p>
          </table:table-cell>
          <table:table-cell office:value-type="float" office:value="0.233121892820718" calcext:value-type="float">
            <text:p>0,2331218928</text:p>
          </table:table-cell>
          <table:table-cell office:value-type="float" office:value="0.0447706427337212" calcext:value-type="float">
            <text:p>0,0447706427</text:p>
          </table:table-cell>
          <table:table-cell office:value-type="float" office:value="0.0385822328171105" calcext:value-type="float">
            <text:p>0,0385822328</text:p>
          </table:table-cell>
          <table:table-cell office:value-type="float" office:value="0.0341483431335259" calcext:value-type="float">
            <text:p>0,0341483431</text:p>
          </table:table-cell>
          <table:table-cell office:value-type="float" office:value="0.053463358317401" calcext:value-type="float">
            <text:p>0,0534633583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5562112292529" calcext:value-type="float">
            <text:p>0,3755621123</text:p>
          </table:table-cell>
          <table:table-cell office:value-type="float" office:value="0.45265018712394" calcext:value-type="float">
            <text:p>0,4526501871</text:p>
          </table:table-cell>
          <table:table-cell office:value-type="float" office:value="0.395788939235637" calcext:value-type="float">
            <text:p>0,3957889392</text:p>
          </table:table-cell>
          <table:table-cell office:value-type="float" office:value="0.428029627918928" calcext:value-type="float">
            <text:p>0,4280296279</text:p>
          </table:table-cell>
          <table:table-cell office:value-type="float" office:value="6.08041653109705" calcext:value-type="float">
            <text:p>6,0804165311</text:p>
          </table:table-cell>
          <table:table-cell office:value-type="float" office:value="11.2035383029944" calcext:value-type="float">
            <text:p>11,203538303</text:p>
          </table:table-cell>
          <table:table-cell office:value-type="float" office:value="7.67453972175213" calcext:value-type="float">
            <text:p>7,6745397218</text:p>
          </table:table-cell>
          <table:table-cell office:value-type="float" office:value="8.2053683534009" calcext:value-type="float">
            <text:p>8,2053683534</text:p>
          </table:table-cell>
          <table:table-cell office:value-type="float" office:value="0.21684323854171" calcext:value-type="float">
            <text:p>0,2168432385</text:p>
          </table:table-cell>
          <table:table-cell office:value-type="float" office:value="0.260406764805418" calcext:value-type="float">
            <text:p>0,2604067648</text:p>
          </table:table-cell>
          <table:table-cell office:value-type="float" office:value="0.228483747927354" calcext:value-type="float">
            <text:p>0,2284837479</text:p>
          </table:table-cell>
          <table:table-cell office:value-type="float" office:value="0.241637588007832" calcext:value-type="float">
            <text:p>0,241637588</text:p>
          </table:table-cell>
          <table:table-cell office:value-type="float" office:value="0.0436678766316695" calcext:value-type="float">
            <text:p>0,0436678766</text:p>
          </table:table-cell>
          <table:table-cell office:value-type="float" office:value="0.0349305736615949" calcext:value-type="float">
            <text:p>0,0349305737</text:p>
          </table:table-cell>
          <table:table-cell office:value-type="float" office:value="0.0319371278624199" calcext:value-type="float">
            <text:p>0,0319371279</text:p>
          </table:table-cell>
          <table:table-cell office:value-type="float" office:value="0.0513126362385925" calcext:value-type="float">
            <text:p>0,0513126362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3428569173414" calcext:value-type="float">
            <text:p>0,3834285692</text:p>
          </table:table-cell>
          <table:table-cell office:value-type="float" office:value="0.459880908281476" calcext:value-type="float">
            <text:p>0,4598809083</text:p>
          </table:table-cell>
          <table:table-cell office:value-type="float" office:value="0.399531213162747" calcext:value-type="float">
            <text:p>0,3995312132</text:p>
          </table:table-cell>
          <table:table-cell office:value-type="float" office:value="0.438946645887765" calcext:value-type="float">
            <text:p>0,4389466459</text:p>
          </table:table-cell>
          <table:table-cell office:value-type="float" office:value="6.47273420866652" calcext:value-type="float">
            <text:p>6,4727342087</text:p>
          </table:table-cell>
          <table:table-cell office:value-type="float" office:value="11.4578704616896" calcext:value-type="float">
            <text:p>11,4578704617</text:p>
          </table:table-cell>
          <table:table-cell office:value-type="float" office:value="7.94699680102458" calcext:value-type="float">
            <text:p>7,946996801</text:p>
          </table:table-cell>
          <table:table-cell office:value-type="float" office:value="8.90387398728774" calcext:value-type="float">
            <text:p>8,9038739873</text:p>
          </table:table-cell>
          <table:table-cell office:value-type="float" office:value="0.224634791838754" calcext:value-type="float">
            <text:p>0,2246347918</text:p>
          </table:table-cell>
          <table:table-cell office:value-type="float" office:value="0.268754294025505" calcext:value-type="float">
            <text:p>0,268754294</text:p>
          </table:table-cell>
          <table:table-cell office:value-type="float" office:value="0.233556738118703" calcext:value-type="float">
            <text:p>0,2335567381</text:p>
          </table:table-cell>
          <table:table-cell office:value-type="float" office:value="0.254068757707114" calcext:value-type="float">
            <text:p>0,2540687577</text:p>
          </table:table-cell>
          <table:table-cell office:value-type="float" office:value="0.0418100794417187" calcext:value-type="float">
            <text:p>0,0418100794</text:p>
          </table:table-cell>
          <table:table-cell office:value-type="float" office:value="0.0343967911870341" calcext:value-type="float">
            <text:p>0,0343967912</text:p>
          </table:table-cell>
          <table:table-cell office:value-type="float" office:value="0.031050573180204" calcext:value-type="float">
            <text:p>0,0310505732</text:p>
          </table:table-cell>
          <table:table-cell office:value-type="float" office:value="0.0495918639124933" calcext:value-type="float">
            <text:p>0,0495918639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78630893234234" calcext:value-type="float">
            <text:p>0,3786308932</text:p>
          </table:table-cell>
          <table:table-cell office:value-type="float" office:value="0.455100414820157" calcext:value-type="float">
            <text:p>0,4551004148</text:p>
          </table:table-cell>
          <table:table-cell office:value-type="float" office:value="0.39508205788259" calcext:value-type="float">
            <text:p>0,3950820579</text:p>
          </table:table-cell>
          <table:table-cell office:value-type="float" office:value="0.43394844503305" calcext:value-type="float">
            <text:p>0,433948445</text:p>
          </table:table-cell>
          <table:table-cell office:value-type="float" office:value="6.36443683040699" calcext:value-type="float">
            <text:p>6,3644368304</text:p>
          </table:table-cell>
          <table:table-cell office:value-type="float" office:value="10.9441678743103" calcext:value-type="float">
            <text:p>10,9441678743</text:p>
          </table:table-cell>
          <table:table-cell office:value-type="float" office:value="7.97038710978701" calcext:value-type="float">
            <text:p>7,9703871098</text:p>
          </table:table-cell>
          <table:table-cell office:value-type="float" office:value="8.7979961312427" calcext:value-type="float">
            <text:p>8,7979961312</text:p>
          </table:table-cell>
          <table:table-cell office:value-type="float" office:value="0.218958974781735" calcext:value-type="float">
            <text:p>0,2189589748</text:p>
          </table:table-cell>
          <table:table-cell office:value-type="float" office:value="0.256529977945624" calcext:value-type="float">
            <text:p>0,2565299779</text:p>
          </table:table-cell>
          <table:table-cell office:value-type="float" office:value="0.228224999278162" calcext:value-type="float">
            <text:p>0,2282249993</text:p>
          </table:table-cell>
          <table:table-cell office:value-type="float" office:value="0.241536345113465" calcext:value-type="float">
            <text:p>0,2415363451</text:p>
          </table:table-cell>
          <table:table-cell office:value-type="float" office:value="0.0436344766570291" calcext:value-type="float">
            <text:p>0,0436344767</text:p>
          </table:table-cell>
          <table:table-cell office:value-type="float" office:value="0.0386219104166248" calcext:value-type="float">
            <text:p>0,0386219104</text:p>
          </table:table-cell>
          <table:table-cell office:value-type="float" office:value="0.0336797780154048" calcext:value-type="float">
            <text:p>0,033679778</text:p>
          </table:table-cell>
          <table:table-cell office:value-type="float" office:value="0.0526605930153848" calcext:value-type="float">
            <text:p>0,052660593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7547780116624" calcext:value-type="float">
            <text:p>0,3754778012</text:p>
          </table:table-cell>
          <table:table-cell office:value-type="float" office:value="0.450232136339463" calcext:value-type="float">
            <text:p>0,4502321363</text:p>
          </table:table-cell>
          <table:table-cell office:value-type="float" office:value="0.390256629722788" calcext:value-type="float">
            <text:p>0,3902566297</text:p>
          </table:table-cell>
          <table:table-cell office:value-type="float" office:value="0.433507520879101" calcext:value-type="float">
            <text:p>0,4335075209</text:p>
          </table:table-cell>
          <table:table-cell office:value-type="float" office:value="6.33940413200253" calcext:value-type="float">
            <text:p>6,339404132</text:p>
          </table:table-cell>
          <table:table-cell office:value-type="float" office:value="10.1498834685576" calcext:value-type="float">
            <text:p>10,1498834686</text:p>
          </table:table-cell>
          <table:table-cell office:value-type="float" office:value="7.76799478440205" calcext:value-type="float">
            <text:p>7,7679947844</text:p>
          </table:table-cell>
          <table:table-cell office:value-type="float" office:value="8.50170682335558" calcext:value-type="float">
            <text:p>8,5017068234</text:p>
          </table:table-cell>
          <table:table-cell office:value-type="float" office:value="0.21837703398465" calcext:value-type="float">
            <text:p>0,218377034</text:p>
          </table:table-cell>
          <table:table-cell office:value-type="float" office:value="0.25461804532931" calcext:value-type="float">
            <text:p>0,2546180453</text:p>
          </table:table-cell>
          <table:table-cell office:value-type="float" office:value="0.227360222558524" calcext:value-type="float">
            <text:p>0,2273602226</text:p>
          </table:table-cell>
          <table:table-cell office:value-type="float" office:value="0.240138558644138" calcext:value-type="float">
            <text:p>0,2401385586</text:p>
          </table:table-cell>
          <table:table-cell office:value-type="float" office:value="0.0419603038321273" calcext:value-type="float">
            <text:p>0,0419603038</text:p>
          </table:table-cell>
          <table:table-cell office:value-type="float" office:value="0.0385440823289785" calcext:value-type="float">
            <text:p>0,0385440823</text:p>
          </table:table-cell>
          <table:table-cell office:value-type="float" office:value="0.032695978518288" calcext:value-type="float">
            <text:p>0,0326959785</text:p>
          </table:table-cell>
          <table:table-cell office:value-type="float" office:value="0.0515443446313859" calcext:value-type="float">
            <text:p>0,0515443446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2997274826968" calcext:value-type="float">
            <text:p>0,3729972748</text:p>
          </table:table-cell>
          <table:table-cell office:value-type="float" office:value="0.457115983025292" calcext:value-type="float">
            <text:p>0,457115983</text:p>
          </table:table-cell>
          <table:table-cell office:value-type="float" office:value="0.392073438327511" calcext:value-type="float">
            <text:p>0,3920734383</text:p>
          </table:table-cell>
          <table:table-cell office:value-type="float" office:value="0.433470386820005" calcext:value-type="float">
            <text:p>0,4334703868</text:p>
          </table:table-cell>
          <table:table-cell office:value-type="float" office:value="6.30710601196019" calcext:value-type="float">
            <text:p>6,307106012</text:p>
          </table:table-cell>
          <table:table-cell office:value-type="float" office:value="10.5780258806957" calcext:value-type="float">
            <text:p>10,5780258807</text:p>
          </table:table-cell>
          <table:table-cell office:value-type="float" office:value="7.79264191236068" calcext:value-type="float">
            <text:p>7,7926419124</text:p>
          </table:table-cell>
          <table:table-cell office:value-type="float" office:value="8.37644560221411" calcext:value-type="float">
            <text:p>8,3764456022</text:p>
          </table:table-cell>
          <table:table-cell office:value-type="float" office:value="0.225718435768593" calcext:value-type="float">
            <text:p>0,2257184358</text:p>
          </table:table-cell>
          <table:table-cell office:value-type="float" office:value="0.269095460342199" calcext:value-type="float">
            <text:p>0,2690954603</text:p>
          </table:table-cell>
          <table:table-cell office:value-type="float" office:value="0.237753430256488" calcext:value-type="float">
            <text:p>0,2377534303</text:p>
          </table:table-cell>
          <table:table-cell office:value-type="float" office:value="0.24958389411858" calcext:value-type="float">
            <text:p>0,2495838941</text:p>
          </table:table-cell>
          <table:table-cell office:value-type="float" office:value="0.0426141894663897" calcext:value-type="float">
            <text:p>0,0426141895</text:p>
          </table:table-cell>
          <table:table-cell office:value-type="float" office:value="0.0364749532057987" calcext:value-type="float">
            <text:p>0,0364749532</text:p>
          </table:table-cell>
          <table:table-cell office:value-type="float" office:value="0.0314980592294511" calcext:value-type="float">
            <text:p>0,0314980592</text:p>
          </table:table-cell>
          <table:table-cell office:value-type="float" office:value="0.0520334673901923" calcext:value-type="float">
            <text:p>0,0520334674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9360379052467" calcext:value-type="float">
            <text:p>0,3793603791</text:p>
          </table:table-cell>
          <table:table-cell office:value-type="float" office:value="0.454725540619856" calcext:value-type="float">
            <text:p>0,4547255406</text:p>
          </table:table-cell>
          <table:table-cell office:value-type="float" office:value="0.393042802639144" calcext:value-type="float">
            <text:p>0,3930428026</text:p>
          </table:table-cell>
          <table:table-cell office:value-type="float" office:value="0.438099561155215" calcext:value-type="float">
            <text:p>0,4380995612</text:p>
          </table:table-cell>
          <table:table-cell office:value-type="float" office:value="6.66914171877686" calcext:value-type="float">
            <text:p>6,6691417188</text:p>
          </table:table-cell>
          <table:table-cell office:value-type="float" office:value="10.9488970289731" calcext:value-type="float">
            <text:p>10,948897029</text:p>
          </table:table-cell>
          <table:table-cell office:value-type="float" office:value="7.90415734991015" calcext:value-type="float">
            <text:p>7,9041573499</text:p>
          </table:table-cell>
          <table:table-cell office:value-type="float" office:value="8.97856188201055" calcext:value-type="float">
            <text:p>8,978561882</text:p>
          </table:table-cell>
          <table:table-cell office:value-type="float" office:value="0.228138872004102" calcext:value-type="float">
            <text:p>0,228138872</text:p>
          </table:table-cell>
          <table:table-cell office:value-type="float" office:value="0.267421986026092" calcext:value-type="float">
            <text:p>0,267421986</text:p>
          </table:table-cell>
          <table:table-cell office:value-type="float" office:value="0.237559388627886" calcext:value-type="float">
            <text:p>0,2375593886</text:p>
          </table:table-cell>
          <table:table-cell office:value-type="float" office:value="0.252173068752656" calcext:value-type="float">
            <text:p>0,2521730688</text:p>
          </table:table-cell>
          <table:table-cell office:value-type="float" office:value="0.0391633474077209" calcext:value-type="float">
            <text:p>0,0391633474</text:p>
          </table:table-cell>
          <table:table-cell office:value-type="float" office:value="0.0360654441522723" calcext:value-type="float">
            <text:p>0,0360654442</text:p>
          </table:table-cell>
          <table:table-cell office:value-type="float" office:value="0.0292745318938701" calcext:value-type="float">
            <text:p>0,0292745319</text:p>
          </table:table-cell>
          <table:table-cell office:value-type="float" office:value="0.049893441345341" calcext:value-type="float">
            <text:p>0,0498934413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7150669690729" calcext:value-type="float">
            <text:p>0,3771506697</text:p>
          </table:table-cell>
          <table:table-cell office:value-type="float" office:value="0.456825101608715" calcext:value-type="float">
            <text:p>0,4568251016</text:p>
          </table:table-cell>
          <table:table-cell office:value-type="float" office:value="0.392044716959713" calcext:value-type="float">
            <text:p>0,392044717</text:p>
          </table:table-cell>
          <table:table-cell office:value-type="float" office:value="0.439027729975153" calcext:value-type="float">
            <text:p>0,43902773</text:p>
          </table:table-cell>
          <table:table-cell office:value-type="float" office:value="6.54049302663871" calcext:value-type="float">
            <text:p>6,5404930266</text:p>
          </table:table-cell>
          <table:table-cell office:value-type="float" office:value="10.5182927520462" calcext:value-type="float">
            <text:p>10,518292752</text:p>
          </table:table-cell>
          <table:table-cell office:value-type="float" office:value="7.57926648428386" calcext:value-type="float">
            <text:p>7,5792664843</text:p>
          </table:table-cell>
          <table:table-cell office:value-type="float" office:value="8.92778189989173" calcext:value-type="float">
            <text:p>8,9277818999</text:p>
          </table:table-cell>
          <table:table-cell office:value-type="float" office:value="0.222905045691584" calcext:value-type="float">
            <text:p>0,2229050457</text:p>
          </table:table-cell>
          <table:table-cell office:value-type="float" office:value="0.263508356639946" calcext:value-type="float">
            <text:p>0,2635083566</text:p>
          </table:table-cell>
          <table:table-cell office:value-type="float" office:value="0.231857291180357" calcext:value-type="float">
            <text:p>0,2318572912</text:p>
          </table:table-cell>
          <table:table-cell office:value-type="float" office:value="0.24884176473806" calcext:value-type="float">
            <text:p>0,2488417647</text:p>
          </table:table-cell>
          <table:table-cell office:value-type="float" office:value="0.0404311957863776" calcext:value-type="float">
            <text:p>0,0404311958</text:p>
          </table:table-cell>
          <table:table-cell office:value-type="float" office:value="0.0364482581319578" calcext:value-type="float">
            <text:p>0,0364482581</text:p>
          </table:table-cell>
          <table:table-cell office:value-type="float" office:value="0.0309301209552345" calcext:value-type="float">
            <text:p>0,030930121</text:p>
          </table:table-cell>
          <table:table-cell office:value-type="float" office:value="0.0498383368177296" calcext:value-type="float">
            <text:p>0,0498383368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1885582131028" calcext:value-type="float">
            <text:p>0,3818855821</text:p>
          </table:table-cell>
          <table:table-cell office:value-type="float" office:value="0.460863216840572" calcext:value-type="float">
            <text:p>0,4608632168</text:p>
          </table:table-cell>
          <table:table-cell office:value-type="float" office:value="0.396790781733018" calcext:value-type="float">
            <text:p>0,3967907817</text:p>
          </table:table-cell>
          <table:table-cell office:value-type="float" office:value="0.442734056437269" calcext:value-type="float">
            <text:p>0,4427340564</text:p>
          </table:table-cell>
          <table:table-cell office:value-type="float" office:value="6.63815959765507" calcext:value-type="float">
            <text:p>6,6381595977</text:p>
          </table:table-cell>
          <table:table-cell office:value-type="float" office:value="10.9115487648704" calcext:value-type="float">
            <text:p>10,9115487649</text:p>
          </table:table-cell>
          <table:table-cell office:value-type="float" office:value="8.08434025466068" calcext:value-type="float">
            <text:p>8,0843402547</text:p>
          </table:table-cell>
          <table:table-cell office:value-type="float" office:value="8.98843060049702" calcext:value-type="float">
            <text:p>8,9884306005</text:p>
          </table:table-cell>
          <table:table-cell office:value-type="float" office:value="0.222263457882993" calcext:value-type="float">
            <text:p>0,2222634579</text:p>
          </table:table-cell>
          <table:table-cell office:value-type="float" office:value="0.260883262287746" calcext:value-type="float">
            <text:p>0,2608832623</text:p>
          </table:table-cell>
          <table:table-cell office:value-type="float" office:value="0.23161862687526" calcext:value-type="float">
            <text:p>0,2316186269</text:p>
          </table:table-cell>
          <table:table-cell office:value-type="float" office:value="0.245614878809074" calcext:value-type="float">
            <text:p>0,2456148788</text:p>
          </table:table-cell>
          <table:table-cell office:value-type="float" office:value="0.0399110168623443" calcext:value-type="float">
            <text:p>0,0399110169</text:p>
          </table:table-cell>
          <table:table-cell office:value-type="float" office:value="0.0383165642044394" calcext:value-type="float">
            <text:p>0,0383165642</text:p>
          </table:table-cell>
          <table:table-cell office:value-type="float" office:value="0.0308313402978347" calcext:value-type="float">
            <text:p>0,0308313403</text:p>
          </table:table-cell>
          <table:table-cell office:value-type="float" office:value="0.0510364364779771" calcext:value-type="float">
            <text:p>0,0510364365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0196098122254" calcext:value-type="float">
            <text:p>0,3801960981</text:p>
          </table:table-cell>
          <table:table-cell office:value-type="float" office:value="0.46545602493379" calcext:value-type="float">
            <text:p>0,4654560249</text:p>
          </table:table-cell>
          <table:table-cell office:value-type="float" office:value="0.400774329952861" calcext:value-type="float">
            <text:p>0,40077433</text:p>
          </table:table-cell>
          <table:table-cell office:value-type="float" office:value="0.439604224083254" calcext:value-type="float">
            <text:p>0,4396042241</text:p>
          </table:table-cell>
          <table:table-cell office:value-type="float" office:value="6.39102250794965" calcext:value-type="float">
            <text:p>6,3910225079</text:p>
          </table:table-cell>
          <table:table-cell office:value-type="float" office:value="11.1262876403383" calcext:value-type="float">
            <text:p>11,1262876403</text:p>
          </table:table-cell>
          <table:table-cell office:value-type="float" office:value="7.88313590367069" calcext:value-type="float">
            <text:p>7,8831359037</text:p>
          </table:table-cell>
          <table:table-cell office:value-type="float" office:value="8.71469159168884" calcext:value-type="float">
            <text:p>8,7146915917</text:p>
          </table:table-cell>
          <table:table-cell office:value-type="float" office:value="0.223183846101056" calcext:value-type="float">
            <text:p>0,2231838461</text:p>
          </table:table-cell>
          <table:table-cell office:value-type="float" office:value="0.265573334303044" calcext:value-type="float">
            <text:p>0,2655733343</text:p>
          </table:table-cell>
          <table:table-cell office:value-type="float" office:value="0.235720649080957" calcext:value-type="float">
            <text:p>0,2357206491</text:p>
          </table:table-cell>
          <table:table-cell office:value-type="float" office:value="0.245171611094509" calcext:value-type="float">
            <text:p>0,2451716111</text:p>
          </table:table-cell>
          <table:table-cell office:value-type="float" office:value="0.0408719693405265" calcext:value-type="float">
            <text:p>0,0408719693</text:p>
          </table:table-cell>
          <table:table-cell office:value-type="float" office:value="0.0365689408054324" calcext:value-type="float">
            <text:p>0,0365689408</text:p>
          </table:table-cell>
          <table:table-cell office:value-type="float" office:value="0.0310063143197279" calcext:value-type="float">
            <text:p>0,0310063143</text:p>
          </table:table-cell>
          <table:table-cell office:value-type="float" office:value="0.0503931409366578" calcext:value-type="float">
            <text:p>0,0503931409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1066189435507" calcext:value-type="float">
            <text:p>0,3810661894</text:p>
          </table:table-cell>
          <table:table-cell office:value-type="float" office:value="0.459010319539455" calcext:value-type="float">
            <text:p>0,4590103195</text:p>
          </table:table-cell>
          <table:table-cell office:value-type="float" office:value="0.397225245344765" calcext:value-type="float">
            <text:p>0,3972252453</text:p>
          </table:table-cell>
          <table:table-cell office:value-type="float" office:value="0.438927175178273" calcext:value-type="float">
            <text:p>0,4389271752</text:p>
          </table:table-cell>
          <table:table-cell office:value-type="float" office:value="6.42386794847531" calcext:value-type="float">
            <text:p>6,4238679485</text:p>
          </table:table-cell>
          <table:table-cell office:value-type="float" office:value="10.9520445273017" calcext:value-type="float">
            <text:p>10,9520445273</text:p>
          </table:table-cell>
          <table:table-cell office:value-type="float" office:value="8.00678865094013" calcext:value-type="float">
            <text:p>8,0067886509</text:p>
          </table:table-cell>
          <table:table-cell office:value-type="float" office:value="8.85437716027827" calcext:value-type="float">
            <text:p>8,8543771603</text:p>
          </table:table-cell>
          <table:table-cell office:value-type="float" office:value="0.220292201707729" calcext:value-type="float">
            <text:p>0,2202922017</text:p>
          </table:table-cell>
          <table:table-cell office:value-type="float" office:value="0.253412100088017" calcext:value-type="float">
            <text:p>0,2534121001</text:p>
          </table:table-cell>
          <table:table-cell office:value-type="float" office:value="0.229395386594398" calcext:value-type="float">
            <text:p>0,2293953866</text:p>
          </table:table-cell>
          <table:table-cell office:value-type="float" office:value="0.238797096764625" calcext:value-type="float">
            <text:p>0,2387970968</text:p>
          </table:table-cell>
          <table:table-cell office:value-type="float" office:value="0.0437504228240967" calcext:value-type="float">
            <text:p>0,0437504228</text:p>
          </table:table-cell>
          <table:table-cell office:value-type="float" office:value="0.0394092215940124" calcext:value-type="float">
            <text:p>0,0394092216</text:p>
          </table:table-cell>
          <table:table-cell office:value-type="float" office:value="0.0346459572155296" calcext:value-type="float">
            <text:p>0,0346459572</text:p>
          </table:table-cell>
          <table:table-cell office:value-type="float" office:value="0.0523592778276698" calcext:value-type="float">
            <text:p>0,0523592778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3036056852292" calcext:value-type="float">
            <text:p>0,3830360569</text:p>
          </table:table-cell>
          <table:table-cell office:value-type="float" office:value="0.463359855172215" calcext:value-type="float">
            <text:p>0,4633598552</text:p>
          </table:table-cell>
          <table:table-cell office:value-type="float" office:value="0.398884195398467" calcext:value-type="float">
            <text:p>0,3988841954</text:p>
          </table:table-cell>
          <table:table-cell office:value-type="float" office:value="0.443155115056802" calcext:value-type="float">
            <text:p>0,4431551151</text:p>
          </table:table-cell>
          <table:table-cell office:value-type="float" office:value="6.50126174361673" calcext:value-type="float">
            <text:p>6,5012617436</text:p>
          </table:table-cell>
          <table:table-cell office:value-type="float" office:value="11.1037161487789" calcext:value-type="float">
            <text:p>11,1037161488</text:p>
          </table:table-cell>
          <table:table-cell office:value-type="float" office:value="7.90316725782156" calcext:value-type="float">
            <text:p>7,9031672578</text:p>
          </table:table-cell>
          <table:table-cell office:value-type="float" office:value="9.35217370103423" calcext:value-type="float">
            <text:p>9,352173701</text:p>
          </table:table-cell>
          <table:table-cell office:value-type="float" office:value="0.225158025658382" calcext:value-type="float">
            <text:p>0,2251580257</text:p>
          </table:table-cell>
          <table:table-cell office:value-type="float" office:value="0.265667062515024" calcext:value-type="float">
            <text:p>0,2656670625</text:p>
          </table:table-cell>
          <table:table-cell office:value-type="float" office:value="0.234679718188456" calcext:value-type="float">
            <text:p>0,2346797182</text:p>
          </table:table-cell>
          <table:table-cell office:value-type="float" office:value="0.250033550177936" calcext:value-type="float">
            <text:p>0,2500335502</text:p>
          </table:table-cell>
          <table:table-cell office:value-type="float" office:value="0.0416057686830645" calcext:value-type="float">
            <text:p>0,0416057687</text:p>
          </table:table-cell>
          <table:table-cell office:value-type="float" office:value="0.0395557932537584" calcext:value-type="float">
            <text:p>0,0395557933</text:p>
          </table:table-cell>
          <table:table-cell office:value-type="float" office:value="0.0335556490407057" calcext:value-type="float">
            <text:p>0,033555649</text:p>
          </table:table-cell>
          <table:table-cell office:value-type="float" office:value="0.0508793841761483" calcext:value-type="float">
            <text:p>0,0508793842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4190909551009" calcext:value-type="float">
            <text:p>0,3841909096</text:p>
          </table:table-cell>
          <table:table-cell office:value-type="float" office:value="0.465703933553326" calcext:value-type="float">
            <text:p>0,4657039336</text:p>
          </table:table-cell>
          <table:table-cell office:value-type="float" office:value="0.399048537005747" calcext:value-type="float">
            <text:p>0,399048537</text:p>
          </table:table-cell>
          <table:table-cell office:value-type="float" office:value="0.448543010700167" calcext:value-type="float">
            <text:p>0,4485430107</text:p>
          </table:table-cell>
          <table:table-cell office:value-type="float" office:value="6.39962143172627" calcext:value-type="float">
            <text:p>6,3996214317</text:p>
          </table:table-cell>
          <table:table-cell office:value-type="float" office:value="10.8515448999366" calcext:value-type="float">
            <text:p>10,8515448999</text:p>
          </table:table-cell>
          <table:table-cell office:value-type="float" office:value="7.68265535843074" calcext:value-type="float">
            <text:p>7,6826553584</text:p>
          </table:table-cell>
          <table:table-cell office:value-type="float" office:value="8.9692256213955" calcext:value-type="float">
            <text:p>8,9692256214</text:p>
          </table:table-cell>
          <table:table-cell office:value-type="float" office:value="0.230656923670442" calcext:value-type="float">
            <text:p>0,2306569237</text:p>
          </table:table-cell>
          <table:table-cell office:value-type="float" office:value="0.278320464004478" calcext:value-type="float">
            <text:p>0,278320464</text:p>
          </table:table-cell>
          <table:table-cell office:value-type="float" office:value="0.239916238546295" calcext:value-type="float">
            <text:p>0,2399162385</text:p>
          </table:table-cell>
          <table:table-cell office:value-type="float" office:value="0.262845752244669" calcext:value-type="float">
            <text:p>0,2628457522</text:p>
          </table:table-cell>
          <table:table-cell office:value-type="float" office:value="0.0397661127526482" calcext:value-type="float">
            <text:p>0,0397661128</text:p>
          </table:table-cell>
          <table:table-cell office:value-type="float" office:value="0.0381806585534696" calcext:value-type="float">
            <text:p>0,0381806586</text:p>
          </table:table-cell>
          <table:table-cell office:value-type="float" office:value="0.0320583719991284" calcext:value-type="float">
            <text:p>0,032058372</text:p>
          </table:table-cell>
          <table:table-cell office:value-type="float" office:value="0.0489454115313835" calcext:value-type="float">
            <text:p>0,0489454115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0424577481852" calcext:value-type="float">
            <text:p>0,3804245775</text:p>
          </table:table-cell>
          <table:table-cell office:value-type="float" office:value="0.469175623995032" calcext:value-type="float">
            <text:p>0,469175624</text:p>
          </table:table-cell>
          <table:table-cell office:value-type="float" office:value="0.399955629699536" calcext:value-type="float">
            <text:p>0,3999556297</text:p>
          </table:table-cell>
          <table:table-cell office:value-type="float" office:value="0.444269974578347" calcext:value-type="float">
            <text:p>0,4442699746</text:p>
          </table:table-cell>
          <table:table-cell office:value-type="float" office:value="6.08187797998677" calcext:value-type="float">
            <text:p>6,08187798</text:p>
          </table:table-cell>
          <table:table-cell office:value-type="float" office:value="10.6886602417152" calcext:value-type="float">
            <text:p>10,6886602417</text:p>
          </table:table-cell>
          <table:table-cell office:value-type="float" office:value="7.45548612930779" calcext:value-type="float">
            <text:p>7,4554861293</text:p>
          </table:table-cell>
          <table:table-cell office:value-type="float" office:value="8.80702252541567" calcext:value-type="float">
            <text:p>8,8070225254</text:p>
          </table:table-cell>
          <table:table-cell office:value-type="float" office:value="0.228337028552157" calcext:value-type="float">
            <text:p>0,2283370286</text:p>
          </table:table-cell>
          <table:table-cell office:value-type="float" office:value="0.277063316357246" calcext:value-type="float">
            <text:p>0,2770633164</text:p>
          </table:table-cell>
          <table:table-cell office:value-type="float" office:value="0.23985029506775" calcext:value-type="float">
            <text:p>0,2398502951</text:p>
          </table:table-cell>
          <table:table-cell office:value-type="float" office:value="0.257967974547468" calcext:value-type="float">
            <text:p>0,2579679745</text:p>
          </table:table-cell>
          <table:table-cell office:value-type="float" office:value="0.0426030509427461" calcext:value-type="float">
            <text:p>0,0426030509</text:p>
          </table:table-cell>
          <table:table-cell office:value-type="float" office:value="0.0396249914052512" calcext:value-type="float">
            <text:p>0,0396249914</text:p>
          </table:table-cell>
          <table:table-cell office:value-type="float" office:value="0.0327785848540604" calcext:value-type="float">
            <text:p>0,0327785849</text:p>
          </table:table-cell>
          <table:table-cell office:value-type="float" office:value="0.0532610472666757" calcext:value-type="float">
            <text:p>0,0532610473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650559866253" calcext:value-type="float">
            <text:p>0,3865055987</text:p>
          </table:table-cell>
          <table:table-cell office:value-type="float" office:value="0.46461808498344" calcext:value-type="float">
            <text:p>0,464618085</text:p>
          </table:table-cell>
          <table:table-cell office:value-type="float" office:value="0.399832773552685" calcext:value-type="float">
            <text:p>0,3998327736</text:p>
          </table:table-cell>
          <table:table-cell office:value-type="float" office:value="0.449987119532236" calcext:value-type="float">
            <text:p>0,4499871195</text:p>
          </table:table-cell>
          <table:table-cell office:value-type="float" office:value="6.56898779732671" calcext:value-type="float">
            <text:p>6,5689877973</text:p>
          </table:table-cell>
          <table:table-cell office:value-type="float" office:value="10.4985329070879" calcext:value-type="float">
            <text:p>10,4985329071</text:p>
          </table:table-cell>
          <table:table-cell office:value-type="float" office:value="7.44118465261183" calcext:value-type="float">
            <text:p>7,4411846526</text:p>
          </table:table-cell>
          <table:table-cell office:value-type="float" office:value="9.45979811597558" calcext:value-type="float">
            <text:p>9,459798116</text:p>
          </table:table-cell>
          <table:table-cell office:value-type="float" office:value="0.237399320154589" calcext:value-type="float">
            <text:p>0,2373993202</text:p>
          </table:table-cell>
          <table:table-cell office:value-type="float" office:value="0.286401633292625" calcext:value-type="float">
            <text:p>0,2864016333</text:p>
          </table:table-cell>
          <table:table-cell office:value-type="float" office:value="0.246267312572134" calcext:value-type="float">
            <text:p>0,2462673126</text:p>
          </table:table-cell>
          <table:table-cell office:value-type="float" office:value="0.271497812513704" calcext:value-type="float">
            <text:p>0,2714978125</text:p>
          </table:table-cell>
          <table:table-cell office:value-type="float" office:value="0.0426347831298148" calcext:value-type="float">
            <text:p>0,0426347831</text:p>
          </table:table-cell>
          <table:table-cell office:value-type="float" office:value="0.0406596486067514" calcext:value-type="float">
            <text:p>0,0406596486</text:p>
          </table:table-cell>
          <table:table-cell office:value-type="float" office:value="0.0331951264157969" calcext:value-type="float">
            <text:p>0,0331951264</text:p>
          </table:table-cell>
          <table:table-cell office:value-type="float" office:value="0.0539150986710379" calcext:value-type="float">
            <text:p>0,0539150987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9480749465319" calcext:value-type="float">
            <text:p>0,3794807495</text:p>
          </table:table-cell>
          <table:table-cell office:value-type="float" office:value="0.461379822232699" calcext:value-type="float">
            <text:p>0,4613798222</text:p>
          </table:table-cell>
          <table:table-cell office:value-type="float" office:value="0.393814189092123" calcext:value-type="float">
            <text:p>0,3938141891</text:p>
          </table:table-cell>
          <table:table-cell office:value-type="float" office:value="0.442941059529754" calcext:value-type="float">
            <text:p>0,4429410595</text:p>
          </table:table-cell>
          <table:table-cell office:value-type="float" office:value="6.40735810228169" calcext:value-type="float">
            <text:p>6,4073581023</text:p>
          </table:table-cell>
          <table:table-cell office:value-type="float" office:value="10.1927747700735" calcext:value-type="float">
            <text:p>10,1927747701</text:p>
          </table:table-cell>
          <table:table-cell office:value-type="float" office:value="7.38572054220578" calcext:value-type="float">
            <text:p>7,3857205422</text:p>
          </table:table-cell>
          <table:table-cell office:value-type="float" office:value="8.53134776328887" calcext:value-type="float">
            <text:p>8,5313477633</text:p>
          </table:table-cell>
          <table:table-cell office:value-type="float" office:value="0.226243201480933" calcext:value-type="float">
            <text:p>0,2262432015</text:p>
          </table:table-cell>
          <table:table-cell office:value-type="float" office:value="0.262502515793908" calcext:value-type="float">
            <text:p>0,2625025158</text:p>
          </table:table-cell>
          <table:table-cell office:value-type="float" office:value="0.234884216846372" calcext:value-type="float">
            <text:p>0,2348842168</text:p>
          </table:table-cell>
          <table:table-cell office:value-type="float" office:value="0.248412112823373" calcext:value-type="float">
            <text:p>0,2484121128</text:p>
          </table:table-cell>
          <table:table-cell office:value-type="float" office:value="0.0442773674186098" calcext:value-type="float">
            <text:p>0,0442773674</text:p>
          </table:table-cell>
          <table:table-cell office:value-type="float" office:value="0.0421937884113972" calcext:value-type="float">
            <text:p>0,0421937884</text:p>
          </table:table-cell>
          <table:table-cell office:value-type="float" office:value="0.033583339867905" calcext:value-type="float">
            <text:p>0,0335833399</text:p>
          </table:table-cell>
          <table:table-cell office:value-type="float" office:value="0.0573369744399825" calcext:value-type="float">
            <text:p>0,0573369744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3773459890296" calcext:value-type="float">
            <text:p>0,3837734599</text:p>
          </table:table-cell>
          <table:table-cell office:value-type="float" office:value="0.47046193910628" calcext:value-type="float">
            <text:p>0,4704619391</text:p>
          </table:table-cell>
          <table:table-cell office:value-type="float" office:value="0.396917143657707" calcext:value-type="float">
            <text:p>0,3969171437</text:p>
          </table:table-cell>
          <table:table-cell office:value-type="float" office:value="0.454709855762779" calcext:value-type="float">
            <text:p>0,4547098558</text:p>
          </table:table-cell>
          <table:table-cell office:value-type="float" office:value="6.6929376852578" calcext:value-type="float">
            <text:p>6,6929376853</text:p>
          </table:table-cell>
          <table:table-cell office:value-type="float" office:value="11.1375373854013" calcext:value-type="float">
            <text:p>11,1375373854</text:p>
          </table:table-cell>
          <table:table-cell office:value-type="float" office:value="7.48386584552366" calcext:value-type="float">
            <text:p>7,4838658455</text:p>
          </table:table-cell>
          <table:table-cell office:value-type="float" office:value="9.80144354517979" calcext:value-type="float">
            <text:p>9,8014435452</text:p>
          </table:table-cell>
          <table:table-cell office:value-type="float" office:value="0.230805167722376" calcext:value-type="float">
            <text:p>0,2308051677</text:p>
          </table:table-cell>
          <table:table-cell office:value-type="float" office:value="0.273582199987032" calcext:value-type="float">
            <text:p>0,2735822</text:p>
          </table:table-cell>
          <table:table-cell office:value-type="float" office:value="0.239389243196552" calcext:value-type="float">
            <text:p>0,2393892432</text:p>
          </table:table-cell>
          <table:table-cell office:value-type="float" office:value="0.259265874699926" calcext:value-type="float">
            <text:p>0,2592658747</text:p>
          </table:table-cell>
          <table:table-cell office:value-type="float" office:value="0.04101676309913" calcext:value-type="float">
            <text:p>0,0410167631</text:p>
          </table:table-cell>
          <table:table-cell office:value-type="float" office:value="0.0393418974427089" calcext:value-type="float">
            <text:p>0,0393418974</text:p>
          </table:table-cell>
          <table:table-cell office:value-type="float" office:value="0.0319545813628763" calcext:value-type="float">
            <text:p>0,0319545814</text:p>
          </table:table-cell>
          <table:table-cell office:value-type="float" office:value="0.0521816926592616" calcext:value-type="float">
            <text:p>0,0521816927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2020787111409" calcext:value-type="float">
            <text:p>0,3820207871</text:p>
          </table:table-cell>
          <table:table-cell office:value-type="float" office:value="0.473724859952152" calcext:value-type="float">
            <text:p>0,47372486</text:p>
          </table:table-cell>
          <table:table-cell office:value-type="float" office:value="0.398836717268699" calcext:value-type="float">
            <text:p>0,3988367173</text:p>
          </table:table-cell>
          <table:table-cell office:value-type="float" office:value="0.451747146361719" calcext:value-type="float">
            <text:p>0,4517471464</text:p>
          </table:table-cell>
          <table:table-cell office:value-type="float" office:value="6.46613320146584" calcext:value-type="float">
            <text:p>6,4661332015</text:p>
          </table:table-cell>
          <table:table-cell office:value-type="float" office:value="11.3903991477212" calcext:value-type="float">
            <text:p>11,3903991477</text:p>
          </table:table-cell>
          <table:table-cell office:value-type="float" office:value="7.80307099698047" calcext:value-type="float">
            <text:p>7,803070997</text:p>
          </table:table-cell>
          <table:table-cell office:value-type="float" office:value="9.29077462709113" calcext:value-type="float">
            <text:p>9,2907746271</text:p>
          </table:table-cell>
          <table:table-cell office:value-type="float" office:value="0.237912538204197" calcext:value-type="float">
            <text:p>0,2379125382</text:p>
          </table:table-cell>
          <table:table-cell office:value-type="float" office:value="0.291623037285962" calcext:value-type="float">
            <text:p>0,2916230373</text:p>
          </table:table-cell>
          <table:table-cell office:value-type="float" office:value="0.24914035681598" calcext:value-type="float">
            <text:p>0,2491403568</text:p>
          </table:table-cell>
          <table:table-cell office:value-type="float" office:value="0.272529297409036" calcext:value-type="float">
            <text:p>0,2725292974</text:p>
          </table:table-cell>
          <table:table-cell office:value-type="float" office:value="0.0408340149105234" calcext:value-type="float">
            <text:p>0,0408340149</text:p>
          </table:table-cell>
          <table:table-cell office:value-type="float" office:value="0.0390502450541891" calcext:value-type="float">
            <text:p>0,0390502451</text:p>
          </table:table-cell>
          <table:table-cell office:value-type="float" office:value="0.0312473805383727" calcext:value-type="float">
            <text:p>0,0312473805</text:p>
          </table:table-cell>
          <table:table-cell office:value-type="float" office:value="0.0524586180200061" calcext:value-type="float">
            <text:p>0,052458618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904435999288" calcext:value-type="float">
            <text:p>0,3904435999</text:p>
          </table:table-cell>
          <table:table-cell office:value-type="float" office:value="0.475900961376701" calcext:value-type="float">
            <text:p>0,4759009614</text:p>
          </table:table-cell>
          <table:table-cell office:value-type="float" office:value="0.404315736974206" calcext:value-type="float">
            <text:p>0,404315737</text:p>
          </table:table-cell>
          <table:table-cell office:value-type="float" office:value="0.456801535311583" calcext:value-type="float">
            <text:p>0,4568015353</text:p>
          </table:table-cell>
          <table:table-cell office:value-type="float" office:value="6.86813974463853" calcext:value-type="float">
            <text:p>6,8681397446</text:p>
          </table:table-cell>
          <table:table-cell office:value-type="float" office:value="11.8791173488455" calcext:value-type="float">
            <text:p>11,8791173488</text:p>
          </table:table-cell>
          <table:table-cell office:value-type="float" office:value="8.16884568177135" calcext:value-type="float">
            <text:p>8,1688456818</text:p>
          </table:table-cell>
          <table:table-cell office:value-type="float" office:value="9.64323907425674" calcext:value-type="float">
            <text:p>9,6432390743</text:p>
          </table:table-cell>
          <table:table-cell office:value-type="float" office:value="0.233119423517518" calcext:value-type="float">
            <text:p>0,2331194235</text:p>
          </table:table-cell>
          <table:table-cell office:value-type="float" office:value="0.281521464390588" calcext:value-type="float">
            <text:p>0,2815214644</text:p>
          </table:table-cell>
          <table:table-cell office:value-type="float" office:value="0.241853210945513" calcext:value-type="float">
            <text:p>0,2418532109</text:p>
          </table:table-cell>
          <table:table-cell office:value-type="float" office:value="0.266679651206677" calcext:value-type="float">
            <text:p>0,2666796512</text:p>
          </table:table-cell>
          <table:table-cell office:value-type="float" office:value="0.0400991115071963" calcext:value-type="float">
            <text:p>0,0400991115</text:p>
          </table:table-cell>
          <table:table-cell office:value-type="float" office:value="0.0388028329436876" calcext:value-type="float">
            <text:p>0,0388028329</text:p>
          </table:table-cell>
          <table:table-cell office:value-type="float" office:value="0.031652451430623" calcext:value-type="float">
            <text:p>0,0316524514</text:p>
          </table:table-cell>
          <table:table-cell office:value-type="float" office:value="0.0507591262135169" calcext:value-type="float">
            <text:p>0,0507591262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8664339586791" calcext:value-type="float">
            <text:p>0,3886643396</text:p>
          </table:table-cell>
          <table:table-cell office:value-type="float" office:value="0.472456508697694" calcext:value-type="float">
            <text:p>0,4724565087</text:p>
          </table:table-cell>
          <table:table-cell office:value-type="float" office:value="0.402660769762098" calcext:value-type="float">
            <text:p>0,4026607698</text:p>
          </table:table-cell>
          <table:table-cell office:value-type="float" office:value="0.454380257137799" calcext:value-type="float">
            <text:p>0,4543802571</text:p>
          </table:table-cell>
          <table:table-cell office:value-type="float" office:value="6.82222700736522" calcext:value-type="float">
            <text:p>6,8222270074</text:p>
          </table:table-cell>
          <table:table-cell office:value-type="float" office:value="11.0624367499271" calcext:value-type="float">
            <text:p>11,0624367499</text:p>
          </table:table-cell>
          <table:table-cell office:value-type="float" office:value="7.84736639687799" calcext:value-type="float">
            <text:p>7,8473663969</text:p>
          </table:table-cell>
          <table:table-cell office:value-type="float" office:value="9.47937268025444" calcext:value-type="float">
            <text:p>9,4793726803</text:p>
          </table:table-cell>
          <table:table-cell office:value-type="float" office:value="0.227640366508625" calcext:value-type="float">
            <text:p>0,2276403665</text:p>
          </table:table-cell>
          <table:table-cell office:value-type="float" office:value="0.26719247480468" calcext:value-type="float">
            <text:p>0,2671924748</text:p>
          </table:table-cell>
          <table:table-cell office:value-type="float" office:value="0.236050122867334" calcext:value-type="float">
            <text:p>0,2360501229</text:p>
          </table:table-cell>
          <table:table-cell office:value-type="float" office:value="0.253311900068081" calcext:value-type="float">
            <text:p>0,2533119001</text:p>
          </table:table-cell>
          <table:table-cell office:value-type="float" office:value="0.0403678374751151" calcext:value-type="float">
            <text:p>0,0403678375</text:p>
          </table:table-cell>
          <table:table-cell office:value-type="float" office:value="0.0407584022034159" calcext:value-type="float">
            <text:p>0,0407584022</text:p>
          </table:table-cell>
          <table:table-cell office:value-type="float" office:value="0.0321404272762855" calcext:value-type="float">
            <text:p>0,0321404273</text:p>
          </table:table-cell>
          <table:table-cell office:value-type="float" office:value="0.0523046870333827" calcext:value-type="float">
            <text:p>0,052304687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6911432833867" calcext:value-type="float">
            <text:p>0,3869114328</text:p>
          </table:table-cell>
          <table:table-cell office:value-type="float" office:value="0.469833293605526" calcext:value-type="float">
            <text:p>0,4698332936</text:p>
          </table:table-cell>
          <table:table-cell office:value-type="float" office:value="0.398942402878014" calcext:value-type="float">
            <text:p>0,3989424029</text:p>
          </table:table-cell>
          <table:table-cell office:value-type="float" office:value="0.455314955438842" calcext:value-type="float">
            <text:p>0,4553149554</text:p>
          </table:table-cell>
          <table:table-cell office:value-type="float" office:value="6.86884091563325" calcext:value-type="float">
            <text:p>6,8688409156</text:p>
          </table:table-cell>
          <table:table-cell office:value-type="float" office:value="11.2885639652867" calcext:value-type="float">
            <text:p>11,2885639653</text:p>
          </table:table-cell>
          <table:table-cell office:value-type="float" office:value="7.92905020292545" calcext:value-type="float">
            <text:p>7,9290502029</text:p>
          </table:table-cell>
          <table:table-cell office:value-type="float" office:value="10.062368100099" calcext:value-type="float">
            <text:p>10,0623681001</text:p>
          </table:table-cell>
          <table:table-cell office:value-type="float" office:value="0.229714071161557" calcext:value-type="float">
            <text:p>0,2297140712</text:p>
          </table:table-cell>
          <table:table-cell office:value-type="float" office:value="0.276226691706747" calcext:value-type="float">
            <text:p>0,2762266917</text:p>
          </table:table-cell>
          <table:table-cell office:value-type="float" office:value="0.238347553897854" calcext:value-type="float">
            <text:p>0,2383475539</text:p>
          </table:table-cell>
          <table:table-cell office:value-type="float" office:value="0.261536562523683" calcext:value-type="float">
            <text:p>0,2615365625</text:p>
          </table:table-cell>
          <table:table-cell office:value-type="float" office:value="0.038870316789086" calcext:value-type="float">
            <text:p>0,0388703168</text:p>
          </table:table-cell>
          <table:table-cell office:value-type="float" office:value="0.0380672382832897" calcext:value-type="float">
            <text:p>0,0380672383</text:p>
          </table:table-cell>
          <table:table-cell office:value-type="float" office:value="0.0299721233728476" calcext:value-type="float">
            <text:p>0,0299721234</text:p>
          </table:table-cell>
          <table:table-cell office:value-type="float" office:value="0.0507004544483826" calcext:value-type="float">
            <text:p>0,0507004544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9670743802455" calcext:value-type="float">
            <text:p>0,3796707438</text:p>
          </table:table-cell>
          <table:table-cell office:value-type="float" office:value="0.472015524759087" calcext:value-type="float">
            <text:p>0,4720155248</text:p>
          </table:table-cell>
          <table:table-cell office:value-type="float" office:value="0.397605605232665" calcext:value-type="float">
            <text:p>0,3976056052</text:p>
          </table:table-cell>
          <table:table-cell office:value-type="float" office:value="0.450049111456473" calcext:value-type="float">
            <text:p>0,4500491115</text:p>
          </table:table-cell>
          <table:table-cell office:value-type="float" office:value="6.33711630754327" calcext:value-type="float">
            <text:p>6,3371163075</text:p>
          </table:table-cell>
          <table:table-cell office:value-type="float" office:value="11.1427542816026" calcext:value-type="float">
            <text:p>11,1427542816</text:p>
          </table:table-cell>
          <table:table-cell office:value-type="float" office:value="7.73074503718464" calcext:value-type="float">
            <text:p>7,7307450372</text:p>
          </table:table-cell>
          <table:table-cell office:value-type="float" office:value="8.88002271704553" calcext:value-type="float">
            <text:p>8,880022717</text:p>
          </table:table-cell>
          <table:table-cell office:value-type="float" office:value="0.232131781936743" calcext:value-type="float">
            <text:p>0,2321317819</text:p>
          </table:table-cell>
          <table:table-cell office:value-type="float" office:value="0.283158125954505" calcext:value-type="float">
            <text:p>0,283158126</text:p>
          </table:table-cell>
          <table:table-cell office:value-type="float" office:value="0.242909456312567" calcext:value-type="float">
            <text:p>0,2429094563</text:p>
          </table:table-cell>
          <table:table-cell office:value-type="float" office:value="0.264871304216843" calcext:value-type="float">
            <text:p>0,2648713042</text:p>
          </table:table-cell>
          <table:table-cell office:value-type="float" office:value="0.0389318757441561" calcext:value-type="float">
            <text:p>0,0389318757</text:p>
          </table:table-cell>
          <table:table-cell office:value-type="float" office:value="0.0407431128346876" calcext:value-type="float">
            <text:p>0,0407431128</text:p>
          </table:table-cell>
          <table:table-cell office:value-type="float" office:value="0.0315095666492966" calcext:value-type="float">
            <text:p>0,0315095666</text:p>
          </table:table-cell>
          <table:table-cell office:value-type="float" office:value="0.0509468432643051" calcext:value-type="float">
            <text:p>0,0509468433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84907825601237" calcext:value-type="float">
            <text:p>0,3849078256</text:p>
          </table:table-cell>
          <table:table-cell office:value-type="float" office:value="0.465931992171608" calcext:value-type="float">
            <text:p>0,4659319922</text:p>
          </table:table-cell>
          <table:table-cell office:value-type="float" office:value="0.396166338827025" calcext:value-type="float">
            <text:p>0,3961663388</text:p>
          </table:table-cell>
          <table:table-cell office:value-type="float" office:value="0.450753952939176" calcext:value-type="float">
            <text:p>0,4507539529</text:p>
          </table:table-cell>
          <table:table-cell office:value-type="float" office:value="6.80089266742808" calcext:value-type="float">
            <text:p>6,8008926674</text:p>
          </table:table-cell>
          <table:table-cell office:value-type="float" office:value="10.8451229958288" calcext:value-type="float">
            <text:p>10,8451229958</text:p>
          </table:table-cell>
          <table:table-cell office:value-type="float" office:value="7.64780790304223" calcext:value-type="float">
            <text:p>7,647807903</text:p>
          </table:table-cell>
          <table:table-cell office:value-type="float" office:value="9.82223371903419" calcext:value-type="float">
            <text:p>9,822233719</text:p>
          </table:table-cell>
          <table:table-cell office:value-type="float" office:value="0.235298342752219" calcext:value-type="float">
            <text:p>0,2352983428</text:p>
          </table:table-cell>
          <table:table-cell office:value-type="float" office:value="0.279953187810832" calcext:value-type="float">
            <text:p>0,2799531878</text:p>
          </table:table-cell>
          <table:table-cell office:value-type="float" office:value="0.24291685888173" calcext:value-type="float">
            <text:p>0,2429168589</text:p>
          </table:table-cell>
          <table:table-cell office:value-type="float" office:value="0.267181061206596" calcext:value-type="float">
            <text:p>0,2671810612</text:p>
          </table:table-cell>
          <table:table-cell office:value-type="float" office:value="0.0375632351431463" calcext:value-type="float">
            <text:p>0,0375632351</text:p>
          </table:table-cell>
          <table:table-cell office:value-type="float" office:value="0.0381635379036821" calcext:value-type="float">
            <text:p>0,0381635379</text:p>
          </table:table-cell>
          <table:table-cell office:value-type="float" office:value="0.0302713255270035" calcext:value-type="float">
            <text:p>0,0302713255</text:p>
          </table:table-cell>
          <table:table-cell office:value-type="float" office:value="0.0484118417376186" calcext:value-type="float">
            <text:p>0,0484118417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5132480224229" calcext:value-type="float">
            <text:p>0,3851324802</text:p>
          </table:table-cell>
          <table:table-cell office:value-type="float" office:value="0.461305446618214" calcext:value-type="float">
            <text:p>0,4613054466</text:p>
          </table:table-cell>
          <table:table-cell office:value-type="float" office:value="0.395333701027459" calcext:value-type="float">
            <text:p>0,395333701</text:p>
          </table:table-cell>
          <table:table-cell office:value-type="float" office:value="0.448792096503031" calcext:value-type="float">
            <text:p>0,4487920965</text:p>
          </table:table-cell>
          <table:table-cell office:value-type="float" office:value="6.87564609995831" calcext:value-type="float">
            <text:p>6,8756461</text:p>
          </table:table-cell>
          <table:table-cell office:value-type="float" office:value="11.0042694470503" calcext:value-type="float">
            <text:p>11,0042694471</text:p>
          </table:table-cell>
          <table:table-cell office:value-type="float" office:value="7.8002632773413" calcext:value-type="float">
            <text:p>7,8002632773</text:p>
          </table:table-cell>
          <table:table-cell office:value-type="float" office:value="9.59627657956095" calcext:value-type="float">
            <text:p>9,5962765796</text:p>
          </table:table-cell>
          <table:table-cell office:value-type="float" office:value="0.2387899604771" calcext:value-type="float">
            <text:p>0,2387899605</text:p>
          </table:table-cell>
          <table:table-cell office:value-type="float" office:value="0.287545194992105" calcext:value-type="float">
            <text:p>0,287545195</text:p>
          </table:table-cell>
          <table:table-cell office:value-type="float" office:value="0.246202674226366" calcext:value-type="float">
            <text:p>0,2462026742</text:p>
          </table:table-cell>
          <table:table-cell office:value-type="float" office:value="0.275013746617992" calcext:value-type="float">
            <text:p>0,2750137466</text:p>
          </table:table-cell>
          <table:table-cell office:value-type="float" office:value="0.0359233921980693" calcext:value-type="float">
            <text:p>0,0359233922</text:p>
          </table:table-cell>
          <table:table-cell office:value-type="float" office:value="0.0372586444794589" calcext:value-type="float">
            <text:p>0,0372586445</text:p>
          </table:table-cell>
          <table:table-cell office:value-type="float" office:value="0.0301692392507113" calcext:value-type="float">
            <text:p>0,0301692393</text:p>
          </table:table-cell>
          <table:table-cell office:value-type="float" office:value="0.0452791722241014" calcext:value-type="float">
            <text:p>0,0452791722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4047958019299" calcext:value-type="float">
            <text:p>0,384047958</text:p>
          </table:table-cell>
          <table:table-cell office:value-type="float" office:value="0.460336013415642" calcext:value-type="float">
            <text:p>0,4603360134</text:p>
          </table:table-cell>
          <table:table-cell office:value-type="float" office:value="0.394471391116251" calcext:value-type="float">
            <text:p>0,3944713911</text:p>
          </table:table-cell>
          <table:table-cell office:value-type="float" office:value="0.446653810721051" calcext:value-type="float">
            <text:p>0,4466538107</text:p>
          </table:table-cell>
          <table:table-cell office:value-type="float" office:value="6.78186529070469" calcext:value-type="float">
            <text:p>6,7818652907</text:p>
          </table:table-cell>
          <table:table-cell office:value-type="float" office:value="11.0462094914716" calcext:value-type="float">
            <text:p>11,0462094915</text:p>
          </table:table-cell>
          <table:table-cell office:value-type="float" office:value="7.7750140705905" calcext:value-type="float">
            <text:p>7,7750140706</text:p>
          </table:table-cell>
          <table:table-cell office:value-type="float" office:value="9.85148717222096" calcext:value-type="float">
            <text:p>9,8514871722</text:p>
          </table:table-cell>
          <table:table-cell office:value-type="float" office:value="0.233330691418452" calcext:value-type="float">
            <text:p>0,2333306914</text:p>
          </table:table-cell>
          <table:table-cell office:value-type="float" office:value="0.272496316105433" calcext:value-type="float">
            <text:p>0,2724963161</text:p>
          </table:table-cell>
          <table:table-cell office:value-type="float" office:value="0.240280914120392" calcext:value-type="float">
            <text:p>0,2402809141</text:p>
          </table:table-cell>
          <table:table-cell office:value-type="float" office:value="0.261127262676263" calcext:value-type="float">
            <text:p>0,2611272627</text:p>
          </table:table-cell>
          <table:table-cell office:value-type="float" office:value="0.0345205317422457" calcext:value-type="float">
            <text:p>0,0345205317</text:p>
          </table:table-cell>
          <table:table-cell office:value-type="float" office:value="0.0368406584184005" calcext:value-type="float">
            <text:p>0,0368406584</text:p>
          </table:table-cell>
          <table:table-cell office:value-type="float" office:value="0.0295014739921692" calcext:value-type="float">
            <text:p>0,029501474</text:p>
          </table:table-cell>
          <table:table-cell office:value-type="float" office:value="0.0437753675621172" calcext:value-type="float">
            <text:p>0,0437753676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82963890123966" calcext:value-type="float">
            <text:p>0,3829638901</text:p>
          </table:table-cell>
          <table:table-cell office:value-type="float" office:value="0.463086521736511" calcext:value-type="float">
            <text:p>0,4630865217</text:p>
          </table:table-cell>
          <table:table-cell office:value-type="float" office:value="0.396384768996302" calcext:value-type="float">
            <text:p>0,396384769</text:p>
          </table:table-cell>
          <table:table-cell office:value-type="float" office:value="0.444178163159964" calcext:value-type="float">
            <text:p>0,4441781632</text:p>
          </table:table-cell>
          <table:table-cell office:value-type="float" office:value="6.55439976542342" calcext:value-type="float">
            <text:p>6,5543997654</text:p>
          </table:table-cell>
          <table:table-cell office:value-type="float" office:value="10.7955089087253" calcext:value-type="float">
            <text:p>10,7955089087</text:p>
          </table:table-cell>
          <table:table-cell office:value-type="float" office:value="7.58698824711386" calcext:value-type="float">
            <text:p>7,5869882471</text:p>
          </table:table-cell>
          <table:table-cell office:value-type="float" office:value="9.23571792754397" calcext:value-type="float">
            <text:p>9,2357179275</text:p>
          </table:table-cell>
          <table:table-cell office:value-type="float" office:value="0.237550074357733" calcext:value-type="float">
            <text:p>0,2375500744</text:p>
          </table:table-cell>
          <table:table-cell office:value-type="float" office:value="0.280728210822541" calcext:value-type="float">
            <text:p>0,2807282108</text:p>
          </table:table-cell>
          <table:table-cell office:value-type="float" office:value="0.246313109514411" calcext:value-type="float">
            <text:p>0,2463131095</text:p>
          </table:table-cell>
          <table:table-cell office:value-type="float" office:value="0.266351930390026" calcext:value-type="float">
            <text:p>0,2663519304</text:p>
          </table:table-cell>
          <table:table-cell office:value-type="float" office:value="0.0374095635735336" calcext:value-type="float">
            <text:p>0,0374095636</text:p>
          </table:table-cell>
          <table:table-cell office:value-type="float" office:value="0.036138499061035" calcext:value-type="float">
            <text:p>0,0361384991</text:p>
          </table:table-cell>
          <table:table-cell office:value-type="float" office:value="0.0298987017159487" calcext:value-type="float">
            <text:p>0,0298987017</text:p>
          </table:table-cell>
          <table:table-cell office:value-type="float" office:value="0.0466278390654522" calcext:value-type="float">
            <text:p>0,0466278391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80699048099574" calcext:value-type="float">
            <text:p>0,3806990481</text:p>
          </table:table-cell>
          <table:table-cell office:value-type="float" office:value="0.461714404834788" calcext:value-type="float">
            <text:p>0,4617144048</text:p>
          </table:table-cell>
          <table:table-cell office:value-type="float" office:value="0.391574756056773" calcext:value-type="float">
            <text:p>0,3915747561</text:p>
          </table:table-cell>
          <table:table-cell office:value-type="float" office:value="0.445952192096007" calcext:value-type="float">
            <text:p>0,4459521921</text:p>
          </table:table-cell>
          <table:table-cell office:value-type="float" office:value="6.34336260682575" calcext:value-type="float">
            <text:p>6,3433626068</text:p>
          </table:table-cell>
          <table:table-cell office:value-type="float" office:value="11.1155182531811" calcext:value-type="float">
            <text:p>11,1155182532</text:p>
          </table:table-cell>
          <table:table-cell office:value-type="float" office:value="7.27336794274741" calcext:value-type="float">
            <text:p>7,2733679427</text:p>
          </table:table-cell>
          <table:table-cell office:value-type="float" office:value="9.23313886279557" calcext:value-type="float">
            <text:p>9,2331388628</text:p>
          </table:table-cell>
          <table:table-cell office:value-type="float" office:value="0.241117223662184" calcext:value-type="float">
            <text:p>0,2411172237</text:p>
          </table:table-cell>
          <table:table-cell office:value-type="float" office:value="0.283380031090745" calcext:value-type="float">
            <text:p>0,2833800311</text:p>
          </table:table-cell>
          <table:table-cell office:value-type="float" office:value="0.248032427658304" calcext:value-type="float">
            <text:p>0,2480324277</text:p>
          </table:table-cell>
          <table:table-cell office:value-type="float" office:value="0.271929855914857" calcext:value-type="float">
            <text:p>0,2719298559</text:p>
          </table:table-cell>
          <table:table-cell office:value-type="float" office:value="0.0388531856979712" calcext:value-type="float">
            <text:p>0,0388531857</text:p>
          </table:table-cell>
          <table:table-cell office:value-type="float" office:value="0.0389478988866755" calcext:value-type="float">
            <text:p>0,0389478989</text:p>
          </table:table-cell>
          <table:table-cell office:value-type="float" office:value="0.0309313813222561" calcext:value-type="float">
            <text:p>0,0309313813</text:p>
          </table:table-cell>
          <table:table-cell office:value-type="float" office:value="0.0501084298438761" calcext:value-type="float">
            <text:p>0,0501084298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9240237674434" calcext:value-type="float">
            <text:p>0,3792402377</text:p>
          </table:table-cell>
          <table:table-cell office:value-type="float" office:value="0.460016182893149" calcext:value-type="float">
            <text:p>0,4600161829</text:p>
          </table:table-cell>
          <table:table-cell office:value-type="float" office:value="0.389175865111365" calcext:value-type="float">
            <text:p>0,3891758651</text:p>
          </table:table-cell>
          <table:table-cell office:value-type="float" office:value="0.446334980690575" calcext:value-type="float">
            <text:p>0,4463349807</text:p>
          </table:table-cell>
          <table:table-cell office:value-type="float" office:value="6.32424666508592" calcext:value-type="float">
            <text:p>6,3242466651</text:p>
          </table:table-cell>
          <table:table-cell office:value-type="float" office:value="10.2556279957731" calcext:value-type="float">
            <text:p>10,2556279958</text:p>
          </table:table-cell>
          <table:table-cell office:value-type="float" office:value="7.09724685229931" calcext:value-type="float">
            <text:p>7,0972468523</text:p>
          </table:table-cell>
          <table:table-cell office:value-type="float" office:value="8.98557008696507" calcext:value-type="float">
            <text:p>8,985570087</text:p>
          </table:table-cell>
          <table:table-cell office:value-type="float" office:value="0.245651177876563" calcext:value-type="float">
            <text:p>0,2456511779</text:p>
          </table:table-cell>
          <table:table-cell office:value-type="float" office:value="0.288850256490981" calcext:value-type="float">
            <text:p>0,2888502565</text:p>
          </table:table-cell>
          <table:table-cell office:value-type="float" office:value="0.252503916202982" calcext:value-type="float">
            <text:p>0,2525039162</text:p>
          </table:table-cell>
          <table:table-cell office:value-type="float" office:value="0.27761115085344" calcext:value-type="float">
            <text:p>0,2776111509</text:p>
          </table:table-cell>
          <table:table-cell office:value-type="float" office:value="0.0383707864179016" calcext:value-type="float">
            <text:p>0,0383707864</text:p>
          </table:table-cell>
          <table:table-cell office:value-type="float" office:value="0.0364372993146439" calcext:value-type="float">
            <text:p>0,0364372993</text:p>
          </table:table-cell>
          <table:table-cell office:value-type="float" office:value="0.0306977713356564" calcext:value-type="float">
            <text:p>0,0306977713</text:p>
          </table:table-cell>
          <table:table-cell office:value-type="float" office:value="0.0472173548379524" calcext:value-type="float">
            <text:p>0,0472173548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658552198646" calcext:value-type="float">
            <text:p>0,376585522</text:p>
          </table:table-cell>
          <table:table-cell office:value-type="float" office:value="0.448700218979706" calcext:value-type="float">
            <text:p>0,448700219</text:p>
          </table:table-cell>
          <table:table-cell office:value-type="float" office:value="0.385031041684433" calcext:value-type="float">
            <text:p>0,3850310417</text:p>
          </table:table-cell>
          <table:table-cell office:value-type="float" office:value="0.437199870698544" calcext:value-type="float">
            <text:p>0,4371998707</text:p>
          </table:table-cell>
          <table:table-cell office:value-type="float" office:value="6.30182424810833" calcext:value-type="float">
            <text:p>6,3018242481</text:p>
          </table:table-cell>
          <table:table-cell office:value-type="float" office:value="10.3685386175112" calcext:value-type="float">
            <text:p>10,3685386175</text:p>
          </table:table-cell>
          <table:table-cell office:value-type="float" office:value="6.81901006330728" calcext:value-type="float">
            <text:p>6,8190100633</text:p>
          </table:table-cell>
          <table:table-cell office:value-type="float" office:value="9.05272240399045" calcext:value-type="float">
            <text:p>9,052722404</text:p>
          </table:table-cell>
          <table:table-cell office:value-type="float" office:value="0.240209238437378" calcext:value-type="float">
            <text:p>0,2402092384</text:p>
          </table:table-cell>
          <table:table-cell office:value-type="float" office:value="0.283300336935294" calcext:value-type="float">
            <text:p>0,2833003369</text:p>
          </table:table-cell>
          <table:table-cell office:value-type="float" office:value="0.246879516617574" calcext:value-type="float">
            <text:p>0,2468795166</text:p>
          </table:table-cell>
          <table:table-cell office:value-type="float" office:value="0.27233864128227" calcext:value-type="float">
            <text:p>0,2723386413</text:p>
          </table:table-cell>
          <table:table-cell office:value-type="float" office:value="0.0407983545561711" calcext:value-type="float">
            <text:p>0,0407983546</text:p>
          </table:table-cell>
          <table:table-cell office:value-type="float" office:value="0.0396052893140767" calcext:value-type="float">
            <text:p>0,0396052893</text:p>
          </table:table-cell>
          <table:table-cell office:value-type="float" office:value="0.0322468073571867" calcext:value-type="float">
            <text:p>0,0322468074</text:p>
          </table:table-cell>
          <table:table-cell office:value-type="float" office:value="0.0515690571278977" calcext:value-type="float">
            <text:p>0,0515690571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68008834924355" calcext:value-type="float">
            <text:p>0,3680088349</text:p>
          </table:table-cell>
          <table:table-cell office:value-type="float" office:value="0.446624548680651" calcext:value-type="float">
            <text:p>0,4466245487</text:p>
          </table:table-cell>
          <table:table-cell office:value-type="float" office:value="0.378248464819657" calcext:value-type="float">
            <text:p>0,3782484648</text:p>
          </table:table-cell>
          <table:table-cell office:value-type="float" office:value="0.432091211914464" calcext:value-type="float">
            <text:p>0,4320912119</text:p>
          </table:table-cell>
          <table:table-cell office:value-type="float" office:value="5.85752935471574" calcext:value-type="float">
            <text:p>5,8575293547</text:p>
          </table:table-cell>
          <table:table-cell office:value-type="float" office:value="9.91603814384706" calcext:value-type="float">
            <text:p>9,9160381438</text:p>
          </table:table-cell>
          <table:table-cell office:value-type="float" office:value="6.60790311668883" calcext:value-type="float">
            <text:p>6,6079031167</text:p>
          </table:table-cell>
          <table:table-cell office:value-type="float" office:value="8.61309385069543" calcext:value-type="float">
            <text:p>8,6130938507</text:p>
          </table:table-cell>
          <table:table-cell office:value-type="float" office:value="0.232159490826867" calcext:value-type="float">
            <text:p>0,2321594908</text:p>
          </table:table-cell>
          <table:table-cell office:value-type="float" office:value="0.276787582290592" calcext:value-type="float">
            <text:p>0,2767875823</text:p>
          </table:table-cell>
          <table:table-cell office:value-type="float" office:value="0.240194339154386" calcext:value-type="float">
            <text:p>0,2401943392</text:p>
          </table:table-cell>
          <table:table-cell office:value-type="float" office:value="0.263396586924753" calcext:value-type="float">
            <text:p>0,2633965869</text:p>
          </table:table-cell>
          <table:table-cell office:value-type="float" office:value="0.0381643042543315" calcext:value-type="float">
            <text:p>0,0381643043</text:p>
          </table:table-cell>
          <table:table-cell office:value-type="float" office:value="0.0388770998507376" calcext:value-type="float">
            <text:p>0,0388770999</text:p>
          </table:table-cell>
          <table:table-cell office:value-type="float" office:value="0.0302970105516292" calcext:value-type="float">
            <text:p>0,0302970106</text:p>
          </table:table-cell>
          <table:table-cell office:value-type="float" office:value="0.0498403935999557" calcext:value-type="float">
            <text:p>0,0498403936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4928674524846" calcext:value-type="float">
            <text:p>0,3749286745</text:p>
          </table:table-cell>
          <table:table-cell office:value-type="float" office:value="0.452447937460951" calcext:value-type="float">
            <text:p>0,4524479375</text:p>
          </table:table-cell>
          <table:table-cell office:value-type="float" office:value="0.382435522308923" calcext:value-type="float">
            <text:p>0,3824355223</text:p>
          </table:table-cell>
          <table:table-cell office:value-type="float" office:value="0.444394582608711" calcext:value-type="float">
            <text:p>0,4443945826</text:p>
          </table:table-cell>
          <table:table-cell office:value-type="float" office:value="6.23413639180481" calcext:value-type="float">
            <text:p>6,2341363918</text:p>
          </table:table-cell>
          <table:table-cell office:value-type="float" office:value="10.4774666526828" calcext:value-type="float">
            <text:p>10,4774666527</text:p>
          </table:table-cell>
          <table:table-cell office:value-type="float" office:value="7.11933824766965" calcext:value-type="float">
            <text:p>7,1193382477</text:p>
          </table:table-cell>
          <table:table-cell office:value-type="float" office:value="9.620595883686" calcext:value-type="float">
            <text:p>9,6205958837</text:p>
          </table:table-cell>
          <table:table-cell office:value-type="float" office:value="0.236283514059969" calcext:value-type="float">
            <text:p>0,2362835141</text:p>
          </table:table-cell>
          <table:table-cell office:value-type="float" office:value="0.277996119010779" calcext:value-type="float">
            <text:p>0,277996119</text:p>
          </table:table-cell>
          <table:table-cell office:value-type="float" office:value="0.242724440891269" calcext:value-type="float">
            <text:p>0,2427244409</text:p>
          </table:table-cell>
          <table:table-cell office:value-type="float" office:value="0.267250705675661" calcext:value-type="float">
            <text:p>0,2672507057</text:p>
          </table:table-cell>
          <table:table-cell office:value-type="float" office:value="0.0357539014859261" calcext:value-type="float">
            <text:p>0,0357539015</text:p>
          </table:table-cell>
          <table:table-cell office:value-type="float" office:value="0.0359246458947225" calcext:value-type="float">
            <text:p>0,0359246459</text:p>
          </table:table-cell>
          <table:table-cell office:value-type="float" office:value="0.028365383266148" calcext:value-type="float">
            <text:p>0,0283653833</text:p>
          </table:table-cell>
          <table:table-cell office:value-type="float" office:value="0.0463957799628752" calcext:value-type="float">
            <text:p>0,04639578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4167548339321" calcext:value-type="float">
            <text:p>0,3741675483</text:p>
          </table:table-cell>
          <table:table-cell office:value-type="float" office:value="0.450137610598382" calcext:value-type="float">
            <text:p>0,4501376106</text:p>
          </table:table-cell>
          <table:table-cell office:value-type="float" office:value="0.381476553789533" calcext:value-type="float">
            <text:p>0,3814765538</text:p>
          </table:table-cell>
          <table:table-cell office:value-type="float" office:value="0.440227251900391" calcext:value-type="float">
            <text:p>0,4402272519</text:p>
          </table:table-cell>
          <table:table-cell office:value-type="float" office:value="5.99247632243704" calcext:value-type="float">
            <text:p>5,9924763224</text:p>
          </table:table-cell>
          <table:table-cell office:value-type="float" office:value="10.9309205797758" calcext:value-type="float">
            <text:p>10,9309205798</text:p>
          </table:table-cell>
          <table:table-cell office:value-type="float" office:value="6.60820395032062" calcext:value-type="float">
            <text:p>6,6082039503</text:p>
          </table:table-cell>
          <table:table-cell office:value-type="float" office:value="9.43836937189906" calcext:value-type="float">
            <text:p>9,4383693719</text:p>
          </table:table-cell>
          <table:table-cell office:value-type="float" office:value="0.234884654812312" calcext:value-type="float">
            <text:p>0,2348846548</text:p>
          </table:table-cell>
          <table:table-cell office:value-type="float" office:value="0.282059792635962" calcext:value-type="float">
            <text:p>0,2820597926</text:p>
          </table:table-cell>
          <table:table-cell office:value-type="float" office:value="0.240781179546777" calcext:value-type="float">
            <text:p>0,2407811795</text:p>
          </table:table-cell>
          <table:table-cell office:value-type="float" office:value="0.271976168634542" calcext:value-type="float">
            <text:p>0,2719761686</text:p>
          </table:table-cell>
          <table:table-cell office:value-type="float" office:value="0.0378928513824495" calcext:value-type="float">
            <text:p>0,0378928514</text:p>
          </table:table-cell>
          <table:table-cell office:value-type="float" office:value="0.0382994390957454" calcext:value-type="float">
            <text:p>0,0382994391</text:p>
          </table:table-cell>
          <table:table-cell office:value-type="float" office:value="0.0307000023786368" calcext:value-type="float">
            <text:p>0,0307000024</text:p>
          </table:table-cell>
          <table:table-cell office:value-type="float" office:value="0.0485332799603911" calcext:value-type="float">
            <text:p>0,04853328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8712047655709" calcext:value-type="float">
            <text:p>0,3787120477</text:p>
          </table:table-cell>
          <table:table-cell office:value-type="float" office:value="0.455852380257157" calcext:value-type="float">
            <text:p>0,4558523803</text:p>
          </table:table-cell>
          <table:table-cell office:value-type="float" office:value="0.385610750745815" calcext:value-type="float">
            <text:p>0,3856107507</text:p>
          </table:table-cell>
          <table:table-cell office:value-type="float" office:value="0.447344993262994" calcext:value-type="float">
            <text:p>0,4473449933</text:p>
          </table:table-cell>
          <table:table-cell office:value-type="float" office:value="6.29229333865459" calcext:value-type="float">
            <text:p>6,2922933387</text:p>
          </table:table-cell>
          <table:table-cell office:value-type="float" office:value="10.3544568877434" calcext:value-type="float">
            <text:p>10,3544568877</text:p>
          </table:table-cell>
          <table:table-cell office:value-type="float" office:value="6.83903518696" calcext:value-type="float">
            <text:p>6,839035187</text:p>
          </table:table-cell>
          <table:table-cell office:value-type="float" office:value="9.54269391331484" calcext:value-type="float">
            <text:p>9,5426939133</text:p>
          </table:table-cell>
          <table:table-cell office:value-type="float" office:value="0.235961115868533" calcext:value-type="float">
            <text:p>0,2359611159</text:p>
          </table:table-cell>
          <table:table-cell office:value-type="float" office:value="0.279910260119639" calcext:value-type="float">
            <text:p>0,2799102601</text:p>
          </table:table-cell>
          <table:table-cell office:value-type="float" office:value="0.241558742598125" calcext:value-type="float">
            <text:p>0,2415587426</text:p>
          </table:table-cell>
          <table:table-cell office:value-type="float" office:value="0.270393019590045" calcext:value-type="float">
            <text:p>0,2703930196</text:p>
          </table:table-cell>
          <table:table-cell office:value-type="float" office:value="0.0385690720011555" calcext:value-type="float">
            <text:p>0,038569072</text:p>
          </table:table-cell>
          <table:table-cell office:value-type="float" office:value="0.0416808263657936" calcext:value-type="float">
            <text:p>0,0416808264</text:p>
          </table:table-cell>
          <table:table-cell office:value-type="float" office:value="0.032564891903352" calcext:value-type="float">
            <text:p>0,0325648919</text:p>
          </table:table-cell>
          <table:table-cell office:value-type="float" office:value="0.0501860428880339" calcext:value-type="float">
            <text:p>0,0501860429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1367270343441" calcext:value-type="float">
            <text:p>0,3713672703</text:p>
          </table:table-cell>
          <table:table-cell office:value-type="float" office:value="0.450293551161507" calcext:value-type="float">
            <text:p>0,4502935512</text:p>
          </table:table-cell>
          <table:table-cell office:value-type="float" office:value="0.381125395363288" calcext:value-type="float">
            <text:p>0,3811253954</text:p>
          </table:table-cell>
          <table:table-cell office:value-type="float" office:value="0.436218104393969" calcext:value-type="float">
            <text:p>0,4362181044</text:p>
          </table:table-cell>
          <table:table-cell office:value-type="float" office:value="6.18977614397928" calcext:value-type="float">
            <text:p>6,189776144</text:p>
          </table:table-cell>
          <table:table-cell office:value-type="float" office:value="9.73135468662187" calcext:value-type="float">
            <text:p>9,7313546866</text:p>
          </table:table-cell>
          <table:table-cell office:value-type="float" office:value="7.10293895463456" calcext:value-type="float">
            <text:p>7,1029389546</text:p>
          </table:table-cell>
          <table:table-cell office:value-type="float" office:value="8.80465857133276" calcext:value-type="float">
            <text:p>8,8046585713</text:p>
          </table:table-cell>
          <table:table-cell office:value-type="float" office:value="0.238939973050108" calcext:value-type="float">
            <text:p>0,2389399731</text:p>
          </table:table-cell>
          <table:table-cell office:value-type="float" office:value="0.281415200666367" calcext:value-type="float">
            <text:p>0,2814152007</text:p>
          </table:table-cell>
          <table:table-cell office:value-type="float" office:value="0.246414216724807" calcext:value-type="float">
            <text:p>0,2464142167</text:p>
          </table:table-cell>
          <table:table-cell office:value-type="float" office:value="0.268949029752294" calcext:value-type="float">
            <text:p>0,2689490298</text:p>
          </table:table-cell>
          <table:table-cell office:value-type="float" office:value="0.036383180676656" calcext:value-type="float">
            <text:p>0,0363831807</text:p>
          </table:table-cell>
          <table:table-cell office:value-type="float" office:value="0.0416607959794253" calcext:value-type="float">
            <text:p>0,041660796</text:p>
          </table:table-cell>
          <table:table-cell office:value-type="float" office:value="0.0320432099119482" calcext:value-type="float">
            <text:p>0,0320432099</text:p>
          </table:table-cell>
          <table:table-cell office:value-type="float" office:value="0.0475776907385971" calcext:value-type="float">
            <text:p>0,0475776907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8355291648646" calcext:value-type="float">
            <text:p>0,3783552916</text:p>
          </table:table-cell>
          <table:table-cell office:value-type="float" office:value="0.451536738112688" calcext:value-type="float">
            <text:p>0,4515367381</text:p>
          </table:table-cell>
          <table:table-cell office:value-type="float" office:value="0.383694613064522" calcext:value-type="float">
            <text:p>0,3836946131</text:p>
          </table:table-cell>
          <table:table-cell office:value-type="float" office:value="0.443868460849385" calcext:value-type="float">
            <text:p>0,4438684608</text:p>
          </table:table-cell>
          <table:table-cell office:value-type="float" office:value="6.60558078612271" calcext:value-type="float">
            <text:p>6,6055807861</text:p>
          </table:table-cell>
          <table:table-cell office:value-type="float" office:value="9.88277551599814" calcext:value-type="float">
            <text:p>9,882775516</text:p>
          </table:table-cell>
          <table:table-cell office:value-type="float" office:value="7.1342818347335" calcext:value-type="float">
            <text:p>7,1342818347</text:p>
          </table:table-cell>
          <table:table-cell office:value-type="float" office:value="9.03651854354154" calcext:value-type="float">
            <text:p>9,0365185435</text:p>
          </table:table-cell>
          <table:table-cell office:value-type="float" office:value="0.240994600229555" calcext:value-type="float">
            <text:p>0,2409946002</text:p>
          </table:table-cell>
          <table:table-cell office:value-type="float" office:value="0.283781411249086" calcext:value-type="float">
            <text:p>0,2837814112</text:p>
          </table:table-cell>
          <table:table-cell office:value-type="float" office:value="0.246616472343716" calcext:value-type="float">
            <text:p>0,2466164723</text:p>
          </table:table-cell>
          <table:table-cell office:value-type="float" office:value="0.27431776980738" calcext:value-type="float">
            <text:p>0,2743177698</text:p>
          </table:table-cell>
          <table:table-cell office:value-type="float" office:value="0.0377697686859918" calcext:value-type="float">
            <text:p>0,0377697687</text:p>
          </table:table-cell>
          <table:table-cell office:value-type="float" office:value="0.0425126281621786" calcext:value-type="float">
            <text:p>0,0425126282</text:p>
          </table:table-cell>
          <table:table-cell office:value-type="float" office:value="0.0320547388992885" calcext:value-type="float">
            <text:p>0,0320547389</text:p>
          </table:table-cell>
          <table:table-cell office:value-type="float" office:value="0.050529864753236" calcext:value-type="float">
            <text:p>0,0505298648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3815968902199" calcext:value-type="float">
            <text:p>0,3738159689</text:p>
          </table:table-cell>
          <table:table-cell office:value-type="float" office:value="0.448807206124725" calcext:value-type="float">
            <text:p>0,4488072061</text:p>
          </table:table-cell>
          <table:table-cell office:value-type="float" office:value="0.380395277678203" calcext:value-type="float">
            <text:p>0,3803952777</text:p>
          </table:table-cell>
          <table:table-cell office:value-type="float" office:value="0.440827349912693" calcext:value-type="float">
            <text:p>0,4408273499</text:p>
          </table:table-cell>
          <table:table-cell office:value-type="float" office:value="6.46698705226472" calcext:value-type="float">
            <text:p>6,4669870523</text:p>
          </table:table-cell>
          <table:table-cell office:value-type="float" office:value="10.1718866842694" calcext:value-type="float">
            <text:p>10,1718866843</text:p>
          </table:table-cell>
          <table:table-cell office:value-type="float" office:value="6.67167676751" calcext:value-type="float">
            <text:p>6,6716767675</text:p>
          </table:table-cell>
          <table:table-cell office:value-type="float" office:value="9.08386338562016" calcext:value-type="float">
            <text:p>9,0838633856</text:p>
          </table:table-cell>
          <table:table-cell office:value-type="float" office:value="0.243694324522841" calcext:value-type="float">
            <text:p>0,2436943245</text:p>
          </table:table-cell>
          <table:table-cell office:value-type="float" office:value="0.283565161198468" calcext:value-type="float">
            <text:p>0,2835651612</text:p>
          </table:table-cell>
          <table:table-cell office:value-type="float" office:value="0.248928658171815" calcext:value-type="float">
            <text:p>0,2489286582</text:p>
          </table:table-cell>
          <table:table-cell office:value-type="float" office:value="0.274748344493682" calcext:value-type="float">
            <text:p>0,2747483445</text:p>
          </table:table-cell>
          <table:table-cell office:value-type="float" office:value="0.0390725802754208" calcext:value-type="float">
            <text:p>0,0390725803</text:p>
          </table:table-cell>
          <table:table-cell office:value-type="float" office:value="0.0451302871455501" calcext:value-type="float">
            <text:p>0,0451302871</text:p>
          </table:table-cell>
          <table:table-cell office:value-type="float" office:value="0.0338452316257817" calcext:value-type="float">
            <text:p>0,0338452316</text:p>
          </table:table-cell>
          <table:table-cell office:value-type="float" office:value="0.0525131551921727" calcext:value-type="float">
            <text:p>0,0525131552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7232262139314" calcext:value-type="float">
            <text:p>0,3772322621</text:p>
          </table:table-cell>
          <table:table-cell office:value-type="float" office:value="0.451746789140982" calcext:value-type="float">
            <text:p>0,4517467891</text:p>
          </table:table-cell>
          <table:table-cell office:value-type="float" office:value="0.383679803882218" calcext:value-type="float">
            <text:p>0,3836798039</text:p>
          </table:table-cell>
          <table:table-cell office:value-type="float" office:value="0.443768885850269" calcext:value-type="float">
            <text:p>0,4437688859</text:p>
          </table:table-cell>
          <table:table-cell office:value-type="float" office:value="6.66328225580221" calcext:value-type="float">
            <text:p>6,6632822558</text:p>
          </table:table-cell>
          <table:table-cell office:value-type="float" office:value="10.329825141117" calcext:value-type="float">
            <text:p>10,3298251411</text:p>
          </table:table-cell>
          <table:table-cell office:value-type="float" office:value="7.13489875454731" calcext:value-type="float">
            <text:p>7,1348987545</text:p>
          </table:table-cell>
          <table:table-cell office:value-type="float" office:value="9.46130143882652" calcext:value-type="float">
            <text:p>9,4613014388</text:p>
          </table:table-cell>
          <table:table-cell office:value-type="float" office:value="0.237129251936969" calcext:value-type="float">
            <text:p>0,2371292519</text:p>
          </table:table-cell>
          <table:table-cell office:value-type="float" office:value="0.275365697208919" calcext:value-type="float">
            <text:p>0,2753656972</text:p>
          </table:table-cell>
          <table:table-cell office:value-type="float" office:value="0.242298896461866" calcext:value-type="float">
            <text:p>0,2422988965</text:p>
          </table:table-cell>
          <table:table-cell office:value-type="float" office:value="0.266654477389061" calcext:value-type="float">
            <text:p>0,2666544774</text:p>
          </table:table-cell>
          <table:table-cell office:value-type="float" office:value="0.0359875520404505" calcext:value-type="float">
            <text:p>0,035987552</text:p>
          </table:table-cell>
          <table:table-cell office:value-type="float" office:value="0.0405292194243941" calcext:value-type="float">
            <text:p>0,0405292194</text:p>
          </table:table-cell>
          <table:table-cell office:value-type="float" office:value="0.0308917475468957" calcext:value-type="float">
            <text:p>0,0308917475</text:p>
          </table:table-cell>
          <table:table-cell office:value-type="float" office:value="0.0477778697499261" calcext:value-type="float">
            <text:p>0,0477778697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67885055946822" calcext:value-type="float">
            <text:p>0,3678850559</text:p>
          </table:table-cell>
          <table:table-cell office:value-type="float" office:value="0.44315661393624" calcext:value-type="float">
            <text:p>0,4431566139</text:p>
          </table:table-cell>
          <table:table-cell office:value-type="float" office:value="0.374169412421254" calcext:value-type="float">
            <text:p>0,3741694124</text:p>
          </table:table-cell>
          <table:table-cell office:value-type="float" office:value="0.435472039519518" calcext:value-type="float">
            <text:p>0,4354720395</text:p>
          </table:table-cell>
          <table:table-cell office:value-type="float" office:value="6.18127073935223" calcext:value-type="float">
            <text:p>6,1812707394</text:p>
          </table:table-cell>
          <table:table-cell office:value-type="float" office:value="8.99615679042594" calcext:value-type="float">
            <text:p>8,9961567904</text:p>
          </table:table-cell>
          <table:table-cell office:value-type="float" office:value="6.72238287901308" calcext:value-type="float">
            <text:p>6,722382879</text:p>
          </table:table-cell>
          <table:table-cell office:value-type="float" office:value="8.61942071685501" calcext:value-type="float">
            <text:p>8,6194207169</text:p>
          </table:table-cell>
          <table:table-cell office:value-type="float" office:value="0.229661498451696" calcext:value-type="float">
            <text:p>0,2296614985</text:p>
          </table:table-cell>
          <table:table-cell office:value-type="float" office:value="0.258330653067923" calcext:value-type="float">
            <text:p>0,2583306531</text:p>
          </table:table-cell>
          <table:table-cell office:value-type="float" office:value="0.234745399708389" calcext:value-type="float">
            <text:p>0,2347453997</text:p>
          </table:table-cell>
          <table:table-cell office:value-type="float" office:value="0.250070402441681" calcext:value-type="float">
            <text:p>0,2500704024</text:p>
          </table:table-cell>
          <table:table-cell office:value-type="float" office:value="0.0369017129942373" calcext:value-type="float">
            <text:p>0,036901713</text:p>
          </table:table-cell>
          <table:table-cell office:value-type="float" office:value="0.0467052220610979" calcext:value-type="float">
            <text:p>0,0467052221</text:p>
          </table:table-cell>
          <table:table-cell office:value-type="float" office:value="0.0341760339378827" calcext:value-type="float">
            <text:p>0,0341760339</text:p>
          </table:table-cell>
          <table:table-cell office:value-type="float" office:value="0.0503322699316251" calcext:value-type="float">
            <text:p>0,0503322699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73939545491735" calcext:value-type="float">
            <text:p>0,3739395455</text:p>
          </table:table-cell>
          <table:table-cell office:value-type="float" office:value="0.445181080101788" calcext:value-type="float">
            <text:p>0,4451810801</text:p>
          </table:table-cell>
          <table:table-cell office:value-type="float" office:value="0.378118312417539" calcext:value-type="float">
            <text:p>0,3781183124</text:p>
          </table:table-cell>
          <table:table-cell office:value-type="float" office:value="0.442615898771684" calcext:value-type="float">
            <text:p>0,4426158988</text:p>
          </table:table-cell>
          <table:table-cell office:value-type="float" office:value="6.37276477698038" calcext:value-type="float">
            <text:p>6,372764777</text:p>
          </table:table-cell>
          <table:table-cell office:value-type="float" office:value="8.95510522278391" calcext:value-type="float">
            <text:p>8,9551052228</text:p>
          </table:table-cell>
          <table:table-cell office:value-type="float" office:value="6.58684937270045" calcext:value-type="float">
            <text:p>6,5868493727</text:p>
          </table:table-cell>
          <table:table-cell office:value-type="float" office:value="8.97259543100365" calcext:value-type="float">
            <text:p>8,972595431</text:p>
          </table:table-cell>
          <table:table-cell office:value-type="float" office:value="0.239435251928948" calcext:value-type="float">
            <text:p>0,2394352519</text:p>
          </table:table-cell>
          <table:table-cell office:value-type="float" office:value="0.273853745406188" calcext:value-type="float">
            <text:p>0,2738537454</text:p>
          </table:table-cell>
          <table:table-cell office:value-type="float" office:value="0.243205743888193" calcext:value-type="float">
            <text:p>0,2432057439</text:p>
          </table:table-cell>
          <table:table-cell office:value-type="float" office:value="0.267569107803577" calcext:value-type="float">
            <text:p>0,2675691078</text:p>
          </table:table-cell>
          <table:table-cell office:value-type="float" office:value="0.0388711692680971" calcext:value-type="float">
            <text:p>0,0388711693</text:p>
          </table:table-cell>
          <table:table-cell office:value-type="float" office:value="0.0493270204026994" calcext:value-type="float">
            <text:p>0,0493270204</text:p>
          </table:table-cell>
          <table:table-cell office:value-type="float" office:value="0.0363604839743912" calcext:value-type="float">
            <text:p>0,036360484</text:p>
          </table:table-cell>
          <table:table-cell office:value-type="float" office:value="0.052750786961598" calcext:value-type="float">
            <text:p>0,052750787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5691287975396" calcext:value-type="float">
            <text:p>0,375691288</text:p>
          </table:table-cell>
          <table:table-cell office:value-type="float" office:value="0.444857700738497" calcext:value-type="float">
            <text:p>0,4448577007</text:p>
          </table:table-cell>
          <table:table-cell office:value-type="float" office:value="0.378632466870046" calcext:value-type="float">
            <text:p>0,3786324669</text:p>
          </table:table-cell>
          <table:table-cell office:value-type="float" office:value="0.442654672677011" calcext:value-type="float">
            <text:p>0,4426546727</text:p>
          </table:table-cell>
          <table:table-cell office:value-type="float" office:value="6.34597855979702" calcext:value-type="float">
            <text:p>6,3459785598</text:p>
          </table:table-cell>
          <table:table-cell office:value-type="float" office:value="8.90402770679685" calcext:value-type="float">
            <text:p>8,9040277068</text:p>
          </table:table-cell>
          <table:table-cell office:value-type="float" office:value="6.56115659897449" calcext:value-type="float">
            <text:p>6,561156599</text:p>
          </table:table-cell>
          <table:table-cell office:value-type="float" office:value="8.71837168813521" calcext:value-type="float">
            <text:p>8,7183716881</text:p>
          </table:table-cell>
          <table:table-cell office:value-type="float" office:value="0.238411447045991" calcext:value-type="float">
            <text:p>0,238411447</text:p>
          </table:table-cell>
          <table:table-cell office:value-type="float" office:value="0.275613837894327" calcext:value-type="float">
            <text:p>0,2756138379</text:p>
          </table:table-cell>
          <table:table-cell office:value-type="float" office:value="0.24203142780991" calcext:value-type="float">
            <text:p>0,2420314278</text:p>
          </table:table-cell>
          <table:table-cell office:value-type="float" office:value="0.26956990924437" calcext:value-type="float">
            <text:p>0,2695699092</text:p>
          </table:table-cell>
          <table:table-cell office:value-type="float" office:value="0.0329497337191453" calcext:value-type="float">
            <text:p>0,0329497337</text:p>
          </table:table-cell>
          <table:table-cell office:value-type="float" office:value="0.0415932861726196" calcext:value-type="float">
            <text:p>0,0415932862</text:p>
          </table:table-cell>
          <table:table-cell office:value-type="float" office:value="0.0306980227971826" calcext:value-type="float">
            <text:p>0,0306980228</text:p>
          </table:table-cell>
          <table:table-cell office:value-type="float" office:value="0.0446599252694245" calcext:value-type="float">
            <text:p>0,0446599253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76724524097657" calcext:value-type="float">
            <text:p>0,3767245241</text:p>
          </table:table-cell>
          <table:table-cell office:value-type="float" office:value="0.448502211756826" calcext:value-type="float">
            <text:p>0,4485022118</text:p>
          </table:table-cell>
          <table:table-cell office:value-type="float" office:value="0.38030225036968" calcext:value-type="float">
            <text:p>0,3803022504</text:p>
          </table:table-cell>
          <table:table-cell office:value-type="float" office:value="0.445765995448019" calcext:value-type="float">
            <text:p>0,4457659954</text:p>
          </table:table-cell>
          <table:table-cell office:value-type="float" office:value="6.25938918984831" calcext:value-type="float">
            <text:p>6,2593891898</text:p>
          </table:table-cell>
          <table:table-cell office:value-type="float" office:value="9.81427107516684" calcext:value-type="float">
            <text:p>9,8142710752</text:p>
          </table:table-cell>
          <table:table-cell office:value-type="float" office:value="6.54258954978424" calcext:value-type="float">
            <text:p>6,5425895498</text:p>
          </table:table-cell>
          <table:table-cell office:value-type="float" office:value="9.34997557076331" calcext:value-type="float">
            <text:p>9,3499755708</text:p>
          </table:table-cell>
          <table:table-cell office:value-type="float" office:value="0.242187063662866" calcext:value-type="float">
            <text:p>0,2421870637</text:p>
          </table:table-cell>
          <table:table-cell office:value-type="float" office:value="0.282234373743038" calcext:value-type="float">
            <text:p>0,2822343737</text:p>
          </table:table-cell>
          <table:table-cell office:value-type="float" office:value="0.245691793520211" calcext:value-type="float">
            <text:p>0,2456917935</text:p>
          </table:table-cell>
          <table:table-cell office:value-type="float" office:value="0.276302818767331" calcext:value-type="float">
            <text:p>0,2763028188</text:p>
          </table:table-cell>
          <table:table-cell office:value-type="float" office:value="0.0391172205082142" calcext:value-type="float">
            <text:p>0,0391172205</text:p>
          </table:table-cell>
          <table:table-cell office:value-type="float" office:value="0.0470697365413994" calcext:value-type="float">
            <text:p>0,0470697365</text:p>
          </table:table-cell>
          <table:table-cell office:value-type="float" office:value="0.0347770447697365" calcext:value-type="float">
            <text:p>0,0347770448</text:p>
          </table:table-cell>
          <table:table-cell office:value-type="float" office:value="0.0532131963943144" calcext:value-type="float">
            <text:p>0,0532131964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83057038159843" calcext:value-type="float">
            <text:p>0,3830570382</text:p>
          </table:table-cell>
          <table:table-cell office:value-type="float" office:value="0.456614176138551" calcext:value-type="float">
            <text:p>0,4566141761</text:p>
          </table:table-cell>
          <table:table-cell office:value-type="float" office:value="0.387556102305823" calcext:value-type="float">
            <text:p>0,3875561023</text:p>
          </table:table-cell>
          <table:table-cell office:value-type="float" office:value="0.452846294856041" calcext:value-type="float">
            <text:p>0,4528462949</text:p>
          </table:table-cell>
          <table:table-cell office:value-type="float" office:value="6.94491147970501" calcext:value-type="float">
            <text:p>6,9449114797</text:p>
          </table:table-cell>
          <table:table-cell office:value-type="float" office:value="10.3588716105623" calcext:value-type="float">
            <text:p>10,3588716106</text:p>
          </table:table-cell>
          <table:table-cell office:value-type="float" office:value="7.15469159601343" calcext:value-type="float">
            <text:p>7,154691596</text:p>
          </table:table-cell>
          <table:table-cell office:value-type="float" office:value="10.2154377812903" calcext:value-type="float">
            <text:p>10,2154377813</text:p>
          </table:table-cell>
          <table:table-cell office:value-type="float" office:value="0.250435128746863" calcext:value-type="float">
            <text:p>0,2504351287</text:p>
          </table:table-cell>
          <table:table-cell office:value-type="float" office:value="0.300702185682361" calcext:value-type="float">
            <text:p>0,3007021857</text:p>
          </table:table-cell>
          <table:table-cell office:value-type="float" office:value="0.254998583889571" calcext:value-type="float">
            <text:p>0,2549985839</text:p>
          </table:table-cell>
          <table:table-cell office:value-type="float" office:value="0.292841314771776" calcext:value-type="float">
            <text:p>0,2928413148</text:p>
          </table:table-cell>
          <table:table-cell office:value-type="float" office:value="0.0393633124399586" calcext:value-type="float">
            <text:p>0,0393633124</text:p>
          </table:table-cell>
          <table:table-cell office:value-type="float" office:value="0.0422982779888209" calcext:value-type="float">
            <text:p>0,042298278</text:p>
          </table:table-cell>
          <table:table-cell office:value-type="float" office:value="0.0320298601123865" calcext:value-type="float">
            <text:p>0,0320298601</text:p>
          </table:table-cell>
          <table:table-cell office:value-type="float" office:value="0.052755425848662" calcext:value-type="float">
            <text:p>0,0527554258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0336874564566" calcext:value-type="float">
            <text:p>0,3803368746</text:p>
          </table:table-cell>
          <table:table-cell office:value-type="float" office:value="0.447722650452415" calcext:value-type="float">
            <text:p>0,4477226505</text:p>
          </table:table-cell>
          <table:table-cell office:value-type="float" office:value="0.38289585618088" calcext:value-type="float">
            <text:p>0,3828958562</text:p>
          </table:table-cell>
          <table:table-cell office:value-type="float" office:value="0.445830627251611" calcext:value-type="float">
            <text:p>0,4458306273</text:p>
          </table:table-cell>
          <table:table-cell office:value-type="float" office:value="6.49747924784045" calcext:value-type="float">
            <text:p>6,4974792478</text:p>
          </table:table-cell>
          <table:table-cell office:value-type="float" office:value="10.0381558889349" calcext:value-type="float">
            <text:p>10,0381558889</text:p>
          </table:table-cell>
          <table:table-cell office:value-type="float" office:value="6.74824616422189" calcext:value-type="float">
            <text:p>6,7482461642</text:p>
          </table:table-cell>
          <table:table-cell office:value-type="float" office:value="9.66213701794513" calcext:value-type="float">
            <text:p>9,6621370179</text:p>
          </table:table-cell>
          <table:table-cell office:value-type="float" office:value="0.254430763800035" calcext:value-type="float">
            <text:p>0,2544307638</text:p>
          </table:table-cell>
          <table:table-cell office:value-type="float" office:value="0.302880485025636" calcext:value-type="float">
            <text:p>0,302880485</text:p>
          </table:table-cell>
          <table:table-cell office:value-type="float" office:value="0.257856859076647" calcext:value-type="float">
            <text:p>0,2578568591</text:p>
          </table:table-cell>
          <table:table-cell office:value-type="float" office:value="0.297056706491204" calcext:value-type="float">
            <text:p>0,2970567065</text:p>
          </table:table-cell>
          <table:table-cell office:value-type="float" office:value="0.0341465696395591" calcext:value-type="float">
            <text:p>0,0341465696</text:p>
          </table:table-cell>
          <table:table-cell office:value-type="float" office:value="0.0364693522914325" calcext:value-type="float">
            <text:p>0,0364693523</text:p>
          </table:table-cell>
          <table:table-cell office:value-type="float" office:value="0.0288382052849036" calcext:value-type="float">
            <text:p>0,0288382053</text:p>
          </table:table-cell>
          <table:table-cell office:value-type="float" office:value="0.0440124059950057" calcext:value-type="float">
            <text:p>0,044012406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3700050062827" calcext:value-type="float">
            <text:p>0,3837000501</text:p>
          </table:table-cell>
          <table:table-cell office:value-type="float" office:value="0.451294830456031" calcext:value-type="float">
            <text:p>0,4512948305</text:p>
          </table:table-cell>
          <table:table-cell office:value-type="float" office:value="0.386865736921613" calcext:value-type="float">
            <text:p>0,3868657369</text:p>
          </table:table-cell>
          <table:table-cell office:value-type="float" office:value="0.450171966683848" calcext:value-type="float">
            <text:p>0,4501719667</text:p>
          </table:table-cell>
          <table:table-cell office:value-type="float" office:value="6.5706400836524" calcext:value-type="float">
            <text:p>6,5706400837</text:p>
          </table:table-cell>
          <table:table-cell office:value-type="float" office:value="10.0832655810973" calcext:value-type="float">
            <text:p>10,0832655811</text:p>
          </table:table-cell>
          <table:table-cell office:value-type="float" office:value="6.81747861831944" calcext:value-type="float">
            <text:p>6,8174786183</text:p>
          </table:table-cell>
          <table:table-cell office:value-type="float" office:value="9.69872470444917" calcext:value-type="float">
            <text:p>9,6987247044</text:p>
          </table:table-cell>
          <table:table-cell office:value-type="float" office:value="0.256502768701453" calcext:value-type="float">
            <text:p>0,2565027687</text:p>
          </table:table-cell>
          <table:table-cell office:value-type="float" office:value="0.297772448031267" calcext:value-type="float">
            <text:p>0,297772448</text:p>
          </table:table-cell>
          <table:table-cell office:value-type="float" office:value="0.25972265972241" calcext:value-type="float">
            <text:p>0,2597226597</text:p>
          </table:table-cell>
          <table:table-cell office:value-type="float" office:value="0.292377254347694" calcext:value-type="float">
            <text:p>0,2923772543</text:p>
          </table:table-cell>
          <table:table-cell office:value-type="float" office:value="0.0362885238581658" calcext:value-type="float">
            <text:p>0,0362885239</text:p>
          </table:table-cell>
          <table:table-cell office:value-type="float" office:value="0.0409426775004081" calcext:value-type="float">
            <text:p>0,0409426775</text:p>
          </table:table-cell>
          <table:table-cell office:value-type="float" office:value="0.0324485982016179" calcext:value-type="float">
            <text:p>0,0324485982</text:p>
          </table:table-cell>
          <table:table-cell office:value-type="float" office:value="0.0464079197354528" calcext:value-type="float">
            <text:p>0,0464079197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309806009011" calcext:value-type="float">
            <text:p>0,3830980601</text:p>
          </table:table-cell>
          <table:table-cell office:value-type="float" office:value="0.446669411456201" calcext:value-type="float">
            <text:p>0,4466694115</text:p>
          </table:table-cell>
          <table:table-cell office:value-type="float" office:value="0.386292286969874" calcext:value-type="float">
            <text:p>0,386292287</text:p>
          </table:table-cell>
          <table:table-cell office:value-type="float" office:value="0.446553960804433" calcext:value-type="float">
            <text:p>0,4465539608</text:p>
          </table:table-cell>
          <table:table-cell office:value-type="float" office:value="6.2043929161196" calcext:value-type="float">
            <text:p>6,2043929161</text:p>
          </table:table-cell>
          <table:table-cell office:value-type="float" office:value="8.98425337187712" calcext:value-type="float">
            <text:p>8,9842533719</text:p>
          </table:table-cell>
          <table:table-cell office:value-type="float" office:value="6.5547637248862" calcext:value-type="float">
            <text:p>6,5547637249</text:p>
          </table:table-cell>
          <table:table-cell office:value-type="float" office:value="8.6064047779165" calcext:value-type="float">
            <text:p>8,6064047779</text:p>
          </table:table-cell>
          <table:table-cell office:value-type="float" office:value="0.253038702475479" calcext:value-type="float">
            <text:p>0,2530387025</text:p>
          </table:table-cell>
          <table:table-cell office:value-type="float" office:value="0.295302192266327" calcext:value-type="float">
            <text:p>0,2953021923</text:p>
          </table:table-cell>
          <table:table-cell office:value-type="float" office:value="0.256246521755294" calcext:value-type="float">
            <text:p>0,2562465218</text:p>
          </table:table-cell>
          <table:table-cell office:value-type="float" office:value="0.289916480543172" calcext:value-type="float">
            <text:p>0,2899164805</text:p>
          </table:table-cell>
          <table:table-cell office:value-type="float" office:value="0.0345427727342363" calcext:value-type="float">
            <text:p>0,0345427727</text:p>
          </table:table-cell>
          <table:table-cell office:value-type="float" office:value="0.0383255085522796" calcext:value-type="float">
            <text:p>0,0383255086</text:p>
          </table:table-cell>
          <table:table-cell office:value-type="float" office:value="0.0311434466057224" calcext:value-type="float">
            <text:p>0,0311434466</text:p>
          </table:table-cell>
          <table:table-cell office:value-type="float" office:value="0.0431520882311011" calcext:value-type="float">
            <text:p>0,0431520882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253204750484" calcext:value-type="float">
            <text:p>0,3825320475</text:p>
          </table:table-cell>
          <table:table-cell office:value-type="float" office:value="0.446515244232508" calcext:value-type="float">
            <text:p>0,4465152442</text:p>
          </table:table-cell>
          <table:table-cell office:value-type="float" office:value="0.385920620025203" calcext:value-type="float">
            <text:p>0,38592062</text:p>
          </table:table-cell>
          <table:table-cell office:value-type="float" office:value="0.444443398297978" calcext:value-type="float">
            <text:p>0,4444433983</text:p>
          </table:table-cell>
          <table:table-cell office:value-type="float" office:value="6.33567109422157" calcext:value-type="float">
            <text:p>6,3356710942</text:p>
          </table:table-cell>
          <table:table-cell office:value-type="float" office:value="8.98722496322714" calcext:value-type="float">
            <text:p>8,9872249632</text:p>
          </table:table-cell>
          <table:table-cell office:value-type="float" office:value="6.68432727987041" calcext:value-type="float">
            <text:p>6,6843272799</text:p>
          </table:table-cell>
          <table:table-cell office:value-type="float" office:value="8.78599526962474" calcext:value-type="float">
            <text:p>8,7859952696</text:p>
          </table:table-cell>
          <table:table-cell office:value-type="float" office:value="0.251968192019911" calcext:value-type="float">
            <text:p>0,251968192</text:p>
          </table:table-cell>
          <table:table-cell office:value-type="float" office:value="0.2945058116369" calcext:value-type="float">
            <text:p>0,2945058116</text:p>
          </table:table-cell>
          <table:table-cell office:value-type="float" office:value="0.255274244151912" calcext:value-type="float">
            <text:p>0,2552742442</text:p>
          </table:table-cell>
          <table:table-cell office:value-type="float" office:value="0.289001878824183" calcext:value-type="float">
            <text:p>0,2890018788</text:p>
          </table:table-cell>
          <table:table-cell office:value-type="float" office:value="0.0391272282379141" calcext:value-type="float">
            <text:p>0,0391272282</text:p>
          </table:table-cell>
          <table:table-cell office:value-type="float" office:value="0.0427872972929943" calcext:value-type="float">
            <text:p>0,0427872973</text:p>
          </table:table-cell>
          <table:table-cell office:value-type="float" office:value="0.0338691290947231" calcext:value-type="float">
            <text:p>0,0338691291</text:p>
          </table:table-cell>
          <table:table-cell office:value-type="float" office:value="0.050222362142652" calcext:value-type="float">
            <text:p>0,0502223621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7822973980867" calcext:value-type="float">
            <text:p>0,377822974</text:p>
          </table:table-cell>
          <table:table-cell office:value-type="float" office:value="0.444430821734684" calcext:value-type="float">
            <text:p>0,4444308217</text:p>
          </table:table-cell>
          <table:table-cell office:value-type="float" office:value="0.380553603639849" calcext:value-type="float">
            <text:p>0,3805536036</text:p>
          </table:table-cell>
          <table:table-cell office:value-type="float" office:value="0.441527458332835" calcext:value-type="float">
            <text:p>0,4415274583</text:p>
          </table:table-cell>
          <table:table-cell office:value-type="float" office:value="6.09587966370702" calcext:value-type="float">
            <text:p>6,0958796637</text:p>
          </table:table-cell>
          <table:table-cell office:value-type="float" office:value="8.37516166138282" calcext:value-type="float">
            <text:p>8,3751616614</text:p>
          </table:table-cell>
          <table:table-cell office:value-type="float" office:value="6.19783484384984" calcext:value-type="float">
            <text:p>6,1978348438</text:p>
          </table:table-cell>
          <table:table-cell office:value-type="float" office:value="8.23586282062253" calcext:value-type="float">
            <text:p>8,2358628206</text:p>
          </table:table-cell>
          <table:table-cell office:value-type="float" office:value="0.259181438222668" calcext:value-type="float">
            <text:p>0,2591814382</text:p>
          </table:table-cell>
          <table:table-cell office:value-type="float" office:value="0.307141344931689" calcext:value-type="float">
            <text:p>0,3071413449</text:p>
          </table:table-cell>
          <table:table-cell office:value-type="float" office:value="0.261975964877103" calcext:value-type="float">
            <text:p>0,2619759649</text:p>
          </table:table-cell>
          <table:table-cell office:value-type="float" office:value="0.302427772217917" calcext:value-type="float">
            <text:p>0,3024277722</text:p>
          </table:table-cell>
          <table:table-cell office:value-type="float" office:value="0.0413412970352363" calcext:value-type="float">
            <text:p>0,041341297</text:p>
          </table:table-cell>
          <table:table-cell office:value-type="float" office:value="0.0483703746050308" calcext:value-type="float">
            <text:p>0,0483703746</text:p>
          </table:table-cell>
          <table:table-cell office:value-type="float" office:value="0.0357995904641882" calcext:value-type="float">
            <text:p>0,0357995905</text:p>
          </table:table-cell>
          <table:table-cell office:value-type="float" office:value="0.0561615968545958" calcext:value-type="float">
            <text:p>0,0561615969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8337265593967" calcext:value-type="float">
            <text:p>0,3783372656</text:p>
          </table:table-cell>
          <table:table-cell office:value-type="float" office:value="0.443129050973603" calcext:value-type="float">
            <text:p>0,443129051</text:p>
          </table:table-cell>
          <table:table-cell office:value-type="float" office:value="0.380302544919324" calcext:value-type="float">
            <text:p>0,3803025449</text:p>
          </table:table-cell>
          <table:table-cell office:value-type="float" office:value="0.442740763976145" calcext:value-type="float">
            <text:p>0,442740764</text:p>
          </table:table-cell>
          <table:table-cell office:value-type="float" office:value="6.12033479484195" calcext:value-type="float">
            <text:p>6,1203347948</text:p>
          </table:table-cell>
          <table:table-cell office:value-type="float" office:value="8.8050154992262" calcext:value-type="float">
            <text:p>8,8050154992</text:p>
          </table:table-cell>
          <table:table-cell office:value-type="float" office:value="6.4774595954972" calcext:value-type="float">
            <text:p>6,4774595955</text:p>
          </table:table-cell>
          <table:table-cell office:value-type="float" office:value="8.54395494677055" calcext:value-type="float">
            <text:p>8,5439549468</text:p>
          </table:table-cell>
          <table:table-cell office:value-type="float" office:value="0.256263993974608" calcext:value-type="float">
            <text:p>0,256263994</text:p>
          </table:table-cell>
          <table:table-cell office:value-type="float" office:value="0.301930450566602" calcext:value-type="float">
            <text:p>0,3019304506</text:p>
          </table:table-cell>
          <table:table-cell office:value-type="float" office:value="0.258724961819026" calcext:value-type="float">
            <text:p>0,2587249618</text:p>
          </table:table-cell>
          <table:table-cell office:value-type="float" office:value="0.297792901058831" calcext:value-type="float">
            <text:p>0,2977929011</text:p>
          </table:table-cell>
          <table:table-cell office:value-type="float" office:value="0.0369963457220713" calcext:value-type="float">
            <text:p>0,0369963457</text:p>
          </table:table-cell>
          <table:table-cell office:value-type="float" office:value="0.0425915306823751" calcext:value-type="float">
            <text:p>0,0425915307</text:p>
          </table:table-cell>
          <table:table-cell office:value-type="float" office:value="0.0327165440195391" calcext:value-type="float">
            <text:p>0,032716544</text:p>
          </table:table-cell>
          <table:table-cell office:value-type="float" office:value="0.0486340713626797" calcext:value-type="float">
            <text:p>0,0486340714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80786492502017" calcext:value-type="float">
            <text:p>0,3807864925</text:p>
          </table:table-cell>
          <table:table-cell office:value-type="float" office:value="0.4422162834095" calcext:value-type="float">
            <text:p>0,4422162834</text:p>
          </table:table-cell>
          <table:table-cell office:value-type="float" office:value="0.38272057959298" calcext:value-type="float">
            <text:p>0,3827205796</text:p>
          </table:table-cell>
          <table:table-cell office:value-type="float" office:value="0.440761224324439" calcext:value-type="float">
            <text:p>0,4407612243</text:p>
          </table:table-cell>
          <table:table-cell office:value-type="float" office:value="6.60788179143915" calcext:value-type="float">
            <text:p>6,6078817914</text:p>
          </table:table-cell>
          <table:table-cell office:value-type="float" office:value="9.05344938117085" calcext:value-type="float">
            <text:p>9,0534493812</text:p>
          </table:table-cell>
          <table:table-cell office:value-type="float" office:value="6.67774015922096" calcext:value-type="float">
            <text:p>6,6777401592</text:p>
          </table:table-cell>
          <table:table-cell office:value-type="float" office:value="9.05344938117085" calcext:value-type="float">
            <text:p>9,0534493812</text:p>
          </table:table-cell>
          <table:table-cell office:value-type="float" office:value="0.267566276255656" calcext:value-type="float">
            <text:p>0,2675662763</text:p>
          </table:table-cell>
          <table:table-cell office:value-type="float" office:value="0.316637504956806" calcext:value-type="float">
            <text:p>0,316637505</text:p>
          </table:table-cell>
          <table:table-cell office:value-type="float" office:value="0.270509507846301" calcext:value-type="float">
            <text:p>0,2705095078</text:p>
          </table:table-cell>
          <table:table-cell office:value-type="float" office:value="0.311663390398747" calcext:value-type="float">
            <text:p>0,3116633904</text:p>
          </table:table-cell>
          <table:table-cell office:value-type="float" office:value="0.0366276928896784" calcext:value-type="float">
            <text:p>0,0366276929</text:p>
          </table:table-cell>
          <table:table-cell office:value-type="float" office:value="0.0398127108527602" calcext:value-type="float">
            <text:p>0,0398127109</text:p>
          </table:table-cell>
          <table:table-cell office:value-type="float" office:value="0.0310706607353622" calcext:value-type="float">
            <text:p>0,0310706607</text:p>
          </table:table-cell>
          <table:table-cell office:value-type="float" office:value="0.0477116080057163" calcext:value-type="float">
            <text:p>0,047711608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8863006837128" calcext:value-type="float">
            <text:p>0,3788630068</text:p>
          </table:table-cell>
          <table:table-cell office:value-type="float" office:value="0.437929007717601" calcext:value-type="float">
            <text:p>0,4379290077</text:p>
          </table:table-cell>
          <table:table-cell office:value-type="float" office:value="0.3821654851354" calcext:value-type="float">
            <text:p>0,3821654851</text:p>
          </table:table-cell>
          <table:table-cell office:value-type="float" office:value="0.435619293962693" calcext:value-type="float">
            <text:p>0,435619294</text:p>
          </table:table-cell>
          <table:table-cell office:value-type="float" office:value="6.18776605393914" calcext:value-type="float">
            <text:p>6,1877660539</text:p>
          </table:table-cell>
          <table:table-cell office:value-type="float" office:value="8.28262062806369" calcext:value-type="float">
            <text:p>8,2826206281</text:p>
          </table:table-cell>
          <table:table-cell office:value-type="float" office:value="6.28044189542619" calcext:value-type="float">
            <text:p>6,2804418954</text:p>
          </table:table-cell>
          <table:table-cell office:value-type="float" office:value="8.27909587091801" calcext:value-type="float">
            <text:p>8,2790958709</text:p>
          </table:table-cell>
          <table:table-cell office:value-type="float" office:value="0.264473039821583" calcext:value-type="float">
            <text:p>0,2644730398</text:p>
          </table:table-cell>
          <table:table-cell office:value-type="float" office:value="0.318870411627078" calcext:value-type="float">
            <text:p>0,3188704116</text:p>
          </table:table-cell>
          <table:table-cell office:value-type="float" office:value="0.268046861362272" calcext:value-type="float">
            <text:p>0,2680468614</text:p>
          </table:table-cell>
          <table:table-cell office:value-type="float" office:value="0.312799960720945" calcext:value-type="float">
            <text:p>0,3127999607</text:p>
          </table:table-cell>
          <table:table-cell office:value-type="float" office:value="0.0373715355128929" calcext:value-type="float">
            <text:p>0,0373715355</text:p>
          </table:table-cell>
          <table:table-cell office:value-type="float" office:value="0.0411018838639509" calcext:value-type="float">
            <text:p>0,0411018839</text:p>
          </table:table-cell>
          <table:table-cell office:value-type="float" office:value="0.0318772797249288" calcext:value-type="float">
            <text:p>0,0318772797</text:p>
          </table:table-cell>
          <table:table-cell office:value-type="float" office:value="0.0487864208062877" calcext:value-type="float">
            <text:p>0,0487864208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895679784127" calcext:value-type="float">
            <text:p>0,3789567978</text:p>
          </table:table-cell>
          <table:table-cell office:value-type="float" office:value="0.438823780933634" calcext:value-type="float">
            <text:p>0,4388237809</text:p>
          </table:table-cell>
          <table:table-cell office:value-type="float" office:value="0.381822383909418" calcext:value-type="float">
            <text:p>0,3818223839</text:p>
          </table:table-cell>
          <table:table-cell office:value-type="float" office:value="0.436650018898758" calcext:value-type="float">
            <text:p>0,4366500189</text:p>
          </table:table-cell>
          <table:table-cell office:value-type="float" office:value="6.16235971329938" calcext:value-type="float">
            <text:p>6,1623597133</text:p>
          </table:table-cell>
          <table:table-cell office:value-type="float" office:value="8.33438998090328" calcext:value-type="float">
            <text:p>8,3343899809</text:p>
          </table:table-cell>
          <table:table-cell office:value-type="float" office:value="6.24449065172796" calcext:value-type="float">
            <text:p>6,2444906517</text:p>
          </table:table-cell>
          <table:table-cell office:value-type="float" office:value="8.32722903007902" calcext:value-type="float">
            <text:p>8,3272290301</text:p>
          </table:table-cell>
          <table:table-cell office:value-type="float" office:value="0.267840090168637" calcext:value-type="float">
            <text:p>0,2678400902</text:p>
          </table:table-cell>
          <table:table-cell office:value-type="float" office:value="0.319717605100348" calcext:value-type="float">
            <text:p>0,3197176051</text:p>
          </table:table-cell>
          <table:table-cell office:value-type="float" office:value="0.270896442556831" calcext:value-type="float">
            <text:p>0,2708964426</text:p>
          </table:table-cell>
          <table:table-cell office:value-type="float" office:value="0.314514446123837" calcext:value-type="float">
            <text:p>0,3145144461</text:p>
          </table:table-cell>
          <table:table-cell office:value-type="float" office:value="0.0413879903202665" calcext:value-type="float">
            <text:p>0,0413879903</text:p>
          </table:table-cell>
          <table:table-cell office:value-type="float" office:value="0.0432216914277683" calcext:value-type="float">
            <text:p>0,0432216914</text:p>
          </table:table-cell>
          <table:table-cell office:value-type="float" office:value="0.0340372302129419" calcext:value-type="float">
            <text:p>0,0340372302</text:p>
          </table:table-cell>
          <table:table-cell office:value-type="float" office:value="0.0536539865883939" calcext:value-type="float">
            <text:p>0,0536539866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7465742591926" calcext:value-type="float">
            <text:p>0,3746574259</text:p>
          </table:table-cell>
          <table:table-cell office:value-type="float" office:value="0.434161374101978" calcext:value-type="float">
            <text:p>0,4341613741</text:p>
          </table:table-cell>
          <table:table-cell office:value-type="float" office:value="0.377412834901898" calcext:value-type="float">
            <text:p>0,3774128349</text:p>
          </table:table-cell>
          <table:table-cell office:value-type="float" office:value="0.432423643582375" calcext:value-type="float">
            <text:p>0,4324236436</text:p>
          </table:table-cell>
          <table:table-cell office:value-type="float" office:value="6.14524552172055" calcext:value-type="float">
            <text:p>6,1452455217</text:p>
          </table:table-cell>
          <table:table-cell office:value-type="float" office:value="8.48747935090737" calcext:value-type="float">
            <text:p>8,4874793509</text:p>
          </table:table-cell>
          <table:table-cell office:value-type="float" office:value="6.29077646966783" calcext:value-type="float">
            <text:p>6,2907764697</text:p>
          </table:table-cell>
          <table:table-cell office:value-type="float" office:value="8.01292695819235" calcext:value-type="float">
            <text:p>8,0129269582</text:p>
          </table:table-cell>
          <table:table-cell office:value-type="float" office:value="0.258481219700763" calcext:value-type="float">
            <text:p>0,2584812197</text:p>
          </table:table-cell>
          <table:table-cell office:value-type="float" office:value="0.304618093055975" calcext:value-type="float">
            <text:p>0,3046180931</text:p>
          </table:table-cell>
          <table:table-cell office:value-type="float" office:value="0.261338451320042" calcext:value-type="float">
            <text:p>0,2613384513</text:p>
          </table:table-cell>
          <table:table-cell office:value-type="float" office:value="0.299827787453832" calcext:value-type="float">
            <text:p>0,2998277875</text:p>
          </table:table-cell>
          <table:table-cell office:value-type="float" office:value="0.0368195271447734" calcext:value-type="float">
            <text:p>0,0368195271</text:p>
          </table:table-cell>
          <table:table-cell office:value-type="float" office:value="0.0410829483010388" calcext:value-type="float">
            <text:p>0,0410829483</text:p>
          </table:table-cell>
          <table:table-cell office:value-type="float" office:value="0.032332661759836" calcext:value-type="float">
            <text:p>0,0323326618</text:p>
          </table:table-cell>
          <table:table-cell office:value-type="float" office:value="0.0474094339472198" calcext:value-type="float">
            <text:p>0,0474094339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1931863352907" calcext:value-type="float">
            <text:p>0,3719318634</text:p>
          </table:table-cell>
          <table:table-cell office:value-type="float" office:value="0.425752179224483" calcext:value-type="float">
            <text:p>0,4257521792</text:p>
          </table:table-cell>
          <table:table-cell office:value-type="float" office:value="0.374529899149405" calcext:value-type="float">
            <text:p>0,3745298991</text:p>
          </table:table-cell>
          <table:table-cell office:value-type="float" office:value="0.424360139616694" calcext:value-type="float">
            <text:p>0,4243601396</text:p>
          </table:table-cell>
          <table:table-cell office:value-type="float" office:value="6.01395354772091" calcext:value-type="float">
            <text:p>6,0139535477</text:p>
          </table:table-cell>
          <table:table-cell office:value-type="float" office:value="8.44082588773544" calcext:value-type="float">
            <text:p>8,4408258877</text:p>
          </table:table-cell>
          <table:table-cell office:value-type="float" office:value="6.31938794000806" calcext:value-type="float">
            <text:p>6,31938794</text:p>
          </table:table-cell>
          <table:table-cell office:value-type="float" office:value="8.10894795159227" calcext:value-type="float">
            <text:p>8,1089479516</text:p>
          </table:table-cell>
          <table:table-cell office:value-type="float" office:value="0.25030373639593" calcext:value-type="float">
            <text:p>0,2503037364</text:p>
          </table:table-cell>
          <table:table-cell office:value-type="float" office:value="0.302204766182226" calcext:value-type="float">
            <text:p>0,3022047662</text:p>
          </table:table-cell>
          <table:table-cell office:value-type="float" office:value="0.252789873453726" calcext:value-type="float">
            <text:p>0,2527898735</text:p>
          </table:table-cell>
          <table:table-cell office:value-type="float" office:value="0.297913610686434" calcext:value-type="float">
            <text:p>0,2979136107</text:p>
          </table:table-cell>
          <table:table-cell office:value-type="float" office:value="0.036182655684268" calcext:value-type="float">
            <text:p>0,0361826557</text:p>
          </table:table-cell>
          <table:table-cell office:value-type="float" office:value="0.0397846754205877" calcext:value-type="float">
            <text:p>0,0397846754</text:p>
          </table:table-cell>
          <table:table-cell office:value-type="float" office:value="0.0312227529022576" calcext:value-type="float">
            <text:p>0,0312227529</text:p>
          </table:table-cell>
          <table:table-cell office:value-type="float" office:value="0.0468375954843369" calcext:value-type="float">
            <text:p>0,0468375955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8688836063275" calcext:value-type="float">
            <text:p>0,3686888361</text:p>
          </table:table-cell>
          <table:table-cell office:value-type="float" office:value="0.424433837510977" calcext:value-type="float">
            <text:p>0,4244338375</text:p>
          </table:table-cell>
          <table:table-cell office:value-type="float" office:value="0.37251893066856" calcext:value-type="float">
            <text:p>0,3725189307</text:p>
          </table:table-cell>
          <table:table-cell office:value-type="float" office:value="0.421193301728876" calcext:value-type="float">
            <text:p>0,4211933017</text:p>
          </table:table-cell>
          <table:table-cell office:value-type="float" office:value="6.04363232159333" calcext:value-type="float">
            <text:p>6,0436323216</text:p>
          </table:table-cell>
          <table:table-cell office:value-type="float" office:value="8.06978611584578" calcext:value-type="float">
            <text:p>8,0697861158</text:p>
          </table:table-cell>
          <table:table-cell office:value-type="float" office:value="6.29887923492785" calcext:value-type="float">
            <text:p>6,2988792349</text:p>
          </table:table-cell>
          <table:table-cell office:value-type="float" office:value="7.94498744730419" calcext:value-type="float">
            <text:p>7,9449874473</text:p>
          </table:table-cell>
          <table:table-cell office:value-type="float" office:value="0.247801009007505" calcext:value-type="float">
            <text:p>0,247801009</text:p>
          </table:table-cell>
          <table:table-cell office:value-type="float" office:value="0.303726000278276" calcext:value-type="float">
            <text:p>0,3037260003</text:p>
          </table:table-cell>
          <table:table-cell office:value-type="float" office:value="0.251544287732771" calcext:value-type="float">
            <text:p>0,2515442877</text:p>
          </table:table-cell>
          <table:table-cell office:value-type="float" office:value="0.297188650022373" calcext:value-type="float">
            <text:p>0,29718865</text:p>
          </table:table-cell>
          <table:table-cell office:value-type="float" office:value="0.0351539673143748" calcext:value-type="float">
            <text:p>0,0351539673</text:p>
          </table:table-cell>
          <table:table-cell office:value-type="float" office:value="0.04003421013585" calcext:value-type="float">
            <text:p>0,0400342101</text:p>
          </table:table-cell>
          <table:table-cell office:value-type="float" office:value="0.0312913054180786" calcext:value-type="float">
            <text:p>0,0312913054</text:p>
          </table:table-cell>
          <table:table-cell office:value-type="float" office:value="0.0453937320027016" calcext:value-type="float">
            <text:p>0,045393732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74240392462758" calcext:value-type="float">
            <text:p>0,3742403925</text:p>
          </table:table-cell>
          <table:table-cell office:value-type="float" office:value="0.43136723921076" calcext:value-type="float">
            <text:p>0,4313672392</text:p>
          </table:table-cell>
          <table:table-cell office:value-type="float" office:value="0.378105480872516" calcext:value-type="float">
            <text:p>0,3781054809</text:p>
          </table:table-cell>
          <table:table-cell office:value-type="float" office:value="0.428059129174174" calcext:value-type="float">
            <text:p>0,4280591292</text:p>
          </table:table-cell>
          <table:table-cell office:value-type="float" office:value="5.87233369074974" calcext:value-type="float">
            <text:p>5,8723336907</text:p>
          </table:table-cell>
          <table:table-cell office:value-type="float" office:value="8.31792889943154" calcext:value-type="float">
            <text:p>8,3179288994</text:p>
          </table:table-cell>
          <table:table-cell office:value-type="float" office:value="6.19846403326599" calcext:value-type="float">
            <text:p>6,1984640333</text:p>
          </table:table-cell>
          <table:table-cell office:value-type="float" office:value="7.94985791687554" calcext:value-type="float">
            <text:p>7,9498579169</text:p>
          </table:table-cell>
          <table:table-cell office:value-type="float" office:value="0.263316778085174" calcext:value-type="float">
            <text:p>0,2633167781</text:p>
          </table:table-cell>
          <table:table-cell office:value-type="float" office:value="0.326473011776897" calcext:value-type="float">
            <text:p>0,3264730118</text:p>
          </table:table-cell>
          <table:table-cell office:value-type="float" office:value="0.266814706031839" calcext:value-type="float">
            <text:p>0,266814706</text:p>
          </table:table-cell>
          <table:table-cell office:value-type="float" office:value="0.32032680149199" calcext:value-type="float">
            <text:p>0,3203268015</text:p>
          </table:table-cell>
          <table:table-cell office:value-type="float" office:value="0.0406989010444531" calcext:value-type="float">
            <text:p>0,040698901</text:p>
          </table:table-cell>
          <table:table-cell office:value-type="float" office:value="0.0436326750812191" calcext:value-type="float">
            <text:p>0,0436326751</text:p>
          </table:table-cell>
          <table:table-cell office:value-type="float" office:value="0.034399948260243" calcext:value-type="float">
            <text:p>0,0343999483</text:p>
          </table:table-cell>
          <table:table-cell office:value-type="float" office:value="0.0525184200507268" calcext:value-type="float">
            <text:p>0,0525184201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6333514798468" calcext:value-type="float">
            <text:p>0,3663335148</text:p>
          </table:table-cell>
          <table:table-cell office:value-type="float" office:value="0.417981949685722" calcext:value-type="float">
            <text:p>0,4179819497</text:p>
          </table:table-cell>
          <table:table-cell office:value-type="float" office:value="0.369242833908562" calcext:value-type="float">
            <text:p>0,3692428339</text:p>
          </table:table-cell>
          <table:table-cell office:value-type="float" office:value="0.416391976579718" calcext:value-type="float">
            <text:p>0,4163919766</text:p>
          </table:table-cell>
          <table:table-cell office:value-type="float" office:value="5.64082380906408" calcext:value-type="float">
            <text:p>5,6408238091</text:p>
          </table:table-cell>
          <table:table-cell office:value-type="float" office:value="7.81185435067813" calcext:value-type="float">
            <text:p>7,8118543507</text:p>
          </table:table-cell>
          <table:table-cell office:value-type="float" office:value="5.92335565565259" calcext:value-type="float">
            <text:p>5,9233556557</text:p>
          </table:table-cell>
          <table:table-cell office:value-type="float" office:value="7.44355803504105" calcext:value-type="float">
            <text:p>7,443558035</text:p>
          </table:table-cell>
          <table:table-cell office:value-type="float" office:value="0.252875844149991" calcext:value-type="float">
            <text:p>0,2528758441</text:p>
          </table:table-cell>
          <table:table-cell office:value-type="float" office:value="0.311791370394645" calcext:value-type="float">
            <text:p>0,3117913704</text:p>
          </table:table-cell>
          <table:table-cell office:value-type="float" office:value="0.255924007632586" calcext:value-type="float">
            <text:p>0,2559240076</text:p>
          </table:table-cell>
          <table:table-cell office:value-type="float" office:value="0.30648563251678" calcext:value-type="float">
            <text:p>0,3064856325</text:p>
          </table:table-cell>
          <table:table-cell office:value-type="float" office:value="0.0388471903404351" calcext:value-type="float">
            <text:p>0,0388471903</text:p>
          </table:table-cell>
          <table:table-cell office:value-type="float" office:value="0.0424154108884991" calcext:value-type="float">
            <text:p>0,0424154109</text:p>
          </table:table-cell>
          <table:table-cell office:value-type="float" office:value="0.033135097251012" calcext:value-type="float">
            <text:p>0,0331350973</text:p>
          </table:table-cell>
          <table:table-cell office:value-type="float" office:value="0.0504306952270604" calcext:value-type="float">
            <text:p>0,050430695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76102024011989" calcext:value-type="float">
            <text:p>0,376102024</text:p>
          </table:table-cell>
          <table:table-cell office:value-type="float" office:value="0.42842975660168" calcext:value-type="float">
            <text:p>0,4284297566</text:p>
          </table:table-cell>
          <table:table-cell office:value-type="float" office:value="0.37880442570271" calcext:value-type="float">
            <text:p>0,3788044257</text:p>
          </table:table-cell>
          <table:table-cell office:value-type="float" office:value="0.42727652814893" calcext:value-type="float">
            <text:p>0,4272765281</text:p>
          </table:table-cell>
          <table:table-cell office:value-type="float" office:value="6.14960156937054" calcext:value-type="float">
            <text:p>6,1496015694</text:p>
          </table:table-cell>
          <table:table-cell office:value-type="float" office:value="8.55484400236172" calcext:value-type="float">
            <text:p>8,5548440024</text:p>
          </table:table-cell>
          <table:table-cell office:value-type="float" office:value="6.47313340022547" calcext:value-type="float">
            <text:p>6,4731334002</text:p>
          </table:table-cell>
          <table:table-cell office:value-type="float" office:value="8.06128292114772" calcext:value-type="float">
            <text:p>8,0612829211</text:p>
          </table:table-cell>
          <table:table-cell office:value-type="float" office:value="0.251578980649442" calcext:value-type="float">
            <text:p>0,2515789806</text:p>
          </table:table-cell>
          <table:table-cell office:value-type="float" office:value="0.311667054115247" calcext:value-type="float">
            <text:p>0,3116670541</text:p>
          </table:table-cell>
          <table:table-cell office:value-type="float" office:value="0.254147646117767" calcext:value-type="float">
            <text:p>0,2541476461</text:p>
          </table:table-cell>
          <table:table-cell office:value-type="float" office:value="0.307105075070952" calcext:value-type="float">
            <text:p>0,3071050751</text:p>
          </table:table-cell>
          <table:table-cell office:value-type="float" office:value="0.0355200725841209" calcext:value-type="float">
            <text:p>0,0355200726</text:p>
          </table:table-cell>
          <table:table-cell office:value-type="float" office:value="0.0410037837012489" calcext:value-type="float">
            <text:p>0,0410037837</text:p>
          </table:table-cell>
          <table:table-cell office:value-type="float" office:value="0.0319630951434798" calcext:value-type="float">
            <text:p>0,0319630951</text:p>
          </table:table-cell>
          <table:table-cell office:value-type="float" office:value="0.0460179749087706" calcext:value-type="float">
            <text:p>0,0460179749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74020495088658" calcext:value-type="float">
            <text:p>0,3740204951</text:p>
          </table:table-cell>
          <table:table-cell office:value-type="float" office:value="0.425884370414917" calcext:value-type="float">
            <text:p>0,4258843704</text:p>
          </table:table-cell>
          <table:table-cell office:value-type="float" office:value="0.376366334013587" calcext:value-type="float">
            <text:p>0,376366334</text:p>
          </table:table-cell>
          <table:table-cell office:value-type="float" office:value="0.423819172104588" calcext:value-type="float">
            <text:p>0,4238191721</text:p>
          </table:table-cell>
          <table:table-cell office:value-type="float" office:value="6.05697958329355" calcext:value-type="float">
            <text:p>6,0569795833</text:p>
          </table:table-cell>
          <table:table-cell office:value-type="float" office:value="8.80976428075942" calcext:value-type="float">
            <text:p>8,8097642808</text:p>
          </table:table-cell>
          <table:table-cell office:value-type="float" office:value="6.63514194404013" calcext:value-type="float">
            <text:p>6,635141944</text:p>
          </table:table-cell>
          <table:table-cell office:value-type="float" office:value="8.58614154567545" calcext:value-type="float">
            <text:p>8,5861415457</text:p>
          </table:table-cell>
          <table:table-cell office:value-type="float" office:value="0.247585830240537" calcext:value-type="float">
            <text:p>0,2475858302</text:p>
          </table:table-cell>
          <table:table-cell office:value-type="float" office:value="0.310553373895345" calcext:value-type="float">
            <text:p>0,3105533739</text:p>
          </table:table-cell>
          <table:table-cell office:value-type="float" office:value="0.250304410287711" calcext:value-type="float">
            <text:p>0,2503044103</text:p>
          </table:table-cell>
          <table:table-cell office:value-type="float" office:value="0.305647129625193" calcext:value-type="float">
            <text:p>0,3056471296</text:p>
          </table:table-cell>
          <table:table-cell office:value-type="float" office:value="0.0297455909913085" calcext:value-type="float">
            <text:p>0,029745591</text:p>
          </table:table-cell>
          <table:table-cell office:value-type="float" office:value="0.0368324566981026" calcext:value-type="float">
            <text:p>0,0368324567</text:p>
          </table:table-cell>
          <table:table-cell office:value-type="float" office:value="0.0281017033801055" calcext:value-type="float">
            <text:p>0,0281017034</text:p>
          </table:table-cell>
          <table:table-cell office:value-type="float" office:value="0.0390872923396706" calcext:value-type="float">
            <text:p>0,0390872923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4463166186736" calcext:value-type="float">
            <text:p>0,3744631662</text:p>
          </table:table-cell>
          <table:table-cell office:value-type="float" office:value="0.430084371815267" calcext:value-type="float">
            <text:p>0,4300843718</text:p>
          </table:table-cell>
          <table:table-cell office:value-type="float" office:value="0.376907566834538" calcext:value-type="float">
            <text:p>0,3769075668</text:p>
          </table:table-cell>
          <table:table-cell office:value-type="float" office:value="0.427921952624684" calcext:value-type="float">
            <text:p>0,4279219526</text:p>
          </table:table-cell>
          <table:table-cell office:value-type="float" office:value="5.69082296431081" calcext:value-type="float">
            <text:p>5,6908229643</text:p>
          </table:table-cell>
          <table:table-cell office:value-type="float" office:value="8.66688193058629" calcext:value-type="float">
            <text:p>8,6668819306</text:p>
          </table:table-cell>
          <table:table-cell office:value-type="float" office:value="5.89399719898869" calcext:value-type="float">
            <text:p>5,893997199</text:p>
          </table:table-cell>
          <table:table-cell office:value-type="float" office:value="8.58214982139201" calcext:value-type="float">
            <text:p>8,5821498214</text:p>
          </table:table-cell>
          <table:table-cell office:value-type="float" office:value="0.250399038445565" calcext:value-type="float">
            <text:p>0,2503990384</text:p>
          </table:table-cell>
          <table:table-cell office:value-type="float" office:value="0.312362917971595" calcext:value-type="float">
            <text:p>0,312362918</text:p>
          </table:table-cell>
          <table:table-cell office:value-type="float" office:value="0.252370011311654" calcext:value-type="float">
            <text:p>0,2523700113</text:p>
          </table:table-cell>
          <table:table-cell office:value-type="float" office:value="0.308787035890305" calcext:value-type="float">
            <text:p>0,3087870359</text:p>
          </table:table-cell>
          <table:table-cell office:value-type="float" office:value="0.0338416248236308" calcext:value-type="float">
            <text:p>0,0338416248</text:p>
          </table:table-cell>
          <table:table-cell office:value-type="float" office:value="0.0423358466866804" calcext:value-type="float">
            <text:p>0,0423358467</text:p>
          </table:table-cell>
          <table:table-cell office:value-type="float" office:value="0.0312242780625855" calcext:value-type="float">
            <text:p>0,0312242781</text:p>
          </table:table-cell>
          <table:table-cell office:value-type="float" office:value="0.0460466817786321" calcext:value-type="float">
            <text:p>0,0460466818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4648540871015" calcext:value-type="float">
            <text:p>0,3746485409</text:p>
          </table:table-cell>
          <table:table-cell office:value-type="float" office:value="0.424712532040598" calcext:value-type="float">
            <text:p>0,424712532</text:p>
          </table:table-cell>
          <table:table-cell office:value-type="float" office:value="0.376104208188094" calcext:value-type="float">
            <text:p>0,3761042082</text:p>
          </table:table-cell>
          <table:table-cell office:value-type="float" office:value="0.424625996337592" calcext:value-type="float">
            <text:p>0,4246259963</text:p>
          </table:table-cell>
          <table:table-cell office:value-type="float" office:value="5.83209082135932" calcext:value-type="float">
            <text:p>5,8320908214</text:p>
          </table:table-cell>
          <table:table-cell office:value-type="float" office:value="8.71503599177795" calcext:value-type="float">
            <text:p>8,7150359918</text:p>
          </table:table-cell>
          <table:table-cell office:value-type="float" office:value="5.98255541089675" calcext:value-type="float">
            <text:p>5,9825554109</text:p>
          </table:table-cell>
          <table:table-cell office:value-type="float" office:value="8.68690632207902" calcext:value-type="float">
            <text:p>8,6869063221</text:p>
          </table:table-cell>
          <table:table-cell office:value-type="float" office:value="0.248870229074801" calcext:value-type="float">
            <text:p>0,2488702291</text:p>
          </table:table-cell>
          <table:table-cell office:value-type="float" office:value="0.311496712762474" calcext:value-type="float">
            <text:p>0,3114967128</text:p>
          </table:table-cell>
          <table:table-cell office:value-type="float" office:value="0.250512076272362" calcext:value-type="float">
            <text:p>0,2505120763</text:p>
          </table:table-cell>
          <table:table-cell office:value-type="float" office:value="0.308528597189718" calcext:value-type="float">
            <text:p>0,3085285972</text:p>
          </table:table-cell>
          <table:table-cell office:value-type="float" office:value="0.032824650183334" calcext:value-type="float">
            <text:p>0,0328246502</text:p>
          </table:table-cell>
          <table:table-cell office:value-type="float" office:value="0.0411252122544075" calcext:value-type="float">
            <text:p>0,0411252123</text:p>
          </table:table-cell>
          <table:table-cell office:value-type="float" office:value="0.0319518278625256" calcext:value-type="float">
            <text:p>0,0319518279</text:p>
          </table:table-cell>
          <table:table-cell office:value-type="float" office:value="0.0423072416801559" calcext:value-type="float">
            <text:p>0,0423072417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2943642385624" calcext:value-type="float">
            <text:p>0,3729436424</text:p>
          </table:table-cell>
          <table:table-cell office:value-type="float" office:value="0.42569431480852" calcext:value-type="float">
            <text:p>0,4256943148</text:p>
          </table:table-cell>
          <table:table-cell office:value-type="float" office:value="0.374967683460348" calcext:value-type="float">
            <text:p>0,3749676835</text:p>
          </table:table-cell>
          <table:table-cell office:value-type="float" office:value="0.424699539269806" calcext:value-type="float">
            <text:p>0,4246995393</text:p>
          </table:table-cell>
          <table:table-cell office:value-type="float" office:value="5.66524473685962" calcext:value-type="float">
            <text:p>5,6652447369</text:p>
          </table:table-cell>
          <table:table-cell office:value-type="float" office:value="8.91126890083783" calcext:value-type="float">
            <text:p>8,9112689008</text:p>
          </table:table-cell>
          <table:table-cell office:value-type="float" office:value="5.99818612130519" calcext:value-type="float">
            <text:p>5,9981861213</text:p>
          </table:table-cell>
          <table:table-cell office:value-type="float" office:value="8.93255097744977" calcext:value-type="float">
            <text:p>8,9325509774</text:p>
          </table:table-cell>
          <table:table-cell office:value-type="float" office:value="0.245156356690764" calcext:value-type="float">
            <text:p>0,2451563567</text:p>
          </table:table-cell>
          <table:table-cell office:value-type="float" office:value="0.30102874933935" calcext:value-type="float">
            <text:p>0,3010287493</text:p>
          </table:table-cell>
          <table:table-cell office:value-type="float" office:value="0.246909579908816" calcext:value-type="float">
            <text:p>0,2469095799</text:p>
          </table:table-cell>
          <table:table-cell office:value-type="float" office:value="0.297898591079614" calcext:value-type="float">
            <text:p>0,2978985911</text:p>
          </table:table-cell>
          <table:table-cell office:value-type="float" office:value="0.0325086114811708" calcext:value-type="float">
            <text:p>0,0325086115</text:p>
          </table:table-cell>
          <table:table-cell office:value-type="float" office:value="0.0386954095846548" calcext:value-type="float">
            <text:p>0,0386954096</text:p>
          </table:table-cell>
          <table:table-cell office:value-type="float" office:value="0.0305376146311228" calcext:value-type="float">
            <text:p>0,0305376146</text:p>
          </table:table-cell>
          <table:table-cell office:value-type="float" office:value="0.04150730322065" calcext:value-type="float">
            <text:p>0,0415073032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8693476087114" calcext:value-type="float">
            <text:p>0,3686934761</text:p>
          </table:table-cell>
          <table:table-cell office:value-type="float" office:value="0.414918431763685" calcext:value-type="float">
            <text:p>0,4149184318</text:p>
          </table:table-cell>
          <table:table-cell office:value-type="float" office:value="0.370823749503578" calcext:value-type="float">
            <text:p>0,3708237495</text:p>
          </table:table-cell>
          <table:table-cell office:value-type="float" office:value="0.413743822168597" calcext:value-type="float">
            <text:p>0,4137438222</text:p>
          </table:table-cell>
          <table:table-cell office:value-type="float" office:value="5.36158239177648" calcext:value-type="float">
            <text:p>5,3615823918</text:p>
          </table:table-cell>
          <table:table-cell office:value-type="float" office:value="8.31836967426992" calcext:value-type="float">
            <text:p>8,3183696743</text:p>
          </table:table-cell>
          <table:table-cell office:value-type="float" office:value="5.54557329491594" calcext:value-type="float">
            <text:p>5,5455732949</text:p>
          </table:table-cell>
          <table:table-cell office:value-type="float" office:value="8.2681783172507" calcext:value-type="float">
            <text:p>8,2681783173</text:p>
          </table:table-cell>
          <table:table-cell office:value-type="float" office:value="0.243339111682993" calcext:value-type="float">
            <text:p>0,2433391117</text:p>
          </table:table-cell>
          <table:table-cell office:value-type="float" office:value="0.299521736823993" calcext:value-type="float">
            <text:p>0,2995217368</text:p>
          </table:table-cell>
          <table:table-cell office:value-type="float" office:value="0.245307201248801" calcext:value-type="float">
            <text:p>0,2453072012</text:p>
          </table:table-cell>
          <table:table-cell office:value-type="float" office:value="0.296030978529995" calcext:value-type="float">
            <text:p>0,2960309785</text:p>
          </table:table-cell>
          <table:table-cell office:value-type="float" office:value="0.0337306094243888" calcext:value-type="float">
            <text:p>0,0337306094</text:p>
          </table:table-cell>
          <table:table-cell office:value-type="float" office:value="0.0394284255619261" calcext:value-type="float">
            <text:p>0,0394284256</text:p>
          </table:table-cell>
          <table:table-cell office:value-type="float" office:value="0.030973220793459" calcext:value-type="float">
            <text:p>0,0309732208</text:p>
          </table:table-cell>
          <table:table-cell office:value-type="float" office:value="0.0433491076225774" calcext:value-type="float">
            <text:p>0,0433491076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2539193677453" calcext:value-type="float">
            <text:p>0,3725391937</text:p>
          </table:table-cell>
          <table:table-cell office:value-type="float" office:value="0.418454877642192" calcext:value-type="float">
            <text:p>0,4184548776</text:p>
          </table:table-cell>
          <table:table-cell office:value-type="float" office:value="0.374132796569821" calcext:value-type="float">
            <text:p>0,3741327966</text:p>
          </table:table-cell>
          <table:table-cell office:value-type="float" office:value="0.420040135160089" calcext:value-type="float">
            <text:p>0,4200401352</text:p>
          </table:table-cell>
          <table:table-cell office:value-type="float" office:value="5.62366377647205" calcext:value-type="float">
            <text:p>5,6236637765</text:p>
          </table:table-cell>
          <table:table-cell office:value-type="float" office:value="7.72474955685579" calcext:value-type="float">
            <text:p>7,7247495569</text:p>
          </table:table-cell>
          <table:table-cell office:value-type="float" office:value="5.72558933229991" calcext:value-type="float">
            <text:p>5,7255893323</text:p>
          </table:table-cell>
          <table:table-cell office:value-type="float" office:value="7.97136582452918" calcext:value-type="float">
            <text:p>7,9713658245</text:p>
          </table:table-cell>
          <table:table-cell office:value-type="float" office:value="0.245661391180869" calcext:value-type="float">
            <text:p>0,2456613912</text:p>
          </table:table-cell>
          <table:table-cell office:value-type="float" office:value="0.303515514985348" calcext:value-type="float">
            <text:p>0,303515515</text:p>
          </table:table-cell>
          <table:table-cell office:value-type="float" office:value="0.247462536716292" calcext:value-type="float">
            <text:p>0,2474625367</text:p>
          </table:table-cell>
          <table:table-cell office:value-type="float" office:value="0.300224955510874" calcext:value-type="float">
            <text:p>0,3002249555</text:p>
          </table:table-cell>
          <table:table-cell office:value-type="float" office:value="0.0335767398036272" calcext:value-type="float">
            <text:p>0,0335767398</text:p>
          </table:table-cell>
          <table:table-cell office:value-type="float" office:value="0.0409342694897332" calcext:value-type="float">
            <text:p>0,0409342695</text:p>
          </table:table-cell>
          <table:table-cell office:value-type="float" office:value="0.0313805411297325" calcext:value-type="float">
            <text:p>0,0313805411</text:p>
          </table:table-cell>
          <table:table-cell office:value-type="float" office:value="0.0441140792513464" calcext:value-type="float">
            <text:p>0,0441140793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6630544636435" calcext:value-type="float">
            <text:p>0,3663054464</text:p>
          </table:table-cell>
          <table:table-cell office:value-type="float" office:value="0.413249304089661" calcext:value-type="float">
            <text:p>0,4132493041</text:p>
          </table:table-cell>
          <table:table-cell office:value-type="float" office:value="0.367795881837241" calcext:value-type="float">
            <text:p>0,3677958818</text:p>
          </table:table-cell>
          <table:table-cell office:value-type="float" office:value="0.413316227493292" calcext:value-type="float">
            <text:p>0,4133162275</text:p>
          </table:table-cell>
          <table:table-cell office:value-type="float" office:value="5.56618004645139" calcext:value-type="float">
            <text:p>5,5661800465</text:p>
          </table:table-cell>
          <table:table-cell office:value-type="float" office:value="7.4733868990664" calcext:value-type="float">
            <text:p>7,4733868991</text:p>
          </table:table-cell>
          <table:table-cell office:value-type="float" office:value="5.82498096300847" calcext:value-type="float">
            <text:p>5,824980963</text:p>
          </table:table-cell>
          <table:table-cell office:value-type="float" office:value="7.18850463847607" calcext:value-type="float">
            <text:p>7,1885046385</text:p>
          </table:table-cell>
          <table:table-cell office:value-type="float" office:value="0.244156963910032" calcext:value-type="float">
            <text:p>0,2441569639</text:p>
          </table:table-cell>
          <table:table-cell office:value-type="float" office:value="0.297683784545105" calcext:value-type="float">
            <text:p>0,2976837845</text:p>
          </table:table-cell>
          <table:table-cell office:value-type="float" office:value="0.245414275086736" calcext:value-type="float">
            <text:p>0,2454142751</text:p>
          </table:table-cell>
          <table:table-cell office:value-type="float" office:value="0.295380704769053" calcext:value-type="float">
            <text:p>0,2953807048</text:p>
          </table:table-cell>
          <table:table-cell office:value-type="float" office:value="0.0355634466035457" calcext:value-type="float">
            <text:p>0,0355634466</text:p>
          </table:table-cell>
          <table:table-cell office:value-type="float" office:value="0.0445268984745503" calcext:value-type="float">
            <text:p>0,0445268985</text:p>
          </table:table-cell>
          <table:table-cell office:value-type="float" office:value="0.0344272353981823" calcext:value-type="float">
            <text:p>0,0344272354</text:p>
          </table:table-cell>
          <table:table-cell office:value-type="float" office:value="0.0461713391926376" calcext:value-type="float">
            <text:p>0,0461713392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64711398069292" calcext:value-type="float">
            <text:p>0,3647113981</text:p>
          </table:table-cell>
          <table:table-cell office:value-type="float" office:value="0.410271852024323" calcext:value-type="float">
            <text:p>0,410271852</text:p>
          </table:table-cell>
          <table:table-cell office:value-type="float" office:value="0.365746631574586" calcext:value-type="float">
            <text:p>0,3657466316</text:p>
          </table:table-cell>
          <table:table-cell office:value-type="float" office:value="0.410123860102263" calcext:value-type="float">
            <text:p>0,4101238601</text:p>
          </table:table-cell>
          <table:table-cell office:value-type="float" office:value="5.38974458235807" calcext:value-type="float">
            <text:p>5,3897445824</text:p>
          </table:table-cell>
          <table:table-cell office:value-type="float" office:value="7.70486675196404" calcext:value-type="float">
            <text:p>7,704866752</text:p>
          </table:table-cell>
          <table:table-cell office:value-type="float" office:value="5.48537948075949" calcext:value-type="float">
            <text:p>5,4853794808</text:p>
          </table:table-cell>
          <table:table-cell office:value-type="float" office:value="7.70608784225216" calcext:value-type="float">
            <text:p>7,7060878423</text:p>
          </table:table-cell>
          <table:table-cell office:value-type="float" office:value="0.251722005618681" calcext:value-type="float">
            <text:p>0,2517220056</text:p>
          </table:table-cell>
          <table:table-cell office:value-type="float" office:value="0.314977585835049" calcext:value-type="float">
            <text:p>0,3149775858</text:p>
          </table:table-cell>
          <table:table-cell office:value-type="float" office:value="0.253161980902988" calcext:value-type="float">
            <text:p>0,2531619809</text:p>
          </table:table-cell>
          <table:table-cell office:value-type="float" office:value="0.312258892716844" calcext:value-type="float">
            <text:p>0,3122588927</text:p>
          </table:table-cell>
          <table:table-cell office:value-type="float" office:value="0.0325255277298207" calcext:value-type="float">
            <text:p>0,0325255277</text:p>
          </table:table-cell>
          <table:table-cell office:value-type="float" office:value="0.0403993705715198" calcext:value-type="float">
            <text:p>0,0403993706</text:p>
          </table:table-cell>
          <table:table-cell office:value-type="float" office:value="0.0314662935909289" calcext:value-type="float">
            <text:p>0,0314662936</text:p>
          </table:table-cell>
          <table:table-cell office:value-type="float" office:value="0.0419378811793829" calcext:value-type="float">
            <text:p>0,0419378812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6133816441669" calcext:value-type="float">
            <text:p>0,3613381644</text:p>
          </table:table-cell>
          <table:table-cell office:value-type="float" office:value="0.404715260927028" calcext:value-type="float">
            <text:p>0,4047152609</text:p>
          </table:table-cell>
          <table:table-cell office:value-type="float" office:value="0.362537265286357" calcext:value-type="float">
            <text:p>0,3625372653</text:p>
          </table:table-cell>
          <table:table-cell office:value-type="float" office:value="0.404364997614184" calcext:value-type="float">
            <text:p>0,4043649976</text:p>
          </table:table-cell>
          <table:table-cell office:value-type="float" office:value="5.46172709272078" calcext:value-type="float">
            <text:p>5,4617270927</text:p>
          </table:table-cell>
          <table:table-cell office:value-type="float" office:value="7.44393107858461" calcext:value-type="float">
            <text:p>7,4439310786</text:p>
          </table:table-cell>
          <table:table-cell office:value-type="float" office:value="5.56297518476565" calcext:value-type="float">
            <text:p>5,5629751848</text:p>
          </table:table-cell>
          <table:table-cell office:value-type="float" office:value="7.29468858287332" calcext:value-type="float">
            <text:p>7,2946885829</text:p>
          </table:table-cell>
          <table:table-cell office:value-type="float" office:value="0.250548563358403" calcext:value-type="float">
            <text:p>0,2505485634</text:p>
          </table:table-cell>
          <table:table-cell office:value-type="float" office:value="0.312206489070783" calcext:value-type="float">
            <text:p>0,3122064891</text:p>
          </table:table-cell>
          <table:table-cell office:value-type="float" office:value="0.252186022550753" calcext:value-type="float">
            <text:p>0,2521860226</text:p>
          </table:table-cell>
          <table:table-cell office:value-type="float" office:value="0.309104240862475" calcext:value-type="float">
            <text:p>0,3091042409</text:p>
          </table:table-cell>
          <table:table-cell office:value-type="float" office:value="0.0362029808862705" calcext:value-type="float">
            <text:p>0,0362029809</text:p>
          </table:table-cell>
          <table:table-cell office:value-type="float" office:value="0.0443774489323112" calcext:value-type="float">
            <text:p>0,0443774489</text:p>
          </table:table-cell>
          <table:table-cell office:value-type="float" office:value="0.0354781657547866" calcext:value-type="float">
            <text:p>0,0354781658</text:p>
          </table:table-cell>
          <table:table-cell office:value-type="float" office:value="0.0454050114972682" calcext:value-type="float">
            <text:p>0,0454050115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68022155876334" calcext:value-type="float">
            <text:p>0,3680221559</text:p>
          </table:table-cell>
          <table:table-cell office:value-type="float" office:value="0.411073813125799" calcext:value-type="float">
            <text:p>0,4110738131</text:p>
          </table:table-cell>
          <table:table-cell office:value-type="float" office:value="0.368591965999843" calcext:value-type="float">
            <text:p>0,368591966</text:p>
          </table:table-cell>
          <table:table-cell office:value-type="float" office:value="0.411654739173512" calcext:value-type="float">
            <text:p>0,4116547392</text:p>
          </table:table-cell>
          <table:table-cell office:value-type="float" office:value="5.2334408375882" calcext:value-type="float">
            <text:p>5,2334408376</text:p>
          </table:table-cell>
          <table:table-cell office:value-type="float" office:value="7.66551933306247" calcext:value-type="float">
            <text:p>7,6655193331</text:p>
          </table:table-cell>
          <table:table-cell office:value-type="float" office:value="5.37226709233725" calcext:value-type="float">
            <text:p>5,3722670923</text:p>
          </table:table-cell>
          <table:table-cell office:value-type="float" office:value="7.69250174051375" calcext:value-type="float">
            <text:p>7,6925017405</text:p>
          </table:table-cell>
          <table:table-cell office:value-type="float" office:value="0.257284514641258" calcext:value-type="float">
            <text:p>0,2572845146</text:p>
          </table:table-cell>
          <table:table-cell office:value-type="float" office:value="0.317348778302809" calcext:value-type="float">
            <text:p>0,3173487783</text:p>
          </table:table-cell>
          <table:table-cell office:value-type="float" office:value="0.258156388202332" calcext:value-type="float">
            <text:p>0,2581563882</text:p>
          </table:table-cell>
          <table:table-cell office:value-type="float" office:value="0.315710540842749" calcext:value-type="float">
            <text:p>0,3157105408</text:p>
          </table:table-cell>
          <table:table-cell office:value-type="float" office:value="0.0364833507262501" calcext:value-type="float">
            <text:p>0,0364833507</text:p>
          </table:table-cell>
          <table:table-cell office:value-type="float" office:value="0.0450449551336784" calcext:value-type="float">
            <text:p>0,0450449551</text:p>
          </table:table-cell>
          <table:table-cell office:value-type="float" office:value="0.0363294875117715" calcext:value-type="float">
            <text:p>0,0363294875</text:p>
          </table:table-cell>
          <table:table-cell office:value-type="float" office:value="0.0452388750099576" calcext:value-type="float">
            <text:p>0,045238875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7607707919734" calcext:value-type="float">
            <text:p>0,3760770792</text:p>
          </table:table-cell>
          <table:table-cell office:value-type="float" office:value="0.410261252512349" calcext:value-type="float">
            <text:p>0,4102612525</text:p>
          </table:table-cell>
          <table:table-cell office:value-type="float" office:value="0.376516105865656" calcext:value-type="float">
            <text:p>0,3765161059</text:p>
          </table:table-cell>
          <table:table-cell office:value-type="float" office:value="0.410837335633965" calcext:value-type="float">
            <text:p>0,4108373356</text:p>
          </table:table-cell>
          <table:table-cell office:value-type="float" office:value="5.61070690350132" calcext:value-type="float">
            <text:p>5,6107069035</text:p>
          </table:table-cell>
          <table:table-cell office:value-type="float" office:value="8.68011666731954" calcext:value-type="float">
            <text:p>8,6801166673</text:p>
          </table:table-cell>
          <table:table-cell office:value-type="float" office:value="5.69854791732936" calcext:value-type="float">
            <text:p>5,6985479173</text:p>
          </table:table-cell>
          <table:table-cell office:value-type="float" office:value="8.69732847042046" calcext:value-type="float">
            <text:p>8,6973284704</text:p>
          </table:table-cell>
          <table:table-cell office:value-type="float" office:value="0.248024925121966" calcext:value-type="float">
            <text:p>0,2480249251</text:p>
          </table:table-cell>
          <table:table-cell office:value-type="float" office:value="0.299454350812462" calcext:value-type="float">
            <text:p>0,2994543508</text:p>
          </table:table-cell>
          <table:table-cell office:value-type="float" office:value="0.248776863157026" calcext:value-type="float">
            <text:p>0,2487768632</text:p>
          </table:table-cell>
          <table:table-cell office:value-type="float" office:value="0.298085040583794" calcext:value-type="float">
            <text:p>0,2980850406</text:p>
          </table:table-cell>
          <table:table-cell office:value-type="float" office:value="0.0360056238815312" calcext:value-type="float">
            <text:p>0,0360056239</text:p>
          </table:table-cell>
          <table:table-cell office:value-type="float" office:value="0.0447972095486408" calcext:value-type="float">
            <text:p>0,0447972095</text:p>
          </table:table-cell>
          <table:table-cell office:value-type="float" office:value="0.0357577197134088" calcext:value-type="float">
            <text:p>0,0357577197</text:p>
          </table:table-cell>
          <table:table-cell office:value-type="float" office:value="0.0451342734081655" calcext:value-type="float">
            <text:p>0,0451342734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71702559250648" calcext:value-type="float">
            <text:p>0,3717025593</text:p>
          </table:table-cell>
          <table:table-cell office:value-type="float" office:value="0.410365320679207" calcext:value-type="float">
            <text:p>0,4103653207</text:p>
          </table:table-cell>
          <table:table-cell office:value-type="float" office:value="0.372693257976178" calcext:value-type="float">
            <text:p>0,372693258</text:p>
          </table:table-cell>
          <table:table-cell office:value-type="float" office:value="0.410417689819929" calcext:value-type="float">
            <text:p>0,4104176898</text:p>
          </table:table-cell>
          <table:table-cell office:value-type="float" office:value="5.58850811074729" calcext:value-type="float">
            <text:p>5,5885081107</text:p>
          </table:table-cell>
          <table:table-cell office:value-type="float" office:value="8.29078099225979" calcext:value-type="float">
            <text:p>8,2907809923</text:p>
          </table:table-cell>
          <table:table-cell office:value-type="float" office:value="5.69401755212557" calcext:value-type="float">
            <text:p>5,6940175521</text:p>
          </table:table-cell>
          <table:table-cell office:value-type="float" office:value="8.35748262613858" calcext:value-type="float">
            <text:p>8,3574826261</text:p>
          </table:table-cell>
          <table:table-cell office:value-type="float" office:value="0.249212198726393" calcext:value-type="float">
            <text:p>0,2492121987</text:p>
          </table:table-cell>
          <table:table-cell office:value-type="float" office:value="0.3112624772027" calcext:value-type="float">
            <text:p>0,3112624772</text:p>
          </table:table-cell>
          <table:table-cell office:value-type="float" office:value="0.250192137406641" calcext:value-type="float">
            <text:p>0,2501921374</text:p>
          </table:table-cell>
          <table:table-cell office:value-type="float" office:value="0.309411814510324" calcext:value-type="float">
            <text:p>0,3094118145</text:p>
          </table:table-cell>
          <table:table-cell office:value-type="float" office:value="0.0326533640715227" calcext:value-type="float">
            <text:p>0,0326533641</text:p>
          </table:table-cell>
          <table:table-cell office:value-type="float" office:value="0.0394489985565828" calcext:value-type="float">
            <text:p>0,0394489986</text:p>
          </table:table-cell>
          <table:table-cell office:value-type="float" office:value="0.0318742802114568" calcext:value-type="float">
            <text:p>0,0318742802</text:p>
          </table:table-cell>
          <table:table-cell office:value-type="float" office:value="0.0405948392331051" calcext:value-type="float">
            <text:p>0,0405948392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0599213388677" calcext:value-type="float">
            <text:p>0,3705992134</text:p>
          </table:table-cell>
          <table:table-cell office:value-type="float" office:value="0.400587521848339" calcext:value-type="float">
            <text:p>0,4005875218</text:p>
          </table:table-cell>
          <table:table-cell office:value-type="float" office:value="0.371094979935411" calcext:value-type="float">
            <text:p>0,3710949799</text:p>
          </table:table-cell>
          <table:table-cell office:value-type="float" office:value="0.402409427491306" calcext:value-type="float">
            <text:p>0,4024094275</text:p>
          </table:table-cell>
          <table:table-cell office:value-type="float" office:value="5.32271438453515" calcext:value-type="float">
            <text:p>5,3227143845</text:p>
          </table:table-cell>
          <table:table-cell office:value-type="float" office:value="8.15367264818992" calcext:value-type="float">
            <text:p>8,1536726482</text:p>
          </table:table-cell>
          <table:table-cell office:value-type="float" office:value="5.44452992194716" calcext:value-type="float">
            <text:p>5,4445299219</text:p>
          </table:table-cell>
          <table:table-cell office:value-type="float" office:value="8.19903097144808" calcext:value-type="float">
            <text:p>8,1990309714</text:p>
          </table:table-cell>
          <table:table-cell office:value-type="float" office:value="0.248776314764784" calcext:value-type="float">
            <text:p>0,2487763148</text:p>
          </table:table-cell>
          <table:table-cell office:value-type="float" office:value="0.304951715784721" calcext:value-type="float">
            <text:p>0,3049517158</text:p>
          </table:table-cell>
          <table:table-cell office:value-type="float" office:value="0.249095148132582" calcext:value-type="float">
            <text:p>0,2490951481</text:p>
          </table:table-cell>
          <table:table-cell office:value-type="float" office:value="0.30436288193643" calcext:value-type="float">
            <text:p>0,3043628819</text:p>
          </table:table-cell>
          <table:table-cell office:value-type="float" office:value="0.0334744158570077" calcext:value-type="float">
            <text:p>0,0334744159</text:p>
          </table:table-cell>
          <table:table-cell office:value-type="float" office:value="0.0399345025563001" calcext:value-type="float">
            <text:p>0,0399345026</text:p>
          </table:table-cell>
          <table:table-cell office:value-type="float" office:value="0.0320096452293157" calcext:value-type="float">
            <text:p>0,0320096452</text:p>
          </table:table-cell>
          <table:table-cell office:value-type="float" office:value="0.0421906699598375" calcext:value-type="float">
            <text:p>0,04219067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316603359757" calcext:value-type="float">
            <text:p>0,3631660336</text:p>
          </table:table-cell>
          <table:table-cell office:value-type="float" office:value="0.398948456209639" calcext:value-type="float">
            <text:p>0,3989484562</text:p>
          </table:table-cell>
          <table:table-cell office:value-type="float" office:value="0.363349088695841" calcext:value-type="float">
            <text:p>0,3633490887</text:p>
          </table:table-cell>
          <table:table-cell office:value-type="float" office:value="0.400661078239631" calcext:value-type="float">
            <text:p>0,4006610782</text:p>
          </table:table-cell>
          <table:table-cell office:value-type="float" office:value="5.12011986815448" calcext:value-type="float">
            <text:p>5,1201198682</text:p>
          </table:table-cell>
          <table:table-cell office:value-type="float" office:value="8.37928656798724" calcext:value-type="float">
            <text:p>8,379286568</text:p>
          </table:table-cell>
          <table:table-cell office:value-type="float" office:value="5.12310483887022" calcext:value-type="float">
            <text:p>5,1231048389</text:p>
          </table:table-cell>
          <table:table-cell office:value-type="float" office:value="8.26834362427265" calcext:value-type="float">
            <text:p>8,2683436243</text:p>
          </table:table-cell>
          <table:table-cell office:value-type="float" office:value="0.247468885792284" calcext:value-type="float">
            <text:p>0,2474688858</text:p>
          </table:table-cell>
          <table:table-cell office:value-type="float" office:value="0.305625881958394" calcext:value-type="float">
            <text:p>0,305625882</text:p>
          </table:table-cell>
          <table:table-cell office:value-type="float" office:value="0.247861447471082" calcext:value-type="float">
            <text:p>0,2478614475</text:p>
          </table:table-cell>
          <table:table-cell office:value-type="float" office:value="0.30488141453211" calcext:value-type="float">
            <text:p>0,3048814145</text:p>
          </table:table-cell>
          <table:table-cell office:value-type="float" office:value="0.0311669244017193" calcext:value-type="float">
            <text:p>0,0311669244</text:p>
          </table:table-cell>
          <table:table-cell office:value-type="float" office:value="0.0385969525940816" calcext:value-type="float">
            <text:p>0,0385969526</text:p>
          </table:table-cell>
          <table:table-cell office:value-type="float" office:value="0.0301508984037276" calcext:value-type="float">
            <text:p>0,0301508984</text:p>
          </table:table-cell>
          <table:table-cell office:value-type="float" office:value="0.0401647820243358" calcext:value-type="float">
            <text:p>0,040164782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67527276903578" calcext:value-type="float">
            <text:p>0,3675272769</text:p>
          </table:table-cell>
          <table:table-cell office:value-type="float" office:value="0.402672210680487" calcext:value-type="float">
            <text:p>0,4026722107</text:p>
          </table:table-cell>
          <table:table-cell office:value-type="float" office:value="0.368364132398518" calcext:value-type="float">
            <text:p>0,3683641324</text:p>
          </table:table-cell>
          <table:table-cell office:value-type="float" office:value="0.403478753808436" calcext:value-type="float">
            <text:p>0,4034787538</text:p>
          </table:table-cell>
          <table:table-cell office:value-type="float" office:value="5.18709357302023" calcext:value-type="float">
            <text:p>5,187093573</text:p>
          </table:table-cell>
          <table:table-cell office:value-type="float" office:value="8.4102514337364" calcext:value-type="float">
            <text:p>8,4102514337</text:p>
          </table:table-cell>
          <table:table-cell office:value-type="float" office:value="5.25313418385074" calcext:value-type="float">
            <text:p>5,2531341839</text:p>
          </table:table-cell>
          <table:table-cell office:value-type="float" office:value="8.5722388291481" calcext:value-type="float">
            <text:p>8,5722388291</text:p>
          </table:table-cell>
          <table:table-cell office:value-type="float" office:value="0.24727460300379" calcext:value-type="float">
            <text:p>0,247274603</text:p>
          </table:table-cell>
          <table:table-cell office:value-type="float" office:value="0.301594817283633" calcext:value-type="float">
            <text:p>0,3015948173</text:p>
          </table:table-cell>
          <table:table-cell office:value-type="float" office:value="0.247788568927338" calcext:value-type="float">
            <text:p>0,2477885689</text:p>
          </table:table-cell>
          <table:table-cell office:value-type="float" office:value="0.300624402747234" calcext:value-type="float">
            <text:p>0,3006244027</text:p>
          </table:table-cell>
          <table:table-cell office:value-type="float" office:value="0.0337415451670049" calcext:value-type="float">
            <text:p>0,0337415452</text:p>
          </table:table-cell>
          <table:table-cell office:value-type="float" office:value="0.0406407369395832" calcext:value-type="float">
            <text:p>0,0406407369</text:p>
          </table:table-cell>
          <table:table-cell office:value-type="float" office:value="0.0322222685222028" calcext:value-type="float">
            <text:p>0,0322222685</text:p>
          </table:table-cell>
          <table:table-cell office:value-type="float" office:value="0.0429961534030223" calcext:value-type="float">
            <text:p>0,0429961534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67718314077791" calcext:value-type="float">
            <text:p>0,3677183141</text:p>
          </table:table-cell>
          <table:table-cell office:value-type="float" office:value="0.390006691426739" calcext:value-type="float">
            <text:p>0,3900066914</text:p>
          </table:table-cell>
          <table:table-cell office:value-type="float" office:value="0.368005424764138" calcext:value-type="float">
            <text:p>0,3680054248</text:p>
          </table:table-cell>
          <table:table-cell office:value-type="float" office:value="0.391666168922334" calcext:value-type="float">
            <text:p>0,3916661689</text:p>
          </table:table-cell>
          <table:table-cell office:value-type="float" office:value="5.28885424695715" calcext:value-type="float">
            <text:p>5,288854247</text:p>
          </table:table-cell>
          <table:table-cell office:value-type="float" office:value="7.40942782664349" calcext:value-type="float">
            <text:p>7,4094278266</text:p>
          </table:table-cell>
          <table:table-cell office:value-type="float" office:value="5.43598615674736" calcext:value-type="float">
            <text:p>5,4359861567</text:p>
          </table:table-cell>
          <table:table-cell office:value-type="float" office:value="7.60655071668729" calcext:value-type="float">
            <text:p>7,6065507167</text:p>
          </table:table-cell>
          <table:table-cell office:value-type="float" office:value="0.265516099139332" calcext:value-type="float">
            <text:p>0,2655160991</text:p>
          </table:table-cell>
          <table:table-cell office:value-type="float" office:value="0.325537453469768" calcext:value-type="float">
            <text:p>0,3255374535</text:p>
          </table:table-cell>
          <table:table-cell office:value-type="float" office:value="0.265821436317511" calcext:value-type="float">
            <text:p>0,2658214363</text:p>
          </table:table-cell>
          <table:table-cell office:value-type="float" office:value="0.324946647139697" calcext:value-type="float">
            <text:p>0,3249466471</text:p>
          </table:table-cell>
          <table:table-cell office:value-type="float" office:value="0.0293074736864731" calcext:value-type="float">
            <text:p>0,0293074737</text:p>
          </table:table-cell>
          <table:table-cell office:value-type="float" office:value="0.037533291398624" calcext:value-type="float">
            <text:p>0,0375332914</text:p>
          </table:table-cell>
          <table:table-cell office:value-type="float" office:value="0.028273787429015" calcext:value-type="float">
            <text:p>0,0282737874</text:p>
          </table:table-cell>
          <table:table-cell office:value-type="float" office:value="0.0391791437592156" calcext:value-type="float">
            <text:p>0,0391791438</text:p>
          </table:table-cell>
          <table:table-cell table:number-columns-repeated="1007"/>
        </table:table-row>
      </table:table>
      <table:table table:name="Redistribution_high" table:style-name="ta11">
        <table:table-column table:style-name="co8" table:number-columns-repeated="102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, all income</text:p>
          </table:table-cell>
          <table:table-cell office:value-type="string" calcext:value-type="string">
            <text:p>Gini sedlac, labour income</text:p>
          </table:table-cell>
          <table:table-cell office:value-type="string" calcext:value-type="string">
            <text:p>Gini sedlac, labour and pension income</text:p>
          </table:table-cell>
          <table:table-cell office:value-type="string" calcext:value-type="string">
            <text:p>Gini sedlac, labour and family benefits income</text:p>
          </table:table-cell>
          <table:table-cell office:value-type="string" calcext:value-type="string">
            <text:p>Decile ratio, all income</text:p>
          </table:table-cell>
          <table:table-cell office:value-type="string" calcext:value-type="string">
            <text:p>Decile ratio, labour income</text:p>
          </table:table-cell>
          <table:table-cell office:value-type="string" calcext:value-type="string">
            <text:p>Decile ratio, labour and pension income</text:p>
          </table:table-cell>
          <table:table-cell office:value-type="string" calcext:value-type="string">
            <text:p>Decile ratio, labour and familiy benefits income</text:p>
          </table:table-cell>
          <table:table-cell office:value-type="string" calcext:value-type="string">
            <text:p>Top 10%, share of all income</text:p>
          </table:table-cell>
          <table:table-cell office:value-type="string" calcext:value-type="string">
            <text:p>Top 10%, share of labour income</text:p>
          </table:table-cell>
          <table:table-cell office:value-type="string" calcext:value-type="string">
            <text:p>Top 10%, share of labour and pension income</text:p>
          </table:table-cell>
          <table:table-cell office:value-type="string" calcext:value-type="string">
            <text:p>Top 10%, share of labour and familiy benefits income</text:p>
          </table:table-cell>
          <table:table-cell office:value-type="string" calcext:value-type="string">
            <text:p>Bottom 10%, share of all income</text:p>
          </table:table-cell>
          <table:table-cell office:value-type="string" calcext:value-type="string">
            <text:p>Bottom 10%, share of labour income</text:p>
          </table:table-cell>
          <table:table-cell office:value-type="string" calcext:value-type="string">
            <text:p>Bottom 10%, share of labour and pension income</text:p>
          </table:table-cell>
          <table:table-cell office:value-type="string" calcext:value-type="string">
            <text:p>Bottom 10%, share of labour and familiy benefits income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47" calcext:value-type="float">
            <text:p>0,0314869325</text:p>
          </table:table-cell>
          <table:table-cell office:value-type="float" office:value="0.0262172747434197" calcext:value-type="float">
            <text:p>0,0262172747</text:p>
          </table:table-cell>
          <table:table-cell office:value-type="float" office:value="0.0236978525400559" calcext:value-type="float">
            <text:p>0,0236978525</text:p>
          </table:table-cell>
          <table:table-cell office:value-type="float" office:value="0.0362960895108972" calcext:value-type="float">
            <text:p>0,0362960895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56" calcext:value-type="float">
            <text:p>0,0342368817</text:p>
          </table:table-cell>
          <table:table-cell office:value-type="float" office:value="0.0282245464696407" calcext:value-type="float">
            <text:p>0,0282245465</text:p>
          </table:table-cell>
          <table:table-cell office:value-type="float" office:value="0.0257265697541221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15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6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5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02" calcext:value-type="float">
            <text:p>0,0370621664</text:p>
          </table:table-cell>
          <table:table-cell office:value-type="float" office:value="0.0266383087031445" calcext:value-type="float">
            <text:p>0,0266383087</text:p>
          </table:table-cell>
          <table:table-cell office:value-type="float" office:value="0.0271180622391379" calcext:value-type="float">
            <text:p>0,0271180622</text:p>
          </table:table-cell>
          <table:table-cell office:value-type="float" office:value="0.0397244730695759" calcext:value-type="float">
            <text:p>0,039724473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,3973674202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1910593429" calcext:value-type="float">
            <text:p>0,4115719106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38918610371" calcext:value-type="float">
            <text:p>0,231238918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0195920098" calcext:value-type="float">
            <text:p>0,2381201959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49150970094" calcext:value-type="float">
            <text:p>0,0362549151</text:p>
          </table:table-cell>
          <table:table-cell office:value-type="float" office:value="0.0283019264882958" calcext:value-type="float">
            <text:p>0,0283019265</text:p>
          </table:table-cell>
          <table:table-cell office:value-type="float" office:value="0.0274103090201651" calcext:value-type="float">
            <text:p>0,027410309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,39584668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023519395" calcext:value-type="float">
            <text:p>0,4112302352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22919563562" calcext:value-type="float">
            <text:p>6,8232291956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59748541925" calcext:value-type="float">
            <text:p>8,3555974854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1305192654" calcext:value-type="float">
            <text:p>0,2279013052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1383495061" calcext:value-type="float">
            <text:p>0,235571383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7227469221" calcext:value-type="float">
            <text:p>0,0365987227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4105754976" calcext:value-type="float">
            <text:p>0,0277914106</text:p>
          </table:table-cell>
          <table:table-cell office:value-type="float" office:value="0.0390120892161255" calcext:value-type="float">
            <text:p>0,039012089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,3960679026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1865029978" calcext:value-type="float">
            <text:p>0,411741865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59271716522" calcext:value-type="float">
            <text:p>8,2405927172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7301213749" calcext:value-type="float">
            <text:p>0,2275873012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2837585999" calcext:value-type="float">
            <text:p>0,2359328376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5286305652" calcext:value-type="float">
            <text:p>0,0376365286</text:p>
          </table:table-cell>
          <table:table-cell office:value-type="float" office:value="0.0283797235779626" calcext:value-type="float">
            <text:p>0,0283797236</text:p>
          </table:table-cell>
          <table:table-cell office:value-type="float" office:value="0.0272548695156941" calcext:value-type="float">
            <text:p>0,0272548695</text:p>
          </table:table-cell>
          <table:table-cell office:value-type="float" office:value="0.0421231886318773" calcext:value-type="float">
            <text:p>0,0421231886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,3980817737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09768903501" calcext:value-type="float">
            <text:p>0,4125097689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705748298749" calcext:value-type="float">
            <text:p>6,93705748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61473616822" calcext:value-type="float">
            <text:p>8,3836147362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359907091" calcext:value-type="float">
            <text:p>0,2317635991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0078624581" calcext:value-type="float">
            <text:p>0,2394000786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1931338803" calcext:value-type="float">
            <text:p>0,0378331931</text:p>
          </table:table-cell>
          <table:table-cell office:value-type="float" office:value="0.0291869608081643" calcext:value-type="float">
            <text:p>0,0291869608</text:p>
          </table:table-cell>
          <table:table-cell office:value-type="float" office:value="0.0280831290751954" calcext:value-type="float">
            <text:p>0,0280831291</text:p>
          </table:table-cell>
          <table:table-cell office:value-type="float" office:value="0.0419204998863615" calcext:value-type="float">
            <text:p>0,0419204999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,3892479155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4790983859" calcext:value-type="float">
            <text:p>0,40706479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395270882675" calcext:value-type="float">
            <text:p>6,793952708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5913150575" calcext:value-type="float">
            <text:p>0,2184159132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3874656105" calcext:value-type="float">
            <text:p>0,2287638747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57599276513" calcext:value-type="float">
            <text:p>0,0360575993</text:p>
          </table:table-cell>
          <table:table-cell office:value-type="float" office:value="0.0280078244662119" calcext:value-type="float">
            <text:p>0,0280078245</text:p>
          </table:table-cell>
          <table:table-cell office:value-type="float" office:value="0.0267337074813959" calcext:value-type="float">
            <text:p>0,0267337075</text:p>
          </table:table-cell>
          <table:table-cell office:value-type="float" office:value="0.0404232424136916" calcext:value-type="float">
            <text:p>0,0404232424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,3916443363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3495382211" calcext:value-type="float">
            <text:p>0,4122134954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746002291332" calcext:value-type="float">
            <text:p>6,7774600229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6004118251" calcext:value-type="float">
            <text:p>0,2209660041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18975582598" calcext:value-type="float">
            <text:p>0,2332189756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0584771887" calcext:value-type="float">
            <text:p>0,0374070585</text:p>
          </table:table-cell>
          <table:table-cell office:value-type="float" office:value="0.0276131258161958" calcext:value-type="float">
            <text:p>0,0276131258</text:p>
          </table:table-cell>
          <table:table-cell office:value-type="float" office:value="0.0273122535501753" calcext:value-type="float">
            <text:p>0,0273122536</text:p>
          </table:table-cell>
          <table:table-cell office:value-type="float" office:value="0.0409512978682364" calcext:value-type="float">
            <text:p>0,04095129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,3896681188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0765454686" calcext:value-type="float">
            <text:p>0,4083007655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58838041635" calcext:value-type="float">
            <text:p>0,221658838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5116477041" calcext:value-type="float">
            <text:p>0,2321551165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4930008887" calcext:value-type="float">
            <text:p>0,03672493</text:p>
          </table:table-cell>
          <table:table-cell office:value-type="float" office:value="0.0281532790904709" calcext:value-type="float">
            <text:p>0,0281532791</text:p>
          </table:table-cell>
          <table:table-cell office:value-type="float" office:value="0.0272257280342731" calcext:value-type="float">
            <text:p>0,027225728</text:p>
          </table:table-cell>
          <table:table-cell office:value-type="float" office:value="0.0408866568865591" calcext:value-type="float">
            <text:p>0,0408866569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,392668508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7618681895" calcext:value-type="float">
            <text:p>0,4093676187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60437109322" calcext:value-type="float">
            <text:p>6,9356043711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59968444853" calcext:value-type="float">
            <text:p>0,2194599684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347750676" calcext:value-type="float">
            <text:p>0,2291934775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89546217006" calcext:value-type="float">
            <text:p>0,0374289546</text:p>
          </table:table-cell>
          <table:table-cell office:value-type="float" office:value="0.0278747930289618" calcext:value-type="float">
            <text:p>0,027874793</text:p>
          </table:table-cell>
          <table:table-cell office:value-type="float" office:value="0.0282380608057171" calcext:value-type="float">
            <text:p>0,0282380608</text:p>
          </table:table-cell>
          <table:table-cell office:value-type="float" office:value="0.0400811618036327" calcext:value-type="float">
            <text:p>0,0400811618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,3853837735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1041125685" calcext:value-type="float">
            <text:p>0,4035710411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3202494047" calcext:value-type="float">
            <text:p>6,7023202494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209874866789" calcext:value-type="float">
            <text:p>8,1420987487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4546744915" calcext:value-type="float">
            <text:p>0,2157145467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5129292487" calcext:value-type="float">
            <text:p>0,2257551293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6862415511047" calcext:value-type="float">
            <text:p>0,0386862416</text:p>
          </table:table-cell>
          <table:table-cell office:value-type="float" office:value="0.0307024807269663" calcext:value-type="float">
            <text:p>0,0307024807</text:p>
          </table:table-cell>
          <table:table-cell office:value-type="float" office:value="0.0294912693710455" calcext:value-type="float">
            <text:p>0,0294912694</text:p>
          </table:table-cell>
          <table:table-cell office:value-type="float" office:value="0.0429660125419904" calcext:value-type="float">
            <text:p>0,0429660125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,3875389955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8053112354735" calcext:value-type="float">
            <text:p>0,4080531124</text:p>
          </table:table-cell>
          <table:table-cell office:value-type="float" office:value="0.423697664126009" calcext:value-type="float">
            <text:p>0,4236976641</text:p>
          </table:table-cell>
          <table:table-cell office:value-type="float" office:value="6.71383964192703" calcext:value-type="float">
            <text:p>6,7138396419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5302141633329" calcext:value-type="float">
            <text:p>8,4530214163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5062195162174" calcext:value-type="float">
            <text:p>0,2150621952</text:p>
          </table:table-cell>
          <table:table-cell office:value-type="float" office:value="0.241611301163229" calcext:value-type="float">
            <text:p>0,2416113012</text:p>
          </table:table-cell>
          <table:table-cell office:value-type="float" office:value="0.226785046498747" calcext:value-type="float">
            <text:p>0,2267850465</text:p>
          </table:table-cell>
          <table:table-cell office:value-type="float" office:value="0.225126449757351" calcext:value-type="float">
            <text:p>0,2251264498</text:p>
          </table:table-cell>
          <table:table-cell office:value-type="float" office:value="0.0381474828551381" calcext:value-type="float">
            <text:p>0,0381474829</text:p>
          </table:table-cell>
          <table:table-cell office:value-type="float" office:value="0.0282157662900745" calcext:value-type="float">
            <text:p>0,0282157663</text:p>
          </table:table-cell>
          <table:table-cell office:value-type="float" office:value="0.0277041090930663" calcext:value-type="float">
            <text:p>0,0277041091</text:p>
          </table:table-cell>
          <table:table-cell office:value-type="float" office:value="0.0419653775265288" calcext:value-type="float">
            <text:p>0,04196537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,3865306665</text:p>
          </table:table-cell>
          <table:table-cell office:value-type="float" office:value="0.44597139394117" calcext:value-type="float">
            <text:p>0,4459713939</text:p>
          </table:table-cell>
          <table:table-cell office:value-type="float" office:value="0.405002152717547" calcext:value-type="float">
            <text:p>0,4050021527</text:p>
          </table:table-cell>
          <table:table-cell office:value-type="float" office:value="0.426530953530431" calcext:value-type="float">
            <text:p>0,4265309535</text:p>
          </table:table-cell>
          <table:table-cell office:value-type="float" office:value="6.72411364251241" calcext:value-type="float">
            <text:p>6,7241136425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869489743043" calcext:value-type="float">
            <text:p>8,3886948974</text:p>
          </table:table-cell>
          <table:table-cell office:value-type="float" office:value="8.41324499902241" calcext:value-type="float">
            <text:p>8,413244999</text:p>
          </table:table-cell>
          <table:table-cell office:value-type="float" office:value="0.216677500573986" calcext:value-type="float">
            <text:p>0,2166775006</text:p>
          </table:table-cell>
          <table:table-cell office:value-type="float" office:value="0.244388522623214" calcext:value-type="float">
            <text:p>0,2443885226</text:p>
          </table:table-cell>
          <table:table-cell office:value-type="float" office:value="0.226847107717107" calcext:value-type="float">
            <text:p>0,2268471077</text:p>
          </table:table-cell>
          <table:table-cell office:value-type="float" office:value="0.229791943747005" calcext:value-type="float">
            <text:p>0,2297919437</text:p>
          </table:table-cell>
          <table:table-cell office:value-type="float" office:value="0.0383638777506848" calcext:value-type="float">
            <text:p>0,0383638778</text:p>
          </table:table-cell>
          <table:table-cell office:value-type="float" office:value="0.0298307107458833" calcext:value-type="float">
            <text:p>0,0298307107</text:p>
          </table:table-cell>
          <table:table-cell office:value-type="float" office:value="0.0284346753610522" calcext:value-type="float">
            <text:p>0,0284346754</text:p>
          </table:table-cell>
          <table:table-cell office:value-type="float" office:value="0.0429760044969876" calcext:value-type="float">
            <text:p>0,0429760045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,3918269464</text:p>
          </table:table-cell>
          <table:table-cell office:value-type="float" office:value="0.450374310698588" calcext:value-type="float">
            <text:p>0,4503743107</text:p>
          </table:table-cell>
          <table:table-cell office:value-type="float" office:value="0.409235807688584" calcext:value-type="float">
            <text:p>0,4092358077</text:p>
          </table:table-cell>
          <table:table-cell office:value-type="float" office:value="0.430584842753871" calcext:value-type="float">
            <text:p>0,4305848428</text:p>
          </table:table-cell>
          <table:table-cell office:value-type="float" office:value="6.62099992775084" calcext:value-type="float">
            <text:p>6,6209999278</text:p>
          </table:table-cell>
          <table:table-cell office:value-type="float" office:value="10.7645806976214" calcext:value-type="float">
            <text:p>10,7645806976</text:p>
          </table:table-cell>
          <table:table-cell office:value-type="float" office:value="8.07116165837168" calcext:value-type="float">
            <text:p>8,0711616584</text:p>
          </table:table-cell>
          <table:table-cell office:value-type="float" office:value="8.34006663261015" calcext:value-type="float">
            <text:p>8,3400666326</text:p>
          </table:table-cell>
          <table:table-cell office:value-type="float" office:value="0.221287353900357" calcext:value-type="float">
            <text:p>0,2212873539</text:p>
          </table:table-cell>
          <table:table-cell office:value-type="float" office:value="0.2489144718451" calcext:value-type="float">
            <text:p>0,2489144718</text:p>
          </table:table-cell>
          <table:table-cell office:value-type="float" office:value="0.231308235555035" calcext:value-type="float">
            <text:p>0,2313082356</text:p>
          </table:table-cell>
          <table:table-cell office:value-type="float" office:value="0.234566047596414" calcext:value-type="float">
            <text:p>0,2345660476</text:p>
          </table:table-cell>
          <table:table-cell office:value-type="float" office:value="0.0410944543458398" calcext:value-type="float">
            <text:p>0,0410944543</text:p>
          </table:table-cell>
          <table:table-cell office:value-type="float" office:value="0.0315435575472891" calcext:value-type="float">
            <text:p>0,0315435575</text:p>
          </table:table-cell>
          <table:table-cell office:value-type="float" office:value="0.0301781123957825" calcext:value-type="float">
            <text:p>0,0301781124</text:p>
          </table:table-cell>
          <table:table-cell office:value-type="float" office:value="0.045989986426345" calcext:value-type="float">
            <text:p>0,0459899864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,395137282</text:p>
          </table:table-cell>
          <table:table-cell office:value-type="float" office:value="0.449928069148251" calcext:value-type="float">
            <text:p>0,4499280691</text:p>
          </table:table-cell>
          <table:table-cell office:value-type="float" office:value="0.411898110875936" calcext:value-type="float">
            <text:p>0,4118981109</text:p>
          </table:table-cell>
          <table:table-cell office:value-type="float" office:value="0.431713971975781" calcext:value-type="float">
            <text:p>0,431713972</text:p>
          </table:table-cell>
          <table:table-cell office:value-type="float" office:value="6.67165818173508" calcext:value-type="float">
            <text:p>6,6716581817</text:p>
          </table:table-cell>
          <table:table-cell office:value-type="float" office:value="10.5798988598906" calcext:value-type="float">
            <text:p>10,5798988599</text:p>
          </table:table-cell>
          <table:table-cell office:value-type="float" office:value="8.32022115080975" calcext:value-type="float">
            <text:p>8,3202211508</text:p>
          </table:table-cell>
          <table:table-cell office:value-type="float" office:value="8.51048960699445" calcext:value-type="float">
            <text:p>8,510489607</text:p>
          </table:table-cell>
          <table:table-cell office:value-type="float" office:value="0.223923902258726" calcext:value-type="float">
            <text:p>0,2239239023</text:p>
          </table:table-cell>
          <table:table-cell office:value-type="float" office:value="0.257016630760354" calcext:value-type="float">
            <text:p>0,2570166308</text:p>
          </table:table-cell>
          <table:table-cell office:value-type="float" office:value="0.23360704298957" calcext:value-type="float">
            <text:p>0,233607043</text:p>
          </table:table-cell>
          <table:table-cell office:value-type="float" office:value="0.243009697507572" calcext:value-type="float">
            <text:p>0,2430096975</text:p>
          </table:table-cell>
          <table:table-cell office:value-type="float" office:value="0.0398025878834241" calcext:value-type="float">
            <text:p>0,0398025879</text:p>
          </table:table-cell>
          <table:table-cell office:value-type="float" office:value="0.0306794223062461" calcext:value-type="float">
            <text:p>0,0306794223</text:p>
          </table:table-cell>
          <table:table-cell office:value-type="float" office:value="0.0306244994594518" calcext:value-type="float">
            <text:p>0,0306244995</text:p>
          </table:table-cell>
          <table:table-cell office:value-type="float" office:value="0.0427406233358516" calcext:value-type="float">
            <text:p>0,0427406233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,388577634</text:p>
          </table:table-cell>
          <table:table-cell office:value-type="float" office:value="0.449323159441545" calcext:value-type="float">
            <text:p>0,4493231594</text:p>
          </table:table-cell>
          <table:table-cell office:value-type="float" office:value="0.408825843114314" calcext:value-type="float">
            <text:p>0,4088258431</text:p>
          </table:table-cell>
          <table:table-cell office:value-type="float" office:value="0.426551601373064" calcext:value-type="float">
            <text:p>0,4265516014</text:p>
          </table:table-cell>
          <table:table-cell office:value-type="float" office:value="6.40787877024842" calcext:value-type="float">
            <text:p>6,4078787702</text:p>
          </table:table-cell>
          <table:table-cell office:value-type="float" office:value="10.8025450902205" calcext:value-type="float">
            <text:p>10,8025450902</text:p>
          </table:table-cell>
          <table:table-cell office:value-type="float" office:value="8.12513645107176" calcext:value-type="float">
            <text:p>8,1251364511</text:p>
          </table:table-cell>
          <table:table-cell office:value-type="float" office:value="8.26602765016178" calcext:value-type="float">
            <text:p>8,2660276502</text:p>
          </table:table-cell>
          <table:table-cell office:value-type="float" office:value="0.218664912818428" calcext:value-type="float">
            <text:p>0,2186649128</text:p>
          </table:table-cell>
          <table:table-cell office:value-type="float" office:value="0.25390853793185" calcext:value-type="float">
            <text:p>0,2539085379</text:p>
          </table:table-cell>
          <table:table-cell office:value-type="float" office:value="0.230638881619654" calcext:value-type="float">
            <text:p>0,2306388816</text:p>
          </table:table-cell>
          <table:table-cell office:value-type="float" office:value="0.23658101264819" calcext:value-type="float">
            <text:p>0,2365810126</text:p>
          </table:table-cell>
          <table:table-cell office:value-type="float" office:value="0.0380041730723767" calcext:value-type="float">
            <text:p>0,0380041731</text:p>
          </table:table-cell>
          <table:table-cell office:value-type="float" office:value="0.0271770711269189" calcext:value-type="float">
            <text:p>0,0271770711</text:p>
          </table:table-cell>
          <table:table-cell office:value-type="float" office:value="0.0279091345279562" calcext:value-type="float">
            <text:p>0,0279091345</text:p>
          </table:table-cell>
          <table:table-cell office:value-type="float" office:value="0.0404946618389897" calcext:value-type="float">
            <text:p>0,0404946618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,391043028</text:p>
          </table:table-cell>
          <table:table-cell office:value-type="float" office:value="0.449220751585329" calcext:value-type="float">
            <text:p>0,4492207516</text:p>
          </table:table-cell>
          <table:table-cell office:value-type="float" office:value="0.410931164091992" calcext:value-type="float">
            <text:p>0,4109311641</text:p>
          </table:table-cell>
          <table:table-cell office:value-type="float" office:value="0.428212322223749" calcext:value-type="float">
            <text:p>0,4282123222</text:p>
          </table:table-cell>
          <table:table-cell office:value-type="float" office:value="6.4630227018895" calcext:value-type="float">
            <text:p>6,4630227019</text:p>
          </table:table-cell>
          <table:table-cell office:value-type="float" office:value="10.7410024264972" calcext:value-type="float">
            <text:p>10,7410024265</text:p>
          </table:table-cell>
          <table:table-cell office:value-type="float" office:value="8.09171563868804" calcext:value-type="float">
            <text:p>8,0917156387</text:p>
          </table:table-cell>
          <table:table-cell office:value-type="float" office:value="8.21125660114151" calcext:value-type="float">
            <text:p>8,2112566011</text:p>
          </table:table-cell>
          <table:table-cell office:value-type="float" office:value="0.222811966608714" calcext:value-type="float">
            <text:p>0,2228119666</text:p>
          </table:table-cell>
          <table:table-cell office:value-type="float" office:value="0.257252790685039" calcext:value-type="float">
            <text:p>0,2572527907</text:p>
          </table:table-cell>
          <table:table-cell office:value-type="float" office:value="0.23380825527258" calcext:value-type="float">
            <text:p>0,2338082553</text:p>
          </table:table-cell>
          <table:table-cell office:value-type="float" office:value="0.24124975579767" calcext:value-type="float">
            <text:p>0,2412497558</text:p>
          </table:table-cell>
          <table:table-cell office:value-type="float" office:value="0.0397566494054706" calcext:value-type="float">
            <text:p>0,0397566494</text:p>
          </table:table-cell>
          <table:table-cell office:value-type="float" office:value="0.0289156075912586" calcext:value-type="float">
            <text:p>0,0289156076</text:p>
          </table:table-cell>
          <table:table-cell office:value-type="float" office:value="0.0284748120138397" calcext:value-type="float">
            <text:p>0,028474812</text:p>
          </table:table-cell>
          <table:table-cell office:value-type="float" office:value="0.0438086381114551" calcext:value-type="float">
            <text:p>0,043808638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,3862607553</text:p>
          </table:table-cell>
          <table:table-cell office:value-type="float" office:value="0.448899608556009" calcext:value-type="float">
            <text:p>0,4488996086</text:p>
          </table:table-cell>
          <table:table-cell office:value-type="float" office:value="0.406052556271371" calcext:value-type="float">
            <text:p>0,4060525563</text:p>
          </table:table-cell>
          <table:table-cell office:value-type="float" office:value="0.427006671670346" calcext:value-type="float">
            <text:p>0,4270066717</text:p>
          </table:table-cell>
          <table:table-cell office:value-type="float" office:value="6.42505690412445" calcext:value-type="float">
            <text:p>6,4250569041</text:p>
          </table:table-cell>
          <table:table-cell office:value-type="float" office:value="11.1680389509794" calcext:value-type="float">
            <text:p>11,168038951</text:p>
          </table:table-cell>
          <table:table-cell office:value-type="float" office:value="7.8868783928209" calcext:value-type="float">
            <text:p>7,8868783928</text:p>
          </table:table-cell>
          <table:table-cell office:value-type="float" office:value="8.21286362251144" calcext:value-type="float">
            <text:p>8,2128636225</text:p>
          </table:table-cell>
          <table:table-cell office:value-type="float" office:value="0.218510259480517" calcext:value-type="float">
            <text:p>0,2185102595</text:p>
          </table:table-cell>
          <table:table-cell office:value-type="float" office:value="0.245847003173272" calcext:value-type="float">
            <text:p>0,2458470032</text:p>
          </table:table-cell>
          <table:table-cell office:value-type="float" office:value="0.22919887845704" calcext:value-type="float">
            <text:p>0,2291988785</text:p>
          </table:table-cell>
          <table:table-cell office:value-type="float" office:value="0.230527327300407" calcext:value-type="float">
            <text:p>0,2305273273</text:p>
          </table:table-cell>
          <table:table-cell office:value-type="float" office:value="0.0426435056256487" calcext:value-type="float">
            <text:p>0,0426435056</text:p>
          </table:table-cell>
          <table:table-cell office:value-type="float" office:value="0.0336834249456402" calcext:value-type="float">
            <text:p>0,0336834249</text:p>
          </table:table-cell>
          <table:table-cell office:value-type="float" office:value="0.0313288211271734" calcext:value-type="float">
            <text:p>0,0313288211</text:p>
          </table:table-cell>
          <table:table-cell office:value-type="float" office:value="0.0486541818198203" calcext:value-type="float">
            <text:p>0,0486541818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1166734" calcext:value-type="float">
            <text:p>0,3854015412</text:p>
          </table:table-cell>
          <table:table-cell office:value-type="float" office:value="0.448925179265198" calcext:value-type="float">
            <text:p>0,4489251793</text:p>
          </table:table-cell>
          <table:table-cell office:value-type="float" office:value="0.406553134578338" calcext:value-type="float">
            <text:p>0,4065531346</text:p>
          </table:table-cell>
          <table:table-cell office:value-type="float" office:value="0.424036942452132" calcext:value-type="float">
            <text:p>0,4240369425</text:p>
          </table:table-cell>
          <table:table-cell office:value-type="float" office:value="6.46697401862644" calcext:value-type="float">
            <text:p>6,4669740186</text:p>
          </table:table-cell>
          <table:table-cell office:value-type="float" office:value="11.178779479305" calcext:value-type="float">
            <text:p>11,1787794793</text:p>
          </table:table-cell>
          <table:table-cell office:value-type="float" office:value="8.16346572181485" calcext:value-type="float">
            <text:p>8,1634657218</text:p>
          </table:table-cell>
          <table:table-cell office:value-type="float" office:value="8.07913803651587" calcext:value-type="float">
            <text:p>8,0791380365</text:p>
          </table:table-cell>
          <table:table-cell office:value-type="float" office:value="0.218989109311222" calcext:value-type="float">
            <text:p>0,2189891093</text:p>
          </table:table-cell>
          <table:table-cell office:value-type="float" office:value="0.248753503535854" calcext:value-type="float">
            <text:p>0,2487535035</text:p>
          </table:table-cell>
          <table:table-cell office:value-type="float" office:value="0.230318612160145" calcext:value-type="float">
            <text:p>0,2303186122</text:p>
          </table:table-cell>
          <table:table-cell office:value-type="float" office:value="0.232334413305221" calcext:value-type="float">
            <text:p>0,2323344133</text:p>
          </table:table-cell>
          <table:table-cell office:value-type="float" office:value="0.0412256346944118" calcext:value-type="float">
            <text:p>0,0412256347</text:p>
          </table:table-cell>
          <table:table-cell office:value-type="float" office:value="0.0310192760371765" calcext:value-type="float">
            <text:p>0,031019276</text:p>
          </table:table-cell>
          <table:table-cell office:value-type="float" office:value="0.0303503842833294" calcext:value-type="float">
            <text:p>0,0303503843</text:p>
          </table:table-cell>
          <table:table-cell office:value-type="float" office:value="0.0455680269971939" calcext:value-type="float">
            <text:p>0,045568027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5121999969614" calcext:value-type="float">
            <text:p>0,365122</text:p>
          </table:table-cell>
          <table:table-cell office:value-type="float" office:value="0.449736667348808" calcext:value-type="float">
            <text:p>0,4497366673</text:p>
          </table:table-cell>
          <table:table-cell office:value-type="float" office:value="0.3890928417334" calcext:value-type="float">
            <text:p>0,3890928417</text:p>
          </table:table-cell>
          <table:table-cell office:value-type="float" office:value="0.420570678561667" calcext:value-type="float">
            <text:p>0,4205706786</text:p>
          </table:table-cell>
          <table:table-cell office:value-type="float" office:value="5.95894439379094" calcext:value-type="float">
            <text:p>5,9589443938</text:p>
          </table:table-cell>
          <table:table-cell office:value-type="float" office:value="10.7966607594183" calcext:value-type="float">
            <text:p>10,7966607594</text:p>
          </table:table-cell>
          <table:table-cell office:value-type="float" office:value="8.24019557220957" calcext:value-type="float">
            <text:p>8,2401955722</text:p>
          </table:table-cell>
          <table:table-cell office:value-type="float" office:value="7.64878860956533" calcext:value-type="float">
            <text:p>7,6487886096</text:p>
          </table:table-cell>
          <table:table-cell office:value-type="float" office:value="0.20920846017642" calcext:value-type="float">
            <text:p>0,2092084602</text:p>
          </table:table-cell>
          <table:table-cell office:value-type="float" office:value="0.244980775719117" calcext:value-type="float">
            <text:p>0,2449807757</text:p>
          </table:table-cell>
          <table:table-cell office:value-type="float" office:value="0.221603763178281" calcext:value-type="float">
            <text:p>0,2216037632</text:p>
          </table:table-cell>
          <table:table-cell office:value-type="float" office:value="0.226026095233756" calcext:value-type="float">
            <text:p>0,2260260952</text:p>
          </table:table-cell>
          <table:table-cell office:value-type="float" office:value="0.0440285461536887" calcext:value-type="float">
            <text:p>0,0440285462</text:p>
          </table:table-cell>
          <table:table-cell office:value-type="float" office:value="0.0361725055274422" calcext:value-type="float">
            <text:p>0,0361725055</text:p>
          </table:table-cell>
          <table:table-cell office:value-type="float" office:value="0.0326877017596245" calcext:value-type="float">
            <text:p>0,0326877018</text:p>
          </table:table-cell>
          <table:table-cell office:value-type="float" office:value="0.0515902184725369" calcext:value-type="float">
            <text:p>0,0515902185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90274507047996" calcext:value-type="float">
            <text:p>0,390274507</text:p>
          </table:table-cell>
          <table:table-cell office:value-type="float" office:value="0.462081227770517" calcext:value-type="float">
            <text:p>0,4620812278</text:p>
          </table:table-cell>
          <table:table-cell office:value-type="float" office:value="0.409449453740932" calcext:value-type="float">
            <text:p>0,4094494537</text:p>
          </table:table-cell>
          <table:table-cell office:value-type="float" office:value="0.4393173033221" calcext:value-type="float">
            <text:p>0,4393173033</text:p>
          </table:table-cell>
          <table:table-cell office:value-type="float" office:value="6.98657458179309" calcext:value-type="float">
            <text:p>6,9865745818</text:p>
          </table:table-cell>
          <table:table-cell office:value-type="float" office:value="12.0463158046949" calcext:value-type="float">
            <text:p>12,0463158047</text:p>
          </table:table-cell>
          <table:table-cell office:value-type="float" office:value="8.92464947629777" calcext:value-type="float">
            <text:p>8,9246494763</text:p>
          </table:table-cell>
          <table:table-cell office:value-type="float" office:value="9.11929428469633" calcext:value-type="float">
            <text:p>9,1192942847</text:p>
          </table:table-cell>
          <table:table-cell office:value-type="float" office:value="0.219146501608732" calcext:value-type="float">
            <text:p>0,2191465016</text:p>
          </table:table-cell>
          <table:table-cell office:value-type="float" office:value="0.251069083028033" calcext:value-type="float">
            <text:p>0,251069083</text:p>
          </table:table-cell>
          <table:table-cell office:value-type="float" office:value="0.230538757775614" calcext:value-type="float">
            <text:p>0,2305387578</text:p>
          </table:table-cell>
          <table:table-cell office:value-type="float" office:value="0.233768778864351" calcext:value-type="float">
            <text:p>0,2337687789</text:p>
          </table:table-cell>
          <table:table-cell office:value-type="float" office:value="0.0398517041562871" calcext:value-type="float">
            <text:p>0,0398517042</text:p>
          </table:table-cell>
          <table:table-cell office:value-type="float" office:value="0.032046666126639" calcext:value-type="float">
            <text:p>0,0320466661</text:p>
          </table:table-cell>
          <table:table-cell office:value-type="float" office:value="0.0291713812758856" calcext:value-type="float">
            <text:p>0,0291713813</text:p>
          </table:table-cell>
          <table:table-cell office:value-type="float" office:value="0.0467390943421481" calcext:value-type="float">
            <text:p>0,0467390943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79998289253663" calcext:value-type="float">
            <text:p>0,3799982893</text:p>
          </table:table-cell>
          <table:table-cell office:value-type="float" office:value="0.452659513298577" calcext:value-type="float">
            <text:p>0,4526595133</text:p>
          </table:table-cell>
          <table:table-cell office:value-type="float" office:value="0.398920488563383" calcext:value-type="float">
            <text:p>0,3989204886</text:p>
          </table:table-cell>
          <table:table-cell office:value-type="float" office:value="0.430171075509163" calcext:value-type="float">
            <text:p>0,4301710755</text:p>
          </table:table-cell>
          <table:table-cell office:value-type="float" office:value="6.56977579031874" calcext:value-type="float">
            <text:p>6,5697757903</text:p>
          </table:table-cell>
          <table:table-cell office:value-type="float" office:value="10.9020180210901" calcext:value-type="float">
            <text:p>10,9020180211</text:p>
          </table:table-cell>
          <table:table-cell office:value-type="float" office:value="8.40879341406086" calcext:value-type="float">
            <text:p>8,4087934141</text:p>
          </table:table-cell>
          <table:table-cell office:value-type="float" office:value="8.75565799060479" calcext:value-type="float">
            <text:p>8,7556579906</text:p>
          </table:table-cell>
          <table:table-cell office:value-type="float" office:value="0.216101927854979" calcext:value-type="float">
            <text:p>0,2161019279</text:p>
          </table:table-cell>
          <table:table-cell office:value-type="float" office:value="0.242853666705063" calcext:value-type="float">
            <text:p>0,2428536667</text:p>
          </table:table-cell>
          <table:table-cell office:value-type="float" office:value="0.227298727497757" calcext:value-type="float">
            <text:p>0,2272987275</text:p>
          </table:table-cell>
          <table:table-cell office:value-type="float" office:value="0.225990675778892" calcext:value-type="float">
            <text:p>0,2259906758</text:p>
          </table:table-cell>
          <table:table-cell office:value-type="float" office:value="0.039771897595194" calcext:value-type="float">
            <text:p>0,0397718976</text:p>
          </table:table-cell>
          <table:table-cell office:value-type="float" office:value="0.0337549432500798" calcext:value-type="float">
            <text:p>0,0337549433</text:p>
          </table:table-cell>
          <table:table-cell office:value-type="float" office:value="0.0302589444523576" calcext:value-type="float">
            <text:p>0,0302589445</text:p>
          </table:table-cell>
          <table:table-cell office:value-type="float" office:value="0.0469198224062444" calcext:value-type="float">
            <text:p>0,0469198224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78678648125303" calcext:value-type="float">
            <text:p>0,3786786481</text:p>
          </table:table-cell>
          <table:table-cell office:value-type="float" office:value="0.45353693429097" calcext:value-type="float">
            <text:p>0,4535369343</text:p>
          </table:table-cell>
          <table:table-cell office:value-type="float" office:value="0.398338800418817" calcext:value-type="float">
            <text:p>0,3983388004</text:p>
          </table:table-cell>
          <table:table-cell office:value-type="float" office:value="0.429371196560902" calcext:value-type="float">
            <text:p>0,4293711966</text:p>
          </table:table-cell>
          <table:table-cell office:value-type="float" office:value="6.55915207787733" calcext:value-type="float">
            <text:p>6,5591520779</text:p>
          </table:table-cell>
          <table:table-cell office:value-type="float" office:value="11.2921332645635" calcext:value-type="float">
            <text:p>11,2921332646</text:p>
          </table:table-cell>
          <table:table-cell office:value-type="float" office:value="8.54641336746163" calcext:value-type="float">
            <text:p>8,5464133675</text:p>
          </table:table-cell>
          <table:table-cell office:value-type="float" office:value="8.85971107925818" calcext:value-type="float">
            <text:p>8,8597110793</text:p>
          </table:table-cell>
          <table:table-cell office:value-type="float" office:value="0.216220955926231" calcext:value-type="float">
            <text:p>0,2162209559</text:p>
          </table:table-cell>
          <table:table-cell office:value-type="float" office:value="0.244300454798516" calcext:value-type="float">
            <text:p>0,2443004548</text:p>
          </table:table-cell>
          <table:table-cell office:value-type="float" office:value="0.227197430918632" calcext:value-type="float">
            <text:p>0,2271974309</text:p>
          </table:table-cell>
          <table:table-cell office:value-type="float" office:value="0.227668942884959" calcext:value-type="float">
            <text:p>0,2276689429</text:p>
          </table:table-cell>
          <table:table-cell office:value-type="float" office:value="0.0396663129681701" calcext:value-type="float">
            <text:p>0,039666313</text:p>
          </table:table-cell>
          <table:table-cell office:value-type="float" office:value="0.0336393466106112" calcext:value-type="float">
            <text:p>0,0336393466</text:p>
          </table:table-cell>
          <table:table-cell office:value-type="float" office:value="0.0305010485012219" calcext:value-type="float">
            <text:p>0,0305010485</text:p>
          </table:table-cell>
          <table:table-cell office:value-type="float" office:value="0.0463390591160397" calcext:value-type="float">
            <text:p>0,0463390591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4484794514886" calcext:value-type="float">
            <text:p>0,3744847945</text:p>
          </table:table-cell>
          <table:table-cell office:value-type="float" office:value="0.448455299220769" calcext:value-type="float">
            <text:p>0,4484552992</text:p>
          </table:table-cell>
          <table:table-cell office:value-type="float" office:value="0.397134231792293" calcext:value-type="float">
            <text:p>0,3971342318</text:p>
          </table:table-cell>
          <table:table-cell office:value-type="float" office:value="0.420650588972757" calcext:value-type="float">
            <text:p>0,420650589</text:p>
          </table:table-cell>
          <table:table-cell office:value-type="float" office:value="6.48476753534801" calcext:value-type="float">
            <text:p>6,4847675353</text:p>
          </table:table-cell>
          <table:table-cell office:value-type="float" office:value="11.2385700711877" calcext:value-type="float">
            <text:p>11,2385700712</text:p>
          </table:table-cell>
          <table:table-cell office:value-type="float" office:value="8.52024168938403" calcext:value-type="float">
            <text:p>8,5202416894</text:p>
          </table:table-cell>
          <table:table-cell office:value-type="float" office:value="8.40586275697052" calcext:value-type="float">
            <text:p>8,405862757</text:p>
          </table:table-cell>
          <table:table-cell office:value-type="float" office:value="0.213850960128453" calcext:value-type="float">
            <text:p>0,2138509601</text:p>
          </table:table-cell>
          <table:table-cell office:value-type="float" office:value="0.248804718489497" calcext:value-type="float">
            <text:p>0,2488047185</text:p>
          </table:table-cell>
          <table:table-cell office:value-type="float" office:value="0.226712897370477" calcext:value-type="float">
            <text:p>0,2267128974</text:p>
          </table:table-cell>
          <table:table-cell office:value-type="float" office:value="0.229120800485428" calcext:value-type="float">
            <text:p>0,2291208005</text:p>
          </table:table-cell>
          <table:table-cell office:value-type="float" office:value="0.0410328038318727" calcext:value-type="float">
            <text:p>0,0410328038</text:p>
          </table:table-cell>
          <table:table-cell office:value-type="float" office:value="0.0316237542793717" calcext:value-type="float">
            <text:p>0,0316237543</text:p>
          </table:table-cell>
          <table:table-cell office:value-type="float" office:value="0.0303605233271824" calcext:value-type="float">
            <text:p>0,0303605233</text:p>
          </table:table-cell>
          <table:table-cell office:value-type="float" office:value="0.0464007495491987" calcext:value-type="float">
            <text:p>0,0464007495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0944382525768" calcext:value-type="float">
            <text:p>0,3809443825</text:p>
          </table:table-cell>
          <table:table-cell office:value-type="float" office:value="0.452521875761481" calcext:value-type="float">
            <text:p>0,4525218758</text:p>
          </table:table-cell>
          <table:table-cell office:value-type="float" office:value="0.398574810072969" calcext:value-type="float">
            <text:p>0,3985748101</text:p>
          </table:table-cell>
          <table:table-cell office:value-type="float" office:value="0.432338246986797" calcext:value-type="float">
            <text:p>0,432338247</text:p>
          </table:table-cell>
          <table:table-cell office:value-type="float" office:value="6.53062727707178" calcext:value-type="float">
            <text:p>6,5306272771</text:p>
          </table:table-cell>
          <table:table-cell office:value-type="float" office:value="11.5631949841088" calcext:value-type="float">
            <text:p>11,5631949841</text:p>
          </table:table-cell>
          <table:table-cell office:value-type="float" office:value="8.24753923736501" calcext:value-type="float">
            <text:p>8,2475392374</text:p>
          </table:table-cell>
          <table:table-cell office:value-type="float" office:value="8.98623271007016" calcext:value-type="float">
            <text:p>8,9862327101</text:p>
          </table:table-cell>
          <table:table-cell office:value-type="float" office:value="0.21931174569732" calcext:value-type="float">
            <text:p>0,2193117457</text:p>
          </table:table-cell>
          <table:table-cell office:value-type="float" office:value="0.26095836234775" calcext:value-type="float">
            <text:p>0,2609583623</text:p>
          </table:table-cell>
          <table:table-cell office:value-type="float" office:value="0.229200048730826" calcext:value-type="float">
            <text:p>0,2292000487</text:p>
          </table:table-cell>
          <table:table-cell office:value-type="float" office:value="0.245296208099197" calcext:value-type="float">
            <text:p>0,2452962081</text:p>
          </table:table-cell>
          <table:table-cell office:value-type="float" office:value="0.0411676066517807" calcext:value-type="float">
            <text:p>0,0411676067</text:p>
          </table:table-cell>
          <table:table-cell office:value-type="float" office:value="0.033468875674456" calcext:value-type="float">
            <text:p>0,0334688757</text:p>
          </table:table-cell>
          <table:table-cell office:value-type="float" office:value="0.0319468851955272" calcext:value-type="float">
            <text:p>0,0319468852</text:p>
          </table:table-cell>
          <table:table-cell office:value-type="float" office:value="0.0462053340552383" calcext:value-type="float">
            <text:p>0,0462053341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2315741005297" calcext:value-type="float">
            <text:p>0,382315741</text:p>
          </table:table-cell>
          <table:table-cell office:value-type="float" office:value="0.448271767983274" calcext:value-type="float">
            <text:p>0,448271768</text:p>
          </table:table-cell>
          <table:table-cell office:value-type="float" office:value="0.398575425461837" calcext:value-type="float">
            <text:p>0,3985754255</text:p>
          </table:table-cell>
          <table:table-cell office:value-type="float" office:value="0.430003954960056" calcext:value-type="float">
            <text:p>0,430003955</text:p>
          </table:table-cell>
          <table:table-cell office:value-type="float" office:value="6.5097508446054" calcext:value-type="float">
            <text:p>6,5097508446</text:p>
          </table:table-cell>
          <table:table-cell office:value-type="float" office:value="10.8881356017897" calcext:value-type="float">
            <text:p>10,8881356018</text:p>
          </table:table-cell>
          <table:table-cell office:value-type="float" office:value="8.1521170508736" calcext:value-type="float">
            <text:p>8,1521170509</text:p>
          </table:table-cell>
          <table:table-cell office:value-type="float" office:value="8.77843690203661" calcext:value-type="float">
            <text:p>8,778436902</text:p>
          </table:table-cell>
          <table:table-cell office:value-type="float" office:value="0.225411021526965" calcext:value-type="float">
            <text:p>0,2254110215</text:p>
          </table:table-cell>
          <table:table-cell office:value-type="float" office:value="0.269392452769033" calcext:value-type="float">
            <text:p>0,2693924528</text:p>
          </table:table-cell>
          <table:table-cell office:value-type="float" office:value="0.235237999154946" calcext:value-type="float">
            <text:p>0,2352379992</text:p>
          </table:table-cell>
          <table:table-cell office:value-type="float" office:value="0.253762034409455" calcext:value-type="float">
            <text:p>0,2537620344</text:p>
          </table:table-cell>
          <table:table-cell office:value-type="float" office:value="0.0409821807828549" calcext:value-type="float">
            <text:p>0,0409821808</text:p>
          </table:table-cell>
          <table:table-cell office:value-type="float" office:value="0.0320047711785409" calcext:value-type="float">
            <text:p>0,0320047712</text:p>
          </table:table-cell>
          <table:table-cell office:value-type="float" office:value="0.0318459743319731" calcext:value-type="float">
            <text:p>0,0318459743</text:p>
          </table:table-cell>
          <table:table-cell office:value-type="float" office:value="0.0446853064608802" calcext:value-type="float">
            <text:p>0,0446853065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067919120052" calcext:value-type="float">
            <text:p>0,3840679191</text:p>
          </table:table-cell>
          <table:table-cell office:value-type="float" office:value="0.451272884696459" calcext:value-type="float">
            <text:p>0,4512728847</text:p>
          </table:table-cell>
          <table:table-cell office:value-type="float" office:value="0.400172757068606" calcext:value-type="float">
            <text:p>0,4001727571</text:p>
          </table:table-cell>
          <table:table-cell office:value-type="float" office:value="0.431889410031805" calcext:value-type="float">
            <text:p>0,43188941</text:p>
          </table:table-cell>
          <table:table-cell office:value-type="float" office:value="6.47091484244757" calcext:value-type="float">
            <text:p>6,4709148424</text:p>
          </table:table-cell>
          <table:table-cell office:value-type="float" office:value="11.1004919775081" calcext:value-type="float">
            <text:p>11,1004919775</text:p>
          </table:table-cell>
          <table:table-cell office:value-type="float" office:value="8.03182623675002" calcext:value-type="float">
            <text:p>8,0318262368</text:p>
          </table:table-cell>
          <table:table-cell office:value-type="float" office:value="8.73657414741192" calcext:value-type="float">
            <text:p>8,7365741474</text:p>
          </table:table-cell>
          <table:table-cell office:value-type="float" office:value="0.226720560644021" calcext:value-type="float">
            <text:p>0,2267205606</text:p>
          </table:table-cell>
          <table:table-cell office:value-type="float" office:value="0.270738949094422" calcext:value-type="float">
            <text:p>0,2707389491</text:p>
          </table:table-cell>
          <table:table-cell office:value-type="float" office:value="0.236104893993121" calcext:value-type="float">
            <text:p>0,236104894</text:p>
          </table:table-cell>
          <table:table-cell office:value-type="float" office:value="0.25583409724852" calcext:value-type="float">
            <text:p>0,2558340972</text:p>
          </table:table-cell>
          <table:table-cell office:value-type="float" office:value="0.0431868853409801" calcext:value-type="float">
            <text:p>0,0431868853</text:p>
          </table:table-cell>
          <table:table-cell office:value-type="float" office:value="0.035126932507586" calcext:value-type="float">
            <text:p>0,0351269325</text:p>
          </table:table-cell>
          <table:table-cell office:value-type="float" office:value="0.0327973972796843" calcext:value-type="float">
            <text:p>0,0327973973</text:p>
          </table:table-cell>
          <table:table-cell office:value-type="float" office:value="0.0493838036793187" calcext:value-type="float">
            <text:p>0,0493838037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79893919892735" calcext:value-type="float">
            <text:p>0,3798939199</text:p>
          </table:table-cell>
          <table:table-cell office:value-type="float" office:value="0.453851422709382" calcext:value-type="float">
            <text:p>0,4538514227</text:p>
          </table:table-cell>
          <table:table-cell office:value-type="float" office:value="0.399772765008459" calcext:value-type="float">
            <text:p>0,399772765</text:p>
          </table:table-cell>
          <table:table-cell office:value-type="float" office:value="0.430067138928671" calcext:value-type="float">
            <text:p>0,4300671389</text:p>
          </table:table-cell>
          <table:table-cell office:value-type="float" office:value="6.10163319063417" calcext:value-type="float">
            <text:p>6,1016331906</text:p>
          </table:table-cell>
          <table:table-cell office:value-type="float" office:value="11.213111367914" calcext:value-type="float">
            <text:p>11,2131113679</text:p>
          </table:table-cell>
          <table:table-cell office:value-type="float" office:value="8.05099377806724" calcext:value-type="float">
            <text:p>8,0509937781</text:p>
          </table:table-cell>
          <table:table-cell office:value-type="float" office:value="8.54950760931969" calcext:value-type="float">
            <text:p>8,5495076093</text:p>
          </table:table-cell>
          <table:table-cell office:value-type="float" office:value="0.22404803383435" calcext:value-type="float">
            <text:p>0,2240480338</text:p>
          </table:table-cell>
          <table:table-cell office:value-type="float" office:value="0.271607824199997" calcext:value-type="float">
            <text:p>0,2716078242</text:p>
          </table:table-cell>
          <table:table-cell office:value-type="float" office:value="0.235613852778922" calcext:value-type="float">
            <text:p>0,2356138528</text:p>
          </table:table-cell>
          <table:table-cell office:value-type="float" office:value="0.253304444586966" calcext:value-type="float">
            <text:p>0,2533044446</text:p>
          </table:table-cell>
          <table:table-cell office:value-type="float" office:value="0.0441824604483782" calcext:value-type="float">
            <text:p>0,0441824604</text:p>
          </table:table-cell>
          <table:table-cell office:value-type="float" office:value="0.0339357696841844" calcext:value-type="float">
            <text:p>0,0339357697</text:p>
          </table:table-cell>
          <table:table-cell office:value-type="float" office:value="0.0324080749742013" calcext:value-type="float">
            <text:p>0,032408075</text:p>
          </table:table-cell>
          <table:table-cell office:value-type="float" office:value="0.0499851856576254" calcext:value-type="float">
            <text:p>0,0499851857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3343708641668" calcext:value-type="float">
            <text:p>0,3833437086</text:p>
          </table:table-cell>
          <table:table-cell office:value-type="float" office:value="0.453851296252266" calcext:value-type="float">
            <text:p>0,4538512963</text:p>
          </table:table-cell>
          <table:table-cell office:value-type="float" office:value="0.398765586583898" calcext:value-type="float">
            <text:p>0,3987655866</text:p>
          </table:table-cell>
          <table:table-cell office:value-type="float" office:value="0.436740291639639" calcext:value-type="float">
            <text:p>0,4367402916</text:p>
          </table:table-cell>
          <table:table-cell office:value-type="float" office:value="6.45782831895505" calcext:value-type="float">
            <text:p>6,457828319</text:p>
          </table:table-cell>
          <table:table-cell office:value-type="float" office:value="10.9666997751538" calcext:value-type="float">
            <text:p>10,9666997752</text:p>
          </table:table-cell>
          <table:table-cell office:value-type="float" office:value="8.08654068125833" calcext:value-type="float">
            <text:p>8,0865406813</text:p>
          </table:table-cell>
          <table:table-cell office:value-type="float" office:value="8.7495339862902" calcext:value-type="float">
            <text:p>8,7495339863</text:p>
          </table:table-cell>
          <table:table-cell office:value-type="float" office:value="0.229296919366125" calcext:value-type="float">
            <text:p>0,2292969194</text:p>
          </table:table-cell>
          <table:table-cell office:value-type="float" office:value="0.277700511539401" calcext:value-type="float">
            <text:p>0,2777005115</text:p>
          </table:table-cell>
          <table:table-cell office:value-type="float" office:value="0.238736935209788" calcext:value-type="float">
            <text:p>0,2387369352</text:p>
          </table:table-cell>
          <table:table-cell office:value-type="float" office:value="0.262468010528026" calcext:value-type="float">
            <text:p>0,2624680105</text:p>
          </table:table-cell>
          <table:table-cell office:value-type="float" office:value="0.044407899794106" calcext:value-type="float">
            <text:p>0,0444078998</text:p>
          </table:table-cell>
          <table:table-cell office:value-type="float" office:value="0.0362389093284863" calcext:value-type="float">
            <text:p>0,0362389093</text:p>
          </table:table-cell>
          <table:table-cell office:value-type="float" office:value="0.0332610681641205" calcext:value-type="float">
            <text:p>0,0332610682</text:p>
          </table:table-cell>
          <table:table-cell office:value-type="float" office:value="0.051531834967025" calcext:value-type="float">
            <text:p>0,051531835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1766032786292" calcext:value-type="float">
            <text:p>0,3817660328</text:p>
          </table:table-cell>
          <table:table-cell office:value-type="float" office:value="0.44882505602472" calcext:value-type="float">
            <text:p>0,448825056</text:p>
          </table:table-cell>
          <table:table-cell office:value-type="float" office:value="0.39660817367208" calcext:value-type="float">
            <text:p>0,3966081737</text:p>
          </table:table-cell>
          <table:table-cell office:value-type="float" office:value="0.43179255482791" calcext:value-type="float">
            <text:p>0,4317925548</text:p>
          </table:table-cell>
          <table:table-cell office:value-type="float" office:value="6.30039710452958" calcext:value-type="float">
            <text:p>6,3003971045</text:p>
          </table:table-cell>
          <table:table-cell office:value-type="float" office:value="10.5784806109171" calcext:value-type="float">
            <text:p>10,5784806109</text:p>
          </table:table-cell>
          <table:table-cell office:value-type="float" office:value="7.63104712493583" calcext:value-type="float">
            <text:p>7,6310471249</text:p>
          </table:table-cell>
          <table:table-cell office:value-type="float" office:value="8.82265572970131" calcext:value-type="float">
            <text:p>8,8226557297</text:p>
          </table:table-cell>
          <table:table-cell office:value-type="float" office:value="0.229579412116923" calcext:value-type="float">
            <text:p>0,2295794121</text:p>
          </table:table-cell>
          <table:table-cell office:value-type="float" office:value="0.276969153581504" calcext:value-type="float">
            <text:p>0,2769691536</text:p>
          </table:table-cell>
          <table:table-cell office:value-type="float" office:value="0.239132207332947" calcext:value-type="float">
            <text:p>0,2391322073</text:p>
          </table:table-cell>
          <table:table-cell office:value-type="float" office:value="0.261621502977018" calcext:value-type="float">
            <text:p>0,261621503</text:p>
          </table:table-cell>
          <table:table-cell office:value-type="float" office:value="0.0430744015845118" calcext:value-type="float">
            <text:p>0,0430744016</text:p>
          </table:table-cell>
          <table:table-cell office:value-type="float" office:value="0.0355132535662249" calcext:value-type="float">
            <text:p>0,0355132536</text:p>
          </table:table-cell>
          <table:table-cell office:value-type="float" office:value="0.0327552065710571" calcext:value-type="float">
            <text:p>0,0327552066</text:p>
          </table:table-cell>
          <table:table-cell office:value-type="float" office:value="0.0496752829527875" calcext:value-type="float">
            <text:p>0,049675283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5854398176246" calcext:value-type="float">
            <text:p>0,3858543982</text:p>
          </table:table-cell>
          <table:table-cell office:value-type="float" office:value="0.45494215060781" calcext:value-type="float">
            <text:p>0,4549421506</text:p>
          </table:table-cell>
          <table:table-cell office:value-type="float" office:value="0.401864675275604" calcext:value-type="float">
            <text:p>0,4018646753</text:p>
          </table:table-cell>
          <table:table-cell office:value-type="float" office:value="0.435531719307091" calcext:value-type="float">
            <text:p>0,4355317193</text:p>
          </table:table-cell>
          <table:table-cell office:value-type="float" office:value="6.35221986797879" calcext:value-type="float">
            <text:p>6,352219868</text:p>
          </table:table-cell>
          <table:table-cell office:value-type="float" office:value="11.5803050439598" calcext:value-type="float">
            <text:p>11,580305044</text:p>
          </table:table-cell>
          <table:table-cell office:value-type="float" office:value="7.76845424091974" calcext:value-type="float">
            <text:p>7,7684542409</text:p>
          </table:table-cell>
          <table:table-cell office:value-type="float" office:value="9.20909773040836" calcext:value-type="float">
            <text:p>9,2090977304</text:p>
          </table:table-cell>
          <table:table-cell office:value-type="float" office:value="0.234406458071839" calcext:value-type="float">
            <text:p>0,2344064581</text:p>
          </table:table-cell>
          <table:table-cell office:value-type="float" office:value="0.281626090002058" calcext:value-type="float">
            <text:p>0,28162609</text:p>
          </table:table-cell>
          <table:table-cell office:value-type="float" office:value="0.243925565725917" calcext:value-type="float">
            <text:p>0,2439255657</text:p>
          </table:table-cell>
          <table:table-cell office:value-type="float" office:value="0.266401027933833" calcext:value-type="float">
            <text:p>0,2664010279</text:p>
          </table:table-cell>
          <table:table-cell office:value-type="float" office:value="0.0414826637416813" calcext:value-type="float">
            <text:p>0,0414826637</text:p>
          </table:table-cell>
          <table:table-cell office:value-type="float" office:value="0.0347230105046093" calcext:value-type="float">
            <text:p>0,0347230105</text:p>
          </table:table-cell>
          <table:table-cell office:value-type="float" office:value="0.0313150425343861" calcext:value-type="float">
            <text:p>0,0313150425</text:p>
          </table:table-cell>
          <table:table-cell office:value-type="float" office:value="0.0486216844285081" calcext:value-type="float">
            <text:p>0,0486216844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1744938389658" calcext:value-type="float">
            <text:p>0,3817449384</text:p>
          </table:table-cell>
          <table:table-cell office:value-type="float" office:value="0.455755529606227" calcext:value-type="float">
            <text:p>0,4557555296</text:p>
          </table:table-cell>
          <table:table-cell office:value-type="float" office:value="0.401433511955641" calcext:value-type="float">
            <text:p>0,401433512</text:p>
          </table:table-cell>
          <table:table-cell office:value-type="float" office:value="0.431136200473428" calcext:value-type="float">
            <text:p>0,4311362005</text:p>
          </table:table-cell>
          <table:table-cell office:value-type="float" office:value="6.22890213792558" calcext:value-type="float">
            <text:p>6,2289021379</text:p>
          </table:table-cell>
          <table:table-cell office:value-type="float" office:value="11.1660314238781" calcext:value-type="float">
            <text:p>11,1660314239</text:p>
          </table:table-cell>
          <table:table-cell office:value-type="float" office:value="8.03598313244684" calcext:value-type="float">
            <text:p>8,0359831324</text:p>
          </table:table-cell>
          <table:table-cell office:value-type="float" office:value="8.68587405353596" calcext:value-type="float">
            <text:p>8,6858740535</text:p>
          </table:table-cell>
          <table:table-cell office:value-type="float" office:value="0.2300563270618" calcext:value-type="float">
            <text:p>0,2300563271</text:p>
          </table:table-cell>
          <table:table-cell office:value-type="float" office:value="0.279988456945953" calcext:value-type="float">
            <text:p>0,2799884569</text:p>
          </table:table-cell>
          <table:table-cell office:value-type="float" office:value="0.241661021448523" calcext:value-type="float">
            <text:p>0,2416610214</text:p>
          </table:table-cell>
          <table:table-cell office:value-type="float" office:value="0.261395738946528" calcext:value-type="float">
            <text:p>0,2613957389</text:p>
          </table:table-cell>
          <table:table-cell office:value-type="float" office:value="0.0431632509948908" calcext:value-type="float">
            <text:p>0,043163251</text:p>
          </table:table-cell>
          <table:table-cell office:value-type="float" office:value="0.033736429880098" calcext:value-type="float">
            <text:p>0,0337364299</text:p>
          </table:table-cell>
          <table:table-cell office:value-type="float" office:value="0.0315410996318399" calcext:value-type="float">
            <text:p>0,0315410996</text:p>
          </table:table-cell>
          <table:table-cell office:value-type="float" office:value="0.0496639928005033" calcext:value-type="float">
            <text:p>0,0496639928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3715619918541" calcext:value-type="float">
            <text:p>0,3837156199</text:p>
          </table:table-cell>
          <table:table-cell office:value-type="float" office:value="0.456371399607322" calcext:value-type="float">
            <text:p>0,4563713996</text:p>
          </table:table-cell>
          <table:table-cell office:value-type="float" office:value="0.399100046507649" calcext:value-type="float">
            <text:p>0,3991000465</text:p>
          </table:table-cell>
          <table:table-cell office:value-type="float" office:value="0.436499401642395" calcext:value-type="float">
            <text:p>0,4364994016</text:p>
          </table:table-cell>
          <table:table-cell office:value-type="float" office:value="6.51717317468557" calcext:value-type="float">
            <text:p>6,5171731747</text:p>
          </table:table-cell>
          <table:table-cell office:value-type="float" office:value="11.5589306498374" calcext:value-type="float">
            <text:p>11,5589306498</text:p>
          </table:table-cell>
          <table:table-cell office:value-type="float" office:value="8.19750920764904" calcext:value-type="float">
            <text:p>8,1975092076</text:p>
          </table:table-cell>
          <table:table-cell office:value-type="float" office:value="9.26820504947591" calcext:value-type="float">
            <text:p>9,2682050495</text:p>
          </table:table-cell>
          <table:table-cell office:value-type="float" office:value="0.232333527737883" calcext:value-type="float">
            <text:p>0,2323335277</text:p>
          </table:table-cell>
          <table:table-cell office:value-type="float" office:value="0.281049600944115" calcext:value-type="float">
            <text:p>0,2810496009</text:p>
          </table:table-cell>
          <table:table-cell office:value-type="float" office:value="0.241397736275119" calcext:value-type="float">
            <text:p>0,2413977363</text:p>
          </table:table-cell>
          <table:table-cell office:value-type="float" office:value="0.266343935580872" calcext:value-type="float">
            <text:p>0,2663439356</text:p>
          </table:table-cell>
          <table:table-cell office:value-type="float" office:value="0.0451882379467393" calcext:value-type="float">
            <text:p>0,0451882379</text:p>
          </table:table-cell>
          <table:table-cell office:value-type="float" office:value="0.0383636496884146" calcext:value-type="float">
            <text:p>0,0383636497</text:p>
          </table:table-cell>
          <table:table-cell office:value-type="float" office:value="0.0340239094450822" calcext:value-type="float">
            <text:p>0,0340239094</text:p>
          </table:table-cell>
          <table:table-cell office:value-type="float" office:value="0.053695370019272" calcext:value-type="float">
            <text:p>0,05369537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3207443227938" calcext:value-type="float">
            <text:p>0,3832074432</text:p>
          </table:table-cell>
          <table:table-cell office:value-type="float" office:value="0.454952175923125" calcext:value-type="float">
            <text:p>0,4549521759</text:p>
          </table:table-cell>
          <table:table-cell office:value-type="float" office:value="0.398324059710705" calcext:value-type="float">
            <text:p>0,3983240597</text:p>
          </table:table-cell>
          <table:table-cell office:value-type="float" office:value="0.437479973507778" calcext:value-type="float">
            <text:p>0,4374799735</text:p>
          </table:table-cell>
          <table:table-cell office:value-type="float" office:value="6.59983880835957" calcext:value-type="float">
            <text:p>6,5998388084</text:p>
          </table:table-cell>
          <table:table-cell office:value-type="float" office:value="11.7158803985436" calcext:value-type="float">
            <text:p>11,7158803985</text:p>
          </table:table-cell>
          <table:table-cell office:value-type="float" office:value="7.99989392227417" calcext:value-type="float">
            <text:p>7,9998939223</text:p>
          </table:table-cell>
          <table:table-cell office:value-type="float" office:value="9.64699649533019" calcext:value-type="float">
            <text:p>9,6469964953</text:p>
          </table:table-cell>
          <table:table-cell office:value-type="float" office:value="0.234171913449851" calcext:value-type="float">
            <text:p>0,2341719134</text:p>
          </table:table-cell>
          <table:table-cell office:value-type="float" office:value="0.284149077149467" calcext:value-type="float">
            <text:p>0,2841490771</text:p>
          </table:table-cell>
          <table:table-cell office:value-type="float" office:value="0.243113514592674" calcext:value-type="float">
            <text:p>0,2431135146</text:p>
          </table:table-cell>
          <table:table-cell office:value-type="float" office:value="0.269499900599922" calcext:value-type="float">
            <text:p>0,2694999006</text:p>
          </table:table-cell>
          <table:table-cell office:value-type="float" office:value="0.0445104403325281" calcext:value-type="float">
            <text:p>0,0445104403</text:p>
          </table:table-cell>
          <table:table-cell office:value-type="float" office:value="0.038911668859276" calcext:value-type="float">
            <text:p>0,0389116689</text:p>
          </table:table-cell>
          <table:table-cell office:value-type="float" office:value="0.0338979312713885" calcext:value-type="float">
            <text:p>0,0338979313</text:p>
          </table:table-cell>
          <table:table-cell office:value-type="float" office:value="0.0535282161940446" calcext:value-type="float">
            <text:p>0,0535282162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6728089161687" calcext:value-type="float">
            <text:p>0,3867280892</text:p>
          </table:table-cell>
          <table:table-cell office:value-type="float" office:value="0.45908063857838" calcext:value-type="float">
            <text:p>0,4590806386</text:p>
          </table:table-cell>
          <table:table-cell office:value-type="float" office:value="0.400217179482123" calcext:value-type="float">
            <text:p>0,4002171795</text:p>
          </table:table-cell>
          <table:table-cell office:value-type="float" office:value="0.442080244993988" calcext:value-type="float">
            <text:p>0,442080245</text:p>
          </table:table-cell>
          <table:table-cell office:value-type="float" office:value="6.73565010093135" calcext:value-type="float">
            <text:p>6,7356501009</text:p>
          </table:table-cell>
          <table:table-cell office:value-type="float" office:value="11.9655653458784" calcext:value-type="float">
            <text:p>11,9655653459</text:p>
          </table:table-cell>
          <table:table-cell office:value-type="float" office:value="7.91536258089533" calcext:value-type="float">
            <text:p>7,9153625809</text:p>
          </table:table-cell>
          <table:table-cell office:value-type="float" office:value="9.62005891096804" calcext:value-type="float">
            <text:p>9,620058911</text:p>
          </table:table-cell>
          <table:table-cell office:value-type="float" office:value="0.23618794255915" calcext:value-type="float">
            <text:p>0,2361879426</text:p>
          </table:table-cell>
          <table:table-cell office:value-type="float" office:value="0.288368806344197" calcext:value-type="float">
            <text:p>0,2883688063</text:p>
          </table:table-cell>
          <table:table-cell office:value-type="float" office:value="0.245080619784452" calcext:value-type="float">
            <text:p>0,2450806198</text:p>
          </table:table-cell>
          <table:table-cell office:value-type="float" office:value="0.273608893056094" calcext:value-type="float">
            <text:p>0,2736088931</text:p>
          </table:table-cell>
          <table:table-cell office:value-type="float" office:value="0.0408268355277857" calcext:value-type="float">
            <text:p>0,0408268355</text:p>
          </table:table-cell>
          <table:table-cell office:value-type="float" office:value="0.0349599963405858" calcext:value-type="float">
            <text:p>0,0349599963</text:p>
          </table:table-cell>
          <table:table-cell office:value-type="float" office:value="0.0298650875772423" calcext:value-type="float">
            <text:p>0,0298650876</text:p>
          </table:table-cell>
          <table:table-cell office:value-type="float" office:value="0.0501635931157724" calcext:value-type="float">
            <text:p>0,0501635931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880354228086" calcext:value-type="float">
            <text:p>0,3788035423</text:p>
          </table:table-cell>
          <table:table-cell office:value-type="float" office:value="0.454695493044273" calcext:value-type="float">
            <text:p>0,454695493</text:p>
          </table:table-cell>
          <table:table-cell office:value-type="float" office:value="0.396789857176136" calcext:value-type="float">
            <text:p>0,3967898572</text:p>
          </table:table-cell>
          <table:table-cell office:value-type="float" office:value="0.432169837194183" calcext:value-type="float">
            <text:p>0,4321698372</text:p>
          </table:table-cell>
          <table:table-cell office:value-type="float" office:value="6.3200843092878" calcext:value-type="float">
            <text:p>6,3200843093</text:p>
          </table:table-cell>
          <table:table-cell office:value-type="float" office:value="11.8414813862963" calcext:value-type="float">
            <text:p>11,8414813863</text:p>
          </table:table-cell>
          <table:table-cell office:value-type="float" office:value="7.96557983931713" calcext:value-type="float">
            <text:p>7,9655798393</text:p>
          </table:table-cell>
          <table:table-cell office:value-type="float" office:value="9.18717965121352" calcext:value-type="float">
            <text:p>9,1871796512</text:p>
          </table:table-cell>
          <table:table-cell office:value-type="float" office:value="0.233840522408096" calcext:value-type="float">
            <text:p>0,2338405224</text:p>
          </table:table-cell>
          <table:table-cell office:value-type="float" office:value="0.291110213824196" calcext:value-type="float">
            <text:p>0,2911102138</text:p>
          </table:table-cell>
          <table:table-cell office:value-type="float" office:value="0.245220687016303" calcext:value-type="float">
            <text:p>0,245220687</text:p>
          </table:table-cell>
          <table:table-cell office:value-type="float" office:value="0.272066936156496" calcext:value-type="float">
            <text:p>0,2720669362</text:p>
          </table:table-cell>
          <table:table-cell office:value-type="float" office:value="0.045515203052305" calcext:value-type="float">
            <text:p>0,0455152031</text:p>
          </table:table-cell>
          <table:table-cell office:value-type="float" office:value="0.0393793655719205" calcext:value-type="float">
            <text:p>0,0393793656</text:p>
          </table:table-cell>
          <table:table-cell office:value-type="float" office:value="0.0336913372027938" calcext:value-type="float">
            <text:p>0,0336913372</text:p>
          </table:table-cell>
          <table:table-cell office:value-type="float" office:value="0.0556712002922619" calcext:value-type="float">
            <text:p>0,0556712003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4580118330772" calcext:value-type="float">
            <text:p>0,3845801183</text:p>
          </table:table-cell>
          <table:table-cell office:value-type="float" office:value="0.46060364338362" calcext:value-type="float">
            <text:p>0,4606036434</text:p>
          </table:table-cell>
          <table:table-cell office:value-type="float" office:value="0.397339513320294" calcext:value-type="float">
            <text:p>0,3973395133</text:p>
          </table:table-cell>
          <table:table-cell office:value-type="float" office:value="0.444639367087288" calcext:value-type="float">
            <text:p>0,4446393671</text:p>
          </table:table-cell>
          <table:table-cell office:value-type="float" office:value="6.26811509272425" calcext:value-type="float">
            <text:p>6,2681150927</text:p>
          </table:table-cell>
          <table:table-cell office:value-type="float" office:value="11.302419777516" calcext:value-type="float">
            <text:p>11,3024197775</text:p>
          </table:table-cell>
          <table:table-cell office:value-type="float" office:value="7.18913891605253" calcext:value-type="float">
            <text:p>7,1891389161</text:p>
          </table:table-cell>
          <table:table-cell office:value-type="float" office:value="9.64744942004484" calcext:value-type="float">
            <text:p>9,64744942</text:p>
          </table:table-cell>
          <table:table-cell office:value-type="float" office:value="0.238586677187564" calcext:value-type="float">
            <text:p>0,2385866772</text:p>
          </table:table-cell>
          <table:table-cell office:value-type="float" office:value="0.291771041774045" calcext:value-type="float">
            <text:p>0,2917710418</text:p>
          </table:table-cell>
          <table:table-cell office:value-type="float" office:value="0.247540445330405" calcext:value-type="float">
            <text:p>0,2475404453</text:p>
          </table:table-cell>
          <table:table-cell office:value-type="float" office:value="0.276744439809568" calcext:value-type="float">
            <text:p>0,2767444398</text:p>
          </table:table-cell>
          <table:table-cell office:value-type="float" office:value="0.0394018552878258" calcext:value-type="float">
            <text:p>0,0394018553</text:p>
          </table:table-cell>
          <table:table-cell office:value-type="float" office:value="0.038059726244221" calcext:value-type="float">
            <text:p>0,0380597262</text:p>
          </table:table-cell>
          <table:table-cell office:value-type="float" office:value="0.0308842278205417" calcext:value-type="float">
            <text:p>0,0308842278</text:p>
          </table:table-cell>
          <table:table-cell office:value-type="float" office:value="0.0498195292951913" calcext:value-type="float">
            <text:p>0,0498195293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1875897971436" calcext:value-type="float">
            <text:p>0,381875898</text:p>
          </table:table-cell>
          <table:table-cell office:value-type="float" office:value="0.459842981893539" calcext:value-type="float">
            <text:p>0,4598429819</text:p>
          </table:table-cell>
          <table:table-cell office:value-type="float" office:value="0.394125336511204" calcext:value-type="float">
            <text:p>0,3941253365</text:p>
          </table:table-cell>
          <table:table-cell office:value-type="float" office:value="0.444978119286666" calcext:value-type="float">
            <text:p>0,4449781193</text:p>
          </table:table-cell>
          <table:table-cell office:value-type="float" office:value="6.39837366011343" calcext:value-type="float">
            <text:p>6,3983736601</text:p>
          </table:table-cell>
          <table:table-cell office:value-type="float" office:value="10.8542040933653" calcext:value-type="float">
            <text:p>10,8542040934</text:p>
          </table:table-cell>
          <table:table-cell office:value-type="float" office:value="7.56735228595697" calcext:value-type="float">
            <text:p>7,567352286</text:p>
          </table:table-cell>
          <table:table-cell office:value-type="float" office:value="9.4197249369296" calcext:value-type="float">
            <text:p>9,4197249369</text:p>
          </table:table-cell>
          <table:table-cell office:value-type="float" office:value="0.231818826830814" calcext:value-type="float">
            <text:p>0,2318188268</text:p>
          </table:table-cell>
          <table:table-cell office:value-type="float" office:value="0.288094109273223" calcext:value-type="float">
            <text:p>0,2880941093</text:p>
          </table:table-cell>
          <table:table-cell office:value-type="float" office:value="0.240548302507818" calcext:value-type="float">
            <text:p>0,2405483025</text:p>
          </table:table-cell>
          <table:table-cell office:value-type="float" office:value="0.273185025447539" calcext:value-type="float">
            <text:p>0,2731850254</text:p>
          </table:table-cell>
          <table:table-cell office:value-type="float" office:value="0.0404721100404761" calcext:value-type="float">
            <text:p>0,04047211</text:p>
          </table:table-cell>
          <table:table-cell office:value-type="float" office:value="0.038622172900651" calcext:value-type="float">
            <text:p>0,0386221729</text:p>
          </table:table-cell>
          <table:table-cell office:value-type="float" office:value="0.0312333279530558" calcext:value-type="float">
            <text:p>0,031233328</text:p>
          </table:table-cell>
          <table:table-cell office:value-type="float" office:value="0.0514157432360018" calcext:value-type="float">
            <text:p>0,0514157432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2890200344379" calcext:value-type="float">
            <text:p>0,3828902003</text:p>
          </table:table-cell>
          <table:table-cell office:value-type="float" office:value="0.453465369107605" calcext:value-type="float">
            <text:p>0,4534653691</text:p>
          </table:table-cell>
          <table:table-cell office:value-type="float" office:value="0.395333210110828" calcext:value-type="float">
            <text:p>0,3953332101</text:p>
          </table:table-cell>
          <table:table-cell office:value-type="float" office:value="0.438720588759836" calcext:value-type="float">
            <text:p>0,4387205888</text:p>
          </table:table-cell>
          <table:table-cell office:value-type="float" office:value="6.20752032220566" calcext:value-type="float">
            <text:p>6,2075203222</text:p>
          </table:table-cell>
          <table:table-cell office:value-type="float" office:value="10.2249525077797" calcext:value-type="float">
            <text:p>10,2249525078</text:p>
          </table:table-cell>
          <table:table-cell office:value-type="float" office:value="7.16584887464608" calcext:value-type="float">
            <text:p>7,1658488746</text:p>
          </table:table-cell>
          <table:table-cell office:value-type="float" office:value="9.14378909802898" calcext:value-type="float">
            <text:p>9,143789098</text:p>
          </table:table-cell>
          <table:table-cell office:value-type="float" office:value="0.237150332354319" calcext:value-type="float">
            <text:p>0,2371503324</text:p>
          </table:table-cell>
          <table:table-cell office:value-type="float" office:value="0.290646083852843" calcext:value-type="float">
            <text:p>0,2906460839</text:p>
          </table:table-cell>
          <table:table-cell office:value-type="float" office:value="0.245892488941721" calcext:value-type="float">
            <text:p>0,2458924889</text:p>
          </table:table-cell>
          <table:table-cell office:value-type="float" office:value="0.27590518345795" calcext:value-type="float">
            <text:p>0,2759051835</text:p>
          </table:table-cell>
          <table:table-cell office:value-type="float" office:value="0.040545949994296" calcext:value-type="float">
            <text:p>0,04054595</text:p>
          </table:table-cell>
          <table:table-cell office:value-type="float" office:value="0.0393288803534649" calcext:value-type="float">
            <text:p>0,0393288804</text:p>
          </table:table-cell>
          <table:table-cell office:value-type="float" office:value="0.0316688520477066" calcext:value-type="float">
            <text:p>0,031668852</text:p>
          </table:table-cell>
          <table:table-cell office:value-type="float" office:value="0.0516057720258973" calcext:value-type="float">
            <text:p>0,051605772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5878309066043" calcext:value-type="float">
            <text:p>0,3758783091</text:p>
          </table:table-cell>
          <table:table-cell office:value-type="float" office:value="0.454090241815919" calcext:value-type="float">
            <text:p>0,4540902418</text:p>
          </table:table-cell>
          <table:table-cell office:value-type="float" office:value="0.391358594171126" calcext:value-type="float">
            <text:p>0,3913585942</text:p>
          </table:table-cell>
          <table:table-cell office:value-type="float" office:value="0.433435263040528" calcext:value-type="float">
            <text:p>0,433435263</text:p>
          </table:table-cell>
          <table:table-cell office:value-type="float" office:value="6.00357879172153" calcext:value-type="float">
            <text:p>6,0035787917</text:p>
          </table:table-cell>
          <table:table-cell office:value-type="float" office:value="10.8853840308134" calcext:value-type="float">
            <text:p>10,8853840308</text:p>
          </table:table-cell>
          <table:table-cell office:value-type="float" office:value="7.11007996021285" calcext:value-type="float">
            <text:p>7,1100799602</text:p>
          </table:table-cell>
          <table:table-cell office:value-type="float" office:value="8.44948754557969" calcext:value-type="float">
            <text:p>8,4494875456</text:p>
          </table:table-cell>
          <table:table-cell office:value-type="float" office:value="0.232158633033054" calcext:value-type="float">
            <text:p>0,232158633</text:p>
          </table:table-cell>
          <table:table-cell office:value-type="float" office:value="0.287478028966237" calcext:value-type="float">
            <text:p>0,287478029</text:p>
          </table:table-cell>
          <table:table-cell office:value-type="float" office:value="0.242540987071274" calcext:value-type="float">
            <text:p>0,2425409871</text:p>
          </table:table-cell>
          <table:table-cell office:value-type="float" office:value="0.270053825227576" calcext:value-type="float">
            <text:p>0,2700538252</text:p>
          </table:table-cell>
          <table:table-cell office:value-type="float" office:value="0.0424338967155499" calcext:value-type="float">
            <text:p>0,0424338967</text:p>
          </table:table-cell>
          <table:table-cell office:value-type="float" office:value="0.0406948245143871" calcext:value-type="float">
            <text:p>0,0406948245</text:p>
          </table:table-cell>
          <table:table-cell office:value-type="float" office:value="0.03263710335487" calcext:value-type="float">
            <text:p>0,0326371034</text:p>
          </table:table-cell>
          <table:table-cell office:value-type="float" office:value="0.0540770142960569" calcext:value-type="float">
            <text:p>0,0540770143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9932851127517" calcext:value-type="float">
            <text:p>0,3799328511</text:p>
          </table:table-cell>
          <table:table-cell office:value-type="float" office:value="0.453824981563144" calcext:value-type="float">
            <text:p>0,4538249816</text:p>
          </table:table-cell>
          <table:table-cell office:value-type="float" office:value="0.39176239722077" calcext:value-type="float">
            <text:p>0,3917623972</text:p>
          </table:table-cell>
          <table:table-cell office:value-type="float" office:value="0.439177504295533" calcext:value-type="float">
            <text:p>0,4391775043</text:p>
          </table:table-cell>
          <table:table-cell office:value-type="float" office:value="6.34269384840549" calcext:value-type="float">
            <text:p>6,3426938484</text:p>
          </table:table-cell>
          <table:table-cell office:value-type="float" office:value="11.0790634112433" calcext:value-type="float">
            <text:p>11,0790634112</text:p>
          </table:table-cell>
          <table:table-cell office:value-type="float" office:value="7.27811724559759" calcext:value-type="float">
            <text:p>7,2781172456</text:p>
          </table:table-cell>
          <table:table-cell office:value-type="float" office:value="9.47558639476915" calcext:value-type="float">
            <text:p>9,4755863948</text:p>
          </table:table-cell>
          <table:table-cell office:value-type="float" office:value="0.242006006405448" calcext:value-type="float">
            <text:p>0,2420060064</text:p>
          </table:table-cell>
          <table:table-cell office:value-type="float" office:value="0.300588506987226" calcext:value-type="float">
            <text:p>0,300588507</text:p>
          </table:table-cell>
          <table:table-cell office:value-type="float" office:value="0.250207604361911" calcext:value-type="float">
            <text:p>0,2502076044</text:p>
          </table:table-cell>
          <table:table-cell office:value-type="float" office:value="0.286619887430704" calcext:value-type="float">
            <text:p>0,2866198874</text:p>
          </table:table-cell>
          <table:table-cell office:value-type="float" office:value="0.0415456803595668" calcext:value-type="float">
            <text:p>0,0415456804</text:p>
          </table:table-cell>
          <table:table-cell office:value-type="float" office:value="0.040768185783682" calcext:value-type="float">
            <text:p>0,0407681858</text:p>
          </table:table-cell>
          <table:table-cell office:value-type="float" office:value="0.0329762924953298" calcext:value-type="float">
            <text:p>0,0329762925</text:p>
          </table:table-cell>
          <table:table-cell office:value-type="float" office:value="0.052556757644843" calcext:value-type="float">
            <text:p>0,0525567576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3344459116374" calcext:value-type="float">
            <text:p>0,3833444591</text:p>
          </table:table-cell>
          <table:table-cell office:value-type="float" office:value="0.45499016993257" calcext:value-type="float">
            <text:p>0,4549901699</text:p>
          </table:table-cell>
          <table:table-cell office:value-type="float" office:value="0.394775966663452" calcext:value-type="float">
            <text:p>0,3947759667</text:p>
          </table:table-cell>
          <table:table-cell office:value-type="float" office:value="0.439637587551127" calcext:value-type="float">
            <text:p>0,4396375876</text:p>
          </table:table-cell>
          <table:table-cell office:value-type="float" office:value="6.34985924946507" calcext:value-type="float">
            <text:p>6,3498592495</text:p>
          </table:table-cell>
          <table:table-cell office:value-type="float" office:value="10.3638529268382" calcext:value-type="float">
            <text:p>10,3638529268</text:p>
          </table:table-cell>
          <table:table-cell office:value-type="float" office:value="7.33999170418947" calcext:value-type="float">
            <text:p>7,3399917042</text:p>
          </table:table-cell>
          <table:table-cell office:value-type="float" office:value="9.14082264662026" calcext:value-type="float">
            <text:p>9,1408226466</text:p>
          </table:table-cell>
          <table:table-cell office:value-type="float" office:value="0.239277894957029" calcext:value-type="float">
            <text:p>0,239277895</text:p>
          </table:table-cell>
          <table:table-cell office:value-type="float" office:value="0.295546908308682" calcext:value-type="float">
            <text:p>0,2955469083</text:p>
          </table:table-cell>
          <table:table-cell office:value-type="float" office:value="0.247094271472085" calcext:value-type="float">
            <text:p>0,2470942715</text:p>
          </table:table-cell>
          <table:table-cell office:value-type="float" office:value="0.282369306107907" calcext:value-type="float">
            <text:p>0,2823693061</text:p>
          </table:table-cell>
          <table:table-cell office:value-type="float" office:value="0.0405590591403484" calcext:value-type="float">
            <text:p>0,0405590591</text:p>
          </table:table-cell>
          <table:table-cell office:value-type="float" office:value="0.0398867946237911" calcext:value-type="float">
            <text:p>0,0398867946</text:p>
          </table:table-cell>
          <table:table-cell office:value-type="float" office:value="0.0322438267902727" calcext:value-type="float">
            <text:p>0,0322438268</text:p>
          </table:table-cell>
          <table:table-cell office:value-type="float" office:value="0.0512684728219925" calcext:value-type="float">
            <text:p>0,0512684728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2305835797144" calcext:value-type="float">
            <text:p>0,3823058358</text:p>
          </table:table-cell>
          <table:table-cell office:value-type="float" office:value="0.451641433924604" calcext:value-type="float">
            <text:p>0,4516414339</text:p>
          </table:table-cell>
          <table:table-cell office:value-type="float" office:value="0.394444821153364" calcext:value-type="float">
            <text:p>0,3944448212</text:p>
          </table:table-cell>
          <table:table-cell office:value-type="float" office:value="0.434679294817492" calcext:value-type="float">
            <text:p>0,4346792948</text:p>
          </table:table-cell>
          <table:table-cell office:value-type="float" office:value="6.2552345383694" calcext:value-type="float">
            <text:p>6,2552345384</text:p>
          </table:table-cell>
          <table:table-cell office:value-type="float" office:value="10.2717749736786" calcext:value-type="float">
            <text:p>10,2717749737</text:p>
          </table:table-cell>
          <table:table-cell office:value-type="float" office:value="7.21997434413388" calcext:value-type="float">
            <text:p>7,2199743441</text:p>
          </table:table-cell>
          <table:table-cell office:value-type="float" office:value="8.57749232238594" calcext:value-type="float">
            <text:p>8,5774923224</text:p>
          </table:table-cell>
          <table:table-cell office:value-type="float" office:value="0.242310776870711" calcext:value-type="float">
            <text:p>0,2423107769</text:p>
          </table:table-cell>
          <table:table-cell office:value-type="float" office:value="0.297983821130136" calcext:value-type="float">
            <text:p>0,2979838211</text:p>
          </table:table-cell>
          <table:table-cell office:value-type="float" office:value="0.249888549909119" calcext:value-type="float">
            <text:p>0,2498885499</text:p>
          </table:table-cell>
          <table:table-cell office:value-type="float" office:value="0.285208295095664" calcext:value-type="float">
            <text:p>0,2852082951</text:p>
          </table:table-cell>
          <table:table-cell office:value-type="float" office:value="0.040288415431734" calcext:value-type="float">
            <text:p>0,0402884154</text:p>
          </table:table-cell>
          <table:table-cell office:value-type="float" office:value="0.0403938572853069" calcext:value-type="float">
            <text:p>0,0403938573</text:p>
          </table:table-cell>
          <table:table-cell office:value-type="float" office:value="0.0322939642765537" calcext:value-type="float">
            <text:p>0,0322939643</text:p>
          </table:table-cell>
          <table:table-cell office:value-type="float" office:value="0.0513306058475506" calcext:value-type="float">
            <text:p>0,0513306058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80898068691505" calcext:value-type="float">
            <text:p>0,3808980687</text:p>
          </table:table-cell>
          <table:table-cell office:value-type="float" office:value="0.459081068304498" calcext:value-type="float">
            <text:p>0,4590810683</text:p>
          </table:table-cell>
          <table:table-cell office:value-type="float" office:value="0.396056391382915" calcext:value-type="float">
            <text:p>0,3960563914</text:p>
          </table:table-cell>
          <table:table-cell office:value-type="float" office:value="0.438201100325911" calcext:value-type="float">
            <text:p>0,4382011003</text:p>
          </table:table-cell>
          <table:table-cell office:value-type="float" office:value="6.33596738245216" calcext:value-type="float">
            <text:p>6,3359673825</text:p>
          </table:table-cell>
          <table:table-cell office:value-type="float" office:value="11.5033920880471" calcext:value-type="float">
            <text:p>11,503392088</text:p>
          </table:table-cell>
          <table:table-cell office:value-type="float" office:value="7.57247796478507" calcext:value-type="float">
            <text:p>7,5724779648</text:p>
          </table:table-cell>
          <table:table-cell office:value-type="float" office:value="9.03416257091305" calcext:value-type="float">
            <text:p>9,0341625709</text:p>
          </table:table-cell>
          <table:table-cell office:value-type="float" office:value="0.231504120329987" calcext:value-type="float">
            <text:p>0,2315041203</text:p>
          </table:table-cell>
          <table:table-cell office:value-type="float" office:value="0.289533825022961" calcext:value-type="float">
            <text:p>0,289533825</text:p>
          </table:table-cell>
          <table:table-cell office:value-type="float" office:value="0.241290156191003" calcext:value-type="float">
            <text:p>0,2412901562</text:p>
          </table:table-cell>
          <table:table-cell office:value-type="float" office:value="0.272938868293788" calcext:value-type="float">
            <text:p>0,2729388683</text:p>
          </table:table-cell>
          <table:table-cell office:value-type="float" office:value="0.0398216272692173" calcext:value-type="float">
            <text:p>0,0398216273</text:p>
          </table:table-cell>
          <table:table-cell office:value-type="float" office:value="0.0372080426544355" calcext:value-type="float">
            <text:p>0,0372080427</text:p>
          </table:table-cell>
          <table:table-cell office:value-type="float" office:value="0.0309305913408109" calcext:value-type="float">
            <text:p>0,0309305913</text:p>
          </table:table-cell>
          <table:table-cell office:value-type="float" office:value="0.0494150318132484" calcext:value-type="float">
            <text:p>0,0494150318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5029284721948" calcext:value-type="float">
            <text:p>0,3850292847</text:p>
          </table:table-cell>
          <table:table-cell office:value-type="float" office:value="0.459969923127776" calcext:value-type="float">
            <text:p>0,4599699231</text:p>
          </table:table-cell>
          <table:table-cell office:value-type="float" office:value="0.397419062497215" calcext:value-type="float">
            <text:p>0,3974190625</text:p>
          </table:table-cell>
          <table:table-cell office:value-type="float" office:value="0.443602944602616" calcext:value-type="float">
            <text:p>0,4436029446</text:p>
          </table:table-cell>
          <table:table-cell office:value-type="float" office:value="6.41191463248875" calcext:value-type="float">
            <text:p>6,4119146325</text:p>
          </table:table-cell>
          <table:table-cell office:value-type="float" office:value="10.9694605888412" calcext:value-type="float">
            <text:p>10,9694605888</text:p>
          </table:table-cell>
          <table:table-cell office:value-type="float" office:value="7.45016099654982" calcext:value-type="float">
            <text:p>7,4501609965</text:p>
          </table:table-cell>
          <table:table-cell office:value-type="float" office:value="8.94031881215218" calcext:value-type="float">
            <text:p>8,9403188122</text:p>
          </table:table-cell>
          <table:table-cell office:value-type="float" office:value="0.238477840708625" calcext:value-type="float">
            <text:p>0,2384778407</text:p>
          </table:table-cell>
          <table:table-cell office:value-type="float" office:value="0.293695859663478" calcext:value-type="float">
            <text:p>0,2936958597</text:p>
          </table:table-cell>
          <table:table-cell office:value-type="float" office:value="0.246637121580337" calcext:value-type="float">
            <text:p>0,2466371216</text:p>
          </table:table-cell>
          <table:table-cell office:value-type="float" office:value="0.279841640112015" calcext:value-type="float">
            <text:p>0,2798416401</text:p>
          </table:table-cell>
          <table:table-cell office:value-type="float" office:value="0.0429438336496944" calcext:value-type="float">
            <text:p>0,0429438336</text:p>
          </table:table-cell>
          <table:table-cell office:value-type="float" office:value="0.0423761038390619" calcext:value-type="float">
            <text:p>0,0423761038</text:p>
          </table:table-cell>
          <table:table-cell office:value-type="float" office:value="0.0343188797559528" calcext:value-type="float">
            <text:p>0,0343188798</text:p>
          </table:table-cell>
          <table:table-cell office:value-type="float" office:value="0.0542946436562712" calcext:value-type="float">
            <text:p>0,0542946437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607619405148" calcext:value-type="float">
            <text:p>0,3860761941</text:p>
          </table:table-cell>
          <table:table-cell office:value-type="float" office:value="0.460845083719782" calcext:value-type="float">
            <text:p>0,4608450837</text:p>
          </table:table-cell>
          <table:table-cell office:value-type="float" office:value="0.397419756559276" calcext:value-type="float">
            <text:p>0,3974197566</text:p>
          </table:table-cell>
          <table:table-cell office:value-type="float" office:value="0.444297091744929" calcext:value-type="float">
            <text:p>0,4442970917</text:p>
          </table:table-cell>
          <table:table-cell office:value-type="float" office:value="6.58535351057211" calcext:value-type="float">
            <text:p>6,5853535106</text:p>
          </table:table-cell>
          <table:table-cell office:value-type="float" office:value="10.9194487916145" calcext:value-type="float">
            <text:p>10,9194487916</text:p>
          </table:table-cell>
          <table:table-cell office:value-type="float" office:value="7.52734612505942" calcext:value-type="float">
            <text:p>7,5273461251</text:p>
          </table:table-cell>
          <table:table-cell office:value-type="float" office:value="9.16049565497233" calcext:value-type="float">
            <text:p>9,160495655</text:p>
          </table:table-cell>
          <table:table-cell office:value-type="float" office:value="0.234657097440357" calcext:value-type="float">
            <text:p>0,2346570974</text:p>
          </table:table-cell>
          <table:table-cell office:value-type="float" office:value="0.287360057526587" calcext:value-type="float">
            <text:p>0,2873600575</text:p>
          </table:table-cell>
          <table:table-cell office:value-type="float" office:value="0.241888596485386" calcext:value-type="float">
            <text:p>0,2418885965</text:p>
          </table:table-cell>
          <table:table-cell office:value-type="float" office:value="0.275132426341212" calcext:value-type="float">
            <text:p>0,2751324263</text:p>
          </table:table-cell>
          <table:table-cell office:value-type="float" office:value="0.0420947895892461" calcext:value-type="float">
            <text:p>0,0420947896</text:p>
          </table:table-cell>
          <table:table-cell office:value-type="float" office:value="0.040424971645581" calcext:value-type="float">
            <text:p>0,0404249716</text:p>
          </table:table-cell>
          <table:table-cell office:value-type="float" office:value="0.0338035642359736" calcext:value-type="float">
            <text:p>0,0338035642</text:p>
          </table:table-cell>
          <table:table-cell office:value-type="float" office:value="0.0519449500899345" calcext:value-type="float">
            <text:p>0,0519449501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6566305944554" calcext:value-type="float">
            <text:p>0,3865663059</text:p>
          </table:table-cell>
          <table:table-cell office:value-type="float" office:value="0.46032835497388" calcext:value-type="float">
            <text:p>0,460328355</text:p>
          </table:table-cell>
          <table:table-cell office:value-type="float" office:value="0.398137304080942" calcext:value-type="float">
            <text:p>0,3981373041</text:p>
          </table:table-cell>
          <table:table-cell office:value-type="float" office:value="0.445370747350021" calcext:value-type="float">
            <text:p>0,4453707474</text:p>
          </table:table-cell>
          <table:table-cell office:value-type="float" office:value="6.62174989186019" calcext:value-type="float">
            <text:p>6,6217498919</text:p>
          </table:table-cell>
          <table:table-cell office:value-type="float" office:value="10.5156442868972" calcext:value-type="float">
            <text:p>10,5156442869</text:p>
          </table:table-cell>
          <table:table-cell office:value-type="float" office:value="7.92125700833887" calcext:value-type="float">
            <text:p>7,9212570083</text:p>
          </table:table-cell>
          <table:table-cell office:value-type="float" office:value="9.20362873659281" calcext:value-type="float">
            <text:p>9,2036287366</text:p>
          </table:table-cell>
          <table:table-cell office:value-type="float" office:value="0.245644065263339" calcext:value-type="float">
            <text:p>0,2456440653</text:p>
          </table:table-cell>
          <table:table-cell office:value-type="float" office:value="0.305224589150301" calcext:value-type="float">
            <text:p>0,3052245892</text:p>
          </table:table-cell>
          <table:table-cell office:value-type="float" office:value="0.253481689338261" calcext:value-type="float">
            <text:p>0,2534816893</text:p>
          </table:table-cell>
          <table:table-cell office:value-type="float" office:value="0.291702714373503" calcext:value-type="float">
            <text:p>0,2917027144</text:p>
          </table:table-cell>
          <table:table-cell office:value-type="float" office:value="0.040661285741364" calcext:value-type="float">
            <text:p>0,0406612857</text:p>
          </table:table-cell>
          <table:table-cell office:value-type="float" office:value="0.0394947099407613" calcext:value-type="float">
            <text:p>0,0394947099</text:p>
          </table:table-cell>
          <table:table-cell office:value-type="float" office:value="0.0340283658562517" calcext:value-type="float">
            <text:p>0,0340283659</text:p>
          </table:table-cell>
          <table:table-cell office:value-type="float" office:value="0.0487507473193797" calcext:value-type="float">
            <text:p>0,0487507473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4426413093284" calcext:value-type="float">
            <text:p>0,3844264131</text:p>
          </table:table-cell>
          <table:table-cell office:value-type="float" office:value="0.461491085127002" calcext:value-type="float">
            <text:p>0,4614910851</text:p>
          </table:table-cell>
          <table:table-cell office:value-type="float" office:value="0.398565172902243" calcext:value-type="float">
            <text:p>0,3985651729</text:p>
          </table:table-cell>
          <table:table-cell office:value-type="float" office:value="0.442113989829798" calcext:value-type="float">
            <text:p>0,4421139898</text:p>
          </table:table-cell>
          <table:table-cell office:value-type="float" office:value="6.27778646017322" calcext:value-type="float">
            <text:p>6,2777864602</text:p>
          </table:table-cell>
          <table:table-cell office:value-type="float" office:value="10.5188631783911" calcext:value-type="float">
            <text:p>10,5188631784</text:p>
          </table:table-cell>
          <table:table-cell office:value-type="float" office:value="7.59583574167987" calcext:value-type="float">
            <text:p>7,5958357417</text:p>
          </table:table-cell>
          <table:table-cell office:value-type="float" office:value="8.54564181874706" calcext:value-type="float">
            <text:p>8,5456418187</text:p>
          </table:table-cell>
          <table:table-cell office:value-type="float" office:value="0.244415581210008" calcext:value-type="float">
            <text:p>0,2444155812</text:p>
          </table:table-cell>
          <table:table-cell office:value-type="float" office:value="0.303800378871344" calcext:value-type="float">
            <text:p>0,3038003789</text:p>
          </table:table-cell>
          <table:table-cell office:value-type="float" office:value="0.254038990880059" calcext:value-type="float">
            <text:p>0,2540389909</text:p>
          </table:table-cell>
          <table:table-cell office:value-type="float" office:value="0.287347311589657" calcext:value-type="float">
            <text:p>0,2873473116</text:p>
          </table:table-cell>
          <table:table-cell office:value-type="float" office:value="0.0374575919165822" calcext:value-type="float">
            <text:p>0,0374575919</text:p>
          </table:table-cell>
          <table:table-cell office:value-type="float" office:value="0.0389342923321913" calcext:value-type="float">
            <text:p>0,0389342923</text:p>
          </table:table-cell>
          <table:table-cell office:value-type="float" office:value="0.0318554108866443" calcext:value-type="float">
            <text:p>0,0318554109</text:p>
          </table:table-cell>
          <table:table-cell office:value-type="float" office:value="0.0465595669540406" calcext:value-type="float">
            <text:p>0,046559567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3065039724308" calcext:value-type="float">
            <text:p>0,3830650397</text:p>
          </table:table-cell>
          <table:table-cell office:value-type="float" office:value="0.454399741325215" calcext:value-type="float">
            <text:p>0,4543997413</text:p>
          </table:table-cell>
          <table:table-cell office:value-type="float" office:value="0.393756050284776" calcext:value-type="float">
            <text:p>0,3937560503</text:p>
          </table:table-cell>
          <table:table-cell office:value-type="float" office:value="0.441667799272268" calcext:value-type="float">
            <text:p>0,4416677993</text:p>
          </table:table-cell>
          <table:table-cell office:value-type="float" office:value="6.24235299795973" calcext:value-type="float">
            <text:p>6,242352998</text:p>
          </table:table-cell>
          <table:table-cell office:value-type="float" office:value="10.4539155896064" calcext:value-type="float">
            <text:p>10,4539155896</text:p>
          </table:table-cell>
          <table:table-cell office:value-type="float" office:value="7.01733933159083" calcext:value-type="float">
            <text:p>7,0173393316</text:p>
          </table:table-cell>
          <table:table-cell office:value-type="float" office:value="9.45499269567752" calcext:value-type="float">
            <text:p>9,4549926957</text:p>
          </table:table-cell>
          <table:table-cell office:value-type="float" office:value="0.240740995638852" calcext:value-type="float">
            <text:p>0,2407409956</text:p>
          </table:table-cell>
          <table:table-cell office:value-type="float" office:value="0.292294511028863" calcext:value-type="float">
            <text:p>0,292294511</text:p>
          </table:table-cell>
          <table:table-cell office:value-type="float" office:value="0.248281057433031" calcext:value-type="float">
            <text:p>0,2482810574</text:p>
          </table:table-cell>
          <table:table-cell office:value-type="float" office:value="0.279486796445766" calcext:value-type="float">
            <text:p>0,2794867964</text:p>
          </table:table-cell>
          <table:table-cell office:value-type="float" office:value="0.0392684239725255" calcext:value-type="float">
            <text:p>0,039268424</text:p>
          </table:table-cell>
          <table:table-cell office:value-type="float" office:value="0.0374422068792797" calcext:value-type="float">
            <text:p>0,0374422069</text:p>
          </table:table-cell>
          <table:table-cell office:value-type="float" office:value="0.0314839365282447" calcext:value-type="float">
            <text:p>0,0314839365</text:p>
          </table:table-cell>
          <table:table-cell office:value-type="float" office:value="0.0484136699902736" calcext:value-type="float">
            <text:p>0,04841367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309424616271" calcext:value-type="float">
            <text:p>0,3830942462</text:p>
          </table:table-cell>
          <table:table-cell office:value-type="float" office:value="0.452160948083637" calcext:value-type="float">
            <text:p>0,4521609481</text:p>
          </table:table-cell>
          <table:table-cell office:value-type="float" office:value="0.392546877320483" calcext:value-type="float">
            <text:p>0,3925468773</text:p>
          </table:table-cell>
          <table:table-cell office:value-type="float" office:value="0.441268735597842" calcext:value-type="float">
            <text:p>0,4412687356</text:p>
          </table:table-cell>
          <table:table-cell office:value-type="float" office:value="6.31936549150862" calcext:value-type="float">
            <text:p>6,3193654915</text:p>
          </table:table-cell>
          <table:table-cell office:value-type="float" office:value="9.91603781522595" calcext:value-type="float">
            <text:p>9,9160378152</text:p>
          </table:table-cell>
          <table:table-cell office:value-type="float" office:value="6.84963683854414" calcext:value-type="float">
            <text:p>6,8496368385</text:p>
          </table:table-cell>
          <table:table-cell office:value-type="float" office:value="8.9006578803885" calcext:value-type="float">
            <text:p>8,9006578804</text:p>
          </table:table-cell>
          <table:table-cell office:value-type="float" office:value="0.232500207764789" calcext:value-type="float">
            <text:p>0,2325002078</text:p>
          </table:table-cell>
          <table:table-cell office:value-type="float" office:value="0.279388040365732" calcext:value-type="float">
            <text:p>0,2793880404</text:p>
          </table:table-cell>
          <table:table-cell office:value-type="float" office:value="0.23921666341762" calcext:value-type="float">
            <text:p>0,2392166634</text:p>
          </table:table-cell>
          <table:table-cell office:value-type="float" office:value="0.268068055166755" calcext:value-type="float">
            <text:p>0,2680680552</text:p>
          </table:table-cell>
          <table:table-cell office:value-type="float" office:value="0.0390364300968961" calcext:value-type="float">
            <text:p>0,0390364301</text:p>
          </table:table-cell>
          <table:table-cell office:value-type="float" office:value="0.0352380213981089" calcext:value-type="float">
            <text:p>0,0352380214</text:p>
          </table:table-cell>
          <table:table-cell office:value-type="float" office:value="0.0307146297972703" calcext:value-type="float">
            <text:p>0,0307146298</text:p>
          </table:table-cell>
          <table:table-cell office:value-type="float" office:value="0.0470521985414825" calcext:value-type="float">
            <text:p>0,0470521985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1755037719347" calcext:value-type="float">
            <text:p>0,3817550377</text:p>
          </table:table-cell>
          <table:table-cell office:value-type="float" office:value="0.452886085990193" calcext:value-type="float">
            <text:p>0,452886086</text:p>
          </table:table-cell>
          <table:table-cell office:value-type="float" office:value="0.392078311988886" calcext:value-type="float">
            <text:p>0,392078312</text:p>
          </table:table-cell>
          <table:table-cell office:value-type="float" office:value="0.442076878647176" calcext:value-type="float">
            <text:p>0,4420768786</text:p>
          </table:table-cell>
          <table:table-cell office:value-type="float" office:value="6.24579638682312" calcext:value-type="float">
            <text:p>6,2457963868</text:p>
          </table:table-cell>
          <table:table-cell office:value-type="float" office:value="10.3210433915398" calcext:value-type="float">
            <text:p>10,3210433915</text:p>
          </table:table-cell>
          <table:table-cell office:value-type="float" office:value="7.2468667193152" calcext:value-type="float">
            <text:p>7,2468667193</text:p>
          </table:table-cell>
          <table:table-cell office:value-type="float" office:value="8.98011123098864" calcext:value-type="float">
            <text:p>8,980111231</text:p>
          </table:table-cell>
          <table:table-cell office:value-type="float" office:value="0.236151384964266" calcext:value-type="float">
            <text:p>0,236151385</text:p>
          </table:table-cell>
          <table:table-cell office:value-type="float" office:value="0.28699233642824" calcext:value-type="float">
            <text:p>0,2869923364</text:p>
          </table:table-cell>
          <table:table-cell office:value-type="float" office:value="0.242656803600289" calcext:value-type="float">
            <text:p>0,2426568036</text:p>
          </table:table-cell>
          <table:table-cell office:value-type="float" office:value="0.275857735494075" calcext:value-type="float">
            <text:p>0,2758577355</text:p>
          </table:table-cell>
          <table:table-cell office:value-type="float" office:value="0.039814452466312" calcext:value-type="float">
            <text:p>0,0398144525</text:p>
          </table:table-cell>
          <table:table-cell office:value-type="float" office:value="0.037659372847874" calcext:value-type="float">
            <text:p>0,0376593728</text:p>
          </table:table-cell>
          <table:table-cell office:value-type="float" office:value="0.0327676934588775" calcext:value-type="float">
            <text:p>0,0327676935</text:p>
          </table:table-cell>
          <table:table-cell office:value-type="float" office:value="0.0476675273546484" calcext:value-type="float">
            <text:p>0,0476675274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4938402057577" calcext:value-type="float">
            <text:p>0,3749384021</text:p>
          </table:table-cell>
          <table:table-cell office:value-type="float" office:value="0.448926078158207" calcext:value-type="float">
            <text:p>0,4489260782</text:p>
          </table:table-cell>
          <table:table-cell office:value-type="float" office:value="0.387515450980738" calcext:value-type="float">
            <text:p>0,387515451</text:p>
          </table:table-cell>
          <table:table-cell office:value-type="float" office:value="0.433831752480592" calcext:value-type="float">
            <text:p>0,4338317525</text:p>
          </table:table-cell>
          <table:table-cell office:value-type="float" office:value="6.04139777637654" calcext:value-type="float">
            <text:p>6,0413977764</text:p>
          </table:table-cell>
          <table:table-cell office:value-type="float" office:value="10.5957367574158" calcext:value-type="float">
            <text:p>10,5957367574</text:p>
          </table:table-cell>
          <table:table-cell office:value-type="float" office:value="7.176955344964" calcext:value-type="float">
            <text:p>7,176955345</text:p>
          </table:table-cell>
          <table:table-cell office:value-type="float" office:value="9.04180221219084" calcext:value-type="float">
            <text:p>9,0418022122</text:p>
          </table:table-cell>
          <table:table-cell office:value-type="float" office:value="0.226388064263813" calcext:value-type="float">
            <text:p>0,2263880643</text:p>
          </table:table-cell>
          <table:table-cell office:value-type="float" office:value="0.273724735043374" calcext:value-type="float">
            <text:p>0,273724735</text:p>
          </table:table-cell>
          <table:table-cell office:value-type="float" office:value="0.234494852017822" calcext:value-type="float">
            <text:p>0,234494852</text:p>
          </table:table-cell>
          <table:table-cell office:value-type="float" office:value="0.260098197661958" calcext:value-type="float">
            <text:p>0,2600981977</text:p>
          </table:table-cell>
          <table:table-cell office:value-type="float" office:value="0.0373195876384875" calcext:value-type="float">
            <text:p>0,0373195876</text:p>
          </table:table-cell>
          <table:table-cell office:value-type="float" office:value="0.0364986113432724" calcext:value-type="float">
            <text:p>0,0364986113</text:p>
          </table:table-cell>
          <table:table-cell office:value-type="float" office:value="0.0309051095942011" calcext:value-type="float">
            <text:p>0,0309051096</text:p>
          </table:table-cell>
          <table:table-cell office:value-type="float" office:value="0.0454511296878941" calcext:value-type="float">
            <text:p>0,0454511297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2637470302735" calcext:value-type="float">
            <text:p>0,3726374703</text:p>
          </table:table-cell>
          <table:table-cell office:value-type="float" office:value="0.440607808935024" calcext:value-type="float">
            <text:p>0,4406078089</text:p>
          </table:table-cell>
          <table:table-cell office:value-type="float" office:value="0.382835390356171" calcext:value-type="float">
            <text:p>0,3828353904</text:p>
          </table:table-cell>
          <table:table-cell office:value-type="float" office:value="0.42923255518765" calcext:value-type="float">
            <text:p>0,4292325552</text:p>
          </table:table-cell>
          <table:table-cell office:value-type="float" office:value="6.43931169427355" calcext:value-type="float">
            <text:p>6,4393116943</text:p>
          </table:table-cell>
          <table:table-cell office:value-type="float" office:value="10.351235996485" calcext:value-type="float">
            <text:p>10,3512359965</text:p>
          </table:table-cell>
          <table:table-cell office:value-type="float" office:value="7.10532625324413" calcext:value-type="float">
            <text:p>7,1053262532</text:p>
          </table:table-cell>
          <table:table-cell office:value-type="float" office:value="9.27007728432464" calcext:value-type="float">
            <text:p>9,2700772843</text:p>
          </table:table-cell>
          <table:table-cell office:value-type="float" office:value="0.225506818543479" calcext:value-type="float">
            <text:p>0,2255068185</text:p>
          </table:table-cell>
          <table:table-cell office:value-type="float" office:value="0.270072204907238" calcext:value-type="float">
            <text:p>0,2700722049</text:p>
          </table:table-cell>
          <table:table-cell office:value-type="float" office:value="0.231510151274075" calcext:value-type="float">
            <text:p>0,2315101513</text:p>
          </table:table-cell>
          <table:table-cell office:value-type="float" office:value="0.259890067009676" calcext:value-type="float">
            <text:p>0,259890067</text:p>
          </table:table-cell>
          <table:table-cell office:value-type="float" office:value="0.0404991753625381" calcext:value-type="float">
            <text:p>0,0404991754</text:p>
          </table:table-cell>
          <table:table-cell office:value-type="float" office:value="0.0419972108010846" calcext:value-type="float">
            <text:p>0,0419972108</text:p>
          </table:table-cell>
          <table:table-cell office:value-type="float" office:value="0.0329374622013626" calcext:value-type="float">
            <text:p>0,0329374622</text:p>
          </table:table-cell>
          <table:table-cell office:value-type="float" office:value="0.0526501514038146" calcext:value-type="float">
            <text:p>0,0526501514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7658174520466" calcext:value-type="float">
            <text:p>0,3776581745</text:p>
          </table:table-cell>
          <table:table-cell office:value-type="float" office:value="0.445675075850662" calcext:value-type="float">
            <text:p>0,4456750759</text:p>
          </table:table-cell>
          <table:table-cell office:value-type="float" office:value="0.386957115881165" calcext:value-type="float">
            <text:p>0,3869571159</text:p>
          </table:table-cell>
          <table:table-cell office:value-type="float" office:value="0.43444098233831" calcext:value-type="float">
            <text:p>0,4344409823</text:p>
          </table:table-cell>
          <table:table-cell office:value-type="float" office:value="6.51709498283767" calcext:value-type="float">
            <text:p>6,5170949828</text:p>
          </table:table-cell>
          <table:table-cell office:value-type="float" office:value="10.6487518014452" calcext:value-type="float">
            <text:p>10,6487518014</text:p>
          </table:table-cell>
          <table:table-cell office:value-type="float" office:value="7.21750847249851" calcext:value-type="float">
            <text:p>7,2175084725</text:p>
          </table:table-cell>
          <table:table-cell office:value-type="float" office:value="9.30155911707872" calcext:value-type="float">
            <text:p>9,3015591171</text:p>
          </table:table-cell>
          <table:table-cell office:value-type="float" office:value="0.228580925596639" calcext:value-type="float">
            <text:p>0,2285809256</text:p>
          </table:table-cell>
          <table:table-cell office:value-type="float" office:value="0.274574174237768" calcext:value-type="float">
            <text:p>0,2745741742</text:p>
          </table:table-cell>
          <table:table-cell office:value-type="float" office:value="0.234692270598476" calcext:value-type="float">
            <text:p>0,2346922706</text:p>
          </table:table-cell>
          <table:table-cell office:value-type="float" office:value="0.264082090467344" calcext:value-type="float">
            <text:p>0,2640820905</text:p>
          </table:table-cell>
          <table:table-cell office:value-type="float" office:value="0.0381771285950568" calcext:value-type="float">
            <text:p>0,0381771286</text:p>
          </table:table-cell>
          <table:table-cell office:value-type="float" office:value="0.0376961998607619" calcext:value-type="float">
            <text:p>0,0376961999</text:p>
          </table:table-cell>
          <table:table-cell office:value-type="float" office:value="0.0309325116329854" calcext:value-type="float">
            <text:p>0,0309325116</text:p>
          </table:table-cell>
          <table:table-cell office:value-type="float" office:value="0.0480727026378739" calcext:value-type="float">
            <text:p>0,0480727026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316444372146" calcext:value-type="float">
            <text:p>0,3731644437</text:p>
          </table:table-cell>
          <table:table-cell office:value-type="float" office:value="0.44648778015955" calcext:value-type="float">
            <text:p>0,4464877802</text:p>
          </table:table-cell>
          <table:table-cell office:value-type="float" office:value="0.383267779418552" calcext:value-type="float">
            <text:p>0,3832677794</text:p>
          </table:table-cell>
          <table:table-cell office:value-type="float" office:value="0.435054649636507" calcext:value-type="float">
            <text:p>0,4350546496</text:p>
          </table:table-cell>
          <table:table-cell office:value-type="float" office:value="6.12796614174609" calcext:value-type="float">
            <text:p>6,1279661417</text:p>
          </table:table-cell>
          <table:table-cell office:value-type="float" office:value="10.1647026926812" calcext:value-type="float">
            <text:p>10,1647026927</text:p>
          </table:table-cell>
          <table:table-cell office:value-type="float" office:value="6.89766681864714" calcext:value-type="float">
            <text:p>6,8976668186</text:p>
          </table:table-cell>
          <table:table-cell office:value-type="float" office:value="9.080660037067" calcext:value-type="float">
            <text:p>9,0806600371</text:p>
          </table:table-cell>
          <table:table-cell office:value-type="float" office:value="0.232154680406917" calcext:value-type="float">
            <text:p>0,2321546804</text:p>
          </table:table-cell>
          <table:table-cell office:value-type="float" office:value="0.280335386678678" calcext:value-type="float">
            <text:p>0,2803353867</text:p>
          </table:table-cell>
          <table:table-cell office:value-type="float" office:value="0.238273832360581" calcext:value-type="float">
            <text:p>0,2382738324</text:p>
          </table:table-cell>
          <table:table-cell office:value-type="float" office:value="0.269791573252265" calcext:value-type="float">
            <text:p>0,2697915733</text:p>
          </table:table-cell>
          <table:table-cell office:value-type="float" office:value="0.0389367242847563" calcext:value-type="float">
            <text:p>0,0389367243</text:p>
          </table:table-cell>
          <table:table-cell office:value-type="float" office:value="0.0416218101392808" calcext:value-type="float">
            <text:p>0,0416218101</text:p>
          </table:table-cell>
          <table:table-cell office:value-type="float" office:value="0.0325284759822164" calcext:value-type="float">
            <text:p>0,032528476</text:p>
          </table:table-cell>
          <table:table-cell office:value-type="float" office:value="0.0506676611780517" calcext:value-type="float">
            <text:p>0,0506676612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245803008724" calcext:value-type="float">
            <text:p>0,3724580301</text:p>
          </table:table-cell>
          <table:table-cell office:value-type="float" office:value="0.442853409739476" calcext:value-type="float">
            <text:p>0,4428534097</text:p>
          </table:table-cell>
          <table:table-cell office:value-type="float" office:value="0.384432669171899" calcext:value-type="float">
            <text:p>0,3844326692</text:p>
          </table:table-cell>
          <table:table-cell office:value-type="float" office:value="0.428849664474288" calcext:value-type="float">
            <text:p>0,4288496645</text:p>
          </table:table-cell>
          <table:table-cell office:value-type="float" office:value="5.89489740673362" calcext:value-type="float">
            <text:p>5,8948974067</text:p>
          </table:table-cell>
          <table:table-cell office:value-type="float" office:value="10.1620405135624" calcext:value-type="float">
            <text:p>10,1620405136</text:p>
          </table:table-cell>
          <table:table-cell office:value-type="float" office:value="6.76928705015928" calcext:value-type="float">
            <text:p>6,7692870502</text:p>
          </table:table-cell>
          <table:table-cell office:value-type="float" office:value="8.70065688558593" calcext:value-type="float">
            <text:p>8,7006568856</text:p>
          </table:table-cell>
          <table:table-cell office:value-type="float" office:value="0.231803866581407" calcext:value-type="float">
            <text:p>0,2318038666</text:p>
          </table:table-cell>
          <table:table-cell office:value-type="float" office:value="0.280046482134786" calcext:value-type="float">
            <text:p>0,2800464821</text:p>
          </table:table-cell>
          <table:table-cell office:value-type="float" office:value="0.238694328335643" calcext:value-type="float">
            <text:p>0,2386943283</text:p>
          </table:table-cell>
          <table:table-cell office:value-type="float" office:value="0.26822139050588" calcext:value-type="float">
            <text:p>0,2682213905</text:p>
          </table:table-cell>
          <table:table-cell office:value-type="float" office:value="0.0391478922903914" calcext:value-type="float">
            <text:p>0,0391478923</text:p>
          </table:table-cell>
          <table:table-cell office:value-type="float" office:value="0.039740856294835" calcext:value-type="float">
            <text:p>0,0397408563</text:p>
          </table:table-cell>
          <table:table-cell office:value-type="float" office:value="0.0327488897104286" calcext:value-type="float">
            <text:p>0,0327488897</text:p>
          </table:table-cell>
          <table:table-cell office:value-type="float" office:value="0.0488075155784212" calcext:value-type="float">
            <text:p>0,0488075156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731060705628" calcext:value-type="float">
            <text:p>0,3773106071</text:p>
          </table:table-cell>
          <table:table-cell office:value-type="float" office:value="0.438845135614479" calcext:value-type="float">
            <text:p>0,4388451356</text:p>
          </table:table-cell>
          <table:table-cell office:value-type="float" office:value="0.382593313026944" calcext:value-type="float">
            <text:p>0,382593313</text:p>
          </table:table-cell>
          <table:table-cell office:value-type="float" office:value="0.434513141115475" calcext:value-type="float">
            <text:p>0,4345131411</text:p>
          </table:table-cell>
          <table:table-cell office:value-type="float" office:value="6.31250033478847" calcext:value-type="float">
            <text:p>6,3125003348</text:p>
          </table:table-cell>
          <table:table-cell office:value-type="float" office:value="9.83627529138668" calcext:value-type="float">
            <text:p>9,8362752914</text:p>
          </table:table-cell>
          <table:table-cell office:value-type="float" office:value="6.58056885577922" calcext:value-type="float">
            <text:p>6,5805688558</text:p>
          </table:table-cell>
          <table:table-cell office:value-type="float" office:value="9.38471009496094" calcext:value-type="float">
            <text:p>9,384710095</text:p>
          </table:table-cell>
          <table:table-cell office:value-type="float" office:value="0.240251516024872" calcext:value-type="float">
            <text:p>0,240251516</text:p>
          </table:table-cell>
          <table:table-cell office:value-type="float" office:value="0.287756998999353" calcext:value-type="float">
            <text:p>0,287756999</text:p>
          </table:table-cell>
          <table:table-cell office:value-type="float" office:value="0.245191624523305" calcext:value-type="float">
            <text:p>0,2451916245</text:p>
          </table:table-cell>
          <table:table-cell office:value-type="float" office:value="0.27929714883285" calcext:value-type="float">
            <text:p>0,2792971488</text:p>
          </table:table-cell>
          <table:table-cell office:value-type="float" office:value="0.0356111389490051" calcext:value-type="float">
            <text:p>0,0356111389</text:p>
          </table:table-cell>
          <table:table-cell office:value-type="float" office:value="0.0372180505810553" calcext:value-type="float">
            <text:p>0,0372180506</text:p>
          </table:table-cell>
          <table:table-cell office:value-type="float" office:value="0.0303256925097536" calcext:value-type="float">
            <text:p>0,0303256925</text:p>
          </table:table-cell>
          <table:table-cell office:value-type="float" office:value="0.0447310453922908" calcext:value-type="float">
            <text:p>0,0447310454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3298958645927" calcext:value-type="float">
            <text:p>0,3732989586</text:p>
          </table:table-cell>
          <table:table-cell office:value-type="float" office:value="0.438491966540596" calcext:value-type="float">
            <text:p>0,4384919665</text:p>
          </table:table-cell>
          <table:table-cell office:value-type="float" office:value="0.38134538299508" calcext:value-type="float">
            <text:p>0,381345383</text:p>
          </table:table-cell>
          <table:table-cell office:value-type="float" office:value="0.42861968398758" calcext:value-type="float">
            <text:p>0,428619684</text:p>
          </table:table-cell>
          <table:table-cell office:value-type="float" office:value="6.25261107802749" calcext:value-type="float">
            <text:p>6,252611078</text:p>
          </table:table-cell>
          <table:table-cell office:value-type="float" office:value="10.3539051784566" calcext:value-type="float">
            <text:p>10,3539051785</text:p>
          </table:table-cell>
          <table:table-cell office:value-type="float" office:value="6.68383347541095" calcext:value-type="float">
            <text:p>6,6838334754</text:p>
          </table:table-cell>
          <table:table-cell office:value-type="float" office:value="8.94570316598259" calcext:value-type="float">
            <text:p>8,945703166</text:p>
          </table:table-cell>
          <table:table-cell office:value-type="float" office:value="0.240513384627019" calcext:value-type="float">
            <text:p>0,2405133846</text:p>
          </table:table-cell>
          <table:table-cell office:value-type="float" office:value="0.287740970893906" calcext:value-type="float">
            <text:p>0,2877409709</text:p>
          </table:table-cell>
          <table:table-cell office:value-type="float" office:value="0.245392892779401" calcext:value-type="float">
            <text:p>0,2453928928</text:p>
          </table:table-cell>
          <table:table-cell office:value-type="float" office:value="0.27941612477172" calcext:value-type="float">
            <text:p>0,2794161248</text:p>
          </table:table-cell>
          <table:table-cell office:value-type="float" office:value="0.0383858992983891" calcext:value-type="float">
            <text:p>0,0383858993</text:p>
          </table:table-cell>
          <table:table-cell office:value-type="float" office:value="0.0406749342063192" calcext:value-type="float">
            <text:p>0,0406749342</text:p>
          </table:table-cell>
          <table:table-cell office:value-type="float" office:value="0.0330535893795326" calcext:value-type="float">
            <text:p>0,0330535894</text:p>
          </table:table-cell>
          <table:table-cell office:value-type="float" office:value="0.0482169211487459" calcext:value-type="float">
            <text:p>0,0482169211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5373051985031" calcext:value-type="float">
            <text:p>0,375373052</text:p>
          </table:table-cell>
          <table:table-cell office:value-type="float" office:value="0.435680201329098" calcext:value-type="float">
            <text:p>0,4356802013</text:p>
          </table:table-cell>
          <table:table-cell office:value-type="float" office:value="0.381331547551367" calcext:value-type="float">
            <text:p>0,3813315476</text:p>
          </table:table-cell>
          <table:table-cell office:value-type="float" office:value="0.428941889090248" calcext:value-type="float">
            <text:p>0,4289418891</text:p>
          </table:table-cell>
          <table:table-cell office:value-type="float" office:value="6.07548227902397" calcext:value-type="float">
            <text:p>6,075482279</text:p>
          </table:table-cell>
          <table:table-cell office:value-type="float" office:value="10.0288512431654" calcext:value-type="float">
            <text:p>10,0288512432</text:p>
          </table:table-cell>
          <table:table-cell office:value-type="float" office:value="6.59319331362454" calcext:value-type="float">
            <text:p>6,5931933136</text:p>
          </table:table-cell>
          <table:table-cell office:value-type="float" office:value="9.22679498149143" calcext:value-type="float">
            <text:p>9,2267949815</text:p>
          </table:table-cell>
          <table:table-cell office:value-type="float" office:value="0.249009287042903" calcext:value-type="float">
            <text:p>0,249009287</text:p>
          </table:table-cell>
          <table:table-cell office:value-type="float" office:value="0.298547601078093" calcext:value-type="float">
            <text:p>0,2985476011</text:p>
          </table:table-cell>
          <table:table-cell office:value-type="float" office:value="0.254092365823122" calcext:value-type="float">
            <text:p>0,2540923658</text:p>
          </table:table-cell>
          <table:table-cell office:value-type="float" office:value="0.289917620590484" calcext:value-type="float">
            <text:p>0,2899176206</text:p>
          </table:table-cell>
          <table:table-cell office:value-type="float" office:value="0.0377852275922237" calcext:value-type="float">
            <text:p>0,0377852276</text:p>
          </table:table-cell>
          <table:table-cell office:value-type="float" office:value="0.038922505544525" calcext:value-type="float">
            <text:p>0,0389225055</text:p>
          </table:table-cell>
          <table:table-cell office:value-type="float" office:value="0.0319587327989695" calcext:value-type="float">
            <text:p>0,0319587328</text:p>
          </table:table-cell>
          <table:table-cell office:value-type="float" office:value="0.0471445485336507" calcext:value-type="float">
            <text:p>0,0471445485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82117509438331" calcext:value-type="float">
            <text:p>0,3821175094</text:p>
          </table:table-cell>
          <table:table-cell office:value-type="float" office:value="0.443952402558582" calcext:value-type="float">
            <text:p>0,4439524026</text:p>
          </table:table-cell>
          <table:table-cell office:value-type="float" office:value="0.390318059019501" calcext:value-type="float">
            <text:p>0,390318059</text:p>
          </table:table-cell>
          <table:table-cell office:value-type="float" office:value="0.433677187007419" calcext:value-type="float">
            <text:p>0,433677187</text:p>
          </table:table-cell>
          <table:table-cell office:value-type="float" office:value="6.52488032201917" calcext:value-type="float">
            <text:p>6,524880322</text:p>
          </table:table-cell>
          <table:table-cell office:value-type="float" office:value="10.7567217240668" calcext:value-type="float">
            <text:p>10,7567217241</text:p>
          </table:table-cell>
          <table:table-cell office:value-type="float" office:value="6.97366430968937" calcext:value-type="float">
            <text:p>6,9736643097</text:p>
          </table:table-cell>
          <table:table-cell office:value-type="float" office:value="9.49420356169115" calcext:value-type="float">
            <text:p>9,4942035617</text:p>
          </table:table-cell>
          <table:table-cell office:value-type="float" office:value="0.243364523175801" calcext:value-type="float">
            <text:p>0,2433645232</text:p>
          </table:table-cell>
          <table:table-cell office:value-type="float" office:value="0.292708455516236" calcext:value-type="float">
            <text:p>0,2927084555</text:p>
          </table:table-cell>
          <table:table-cell office:value-type="float" office:value="0.249330692379318" calcext:value-type="float">
            <text:p>0,2493306924</text:p>
          </table:table-cell>
          <table:table-cell office:value-type="float" office:value="0.282596509841541" calcext:value-type="float">
            <text:p>0,2825965098</text:p>
          </table:table-cell>
          <table:table-cell office:value-type="float" office:value="0.0371972954484641" calcext:value-type="float">
            <text:p>0,0371972954</text:p>
          </table:table-cell>
          <table:table-cell office:value-type="float" office:value="0.0376479252141448" calcext:value-type="float">
            <text:p>0,0376479252</text:p>
          </table:table-cell>
          <table:table-cell office:value-type="float" office:value="0.0304163960470248" calcext:value-type="float">
            <text:p>0,030416396</text:p>
          </table:table-cell>
          <table:table-cell office:value-type="float" office:value="0.0471927654317462" calcext:value-type="float">
            <text:p>0,0471927654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0173740324206" calcext:value-type="float">
            <text:p>0,3801737403</text:p>
          </table:table-cell>
          <table:table-cell office:value-type="float" office:value="0.443546361482676" calcext:value-type="float">
            <text:p>0,4435463615</text:p>
          </table:table-cell>
          <table:table-cell office:value-type="float" office:value="0.38684932403385" calcext:value-type="float">
            <text:p>0,386849324</text:p>
          </table:table-cell>
          <table:table-cell office:value-type="float" office:value="0.435540535104069" calcext:value-type="float">
            <text:p>0,4355405351</text:p>
          </table:table-cell>
          <table:table-cell office:value-type="float" office:value="6.12929884934571" calcext:value-type="float">
            <text:p>6,1292988493</text:p>
          </table:table-cell>
          <table:table-cell office:value-type="float" office:value="9.90701801519446" calcext:value-type="float">
            <text:p>9,9070180152</text:p>
          </table:table-cell>
          <table:table-cell office:value-type="float" office:value="6.76438471376986" calcext:value-type="float">
            <text:p>6,7643847138</text:p>
          </table:table-cell>
          <table:table-cell office:value-type="float" office:value="9.12475143710523" calcext:value-type="float">
            <text:p>9,1247514371</text:p>
          </table:table-cell>
          <table:table-cell office:value-type="float" office:value="0.241628543634173" calcext:value-type="float">
            <text:p>0,2416285436</text:p>
          </table:table-cell>
          <table:table-cell office:value-type="float" office:value="0.28547160355378" calcext:value-type="float">
            <text:p>0,2854716036</text:p>
          </table:table-cell>
          <table:table-cell office:value-type="float" office:value="0.245932927849119" calcext:value-type="float">
            <text:p>0,2459329278</text:p>
          </table:table-cell>
          <table:table-cell office:value-type="float" office:value="0.278193739124948" calcext:value-type="float">
            <text:p>0,2781937391</text:p>
          </table:table-cell>
          <table:table-cell office:value-type="float" office:value="0.0356108190315763" calcext:value-type="float">
            <text:p>0,035610819</text:p>
          </table:table-cell>
          <table:table-cell office:value-type="float" office:value="0.0397998971188513" calcext:value-type="float">
            <text:p>0,0397998971</text:p>
          </table:table-cell>
          <table:table-cell office:value-type="float" office:value="0.0308586332993182" calcext:value-type="float">
            <text:p>0,0308586333</text:p>
          </table:table-cell>
          <table:table-cell office:value-type="float" office:value="0.0464976103637569" calcext:value-type="float">
            <text:p>0,0464976104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85113375909515" calcext:value-type="float">
            <text:p>0,3851133759</text:p>
          </table:table-cell>
          <table:table-cell office:value-type="float" office:value="0.443654768312402" calcext:value-type="float">
            <text:p>0,4436547683</text:p>
          </table:table-cell>
          <table:table-cell office:value-type="float" office:value="0.391323397175959" calcext:value-type="float">
            <text:p>0,3913233972</text:p>
          </table:table-cell>
          <table:table-cell office:value-type="float" office:value="0.436934949786294" calcext:value-type="float">
            <text:p>0,4369349498</text:p>
          </table:table-cell>
          <table:table-cell office:value-type="float" office:value="6.40828986178699" calcext:value-type="float">
            <text:p>6,4082898618</text:p>
          </table:table-cell>
          <table:table-cell office:value-type="float" office:value="10.0455836069331" calcext:value-type="float">
            <text:p>10,0455836069</text:p>
          </table:table-cell>
          <table:table-cell office:value-type="float" office:value="6.79905004795692" calcext:value-type="float">
            <text:p>6,799050048</text:p>
          </table:table-cell>
          <table:table-cell office:value-type="float" office:value="9.75253326905789" calcext:value-type="float">
            <text:p>9,7525332691</text:p>
          </table:table-cell>
          <table:table-cell office:value-type="float" office:value="0.255528711580981" calcext:value-type="float">
            <text:p>0,2555287116</text:p>
          </table:table-cell>
          <table:table-cell office:value-type="float" office:value="0.304442624381223" calcext:value-type="float">
            <text:p>0,3044426244</text:p>
          </table:table-cell>
          <table:table-cell office:value-type="float" office:value="0.259755664282979" calcext:value-type="float">
            <text:p>0,2597556643</text:p>
          </table:table-cell>
          <table:table-cell office:value-type="float" office:value="0.297289788773462" calcext:value-type="float">
            <text:p>0,2972897888</text:p>
          </table:table-cell>
          <table:table-cell office:value-type="float" office:value="0.034892967823459" calcext:value-type="float">
            <text:p>0,0348929678</text:p>
          </table:table-cell>
          <table:table-cell office:value-type="float" office:value="0.0388838984483516" calcext:value-type="float">
            <text:p>0,0388838984</text:p>
          </table:table-cell>
          <table:table-cell office:value-type="float" office:value="0.0302062129727503" calcext:value-type="float">
            <text:p>0,030206213</text:p>
          </table:table-cell>
          <table:table-cell office:value-type="float" office:value="0.045450548190131" calcext:value-type="float">
            <text:p>0,0454505482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85927560181997" calcext:value-type="float">
            <text:p>0,3859275602</text:p>
          </table:table-cell>
          <table:table-cell office:value-type="float" office:value="0.452677493637051" calcext:value-type="float">
            <text:p>0,4526774936</text:p>
          </table:table-cell>
          <table:table-cell office:value-type="float" office:value="0.392608742706401" calcext:value-type="float">
            <text:p>0,3926087427</text:p>
          </table:table-cell>
          <table:table-cell office:value-type="float" office:value="0.444890496755175" calcext:value-type="float">
            <text:p>0,4448904968</text:p>
          </table:table-cell>
          <table:table-cell office:value-type="float" office:value="6.55567869370876" calcext:value-type="float">
            <text:p>6,5556786937</text:p>
          </table:table-cell>
          <table:table-cell office:value-type="float" office:value="10.4241921034927" calcext:value-type="float">
            <text:p>10,4241921035</text:p>
          </table:table-cell>
          <table:table-cell office:value-type="float" office:value="7.02126597969139" calcext:value-type="float">
            <text:p>7,0212659797</text:p>
          </table:table-cell>
          <table:table-cell office:value-type="float" office:value="9.7964055532584" calcext:value-type="float">
            <text:p>9,7964055533</text:p>
          </table:table-cell>
          <table:table-cell office:value-type="float" office:value="0.246311988755369" calcext:value-type="float">
            <text:p>0,2463119888</text:p>
          </table:table-cell>
          <table:table-cell office:value-type="float" office:value="0.292620063690082" calcext:value-type="float">
            <text:p>0,2926200637</text:p>
          </table:table-cell>
          <table:table-cell office:value-type="float" office:value="0.250138474133961" calcext:value-type="float">
            <text:p>0,2501384741</text:p>
          </table:table-cell>
          <table:table-cell office:value-type="float" office:value="0.286142249828612" calcext:value-type="float">
            <text:p>0,2861422498</text:p>
          </table:table-cell>
          <table:table-cell office:value-type="float" office:value="0.0347134060342821" calcext:value-type="float">
            <text:p>0,034713406</text:p>
          </table:table-cell>
          <table:table-cell office:value-type="float" office:value="0.0403620955494123" calcext:value-type="float">
            <text:p>0,0403620955</text:p>
          </table:table-cell>
          <table:table-cell office:value-type="float" office:value="0.0309423958066371" calcext:value-type="float">
            <text:p>0,0309423958</text:p>
          </table:table-cell>
          <table:table-cell office:value-type="float" office:value="0.0456137694166842" calcext:value-type="float">
            <text:p>0,0456137694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9662305251489" calcext:value-type="float">
            <text:p>0,3896623053</text:p>
          </table:table-cell>
          <table:table-cell office:value-type="float" office:value="0.448261002028925" calcext:value-type="float">
            <text:p>0,448261002</text:p>
          </table:table-cell>
          <table:table-cell office:value-type="float" office:value="0.394909486612185" calcext:value-type="float">
            <text:p>0,3949094866</text:p>
          </table:table-cell>
          <table:table-cell office:value-type="float" office:value="0.44206088987883" calcext:value-type="float">
            <text:p>0,4420608899</text:p>
          </table:table-cell>
          <table:table-cell office:value-type="float" office:value="6.61565677859557" calcext:value-type="float">
            <text:p>6,6156567786</text:p>
          </table:table-cell>
          <table:table-cell office:value-type="float" office:value="10.3689767860794" calcext:value-type="float">
            <text:p>10,3689767861</text:p>
          </table:table-cell>
          <table:table-cell office:value-type="float" office:value="7.11746030583871" calcext:value-type="float">
            <text:p>7,1174603058</text:p>
          </table:table-cell>
          <table:table-cell office:value-type="float" office:value="10.1560287510875" calcext:value-type="float">
            <text:p>10,1560287511</text:p>
          </table:table-cell>
          <table:table-cell office:value-type="float" office:value="0.248079969879536" calcext:value-type="float">
            <text:p>0,2480799699</text:p>
          </table:table-cell>
          <table:table-cell office:value-type="float" office:value="0.296145738622994" calcext:value-type="float">
            <text:p>0,2961457386</text:p>
          </table:table-cell>
          <table:table-cell office:value-type="float" office:value="0.252337462913866" calcext:value-type="float">
            <text:p>0,2523374629</text:p>
          </table:table-cell>
          <table:table-cell office:value-type="float" office:value="0.288943877354425" calcext:value-type="float">
            <text:p>0,2889438774</text:p>
          </table:table-cell>
          <table:table-cell office:value-type="float" office:value="0.0315909685877593" calcext:value-type="float">
            <text:p>0,0315909686</text:p>
          </table:table-cell>
          <table:table-cell office:value-type="float" office:value="0.0374336447235333" calcext:value-type="float">
            <text:p>0,0374336447</text:p>
          </table:table-cell>
          <table:table-cell office:value-type="float" office:value="0.0281420657560818" calcext:value-type="float">
            <text:p>0,0281420658</text:p>
          </table:table-cell>
          <table:table-cell office:value-type="float" office:value="0.0421818825304782" calcext:value-type="float">
            <text:p>0,0421818825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91698840294933" calcext:value-type="float">
            <text:p>0,3916988403</text:p>
          </table:table-cell>
          <table:table-cell office:value-type="float" office:value="0.449731561134837" calcext:value-type="float">
            <text:p>0,4497315611</text:p>
          </table:table-cell>
          <table:table-cell office:value-type="float" office:value="0.39522509007494" calcext:value-type="float">
            <text:p>0,3952250901</text:p>
          </table:table-cell>
          <table:table-cell office:value-type="float" office:value="0.445131329252707" calcext:value-type="float">
            <text:p>0,4451313293</text:p>
          </table:table-cell>
          <table:table-cell office:value-type="float" office:value="6.47635969526251" calcext:value-type="float">
            <text:p>6,4763596953</text:p>
          </table:table-cell>
          <table:table-cell office:value-type="float" office:value="10.6665788864026" calcext:value-type="float">
            <text:p>10,6665788864</text:p>
          </table:table-cell>
          <table:table-cell office:value-type="float" office:value="6.95926102998453" calcext:value-type="float">
            <text:p>6,95926103</text:p>
          </table:table-cell>
          <table:table-cell office:value-type="float" office:value="10.6261249024982" calcext:value-type="float">
            <text:p>10,6261249025</text:p>
          </table:table-cell>
          <table:table-cell office:value-type="float" office:value="0.256315520202039" calcext:value-type="float">
            <text:p>0,2563155202</text:p>
          </table:table-cell>
          <table:table-cell office:value-type="float" office:value="0.303880891090138" calcext:value-type="float">
            <text:p>0,3038808911</text:p>
          </table:table-cell>
          <table:table-cell office:value-type="float" office:value="0.260062536306533" calcext:value-type="float">
            <text:p>0,2600625363</text:p>
          </table:table-cell>
          <table:table-cell office:value-type="float" office:value="0.297553825111635" calcext:value-type="float">
            <text:p>0,2975538251</text:p>
          </table:table-cell>
          <table:table-cell office:value-type="float" office:value="0.0320902004072258" calcext:value-type="float">
            <text:p>0,0320902004</text:p>
          </table:table-cell>
          <table:table-cell office:value-type="float" office:value="0.0360833781781242" calcext:value-type="float">
            <text:p>0,0360833782</text:p>
          </table:table-cell>
          <table:table-cell office:value-type="float" office:value="0.0278499678046691" calcext:value-type="float">
            <text:p>0,0278499678</text:p>
          </table:table-cell>
          <table:table-cell office:value-type="float" office:value="0.0420428930031082" calcext:value-type="float">
            <text:p>0,042042893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93332629118707" calcext:value-type="float">
            <text:p>0,3933326291</text:p>
          </table:table-cell>
          <table:table-cell office:value-type="float" office:value="0.455055646551884" calcext:value-type="float">
            <text:p>0,4550556466</text:p>
          </table:table-cell>
          <table:table-cell office:value-type="float" office:value="0.397788136040788" calcext:value-type="float">
            <text:p>0,397788136</text:p>
          </table:table-cell>
          <table:table-cell office:value-type="float" office:value="0.448770931486052" calcext:value-type="float">
            <text:p>0,4487709315</text:p>
          </table:table-cell>
          <table:table-cell office:value-type="float" office:value="6.84232433311678" calcext:value-type="float">
            <text:p>6,8423243331</text:p>
          </table:table-cell>
          <table:table-cell office:value-type="float" office:value="10.5271366896652" calcext:value-type="float">
            <text:p>10,5271366897</text:p>
          </table:table-cell>
          <table:table-cell office:value-type="float" office:value="7.34811248672348" calcext:value-type="float">
            <text:p>7,3481124867</text:p>
          </table:table-cell>
          <table:table-cell office:value-type="float" office:value="10.3331396619954" calcext:value-type="float">
            <text:p>10,333139662</text:p>
          </table:table-cell>
          <table:table-cell office:value-type="float" office:value="0.255644306628619" calcext:value-type="float">
            <text:p>0,2556443066</text:p>
          </table:table-cell>
          <table:table-cell office:value-type="float" office:value="0.30114935005491" calcext:value-type="float">
            <text:p>0,3011493501</text:p>
          </table:table-cell>
          <table:table-cell office:value-type="float" office:value="0.258819574533107" calcext:value-type="float">
            <text:p>0,2588195745</text:p>
          </table:table-cell>
          <table:table-cell office:value-type="float" office:value="0.295798791909496" calcext:value-type="float">
            <text:p>0,2957987919</text:p>
          </table:table-cell>
          <table:table-cell office:value-type="float" office:value="0.0301611962777726" calcext:value-type="float">
            <text:p>0,0301611963</text:p>
          </table:table-cell>
          <table:table-cell office:value-type="float" office:value="0.0357366162999282" calcext:value-type="float">
            <text:p>0,0357366163</text:p>
          </table:table-cell>
          <table:table-cell office:value-type="float" office:value="0.0274384010099188" calcext:value-type="float">
            <text:p>0,027438401</text:p>
          </table:table-cell>
          <table:table-cell office:value-type="float" office:value="0.0395344782964397" calcext:value-type="float">
            <text:p>0,0395344783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94282273734276" calcext:value-type="float">
            <text:p>0,3942822737</text:p>
          </table:table-cell>
          <table:table-cell office:value-type="float" office:value="0.450303134645219" calcext:value-type="float">
            <text:p>0,4503031346</text:p>
          </table:table-cell>
          <table:table-cell office:value-type="float" office:value="0.398245477595056" calcext:value-type="float">
            <text:p>0,3982454776</text:p>
          </table:table-cell>
          <table:table-cell office:value-type="float" office:value="0.445047823405355" calcext:value-type="float">
            <text:p>0,4450478234</text:p>
          </table:table-cell>
          <table:table-cell office:value-type="float" office:value="6.83695187627713" calcext:value-type="float">
            <text:p>6,8369518763</text:p>
          </table:table-cell>
          <table:table-cell office:value-type="float" office:value="10.2576712329637" calcext:value-type="float">
            <text:p>10,257671233</text:p>
          </table:table-cell>
          <table:table-cell office:value-type="float" office:value="7.07815091089675" calcext:value-type="float">
            <text:p>7,0781509109</text:p>
          </table:table-cell>
          <table:table-cell office:value-type="float" office:value="9.87772595268307" calcext:value-type="float">
            <text:p>9,8777259527</text:p>
          </table:table-cell>
          <table:table-cell office:value-type="float" office:value="0.252674000208436" calcext:value-type="float">
            <text:p>0,2526740002</text:p>
          </table:table-cell>
          <table:table-cell office:value-type="float" office:value="0.298056687550946" calcext:value-type="float">
            <text:p>0,2980566876</text:p>
          </table:table-cell>
          <table:table-cell office:value-type="float" office:value="0.255550590091856" calcext:value-type="float">
            <text:p>0,2555505901</text:p>
          </table:table-cell>
          <table:table-cell office:value-type="float" office:value="0.293206938465445" calcext:value-type="float">
            <text:p>0,2932069385</text:p>
          </table:table-cell>
          <table:table-cell office:value-type="float" office:value="0.03192268084423" calcext:value-type="float">
            <text:p>0,0319226808</text:p>
          </table:table-cell>
          <table:table-cell office:value-type="float" office:value="0.0386140505791746" calcext:value-type="float">
            <text:p>0,0386140506</text:p>
          </table:table-cell>
          <table:table-cell office:value-type="float" office:value="0.0296190897216759" calcext:value-type="float">
            <text:p>0,0296190897</text:p>
          </table:table-cell>
          <table:table-cell office:value-type="float" office:value="0.0418001180190448" calcext:value-type="float">
            <text:p>0,041800118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92642121220868" calcext:value-type="float">
            <text:p>0,3926421212</text:p>
          </table:table-cell>
          <table:table-cell office:value-type="float" office:value="0.452093769872877" calcext:value-type="float">
            <text:p>0,4520937699</text:p>
          </table:table-cell>
          <table:table-cell office:value-type="float" office:value="0.396825114832773" calcext:value-type="float">
            <text:p>0,3968251148</text:p>
          </table:table-cell>
          <table:table-cell office:value-type="float" office:value="0.445893117267982" calcext:value-type="float">
            <text:p>0,4458931173</text:p>
          </table:table-cell>
          <table:table-cell office:value-type="float" office:value="6.96248532865256" calcext:value-type="float">
            <text:p>6,9624853287</text:p>
          </table:table-cell>
          <table:table-cell office:value-type="float" office:value="10.7735534716672" calcext:value-type="float">
            <text:p>10,7735534717</text:p>
          </table:table-cell>
          <table:table-cell office:value-type="float" office:value="7.32366280242079" calcext:value-type="float">
            <text:p>7,3236628024</text:p>
          </table:table-cell>
          <table:table-cell office:value-type="float" office:value="10.4575138214386" calcext:value-type="float">
            <text:p>10,4575138214</text:p>
          </table:table-cell>
          <table:table-cell office:value-type="float" office:value="0.252179070893372" calcext:value-type="float">
            <text:p>0,2521790709</text:p>
          </table:table-cell>
          <table:table-cell office:value-type="float" office:value="0.301869571061481" calcext:value-type="float">
            <text:p>0,3018695711</text:p>
          </table:table-cell>
          <table:table-cell office:value-type="float" office:value="0.255925960184247" calcext:value-type="float">
            <text:p>0,2559259602</text:p>
          </table:table-cell>
          <table:table-cell office:value-type="float" office:value="0.295474927767689" calcext:value-type="float">
            <text:p>0,2954749278</text:p>
          </table:table-cell>
          <table:table-cell office:value-type="float" office:value="0.0305738244971366" calcext:value-type="float">
            <text:p>0,0305738245</text:p>
          </table:table-cell>
          <table:table-cell office:value-type="float" office:value="0.0361842638768752" calcext:value-type="float">
            <text:p>0,0361842639</text:p>
          </table:table-cell>
          <table:table-cell office:value-type="float" office:value="0.0278730912051237" calcext:value-type="float">
            <text:p>0,0278730912</text:p>
          </table:table-cell>
          <table:table-cell office:value-type="float" office:value="0.0399192141401416" calcext:value-type="float">
            <text:p>0,0399192141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9277481951616" calcext:value-type="float">
            <text:p>0,3927748195</text:p>
          </table:table-cell>
          <table:table-cell office:value-type="float" office:value="0.448079925685037" calcext:value-type="float">
            <text:p>0,4480799257</text:p>
          </table:table-cell>
          <table:table-cell office:value-type="float" office:value="0.395807483150045" calcext:value-type="float">
            <text:p>0,3958074832</text:p>
          </table:table-cell>
          <table:table-cell office:value-type="float" office:value="0.443549490819475" calcext:value-type="float">
            <text:p>0,4435494908</text:p>
          </table:table-cell>
          <table:table-cell office:value-type="float" office:value="6.89838390747932" calcext:value-type="float">
            <text:p>6,8983839075</text:p>
          </table:table-cell>
          <table:table-cell office:value-type="float" office:value="10.1067304963165" calcext:value-type="float">
            <text:p>10,1067304963</text:p>
          </table:table-cell>
          <table:table-cell office:value-type="float" office:value="7.23660492007696" calcext:value-type="float">
            <text:p>7,2366049201</text:p>
          </table:table-cell>
          <table:table-cell office:value-type="float" office:value="9.92490795258086" calcext:value-type="float">
            <text:p>9,9249079526</text:p>
          </table:table-cell>
          <table:table-cell office:value-type="float" office:value="0.253792513476291" calcext:value-type="float">
            <text:p>0,2537925135</text:p>
          </table:table-cell>
          <table:table-cell office:value-type="float" office:value="0.300325628257246" calcext:value-type="float">
            <text:p>0,3003256283</text:p>
          </table:table-cell>
          <table:table-cell office:value-type="float" office:value="0.256074992555622" calcext:value-type="float">
            <text:p>0,2560749926</text:p>
          </table:table-cell>
          <table:table-cell office:value-type="float" office:value="0.296431435551294" calcext:value-type="float">
            <text:p>0,2964314356</text:p>
          </table:table-cell>
          <table:table-cell office:value-type="float" office:value="0.0325651014635421" calcext:value-type="float">
            <text:p>0,0325651015</text:p>
          </table:table-cell>
          <table:table-cell office:value-type="float" office:value="0.0405336879323868" calcext:value-type="float">
            <text:p>0,0405336879</text:p>
          </table:table-cell>
          <table:table-cell office:value-type="float" office:value="0.0303440252754111" calcext:value-type="float">
            <text:p>0,0303440253</text:p>
          </table:table-cell>
          <table:table-cell office:value-type="float" office:value="0.0436262075443154" calcext:value-type="float">
            <text:p>0,0436262075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93908705288902" calcext:value-type="float">
            <text:p>0,3939087053</text:p>
          </table:table-cell>
          <table:table-cell office:value-type="float" office:value="0.446099885112487" calcext:value-type="float">
            <text:p>0,4460998851</text:p>
          </table:table-cell>
          <table:table-cell office:value-type="float" office:value="0.3957918672778" calcext:value-type="float">
            <text:p>0,3957918673</text:p>
          </table:table-cell>
          <table:table-cell office:value-type="float" office:value="0.444879190480051" calcext:value-type="float">
            <text:p>0,4448791905</text:p>
          </table:table-cell>
          <table:table-cell office:value-type="float" office:value="6.93520665644715" calcext:value-type="float">
            <text:p>6,9352066564</text:p>
          </table:table-cell>
          <table:table-cell office:value-type="float" office:value="9.89407164684346" calcext:value-type="float">
            <text:p>9,8940716468</text:p>
          </table:table-cell>
          <table:table-cell office:value-type="float" office:value="7.15671869890763" calcext:value-type="float">
            <text:p>7,1567186989</text:p>
          </table:table-cell>
          <table:table-cell office:value-type="float" office:value="9.94932277813575" calcext:value-type="float">
            <text:p>9,9493227781</text:p>
          </table:table-cell>
          <table:table-cell office:value-type="float" office:value="0.254421803728161" calcext:value-type="float">
            <text:p>0,2544218037</text:p>
          </table:table-cell>
          <table:table-cell office:value-type="float" office:value="0.296994101564769" calcext:value-type="float">
            <text:p>0,2969941016</text:p>
          </table:table-cell>
          <table:table-cell office:value-type="float" office:value="0.2563881996086" calcext:value-type="float">
            <text:p>0,2563881996</text:p>
          </table:table-cell>
          <table:table-cell office:value-type="float" office:value="0.293702901405467" calcext:value-type="float">
            <text:p>0,2937029014</text:p>
          </table:table-cell>
          <table:table-cell office:value-type="float" office:value="0.0294023892286725" calcext:value-type="float">
            <text:p>0,0294023892</text:p>
          </table:table-cell>
          <table:table-cell office:value-type="float" office:value="0.0347092067792919" calcext:value-type="float">
            <text:p>0,0347092068</text:p>
          </table:table-cell>
          <table:table-cell office:value-type="float" office:value="0.0275281657303604" calcext:value-type="float">
            <text:p>0,0275281657</text:p>
          </table:table-cell>
          <table:table-cell office:value-type="float" office:value="0.0373399456990666" calcext:value-type="float">
            <text:p>0,0373399457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93684172504376" calcext:value-type="float">
            <text:p>0,3936841725</text:p>
          </table:table-cell>
          <table:table-cell office:value-type="float" office:value="0.450536150094427" calcext:value-type="float">
            <text:p>0,4505361501</text:p>
          </table:table-cell>
          <table:table-cell office:value-type="float" office:value="0.395807972022924" calcext:value-type="float">
            <text:p>0,395807972</text:p>
          </table:table-cell>
          <table:table-cell office:value-type="float" office:value="0.448225294206099" calcext:value-type="float">
            <text:p>0,4482252942</text:p>
          </table:table-cell>
          <table:table-cell office:value-type="float" office:value="6.94693874238162" calcext:value-type="float">
            <text:p>6,9469387424</text:p>
          </table:table-cell>
          <table:table-cell office:value-type="float" office:value="10.649591701344" calcext:value-type="float">
            <text:p>10,6495917013</text:p>
          </table:table-cell>
          <table:table-cell office:value-type="float" office:value="7.21802131246954" calcext:value-type="float">
            <text:p>7,2180213125</text:p>
          </table:table-cell>
          <table:table-cell office:value-type="float" office:value="10.4272934792024" calcext:value-type="float">
            <text:p>10,4272934792</text:p>
          </table:table-cell>
          <table:table-cell office:value-type="float" office:value="0.25378227174179" calcext:value-type="float">
            <text:p>0,2537822717</text:p>
          </table:table-cell>
          <table:table-cell office:value-type="float" office:value="0.303164604468181" calcext:value-type="float">
            <text:p>0,3031646045</text:p>
          </table:table-cell>
          <table:table-cell office:value-type="float" office:value="0.255967761030552" calcext:value-type="float">
            <text:p>0,255967761</text:p>
          </table:table-cell>
          <table:table-cell office:value-type="float" office:value="0.29937877948752" calcext:value-type="float">
            <text:p>0,2993787795</text:p>
          </table:table-cell>
          <table:table-cell office:value-type="float" office:value="0.0313537950504398" calcext:value-type="float">
            <text:p>0,0313537951</text:p>
          </table:table-cell>
          <table:table-cell office:value-type="float" office:value="0.0373632640365915" calcext:value-type="float">
            <text:p>0,037363264</text:p>
          </table:table-cell>
          <table:table-cell office:value-type="float" office:value="0.0288661299777972" calcext:value-type="float">
            <text:p>0,02886613</text:p>
          </table:table-cell>
          <table:table-cell office:value-type="float" office:value="0.0408998719958436" calcext:value-type="float">
            <text:p>0,040899872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89753999560039" calcext:value-type="float">
            <text:p>0,3897539996</text:p>
          </table:table-cell>
          <table:table-cell office:value-type="float" office:value="0.439366838505465" calcext:value-type="float">
            <text:p>0,4393668385</text:p>
          </table:table-cell>
          <table:table-cell office:value-type="float" office:value="0.392027672613912" calcext:value-type="float">
            <text:p>0,3920276726</text:p>
          </table:table-cell>
          <table:table-cell office:value-type="float" office:value="0.435498220979612" calcext:value-type="float">
            <text:p>0,435498221</text:p>
          </table:table-cell>
          <table:table-cell office:value-type="float" office:value="6.56458740117838" calcext:value-type="float">
            <text:p>6,5645874012</text:p>
          </table:table-cell>
          <table:table-cell office:value-type="float" office:value="9.60968169537953" calcext:value-type="float">
            <text:p>9,6096816954</text:p>
          </table:table-cell>
          <table:table-cell office:value-type="float" office:value="6.60490806449579" calcext:value-type="float">
            <text:p>6,6049080645</text:p>
          </table:table-cell>
          <table:table-cell office:value-type="float" office:value="9.28653203020613" calcext:value-type="float">
            <text:p>9,2865320302</text:p>
          </table:table-cell>
          <table:table-cell office:value-type="float" office:value="0.254649595335762" calcext:value-type="float">
            <text:p>0,2546495953</text:p>
          </table:table-cell>
          <table:table-cell office:value-type="float" office:value="0.306104567454057" calcext:value-type="float">
            <text:p>0,3061045675</text:p>
          </table:table-cell>
          <table:table-cell office:value-type="float" office:value="0.257112224513259" calcext:value-type="float">
            <text:p>0,2571122245</text:p>
          </table:table-cell>
          <table:table-cell office:value-type="float" office:value="0.301849226511218" calcext:value-type="float">
            <text:p>0,3018492265</text:p>
          </table:table-cell>
          <table:table-cell office:value-type="float" office:value="0.0308712498444857" calcext:value-type="float">
            <text:p>0,0308712498</text:p>
          </table:table-cell>
          <table:table-cell office:value-type="float" office:value="0.0360965920058862" calcext:value-type="float">
            <text:p>0,036096592</text:p>
          </table:table-cell>
          <table:table-cell office:value-type="float" office:value="0.0283438718922283" calcext:value-type="float">
            <text:p>0,0283438719</text:p>
          </table:table-cell>
          <table:table-cell office:value-type="float" office:value="0.0396622274116408" calcext:value-type="float">
            <text:p>0,0396622274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92034148946404" calcext:value-type="float">
            <text:p>0,3920341489</text:p>
          </table:table-cell>
          <table:table-cell office:value-type="float" office:value="0.449141001935708" calcext:value-type="float">
            <text:p>0,4491410019</text:p>
          </table:table-cell>
          <table:table-cell office:value-type="float" office:value="0.394254781242203" calcext:value-type="float">
            <text:p>0,3942547812</text:p>
          </table:table-cell>
          <table:table-cell office:value-type="float" office:value="0.445403373735434" calcext:value-type="float">
            <text:p>0,4454033737</text:p>
          </table:table-cell>
          <table:table-cell office:value-type="float" office:value="6.59816128483396" calcext:value-type="float">
            <text:p>6,5981612848</text:p>
          </table:table-cell>
          <table:table-cell office:value-type="float" office:value="9.76088748544551" calcext:value-type="float">
            <text:p>9,7608874854</text:p>
          </table:table-cell>
          <table:table-cell office:value-type="float" office:value="6.92270224601585" calcext:value-type="float">
            <text:p>6,922702246</text:p>
          </table:table-cell>
          <table:table-cell office:value-type="float" office:value="9.67559988240721" calcext:value-type="float">
            <text:p>9,6755998824</text:p>
          </table:table-cell>
          <table:table-cell office:value-type="float" office:value="0.255010304504529" calcext:value-type="float">
            <text:p>0,2550103045</text:p>
          </table:table-cell>
          <table:table-cell office:value-type="float" office:value="0.3050205555543" calcext:value-type="float">
            <text:p>0,3050205556</text:p>
          </table:table-cell>
          <table:table-cell office:value-type="float" office:value="0.257212305914078" calcext:value-type="float">
            <text:p>0,2572123059</text:p>
          </table:table-cell>
          <table:table-cell office:value-type="float" office:value="0.301217196033128" calcext:value-type="float">
            <text:p>0,301217196</text:p>
          </table:table-cell>
          <table:table-cell office:value-type="float" office:value="0.0316903954728328" calcext:value-type="float">
            <text:p>0,0316903955</text:p>
          </table:table-cell>
          <table:table-cell office:value-type="float" office:value="0.0381735052799448" calcext:value-type="float">
            <text:p>0,0381735053</text:p>
          </table:table-cell>
          <table:table-cell office:value-type="float" office:value="0.0297715992332044" calcext:value-type="float">
            <text:p>0,0297715992</text:p>
          </table:table-cell>
          <table:table-cell office:value-type="float" office:value="0.0408665289836534" calcext:value-type="float">
            <text:p>0,040866529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7283266647995" calcext:value-type="float">
            <text:p>0,3872832666</text:p>
          </table:table-cell>
          <table:table-cell office:value-type="float" office:value="0.438011821965103" calcext:value-type="float">
            <text:p>0,438011822</text:p>
          </table:table-cell>
          <table:table-cell office:value-type="float" office:value="0.389271485572774" calcext:value-type="float">
            <text:p>0,3892714856</text:p>
          </table:table-cell>
          <table:table-cell office:value-type="float" office:value="0.43467735694151" calcext:value-type="float">
            <text:p>0,4346773569</text:p>
          </table:table-cell>
          <table:table-cell office:value-type="float" office:value="6.78496540343536" calcext:value-type="float">
            <text:p>6,7849654034</text:p>
          </table:table-cell>
          <table:table-cell office:value-type="float" office:value="9.44834156309326" calcext:value-type="float">
            <text:p>9,4483415631</text:p>
          </table:table-cell>
          <table:table-cell office:value-type="float" office:value="7.03377743209381" calcext:value-type="float">
            <text:p>7,0337774321</text:p>
          </table:table-cell>
          <table:table-cell office:value-type="float" office:value="9.35170369959049" calcext:value-type="float">
            <text:p>9,3517036996</text:p>
          </table:table-cell>
          <table:table-cell office:value-type="float" office:value="0.25737313019682" calcext:value-type="float">
            <text:p>0,2573731302</text:p>
          </table:table-cell>
          <table:table-cell office:value-type="float" office:value="0.305059976016961" calcext:value-type="float">
            <text:p>0,305059976</text:p>
          </table:table-cell>
          <table:table-cell office:value-type="float" office:value="0.25936444826741" calcext:value-type="float">
            <text:p>0,2593644483</text:p>
          </table:table-cell>
          <table:table-cell office:value-type="float" office:value="0.301610372025035" calcext:value-type="float">
            <text:p>0,301610372</text:p>
          </table:table-cell>
          <table:table-cell office:value-type="float" office:value="0.0317644903287305" calcext:value-type="float">
            <text:p>0,0317644903</text:p>
          </table:table-cell>
          <table:table-cell office:value-type="float" office:value="0.0384153946019259" calcext:value-type="float">
            <text:p>0,0384153946</text:p>
          </table:table-cell>
          <table:table-cell office:value-type="float" office:value="0.0296678975145881" calcext:value-type="float">
            <text:p>0,0296678975</text:p>
          </table:table-cell>
          <table:table-cell office:value-type="float" office:value="0.041408964178194" calcext:value-type="float">
            <text:p>0,0414089642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9105238816952" calcext:value-type="float">
            <text:p>0,3891052388</text:p>
          </table:table-cell>
          <table:table-cell office:value-type="float" office:value="0.438741571380095" calcext:value-type="float">
            <text:p>0,4387415714</text:p>
          </table:table-cell>
          <table:table-cell office:value-type="float" office:value="0.391055526972435" calcext:value-type="float">
            <text:p>0,391055527</text:p>
          </table:table-cell>
          <table:table-cell office:value-type="float" office:value="0.43533195421766" calcext:value-type="float">
            <text:p>0,4353319542</text:p>
          </table:table-cell>
          <table:table-cell office:value-type="float" office:value="6.64239167305029" calcext:value-type="float">
            <text:p>6,6423916731</text:p>
          </table:table-cell>
          <table:table-cell office:value-type="float" office:value="9.59956605917962" calcext:value-type="float">
            <text:p>9,5995660592</text:p>
          </table:table-cell>
          <table:table-cell office:value-type="float" office:value="6.78508659169182" calcext:value-type="float">
            <text:p>6,7850865917</text:p>
          </table:table-cell>
          <table:table-cell office:value-type="float" office:value="9.27652988693178" calcext:value-type="float">
            <text:p>9,2765298869</text:p>
          </table:table-cell>
          <table:table-cell office:value-type="float" office:value="0.242891775350121" calcext:value-type="float">
            <text:p>0,2428917754</text:p>
          </table:table-cell>
          <table:table-cell office:value-type="float" office:value="0.282128218215656" calcext:value-type="float">
            <text:p>0,2821282182</text:p>
          </table:table-cell>
          <table:table-cell office:value-type="float" office:value="0.244748134196293" calcext:value-type="float">
            <text:p>0,2447481342</text:p>
          </table:table-cell>
          <table:table-cell office:value-type="float" office:value="0.279005165649467" calcext:value-type="float">
            <text:p>0,2790051656</text:p>
          </table:table-cell>
          <table:table-cell office:value-type="float" office:value="0.0311586704196744" calcext:value-type="float">
            <text:p>0,0311586704</text:p>
          </table:table-cell>
          <table:table-cell office:value-type="float" office:value="0.0373392118854193" calcext:value-type="float">
            <text:p>0,0373392119</text:p>
          </table:table-cell>
          <table:table-cell office:value-type="float" office:value="0.0285771120817839" calcext:value-type="float">
            <text:p>0,0285771121</text:p>
          </table:table-cell>
          <table:table-cell office:value-type="float" office:value="0.0410140800810745" calcext:value-type="float">
            <text:p>0,0410140801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2149620003593" calcext:value-type="float">
            <text:p>0,38214962</text:p>
          </table:table-cell>
          <table:table-cell office:value-type="float" office:value="0.436306378744634" calcext:value-type="float">
            <text:p>0,4363063787</text:p>
          </table:table-cell>
          <table:table-cell office:value-type="float" office:value="0.384391201548946" calcext:value-type="float">
            <text:p>0,3843912015</text:p>
          </table:table-cell>
          <table:table-cell office:value-type="float" office:value="0.432542525155862" calcext:value-type="float">
            <text:p>0,4325425252</text:p>
          </table:table-cell>
          <table:table-cell office:value-type="float" office:value="6.33104823368492" calcext:value-type="float">
            <text:p>6,3310482337</text:p>
          </table:table-cell>
          <table:table-cell office:value-type="float" office:value="9.24355275601581" calcext:value-type="float">
            <text:p>9,243552756</text:p>
          </table:table-cell>
          <table:table-cell office:value-type="float" office:value="6.37112987659442" calcext:value-type="float">
            <text:p>6,3711298766</text:p>
          </table:table-cell>
          <table:table-cell office:value-type="float" office:value="8.82514220818952" calcext:value-type="float">
            <text:p>8,8251422082</text:p>
          </table:table-cell>
          <table:table-cell office:value-type="float" office:value="0.241013052731013" calcext:value-type="float">
            <text:p>0,2410130527</text:p>
          </table:table-cell>
          <table:table-cell office:value-type="float" office:value="0.28621131372031" calcext:value-type="float">
            <text:p>0,2862113137</text:p>
          </table:table-cell>
          <table:table-cell office:value-type="float" office:value="0.243338969520052" calcext:value-type="float">
            <text:p>0,2433389695</text:p>
          </table:table-cell>
          <table:table-cell office:value-type="float" office:value="0.282260650386555" calcext:value-type="float">
            <text:p>0,2822606504</text:p>
          </table:table-cell>
          <table:table-cell office:value-type="float" office:value="0.0331266162290713" calcext:value-type="float">
            <text:p>0,0331266162</text:p>
          </table:table-cell>
          <table:table-cell office:value-type="float" office:value="0.0370542419972969" calcext:value-type="float">
            <text:p>0,037054242</text:p>
          </table:table-cell>
          <table:table-cell office:value-type="float" office:value="0.0299902690797497" calcext:value-type="float">
            <text:p>0,0299902691</text:p>
          </table:table-cell>
          <table:table-cell office:value-type="float" office:value="0.0414907745265435" calcext:value-type="float">
            <text:p>0,0414907745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889566370152" calcext:value-type="float">
            <text:p>0,3888956637</text:p>
          </table:table-cell>
          <table:table-cell office:value-type="float" office:value="0.44174208439717" calcext:value-type="float">
            <text:p>0,4417420844</text:p>
          </table:table-cell>
          <table:table-cell office:value-type="float" office:value="0.390993984754887" calcext:value-type="float">
            <text:p>0,3909939848</text:p>
          </table:table-cell>
          <table:table-cell office:value-type="float" office:value="0.439091896299561" calcext:value-type="float">
            <text:p>0,4390918963</text:p>
          </table:table-cell>
          <table:table-cell office:value-type="float" office:value="6.76278804353942" calcext:value-type="float">
            <text:p>6,7627880435</text:p>
          </table:table-cell>
          <table:table-cell office:value-type="float" office:value="9.97234099806886" calcext:value-type="float">
            <text:p>9,9723409981</text:p>
          </table:table-cell>
          <table:table-cell office:value-type="float" office:value="6.89387531006941" calcext:value-type="float">
            <text:p>6,8938753101</text:p>
          </table:table-cell>
          <table:table-cell office:value-type="float" office:value="9.956410316597" calcext:value-type="float">
            <text:p>9,9564103166</text:p>
          </table:table-cell>
          <table:table-cell office:value-type="float" office:value="0.251724183764042" calcext:value-type="float">
            <text:p>0,2517241838</text:p>
          </table:table-cell>
          <table:table-cell office:value-type="float" office:value="0.315193193657533" calcext:value-type="float">
            <text:p>0,3151931937</text:p>
          </table:table-cell>
          <table:table-cell office:value-type="float" office:value="0.254006421084766" calcext:value-type="float">
            <text:p>0,2540064211</text:p>
          </table:table-cell>
          <table:table-cell office:value-type="float" office:value="0.311071028777319" calcext:value-type="float">
            <text:p>0,3110710288</text:p>
          </table:table-cell>
          <table:table-cell office:value-type="float" office:value="0.0292571228705931" calcext:value-type="float">
            <text:p>0,0292571229</text:p>
          </table:table-cell>
          <table:table-cell office:value-type="float" office:value="0.0350468289763048" calcext:value-type="float">
            <text:p>0,035046829</text:p>
          </table:table-cell>
          <table:table-cell office:value-type="float" office:value="0.0276116363896558" calcext:value-type="float">
            <text:p>0,0276116364</text:p>
          </table:table-cell>
          <table:table-cell office:value-type="float" office:value="0.037348118399642" calcext:value-type="float">
            <text:p>0,0373481184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87563214790631" calcext:value-type="float">
            <text:p>0,3875632148</text:p>
          </table:table-cell>
          <table:table-cell office:value-type="float" office:value="0.436994425220258" calcext:value-type="float">
            <text:p>0,4369944252</text:p>
          </table:table-cell>
          <table:table-cell office:value-type="float" office:value="0.389241272362764" calcext:value-type="float">
            <text:p>0,3892412724</text:p>
          </table:table-cell>
          <table:table-cell office:value-type="float" office:value="0.434625647648247" calcext:value-type="float">
            <text:p>0,4346256476</text:p>
          </table:table-cell>
          <table:table-cell office:value-type="float" office:value="6.54084505934233" calcext:value-type="float">
            <text:p>6,5408450593</text:p>
          </table:table-cell>
          <table:table-cell office:value-type="float" office:value="9.44769508725511" calcext:value-type="float">
            <text:p>9,4476950873</text:p>
          </table:table-cell>
          <table:table-cell office:value-type="float" office:value="6.54550232166758" calcext:value-type="float">
            <text:p>6,5455023217</text:p>
          </table:table-cell>
          <table:table-cell office:value-type="float" office:value="9.44769508725511" calcext:value-type="float">
            <text:p>9,4476950873</text:p>
          </table:table-cell>
          <table:table-cell office:value-type="float" office:value="0.260278493895334" calcext:value-type="float">
            <text:p>0,2602784939</text:p>
          </table:table-cell>
          <table:table-cell office:value-type="float" office:value="0.327789092617185" calcext:value-type="float">
            <text:p>0,3277890926</text:p>
          </table:table-cell>
          <table:table-cell office:value-type="float" office:value="0.262172734338866" calcext:value-type="float">
            <text:p>0,2621727343</text:p>
          </table:table-cell>
          <table:table-cell office:value-type="float" office:value="0.324356241388833" calcext:value-type="float">
            <text:p>0,3243562414</text:p>
          </table:table-cell>
          <table:table-cell office:value-type="float" office:value="0.0304589432558681" calcext:value-type="float">
            <text:p>0,0304589433</text:p>
          </table:table-cell>
          <table:table-cell office:value-type="float" office:value="0.036372412330958" calcext:value-type="float">
            <text:p>0,0363724123</text:p>
          </table:table-cell>
          <table:table-cell office:value-type="float" office:value="0.0284030832266617" calcext:value-type="float">
            <text:p>0,0284030832</text:p>
          </table:table-cell>
          <table:table-cell office:value-type="float" office:value="0.0392732179004734" calcext:value-type="float">
            <text:p>0,0392732179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89280884751125" calcext:value-type="float">
            <text:p>0,3892808848</text:p>
          </table:table-cell>
          <table:table-cell office:value-type="float" office:value="0.436680321637357" calcext:value-type="float">
            <text:p>0,4366803216</text:p>
          </table:table-cell>
          <table:table-cell office:value-type="float" office:value="0.390882177813384" calcext:value-type="float">
            <text:p>0,3908821778</text:p>
          </table:table-cell>
          <table:table-cell office:value-type="float" office:value="0.434597517911204" calcext:value-type="float">
            <text:p>0,4345975179</text:p>
          </table:table-cell>
          <table:table-cell office:value-type="float" office:value="6.55520392432484" calcext:value-type="float">
            <text:p>6,5552039243</text:p>
          </table:table-cell>
          <table:table-cell office:value-type="float" office:value="9.51992327962808" calcext:value-type="float">
            <text:p>9,5199232796</text:p>
          </table:table-cell>
          <table:table-cell office:value-type="float" office:value="6.57979096971996" calcext:value-type="float">
            <text:p>6,5797909697</text:p>
          </table:table-cell>
          <table:table-cell office:value-type="float" office:value="9.44013272255249" calcext:value-type="float">
            <text:p>9,4401327226</text:p>
          </table:table-cell>
          <table:table-cell office:value-type="float" office:value="0.263256782868323" calcext:value-type="float">
            <text:p>0,2632567829</text:p>
          </table:table-cell>
          <table:table-cell office:value-type="float" office:value="0.329751427451936" calcext:value-type="float">
            <text:p>0,3297514275</text:p>
          </table:table-cell>
          <table:table-cell office:value-type="float" office:value="0.264887364573539" calcext:value-type="float">
            <text:p>0,2648873646</text:p>
          </table:table-cell>
          <table:table-cell office:value-type="float" office:value="0.326816597828311" calcext:value-type="float">
            <text:p>0,3268165978</text:p>
          </table:table-cell>
          <table:table-cell office:value-type="float" office:value="0.0315864053302601" calcext:value-type="float">
            <text:p>0,0315864053</text:p>
          </table:table-cell>
          <table:table-cell office:value-type="float" office:value="0.0372888431362574" calcext:value-type="float">
            <text:p>0,0372888431</text:p>
          </table:table-cell>
          <table:table-cell office:value-type="float" office:value="0.0291750293465546" calcext:value-type="float">
            <text:p>0,0291750293</text:p>
          </table:table-cell>
          <table:table-cell office:value-type="float" office:value="0.0407094460849166" calcext:value-type="float">
            <text:p>0,0407094461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87379368079272" calcext:value-type="float">
            <text:p>0,3873793681</text:p>
          </table:table-cell>
          <table:table-cell office:value-type="float" office:value="0.435160014910561" calcext:value-type="float">
            <text:p>0,4351600149</text:p>
          </table:table-cell>
          <table:table-cell office:value-type="float" office:value="0.389078189616035" calcext:value-type="float">
            <text:p>0,3890781896</text:p>
          </table:table-cell>
          <table:table-cell office:value-type="float" office:value="0.432799708054216" calcext:value-type="float">
            <text:p>0,4327997081</text:p>
          </table:table-cell>
          <table:table-cell office:value-type="float" office:value="6.48765744584141" calcext:value-type="float">
            <text:p>6,4876574458</text:p>
          </table:table-cell>
          <table:table-cell office:value-type="float" office:value="10.051487345353" calcext:value-type="float">
            <text:p>10,0514873454</text:p>
          </table:table-cell>
          <table:table-cell office:value-type="float" office:value="6.60560194404874" calcext:value-type="float">
            <text:p>6,605601944</text:p>
          </table:table-cell>
          <table:table-cell office:value-type="float" office:value="9.85837802464326" calcext:value-type="float">
            <text:p>9,8583780246</text:p>
          </table:table-cell>
          <table:table-cell office:value-type="float" office:value="0.26316335213522" calcext:value-type="float">
            <text:p>0,2631633521</text:p>
          </table:table-cell>
          <table:table-cell office:value-type="float" office:value="0.333247920873731" calcext:value-type="float">
            <text:p>0,3332479209</text:p>
          </table:table-cell>
          <table:table-cell office:value-type="float" office:value="0.265030387182874" calcext:value-type="float">
            <text:p>0,2650303872</text:p>
          </table:table-cell>
          <table:table-cell office:value-type="float" office:value="0.329827692638391" calcext:value-type="float">
            <text:p>0,3298276926</text:p>
          </table:table-cell>
          <table:table-cell office:value-type="float" office:value="0.0333956252470854" calcext:value-type="float">
            <text:p>0,0333956252</text:p>
          </table:table-cell>
          <table:table-cell office:value-type="float" office:value="0.0393244711506593" calcext:value-type="float">
            <text:p>0,0393244712</text:p>
          </table:table-cell>
          <table:table-cell office:value-type="float" office:value="0.030915824308648" calcext:value-type="float">
            <text:p>0,0309158243</text:p>
          </table:table-cell>
          <table:table-cell office:value-type="float" office:value="0.0428602365952845" calcext:value-type="float">
            <text:p>0,0428602366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6561069614439" calcext:value-type="float">
            <text:p>0,3865610696</text:p>
          </table:table-cell>
          <table:table-cell office:value-type="float" office:value="0.433115976674897" calcext:value-type="float">
            <text:p>0,4331159767</text:p>
          </table:table-cell>
          <table:table-cell office:value-type="float" office:value="0.388394477005213" calcext:value-type="float">
            <text:p>0,388394477</text:p>
          </table:table-cell>
          <table:table-cell office:value-type="float" office:value="0.431401583969632" calcext:value-type="float">
            <text:p>0,431401584</text:p>
          </table:table-cell>
          <table:table-cell office:value-type="float" office:value="6.36933620247951" calcext:value-type="float">
            <text:p>6,3693362025</text:p>
          </table:table-cell>
          <table:table-cell office:value-type="float" office:value="9.25614083409145" calcext:value-type="float">
            <text:p>9,2561408341</text:p>
          </table:table-cell>
          <table:table-cell office:value-type="float" office:value="6.4345164988596" calcext:value-type="float">
            <text:p>6,4345164989</text:p>
          </table:table-cell>
          <table:table-cell office:value-type="float" office:value="9.38889865349254" calcext:value-type="float">
            <text:p>9,3888986535</text:p>
          </table:table-cell>
          <table:table-cell office:value-type="float" office:value="0.270964410981445" calcext:value-type="float">
            <text:p>0,270964411</text:p>
          </table:table-cell>
          <table:table-cell office:value-type="float" office:value="0.333932335820076" calcext:value-type="float">
            <text:p>0,3339323358</text:p>
          </table:table-cell>
          <table:table-cell office:value-type="float" office:value="0.272626399844935" calcext:value-type="float">
            <text:p>0,2726263998</text:p>
          </table:table-cell>
          <table:table-cell office:value-type="float" office:value="0.330972402207681" calcext:value-type="float">
            <text:p>0,3309724022</text:p>
          </table:table-cell>
          <table:table-cell office:value-type="float" office:value="0.0302931873579742" calcext:value-type="float">
            <text:p>0,0302931874</text:p>
          </table:table-cell>
          <table:table-cell office:value-type="float" office:value="0.0330749158544269" calcext:value-type="float">
            <text:p>0,0330749159</text:p>
          </table:table-cell>
          <table:table-cell office:value-type="float" office:value="0.0284706710985694" calcext:value-type="float">
            <text:p>0,0284706711</text:p>
          </table:table-cell>
          <table:table-cell office:value-type="float" office:value="0.0356884472494244" calcext:value-type="float">
            <text:p>0,0356884472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92172556400452" calcext:value-type="float">
            <text:p>0,3921725564</text:p>
          </table:table-cell>
          <table:table-cell office:value-type="float" office:value="0.441366461296059" calcext:value-type="float">
            <text:p>0,4413664613</text:p>
          </table:table-cell>
          <table:table-cell office:value-type="float" office:value="0.393730919189493" calcext:value-type="float">
            <text:p>0,3937309192</text:p>
          </table:table-cell>
          <table:table-cell office:value-type="float" office:value="0.438782041025474" calcext:value-type="float">
            <text:p>0,438782041</text:p>
          </table:table-cell>
          <table:table-cell office:value-type="float" office:value="6.53016793847787" calcext:value-type="float">
            <text:p>6,5301679385</text:p>
          </table:table-cell>
          <table:table-cell office:value-type="float" office:value="9.75050098543167" calcext:value-type="float">
            <text:p>9,7505009854</text:p>
          </table:table-cell>
          <table:table-cell office:value-type="float" office:value="6.56159864636699" calcext:value-type="float">
            <text:p>6,5615986464</text:p>
          </table:table-cell>
          <table:table-cell office:value-type="float" office:value="9.71079598788358" calcext:value-type="float">
            <text:p>9,7107959879</text:p>
          </table:table-cell>
          <table:table-cell office:value-type="float" office:value="0.26938091978887" calcext:value-type="float">
            <text:p>0,2693809198</text:p>
          </table:table-cell>
          <table:table-cell office:value-type="float" office:value="0.343750842653127" calcext:value-type="float">
            <text:p>0,3437508427</text:p>
          </table:table-cell>
          <table:table-cell office:value-type="float" office:value="0.270845381855653" calcext:value-type="float">
            <text:p>0,2708453819</text:p>
          </table:table-cell>
          <table:table-cell office:value-type="float" office:value="0.341064448831559" calcext:value-type="float">
            <text:p>0,3410644488</text:p>
          </table:table-cell>
          <table:table-cell office:value-type="float" office:value="0.03034932892183" calcext:value-type="float">
            <text:p>0,0303493289</text:p>
          </table:table-cell>
          <table:table-cell office:value-type="float" office:value="0.0315484148967739" calcext:value-type="float">
            <text:p>0,0315484149</text:p>
          </table:table-cell>
          <table:table-cell office:value-type="float" office:value="0.0283589500037622" calcext:value-type="float">
            <text:p>0,02835895</text:p>
          </table:table-cell>
          <table:table-cell office:value-type="float" office:value="0.0344056661848044" calcext:value-type="float">
            <text:p>0,0344056662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85871351935483" calcext:value-type="float">
            <text:p>0,3858713519</text:p>
          </table:table-cell>
          <table:table-cell office:value-type="float" office:value="0.430632908336077" calcext:value-type="float">
            <text:p>0,4306329083</text:p>
          </table:table-cell>
          <table:table-cell office:value-type="float" office:value="0.387324017657833" calcext:value-type="float">
            <text:p>0,3873240177</text:p>
          </table:table-cell>
          <table:table-cell office:value-type="float" office:value="0.428147894658078" calcext:value-type="float">
            <text:p>0,4281478947</text:p>
          </table:table-cell>
          <table:table-cell office:value-type="float" office:value="6.47720512955721" calcext:value-type="float">
            <text:p>6,4772051296</text:p>
          </table:table-cell>
          <table:table-cell office:value-type="float" office:value="9.54020345535468" calcext:value-type="float">
            <text:p>9,5402034554</text:p>
          </table:table-cell>
          <table:table-cell office:value-type="float" office:value="6.56348108093467" calcext:value-type="float">
            <text:p>6,5634810809</text:p>
          </table:table-cell>
          <table:table-cell office:value-type="float" office:value="9.50849195827125" calcext:value-type="float">
            <text:p>9,5084919583</text:p>
          </table:table-cell>
          <table:table-cell office:value-type="float" office:value="0.254967283187843" calcext:value-type="float">
            <text:p>0,2549672832</text:p>
          </table:table-cell>
          <table:table-cell office:value-type="float" office:value="0.322319009417301" calcext:value-type="float">
            <text:p>0,3223190094</text:p>
          </table:table-cell>
          <table:table-cell office:value-type="float" office:value="0.256496206418021" calcext:value-type="float">
            <text:p>0,2564962064</text:p>
          </table:table-cell>
          <table:table-cell office:value-type="float" office:value="0.319554877966108" calcext:value-type="float">
            <text:p>0,319554878</text:p>
          </table:table-cell>
          <table:table-cell office:value-type="float" office:value="0.0317529468787214" calcext:value-type="float">
            <text:p>0,0317529469</text:p>
          </table:table-cell>
          <table:table-cell office:value-type="float" office:value="0.0343516649291358" calcext:value-type="float">
            <text:p>0,0343516649</text:p>
          </table:table-cell>
          <table:table-cell office:value-type="float" office:value="0.0297247328688559" calcext:value-type="float">
            <text:p>0,0297247329</text:p>
          </table:table-cell>
          <table:table-cell office:value-type="float" office:value="0.0372369391799481" calcext:value-type="float">
            <text:p>0,0372369392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88564712792202" calcext:value-type="float">
            <text:p>0,3885647128</text:p>
          </table:table-cell>
          <table:table-cell office:value-type="float" office:value="0.431956961469467" calcext:value-type="float">
            <text:p>0,4319569615</text:p>
          </table:table-cell>
          <table:table-cell office:value-type="float" office:value="0.390102209735997" calcext:value-type="float">
            <text:p>0,3901022097</text:p>
          </table:table-cell>
          <table:table-cell office:value-type="float" office:value="0.429546098613224" calcext:value-type="float">
            <text:p>0,4295460986</text:p>
          </table:table-cell>
          <table:table-cell office:value-type="float" office:value="6.56937146066852" calcext:value-type="float">
            <text:p>6,5693714607</text:p>
          </table:table-cell>
          <table:table-cell office:value-type="float" office:value="9.39458360374219" calcext:value-type="float">
            <text:p>9,3945836037</text:p>
          </table:table-cell>
          <table:table-cell office:value-type="float" office:value="6.59104709875161" calcext:value-type="float">
            <text:p>6,5910470988</text:p>
          </table:table-cell>
          <table:table-cell office:value-type="float" office:value="9.39458360374219" calcext:value-type="float">
            <text:p>9,3945836037</text:p>
          </table:table-cell>
          <table:table-cell office:value-type="float" office:value="0.254639801828548" calcext:value-type="float">
            <text:p>0,2546398018</text:p>
          </table:table-cell>
          <table:table-cell office:value-type="float" office:value="0.319363806501887" calcext:value-type="float">
            <text:p>0,3193638065</text:p>
          </table:table-cell>
          <table:table-cell office:value-type="float" office:value="0.256153483187861" calcext:value-type="float">
            <text:p>0,2561534832</text:p>
          </table:table-cell>
          <table:table-cell office:value-type="float" office:value="0.316646392674102" calcext:value-type="float">
            <text:p>0,3166463927</text:p>
          </table:table-cell>
          <table:table-cell office:value-type="float" office:value="0.0314593575802665" calcext:value-type="float">
            <text:p>0,0314593576</text:p>
          </table:table-cell>
          <table:table-cell office:value-type="float" office:value="0.0341880796672239" calcext:value-type="float">
            <text:p>0,0341880797</text:p>
          </table:table-cell>
          <table:table-cell office:value-type="float" office:value="0.0296444672198895" calcext:value-type="float">
            <text:p>0,0296444672</text:p>
          </table:table-cell>
          <table:table-cell office:value-type="float" office:value="0.0367699693133209" calcext:value-type="float">
            <text:p>0,0367699693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9409274083705" calcext:value-type="float">
            <text:p>0,3940927408</text:p>
          </table:table-cell>
          <table:table-cell office:value-type="float" office:value="0.440961636998791" calcext:value-type="float">
            <text:p>0,440961637</text:p>
          </table:table-cell>
          <table:table-cell office:value-type="float" office:value="0.396145709490924" calcext:value-type="float">
            <text:p>0,3961457095</text:p>
          </table:table-cell>
          <table:table-cell office:value-type="float" office:value="0.437661668969086" calcext:value-type="float">
            <text:p>0,437661669</text:p>
          </table:table-cell>
          <table:table-cell office:value-type="float" office:value="6.56702857371053" calcext:value-type="float">
            <text:p>6,5670285737</text:p>
          </table:table-cell>
          <table:table-cell office:value-type="float" office:value="9.95716985278086" calcext:value-type="float">
            <text:p>9,9571698528</text:p>
          </table:table-cell>
          <table:table-cell office:value-type="float" office:value="6.70181582292947" calcext:value-type="float">
            <text:p>6,7018158229</text:p>
          </table:table-cell>
          <table:table-cell office:value-type="float" office:value="9.89902932240184" calcext:value-type="float">
            <text:p>9,8990293224</text:p>
          </table:table-cell>
          <table:table-cell office:value-type="float" office:value="0.262625025975952" calcext:value-type="float">
            <text:p>0,262625026</text:p>
          </table:table-cell>
          <table:table-cell office:value-type="float" office:value="0.32915227563598" calcext:value-type="float">
            <text:p>0,3291522756</text:p>
          </table:table-cell>
          <table:table-cell office:value-type="float" office:value="0.264557097132049" calcext:value-type="float">
            <text:p>0,2645570971</text:p>
          </table:table-cell>
          <table:table-cell office:value-type="float" office:value="0.325661999132965" calcext:value-type="float">
            <text:p>0,3256619991</text:p>
          </table:table-cell>
          <table:table-cell office:value-type="float" office:value="0.0327631557835568" calcext:value-type="float">
            <text:p>0,0327631558</text:p>
          </table:table-cell>
          <table:table-cell office:value-type="float" office:value="0.0348409493910688" calcext:value-type="float">
            <text:p>0,0348409494</text:p>
          </table:table-cell>
          <table:table-cell office:value-type="float" office:value="0.0297589462241949" calcext:value-type="float">
            <text:p>0,0297589462</text:p>
          </table:table-cell>
          <table:table-cell office:value-type="float" office:value="0.0391550160139446" calcext:value-type="float">
            <text:p>0,039155016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95050325394956" calcext:value-type="float">
            <text:p>0,3950503254</text:p>
          </table:table-cell>
          <table:table-cell office:value-type="float" office:value="0.43863292068382" calcext:value-type="float">
            <text:p>0,4386329207</text:p>
          </table:table-cell>
          <table:table-cell office:value-type="float" office:value="0.396971803840069" calcext:value-type="float">
            <text:p>0,3969718038</text:p>
          </table:table-cell>
          <table:table-cell office:value-type="float" office:value="0.435515377041307" calcext:value-type="float">
            <text:p>0,435515377</text:p>
          </table:table-cell>
          <table:table-cell office:value-type="float" office:value="6.62541102507936" calcext:value-type="float">
            <text:p>6,6254110251</text:p>
          </table:table-cell>
          <table:table-cell office:value-type="float" office:value="9.8352077183472" calcext:value-type="float">
            <text:p>9,8352077183</text:p>
          </table:table-cell>
          <table:table-cell office:value-type="float" office:value="6.71552725064689" calcext:value-type="float">
            <text:p>6,7155272506</text:p>
          </table:table-cell>
          <table:table-cell office:value-type="float" office:value="9.75420694849457" calcext:value-type="float">
            <text:p>9,7542069485</text:p>
          </table:table-cell>
          <table:table-cell office:value-type="float" office:value="0.266624972959641" calcext:value-type="float">
            <text:p>0,266624973</text:p>
          </table:table-cell>
          <table:table-cell office:value-type="float" office:value="0.335538711186377" calcext:value-type="float">
            <text:p>0,3355387112</text:p>
          </table:table-cell>
          <table:table-cell office:value-type="float" office:value="0.268422170012463" calcext:value-type="float">
            <text:p>0,26842217</text:p>
          </table:table-cell>
          <table:table-cell office:value-type="float" office:value="0.332283706489756" calcext:value-type="float">
            <text:p>0,3322837065</text:p>
          </table:table-cell>
          <table:table-cell office:value-type="float" office:value="0.0306317631852989" calcext:value-type="float">
            <text:p>0,0306317632</text:p>
          </table:table-cell>
          <table:table-cell office:value-type="float" office:value="0.0328858608543889" calcext:value-type="float">
            <text:p>0,0328858609</text:p>
          </table:table-cell>
          <table:table-cell office:value-type="float" office:value="0.0281063867412644" calcext:value-type="float">
            <text:p>0,0281063867</text:p>
          </table:table-cell>
          <table:table-cell office:value-type="float" office:value="0.0365028193183838" calcext:value-type="float">
            <text:p>0,0365028193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9348051386704" calcext:value-type="float">
            <text:p>0,3934805139</text:p>
          </table:table-cell>
          <table:table-cell office:value-type="float" office:value="0.436147077250108" calcext:value-type="float">
            <text:p>0,4361470773</text:p>
          </table:table-cell>
          <table:table-cell office:value-type="float" office:value="0.395299484825016" calcext:value-type="float">
            <text:p>0,3952994848</text:p>
          </table:table-cell>
          <table:table-cell office:value-type="float" office:value="0.433061855549376" calcext:value-type="float">
            <text:p>0,4330618555</text:p>
          </table:table-cell>
          <table:table-cell office:value-type="float" office:value="6.4619202361605" calcext:value-type="float">
            <text:p>6,4619202362</text:p>
          </table:table-cell>
          <table:table-cell office:value-type="float" office:value="9.69196875309609" calcext:value-type="float">
            <text:p>9,6919687531</text:p>
          </table:table-cell>
          <table:table-cell office:value-type="float" office:value="6.6789044435019" calcext:value-type="float">
            <text:p>6,6789044435</text:p>
          </table:table-cell>
          <table:table-cell office:value-type="float" office:value="9.59043512852327" calcext:value-type="float">
            <text:p>9,5904351285</text:p>
          </table:table-cell>
          <table:table-cell office:value-type="float" office:value="0.264663430769965" calcext:value-type="float">
            <text:p>0,2646634308</text:p>
          </table:table-cell>
          <table:table-cell office:value-type="float" office:value="0.339940495366384" calcext:value-type="float">
            <text:p>0,3399404954</text:p>
          </table:table-cell>
          <table:table-cell office:value-type="float" office:value="0.266393686979166" calcext:value-type="float">
            <text:p>0,266393687</text:p>
          </table:table-cell>
          <table:table-cell office:value-type="float" office:value="0.336730415172033" calcext:value-type="float">
            <text:p>0,3367304152</text:p>
          </table:table-cell>
          <table:table-cell office:value-type="float" office:value="0.0311990593852786" calcext:value-type="float">
            <text:p>0,0311990594</text:p>
          </table:table-cell>
          <table:table-cell office:value-type="float" office:value="0.033124897187752" calcext:value-type="float">
            <text:p>0,0331248972</text:p>
          </table:table-cell>
          <table:table-cell office:value-type="float" office:value="0.0285997227001802" calcext:value-type="float">
            <text:p>0,0285997227</text:p>
          </table:table-cell>
          <table:table-cell office:value-type="float" office:value="0.0368679302246544" calcext:value-type="float">
            <text:p>0,036867930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84681139915228" calcext:value-type="float">
            <text:p>0,3846811399</text:p>
          </table:table-cell>
          <table:table-cell office:value-type="float" office:value="0.420907333565278" calcext:value-type="float">
            <text:p>0,4209073336</text:p>
          </table:table-cell>
          <table:table-cell office:value-type="float" office:value="0.386692022482661" calcext:value-type="float">
            <text:p>0,3866920225</text:p>
          </table:table-cell>
          <table:table-cell office:value-type="float" office:value="0.41748575730797" calcext:value-type="float">
            <text:p>0,4174857573</text:p>
          </table:table-cell>
          <table:table-cell office:value-type="float" office:value="6.69986994947649" calcext:value-type="float">
            <text:p>6,6998699495</text:p>
          </table:table-cell>
          <table:table-cell office:value-type="float" office:value="9.68625700312732" calcext:value-type="float">
            <text:p>9,6862570031</text:p>
          </table:table-cell>
          <table:table-cell office:value-type="float" office:value="6.75703023059692" calcext:value-type="float">
            <text:p>6,7570302306</text:p>
          </table:table-cell>
          <table:table-cell office:value-type="float" office:value="9.59535465188989" calcext:value-type="float">
            <text:p>9,5953546519</text:p>
          </table:table-cell>
          <table:table-cell office:value-type="float" office:value="0.256242853355551" calcext:value-type="float">
            <text:p>0,2562428534</text:p>
          </table:table-cell>
          <table:table-cell office:value-type="float" office:value="0.328373425691092" calcext:value-type="float">
            <text:p>0,3283734257</text:p>
          </table:table-cell>
          <table:table-cell office:value-type="float" office:value="0.258274246023698" calcext:value-type="float">
            <text:p>0,258274246</text:p>
          </table:table-cell>
          <table:table-cell office:value-type="float" office:value="0.324622908013334" calcext:value-type="float">
            <text:p>0,324622908</text:p>
          </table:table-cell>
          <table:table-cell office:value-type="float" office:value="0.0286150100829375" calcext:value-type="float">
            <text:p>0,0286150101</text:p>
          </table:table-cell>
          <table:table-cell office:value-type="float" office:value="0.0301929273792084" calcext:value-type="float">
            <text:p>0,0301929274</text:p>
          </table:table-cell>
          <table:table-cell office:value-type="float" office:value="0.0259551237762592" calcext:value-type="float">
            <text:p>0,0259551238</text:p>
          </table:table-cell>
          <table:table-cell office:value-type="float" office:value="0.0340144393449808" calcext:value-type="float">
            <text:p>0,0340144393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84637018641454" calcext:value-type="float">
            <text:p>0,3846370186</text:p>
          </table:table-cell>
          <table:table-cell office:value-type="float" office:value="0.415859848447249" calcext:value-type="float">
            <text:p>0,4158598484</text:p>
          </table:table-cell>
          <table:table-cell office:value-type="float" office:value="0.386346309986659" calcext:value-type="float">
            <text:p>0,38634631</text:p>
          </table:table-cell>
          <table:table-cell office:value-type="float" office:value="0.413034734101658" calcext:value-type="float">
            <text:p>0,4130347341</text:p>
          </table:table-cell>
          <table:table-cell office:value-type="float" office:value="6.30585552776135" calcext:value-type="float">
            <text:p>6,3058555278</text:p>
          </table:table-cell>
          <table:table-cell office:value-type="float" office:value="9.66186259003888" calcext:value-type="float">
            <text:p>9,66186259</text:p>
          </table:table-cell>
          <table:table-cell office:value-type="float" office:value="6.49761837853389" calcext:value-type="float">
            <text:p>6,4976183785</text:p>
          </table:table-cell>
          <table:table-cell office:value-type="float" office:value="9.63922506581852" calcext:value-type="float">
            <text:p>9,6392250658</text:p>
          </table:table-cell>
          <table:table-cell office:value-type="float" office:value="0.257160049509309" calcext:value-type="float">
            <text:p>0,2571600495</text:p>
          </table:table-cell>
          <table:table-cell office:value-type="float" office:value="0.319733674391595" calcext:value-type="float">
            <text:p>0,3197336744</text:p>
          </table:table-cell>
          <table:table-cell office:value-type="float" office:value="0.259127763952434" calcext:value-type="float">
            <text:p>0,259127764</text:p>
          </table:table-cell>
          <table:table-cell office:value-type="float" office:value="0.316226824818425" calcext:value-type="float">
            <text:p>0,3162268248</text:p>
          </table:table-cell>
          <table:table-cell office:value-type="float" office:value="0.0284188479699708" calcext:value-type="float">
            <text:p>0,028418848</text:p>
          </table:table-cell>
          <table:table-cell office:value-type="float" office:value="0.0313217253340788" calcext:value-type="float">
            <text:p>0,0313217253</text:p>
          </table:table-cell>
          <table:table-cell office:value-type="float" office:value="0.0272283475875324" calcext:value-type="float">
            <text:p>0,0272283476</text:p>
          </table:table-cell>
          <table:table-cell office:value-type="float" office:value="0.0329985653026987" calcext:value-type="float">
            <text:p>0,0329985653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80757813729879" calcext:value-type="float">
            <text:p>0,3807578137</text:p>
          </table:table-cell>
          <table:table-cell office:value-type="float" office:value="0.415218392166765" calcext:value-type="float">
            <text:p>0,4152183922</text:p>
          </table:table-cell>
          <table:table-cell office:value-type="float" office:value="0.382430404062579" calcext:value-type="float">
            <text:p>0,3824304041</text:p>
          </table:table-cell>
          <table:table-cell office:value-type="float" office:value="0.412597475157106" calcext:value-type="float">
            <text:p>0,4125974752</text:p>
          </table:table-cell>
          <table:table-cell office:value-type="float" office:value="5.86288400798547" calcext:value-type="float">
            <text:p>5,862884008</text:p>
          </table:table-cell>
          <table:table-cell office:value-type="float" office:value="9.18286639847553" calcext:value-type="float">
            <text:p>9,1828663985</text:p>
          </table:table-cell>
          <table:table-cell office:value-type="float" office:value="5.93303877775764" calcext:value-type="float">
            <text:p>5,9330387778</text:p>
          </table:table-cell>
          <table:table-cell office:value-type="float" office:value="9.14686825418081" calcext:value-type="float">
            <text:p>9,1468682542</text:p>
          </table:table-cell>
          <table:table-cell office:value-type="float" office:value="0.251178858040039" calcext:value-type="float">
            <text:p>0,251178858</text:p>
          </table:table-cell>
          <table:table-cell office:value-type="float" office:value="0.315750085197381" calcext:value-type="float">
            <text:p>0,3157500852</text:p>
          </table:table-cell>
          <table:table-cell office:value-type="float" office:value="0.252874959125739" calcext:value-type="float">
            <text:p>0,2528749591</text:p>
          </table:table-cell>
          <table:table-cell office:value-type="float" office:value="0.312653412656909" calcext:value-type="float">
            <text:p>0,3126534127</text:p>
          </table:table-cell>
          <table:table-cell office:value-type="float" office:value="0.0303313139257283" calcext:value-type="float">
            <text:p>0,0303313139</text:p>
          </table:table-cell>
          <table:table-cell office:value-type="float" office:value="0.0363131329140373" calcext:value-type="float">
            <text:p>0,0363131329</text:p>
          </table:table-cell>
          <table:table-cell office:value-type="float" office:value="0.029186308296475" calcext:value-type="float">
            <text:p>0,0291863083</text:p>
          </table:table-cell>
          <table:table-cell office:value-type="float" office:value="0.0379200298724719" calcext:value-type="float">
            <text:p>0,0379200299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4618042039085" calcext:value-type="float">
            <text:p>0,374618042</text:p>
          </table:table-cell>
          <table:table-cell office:value-type="float" office:value="0.406964168903338" calcext:value-type="float">
            <text:p>0,4069641689</text:p>
          </table:table-cell>
          <table:table-cell office:value-type="float" office:value="0.375351364429373" calcext:value-type="float">
            <text:p>0,3753513644</text:p>
          </table:table-cell>
          <table:table-cell office:value-type="float" office:value="0.406758940136138" calcext:value-type="float">
            <text:p>0,4067589401</text:p>
          </table:table-cell>
          <table:table-cell office:value-type="float" office:value="5.69313199312573" calcext:value-type="float">
            <text:p>5,6931319931</text:p>
          </table:table-cell>
          <table:table-cell office:value-type="float" office:value="8.64140423238517" calcext:value-type="float">
            <text:p>8,6414042324</text:p>
          </table:table-cell>
          <table:table-cell office:value-type="float" office:value="5.70693674998094" calcext:value-type="float">
            <text:p>5,70693675</text:p>
          </table:table-cell>
          <table:table-cell office:value-type="float" office:value="8.84801714982957" calcext:value-type="float">
            <text:p>8,8480171498</text:p>
          </table:table-cell>
          <table:table-cell office:value-type="float" office:value="0.250011701027505" calcext:value-type="float">
            <text:p>0,250011701</text:p>
          </table:table-cell>
          <table:table-cell office:value-type="float" office:value="0.312834333275032" calcext:value-type="float">
            <text:p>0,3128343333</text:p>
          </table:table-cell>
          <table:table-cell office:value-type="float" office:value="0.251248950248947" calcext:value-type="float">
            <text:p>0,2512489502</text:p>
          </table:table-cell>
          <table:table-cell office:value-type="float" office:value="0.310567350733133" calcext:value-type="float">
            <text:p>0,3105673507</text:p>
          </table:table-cell>
          <table:table-cell office:value-type="float" office:value="0.0353552391425468" calcext:value-type="float">
            <text:p>0,0353552391</text:p>
          </table:table-cell>
          <table:table-cell office:value-type="float" office:value="0.0441351612153552" calcext:value-type="float">
            <text:p>0,0441351612</text:p>
          </table:table-cell>
          <table:table-cell office:value-type="float" office:value="0.0342376368258697" calcext:value-type="float">
            <text:p>0,0342376368</text:p>
          </table:table-cell>
          <table:table-cell office:value-type="float" office:value="0.0457123799208921" calcext:value-type="float">
            <text:p>0,0457123799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85407968753134" calcext:value-type="float">
            <text:p>0,3854079688</text:p>
          </table:table-cell>
          <table:table-cell office:value-type="float" office:value="0.415433375366279" calcext:value-type="float">
            <text:p>0,4154333754</text:p>
          </table:table-cell>
          <table:table-cell office:value-type="float" office:value="0.387029051897806" calcext:value-type="float">
            <text:p>0,3870290519</text:p>
          </table:table-cell>
          <table:table-cell office:value-type="float" office:value="0.41354688116415" calcext:value-type="float">
            <text:p>0,4135468812</text:p>
          </table:table-cell>
          <table:table-cell office:value-type="float" office:value="5.84867864281556" calcext:value-type="float">
            <text:p>5,8486786428</text:p>
          </table:table-cell>
          <table:table-cell office:value-type="float" office:value="9.55516280755426" calcext:value-type="float">
            <text:p>9,5551628076</text:p>
          </table:table-cell>
          <table:table-cell office:value-type="float" office:value="5.92850223537004" calcext:value-type="float">
            <text:p>5,9285022354</text:p>
          </table:table-cell>
          <table:table-cell office:value-type="float" office:value="9.5849953336683" calcext:value-type="float">
            <text:p>9,5849953337</text:p>
          </table:table-cell>
          <table:table-cell office:value-type="float" office:value="0.258553453850825" calcext:value-type="float">
            <text:p>0,2585534539</text:p>
          </table:table-cell>
          <table:table-cell office:value-type="float" office:value="0.322523675660204" calcext:value-type="float">
            <text:p>0,3225236757</text:p>
          </table:table-cell>
          <table:table-cell office:value-type="float" office:value="0.260250840271719" calcext:value-type="float">
            <text:p>0,2602508403</text:p>
          </table:table-cell>
          <table:table-cell office:value-type="float" office:value="0.319463150152349" calcext:value-type="float">
            <text:p>0,3194631502</text:p>
          </table:table-cell>
          <table:table-cell office:value-type="float" office:value="0.0289725331609036" calcext:value-type="float">
            <text:p>0,0289725332</text:p>
          </table:table-cell>
          <table:table-cell office:value-type="float" office:value="0.0352145435793517" calcext:value-type="float">
            <text:p>0,0352145436</text:p>
          </table:table-cell>
          <table:table-cell office:value-type="float" office:value="0.0279024379885672" calcext:value-type="float">
            <text:p>0,027902438</text:p>
          </table:table-cell>
          <table:table-cell office:value-type="float" office:value="0.036706369505739" calcext:value-type="float">
            <text:p>0,0367063695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8069326483197" calcext:value-type="float">
            <text:p>0,3806932648</text:p>
          </table:table-cell>
          <table:table-cell office:value-type="float" office:value="0.414827865462644" calcext:value-type="float">
            <text:p>0,4148278655</text:p>
          </table:table-cell>
          <table:table-cell office:value-type="float" office:value="0.381444298572596" calcext:value-type="float">
            <text:p>0,3814442986</text:p>
          </table:table-cell>
          <table:table-cell office:value-type="float" office:value="0.413636843463072" calcext:value-type="float">
            <text:p>0,4136368435</text:p>
          </table:table-cell>
          <table:table-cell office:value-type="float" office:value="6.02479549667836" calcext:value-type="float">
            <text:p>6,0247954967</text:p>
          </table:table-cell>
          <table:table-cell office:value-type="float" office:value="9.79312176489487" calcext:value-type="float">
            <text:p>9,7931217649</text:p>
          </table:table-cell>
          <table:table-cell office:value-type="float" office:value="6.11286873490498" calcext:value-type="float">
            <text:p>6,1128687349</text:p>
          </table:table-cell>
          <table:table-cell office:value-type="float" office:value="9.72298352656814" calcext:value-type="float">
            <text:p>9,7229835266</text:p>
          </table:table-cell>
          <table:table-cell office:value-type="float" office:value="0.25129272778738" calcext:value-type="float">
            <text:p>0,2512927278</text:p>
          </table:table-cell>
          <table:table-cell office:value-type="float" office:value="0.317561707684471" calcext:value-type="float">
            <text:p>0,3175617077</text:p>
          </table:table-cell>
          <table:table-cell office:value-type="float" office:value="0.252603812987094" calcext:value-type="float">
            <text:p>0,252603813</text:p>
          </table:table-cell>
          <table:table-cell office:value-type="float" office:value="0.315159962128148" calcext:value-type="float">
            <text:p>0,3151599621</text:p>
          </table:table-cell>
          <table:table-cell office:value-type="float" office:value="0.0338196112919305" calcext:value-type="float">
            <text:p>0,0338196113</text:p>
          </table:table-cell>
          <table:table-cell office:value-type="float" office:value="0.042045473210012" calcext:value-type="float">
            <text:p>0,0420454732</text:p>
          </table:table-cell>
          <table:table-cell office:value-type="float" office:value="0.0326263959868339" calcext:value-type="float">
            <text:p>0,032626396</text:p>
          </table:table-cell>
          <table:table-cell office:value-type="float" office:value="0.043716105663484" calcext:value-type="float">
            <text:p>0,0437161057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8664597286384" calcext:value-type="float">
            <text:p>0,3786645973</text:p>
          </table:table-cell>
          <table:table-cell office:value-type="float" office:value="0.41277454688121" calcext:value-type="float">
            <text:p>0,4127745469</text:p>
          </table:table-cell>
          <table:table-cell office:value-type="float" office:value="0.379994512054152" calcext:value-type="float">
            <text:p>0,3799945121</text:p>
          </table:table-cell>
          <table:table-cell office:value-type="float" office:value="0.411038616511052" calcext:value-type="float">
            <text:p>0,4110386165</text:p>
          </table:table-cell>
          <table:table-cell office:value-type="float" office:value="5.77173552136872" calcext:value-type="float">
            <text:p>5,7717355214</text:p>
          </table:table-cell>
          <table:table-cell office:value-type="float" office:value="8.66276469948493" calcext:value-type="float">
            <text:p>8,6627646995</text:p>
          </table:table-cell>
          <table:table-cell office:value-type="float" office:value="5.7927175156643" calcext:value-type="float">
            <text:p>5,7927175157</text:p>
          </table:table-cell>
          <table:table-cell office:value-type="float" office:value="8.66276469948493" calcext:value-type="float">
            <text:p>8,6627646995</text:p>
          </table:table-cell>
          <table:table-cell office:value-type="float" office:value="0.252618656417486" calcext:value-type="float">
            <text:p>0,2526186564</text:p>
          </table:table-cell>
          <table:table-cell office:value-type="float" office:value="0.306195131518519" calcext:value-type="float">
            <text:p>0,3061951315</text:p>
          </table:table-cell>
          <table:table-cell office:value-type="float" office:value="0.253854305162575" calcext:value-type="float">
            <text:p>0,2538543052</text:p>
          </table:table-cell>
          <table:table-cell office:value-type="float" office:value="0.304010558354843" calcext:value-type="float">
            <text:p>0,3040105584</text:p>
          </table:table-cell>
          <table:table-cell office:value-type="float" office:value="0.0325980603799344" calcext:value-type="float">
            <text:p>0,0325980604</text:p>
          </table:table-cell>
          <table:table-cell office:value-type="float" office:value="0.0384416708507249" calcext:value-type="float">
            <text:p>0,0384416709</text:p>
          </table:table-cell>
          <table:table-cell office:value-type="float" office:value="0.0307145105604016" calcext:value-type="float">
            <text:p>0,0307145106</text:p>
          </table:table-cell>
          <table:table-cell office:value-type="float" office:value="0.0411542274824021" calcext:value-type="float">
            <text:p>0,0411542275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6753845923917" calcext:value-type="float">
            <text:p>0,3767538459</text:p>
          </table:table-cell>
          <table:table-cell office:value-type="float" office:value="0.407263498677524" calcext:value-type="float">
            <text:p>0,4072634987</text:p>
          </table:table-cell>
          <table:table-cell office:value-type="float" office:value="0.378510837267135" calcext:value-type="float">
            <text:p>0,3785108373</text:p>
          </table:table-cell>
          <table:table-cell office:value-type="float" office:value="0.404506993333506" calcext:value-type="float">
            <text:p>0,4045069933</text:p>
          </table:table-cell>
          <table:table-cell office:value-type="float" office:value="5.72977502564276" calcext:value-type="float">
            <text:p>5,7297750256</text:p>
          </table:table-cell>
          <table:table-cell office:value-type="float" office:value="8.9740335662902" calcext:value-type="float">
            <text:p>8,9740335663</text:p>
          </table:table-cell>
          <table:table-cell office:value-type="float" office:value="5.74341301874862" calcext:value-type="float">
            <text:p>5,7434130187</text:p>
          </table:table-cell>
          <table:table-cell office:value-type="float" office:value="8.84952653850043" calcext:value-type="float">
            <text:p>8,8495265385</text:p>
          </table:table-cell>
          <table:table-cell office:value-type="float" office:value="0.25335716425243" calcext:value-type="float">
            <text:p>0,2533571643</text:p>
          </table:table-cell>
          <table:table-cell office:value-type="float" office:value="0.306854999989941" calcext:value-type="float">
            <text:p>0,306855</text:p>
          </table:table-cell>
          <table:table-cell office:value-type="float" office:value="0.25505716334899" calcext:value-type="float">
            <text:p>0,2550571633</text:p>
          </table:table-cell>
          <table:table-cell office:value-type="float" office:value="0.303857624682014" calcext:value-type="float">
            <text:p>0,3038576247</text:p>
          </table:table-cell>
          <table:table-cell office:value-type="float" office:value="0.0364814908437215" calcext:value-type="float">
            <text:p>0,0364814908</text:p>
          </table:table-cell>
          <table:table-cell office:value-type="float" office:value="0.0430488793232285" calcext:value-type="float">
            <text:p>0,0430488793</text:p>
          </table:table-cell>
          <table:table-cell office:value-type="float" office:value="0.0333952556092911" calcext:value-type="float">
            <text:p>0,0333952556</text:p>
          </table:table-cell>
          <table:table-cell office:value-type="float" office:value="0.0474862871875597" calcext:value-type="float">
            <text:p>0,0474862872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6287458055923" calcext:value-type="float">
            <text:p>0,3762874581</text:p>
          </table:table-cell>
          <table:table-cell office:value-type="float" office:value="0.409168705584563" calcext:value-type="float">
            <text:p>0,4091687056</text:p>
          </table:table-cell>
          <table:table-cell office:value-type="float" office:value="0.378755552340026" calcext:value-type="float">
            <text:p>0,3787555523</text:p>
          </table:table-cell>
          <table:table-cell office:value-type="float" office:value="0.405937748240692" calcext:value-type="float">
            <text:p>0,4059377482</text:p>
          </table:table-cell>
          <table:table-cell office:value-type="float" office:value="5.6028445870638" calcext:value-type="float">
            <text:p>5,6028445871</text:p>
          </table:table-cell>
          <table:table-cell office:value-type="float" office:value="8.51132512441621" calcext:value-type="float">
            <text:p>8,5113251244</text:p>
          </table:table-cell>
          <table:table-cell office:value-type="float" office:value="5.72729807613409" calcext:value-type="float">
            <text:p>5,7272980761</text:p>
          </table:table-cell>
          <table:table-cell office:value-type="float" office:value="8.51132512441621" calcext:value-type="float">
            <text:p>8,5113251244</text:p>
          </table:table-cell>
          <table:table-cell office:value-type="float" office:value="0.250782128463026" calcext:value-type="float">
            <text:p>0,2507821285</text:p>
          </table:table-cell>
          <table:table-cell office:value-type="float" office:value="0.31308944970463" calcext:value-type="float">
            <text:p>0,3130894497</text:p>
          </table:table-cell>
          <table:table-cell office:value-type="float" office:value="0.253013382435946" calcext:value-type="float">
            <text:p>0,2530133824</text:p>
          </table:table-cell>
          <table:table-cell office:value-type="float" office:value="0.309052958533424" calcext:value-type="float">
            <text:p>0,3090529585</text:p>
          </table:table-cell>
          <table:table-cell office:value-type="float" office:value="0.0316660400308297" calcext:value-type="float">
            <text:p>0,03166604</text:p>
          </table:table-cell>
          <table:table-cell office:value-type="float" office:value="0.0365788448499519" calcext:value-type="float">
            <text:p>0,0365788448</text:p>
          </table:table-cell>
          <table:table-cell office:value-type="float" office:value="0.0285251708777292" calcext:value-type="float">
            <text:p>0,0285251709</text:p>
          </table:table-cell>
          <table:table-cell office:value-type="float" office:value="0.0410768762561429" calcext:value-type="float">
            <text:p>0,0410768763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75436269115903" calcext:value-type="float">
            <text:p>0,3754362691</text:p>
          </table:table-cell>
          <table:table-cell office:value-type="float" office:value="0.411015483000425" calcext:value-type="float">
            <text:p>0,411015483</text:p>
          </table:table-cell>
          <table:table-cell office:value-type="float" office:value="0.377193308164712" calcext:value-type="float">
            <text:p>0,3771933082</text:p>
          </table:table-cell>
          <table:table-cell office:value-type="float" office:value="0.410276504106223" calcext:value-type="float">
            <text:p>0,4102765041</text:p>
          </table:table-cell>
          <table:table-cell office:value-type="float" office:value="5.59854699322944" calcext:value-type="float">
            <text:p>5,5985469932</text:p>
          </table:table-cell>
          <table:table-cell office:value-type="float" office:value="8.40580307581293" calcext:value-type="float">
            <text:p>8,4058030758</text:p>
          </table:table-cell>
          <table:table-cell office:value-type="float" office:value="5.64613551590256" calcext:value-type="float">
            <text:p>5,6461355159</text:p>
          </table:table-cell>
          <table:table-cell office:value-type="float" office:value="8.25297331998657" calcext:value-type="float">
            <text:p>8,25297332</text:p>
          </table:table-cell>
          <table:table-cell office:value-type="float" office:value="0.247135320840968" calcext:value-type="float">
            <text:p>0,2471353208</text:p>
          </table:table-cell>
          <table:table-cell office:value-type="float" office:value="0.321285899602858" calcext:value-type="float">
            <text:p>0,3212858996</text:p>
          </table:table-cell>
          <table:table-cell office:value-type="float" office:value="0.248776346328139" calcext:value-type="float">
            <text:p>0,2487763463</text:p>
          </table:table-cell>
          <table:table-cell office:value-type="float" office:value="0.318111931497627" calcext:value-type="float">
            <text:p>0,3181119315</text:p>
          </table:table-cell>
          <table:table-cell office:value-type="float" office:value="0.0352486555521031" calcext:value-type="float">
            <text:p>0,0352486556</text:p>
          </table:table-cell>
          <table:table-cell office:value-type="float" office:value="0.0393118260596888" calcext:value-type="float">
            <text:p>0,0393118261</text:p>
          </table:table-cell>
          <table:table-cell office:value-type="float" office:value="0.0325844841597001" calcext:value-type="float">
            <text:p>0,0325844842</text:p>
          </table:table-cell>
          <table:table-cell office:value-type="float" office:value="0.0432438152302788" calcext:value-type="float">
            <text:p>0,0432438152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1438008842272" calcext:value-type="float">
            <text:p>0,3814380088</text:p>
          </table:table-cell>
          <table:table-cell office:value-type="float" office:value="0.422769013115001" calcext:value-type="float">
            <text:p>0,4227690131</text:p>
          </table:table-cell>
          <table:table-cell office:value-type="float" office:value="0.383595942225372" calcext:value-type="float">
            <text:p>0,3835959422</text:p>
          </table:table-cell>
          <table:table-cell office:value-type="float" office:value="0.41957423280606" calcext:value-type="float">
            <text:p>0,4195742328</text:p>
          </table:table-cell>
          <table:table-cell office:value-type="float" office:value="5.78310903994448" calcext:value-type="float">
            <text:p>5,7831090399</text:p>
          </table:table-cell>
          <table:table-cell office:value-type="float" office:value="9.2740003553626" calcext:value-type="float">
            <text:p>9,2740003554</text:p>
          </table:table-cell>
          <table:table-cell office:value-type="float" office:value="5.7985091574533" calcext:value-type="float">
            <text:p>5,7985091575</text:p>
          </table:table-cell>
          <table:table-cell office:value-type="float" office:value="9.24763856116497" calcext:value-type="float">
            <text:p>9,2476385612</text:p>
          </table:table-cell>
          <table:table-cell office:value-type="float" office:value="0.249491633088371" calcext:value-type="float">
            <text:p>0,2494916331</text:p>
          </table:table-cell>
          <table:table-cell office:value-type="float" office:value="0.322464502004399" calcext:value-type="float">
            <text:p>0,322464502</text:p>
          </table:table-cell>
          <table:table-cell office:value-type="float" office:value="0.251393694902167" calcext:value-type="float">
            <text:p>0,2513936949</text:p>
          </table:table-cell>
          <table:table-cell office:value-type="float" office:value="0.318813767373429" calcext:value-type="float">
            <text:p>0,3188137674</text:p>
          </table:table-cell>
          <table:table-cell office:value-type="float" office:value="0.0378909614076154" calcext:value-type="float">
            <text:p>0,0378909614</text:p>
          </table:table-cell>
          <table:table-cell office:value-type="float" office:value="0.0387770261208374" calcext:value-type="float">
            <text:p>0,0387770261</text:p>
          </table:table-cell>
          <table:table-cell office:value-type="float" office:value="0.0319831201115031" calcext:value-type="float">
            <text:p>0,0319831201</text:p>
          </table:table-cell>
          <table:table-cell office:value-type="float" office:value="0.0475531164336667" calcext:value-type="float">
            <text:p>0,0475531164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81278735355382" calcext:value-type="float">
            <text:p>0,3812787354</text:p>
          </table:table-cell>
          <table:table-cell office:value-type="float" office:value="0.416304667111408" calcext:value-type="float">
            <text:p>0,4163046671</text:p>
          </table:table-cell>
          <table:table-cell office:value-type="float" office:value="0.383749513405728" calcext:value-type="float">
            <text:p>0,3837495134</text:p>
          </table:table-cell>
          <table:table-cell office:value-type="float" office:value="0.412647375295735" calcext:value-type="float">
            <text:p>0,4126473753</text:p>
          </table:table-cell>
          <table:table-cell office:value-type="float" office:value="5.69499491837092" calcext:value-type="float">
            <text:p>5,6949949184</text:p>
          </table:table-cell>
          <table:table-cell office:value-type="float" office:value="9.14085003735106" calcext:value-type="float">
            <text:p>9,1408500374</text:p>
          </table:table-cell>
          <table:table-cell office:value-type="float" office:value="5.78775695217723" calcext:value-type="float">
            <text:p>5,7877569522</text:p>
          </table:table-cell>
          <table:table-cell office:value-type="float" office:value="9.10372924022923" calcext:value-type="float">
            <text:p>9,1037292402</text:p>
          </table:table-cell>
          <table:table-cell office:value-type="float" office:value="0.250072939930884" calcext:value-type="float">
            <text:p>0,2500729399</text:p>
          </table:table-cell>
          <table:table-cell office:value-type="float" office:value="0.33047819561657" calcext:value-type="float">
            <text:p>0,3304781956</text:p>
          </table:table-cell>
          <table:table-cell office:value-type="float" office:value="0.252316358726702" calcext:value-type="float">
            <text:p>0,2523163587</text:p>
          </table:table-cell>
          <table:table-cell office:value-type="float" office:value="0.326042074020758" calcext:value-type="float">
            <text:p>0,326042074</text:p>
          </table:table-cell>
          <table:table-cell office:value-type="float" office:value="0.0402741628282789" calcext:value-type="float">
            <text:p>0,0402741628</text:p>
          </table:table-cell>
          <table:table-cell office:value-type="float" office:value="0.0447457903355642" calcext:value-type="float">
            <text:p>0,0447457903</text:p>
          </table:table-cell>
          <table:table-cell office:value-type="float" office:value="0.0351953872960129" calcext:value-type="float">
            <text:p>0,0351953873</text:p>
          </table:table-cell>
          <table:table-cell office:value-type="float" office:value="0.0522960007556757" calcext:value-type="float">
            <text:p>0,0522960008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992782784291" calcext:value-type="float">
            <text:p>0,3799278278</text:p>
          </table:table-cell>
          <table:table-cell office:value-type="float" office:value="0.41704745172723" calcext:value-type="float">
            <text:p>0,4170474517</text:p>
          </table:table-cell>
          <table:table-cell office:value-type="float" office:value="0.382150770482807" calcext:value-type="float">
            <text:p>0,3821507705</text:p>
          </table:table-cell>
          <table:table-cell office:value-type="float" office:value="0.414041433445455" calcext:value-type="float">
            <text:p>0,4140414334</text:p>
          </table:table-cell>
          <table:table-cell office:value-type="float" office:value="5.45194362909398" calcext:value-type="float">
            <text:p>5,4519436291</text:p>
          </table:table-cell>
          <table:table-cell office:value-type="float" office:value="8.95354233955813" calcext:value-type="float">
            <text:p>8,9535423396</text:p>
          </table:table-cell>
          <table:table-cell office:value-type="float" office:value="5.77127246432115" calcext:value-type="float">
            <text:p>5,7712724643</text:p>
          </table:table-cell>
          <table:table-cell office:value-type="float" office:value="8.63829506366063" calcext:value-type="float">
            <text:p>8,6382950637</text:p>
          </table:table-cell>
          <table:table-cell office:value-type="float" office:value="0.253038980186043" calcext:value-type="float">
            <text:p>0,2530389802</text:p>
          </table:table-cell>
          <table:table-cell office:value-type="float" office:value="0.338994136384758" calcext:value-type="float">
            <text:p>0,3389941364</text:p>
          </table:table-cell>
          <table:table-cell office:value-type="float" office:value="0.255110411233733" calcext:value-type="float">
            <text:p>0,2551104112</text:p>
          </table:table-cell>
          <table:table-cell office:value-type="float" office:value="0.334799837949323" calcext:value-type="float">
            <text:p>0,3347998379</text:p>
          </table:table-cell>
          <table:table-cell office:value-type="float" office:value="0.0367231400364504" calcext:value-type="float">
            <text:p>0,03672314</text:p>
          </table:table-cell>
          <table:table-cell office:value-type="float" office:value="0.0437168517466626" calcext:value-type="float">
            <text:p>0,0437168517</text:p>
          </table:table-cell>
          <table:table-cell office:value-type="float" office:value="0.0343667247939049" calcext:value-type="float">
            <text:p>0,0343667248</text:p>
          </table:table-cell>
          <table:table-cell office:value-type="float" office:value="0.0471989406786358" calcext:value-type="float">
            <text:p>0,0471989407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81732471996025" calcext:value-type="float">
            <text:p>0,381732472</text:p>
          </table:table-cell>
          <table:table-cell office:value-type="float" office:value="0.410505397034665" calcext:value-type="float">
            <text:p>0,410505397</text:p>
          </table:table-cell>
          <table:table-cell office:value-type="float" office:value="0.382727964596255" calcext:value-type="float">
            <text:p>0,3827279646</text:p>
          </table:table-cell>
          <table:table-cell office:value-type="float" office:value="0.412786903607631" calcext:value-type="float">
            <text:p>0,4127869036</text:p>
          </table:table-cell>
          <table:table-cell office:value-type="float" office:value="5.3802051817976" calcext:value-type="float">
            <text:p>5,3802051818</text:p>
          </table:table-cell>
          <table:table-cell office:value-type="float" office:value="9.47090232856292" calcext:value-type="float">
            <text:p>9,4709023286</text:p>
          </table:table-cell>
          <table:table-cell office:value-type="float" office:value="5.5980150119174" calcext:value-type="float">
            <text:p>5,5980150119</text:p>
          </table:table-cell>
          <table:table-cell office:value-type="float" office:value="9.62854481799764" calcext:value-type="float">
            <text:p>9,628544818</text:p>
          </table:table-cell>
          <table:table-cell office:value-type="float" office:value="0.258619351682846" calcext:value-type="float">
            <text:p>0,2586193517</text:p>
          </table:table-cell>
          <table:table-cell office:value-type="float" office:value="0.34375344437998" calcext:value-type="float">
            <text:p>0,3437534444</text:p>
          </table:table-cell>
          <table:table-cell office:value-type="float" office:value="0.259604514371995" calcext:value-type="float">
            <text:p>0,2596045144</text:p>
          </table:table-cell>
          <table:table-cell office:value-type="float" office:value="0.341772118425972" calcext:value-type="float">
            <text:p>0,3417721184</text:p>
          </table:table-cell>
          <table:table-cell office:value-type="float" office:value="0.0328470446942578" calcext:value-type="float">
            <text:p>0,0328470447</text:p>
          </table:table-cell>
          <table:table-cell office:value-type="float" office:value="0.0375405212340288" calcext:value-type="float">
            <text:p>0,0375405212</text:p>
          </table:table-cell>
          <table:table-cell office:value-type="float" office:value="0.0314812574314571" calcext:value-type="float">
            <text:p>0,0314812574</text:p>
          </table:table-cell>
          <table:table-cell office:value-type="float" office:value="0.0395863665944086" calcext:value-type="float">
            <text:p>0,0395863666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919534793158" calcext:value-type="float">
            <text:p>0,3849195348</text:p>
          </table:table-cell>
          <table:table-cell office:value-type="float" office:value="0.413642941360049" calcext:value-type="float">
            <text:p>0,4136429414</text:p>
          </table:table-cell>
          <table:table-cell office:value-type="float" office:value="0.386473745274759" calcext:value-type="float">
            <text:p>0,3864737453</text:p>
          </table:table-cell>
          <table:table-cell office:value-type="float" office:value="0.412462524021188" calcext:value-type="float">
            <text:p>0,412462524</text:p>
          </table:table-cell>
          <table:table-cell office:value-type="float" office:value="5.51088412213525" calcext:value-type="float">
            <text:p>5,5108841221</text:p>
          </table:table-cell>
          <table:table-cell office:value-type="float" office:value="8.35808144589822" calcext:value-type="float">
            <text:p>8,3580814459</text:p>
          </table:table-cell>
          <table:table-cell office:value-type="float" office:value="5.51199457008149" calcext:value-type="float">
            <text:p>5,5119945701</text:p>
          </table:table-cell>
          <table:table-cell office:value-type="float" office:value="8.19918094154906" calcext:value-type="float">
            <text:p>8,1991809415</text:p>
          </table:table-cell>
          <table:table-cell office:value-type="float" office:value="0.258708682266111" calcext:value-type="float">
            <text:p>0,2587086823</text:p>
          </table:table-cell>
          <table:table-cell office:value-type="float" office:value="0.335904573224897" calcext:value-type="float">
            <text:p>0,3359045732</text:p>
          </table:table-cell>
          <table:table-cell office:value-type="float" office:value="0.26013792072258" calcext:value-type="float">
            <text:p>0,2601379207</text:p>
          </table:table-cell>
          <table:table-cell office:value-type="float" office:value="0.333122407815465" calcext:value-type="float">
            <text:p>0,3331224078</text:p>
          </table:table-cell>
          <table:table-cell office:value-type="float" office:value="0.0347606662413876" calcext:value-type="float">
            <text:p>0,0347606662</text:p>
          </table:table-cell>
          <table:table-cell office:value-type="float" office:value="0.0404261657468576" calcext:value-type="float">
            <text:p>0,0404261657</text:p>
          </table:table-cell>
          <table:table-cell office:value-type="float" office:value="0.0334299628310123" calcext:value-type="float">
            <text:p>0,0334299628</text:p>
          </table:table-cell>
          <table:table-cell office:value-type="float" office:value="0.042377879667198" calcext:value-type="float">
            <text:p>0,0423778797</text:p>
          </table:table-cell>
          <table:table-cell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82580105282159" calcext:value-type="float">
            <text:p>0,3825801053</text:p>
          </table:table-cell>
          <table:table-cell office:value-type="float" office:value="0.406608250626242" calcext:value-type="float">
            <text:p>0,4066082506</text:p>
          </table:table-cell>
          <table:table-cell office:value-type="float" office:value="0.383751483749969" calcext:value-type="float">
            <text:p>0,3837514837</text:p>
          </table:table-cell>
          <table:table-cell office:value-type="float" office:value="0.406519585869202" calcext:value-type="float">
            <text:p>0,4065195859</text:p>
          </table:table-cell>
          <table:table-cell office:value-type="float" office:value="5.33890693407539" calcext:value-type="float">
            <text:p>5,3389069341</text:p>
          </table:table-cell>
          <table:table-cell office:value-type="float" office:value="8.26498138532862" calcext:value-type="float">
            <text:p>8,2649813853</text:p>
          </table:table-cell>
          <table:table-cell office:value-type="float" office:value="5.35294110952778" calcext:value-type="float">
            <text:p>5,3529411095</text:p>
          </table:table-cell>
          <table:table-cell office:value-type="float" office:value="8.19797579966541" calcext:value-type="float">
            <text:p>8,1979757997</text:p>
          </table:table-cell>
          <table:table-cell office:value-type="float" office:value="0.261289241268409" calcext:value-type="float">
            <text:p>0,2612892413</text:p>
          </table:table-cell>
          <table:table-cell office:value-type="float" office:value="0.343702965203938" calcext:value-type="float">
            <text:p>0,3437029652</text:p>
          </table:table-cell>
          <table:table-cell office:value-type="float" office:value="0.262467078228391" calcext:value-type="float">
            <text:p>0,2624670782</text:p>
          </table:table-cell>
          <table:table-cell office:value-type="float" office:value="0.341380559268394" calcext:value-type="float">
            <text:p>0,3413805593</text:p>
          </table:table-cell>
          <table:table-cell office:value-type="float" office:value="0.0375442464019775" calcext:value-type="float">
            <text:p>0,0375442464</text:p>
          </table:table-cell>
          <table:table-cell office:value-type="float" office:value="0.0462929536564879" calcext:value-type="float">
            <text:p>0,0462929537</text:p>
          </table:table-cell>
          <table:table-cell office:value-type="float" office:value="0.0359124359198522" calcext:value-type="float">
            <text:p>0,0359124359</text:p>
          </table:table-cell>
          <table:table-cell office:value-type="float" office:value="0.0486849721230876" calcext:value-type="float">
            <text:p>0,0486849721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1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2P2" style:volatile="true">
      <loext:fill-character> </loext:fill-character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percentage-style style:name="N121">
      <number:number number:decimal-places="1" number:min-integer-digits="1"/>
      <number:text>%</number:text>
    </number:percentage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20106P0" style:volatile="true" number:language="fr" number:country="FR">
      <number:number number:decimal-places="0" number:min-integer-digits="1" number:grouping="true"/>
      <number:text> €</number:text>
    </number:number-style>
    <number:number-style style:name="N2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20106P0"/>
    </number:number-style>
    <number:number-style style:name="N20107P0" style:volatile="true" number:language="fr" number:country="FR">
      <number:number number:decimal-places="0" number:min-integer-digits="1" number:grouping="true"/>
      <number:text> €</number:text>
    </number:number-style>
    <number:number-style style:name="N2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07P0"/>
    </number:number-style>
    <number:number-style style:name="N20108P0" style:volatile="true" number:language="fr" number:country="FR">
      <number:number number:decimal-places="2" number:min-integer-digits="1" number:grouping="true"/>
      <number:text> €</number:text>
    </number:number-style>
    <number:number-style style:name="N2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20108P0"/>
    </number:number-style>
    <number:number-style style:name="N20109P0" style:volatile="true" number:language="fr" number:country="FR">
      <number:number number:decimal-places="2" number:min-integer-digits="1" number:grouping="true"/>
      <number:text> €</number:text>
    </number:number-style>
    <number:number-style style:name="N2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09P0"/>
    </number:number-style>
    <number:date-style style:name="N2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11" number:language="fr" number:country="FR">
      <number:day number:style="long"/>
      <number:text>-</number:text>
      <number:month number:textual="true"/>
    </number:date-style>
    <number:date-style style:name="N20112" number:language="fr" number:country="FR">
      <number:month number:textual="true"/>
      <number:text>-</number:text>
      <number:year/>
    </number:date-style>
    <number:time-style style:name="N20113" number:language="fr" number:country="FR">
      <number:hours/>
      <number:text>:</number:text>
      <number:minutes number:style="long"/>
      <number:text> </number:text>
      <number:am-pm/>
    </number:time-style>
    <number:time-style style:name="N2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6P0" style:volatile="true" number:language="fr" number:country="FR">
      <number:number number:decimal-places="0" number:min-integer-digits="1" number:grouping="true"/>
      <number:text>   </number:text>
    </number:number-style>
    <number:number-style style:name="N2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fr" number:country="FR">
      <number:number number:decimal-places="0" number:min-integer-digits="1" number:grouping="true"/>
      <number:text>   </number:text>
    </number:number-style>
    <number:number-style style:name="N2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2" number:min-integer-digits="1" number:grouping="true"/>
      <number:text>   </number:text>
    </number:number-style>
    <number:number-style style:name="N2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20118P0"/>
    </number:number-style>
    <number:number-style style:name="N20119P0" style:volatile="true" number:language="fr" number:country="FR">
      <number:number number:decimal-places="2" number:min-integer-digits="1" number:grouping="true"/>
      <number:text>   </number:text>
    </number:number-style>
    <number:number-style style:name="N2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20120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20120P2" style:volatile="true" number:language="fr" number:country="FR">
      <loext:text> </loext:text>
      <loext:fill-character> </loext:fill-character>
      <number:text>-    </number:text>
    </number:number-style>
    <number:text-style style:name="N20120" number:language="fr" number:country="FR"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2012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20121P2" style:volatile="true" number:language="fr" number:country="FR">
      <loext:text> </loext:text>
      <loext:fill-character> </loext:fill-character>
      <number:text>- € </number:text>
    </number:number-style>
    <number:text-style style:name="N20121" number:language="fr" number:country="FR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20122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20122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20122" number:language="fr" number:country="FR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20123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20123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20123" number:language="fr" number:country="FR"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1">00/00/0000</text:date>, <text:time style:data-style-name="N2" text:time-value="10:56:45.566303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" style:display-name="PageStyle_Decil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4:04:47</meta:creation-date>
    <meta:initial-creator>Leonardo Calcagno</meta:initial-creator>
    <dc:language>en-US</dc:language>
    <dc:date>2020-07-11T13:12:37.369715670</dc:date>
    <meta:editing-cycles>7</meta:editing-cycles>
    <meta:editing-duration>PT2H6M29S</meta:editing-duration>
    <meta:generator>LibreOffice/4.4.5.2$MacOSX_X86_64 LibreOffice_project/a22f674fd25a3b6f45bdebf25400ed2adff0ff99</meta:generator>
    <meta:document-statistic meta:table-count="11" meta:cell-count="12563" meta:object-count="1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34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986cm" svg:height="17.846cm" xlink:href=".." xlink:type="simple" chart:class="chart:scatter" chart:style-name="ch1">
        <chart:subtitle svg:x="9.753cm" svg:y="0.356cm" chart:style-name="ch2">
          <text:p>sub-title</text:p>
        </chart:subtitle>
        <chart:legend svg:x="0.59cm" svg:y="13.978cm" style:legend-expansion="custom" chartooo:width="19.448cm" chartooo:height="3.439cm" style:legend-expansion-aspect-ratio="5.65513230590288" chart:style-name="ch3"/>
        <chart:plot-area chart:style-name="ch4" table:cell-range-address="'Gini yearly'.A4:'Gini yearly'.E30 'Gini yearly'.B3:'Gini yearly'.E3" chart:data-source-has-labels="row" svg:x="0.584cm" svg:y="0.178cm" svg:width="20.298cm" svg:height="13.148cm">
          <chartooo:coordinate-region svg:x="1.689cm" svg:y="0.468cm" svg:width="18.904cm" svg:height="11.6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10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1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">
                <text:p>0.3898411843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8">
                <text:p>0.390258472579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4777452090527">
                <text:p>0.454777452090527</text:p>
              </table:table-cell>
              <table:table-cell office:value-type="float" office:value="0.399120706436325">
                <text:p>0.399120706436325</text:p>
              </table:table-cell>
              <table:table-cell office:value-type="float" office:value="0.429960718621224">
                <text:p>0.429960718621224</text:p>
              </table:table-cell>
              <table:table-cell office:value-type="float" office:value="0.378592839419125">
                <text:p>0.378592839419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1563233592693">
                <text:p>0.451563233592693</text:p>
              </table:table-cell>
              <table:table-cell office:value-type="float" office:value="0.397746487223379">
                <text:p>0.397746487223379</text:p>
              </table:table-cell>
              <table:table-cell office:value-type="float" office:value="0.428841816917058">
                <text:p>0.428841816917058</text:p>
              </table:table-cell>
              <table:table-cell office:value-type="float" office:value="0.378709991405792">
                <text:p>0.378709991405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5431609247191">
                <text:p>0.455431609247191</text:p>
              </table:table-cell>
              <table:table-cell office:value-type="float" office:value="0.396887836786332">
                <text:p>0.396887836786332</text:p>
              </table:table-cell>
              <table:table-cell office:value-type="float" office:value="0.432782321362222">
                <text:p>0.432782321362222</text:p>
              </table:table-cell>
              <table:table-cell office:value-type="float" office:value="0.378853983282403">
                <text:p>0.378853983282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4465911641259">
                <text:p>0.454465911641259</text:p>
              </table:table-cell>
              <table:table-cell office:value-type="float" office:value="0.395164710000941">
                <text:p>0.395164710000941</text:p>
              </table:table-cell>
              <table:table-cell office:value-type="float" office:value="0.433608059929711">
                <text:p>0.433608059929711</text:p>
              </table:table-cell>
              <table:table-cell office:value-type="float" office:value="0.378274843966604">
                <text:p>0.37827484396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7382460523609">
                <text:p>0.457382460523609</text:p>
              </table:table-cell>
              <table:table-cell office:value-type="float" office:value="0.393487934914847">
                <text:p>0.393487934914847</text:p>
              </table:table-cell>
              <table:table-cell office:value-type="float" office:value="0.438332933596911">
                <text:p>0.438332933596911</text:p>
              </table:table-cell>
              <table:table-cell office:value-type="float" office:value="0.377848476425298">
                <text:p>0.377848476425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3382533299697">
                <text:p>0.463382533299697</text:p>
              </table:table-cell>
              <table:table-cell office:value-type="float" office:value="0.39898307692546">
                <text:p>0.39898307692546</text:p>
              </table:table-cell>
              <table:table-cell office:value-type="float" office:value="0.442557381254624">
                <text:p>0.442557381254624</text:p>
              </table:table-cell>
              <table:table-cell office:value-type="float" office:value="0.382122313490265">
                <text:p>0.382122313490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6408867579363">
                <text:p>0.466408867579363</text:p>
              </table:table-cell>
              <table:table-cell office:value-type="float" office:value="0.397629934000513">
                <text:p>0.397629934000513</text:p>
              </table:table-cell>
              <table:table-cell office:value-type="float" office:value="0.447977002350779">
                <text:p>0.447977002350779</text:p>
              </table:table-cell>
              <table:table-cell office:value-type="float" office:value="0.382546096374999">
                <text:p>0.382546096374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72978905908018">
                <text:p>0.472978905908018</text:p>
              </table:table-cell>
              <table:table-cell office:value-type="float" office:value="0.401188906720754">
                <text:p>0.401188906720754</text:p>
              </table:table-cell>
              <table:table-cell office:value-type="float" office:value="0.454560973562486">
                <text:p>0.454560973562486</text:p>
              </table:table-cell>
              <table:table-cell office:value-type="float" office:value="0.387010039865217">
                <text:p>0.387010039865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4897244241138">
                <text:p>0.464897244241138</text:p>
              </table:table-cell>
              <table:table-cell office:value-type="float" office:value="0.39589425905085">
                <text:p>0.39589425905085</text:p>
              </table:table-cell>
              <table:table-cell office:value-type="float" office:value="0.449062242904933">
                <text:p>0.449062242904933</text:p>
              </table:table-cell>
              <table:table-cell office:value-type="float" office:value="0.383439751911805">
                <text:p>0.383439751911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379332111039">
                <text:p>0.458379332111039</text:p>
              </table:table-cell>
              <table:table-cell office:value-type="float" office:value="0.390541607962218">
                <text:p>0.390541607962218</text:p>
              </table:table-cell>
              <table:table-cell office:value-type="float" office:value="0.443416301661273">
                <text:p>0.443416301661273</text:p>
              </table:table-cell>
              <table:table-cell office:value-type="float" office:value="0.379872174471109">
                <text:p>0.379872174471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1265619249285">
                <text:p>0.451265619249285</text:p>
              </table:table-cell>
              <table:table-cell office:value-type="float" office:value="0.381942822915982">
                <text:p>0.381942822915982</text:p>
              </table:table-cell>
              <table:table-cell office:value-type="float" office:value="0.44101450992164">
                <text:p>0.44101450992164</text:p>
              </table:table-cell>
              <table:table-cell office:value-type="float" office:value="0.373954276361058">
                <text:p>0.373954276361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0596071134976">
                <text:p>0.450596071134976</text:p>
              </table:table-cell>
              <table:table-cell office:value-type="float" office:value="0.382223772497058">
                <text:p>0.382223772497058</text:p>
              </table:table-cell>
              <table:table-cell office:value-type="float" office:value="0.441170700251579">
                <text:p>0.441170700251579</text:p>
              </table:table-cell>
              <table:table-cell office:value-type="float" office:value="0.3751926982584">
                <text:p>0.3751926982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5424401633338">
                <text:p>0.445424401633338</text:p>
              </table:table-cell>
              <table:table-cell office:value-type="float" office:value="0.37780561051963">
                <text:p>0.37780561051963</text:p>
              </table:table-cell>
              <table:table-cell office:value-type="float" office:value="0.441627151604058">
                <text:p>0.441627151604058</text:p>
              </table:table-cell>
              <table:table-cell office:value-type="float" office:value="0.373560103377903">
                <text:p>0.373560103377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05752671258">
                <text:p>0.4505752671258</text:p>
              </table:table-cell>
              <table:table-cell office:value-type="float" office:value="0.385902495594547">
                <text:p>0.385902495594547</text:p>
              </table:table-cell>
              <table:table-cell office:value-type="float" office:value="0.448850712398983">
                <text:p>0.448850712398983</text:p>
              </table:table-cell>
              <table:table-cell office:value-type="float" office:value="0.382548005719336">
                <text:p>0.382548005719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4072850087574">
                <text:p>0.444072850087574</text:p>
              </table:table-cell>
              <table:table-cell office:value-type="float" office:value="0.382374337044339">
                <text:p>0.382374337044339</text:p>
              </table:table-cell>
              <table:table-cell office:value-type="float" office:value="0.442368211232849">
                <text:p>0.442368211232849</text:p>
              </table:table-cell>
              <table:table-cell office:value-type="float" office:value="0.379869694895423">
                <text:p>0.379869694895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4166585494424">
                <text:p>0.434166585494424</text:p>
              </table:table-cell>
              <table:table-cell office:value-type="float" office:value="0.37898265077403">
                <text:p>0.37898265077403</text:p>
              </table:table-cell>
              <table:table-cell office:value-type="float" office:value="0.43226327401513">
                <text:p>0.43226327401513</text:p>
              </table:table-cell>
              <table:table-cell office:value-type="float" office:value="0.376102273487641">
                <text:p>0.376102273487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5553195752285">
                <text:p>0.425553195752285</text:p>
              </table:table-cell>
              <table:table-cell office:value-type="float" office:value="0.374667917788087">
                <text:p>0.374667917788087</text:p>
              </table:table-cell>
              <table:table-cell office:value-type="float" office:value="0.423230233907925">
                <text:p>0.423230233907925</text:p>
              </table:table-cell>
              <table:table-cell office:value-type="float" office:value="0.371341191834122">
                <text:p>0.371341191834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6593897269826">
                <text:p>0.426593897269826</text:p>
              </table:table-cell>
              <table:table-cell office:value-type="float" office:value="0.376086448124142">
                <text:p>0.376086448124142</text:p>
              </table:table-cell>
              <table:table-cell office:value-type="float" office:value="0.425266665084168">
                <text:p>0.425266665084168</text:p>
              </table:table-cell>
              <table:table-cell office:value-type="float" office:value="0.374018961133008">
                <text:p>0.374018961133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4223616379965">
                <text:p>0.414223616379965</text:p>
              </table:table-cell>
              <table:table-cell office:value-type="float" office:value="0.369624764871306">
                <text:p>0.369624764871306</text:p>
              </table:table-cell>
              <table:table-cell office:value-type="float" office:value="0.41430601123106">
                <text:p>0.41430601123106</text:p>
              </table:table-cell>
              <table:table-cell office:value-type="float" office:value="0.368062378549552">
                <text:p>0.368062378549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9103911811096">
                <text:p>0.409103911811096</text:p>
              </table:table-cell>
              <table:table-cell office:value-type="float" office:value="0.370084648782008">
                <text:p>0.370084648782008</text:p>
              </table:table-cell>
              <table:table-cell office:value-type="float" office:value="0.409318690560398">
                <text:p>0.409318690560398</text:p>
              </table:table-cell>
              <table:table-cell office:value-type="float" office:value="0.369284989685253">
                <text:p>0.369284989685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8053720041301">
                <text:p>0.398053720041301</text:p>
              </table:table-cell>
              <table:table-cell office:value-type="float" office:value="0.367703406448477">
                <text:p>0.367703406448477</text:p>
              </table:table-cell>
              <table:table-cell office:value-type="float" office:value="0.399553857115427">
                <text:p>0.399553857115427</text:p>
              </table:table-cell>
              <table:table-cell office:value-type="float" office:value="0.367252709491904">
                <text:p>0.367252709491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21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21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85cm" svg:height="15.73cm" xlink:href=".." xlink:type="simple" chart:class="chart:scatter" chart:style-name="ch1">
        <chart:subtitle svg:x="10.185cm" svg:y="0.314cm" chart:style-name="ch2">
          <text:p>sub-title</text:p>
        </chart:subtitle>
        <chart:legend chart:legend-position="bottom" svg:x="2.464cm" svg:y="13.8cm" style:legend-expansion="wide" chart:style-name="ch3"/>
        <chart:plot-area chart:style-name="ch4" table:cell-range-address="'Bottom 10% share yearly'.F4:'Bottom 10% share yearly'.J30 'Bottom 10% share yearly'.G3:'Bottom 10% share yearly'.J3" chart:data-source-has-labels="row" svg:x="0.287cm" svg:y="0.183cm" svg:width="21.4cm" svg:height="13.058cm">
          <chartooo:coordinate-region svg:x="1.508cm" svg:y="0.473cm" svg:width="19.8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9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10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1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5">
                <text:p>0.0389018246572675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4">
                <text:p>0.0282564344878864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0673642223732">
                <text:p>0.0300673642223732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302000983273409">
                <text:p>0.0302000983273409</text:p>
              </table:table-cell>
              <table:table-cell office:value-type="float" office:value="0.0295136871677185">
                <text:p>0.0295136871677185</text:p>
              </table:table-cell>
              <table:table-cell office:value-type="float" office:value="0.0446331431378348">
                <text:p>0.0446331431378348</text:p>
              </table:table-cell>
              <table:table-cell office:value-type="float" office:value="0.040404614856018">
                <text:p>0.040404614856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37743963026404">
                <text:p>0.0337743963026404</text:p>
              </table:table-cell>
              <table:table-cell office:value-type="float" office:value="0.0305277776951273">
                <text:p>0.0305277776951273</text:p>
              </table:table-cell>
              <table:table-cell office:value-type="float" office:value="0.0476638352589197">
                <text:p>0.0476638352589197</text:p>
              </table:table-cell>
              <table:table-cell office:value-type="float" office:value="0.040615849381923">
                <text:p>0.040615849381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26667486805202">
                <text:p>0.0326667486805202</text:p>
              </table:table-cell>
              <table:table-cell office:value-type="float" office:value="0.0314019407622741">
                <text:p>0.0314019407622741</text:p>
              </table:table-cell>
              <table:table-cell office:value-type="float" office:value="0.0463337926910172">
                <text:p>0.0463337926910172</text:p>
              </table:table-cell>
              <table:table-cell office:value-type="float" office:value="0.0411757530123829">
                <text:p>0.0411757530123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74549321555522">
                <text:p>0.0374549321555522</text:p>
              </table:table-cell>
              <table:table-cell office:value-type="float" office:value="0.0339321505687737">
                <text:p>0.0339321505687737</text:p>
              </table:table-cell>
              <table:table-cell office:value-type="float" office:value="0.0529907420032598">
                <text:p>0.0529907420032598</text:p>
              </table:table-cell>
              <table:table-cell office:value-type="float" office:value="0.0450681918018645">
                <text:p>0.0450681918018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66233393985581">
                <text:p>0.0366233393985581</text:p>
              </table:table-cell>
              <table:table-cell office:value-type="float" office:value="0.0323408643940792">
                <text:p>0.0323408643940792</text:p>
              </table:table-cell>
              <table:table-cell office:value-type="float" office:value="0.0512773594494641">
                <text:p>0.0512773594494641</text:p>
              </table:table-cell>
              <table:table-cell office:value-type="float" office:value="0.0427681841406361">
                <text:p>0.0427681841406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6826304923617">
                <text:p>0.036826304923617</text:p>
              </table:table-cell>
              <table:table-cell office:value-type="float" office:value="0.0306335130940976">
                <text:p>0.0306335130940976</text:p>
              </table:table-cell>
              <table:table-cell office:value-type="float" office:value="0.05070042050781">
                <text:p>0.05070042050781</text:p>
              </table:table-cell>
              <table:table-cell office:value-type="float" office:value="0.0405299373807081">
                <text:p>0.0405299373807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84286535516682">
                <text:p>0.0384286535516682</text:p>
              </table:table-cell>
              <table:table-cell office:value-type="float" office:value="0.0328165731437729">
                <text:p>0.0328165731437729</text:p>
              </table:table-cell>
              <table:table-cell office:value-type="float" office:value="0.0506443036179649">
                <text:p>0.0506443036179649</text:p>
              </table:table-cell>
              <table:table-cell office:value-type="float" office:value="0.041498568400084">
                <text:p>0.041498568400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404550814665272">
                <text:p>0.0404550814665272</text:p>
              </table:table-cell>
              <table:table-cell office:value-type="float" office:value="0.0328779081251596">
                <text:p>0.0328779081251596</text:p>
              </table:table-cell>
              <table:table-cell office:value-type="float" office:value="0.0541737032592394">
                <text:p>0.0541737032592394</text:p>
              </table:table-cell>
              <table:table-cell office:value-type="float" office:value="0.0426329911475752">
                <text:p>0.0426329911475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391696796211456">
                <text:p>0.0391696796211456</text:p>
              </table:table-cell>
              <table:table-cell office:value-type="float" office:value="0.0312530956545322">
                <text:p>0.0312530956545322</text:p>
              </table:table-cell>
              <table:table-cell office:value-type="float" office:value="0.0515557214288221">
                <text:p>0.0515557214288221</text:p>
              </table:table-cell>
              <table:table-cell office:value-type="float" office:value="0.0400428201704802">
                <text:p>0.0400428201704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382514884090573">
                <text:p>0.0382514884090573</text:p>
              </table:table-cell>
              <table:table-cell office:value-type="float" office:value="0.0303629013547951">
                <text:p>0.0303629013547951</text:p>
              </table:table-cell>
              <table:table-cell office:value-type="float" office:value="0.0471033061970356">
                <text:p>0.0471033061970356</text:p>
              </table:table-cell>
              <table:table-cell office:value-type="float" office:value="0.0367347587069044">
                <text:p>0.0367347587069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377822466441078">
                <text:p>0.0377822466441078</text:p>
              </table:table-cell>
              <table:table-cell office:value-type="float" office:value="0.030943665432762">
                <text:p>0.030943665432762</text:p>
              </table:table-cell>
              <table:table-cell office:value-type="float" office:value="0.0488806702187946">
                <text:p>0.0488806702187946</text:p>
              </table:table-cell>
              <table:table-cell office:value-type="float" office:value="0.0388579725613944">
                <text:p>0.0388579725613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86955028017498">
                <text:p>0.0386955028017498</text:p>
              </table:table-cell>
              <table:table-cell office:value-type="float" office:value="0.0304818220249415">
                <text:p>0.0304818220249415</text:p>
              </table:table-cell>
              <table:table-cell office:value-type="float" office:value="0.048738874102814">
                <text:p>0.048738874102814</text:p>
              </table:table-cell>
              <table:table-cell office:value-type="float" office:value="0.0375950322809657">
                <text:p>0.03759503228096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42458232677887">
                <text:p>0.042458232677887</text:p>
              </table:table-cell>
              <table:table-cell office:value-type="float" office:value="0.0322087319959785">
                <text:p>0.0322087319959785</text:p>
              </table:table-cell>
              <table:table-cell office:value-type="float" office:value="0.049599645108483">
                <text:p>0.049599645108483</text:p>
              </table:table-cell>
              <table:table-cell office:value-type="float" office:value="0.0373032704196298">
                <text:p>0.0373032704196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461738162944541">
                <text:p>0.0461738162944541</text:p>
              </table:table-cell>
              <table:table-cell office:value-type="float" office:value="0.0340028963697983">
                <text:p>0.0340028963697983</text:p>
              </table:table-cell>
              <table:table-cell office:value-type="float" office:value="0.0502390446392405">
                <text:p>0.0502390446392405</text:p>
              </table:table-cell>
              <table:table-cell office:value-type="float" office:value="0.0369599591224235">
                <text:p>0.03695995912242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395089540832353">
                <text:p>0.0395089540832353</text:p>
              </table:table-cell>
              <table:table-cell office:value-type="float" office:value="0.0311150275511576">
                <text:p>0.0311150275511576</text:p>
              </table:table-cell>
              <table:table-cell office:value-type="float" office:value="0.0465819599525554">
                <text:p>0.0465819599525554</text:p>
              </table:table-cell>
              <table:table-cell office:value-type="float" office:value="0.0360852946679799">
                <text:p>0.0360852946679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33904783582901">
                <text:p>0.0433904783582901</text:p>
              </table:table-cell>
              <table:table-cell office:value-type="float" office:value="0.0333639810784531">
                <text:p>0.0333639810784531</text:p>
              </table:table-cell>
              <table:table-cell office:value-type="float" office:value="0.050682409591411">
                <text:p>0.050682409591411</text:p>
              </table:table-cell>
              <table:table-cell office:value-type="float" office:value="0.038523140971225">
                <text:p>0.038523140971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12977997533364">
                <text:p>0.0412977997533364</text:p>
              </table:table-cell>
              <table:table-cell office:value-type="float" office:value="0.0323674811499911">
                <text:p>0.0323674811499911</text:p>
              </table:table-cell>
              <table:table-cell office:value-type="float" office:value="0.0491718592065596">
                <text:p>0.0491718592065596</text:p>
              </table:table-cell>
              <table:table-cell office:value-type="float" office:value="0.0379404271655502">
                <text:p>0.0379404271655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417715199517043">
                <text:p>0.0417715199517043</text:p>
              </table:table-cell>
              <table:table-cell office:value-type="float" office:value="0.0326973615182033">
                <text:p>0.0326973615182033</text:p>
              </table:table-cell>
              <table:table-cell office:value-type="float" office:value="0.0485902055473149">
                <text:p>0.0485902055473149</text:p>
              </table:table-cell>
              <table:table-cell office:value-type="float" office:value="0.037555032820846">
                <text:p>0.037555032820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397472313059613">
                <text:p>0.0397472313059613</text:p>
              </table:table-cell>
              <table:table-cell office:value-type="float" office:value="0.0304538559840848">
                <text:p>0.0304538559840848</text:p>
              </table:table-cell>
              <table:table-cell office:value-type="float" office:value="0.0422371297547771">
                <text:p>0.0422371297547771</text:p>
              </table:table-cell>
              <table:table-cell office:value-type="float" office:value="0.032230119369861">
                <text:p>0.032230119369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13222410244323">
                <text:p>0.0413222410244323</text:p>
              </table:table-cell>
              <table:table-cell office:value-type="float" office:value="0.0320618227280757">
                <text:p>0.0320618227280757</text:p>
              </table:table-cell>
              <table:table-cell office:value-type="float" office:value="0.0438931018114861">
                <text:p>0.0438931018114861</text:p>
              </table:table-cell>
              <table:table-cell office:value-type="float" office:value="0.0338490808903456">
                <text:p>0.0338490808903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434171530428033">
                <text:p>0.0434171530428033</text:p>
              </table:table-cell>
              <table:table-cell office:value-type="float" office:value="0.0348599132978559">
                <text:p>0.0348599132978559</text:p>
              </table:table-cell>
              <table:table-cell office:value-type="float" office:value="0.0440932497871241">
                <text:p>0.0440932497871241</text:p>
              </table:table-cell>
              <table:table-cell office:value-type="float" office:value="0.0353363298913936">
                <text:p>0.0353363298913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391763708721472">
                <text:p>0.0391763708721472</text:p>
              </table:table-cell>
              <table:table-cell office:value-type="float" office:value="0.0306641498960653">
                <text:p>0.0306641498960653</text:p>
              </table:table-cell>
              <table:table-cell office:value-type="float" office:value="0.0411326872866028">
                <text:p>0.0411326872866028</text:p>
              </table:table-cell>
              <table:table-cell office:value-type="float" office:value="0.0319225897780512">
                <text:p>0.03192258977805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21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21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21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661cm" svg:height="15.73cm" xlink:href=".." xlink:type="simple" chart:class="chart:scatter" chart:style-name="ch1">
        <chart:subtitle svg:x="10.59cm" svg:y="0.314cm" chart:style-name="ch2">
          <text:p>sub-title</text:p>
        </chart:subtitle>
        <chart:legend chart:legend-position="bottom" svg:x="2.869cm" svg:y="13.8cm" style:legend-expansion="wide" chart:style-name="ch3"/>
        <chart:plot-area chart:style-name="ch4" table:cell-range-address="'Bottom 10% share yearly'.B3:'Bottom 10% share yearly'.E30" chart:data-source-has-labels="row" svg:x="-0.395cm" svg:y="0.184cm" svg:width="22.879cm" svg:height="13.057cm">
          <chartooo:coordinate-region svg:x="1.565cm" svg:y="0.473cm" svg:width="20.63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9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10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1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5">
                <text:p>0.0389018246572675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4">
                <text:p>0.0282564344878864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2">
                <text:p>0.0300673642223732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880747">
                <text:p>0.0295157879880747</text:p>
              </table:table-cell>
              <table:table-cell office:value-type="float" office:value="0.0446313771918647">
                <text:p>0.0446313771918647</text:p>
              </table:table-cell>
              <table:table-cell office:value-type="float" office:value="0.040407490699477">
                <text:p>0.040407490699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903365378693">
                <text:p>0.033903365378693</text:p>
              </table:table-cell>
              <table:table-cell office:value-type="float" office:value="0.0306547689972724">
                <text:p>0.0306547689972724</text:p>
              </table:table-cell>
              <table:table-cell office:value-type="float" office:value="0.0478970485842423">
                <text:p>0.0478970485842423</text:p>
              </table:table-cell>
              <table:table-cell office:value-type="float" office:value="0.040829615218335">
                <text:p>0.0408296152183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0560834099886">
                <text:p>0.0330560834099886</text:p>
              </table:table-cell>
              <table:table-cell office:value-type="float" office:value="0.0317376950335917">
                <text:p>0.0317376950335917</text:p>
              </table:table-cell>
              <table:table-cell office:value-type="float" office:value="0.046668798436159">
                <text:p>0.046668798436159</text:p>
              </table:table-cell>
              <table:table-cell office:value-type="float" office:value="0.0415923691518721">
                <text:p>0.0415923691518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1027357708762">
                <text:p>0.0351027357708762</text:p>
              </table:table-cell>
              <table:table-cell office:value-type="float" office:value="0.0324348480609413">
                <text:p>0.0324348480609413</text:p>
              </table:table-cell>
              <table:table-cell office:value-type="float" office:value="0.0499534970014865">
                <text:p>0.0499534970014865</text:p>
              </table:table-cell>
              <table:table-cell office:value-type="float" office:value="0.0432868563921693">
                <text:p>0.0432868563921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4929361920936">
                <text:p>0.0364929361920936</text:p>
              </table:table-cell>
              <table:table-cell office:value-type="float" office:value="0.0323320069813882">
                <text:p>0.0323320069813882</text:p>
              </table:table-cell>
              <table:table-cell office:value-type="float" office:value="0.0517627930323981">
                <text:p>0.0517627930323981</text:p>
              </table:table-cell>
              <table:table-cell office:value-type="float" office:value="0.043422191200486">
                <text:p>0.043422191200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88475362675643">
                <text:p>0.0388475362675643</text:p>
              </table:table-cell>
              <table:table-cell office:value-type="float" office:value="0.0318694362560245">
                <text:p>0.0318694362560245</text:p>
              </table:table-cell>
              <table:table-cell office:value-type="float" office:value="0.0521280612123381">
                <text:p>0.0521280612123381</text:p>
              </table:table-cell>
              <table:table-cell office:value-type="float" office:value="0.0414837795937257">
                <text:p>0.0414837795937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04359155517918">
                <text:p>0.0404359155517918</text:p>
              </table:table-cell>
              <table:table-cell office:value-type="float" office:value="0.0325377967292565">
                <text:p>0.0325377967292565</text:p>
              </table:table-cell>
              <table:table-cell office:value-type="float" office:value="0.0523082126526108">
                <text:p>0.0523082126526108</text:p>
              </table:table-cell>
              <table:table-cell office:value-type="float" office:value="0.0412067629117998">
                <text:p>0.0412067629117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8759570199599">
                <text:p>0.0398759570199599</text:p>
              </table:table-cell>
              <table:table-cell office:value-type="float" office:value="0.0332703502972472">
                <text:p>0.0332703502972472</text:p>
              </table:table-cell>
              <table:table-cell office:value-type="float" office:value="0.0511013432197085">
                <text:p>0.0511013432197085</text:p>
              </table:table-cell>
              <table:table-cell office:value-type="float" office:value="0.0413803840623804">
                <text:p>0.0413803840623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73184733643635">
                <text:p>0.0373184733643635</text:p>
              </table:table-cell>
              <table:table-cell office:value-type="float" office:value="0.0317054176677592">
                <text:p>0.0317054176677592</text:p>
              </table:table-cell>
              <table:table-cell office:value-type="float" office:value="0.0474232407101113">
                <text:p>0.0474232407101113</text:p>
              </table:table-cell>
              <table:table-cell office:value-type="float" office:value="0.038894224613079">
                <text:p>0.038894224613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4534580360999">
                <text:p>0.0394534580360999</text:p>
              </table:table-cell>
              <table:table-cell office:value-type="float" office:value="0.0318258898526914">
                <text:p>0.0318258898526914</text:p>
              </table:table-cell>
              <table:table-cell office:value-type="float" office:value="0.0492104112269086">
                <text:p>0.0492104112269086</text:p>
              </table:table-cell>
              <table:table-cell office:value-type="float" office:value="0.0387331539702097">
                <text:p>0.0387331539702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1390866566836">
                <text:p>0.0391390866566836</text:p>
              </table:table-cell>
              <table:table-cell office:value-type="float" office:value="0.0320217260996711">
                <text:p>0.0320217260996711</text:p>
              </table:table-cell>
              <table:table-cell office:value-type="float" office:value="0.0472250076632771">
                <text:p>0.0472250076632771</text:p>
              </table:table-cell>
              <table:table-cell office:value-type="float" office:value="0.0377325395325023">
                <text:p>0.03773253953250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917345408269">
                <text:p>0.03917345408269</text:p>
              </table:table-cell>
              <table:table-cell office:value-type="float" office:value="0.0306059095314326">
                <text:p>0.0306059095314326</text:p>
              </table:table-cell>
              <table:table-cell office:value-type="float" office:value="0.0461886733505796">
                <text:p>0.0461886733505796</text:p>
              </table:table-cell>
              <table:table-cell office:value-type="float" office:value="0.0356036220844454">
                <text:p>0.03560362208444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69669224451901">
                <text:p>0.0369669224451901</text:p>
              </table:table-cell>
              <table:table-cell office:value-type="float" office:value="0.0282623810730864">
                <text:p>0.0282623810730864</text:p>
              </table:table-cell>
              <table:table-cell office:value-type="float" office:value="0.0413898429622677">
                <text:p>0.0413898429622677</text:p>
              </table:table-cell>
              <table:table-cell office:value-type="float" office:value="0.0314412615292469">
                <text:p>0.0314412615292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71976056562863">
                <text:p>0.0371976056562863</text:p>
              </table:table-cell>
              <table:table-cell office:value-type="float" office:value="0.0286528530471731">
                <text:p>0.0286528530471731</text:p>
              </table:table-cell>
              <table:table-cell office:value-type="float" office:value="0.0404463098448418">
                <text:p>0.0404463098448418</text:p>
              </table:table-cell>
              <table:table-cell office:value-type="float" office:value="0.0309737775599477">
                <text:p>0.03097377755994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7506175943294">
                <text:p>0.037506175943294</text:p>
              </table:table-cell>
              <table:table-cell office:value-type="float" office:value="0.0290901201804512">
                <text:p>0.0290901201804512</text:p>
              </table:table-cell>
              <table:table-cell office:value-type="float" office:value="0.0407379501636407">
                <text:p>0.0407379501636407</text:p>
              </table:table-cell>
              <table:table-cell office:value-type="float" office:value="0.0313712015164308">
                <text:p>0.0313712015164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64405816102043">
                <text:p>0.0364405816102043</text:p>
              </table:table-cell>
              <table:table-cell office:value-type="float" office:value="0.0287950045106554">
                <text:p>0.0287950045106554</text:p>
              </table:table-cell>
              <table:table-cell office:value-type="float" office:value="0.0397053892278939">
                <text:p>0.0397053892278939</text:p>
              </table:table-cell>
              <table:table-cell office:value-type="float" office:value="0.0311072719214481">
                <text:p>0.0311072719214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574866707749">
                <text:p>0.034574866707749</text:p>
              </table:table-cell>
              <table:table-cell office:value-type="float" office:value="0.0293675445699589">
                <text:p>0.0293675445699589</text:p>
              </table:table-cell>
              <table:table-cell office:value-type="float" office:value="0.0375478223023653">
                <text:p>0.0375478223023653</text:p>
              </table:table-cell>
              <table:table-cell office:value-type="float" office:value="0.0314477721014027">
                <text:p>0.0314477721014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37599467751084">
                <text:p>0.0337599467751084</text:p>
              </table:table-cell>
              <table:table-cell office:value-type="float" office:value="0.0290273807213822">
                <text:p>0.0290273807213822</text:p>
              </table:table-cell>
              <table:table-cell office:value-type="float" office:value="0.0373239337175759">
                <text:p>0.0373239337175759</text:p>
              </table:table-cell>
              <table:table-cell office:value-type="float" office:value="0.0315133339836002">
                <text:p>0.0315133339836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54907367106699">
                <text:p>0.0354907367106699</text:p>
              </table:table-cell>
              <table:table-cell office:value-type="float" office:value="0.0291518541215341">
                <text:p>0.0291518541215341</text:p>
              </table:table-cell>
              <table:table-cell office:value-type="float" office:value="0.0376613536102609">
                <text:p>0.0376613536102609</text:p>
              </table:table-cell>
              <table:table-cell office:value-type="float" office:value="0.0306801027802958">
                <text:p>0.0306801027802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6876417408293">
                <text:p>0.0396876417408293</text:p>
              </table:table-cell>
              <table:table-cell office:value-type="float" office:value="0.0311596500362735">
                <text:p>0.0311596500362735</text:p>
              </table:table-cell>
              <table:table-cell office:value-type="float" office:value="0.0422657474597962">
                <text:p>0.0422657474597962</text:p>
              </table:table-cell>
              <table:table-cell office:value-type="float" office:value="0.0329679239191225">
                <text:p>0.03296792391912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8533718415106">
                <text:p>0.0398533718415106</text:p>
              </table:table-cell>
              <table:table-cell office:value-type="float" office:value="0.0320720406112363">
                <text:p>0.0320720406112363</text:p>
              </table:table-cell>
              <table:table-cell office:value-type="float" office:value="0.046042452168941">
                <text:p>0.046042452168941</text:p>
              </table:table-cell>
              <table:table-cell office:value-type="float" office:value="0.0362699549547068">
                <text:p>0.0362699549547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19941230960092">
                <text:p>0.0419941230960092</text:p>
              </table:table-cell>
              <table:table-cell office:value-type="float" office:value="0.0337975952440566">
                <text:p>0.0337975952440566</text:p>
              </table:table-cell>
              <table:table-cell office:value-type="float" office:value="0.0444620397658325">
                <text:p>0.0444620397658325</text:p>
              </table:table-cell>
              <table:table-cell office:value-type="float" office:value="0.0354687743435183">
                <text:p>0.03546877434351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21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21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21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4cm" svg:height="15.73cm" xlink:href=".." xlink:type="simple" chart:class="chart:scatter" chart:style-name="ch1">
        <chart:subtitle svg:x="10.062cm" svg:y="0.314cm" chart:style-name="ch2">
          <text:p>sub-title</text:p>
        </chart:subtitle>
        <chart:legend chart:legend-position="bottom" svg:x="2.341cm" svg:y="13.8cm" style:legend-expansion="wide" chart:style-name="ch3"/>
        <chart:plot-area chart:style-name="ch4" table:cell-range-address="'Bottom 10% share yearly'.L3:'Bottom 10% share yearly'.O30" chart:data-source-has-labels="row" svg:x="-0.467cm" svg:y="0.184cm" svg:width="21.918cm" svg:height="13.057cm">
          <chartooo:coordinate-region svg:x="1.493cm" svg:y="0.473cm" svg:width="19.66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9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10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1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5">
                <text:p>0.0389018246572675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4">
                <text:p>0.0282564344878864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2">
                <text:p>0.0300673642223732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900944">
                <text:p>0.0295157879900944</text:p>
              </table:table-cell>
              <table:table-cell office:value-type="float" office:value="0.0446313771918647">
                <text:p>0.0446313771918647</text:p>
              </table:table-cell>
              <table:table-cell office:value-type="float" office:value="0.0404074907020855">
                <text:p>0.0404074907020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8014488748099">
                <text:p>0.0338014488748099</text:p>
              </table:table-cell>
              <table:table-cell office:value-type="float" office:value="0.0305383087660223">
                <text:p>0.0305383087660223</text:p>
              </table:table-cell>
              <table:table-cell office:value-type="float" office:value="0.0477128859001537">
                <text:p>0.0477128859001537</text:p>
              </table:table-cell>
              <table:table-cell office:value-type="float" office:value="0.0406362224527449">
                <text:p>0.0406362224527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7803090398814">
                <text:p>0.0337803090398814</text:p>
              </table:table-cell>
              <table:table-cell office:value-type="float" office:value="0.0309456919949923">
                <text:p>0.0309456919949923</text:p>
              </table:table-cell>
              <table:table-cell office:value-type="float" office:value="0.0481371756443189">
                <text:p>0.0481371756443189</text:p>
              </table:table-cell>
              <table:table-cell office:value-type="float" office:value="0.0411572373350248">
                <text:p>0.0411572373350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5516609951557">
                <text:p>0.0365516609951557</text:p>
              </table:table-cell>
              <table:table-cell office:value-type="float" office:value="0.0326545911543311">
                <text:p>0.0326545911543311</text:p>
              </table:table-cell>
              <table:table-cell office:value-type="float" office:value="0.0507803530709005">
                <text:p>0.0507803530709005</text:p>
              </table:table-cell>
              <table:table-cell office:value-type="float" office:value="0.0427339082242267">
                <text:p>0.0427339082242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7795037984996">
                <text:p>0.0377795037984996</text:p>
              </table:table-cell>
              <table:table-cell office:value-type="float" office:value="0.0326831378697202">
                <text:p>0.0326831378697202</text:p>
              </table:table-cell>
              <table:table-cell office:value-type="float" office:value="0.0516050422673731">
                <text:p>0.0516050422673731</text:p>
              </table:table-cell>
              <table:table-cell office:value-type="float" office:value="0.0424199342477104">
                <text:p>0.0424199342477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86199093762522">
                <text:p>0.0386199093762522</text:p>
              </table:table-cell>
              <table:table-cell office:value-type="float" office:value="0.0317427633379492">
                <text:p>0.0317427633379492</text:p>
              </table:table-cell>
              <table:table-cell office:value-type="float" office:value="0.0526191839664684">
                <text:p>0.0526191839664684</text:p>
              </table:table-cell>
              <table:table-cell office:value-type="float" office:value="0.0416002055311454">
                <text:p>0.0416002055311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86419575329925">
                <text:p>0.0386419575329925</text:p>
              </table:table-cell>
              <table:table-cell office:value-type="float" office:value="0.0314813773196772">
                <text:p>0.0314813773196772</text:p>
              </table:table-cell>
              <table:table-cell office:value-type="float" office:value="0.0521451285740885">
                <text:p>0.0521451285740885</text:p>
              </table:table-cell>
              <table:table-cell office:value-type="float" office:value="0.0408077152533281">
                <text:p>0.0408077152533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6659832483547">
                <text:p>0.0396659832483547</text:p>
              </table:table-cell>
              <table:table-cell office:value-type="float" office:value="0.0318207057960511">
                <text:p>0.0318207057960511</text:p>
              </table:table-cell>
              <table:table-cell office:value-type="float" office:value="0.0522473104336394">
                <text:p>0.0522473104336394</text:p>
              </table:table-cell>
              <table:table-cell office:value-type="float" office:value="0.0405158799451209">
                <text:p>0.0405158799451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6866226946152">
                <text:p>0.0386866226946152</text:p>
              </table:table-cell>
              <table:table-cell office:value-type="float" office:value="0.0303900649941463">
                <text:p>0.0303900649941463</text:p>
              </table:table-cell>
              <table:table-cell office:value-type="float" office:value="0.05000459069276">
                <text:p>0.05000459069276</text:p>
              </table:table-cell>
              <table:table-cell office:value-type="float" office:value="0.0381421754338426">
                <text:p>0.0381421754338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1702457100963">
                <text:p>0.0401702457100963</text:p>
              </table:table-cell>
              <table:table-cell office:value-type="float" office:value="0.031756194193903">
                <text:p>0.031756194193903</text:p>
              </table:table-cell>
              <table:table-cell office:value-type="float" office:value="0.0507544544792249">
                <text:p>0.0507544544792249</text:p>
              </table:table-cell>
              <table:table-cell office:value-type="float" office:value="0.0389451395187568">
                <text:p>0.0389451395187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3318096916633">
                <text:p>0.0403318096916633</text:p>
              </table:table-cell>
              <table:table-cell office:value-type="float" office:value="0.0309692497375082">
                <text:p>0.0309692497375082</text:p>
              </table:table-cell>
              <table:table-cell office:value-type="float" office:value="0.0471417091810555">
                <text:p>0.0471417091810555</text:p>
              </table:table-cell>
              <table:table-cell office:value-type="float" office:value="0.0357461163786214">
                <text:p>0.03574611637862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92483883203">
                <text:p>0.03892483883203</text:p>
              </table:table-cell>
              <table:table-cell office:value-type="float" office:value="0.0290262591052574">
                <text:p>0.0290262591052574</text:p>
              </table:table-cell>
              <table:table-cell office:value-type="float" office:value="0.0445231888863366">
                <text:p>0.0445231888863366</text:p>
              </table:table-cell>
              <table:table-cell office:value-type="float" office:value="0.0329757371642712">
                <text:p>0.03297573716427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95464238456138">
                <text:p>0.0395464238456138</text:p>
              </table:table-cell>
              <table:table-cell office:value-type="float" office:value="0.0285767598506816">
                <text:p>0.0285767598506816</text:p>
              </table:table-cell>
              <table:table-cell office:value-type="float" office:value="0.0444771244133262">
                <text:p>0.0444771244133262</text:p>
              </table:table-cell>
              <table:table-cell office:value-type="float" office:value="0.0320503411467506">
                <text:p>0.0320503411467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12863590809292">
                <text:p>0.0412863590809292</text:p>
              </table:table-cell>
              <table:table-cell office:value-type="float" office:value="0.0294844929398585">
                <text:p>0.0294844929398585</text:p>
              </table:table-cell>
              <table:table-cell office:value-type="float" office:value="0.0443631784453468">
                <text:p>0.0443631784453468</text:p>
              </table:table-cell>
              <table:table-cell office:value-type="float" office:value="0.0316427957497876">
                <text:p>0.0316427957497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3578849869838">
                <text:p>0.0413578849869838</text:p>
              </table:table-cell>
              <table:table-cell office:value-type="float" office:value="0.0303964019841752">
                <text:p>0.0303964019841752</text:p>
              </table:table-cell>
              <table:table-cell office:value-type="float" office:value="0.0449741501027368">
                <text:p>0.0449741501027368</text:p>
              </table:table-cell>
              <table:table-cell office:value-type="float" office:value="0.0328702204870141">
                <text:p>0.032870220487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49629887434804">
                <text:p>0.0449629887434804</text:p>
              </table:table-cell>
              <table:table-cell office:value-type="float" office:value="0.0337079942469092">
                <text:p>0.0337079942469092</text:p>
              </table:table-cell>
              <table:table-cell office:value-type="float" office:value="0.0494704861995919">
                <text:p>0.0494704861995919</text:p>
              </table:table-cell>
              <table:table-cell office:value-type="float" office:value="0.0367054560119595">
                <text:p>0.0367054560119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3684760568006">
                <text:p>0.0413684760568006</text:p>
              </table:table-cell>
              <table:table-cell office:value-type="float" office:value="0.0295737543262911">
                <text:p>0.0295737543262911</text:p>
              </table:table-cell>
              <table:table-cell office:value-type="float" office:value="0.045180830895364">
                <text:p>0.045180830895364</text:p>
              </table:table-cell>
              <table:table-cell office:value-type="float" office:value="0.0320702718757727">
                <text:p>0.0320702718757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2998673753245">
                <text:p>0.0412998673753245</text:p>
              </table:table-cell>
              <table:table-cell office:value-type="float" office:value="0.0296932545886194">
                <text:p>0.0296932545886194</text:p>
              </table:table-cell>
              <table:table-cell office:value-type="float" office:value="0.0466458814236379">
                <text:p>0.0466458814236379</text:p>
              </table:table-cell>
              <table:table-cell office:value-type="float" office:value="0.033144846594876">
                <text:p>0.033144846594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5211361657143">
                <text:p>0.0445211361657143</text:p>
              </table:table-cell>
              <table:table-cell office:value-type="float" office:value="0.0335061742808355">
                <text:p>0.0335061742808355</text:p>
              </table:table-cell>
              <table:table-cell office:value-type="float" office:value="0.0490730468877051">
                <text:p>0.0490730468877051</text:p>
              </table:table-cell>
              <table:table-cell office:value-type="float" office:value="0.0364063253039305">
                <text:p>0.0364063253039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88771136027744">
                <text:p>0.0388771136027744</text:p>
              </table:table-cell>
              <table:table-cell office:value-type="float" office:value="0.0294581662224896">
                <text:p>0.0294581662224896</text:p>
              </table:table-cell>
              <table:table-cell office:value-type="float" office:value="0.0420441393561899">
                <text:p>0.0420441393561899</text:p>
              </table:table-cell>
              <table:table-cell office:value-type="float" office:value="0.0314511831827038">
                <text:p>0.0314511831827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2263917349596">
                <text:p>0.0392263917349596</text:p>
              </table:table-cell>
              <table:table-cell office:value-type="float" office:value="0.0315951736506374">
                <text:p>0.0315951736506374</text:p>
              </table:table-cell>
              <table:table-cell office:value-type="float" office:value="0.0429423481397277">
                <text:p>0.0429423481397277</text:p>
              </table:table-cell>
              <table:table-cell office:value-type="float" office:value="0.0338660438020213">
                <text:p>0.0338660438020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55477657254666">
                <text:p>0.0355477657254666</text:p>
              </table:table-cell>
              <table:table-cell office:value-type="float" office:value="0.0311969050064125">
                <text:p>0.0311969050064125</text:p>
              </table:table-cell>
              <table:table-cell office:value-type="float" office:value="0.03890044773197">
                <text:p>0.03890044773197</text:p>
              </table:table-cell>
              <table:table-cell office:value-type="float" office:value="0.0331838047338418">
                <text:p>0.033183804733841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Helvetica" style:font-style-name="Regular" fo:font-size="2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origin="0" chart:interval-major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symbol-image xlink:href="Pictures/2000000A000000DD000000DDA5B35DBF.svm" xlink:type="simple" xlink:actuate="onLoad"/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symbol-image xlink:href="Pictures/2000000A000000DD000000DD7702FBD1.svm" xlink:type="simple" xlink:actuate="onLoad"/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A4:'Gini yearly'.E30 'Gini yearly'.B3:'Gini yearly'.E3" chart:data-source-has-labels="row" svg:x="0.062cm" svg:y="-0.021cm" svg:width="23.857cm" svg:height="19.499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7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8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9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">
                <text:p>0.3898411843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8">
                <text:p>0.390258472579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4777452090527">
                <text:p>0.454777452090527</text:p>
              </table:table-cell>
              <table:table-cell office:value-type="float" office:value="0.399120706436325">
                <text:p>0.399120706436325</text:p>
              </table:table-cell>
              <table:table-cell office:value-type="float" office:value="0.429960718621224">
                <text:p>0.429960718621224</text:p>
              </table:table-cell>
              <table:table-cell office:value-type="float" office:value="0.378592839419125">
                <text:p>0.378592839419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1563233592693">
                <text:p>0.451563233592693</text:p>
              </table:table-cell>
              <table:table-cell office:value-type="float" office:value="0.397746487223379">
                <text:p>0.397746487223379</text:p>
              </table:table-cell>
              <table:table-cell office:value-type="float" office:value="0.428841816917058">
                <text:p>0.428841816917058</text:p>
              </table:table-cell>
              <table:table-cell office:value-type="float" office:value="0.378709991405792">
                <text:p>0.378709991405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5431609247191">
                <text:p>0.455431609247191</text:p>
              </table:table-cell>
              <table:table-cell office:value-type="float" office:value="0.396887836786332">
                <text:p>0.396887836786332</text:p>
              </table:table-cell>
              <table:table-cell office:value-type="float" office:value="0.432782321362222">
                <text:p>0.432782321362222</text:p>
              </table:table-cell>
              <table:table-cell office:value-type="float" office:value="0.378853983282403">
                <text:p>0.378853983282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4465911641259">
                <text:p>0.454465911641259</text:p>
              </table:table-cell>
              <table:table-cell office:value-type="float" office:value="0.395164710000941">
                <text:p>0.395164710000941</text:p>
              </table:table-cell>
              <table:table-cell office:value-type="float" office:value="0.433608059929711">
                <text:p>0.433608059929711</text:p>
              </table:table-cell>
              <table:table-cell office:value-type="float" office:value="0.378274843966604">
                <text:p>0.37827484396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7382460523609">
                <text:p>0.457382460523609</text:p>
              </table:table-cell>
              <table:table-cell office:value-type="float" office:value="0.393487934914847">
                <text:p>0.393487934914847</text:p>
              </table:table-cell>
              <table:table-cell office:value-type="float" office:value="0.438332933596911">
                <text:p>0.438332933596911</text:p>
              </table:table-cell>
              <table:table-cell office:value-type="float" office:value="0.377848476425298">
                <text:p>0.377848476425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3382533299697">
                <text:p>0.463382533299697</text:p>
              </table:table-cell>
              <table:table-cell office:value-type="float" office:value="0.39898307692546">
                <text:p>0.39898307692546</text:p>
              </table:table-cell>
              <table:table-cell office:value-type="float" office:value="0.442557381254624">
                <text:p>0.442557381254624</text:p>
              </table:table-cell>
              <table:table-cell office:value-type="float" office:value="0.382122313490265">
                <text:p>0.382122313490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6408867579363">
                <text:p>0.466408867579363</text:p>
              </table:table-cell>
              <table:table-cell office:value-type="float" office:value="0.397629934000513">
                <text:p>0.397629934000513</text:p>
              </table:table-cell>
              <table:table-cell office:value-type="float" office:value="0.447977002350779">
                <text:p>0.447977002350779</text:p>
              </table:table-cell>
              <table:table-cell office:value-type="float" office:value="0.382546096374999">
                <text:p>0.382546096374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72978905908018">
                <text:p>0.472978905908018</text:p>
              </table:table-cell>
              <table:table-cell office:value-type="float" office:value="0.401188906720754">
                <text:p>0.401188906720754</text:p>
              </table:table-cell>
              <table:table-cell office:value-type="float" office:value="0.454560973562486">
                <text:p>0.454560973562486</text:p>
              </table:table-cell>
              <table:table-cell office:value-type="float" office:value="0.387010039865217">
                <text:p>0.387010039865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4897244241138">
                <text:p>0.464897244241138</text:p>
              </table:table-cell>
              <table:table-cell office:value-type="float" office:value="0.39589425905085">
                <text:p>0.39589425905085</text:p>
              </table:table-cell>
              <table:table-cell office:value-type="float" office:value="0.449062242904933">
                <text:p>0.449062242904933</text:p>
              </table:table-cell>
              <table:table-cell office:value-type="float" office:value="0.383439751911805">
                <text:p>0.383439751911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379332111039">
                <text:p>0.458379332111039</text:p>
              </table:table-cell>
              <table:table-cell office:value-type="float" office:value="0.390541607962218">
                <text:p>0.390541607962218</text:p>
              </table:table-cell>
              <table:table-cell office:value-type="float" office:value="0.443416301661273">
                <text:p>0.443416301661273</text:p>
              </table:table-cell>
              <table:table-cell office:value-type="float" office:value="0.379872174471109">
                <text:p>0.3798721744711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1265619249285">
                <text:p>0.451265619249285</text:p>
              </table:table-cell>
              <table:table-cell office:value-type="float" office:value="0.381942822915982">
                <text:p>0.381942822915982</text:p>
              </table:table-cell>
              <table:table-cell office:value-type="float" office:value="0.44101450992164">
                <text:p>0.44101450992164</text:p>
              </table:table-cell>
              <table:table-cell office:value-type="float" office:value="0.373954276361058">
                <text:p>0.373954276361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0596071134976">
                <text:p>0.450596071134976</text:p>
              </table:table-cell>
              <table:table-cell office:value-type="float" office:value="0.382223772497058">
                <text:p>0.382223772497058</text:p>
              </table:table-cell>
              <table:table-cell office:value-type="float" office:value="0.441170700251579">
                <text:p>0.441170700251579</text:p>
              </table:table-cell>
              <table:table-cell office:value-type="float" office:value="0.3751926982584">
                <text:p>0.3751926982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5424401633338">
                <text:p>0.445424401633338</text:p>
              </table:table-cell>
              <table:table-cell office:value-type="float" office:value="0.37780561051963">
                <text:p>0.37780561051963</text:p>
              </table:table-cell>
              <table:table-cell office:value-type="float" office:value="0.441627151604058">
                <text:p>0.441627151604058</text:p>
              </table:table-cell>
              <table:table-cell office:value-type="float" office:value="0.373560103377903">
                <text:p>0.3735601033779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05752671258">
                <text:p>0.4505752671258</text:p>
              </table:table-cell>
              <table:table-cell office:value-type="float" office:value="0.385902495594547">
                <text:p>0.385902495594547</text:p>
              </table:table-cell>
              <table:table-cell office:value-type="float" office:value="0.448850712398983">
                <text:p>0.448850712398983</text:p>
              </table:table-cell>
              <table:table-cell office:value-type="float" office:value="0.382548005719336">
                <text:p>0.3825480057193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4072850087574">
                <text:p>0.444072850087574</text:p>
              </table:table-cell>
              <table:table-cell office:value-type="float" office:value="0.382374337044339">
                <text:p>0.382374337044339</text:p>
              </table:table-cell>
              <table:table-cell office:value-type="float" office:value="0.442368211232849">
                <text:p>0.442368211232849</text:p>
              </table:table-cell>
              <table:table-cell office:value-type="float" office:value="0.379869694895423">
                <text:p>0.379869694895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4166585494424">
                <text:p>0.434166585494424</text:p>
              </table:table-cell>
              <table:table-cell office:value-type="float" office:value="0.37898265077403">
                <text:p>0.37898265077403</text:p>
              </table:table-cell>
              <table:table-cell office:value-type="float" office:value="0.43226327401513">
                <text:p>0.43226327401513</text:p>
              </table:table-cell>
              <table:table-cell office:value-type="float" office:value="0.376102273487641">
                <text:p>0.376102273487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5553195752285">
                <text:p>0.425553195752285</text:p>
              </table:table-cell>
              <table:table-cell office:value-type="float" office:value="0.374667917788087">
                <text:p>0.374667917788087</text:p>
              </table:table-cell>
              <table:table-cell office:value-type="float" office:value="0.423230233907925">
                <text:p>0.423230233907925</text:p>
              </table:table-cell>
              <table:table-cell office:value-type="float" office:value="0.371341191834122">
                <text:p>0.371341191834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6593897269826">
                <text:p>0.426593897269826</text:p>
              </table:table-cell>
              <table:table-cell office:value-type="float" office:value="0.376086448124142">
                <text:p>0.376086448124142</text:p>
              </table:table-cell>
              <table:table-cell office:value-type="float" office:value="0.425266665084168">
                <text:p>0.425266665084168</text:p>
              </table:table-cell>
              <table:table-cell office:value-type="float" office:value="0.374018961133008">
                <text:p>0.374018961133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4223616379965">
                <text:p>0.414223616379965</text:p>
              </table:table-cell>
              <table:table-cell office:value-type="float" office:value="0.369624764871306">
                <text:p>0.369624764871306</text:p>
              </table:table-cell>
              <table:table-cell office:value-type="float" office:value="0.41430601123106">
                <text:p>0.41430601123106</text:p>
              </table:table-cell>
              <table:table-cell office:value-type="float" office:value="0.368062378549552">
                <text:p>0.368062378549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9103911811096">
                <text:p>0.409103911811096</text:p>
              </table:table-cell>
              <table:table-cell office:value-type="float" office:value="0.370084648782008">
                <text:p>0.370084648782008</text:p>
              </table:table-cell>
              <table:table-cell office:value-type="float" office:value="0.409318690560398">
                <text:p>0.409318690560398</text:p>
              </table:table-cell>
              <table:table-cell office:value-type="float" office:value="0.369284989685253">
                <text:p>0.369284989685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8053720041301">
                <text:p>0.398053720041301</text:p>
              </table:table-cell>
              <table:table-cell office:value-type="float" office:value="0.367703406448477">
                <text:p>0.367703406448477</text:p>
              </table:table-cell>
              <table:table-cell office:value-type="float" office:value="0.399553857115427">
                <text:p>0.399553857115427</text:p>
              </table:table-cell>
              <table:table-cell office:value-type="float" office:value="0.367252709491904">
                <text:p>0.36725270949190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symbol-image xlink:href="Pictures/2000000A000000DD000000DDA5B35DBF.svm" xlink:type="simple" xlink:actuate="onLoad"/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symbol-image xlink:href="Pictures/2000000A000000DD000000DD7702FBD1.svm" xlink:type="simple" xlink:actuate="onLoad"/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F3:'Gini yearly'.J30" chart:data-source-has-labels="row" svg:x="0.062cm" svg:y="-0.021cm" svg:width="24.168cm" svg:height="20.076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G4:'Gini yearly'.G30" chart:label-cell-address="'Gini yearly'.G3:'Gini yearly'.G3" chart:class="chart:scatter">
            <chart:domain table:cell-range-address="'Gini yearly'.F4:'Gini yearly'.F30"/>
            <chart:data-point chart:repeated="27"/>
          </chart:series>
          <chart:series chart:style-name="ch7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8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9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F4:'Gini yearly'.F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">
                <text:p>0.3898411843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8">
                <text:p>0.390258472579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4847729793341">
                <text:p>0.454847729793341</text:p>
              </table:table-cell>
              <table:table-cell office:value-type="float" office:value="0.398995945878578">
                <text:p>0.398995945878578</text:p>
              </table:table-cell>
              <table:table-cell office:value-type="float" office:value="0.42991942152982">
                <text:p>0.42991942152982</text:p>
              </table:table-cell>
              <table:table-cell office:value-type="float" office:value="0.378398715035051">
                <text:p>0.378398715035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1716916717083">
                <text:p>0.451716916717083</text:p>
              </table:table-cell>
              <table:table-cell office:value-type="float" office:value="0.397303027947596">
                <text:p>0.397303027947596</text:p>
              </table:table-cell>
              <table:table-cell office:value-type="float" office:value="0.427726825936952">
                <text:p>0.427726825936952</text:p>
              </table:table-cell>
              <table:table-cell office:value-type="float" office:value="0.377388348862886">
                <text:p>0.377388348862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8065515061556">
                <text:p>0.458065515061556</text:p>
              </table:table-cell>
              <table:table-cell office:value-type="float" office:value="0.397634972884894">
                <text:p>0.397634972884894</text:p>
              </table:table-cell>
              <table:table-cell office:value-type="float" office:value="0.433566689122691">
                <text:p>0.433566689122691</text:p>
              </table:table-cell>
              <table:table-cell office:value-type="float" office:value="0.378402515580854">
                <text:p>0.378402515580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92288063074">
                <text:p>0.4592288063074</text:p>
              </table:table-cell>
              <table:table-cell office:value-type="float" office:value="0.397332938915021">
                <text:p>0.397332938915021</text:p>
              </table:table-cell>
              <table:table-cell office:value-type="float" office:value="0.435228500327762">
                <text:p>0.435228500327762</text:p>
              </table:table-cell>
              <table:table-cell office:value-type="float" office:value="0.378386059356389">
                <text:p>0.378386059356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4485966599609">
                <text:p>0.454485966599609</text:p>
              </table:table-cell>
              <table:table-cell office:value-type="float" office:value="0.392691041313769">
                <text:p>0.392691041313769</text:p>
              </table:table-cell>
              <table:table-cell office:value-type="float" office:value="0.432861655522299">
                <text:p>0.432861655522299</text:p>
              </table:table-cell>
              <table:table-cell office:value-type="float" office:value="0.375656377960205">
                <text:p>0.375656377960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8330318192369">
                <text:p>0.458330318192369</text:p>
              </table:table-cell>
              <table:table-cell office:value-type="float" office:value="0.391631251290257">
                <text:p>0.391631251290257</text:p>
              </table:table-cell>
              <table:table-cell office:value-type="float" office:value="0.43972653854228">
                <text:p>0.43972653854228</text:p>
              </table:table-cell>
              <table:table-cell office:value-type="float" office:value="0.377002123741696">
                <text:p>0.377002123741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0949864337994">
                <text:p>0.460949864337994</text:p>
              </table:table-cell>
              <table:table-cell office:value-type="float" office:value="0.393029392320626">
                <text:p>0.393029392320626</text:p>
              </table:table-cell>
              <table:table-cell office:value-type="float" office:value="0.442336232533246">
                <text:p>0.442336232533246</text:p>
              </table:table-cell>
              <table:table-cell office:value-type="float" office:value="0.378830288587659">
                <text:p>0.378830288587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5936044191678">
                <text:p>0.465936044191678</text:p>
              </table:table-cell>
              <table:table-cell office:value-type="float" office:value="0.394349567955771">
                <text:p>0.394349567955771</text:p>
              </table:table-cell>
              <table:table-cell office:value-type="float" office:value="0.448981726130704">
                <text:p>0.448981726130704</text:p>
              </table:table-cell>
              <table:table-cell office:value-type="float" office:value="0.380957758016174">
                <text:p>0.380957758016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9550936679613">
                <text:p>0.469550936679613</text:p>
              </table:table-cell>
              <table:table-cell office:value-type="float" office:value="0.397883188961504">
                <text:p>0.397883188961504</text:p>
              </table:table-cell>
              <table:table-cell office:value-type="float" office:value="0.453279361263534">
                <text:p>0.453279361263534</text:p>
              </table:table-cell>
              <table:table-cell office:value-type="float" office:value="0.385249792401096">
                <text:p>0.385249792401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3001616082306">
                <text:p>0.463001616082306</text:p>
              </table:table-cell>
              <table:table-cell office:value-type="float" office:value="0.394344673287644">
                <text:p>0.394344673287644</text:p>
              </table:table-cell>
              <table:table-cell office:value-type="float" office:value="0.448960662866918">
                <text:p>0.448960662866918</text:p>
              </table:table-cell>
              <table:table-cell office:value-type="float" office:value="0.38384346999575">
                <text:p>0.38384346999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72758973660944">
                <text:p>0.472758973660944</text:p>
              </table:table-cell>
              <table:table-cell office:value-type="float" office:value="0.398948266718212">
                <text:p>0.398948266718212</text:p>
              </table:table-cell>
              <table:table-cell office:value-type="float" office:value="0.46240506928855">
                <text:p>0.46240506928855</text:p>
              </table:table-cell>
              <table:table-cell office:value-type="float" office:value="0.390317731758508">
                <text:p>0.390317731758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70215840420682">
                <text:p>0.470215840420682</text:p>
              </table:table-cell>
              <table:table-cell office:value-type="float" office:value="0.398348130793182">
                <text:p>0.398348130793182</text:p>
              </table:table-cell>
              <table:table-cell office:value-type="float" office:value="0.462268376609209">
                <text:p>0.462268376609209</text:p>
              </table:table-cell>
              <table:table-cell office:value-type="float" office:value="0.391354701140454">
                <text:p>0.391354701140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1750567221076">
                <text:p>0.461750567221076</text:p>
              </table:table-cell>
              <table:table-cell office:value-type="float" office:value="0.390480716621251">
                <text:p>0.390480716621251</text:p>
              </table:table-cell>
              <table:table-cell office:value-type="float" office:value="0.458132426084555">
                <text:p>0.458132426084555</text:p>
              </table:table-cell>
              <table:table-cell office:value-type="float" office:value="0.386717673415708">
                <text:p>0.386717673415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288778947168">
                <text:p>0.45288778947168</text:p>
              </table:table-cell>
              <table:table-cell office:value-type="float" office:value="0.388734259333167">
                <text:p>0.388734259333167</text:p>
              </table:table-cell>
              <table:table-cell office:value-type="float" office:value="0.450839641869328">
                <text:p>0.450839641869328</text:p>
              </table:table-cell>
              <table:table-cell office:value-type="float" office:value="0.38575563778978">
                <text:p>0.38575563778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9882921577617">
                <text:p>0.449882921577617</text:p>
              </table:table-cell>
              <table:table-cell office:value-type="float" office:value="0.383818799238857">
                <text:p>0.383818799238857</text:p>
              </table:table-cell>
              <table:table-cell office:value-type="float" office:value="0.446750264465772">
                <text:p>0.446750264465772</text:p>
              </table:table-cell>
              <table:table-cell office:value-type="float" office:value="0.381009074948027">
                <text:p>0.381009074948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5205885422353">
                <text:p>0.445205885422353</text:p>
              </table:table-cell>
              <table:table-cell office:value-type="float" office:value="0.379688690711125">
                <text:p>0.379688690711125</text:p>
              </table:table-cell>
              <table:table-cell office:value-type="float" office:value="0.445131202720749">
                <text:p>0.445131202720749</text:p>
              </table:table-cell>
              <table:table-cell office:value-type="float" office:value="0.377988132841332">
                <text:p>0.377988132841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3573971624949">
                <text:p>0.433573971624949</text:p>
              </table:table-cell>
              <table:table-cell office:value-type="float" office:value="0.373166390169439">
                <text:p>0.373166390169439</text:p>
              </table:table-cell>
              <table:table-cell office:value-type="float" office:value="0.433435931155984">
                <text:p>0.433435931155984</text:p>
              </table:table-cell>
              <table:table-cell office:value-type="float" office:value="0.371634620603475">
                <text:p>0.371634620603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40950438228583">
                <text:p>0.440950438228583</text:p>
              </table:table-cell>
              <table:table-cell office:value-type="float" office:value="0.379832546430764">
                <text:p>0.379832546430764</text:p>
              </table:table-cell>
              <table:table-cell office:value-type="float" office:value="0.442828776768659">
                <text:p>0.442828776768659</text:p>
              </table:table-cell>
              <table:table-cell office:value-type="float" office:value="0.3789778426056">
                <text:p>0.3789778426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0393322490902">
                <text:p>0.440393322490902</text:p>
              </table:table-cell>
              <table:table-cell office:value-type="float" office:value="0.377041286914122">
                <text:p>0.377041286914122</text:p>
              </table:table-cell>
              <table:table-cell office:value-type="float" office:value="0.440253108073059">
                <text:p>0.440253108073059</text:p>
              </table:table-cell>
              <table:table-cell office:value-type="float" office:value="0.375973200398129">
                <text:p>0.375973200398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38274444387363">
                <text:p>0.438274444387363</text:p>
              </table:table-cell>
              <table:table-cell office:value-type="float" office:value="0.377697332317864">
                <text:p>0.377697332317864</text:p>
              </table:table-cell>
              <table:table-cell office:value-type="float" office:value="0.438360720794523">
                <text:p>0.438360720794523</text:p>
              </table:table-cell>
              <table:table-cell office:value-type="float" office:value="0.376228791068673">
                <text:p>0.376228791068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41791709643156">
                <text:p>0.441791709643156</text:p>
              </table:table-cell>
              <table:table-cell office:value-type="float" office:value="0.381887343921687">
                <text:p>0.381887343921687</text:p>
              </table:table-cell>
              <table:table-cell office:value-type="float" office:value="0.441657474588716">
                <text:p>0.441657474588716</text:p>
              </table:table-cell>
              <table:table-cell office:value-type="float" office:value="0.380858994755419">
                <text:p>0.38085899475541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symbol-image xlink:href="Pictures/2000000A000000DD000000DDA5B35DBF.svm" xlink:type="simple" xlink:actuate="onLoad"/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symbol-image xlink:href="Pictures/2000000A000000DD000000DD7702FBD1.svm" xlink:type="simple" xlink:actuate="onLoad"/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K3:'Gini yearly'.O30" chart:data-source-has-labels="row" svg:x="0.062cm" svg:y="-0.021cm" svg:width="24.168cm" svg:height="20.076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7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8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9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">
                <text:p>0.3898411843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8">
                <text:p>0.390258472579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4503585677218">
                <text:p>0.454503585677218</text:p>
              </table:table-cell>
              <table:table-cell office:value-type="float" office:value="0.398950396114133">
                <text:p>0.398950396114133</text:p>
              </table:table-cell>
              <table:table-cell office:value-type="float" office:value="0.429857563488458">
                <text:p>0.429857563488458</text:p>
              </table:table-cell>
              <table:table-cell office:value-type="float" office:value="0.378518361099144">
                <text:p>0.378518361099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0130456915496">
                <text:p>0.450130456915496</text:p>
              </table:table-cell>
              <table:table-cell office:value-type="float" office:value="0.398614306098926">
                <text:p>0.398614306098926</text:p>
              </table:table-cell>
              <table:table-cell office:value-type="float" office:value="0.428720550237854">
                <text:p>0.428720550237854</text:p>
              </table:table-cell>
              <table:table-cell office:value-type="float" office:value="0.380453209291501">
                <text:p>0.380453209291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2867481398545">
                <text:p>0.452867481398545</text:p>
              </table:table-cell>
              <table:table-cell office:value-type="float" office:value="0.39925280013501">
                <text:p>0.39925280013501</text:p>
              </table:table-cell>
              <table:table-cell office:value-type="float" office:value="0.433532926175828">
                <text:p>0.433532926175828</text:p>
              </table:table-cell>
              <table:table-cell office:value-type="float" office:value="0.382714514874235">
                <text:p>0.382714514874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6539935928763">
                <text:p>0.456539935928763</text:p>
              </table:table-cell>
              <table:table-cell office:value-type="float" office:value="0.399768699414029">
                <text:p>0.399768699414029</text:p>
              </table:table-cell>
              <table:table-cell office:value-type="float" office:value="0.436798955154397">
                <text:p>0.436798955154397</text:p>
              </table:table-cell>
              <table:table-cell office:value-type="float" office:value="0.383849022674456">
                <text:p>0.383849022674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7151871857259">
                <text:p>0.457151871857259</text:p>
              </table:table-cell>
              <table:table-cell office:value-type="float" office:value="0.395896979279616">
                <text:p>0.395896979279616</text:p>
              </table:table-cell>
              <table:table-cell office:value-type="float" office:value="0.440126978081993">
                <text:p>0.440126978081993</text:p>
              </table:table-cell>
              <table:table-cell office:value-type="float" office:value="0.382037439731862">
                <text:p>0.382037439731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3636706809059">
                <text:p>0.453636706809059</text:p>
              </table:table-cell>
              <table:table-cell office:value-type="float" office:value="0.393085444802178">
                <text:p>0.393085444802178</text:p>
              </table:table-cell>
              <table:table-cell office:value-type="float" office:value="0.43673241242617">
                <text:p>0.43673241242617</text:p>
              </table:table-cell>
              <table:table-cell office:value-type="float" office:value="0.38036536377677">
                <text:p>0.38036536377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0056107531484">
                <text:p>0.460056107531484</text:p>
              </table:table-cell>
              <table:table-cell office:value-type="float" office:value="0.397258128630087">
                <text:p>0.397258128630087</text:p>
              </table:table-cell>
              <table:table-cell office:value-type="float" office:value="0.442867971005869">
                <text:p>0.442867971005869</text:p>
              </table:table-cell>
              <table:table-cell office:value-type="float" office:value="0.384642463352372">
                <text:p>0.384642463352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5234465131512">
                <text:p>0.455234465131512</text:p>
              </table:table-cell>
              <table:table-cell office:value-type="float" office:value="0.394236603124097">
                <text:p>0.394236603124097</text:p>
              </table:table-cell>
              <table:table-cell office:value-type="float" office:value="0.441781850836771">
                <text:p>0.441781850836771</text:p>
              </table:table-cell>
              <table:table-cell office:value-type="float" office:value="0.383085184174912">
                <text:p>0.383085184174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5424185775861">
                <text:p>0.445424185775861</text:p>
              </table:table-cell>
              <table:table-cell office:value-type="float" office:value="0.385143934159157">
                <text:p>0.385143934159157</text:p>
              </table:table-cell>
              <table:table-cell office:value-type="float" office:value="0.433139984910765">
                <text:p>0.433139984910765</text:p>
              </table:table-cell>
              <table:table-cell office:value-type="float" office:value="0.374599622650559">
                <text:p>0.374599622650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38967678305912">
                <text:p>0.438967678305912</text:p>
              </table:table-cell>
              <table:table-cell office:value-type="float" office:value="0.382425728186322">
                <text:p>0.382425728186322</text:p>
              </table:table-cell>
              <table:table-cell office:value-type="float" office:value="0.430231094666898">
                <text:p>0.430231094666898</text:p>
              </table:table-cell>
              <table:table-cell office:value-type="float" office:value="0.37461016194362">
                <text:p>0.37461016194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5957756497678">
                <text:p>0.445957756497678</text:p>
              </table:table-cell>
              <table:table-cell office:value-type="float" office:value="0.390274880733928">
                <text:p>0.390274880733928</text:p>
              </table:table-cell>
              <table:table-cell office:value-type="float" office:value="0.437760792163239">
                <text:p>0.437760792163239</text:p>
              </table:table-cell>
              <table:table-cell office:value-type="float" office:value="0.383333046463512">
                <text:p>0.383333046463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0837836090216">
                <text:p>0.450837836090216</text:p>
              </table:table-cell>
              <table:table-cell office:value-type="float" office:value="0.396542047580742">
                <text:p>0.396542047580742</text:p>
              </table:table-cell>
              <table:table-cell office:value-type="float" office:value="0.445252743505736">
                <text:p>0.445252743505736</text:p>
              </table:table-cell>
              <table:table-cell office:value-type="float" office:value="0.392244012099851">
                <text:p>0.392244012099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9202432691207">
                <text:p>0.449202432691207</text:p>
              </table:table-cell>
              <table:table-cell office:value-type="float" office:value="0.396058109320886">
                <text:p>0.396058109320886</text:p>
              </table:table-cell>
              <table:table-cell office:value-type="float" office:value="0.445636773193402">
                <text:p>0.445636773193402</text:p>
              </table:table-cell>
              <table:table-cell office:value-type="float" office:value="0.393252454632576">
                <text:p>0.393252454632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1315308446593">
                <text:p>0.441315308446593</text:p>
              </table:table-cell>
              <table:table-cell office:value-type="float" office:value="0.391652366600331">
                <text:p>0.391652366600331</text:p>
              </table:table-cell>
              <table:table-cell office:value-type="float" office:value="0.437727726468554">
                <text:p>0.437727726468554</text:p>
              </table:table-cell>
              <table:table-cell office:value-type="float" office:value="0.389544163492847">
                <text:p>0.38954416349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930802499855">
                <text:p>0.437930802499855</text:p>
              </table:table-cell>
              <table:table-cell office:value-type="float" office:value="0.388877159119995">
                <text:p>0.388877159119995</text:p>
              </table:table-cell>
              <table:table-cell office:value-type="float" office:value="0.435214396753719">
                <text:p>0.435214396753719</text:p>
              </table:table-cell>
              <table:table-cell office:value-type="float" office:value="0.386972345811717">
                <text:p>0.386972345811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5068840304399">
                <text:p>0.435068840304399</text:p>
              </table:table-cell>
              <table:table-cell office:value-type="float" office:value="0.389631900867143">
                <text:p>0.389631900867143</text:p>
              </table:table-cell>
              <table:table-cell office:value-type="float" office:value="0.43278280692685">
                <text:p>0.43278280692685</text:p>
              </table:table-cell>
              <table:table-cell office:value-type="float" office:value="0.387996086507412">
                <text:p>0.387996086507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6924649100547">
                <text:p>0.436924649100547</text:p>
              </table:table-cell>
              <table:table-cell office:value-type="float" office:value="0.394629801973001">
                <text:p>0.394629801973001</text:p>
              </table:table-cell>
              <table:table-cell office:value-type="float" office:value="0.433946250043248">
                <text:p>0.433946250043248</text:p>
              </table:table-cell>
              <table:table-cell office:value-type="float" office:value="0.392797073222812">
                <text:p>0.392797073222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14737435770658">
                <text:p>0.414737435770658</text:p>
              </table:table-cell>
              <table:table-cell office:value-type="float" office:value="0.382705025240318">
                <text:p>0.382705025240318</text:p>
              </table:table-cell>
              <table:table-cell office:value-type="float" office:value="0.412469226675718">
                <text:p>0.412469226675718</text:p>
              </table:table-cell>
              <table:table-cell office:value-type="float" office:value="0.381173503581412">
                <text:p>0.381173503581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2574821596914">
                <text:p>0.412574821596914</text:p>
              </table:table-cell>
              <table:table-cell office:value-type="float" office:value="0.381744674947922">
                <text:p>0.381744674947922</text:p>
              </table:table-cell>
              <table:table-cell office:value-type="float" office:value="0.410682333617945">
                <text:p>0.410682333617945</text:p>
              </table:table-cell>
              <table:table-cell office:value-type="float" office:value="0.380379919198851">
                <text:p>0.380379919198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4814467202849">
                <text:p>0.414814467202849</text:p>
              </table:table-cell>
              <table:table-cell office:value-type="float" office:value="0.38082357903396">
                <text:p>0.38082357903396</text:p>
              </table:table-cell>
              <table:table-cell office:value-type="float" office:value="0.412108965112178">
                <text:p>0.412108965112178</text:p>
              </table:table-cell>
              <table:table-cell office:value-type="float" office:value="0.37861011784237">
                <text:p>0.37861011784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11951010187047">
                <text:p>0.411951010187047</text:p>
              </table:table-cell>
              <table:table-cell office:value-type="float" office:value="0.383775991025948">
                <text:p>0.383775991025948</text:p>
              </table:table-cell>
              <table:table-cell office:value-type="float" office:value="0.411452611735869">
                <text:p>0.411452611735869</text:p>
              </table:table-cell>
              <table:table-cell office:value-type="float" office:value="0.382289984978563">
                <text:p>0.38228998497856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035cm" svg:height="17.848cm" xlink:href=".." xlink:type="simple" chart:class="chart:scatter" chart:style-name="ch1">
        <chart:subtitle svg:x="9.277cm" svg:y="0.356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A4:'Gini yearly'.A30 'Gini yearly'.G3:'Gini yearly'.J30" chart:data-source-has-labels="row" svg:x="0.569cm" svg:y="0.111cm" svg:width="19.443cm" svg:height="13.15cm">
          <chartooo:coordinate-region svg:x="1.674cm" svg:y="0.4cm" svg:width="18.049cm" svg:height="11.6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10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1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">
                <text:p>0.3898411843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8">
                <text:p>0.390258472579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4847729793341">
                <text:p>0.454847729793341</text:p>
              </table:table-cell>
              <table:table-cell office:value-type="float" office:value="0.398995945878578">
                <text:p>0.398995945878578</text:p>
              </table:table-cell>
              <table:table-cell office:value-type="float" office:value="0.42991942152982">
                <text:p>0.42991942152982</text:p>
              </table:table-cell>
              <table:table-cell office:value-type="float" office:value="0.378398715035051">
                <text:p>0.378398715035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1716916717083">
                <text:p>0.451716916717083</text:p>
              </table:table-cell>
              <table:table-cell office:value-type="float" office:value="0.397303027947596">
                <text:p>0.397303027947596</text:p>
              </table:table-cell>
              <table:table-cell office:value-type="float" office:value="0.427726825936952">
                <text:p>0.427726825936952</text:p>
              </table:table-cell>
              <table:table-cell office:value-type="float" office:value="0.377388348862886">
                <text:p>0.377388348862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8065515061556">
                <text:p>0.458065515061556</text:p>
              </table:table-cell>
              <table:table-cell office:value-type="float" office:value="0.397634972884894">
                <text:p>0.397634972884894</text:p>
              </table:table-cell>
              <table:table-cell office:value-type="float" office:value="0.433566689122691">
                <text:p>0.433566689122691</text:p>
              </table:table-cell>
              <table:table-cell office:value-type="float" office:value="0.378402515580854">
                <text:p>0.3784025155808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92288063074">
                <text:p>0.4592288063074</text:p>
              </table:table-cell>
              <table:table-cell office:value-type="float" office:value="0.397332938915021">
                <text:p>0.397332938915021</text:p>
              </table:table-cell>
              <table:table-cell office:value-type="float" office:value="0.435228500327762">
                <text:p>0.435228500327762</text:p>
              </table:table-cell>
              <table:table-cell office:value-type="float" office:value="0.378386059356389">
                <text:p>0.378386059356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4485966599609">
                <text:p>0.454485966599609</text:p>
              </table:table-cell>
              <table:table-cell office:value-type="float" office:value="0.392691041313769">
                <text:p>0.392691041313769</text:p>
              </table:table-cell>
              <table:table-cell office:value-type="float" office:value="0.432861655522299">
                <text:p>0.432861655522299</text:p>
              </table:table-cell>
              <table:table-cell office:value-type="float" office:value="0.375656377960205">
                <text:p>0.375656377960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8330318192369">
                <text:p>0.458330318192369</text:p>
              </table:table-cell>
              <table:table-cell office:value-type="float" office:value="0.391631251290257">
                <text:p>0.391631251290257</text:p>
              </table:table-cell>
              <table:table-cell office:value-type="float" office:value="0.43972653854228">
                <text:p>0.43972653854228</text:p>
              </table:table-cell>
              <table:table-cell office:value-type="float" office:value="0.377002123741696">
                <text:p>0.377002123741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0949864337994">
                <text:p>0.460949864337994</text:p>
              </table:table-cell>
              <table:table-cell office:value-type="float" office:value="0.393029392320626">
                <text:p>0.393029392320626</text:p>
              </table:table-cell>
              <table:table-cell office:value-type="float" office:value="0.442336232533246">
                <text:p>0.442336232533246</text:p>
              </table:table-cell>
              <table:table-cell office:value-type="float" office:value="0.378830288587659">
                <text:p>0.378830288587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5936044191678">
                <text:p>0.465936044191678</text:p>
              </table:table-cell>
              <table:table-cell office:value-type="float" office:value="0.394349567955771">
                <text:p>0.394349567955771</text:p>
              </table:table-cell>
              <table:table-cell office:value-type="float" office:value="0.448981726130704">
                <text:p>0.448981726130704</text:p>
              </table:table-cell>
              <table:table-cell office:value-type="float" office:value="0.380957758016174">
                <text:p>0.380957758016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9550936679613">
                <text:p>0.469550936679613</text:p>
              </table:table-cell>
              <table:table-cell office:value-type="float" office:value="0.397883188961504">
                <text:p>0.397883188961504</text:p>
              </table:table-cell>
              <table:table-cell office:value-type="float" office:value="0.453279361263534">
                <text:p>0.453279361263534</text:p>
              </table:table-cell>
              <table:table-cell office:value-type="float" office:value="0.385249792401096">
                <text:p>0.385249792401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3001616082306">
                <text:p>0.463001616082306</text:p>
              </table:table-cell>
              <table:table-cell office:value-type="float" office:value="0.394344673287644">
                <text:p>0.394344673287644</text:p>
              </table:table-cell>
              <table:table-cell office:value-type="float" office:value="0.448960662866918">
                <text:p>0.448960662866918</text:p>
              </table:table-cell>
              <table:table-cell office:value-type="float" office:value="0.38384346999575">
                <text:p>0.383843469995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72758973660944">
                <text:p>0.472758973660944</text:p>
              </table:table-cell>
              <table:table-cell office:value-type="float" office:value="0.398948266718212">
                <text:p>0.398948266718212</text:p>
              </table:table-cell>
              <table:table-cell office:value-type="float" office:value="0.46240506928855">
                <text:p>0.46240506928855</text:p>
              </table:table-cell>
              <table:table-cell office:value-type="float" office:value="0.390317731758508">
                <text:p>0.390317731758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70215840420682">
                <text:p>0.470215840420682</text:p>
              </table:table-cell>
              <table:table-cell office:value-type="float" office:value="0.398348130793182">
                <text:p>0.398348130793182</text:p>
              </table:table-cell>
              <table:table-cell office:value-type="float" office:value="0.462268376609209">
                <text:p>0.462268376609209</text:p>
              </table:table-cell>
              <table:table-cell office:value-type="float" office:value="0.391354701140454">
                <text:p>0.391354701140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1750567221076">
                <text:p>0.461750567221076</text:p>
              </table:table-cell>
              <table:table-cell office:value-type="float" office:value="0.390480716621251">
                <text:p>0.390480716621251</text:p>
              </table:table-cell>
              <table:table-cell office:value-type="float" office:value="0.458132426084555">
                <text:p>0.458132426084555</text:p>
              </table:table-cell>
              <table:table-cell office:value-type="float" office:value="0.386717673415708">
                <text:p>0.386717673415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288778947168">
                <text:p>0.45288778947168</text:p>
              </table:table-cell>
              <table:table-cell office:value-type="float" office:value="0.388734259333167">
                <text:p>0.388734259333167</text:p>
              </table:table-cell>
              <table:table-cell office:value-type="float" office:value="0.450839641869328">
                <text:p>0.450839641869328</text:p>
              </table:table-cell>
              <table:table-cell office:value-type="float" office:value="0.38575563778978">
                <text:p>0.38575563778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9882921577617">
                <text:p>0.449882921577617</text:p>
              </table:table-cell>
              <table:table-cell office:value-type="float" office:value="0.383818799238857">
                <text:p>0.383818799238857</text:p>
              </table:table-cell>
              <table:table-cell office:value-type="float" office:value="0.446750264465772">
                <text:p>0.446750264465772</text:p>
              </table:table-cell>
              <table:table-cell office:value-type="float" office:value="0.381009074948027">
                <text:p>0.3810090749480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5205885422353">
                <text:p>0.445205885422353</text:p>
              </table:table-cell>
              <table:table-cell office:value-type="float" office:value="0.379688690711125">
                <text:p>0.379688690711125</text:p>
              </table:table-cell>
              <table:table-cell office:value-type="float" office:value="0.445131202720749">
                <text:p>0.445131202720749</text:p>
              </table:table-cell>
              <table:table-cell office:value-type="float" office:value="0.377988132841332">
                <text:p>0.3779881328413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3573971624949">
                <text:p>0.433573971624949</text:p>
              </table:table-cell>
              <table:table-cell office:value-type="float" office:value="0.373166390169439">
                <text:p>0.373166390169439</text:p>
              </table:table-cell>
              <table:table-cell office:value-type="float" office:value="0.433435931155984">
                <text:p>0.433435931155984</text:p>
              </table:table-cell>
              <table:table-cell office:value-type="float" office:value="0.371634620603475">
                <text:p>0.371634620603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40950438228583">
                <text:p>0.440950438228583</text:p>
              </table:table-cell>
              <table:table-cell office:value-type="float" office:value="0.379832546430764">
                <text:p>0.379832546430764</text:p>
              </table:table-cell>
              <table:table-cell office:value-type="float" office:value="0.442828776768659">
                <text:p>0.442828776768659</text:p>
              </table:table-cell>
              <table:table-cell office:value-type="float" office:value="0.3789778426056">
                <text:p>0.3789778426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0393322490902">
                <text:p>0.440393322490902</text:p>
              </table:table-cell>
              <table:table-cell office:value-type="float" office:value="0.377041286914122">
                <text:p>0.377041286914122</text:p>
              </table:table-cell>
              <table:table-cell office:value-type="float" office:value="0.440253108073059">
                <text:p>0.440253108073059</text:p>
              </table:table-cell>
              <table:table-cell office:value-type="float" office:value="0.375973200398129">
                <text:p>0.375973200398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38274444387363">
                <text:p>0.438274444387363</text:p>
              </table:table-cell>
              <table:table-cell office:value-type="float" office:value="0.377697332317864">
                <text:p>0.377697332317864</text:p>
              </table:table-cell>
              <table:table-cell office:value-type="float" office:value="0.438360720794523">
                <text:p>0.438360720794523</text:p>
              </table:table-cell>
              <table:table-cell office:value-type="float" office:value="0.376228791068673">
                <text:p>0.376228791068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41791709643156">
                <text:p>0.441791709643156</text:p>
              </table:table-cell>
              <table:table-cell office:value-type="float" office:value="0.381887343921687">
                <text:p>0.381887343921687</text:p>
              </table:table-cell>
              <table:table-cell office:value-type="float" office:value="0.441657474588716">
                <text:p>0.441657474588716</text:p>
              </table:table-cell>
              <table:table-cell office:value-type="float" office:value="0.380858994755419">
                <text:p>0.3808589947554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893cm" svg:height="17.847cm" xlink:href=".." xlink:type="simple" chart:class="chart:scatter" chart:style-name="ch1">
        <chart:subtitle svg:x="9.206cm" svg:y="0.356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K4:'Gini yearly'.O30 'Gini yearly'.L3:'Gini yearly'.O3" chart:data-source-has-labels="row" svg:x="0.556cm" svg:y="0.111cm" svg:width="19.315cm" svg:height="13.149cm">
          <chartooo:coordinate-region svg:x="1.661cm" svg:y="0.4cm" svg:width="17.921cm" svg:height="11.6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9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10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1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">
                <text:p>0.38984118436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8">
                <text:p>0.390258472579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4503585677218">
                <text:p>0.454503585677218</text:p>
              </table:table-cell>
              <table:table-cell office:value-type="float" office:value="0.398950396114133">
                <text:p>0.398950396114133</text:p>
              </table:table-cell>
              <table:table-cell office:value-type="float" office:value="0.429857563488458">
                <text:p>0.429857563488458</text:p>
              </table:table-cell>
              <table:table-cell office:value-type="float" office:value="0.378518361099144">
                <text:p>0.378518361099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0130456915496">
                <text:p>0.450130456915496</text:p>
              </table:table-cell>
              <table:table-cell office:value-type="float" office:value="0.398614306098926">
                <text:p>0.398614306098926</text:p>
              </table:table-cell>
              <table:table-cell office:value-type="float" office:value="0.428720550237854">
                <text:p>0.428720550237854</text:p>
              </table:table-cell>
              <table:table-cell office:value-type="float" office:value="0.380453209291501">
                <text:p>0.380453209291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2867481398545">
                <text:p>0.452867481398545</text:p>
              </table:table-cell>
              <table:table-cell office:value-type="float" office:value="0.39925280013501">
                <text:p>0.39925280013501</text:p>
              </table:table-cell>
              <table:table-cell office:value-type="float" office:value="0.433532926175828">
                <text:p>0.433532926175828</text:p>
              </table:table-cell>
              <table:table-cell office:value-type="float" office:value="0.382714514874235">
                <text:p>0.382714514874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6539935928763">
                <text:p>0.456539935928763</text:p>
              </table:table-cell>
              <table:table-cell office:value-type="float" office:value="0.399768699414029">
                <text:p>0.399768699414029</text:p>
              </table:table-cell>
              <table:table-cell office:value-type="float" office:value="0.436798955154397">
                <text:p>0.436798955154397</text:p>
              </table:table-cell>
              <table:table-cell office:value-type="float" office:value="0.383849022674456">
                <text:p>0.383849022674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7151871857259">
                <text:p>0.457151871857259</text:p>
              </table:table-cell>
              <table:table-cell office:value-type="float" office:value="0.395896979279616">
                <text:p>0.395896979279616</text:p>
              </table:table-cell>
              <table:table-cell office:value-type="float" office:value="0.440126978081993">
                <text:p>0.440126978081993</text:p>
              </table:table-cell>
              <table:table-cell office:value-type="float" office:value="0.382037439731862">
                <text:p>0.382037439731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3636706809059">
                <text:p>0.453636706809059</text:p>
              </table:table-cell>
              <table:table-cell office:value-type="float" office:value="0.393085444802178">
                <text:p>0.393085444802178</text:p>
              </table:table-cell>
              <table:table-cell office:value-type="float" office:value="0.43673241242617">
                <text:p>0.43673241242617</text:p>
              </table:table-cell>
              <table:table-cell office:value-type="float" office:value="0.38036536377677">
                <text:p>0.38036536377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0056107531484">
                <text:p>0.460056107531484</text:p>
              </table:table-cell>
              <table:table-cell office:value-type="float" office:value="0.397258128630087">
                <text:p>0.397258128630087</text:p>
              </table:table-cell>
              <table:table-cell office:value-type="float" office:value="0.442867971005869">
                <text:p>0.442867971005869</text:p>
              </table:table-cell>
              <table:table-cell office:value-type="float" office:value="0.384642463352372">
                <text:p>0.3846424633523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5234465131512">
                <text:p>0.455234465131512</text:p>
              </table:table-cell>
              <table:table-cell office:value-type="float" office:value="0.394236603124097">
                <text:p>0.394236603124097</text:p>
              </table:table-cell>
              <table:table-cell office:value-type="float" office:value="0.441781850836771">
                <text:p>0.441781850836771</text:p>
              </table:table-cell>
              <table:table-cell office:value-type="float" office:value="0.383085184174912">
                <text:p>0.383085184174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5424185775861">
                <text:p>0.445424185775861</text:p>
              </table:table-cell>
              <table:table-cell office:value-type="float" office:value="0.385143934159157">
                <text:p>0.385143934159157</text:p>
              </table:table-cell>
              <table:table-cell office:value-type="float" office:value="0.433139984910765">
                <text:p>0.433139984910765</text:p>
              </table:table-cell>
              <table:table-cell office:value-type="float" office:value="0.374599622650559">
                <text:p>0.374599622650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38967678305912">
                <text:p>0.438967678305912</text:p>
              </table:table-cell>
              <table:table-cell office:value-type="float" office:value="0.382425728186322">
                <text:p>0.382425728186322</text:p>
              </table:table-cell>
              <table:table-cell office:value-type="float" office:value="0.430231094666898">
                <text:p>0.430231094666898</text:p>
              </table:table-cell>
              <table:table-cell office:value-type="float" office:value="0.37461016194362">
                <text:p>0.374610161943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5957756497678">
                <text:p>0.445957756497678</text:p>
              </table:table-cell>
              <table:table-cell office:value-type="float" office:value="0.390274880733928">
                <text:p>0.390274880733928</text:p>
              </table:table-cell>
              <table:table-cell office:value-type="float" office:value="0.437760792163239">
                <text:p>0.437760792163239</text:p>
              </table:table-cell>
              <table:table-cell office:value-type="float" office:value="0.383333046463512">
                <text:p>0.383333046463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0837836090216">
                <text:p>0.450837836090216</text:p>
              </table:table-cell>
              <table:table-cell office:value-type="float" office:value="0.396542047580742">
                <text:p>0.396542047580742</text:p>
              </table:table-cell>
              <table:table-cell office:value-type="float" office:value="0.445252743505736">
                <text:p>0.445252743505736</text:p>
              </table:table-cell>
              <table:table-cell office:value-type="float" office:value="0.392244012099851">
                <text:p>0.392244012099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9202432691207">
                <text:p>0.449202432691207</text:p>
              </table:table-cell>
              <table:table-cell office:value-type="float" office:value="0.396058109320886">
                <text:p>0.396058109320886</text:p>
              </table:table-cell>
              <table:table-cell office:value-type="float" office:value="0.445636773193402">
                <text:p>0.445636773193402</text:p>
              </table:table-cell>
              <table:table-cell office:value-type="float" office:value="0.393252454632576">
                <text:p>0.393252454632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1315308446593">
                <text:p>0.441315308446593</text:p>
              </table:table-cell>
              <table:table-cell office:value-type="float" office:value="0.391652366600331">
                <text:p>0.391652366600331</text:p>
              </table:table-cell>
              <table:table-cell office:value-type="float" office:value="0.437727726468554">
                <text:p>0.437727726468554</text:p>
              </table:table-cell>
              <table:table-cell office:value-type="float" office:value="0.389544163492847">
                <text:p>0.38954416349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930802499855">
                <text:p>0.437930802499855</text:p>
              </table:table-cell>
              <table:table-cell office:value-type="float" office:value="0.388877159119995">
                <text:p>0.388877159119995</text:p>
              </table:table-cell>
              <table:table-cell office:value-type="float" office:value="0.435214396753719">
                <text:p>0.435214396753719</text:p>
              </table:table-cell>
              <table:table-cell office:value-type="float" office:value="0.386972345811717">
                <text:p>0.386972345811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5068840304399">
                <text:p>0.435068840304399</text:p>
              </table:table-cell>
              <table:table-cell office:value-type="float" office:value="0.389631900867143">
                <text:p>0.389631900867143</text:p>
              </table:table-cell>
              <table:table-cell office:value-type="float" office:value="0.43278280692685">
                <text:p>0.43278280692685</text:p>
              </table:table-cell>
              <table:table-cell office:value-type="float" office:value="0.387996086507412">
                <text:p>0.3879960865074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6924649100547">
                <text:p>0.436924649100547</text:p>
              </table:table-cell>
              <table:table-cell office:value-type="float" office:value="0.394629801973001">
                <text:p>0.394629801973001</text:p>
              </table:table-cell>
              <table:table-cell office:value-type="float" office:value="0.433946250043248">
                <text:p>0.433946250043248</text:p>
              </table:table-cell>
              <table:table-cell office:value-type="float" office:value="0.392797073222812">
                <text:p>0.392797073222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14737435770658">
                <text:p>0.414737435770658</text:p>
              </table:table-cell>
              <table:table-cell office:value-type="float" office:value="0.382705025240318">
                <text:p>0.382705025240318</text:p>
              </table:table-cell>
              <table:table-cell office:value-type="float" office:value="0.412469226675718">
                <text:p>0.412469226675718</text:p>
              </table:table-cell>
              <table:table-cell office:value-type="float" office:value="0.381173503581412">
                <text:p>0.3811735035814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2574821596914">
                <text:p>0.412574821596914</text:p>
              </table:table-cell>
              <table:table-cell office:value-type="float" office:value="0.381744674947922">
                <text:p>0.381744674947922</text:p>
              </table:table-cell>
              <table:table-cell office:value-type="float" office:value="0.410682333617945">
                <text:p>0.410682333617945</text:p>
              </table:table-cell>
              <table:table-cell office:value-type="float" office:value="0.380379919198851">
                <text:p>0.380379919198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4814467202849">
                <text:p>0.414814467202849</text:p>
              </table:table-cell>
              <table:table-cell office:value-type="float" office:value="0.38082357903396">
                <text:p>0.38082357903396</text:p>
              </table:table-cell>
              <table:table-cell office:value-type="float" office:value="0.412108965112178">
                <text:p>0.412108965112178</text:p>
              </table:table-cell>
              <table:table-cell office:value-type="float" office:value="0.37861011784237">
                <text:p>0.37861011784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11951010187047">
                <text:p>0.411951010187047</text:p>
              </table:table-cell>
              <table:table-cell office:value-type="float" office:value="0.383775991025948">
                <text:p>0.383775991025948</text:p>
              </table:table-cell>
              <table:table-cell office:value-type="float" office:value="0.411452611735869">
                <text:p>0.411452611735869</text:p>
              </table:table-cell>
              <table:table-cell office:value-type="float" office:value="0.382289984978563">
                <text:p>0.3822899849785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4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774cm" svg:height="17.917cm" xlink:href=".." xlink:type="simple" chart:class="chart:scatter" chart:style-name="ch1">
        <chart:subtitle svg:x="11.147cm" svg:y="0.358cm" chart:style-name="ch2">
          <text:p>sub-title</text:p>
        </chart:subtitle>
        <chart:legend chart:legend-position="bottom" svg:x="3.426cm" svg:y="15.987cm" style:legend-expansion="wide" chart:style-name="ch3"/>
        <chart:plot-area chart:style-name="ch4" table:cell-range-address="'Decile ratio yearly'.A4:'Decile ratio yearly'.E30 'Decile ratio yearly'.B3:'Decile ratio yearly'.E3" chart:data-source-has-labels="row" svg:x="0.398cm" svg:y="0.299cm" svg:width="23.164cm" svg:height="15.306cm">
          <chartooo:coordinate-region svg:x="1.134cm" svg:y="0.588cm" svg:width="22.139cm" svg:height="13.7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9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10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1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2592819624417">
                <text:p>11.2592819624417</text:p>
              </table:table-cell>
              <table:table-cell office:value-type="float" office:value="8.53001295750746">
                <text:p>8.53001295750746</text:p>
              </table:table-cell>
              <table:table-cell office:value-type="float" office:value="8.59586299103116">
                <text:p>8.59586299103116</text:p>
              </table:table-cell>
              <table:table-cell office:value-type="float" office:value="6.51861171094502">
                <text:p>6.51861171094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1975981586486">
                <text:p>11.1975981586486</text:p>
              </table:table-cell>
              <table:table-cell office:value-type="float" office:value="8.23793105359317">
                <text:p>8.23793105359317</text:p>
              </table:table-cell>
              <table:table-cell office:value-type="float" office:value="8.7267766291223">
                <text:p>8.7267766291223</text:p>
              </table:table-cell>
              <table:table-cell office:value-type="float" office:value="6.49901512486819">
                <text:p>6.49901512486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0846491994862">
                <text:p>11.0846491994862</text:p>
              </table:table-cell>
              <table:table-cell office:value-type="float" office:value="7.88425895629529">
                <text:p>7.88425895629529</text:p>
              </table:table-cell>
              <table:table-cell office:value-type="float" office:value="8.83269876392989">
                <text:p>8.83269876392989</text:p>
              </table:table-cell>
              <table:table-cell office:value-type="float" office:value="6.3030196205244">
                <text:p>6.3030196205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6016019545344">
                <text:p>11.6016019545344</text:p>
              </table:table-cell>
              <table:table-cell office:value-type="float" office:value="8.03718721081635">
                <text:p>8.03718721081635</text:p>
              </table:table-cell>
              <table:table-cell office:value-type="float" office:value="9.30528362732753">
                <text:p>9.30528362732753</text:p>
              </table:table-cell>
              <table:table-cell office:value-type="float" office:value="6.52039105547552">
                <text:p>6.52039105547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0557644412393">
                <text:p>11.0557644412393</text:p>
              </table:table-cell>
              <table:table-cell office:value-type="float" office:value="7.47197997899318">
                <text:p>7.47197997899318</text:p>
              </table:table-cell>
              <table:table-cell office:value-type="float" office:value="9.34953577655424">
                <text:p>9.34953577655424</text:p>
              </table:table-cell>
              <table:table-cell office:value-type="float" office:value="6.29852334608279">
                <text:p>6.29852334608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0.6500188356434">
                <text:p>10.6500188356434</text:p>
              </table:table-cell>
              <table:table-cell office:value-type="float" office:value="7.23704081353345">
                <text:p>7.23704081353345</text:p>
              </table:table-cell>
              <table:table-cell office:value-type="float" office:value="8.91084722733876">
                <text:p>8.91084722733876</text:p>
              </table:table-cell>
              <table:table-cell office:value-type="float" office:value="6.23784160699037">
                <text:p>6.237841606990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97698643885">
                <text:p>10.97698643885</text:p>
              </table:table-cell>
              <table:table-cell office:value-type="float" office:value="7.61781052368329">
                <text:p>7.61781052368329</text:p>
              </table:table-cell>
              <table:table-cell office:value-type="float" office:value="9.08465144365759">
                <text:p>9.08465144365759</text:p>
              </table:table-cell>
              <table:table-cell office:value-type="float" office:value="6.4887463543433">
                <text:p>6.4887463543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3024649936908">
                <text:p>10.3024649936908</text:p>
              </table:table-cell>
              <table:table-cell office:value-type="float" office:value="7.17741965778251">
                <text:p>7.17741965778251</text:p>
              </table:table-cell>
              <table:table-cell office:value-type="float" office:value="8.97035090645043">
                <text:p>8.97035090645043</text:p>
              </table:table-cell>
              <table:table-cell office:value-type="float" office:value="6.27132533411617">
                <text:p>6.27132533411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4401068120068">
                <text:p>10.4401068120068</text:p>
              </table:table-cell>
              <table:table-cell office:value-type="float" office:value="7.09936422233845">
                <text:p>7.09936422233845</text:p>
              </table:table-cell>
              <table:table-cell office:value-type="float" office:value="9.1735246626653">
                <text:p>9.1735246626653</text:p>
              </table:table-cell>
              <table:table-cell office:value-type="float" office:value="6.28144264880846">
                <text:p>6.28144264880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0952680566428">
                <text:p>10.0952680566428</text:p>
              </table:table-cell>
              <table:table-cell office:value-type="float" office:value="6.6567206737435">
                <text:p>6.6567206737435</text:p>
              </table:table-cell>
              <table:table-cell office:value-type="float" office:value="9.06446628200522">
                <text:p>9.06446628200522</text:p>
              </table:table-cell>
              <table:table-cell office:value-type="float" office:value="6.13387277464339">
                <text:p>6.13387277464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2833788624218">
                <text:p>10.2833788624218</text:p>
              </table:table-cell>
              <table:table-cell office:value-type="float" office:value="6.88959126277688">
                <text:p>6.88959126277688</text:p>
              </table:table-cell>
              <table:table-cell office:value-type="float" office:value="9.54197345527817">
                <text:p>9.54197345527817</text:p>
              </table:table-cell>
              <table:table-cell office:value-type="float" office:value="6.40453693171516">
                <text:p>6.40453693171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4550908987777">
                <text:p>10.4550908987777</text:p>
              </table:table-cell>
              <table:table-cell office:value-type="float" office:value="7.12574618336087">
                <text:p>7.12574618336087</text:p>
              </table:table-cell>
              <table:table-cell office:value-type="float" office:value="10.248254817066">
                <text:p>10.248254817066</text:p>
              </table:table-cell>
              <table:table-cell office:value-type="float" office:value="6.692823170813">
                <text:p>6.692823170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3559868290428">
                <text:p>10.3559868290428</text:p>
              </table:table-cell>
              <table:table-cell office:value-type="float" office:value="7.23375193346873">
                <text:p>7.23375193346873</text:p>
              </table:table-cell>
              <table:table-cell office:value-type="float" office:value="10.1897595078394">
                <text:p>10.1897595078394</text:p>
              </table:table-cell>
              <table:table-cell office:value-type="float" office:value="6.93575365874016">
                <text:p>6.93575365874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60461920077448">
                <text:p>9.60461920077448</text:p>
              </table:table-cell>
              <table:table-cell office:value-type="float" office:value="6.83661858357432">
                <text:p>6.83661858357432</text:p>
              </table:table-cell>
              <table:table-cell office:value-type="float" office:value="9.3975913747839">
                <text:p>9.3975913747839</text:p>
              </table:table-cell>
              <table:table-cell office:value-type="float" office:value="6.6475264406245">
                <text:p>6.6475264406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54587803024197">
                <text:p>9.54587803024197</text:p>
              </table:table-cell>
              <table:table-cell office:value-type="float" office:value="6.59757461951284">
                <text:p>6.59757461951284</text:p>
              </table:table-cell>
              <table:table-cell office:value-type="float" office:value="9.41734508364853">
                <text:p>9.41734508364853</text:p>
              </table:table-cell>
              <table:table-cell office:value-type="float" office:value="6.54747131522288">
                <text:p>6.54747131522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6495831550577">
                <text:p>9.6495831550577</text:p>
              </table:table-cell>
              <table:table-cell office:value-type="float" office:value="6.5412995425525">
                <text:p>6.5412995425525</text:p>
              </table:table-cell>
              <table:table-cell office:value-type="float" office:value="9.61664115607266">
                <text:p>9.61664115607266</text:p>
              </table:table-cell>
              <table:table-cell office:value-type="float" office:value="6.466091679089">
                <text:p>6.4660916790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71973248199159">
                <text:p>9.71973248199159</text:p>
              </table:table-cell>
              <table:table-cell office:value-type="float" office:value="6.67182365395747">
                <text:p>6.67182365395747</text:p>
              </table:table-cell>
              <table:table-cell office:value-type="float" office:value="9.65956375079047">
                <text:p>9.65956375079047</text:p>
              </table:table-cell>
              <table:table-cell office:value-type="float" office:value="6.55593282390473">
                <text:p>6.55593282390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29309755600672">
                <text:p>9.29309755600672</text:p>
              </table:table-cell>
              <table:table-cell office:value-type="float" office:value="6.22365603421735">
                <text:p>6.22365603421735</text:p>
              </table:table-cell>
              <table:table-cell office:value-type="float" office:value="9.3073662804297">
                <text:p>9.3073662804297</text:p>
              </table:table-cell>
              <table:table-cell office:value-type="float" office:value="6.14043536958726">
                <text:p>6.14043536958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24627070955606">
                <text:p>9.24627070955606</text:p>
              </table:table-cell>
              <table:table-cell office:value-type="float" office:value="5.89437537617199">
                <text:p>5.89437537617199</text:p>
              </table:table-cell>
              <table:table-cell office:value-type="float" office:value="9.20506752455545">
                <text:p>9.20506752455545</text:p>
              </table:table-cell>
              <table:table-cell office:value-type="float" office:value="5.84374617162635">
                <text:p>5.84374617162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8329946482357">
                <text:p>8.8329946482357</text:p>
              </table:table-cell>
              <table:table-cell office:value-type="float" office:value="5.7399249254168">
                <text:p>5.7399249254168</text:p>
              </table:table-cell>
              <table:table-cell office:value-type="float" office:value="8.77891656144925">
                <text:p>8.77891656144925</text:p>
              </table:table-cell>
              <table:table-cell office:value-type="float" office:value="5.66987388465216">
                <text:p>5.66987388465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76187687483697">
                <text:p>8.76187687483697</text:p>
              </table:table-cell>
              <table:table-cell office:value-type="float" office:value="5.55855578896196">
                <text:p>5.55855578896196</text:p>
              </table:table-cell>
              <table:table-cell office:value-type="float" office:value="8.66599915571818">
                <text:p>8.66599915571818</text:p>
              </table:table-cell>
              <table:table-cell office:value-type="float" office:value="5.42048496677556">
                <text:p>5.42048496677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4cm" svg:y="0.363cm" chart:style-name="ch2">
          <text:p>sub-title</text:p>
        </chart:subtitle>
        <chart:legend svg:x="1.151cm" svg:y="14.943cm" style:legend-expansion="custom" chartooo:width="18.16cm" chartooo:height="2.923cm" style:legend-expansion-aspect-ratio="6.21279507355457" chart:style-name="ch3"/>
        <chart:plot-area chart:style-name="ch4" table:cell-range-address="'Decile ratio yearly'.F4:'Decile ratio yearly'.J30 'Decile ratio yearly'.G3:'Decile ratio yearly'.J3" chart:data-source-has-labels="row" svg:x="0.58cm" svg:y="0.295cm" svg:width="18.974cm" svg:height="14.209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9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10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1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868679826564">
                <text:p>10.9868679826564</text:p>
              </table:table-cell>
              <table:table-cell office:value-type="float" office:value="8.06672893113227">
                <text:p>8.06672893113227</text:p>
              </table:table-cell>
              <table:table-cell office:value-type="float" office:value="8.20218543089375">
                <text:p>8.20218543089375</text:p>
              </table:table-cell>
              <table:table-cell office:value-type="float" office:value="6.44066970690845">
                <text:p>6.4406697069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3175605854726">
                <text:p>11.3175605854726</text:p>
              </table:table-cell>
              <table:table-cell office:value-type="float" office:value="8.53545924918621">
                <text:p>8.53545924918621</text:p>
              </table:table-cell>
              <table:table-cell office:value-type="float" office:value="8.59450920610411">
                <text:p>8.59450920610411</text:p>
              </table:table-cell>
              <table:table-cell office:value-type="float" office:value="6.51746232335626">
                <text:p>6.51746232335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289766292443">
                <text:p>11.289766292443</text:p>
              </table:table-cell>
              <table:table-cell office:value-type="float" office:value="8.38935926601235">
                <text:p>8.38935926601235</text:p>
              </table:table-cell>
              <table:table-cell office:value-type="float" office:value="8.67495217922739">
                <text:p>8.67495217922739</text:p>
              </table:table-cell>
              <table:table-cell office:value-type="float" office:value="6.53597373250085">
                <text:p>6.53597373250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2450494038994">
                <text:p>11.2450494038994</text:p>
              </table:table-cell>
              <table:table-cell office:value-type="float" office:value="7.88917481370545">
                <text:p>7.88917481370545</text:p>
              </table:table-cell>
              <table:table-cell office:value-type="float" office:value="8.55565695065303">
                <text:p>8.55565695065303</text:p>
              </table:table-cell>
              <table:table-cell office:value-type="float" office:value="6.30132359611255">
                <text:p>6.30132359611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0.938865026888">
                <text:p>10.938865026888</text:p>
              </table:table-cell>
              <table:table-cell office:value-type="float" office:value="7.83997960424144">
                <text:p>7.83997960424144</text:p>
              </table:table-cell>
              <table:table-cell office:value-type="float" office:value="8.60223632382173">
                <text:p>8.60223632382173</text:p>
              </table:table-cell>
              <table:table-cell office:value-type="float" office:value="6.31424792554327">
                <text:p>6.31424792554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0.7391911066464">
                <text:p>10.7391911066464</text:p>
              </table:table-cell>
              <table:table-cell office:value-type="float" office:value="7.84010150030384">
                <text:p>7.84010150030384</text:p>
              </table:table-cell>
              <table:table-cell office:value-type="float" office:value="8.81780499615335">
                <text:p>8.81780499615335</text:p>
              </table:table-cell>
              <table:table-cell office:value-type="float" office:value="6.53872508875771">
                <text:p>6.53872508875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0083983040889">
                <text:p>11.0083983040889</text:p>
              </table:table-cell>
              <table:table-cell office:value-type="float" office:value="7.86893679271578">
                <text:p>7.86893679271578</text:p>
              </table:table-cell>
              <table:table-cell office:value-type="float" office:value="8.97261701859921">
                <text:p>8.97261701859921</text:p>
              </table:table-cell>
              <table:table-cell office:value-type="float" office:value="6.42894340794199">
                <text:p>6.42894340794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6293763260695">
                <text:p>10.6293763260695</text:p>
              </table:table-cell>
              <table:table-cell office:value-type="float" office:value="7.44156429241227">
                <text:p>7.44156429241227</text:p>
              </table:table-cell>
              <table:table-cell office:value-type="float" office:value="9.14990298746498">
                <text:p>9.14990298746498</text:p>
              </table:table-cell>
              <table:table-cell office:value-type="float" office:value="6.43779039121324">
                <text:p>6.43779039121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4051293029451">
                <text:p>11.4051293029451</text:p>
              </table:table-cell>
              <table:table-cell office:value-type="float" office:value="7.93708331963881">
                <text:p>7.93708331963881</text:p>
              </table:table-cell>
              <table:table-cell office:value-type="float" office:value="9.61893862042533">
                <text:p>9.61893862042533</text:p>
              </table:table-cell>
              <table:table-cell office:value-type="float" office:value="6.75633521727571">
                <text:p>6.75633521727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1.0095890539883">
                <text:p>11.0095890539883</text:p>
              </table:table-cell>
              <table:table-cell office:value-type="float" office:value="7.73845757203967">
                <text:p>7.73845757203967</text:p>
              </table:table-cell>
              <table:table-cell office:value-type="float" office:value="9.53750504696541">
                <text:p>9.53750504696541</text:p>
              </table:table-cell>
              <table:table-cell office:value-type="float" office:value="6.69888009140859">
                <text:p>6.69888009140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6337984437977">
                <text:p>10.6337984437977</text:p>
              </table:table-cell>
              <table:table-cell office:value-type="float" office:value="7.19415327636697">
                <text:p>7.19415327636697</text:p>
              </table:table-cell>
              <table:table-cell office:value-type="float" office:value="9.12678732032376">
                <text:p>9.12678732032376</text:p>
              </table:table-cell>
              <table:table-cell office:value-type="float" office:value="6.38095832136085">
                <text:p>6.380958321360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4197205660123">
                <text:p>10.4197205660123</text:p>
              </table:table-cell>
              <table:table-cell office:value-type="float" office:value="6.79362012540978">
                <text:p>6.79362012540978</text:p>
              </table:table-cell>
              <table:table-cell office:value-type="float" office:value="9.30368825489883">
                <text:p>9.30368825489883</text:p>
              </table:table-cell>
              <table:table-cell office:value-type="float" office:value="6.09410885190305">
                <text:p>6.09410885190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0289605070016">
                <text:p>10.0289605070016</text:p>
              </table:table-cell>
              <table:table-cell office:value-type="float" office:value="7.01094907785634">
                <text:p>7.01094907785634</text:p>
              </table:table-cell>
              <table:table-cell office:value-type="float" office:value="9.09658548483025">
                <text:p>9.09658548483025</text:p>
              </table:table-cell>
              <table:table-cell office:value-type="float" office:value="6.48140655954223">
                <text:p>6.48140655954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9.16739019879338">
                <text:p>9.16739019879338</text:p>
              </table:table-cell>
              <table:table-cell office:value-type="float" office:value="6.60324460011807">
                <text:p>6.60324460011807</text:p>
              </table:table-cell>
              <table:table-cell office:value-type="float" office:value="8.9150908516893">
                <text:p>8.9150908516893</text:p>
              </table:table-cell>
              <table:table-cell office:value-type="float" office:value="6.28985081649449">
                <text:p>6.28985081649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86613661311791">
                <text:p>9.86613661311791</text:p>
              </table:table-cell>
              <table:table-cell office:value-type="float" office:value="6.81879502586024">
                <text:p>6.81879502586024</text:p>
              </table:table-cell>
              <table:table-cell office:value-type="float" office:value="9.54567607040027">
                <text:p>9.54567607040027</text:p>
              </table:table-cell>
              <table:table-cell office:value-type="float" office:value="6.55435593182936">
                <text:p>6.554355931829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8.80521287625175">
                <text:p>8.80521287625175</text:p>
              </table:table-cell>
              <table:table-cell office:value-type="float" office:value="6.5093404696096">
                <text:p>6.5093404696096</text:p>
              </table:table-cell>
              <table:table-cell office:value-type="float" office:value="8.65481560454717">
                <text:p>8.65481560454717</text:p>
              </table:table-cell>
              <table:table-cell office:value-type="float" office:value="6.28994183605242">
                <text:p>6.28994183605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8.38632896190244">
                <text:p>8.38632896190244</text:p>
              </table:table-cell>
              <table:table-cell office:value-type="float" office:value="6.28377423920751">
                <text:p>6.28377423920751</text:p>
              </table:table-cell>
              <table:table-cell office:value-type="float" office:value="8.18204995269541">
                <text:p>8.18204995269541</text:p>
              </table:table-cell>
              <table:table-cell office:value-type="float" office:value="6.12733120917">
                <text:p>6.127331209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8.18860334207929">
                <text:p>8.18860334207929</text:p>
              </table:table-cell>
              <table:table-cell office:value-type="float" office:value="6.22345808101798">
                <text:p>6.22345808101798</text:p>
              </table:table-cell>
              <table:table-cell office:value-type="float" office:value="7.84992158009213">
                <text:p>7.84992158009213</text:p>
              </table:table-cell>
              <table:table-cell office:value-type="float" office:value="5.92659784769442">
                <text:p>5.92659784769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8.77573777599037">
                <text:p>8.77573777599037</text:p>
              </table:table-cell>
              <table:table-cell office:value-type="float" office:value="6.12747016880769">
                <text:p>6.12747016880769</text:p>
              </table:table-cell>
              <table:table-cell office:value-type="float" office:value="8.69693716664906">
                <text:p>8.69693716664906</text:p>
              </table:table-cell>
              <table:table-cell office:value-type="float" office:value="5.81128452645583">
                <text:p>5.81128452645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7.80534322053904">
                <text:p>7.80534322053904</text:p>
              </table:table-cell>
              <table:table-cell office:value-type="float" office:value="5.64538076774595">
                <text:p>5.64538076774595</text:p>
              </table:table-cell>
              <table:table-cell office:value-type="float" office:value="7.78353415562703">
                <text:p>7.78353415562703</text:p>
              </table:table-cell>
              <table:table-cell office:value-type="float" office:value="5.4852926992645">
                <text:p>5.4852926992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0200870178066">
                <text:p>8.0200870178066</text:p>
              </table:table-cell>
              <table:table-cell office:value-type="float" office:value="5.58195193663946">
                <text:p>5.58195193663946</text:p>
              </table:table-cell>
              <table:table-cell office:value-type="float" office:value="8.01050035498653">
                <text:p>8.01050035498653</text:p>
              </table:table-cell>
              <table:table-cell office:value-type="float" office:value="5.4735957361394">
                <text:p>5.4735957361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08815961913926">
                <text:p>8.08815961913926</text:p>
              </table:table-cell>
              <table:table-cell office:value-type="float" office:value="5.31418877535387">
                <text:p>5.31418877535387</text:p>
              </table:table-cell>
              <table:table-cell office:value-type="float" office:value="8.16154103538903">
                <text:p>8.16154103538903</text:p>
              </table:table-cell>
              <table:table-cell office:value-type="float" office:value="5.22969551816675">
                <text:p>5.229695518166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4cm" svg:y="0.363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Decile ratio yearly'.K4:'Decile ratio yearly'.O30 'Decile ratio yearly'.L3:'Decile ratio yearly'.O3" chart:data-source-has-labels="row" svg:x="0.58cm" svg:y="0.295cm" svg:width="18.974cm" svg:height="14.209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9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10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1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3156864232974">
                <text:p>11.3156864232974</text:p>
              </table:table-cell>
              <table:table-cell office:value-type="float" office:value="8.53492192127014">
                <text:p>8.53492192127014</text:p>
              </table:table-cell>
              <table:table-cell office:value-type="float" office:value="8.59329863975704">
                <text:p>8.59329863975704</text:p>
              </table:table-cell>
              <table:table-cell office:value-type="float" office:value="6.51947078614159">
                <text:p>6.51947078614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2848892512707">
                <text:p>11.2848892512707</text:p>
              </table:table-cell>
              <table:table-cell office:value-type="float" office:value="8.54875275806347">
                <text:p>8.54875275806347</text:p>
              </table:table-cell>
              <table:table-cell office:value-type="float" office:value="8.62015802507761">
                <text:p>8.62015802507761</text:p>
              </table:table-cell>
              <table:table-cell office:value-type="float" office:value="6.52673016048589">
                <text:p>6.52673016048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4467400039036">
                <text:p>11.4467400039036</text:p>
              </table:table-cell>
              <table:table-cell office:value-type="float" office:value="8.34452408666433">
                <text:p>8.34452408666433</text:p>
              </table:table-cell>
              <table:table-cell office:value-type="float" office:value="8.77562167990186">
                <text:p>8.77562167990186</text:p>
              </table:table-cell>
              <table:table-cell office:value-type="float" office:value="6.51410853149455">
                <text:p>6.51410853149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0.9510352882881">
                <text:p>10.9510352882881</text:p>
              </table:table-cell>
              <table:table-cell office:value-type="float" office:value="8.15753496054014">
                <text:p>8.15753496054014</text:p>
              </table:table-cell>
              <table:table-cell office:value-type="float" office:value="8.72034984295591">
                <text:p>8.72034984295591</text:p>
              </table:table-cell>
              <table:table-cell office:value-type="float" office:value="6.4228114693465">
                <text:p>6.4228114693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3662208936051">
                <text:p>11.3662208936051</text:p>
              </table:table-cell>
              <table:table-cell office:value-type="float" office:value="8.15303560614824">
                <text:p>8.15303560614824</text:p>
              </table:table-cell>
              <table:table-cell office:value-type="float" office:value="9.09872054035539">
                <text:p>9.09872054035539</text:p>
              </table:table-cell>
              <table:table-cell office:value-type="float" office:value="6.63822181285534">
                <text:p>6.63822181285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4372412080699">
                <text:p>11.4372412080699</text:p>
              </table:table-cell>
              <table:table-cell office:value-type="float" office:value="8.05152742681406">
                <text:p>8.05152742681406</text:p>
              </table:table-cell>
              <table:table-cell office:value-type="float" office:value="9.13735628936943">
                <text:p>9.13735628936943</text:p>
              </table:table-cell>
              <table:table-cell office:value-type="float" office:value="6.6362851102472">
                <text:p>6.63628511024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1172512760989">
                <text:p>11.1172512760989</text:p>
              </table:table-cell>
              <table:table-cell office:value-type="float" office:value="8.07812792828264">
                <text:p>8.07812792828264</text:p>
              </table:table-cell>
              <table:table-cell office:value-type="float" office:value="9.357935569922">
                <text:p>9.357935569922</text:p>
              </table:table-cell>
              <table:table-cell office:value-type="float" office:value="6.77773229772395">
                <text:p>6.777732297723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9353588007403">
                <text:p>10.9353588007403</text:p>
              </table:table-cell>
              <table:table-cell office:value-type="float" office:value="8.01386917754629">
                <text:p>8.01386917754629</text:p>
              </table:table-cell>
              <table:table-cell office:value-type="float" office:value="9.39121640577961">
                <text:p>9.39121640577961</text:p>
              </table:table-cell>
              <table:table-cell office:value-type="float" office:value="6.72009124278047">
                <text:p>6.720091242780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5827759925177">
                <text:p>10.5827759925177</text:p>
              </table:table-cell>
              <table:table-cell office:value-type="float" office:value="7.89984144499748">
                <text:p>7.89984144499748</text:p>
              </table:table-cell>
              <table:table-cell office:value-type="float" office:value="8.96683224443579">
                <text:p>8.96683224443579</text:p>
              </table:table-cell>
              <table:table-cell office:value-type="float" office:value="6.71746535333839">
                <text:p>6.717465353338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9.70252018891832">
                <text:p>9.70252018891832</text:p>
              </table:table-cell>
              <table:table-cell office:value-type="float" office:value="7.52055071506428">
                <text:p>7.52055071506428</text:p>
              </table:table-cell>
              <table:table-cell office:value-type="float" office:value="8.45087992121558">
                <text:p>8.45087992121558</text:p>
              </table:table-cell>
              <table:table-cell office:value-type="float" office:value="6.6511705695867">
                <text:p>6.6511705695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3718460151705">
                <text:p>10.3718460151705</text:p>
              </table:table-cell>
              <table:table-cell office:value-type="float" office:value="7.53007269135722">
                <text:p>7.53007269135722</text:p>
              </table:table-cell>
              <table:table-cell office:value-type="float" office:value="9.80874239295385">
                <text:p>9.80874239295385</text:p>
              </table:table-cell>
              <table:table-cell office:value-type="float" office:value="6.91991282826114">
                <text:p>6.91991282826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8816368980852">
                <text:p>10.8816368980852</text:p>
              </table:table-cell>
              <table:table-cell office:value-type="float" office:value="7.66212050067505">
                <text:p>7.66212050067505</text:p>
              </table:table-cell>
              <table:table-cell office:value-type="float" office:value="9.87935841409291">
                <text:p>9.87935841409291</text:p>
              </table:table-cell>
              <table:table-cell office:value-type="float" office:value="7.12232730963436">
                <text:p>7.12232730963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9.34702372434955">
                <text:p>9.34702372434955</text:p>
              </table:table-cell>
              <table:table-cell office:value-type="float" office:value="7.11922771836153">
                <text:p>7.11922771836153</text:p>
              </table:table-cell>
              <table:table-cell office:value-type="float" office:value="9.11928201509842">
                <text:p>9.11928201509842</text:p>
              </table:table-cell>
              <table:table-cell office:value-type="float" office:value="6.82930886667339">
                <text:p>6.82930886667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35777190080859">
                <text:p>9.35777190080859</text:p>
              </table:table-cell>
              <table:table-cell office:value-type="float" office:value="7.1165855091745">
                <text:p>7.1165855091745</text:p>
              </table:table-cell>
              <table:table-cell office:value-type="float" office:value="9.18023035559779">
                <text:p>9.18023035559779</text:p>
              </table:table-cell>
              <table:table-cell office:value-type="float" office:value="6.82904523487486">
                <text:p>6.829045234874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71181241431078">
                <text:p>9.71181241431078</text:p>
              </table:table-cell>
              <table:table-cell office:value-type="float" office:value="6.98641808252777">
                <text:p>6.98641808252777</text:p>
              </table:table-cell>
              <table:table-cell office:value-type="float" office:value="9.32506749995966">
                <text:p>9.32506749995966</text:p>
              </table:table-cell>
              <table:table-cell office:value-type="float" office:value="6.70392111356481">
                <text:p>6.70392111356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75120497520011">
                <text:p>9.75120497520011</text:p>
              </table:table-cell>
              <table:table-cell office:value-type="float" office:value="6.83246758061874">
                <text:p>6.83246758061874</text:p>
              </table:table-cell>
              <table:table-cell office:value-type="float" office:value="9.77642124253874">
                <text:p>9.77642124253874</text:p>
              </table:table-cell>
              <table:table-cell office:value-type="float" office:value="6.68170863251679">
                <text:p>6.68170863251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8.96848675082432">
                <text:p>8.96848675082432</text:p>
              </table:table-cell>
              <table:table-cell office:value-type="float" office:value="6.6004633002937">
                <text:p>6.6004633002937</text:p>
              </table:table-cell>
              <table:table-cell office:value-type="float" office:value="8.90686446363226">
                <text:p>8.90686446363226</text:p>
              </table:table-cell>
              <table:table-cell office:value-type="float" office:value="6.43730485063649">
                <text:p>6.43730485063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38626458592096">
                <text:p>9.38626458592096</text:p>
              </table:table-cell>
              <table:table-cell office:value-type="float" office:value="7.0576541163046">
                <text:p>7.0576541163046</text:p>
              </table:table-cell>
              <table:table-cell office:value-type="float" office:value="9.58507084323192">
                <text:p>9.58507084323192</text:p>
              </table:table-cell>
              <table:table-cell office:value-type="float" office:value="6.98806148326565">
                <text:p>6.988061483265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20603632216216">
                <text:p>9.20603632216216</text:p>
              </table:table-cell>
              <table:table-cell office:value-type="float" office:value="6.8990930759745">
                <text:p>6.8990930759745</text:p>
              </table:table-cell>
              <table:table-cell office:value-type="float" office:value="9.28931490151895">
                <text:p>9.28931490151895</text:p>
              </table:table-cell>
              <table:table-cell office:value-type="float" office:value="6.72551848233816">
                <text:p>6.725518482338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20250296231738">
                <text:p>9.20250296231738</text:p>
              </table:table-cell>
              <table:table-cell office:value-type="float" office:value="6.63010595417225">
                <text:p>6.63010595417225</text:p>
              </table:table-cell>
              <table:table-cell office:value-type="float" office:value="9.15282568639836">
                <text:p>9.15282568639836</text:p>
              </table:table-cell>
              <table:table-cell office:value-type="float" office:value="6.54761618272014">
                <text:p>6.54761618272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66683541870124">
                <text:p>9.66683541870124</text:p>
              </table:table-cell>
              <table:table-cell office:value-type="float" office:value="6.58210402532765">
                <text:p>6.58210402532765</text:p>
              </table:table-cell>
              <table:table-cell office:value-type="float" office:value="9.47930205531747">
                <text:p>9.47930205531747</text:p>
              </table:table-cell>
              <table:table-cell office:value-type="float" office:value="6.46050317677175">
                <text:p>6.460503176771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828cm" svg:height="15.201cm" xlink:href=".." xlink:type="simple" chart:class="chart:scatter" chart:style-name="ch1">
        <chart:subtitle svg:x="9.674cm" svg:y="0.304cm" chart:style-name="ch2">
          <text:p>sub-title</text:p>
        </chart:subtitle>
        <chart:legend chart:legend-position="bottom" svg:x="1.884cm" svg:y="13.271cm" style:legend-expansion="wide" chart:style-name="ch3"/>
        <chart:plot-area chart:style-name="ch4" table:cell-range-address="'Top 10% share yearly'.F4:'Top 10% share yearly'.J30 'Top 10% share yearly'.G3:'Top 10% share yearly'.J3" chart:data-source-has-labels="row" svg:x="0.435cm" svg:y="0.184cm" svg:width="20.231cm" svg:height="12.458cm">
          <chartooo:coordinate-region svg:x="1.517cm" svg:y="0.473cm" svg:width="18.86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9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10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1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7">
                <text:p>0.238700462702807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17620500258">
                <text:p>0.253517620500258</text:p>
              </table:table-cell>
              <table:table-cell office:value-type="float" office:value="0.231826922996074">
                <text:p>0.231826922996074</text:p>
              </table:table-cell>
              <table:table-cell office:value-type="float" office:value="0.237852623260914">
                <text:p>0.237852623260914</text:p>
              </table:table-cell>
              <table:table-cell office:value-type="float" office:value="0.220991046970193">
                <text:p>0.22099104697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4669314159772">
                <text:p>0.24669314159772</text:p>
              </table:table-cell>
              <table:table-cell office:value-type="float" office:value="0.227437553536347">
                <text:p>0.227437553536347</text:p>
              </table:table-cell>
              <table:table-cell office:value-type="float" office:value="0.229320022820841">
                <text:p>0.229320022820841</text:p>
              </table:table-cell>
              <table:table-cell office:value-type="float" office:value="0.215859789267655">
                <text:p>0.215859789267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1923544991322">
                <text:p>0.251923544991322</text:p>
              </table:table-cell>
              <table:table-cell office:value-type="float" office:value="0.229855249521416">
                <text:p>0.229855249521416</text:p>
              </table:table-cell>
              <table:table-cell office:value-type="float" office:value="0.234510134051866">
                <text:p>0.234510134051866</text:p>
              </table:table-cell>
              <table:table-cell office:value-type="float" office:value="0.21855736245945">
                <text:p>0.21855736245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8337468995893">
                <text:p>0.268337468995893</text:p>
              </table:table-cell>
              <table:table-cell office:value-type="float" office:value="0.234063334210816">
                <text:p>0.234063334210816</text:p>
              </table:table-cell>
              <table:table-cell office:value-type="float" office:value="0.251155376776785">
                <text:p>0.251155376776785</text:p>
              </table:table-cell>
              <table:table-cell office:value-type="float" office:value="0.223447828821538">
                <text:p>0.22344782882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8429402647754">
                <text:p>0.258429402647754</text:p>
              </table:table-cell>
              <table:table-cell office:value-type="float" office:value="0.228877285126256">
                <text:p>0.228877285126256</text:p>
              </table:table-cell>
              <table:table-cell office:value-type="float" office:value="0.242591145912282">
                <text:p>0.242591145912282</text:p>
              </table:table-cell>
              <table:table-cell office:value-type="float" office:value="0.219046995929245">
                <text:p>0.219046995929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63660962084387">
                <text:p>0.263660962084387</text:p>
              </table:table-cell>
              <table:table-cell office:value-type="float" office:value="0.233632583155814">
                <text:p>0.233632583155814</text:p>
              </table:table-cell>
              <table:table-cell office:value-type="float" office:value="0.247684321563358">
                <text:p>0.247684321563358</text:p>
              </table:table-cell>
              <table:table-cell office:value-type="float" office:value="0.223784846862232">
                <text:p>0.223784846862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61383939798458">
                <text:p>0.261383939798458</text:p>
              </table:table-cell>
              <table:table-cell office:value-type="float" office:value="0.232853595184768">
                <text:p>0.232853595184768</text:p>
              </table:table-cell>
              <table:table-cell office:value-type="float" office:value="0.244904284211536">
                <text:p>0.244904284211536</text:p>
              </table:table-cell>
              <table:table-cell office:value-type="float" office:value="0.22272438283754">
                <text:p>0.22272438283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76071982362064">
                <text:p>0.276071982362064</text:p>
              </table:table-cell>
              <table:table-cell office:value-type="float" office:value="0.240229515758138">
                <text:p>0.240229515758138</text:p>
              </table:table-cell>
              <table:table-cell office:value-type="float" office:value="0.260180913032303">
                <text:p>0.260180913032303</text:p>
              </table:table-cell>
              <table:table-cell office:value-type="float" office:value="0.23065911846453">
                <text:p>0.23065911846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78479794117065">
                <text:p>0.278479794117065</text:p>
              </table:table-cell>
              <table:table-cell office:value-type="float" office:value="0.241608233456345">
                <text:p>0.241608233456345</text:p>
              </table:table-cell>
              <table:table-cell office:value-type="float" office:value="0.26294668084593">
                <text:p>0.26294668084593</text:p>
              </table:table-cell>
              <table:table-cell office:value-type="float" office:value="0.232369373988179">
                <text:p>0.232369373988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81720800116047">
                <text:p>0.281720800116047</text:p>
              </table:table-cell>
              <table:table-cell office:value-type="float" office:value="0.242594135829629">
                <text:p>0.242594135829629</text:p>
              </table:table-cell>
              <table:table-cell office:value-type="float" office:value="0.267150668641278">
                <text:p>0.267150668641278</text:p>
              </table:table-cell>
              <table:table-cell office:value-type="float" office:value="0.233983539081905">
                <text:p>0.233983539081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81363703627425">
                <text:p>0.281363703627425</text:p>
              </table:table-cell>
              <table:table-cell office:value-type="float" office:value="0.246782591874022">
                <text:p>0.246782591874022</text:p>
              </table:table-cell>
              <table:table-cell office:value-type="float" office:value="0.269255049958646">
                <text:p>0.269255049958646</text:p>
              </table:table-cell>
              <table:table-cell office:value-type="float" office:value="0.239412291828733">
                <text:p>0.239412291828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80035957718157">
                <text:p>0.280035957718157</text:p>
              </table:table-cell>
              <table:table-cell office:value-type="float" office:value="0.242644869052501">
                <text:p>0.242644869052501</text:p>
              </table:table-cell>
              <table:table-cell office:value-type="float" office:value="0.268740525629306">
                <text:p>0.268740525629306</text:p>
              </table:table-cell>
              <table:table-cell office:value-type="float" office:value="0.235884224534131">
                <text:p>0.235884224534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8216800830839">
                <text:p>0.28216800830839</text:p>
              </table:table-cell>
              <table:table-cell office:value-type="float" office:value="0.245879522459616">
                <text:p>0.245879522459616</text:p>
              </table:table-cell>
              <table:table-cell office:value-type="float" office:value="0.27210204091085">
                <text:p>0.27210204091085</text:p>
              </table:table-cell>
              <table:table-cell office:value-type="float" office:value="0.239897503417759">
                <text:p>0.239897503417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70790983394339">
                <text:p>0.270790983394339</text:p>
              </table:table-cell>
              <table:table-cell office:value-type="float" office:value="0.240570366967089">
                <text:p>0.240570366967089</text:p>
              </table:table-cell>
              <table:table-cell office:value-type="float" office:value="0.263465974219672">
                <text:p>0.263465974219672</text:p>
              </table:table-cell>
              <table:table-cell office:value-type="float" office:value="0.236159362340901">
                <text:p>0.236159362340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95897373120575">
                <text:p>0.295897373120575</text:p>
              </table:table-cell>
              <table:table-cell office:value-type="float" office:value="0.25456747405221">
                <text:p>0.25456747405221</text:p>
              </table:table-cell>
              <table:table-cell office:value-type="float" office:value="0.289644523594501">
                <text:p>0.289644523594501</text:p>
              </table:table-cell>
              <table:table-cell office:value-type="float" office:value="0.250888931227804">
                <text:p>0.250888931227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9971994985038">
                <text:p>0.29971994985038</text:p>
              </table:table-cell>
              <table:table-cell office:value-type="float" office:value="0.258055423150834">
                <text:p>0.258055423150834</text:p>
              </table:table-cell>
              <table:table-cell office:value-type="float" office:value="0.294784758161026">
                <text:p>0.294784758161026</text:p>
              </table:table-cell>
              <table:table-cell office:value-type="float" office:value="0.255113081673166">
                <text:p>0.255113081673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314960903685052">
                <text:p>0.314960903685052</text:p>
              </table:table-cell>
              <table:table-cell office:value-type="float" office:value="0.267697815771362">
                <text:p>0.267697815771362</text:p>
              </table:table-cell>
              <table:table-cell office:value-type="float" office:value="0.30970139617434">
                <text:p>0.30970139617434</text:p>
              </table:table-cell>
              <table:table-cell office:value-type="float" office:value="0.26459015648666">
                <text:p>0.26459015648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11048787158011">
                <text:p>0.311048787158011</text:p>
              </table:table-cell>
              <table:table-cell office:value-type="float" office:value="0.25676821871273">
                <text:p>0.25676821871273</text:p>
              </table:table-cell>
              <table:table-cell office:value-type="float" office:value="0.305478673679394">
                <text:p>0.305478673679394</text:p>
              </table:table-cell>
              <table:table-cell office:value-type="float" office:value="0.25357434190965">
                <text:p>0.25357434190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11520014686165">
                <text:p>0.311520014686165</text:p>
              </table:table-cell>
              <table:table-cell office:value-type="float" office:value="0.251833535997373">
                <text:p>0.251833535997373</text:p>
              </table:table-cell>
              <table:table-cell office:value-type="float" office:value="0.307516959444042">
                <text:p>0.307516959444042</text:p>
              </table:table-cell>
              <table:table-cell office:value-type="float" office:value="0.249608519602586">
                <text:p>0.249608519602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00437446423449">
                <text:p>0.300437446423449</text:p>
              </table:table-cell>
              <table:table-cell office:value-type="float" office:value="0.246273398240161">
                <text:p>0.246273398240161</text:p>
              </table:table-cell>
              <table:table-cell office:value-type="float" office:value="0.297383807472384">
                <text:p>0.297383807472384</text:p>
              </table:table-cell>
              <table:table-cell office:value-type="float" office:value="0.244578455866164">
                <text:p>0.2445784558661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10996801005276">
                <text:p>0.310996801005276</text:p>
              </table:table-cell>
              <table:table-cell office:value-type="float" office:value="0.253070313703275">
                <text:p>0.253070313703275</text:p>
              </table:table-cell>
              <table:table-cell office:value-type="float" office:value="0.308789678751466">
                <text:p>0.308789678751466</text:p>
              </table:table-cell>
              <table:table-cell office:value-type="float" office:value="0.251895002185077">
                <text:p>0.251895002185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05858723057362">
                <text:p>0.305858723057362</text:p>
              </table:table-cell>
              <table:table-cell office:value-type="float" office:value="0.248734325484411">
                <text:p>0.248734325484411</text:p>
              </table:table-cell>
              <table:table-cell office:value-type="float" office:value="0.304820128431524">
                <text:p>0.304820128431524</text:p>
              </table:table-cell>
              <table:table-cell office:value-type="float" office:value="0.248183000571813">
                <text:p>0.2481830005718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497cm" svg:height="15.2cm" xlink:href=".." xlink:type="simple" chart:class="chart:scatter" chart:style-name="ch1">
        <chart:subtitle svg:x="10.008cm" svg:y="0.304cm" chart:style-name="ch2">
          <text:p>sub-title</text:p>
        </chart:subtitle>
        <chart:legend chart:legend-position="bottom" svg:x="2.218cm" svg:y="13.27cm" style:legend-expansion="wide" chart:style-name="ch3"/>
        <chart:plot-area chart:style-name="ch4" table:cell-range-address="'Top 10% share yearly'.A4:'Top 10% share yearly'.E30 'Top 10% share yearly'.B3:'Top 10% share yearly'.E3" chart:data-source-has-labels="row" svg:x="0.483cm" svg:y="0.184cm" svg:width="20.836cm" svg:height="12.457cm">
          <chartooo:coordinate-region svg:x="1.565cm" svg:y="0.473cm" svg:width="19.465cm" svg:height="10.9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9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10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1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7">
                <text:p>0.238700462702807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6">
                <text:p>0.220977760291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46914257247017">
                <text:p>0.246914257247017</text:p>
              </table:table-cell>
              <table:table-cell office:value-type="float" office:value="0.227439965152949">
                <text:p>0.227439965152949</text:p>
              </table:table-cell>
              <table:table-cell office:value-type="float" office:value="0.229529990795555">
                <text:p>0.229529990795555</text:p>
              </table:table-cell>
              <table:table-cell office:value-type="float" office:value="0.215861499737838">
                <text:p>0.215861499737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5863997101199">
                <text:p>0.255863997101199</text:p>
              </table:table-cell>
              <table:table-cell office:value-type="float" office:value="0.22958709404372">
                <text:p>0.22958709404372</text:p>
              </table:table-cell>
              <table:table-cell office:value-type="float" office:value="0.23896199646976">
                <text:p>0.23896199646976</text:p>
              </table:table-cell>
              <table:table-cell office:value-type="float" office:value="0.218698670819742">
                <text:p>0.218698670819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74254109603831">
                <text:p>0.274254109603831</text:p>
              </table:table-cell>
              <table:table-cell office:value-type="float" office:value="0.237396972328694">
                <text:p>0.237396972328694</text:p>
              </table:table-cell>
              <table:table-cell office:value-type="float" office:value="0.258307013835133">
                <text:p>0.258307013835133</text:p>
              </table:table-cell>
              <table:table-cell office:value-type="float" office:value="0.227411231490355">
                <text:p>0.227411231490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81703306260398">
                <text:p>0.281703306260398</text:p>
              </table:table-cell>
              <table:table-cell office:value-type="float" office:value="0.242524459510558">
                <text:p>0.242524459510558</text:p>
              </table:table-cell>
              <table:table-cell office:value-type="float" office:value="0.265910150765289">
                <text:p>0.265910150765289</text:p>
              </table:table-cell>
              <table:table-cell office:value-type="float" office:value="0.232742056580343">
                <text:p>0.232742056580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89836042803915">
                <text:p>0.289836042803915</text:p>
              </table:table-cell>
              <table:table-cell office:value-type="float" office:value="0.244597513659745">
                <text:p>0.244597513659745</text:p>
              </table:table-cell>
              <table:table-cell office:value-type="float" office:value="0.273901323617424">
                <text:p>0.273901323617424</text:p>
              </table:table-cell>
              <table:table-cell office:value-type="float" office:value="0.235108492246406">
                <text:p>0.2351084922464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93564882028747">
                <text:p>0.293564882028747</text:p>
              </table:table-cell>
              <table:table-cell office:value-type="float" office:value="0.246433837961748">
                <text:p>0.246433837961748</text:p>
              </table:table-cell>
              <table:table-cell office:value-type="float" office:value="0.278737050556034">
                <text:p>0.278737050556034</text:p>
              </table:table-cell>
              <table:table-cell office:value-type="float" office:value="0.237648216687462">
                <text:p>0.237648216687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92143390835791">
                <text:p>0.292143390835791</text:p>
              </table:table-cell>
              <table:table-cell office:value-type="float" office:value="0.244926106041461">
                <text:p>0.244926106041461</text:p>
              </table:table-cell>
              <table:table-cell office:value-type="float" office:value="0.27828030746067">
                <text:p>0.27828030746067</text:p>
              </table:table-cell>
              <table:table-cell office:value-type="float" office:value="0.23673745883742">
                <text:p>0.23673745883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9517687985406">
                <text:p>0.29517687985406</text:p>
              </table:table-cell>
              <table:table-cell office:value-type="float" office:value="0.248754600267243">
                <text:p>0.248754600267243</text:p>
              </table:table-cell>
              <table:table-cell office:value-type="float" office:value="0.28165121939392">
                <text:p>0.28165121939392</text:p>
              </table:table-cell>
              <table:table-cell office:value-type="float" office:value="0.240825212469247">
                <text:p>0.240825212469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76340862654155">
                <text:p>0.276340862654155</text:p>
              </table:table-cell>
              <table:table-cell office:value-type="float" office:value="0.235838519372666">
                <text:p>0.235838519372666</text:p>
              </table:table-cell>
              <table:table-cell office:value-type="float" office:value="0.264982022658263">
                <text:p>0.264982022658263</text:p>
              </table:table-cell>
              <table:table-cell office:value-type="float" office:value="0.229156798342049">
                <text:p>0.2291567983420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83969959676681">
                <text:p>0.283969959676681</text:p>
              </table:table-cell>
              <table:table-cell office:value-type="float" office:value="0.241888169499732">
                <text:p>0.241888169499732</text:p>
              </table:table-cell>
              <table:table-cell office:value-type="float" office:value="0.274181559340679">
                <text:p>0.274181559340679</text:p>
              </table:table-cell>
              <table:table-cell office:value-type="float" office:value="0.236180861910054">
                <text:p>0.236180861910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95292571132333">
                <text:p>0.295292571132333</text:p>
              </table:table-cell>
              <table:table-cell office:value-type="float" office:value="0.252277912583635">
                <text:p>0.252277912583635</text:p>
              </table:table-cell>
              <table:table-cell office:value-type="float" office:value="0.286999414582609">
                <text:p>0.286999414582609</text:p>
              </table:table-cell>
              <table:table-cell office:value-type="float" office:value="0.247382766358464">
                <text:p>0.2473827663584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98449010864531">
                <text:p>0.298449010864531</text:p>
              </table:table-cell>
              <table:table-cell office:value-type="float" office:value="0.255339511971867">
                <text:p>0.255339511971867</text:p>
              </table:table-cell>
              <table:table-cell office:value-type="float" office:value="0.292109686051042">
                <text:p>0.292109686051042</text:p>
              </table:table-cell>
              <table:table-cell office:value-type="float" office:value="0.251587946366391">
                <text:p>0.251587946366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9931149710861">
                <text:p>0.29931149710861</text:p>
              </table:table-cell>
              <table:table-cell office:value-type="float" office:value="0.255984935610081">
                <text:p>0.255984935610081</text:p>
              </table:table-cell>
              <table:table-cell office:value-type="float" office:value="0.294704050797474">
                <text:p>0.294704050797474</text:p>
              </table:table-cell>
              <table:table-cell office:value-type="float" office:value="0.253266847076565">
                <text:p>0.253266847076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304837425873375">
                <text:p>0.304837425873375</text:p>
              </table:table-cell>
              <table:table-cell office:value-type="float" office:value="0.257414184931325">
                <text:p>0.257414184931325</text:p>
              </table:table-cell>
              <table:table-cell office:value-type="float" office:value="0.301013893514225">
                <text:p>0.301013893514225</text:p>
              </table:table-cell>
              <table:table-cell office:value-type="float" office:value="0.255203825444725">
                <text:p>0.255203825444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302830454552671">
                <text:p>0.302830454552671</text:p>
              </table:table-cell>
              <table:table-cell office:value-type="float" office:value="0.251066564784994">
                <text:p>0.251066564784994</text:p>
              </table:table-cell>
              <table:table-cell office:value-type="float" office:value="0.299173271550544">
                <text:p>0.299173271550544</text:p>
              </table:table-cell>
              <table:table-cell office:value-type="float" office:value="0.248976876435127">
                <text:p>0.248976876435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335170631699717">
                <text:p>0.335170631699717</text:p>
              </table:table-cell>
              <table:table-cell office:value-type="float" office:value="0.26834738336425">
                <text:p>0.26834738336425</text:p>
              </table:table-cell>
              <table:table-cell office:value-type="float" office:value="0.332170285376485">
                <text:p>0.332170285376485</text:p>
              </table:table-cell>
              <table:table-cell office:value-type="float" office:value="0.266691366443465">
                <text:p>0.266691366443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26593450685386">
                <text:p>0.326593450685386</text:p>
              </table:table-cell>
              <table:table-cell office:value-type="float" office:value="0.261407239187598">
                <text:p>0.261407239187598</text:p>
              </table:table-cell>
              <table:table-cell office:value-type="float" office:value="0.323536744065733">
                <text:p>0.323536744065733</text:p>
              </table:table-cell>
              <table:table-cell office:value-type="float" office:value="0.259714270987996">
                <text:p>0.259714270987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25949420161613">
                <text:p>0.325949420161613</text:p>
              </table:table-cell>
              <table:table-cell office:value-type="float" office:value="0.259167664020259">
                <text:p>0.259167664020259</text:p>
              </table:table-cell>
              <table:table-cell office:value-type="float" office:value="0.322558390165175">
                <text:p>0.322558390165175</text:p>
              </table:table-cell>
              <table:table-cell office:value-type="float" office:value="0.257311297918716">
                <text:p>0.257311297918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14778712034557">
                <text:p>0.314778712034557</text:p>
              </table:table-cell>
              <table:table-cell office:value-type="float" office:value="0.254489477167584">
                <text:p>0.254489477167584</text:p>
              </table:table-cell>
              <table:table-cell office:value-type="float" office:value="0.312300255342118">
                <text:p>0.312300255342118</text:p>
              </table:table-cell>
              <table:table-cell office:value-type="float" office:value="0.253119134770799">
                <text:p>0.253119134770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15923712825457">
                <text:p>0.315923712825457</text:p>
              </table:table-cell>
              <table:table-cell office:value-type="float" office:value="0.25206014675381">
                <text:p>0.25206014675381</text:p>
              </table:table-cell>
              <table:table-cell office:value-type="float" office:value="0.312459070521624">
                <text:p>0.312459070521624</text:p>
              </table:table-cell>
              <table:table-cell office:value-type="float" office:value="0.250191561661199">
                <text:p>0.250191561661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37282587401551">
                <text:p>0.337282587401551</text:p>
              </table:table-cell>
              <table:table-cell office:value-type="float" office:value="0.256792301263753">
                <text:p>0.256792301263753</text:p>
              </table:table-cell>
              <table:table-cell office:value-type="float" office:value="0.333934109552879">
                <text:p>0.333934109552879</text:p>
              </table:table-cell>
              <table:table-cell office:value-type="float" office:value="0.255109988516471">
                <text:p>0.2551099885164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439cm" svg:height="15.201cm" xlink:href=".." xlink:type="simple" chart:class="chart:scatter" chart:style-name="ch1">
        <chart:subtitle svg:x="9.479cm" svg:y="0.304cm" chart:style-name="ch2">
          <text:p>sub-title</text:p>
        </chart:subtitle>
        <chart:legend chart:legend-position="bottom" svg:x="1.689cm" svg:y="13.271cm" style:legend-expansion="wide" chart:style-name="ch3"/>
        <chart:plot-area chart:style-name="ch4" table:cell-range-address="'Top 10% share yearly'.K4:'Top 10% share yearly'.O30 'Top 10% share yearly'.L3:'Top 10% share yearly'.O3" chart:data-source-has-labels="row" svg:x="0.407cm" svg:y="0.184cm" svg:width="19.88cm" svg:height="12.458cm">
          <chartooo:coordinate-region svg:x="1.489cm" svg:y="0.473cm" svg:width="18.509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9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10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1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7">
                <text:p>0.238700462702807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6">
                <text:p>0.220977760291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46595900439809">
                <text:p>0.246595900439809</text:p>
              </table:table-cell>
              <table:table-cell office:value-type="float" office:value="0.227275364566165">
                <text:p>0.227275364566165</text:p>
              </table:table-cell>
              <table:table-cell office:value-type="float" office:value="0.22922350195502">
                <text:p>0.22922350195502</text:p>
              </table:table-cell>
              <table:table-cell office:value-type="float" office:value="0.21569926910174">
                <text:p>0.21569926910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47423174076659">
                <text:p>0.247423174076659</text:p>
              </table:table-cell>
              <table:table-cell office:value-type="float" office:value="0.228208990549699">
                <text:p>0.228208990549699</text:p>
              </table:table-cell>
              <table:table-cell office:value-type="float" office:value="0.22947815386145">
                <text:p>0.22947815386145</text:p>
              </table:table-cell>
              <table:table-cell office:value-type="float" office:value="0.216563870091504">
                <text:p>0.216563870091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5765013579391">
                <text:p>0.255765013579391</text:p>
              </table:table-cell>
              <table:table-cell office:value-type="float" office:value="0.230016187988407">
                <text:p>0.230016187988407</text:p>
              </table:table-cell>
              <table:table-cell office:value-type="float" office:value="0.237847933480825">
                <text:p>0.237847933480825</text:p>
              </table:table-cell>
              <table:table-cell office:value-type="float" office:value="0.218802947615891">
                <text:p>0.218802947615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3963049119865">
                <text:p>0.263963049119865</text:p>
              </table:table-cell>
              <table:table-cell office:value-type="float" office:value="0.236154217052816">
                <text:p>0.236154217052816</text:p>
              </table:table-cell>
              <table:table-cell office:value-type="float" office:value="0.245076708779091">
                <text:p>0.245076708779091</text:p>
              </table:table-cell>
              <table:table-cell office:value-type="float" office:value="0.224549119534112">
                <text:p>0.224549119534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53760373709871">
                <text:p>0.253760373709871</text:p>
              </table:table-cell>
              <table:table-cell office:value-type="float" office:value="0.228837491102025">
                <text:p>0.228837491102025</text:p>
              </table:table-cell>
              <table:table-cell office:value-type="float" office:value="0.236763491849093">
                <text:p>0.236763491849093</text:p>
              </table:table-cell>
              <table:table-cell office:value-type="float" office:value="0.21835941536563">
                <text:p>0.21835941536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51119439008665">
                <text:p>0.251119439008665</text:p>
              </table:table-cell>
              <table:table-cell office:value-type="float" office:value="0.228476578284573">
                <text:p>0.228476578284573</text:p>
              </table:table-cell>
              <table:table-cell office:value-type="float" office:value="0.234843626560099">
                <text:p>0.234843626560099</text:p>
              </table:table-cell>
              <table:table-cell office:value-type="float" office:value="0.21853179786578">
                <text:p>0.21853179786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60338977566303">
                <text:p>0.260338977566303</text:p>
              </table:table-cell>
              <table:table-cell office:value-type="float" office:value="0.233109377558452">
                <text:p>0.233109377558452</text:p>
              </table:table-cell>
              <table:table-cell office:value-type="float" office:value="0.245259890427786">
                <text:p>0.245259890427786</text:p>
              </table:table-cell>
              <table:table-cell office:value-type="float" office:value="0.224103262427801">
                <text:p>0.224103262427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71033784224334">
                <text:p>0.271033784224334</text:p>
              </table:table-cell>
              <table:table-cell office:value-type="float" office:value="0.241254806538166">
                <text:p>0.241254806538166</text:p>
              </table:table-cell>
              <table:table-cell office:value-type="float" office:value="0.255537416615049">
                <text:p>0.255537416615049</text:p>
              </table:table-cell>
              <table:table-cell office:value-type="float" office:value="0.23214786278531">
                <text:p>0.232147862785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76079098831664">
                <text:p>0.276079098831664</text:p>
              </table:table-cell>
              <table:table-cell office:value-type="float" office:value="0.247447036927032">
                <text:p>0.247447036927032</text:p>
              </table:table-cell>
              <table:table-cell office:value-type="float" office:value="0.26125818000015">
                <text:p>0.26125818000015</text:p>
              </table:table-cell>
              <table:table-cell office:value-type="float" office:value="0.238794745339597">
                <text:p>0.238794745339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62887723880805">
                <text:p>0.262887723880805</text:p>
              </table:table-cell>
              <table:table-cell office:value-type="float" office:value="0.243003775167175">
                <text:p>0.243003775167175</text:p>
              </table:table-cell>
              <table:table-cell office:value-type="float" office:value="0.250850280114068">
                <text:p>0.250850280114068</text:p>
              </table:table-cell>
              <table:table-cell office:value-type="float" office:value="0.235668927643514">
                <text:p>0.2356689276435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78192230143131">
                <text:p>0.278192230143131</text:p>
              </table:table-cell>
              <table:table-cell office:value-type="float" office:value="0.251690192433818">
                <text:p>0.251690192433818</text:p>
              </table:table-cell>
              <table:table-cell office:value-type="float" office:value="0.266594672551169">
                <text:p>0.266594672551169</text:p>
              </table:table-cell>
              <table:table-cell office:value-type="float" office:value="0.244742105878885">
                <text:p>0.244742105878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96815957939418">
                <text:p>0.296815957939418</text:p>
              </table:table-cell>
              <table:table-cell office:value-type="float" office:value="0.262398984392475">
                <text:p>0.262398984392475</text:p>
              </table:table-cell>
              <table:table-cell office:value-type="float" office:value="0.28627592251043">
                <text:p>0.28627592251043</text:p>
              </table:table-cell>
              <table:table-cell office:value-type="float" office:value="0.256285559555204">
                <text:p>0.256285559555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79976941681386">
                <text:p>0.279976941681386</text:p>
              </table:table-cell>
              <table:table-cell office:value-type="float" office:value="0.2547563829665">
                <text:p>0.2547563829665</text:p>
              </table:table-cell>
              <table:table-cell office:value-type="float" office:value="0.272339799856137">
                <text:p>0.272339799856137</text:p>
              </table:table-cell>
              <table:table-cell office:value-type="float" office:value="0.250280966233523">
                <text:p>0.250280966233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78694075712942">
                <text:p>0.278694075712942</text:p>
              </table:table-cell>
              <table:table-cell office:value-type="float" office:value="0.252713669973653">
                <text:p>0.252713669973653</text:p>
              </table:table-cell>
              <table:table-cell office:value-type="float" office:value="0.272610006885525">
                <text:p>0.272610006885525</text:p>
              </table:table-cell>
              <table:table-cell office:value-type="float" office:value="0.249176758017638">
                <text:p>0.249176758017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80163563589287">
                <text:p>0.280163563589287</text:p>
              </table:table-cell>
              <table:table-cell office:value-type="float" office:value="0.247868025748117">
                <text:p>0.247868025748117</text:p>
              </table:table-cell>
              <table:table-cell office:value-type="float" office:value="0.274731879935731">
                <text:p>0.274731879935731</text:p>
              </table:table-cell>
              <table:table-cell office:value-type="float" office:value="0.244790384552308">
                <text:p>0.244790384552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88077944259614">
                <text:p>0.288077944259614</text:p>
              </table:table-cell>
              <table:table-cell office:value-type="float" office:value="0.25002579459441">
                <text:p>0.25002579459441</text:p>
              </table:table-cell>
              <table:table-cell office:value-type="float" office:value="0.28419122889744">
                <text:p>0.28419122889744</text:p>
              </table:table-cell>
              <table:table-cell office:value-type="float" office:value="0.247890034668669">
                <text:p>0.247890034668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74883337838299">
                <text:p>0.274883337838299</text:p>
              </table:table-cell>
              <table:table-cell office:value-type="float" office:value="0.241904091519768">
                <text:p>0.241904091519768</text:p>
              </table:table-cell>
              <table:table-cell office:value-type="float" office:value="0.271471023284779">
                <text:p>0.271471023284779</text:p>
              </table:table-cell>
              <table:table-cell office:value-type="float" office:value="0.24001363928174">
                <text:p>0.24001363928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03002568826677">
                <text:p>0.303002568826677</text:p>
              </table:table-cell>
              <table:table-cell office:value-type="float" office:value="0.252566310439119">
                <text:p>0.252566310439119</text:p>
              </table:table-cell>
              <table:table-cell office:value-type="float" office:value="0.299928693696438">
                <text:p>0.299928693696438</text:p>
              </table:table-cell>
              <table:table-cell office:value-type="float" office:value="0.250960140871741">
                <text:p>0.250960140871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02964041230447">
                <text:p>0.302964041230447</text:p>
              </table:table-cell>
              <table:table-cell office:value-type="float" office:value="0.250963283156493">
                <text:p>0.250963283156493</text:p>
              </table:table-cell>
              <table:table-cell office:value-type="float" office:value="0.300295461012333">
                <text:p>0.300295461012333</text:p>
              </table:table-cell>
              <table:table-cell office:value-type="float" office:value="0.249595107337681">
                <text:p>0.2495951073376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0733930812559">
                <text:p>0.30733930812559</text:p>
              </table:table-cell>
              <table:table-cell office:value-type="float" office:value="0.250867063707545">
                <text:p>0.250867063707545</text:p>
              </table:table-cell>
              <table:table-cell office:value-type="float" office:value="0.304385325482036">
                <text:p>0.304385325482036</text:p>
              </table:table-cell>
              <table:table-cell office:value-type="float" office:value="0.249409416448501">
                <text:p>0.249409416448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35304375168718">
                <text:p>0.335304375168718</text:p>
              </table:table-cell>
              <table:table-cell office:value-type="float" office:value="0.259903032310624">
                <text:p>0.259903032310624</text:p>
              </table:table-cell>
              <table:table-cell office:value-type="float" office:value="0.331838433199272">
                <text:p>0.331838433199272</text:p>
              </table:table-cell>
              <table:table-cell office:value-type="float" office:value="0.258307183556056">
                <text:p>0.2583071835560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